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08.31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double #000080" style:border-line-width-left="1.5pt 0.11pt 0.74pt" fo:border-right="none" fo:border-top="0.99pt double #000080" style:border-line-width-top="1.5pt 0.11pt 0.74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double #000080" style:border-line-width-left="1.5pt 0.11pt 0.74pt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99pt double #000080" style:border-line-width-top="1.5pt 0.11pt 0.74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99pt double #000080" style:border-line-width-right="1.5pt 0.11pt 0.74pt" fo:border-top="0.99pt double #000080" style:border-line-width-top="1.5pt 0.11pt 0.74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99pt double #000080" style:border-line-width-right="1.5pt 0.11pt 0.74pt" fo:border-top="none"/>
    </style:style>
    <style:style style:name="ce6" style:family="table-cell" style:parent-style-name="Default">
      <style:table-cell-properties fo:border-bottom="none" fo:border-left="0.99pt double #000000" style:border-line-width-left="0.74pt 0.74pt 0.06pt" fo:border-right="none" fo:border-top="0.99pt double #000000" style:border-line-width-top="0.74pt 0.74pt 0.06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99pt double #000000" style:border-line-width-left="0.74pt 0.74pt 0.06pt" fo:border-right="none" fo:border-top="none"/>
    </style:style>
    <style:style style:name="ce8" style:family="table-cell" style:parent-style-name="Default">
      <style:table-cell-properties fo:border-bottom="none" fo:border-left="none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99pt double #000000" style:border-line-width-right="0.74pt 0.74pt 0.06pt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reset_accel_test_o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5"/>
        <table:table-column table:style-name="co3" table:default-cell-style-name="ce7"/>
        <table:table-column table:style-name="co7" table:default-cell-style-name="ce9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el_support</text:p>
          </table:table-cell>
          <table:table-cell office:value-type="string" calcext:value-type="string">
            <text:p>vel_support</text:p>
          </table:table-cell>
          <table:table-cell office:value-type="string" calcext:value-type="string">
            <text:p>disp_support</text:p>
          </table:table-cell>
          <table:table-cell table:style-name="ce1" office:value-type="string" calcext:value-type="string">
            <text:p>accel_support</text:p>
          </table:table-cell>
          <table:table-cell table:style-name="ce3" office:value-type="string" calcext:value-type="string">
            <text:p>vel_support</text:p>
          </table:table-cell>
          <table:table-cell table:style-name="ce4" office:value-type="string" calcext:value-type="string">
            <text:p>disp_support</text:p>
          </table:table-cell>
          <table:table-cell table:style-name="ce6" office:value-type="string" calcext:value-type="string">
            <text:p>vel_support</text:p>
          </table:table-cell>
          <table:table-cell table:style-name="ce8" office:value-type="string" calcext:value-type="string">
            <text:p>disp_support</text:p>
          </table:table-cell>
          <table:table-cell table:style-name="ce6" office:value-type="string" calcext:value-type="string">
            <text:p>vel_support</text:p>
          </table:table-cell>
          <table:table-cell table:style-name="ce8" office:value-type="string" calcext:value-type="string">
            <text:p>disp_suppo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-((200*PI())^2)*SIN(200*[.A2]*PI())" office:value-type="float" office:value="-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IN(200*PI()*[.A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-24788.703515728" calcext:value-type="float">
            <text:p>-24788.703515728</text:p>
          </table:table-cell>
          <table:table-cell office:value-type="float" office:value="-1.2394351757864" calcext:value-type="float">
            <text:p>-1.2394351757864</text:p>
          </table:table-cell>
          <table:table-cell office:value-type="float" office:value="-0.00006197175878932" calcext:value-type="float">
            <text:p>-6.197175878932E-05</text:p>
          </table:table-cell>
          <table:table-cell table:formula="of:=-((200*PI())^2)*SIN(200*[.A3]*PI())" office:value-type="float" office:value="-24788.7035157279" calcext:value-type="float">
            <text:p>-24788.7035157279</text:p>
          </table:table-cell>
          <table:table-cell table:formula="of:=[.F2]+(1-0.5)*0.0001*[.E2]+0.5*0.0001*[.E3]" office:value-type="float" office:value="-1.2394351757864" calcext:value-type="float">
            <text:p>-1.2394351757864</text:p>
          </table:table-cell>
          <table:table-cell table:formula="of:=[.G2]+0.0001*[.F2]+(0.5-0.25)*0.0001^2*[.E2]+0.25*0.0001^2*[.E3]" office:value-type="float" office:value="-0.0000619717587893199" calcext:value-type="float">
            <text:p>-6.19717587893199E-05</text:p>
          </table:table-cell>
          <table:table-cell table:formula="of:=[.H2]+1/2*([.A3]-[.A2])*([.E3]+[.E2])" office:value-type="float" office:value="-1.2394351757864" calcext:value-type="float">
            <text:p>-1.2394351757864</text:p>
          </table:table-cell>
          <table:table-cell table:formula="of:=[.I2]+1/2*([.A3]-[.A2])*([.H3]+[.H2])" office:value-type="float" office:value="-0.0000619717587893199" calcext:value-type="float">
            <text:p>-6.19717587893199E-05</text:p>
          </table:table-cell>
          <table:table-cell table:formula="of:=200*PI()*COS(200*PI()*[.A3])" office:value-type="float" office:value="627.078687623303" calcext:value-type="float">
            <text:p>627.078687623303</text:p>
          </table:table-cell>
          <table:table-cell table:formula="of:=SIN(200*PI()*[.A3])" office:value-type="float" office:value="0.0627905195293134" calcext:value-type="float">
            <text:p>0.062790519529313</text:p>
          </table:table-cell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-49479.577343561" calcext:value-type="float">
            <text:p>-49479.577343561</text:p>
          </table:table-cell>
          <table:table-cell office:value-type="float" office:value="-4.9528492187508" calcext:value-type="float">
            <text:p>-4.9528492187508</text:p>
          </table:table-cell>
          <table:table-cell office:value-type="float" office:value="-0.00037158597851618" calcext:value-type="float">
            <text:p>-0.000371585978516</text:p>
          </table:table-cell>
          <table:table-cell table:formula="of:=-((200*PI())^2)*SIN(200*[.A4]*PI())" office:value-type="float" office:value="-49479.5773435607" calcext:value-type="float">
            <text:p>-49479.5773435607</text:p>
          </table:table-cell>
          <table:table-cell table:formula="of:=[.F3]+(1-0.5)*0.0001*[.E3]+0.5*0.0001*[.E4]" office:value-type="float" office:value="-4.95284921875083" calcext:value-type="float">
            <text:p>-4.95284921875083</text:p>
          </table:table-cell>
          <table:table-cell table:formula="of:=[.G3]+0.0001*[.F3]+(0.5-0.25)*0.0001^2*[.E3]+0.25*0.0001^2*[.E4]" office:value-type="float" office:value="-0.000371585978516181" calcext:value-type="float">
            <text:p>-0.000371585978516</text:p>
          </table:table-cell>
          <table:table-cell table:formula="of:=[.H3]+1/2*([.A4]-[.A3])*([.E4]+[.E3])" office:value-type="float" office:value="-4.95284921875083" calcext:value-type="float">
            <text:p>-4.95284921875083</text:p>
          </table:table-cell>
          <table:table-cell table:formula="of:=[.I3]+1/2*([.A4]-[.A3])*([.H4]+[.H3])" office:value-type="float" office:value="-0.000371585978516181" calcext:value-type="float">
            <text:p>-0.000371585978516</text:p>
          </table:table-cell>
          <table:table-cell table:formula="of:=200*PI()*COS(200*PI()*[.A4])" office:value-type="float" office:value="623.364051433599" calcext:value-type="float">
            <text:p>623.364051433599</text:p>
          </table:table-cell>
          <table:table-cell table:formula="of:=SIN(200*PI()*[.A4])" office:value-type="float" office:value="0.125333233564304" calcext:value-type="float">
            <text:p>0.125333233564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-73975.177884687" calcext:value-type="float">
            <text:p>-73975.177884687</text:p>
          </table:table-cell>
          <table:table-cell office:value-type="float" office:value="-11.125586980163" calcext:value-type="float">
            <text:p>-11.125586980163</text:p>
          </table:table-cell>
          <table:table-cell office:value-type="float" office:value="-0.0011755077884619" calcext:value-type="float">
            <text:p>-0.001175507788462</text:p>
          </table:table-cell>
          <table:table-cell table:formula="of:=-((200*PI())^2)*SIN(200*[.A5]*PI())" office:value-type="float" office:value="-73975.1778846871" calcext:value-type="float">
            <text:p>-73975.1778846871</text:p>
          </table:table-cell>
          <table:table-cell table:formula="of:=[.F4]+(1-0.5)*0.0001*[.E4]+0.5*0.0001*[.E5]" office:value-type="float" office:value="-11.1255869801632" calcext:value-type="float">
            <text:p>-11.1255869801632</text:p>
          </table:table-cell>
          <table:table-cell table:formula="of:=[.G4]+0.0001*[.F4]+(0.5-0.25)*0.0001^2*[.E4]+0.25*0.0001^2*[.E5]" office:value-type="float" office:value="-0.00117550778846188" calcext:value-type="float">
            <text:p>-0.001175507788462</text:p>
          </table:table-cell>
          <table:table-cell table:formula="of:=[.H4]+1/2*([.A5]-[.A4])*([.E5]+[.E4])" office:value-type="float" office:value="-11.1255869801632" calcext:value-type="float">
            <text:p>-11.1255869801632</text:p>
          </table:table-cell>
          <table:table-cell table:formula="of:=[.I4]+1/2*([.A5]-[.A4])*([.H5]+[.H4])" office:value-type="float" office:value="-0.00117550778846188" calcext:value-type="float">
            <text:p>-0.001175507788462</text:p>
          </table:table-cell>
          <table:table-cell table:formula="of:=200*PI()*COS(200*PI()*[.A5])" office:value-type="float" office:value="617.189282120833" calcext:value-type="float">
            <text:p>617.189282120833</text:p>
          </table:table-cell>
          <table:table-cell table:formula="of:=SIN(200*PI()*[.A5])" office:value-type="float" office:value="0.187381314585725" calcext:value-type="float">
            <text:p>0.187381314585725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-98178.832194747" calcext:value-type="float">
            <text:p>-98178.832194747</text:p>
          </table:table-cell>
          <table:table-cell office:value-type="float" office:value="-19.733287484135" calcext:value-type="float">
            <text:p>-19.733287484135</text:p>
          </table:table-cell>
          <table:table-cell office:value-type="float" office:value="-0.0027184515116768" calcext:value-type="float">
            <text:p>-0.002718451511677</text:p>
          </table:table-cell>
          <table:table-cell table:formula="of:=-((200*PI())^2)*SIN(200*[.A6]*PI())" office:value-type="float" office:value="-98178.8321947467" calcext:value-type="float">
            <text:p>-98178.8321947467</text:p>
          </table:table-cell>
          <table:table-cell table:formula="of:=[.F5]+(1-0.5)*0.0001*[.E5]+0.5*0.0001*[.E6]" office:value-type="float" office:value="-19.7332874841349" calcext:value-type="float">
            <text:p>-19.7332874841349</text:p>
          </table:table-cell>
          <table:table-cell table:formula="of:=[.G5]+0.0001*[.F5]+(0.5-0.25)*0.0001^2*[.E5]+0.25*0.0001^2*[.E6]" office:value-type="float" office:value="-0.00271845151167679" calcext:value-type="float">
            <text:p>-0.002718451511677</text:p>
          </table:table-cell>
          <table:table-cell table:formula="of:=[.H5]+1/2*([.A6]-[.A5])*([.E6]+[.E5])" office:value-type="float" office:value="-19.7332874841349" calcext:value-type="float">
            <text:p>-19.7332874841349</text:p>
          </table:table-cell>
          <table:table-cell table:formula="of:=[.I5]+1/2*([.A6]-[.A5])*([.H6]+[.H5])" office:value-type="float" office:value="-0.00271845151167679" calcext:value-type="float">
            <text:p>-0.002718451511677</text:p>
          </table:table-cell>
          <table:table-cell table:formula="of:=200*PI()*COS(200*PI()*[.A6])" office:value-type="float" office:value="608.578748678497" calcext:value-type="float">
            <text:p>608.578748678497</text:p>
          </table:table-cell>
          <table:table-cell table:formula="of:=SIN(200*PI()*[.A6])" office:value-type="float" office:value="0.248689887164855" calcext:value-type="float">
            <text:p>0.248689887164855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-121995.01950778" calcext:value-type="float">
            <text:p>-121995.01950778</text:p>
          </table:table-cell>
          <table:table-cell office:value-type="float" office:value="-30.741980069261" calcext:value-type="float">
            <text:p>-30.741980069261</text:p>
          </table:table-cell>
          <table:table-cell office:value-type="float" office:value="-0.0052422148893466" calcext:value-type="float">
            <text:p>-0.005242214889347</text:p>
          </table:table-cell>
          <table:table-cell table:formula="of:=-((200*PI())^2)*SIN(200*[.A7]*PI())" office:value-type="float" office:value="-121995.019507775" calcext:value-type="float">
            <text:p>-121995.019507775</text:p>
          </table:table-cell>
          <table:table-cell table:formula="of:=[.F6]+(1-0.5)*0.0001*[.E6]+0.5*0.0001*[.E7]" office:value-type="float" office:value="-30.741980069261" calcext:value-type="float">
            <text:p>-30.741980069261</text:p>
          </table:table-cell>
          <table:table-cell table:formula="of:=[.G6]+0.0001*[.F6]+(0.5-0.25)*0.0001^2*[.E6]+0.25*0.0001^2*[.E7]" office:value-type="float" office:value="-0.00524221488934659" calcext:value-type="float">
            <text:p>-0.005242214889347</text:p>
          </table:table-cell>
          <table:table-cell table:formula="of:=[.H6]+1/2*([.A7]-[.A6])*([.E7]+[.E6])" office:value-type="float" office:value="-30.741980069261" calcext:value-type="float">
            <text:p>-30.741980069261</text:p>
          </table:table-cell>
          <table:table-cell table:formula="of:=[.I6]+1/2*([.A7]-[.A6])*([.H7]+[.H6])" office:value-type="float" office:value="-0.00524221488934659" calcext:value-type="float">
            <text:p>-0.005242214889347</text:p>
          </table:table-cell>
          <table:table-cell table:formula="of:=200*PI()*COS(200*PI()*[.A7])" office:value-type="float" office:value="597.566432948311" calcext:value-type="float">
            <text:p>597.566432948311</text:p>
          </table:table-cell>
          <table:table-cell table:formula="of:=SIN(200*PI()*[.A7])" office:value-type="float" office:value="0.309016994374947" calcext:value-type="float">
            <text:p>0.30901699437494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-145329.74821303" calcext:value-type="float">
            <text:p>-145329.74821303</text:p>
          </table:table-cell>
          <table:table-cell office:value-type="float" office:value="-44.108218455301" calcext:value-type="float">
            <text:p>-44.108218455301</text:p>
          </table:table-cell>
          <table:table-cell office:value-type="float" office:value="-0.0089847248155747" calcext:value-type="float">
            <text:p>-0.008984724815575</text:p>
          </table:table-cell>
          <table:table-cell table:formula="of:=-((200*PI())^2)*SIN(200*[.A8]*PI())" office:value-type="float" office:value="-145329.74821303" calcext:value-type="float">
            <text:p>-145329.74821303</text:p>
          </table:table-cell>
          <table:table-cell table:formula="of:=[.F7]+(1-0.5)*0.0001*[.E7]+0.5*0.0001*[.E8]" office:value-type="float" office:value="-44.1082184553013" calcext:value-type="float">
            <text:p>-44.1082184553013</text:p>
          </table:table-cell>
          <table:table-cell table:formula="of:=[.G7]+0.0001*[.F7]+(0.5-0.25)*0.0001^2*[.E7]+0.25*0.0001^2*[.E8]" office:value-type="float" office:value="-0.0089847248155747" calcext:value-type="float">
            <text:p>-0.008984724815575</text:p>
          </table:table-cell>
          <table:table-cell table:formula="of:=[.H7]+1/2*([.A8]-[.A7])*([.E8]+[.E7])" office:value-type="float" office:value="-44.1082184553013" calcext:value-type="float">
            <text:p>-44.1082184553013</text:p>
          </table:table-cell>
          <table:table-cell table:formula="of:=[.I7]+1/2*([.A8]-[.A7])*([.H8]+[.H7])" office:value-type="float" office:value="-0.0089847248155747" calcext:value-type="float">
            <text:p>-0.008984724815575</text:p>
          </table:table-cell>
          <table:table-cell table:formula="of:=200*PI()*COS(200*PI()*[.A8])" office:value-type="float" office:value="584.195795509413" calcext:value-type="float">
            <text:p>584.195795509413</text:p>
          </table:table-cell>
          <table:table-cell table:formula="of:=SIN(200*PI()*[.A8])" office:value-type="float" office:value="0.368124552684678" calcext:value-type="float">
            <text:p>0.368124552684678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-168090.92679693" calcext:value-type="float">
            <text:p>-168090.92679693</text:p>
          </table:table-cell>
          <table:table-cell office:value-type="float" office:value="-59.779252205799" calcext:value-type="float">
            <text:p>-59.779252205799</text:p>
          </table:table-cell>
          <table:table-cell office:value-type="float" office:value="-0.01417909834863" calcext:value-type="float">
            <text:p>-0.01417909834863</text:p>
          </table:table-cell>
          <table:table-cell table:formula="of:=-((200*PI())^2)*SIN(200*[.A9]*PI())" office:value-type="float" office:value="-168090.926796934" calcext:value-type="float">
            <text:p>-168090.926796934</text:p>
          </table:table-cell>
          <table:table-cell table:formula="of:=[.F8]+(1-0.5)*0.0001*[.E8]+0.5*0.0001*[.E9]" office:value-type="float" office:value="-59.7792522057995" calcext:value-type="float">
            <text:p>-59.7792522057995</text:p>
          </table:table-cell>
          <table:table-cell table:formula="of:=[.G8]+0.0001*[.F8]+(0.5-0.25)*0.0001^2*[.E8]+0.25*0.0001^2*[.E9]" office:value-type="float" office:value="-0.0141790983486297" calcext:value-type="float">
            <text:p>-0.01417909834863</text:p>
          </table:table-cell>
          <table:table-cell table:formula="of:=[.H8]+1/2*([.A9]-[.A8])*([.E9]+[.E8])" office:value-type="float" office:value="-59.7792522057995" calcext:value-type="float">
            <text:p>-59.7792522057995</text:p>
          </table:table-cell>
          <table:table-cell table:formula="of:=[.I8]+1/2*([.A9]-[.A8])*([.H9]+[.H8])" office:value-type="float" office:value="-0.0141790983486297" calcext:value-type="float">
            <text:p>-0.01417909834863</text:p>
          </table:table-cell>
          <table:table-cell table:formula="of:=200*PI()*COS(200*PI()*[.A9])" office:value-type="float" office:value="568.519604159311" calcext:value-type="float">
            <text:p>568.519604159311</text:p>
          </table:table-cell>
          <table:table-cell table:formula="of:=SIN(200*PI()*[.A9])" office:value-type="float" office:value="0.425779291565073" calcext:value-type="float">
            <text:p>0.425779291565073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-190188.72728621" calcext:value-type="float">
            <text:p>-190188.72728621</text:p>
          </table:table-cell>
          <table:table-cell office:value-type="float" office:value="-77.693234909957" calcext:value-type="float">
            <text:p>-77.693234909957</text:p>
          </table:table-cell>
          <table:table-cell office:value-type="float" office:value="-0.021052722704418" calcext:value-type="float">
            <text:p>-0.021052722704418</text:p>
          </table:table-cell>
          <table:table-cell table:formula="of:=-((200*PI())^2)*SIN(200*[.A10]*PI())" office:value-type="float" office:value="-190188.72728621" calcext:value-type="float">
            <text:p>-190188.72728621</text:p>
          </table:table-cell>
          <table:table-cell table:formula="of:=[.F9]+(1-0.5)*0.0001*[.E9]+0.5*0.0001*[.E10]" office:value-type="float" office:value="-77.6932349099567" calcext:value-type="float">
            <text:p>-77.6932349099567</text:p>
          </table:table-cell>
          <table:table-cell table:formula="of:=[.G9]+0.0001*[.F9]+(0.5-0.25)*0.0001^2*[.E9]+0.25*0.0001^2*[.E10]" office:value-type="float" office:value="-0.0210527227044175" calcext:value-type="float">
            <text:p>-0.021052722704418</text:p>
          </table:table-cell>
          <table:table-cell table:formula="of:=[.H9]+1/2*([.A10]-[.A9])*([.E10]+[.E9])" office:value-type="float" office:value="-77.6932349099567" calcext:value-type="float">
            <text:p>-77.6932349099567</text:p>
          </table:table-cell>
          <table:table-cell table:formula="of:=[.I9]+1/2*([.A10]-[.A9])*([.H10]+[.H9])" office:value-type="float" office:value="-0.0210527227044175" calcext:value-type="float">
            <text:p>-0.021052722704418</text:p>
          </table:table-cell>
          <table:table-cell table:formula="of:=200*PI()*COS(200*PI()*[.A10])" office:value-type="float" office:value="550.599725663493" calcext:value-type="float">
            <text:p>550.599725663493</text:p>
          </table:table-cell>
          <table:table-cell table:formula="of:=SIN(200*PI()*[.A10])" office:value-type="float" office:value="0.481753674101715" calcext:value-type="float">
            <text:p>0.481753674101715</text:p>
          </table:table-cell>
        </table:table-row>
        <table:table-row table:style-name="ro1">
          <table:table-cell office:value-type="float" office:value="0.0009" calcext:value-type="float">
            <text:p>0.0009</text:p>
          </table:table-cell>
          <table:table-cell office:value-type="float" office:value="-211535.93975785" calcext:value-type="float">
            <text:p>-211535.93975785</text:p>
          </table:table-cell>
          <table:table-cell office:value-type="float" office:value="-97.77946826216" calcext:value-type="float">
            <text:p>-97.77946826216</text:p>
          </table:table-cell>
          <table:table-cell office:value-type="float" office:value="-0.029826357863023" calcext:value-type="float">
            <text:p>-0.029826357863023</text:p>
          </table:table-cell>
          <table:table-cell table:formula="of:=-((200*PI())^2)*SIN(200*[.A11]*PI())" office:value-type="float" office:value="-211535.939757852" calcext:value-type="float">
            <text:p>-211535.939757852</text:p>
          </table:table-cell>
          <table:table-cell table:formula="of:=[.F10]+(1-0.5)*0.0001*[.E10]+0.5*0.0001*[.E11]" office:value-type="float" office:value="-97.7794682621598" calcext:value-type="float">
            <text:p>-97.7794682621598</text:p>
          </table:table-cell>
          <table:table-cell table:formula="of:=[.G10]+0.0001*[.F10]+(0.5-0.25)*0.0001^2*[.E10]+0.25*0.0001^2*[.E11]" office:value-type="float" office:value="-0.0298263578630234" calcext:value-type="float">
            <text:p>-0.029826357863023</text:p>
          </table:table-cell>
          <table:table-cell table:formula="of:=[.H10]+1/2*([.A11]-[.A10])*([.E11]+[.E10])" office:value-type="float" office:value="-97.7794682621598" calcext:value-type="float">
            <text:p>-97.7794682621598</text:p>
          </table:table-cell>
          <table:table-cell table:formula="of:=[.I10]+1/2*([.A11]-[.A10])*([.H11]+[.H10])" office:value-type="float" office:value="-0.0298263578630234" calcext:value-type="float">
            <text:p>-0.029826357863023</text:p>
          </table:table-cell>
          <table:table-cell table:formula="of:=200*PI()*COS(200*PI()*[.A11])" office:value-type="float" office:value="530.506881595568" calcext:value-type="float">
            <text:p>530.506881595568</text:p>
          </table:table-cell>
          <table:table-cell table:formula="of:=SIN(200*PI()*[.A11])" office:value-type="float" office:value="0.535826794978997" calcext:value-type="float">
            <text:p>0.53582679497899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-232048.31651685" calcext:value-type="float">
            <text:p>-232048.31651685</text:p>
          </table:table-cell>
          <table:table-cell office:value-type="float" office:value="-119.95868107589" calcext:value-type="float">
            <text:p>-119.95868107589</text:p>
          </table:table-cell>
          <table:table-cell office:value-type="float" office:value="-0.040713265329926" calcext:value-type="float">
            <text:p>-0.040713265329926</text:p>
          </table:table-cell>
          <table:table-cell table:formula="of:=-((200*PI())^2)*SIN(200*[.A12]*PI())" office:value-type="float" office:value="-232048.316516848" calcext:value-type="float">
            <text:p>-232048.316516848</text:p>
          </table:table-cell>
          <table:table-cell table:formula="of:=[.F11]+(1-0.5)*0.0001*[.E11]+0.5*0.0001*[.E12]" office:value-type="float" office:value="-119.958681075895" calcext:value-type="float">
            <text:p>-119.958681075895</text:p>
          </table:table-cell>
          <table:table-cell table:formula="of:=[.G11]+0.0001*[.F11]+(0.5-0.25)*0.0001^2*[.E11]+0.25*0.0001^2*[.E12]" office:value-type="float" office:value="-0.0407132653299261" calcext:value-type="float">
            <text:p>-0.040713265329926</text:p>
          </table:table-cell>
          <table:table-cell table:formula="of:=[.H11]+1/2*([.A12]-[.A11])*([.E12]+[.E11])" office:value-type="float" office:value="-119.958681075895" calcext:value-type="float">
            <text:p>-119.958681075895</text:p>
          </table:table-cell>
          <table:table-cell table:formula="of:=[.I11]+1/2*([.A12]-[.A11])*([.H12]+[.H11])" office:value-type="float" office:value="-0.0407132653299261" calcext:value-type="float">
            <text:p>-0.040713265329926</text:p>
          </table:table-cell>
          <table:table-cell table:formula="of:=200*PI()*COS(200*PI()*[.A12])" office:value-type="float" office:value="508.320369231526" calcext:value-type="float">
            <text:p>508.320369231526</text:p>
          </table:table-cell>
          <table:table-cell table:formula="of:=SIN(200*PI()*[.A12])" office:value-type="float" office:value="0.587785252292473" calcext:value-type="float">
            <text:p>0.587785252292473</text:p>
          </table:table-cell>
        </table:table-row>
        <table:table-row table:style-name="ro1">
          <table:table-cell office:value-type="float" office:value="0.0011" calcext:value-type="float">
            <text:p>0.0011</text:p>
          </table:table-cell>
          <table:table-cell office:value-type="float" office:value="-251644.90458334" calcext:value-type="float">
            <text:p>-251644.90458334</text:p>
          </table:table-cell>
          <table:table-cell office:value-type="float" office:value="-144.1433421309" calcext:value-type="float">
            <text:p>-144.1433421309</text:p>
          </table:table-cell>
          <table:table-cell office:value-type="float" office:value="-0.053918366490266" calcext:value-type="float">
            <text:p>-0.053918366490266</text:p>
          </table:table-cell>
          <table:table-cell table:formula="of:=-((200*PI())^2)*SIN(200*[.A13]*PI())" office:value-type="float" office:value="-251644.904583344" calcext:value-type="float">
            <text:p>-251644.904583344</text:p>
          </table:table-cell>
          <table:table-cell table:formula="of:=[.F12]+(1-0.5)*0.0001*[.E12]+0.5*0.0001*[.E13]" office:value-type="float" office:value="-144.143342130905" calcext:value-type="float">
            <text:p>-144.143342130905</text:p>
          </table:table-cell>
          <table:table-cell table:formula="of:=[.G12]+0.0001*[.F12]+(0.5-0.25)*0.0001^2*[.E12]+0.25*0.0001^2*[.E13]" office:value-type="float" office:value="-0.0539183664902661" calcext:value-type="float">
            <text:p>-0.053918366490266</text:p>
          </table:table-cell>
          <table:table-cell table:formula="of:=[.H12]+1/2*([.A13]-[.A12])*([.E13]+[.E12])" office:value-type="float" office:value="-144.143342130905" calcext:value-type="float">
            <text:p>-144.143342130905</text:p>
          </table:table-cell>
          <table:table-cell table:formula="of:=[.I12]+1/2*([.A13]-[.A12])*([.H13]+[.H12])" office:value-type="float" office:value="-0.0539183664902661" calcext:value-type="float">
            <text:p>-0.053918366490266</text:p>
          </table:table-cell>
          <table:table-cell table:formula="of:=200*PI()*COS(200*PI()*[.A13])" office:value-type="float" office:value="484.127748599614" calcext:value-type="float">
            <text:p>484.127748599614</text:p>
          </table:table-cell>
          <table:table-cell table:formula="of:=SIN(200*PI()*[.A13])" office:value-type="float" office:value="0.63742398974869" calcext:value-type="float">
            <text:p>0.63742398974869</text:p>
          </table:table-cell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-270248.36517707" calcext:value-type="float">
            <text:p>-270248.36517707</text:p>
          </table:table-cell>
          <table:table-cell office:value-type="float" office:value="-170.23800561893" calcext:value-type="float">
            <text:p>-170.23800561893</text:p>
          </table:table-cell>
          <table:table-cell office:value-type="float" office:value="-0.069637433877758" calcext:value-type="float">
            <text:p>-0.069637433877758</text:p>
          </table:table-cell>
          <table:table-cell table:formula="of:=-((200*PI())^2)*SIN(200*[.A14]*PI())" office:value-type="float" office:value="-270248.365177071" calcext:value-type="float">
            <text:p>-270248.365177071</text:p>
          </table:table-cell>
          <table:table-cell table:formula="of:=[.F13]+(1-0.5)*0.0001*[.E13]+0.5*0.0001*[.E14]" office:value-type="float" office:value="-170.238005618925" calcext:value-type="float">
            <text:p>-170.238005618925</text:p>
          </table:table-cell>
          <table:table-cell table:formula="of:=[.G13]+0.0001*[.F13]+(0.5-0.25)*0.0001^2*[.E13]+0.25*0.0001^2*[.E14]" office:value-type="float" office:value="-0.0696374338777576" calcext:value-type="float">
            <text:p>-0.069637433877758</text:p>
          </table:table-cell>
          <table:table-cell table:formula="of:=[.H13]+1/2*([.A14]-[.A13])*([.E14]+[.E13])" office:value-type="float" office:value="-170.238005618925" calcext:value-type="float">
            <text:p>-170.238005618925</text:p>
          </table:table-cell>
          <table:table-cell table:formula="of:=[.I13]+1/2*([.A14]-[.A13])*([.H14]+[.H13])" office:value-type="float" office:value="-0.0696374338777576" calcext:value-type="float">
            <text:p>-0.069637433877758</text:p>
          </table:table-cell>
          <table:table-cell table:formula="of:=200*PI()*COS(200*PI()*[.A14])" office:value-type="float" office:value="458.024496920908" calcext:value-type="float">
            <text:p>458.024496920908</text:p>
          </table:table-cell>
          <table:table-cell table:formula="of:=SIN(200*PI()*[.A14])" office:value-type="float" office:value="0.684547105928689" calcext:value-type="float">
            <text:p>0.684547105928689</text:p>
          </table:table-cell>
        </table:table-row>
        <table:table-row table:style-name="ro1">
          <table:table-cell office:value-type="float" office:value="0.0013" calcext:value-type="float">
            <text:p>0.0013</text:p>
          </table:table-cell>
          <table:table-cell office:value-type="float" office:value="-287785.27893818" calcext:value-type="float">
            <text:p>-287785.27893818</text:p>
          </table:table-cell>
          <table:table-cell office:value-type="float" office:value="-198.13968782469" calcext:value-type="float">
            <text:p>-198.13968782469</text:p>
          </table:table-cell>
          <table:table-cell office:value-type="float" office:value="-0.088056318549938" calcext:value-type="float">
            <text:p>-0.088056318549938</text:p>
          </table:table-cell>
          <table:table-cell table:formula="of:=-((200*PI())^2)*SIN(200*[.A15]*PI())" office:value-type="float" office:value="-287785.278938177" calcext:value-type="float">
            <text:p>-287785.278938177</text:p>
          </table:table-cell>
          <table:table-cell table:formula="of:=[.F14]+(1-0.5)*0.0001*[.E14]+0.5*0.0001*[.E15]" office:value-type="float" office:value="-198.139687824688" calcext:value-type="float">
            <text:p>-198.139687824688</text:p>
          </table:table-cell>
          <table:table-cell table:formula="of:=[.G14]+0.0001*[.F14]+(0.5-0.25)*0.0001^2*[.E14]+0.25*0.0001^2*[.E15]" office:value-type="float" office:value="-0.0880563185499382" calcext:value-type="float">
            <text:p>-0.088056318549938</text:p>
          </table:table-cell>
          <table:table-cell table:formula="of:=[.H14]+1/2*([.A15]-[.A14])*([.E15]+[.E14])" office:value-type="float" office:value="-198.139687824688" calcext:value-type="float">
            <text:p>-198.139687824688</text:p>
          </table:table-cell>
          <table:table-cell table:formula="of:=[.I14]+1/2*([.A15]-[.A14])*([.H15]+[.H14])" office:value-type="float" office:value="-0.0880563185499382" calcext:value-type="float">
            <text:p>-0.088056318549938</text:p>
          </table:table-cell>
          <table:table-cell table:formula="of:=200*PI()*COS(200*PI()*[.A15])" office:value-type="float" office:value="430.113631804344" calcext:value-type="float">
            <text:p>430.113631804344</text:p>
          </table:table-cell>
          <table:table-cell table:formula="of:=SIN(200*PI()*[.A15])" office:value-type="float" office:value="0.728968627421412" calcext:value-type="float">
            <text:p>0.728968627421412</text:p>
          </table:table-cell>
        </table:table-row>
        <table:table-row table:style-name="ro1">
          <table:table-cell office:value-type="float" office:value="0.0014" calcext:value-type="float">
            <text:p>0.0014</text:p>
          </table:table-cell>
          <table:table-cell office:value-type="float" office:value="-304186.4356799" calcext:value-type="float">
            <text:p>-304186.4356799</text:p>
          </table:table-cell>
          <table:table-cell office:value-type="float" office:value="-227.73827355559" calcext:value-type="float">
            <text:p>-227.73827355559</text:p>
          </table:table-cell>
          <table:table-cell office:value-type="float" office:value="-0.10935021661895" calcext:value-type="float">
            <text:p>-0.10935021661895</text:p>
          </table:table-cell>
          <table:table-cell table:formula="of:=-((200*PI())^2)*SIN(200*[.A16]*PI())" office:value-type="float" office:value="-304186.435679902" calcext:value-type="float">
            <text:p>-304186.435679902</text:p>
          </table:table-cell>
          <table:table-cell table:formula="of:=[.F15]+(1-0.5)*0.0001*[.E15]+0.5*0.0001*[.E16]" office:value-type="float" office:value="-227.738273555592" calcext:value-type="float">
            <text:p>-227.738273555592</text:p>
          </table:table-cell>
          <table:table-cell table:formula="of:=[.G15]+0.0001*[.F15]+(0.5-0.25)*0.0001^2*[.E15]+0.25*0.0001^2*[.E16]" office:value-type="float" office:value="-0.109350216618952" calcext:value-type="float">
            <text:p>-0.109350216618952</text:p>
          </table:table-cell>
          <table:table-cell table:formula="of:=[.H15]+1/2*([.A16]-[.A15])*([.E16]+[.E15])" office:value-type="float" office:value="-227.738273555592" calcext:value-type="float">
            <text:p>-227.738273555592</text:p>
          </table:table-cell>
          <table:table-cell table:formula="of:=[.I15]+1/2*([.A16]-[.A15])*([.H16]+[.H15])" office:value-type="float" office:value="-0.109350216618952" calcext:value-type="float">
            <text:p>-0.109350216618952</text:p>
          </table:table-cell>
          <table:table-cell table:formula="of:=200*PI()*COS(200*PI()*[.A16])" office:value-type="float" office:value="400.505304683276" calcext:value-type="float">
            <text:p>400.505304683276</text:p>
          </table:table-cell>
          <table:table-cell table:formula="of:=SIN(200*PI()*[.A16])" office:value-type="float" office:value="0.770513242775789" calcext:value-type="float">
            <text:p>0.770513242775789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319387.10752956" calcext:value-type="float">
            <text:p>-319387.10752956</text:p>
          </table:table-cell>
          <table:table-cell office:value-type="float" office:value="-258.91695071606" calcext:value-type="float">
            <text:p>-258.91695071606</text:p>
          </table:table-cell>
          <table:table-cell office:value-type="float" office:value="-0.13368297783254" calcext:value-type="float">
            <text:p>-0.13368297783254</text:p>
          </table:table-cell>
          <table:table-cell table:formula="of:=-((200*PI())^2)*SIN(200*[.A17]*PI())" office:value-type="float" office:value="-319387.107529563" calcext:value-type="float">
            <text:p>-319387.107529563</text:p>
          </table:table-cell>
          <table:table-cell table:formula="of:=[.F16]+(1-0.5)*0.0001*[.E16]+0.5*0.0001*[.E17]" office:value-type="float" office:value="-258.916950716065" calcext:value-type="float">
            <text:p>-258.916950716065</text:p>
          </table:table-cell>
          <table:table-cell table:formula="of:=[.G16]+0.0001*[.F16]+(0.5-0.25)*0.0001^2*[.E16]+0.25*0.0001^2*[.E17]" office:value-type="float" office:value="-0.133682977832535" calcext:value-type="float">
            <text:p>-0.133682977832535</text:p>
          </table:table-cell>
          <table:table-cell table:formula="of:=[.H16]+1/2*([.A17]-[.A16])*([.E17]+[.E16])" office:value-type="float" office:value="-258.916950716065" calcext:value-type="float">
            <text:p>-258.916950716065</text:p>
          </table:table-cell>
          <table:table-cell table:formula="of:=[.I16]+1/2*([.A17]-[.A16])*([.H17]+[.H16])" office:value-type="float" office:value="-0.133682977832535" calcext:value-type="float">
            <text:p>-0.133682977832535</text:p>
          </table:table-cell>
          <table:table-cell table:formula="of:=200*PI()*COS(200*PI()*[.A17])" office:value-type="float" office:value="369.316366098091" calcext:value-type="float">
            <text:p>369.316366098091</text:p>
          </table:table-cell>
          <table:table-cell table:formula="of:=SIN(200*PI()*[.A17])"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-333327.30437989" calcext:value-type="float">
            <text:p>-333327.30437989</text:p>
          </table:table-cell>
          <table:table-cell office:value-type="float" office:value="-291.55267131154" calcext:value-type="float">
            <text:p>-291.55267131154</text:p>
          </table:table-cell>
          <table:table-cell office:value-type="float" office:value="-0.16120645893392" calcext:value-type="float">
            <text:p>-0.16120645893392</text:p>
          </table:table-cell>
          <table:table-cell table:formula="of:=-((200*PI())^2)*SIN(200*[.A18]*PI())" office:value-type="float" office:value="-333327.304379893" calcext:value-type="float">
            <text:p>-333327.304379893</text:p>
          </table:table-cell>
          <table:table-cell table:formula="of:=[.F17]+(1-0.5)*0.0001*[.E17]+0.5*0.0001*[.E18]" office:value-type="float" office:value="-291.552671311538" calcext:value-type="float">
            <text:p>-291.552671311538</text:p>
          </table:table-cell>
          <table:table-cell table:formula="of:=[.G17]+0.0001*[.F17]+(0.5-0.25)*0.0001^2*[.E17]+0.25*0.0001^2*[.E18]" office:value-type="float" office:value="-0.161206458933915" calcext:value-type="float">
            <text:p>-0.161206458933915</text:p>
          </table:table-cell>
          <table:table-cell table:formula="of:=[.H17]+1/2*([.A18]-[.A17])*([.E18]+[.E17])" office:value-type="float" office:value="-291.552671311538" calcext:value-type="float">
            <text:p>-291.552671311538</text:p>
          </table:table-cell>
          <table:table-cell table:formula="of:=[.I17]+1/2*([.A18]-[.A17])*([.H18]+[.H17])" office:value-type="float" office:value="-0.161206458933915" calcext:value-type="float">
            <text:p>-0.161206458933915</text:p>
          </table:table-cell>
          <table:table-cell table:formula="of:=200*PI()*COS(200*PI()*[.A18])" office:value-type="float" office:value="336.669904540516" calcext:value-type="float">
            <text:p>336.669904540516</text:p>
          </table:table-cell>
          <table:table-cell table:formula="of:=SIN(200*PI()*[.A18])" office:value-type="float" office:value="0.844327925502015" calcext:value-type="float">
            <text:p>0.844327925502015</text:p>
          </table:table-cell>
        </table:table-row>
        <table:table-row table:style-name="ro1">
          <table:table-cell office:value-type="float" office:value="0.0017" calcext:value-type="float">
            <text:p>0.0017</text:p>
          </table:table-cell>
          <table:table-cell office:value-type="float" office:value="-345952.0106426" calcext:value-type="float">
            <text:p>-345952.0106426</text:p>
          </table:table-cell>
          <table:table-cell office:value-type="float" office:value="-325.51663706266" calcext:value-type="float">
            <text:p>-325.51663706266</text:p>
          </table:table-cell>
          <table:table-cell office:value-type="float" office:value="-0.19205992435263" calcext:value-type="float">
            <text:p>-0.19205992435263</text:p>
          </table:table-cell>
          <table:table-cell table:formula="of:=-((200*PI())^2)*SIN(200*[.A19]*PI())" office:value-type="float" office:value="-345952.010642597" calcext:value-type="float">
            <text:p>-345952.010642597</text:p>
          </table:table-cell>
          <table:table-cell table:formula="of:=[.F18]+(1-0.5)*0.0001*[.E18]+0.5*0.0001*[.E19]" office:value-type="float" office:value="-325.516637062662" calcext:value-type="float">
            <text:p>-325.516637062662</text:p>
          </table:table-cell>
          <table:table-cell table:formula="of:=[.G18]+0.0001*[.F18]+(0.5-0.25)*0.0001^2*[.E18]+0.25*0.0001^2*[.E19]" office:value-type="float" office:value="-0.192059924352625" calcext:value-type="float">
            <text:p>-0.192059924352625</text:p>
          </table:table-cell>
          <table:table-cell table:formula="of:=[.H18]+1/2*([.A19]-[.A18])*([.E19]+[.E18])" office:value-type="float" office:value="-325.516637062662" calcext:value-type="float">
            <text:p>-325.516637062662</text:p>
          </table:table-cell>
          <table:table-cell table:formula="of:=[.I18]+1/2*([.A19]-[.A18])*([.H19]+[.H18])" office:value-type="float" office:value="-0.192059924352625" calcext:value-type="float">
            <text:p>-0.192059924352625</text:p>
          </table:table-cell>
          <table:table-cell table:formula="of:=200*PI()*COS(200*PI()*[.A19])" office:value-type="float" office:value="302.694760679568" calcext:value-type="float">
            <text:p>302.694760679568</text:p>
          </table:table-cell>
          <table:table-cell table:formula="of:=SIN(200*PI()*[.A19])" office:value-type="float" office:value="0.876306680043864" calcext:value-type="float">
            <text:p>0.876306680043864</text:p>
          </table:table-cell>
        </table:table-row>
        <table:table-row table:style-name="ro1">
          <table:table-cell office:value-type="float" office:value="0.0018" calcext:value-type="float">
            <text:p>0.0018</text:p>
          </table:table-cell>
          <table:table-cell office:value-type="float" office:value="-357211.40236974" calcext:value-type="float">
            <text:p>-357211.40236974</text:p>
          </table:table-cell>
          <table:table-cell office:value-type="float" office:value="-360.67480771328" calcext:value-type="float">
            <text:p>-360.67480771328</text:p>
          </table:table-cell>
          <table:table-cell office:value-type="float" office:value="-0.22636949659142" calcext:value-type="float">
            <text:p>-0.22636949659142</text:p>
          </table:table-cell>
          <table:table-cell table:formula="of:=-((200*PI())^2)*SIN(200*[.A20]*PI())" office:value-type="float" office:value="-357211.402369734" calcext:value-type="float">
            <text:p>-357211.402369734</text:p>
          </table:table-cell>
          <table:table-cell table:formula="of:=[.F19]+(1-0.5)*0.0001*[.E19]+0.5*0.0001*[.E20]" office:value-type="float" office:value="-360.674807713279" calcext:value-type="float">
            <text:p>-360.674807713279</text:p>
          </table:table-cell>
          <table:table-cell table:formula="of:=[.G19]+0.0001*[.F19]+(0.5-0.25)*0.0001^2*[.E19]+0.25*0.0001^2*[.E20]" office:value-type="float" office:value="-0.226369496591422" calcext:value-type="float">
            <text:p>-0.226369496591422</text:p>
          </table:table-cell>
          <table:table-cell table:formula="of:=[.H19]+1/2*([.A20]-[.A19])*([.E20]+[.E19])" office:value-type="float" office:value="-360.674807713279" calcext:value-type="float">
            <text:p>-360.674807713279</text:p>
          </table:table-cell>
          <table:table-cell table:formula="of:=[.I19]+1/2*([.A20]-[.A19])*([.H20]+[.H19])" office:value-type="float" office:value="-0.226369496591422" calcext:value-type="float">
            <text:p>-0.226369496591422</text:p>
          </table:table-cell>
          <table:table-cell table:formula="of:=200*PI()*COS(200*PI()*[.A20])" office:value-type="float" office:value="267.5250188863" calcext:value-type="float">
            <text:p>267.5250188863</text:p>
          </table:table-cell>
          <table:table-cell table:formula="of:=SIN(200*PI()*[.A20])" office:value-type="float" office:value="0.90482705246602" calcext:value-type="float">
            <text:p>0.90482705246602</text:p>
          </table:table-cell>
        </table:table-row>
        <table:table-row table:style-name="ro1">
          <table:table-cell office:value-type="float" office:value="0.0019" calcext:value-type="float">
            <text:p>0.0019</text:p>
          </table:table-cell>
          <table:table-cell office:value-type="float" office:value="-367061.04388609" calcext:value-type="float">
            <text:p>-367061.04388609</text:p>
          </table:table-cell>
          <table:table-cell office:value-type="float" office:value="-396.88843002607" calcext:value-type="float">
            <text:p>-396.88843002607</text:p>
          </table:table-cell>
          <table:table-cell office:value-type="float" office:value="-0.26424765847839" calcext:value-type="float">
            <text:p>-0.26424765847839</text:p>
          </table:table-cell>
          <table:table-cell table:formula="of:=-((200*PI())^2)*SIN(200*[.A21]*PI())" office:value-type="float" office:value="-367061.043886083" calcext:value-type="float">
            <text:p>-367061.043886083</text:p>
          </table:table-cell>
          <table:table-cell table:formula="of:=[.F20]+(1-0.5)*0.0001*[.E20]+0.5*0.0001*[.E21]" office:value-type="float" office:value="-396.88843002607" calcext:value-type="float">
            <text:p>-396.88843002607</text:p>
          </table:table-cell>
          <table:table-cell table:formula="of:=[.G20]+0.0001*[.F20]+(0.5-0.25)*0.0001^2*[.E20]+0.25*0.0001^2*[.E21]" office:value-type="float" office:value="-0.26424765847839" calcext:value-type="float">
            <text:p>-0.26424765847839</text:p>
          </table:table-cell>
          <table:table-cell table:formula="of:=[.H20]+1/2*([.A21]-[.A20])*([.E21]+[.E20])" office:value-type="float" office:value="-396.88843002607" calcext:value-type="float">
            <text:p>-396.88843002607</text:p>
          </table:table-cell>
          <table:table-cell table:formula="of:=[.I20]+1/2*([.A21]-[.A20])*([.H21]+[.H20])" office:value-type="float" office:value="-0.26424765847839" calcext:value-type="float">
            <text:p>-0.26424765847839</text:p>
          </table:table-cell>
          <table:table-cell table:formula="of:=200*PI()*COS(200*PI()*[.A21])" office:value-type="float" office:value="231.299478064043" calcext:value-type="float">
            <text:p>231.299478064043</text:p>
          </table:table-cell>
          <table:table-cell table:formula="of:=SIN(200*PI()*[.A21])" office:value-type="float" office:value="0.929776485888251" calcext:value-type="float">
            <text:p>0.929776485888251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375462.06315646" calcext:value-type="float">
            <text:p>-375462.06315646</text:p>
          </table:table-cell>
          <table:table-cell office:value-type="float" office:value="-434.0145853782" calcext:value-type="float">
            <text:p>-434.0145853782</text:p>
          </table:table-cell>
          <table:table-cell office:value-type="float" office:value="-0.3057928092486" calcext:value-type="float">
            <text:p>-0.3057928092486</text:p>
          </table:table-cell>
          <table:table-cell table:formula="of:=-((200*PI())^2)*SIN(200*[.A22]*PI())" office:value-type="float" office:value="-375462.063156454" calcext:value-type="float">
            <text:p>-375462.063156454</text:p>
          </table:table-cell>
          <table:table-cell table:formula="of:=[.F21]+(1-0.5)*0.0001*[.E21]+0.5*0.0001*[.E22]" office:value-type="float" office:value="-434.014585378197" calcext:value-type="float">
            <text:p>-434.014585378197</text:p>
          </table:table-cell>
          <table:table-cell table:formula="of:=[.G21]+0.0001*[.F21]+(0.5-0.25)*0.0001^2*[.E21]+0.25*0.0001^2*[.E22]" office:value-type="float" office:value="-0.305792809248603" calcext:value-type="float">
            <text:p>-0.305792809248603</text:p>
          </table:table-cell>
          <table:table-cell table:formula="of:=[.H21]+1/2*([.A22]-[.A21])*([.E22]+[.E21])" office:value-type="float" office:value="-434.014585378197" calcext:value-type="float">
            <text:p>-434.014585378197</text:p>
          </table:table-cell>
          <table:table-cell table:formula="of:=[.I21]+1/2*([.A22]-[.A21])*([.H22]+[.H21])" office:value-type="float" office:value="-0.305792809248603" calcext:value-type="float">
            <text:p>-0.305792809248603</text:p>
          </table:table-cell>
          <table:table-cell table:formula="of:=200*PI()*COS(200*PI()*[.A22])" office:value-type="float" office:value="194.161103872547" calcext:value-type="float">
            <text:p>194.161103872547</text:p>
          </table:table-cell>
          <table:table-cell table:formula="of:=SIN(200*PI()*[.A22]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-382381.30519584" calcext:value-type="float">
            <text:p>-382381.30519584</text:p>
          </table:table-cell>
          <table:table-cell office:value-type="float" office:value="-471.90675379581" calcext:value-type="float">
            <text:p>-471.90675379581</text:p>
          </table:table-cell>
          <table:table-cell office:value-type="float" office:value="-0.3510888762073" calcext:value-type="float">
            <text:p>-0.3510888762073</text:p>
          </table:table-cell>
          <table:table-cell table:formula="of:=-((200*PI())^2)*SIN(200*[.A23]*PI())" office:value-type="float" office:value="-382381.305195847" calcext:value-type="float">
            <text:p>-382381.305195847</text:p>
          </table:table-cell>
          <table:table-cell table:formula="of:=[.F22]+(1-0.5)*0.0001*[.E22]+0.5*0.0001*[.E23]" office:value-type="float" office:value="-471.906753795812" calcext:value-type="float">
            <text:p>-471.906753795812</text:p>
          </table:table-cell>
          <table:table-cell table:formula="of:=[.G22]+0.0001*[.F22]+(0.5-0.25)*0.0001^2*[.E22]+0.25*0.0001^2*[.E23]" office:value-type="float" office:value="-0.351088876207303" calcext:value-type="float">
            <text:p>-0.351088876207303</text:p>
          </table:table-cell>
          <table:table-cell table:formula="of:=[.H22]+1/2*([.A23]-[.A22])*([.E23]+[.E22])" office:value-type="float" office:value="-471.906753795812" calcext:value-type="float">
            <text:p>-471.906753795812</text:p>
          </table:table-cell>
          <table:table-cell table:formula="of:=[.I22]+1/2*([.A23]-[.A22])*([.H23]+[.H22])" office:value-type="float" office:value="-0.351088876207303" calcext:value-type="float">
            <text:p>-0.351088876207303</text:p>
          </table:table-cell>
          <table:table-cell table:formula="of:=200*PI()*COS(200*PI()*[.A23])" office:value-type="float" office:value="156.256464507836" calcext:value-type="float">
            <text:p>156.256464507836</text:p>
          </table:table-cell>
          <table:table-cell table:formula="of:=SIN(200*PI()*[.A23])" office:value-type="float" office:value="0.968583161128631" calcext:value-type="float">
            <text:p>0.968583161128631</text:p>
          </table:table-cell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-387791.46291702" calcext:value-type="float">
            <text:p>-387791.46291702</text:p>
          </table:table-cell>
          <table:table-cell office:value-type="float" office:value="-510.41539220145" calcext:value-type="float">
            <text:p>-510.41539220145</text:p>
          </table:table-cell>
          <table:table-cell office:value-type="float" office:value="-0.40020498350717" calcext:value-type="float">
            <text:p>-0.40020498350717</text:p>
          </table:table-cell>
          <table:table-cell table:formula="of:=-((200*PI())^2)*SIN(200*[.A24]*PI())" office:value-type="float" office:value="-387791.462917033" calcext:value-type="float">
            <text:p>-387791.462917033</text:p>
          </table:table-cell>
          <table:table-cell table:formula="of:=[.F23]+(1-0.5)*0.0001*[.E23]+0.5*0.0001*[.E24]" office:value-type="float" office:value="-510.415392201456" calcext:value-type="float">
            <text:p>-510.415392201456</text:p>
          </table:table-cell>
          <table:table-cell table:formula="of:=[.G23]+0.0001*[.F23]+(0.5-0.25)*0.0001^2*[.E23]+0.25*0.0001^2*[.E24]" office:value-type="float" office:value="-0.400204983507167" calcext:value-type="float">
            <text:p>-0.400204983507167</text:p>
          </table:table-cell>
          <table:table-cell table:formula="of:=[.H23]+1/2*([.A24]-[.A23])*([.E24]+[.E23])" office:value-type="float" office:value="-510.415392201456" calcext:value-type="float">
            <text:p>-510.415392201456</text:p>
          </table:table-cell>
          <table:table-cell table:formula="of:=[.I23]+1/2*([.A24]-[.A23])*([.H24]+[.H23])" office:value-type="float" office:value="-0.400204983507167" calcext:value-type="float">
            <text:p>-0.400204983507167</text:p>
          </table:table-cell>
          <table:table-cell table:formula="of:=200*PI()*COS(200*PI()*[.A24])" office:value-type="float" office:value="117.735152264502" calcext:value-type="float">
            <text:p>117.735152264502</text:p>
          </table:table-cell>
          <table:table-cell table:formula="of:=SIN(200*PI()*[.A24])" office:value-type="float" office:value="0.982287250728689" calcext:value-type="float">
            <text:p>0.982287250728689</text:p>
          </table:table-cell>
        </table:table-row>
        <table:table-row table:style-name="ro1">
          <table:table-cell office:value-type="float" office:value="0.0023" calcext:value-type="float">
            <text:p>0.0023</text:p>
          </table:table-cell>
          <table:table-cell office:value-type="float" office:value="-391671.18489914" calcext:value-type="float">
            <text:p>-391671.18489914</text:p>
          </table:table-cell>
          <table:table-cell office:value-type="float" office:value="-549.38852459226" calcext:value-type="float">
            <text:p>-549.38852459226</text:p>
          </table:table-cell>
          <table:table-cell office:value-type="float" office:value="-0.45319517934685" calcext:value-type="float">
            <text:p>-0.45319517934685</text:p>
          </table:table-cell>
          <table:table-cell table:formula="of:=-((200*PI())^2)*SIN(200*[.A25]*PI())" office:value-type="float" office:value="-391671.184899153" calcext:value-type="float">
            <text:p>-391671.184899153</text:p>
          </table:table-cell>
          <table:table-cell table:formula="of:=[.F24]+(1-0.5)*0.0001*[.E24]+0.5*0.0001*[.E25]" office:value-type="float" office:value="-549.388524592265" calcext:value-type="float">
            <text:p>-549.388524592265</text:p>
          </table:table-cell>
          <table:table-cell table:formula="of:=[.G24]+0.0001*[.F24]+(0.5-0.25)*0.0001^2*[.E24]+0.25*0.0001^2*[.E25]" office:value-type="float" office:value="-0.453195179346853" calcext:value-type="float">
            <text:p>-0.453195179346853</text:p>
          </table:table-cell>
          <table:table-cell table:formula="of:=[.H24]+1/2*([.A25]-[.A24])*([.E25]+[.E24])" office:value-type="float" office:value="-549.388524592265" calcext:value-type="float">
            <text:p>-549.388524592265</text:p>
          </table:table-cell>
          <table:table-cell table:formula="of:=[.I24]+1/2*([.A25]-[.A24])*([.H25]+[.H24])" office:value-type="float" office:value="-0.453195179346853" calcext:value-type="float">
            <text:p>-0.453195179346853</text:p>
          </table:table-cell>
          <table:table-cell table:formula="of:=200*PI()*COS(200*PI()*[.A25])" office:value-type="float" office:value="78.7491931632544" calcext:value-type="float">
            <text:p>78.7491931632544</text:p>
          </table:table-cell>
          <table:table-cell table:formula="of:=SIN(200*PI()*[.A25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-394005.15965202" calcext:value-type="float">
            <text:p>-394005.15965202</text:p>
          </table:table-cell>
          <table:table-cell office:value-type="float" office:value="-588.67234181982" calcext:value-type="float">
            <text:p>-588.67234181982</text:p>
          </table:table-cell>
          <table:table-cell office:value-type="float" office:value="-0.51009822266746" calcext:value-type="float">
            <text:p>-0.51009822266746</text:p>
          </table:table-cell>
          <table:table-cell table:formula="of:=-((200*PI())^2)*SIN(200*[.A26]*PI())" office:value-type="float" office:value="-394005.159652019" calcext:value-type="float">
            <text:p>-394005.159652019</text:p>
          </table:table-cell>
          <table:table-cell table:formula="of:=[.F25]+(1-0.5)*0.0001*[.E25]+0.5*0.0001*[.E26]" office:value-type="float" office:value="-588.672341819824" calcext:value-type="float">
            <text:p>-588.672341819824</text:p>
          </table:table-cell>
          <table:table-cell table:formula="of:=[.G25]+0.0001*[.F25]+(0.5-0.25)*0.0001^2*[.E25]+0.25*0.0001^2*[.E26]" office:value-type="float" office:value="-0.510098222667457" calcext:value-type="float">
            <text:p>-0.510098222667457</text:p>
          </table:table-cell>
          <table:table-cell table:formula="of:=[.H25]+1/2*([.A26]-[.A25])*([.E26]+[.E25])" office:value-type="float" office:value="-588.672341819824" calcext:value-type="float">
            <text:p>-588.672341819824</text:p>
          </table:table-cell>
          <table:table-cell table:formula="of:=[.I25]+1/2*([.A26]-[.A25])*([.H26]+[.H25])" office:value-type="float" office:value="-0.510098222667457" calcext:value-type="float">
            <text:p>-0.510098222667457</text:p>
          </table:table-cell>
          <table:table-cell table:formula="of:=200*PI()*COS(200*PI()*[.A26])" office:value-type="float" office:value="39.4524469736754" calcext:value-type="float">
            <text:p>39.4524469736754</text:p>
          </table:table-cell>
          <table:table-cell table:formula="of:=SIN(200*PI()*[.A26])" office:value-type="float" office:value="0.998026728428271" calcext:value-type="float">
            <text:p>0.998026728428271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-394784.17604361" calcext:value-type="float">
            <text:p>-394784.17604361</text:p>
          </table:table-cell>
          <table:table-cell office:value-type="float" office:value="-628.1118086046" calcext:value-type="float">
            <text:p>-628.1118086046</text:p>
          </table:table-cell>
          <table:table-cell office:value-type="float" office:value="-0.57093743018868" calcext:value-type="float">
            <text:p>-0.57093743018868</text:p>
          </table:table-cell>
          <table:table-cell table:formula="of:=-((200*PI())^2)*SIN(200*[.A27]*PI())" office:value-type="float" office:value="-394784.176043574" calcext:value-type="float">
            <text:p>-394784.176043574</text:p>
          </table:table-cell>
          <table:table-cell table:formula="of:=[.F26]+(1-0.5)*0.0001*[.E26]+0.5*0.0001*[.E27]" office:value-type="float" office:value="-628.111808604603" calcext:value-type="float">
            <text:p>-628.111808604603</text:p>
          </table:table-cell>
          <table:table-cell table:formula="of:=[.G26]+0.0001*[.F26]+(0.5-0.25)*0.0001^2*[.E26]+0.25*0.0001^2*[.E27]" office:value-type="float" office:value="-0.570937430188678" calcext:value-type="float">
            <text:p>-0.570937430188678</text:p>
          </table:table-cell>
          <table:table-cell table:formula="of:=[.H26]+1/2*([.A27]-[.A26])*([.E27]+[.E26])" office:value-type="float" office:value="-628.111808604603" calcext:value-type="float">
            <text:p>-628.111808604603</text:p>
          </table:table-cell>
          <table:table-cell table:formula="of:=[.I26]+1/2*([.A27]-[.A26])*([.H27]+[.H26])" office:value-type="float" office:value="-0.570937430188679" calcext:value-type="float">
            <text:p>-0.570937430188679</text:p>
          </table:table-cell>
          <table:table-cell table:formula="of:=200*PI()*COS(200*PI()*[.A27])" office:value-type="float" office:value="0.0000000000000384734138744358" calcext:value-type="float">
            <text:p>3.84734138744358E-14</text:p>
          </table:table-cell>
          <table:table-cell table:formula="of:=SIN(200*PI()*[.A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6" calcext:value-type="float">
            <text:p>0.0026</text:p>
          </table:table-cell>
          <table:table-cell office:value-type="float" office:value="-394005.159652" calcext:value-type="float">
            <text:p>-394005.159652</text:p>
          </table:table-cell>
          <table:table-cell office:value-type="float" office:value="-667.55127538938" calcext:value-type="float">
            <text:p>-667.55127538938</text:p>
          </table:table-cell>
          <table:table-cell office:value-type="float" office:value="-0.63572058438838" calcext:value-type="float">
            <text:p>-0.63572058438838</text:p>
          </table:table-cell>
          <table:table-cell table:formula="of:=-((200*PI())^2)*SIN(200*[.A28]*PI())" office:value-type="float" office:value="-394005.159652019" calcext:value-type="float">
            <text:p>-394005.159652019</text:p>
          </table:table-cell>
          <table:table-cell table:formula="of:=[.F27]+(1-0.5)*0.0001*[.E27]+0.5*0.0001*[.E28]" office:value-type="float" office:value="-667.551275389383" calcext:value-type="float">
            <text:p>-667.551275389383</text:p>
          </table:table-cell>
          <table:table-cell table:formula="of:=[.G27]+0.0001*[.F27]+(0.5-0.25)*0.0001^2*[.E27]+0.25*0.0001^2*[.E28]" office:value-type="float" office:value="-0.635720584388378" calcext:value-type="float">
            <text:p>-0.635720584388378</text:p>
          </table:table-cell>
          <table:table-cell table:formula="of:=[.H27]+1/2*([.A28]-[.A27])*([.E28]+[.E27])" office:value-type="float" office:value="-667.551275389383" calcext:value-type="float">
            <text:p>-667.551275389383</text:p>
          </table:table-cell>
          <table:table-cell table:formula="of:=[.I27]+1/2*([.A28]-[.A27])*([.H28]+[.H27])" office:value-type="float" office:value="-0.635720584388378" calcext:value-type="float">
            <text:p>-0.635720584388378</text:p>
          </table:table-cell>
          <table:table-cell table:formula="of:=200*PI()*COS(200*PI()*[.A28])" office:value-type="float" office:value="-39.4524469736756" calcext:value-type="float">
            <text:p>-39.4524469736756</text:p>
          </table:table-cell>
          <table:table-cell table:formula="of:=SIN(200*PI()*[.A28])" office:value-type="float" office:value="0.998026728428271" calcext:value-type="float">
            <text:p>0.998026728428271</text:p>
          </table:table-cell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-391671.18489917" calcext:value-type="float">
            <text:p>-391671.18489917</text:p>
          </table:table-cell>
          <table:table-cell office:value-type="float" office:value="-706.83509261694" calcext:value-type="float">
            <text:p>-706.83509261694</text:p>
          </table:table-cell>
          <table:table-cell office:value-type="float" office:value="-0.70443990278869" calcext:value-type="float">
            <text:p>-0.70443990278869</text:p>
          </table:table-cell>
          <table:table-cell table:formula="of:=-((200*PI())^2)*SIN(200*[.A29]*PI())" office:value-type="float" office:value="-391671.184899153" calcext:value-type="float">
            <text:p>-391671.184899153</text:p>
          </table:table-cell>
          <table:table-cell table:formula="of:=[.F28]+(1-0.5)*0.0001*[.E28]+0.5*0.0001*[.E29]" office:value-type="float" office:value="-706.835092616942" calcext:value-type="float">
            <text:p>-706.835092616942</text:p>
          </table:table-cell>
          <table:table-cell table:formula="of:=[.G28]+0.0001*[.F28]+(0.5-0.25)*0.0001^2*[.E28]+0.25*0.0001^2*[.E29]" office:value-type="float" office:value="-0.704439902788694" calcext:value-type="float">
            <text:p>-0.704439902788694</text:p>
          </table:table-cell>
          <table:table-cell table:formula="of:=[.H28]+1/2*([.A29]-[.A28])*([.E29]+[.E28])" office:value-type="float" office:value="-706.835092616942" calcext:value-type="float">
            <text:p>-706.835092616942</text:p>
          </table:table-cell>
          <table:table-cell table:formula="of:=[.I28]+1/2*([.A29]-[.A28])*([.H29]+[.H28])" office:value-type="float" office:value="-0.704439902788694" calcext:value-type="float">
            <text:p>-0.704439902788694</text:p>
          </table:table-cell>
          <table:table-cell table:formula="of:=200*PI()*COS(200*PI()*[.A29])" office:value-type="float" office:value="-78.7491931632545" calcext:value-type="float">
            <text:p>-78.7491931632545</text:p>
          </table:table-cell>
          <table:table-cell table:formula="of:=SIN(200*PI()*[.A29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387791.462917" calcext:value-type="float">
            <text:p>-387791.462917</text:p>
          </table:table-cell>
          <table:table-cell office:value-type="float" office:value="-745.80822500775" calcext:value-type="float">
            <text:p>-745.80822500775</text:p>
          </table:table-cell>
          <table:table-cell office:value-type="float" office:value="-0.77707206866993" calcext:value-type="float">
            <text:p>-0.77707206866993</text:p>
          </table:table-cell>
          <table:table-cell table:formula="of:=-((200*PI())^2)*SIN(200*[.A30]*PI())" office:value-type="float" office:value="-387791.462917033" calcext:value-type="float">
            <text:p>-387791.462917033</text:p>
          </table:table-cell>
          <table:table-cell table:formula="of:=[.F29]+(1-0.5)*0.0001*[.E29]+0.5*0.0001*[.E30]" office:value-type="float" office:value="-745.808225007751" calcext:value-type="float">
            <text:p>-745.808225007751</text:p>
          </table:table-cell>
          <table:table-cell table:formula="of:=[.G29]+0.0001*[.F29]+(0.5-0.25)*0.0001^2*[.E29]+0.25*0.0001^2*[.E30]" office:value-type="float" office:value="-0.777072068669929" calcext:value-type="float">
            <text:p>-0.777072068669929</text:p>
          </table:table-cell>
          <table:table-cell table:formula="of:=[.H29]+1/2*([.A30]-[.A29])*([.E30]+[.E29])" office:value-type="float" office:value="-745.808225007751" calcext:value-type="float">
            <text:p>-745.808225007751</text:p>
          </table:table-cell>
          <table:table-cell table:formula="of:=[.I29]+1/2*([.A30]-[.A29])*([.H30]+[.H29])" office:value-type="float" office:value="-0.777072068669929" calcext:value-type="float">
            <text:p>-0.777072068669929</text:p>
          </table:table-cell>
          <table:table-cell table:formula="of:=200*PI()*COS(200*PI()*[.A30])" office:value-type="float" office:value="-117.735152264502" calcext:value-type="float">
            <text:p>-117.735152264502</text:p>
          </table:table-cell>
          <table:table-cell table:formula="of:=SIN(200*PI()*[.A30])" office:value-type="float" office:value="0.982287250728689" calcext:value-type="float">
            <text:p>0.982287250728689</text:p>
          </table:table-cell>
        </table:table-row>
        <table:table-row table:style-name="ro1">
          <table:table-cell office:value-type="float" office:value="0.0029" calcext:value-type="float">
            <text:p>0.0029</text:p>
          </table:table-cell>
          <table:table-cell office:value-type="float" office:value="-382381.30519587" calcext:value-type="float">
            <text:p>-382381.30519587</text:p>
          </table:table-cell>
          <table:table-cell office:value-type="float" office:value="-784.31686341339" calcext:value-type="float">
            <text:p>-784.31686341339</text:p>
          </table:table-cell>
          <table:table-cell office:value-type="float" office:value="-0.85357832309099" calcext:value-type="float">
            <text:p>-0.85357832309099</text:p>
          </table:table-cell>
          <table:table-cell table:formula="of:=-((200*PI())^2)*SIN(200*[.A31]*PI())" office:value-type="float" office:value="-382381.305195847" calcext:value-type="float">
            <text:p>-382381.305195847</text:p>
          </table:table-cell>
          <table:table-cell table:formula="of:=[.F30]+(1-0.5)*0.0001*[.E30]+0.5*0.0001*[.E31]" office:value-type="float" office:value="-784.316863413395" calcext:value-type="float">
            <text:p>-784.316863413395</text:p>
          </table:table-cell>
          <table:table-cell table:formula="of:=[.G30]+0.0001*[.F30]+(0.5-0.25)*0.0001^2*[.E30]+0.25*0.0001^2*[.E31]" office:value-type="float" office:value="-0.853578323090986" calcext:value-type="float">
            <text:p>-0.853578323090986</text:p>
          </table:table-cell>
          <table:table-cell table:formula="of:=[.H30]+1/2*([.A31]-[.A30])*([.E31]+[.E30])" office:value-type="float" office:value="-784.316863413395" calcext:value-type="float">
            <text:p>-784.316863413395</text:p>
          </table:table-cell>
          <table:table-cell table:formula="of:=[.I30]+1/2*([.A31]-[.A30])*([.H31]+[.H30])" office:value-type="float" office:value="-0.853578323090986" calcext:value-type="float">
            <text:p>-0.853578323090986</text:p>
          </table:table-cell>
          <table:table-cell table:formula="of:=200*PI()*COS(200*PI()*[.A31])" office:value-type="float" office:value="-156.256464507837" calcext:value-type="float">
            <text:p>-156.256464507837</text:p>
          </table:table-cell>
          <table:table-cell table:formula="of:=SIN(200*PI()*[.A31])" office:value-type="float" office:value="0.968583161128631" calcext:value-type="float">
            <text:p>0.96858316112863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375462.06315646" calcext:value-type="float">
            <text:p>-375462.06315646</text:p>
          </table:table-cell>
          <table:table-cell office:value-type="float" office:value="-822.20903183101" calcext:value-type="float">
            <text:p>-822.20903183101</text:p>
          </table:table-cell>
          <table:table-cell office:value-type="float" office:value="-0.93390461785321" calcext:value-type="float">
            <text:p>-0.93390461785321</text:p>
          </table:table-cell>
          <table:table-cell table:formula="of:=-((200*PI())^2)*SIN(200*[.A32]*PI())" office:value-type="float" office:value="-375462.063156454" calcext:value-type="float">
            <text:p>-375462.063156454</text:p>
          </table:table-cell>
          <table:table-cell table:formula="of:=[.F31]+(1-0.5)*0.0001*[.E31]+0.5*0.0001*[.E32]" office:value-type="float" office:value="-822.20903183101" calcext:value-type="float">
            <text:p>-822.20903183101</text:p>
          </table:table-cell>
          <table:table-cell table:formula="of:=[.G31]+0.0001*[.F31]+(0.5-0.25)*0.0001^2*[.E31]+0.25*0.0001^2*[.E32]" office:value-type="float" office:value="-0.933904617853206" calcext:value-type="float">
            <text:p>-0.933904617853206</text:p>
          </table:table-cell>
          <table:table-cell table:formula="of:=[.H31]+1/2*([.A32]-[.A31])*([.E32]+[.E31])" office:value-type="float" office:value="-822.20903183101" calcext:value-type="float">
            <text:p>-822.20903183101</text:p>
          </table:table-cell>
          <table:table-cell table:formula="of:=[.I31]+1/2*([.A32]-[.A31])*([.H32]+[.H31])" office:value-type="float" office:value="-0.933904617853206" calcext:value-type="float">
            <text:p>-0.933904617853206</text:p>
          </table:table-cell>
          <table:table-cell table:formula="of:=200*PI()*COS(200*PI()*[.A32])" office:value-type="float" office:value="-194.161103872547" calcext:value-type="float">
            <text:p>-194.161103872547</text:p>
          </table:table-cell>
          <table:table-cell table:formula="of:=SIN(200*PI()*[.A32]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-367061.04388611" calcext:value-type="float">
            <text:p>-367061.04388611</text:p>
          </table:table-cell>
          <table:table-cell office:value-type="float" office:value="-859.33518718314" calcext:value-type="float">
            <text:p>-859.33518718314</text:p>
          </table:table-cell>
          <table:table-cell office:value-type="float" office:value="-1.0179818288039" calcext:value-type="float">
            <text:p>-1.0179818288039</text:p>
          </table:table-cell>
          <table:table-cell table:formula="of:=-((200*PI())^2)*SIN(200*[.A33]*PI())" office:value-type="float" office:value="-367061.043886083" calcext:value-type="float">
            <text:p>-367061.043886083</text:p>
          </table:table-cell>
          <table:table-cell table:formula="of:=[.F32]+(1-0.5)*0.0001*[.E32]+0.5*0.0001*[.E33]" office:value-type="float" office:value="-859.335187183137" calcext:value-type="float">
            <text:p>-859.335187183137</text:p>
          </table:table-cell>
          <table:table-cell table:formula="of:=[.G32]+0.0001*[.F32]+(0.5-0.25)*0.0001^2*[.E32]+0.25*0.0001^2*[.E33]" office:value-type="float" office:value="-1.01798182880391" calcext:value-type="float">
            <text:p>-1.01798182880391</text:p>
          </table:table-cell>
          <table:table-cell table:formula="of:=[.H32]+1/2*([.A33]-[.A32])*([.E33]+[.E32])" office:value-type="float" office:value="-859.335187183137" calcext:value-type="float">
            <text:p>-859.335187183137</text:p>
          </table:table-cell>
          <table:table-cell table:formula="of:=[.I32]+1/2*([.A33]-[.A32])*([.H33]+[.H32])" office:value-type="float" office:value="-1.01798182880391" calcext:value-type="float">
            <text:p>-1.01798182880391</text:p>
          </table:table-cell>
          <table:table-cell table:formula="of:=200*PI()*COS(200*PI()*[.A33])" office:value-type="float" office:value="-231.299478064043" calcext:value-type="float">
            <text:p>-231.299478064043</text:p>
          </table:table-cell>
          <table:table-cell table:formula="of:=SIN(200*PI()*[.A33])" office:value-type="float" office:value="0.929776485888251" calcext:value-type="float">
            <text:p>0.929776485888251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-357211.40236974" calcext:value-type="float">
            <text:p>-357211.40236974</text:p>
          </table:table-cell>
          <table:table-cell office:value-type="float" office:value="-895.54880949593" calcext:value-type="float">
            <text:p>-895.54880949593</text:p>
          </table:table-cell>
          <table:table-cell office:value-type="float" office:value="-1.1057260286379" calcext:value-type="float">
            <text:p>-1.1057260286379</text:p>
          </table:table-cell>
          <table:table-cell table:formula="of:=-((200*PI())^2)*SIN(200*[.A34]*PI())" office:value-type="float" office:value="-357211.402369733" calcext:value-type="float">
            <text:p>-357211.402369733</text:p>
          </table:table-cell>
          <table:table-cell table:formula="of:=[.F33]+(1-0.5)*0.0001*[.E33]+0.5*0.0001*[.E34]" office:value-type="float" office:value="-895.548809495928" calcext:value-type="float">
            <text:p>-895.548809495928</text:p>
          </table:table-cell>
          <table:table-cell table:formula="of:=[.G33]+0.0001*[.F33]+(0.5-0.25)*0.0001^2*[.E33]+0.25*0.0001^2*[.E34]" office:value-type="float" office:value="-1.10572602863787" calcext:value-type="float">
            <text:p>-1.10572602863787</text:p>
          </table:table-cell>
          <table:table-cell table:formula="of:=[.H33]+1/2*([.A34]-[.A33])*([.E34]+[.E33])" office:value-type="float" office:value="-895.548809495928" calcext:value-type="float">
            <text:p>-895.548809495928</text:p>
          </table:table-cell>
          <table:table-cell table:formula="of:=[.I33]+1/2*([.A34]-[.A33])*([.H34]+[.H33])" office:value-type="float" office:value="-1.10572602863787" calcext:value-type="float">
            <text:p>-1.10572602863787</text:p>
          </table:table-cell>
          <table:table-cell table:formula="of:=200*PI()*COS(200*PI()*[.A34])" office:value-type="float" office:value="-267.5250188863" calcext:value-type="float">
            <text:p>-267.5250188863</text:p>
          </table:table-cell>
          <table:table-cell table:formula="of:=SIN(200*PI()*[.A34])" office:value-type="float" office:value="0.90482705246602" calcext:value-type="float">
            <text:p>0.90482705246602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-345952.01064253" calcext:value-type="float">
            <text:p>-345952.01064253</text:p>
          </table:table-cell>
          <table:table-cell office:value-type="float" office:value="-930.70698014654" calcext:value-type="float">
            <text:p>-930.70698014654</text:p>
          </table:table-cell>
          <table:table-cell office:value-type="float" office:value="-1.19703881812" calcext:value-type="float">
            <text:p>-1.19703881812</text:p>
          </table:table-cell>
          <table:table-cell table:formula="of:=-((200*PI())^2)*SIN(200*[.A35]*PI())" office:value-type="float" office:value="-345952.010642597" calcext:value-type="float">
            <text:p>-345952.010642597</text:p>
          </table:table-cell>
          <table:table-cell table:formula="of:=[.F34]+(1-0.5)*0.0001*[.E34]+0.5*0.0001*[.E35]" office:value-type="float" office:value="-930.706980146544" calcext:value-type="float">
            <text:p>-930.706980146544</text:p>
          </table:table-cell>
          <table:table-cell table:formula="of:=[.G34]+0.0001*[.F34]+(0.5-0.25)*0.0001^2*[.E34]+0.25*0.0001^2*[.E35]" office:value-type="float" office:value="-1.19703881811999" calcext:value-type="float">
            <text:p>-1.19703881811999</text:p>
          </table:table-cell>
          <table:table-cell table:formula="of:=[.H34]+1/2*([.A35]-[.A34])*([.E35]+[.E34])" office:value-type="float" office:value="-930.706980146544" calcext:value-type="float">
            <text:p>-930.706980146544</text:p>
          </table:table-cell>
          <table:table-cell table:formula="of:=[.I34]+1/2*([.A35]-[.A34])*([.H35]+[.H34])" office:value-type="float" office:value="-1.19703881811999" calcext:value-type="float">
            <text:p>-1.19703881811999</text:p>
          </table:table-cell>
          <table:table-cell table:formula="of:=200*PI()*COS(200*PI()*[.A35])" office:value-type="float" office:value="-302.694760679568" calcext:value-type="float">
            <text:p>-302.694760679568</text:p>
          </table:table-cell>
          <table:table-cell table:formula="of:=SIN(200*PI()*[.A35])" office:value-type="float" office:value="0.876306680043864" calcext:value-type="float">
            <text:p>0.876306680043864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-333327.30437995" calcext:value-type="float">
            <text:p>-333327.30437995</text:p>
          </table:table-cell>
          <table:table-cell office:value-type="float" office:value="-964.67094589767" calcext:value-type="float">
            <text:p>-964.67094589767</text:p>
          </table:table-cell>
          <table:table-cell office:value-type="float" office:value="-1.2918077144222" calcext:value-type="float">
            <text:p>-1.2918077144222</text:p>
          </table:table-cell>
          <table:table-cell table:formula="of:=-((200*PI())^2)*SIN(200*[.A36]*PI())" office:value-type="float" office:value="-333327.304379893" calcext:value-type="float">
            <text:p>-333327.304379893</text:p>
          </table:table-cell>
          <table:table-cell table:formula="of:=[.F35]+(1-0.5)*0.0001*[.E35]+0.5*0.0001*[.E36]" office:value-type="float" office:value="-964.670945897669" calcext:value-type="float">
            <text:p>-964.670945897669</text:p>
          </table:table-cell>
          <table:table-cell table:formula="of:=[.G35]+0.0001*[.F35]+(0.5-0.25)*0.0001^2*[.E35]+0.25*0.0001^2*[.E36]" office:value-type="float" office:value="-1.2918077144222" calcext:value-type="float">
            <text:p>-1.2918077144222</text:p>
          </table:table-cell>
          <table:table-cell table:formula="of:=[.H35]+1/2*([.A36]-[.A35])*([.E36]+[.E35])" office:value-type="float" office:value="-964.670945897669" calcext:value-type="float">
            <text:p>-964.670945897669</text:p>
          </table:table-cell>
          <table:table-cell table:formula="of:=[.I35]+1/2*([.A36]-[.A35])*([.H36]+[.H35])" office:value-type="float" office:value="-1.2918077144222" calcext:value-type="float">
            <text:p>-1.2918077144222</text:p>
          </table:table-cell>
          <table:table-cell table:formula="of:=200*PI()*COS(200*PI()*[.A36])" office:value-type="float" office:value="-336.669904540516" calcext:value-type="float">
            <text:p>-336.669904540516</text:p>
          </table:table-cell>
          <table:table-cell table:formula="of:=SIN(200*PI()*[.A36])" office:value-type="float" office:value="0.844327925502015" calcext:value-type="float">
            <text:p>0.844327925502015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-319387.10752957" calcext:value-type="float">
            <text:p>-319387.10752957</text:p>
          </table:table-cell>
          <table:table-cell office:value-type="float" office:value="-997.30666649314" calcext:value-type="float">
            <text:p>-997.30666649314</text:p>
          </table:table-cell>
          <table:table-cell office:value-type="float" office:value="-1.3899065950417" calcext:value-type="float">
            <text:p>-1.3899065950417</text:p>
          </table:table-cell>
          <table:table-cell table:formula="of:=-((200*PI())^2)*SIN(200*[.A37]*PI())" office:value-type="float" office:value="-319387.107529563" calcext:value-type="float">
            <text:p>-319387.107529563</text:p>
          </table:table-cell>
          <table:table-cell table:formula="of:=[.F36]+(1-0.5)*0.0001*[.E36]+0.5*0.0001*[.E37]" office:value-type="float" office:value="-997.306666493141" calcext:value-type="float">
            <text:p>-997.306666493141</text:p>
          </table:table-cell>
          <table:table-cell table:formula="of:=[.G36]+0.0001*[.F36]+(0.5-0.25)*0.0001^2*[.E36]+0.25*0.0001^2*[.E37]" office:value-type="float" office:value="-1.38990659504174" calcext:value-type="float">
            <text:p>-1.38990659504174</text:p>
          </table:table-cell>
          <table:table-cell table:formula="of:=[.H36]+1/2*([.A37]-[.A36])*([.E37]+[.E36])" office:value-type="float" office:value="-997.306666493142" calcext:value-type="float">
            <text:p>-997.306666493142</text:p>
          </table:table-cell>
          <table:table-cell table:formula="of:=[.I36]+1/2*([.A37]-[.A36])*([.H37]+[.H36])" office:value-type="float" office:value="-1.38990659504174" calcext:value-type="float">
            <text:p>-1.38990659504174</text:p>
          </table:table-cell>
          <table:table-cell table:formula="of:=200*PI()*COS(200*PI()*[.A37])" office:value-type="float" office:value="-369.316366098091" calcext:value-type="float">
            <text:p>-369.316366098091</text:p>
          </table:table-cell>
          <table:table-cell table:formula="of:=SIN(200*PI()*[.A37])"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-304186.43567995" calcext:value-type="float">
            <text:p>-304186.43567995</text:p>
          </table:table-cell>
          <table:table-cell office:value-type="float" office:value="-1028.4853436536" calcext:value-type="float">
            <text:p>-1028.4853436536</text:p>
          </table:table-cell>
          <table:table-cell office:value-type="float" office:value="-1.4911961955491" calcext:value-type="float">
            <text:p>-1.4911961955491</text:p>
          </table:table-cell>
          <table:table-cell table:formula="of:=-((200*PI())^2)*SIN(200*[.A38]*PI())" office:value-type="float" office:value="-304186.435679902" calcext:value-type="float">
            <text:p>-304186.435679902</text:p>
          </table:table-cell>
          <table:table-cell table:formula="of:=[.F37]+(1-0.5)*0.0001*[.E37]+0.5*0.0001*[.E38]" office:value-type="float" office:value="-1028.48534365361" calcext:value-type="float">
            <text:p>-1028.48534365361</text:p>
          </table:table-cell>
          <table:table-cell table:formula="of:=[.G37]+0.0001*[.F37]+(0.5-0.25)*0.0001^2*[.E37]+0.25*0.0001^2*[.E38]" office:value-type="float" office:value="-1.49119619554908" calcext:value-type="float">
            <text:p>-1.49119619554908</text:p>
          </table:table-cell>
          <table:table-cell table:formula="of:=[.H37]+1/2*([.A38]-[.A37])*([.E38]+[.E37])" office:value-type="float" office:value="-1028.48534365362" calcext:value-type="float">
            <text:p>-1028.48534365362</text:p>
          </table:table-cell>
          <table:table-cell table:formula="of:=[.I37]+1/2*([.A38]-[.A37])*([.H38]+[.H37])" office:value-type="float" office:value="-1.49119619554908" calcext:value-type="float">
            <text:p>-1.49119619554908</text:p>
          </table:table-cell>
          <table:table-cell table:formula="of:=200*PI()*COS(200*PI()*[.A38])" office:value-type="float" office:value="-400.505304683276" calcext:value-type="float">
            <text:p>-400.505304683276</text:p>
          </table:table-cell>
          <table:table-cell table:formula="of:=SIN(200*PI()*[.A38])" office:value-type="float" office:value="0.770513242775789" calcext:value-type="float">
            <text:p>0.770513242775789</text:p>
          </table:table-cell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-287785.27893814" calcext:value-type="float">
            <text:p>-287785.27893814</text:p>
          </table:table-cell>
          <table:table-cell office:value-type="float" office:value="-1058.0839293845" calcext:value-type="float">
            <text:p>-1058.0839293845</text:p>
          </table:table-cell>
          <table:table-cell office:value-type="float" office:value="-1.595524659201" calcext:value-type="float">
            <text:p>-1.595524659201</text:p>
          </table:table-cell>
          <table:table-cell table:formula="of:=-((200*PI())^2)*SIN(200*[.A39]*PI())" office:value-type="float" office:value="-287785.278938177" calcext:value-type="float">
            <text:p>-287785.278938177</text:p>
          </table:table-cell>
          <table:table-cell table:formula="of:=[.F38]+(1-0.5)*0.0001*[.E38]+0.5*0.0001*[.E39]" office:value-type="float" office:value="-1058.08392938452" calcext:value-type="float">
            <text:p>-1058.08392938452</text:p>
          </table:table-cell>
          <table:table-cell table:formula="of:=[.G38]+0.0001*[.F38]+(0.5-0.25)*0.0001^2*[.E38]+0.25*0.0001^2*[.E39]" office:value-type="float" office:value="-1.59552465920099" calcext:value-type="float">
            <text:p>-1.59552465920099</text:p>
          </table:table-cell>
          <table:table-cell table:formula="of:=[.H38]+1/2*([.A39]-[.A38])*([.E39]+[.E38])" office:value-type="float" office:value="-1058.08392938452" calcext:value-type="float">
            <text:p>-1058.08392938452</text:p>
          </table:table-cell>
          <table:table-cell table:formula="of:=[.I38]+1/2*([.A39]-[.A38])*([.H39]+[.H38])" office:value-type="float" office:value="-1.59552465920099" calcext:value-type="float">
            <text:p>-1.59552465920099</text:p>
          </table:table-cell>
          <table:table-cell table:formula="of:=200*PI()*COS(200*PI()*[.A39])" office:value-type="float" office:value="-430.113631804344" calcext:value-type="float">
            <text:p>-430.113631804344</text:p>
          </table:table-cell>
          <table:table-cell table:formula="of:=SIN(200*PI()*[.A39])" office:value-type="float" office:value="0.728968627421411" calcext:value-type="float">
            <text:p>0.728968627421411</text:p>
          </table:table-cell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-270248.36517711" calcext:value-type="float">
            <text:p>-270248.36517711</text:p>
          </table:table-cell>
          <table:table-cell office:value-type="float" office:value="-1085.9856115903" calcext:value-type="float">
            <text:p>-1085.9856115903</text:p>
          </table:table-cell>
          <table:table-cell office:value-type="float" office:value="-1.7027281362497" calcext:value-type="float">
            <text:p>-1.7027281362497</text:p>
          </table:table-cell>
          <table:table-cell table:formula="of:=-((200*PI())^2)*SIN(200*[.A40]*PI())" office:value-type="float" office:value="-270248.365177071" calcext:value-type="float">
            <text:p>-270248.365177071</text:p>
          </table:table-cell>
          <table:table-cell table:formula="of:=[.F39]+(1-0.5)*0.0001*[.E39]+0.5*0.0001*[.E40]" office:value-type="float" office:value="-1085.98561159028" calcext:value-type="float">
            <text:p>-1085.98561159028</text:p>
          </table:table-cell>
          <table:table-cell table:formula="of:=[.G39]+0.0001*[.F39]+(0.5-0.25)*0.0001^2*[.E39]+0.25*0.0001^2*[.E40]" office:value-type="float" office:value="-1.70272813624973" calcext:value-type="float">
            <text:p>-1.70272813624973</text:p>
          </table:table-cell>
          <table:table-cell table:formula="of:=[.H39]+1/2*([.A40]-[.A39])*([.E40]+[.E39])" office:value-type="float" office:value="-1085.98561159028" calcext:value-type="float">
            <text:p>-1085.98561159028</text:p>
          </table:table-cell>
          <table:table-cell table:formula="of:=[.I39]+1/2*([.A40]-[.A39])*([.H40]+[.H39])" office:value-type="float" office:value="-1.70272813624973" calcext:value-type="float">
            <text:p>-1.70272813624973</text:p>
          </table:table-cell>
          <table:table-cell table:formula="of:=200*PI()*COS(200*PI()*[.A40])" office:value-type="float" office:value="-458.024496920908" calcext:value-type="float">
            <text:p>-458.024496920908</text:p>
          </table:table-cell>
          <table:table-cell table:formula="of:=SIN(200*PI()*[.A40])" office:value-type="float" office:value="0.684547105928688" calcext:value-type="float">
            <text:p>0.684547105928688</text:p>
          </table:table-cell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-251644.90458334" calcext:value-type="float">
            <text:p>-251644.90458334</text:p>
          </table:table-cell>
          <table:table-cell office:value-type="float" office:value="-1112.0802750783" calcext:value-type="float">
            <text:p>-1112.0802750783</text:p>
          </table:table-cell>
          <table:table-cell office:value-type="float" office:value="-1.8126314305832" calcext:value-type="float">
            <text:p>-1.8126314305832</text:p>
          </table:table-cell>
          <table:table-cell table:formula="of:=-((200*PI())^2)*SIN(200*[.A41]*PI())" office:value-type="float" office:value="-251644.904583344" calcext:value-type="float">
            <text:p>-251644.904583344</text:p>
          </table:table-cell>
          <table:table-cell table:formula="of:=[.F40]+(1-0.5)*0.0001*[.E40]+0.5*0.0001*[.E41]" office:value-type="float" office:value="-1112.0802750783" calcext:value-type="float">
            <text:p>-1112.0802750783</text:p>
          </table:table-cell>
          <table:table-cell table:formula="of:=[.G40]+0.0001*[.F40]+(0.5-0.25)*0.0001^2*[.E40]+0.25*0.0001^2*[.E41]" office:value-type="float" office:value="-1.81263143058315" calcext:value-type="float">
            <text:p>-1.81263143058315</text:p>
          </table:table-cell>
          <table:table-cell table:formula="of:=[.H40]+1/2*([.A41]-[.A40])*([.E41]+[.E40])" office:value-type="float" office:value="-1112.0802750783" calcext:value-type="float">
            <text:p>-1112.0802750783</text:p>
          </table:table-cell>
          <table:table-cell table:formula="of:=[.I40]+1/2*([.A41]-[.A40])*([.H41]+[.H40])" office:value-type="float" office:value="-1.81263143058316" calcext:value-type="float">
            <text:p>-1.81263143058316</text:p>
          </table:table-cell>
          <table:table-cell table:formula="of:=200*PI()*COS(200*PI()*[.A41])" office:value-type="float" office:value="-484.127748599614" calcext:value-type="float">
            <text:p>-484.127748599614</text:p>
          </table:table-cell>
          <table:table-cell table:formula="of:=SIN(200*PI()*[.A41])" office:value-type="float" office:value="0.63742398974869" calcext:value-type="float">
            <text:p>0.6374239897486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-232048.31651685" calcext:value-type="float">
            <text:p>-232048.31651685</text:p>
          </table:table-cell>
          <table:table-cell office:value-type="float" office:value="-1136.2649361333" calcext:value-type="float">
            <text:p>-1136.2649361333</text:p>
          </table:table-cell>
          <table:table-cell office:value-type="float" office:value="-1.9250486911437" calcext:value-type="float">
            <text:p>-1.9250486911437</text:p>
          </table:table-cell>
          <table:table-cell table:formula="of:=-((200*PI())^2)*SIN(200*[.A42]*PI())" office:value-type="float" office:value="-232048.316516848" calcext:value-type="float">
            <text:p>-232048.316516848</text:p>
          </table:table-cell>
          <table:table-cell table:formula="of:=[.F41]+(1-0.5)*0.0001*[.E41]+0.5*0.0001*[.E42]" office:value-type="float" office:value="-1136.26493613331" calcext:value-type="float">
            <text:p>-1136.26493613331</text:p>
          </table:table-cell>
          <table:table-cell table:formula="of:=[.G41]+0.0001*[.F41]+(0.5-0.25)*0.0001^2*[.E41]+0.25*0.0001^2*[.E42]" office:value-type="float" office:value="-1.92504869114374" calcext:value-type="float">
            <text:p>-1.92504869114374</text:p>
          </table:table-cell>
          <table:table-cell table:formula="of:=[.H41]+1/2*([.A42]-[.A41])*([.E42]+[.E41])" office:value-type="float" office:value="-1136.26493613331" calcext:value-type="float">
            <text:p>-1136.26493613331</text:p>
          </table:table-cell>
          <table:table-cell table:formula="of:=[.I41]+1/2*([.A42]-[.A41])*([.H42]+[.H41])" office:value-type="float" office:value="-1.92504869114374" calcext:value-type="float">
            <text:p>-1.92504869114374</text:p>
          </table:table-cell>
          <table:table-cell table:formula="of:=200*PI()*COS(200*PI()*[.A42])" office:value-type="float" office:value="-508.320369231526" calcext:value-type="float">
            <text:p>-508.320369231526</text:p>
          </table:table-cell>
          <table:table-cell table:formula="of:=SIN(200*PI()*[.A42])" office:value-type="float" office:value="0.587785252292473" calcext:value-type="float">
            <text:p>0.587785252292473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-211535.93975798" calcext:value-type="float">
            <text:p>-211535.93975798</text:p>
          </table:table-cell>
          <table:table-cell office:value-type="float" office:value="-1158.4441489471" calcext:value-type="float">
            <text:p>-1158.4441489471</text:p>
          </table:table-cell>
          <table:table-cell office:value-type="float" office:value="-2.0397841453978" calcext:value-type="float">
            <text:p>-2.0397841453978</text:p>
          </table:table-cell>
          <table:table-cell table:formula="of:=-((200*PI())^2)*SIN(200*[.A43]*PI())" office:value-type="float" office:value="-211535.939757852" calcext:value-type="float">
            <text:p>-211535.939757852</text:p>
          </table:table-cell>
          <table:table-cell table:formula="of:=[.F42]+(1-0.5)*0.0001*[.E42]+0.5*0.0001*[.E43]" office:value-type="float" office:value="-1158.44414894705" calcext:value-type="float">
            <text:p>-1158.44414894705</text:p>
          </table:table-cell>
          <table:table-cell table:formula="of:=[.G42]+0.0001*[.F42]+(0.5-0.25)*0.0001^2*[.E42]+0.25*0.0001^2*[.E43]" office:value-type="float" office:value="-2.03978414539775" calcext:value-type="float">
            <text:p>-2.03978414539775</text:p>
          </table:table-cell>
          <table:table-cell table:formula="of:=[.H42]+1/2*([.A43]-[.A42])*([.E43]+[.E42])" office:value-type="float" office:value="-1158.44414894705" calcext:value-type="float">
            <text:p>-1158.44414894705</text:p>
          </table:table-cell>
          <table:table-cell table:formula="of:=[.I42]+1/2*([.A43]-[.A42])*([.H43]+[.H42])" office:value-type="float" office:value="-2.03978414539775" calcext:value-type="float">
            <text:p>-2.03978414539775</text:p>
          </table:table-cell>
          <table:table-cell table:formula="of:=200*PI()*COS(200*PI()*[.A43])" office:value-type="float" office:value="-530.506881595568" calcext:value-type="float">
            <text:p>-530.506881595568</text:p>
          </table:table-cell>
          <table:table-cell table:formula="of:=SIN(200*PI()*[.A43])" office:value-type="float" office:value="0.535826794978996" calcext:value-type="float">
            <text:p>0.535826794978996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-190188.72728619" calcext:value-type="float">
            <text:p>-190188.72728619</text:p>
          </table:table-cell>
          <table:table-cell office:value-type="float" office:value="-1178.5303822993" calcext:value-type="float">
            <text:p>-1178.5303822993</text:p>
          </table:table-cell>
          <table:table-cell office:value-type="float" office:value="-2.1566328719601" calcext:value-type="float">
            <text:p>-2.1566328719601</text:p>
          </table:table-cell>
          <table:table-cell table:formula="of:=-((200*PI())^2)*SIN(200*[.A44]*PI())" office:value-type="float" office:value="-190188.72728621" calcext:value-type="float">
            <text:p>-190188.72728621</text:p>
          </table:table-cell>
          <table:table-cell table:formula="of:=[.F43]+(1-0.5)*0.0001*[.E43]+0.5*0.0001*[.E44]" office:value-type="float" office:value="-1178.53038229925" calcext:value-type="float">
            <text:p>-1178.53038229925</text:p>
          </table:table-cell>
          <table:table-cell table:formula="of:=[.G43]+0.0001*[.F43]+(0.5-0.25)*0.0001^2*[.E43]+0.25*0.0001^2*[.E44]" office:value-type="float" office:value="-2.15663287196007" calcext:value-type="float">
            <text:p>-2.15663287196007</text:p>
          </table:table-cell>
          <table:table-cell table:formula="of:=[.H43]+1/2*([.A44]-[.A43])*([.E44]+[.E43])" office:value-type="float" office:value="-1178.53038229925" calcext:value-type="float">
            <text:p>-1178.53038229925</text:p>
          </table:table-cell>
          <table:table-cell table:formula="of:=[.I43]+1/2*([.A44]-[.A43])*([.H44]+[.H43])" office:value-type="float" office:value="-2.15663287196007" calcext:value-type="float">
            <text:p>-2.15663287196007</text:p>
          </table:table-cell>
          <table:table-cell table:formula="of:=200*PI()*COS(200*PI()*[.A44])" office:value-type="float" office:value="-550.599725663493" calcext:value-type="float">
            <text:p>-550.599725663493</text:p>
          </table:table-cell>
          <table:table-cell table:formula="of:=SIN(200*PI()*[.A44])" office:value-type="float" office:value="0.481753674101715" calcext:value-type="float">
            <text:p>0.481753674101715</text:p>
          </table:table-cell>
        </table:table-row>
        <table:table-row table:style-name="ro1">
          <table:table-cell office:value-type="float" office:value="0.0043" calcext:value-type="float">
            <text:p>0.0043</text:p>
          </table:table-cell>
          <table:table-cell office:value-type="float" office:value="-168090.92679694" calcext:value-type="float">
            <text:p>-168090.92679694</text:p>
          </table:table-cell>
          <table:table-cell office:value-type="float" office:value="-1196.4443650034" calcext:value-type="float">
            <text:p>-1196.4443650034</text:p>
          </table:table-cell>
          <table:table-cell office:value-type="float" office:value="-2.2753816093252" calcext:value-type="float">
            <text:p>-2.2753816093252</text:p>
          </table:table-cell>
          <table:table-cell table:formula="of:=-((200*PI())^2)*SIN(200*[.A45]*PI())" office:value-type="float" office:value="-168090.926796934" calcext:value-type="float">
            <text:p>-168090.926796934</text:p>
          </table:table-cell>
          <table:table-cell table:formula="of:=[.F44]+(1-0.5)*0.0001*[.E44]+0.5*0.0001*[.E45]" office:value-type="float" office:value="-1196.44436500341" calcext:value-type="float">
            <text:p>-1196.44436500341</text:p>
          </table:table-cell>
          <table:table-cell table:formula="of:=[.G44]+0.0001*[.F44]+(0.5-0.25)*0.0001^2*[.E44]+0.25*0.0001^2*[.E45]" office:value-type="float" office:value="-2.2753816093252" calcext:value-type="float">
            <text:p>-2.2753816093252</text:p>
          </table:table-cell>
          <table:table-cell table:formula="of:=[.H44]+1/2*([.A45]-[.A44])*([.E45]+[.E44])" office:value-type="float" office:value="-1196.44436500341" calcext:value-type="float">
            <text:p>-1196.44436500341</text:p>
          </table:table-cell>
          <table:table-cell table:formula="of:=[.I44]+1/2*([.A45]-[.A44])*([.H45]+[.H44])" office:value-type="float" office:value="-2.2753816093252" calcext:value-type="float">
            <text:p>-2.2753816093252</text:p>
          </table:table-cell>
          <table:table-cell table:formula="of:=200*PI()*COS(200*PI()*[.A45])" office:value-type="float" office:value="-568.519604159311" calcext:value-type="float">
            <text:p>-568.519604159311</text:p>
          </table:table-cell>
          <table:table-cell table:formula="of:=SIN(200*PI()*[.A45])" office:value-type="float" office:value="0.425779291565072" calcext:value-type="float">
            <text:p>0.425779291565072</text:p>
          </table:table-cell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-145329.74821295" calcext:value-type="float">
            <text:p>-145329.74821295</text:p>
          </table:table-cell>
          <table:table-cell office:value-type="float" office:value="-1212.1153987539" calcext:value-type="float">
            <text:p>-1212.1153987539</text:p>
          </table:table-cell>
          <table:table-cell office:value-type="float" office:value="-2.3958095975131" calcext:value-type="float">
            <text:p>-2.3958095975131</text:p>
          </table:table-cell>
          <table:table-cell table:formula="of:=-((200*PI())^2)*SIN(200*[.A46]*PI())" office:value-type="float" office:value="-145329.74821303" calcext:value-type="float">
            <text:p>-145329.74821303</text:p>
          </table:table-cell>
          <table:table-cell table:formula="of:=[.F45]+(1-0.5)*0.0001*[.E45]+0.5*0.0001*[.E46]" office:value-type="float" office:value="-1212.1153987539" calcext:value-type="float">
            <text:p>-1212.1153987539</text:p>
          </table:table-cell>
          <table:table-cell table:formula="of:=[.G45]+0.0001*[.F45]+(0.5-0.25)*0.0001^2*[.E45]+0.25*0.0001^2*[.E46]" office:value-type="float" office:value="-2.39580959751307" calcext:value-type="float">
            <text:p>-2.39580959751307</text:p>
          </table:table-cell>
          <table:table-cell table:formula="of:=[.H45]+1/2*([.A46]-[.A45])*([.E46]+[.E45])" office:value-type="float" office:value="-1212.11539875391" calcext:value-type="float">
            <text:p>-1212.11539875391</text:p>
          </table:table-cell>
          <table:table-cell table:formula="of:=[.I45]+1/2*([.A46]-[.A45])*([.H46]+[.H45])" office:value-type="float" office:value="-2.39580959751307" calcext:value-type="float">
            <text:p>-2.39580959751307</text:p>
          </table:table-cell>
          <table:table-cell table:formula="of:=200*PI()*COS(200*PI()*[.A46])" office:value-type="float" office:value="-584.195795509413" calcext:value-type="float">
            <text:p>-584.195795509413</text:p>
          </table:table-cell>
          <table:table-cell table:formula="of:=SIN(200*PI()*[.A46])" office:value-type="float" office:value="0.368124552684678" calcext:value-type="float">
            <text:p>0.368124552684678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-121995.0195077" calcext:value-type="float">
            <text:p>-121995.0195077</text:p>
          </table:table-cell>
          <table:table-cell office:value-type="float" office:value="-1225.48163714" calcext:value-type="float">
            <text:p>-1225.48163714</text:p>
          </table:table-cell>
          <table:table-cell office:value-type="float" office:value="-2.5176894493078" calcext:value-type="float">
            <text:p>-2.5176894493078</text:p>
          </table:table-cell>
          <table:table-cell table:formula="of:=-((200*PI())^2)*SIN(200*[.A47]*PI())" office:value-type="float" office:value="-121995.019507775" calcext:value-type="float">
            <text:p>-121995.019507775</text:p>
          </table:table-cell>
          <table:table-cell table:formula="of:=[.F46]+(1-0.5)*0.0001*[.E46]+0.5*0.0001*[.E47]" office:value-type="float" office:value="-1225.48163713995" calcext:value-type="float">
            <text:p>-1225.48163713995</text:p>
          </table:table-cell>
          <table:table-cell table:formula="of:=[.G46]+0.0001*[.F46]+(0.5-0.25)*0.0001^2*[.E46]+0.25*0.0001^2*[.E47]" office:value-type="float" office:value="-2.51768944930776" calcext:value-type="float">
            <text:p>-2.51768944930776</text:p>
          </table:table-cell>
          <table:table-cell table:formula="of:=[.H46]+1/2*([.A47]-[.A46])*([.E47]+[.E46])" office:value-type="float" office:value="-1225.48163713995" calcext:value-type="float">
            <text:p>-1225.48163713995</text:p>
          </table:table-cell>
          <table:table-cell table:formula="of:=[.I46]+1/2*([.A47]-[.A46])*([.H47]+[.H46])" office:value-type="float" office:value="-2.51768944930776" calcext:value-type="float">
            <text:p>-2.51768944930776</text:p>
          </table:table-cell>
          <table:table-cell table:formula="of:=200*PI()*COS(200*PI()*[.A47])" office:value-type="float" office:value="-597.566432948311" calcext:value-type="float">
            <text:p>-597.566432948311</text:p>
          </table:table-cell>
          <table:table-cell table:formula="of:=SIN(200*PI()*[.A47])" office:value-type="float" office:value="0.309016994374947" calcext:value-type="float">
            <text:p>0.309016994374947</text:p>
          </table:table-cell>
        </table:table-row>
        <table:table-row table:style-name="ro1">
          <table:table-cell office:value-type="float" office:value="0.0046" calcext:value-type="float">
            <text:p>0.0046</text:p>
          </table:table-cell>
          <table:table-cell office:value-type="float" office:value="-98178.832194764" calcext:value-type="float">
            <text:p>-98178.832194764</text:p>
          </table:table-cell>
          <table:table-cell office:value-type="float" office:value="-1236.4903297251" calcext:value-type="float">
            <text:p>-1236.4903297251</text:p>
          </table:table-cell>
          <table:table-cell office:value-type="float" office:value="-2.640788047651" calcext:value-type="float">
            <text:p>-2.640788047651</text:p>
          </table:table-cell>
          <table:table-cell table:formula="of:=-((200*PI())^2)*SIN(200*[.A48]*PI())" office:value-type="float" office:value="-98178.8321947469" calcext:value-type="float">
            <text:p>-98178.8321947469</text:p>
          </table:table-cell>
          <table:table-cell table:formula="of:=[.F47]+(1-0.5)*0.0001*[.E47]+0.5*0.0001*[.E48]" office:value-type="float" office:value="-1236.49032972507" calcext:value-type="float">
            <text:p>-1236.49032972507</text:p>
          </table:table-cell>
          <table:table-cell table:formula="of:=[.G47]+0.0001*[.F47]+(0.5-0.25)*0.0001^2*[.E47]+0.25*0.0001^2*[.E48]" office:value-type="float" office:value="-2.64078804765101" calcext:value-type="float">
            <text:p>-2.64078804765101</text:p>
          </table:table-cell>
          <table:table-cell table:formula="of:=[.H47]+1/2*([.A48]-[.A47])*([.E48]+[.E47])" office:value-type="float" office:value="-1236.49032972507" calcext:value-type="float">
            <text:p>-1236.49032972507</text:p>
          </table:table-cell>
          <table:table-cell table:formula="of:=[.I47]+1/2*([.A48]-[.A47])*([.H48]+[.H47])" office:value-type="float" office:value="-2.64078804765101" calcext:value-type="float">
            <text:p>-2.64078804765101</text:p>
          </table:table-cell>
          <table:table-cell table:formula="of:=200*PI()*COS(200*PI()*[.A48])" office:value-type="float" office:value="-608.578748678497" calcext:value-type="float">
            <text:p>-608.578748678497</text:p>
          </table:table-cell>
          <table:table-cell table:formula="of:=SIN(200*PI()*[.A48])" office:value-type="float" office:value="0.248689887164855" calcext:value-type="float">
            <text:p>0.248689887164855</text:p>
          </table:table-cell>
        </table:table-row>
        <table:table-row table:style-name="ro1">
          <table:table-cell office:value-type="float" office:value="0.0047" calcext:value-type="float">
            <text:p>0.0047</text:p>
          </table:table-cell>
          <table:table-cell office:value-type="float" office:value="-73975.177884664" calcext:value-type="float">
            <text:p>-73975.177884664</text:p>
          </table:table-cell>
          <table:table-cell office:value-type="float" office:value="-1245.098030229" calcext:value-type="float">
            <text:p>-1245.098030229</text:p>
          </table:table-cell>
          <table:table-cell office:value-type="float" office:value="-2.7648674656487" calcext:value-type="float">
            <text:p>-2.7648674656487</text:p>
          </table:table-cell>
          <table:table-cell table:formula="of:=-((200*PI())^2)*SIN(200*[.A49]*PI())" office:value-type="float" office:value="-73975.1778846871" calcext:value-type="float">
            <text:p>-73975.1778846871</text:p>
          </table:table-cell>
          <table:table-cell table:formula="of:=[.F48]+(1-0.5)*0.0001*[.E48]+0.5*0.0001*[.E49]" office:value-type="float" office:value="-1245.09803022904" calcext:value-type="float">
            <text:p>-1245.09803022904</text:p>
          </table:table-cell>
          <table:table-cell table:formula="of:=[.G48]+0.0001*[.F48]+(0.5-0.25)*0.0001^2*[.E48]+0.25*0.0001^2*[.E49]" office:value-type="float" office:value="-2.76486746564872" calcext:value-type="float">
            <text:p>-2.76486746564872</text:p>
          </table:table-cell>
          <table:table-cell table:formula="of:=[.H48]+1/2*([.A49]-[.A48])*([.E49]+[.E48])" office:value-type="float" office:value="-1245.09803022904" calcext:value-type="float">
            <text:p>-1245.09803022904</text:p>
          </table:table-cell>
          <table:table-cell table:formula="of:=[.I48]+1/2*([.A49]-[.A48])*([.H49]+[.H48])" office:value-type="float" office:value="-2.76486746564872" calcext:value-type="float">
            <text:p>-2.76486746564872</text:p>
          </table:table-cell>
          <table:table-cell table:formula="of:=200*PI()*COS(200*PI()*[.A49])" office:value-type="float" office:value="-617.189282120833" calcext:value-type="float">
            <text:p>-617.189282120833</text:p>
          </table:table-cell>
          <table:table-cell table:formula="of:=SIN(200*PI()*[.A49])" office:value-type="float" office:value="0.187381314585725" calcext:value-type="float">
            <text:p>0.187381314585725</text:p>
          </table:table-cell>
        </table:table-row>
        <table:table-row table:style-name="ro1">
          <table:table-cell office:value-type="float" office:value="0.0048" calcext:value-type="float">
            <text:p>0.0048</text:p>
          </table:table-cell>
          <table:table-cell office:value-type="float" office:value="-49479.577343617" calcext:value-type="float">
            <text:p>-49479.577343617</text:p>
          </table:table-cell>
          <table:table-cell office:value-type="float" office:value="-1251.2707679905" calcext:value-type="float">
            <text:p>-1251.2707679905</text:p>
          </table:table-cell>
          <table:table-cell office:value-type="float" office:value="-2.8896859055597" calcext:value-type="float">
            <text:p>-2.8896859055597</text:p>
          </table:table-cell>
          <table:table-cell table:formula="of:=-((200*PI())^2)*SIN(200*[.A50]*PI())" office:value-type="float" office:value="-49479.5773435606" calcext:value-type="float">
            <text:p>-49479.5773435606</text:p>
          </table:table-cell>
          <table:table-cell table:formula="of:=[.F49]+(1-0.5)*0.0001*[.E49]+0.5*0.0001*[.E50]" office:value-type="float" office:value="-1251.27076799046" calcext:value-type="float">
            <text:p>-1251.27076799046</text:p>
          </table:table-cell>
          <table:table-cell table:formula="of:=[.G49]+0.0001*[.F49]+(0.5-0.25)*0.0001^2*[.E49]+0.25*0.0001^2*[.E50]" office:value-type="float" office:value="-2.88968590555969" calcext:value-type="float">
            <text:p>-2.88968590555969</text:p>
          </table:table-cell>
          <table:table-cell table:formula="of:=[.H49]+1/2*([.A50]-[.A49])*([.E50]+[.E49])" office:value-type="float" office:value="-1251.27076799046" calcext:value-type="float">
            <text:p>-1251.27076799046</text:p>
          </table:table-cell>
          <table:table-cell table:formula="of:=[.I49]+1/2*([.A50]-[.A49])*([.H50]+[.H49])" office:value-type="float" office:value="-2.88968590555969" calcext:value-type="float">
            <text:p>-2.88968590555969</text:p>
          </table:table-cell>
          <table:table-cell table:formula="of:=200*PI()*COS(200*PI()*[.A50])" office:value-type="float" office:value="-623.364051433599" calcext:value-type="float">
            <text:p>-623.364051433599</text:p>
          </table:table-cell>
          <table:table-cell table:formula="of:=SIN(200*PI()*[.A50])" office:value-type="float" office:value="0.125333233564304" calcext:value-type="float">
            <text:p>0.125333233564304</text:p>
          </table:table-cell>
        </table:table-row>
        <table:table-row table:style-name="ro1">
          <table:table-cell office:value-type="float" office:value="0.0049" calcext:value-type="float">
            <text:p>0.0049</text:p>
          </table:table-cell>
          <table:table-cell office:value-type="float" office:value="-24788.703515637" calcext:value-type="float">
            <text:p>-24788.703515637</text:p>
          </table:table-cell>
          <table:table-cell office:value-type="float" office:value="-1254.9841820334" calcext:value-type="float">
            <text:p>-1254.9841820334</text:p>
          </table:table-cell>
          <table:table-cell office:value-type="float" office:value="-3.0149986530609" calcext:value-type="float">
            <text:p>-3.0149986530609</text:p>
          </table:table-cell>
          <table:table-cell table:formula="of:=-((200*PI())^2)*SIN(200*[.A51]*PI())" office:value-type="float" office:value="-24788.703515728" calcext:value-type="float">
            <text:p>-24788.703515728</text:p>
          </table:table-cell>
          <table:table-cell table:formula="of:=[.F50]+(1-0.5)*0.0001*[.E50]+0.5*0.0001*[.E51]" office:value-type="float" office:value="-1254.98418203342" calcext:value-type="float">
            <text:p>-1254.98418203342</text:p>
          </table:table-cell>
          <table:table-cell table:formula="of:=[.G50]+0.0001*[.F50]+(0.5-0.25)*0.0001^2*[.E50]+0.25*0.0001^2*[.E51]" office:value-type="float" office:value="-3.01499865306088" calcext:value-type="float">
            <text:p>-3.01499865306088</text:p>
          </table:table-cell>
          <table:table-cell table:formula="of:=[.H50]+1/2*([.A51]-[.A50])*([.E51]+[.E50])" office:value-type="float" office:value="-1254.98418203342" calcext:value-type="float">
            <text:p>-1254.98418203342</text:p>
          </table:table-cell>
          <table:table-cell table:formula="of:=[.I50]+1/2*([.A51]-[.A50])*([.H51]+[.H50])" office:value-type="float" office:value="-3.01499865306089" calcext:value-type="float">
            <text:p>-3.01499865306089</text:p>
          </table:table-cell>
          <table:table-cell table:formula="of:=200*PI()*COS(200*PI()*[.A51])" office:value-type="float" office:value="-627.078687623303" calcext:value-type="float">
            <text:p>-627.078687623303</text:p>
          </table:table-cell>
          <table:table-cell table:formula="of:=SIN(200*PI()*[.A51])" office:value-type="float" office:value="0.0627905195293136" calcext:value-type="float">
            <text:p>0.06279051952931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0000010943040251732" calcext:value-type="float">
            <text:p>1.0943040251732E-08</text:p>
          </table:table-cell>
          <table:table-cell office:value-type="float" office:value="-1256.2236172092" calcext:value-type="float">
            <text:p>-1256.2236172092</text:p>
          </table:table-cell>
          <table:table-cell office:value-type="float" office:value="-3.140559043023" calcext:value-type="float">
            <text:p>-3.140559043023</text:p>
          </table:table-cell>
          <table:table-cell table:formula="of:=-((200*PI())^2)*SIN(200*[.A52]*PI())" office:value-type="float" office:value="-0.0000000000483471177545789" calcext:value-type="float">
            <text:p>-4.83471177545789E-11</text:p>
          </table:table-cell>
          <table:table-cell table:formula="of:=[.F51]+(1-0.5)*0.0001*[.E51]+0.5*0.0001*[.E52]" office:value-type="float" office:value="-1256.22361720921" calcext:value-type="float">
            <text:p>-1256.22361720921</text:p>
          </table:table-cell>
          <table:table-cell table:formula="of:=[.G51]+0.0001*[.F51]+(0.5-0.25)*0.0001^2*[.E51]+0.25*0.0001^2*[.E52]" office:value-type="float" office:value="-3.14055904302302" calcext:value-type="float">
            <text:p>-3.14055904302302</text:p>
          </table:table-cell>
          <table:table-cell table:formula="of:=[.H51]+1/2*([.A52]-[.A51])*([.E52]+[.E51])" office:value-type="float" office:value="-1256.22361720921" calcext:value-type="float">
            <text:p>-1256.22361720921</text:p>
          </table:table-cell>
          <table:table-cell table:formula="of:=[.I51]+1/2*([.A52]-[.A51])*([.H52]+[.H51])" office:value-type="float" office:value="-3.14055904302302" calcext:value-type="float">
            <text:p>-3.14055904302302</text:p>
          </table:table-cell>
          <table:table-cell table:formula="of:=200*PI()*COS(200*PI()*[.A52])" office:value-type="float" office:value="-628.318530717959" calcext:value-type="float">
            <text:p>-628.318530717959</text:p>
          </table:table-cell>
          <table:table-cell table:formula="of:=SIN(200*PI()*[.A52])" office:value-type="float" office:value="1.22464679914735E-016" calcext:value-type="float">
            <text:p>1.22464679914735E-16</text:p>
          </table:table-cell>
        </table:table-row>
        <table:table-row table:style-name="ro1">
          <table:table-cell office:value-type="float" office:value="0.0051" calcext:value-type="float">
            <text:p>0.0051</text:p>
          </table:table-cell>
          <table:table-cell office:value-type="float" office:value="24788.703515794" calcext:value-type="float">
            <text:p>24788.703515794</text:p>
          </table:table-cell>
          <table:table-cell office:value-type="float" office:value="-1254.9841820334" calcext:value-type="float">
            <text:p>-1254.9841820334</text:p>
          </table:table-cell>
          <table:table-cell office:value-type="float" office:value="-3.2661194329852" calcext:value-type="float">
            <text:p>-3.2661194329852</text:p>
          </table:table-cell>
          <table:table-cell table:formula="of:=-((200*PI())^2)*SIN(200*[.A53]*PI())" office:value-type="float" office:value="24788.7035157279" calcext:value-type="float">
            <text:p>24788.7035157279</text:p>
          </table:table-cell>
          <table:table-cell table:formula="of:=[.F52]+(1-0.5)*0.0001*[.E52]+0.5*0.0001*[.E53]" office:value-type="float" office:value="-1254.98418203342" calcext:value-type="float">
            <text:p>-1254.98418203342</text:p>
          </table:table-cell>
          <table:table-cell table:formula="of:=[.G52]+0.0001*[.F52]+(0.5-0.25)*0.0001^2*[.E52]+0.25*0.0001^2*[.E53]" office:value-type="float" office:value="-3.26611943298515" calcext:value-type="float">
            <text:p>-3.26611943298515</text:p>
          </table:table-cell>
          <table:table-cell table:formula="of:=[.H52]+1/2*([.A53]-[.A52])*([.E53]+[.E52])" office:value-type="float" office:value="-1254.98418203342" calcext:value-type="float">
            <text:p>-1254.98418203342</text:p>
          </table:table-cell>
          <table:table-cell table:formula="of:=[.I52]+1/2*([.A53]-[.A52])*([.H53]+[.H52])" office:value-type="float" office:value="-3.26611943298515" calcext:value-type="float">
            <text:p>-3.26611943298515</text:p>
          </table:table-cell>
          <table:table-cell table:formula="of:=200*PI()*COS(200*PI()*[.A53])" office:value-type="float" office:value="-627.078687623303" calcext:value-type="float">
            <text:p>-627.078687623303</text:p>
          </table:table-cell>
          <table:table-cell table:formula="of:=SIN(200*PI()*[.A53])" office:value-type="float" office:value="-0.0627905195293138" calcext:value-type="float">
            <text:p>-0.062790519529314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49479.577343646" calcext:value-type="float">
            <text:p>49479.577343646</text:p>
          </table:table-cell>
          <table:table-cell office:value-type="float" office:value="-1251.2707679904" calcext:value-type="float">
            <text:p>-1251.2707679904</text:p>
          </table:table-cell>
          <table:table-cell office:value-type="float" office:value="-3.3914321804864" calcext:value-type="float">
            <text:p>-3.3914321804864</text:p>
          </table:table-cell>
          <table:table-cell table:formula="of:=-((200*PI())^2)*SIN(200*[.A54]*PI())" office:value-type="float" office:value="49479.5773435607" calcext:value-type="float">
            <text:p>49479.5773435607</text:p>
          </table:table-cell>
          <table:table-cell table:formula="of:=[.F53]+(1-0.5)*0.0001*[.E53]+0.5*0.0001*[.E54]" office:value-type="float" office:value="-1251.27076799046" calcext:value-type="float">
            <text:p>-1251.27076799046</text:p>
          </table:table-cell>
          <table:table-cell table:formula="of:=[.G53]+0.0001*[.F53]+(0.5-0.25)*0.0001^2*[.E53]+0.25*0.0001^2*[.E54]" office:value-type="float" office:value="-3.39143218048634" calcext:value-type="float">
            <text:p>-3.39143218048634</text:p>
          </table:table-cell>
          <table:table-cell table:formula="of:=[.H53]+1/2*([.A54]-[.A53])*([.E54]+[.E53])" office:value-type="float" office:value="-1251.27076799046" calcext:value-type="float">
            <text:p>-1251.27076799046</text:p>
          </table:table-cell>
          <table:table-cell table:formula="of:=[.I53]+1/2*([.A54]-[.A53])*([.H54]+[.H53])" office:value-type="float" office:value="-3.39143218048634" calcext:value-type="float">
            <text:p>-3.39143218048634</text:p>
          </table:table-cell>
          <table:table-cell table:formula="of:=200*PI()*COS(200*PI()*[.A54])" office:value-type="float" office:value="-623.364051433599" calcext:value-type="float">
            <text:p>-623.364051433599</text:p>
          </table:table-cell>
          <table:table-cell table:formula="of:=SIN(200*PI()*[.A54])" office:value-type="float" office:value="-0.125333233564305" calcext:value-type="float">
            <text:p>-0.125333233564305</text:p>
          </table:table-cell>
        </table:table-row>
        <table:table-row table:style-name="ro1">
          <table:table-cell office:value-type="float" office:value="0.0053" calcext:value-type="float">
            <text:p>0.0053</text:p>
          </table:table-cell>
          <table:table-cell office:value-type="float" office:value="73975.177884627" calcext:value-type="float">
            <text:p>73975.177884627</text:p>
          </table:table-cell>
          <table:table-cell office:value-type="float" office:value="-1245.098030229" calcext:value-type="float">
            <text:p>-1245.098030229</text:p>
          </table:table-cell>
          <table:table-cell office:value-type="float" office:value="-3.5162506203973" calcext:value-type="float">
            <text:p>-3.5162506203973</text:p>
          </table:table-cell>
          <table:table-cell table:formula="of:=-((200*PI())^2)*SIN(200*[.A55]*PI())" office:value-type="float" office:value="73975.1778846872" calcext:value-type="float">
            <text:p>73975.1778846872</text:p>
          </table:table-cell>
          <table:table-cell table:formula="of:=[.F54]+(1-0.5)*0.0001*[.E54]+0.5*0.0001*[.E55]" office:value-type="float" office:value="-1245.09803022904" calcext:value-type="float">
            <text:p>-1245.09803022904</text:p>
          </table:table-cell>
          <table:table-cell table:formula="of:=[.G54]+0.0001*[.F54]+(0.5-0.25)*0.0001^2*[.E54]+0.25*0.0001^2*[.E55]" office:value-type="float" office:value="-3.51625062039732" calcext:value-type="float">
            <text:p>-3.51625062039732</text:p>
          </table:table-cell>
          <table:table-cell table:formula="of:=[.H54]+1/2*([.A55]-[.A54])*([.E55]+[.E54])" office:value-type="float" office:value="-1245.09803022904" calcext:value-type="float">
            <text:p>-1245.09803022904</text:p>
          </table:table-cell>
          <table:table-cell table:formula="of:=[.I54]+1/2*([.A55]-[.A54])*([.H55]+[.H54])" office:value-type="float" office:value="-3.51625062039732" calcext:value-type="float">
            <text:p>-3.51625062039732</text:p>
          </table:table-cell>
          <table:table-cell table:formula="of:=200*PI()*COS(200*PI()*[.A55])" office:value-type="float" office:value="-617.189282120833" calcext:value-type="float">
            <text:p>-617.189282120833</text:p>
          </table:table-cell>
          <table:table-cell table:formula="of:=SIN(200*PI()*[.A55])" office:value-type="float" office:value="-0.187381314585725" calcext:value-type="float">
            <text:p>-0.187381314585725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98178.832194794" calcext:value-type="float">
            <text:p>98178.832194794</text:p>
          </table:table-cell>
          <table:table-cell office:value-type="float" office:value="-1236.4903297251" calcext:value-type="float">
            <text:p>-1236.4903297251</text:p>
          </table:table-cell>
          <table:table-cell office:value-type="float" office:value="-3.640330038395" calcext:value-type="float">
            <text:p>-3.640330038395</text:p>
          </table:table-cell>
          <table:table-cell table:formula="of:=-((200*PI())^2)*SIN(200*[.A56]*PI())" office:value-type="float" office:value="98178.8321947468" calcext:value-type="float">
            <text:p>98178.8321947468</text:p>
          </table:table-cell>
          <table:table-cell table:formula="of:=[.F55]+(1-0.5)*0.0001*[.E55]+0.5*0.0001*[.E56]" office:value-type="float" office:value="-1236.49032972507" calcext:value-type="float">
            <text:p>-1236.49032972507</text:p>
          </table:table-cell>
          <table:table-cell table:formula="of:=[.G55]+0.0001*[.F55]+(0.5-0.25)*0.0001^2*[.E55]+0.25*0.0001^2*[.E56]" office:value-type="float" office:value="-3.64033003839502" calcext:value-type="float">
            <text:p>-3.64033003839502</text:p>
          </table:table-cell>
          <table:table-cell table:formula="of:=[.H55]+1/2*([.A56]-[.A55])*([.E56]+[.E55])" office:value-type="float" office:value="-1236.49032972507" calcext:value-type="float">
            <text:p>-1236.49032972507</text:p>
          </table:table-cell>
          <table:table-cell table:formula="of:=[.I55]+1/2*([.A56]-[.A55])*([.H56]+[.H55])" office:value-type="float" office:value="-3.64033003839502" calcext:value-type="float">
            <text:p>-3.64033003839502</text:p>
          </table:table-cell>
          <table:table-cell table:formula="of:=200*PI()*COS(200*PI()*[.A56])" office:value-type="float" office:value="-608.578748678497" calcext:value-type="float">
            <text:p>-608.578748678497</text:p>
          </table:table-cell>
          <table:table-cell table:formula="of:=SIN(200*PI()*[.A56])" office:value-type="float" office:value="-0.248689887164855" calcext:value-type="float">
            <text:p>-0.248689887164855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121995.01950786" calcext:value-type="float">
            <text:p>121995.01950786</text:p>
          </table:table-cell>
          <table:table-cell office:value-type="float" office:value="-1225.4816371399" calcext:value-type="float">
            <text:p>-1225.4816371399</text:p>
          </table:table-cell>
          <table:table-cell office:value-type="float" office:value="-3.7634286367383" calcext:value-type="float">
            <text:p>-3.7634286367383</text:p>
          </table:table-cell>
          <table:table-cell table:formula="of:=-((200*PI())^2)*SIN(200*[.A57]*PI())" office:value-type="float" office:value="121995.019507776" calcext:value-type="float">
            <text:p>121995.019507776</text:p>
          </table:table-cell>
          <table:table-cell table:formula="of:=[.F56]+(1-0.5)*0.0001*[.E56]+0.5*0.0001*[.E57]" office:value-type="float" office:value="-1225.48163713995" calcext:value-type="float">
            <text:p>-1225.48163713995</text:p>
          </table:table-cell>
          <table:table-cell table:formula="of:=[.G56]+0.0001*[.F56]+(0.5-0.25)*0.0001^2*[.E56]+0.25*0.0001^2*[.E57]" office:value-type="float" office:value="-3.76342863673827" calcext:value-type="float">
            <text:p>-3.76342863673827</text:p>
          </table:table-cell>
          <table:table-cell table:formula="of:=[.H56]+1/2*([.A57]-[.A56])*([.E57]+[.E56])" office:value-type="float" office:value="-1225.48163713995" calcext:value-type="float">
            <text:p>-1225.48163713995</text:p>
          </table:table-cell>
          <table:table-cell table:formula="of:=[.I56]+1/2*([.A57]-[.A56])*([.H57]+[.H56])" office:value-type="float" office:value="-3.76342863673827" calcext:value-type="float">
            <text:p>-3.76342863673827</text:p>
          </table:table-cell>
          <table:table-cell table:formula="of:=200*PI()*COS(200*PI()*[.A57])" office:value-type="float" office:value="-597.566432948311" calcext:value-type="float">
            <text:p>-597.566432948311</text:p>
          </table:table-cell>
          <table:table-cell table:formula="of:=SIN(200*PI()*[.A57])" office:value-type="float" office:value="-0.309016994374948" calcext:value-type="float">
            <text:p>-0.309016994374948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145329.74821297" calcext:value-type="float">
            <text:p>145329.74821297</text:p>
          </table:table-cell>
          <table:table-cell office:value-type="float" office:value="-1212.1153987539" calcext:value-type="float">
            <text:p>-1212.1153987539</text:p>
          </table:table-cell>
          <table:table-cell office:value-type="float" office:value="-3.885308488533" calcext:value-type="float">
            <text:p>-3.885308488533</text:p>
          </table:table-cell>
          <table:table-cell table:formula="of:=-((200*PI())^2)*SIN(200*[.A58]*PI())" office:value-type="float" office:value="145329.74821303" calcext:value-type="float">
            <text:p>145329.74821303</text:p>
          </table:table-cell>
          <table:table-cell table:formula="of:=[.F57]+(1-0.5)*0.0001*[.E57]+0.5*0.0001*[.E58]" office:value-type="float" office:value="-1212.1153987539" calcext:value-type="float">
            <text:p>-1212.1153987539</text:p>
          </table:table-cell>
          <table:table-cell table:formula="of:=[.G57]+0.0001*[.F57]+(0.5-0.25)*0.0001^2*[.E57]+0.25*0.0001^2*[.E58]" office:value-type="float" office:value="-3.88530848853296" calcext:value-type="float">
            <text:p>-3.88530848853296</text:p>
          </table:table-cell>
          <table:table-cell table:formula="of:=[.H57]+1/2*([.A58]-[.A57])*([.E58]+[.E57])" office:value-type="float" office:value="-1212.11539875391" calcext:value-type="float">
            <text:p>-1212.11539875391</text:p>
          </table:table-cell>
          <table:table-cell table:formula="of:=[.I57]+1/2*([.A58]-[.A57])*([.H58]+[.H57])" office:value-type="float" office:value="-3.88530848853297" calcext:value-type="float">
            <text:p>-3.88530848853297</text:p>
          </table:table-cell>
          <table:table-cell table:formula="of:=200*PI()*COS(200*PI()*[.A58])" office:value-type="float" office:value="-584.195795509413" calcext:value-type="float">
            <text:p>-584.195795509413</text:p>
          </table:table-cell>
          <table:table-cell table:formula="of:=SIN(200*PI()*[.A58])" office:value-type="float" office:value="-0.368124552684678" calcext:value-type="float">
            <text:p>-0.368124552684678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168090.92679693" calcext:value-type="float">
            <text:p>168090.92679693</text:p>
          </table:table-cell>
          <table:table-cell office:value-type="float" office:value="-1196.4443650034" calcext:value-type="float">
            <text:p>-1196.4443650034</text:p>
          </table:table-cell>
          <table:table-cell office:value-type="float" office:value="-4.0057364767208" calcext:value-type="float">
            <text:p>-4.0057364767208</text:p>
          </table:table-cell>
          <table:table-cell table:formula="of:=-((200*PI())^2)*SIN(200*[.A59]*PI())" office:value-type="float" office:value="168090.926796934" calcext:value-type="float">
            <text:p>168090.926796934</text:p>
          </table:table-cell>
          <table:table-cell table:formula="of:=[.F58]+(1-0.5)*0.0001*[.E58]+0.5*0.0001*[.E59]" office:value-type="float" office:value="-1196.44436500341" calcext:value-type="float">
            <text:p>-1196.44436500341</text:p>
          </table:table-cell>
          <table:table-cell table:formula="of:=[.G58]+0.0001*[.F58]+(0.5-0.25)*0.0001^2*[.E58]+0.25*0.0001^2*[.E59]" office:value-type="float" office:value="-4.00573647672083" calcext:value-type="float">
            <text:p>-4.00573647672083</text:p>
          </table:table-cell>
          <table:table-cell table:formula="of:=[.H58]+1/2*([.A59]-[.A58])*([.E59]+[.E58])" office:value-type="float" office:value="-1196.44436500341" calcext:value-type="float">
            <text:p>-1196.44436500341</text:p>
          </table:table-cell>
          <table:table-cell table:formula="of:=[.I58]+1/2*([.A59]-[.A58])*([.H59]+[.H58])" office:value-type="float" office:value="-4.00573647672083" calcext:value-type="float">
            <text:p>-4.00573647672083</text:p>
          </table:table-cell>
          <table:table-cell table:formula="of:=200*PI()*COS(200*PI()*[.A59])" office:value-type="float" office:value="-568.519604159311" calcext:value-type="float">
            <text:p>-568.519604159311</text:p>
          </table:table-cell>
          <table:table-cell table:formula="of:=SIN(200*PI()*[.A59])" office:value-type="float" office:value="-0.425779291565073" calcext:value-type="float">
            <text:p>-0.425779291565073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190188.72728638" calcext:value-type="float">
            <text:p>190188.72728638</text:p>
          </table:table-cell>
          <table:table-cell office:value-type="float" office:value="-1178.5303822992" calcext:value-type="float">
            <text:p>-1178.5303822992</text:p>
          </table:table-cell>
          <table:table-cell office:value-type="float" office:value="-4.124485214086" calcext:value-type="float">
            <text:p>-4.124485214086</text:p>
          </table:table-cell>
          <table:table-cell table:formula="of:=-((200*PI())^2)*SIN(200*[.A60]*PI())" office:value-type="float" office:value="190188.72728621" calcext:value-type="float">
            <text:p>190188.72728621</text:p>
          </table:table-cell>
          <table:table-cell table:formula="of:=[.F59]+(1-0.5)*0.0001*[.E59]+0.5*0.0001*[.E60]" office:value-type="float" office:value="-1178.53038229925" calcext:value-type="float">
            <text:p>-1178.53038229925</text:p>
          </table:table-cell>
          <table:table-cell table:formula="of:=[.G59]+0.0001*[.F59]+(0.5-0.25)*0.0001^2*[.E59]+0.25*0.0001^2*[.E60]" office:value-type="float" office:value="-4.12448521408596" calcext:value-type="float">
            <text:p>-4.12448521408596</text:p>
          </table:table-cell>
          <table:table-cell table:formula="of:=[.H59]+1/2*([.A60]-[.A59])*([.E60]+[.E59])" office:value-type="float" office:value="-1178.53038229925" calcext:value-type="float">
            <text:p>-1178.53038229925</text:p>
          </table:table-cell>
          <table:table-cell table:formula="of:=[.I59]+1/2*([.A60]-[.A59])*([.H60]+[.H59])" office:value-type="float" office:value="-4.12448521408597" calcext:value-type="float">
            <text:p>-4.12448521408597</text:p>
          </table:table-cell>
          <table:table-cell table:formula="of:=200*PI()*COS(200*PI()*[.A60])" office:value-type="float" office:value="-550.599725663493" calcext:value-type="float">
            <text:p>-550.599725663493</text:p>
          </table:table-cell>
          <table:table-cell table:formula="of:=SIN(200*PI()*[.A60])" office:value-type="float" office:value="-0.481753674101715" calcext:value-type="float">
            <text:p>-0.481753674101715</text:p>
          </table:table-cell>
        </table:table-row>
        <table:table-row table:style-name="ro1">
          <table:table-cell office:value-type="float" office:value="0.0059" calcext:value-type="float">
            <text:p>0.0059</text:p>
          </table:table-cell>
          <table:table-cell office:value-type="float" office:value="211535.93975795" calcext:value-type="float">
            <text:p>211535.93975795</text:p>
          </table:table-cell>
          <table:table-cell office:value-type="float" office:value="-1158.444148947" calcext:value-type="float">
            <text:p>-1158.444148947</text:p>
          </table:table-cell>
          <table:table-cell office:value-type="float" office:value="-4.2413339406483" calcext:value-type="float">
            <text:p>-4.2413339406483</text:p>
          </table:table-cell>
          <table:table-cell table:formula="of:=-((200*PI())^2)*SIN(200*[.A61]*PI())" office:value-type="float" office:value="211535.939757852" calcext:value-type="float">
            <text:p>211535.939757852</text:p>
          </table:table-cell>
          <table:table-cell table:formula="of:=[.F60]+(1-0.5)*0.0001*[.E60]+0.5*0.0001*[.E61]" office:value-type="float" office:value="-1158.44414894705" calcext:value-type="float">
            <text:p>-1158.44414894705</text:p>
          </table:table-cell>
          <table:table-cell table:formula="of:=[.G60]+0.0001*[.F60]+(0.5-0.25)*0.0001^2*[.E60]+0.25*0.0001^2*[.E61]" office:value-type="float" office:value="-4.24133394064828" calcext:value-type="float">
            <text:p>-4.24133394064828</text:p>
          </table:table-cell>
          <table:table-cell table:formula="of:=[.H60]+1/2*([.A61]-[.A60])*([.E61]+[.E60])" office:value-type="float" office:value="-1158.44414894705" calcext:value-type="float">
            <text:p>-1158.44414894705</text:p>
          </table:table-cell>
          <table:table-cell table:formula="of:=[.I60]+1/2*([.A61]-[.A60])*([.H61]+[.H60])" office:value-type="float" office:value="-4.24133394064828" calcext:value-type="float">
            <text:p>-4.24133394064828</text:p>
          </table:table-cell>
          <table:table-cell table:formula="of:=200*PI()*COS(200*PI()*[.A61])" office:value-type="float" office:value="-530.506881595568" calcext:value-type="float">
            <text:p>-530.506881595568</text:p>
          </table:table-cell>
          <table:table-cell table:formula="of:=SIN(200*PI()*[.A61])" office:value-type="float" office:value="-0.535826794978996" calcext:value-type="float">
            <text:p>-0.535826794978996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232048.31651699" calcext:value-type="float">
            <text:p>232048.31651699</text:p>
          </table:table-cell>
          <table:table-cell office:value-type="float" office:value="-1136.2649361333" calcext:value-type="float">
            <text:p>-1136.2649361333</text:p>
          </table:table-cell>
          <table:table-cell office:value-type="float" office:value="-4.3560693949023" calcext:value-type="float">
            <text:p>-4.3560693949023</text:p>
          </table:table-cell>
          <table:table-cell table:formula="of:=-((200*PI())^2)*SIN(200*[.A62]*PI())" office:value-type="float" office:value="232048.316516848" calcext:value-type="float">
            <text:p>232048.316516848</text:p>
          </table:table-cell>
          <table:table-cell table:formula="of:=[.F61]+(1-0.5)*0.0001*[.E61]+0.5*0.0001*[.E62]" office:value-type="float" office:value="-1136.26493613331" calcext:value-type="float">
            <text:p>-1136.26493613331</text:p>
          </table:table-cell>
          <table:table-cell table:formula="of:=[.G61]+0.0001*[.F61]+(0.5-0.25)*0.0001^2*[.E61]+0.25*0.0001^2*[.E62]" office:value-type="float" office:value="-4.3560693949023" calcext:value-type="float">
            <text:p>-4.3560693949023</text:p>
          </table:table-cell>
          <table:table-cell table:formula="of:=[.H61]+1/2*([.A62]-[.A61])*([.E62]+[.E61])" office:value-type="float" office:value="-1136.26493613331" calcext:value-type="float">
            <text:p>-1136.26493613331</text:p>
          </table:table-cell>
          <table:table-cell table:formula="of:=[.I61]+1/2*([.A62]-[.A61])*([.H62]+[.H61])" office:value-type="float" office:value="-4.3560693949023" calcext:value-type="float">
            <text:p>-4.3560693949023</text:p>
          </table:table-cell>
          <table:table-cell table:formula="of:=200*PI()*COS(200*PI()*[.A62])" office:value-type="float" office:value="-508.320369231526" calcext:value-type="float">
            <text:p>-508.320369231526</text:p>
          </table:table-cell>
          <table:table-cell table:formula="of:=SIN(200*PI()*[.A62])" office:value-type="float" office:value="-0.587785252292473" calcext:value-type="float">
            <text:p>-0.587785252292473</text:p>
          </table:table-cell>
        </table:table-row>
        <table:table-row table:style-name="ro1">
          <table:table-cell office:value-type="float" office:value="0.0061" calcext:value-type="float">
            <text:p>0.0061</text:p>
          </table:table-cell>
          <table:table-cell office:value-type="float" office:value="251644.90458326" calcext:value-type="float">
            <text:p>251644.90458326</text:p>
          </table:table-cell>
          <table:table-cell office:value-type="float" office:value="-1112.0802750782" calcext:value-type="float">
            <text:p>-1112.0802750782</text:p>
          </table:table-cell>
          <table:table-cell office:value-type="float" office:value="-4.4684866554629" calcext:value-type="float">
            <text:p>-4.4684866554629</text:p>
          </table:table-cell>
          <table:table-cell table:formula="of:=-((200*PI())^2)*SIN(200*[.A63]*PI())" office:value-type="float" office:value="251644.904583344" calcext:value-type="float">
            <text:p>251644.904583344</text:p>
          </table:table-cell>
          <table:table-cell table:formula="of:=[.F62]+(1-0.5)*0.0001*[.E62]+0.5*0.0001*[.E63]" office:value-type="float" office:value="-1112.0802750783" calcext:value-type="float">
            <text:p>-1112.0802750783</text:p>
          </table:table-cell>
          <table:table-cell table:formula="of:=[.G62]+0.0001*[.F62]+(0.5-0.25)*0.0001^2*[.E62]+0.25*0.0001^2*[.E63]" office:value-type="float" office:value="-4.46848665546288" calcext:value-type="float">
            <text:p>-4.46848665546288</text:p>
          </table:table-cell>
          <table:table-cell table:formula="of:=[.H62]+1/2*([.A63]-[.A62])*([.E63]+[.E62])" office:value-type="float" office:value="-1112.0802750783" calcext:value-type="float">
            <text:p>-1112.0802750783</text:p>
          </table:table-cell>
          <table:table-cell table:formula="of:=[.I62]+1/2*([.A63]-[.A62])*([.H63]+[.H62])" office:value-type="float" office:value="-4.46848665546288" calcext:value-type="float">
            <text:p>-4.46848665546288</text:p>
          </table:table-cell>
          <table:table-cell table:formula="of:=200*PI()*COS(200*PI()*[.A63])" office:value-type="float" office:value="-484.127748599614" calcext:value-type="float">
            <text:p>-484.127748599614</text:p>
          </table:table-cell>
          <table:table-cell table:formula="of:=SIN(200*PI()*[.A63])" office:value-type="float" office:value="-0.63742398974869" calcext:value-type="float">
            <text:p>-0.63742398974869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270248.36517694" calcext:value-type="float">
            <text:p>270248.36517694</text:p>
          </table:table-cell>
          <table:table-cell office:value-type="float" office:value="-1085.9856115902" calcext:value-type="float">
            <text:p>-1085.9856115902</text:p>
          </table:table-cell>
          <table:table-cell office:value-type="float" office:value="-4.5783899497963" calcext:value-type="float">
            <text:p>-4.5783899497963</text:p>
          </table:table-cell>
          <table:table-cell table:formula="of:=-((200*PI())^2)*SIN(200*[.A64]*PI())" office:value-type="float" office:value="270248.365177071" calcext:value-type="float">
            <text:p>270248.365177071</text:p>
          </table:table-cell>
          <table:table-cell table:formula="of:=[.F63]+(1-0.5)*0.0001*[.E63]+0.5*0.0001*[.E64]" office:value-type="float" office:value="-1085.98561159028" calcext:value-type="float">
            <text:p>-1085.98561159028</text:p>
          </table:table-cell>
          <table:table-cell table:formula="of:=[.G63]+0.0001*[.F63]+(0.5-0.25)*0.0001^2*[.E63]+0.25*0.0001^2*[.E64]" office:value-type="float" office:value="-4.57838994979631" calcext:value-type="float">
            <text:p>-4.57838994979631</text:p>
          </table:table-cell>
          <table:table-cell table:formula="of:=[.H63]+1/2*([.A64]-[.A63])*([.E64]+[.E63])" office:value-type="float" office:value="-1085.98561159028" calcext:value-type="float">
            <text:p>-1085.98561159028</text:p>
          </table:table-cell>
          <table:table-cell table:formula="of:=[.I63]+1/2*([.A64]-[.A63])*([.H64]+[.H63])" office:value-type="float" office:value="-4.57838994979631" calcext:value-type="float">
            <text:p>-4.57838994979631</text:p>
          </table:table-cell>
          <table:table-cell table:formula="of:=200*PI()*COS(200*PI()*[.A64])" office:value-type="float" office:value="-458.024496920908" calcext:value-type="float">
            <text:p>-458.024496920908</text:p>
          </table:table-cell>
          <table:table-cell table:formula="of:=SIN(200*PI()*[.A64])" office:value-type="float" office:value="-0.684547105928689" calcext:value-type="float">
            <text:p>-0.684547105928689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287785.2789383" calcext:value-type="float">
            <text:p>287785.2789383</text:p>
          </table:table-cell>
          <table:table-cell office:value-type="float" office:value="-1058.0839293845" calcext:value-type="float">
            <text:p>-1058.0839293845</text:p>
          </table:table-cell>
          <table:table-cell office:value-type="float" office:value="-4.685593426845" calcext:value-type="float">
            <text:p>-4.685593426845</text:p>
          </table:table-cell>
          <table:table-cell table:formula="of:=-((200*PI())^2)*SIN(200*[.A65]*PI())" office:value-type="float" office:value="287785.278938177" calcext:value-type="float">
            <text:p>287785.278938177</text:p>
          </table:table-cell>
          <table:table-cell table:formula="of:=[.F64]+(1-0.5)*0.0001*[.E64]+0.5*0.0001*[.E65]" office:value-type="float" office:value="-1058.08392938452" calcext:value-type="float">
            <text:p>-1058.08392938452</text:p>
          </table:table-cell>
          <table:table-cell table:formula="of:=[.G64]+0.0001*[.F64]+(0.5-0.25)*0.0001^2*[.E64]+0.25*0.0001^2*[.E65]" office:value-type="float" office:value="-4.68559342684505" calcext:value-type="float">
            <text:p>-4.68559342684505</text:p>
          </table:table-cell>
          <table:table-cell table:formula="of:=[.H64]+1/2*([.A65]-[.A64])*([.E65]+[.E64])" office:value-type="float" office:value="-1058.08392938452" calcext:value-type="float">
            <text:p>-1058.08392938452</text:p>
          </table:table-cell>
          <table:table-cell table:formula="of:=[.I64]+1/2*([.A65]-[.A64])*([.H65]+[.H64])" office:value-type="float" office:value="-4.68559342684505" calcext:value-type="float">
            <text:p>-4.68559342684505</text:p>
          </table:table-cell>
          <table:table-cell table:formula="of:=200*PI()*COS(200*PI()*[.A65])" office:value-type="float" office:value="-430.113631804344" calcext:value-type="float">
            <text:p>-430.113631804344</text:p>
          </table:table-cell>
          <table:table-cell table:formula="of:=SIN(200*PI()*[.A65])" office:value-type="float" office:value="-0.728968627421412" calcext:value-type="float">
            <text:p>-0.728968627421412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304186.43567982" calcext:value-type="float">
            <text:p>304186.43567982</text:p>
          </table:table-cell>
          <table:table-cell office:value-type="float" office:value="-1028.4853436536" calcext:value-type="float">
            <text:p>-1028.4853436536</text:p>
          </table:table-cell>
          <table:table-cell office:value-type="float" office:value="-4.7899218904969" calcext:value-type="float">
            <text:p>-4.7899218904969</text:p>
          </table:table-cell>
          <table:table-cell table:formula="of:=-((200*PI())^2)*SIN(200*[.A66]*PI())" office:value-type="float" office:value="304186.435679903" calcext:value-type="float">
            <text:p>304186.435679903</text:p>
          </table:table-cell>
          <table:table-cell table:formula="of:=[.F65]+(1-0.5)*0.0001*[.E65]+0.5*0.0001*[.E66]" office:value-type="float" office:value="-1028.48534365361" calcext:value-type="float">
            <text:p>-1028.48534365361</text:p>
          </table:table-cell>
          <table:table-cell table:formula="of:=[.G65]+0.0001*[.F65]+(0.5-0.25)*0.0001^2*[.E65]+0.25*0.0001^2*[.E66]" office:value-type="float" office:value="-4.78992189049695" calcext:value-type="float">
            <text:p>-4.78992189049695</text:p>
          </table:table-cell>
          <table:table-cell table:formula="of:=[.H65]+1/2*([.A66]-[.A65])*([.E66]+[.E65])" office:value-type="float" office:value="-1028.48534365362" calcext:value-type="float">
            <text:p>-1028.48534365362</text:p>
          </table:table-cell>
          <table:table-cell table:formula="of:=[.I65]+1/2*([.A66]-[.A65])*([.H66]+[.H65])" office:value-type="float" office:value="-4.78992189049696" calcext:value-type="float">
            <text:p>-4.78992189049696</text:p>
          </table:table-cell>
          <table:table-cell table:formula="of:=200*PI()*COS(200*PI()*[.A66])" office:value-type="float" office:value="-400.505304683276" calcext:value-type="float">
            <text:p>-400.505304683276</text:p>
          </table:table-cell>
          <table:table-cell table:formula="of:=SIN(200*PI()*[.A66])" office:value-type="float" office:value="-0.770513242775789" calcext:value-type="float">
            <text:p>-0.770513242775789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319387.1075294" calcext:value-type="float">
            <text:p>319387.1075294</text:p>
          </table:table-cell>
          <table:table-cell office:value-type="float" office:value="-997.30666649311" calcext:value-type="float">
            <text:p>-997.30666649311</text:p>
          </table:table-cell>
          <table:table-cell office:value-type="float" office:value="-4.8912114910043" calcext:value-type="float">
            <text:p>-4.8912114910043</text:p>
          </table:table-cell>
          <table:table-cell table:formula="of:=-((200*PI())^2)*SIN(200*[.A67]*PI())" office:value-type="float" office:value="319387.107529563" calcext:value-type="float">
            <text:p>319387.107529563</text:p>
          </table:table-cell>
          <table:table-cell table:formula="of:=[.F66]+(1-0.5)*0.0001*[.E66]+0.5*0.0001*[.E67]" office:value-type="float" office:value="-997.306666493141" calcext:value-type="float">
            <text:p>-997.306666493141</text:p>
          </table:table-cell>
          <table:table-cell table:formula="of:=[.G66]+0.0001*[.F66]+(0.5-0.25)*0.0001^2*[.E66]+0.25*0.0001^2*[.E67]" office:value-type="float" office:value="-4.89121149100429" calcext:value-type="float">
            <text:p>-4.89121149100429</text:p>
          </table:table-cell>
          <table:table-cell table:formula="of:=[.H66]+1/2*([.A67]-[.A66])*([.E67]+[.E66])" office:value-type="float" office:value="-997.306666493142" calcext:value-type="float">
            <text:p>-997.306666493142</text:p>
          </table:table-cell>
          <table:table-cell table:formula="of:=[.I66]+1/2*([.A67]-[.A66])*([.H67]+[.H66])" office:value-type="float" office:value="-4.89121149100429" calcext:value-type="float">
            <text:p>-4.89121149100429</text:p>
          </table:table-cell>
          <table:table-cell table:formula="of:=200*PI()*COS(200*PI()*[.A67])" office:value-type="float" office:value="-369.316366098091" calcext:value-type="float">
            <text:p>-369.316366098091</text:p>
          </table:table-cell>
          <table:table-cell table:formula="of:=SIN(200*PI()*[.A67])" office:value-type="float" office:value="-0.809016994374948" calcext:value-type="float">
            <text:p>-0.809016994374948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333327.30437999" calcext:value-type="float">
            <text:p>333327.30437999</text:p>
          </table:table-cell>
          <table:table-cell office:value-type="float" office:value="-964.67094589764" calcext:value-type="float">
            <text:p>-964.67094589764</text:p>
          </table:table-cell>
          <table:table-cell office:value-type="float" office:value="-4.9893103716238" calcext:value-type="float">
            <text:p>-4.9893103716238</text:p>
          </table:table-cell>
          <table:table-cell table:formula="of:=-((200*PI())^2)*SIN(200*[.A68]*PI())" office:value-type="float" office:value="333327.304379894" calcext:value-type="float">
            <text:p>333327.304379894</text:p>
          </table:table-cell>
          <table:table-cell table:formula="of:=[.F67]+(1-0.5)*0.0001*[.E67]+0.5*0.0001*[.E68]" office:value-type="float" office:value="-964.670945897669" calcext:value-type="float">
            <text:p>-964.670945897669</text:p>
          </table:table-cell>
          <table:table-cell table:formula="of:=[.G67]+0.0001*[.F67]+(0.5-0.25)*0.0001^2*[.E67]+0.25*0.0001^2*[.E68]" office:value-type="float" office:value="-4.98931037162383" calcext:value-type="float">
            <text:p>-4.98931037162383</text:p>
          </table:table-cell>
          <table:table-cell table:formula="of:=[.H67]+1/2*([.A68]-[.A67])*([.E68]+[.E67])" office:value-type="float" office:value="-964.670945897669" calcext:value-type="float">
            <text:p>-964.670945897669</text:p>
          </table:table-cell>
          <table:table-cell table:formula="of:=[.I67]+1/2*([.A68]-[.A67])*([.H68]+[.H67])" office:value-type="float" office:value="-4.98931037162383" calcext:value-type="float">
            <text:p>-4.98931037162383</text:p>
          </table:table-cell>
          <table:table-cell table:formula="of:=200*PI()*COS(200*PI()*[.A68])" office:value-type="float" office:value="-336.669904540516" calcext:value-type="float">
            <text:p>-336.669904540516</text:p>
          </table:table-cell>
          <table:table-cell table:formula="of:=SIN(200*PI()*[.A68])" office:value-type="float" office:value="-0.844327925502015" calcext:value-type="float">
            <text:p>-0.844327925502015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 office:value-type="float" office:value="345952.01064254" calcext:value-type="float">
            <text:p>345952.01064254</text:p>
          </table:table-cell>
          <table:table-cell office:value-type="float" office:value="-930.70698014651" calcext:value-type="float">
            <text:p>-930.70698014651</text:p>
          </table:table-cell>
          <table:table-cell office:value-type="float" office:value="-5.084079267926" calcext:value-type="float">
            <text:p>-5.084079267926</text:p>
          </table:table-cell>
          <table:table-cell table:formula="of:=-((200*PI())^2)*SIN(200*[.A69]*PI())" office:value-type="float" office:value="345952.010642597" calcext:value-type="float">
            <text:p>345952.010642597</text:p>
          </table:table-cell>
          <table:table-cell table:formula="of:=[.F68]+(1-0.5)*0.0001*[.E68]+0.5*0.0001*[.E69]" office:value-type="float" office:value="-930.706980146544" calcext:value-type="float">
            <text:p>-930.706980146544</text:p>
          </table:table-cell>
          <table:table-cell table:formula="of:=[.G68]+0.0001*[.F68]+(0.5-0.25)*0.0001^2*[.E68]+0.25*0.0001^2*[.E69]" office:value-type="float" office:value="-5.08407926792604" calcext:value-type="float">
            <text:p>-5.08407926792604</text:p>
          </table:table-cell>
          <table:table-cell table:formula="of:=[.H68]+1/2*([.A69]-[.A68])*([.E69]+[.E68])" office:value-type="float" office:value="-930.706980146545" calcext:value-type="float">
            <text:p>-930.706980146545</text:p>
          </table:table-cell>
          <table:table-cell table:formula="of:=[.I68]+1/2*([.A69]-[.A68])*([.H69]+[.H68])" office:value-type="float" office:value="-5.08407926792605" calcext:value-type="float">
            <text:p>-5.08407926792605</text:p>
          </table:table-cell>
          <table:table-cell table:formula="of:=200*PI()*COS(200*PI()*[.A69])" office:value-type="float" office:value="-302.694760679568" calcext:value-type="float">
            <text:p>-302.694760679568</text:p>
          </table:table-cell>
          <table:table-cell table:formula="of:=SIN(200*PI()*[.A69])" office:value-type="float" office:value="-0.876306680043864" calcext:value-type="float">
            <text:p>-0.876306680043864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357211.40236968" calcext:value-type="float">
            <text:p>357211.40236968</text:p>
          </table:table-cell>
          <table:table-cell office:value-type="float" office:value="-895.5488094959" calcext:value-type="float">
            <text:p>-895.5488094959</text:p>
          </table:table-cell>
          <table:table-cell office:value-type="float" office:value="-5.1753920574081" calcext:value-type="float">
            <text:p>-5.1753920574081</text:p>
          </table:table-cell>
          <table:table-cell table:formula="of:=-((200*PI())^2)*SIN(200*[.A70]*PI())" office:value-type="float" office:value="357211.402369734" calcext:value-type="float">
            <text:p>357211.402369734</text:p>
          </table:table-cell>
          <table:table-cell table:formula="of:=[.F69]+(1-0.5)*0.0001*[.E69]+0.5*0.0001*[.E70]" office:value-type="float" office:value="-895.548809495928" calcext:value-type="float">
            <text:p>-895.548809495928</text:p>
          </table:table-cell>
          <table:table-cell table:formula="of:=[.G69]+0.0001*[.F69]+(0.5-0.25)*0.0001^2*[.E69]+0.25*0.0001^2*[.E70]" office:value-type="float" office:value="-5.17539205740817" calcext:value-type="float">
            <text:p>-5.17539205740817</text:p>
          </table:table-cell>
          <table:table-cell table:formula="of:=[.H69]+1/2*([.A70]-[.A69])*([.E70]+[.E69])" office:value-type="float" office:value="-895.548809495928" calcext:value-type="float">
            <text:p>-895.548809495928</text:p>
          </table:table-cell>
          <table:table-cell table:formula="of:=[.I69]+1/2*([.A70]-[.A69])*([.H70]+[.H69])" office:value-type="float" office:value="-5.17539205740817" calcext:value-type="float">
            <text:p>-5.17539205740817</text:p>
          </table:table-cell>
          <table:table-cell table:formula="of:=200*PI()*COS(200*PI()*[.A70])" office:value-type="float" office:value="-267.525018886299" calcext:value-type="float">
            <text:p>-267.525018886299</text:p>
          </table:table-cell>
          <table:table-cell table:formula="of:=SIN(200*PI()*[.A70])" office:value-type="float" office:value="-0.90482705246602" calcext:value-type="float">
            <text:p>-0.90482705246602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 office:value-type="float" office:value="367061.04388605" calcext:value-type="float">
            <text:p>367061.04388605</text:p>
          </table:table-cell>
          <table:table-cell office:value-type="float" office:value="-859.33518718312" calcext:value-type="float">
            <text:p>-859.33518718312</text:p>
          </table:table-cell>
          <table:table-cell office:value-type="float" office:value="-5.2631362572421" calcext:value-type="float">
            <text:p>-5.2631362572421</text:p>
          </table:table-cell>
          <table:table-cell table:formula="of:=-((200*PI())^2)*SIN(200*[.A71]*PI())" office:value-type="float" office:value="367061.043886083" calcext:value-type="float">
            <text:p>367061.043886083</text:p>
          </table:table-cell>
          <table:table-cell table:formula="of:=[.F70]+(1-0.5)*0.0001*[.E70]+0.5*0.0001*[.E71]" office:value-type="float" office:value="-859.335187183137" calcext:value-type="float">
            <text:p>-859.335187183137</text:p>
          </table:table-cell>
          <table:table-cell table:formula="of:=[.G70]+0.0001*[.F70]+(0.5-0.25)*0.0001^2*[.E70]+0.25*0.0001^2*[.E71]" office:value-type="float" office:value="-5.26313625724212" calcext:value-type="float">
            <text:p>-5.26313625724212</text:p>
          </table:table-cell>
          <table:table-cell table:formula="of:=[.H70]+1/2*([.A71]-[.A70])*([.E71]+[.E70])" office:value-type="float" office:value="-859.335187183137" calcext:value-type="float">
            <text:p>-859.335187183137</text:p>
          </table:table-cell>
          <table:table-cell table:formula="of:=[.I70]+1/2*([.A71]-[.A70])*([.H71]+[.H70])" office:value-type="float" office:value="-5.26313625724212" calcext:value-type="float">
            <text:p>-5.26313625724212</text:p>
          </table:table-cell>
          <table:table-cell table:formula="of:=200*PI()*COS(200*PI()*[.A71])" office:value-type="float" office:value="-231.299478064042" calcext:value-type="float">
            <text:p>-231.299478064042</text:p>
          </table:table-cell>
          <table:table-cell table:formula="of:=SIN(200*PI()*[.A71])" office:value-type="float" office:value="-0.929776485888251" calcext:value-type="float">
            <text:p>-0.929776485888251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375462.06315641" calcext:value-type="float">
            <text:p>375462.06315641</text:p>
          </table:table-cell>
          <table:table-cell office:value-type="float" office:value="-822.20903183099" calcext:value-type="float">
            <text:p>-822.20903183099</text:p>
          </table:table-cell>
          <table:table-cell office:value-type="float" office:value="-5.3472134681928" calcext:value-type="float">
            <text:p>-5.3472134681928</text:p>
          </table:table-cell>
          <table:table-cell table:formula="of:=-((200*PI())^2)*SIN(200*[.A72]*PI())" office:value-type="float" office:value="375462.063156454" calcext:value-type="float">
            <text:p>375462.063156454</text:p>
          </table:table-cell>
          <table:table-cell table:formula="of:=[.F71]+(1-0.5)*0.0001*[.E71]+0.5*0.0001*[.E72]" office:value-type="float" office:value="-822.20903183101" calcext:value-type="float">
            <text:p>-822.20903183101</text:p>
          </table:table-cell>
          <table:table-cell table:formula="of:=[.G71]+0.0001*[.F71]+(0.5-0.25)*0.0001^2*[.E71]+0.25*0.0001^2*[.E72]" office:value-type="float" office:value="-5.34721346819283" calcext:value-type="float">
            <text:p>-5.34721346819283</text:p>
          </table:table-cell>
          <table:table-cell table:formula="of:=[.H71]+1/2*([.A72]-[.A71])*([.E72]+[.E71])" office:value-type="float" office:value="-822.209031831011" calcext:value-type="float">
            <text:p>-822.209031831011</text:p>
          </table:table-cell>
          <table:table-cell table:formula="of:=[.I71]+1/2*([.A72]-[.A71])*([.H72]+[.H71])" office:value-type="float" office:value="-5.34721346819283" calcext:value-type="float">
            <text:p>-5.34721346819283</text:p>
          </table:table-cell>
          <table:table-cell table:formula="of:=200*PI()*COS(200*PI()*[.A72])" office:value-type="float" office:value="-194.161103872547" calcext:value-type="float">
            <text:p>-194.161103872547</text:p>
          </table:table-cell>
          <table:table-cell table:formula="of:=SIN(200*PI()*[.A72])" office:value-type="float" office:value="-0.951056516295153" calcext:value-type="float">
            <text:p>-0.951056516295153</text:p>
          </table:table-cell>
        </table:table-row>
        <table:table-row table:style-name="ro1">
          <table:table-cell office:value-type="float" office:value="0.0071" calcext:value-type="float">
            <text:p>0.0071</text:p>
          </table:table-cell>
          <table:table-cell office:value-type="float" office:value="382381.30519594" calcext:value-type="float">
            <text:p>382381.30519594</text:p>
          </table:table-cell>
          <table:table-cell office:value-type="float" office:value="-784.31686341338" calcext:value-type="float">
            <text:p>-784.31686341338</text:p>
          </table:table-cell>
          <table:table-cell office:value-type="float" office:value="-5.427539762955" calcext:value-type="float">
            <text:p>-5.427539762955</text:p>
          </table:table-cell>
          <table:table-cell table:formula="of:=-((200*PI())^2)*SIN(200*[.A73]*PI())" office:value-type="float" office:value="382381.305195847" calcext:value-type="float">
            <text:p>382381.305195847</text:p>
          </table:table-cell>
          <table:table-cell table:formula="of:=[.F72]+(1-0.5)*0.0001*[.E72]+0.5*0.0001*[.E73]" office:value-type="float" office:value="-784.316863413395" calcext:value-type="float">
            <text:p>-784.316863413395</text:p>
          </table:table-cell>
          <table:table-cell table:formula="of:=[.G72]+0.0001*[.F72]+(0.5-0.25)*0.0001^2*[.E72]+0.25*0.0001^2*[.E73]" office:value-type="float" office:value="-5.42753976295505" calcext:value-type="float">
            <text:p>-5.42753976295505</text:p>
          </table:table-cell>
          <table:table-cell table:formula="of:=[.H72]+1/2*([.A73]-[.A72])*([.E73]+[.E72])" office:value-type="float" office:value="-784.316863413395" calcext:value-type="float">
            <text:p>-784.316863413395</text:p>
          </table:table-cell>
          <table:table-cell table:formula="of:=[.I72]+1/2*([.A73]-[.A72])*([.H73]+[.H72])" office:value-type="float" office:value="-5.42753976295505" calcext:value-type="float">
            <text:p>-5.42753976295505</text:p>
          </table:table-cell>
          <table:table-cell table:formula="of:=200*PI()*COS(200*PI()*[.A73])" office:value-type="float" office:value="-156.256464507836" calcext:value-type="float">
            <text:p>-156.256464507836</text:p>
          </table:table-cell>
          <table:table-cell table:formula="of:=SIN(200*PI()*[.A73])" office:value-type="float" office:value="-0.968583161128631" calcext:value-type="float">
            <text:p>-0.968583161128631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387791.4629171" calcext:value-type="float">
            <text:p>387791.4629171</text:p>
          </table:table-cell>
          <table:table-cell office:value-type="float" office:value="-745.80822500772" calcext:value-type="float">
            <text:p>-745.80822500772</text:p>
          </table:table-cell>
          <table:table-cell office:value-type="float" office:value="-5.5040460173761" calcext:value-type="float">
            <text:p>-5.5040460173761</text:p>
          </table:table-cell>
          <table:table-cell table:formula="of:=-((200*PI())^2)*SIN(200*[.A74]*PI())" office:value-type="float" office:value="387791.462917033" calcext:value-type="float">
            <text:p>387791.462917033</text:p>
          </table:table-cell>
          <table:table-cell table:formula="of:=[.F73]+(1-0.5)*0.0001*[.E73]+0.5*0.0001*[.E74]" office:value-type="float" office:value="-745.808225007751" calcext:value-type="float">
            <text:p>-745.808225007751</text:p>
          </table:table-cell>
          <table:table-cell table:formula="of:=[.G73]+0.0001*[.F73]+(0.5-0.25)*0.0001^2*[.E73]+0.25*0.0001^2*[.E74]" office:value-type="float" office:value="-5.5040460173761" calcext:value-type="float">
            <text:p>-5.5040460173761</text:p>
          </table:table-cell>
          <table:table-cell table:formula="of:=[.H73]+1/2*([.A74]-[.A73])*([.E74]+[.E73])" office:value-type="float" office:value="-745.808225007751" calcext:value-type="float">
            <text:p>-745.808225007751</text:p>
          </table:table-cell>
          <table:table-cell table:formula="of:=[.I73]+1/2*([.A74]-[.A73])*([.H74]+[.H73])" office:value-type="float" office:value="-5.50404601737611" calcext:value-type="float">
            <text:p>-5.50404601737611</text:p>
          </table:table-cell>
          <table:table-cell table:formula="of:=200*PI()*COS(200*PI()*[.A74])" office:value-type="float" office:value="-117.735152264502" calcext:value-type="float">
            <text:p>-117.735152264502</text:p>
          </table:table-cell>
          <table:table-cell table:formula="of:=SIN(200*PI()*[.A74])" office:value-type="float" office:value="-0.982287250728689" calcext:value-type="float">
            <text:p>-0.982287250728689</text:p>
          </table:table-cell>
        </table:table-row>
        <table:table-row table:style-name="ro1">
          <table:table-cell office:value-type="float" office:value="0.0073" calcext:value-type="float">
            <text:p>0.0073</text:p>
          </table:table-cell>
          <table:table-cell office:value-type="float" office:value="391671.18489914" calcext:value-type="float">
            <text:p>391671.18489914</text:p>
          </table:table-cell>
          <table:table-cell office:value-type="float" office:value="-706.83509261691" calcext:value-type="float">
            <text:p>-706.83509261691</text:p>
          </table:table-cell>
          <table:table-cell office:value-type="float" office:value="-5.5766781832573" calcext:value-type="float">
            <text:p>-5.5766781832573</text:p>
          </table:table-cell>
          <table:table-cell table:formula="of:=-((200*PI())^2)*SIN(200*[.A75]*PI())" office:value-type="float" office:value="391671.184899153" calcext:value-type="float">
            <text:p>391671.184899153</text:p>
          </table:table-cell>
          <table:table-cell table:formula="of:=[.F74]+(1-0.5)*0.0001*[.E74]+0.5*0.0001*[.E75]" office:value-type="float" office:value="-706.835092616942" calcext:value-type="float">
            <text:p>-706.835092616942</text:p>
          </table:table-cell>
          <table:table-cell table:formula="of:=[.G74]+0.0001*[.F74]+(0.5-0.25)*0.0001^2*[.E74]+0.25*0.0001^2*[.E75]" office:value-type="float" office:value="-5.57667818325734" calcext:value-type="float">
            <text:p>-5.57667818325734</text:p>
          </table:table-cell>
          <table:table-cell table:formula="of:=[.H74]+1/2*([.A75]-[.A74])*([.E75]+[.E74])" office:value-type="float" office:value="-706.835092616942" calcext:value-type="float">
            <text:p>-706.835092616942</text:p>
          </table:table-cell>
          <table:table-cell table:formula="of:=[.I74]+1/2*([.A75]-[.A74])*([.H75]+[.H74])" office:value-type="float" office:value="-5.57667818325734" calcext:value-type="float">
            <text:p>-5.57667818325734</text:p>
          </table:table-cell>
          <table:table-cell table:formula="of:=200*PI()*COS(200*PI()*[.A75])" office:value-type="float" office:value="-78.7491931632546" calcext:value-type="float">
            <text:p>-78.7491931632546</text:p>
          </table:table-cell>
          <table:table-cell table:formula="of:=SIN(200*PI()*[.A75])" office:value-type="float" office:value="-0.992114701314478" calcext:value-type="float">
            <text:p>-0.992114701314478</text:p>
          </table:table-cell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394005.15965219" calcext:value-type="float">
            <text:p>394005.15965219</text:p>
          </table:table-cell>
          <table:table-cell office:value-type="float" office:value="-667.55127538935" calcext:value-type="float">
            <text:p>-667.55127538935</text:p>
          </table:table-cell>
          <table:table-cell office:value-type="float" office:value="-5.6453975016576" calcext:value-type="float">
            <text:p>-5.6453975016576</text:p>
          </table:table-cell>
          <table:table-cell table:formula="of:=-((200*PI())^2)*SIN(200*[.A76]*PI())" office:value-type="float" office:value="394005.159652019" calcext:value-type="float">
            <text:p>394005.159652019</text:p>
          </table:table-cell>
          <table:table-cell table:formula="of:=[.F75]+(1-0.5)*0.0001*[.E75]+0.5*0.0001*[.E76]" office:value-type="float" office:value="-667.551275389383" calcext:value-type="float">
            <text:p>-667.551275389383</text:p>
          </table:table-cell>
          <table:table-cell table:formula="of:=[.G75]+0.0001*[.F75]+(0.5-0.25)*0.0001^2*[.E75]+0.25*0.0001^2*[.E76]" office:value-type="float" office:value="-5.64539750165766" calcext:value-type="float">
            <text:p>-5.64539750165766</text:p>
          </table:table-cell>
          <table:table-cell table:formula="of:=[.H75]+1/2*([.A76]-[.A75])*([.E76]+[.E75])" office:value-type="float" office:value="-667.551275389384" calcext:value-type="float">
            <text:p>-667.551275389384</text:p>
          </table:table-cell>
          <table:table-cell table:formula="of:=[.I75]+1/2*([.A76]-[.A75])*([.H76]+[.H75])" office:value-type="float" office:value="-5.64539750165766" calcext:value-type="float">
            <text:p>-5.64539750165766</text:p>
          </table:table-cell>
          <table:table-cell table:formula="of:=200*PI()*COS(200*PI()*[.A76])" office:value-type="float" office:value="-39.4524469736754" calcext:value-type="float">
            <text:p>-39.4524469736754</text:p>
          </table:table-cell>
          <table:table-cell table:formula="of:=SIN(200*PI()*[.A76])" office:value-type="float" office:value="-0.998026728428271" calcext:value-type="float">
            <text:p>-0.998026728428271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394784.17604365" calcext:value-type="float">
            <text:p>394784.17604365</text:p>
          </table:table-cell>
          <table:table-cell office:value-type="float" office:value="-628.11180860455" calcext:value-type="float">
            <text:p>-628.11180860455</text:p>
          </table:table-cell>
          <table:table-cell office:value-type="float" office:value="-5.7101806558573" calcext:value-type="float">
            <text:p>-5.7101806558573</text:p>
          </table:table-cell>
          <table:table-cell table:formula="of:=-((200*PI())^2)*SIN(200*[.A77]*PI())" office:value-type="float" office:value="394784.176043574" calcext:value-type="float">
            <text:p>394784.176043574</text:p>
          </table:table-cell>
          <table:table-cell table:formula="of:=[.F76]+(1-0.5)*0.0001*[.E76]+0.5*0.0001*[.E77]" office:value-type="float" office:value="-628.111808604603" calcext:value-type="float">
            <text:p>-628.111808604603</text:p>
          </table:table-cell>
          <table:table-cell table:formula="of:=[.G76]+0.0001*[.F76]+(0.5-0.25)*0.0001^2*[.E76]+0.25*0.0001^2*[.E77]" office:value-type="float" office:value="-5.71018065585735" calcext:value-type="float">
            <text:p>-5.71018065585735</text:p>
          </table:table-cell>
          <table:table-cell table:formula="of:=[.H76]+1/2*([.A77]-[.A76])*([.E77]+[.E76])" office:value-type="float" office:value="-628.111808604604" calcext:value-type="float">
            <text:p>-628.111808604604</text:p>
          </table:table-cell>
          <table:table-cell table:formula="of:=[.I76]+1/2*([.A77]-[.A76])*([.H77]+[.H76])" office:value-type="float" office:value="-5.71018065585736" calcext:value-type="float">
            <text:p>-5.71018065585736</text:p>
          </table:table-cell>
          <table:table-cell table:formula="of:=200*PI()*COS(200*PI()*[.A77])" office:value-type="float" office:value="0.000000000000442638718058074" calcext:value-type="float">
            <text:p>4.42638718058074E-13</text:p>
          </table:table-cell>
          <table:table-cell table:formula="of:=SIN(200*PI()*[.A7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394005.15965218" calcext:value-type="float">
            <text:p>394005.15965218</text:p>
          </table:table-cell>
          <table:table-cell office:value-type="float" office:value="-588.67234181976" calcext:value-type="float">
            <text:p>-588.67234181976</text:p>
          </table:table-cell>
          <table:table-cell office:value-type="float" office:value="-5.7710198633785" calcext:value-type="float">
            <text:p>-5.7710198633785</text:p>
          </table:table-cell>
          <table:table-cell table:formula="of:=-((200*PI())^2)*SIN(200*[.A78]*PI())" office:value-type="float" office:value="394005.159652019" calcext:value-type="float">
            <text:p>394005.159652019</text:p>
          </table:table-cell>
          <table:table-cell table:formula="of:=[.F77]+(1-0.5)*0.0001*[.E77]+0.5*0.0001*[.E78]" office:value-type="float" office:value="-588.672341819824" calcext:value-type="float">
            <text:p>-588.672341819824</text:p>
          </table:table-cell>
          <table:table-cell table:formula="of:=[.G77]+0.0001*[.F77]+(0.5-0.25)*0.0001^2*[.E77]+0.25*0.0001^2*[.E78]" office:value-type="float" office:value="-5.77101986337858" calcext:value-type="float">
            <text:p>-5.77101986337858</text:p>
          </table:table-cell>
          <table:table-cell table:formula="of:=[.H77]+1/2*([.A78]-[.A77])*([.E78]+[.E77])" office:value-type="float" office:value="-588.672341819824" calcext:value-type="float">
            <text:p>-588.672341819824</text:p>
          </table:table-cell>
          <table:table-cell table:formula="of:=[.I77]+1/2*([.A78]-[.A77])*([.H78]+[.H77])" office:value-type="float" office:value="-5.77101986337858" calcext:value-type="float">
            <text:p>-5.77101986337858</text:p>
          </table:table-cell>
          <table:table-cell table:formula="of:=200*PI()*COS(200*PI()*[.A78])" office:value-type="float" office:value="39.4524469736757" calcext:value-type="float">
            <text:p>39.4524469736757</text:p>
          </table:table-cell>
          <table:table-cell table:formula="of:=SIN(200*PI()*[.A78])" office:value-type="float" office:value="-0.998026728428271" calcext:value-type="float">
            <text:p>-0.998026728428271</text:p>
          </table:table-cell>
        </table:table-row>
        <table:table-row table:style-name="ro1">
          <table:table-cell office:value-type="float" office:value="0.0077" calcext:value-type="float">
            <text:p>0.0077</text:p>
          </table:table-cell>
          <table:table-cell office:value-type="float" office:value="391671.18489916" calcext:value-type="float">
            <text:p>391671.18489916</text:p>
          </table:table-cell>
          <table:table-cell office:value-type="float" office:value="-549.3885245922" calcext:value-type="float">
            <text:p>-549.3885245922</text:p>
          </table:table-cell>
          <table:table-cell office:value-type="float" office:value="-5.8279229066991" calcext:value-type="float">
            <text:p>-5.8279229066991</text:p>
          </table:table-cell>
          <table:table-cell table:formula="of:=-((200*PI())^2)*SIN(200*[.A79]*PI())" office:value-type="float" office:value="391671.184899153" calcext:value-type="float">
            <text:p>391671.184899153</text:p>
          </table:table-cell>
          <table:table-cell table:formula="of:=[.F78]+(1-0.5)*0.0001*[.E78]+0.5*0.0001*[.E79]" office:value-type="float" office:value="-549.388524592265" calcext:value-type="float">
            <text:p>-549.388524592265</text:p>
          </table:table-cell>
          <table:table-cell table:formula="of:=[.G78]+0.0001*[.F78]+(0.5-0.25)*0.0001^2*[.E78]+0.25*0.0001^2*[.E79]" office:value-type="float" office:value="-5.82792290669918" calcext:value-type="float">
            <text:p>-5.82792290669918</text:p>
          </table:table-cell>
          <table:table-cell table:formula="of:=[.H78]+1/2*([.A79]-[.A78])*([.E79]+[.E78])" office:value-type="float" office:value="-549.388524592265" calcext:value-type="float">
            <text:p>-549.388524592265</text:p>
          </table:table-cell>
          <table:table-cell table:formula="of:=[.I78]+1/2*([.A79]-[.A78])*([.H79]+[.H78])" office:value-type="float" office:value="-5.82792290669918" calcext:value-type="float">
            <text:p>-5.82792290669918</text:p>
          </table:table-cell>
          <table:table-cell table:formula="of:=200*PI()*COS(200*PI()*[.A79])" office:value-type="float" office:value="78.7491931632544" calcext:value-type="float">
            <text:p>78.7491931632544</text:p>
          </table:table-cell>
          <table:table-cell table:formula="of:=SIN(200*PI()*[.A79])" office:value-type="float" office:value="-0.992114701314478" calcext:value-type="float">
            <text:p>-0.992114701314478</text:p>
          </table:table-cell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387791.46291707" calcext:value-type="float">
            <text:p>387791.46291707</text:p>
          </table:table-cell>
          <table:table-cell office:value-type="float" office:value="-510.41539220138" calcext:value-type="float">
            <text:p>-510.41539220138</text:p>
          </table:table-cell>
          <table:table-cell office:value-type="float" office:value="-5.8809131025388" calcext:value-type="float">
            <text:p>-5.8809131025388</text:p>
          </table:table-cell>
          <table:table-cell table:formula="of:=-((200*PI())^2)*SIN(200*[.A80]*PI())" office:value-type="float" office:value="387791.462917033" calcext:value-type="float">
            <text:p>387791.462917033</text:p>
          </table:table-cell>
          <table:table-cell table:formula="of:=[.F79]+(1-0.5)*0.0001*[.E79]+0.5*0.0001*[.E80]" office:value-type="float" office:value="-510.415392201456" calcext:value-type="float">
            <text:p>-510.415392201456</text:p>
          </table:table-cell>
          <table:table-cell table:formula="of:=[.G79]+0.0001*[.F79]+(0.5-0.25)*0.0001^2*[.E79]+0.25*0.0001^2*[.E80]" office:value-type="float" office:value="-5.88091310253887" calcext:value-type="float">
            <text:p>-5.88091310253887</text:p>
          </table:table-cell>
          <table:table-cell table:formula="of:=[.H79]+1/2*([.A80]-[.A79])*([.E80]+[.E79])" office:value-type="float" office:value="-510.415392201456" calcext:value-type="float">
            <text:p>-510.415392201456</text:p>
          </table:table-cell>
          <table:table-cell table:formula="of:=[.I79]+1/2*([.A80]-[.A79])*([.H80]+[.H79])" office:value-type="float" office:value="-5.88091310253887" calcext:value-type="float">
            <text:p>-5.88091310253887</text:p>
          </table:table-cell>
          <table:table-cell table:formula="of:=200*PI()*COS(200*PI()*[.A80])" office:value-type="float" office:value="117.735152264502" calcext:value-type="float">
            <text:p>117.735152264502</text:p>
          </table:table-cell>
          <table:table-cell table:formula="of:=SIN(200*PI()*[.A80])" office:value-type="float" office:value="-0.982287250728689" calcext:value-type="float">
            <text:p>-0.982287250728689</text:p>
          </table:table-cell>
        </table:table-row>
        <table:table-row table:style-name="ro1">
          <table:table-cell office:value-type="float" office:value="0.0079" calcext:value-type="float">
            <text:p>0.0079</text:p>
          </table:table-cell>
          <table:table-cell office:value-type="float" office:value="382381.30519597" calcext:value-type="float">
            <text:p>382381.30519597</text:p>
          </table:table-cell>
          <table:table-cell office:value-type="float" office:value="-471.90675379573" calcext:value-type="float">
            <text:p>-471.90675379573</text:p>
          </table:table-cell>
          <table:table-cell office:value-type="float" office:value="-5.9300292098386" calcext:value-type="float">
            <text:p>-5.9300292098386</text:p>
          </table:table-cell>
          <table:table-cell table:formula="of:=-((200*PI())^2)*SIN(200*[.A81]*PI())" office:value-type="float" office:value="382381.305195847" calcext:value-type="float">
            <text:p>382381.305195847</text:p>
          </table:table-cell>
          <table:table-cell table:formula="of:=[.F80]+(1-0.5)*0.0001*[.E80]+0.5*0.0001*[.E81]" office:value-type="float" office:value="-471.906753795811" calcext:value-type="float">
            <text:p>-471.906753795811</text:p>
          </table:table-cell>
          <table:table-cell table:formula="of:=[.G80]+0.0001*[.F80]+(0.5-0.25)*0.0001^2*[.E80]+0.25*0.0001^2*[.E81]" office:value-type="float" office:value="-5.93002920983873" calcext:value-type="float">
            <text:p>-5.93002920983873</text:p>
          </table:table-cell>
          <table:table-cell table:formula="of:=[.H80]+1/2*([.A81]-[.A80])*([.E81]+[.E80])" office:value-type="float" office:value="-471.906753795812" calcext:value-type="float">
            <text:p>-471.906753795812</text:p>
          </table:table-cell>
          <table:table-cell table:formula="of:=[.I80]+1/2*([.A81]-[.A80])*([.H81]+[.H80])" office:value-type="float" office:value="-5.93002920983873" calcext:value-type="float">
            <text:p>-5.93002920983873</text:p>
          </table:table-cell>
          <table:table-cell table:formula="of:=200*PI()*COS(200*PI()*[.A81])" office:value-type="float" office:value="156.256464507837" calcext:value-type="float">
            <text:p>156.256464507837</text:p>
          </table:table-cell>
          <table:table-cell table:formula="of:=SIN(200*PI()*[.A81])" office:value-type="float" office:value="-0.968583161128631" calcext:value-type="float">
            <text:p>-0.968583161128631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375462.06315637" calcext:value-type="float">
            <text:p>375462.06315637</text:p>
          </table:table-cell>
          <table:table-cell office:value-type="float" office:value="-434.01458537812" calcext:value-type="float">
            <text:p>-434.01458537812</text:p>
          </table:table-cell>
          <table:table-cell office:value-type="float" office:value="-5.9753252767973" calcext:value-type="float">
            <text:p>-5.9753252767973</text:p>
          </table:table-cell>
          <table:table-cell table:formula="of:=-((200*PI())^2)*SIN(200*[.A82]*PI())" office:value-type="float" office:value="375462.063156454" calcext:value-type="float">
            <text:p>375462.063156454</text:p>
          </table:table-cell>
          <table:table-cell table:formula="of:=[.F81]+(1-0.5)*0.0001*[.E81]+0.5*0.0001*[.E82]" office:value-type="float" office:value="-434.014585378196" calcext:value-type="float">
            <text:p>-434.014585378196</text:p>
          </table:table-cell>
          <table:table-cell table:formula="of:=[.G81]+0.0001*[.F81]+(0.5-0.25)*0.0001^2*[.E81]+0.25*0.0001^2*[.E82]" office:value-type="float" office:value="-5.97532527679743" calcext:value-type="float">
            <text:p>-5.97532527679743</text:p>
          </table:table-cell>
          <table:table-cell table:formula="of:=[.H81]+1/2*([.A82]-[.A81])*([.E82]+[.E81])" office:value-type="float" office:value="-434.014585378197" calcext:value-type="float">
            <text:p>-434.014585378197</text:p>
          </table:table-cell>
          <table:table-cell table:formula="of:=[.I81]+1/2*([.A82]-[.A81])*([.H82]+[.H81])" office:value-type="float" office:value="-5.97532527679743" calcext:value-type="float">
            <text:p>-5.97532527679743</text:p>
          </table:table-cell>
          <table:table-cell table:formula="of:=200*PI()*COS(200*PI()*[.A82])" office:value-type="float" office:value="194.161103872547" calcext:value-type="float">
            <text:p>194.161103872547</text:p>
          </table:table-cell>
          <table:table-cell table:formula="of:=SIN(200*PI()*[.A82])" office:value-type="float" office:value="-0.951056516295154" calcext:value-type="float">
            <text:p>-0.951056516295154</text:p>
          </table:table-cell>
        </table:table-row>
        <table:table-row table:style-name="ro1">
          <table:table-cell office:value-type="float" office:value="0.0081" calcext:value-type="float">
            <text:p>0.0081</text:p>
          </table:table-cell>
          <table:table-cell office:value-type="float" office:value="367061.04388609" calcext:value-type="float">
            <text:p>367061.04388609</text:p>
          </table:table-cell>
          <table:table-cell office:value-type="float" office:value="-396.88843002599" calcext:value-type="float">
            <text:p>-396.88843002599</text:p>
          </table:table-cell>
          <table:table-cell office:value-type="float" office:value="-6.0168704275675" calcext:value-type="float">
            <text:p>-6.0168704275675</text:p>
          </table:table-cell>
          <table:table-cell table:formula="of:=-((200*PI())^2)*SIN(200*[.A83]*PI())" office:value-type="float" office:value="367061.043886083" calcext:value-type="float">
            <text:p>367061.043886083</text:p>
          </table:table-cell>
          <table:table-cell table:formula="of:=[.F82]+(1-0.5)*0.0001*[.E82]+0.5*0.0001*[.E83]" office:value-type="float" office:value="-396.888430026069" calcext:value-type="float">
            <text:p>-396.888430026069</text:p>
          </table:table-cell>
          <table:table-cell table:formula="of:=[.G82]+0.0001*[.F82]+(0.5-0.25)*0.0001^2*[.E82]+0.25*0.0001^2*[.E83]" office:value-type="float" office:value="-6.01687042756764" calcext:value-type="float">
            <text:p>-6.01687042756764</text:p>
          </table:table-cell>
          <table:table-cell table:formula="of:=[.H82]+1/2*([.A83]-[.A82])*([.E83]+[.E82])" office:value-type="float" office:value="-396.88843002607" calcext:value-type="float">
            <text:p>-396.88843002607</text:p>
          </table:table-cell>
          <table:table-cell table:formula="of:=[.I82]+1/2*([.A83]-[.A82])*([.H83]+[.H82])" office:value-type="float" office:value="-6.01687042756765" calcext:value-type="float">
            <text:p>-6.01687042756765</text:p>
          </table:table-cell>
          <table:table-cell table:formula="of:=200*PI()*COS(200*PI()*[.A83])" office:value-type="float" office:value="231.299478064042" calcext:value-type="float">
            <text:p>231.299478064042</text:p>
          </table:table-cell>
          <table:table-cell table:formula="of:=SIN(200*PI()*[.A83])" office:value-type="float" office:value="-0.929776485888251" calcext:value-type="float">
            <text:p>-0.929776485888251</text:p>
          </table:table-cell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357211.40236964" calcext:value-type="float">
            <text:p>357211.40236964</text:p>
          </table:table-cell>
          <table:table-cell office:value-type="float" office:value="-360.67480771321" calcext:value-type="float">
            <text:p>-360.67480771321</text:p>
          </table:table-cell>
          <table:table-cell office:value-type="float" office:value="-6.0547485894545" calcext:value-type="float">
            <text:p>-6.0547485894545</text:p>
          </table:table-cell>
          <table:table-cell table:formula="of:=-((200*PI())^2)*SIN(200*[.A84]*PI())" office:value-type="float" office:value="357211.402369734" calcext:value-type="float">
            <text:p>357211.402369734</text:p>
          </table:table-cell>
          <table:table-cell table:formula="of:=[.F83]+(1-0.5)*0.0001*[.E83]+0.5*0.0001*[.E84]" office:value-type="float" office:value="-360.674807713279" calcext:value-type="float">
            <text:p>-360.674807713279</text:p>
          </table:table-cell>
          <table:table-cell table:formula="of:=[.G83]+0.0001*[.F83]+(0.5-0.25)*0.0001^2*[.E83]+0.25*0.0001^2*[.E84]" office:value-type="float" office:value="-6.05474858945461" calcext:value-type="float">
            <text:p>-6.05474858945461</text:p>
          </table:table-cell>
          <table:table-cell table:formula="of:=[.H83]+1/2*([.A84]-[.A83])*([.E84]+[.E83])" office:value-type="float" office:value="-360.674807713279" calcext:value-type="float">
            <text:p>-360.674807713279</text:p>
          </table:table-cell>
          <table:table-cell table:formula="of:=[.I83]+1/2*([.A84]-[.A83])*([.H84]+[.H83])" office:value-type="float" office:value="-6.05474858945462" calcext:value-type="float">
            <text:p>-6.05474858945462</text:p>
          </table:table-cell>
          <table:table-cell table:formula="of:=200*PI()*COS(200*PI()*[.A84])" office:value-type="float" office:value="267.5250188863" calcext:value-type="float">
            <text:p>267.5250188863</text:p>
          </table:table-cell>
          <table:table-cell table:formula="of:=SIN(200*PI()*[.A84])" office:value-type="float" office:value="-0.904827052466019" calcext:value-type="float">
            <text:p>-0.904827052466019</text:p>
          </table:table-cell>
        </table:table-row>
        <table:table-row table:style-name="ro1">
          <table:table-cell office:value-type="float" office:value="0.0083" calcext:value-type="float">
            <text:p>0.0083</text:p>
          </table:table-cell>
          <table:table-cell office:value-type="float" office:value="345952.01064258" calcext:value-type="float">
            <text:p>345952.01064258</text:p>
          </table:table-cell>
          <table:table-cell office:value-type="float" office:value="-325.5166370626" calcext:value-type="float">
            <text:p>-325.5166370626</text:p>
          </table:table-cell>
          <table:table-cell office:value-type="float" office:value="-6.0890581616933" calcext:value-type="float">
            <text:p>-6.0890581616933</text:p>
          </table:table-cell>
          <table:table-cell table:formula="of:=-((200*PI())^2)*SIN(200*[.A85]*PI())" office:value-type="float" office:value="345952.010642597" calcext:value-type="float">
            <text:p>345952.010642597</text:p>
          </table:table-cell>
          <table:table-cell table:formula="of:=[.F84]+(1-0.5)*0.0001*[.E84]+0.5*0.0001*[.E85]" office:value-type="float" office:value="-325.516637062662" calcext:value-type="float">
            <text:p>-325.516637062662</text:p>
          </table:table-cell>
          <table:table-cell table:formula="of:=[.G84]+0.0001*[.F84]+(0.5-0.25)*0.0001^2*[.E84]+0.25*0.0001^2*[.E85]" office:value-type="float" office:value="-6.08905816169341" calcext:value-type="float">
            <text:p>-6.08905816169341</text:p>
          </table:table-cell>
          <table:table-cell table:formula="of:=[.H84]+1/2*([.A85]-[.A84])*([.E85]+[.E84])" office:value-type="float" office:value="-325.516637062663" calcext:value-type="float">
            <text:p>-325.516637062663</text:p>
          </table:table-cell>
          <table:table-cell table:formula="of:=[.I84]+1/2*([.A85]-[.A84])*([.H85]+[.H84])" office:value-type="float" office:value="-6.08905816169341" calcext:value-type="float">
            <text:p>-6.08905816169341</text:p>
          </table:table-cell>
          <table:table-cell table:formula="of:=200*PI()*COS(200*PI()*[.A85])" office:value-type="float" office:value="302.694760679568" calcext:value-type="float">
            <text:p>302.694760679568</text:p>
          </table:table-cell>
          <table:table-cell table:formula="of:=SIN(200*PI()*[.A85])" office:value-type="float" office:value="-0.876306680043863" calcext:value-type="float">
            <text:p>-0.876306680043863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333327.30437996" calcext:value-type="float">
            <text:p>333327.30437996</text:p>
          </table:table-cell>
          <table:table-cell office:value-type="float" office:value="-291.55267131147" calcext:value-type="float">
            <text:p>-291.55267131147</text:p>
          </table:table-cell>
          <table:table-cell office:value-type="float" office:value="-6.119911627112" calcext:value-type="float">
            <text:p>-6.119911627112</text:p>
          </table:table-cell>
          <table:table-cell table:formula="of:=-((200*PI())^2)*SIN(200*[.A86]*PI())" office:value-type="float" office:value="333327.304379893" calcext:value-type="float">
            <text:p>333327.304379893</text:p>
          </table:table-cell>
          <table:table-cell table:formula="of:=[.F85]+(1-0.5)*0.0001*[.E85]+0.5*0.0001*[.E86]" office:value-type="float" office:value="-291.552671311538" calcext:value-type="float">
            <text:p>-291.552671311538</text:p>
          </table:table-cell>
          <table:table-cell table:formula="of:=[.G85]+0.0001*[.F85]+(0.5-0.25)*0.0001^2*[.E85]+0.25*0.0001^2*[.E86]" office:value-type="float" office:value="-6.11991162711212" calcext:value-type="float">
            <text:p>-6.11991162711212</text:p>
          </table:table-cell>
          <table:table-cell table:formula="of:=[.H85]+1/2*([.A86]-[.A85])*([.E86]+[.E85])" office:value-type="float" office:value="-291.552671311538" calcext:value-type="float">
            <text:p>-291.552671311538</text:p>
          </table:table-cell>
          <table:table-cell table:formula="of:=[.I85]+1/2*([.A86]-[.A85])*([.H86]+[.H85])" office:value-type="float" office:value="-6.11991162711212" calcext:value-type="float">
            <text:p>-6.11991162711212</text:p>
          </table:table-cell>
          <table:table-cell table:formula="of:=200*PI()*COS(200*PI()*[.A86])" office:value-type="float" office:value="336.669904540517" calcext:value-type="float">
            <text:p>336.669904540517</text:p>
          </table:table-cell>
          <table:table-cell table:formula="of:=SIN(200*PI()*[.A86])" office:value-type="float" office:value="-0.844327925502014" calcext:value-type="float">
            <text:p>-0.844327925502014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319387.10752941" calcext:value-type="float">
            <text:p>319387.10752941</text:p>
          </table:table-cell>
          <table:table-cell office:value-type="float" office:value="-258.916950716" calcext:value-type="float">
            <text:p>-258.916950716</text:p>
          </table:table-cell>
          <table:table-cell office:value-type="float" office:value="-6.1474351082134" calcext:value-type="float">
            <text:p>-6.1474351082134</text:p>
          </table:table-cell>
          <table:table-cell table:formula="of:=-((200*PI())^2)*SIN(200*[.A87]*PI())" office:value-type="float" office:value="319387.107529562" calcext:value-type="float">
            <text:p>319387.107529562</text:p>
          </table:table-cell>
          <table:table-cell table:formula="of:=[.F86]+(1-0.5)*0.0001*[.E86]+0.5*0.0001*[.E87]" office:value-type="float" office:value="-258.916950716065" calcext:value-type="float">
            <text:p>-258.916950716065</text:p>
          </table:table-cell>
          <table:table-cell table:formula="of:=[.G86]+0.0001*[.F86]+(0.5-0.25)*0.0001^2*[.E86]+0.25*0.0001^2*[.E87]" office:value-type="float" office:value="-6.1474351082135" calcext:value-type="float">
            <text:p>-6.1474351082135</text:p>
          </table:table-cell>
          <table:table-cell table:formula="of:=[.H86]+1/2*([.A87]-[.A86])*([.E87]+[.E86])" office:value-type="float" office:value="-258.916950716065" calcext:value-type="float">
            <text:p>-258.916950716065</text:p>
          </table:table-cell>
          <table:table-cell table:formula="of:=[.I86]+1/2*([.A87]-[.A86])*([.H87]+[.H86])" office:value-type="float" office:value="-6.1474351082135" calcext:value-type="float">
            <text:p>-6.1474351082135</text:p>
          </table:table-cell>
          <table:table-cell table:formula="of:=200*PI()*COS(200*PI()*[.A87])" office:value-type="float" office:value="369.316366098092" calcext:value-type="float">
            <text:p>369.316366098092</text:p>
          </table:table-cell>
          <table:table-cell table:formula="of:=SIN(200*PI()*[.A87])" office:value-type="float" office:value="-0.809016994374947" calcext:value-type="float">
            <text:p>-0.809016994374947</text:p>
          </table:table-cell>
        </table:table-row>
        <table:table-row table:style-name="ro1">
          <table:table-cell office:value-type="float" office:value="0.0086" calcext:value-type="float">
            <text:p>0.0086</text:p>
          </table:table-cell>
          <table:table-cell office:value-type="float" office:value="304186.43567982" calcext:value-type="float">
            <text:p>304186.43567982</text:p>
          </table:table-cell>
          <table:table-cell office:value-type="float" office:value="-227.73827355554" calcext:value-type="float">
            <text:p>-227.73827355554</text:p>
          </table:table-cell>
          <table:table-cell office:value-type="float" office:value="-6.1717678694269" calcext:value-type="float">
            <text:p>-6.1717678694269</text:p>
          </table:table-cell>
          <table:table-cell table:formula="of:=-((200*PI())^2)*SIN(200*[.A88]*PI())" office:value-type="float" office:value="304186.435679903" calcext:value-type="float">
            <text:p>304186.435679903</text:p>
          </table:table-cell>
          <table:table-cell table:formula="of:=[.F87]+(1-0.5)*0.0001*[.E87]+0.5*0.0001*[.E88]" office:value-type="float" office:value="-227.738273555591" calcext:value-type="float">
            <text:p>-227.738273555591</text:p>
          </table:table-cell>
          <table:table-cell table:formula="of:=[.G87]+0.0001*[.F87]+(0.5-0.25)*0.0001^2*[.E87]+0.25*0.0001^2*[.E88]" office:value-type="float" office:value="-6.17176786942708" calcext:value-type="float">
            <text:p>-6.17176786942708</text:p>
          </table:table-cell>
          <table:table-cell table:formula="of:=[.H87]+1/2*([.A88]-[.A87])*([.E88]+[.E87])" office:value-type="float" office:value="-227.738273555592" calcext:value-type="float">
            <text:p>-227.738273555592</text:p>
          </table:table-cell>
          <table:table-cell table:formula="of:=[.I87]+1/2*([.A88]-[.A87])*([.H88]+[.H87])" office:value-type="float" office:value="-6.17176786942709" calcext:value-type="float">
            <text:p>-6.17176786942709</text:p>
          </table:table-cell>
          <table:table-cell table:formula="of:=200*PI()*COS(200*PI()*[.A88])" office:value-type="float" office:value="400.505304683276" calcext:value-type="float">
            <text:p>400.505304683276</text:p>
          </table:table-cell>
          <table:table-cell table:formula="of:=SIN(200*PI()*[.A88])" office:value-type="float" office:value="-0.770513242775789" calcext:value-type="float">
            <text:p>-0.770513242775789</text:p>
          </table:table-cell>
        </table:table-row>
        <table:table-row table:style-name="ro1">
          <table:table-cell office:value-type="float" office:value="0.0087" calcext:value-type="float">
            <text:p>0.0087</text:p>
          </table:table-cell>
          <table:table-cell office:value-type="float" office:value="287785.27893829" calcext:value-type="float">
            <text:p>287785.27893829</text:p>
          </table:table-cell>
          <table:table-cell office:value-type="float" office:value="-198.13968782463" calcext:value-type="float">
            <text:p>-198.13968782463</text:p>
          </table:table-cell>
          <table:table-cell office:value-type="float" office:value="-6.193061767496" calcext:value-type="float">
            <text:p>-6.193061767496</text:p>
          </table:table-cell>
          <table:table-cell table:formula="of:=-((200*PI())^2)*SIN(200*[.A89]*PI())" office:value-type="float" office:value="287785.278938177" calcext:value-type="float">
            <text:p>287785.278938177</text:p>
          </table:table-cell>
          <table:table-cell table:formula="of:=[.F88]+(1-0.5)*0.0001*[.E88]+0.5*0.0001*[.E89]" office:value-type="float" office:value="-198.139687824688" calcext:value-type="float">
            <text:p>-198.139687824688</text:p>
          </table:table-cell>
          <table:table-cell table:formula="of:=[.G88]+0.0001*[.F88]+(0.5-0.25)*0.0001^2*[.E88]+0.25*0.0001^2*[.E89]" office:value-type="float" office:value="-6.19306176749609" calcext:value-type="float">
            <text:p>-6.19306176749609</text:p>
          </table:table-cell>
          <table:table-cell table:formula="of:=[.H88]+1/2*([.A89]-[.A88])*([.E89]+[.E88])" office:value-type="float" office:value="-198.139687824688" calcext:value-type="float">
            <text:p>-198.139687824688</text:p>
          </table:table-cell>
          <table:table-cell table:formula="of:=[.I88]+1/2*([.A89]-[.A88])*([.H89]+[.H88])" office:value-type="float" office:value="-6.1930617674961" calcext:value-type="float">
            <text:p>-6.1930617674961</text:p>
          </table:table-cell>
          <table:table-cell table:formula="of:=200*PI()*COS(200*PI()*[.A89])" office:value-type="float" office:value="430.113631804345" calcext:value-type="float">
            <text:p>430.113631804345</text:p>
          </table:table-cell>
          <table:table-cell table:formula="of:=SIN(200*PI()*[.A89])" office:value-type="float" office:value="-0.728968627421411" calcext:value-type="float">
            <text:p>-0.728968627421411</text:p>
          </table:table-cell>
        </table:table-row>
        <table:table-row table:style-name="ro1">
          <table:table-cell office:value-type="float" office:value="0.0088" calcext:value-type="float">
            <text:p>0.0088</text:p>
          </table:table-cell>
          <table:table-cell office:value-type="float" office:value="270248.36517696" calcext:value-type="float">
            <text:p>270248.36517696</text:p>
          </table:table-cell>
          <table:table-cell office:value-type="float" office:value="-170.23800561887" calcext:value-type="float">
            <text:p>-170.23800561887</text:p>
          </table:table-cell>
          <table:table-cell office:value-type="float" office:value="-6.2114806521681" calcext:value-type="float">
            <text:p>-6.2114806521681</text:p>
          </table:table-cell>
          <table:table-cell table:formula="of:=-((200*PI())^2)*SIN(200*[.A90]*PI())" office:value-type="float" office:value="270248.365177071" calcext:value-type="float">
            <text:p>270248.365177071</text:p>
          </table:table-cell>
          <table:table-cell table:formula="of:=[.F89]+(1-0.5)*0.0001*[.E89]+0.5*0.0001*[.E90]" office:value-type="float" office:value="-170.238005618925" calcext:value-type="float">
            <text:p>-170.238005618925</text:p>
          </table:table-cell>
          <table:table-cell table:formula="of:=[.G89]+0.0001*[.F89]+(0.5-0.25)*0.0001^2*[.E89]+0.25*0.0001^2*[.E90]" office:value-type="float" office:value="-6.21148065216828" calcext:value-type="float">
            <text:p>-6.21148065216828</text:p>
          </table:table-cell>
          <table:table-cell table:formula="of:=[.H89]+1/2*([.A90]-[.A89])*([.E90]+[.E89])" office:value-type="float" office:value="-170.238005618926" calcext:value-type="float">
            <text:p>-170.238005618926</text:p>
          </table:table-cell>
          <table:table-cell table:formula="of:=[.I89]+1/2*([.A90]-[.A89])*([.H90]+[.H89])" office:value-type="float" office:value="-6.21148065216828" calcext:value-type="float">
            <text:p>-6.21148065216828</text:p>
          </table:table-cell>
          <table:table-cell table:formula="of:=200*PI()*COS(200*PI()*[.A90])" office:value-type="float" office:value="458.024496920909" calcext:value-type="float">
            <text:p>458.024496920909</text:p>
          </table:table-cell>
          <table:table-cell table:formula="of:=SIN(200*PI()*[.A90])" office:value-type="float" office:value="-0.684547105928688" calcext:value-type="float">
            <text:p>-0.684547105928688</text:p>
          </table:table-cell>
        </table:table-row>
        <table:table-row table:style-name="ro1">
          <table:table-cell office:value-type="float" office:value="0.0089" calcext:value-type="float">
            <text:p>0.0089</text:p>
          </table:table-cell>
          <table:table-cell office:value-type="float" office:value="251644.90458324" calcext:value-type="float">
            <text:p>251644.90458324</text:p>
          </table:table-cell>
          <table:table-cell office:value-type="float" office:value="-144.14334213086" calcext:value-type="float">
            <text:p>-144.14334213086</text:p>
          </table:table-cell>
          <table:table-cell office:value-type="float" office:value="-6.2271997195556" calcext:value-type="float">
            <text:p>-6.2271997195556</text:p>
          </table:table-cell>
          <table:table-cell table:formula="of:=-((200*PI())^2)*SIN(200*[.A91]*PI())" office:value-type="float" office:value="251644.904583344" calcext:value-type="float">
            <text:p>251644.904583344</text:p>
          </table:table-cell>
          <table:table-cell table:formula="of:=[.F90]+(1-0.5)*0.0001*[.E90]+0.5*0.0001*[.E91]" office:value-type="float" office:value="-144.143342130904" calcext:value-type="float">
            <text:p>-144.143342130904</text:p>
          </table:table-cell>
          <table:table-cell table:formula="of:=[.G90]+0.0001*[.F90]+(0.5-0.25)*0.0001^2*[.E90]+0.25*0.0001^2*[.E91]" office:value-type="float" office:value="-6.22719971955577" calcext:value-type="float">
            <text:p>-6.22719971955577</text:p>
          </table:table-cell>
          <table:table-cell table:formula="of:=[.H90]+1/2*([.A91]-[.A90])*([.E91]+[.E90])" office:value-type="float" office:value="-144.143342130905" calcext:value-type="float">
            <text:p>-144.143342130905</text:p>
          </table:table-cell>
          <table:table-cell table:formula="of:=[.I90]+1/2*([.A91]-[.A90])*([.H91]+[.H90])" office:value-type="float" office:value="-6.22719971955577" calcext:value-type="float">
            <text:p>-6.22719971955577</text:p>
          </table:table-cell>
          <table:table-cell table:formula="of:=200*PI()*COS(200*PI()*[.A91])" office:value-type="float" office:value="484.127748599614" calcext:value-type="float">
            <text:p>484.127748599614</text:p>
          </table:table-cell>
          <table:table-cell table:formula="of:=SIN(200*PI()*[.A91])" office:value-type="float" office:value="-0.63742398974869" calcext:value-type="float">
            <text:p>-0.63742398974869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232048.31651702" calcext:value-type="float">
            <text:p>232048.31651702</text:p>
          </table:table-cell>
          <table:table-cell office:value-type="float" office:value="-119.95868107585" calcext:value-type="float">
            <text:p>-119.95868107585</text:p>
          </table:table-cell>
          <table:table-cell office:value-type="float" office:value="-6.240404820716" calcext:value-type="float">
            <text:p>-6.240404820716</text:p>
          </table:table-cell>
          <table:table-cell table:formula="of:=-((200*PI())^2)*SIN(200*[.A92]*PI())" office:value-type="float" office:value="232048.316516848" calcext:value-type="float">
            <text:p>232048.316516848</text:p>
          </table:table-cell>
          <table:table-cell table:formula="of:=[.F91]+(1-0.5)*0.0001*[.E91]+0.5*0.0001*[.E92]" office:value-type="float" office:value="-119.958681075895" calcext:value-type="float">
            <text:p>-119.958681075895</text:p>
          </table:table-cell>
          <table:table-cell table:formula="of:=[.G91]+0.0001*[.F91]+(0.5-0.25)*0.0001^2*[.E91]+0.25*0.0001^2*[.E92]" office:value-type="float" office:value="-6.24040482071611" calcext:value-type="float">
            <text:p>-6.24040482071611</text:p>
          </table:table-cell>
          <table:table-cell table:formula="of:=[.H91]+1/2*([.A92]-[.A91])*([.E92]+[.E91])" office:value-type="float" office:value="-119.958681075895" calcext:value-type="float">
            <text:p>-119.958681075895</text:p>
          </table:table-cell>
          <table:table-cell table:formula="of:=[.I91]+1/2*([.A92]-[.A91])*([.H92]+[.H91])" office:value-type="float" office:value="-6.24040482071611" calcext:value-type="float">
            <text:p>-6.24040482071611</text:p>
          </table:table-cell>
          <table:table-cell table:formula="of:=200*PI()*COS(200*PI()*[.A92])" office:value-type="float" office:value="508.320369231526" calcext:value-type="float">
            <text:p>508.320369231526</text:p>
          </table:table-cell>
          <table:table-cell table:formula="of:=SIN(200*PI()*[.A92])" office:value-type="float" office:value="-0.587785252292473" calcext:value-type="float">
            <text:p>-0.587785252292473</text:p>
          </table:table-cell>
        </table:table-row>
        <table:table-row table:style-name="ro1">
          <table:table-cell office:value-type="float" office:value="0.0091" calcext:value-type="float">
            <text:p>0.0091</text:p>
          </table:table-cell>
          <table:table-cell office:value-type="float" office:value="211535.93975791" calcext:value-type="float">
            <text:p>211535.93975791</text:p>
          </table:table-cell>
          <table:table-cell office:value-type="float" office:value="-97.7794682621" calcext:value-type="float">
            <text:p>-97.7794682621</text:p>
          </table:table-cell>
          <table:table-cell office:value-type="float" office:value="-6.2512917281829" calcext:value-type="float">
            <text:p>-6.2512917281829</text:p>
          </table:table-cell>
          <table:table-cell table:formula="of:=-((200*PI())^2)*SIN(200*[.A93]*PI())" office:value-type="float" office:value="211535.939757852" calcext:value-type="float">
            <text:p>211535.939757852</text:p>
          </table:table-cell>
          <table:table-cell table:formula="of:=[.F92]+(1-0.5)*0.0001*[.E92]+0.5*0.0001*[.E93]" office:value-type="float" office:value="-97.7794682621597" calcext:value-type="float">
            <text:p>-97.7794682621597</text:p>
          </table:table-cell>
          <table:table-cell table:formula="of:=[.G92]+0.0001*[.F92]+(0.5-0.25)*0.0001^2*[.E92]+0.25*0.0001^2*[.E93]" office:value-type="float" office:value="-6.25129172818301" calcext:value-type="float">
            <text:p>-6.25129172818301</text:p>
          </table:table-cell>
          <table:table-cell table:formula="of:=[.H92]+1/2*([.A93]-[.A92])*([.E93]+[.E92])" office:value-type="float" office:value="-97.7794682621603" calcext:value-type="float">
            <text:p>-97.7794682621603</text:p>
          </table:table-cell>
          <table:table-cell table:formula="of:=[.I92]+1/2*([.A93]-[.A92])*([.H93]+[.H92])" office:value-type="float" office:value="-6.25129172818301" calcext:value-type="float">
            <text:p>-6.25129172818301</text:p>
          </table:table-cell>
          <table:table-cell table:formula="of:=200*PI()*COS(200*PI()*[.A93])" office:value-type="float" office:value="530.506881595568" calcext:value-type="float">
            <text:p>530.506881595568</text:p>
          </table:table-cell>
          <table:table-cell table:formula="of:=SIN(200*PI()*[.A93])" office:value-type="float" office:value="-0.535826794978996" calcext:value-type="float">
            <text:p>-0.535826794978996</text:p>
          </table:table-cell>
        </table:table-row>
        <table:table-row table:style-name="ro1">
          <table:table-cell office:value-type="float" office:value="0.0092" calcext:value-type="float">
            <text:p>0.0092</text:p>
          </table:table-cell>
          <table:table-cell office:value-type="float" office:value="190188.72728607" calcext:value-type="float">
            <text:p>190188.72728607</text:p>
          </table:table-cell>
          <table:table-cell office:value-type="float" office:value="-77.693234909901" calcext:value-type="float">
            <text:p>-77.693234909901</text:p>
          </table:table-cell>
          <table:table-cell office:value-type="float" office:value="-6.2600653633415" calcext:value-type="float">
            <text:p>-6.2600653633415</text:p>
          </table:table-cell>
          <table:table-cell table:formula="of:=-((200*PI())^2)*SIN(200*[.A94]*PI())" office:value-type="float" office:value="190188.727286211" calcext:value-type="float">
            <text:p>190188.727286211</text:p>
          </table:table-cell>
          <table:table-cell table:formula="of:=[.F93]+(1-0.5)*0.0001*[.E93]+0.5*0.0001*[.E94]" office:value-type="float" office:value="-77.6932349099566" calcext:value-type="float">
            <text:p>-77.6932349099566</text:p>
          </table:table-cell>
          <table:table-cell table:formula="of:=[.G93]+0.0001*[.F93]+(0.5-0.25)*0.0001^2*[.E93]+0.25*0.0001^2*[.E94]" office:value-type="float" office:value="-6.26006536334161" calcext:value-type="float">
            <text:p>-6.26006536334161</text:p>
          </table:table-cell>
          <table:table-cell table:formula="of:=[.H93]+1/2*([.A94]-[.A93])*([.E94]+[.E93])" office:value-type="float" office:value="-77.6932349099573" calcext:value-type="float">
            <text:p>-77.6932349099573</text:p>
          </table:table-cell>
          <table:table-cell table:formula="of:=[.I93]+1/2*([.A94]-[.A93])*([.H94]+[.H93])" office:value-type="float" office:value="-6.26006536334162" calcext:value-type="float">
            <text:p>-6.26006536334162</text:p>
          </table:table-cell>
          <table:table-cell table:formula="of:=200*PI()*COS(200*PI()*[.A94])" office:value-type="float" office:value="550.599725663493" calcext:value-type="float">
            <text:p>550.599725663493</text:p>
          </table:table-cell>
          <table:table-cell table:formula="of:=SIN(200*PI()*[.A94])" office:value-type="float" office:value="-0.481753674101715" calcext:value-type="float">
            <text:p>-0.481753674101715</text:p>
          </table:table-cell>
        </table:table-row>
        <table:table-row table:style-name="ro1">
          <table:table-cell office:value-type="float" office:value="0.0093" calcext:value-type="float">
            <text:p>0.0093</text:p>
          </table:table-cell>
          <table:table-cell office:value-type="float" office:value="168090.92679688" calcext:value-type="float">
            <text:p>168090.92679688</text:p>
          </table:table-cell>
          <table:table-cell office:value-type="float" office:value="-59.779252205754" calcext:value-type="float">
            <text:p>-59.779252205754</text:p>
          </table:table-cell>
          <table:table-cell office:value-type="float" office:value="-6.2669389876972" calcext:value-type="float">
            <text:p>-6.2669389876972</text:p>
          </table:table-cell>
          <table:table-cell table:formula="of:=-((200*PI())^2)*SIN(200*[.A95]*PI())" office:value-type="float" office:value="168090.926796934" calcext:value-type="float">
            <text:p>168090.926796934</text:p>
          </table:table-cell>
          <table:table-cell table:formula="of:=[.F94]+(1-0.5)*0.0001*[.E94]+0.5*0.0001*[.E95]" office:value-type="float" office:value="-59.7792522057994" calcext:value-type="float">
            <text:p>-59.7792522057994</text:p>
          </table:table-cell>
          <table:table-cell table:formula="of:=[.G94]+0.0001*[.F94]+(0.5-0.25)*0.0001^2*[.E94]+0.25*0.0001^2*[.E95]" office:value-type="float" office:value="-6.2669389876974" calcext:value-type="float">
            <text:p>-6.2669389876974</text:p>
          </table:table-cell>
          <table:table-cell table:formula="of:=[.H94]+1/2*([.A95]-[.A94])*([.E95]+[.E94])" office:value-type="float" office:value="-59.7792522057999" calcext:value-type="float">
            <text:p>-59.7792522057999</text:p>
          </table:table-cell>
          <table:table-cell table:formula="of:=[.I94]+1/2*([.A95]-[.A94])*([.H95]+[.H94])" office:value-type="float" office:value="-6.26693898769741" calcext:value-type="float">
            <text:p>-6.26693898769741</text:p>
          </table:table-cell>
          <table:table-cell table:formula="of:=200*PI()*COS(200*PI()*[.A95])" office:value-type="float" office:value="568.519604159311" calcext:value-type="float">
            <text:p>568.519604159311</text:p>
          </table:table-cell>
          <table:table-cell table:formula="of:=SIN(200*PI()*[.A95])" office:value-type="float" office:value="-0.425779291565072" calcext:value-type="float">
            <text:p>-0.425779291565072</text:p>
          </table:table-cell>
        </table:table-row>
        <table:table-row table:style-name="ro1">
          <table:table-cell office:value-type="float" office:value="0.0094" calcext:value-type="float">
            <text:p>0.0094</text:p>
          </table:table-cell>
          <table:table-cell office:value-type="float" office:value="145329.7482132" calcext:value-type="float">
            <text:p>145329.7482132</text:p>
          </table:table-cell>
          <table:table-cell office:value-type="float" office:value="-44.10821845525" calcext:value-type="float">
            <text:p>-44.10821845525</text:p>
          </table:table-cell>
          <table:table-cell office:value-type="float" office:value="-6.2721333612303" calcext:value-type="float">
            <text:p>-6.2721333612303</text:p>
          </table:table-cell>
          <table:table-cell table:formula="of:=-((200*PI())^2)*SIN(200*[.A96]*PI())" office:value-type="float" office:value="145329.74821303" calcext:value-type="float">
            <text:p>145329.74821303</text:p>
          </table:table-cell>
          <table:table-cell table:formula="of:=[.F95]+(1-0.5)*0.0001*[.E95]+0.5*0.0001*[.E96]" office:value-type="float" office:value="-44.1082184553012" calcext:value-type="float">
            <text:p>-44.1082184553012</text:p>
          </table:table-cell>
          <table:table-cell table:formula="of:=[.G95]+0.0001*[.F95]+(0.5-0.25)*0.0001^2*[.E95]+0.25*0.0001^2*[.E96]" office:value-type="float" office:value="-6.27213336123046" calcext:value-type="float">
            <text:p>-6.27213336123046</text:p>
          </table:table-cell>
          <table:table-cell table:formula="of:=[.H95]+1/2*([.A96]-[.A95])*([.E96]+[.E95])" office:value-type="float" office:value="-44.1082184553018" calcext:value-type="float">
            <text:p>-44.1082184553018</text:p>
          </table:table-cell>
          <table:table-cell table:formula="of:=[.I95]+1/2*([.A96]-[.A95])*([.H96]+[.H95])" office:value-type="float" office:value="-6.27213336123046" calcext:value-type="float">
            <text:p>-6.27213336123046</text:p>
          </table:table-cell>
          <table:table-cell table:formula="of:=200*PI()*COS(200*PI()*[.A96])" office:value-type="float" office:value="584.195795509413" calcext:value-type="float">
            <text:p>584.195795509413</text:p>
          </table:table-cell>
          <table:table-cell table:formula="of:=SIN(200*PI()*[.A96])" office:value-type="float" office:value="-0.368124552684678" calcext:value-type="float">
            <text:p>-0.368124552684678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121995.01950762" calcext:value-type="float">
            <text:p>121995.01950762</text:p>
          </table:table-cell>
          <table:table-cell office:value-type="float" office:value="-30.741980069209" calcext:value-type="float">
            <text:p>-30.741980069209</text:p>
          </table:table-cell>
          <table:table-cell office:value-type="float" office:value="-6.2758758711565" calcext:value-type="float">
            <text:p>-6.2758758711565</text:p>
          </table:table-cell>
          <table:table-cell table:formula="of:=-((200*PI())^2)*SIN(200*[.A97]*PI())" office:value-type="float" office:value="121995.019507776" calcext:value-type="float">
            <text:p>121995.019507776</text:p>
          </table:table-cell>
          <table:table-cell table:formula="of:=[.F96]+(1-0.5)*0.0001*[.E96]+0.5*0.0001*[.E97]" office:value-type="float" office:value="-30.7419800692609" calcext:value-type="float">
            <text:p>-30.7419800692609</text:p>
          </table:table-cell>
          <table:table-cell table:formula="of:=[.G96]+0.0001*[.F96]+(0.5-0.25)*0.0001^2*[.E96]+0.25*0.0001^2*[.E97]" office:value-type="float" office:value="-6.27587587115669" calcext:value-type="float">
            <text:p>-6.27587587115669</text:p>
          </table:table-cell>
          <table:table-cell table:formula="of:=[.H96]+1/2*([.A97]-[.A96])*([.E97]+[.E96])" office:value-type="float" office:value="-30.7419800692616" calcext:value-type="float">
            <text:p>-30.7419800692616</text:p>
          </table:table-cell>
          <table:table-cell table:formula="of:=[.I96]+1/2*([.A97]-[.A96])*([.H97]+[.H96])" office:value-type="float" office:value="-6.27587587115669" calcext:value-type="float">
            <text:p>-6.27587587115669</text:p>
          </table:table-cell>
          <table:table-cell table:formula="of:=200*PI()*COS(200*PI()*[.A97])" office:value-type="float" office:value="597.566432948311" calcext:value-type="float">
            <text:p>597.566432948311</text:p>
          </table:table-cell>
          <table:table-cell table:formula="of:=SIN(200*PI()*[.A97])" office:value-type="float" office:value="-0.309016994374948" calcext:value-type="float">
            <text:p>-0.309016994374948</text:p>
          </table:table-cell>
        </table:table-row>
        <table:table-row table:style-name="ro1">
          <table:table-cell office:value-type="float" office:value="0.0096" calcext:value-type="float">
            <text:p>0.0096</text:p>
          </table:table-cell>
          <table:table-cell office:value-type="float" office:value="98178.832194681" calcext:value-type="float">
            <text:p>98178.832194681</text:p>
          </table:table-cell>
          <table:table-cell office:value-type="float" office:value="-19.733287484094" calcext:value-type="float">
            <text:p>-19.733287484094</text:p>
          </table:table-cell>
          <table:table-cell office:value-type="float" office:value="-6.2783996345342" calcext:value-type="float">
            <text:p>-6.2783996345342</text:p>
          </table:table-cell>
          <table:table-cell table:formula="of:=-((200*PI())^2)*SIN(200*[.A98]*PI())" office:value-type="float" office:value="98178.8321947466" calcext:value-type="float">
            <text:p>98178.8321947466</text:p>
          </table:table-cell>
          <table:table-cell table:formula="of:=[.F97]+(1-0.5)*0.0001*[.E97]+0.5*0.0001*[.E98]" office:value-type="float" office:value="-19.7332874841348" calcext:value-type="float">
            <text:p>-19.7332874841348</text:p>
          </table:table-cell>
          <table:table-cell table:formula="of:=[.G97]+0.0001*[.F97]+(0.5-0.25)*0.0001^2*[.E97]+0.25*0.0001^2*[.E98]" office:value-type="float" office:value="-6.27839963453436" calcext:value-type="float">
            <text:p>-6.27839963453436</text:p>
          </table:table-cell>
          <table:table-cell table:formula="of:=[.H97]+1/2*([.A98]-[.A97])*([.E98]+[.E97])" office:value-type="float" office:value="-19.7332874841353" calcext:value-type="float">
            <text:p>-19.7332874841353</text:p>
          </table:table-cell>
          <table:table-cell table:formula="of:=[.I97]+1/2*([.A98]-[.A97])*([.H98]+[.H97])" office:value-type="float" office:value="-6.27839963453436" calcext:value-type="float">
            <text:p>-6.27839963453436</text:p>
          </table:table-cell>
          <table:table-cell table:formula="of:=200*PI()*COS(200*PI()*[.A98])" office:value-type="float" office:value="608.578748678497" calcext:value-type="float">
            <text:p>608.578748678497</text:p>
          </table:table-cell>
          <table:table-cell table:formula="of:=SIN(200*PI()*[.A98])" office:value-type="float" office:value="-0.248689887164854" calcext:value-type="float">
            <text:p>-0.248689887164854</text:p>
          </table:table-cell>
        </table:table-row>
        <table:table-row table:style-name="ro1">
          <table:table-cell office:value-type="float" office:value="0.0097" calcext:value-type="float">
            <text:p>0.0097</text:p>
          </table:table-cell>
          <table:table-cell office:value-type="float" office:value="73975.177884559" calcext:value-type="float">
            <text:p>73975.177884559</text:p>
          </table:table-cell>
          <table:table-cell office:value-type="float" office:value="-11.125586980132" calcext:value-type="float">
            <text:p>-11.125586980132</text:p>
          </table:table-cell>
          <table:table-cell office:value-type="float" office:value="-6.2799425782574" calcext:value-type="float">
            <text:p>-6.2799425782574</text:p>
          </table:table-cell>
          <table:table-cell table:formula="of:=-((200*PI())^2)*SIN(200*[.A99]*PI())" office:value-type="float" office:value="73975.1778846871" calcext:value-type="float">
            <text:p>73975.1778846871</text:p>
          </table:table-cell>
          <table:table-cell table:formula="of:=[.F98]+(1-0.5)*0.0001*[.E98]+0.5*0.0001*[.E99]" office:value-type="float" office:value="-11.1255869801631" calcext:value-type="float">
            <text:p>-11.1255869801631</text:p>
          </table:table-cell>
          <table:table-cell table:formula="of:=[.G98]+0.0001*[.F98]+(0.5-0.25)*0.0001^2*[.E98]+0.25*0.0001^2*[.E99]" office:value-type="float" office:value="-6.27994257825757" calcext:value-type="float">
            <text:p>-6.27994257825757</text:p>
          </table:table-cell>
          <table:table-cell table:formula="of:=[.H98]+1/2*([.A99]-[.A98])*([.E99]+[.E98])" office:value-type="float" office:value="-11.1255869801637" calcext:value-type="float">
            <text:p>-11.1255869801637</text:p>
          </table:table-cell>
          <table:table-cell table:formula="of:=[.I98]+1/2*([.A99]-[.A98])*([.H99]+[.H98])" office:value-type="float" office:value="-6.27994257825758" calcext:value-type="float">
            <text:p>-6.27994257825758</text:p>
          </table:table-cell>
          <table:table-cell table:formula="of:=200*PI()*COS(200*PI()*[.A99])" office:value-type="float" office:value="617.189282120833" calcext:value-type="float">
            <text:p>617.189282120833</text:p>
          </table:table-cell>
          <table:table-cell table:formula="of:=SIN(200*PI()*[.A99])" office:value-type="float" office:value="-0.187381314585725" calcext:value-type="float">
            <text:p>-0.187381314585725</text:p>
          </table:table-cell>
        </table:table-row>
        <table:table-row table:style-name="ro1">
          <table:table-cell office:value-type="float" office:value="0.0098" calcext:value-type="float">
            <text:p>0.0098</text:p>
          </table:table-cell>
          <table:table-cell office:value-type="float" office:value="49479.577343722" calcext:value-type="float">
            <text:p>49479.577343722</text:p>
          </table:table-cell>
          <table:table-cell office:value-type="float" office:value="-4.9528492187178" calcext:value-type="float">
            <text:p>-4.9528492187178</text:p>
          </table:table-cell>
          <table:table-cell office:value-type="float" office:value="-6.2807465000673" calcext:value-type="float">
            <text:p>-6.2807465000673</text:p>
          </table:table-cell>
          <table:table-cell table:formula="of:=-((200*PI())^2)*SIN(200*[.A100]*PI())" office:value-type="float" office:value="49479.5773435609" calcext:value-type="float">
            <text:p>49479.5773435609</text:p>
          </table:table-cell>
          <table:table-cell table:formula="of:=[.F99]+(1-0.5)*0.0001*[.E99]+0.5*0.0001*[.E100]" office:value-type="float" office:value="-4.9528492187507" calcext:value-type="float">
            <text:p>-4.9528492187507</text:p>
          </table:table-cell>
          <table:table-cell table:formula="of:=[.G99]+0.0001*[.F99]+(0.5-0.25)*0.0001^2*[.E99]+0.25*0.0001^2*[.E100]" office:value-type="float" office:value="-6.28074650006752" calcext:value-type="float">
            <text:p>-6.28074650006752</text:p>
          </table:table-cell>
          <table:table-cell table:formula="of:=[.H99]+1/2*([.A100]-[.A99])*([.E100]+[.E99])" office:value-type="float" office:value="-4.95284921875134" calcext:value-type="float">
            <text:p>-4.95284921875134</text:p>
          </table:table-cell>
          <table:table-cell table:formula="of:=[.I99]+1/2*([.A100]-[.A99])*([.H100]+[.H99])" office:value-type="float" office:value="-6.28074650006752" calcext:value-type="float">
            <text:p>-6.28074650006752</text:p>
          </table:table-cell>
          <table:table-cell table:formula="of:=200*PI()*COS(200*PI()*[.A100])" office:value-type="float" office:value="623.364051433599" calcext:value-type="float">
            <text:p>623.364051433599</text:p>
          </table:table-cell>
          <table:table-cell table:formula="of:=SIN(200*PI()*[.A100])" office:value-type="float" office:value="-0.125333233564305" calcext:value-type="float">
            <text:p>-0.125333233564305</text:p>
          </table:table-cell>
        </table:table-row>
        <table:table-row table:style-name="ro1">
          <table:table-cell office:value-type="float" office:value="0.0099" calcext:value-type="float">
            <text:p>0.0099</text:p>
          </table:table-cell>
          <table:table-cell office:value-type="float" office:value="24788.70351589" calcext:value-type="float">
            <text:p>24788.70351589</text:p>
          </table:table-cell>
          <table:table-cell office:value-type="float" office:value="-1.2394351757372" calcext:value-type="float">
            <text:p>-1.2394351757372</text:p>
          </table:table-cell>
          <table:table-cell office:value-type="float" office:value="-6.2810561142871" calcext:value-type="float">
            <text:p>-6.2810561142871</text:p>
          </table:table-cell>
          <table:table-cell table:formula="of:=-((200*PI())^2)*SIN(200*[.A101]*PI())" office:value-type="float" office:value="24788.7035157279" calcext:value-type="float">
            <text:p>24788.7035157279</text:p>
          </table:table-cell>
          <table:table-cell table:formula="of:=[.F100]+(1-0.5)*0.0001*[.E100]+0.5*0.0001*[.E101]" office:value-type="float" office:value="-1.23943517578627" calcext:value-type="float">
            <text:p>-1.23943517578627</text:p>
          </table:table-cell>
          <table:table-cell table:formula="of:=[.G100]+0.0001*[.F100]+(0.5-0.25)*0.0001^2*[.E100]+0.25*0.0001^2*[.E101]" office:value-type="float" office:value="-6.28105611428724" calcext:value-type="float">
            <text:p>-6.28105611428724</text:p>
          </table:table-cell>
          <table:table-cell table:formula="of:=[.H100]+1/2*([.A101]-[.A100])*([.E101]+[.E100])" office:value-type="float" office:value="-1.23943517578686" calcext:value-type="float">
            <text:p>-1.23943517578686</text:p>
          </table:table-cell>
          <table:table-cell table:formula="of:=[.I100]+1/2*([.A101]-[.A100])*([.H101]+[.H100])" office:value-type="float" office:value="-6.28105611428725" calcext:value-type="float">
            <text:p>-6.28105611428725</text:p>
          </table:table-cell>
          <table:table-cell table:formula="of:=200*PI()*COS(200*PI()*[.A101])" office:value-type="float" office:value="627.078687623303" calcext:value-type="float">
            <text:p>627.078687623303</text:p>
          </table:table-cell>
          <table:table-cell table:formula="of:=SIN(200*PI()*[.A101])" office:value-type="float" office:value="-0.0627905195293133" calcext:value-type="float">
            <text:p>-0.06279051952931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000000079773599281907" calcext:value-type="float">
            <text:p>-7.9773599281907E-08</text:p>
          </table:table-cell>
          <table:table-cell office:value-type="float" office:value="0.000000000053301048552612" calcext:value-type="float">
            <text:p>5.3301048552612E-11</text:p>
          </table:table-cell>
          <table:table-cell office:value-type="float" office:value="-6.2811180860458" calcext:value-type="float">
            <text:p>-6.2811180860458</text:p>
          </table:table-cell>
          <table:table-cell table:formula="of:=-((200*PI())^2)*SIN(200*[.A102]*PI())" office:value-type="float" office:value="0.0000000000966942355091577" calcext:value-type="float">
            <text:p>9.66942355091577E-11</text:p>
          </table:table-cell>
          <table:table-cell table:formula="of:=[.F101]+(1-0.5)*0.0001*[.E101]+0.5*0.0001*[.E102]" office:value-type="float" office:value="0.000000000000134952850261526" calcext:value-type="float">
            <text:p>1.34952850261526E-13</text:p>
          </table:table-cell>
          <table:table-cell table:formula="of:=[.G101]+0.0001*[.F101]+(0.5-0.25)*0.0001^2*[.E101]+0.25*0.0001^2*[.E102]" office:value-type="float" office:value="-6.28111808604603" calcext:value-type="float">
            <text:p>-6.28111808604603</text:p>
          </table:table-cell>
          <table:table-cell table:formula="of:=[.H101]+1/2*([.A102]-[.A101])*([.E102]+[.E101])" office:value-type="float" office:value="-0.000000000000468958205601666" calcext:value-type="float">
            <text:p>-4.68958205601666E-13</text:p>
          </table:table-cell>
          <table:table-cell table:formula="of:=[.I101]+1/2*([.A102]-[.A101])*([.H102]+[.H101])" office:value-type="float" office:value="-6.28111808604604" calcext:value-type="float">
            <text:p>-6.28111808604604</text:p>
          </table:table-cell>
          <table:table-cell table:formula="of:=200*PI()*COS(200*PI()*[.A102])" office:value-type="float" office:value="628.318530717959" calcext:value-type="float">
            <text:p>628.318530717959</text:p>
          </table:table-cell>
          <table:table-cell table:formula="of:=SIN(200*PI()*[.A102])" office:value-type="float" office:value="-2.44929359829471E-016" calcext:value-type="float">
            <text:p>-2.44929359829471E-16</text:p>
          </table:table-cell>
        </table:table-row>
        <table:table-row table:style-name="ro1">
          <table:table-cell office:value-type="float" office:value="0.0101" calcext:value-type="float">
            <text:p>0.0101</text:p>
          </table:table-cell>
          <table:table-cell office:value-type="float" office:value="-24788.703515731" calcext:value-type="float">
            <text:p>-24788.703515731</text:p>
          </table:table-cell>
          <table:table-cell office:value-type="float" office:value="-1.2394351757372" calcext:value-type="float">
            <text:p>-1.2394351757372</text:p>
          </table:table-cell>
          <table:table-cell office:value-type="float" office:value="-6.2811800578046" calcext:value-type="float">
            <text:p>-6.2811800578046</text:p>
          </table:table-cell>
          <table:table-cell table:formula="of:=-((200*PI())^2)*SIN(200*[.A103]*PI())" office:value-type="float" office:value="-24788.7035157284" calcext:value-type="float">
            <text:p>-24788.7035157284</text:p>
          </table:table-cell>
          <table:table-cell table:formula="of:=[.F102]+(1-0.5)*0.0001*[.E102]+0.5*0.0001*[.E103]" office:value-type="float" office:value="-1.23943517578628" calcext:value-type="float">
            <text:p>-1.23943517578628</text:p>
          </table:table-cell>
          <table:table-cell table:formula="of:=[.G102]+0.0001*[.F102]+(0.5-0.25)*0.0001^2*[.E102]+0.25*0.0001^2*[.E103]" office:value-type="float" office:value="-6.28118005780482" calcext:value-type="float">
            <text:p>-6.28118005780482</text:p>
          </table:table-cell>
          <table:table-cell table:formula="of:=[.H102]+1/2*([.A103]-[.A102])*([.E103]+[.E102])" office:value-type="float" office:value="-1.2394351757869" calcext:value-type="float">
            <text:p>-1.2394351757869</text:p>
          </table:table-cell>
          <table:table-cell table:formula="of:=[.I102]+1/2*([.A103]-[.A102])*([.H103]+[.H102])" office:value-type="float" office:value="-6.28118005780483" calcext:value-type="float">
            <text:p>-6.28118005780483</text:p>
          </table:table-cell>
          <table:table-cell table:formula="of:=200*PI()*COS(200*PI()*[.A103])" office:value-type="float" office:value="627.078687623303" calcext:value-type="float">
            <text:p>627.078687623303</text:p>
          </table:table-cell>
          <table:table-cell table:formula="of:=SIN(200*PI()*[.A103])" office:value-type="float" office:value="0.0627905195293146" calcext:value-type="float">
            <text:p>0.062790519529315</text:p>
          </table:table-cell>
        </table:table-row>
        <table:table-row table:style-name="ro1">
          <table:table-cell office:value-type="float" office:value="0.0102" calcext:value-type="float">
            <text:p>0.0102</text:p>
          </table:table-cell>
          <table:table-cell office:value-type="float" office:value="-49479.577343526" calcext:value-type="float">
            <text:p>-49479.577343526</text:p>
          </table:table-cell>
          <table:table-cell office:value-type="float" office:value="-4.9528492187001" calcext:value-type="float">
            <text:p>-4.9528492187001</text:p>
          </table:table-cell>
          <table:table-cell office:value-type="float" office:value="-6.2814896720243" calcext:value-type="float">
            <text:p>-6.2814896720243</text:p>
          </table:table-cell>
          <table:table-cell table:formula="of:=-((200*PI())^2)*SIN(200*[.A104]*PI())" office:value-type="float" office:value="-49479.5773435607" calcext:value-type="float">
            <text:p>-49479.5773435607</text:p>
          </table:table-cell>
          <table:table-cell table:formula="of:=[.F103]+(1-0.5)*0.0001*[.E103]+0.5*0.0001*[.E104]" office:value-type="float" office:value="-4.95284921875074" calcext:value-type="float">
            <text:p>-4.95284921875074</text:p>
          </table:table-cell>
          <table:table-cell table:formula="of:=[.G103]+0.0001*[.F103]+(0.5-0.25)*0.0001^2*[.E103]+0.25*0.0001^2*[.E104]" office:value-type="float" office:value="-6.28148967202455" calcext:value-type="float">
            <text:p>-6.28148967202455</text:p>
          </table:table-cell>
          <table:table-cell table:formula="of:=[.H103]+1/2*([.A104]-[.A103])*([.E104]+[.E103])" office:value-type="float" office:value="-4.95284921875133" calcext:value-type="float">
            <text:p>-4.95284921875133</text:p>
          </table:table-cell>
          <table:table-cell table:formula="of:=[.I103]+1/2*([.A104]-[.A103])*([.H104]+[.H103])" office:value-type="float" office:value="-6.28148967202456" calcext:value-type="float">
            <text:p>-6.28148967202456</text:p>
          </table:table-cell>
          <table:table-cell table:formula="of:=200*PI()*COS(200*PI()*[.A104])" office:value-type="float" office:value="623.364051433599" calcext:value-type="float">
            <text:p>623.364051433599</text:p>
          </table:table-cell>
          <table:table-cell table:formula="of:=SIN(200*PI()*[.A104])" office:value-type="float" office:value="0.125333233564305" calcext:value-type="float">
            <text:p>0.125333233564305</text:p>
          </table:table-cell>
        </table:table-row>
        <table:table-row table:style-name="ro1">
          <table:table-cell office:value-type="float" office:value="0.0103" calcext:value-type="float">
            <text:p>0.0103</text:p>
          </table:table-cell>
          <table:table-cell office:value-type="float" office:value="-73975.177884754" calcext:value-type="float">
            <text:p>-73975.177884754</text:p>
          </table:table-cell>
          <table:table-cell office:value-type="float" office:value="-11.125586980114" calcext:value-type="float">
            <text:p>-11.125586980114</text:p>
          </table:table-cell>
          <table:table-cell office:value-type="float" office:value="-6.2822935938343" calcext:value-type="float">
            <text:p>-6.2822935938343</text:p>
          </table:table-cell>
          <table:table-cell table:formula="of:=-((200*PI())^2)*SIN(200*[.A105]*PI())" office:value-type="float" office:value="-73975.1778846869" calcext:value-type="float">
            <text:p>-73975.1778846869</text:p>
          </table:table-cell>
          <table:table-cell table:formula="of:=[.F104]+(1-0.5)*0.0001*[.E104]+0.5*0.0001*[.E105]" office:value-type="float" office:value="-11.1255869801631" calcext:value-type="float">
            <text:p>-11.1255869801631</text:p>
          </table:table-cell>
          <table:table-cell table:formula="of:=[.G104]+0.0001*[.F104]+(0.5-0.25)*0.0001^2*[.E104]+0.25*0.0001^2*[.E105]" office:value-type="float" office:value="-6.2822935938345" calcext:value-type="float">
            <text:p>-6.2822935938345</text:p>
          </table:table-cell>
          <table:table-cell table:formula="of:=[.H104]+1/2*([.A105]-[.A104])*([.E105]+[.E104])" office:value-type="float" office:value="-11.1255869801637" calcext:value-type="float">
            <text:p>-11.1255869801637</text:p>
          </table:table-cell>
          <table:table-cell table:formula="of:=[.I104]+1/2*([.A105]-[.A104])*([.H105]+[.H104])" office:value-type="float" office:value="-6.2822935938345" calcext:value-type="float">
            <text:p>-6.2822935938345</text:p>
          </table:table-cell>
          <table:table-cell table:formula="of:=200*PI()*COS(200*PI()*[.A105])" office:value-type="float" office:value="617.189282120833" calcext:value-type="float">
            <text:p>617.189282120833</text:p>
          </table:table-cell>
          <table:table-cell table:formula="of:=SIN(200*PI()*[.A105])" office:value-type="float" office:value="0.187381314585725" calcext:value-type="float">
            <text:p>0.187381314585725</text:p>
          </table:table-cell>
        </table:table-row>
        <table:table-row table:style-name="ro1">
          <table:table-cell office:value-type="float" office:value="0.0104" calcext:value-type="float">
            <text:p>0.0104</text:p>
          </table:table-cell>
          <table:table-cell office:value-type="float" office:value="-98178.83219484" calcext:value-type="float">
            <text:p>-98178.83219484</text:p>
          </table:table-cell>
          <table:table-cell office:value-type="float" office:value="-19.733287484094" calcext:value-type="float">
            <text:p>-19.733287484094</text:p>
          </table:table-cell>
          <table:table-cell office:value-type="float" office:value="-6.2838365375575" calcext:value-type="float">
            <text:p>-6.2838365375575</text:p>
          </table:table-cell>
          <table:table-cell table:formula="of:=-((200*PI())^2)*SIN(200*[.A106]*PI())" office:value-type="float" office:value="-98178.8321947467" calcext:value-type="float">
            <text:p>-98178.8321947467</text:p>
          </table:table-cell>
          <table:table-cell table:formula="of:=[.F105]+(1-0.5)*0.0001*[.E105]+0.5*0.0001*[.E106]" office:value-type="float" office:value="-19.7332874841348" calcext:value-type="float">
            <text:p>-19.7332874841348</text:p>
          </table:table-cell>
          <table:table-cell table:formula="of:=[.G105]+0.0001*[.F105]+(0.5-0.25)*0.0001^2*[.E105]+0.25*0.0001^2*[.E106]" office:value-type="float" office:value="-6.28383653755771" calcext:value-type="float">
            <text:p>-6.28383653755771</text:p>
          </table:table-cell>
          <table:table-cell table:formula="of:=[.H105]+1/2*([.A106]-[.A105])*([.E106]+[.E105])" office:value-type="float" office:value="-19.7332874841355" calcext:value-type="float">
            <text:p>-19.7332874841355</text:p>
          </table:table-cell>
          <table:table-cell table:formula="of:=[.I105]+1/2*([.A106]-[.A105])*([.H106]+[.H105])" office:value-type="float" office:value="-6.28383653755772" calcext:value-type="float">
            <text:p>-6.28383653755772</text:p>
          </table:table-cell>
          <table:table-cell table:formula="of:=200*PI()*COS(200*PI()*[.A106])" office:value-type="float" office:value="608.578748678497" calcext:value-type="float">
            <text:p>608.578748678497</text:p>
          </table:table-cell>
          <table:table-cell table:formula="of:=SIN(200*PI()*[.A106])" office:value-type="float" office:value="0.248689887164856" calcext:value-type="float">
            <text:p>0.248689887164856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-121995.01950781" calcext:value-type="float">
            <text:p>-121995.01950781</text:p>
          </table:table-cell>
          <table:table-cell office:value-type="float" office:value="-30.741980069227" calcext:value-type="float">
            <text:p>-30.741980069227</text:p>
          </table:table-cell>
          <table:table-cell office:value-type="float" office:value="-6.2863603009352" calcext:value-type="float">
            <text:p>-6.2863603009352</text:p>
          </table:table-cell>
          <table:table-cell table:formula="of:=-((200*PI())^2)*SIN(200*[.A107]*PI())" office:value-type="float" office:value="-121995.019507775" calcext:value-type="float">
            <text:p>-121995.019507775</text:p>
          </table:table-cell>
          <table:table-cell table:formula="of:=[.F106]+(1-0.5)*0.0001*[.E106]+0.5*0.0001*[.E107]" office:value-type="float" office:value="-30.7419800692609" calcext:value-type="float">
            <text:p>-30.7419800692609</text:p>
          </table:table-cell>
          <table:table-cell table:formula="of:=[.G106]+0.0001*[.F106]+(0.5-0.25)*0.0001^2*[.E106]+0.25*0.0001^2*[.E107]" office:value-type="float" office:value="-6.28636030093538" calcext:value-type="float">
            <text:p>-6.28636030093538</text:p>
          </table:table-cell>
          <table:table-cell table:formula="of:=[.H106]+1/2*([.A107]-[.A106])*([.E107]+[.E106])" office:value-type="float" office:value="-30.7419800692615" calcext:value-type="float">
            <text:p>-30.7419800692615</text:p>
          </table:table-cell>
          <table:table-cell table:formula="of:=[.I106]+1/2*([.A107]-[.A106])*([.H107]+[.H106])" office:value-type="float" office:value="-6.28636030093539" calcext:value-type="float">
            <text:p>-6.28636030093539</text:p>
          </table:table-cell>
          <table:table-cell table:formula="of:=200*PI()*COS(200*PI()*[.A107])" office:value-type="float" office:value="597.566432948311" calcext:value-type="float">
            <text:p>597.566432948311</text:p>
          </table:table-cell>
          <table:table-cell table:formula="of:=SIN(200*PI()*[.A107])" office:value-type="float" office:value="0.309016994374948" calcext:value-type="float">
            <text:p>0.309016994374948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-145329.74821301" calcext:value-type="float">
            <text:p>-145329.74821301</text:p>
          </table:table-cell>
          <table:table-cell office:value-type="float" office:value="-44.108218455268" calcext:value-type="float">
            <text:p>-44.108218455268</text:p>
          </table:table-cell>
          <table:table-cell office:value-type="float" office:value="-6.2901028108614" calcext:value-type="float">
            <text:p>-6.2901028108614</text:p>
          </table:table-cell>
          <table:table-cell table:formula="of:=-((200*PI())^2)*SIN(200*[.A108]*PI())" office:value-type="float" office:value="-145329.74821303" calcext:value-type="float">
            <text:p>-145329.74821303</text:p>
          </table:table-cell>
          <table:table-cell table:formula="of:=[.F107]+(1-0.5)*0.0001*[.E107]+0.5*0.0001*[.E108]" office:value-type="float" office:value="-44.1082184553012" calcext:value-type="float">
            <text:p>-44.1082184553012</text:p>
          </table:table-cell>
          <table:table-cell table:formula="of:=[.G107]+0.0001*[.F107]+(0.5-0.25)*0.0001^2*[.E107]+0.25*0.0001^2*[.E108]" office:value-type="float" office:value="-6.29010281086161" calcext:value-type="float">
            <text:p>-6.29010281086161</text:p>
          </table:table-cell>
          <table:table-cell table:formula="of:=[.H107]+1/2*([.A108]-[.A107])*([.E108]+[.E107])" office:value-type="float" office:value="-44.1082184553017" calcext:value-type="float">
            <text:p>-44.1082184553017</text:p>
          </table:table-cell>
          <table:table-cell table:formula="of:=[.I107]+1/2*([.A108]-[.A107])*([.H108]+[.H107])" office:value-type="float" office:value="-6.29010281086161" calcext:value-type="float">
            <text:p>-6.29010281086161</text:p>
          </table:table-cell>
          <table:table-cell table:formula="of:=200*PI()*COS(200*PI()*[.A108])" office:value-type="float" office:value="584.195795509413" calcext:value-type="float">
            <text:p>584.195795509413</text:p>
          </table:table-cell>
          <table:table-cell table:formula="of:=SIN(200*PI()*[.A108])" office:value-type="float" office:value="0.368124552684678" calcext:value-type="float">
            <text:p>0.368124552684678</text:p>
          </table:table-cell>
        </table:table-row>
        <table:table-row table:style-name="ro1">
          <table:table-cell office:value-type="float" office:value="0.0107" calcext:value-type="float">
            <text:p>0.0107</text:p>
          </table:table-cell>
          <table:table-cell office:value-type="float" office:value="-168090.92679707" calcext:value-type="float">
            <text:p>-168090.92679707</text:p>
          </table:table-cell>
          <table:table-cell office:value-type="float" office:value="-59.779252205772" calcext:value-type="float">
            <text:p>-59.779252205772</text:p>
          </table:table-cell>
          <table:table-cell office:value-type="float" office:value="-6.2952971843944" calcext:value-type="float">
            <text:p>-6.2952971843944</text:p>
          </table:table-cell>
          <table:table-cell table:formula="of:=-((200*PI())^2)*SIN(200*[.A109]*PI())" office:value-type="float" office:value="-168090.926796934" calcext:value-type="float">
            <text:p>-168090.926796934</text:p>
          </table:table-cell>
          <table:table-cell table:formula="of:=[.F108]+(1-0.5)*0.0001*[.E108]+0.5*0.0001*[.E109]" office:value-type="float" office:value="-59.7792522057994" calcext:value-type="float">
            <text:p>-59.7792522057994</text:p>
          </table:table-cell>
          <table:table-cell table:formula="of:=[.G108]+0.0001*[.F108]+(0.5-0.25)*0.0001^2*[.E108]+0.25*0.0001^2*[.E109]" office:value-type="float" office:value="-6.29529718439467" calcext:value-type="float">
            <text:p>-6.29529718439467</text:p>
          </table:table-cell>
          <table:table-cell table:formula="of:=[.H108]+1/2*([.A109]-[.A108])*([.E109]+[.E108])" office:value-type="float" office:value="-59.7792522058001" calcext:value-type="float">
            <text:p>-59.7792522058001</text:p>
          </table:table-cell>
          <table:table-cell table:formula="of:=[.I108]+1/2*([.A109]-[.A108])*([.H109]+[.H108])" office:value-type="float" office:value="-6.29529718439467" calcext:value-type="float">
            <text:p>-6.29529718439467</text:p>
          </table:table-cell>
          <table:table-cell table:formula="of:=200*PI()*COS(200*PI()*[.A109])" office:value-type="float" office:value="568.51960415931" calcext:value-type="float">
            <text:p>568.51960415931</text:p>
          </table:table-cell>
          <table:table-cell table:formula="of:=SIN(200*PI()*[.A109])" office:value-type="float" office:value="0.425779291565073" calcext:value-type="float">
            <text:p>0.425779291565073</text:p>
          </table:table-cell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-190188.72728623" calcext:value-type="float">
            <text:p>-190188.72728623</text:p>
          </table:table-cell>
          <table:table-cell office:value-type="float" office:value="-77.693234909937" calcext:value-type="float">
            <text:p>-77.693234909937</text:p>
          </table:table-cell>
          <table:table-cell office:value-type="float" office:value="-6.3021708087502" calcext:value-type="float">
            <text:p>-6.3021708087502</text:p>
          </table:table-cell>
          <table:table-cell table:formula="of:=-((200*PI())^2)*SIN(200*[.A110]*PI())" office:value-type="float" office:value="-190188.72728621" calcext:value-type="float">
            <text:p>-190188.72728621</text:p>
          </table:table-cell>
          <table:table-cell table:formula="of:=[.F109]+(1-0.5)*0.0001*[.E109]+0.5*0.0001*[.E110]" office:value-type="float" office:value="-77.6932349099566" calcext:value-type="float">
            <text:p>-77.6932349099566</text:p>
          </table:table-cell>
          <table:table-cell table:formula="of:=[.G109]+0.0001*[.F109]+(0.5-0.25)*0.0001^2*[.E109]+0.25*0.0001^2*[.E110]" office:value-type="float" office:value="-6.30217080875045" calcext:value-type="float">
            <text:p>-6.30217080875045</text:p>
          </table:table-cell>
          <table:table-cell table:formula="of:=[.H109]+1/2*([.A110]-[.A109])*([.E110]+[.E109])" office:value-type="float" office:value="-77.6932349099572" calcext:value-type="float">
            <text:p>-77.6932349099572</text:p>
          </table:table-cell>
          <table:table-cell table:formula="of:=[.I109]+1/2*([.A110]-[.A109])*([.H110]+[.H109])" office:value-type="float" office:value="-6.30217080875046" calcext:value-type="float">
            <text:p>-6.30217080875046</text:p>
          </table:table-cell>
          <table:table-cell table:formula="of:=200*PI()*COS(200*PI()*[.A110])" office:value-type="float" office:value="550.599725663493" calcext:value-type="float">
            <text:p>550.599725663493</text:p>
          </table:table-cell>
          <table:table-cell table:formula="of:=SIN(200*PI()*[.A110])" office:value-type="float" office:value="0.481753674101716" calcext:value-type="float">
            <text:p>0.481753674101716</text:p>
          </table:table-cell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-211535.93975775" calcext:value-type="float">
            <text:p>-211535.93975775</text:p>
          </table:table-cell>
          <table:table-cell office:value-type="float" office:value="-97.779468262136" calcext:value-type="float">
            <text:p>-97.779468262136</text:p>
          </table:table-cell>
          <table:table-cell office:value-type="float" office:value="-6.3109444439088" calcext:value-type="float">
            <text:p>-6.3109444439088</text:p>
          </table:table-cell>
          <table:table-cell table:formula="of:=-((200*PI())^2)*SIN(200*[.A111]*PI())" office:value-type="float" office:value="-211535.939757852" calcext:value-type="float">
            <text:p>-211535.939757852</text:p>
          </table:table-cell>
          <table:table-cell table:formula="of:=[.F110]+(1-0.5)*0.0001*[.E110]+0.5*0.0001*[.E111]" office:value-type="float" office:value="-97.7794682621597" calcext:value-type="float">
            <text:p>-97.7794682621597</text:p>
          </table:table-cell>
          <table:table-cell table:formula="of:=[.G110]+0.0001*[.F110]+(0.5-0.25)*0.0001^2*[.E110]+0.25*0.0001^2*[.E111]" office:value-type="float" office:value="-6.31094444390906" calcext:value-type="float">
            <text:p>-6.31094444390906</text:p>
          </table:table-cell>
          <table:table-cell table:formula="of:=[.H110]+1/2*([.A111]-[.A110])*([.E111]+[.E110])" office:value-type="float" office:value="-97.7794682621602" calcext:value-type="float">
            <text:p>-97.7794682621602</text:p>
          </table:table-cell>
          <table:table-cell table:formula="of:=[.I110]+1/2*([.A111]-[.A110])*([.H111]+[.H110])" office:value-type="float" office:value="-6.31094444390906" calcext:value-type="float">
            <text:p>-6.31094444390906</text:p>
          </table:table-cell>
          <table:table-cell table:formula="of:=200*PI()*COS(200*PI()*[.A111])" office:value-type="float" office:value="530.506881595568" calcext:value-type="float">
            <text:p>530.506881595568</text:p>
          </table:table-cell>
          <table:table-cell table:formula="of:=SIN(200*PI()*[.A111])" office:value-type="float" office:value="0.535826794978997" calcext:value-type="float">
            <text:p>0.535826794978997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-232048.31651683" calcext:value-type="float">
            <text:p>-232048.31651683</text:p>
          </table:table-cell>
          <table:table-cell office:value-type="float" office:value="-119.95868107586" calcext:value-type="float">
            <text:p>-119.95868107586</text:p>
          </table:table-cell>
          <table:table-cell office:value-type="float" office:value="-6.3218313513757" calcext:value-type="float">
            <text:p>-6.3218313513757</text:p>
          </table:table-cell>
          <table:table-cell table:formula="of:=-((200*PI())^2)*SIN(200*[.A112]*PI())" office:value-type="float" office:value="-232048.316516848" calcext:value-type="float">
            <text:p>-232048.316516848</text:p>
          </table:table-cell>
          <table:table-cell table:formula="of:=[.F111]+(1-0.5)*0.0001*[.E111]+0.5*0.0001*[.E112]" office:value-type="float" office:value="-119.958681075895" calcext:value-type="float">
            <text:p>-119.958681075895</text:p>
          </table:table-cell>
          <table:table-cell table:formula="of:=[.G111]+0.0001*[.F111]+(0.5-0.25)*0.0001^2*[.E111]+0.25*0.0001^2*[.E112]" office:value-type="float" office:value="-6.32183135137596" calcext:value-type="float">
            <text:p>-6.32183135137596</text:p>
          </table:table-cell>
          <table:table-cell table:formula="of:=[.H111]+1/2*([.A112]-[.A111])*([.E112]+[.E111])" office:value-type="float" office:value="-119.958681075895" calcext:value-type="float">
            <text:p>-119.958681075895</text:p>
          </table:table-cell>
          <table:table-cell table:formula="of:=[.I111]+1/2*([.A112]-[.A111])*([.H112]+[.H111])" office:value-type="float" office:value="-6.32183135137597" calcext:value-type="float">
            <text:p>-6.32183135137597</text:p>
          </table:table-cell>
          <table:table-cell table:formula="of:=200*PI()*COS(200*PI()*[.A112])" office:value-type="float" office:value="508.320369231526" calcext:value-type="float">
            <text:p>508.320369231526</text:p>
          </table:table-cell>
          <table:table-cell table:formula="of:=SIN(200*PI()*[.A112])" office:value-type="float" office:value="0.587785252292473" calcext:value-type="float">
            <text:p>0.587785252292473</text:p>
          </table:table-cell>
        </table:table-row>
        <table:table-row table:style-name="ro1">
          <table:table-cell office:value-type="float" office:value="0.0111" calcext:value-type="float">
            <text:p>0.0111</text:p>
          </table:table-cell>
          <table:table-cell office:value-type="float" office:value="-251644.90458344" calcext:value-type="float">
            <text:p>-251644.90458344</text:p>
          </table:table-cell>
          <table:table-cell office:value-type="float" office:value="-144.14334213088" calcext:value-type="float">
            <text:p>-144.14334213088</text:p>
          </table:table-cell>
          <table:table-cell office:value-type="float" office:value="-6.3350364525361" calcext:value-type="float">
            <text:p>-6.3350364525361</text:p>
          </table:table-cell>
          <table:table-cell table:formula="of:=-((200*PI())^2)*SIN(200*[.A113]*PI())" office:value-type="float" office:value="-251644.904583344" calcext:value-type="float">
            <text:p>-251644.904583344</text:p>
          </table:table-cell>
          <table:table-cell table:formula="of:=[.F112]+(1-0.5)*0.0001*[.E112]+0.5*0.0001*[.E113]" office:value-type="float" office:value="-144.143342130904" calcext:value-type="float">
            <text:p>-144.143342130904</text:p>
          </table:table-cell>
          <table:table-cell table:formula="of:=[.G112]+0.0001*[.F112]+(0.5-0.25)*0.0001^2*[.E112]+0.25*0.0001^2*[.E113]" office:value-type="float" office:value="-6.3350364525363" calcext:value-type="float">
            <text:p>-6.3350364525363</text:p>
          </table:table-cell>
          <table:table-cell table:formula="of:=[.H112]+1/2*([.A113]-[.A112])*([.E113]+[.E112])" office:value-type="float" office:value="-144.143342130905" calcext:value-type="float">
            <text:p>-144.143342130905</text:p>
          </table:table-cell>
          <table:table-cell table:formula="of:=[.I112]+1/2*([.A113]-[.A112])*([.H113]+[.H112])" office:value-type="float" office:value="-6.33503645253631" calcext:value-type="float">
            <text:p>-6.33503645253631</text:p>
          </table:table-cell>
          <table:table-cell table:formula="of:=200*PI()*COS(200*PI()*[.A113])" office:value-type="float" office:value="484.127748599614" calcext:value-type="float">
            <text:p>484.127748599614</text:p>
          </table:table-cell>
          <table:table-cell table:formula="of:=SIN(200*PI()*[.A113])" office:value-type="float" office:value="0.63742398974869" calcext:value-type="float">
            <text:p>0.63742398974869</text:p>
          </table:table-cell>
        </table:table-row>
        <table:table-row table:style-name="ro1">
          <table:table-cell office:value-type="float" office:value="0.0112" calcext:value-type="float">
            <text:p>0.0112</text:p>
          </table:table-cell>
          <table:table-cell office:value-type="float" office:value="-270248.36517712" calcext:value-type="float">
            <text:p>-270248.36517712</text:p>
          </table:table-cell>
          <table:table-cell office:value-type="float" office:value="-170.23800561891" calcext:value-type="float">
            <text:p>-170.23800561891</text:p>
          </table:table-cell>
          <table:table-cell office:value-type="float" office:value="-6.3507555199235" calcext:value-type="float">
            <text:p>-6.3507555199235</text:p>
          </table:table-cell>
          <table:table-cell table:formula="of:=-((200*PI())^2)*SIN(200*[.A114]*PI())" office:value-type="float" office:value="-270248.36517707" calcext:value-type="float">
            <text:p>-270248.36517707</text:p>
          </table:table-cell>
          <table:table-cell table:formula="of:=[.F113]+(1-0.5)*0.0001*[.E113]+0.5*0.0001*[.E114]" office:value-type="float" office:value="-170.238005618925" calcext:value-type="float">
            <text:p>-170.238005618925</text:p>
          </table:table-cell>
          <table:table-cell table:formula="of:=[.G113]+0.0001*[.F113]+(0.5-0.25)*0.0001^2*[.E113]+0.25*0.0001^2*[.E114]" office:value-type="float" office:value="-6.35075551992379" calcext:value-type="float">
            <text:p>-6.35075551992379</text:p>
          </table:table-cell>
          <table:table-cell table:formula="of:=[.H113]+1/2*([.A114]-[.A113])*([.E114]+[.E113])" office:value-type="float" office:value="-170.238005618926" calcext:value-type="float">
            <text:p>-170.238005618926</text:p>
          </table:table-cell>
          <table:table-cell table:formula="of:=[.I113]+1/2*([.A114]-[.A113])*([.H114]+[.H113])" office:value-type="float" office:value="-6.3507555199238" calcext:value-type="float">
            <text:p>-6.3507555199238</text:p>
          </table:table-cell>
          <table:table-cell table:formula="of:=200*PI()*COS(200*PI()*[.A114])" office:value-type="float" office:value="458.024496920908" calcext:value-type="float">
            <text:p>458.024496920908</text:p>
          </table:table-cell>
          <table:table-cell table:formula="of:=SIN(200*PI()*[.A114])" office:value-type="float" office:value="0.684547105928689" calcext:value-type="float">
            <text:p>0.684547105928689</text:p>
          </table:table-cell>
        </table:table-row>
        <table:table-row table:style-name="ro1">
          <table:table-cell office:value-type="float" office:value="0.0113" calcext:value-type="float">
            <text:p>0.0113</text:p>
          </table:table-cell>
          <table:table-cell office:value-type="float" office:value="-287785.27893812" calcext:value-type="float">
            <text:p>-287785.27893812</text:p>
          </table:table-cell>
          <table:table-cell office:value-type="float" office:value="-198.13968782467" calcext:value-type="float">
            <text:p>-198.13968782467</text:p>
          </table:table-cell>
          <table:table-cell office:value-type="float" office:value="-6.3691744045957" calcext:value-type="float">
            <text:p>-6.3691744045957</text:p>
          </table:table-cell>
          <table:table-cell table:formula="of:=-((200*PI())^2)*SIN(200*[.A115]*PI())" office:value-type="float" office:value="-287785.278938177" calcext:value-type="float">
            <text:p>-287785.278938177</text:p>
          </table:table-cell>
          <table:table-cell table:formula="of:=[.F114]+(1-0.5)*0.0001*[.E114]+0.5*0.0001*[.E115]" office:value-type="float" office:value="-198.139687824688" calcext:value-type="float">
            <text:p>-198.139687824688</text:p>
          </table:table-cell>
          <table:table-cell table:formula="of:=[.G114]+0.0001*[.F114]+(0.5-0.25)*0.0001^2*[.E114]+0.25*0.0001^2*[.E115]" office:value-type="float" office:value="-6.36917440459597" calcext:value-type="float">
            <text:p>-6.36917440459597</text:p>
          </table:table-cell>
          <table:table-cell table:formula="of:=[.H114]+1/2*([.A115]-[.A114])*([.E115]+[.E114])" office:value-type="float" office:value="-198.139687824688" calcext:value-type="float">
            <text:p>-198.139687824688</text:p>
          </table:table-cell>
          <table:table-cell table:formula="of:=[.I114]+1/2*([.A115]-[.A114])*([.H115]+[.H114])" office:value-type="float" office:value="-6.36917440459598" calcext:value-type="float">
            <text:p>-6.36917440459598</text:p>
          </table:table-cell>
          <table:table-cell table:formula="of:=200*PI()*COS(200*PI()*[.A115])" office:value-type="float" office:value="430.113631804344" calcext:value-type="float">
            <text:p>430.113631804344</text:p>
          </table:table-cell>
          <table:table-cell table:formula="of:=SIN(200*PI()*[.A115])" office:value-type="float" office:value="0.728968627421412" calcext:value-type="float">
            <text:p>0.728968627421412</text:p>
          </table:table-cell>
        </table:table-row>
        <table:table-row table:style-name="ro1">
          <table:table-cell office:value-type="float" office:value="0.0114" calcext:value-type="float">
            <text:p>0.0114</text:p>
          </table:table-cell>
          <table:table-cell office:value-type="float" office:value="-304186.43567999" calcext:value-type="float">
            <text:p>-304186.43567999</text:p>
          </table:table-cell>
          <table:table-cell office:value-type="float" office:value="-227.73827355557" calcext:value-type="float">
            <text:p>-227.73827355557</text:p>
          </table:table-cell>
          <table:table-cell office:value-type="float" office:value="-6.3904683026647" calcext:value-type="float">
            <text:p>-6.3904683026647</text:p>
          </table:table-cell>
          <table:table-cell table:formula="of:=-((200*PI())^2)*SIN(200*[.A116]*PI())" office:value-type="float" office:value="-304186.435679902" calcext:value-type="float">
            <text:p>-304186.435679902</text:p>
          </table:table-cell>
          <table:table-cell table:formula="of:=[.F115]+(1-0.5)*0.0001*[.E115]+0.5*0.0001*[.E116]" office:value-type="float" office:value="-227.738273555592" calcext:value-type="float">
            <text:p>-227.738273555592</text:p>
          </table:table-cell>
          <table:table-cell table:formula="of:=[.G115]+0.0001*[.F115]+(0.5-0.25)*0.0001^2*[.E115]+0.25*0.0001^2*[.E116]" office:value-type="float" office:value="-6.39046830266499" calcext:value-type="float">
            <text:p>-6.39046830266499</text:p>
          </table:table-cell>
          <table:table-cell table:formula="of:=[.H115]+1/2*([.A116]-[.A115])*([.E116]+[.E115])" office:value-type="float" office:value="-227.738273555592" calcext:value-type="float">
            <text:p>-227.738273555592</text:p>
          </table:table-cell>
          <table:table-cell table:formula="of:=[.I115]+1/2*([.A116]-[.A115])*([.H116]+[.H115])" office:value-type="float" office:value="-6.39046830266499" calcext:value-type="float">
            <text:p>-6.39046830266499</text:p>
          </table:table-cell>
          <table:table-cell table:formula="of:=200*PI()*COS(200*PI()*[.A116])" office:value-type="float" office:value="400.505304683276" calcext:value-type="float">
            <text:p>400.505304683276</text:p>
          </table:table-cell>
          <table:table-cell table:formula="of:=SIN(200*PI()*[.A116])" office:value-type="float" office:value="0.770513242775789" calcext:value-type="float">
            <text:p>0.770513242775789</text:p>
          </table:table-cell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-319387.10752959" calcext:value-type="float">
            <text:p>-319387.10752959</text:p>
          </table:table-cell>
          <table:table-cell office:value-type="float" office:value="-258.91695071605" calcext:value-type="float">
            <text:p>-258.91695071605</text:p>
          </table:table-cell>
          <table:table-cell office:value-type="float" office:value="-6.4148010638783" calcext:value-type="float">
            <text:p>-6.4148010638783</text:p>
          </table:table-cell>
          <table:table-cell table:formula="of:=-((200*PI())^2)*SIN(200*[.A117]*PI())" office:value-type="float" office:value="-319387.107529562" calcext:value-type="float">
            <text:p>-319387.107529562</text:p>
          </table:table-cell>
          <table:table-cell table:formula="of:=[.F116]+(1-0.5)*0.0001*[.E116]+0.5*0.0001*[.E117]" office:value-type="float" office:value="-258.916950716065" calcext:value-type="float">
            <text:p>-258.916950716065</text:p>
          </table:table-cell>
          <table:table-cell table:formula="of:=[.G116]+0.0001*[.F116]+(0.5-0.25)*0.0001^2*[.E116]+0.25*0.0001^2*[.E117]" office:value-type="float" office:value="-6.41480106387857" calcext:value-type="float">
            <text:p>-6.41480106387857</text:p>
          </table:table-cell>
          <table:table-cell table:formula="of:=[.H116]+1/2*([.A117]-[.A116])*([.E117]+[.E116])" office:value-type="float" office:value="-258.916950716065" calcext:value-type="float">
            <text:p>-258.916950716065</text:p>
          </table:table-cell>
          <table:table-cell table:formula="of:=[.I116]+1/2*([.A117]-[.A116])*([.H117]+[.H116])" office:value-type="float" office:value="-6.41480106387858" calcext:value-type="float">
            <text:p>-6.41480106387858</text:p>
          </table:table-cell>
          <table:table-cell table:formula="of:=200*PI()*COS(200*PI()*[.A117])" office:value-type="float" office:value="369.316366098091" calcext:value-type="float">
            <text:p>369.316366098091</text:p>
          </table:table-cell>
          <table:table-cell table:formula="of:=SIN(200*PI()*[.A117])"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0.0116" calcext:value-type="float">
            <text:p>0.0116</text:p>
          </table:table-cell>
          <table:table-cell office:value-type="float" office:value="-333327.30437978" calcext:value-type="float">
            <text:p>-333327.30437978</text:p>
          </table:table-cell>
          <table:table-cell office:value-type="float" office:value="-291.55267131152" calcext:value-type="float">
            <text:p>-291.55267131152</text:p>
          </table:table-cell>
          <table:table-cell office:value-type="float" office:value="-6.4423245449797" calcext:value-type="float">
            <text:p>-6.4423245449797</text:p>
          </table:table-cell>
          <table:table-cell table:formula="of:=-((200*PI())^2)*SIN(200*[.A118]*PI())" office:value-type="float" office:value="-333327.304379893" calcext:value-type="float">
            <text:p>-333327.304379893</text:p>
          </table:table-cell>
          <table:table-cell table:formula="of:=[.F117]+(1-0.5)*0.0001*[.E117]+0.5*0.0001*[.E118]" office:value-type="float" office:value="-291.552671311538" calcext:value-type="float">
            <text:p>-291.552671311538</text:p>
          </table:table-cell>
          <table:table-cell table:formula="of:=[.G117]+0.0001*[.F117]+(0.5-0.25)*0.0001^2*[.E117]+0.25*0.0001^2*[.E118]" office:value-type="float" office:value="-6.44232454497995" calcext:value-type="float">
            <text:p>-6.44232454497995</text:p>
          </table:table-cell>
          <table:table-cell table:formula="of:=[.H117]+1/2*([.A118]-[.A117])*([.E118]+[.E117])" office:value-type="float" office:value="-291.552671311538" calcext:value-type="float">
            <text:p>-291.552671311538</text:p>
          </table:table-cell>
          <table:table-cell table:formula="of:=[.I117]+1/2*([.A118]-[.A117])*([.H118]+[.H117])" office:value-type="float" office:value="-6.44232454497996" calcext:value-type="float">
            <text:p>-6.44232454497996</text:p>
          </table:table-cell>
          <table:table-cell table:formula="of:=200*PI()*COS(200*PI()*[.A118])" office:value-type="float" office:value="336.669904540516" calcext:value-type="float">
            <text:p>336.669904540516</text:p>
          </table:table-cell>
          <table:table-cell table:formula="of:=SIN(200*PI()*[.A118])" office:value-type="float" office:value="0.844327925502015" calcext:value-type="float">
            <text:p>0.844327925502015</text:p>
          </table:table-cell>
        </table:table-row>
        <table:table-row table:style-name="ro1">
          <table:table-cell office:value-type="float" office:value="0.0117" calcext:value-type="float">
            <text:p>0.0117</text:p>
          </table:table-cell>
          <table:table-cell office:value-type="float" office:value="-345952.01064276" calcext:value-type="float">
            <text:p>-345952.01064276</text:p>
          </table:table-cell>
          <table:table-cell office:value-type="float" office:value="-325.51663706265" calcext:value-type="float">
            <text:p>-325.51663706265</text:p>
          </table:table-cell>
          <table:table-cell office:value-type="float" office:value="-6.4731780103984" calcext:value-type="float">
            <text:p>-6.4731780103984</text:p>
          </table:table-cell>
          <table:table-cell table:formula="of:=-((200*PI())^2)*SIN(200*[.A119]*PI())" office:value-type="float" office:value="-345952.010642597" calcext:value-type="float">
            <text:p>-345952.010642597</text:p>
          </table:table-cell>
          <table:table-cell table:formula="of:=[.F118]+(1-0.5)*0.0001*[.E118]+0.5*0.0001*[.E119]" office:value-type="float" office:value="-325.516637062662" calcext:value-type="float">
            <text:p>-325.516637062662</text:p>
          </table:table-cell>
          <table:table-cell table:formula="of:=[.G118]+0.0001*[.F118]+(0.5-0.25)*0.0001^2*[.E118]+0.25*0.0001^2*[.E119]" office:value-type="float" office:value="-6.47317801039866" calcext:value-type="float">
            <text:p>-6.47317801039866</text:p>
          </table:table-cell>
          <table:table-cell table:formula="of:=[.H118]+1/2*([.A119]-[.A118])*([.E119]+[.E118])" office:value-type="float" office:value="-325.516637062663" calcext:value-type="float">
            <text:p>-325.516637062663</text:p>
          </table:table-cell>
          <table:table-cell table:formula="of:=[.I118]+1/2*([.A119]-[.A118])*([.H119]+[.H118])" office:value-type="float" office:value="-6.47317801039867" calcext:value-type="float">
            <text:p>-6.47317801039867</text:p>
          </table:table-cell>
          <table:table-cell table:formula="of:=200*PI()*COS(200*PI()*[.A119])" office:value-type="float" office:value="302.694760679568" calcext:value-type="float">
            <text:p>302.694760679568</text:p>
          </table:table-cell>
          <table:table-cell table:formula="of:=SIN(200*PI()*[.A119])" office:value-type="float" office:value="0.876306680043864" calcext:value-type="float">
            <text:p>0.876306680043864</text:p>
          </table:table-cell>
        </table:table-row>
        <table:table-row table:style-name="ro1">
          <table:table-cell office:value-type="float" office:value="0.0118" calcext:value-type="float">
            <text:p>0.0118</text:p>
          </table:table-cell>
          <table:table-cell office:value-type="float" office:value="-357211.40236982" calcext:value-type="float">
            <text:p>-357211.40236982</text:p>
          </table:table-cell>
          <table:table-cell office:value-type="float" office:value="-360.67480771328" calcext:value-type="float">
            <text:p>-360.67480771328</text:p>
          </table:table-cell>
          <table:table-cell office:value-type="float" office:value="-6.5074875826372" calcext:value-type="float">
            <text:p>-6.5074875826372</text:p>
          </table:table-cell>
          <table:table-cell table:formula="of:=-((200*PI())^2)*SIN(200*[.A120]*PI())" office:value-type="float" office:value="-357211.402369733" calcext:value-type="float">
            <text:p>-357211.402369733</text:p>
          </table:table-cell>
          <table:table-cell table:formula="of:=[.F119]+(1-0.5)*0.0001*[.E119]+0.5*0.0001*[.E120]" office:value-type="float" office:value="-360.674807713279" calcext:value-type="float">
            <text:p>-360.674807713279</text:p>
          </table:table-cell>
          <table:table-cell table:formula="of:=[.G119]+0.0001*[.F119]+(0.5-0.25)*0.0001^2*[.E119]+0.25*0.0001^2*[.E120]" office:value-type="float" office:value="-6.50748758263746" calcext:value-type="float">
            <text:p>-6.50748758263746</text:p>
          </table:table-cell>
          <table:table-cell table:formula="of:=[.H119]+1/2*([.A120]-[.A119])*([.E120]+[.E119])" office:value-type="float" office:value="-360.674807713279" calcext:value-type="float">
            <text:p>-360.674807713279</text:p>
          </table:table-cell>
          <table:table-cell table:formula="of:=[.I119]+1/2*([.A120]-[.A119])*([.H120]+[.H119])" office:value-type="float" office:value="-6.50748758263746" calcext:value-type="float">
            <text:p>-6.50748758263746</text:p>
          </table:table-cell>
          <table:table-cell table:formula="of:=200*PI()*COS(200*PI()*[.A120])" office:value-type="float" office:value="267.5250188863" calcext:value-type="float">
            <text:p>267.5250188863</text:p>
          </table:table-cell>
          <table:table-cell table:formula="of:=SIN(200*PI()*[.A120])" office:value-type="float" office:value="0.904827052466019" calcext:value-type="float">
            <text:p>0.904827052466019</text:p>
          </table:table-cell>
        </table:table-row>
        <table:table-row table:style-name="ro1">
          <table:table-cell office:value-type="float" office:value="0.0119" calcext:value-type="float">
            <text:p>0.0119</text:p>
          </table:table-cell>
          <table:table-cell office:value-type="float" office:value="-367061.04388591" calcext:value-type="float">
            <text:p>-367061.04388591</text:p>
          </table:table-cell>
          <table:table-cell office:value-type="float" office:value="-396.88843002606" calcext:value-type="float">
            <text:p>-396.88843002606</text:p>
          </table:table-cell>
          <table:table-cell office:value-type="float" office:value="-6.5453657445242" calcext:value-type="float">
            <text:p>-6.5453657445242</text:p>
          </table:table-cell>
          <table:table-cell table:formula="of:=-((200*PI())^2)*SIN(200*[.A121]*PI())" office:value-type="float" office:value="-367061.043886084" calcext:value-type="float">
            <text:p>-367061.043886084</text:p>
          </table:table-cell>
          <table:table-cell table:formula="of:=[.F120]+(1-0.5)*0.0001*[.E120]+0.5*0.0001*[.E121]" office:value-type="float" office:value="-396.888430026069" calcext:value-type="float">
            <text:p>-396.888430026069</text:p>
          </table:table-cell>
          <table:table-cell table:formula="of:=[.G120]+0.0001*[.F120]+(0.5-0.25)*0.0001^2*[.E120]+0.25*0.0001^2*[.E121]" office:value-type="float" office:value="-6.54536574452442" calcext:value-type="float">
            <text:p>-6.54536574452442</text:p>
          </table:table-cell>
          <table:table-cell table:formula="of:=[.H120]+1/2*([.A121]-[.A120])*([.E121]+[.E120])" office:value-type="float" office:value="-396.88843002607" calcext:value-type="float">
            <text:p>-396.88843002607</text:p>
          </table:table-cell>
          <table:table-cell table:formula="of:=[.I120]+1/2*([.A121]-[.A120])*([.H121]+[.H120])" office:value-type="float" office:value="-6.54536574452443" calcext:value-type="float">
            <text:p>-6.54536574452443</text:p>
          </table:table-cell>
          <table:table-cell table:formula="of:=200*PI()*COS(200*PI()*[.A121])" office:value-type="float" office:value="231.299478064042" calcext:value-type="float">
            <text:p>231.299478064042</text:p>
          </table:table-cell>
          <table:table-cell table:formula="of:=SIN(200*PI()*[.A121])" office:value-type="float" office:value="0.929776485888252" calcext:value-type="float">
            <text:p>0.92977648588825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375462.06315655" calcext:value-type="float">
            <text:p>-375462.06315655</text:p>
          </table:table-cell>
          <table:table-cell office:value-type="float" office:value="-434.01458537819" calcext:value-type="float">
            <text:p>-434.01458537819</text:p>
          </table:table-cell>
          <table:table-cell office:value-type="float" office:value="-6.5869108952944" calcext:value-type="float">
            <text:p>-6.5869108952944</text:p>
          </table:table-cell>
          <table:table-cell table:formula="of:=-((200*PI())^2)*SIN(200*[.A122]*PI())" office:value-type="float" office:value="-375462.063156454" calcext:value-type="float">
            <text:p>-375462.063156454</text:p>
          </table:table-cell>
          <table:table-cell table:formula="of:=[.F121]+(1-0.5)*0.0001*[.E121]+0.5*0.0001*[.E122]" office:value-type="float" office:value="-434.014585378196" calcext:value-type="float">
            <text:p>-434.014585378196</text:p>
          </table:table-cell>
          <table:table-cell table:formula="of:=[.G121]+0.0001*[.F121]+(0.5-0.25)*0.0001^2*[.E121]+0.25*0.0001^2*[.E122]" office:value-type="float" office:value="-6.58691089529464" calcext:value-type="float">
            <text:p>-6.58691089529464</text:p>
          </table:table-cell>
          <table:table-cell table:formula="of:=[.H121]+1/2*([.A122]-[.A121])*([.E122]+[.E121])" office:value-type="float" office:value="-434.014585378197" calcext:value-type="float">
            <text:p>-434.014585378197</text:p>
          </table:table-cell>
          <table:table-cell table:formula="of:=[.I121]+1/2*([.A122]-[.A121])*([.H122]+[.H121])" office:value-type="float" office:value="-6.58691089529464" calcext:value-type="float">
            <text:p>-6.58691089529464</text:p>
          </table:table-cell>
          <table:table-cell table:formula="of:=200*PI()*COS(200*PI()*[.A122])" office:value-type="float" office:value="194.161103872546" calcext:value-type="float">
            <text:p>194.161103872546</text:p>
          </table:table-cell>
          <table:table-cell table:formula="of:=SIN(200*PI()*[.A122])" office:value-type="float" office:value="0.951056516295154" calcext:value-type="float">
            <text:p>0.951056516295154</text:p>
          </table:table-cell>
        </table:table-row>
        <table:table-row table:style-name="ro1">
          <table:table-cell office:value-type="float" office:value="0.0121" calcext:value-type="float">
            <text:p>0.0121</text:p>
          </table:table-cell>
          <table:table-cell office:value-type="float" office:value="-382381.3051958" calcext:value-type="float">
            <text:p>-382381.3051958</text:p>
          </table:table-cell>
          <table:table-cell office:value-type="float" office:value="-471.9067537958" calcext:value-type="float">
            <text:p>-471.9067537958</text:p>
          </table:table-cell>
          <table:table-cell office:value-type="float" office:value="-6.6322069622531" calcext:value-type="float">
            <text:p>-6.6322069622531</text:p>
          </table:table-cell>
          <table:table-cell table:formula="of:=-((200*PI())^2)*SIN(200*[.A123]*PI())" office:value-type="float" office:value="-382381.305195847" calcext:value-type="float">
            <text:p>-382381.305195847</text:p>
          </table:table-cell>
          <table:table-cell table:formula="of:=[.F122]+(1-0.5)*0.0001*[.E122]+0.5*0.0001*[.E123]" office:value-type="float" office:value="-471.906753795811" calcext:value-type="float">
            <text:p>-471.906753795811</text:p>
          </table:table-cell>
          <table:table-cell table:formula="of:=[.G122]+0.0001*[.F122]+(0.5-0.25)*0.0001^2*[.E122]+0.25*0.0001^2*[.E123]" office:value-type="float" office:value="-6.63220696225334" calcext:value-type="float">
            <text:p>-6.63220696225334</text:p>
          </table:table-cell>
          <table:table-cell table:formula="of:=[.H122]+1/2*([.A123]-[.A122])*([.E123]+[.E122])" office:value-type="float" office:value="-471.906753795812" calcext:value-type="float">
            <text:p>-471.906753795812</text:p>
          </table:table-cell>
          <table:table-cell table:formula="of:=[.I122]+1/2*([.A123]-[.A122])*([.H123]+[.H122])" office:value-type="float" office:value="-6.63220696225335" calcext:value-type="float">
            <text:p>-6.63220696225335</text:p>
          </table:table-cell>
          <table:table-cell table:formula="of:=200*PI()*COS(200*PI()*[.A123])" office:value-type="float" office:value="156.256464507836" calcext:value-type="float">
            <text:p>156.256464507836</text:p>
          </table:table-cell>
          <table:table-cell table:formula="of:=SIN(200*PI()*[.A123])" office:value-type="float" office:value="0.968583161128631" calcext:value-type="float">
            <text:p>0.968583161128631</text:p>
          </table:table-cell>
        </table:table-row>
        <table:table-row table:style-name="ro1">
          <table:table-cell office:value-type="float" office:value="0.0122" calcext:value-type="float">
            <text:p>0.0122</text:p>
          </table:table-cell>
          <table:table-cell office:value-type="float" office:value="-387791.46291689" calcext:value-type="float">
            <text:p>-387791.46291689</text:p>
          </table:table-cell>
          <table:table-cell office:value-type="float" office:value="-510.41539220144" calcext:value-type="float">
            <text:p>-510.41539220144</text:p>
          </table:table-cell>
          <table:table-cell office:value-type="float" office:value="-6.6813230695529" calcext:value-type="float">
            <text:p>-6.6813230695529</text:p>
          </table:table-cell>
          <table:table-cell table:formula="of:=-((200*PI())^2)*SIN(200*[.A124]*PI())" office:value-type="float" office:value="-387791.462917033" calcext:value-type="float">
            <text:p>-387791.462917033</text:p>
          </table:table-cell>
          <table:table-cell table:formula="of:=[.F123]+(1-0.5)*0.0001*[.E123]+0.5*0.0001*[.E124]" office:value-type="float" office:value="-510.415392201455" calcext:value-type="float">
            <text:p>-510.415392201455</text:p>
          </table:table-cell>
          <table:table-cell table:formula="of:=[.G123]+0.0001*[.F123]+(0.5-0.25)*0.0001^2*[.E123]+0.25*0.0001^2*[.E124]" office:value-type="float" office:value="-6.6813230695532" calcext:value-type="float">
            <text:p>-6.6813230695532</text:p>
          </table:table-cell>
          <table:table-cell table:formula="of:=[.H123]+1/2*([.A124]-[.A123])*([.E124]+[.E123])" office:value-type="float" office:value="-510.415392201456" calcext:value-type="float">
            <text:p>-510.415392201456</text:p>
          </table:table-cell>
          <table:table-cell table:formula="of:=[.I123]+1/2*([.A124]-[.A123])*([.H124]+[.H123])" office:value-type="float" office:value="-6.68132306955321" calcext:value-type="float">
            <text:p>-6.68132306955321</text:p>
          </table:table-cell>
          <table:table-cell table:formula="of:=200*PI()*COS(200*PI()*[.A124])" office:value-type="float" office:value="117.735152264502" calcext:value-type="float">
            <text:p>117.735152264502</text:p>
          </table:table-cell>
          <table:table-cell table:formula="of:=SIN(200*PI()*[.A124])" office:value-type="float" office:value="0.982287250728689" calcext:value-type="float">
            <text:p>0.982287250728689</text:p>
          </table:table-cell>
        </table:table-row>
        <table:table-row table:style-name="ro1">
          <table:table-cell office:value-type="float" office:value="0.0123" calcext:value-type="float">
            <text:p>0.0123</text:p>
          </table:table-cell>
          <table:table-cell office:value-type="float" office:value="-391671.18489898" calcext:value-type="float">
            <text:p>-391671.18489898</text:p>
          </table:table-cell>
          <table:table-cell office:value-type="float" office:value="-549.38852459223" calcext:value-type="float">
            <text:p>-549.38852459223</text:p>
          </table:table-cell>
          <table:table-cell office:value-type="float" office:value="-6.7343132653926" calcext:value-type="float">
            <text:p>-6.7343132653926</text:p>
          </table:table-cell>
          <table:table-cell table:formula="of:=-((200*PI())^2)*SIN(200*[.A125]*PI())" office:value-type="float" office:value="-391671.184899153" calcext:value-type="float">
            <text:p>-391671.184899153</text:p>
          </table:table-cell>
          <table:table-cell table:formula="of:=[.F124]+(1-0.5)*0.0001*[.E124]+0.5*0.0001*[.E125]" office:value-type="float" office:value="-549.388524592265" calcext:value-type="float">
            <text:p>-549.388524592265</text:p>
          </table:table-cell>
          <table:table-cell table:formula="of:=[.G124]+0.0001*[.F124]+(0.5-0.25)*0.0001^2*[.E124]+0.25*0.0001^2*[.E125]" office:value-type="float" office:value="-6.73431326539289" calcext:value-type="float">
            <text:p>-6.73431326539289</text:p>
          </table:table-cell>
          <table:table-cell table:formula="of:=[.H124]+1/2*([.A125]-[.A124])*([.E125]+[.E124])" office:value-type="float" office:value="-549.388524592265" calcext:value-type="float">
            <text:p>-549.388524592265</text:p>
          </table:table-cell>
          <table:table-cell table:formula="of:=[.I124]+1/2*([.A125]-[.A124])*([.H125]+[.H124])" office:value-type="float" office:value="-6.73431326539289" calcext:value-type="float">
            <text:p>-6.73431326539289</text:p>
          </table:table-cell>
          <table:table-cell table:formula="of:=200*PI()*COS(200*PI()*[.A125])" office:value-type="float" office:value="78.7491931632541" calcext:value-type="float">
            <text:p>78.7491931632541</text:p>
          </table:table-cell>
          <table:table-cell table:formula="of:=SIN(200*PI()*[.A125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124" calcext:value-type="float">
            <text:p>0.0124</text:p>
          </table:table-cell>
          <table:table-cell office:value-type="float" office:value="-394005.159652" calcext:value-type="float">
            <text:p>-394005.159652</text:p>
          </table:table-cell>
          <table:table-cell office:value-type="float" office:value="-588.67234181978" calcext:value-type="float">
            <text:p>-588.67234181978</text:p>
          </table:table-cell>
          <table:table-cell office:value-type="float" office:value="-6.7912163087132" calcext:value-type="float">
            <text:p>-6.7912163087132</text:p>
          </table:table-cell>
          <table:table-cell table:formula="of:=-((200*PI())^2)*SIN(200*[.A126]*PI())" office:value-type="float" office:value="-394005.159652019" calcext:value-type="float">
            <text:p>-394005.159652019</text:p>
          </table:table-cell>
          <table:table-cell table:formula="of:=[.F125]+(1-0.5)*0.0001*[.E125]+0.5*0.0001*[.E126]" office:value-type="float" office:value="-588.672341819823" calcext:value-type="float">
            <text:p>-588.672341819823</text:p>
          </table:table-cell>
          <table:table-cell table:formula="of:=[.G125]+0.0001*[.F125]+(0.5-0.25)*0.0001^2*[.E125]+0.25*0.0001^2*[.E126]" office:value-type="float" office:value="-6.79121630871349" calcext:value-type="float">
            <text:p>-6.79121630871349</text:p>
          </table:table-cell>
          <table:table-cell table:formula="of:=[.H125]+1/2*([.A126]-[.A125])*([.E126]+[.E125])" office:value-type="float" office:value="-588.672341819824" calcext:value-type="float">
            <text:p>-588.672341819824</text:p>
          </table:table-cell>
          <table:table-cell table:formula="of:=[.I125]+1/2*([.A126]-[.A125])*([.H126]+[.H125])" office:value-type="float" office:value="-6.7912163087135" calcext:value-type="float">
            <text:p>-6.7912163087135</text:p>
          </table:table-cell>
          <table:table-cell table:formula="of:=200*PI()*COS(200*PI()*[.A126])" office:value-type="float" office:value="39.4524469736749" calcext:value-type="float">
            <text:p>39.4524469736749</text:p>
          </table:table-cell>
          <table:table-cell table:formula="of:=SIN(200*PI()*[.A126])" office:value-type="float" office:value="0.998026728428272" calcext:value-type="float">
            <text:p>0.998026728428272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-394784.17604347" calcext:value-type="float">
            <text:p>-394784.17604347</text:p>
          </table:table-cell>
          <table:table-cell office:value-type="float" office:value="-628.11180860455" calcext:value-type="float">
            <text:p>-628.11180860455</text:p>
          </table:table-cell>
          <table:table-cell office:value-type="float" office:value="-6.8520555162344" calcext:value-type="float">
            <text:p>-6.8520555162344</text:p>
          </table:table-cell>
          <table:table-cell table:formula="of:=-((200*PI())^2)*SIN(200*[.A127]*PI())" office:value-type="float" office:value="-394784.176043574" calcext:value-type="float">
            <text:p>-394784.176043574</text:p>
          </table:table-cell>
          <table:table-cell table:formula="of:=[.F126]+(1-0.5)*0.0001*[.E126]+0.5*0.0001*[.E127]" office:value-type="float" office:value="-628.111808604603" calcext:value-type="float">
            <text:p>-628.111808604603</text:p>
          </table:table-cell>
          <table:table-cell table:formula="of:=[.G126]+0.0001*[.F126]+(0.5-0.25)*0.0001^2*[.E126]+0.25*0.0001^2*[.E127]" office:value-type="float" office:value="-6.85205551623471" calcext:value-type="float">
            <text:p>-6.85205551623471</text:p>
          </table:table-cell>
          <table:table-cell table:formula="of:=[.H126]+1/2*([.A127]-[.A126])*([.E127]+[.E126])" office:value-type="float" office:value="-628.111808604604" calcext:value-type="float">
            <text:p>-628.111808604604</text:p>
          </table:table-cell>
          <table:table-cell table:formula="of:=[.I126]+1/2*([.A127]-[.A126])*([.H127]+[.H126])" office:value-type="float" office:value="-6.85205551623472" calcext:value-type="float">
            <text:p>-6.85205551623472</text:p>
          </table:table-cell>
          <table:table-cell table:formula="of:=200*PI()*COS(200*PI()*[.A127])" office:value-type="float" office:value="-0.000000000000365691890309202" calcext:value-type="float">
            <text:p>-3.65691890309202E-13</text:p>
          </table:table-cell>
          <table:table-cell table:formula="of:=SIN(200*PI()*[.A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6" calcext:value-type="float">
            <text:p>0.0126</text:p>
          </table:table-cell>
          <table:table-cell office:value-type="float" office:value="-394005.15965202" calcext:value-type="float">
            <text:p>-394005.15965202</text:p>
          </table:table-cell>
          <table:table-cell office:value-type="float" office:value="-667.55127538933" calcext:value-type="float">
            <text:p>-667.55127538933</text:p>
          </table:table-cell>
          <table:table-cell office:value-type="float" office:value="-6.9168386704341" calcext:value-type="float">
            <text:p>-6.9168386704341</text:p>
          </table:table-cell>
          <table:table-cell table:formula="of:=-((200*PI())^2)*SIN(200*[.A128]*PI())" office:value-type="float" office:value="-394005.159652019" calcext:value-type="float">
            <text:p>-394005.159652019</text:p>
          </table:table-cell>
          <table:table-cell table:formula="of:=[.F127]+(1-0.5)*0.0001*[.E127]+0.5*0.0001*[.E128]" office:value-type="float" office:value="-667.551275389383" calcext:value-type="float">
            <text:p>-667.551275389383</text:p>
          </table:table-cell>
          <table:table-cell table:formula="of:=[.G127]+0.0001*[.F127]+(0.5-0.25)*0.0001^2*[.E127]+0.25*0.0001^2*[.E128]" office:value-type="float" office:value="-6.91683867043441" calcext:value-type="float">
            <text:p>-6.91683867043441</text:p>
          </table:table-cell>
          <table:table-cell table:formula="of:=[.H127]+1/2*([.A128]-[.A127])*([.E128]+[.E127])" office:value-type="float" office:value="-667.551275389383" calcext:value-type="float">
            <text:p>-667.551275389383</text:p>
          </table:table-cell>
          <table:table-cell table:formula="of:=[.I127]+1/2*([.A128]-[.A127])*([.H128]+[.H127])" office:value-type="float" office:value="-6.91683867043442" calcext:value-type="float">
            <text:p>-6.91683867043442</text:p>
          </table:table-cell>
          <table:table-cell table:formula="of:=200*PI()*COS(200*PI()*[.A128])" office:value-type="float" office:value="-39.4524469736756" calcext:value-type="float">
            <text:p>-39.4524469736756</text:p>
          </table:table-cell>
          <table:table-cell table:formula="of:=SIN(200*PI()*[.A128])" office:value-type="float" office:value="0.998026728428271" calcext:value-type="float">
            <text:p>0.998026728428271</text:p>
          </table:table-cell>
        </table:table-row>
        <table:table-row table:style-name="ro1">
          <table:table-cell office:value-type="float" office:value="0.0127" calcext:value-type="float">
            <text:p>0.0127</text:p>
          </table:table-cell>
          <table:table-cell office:value-type="float" office:value="-391671.1848993" calcext:value-type="float">
            <text:p>-391671.1848993</text:p>
          </table:table-cell>
          <table:table-cell office:value-type="float" office:value="-706.8350926169" calcext:value-type="float">
            <text:p>-706.8350926169</text:p>
          </table:table-cell>
          <table:table-cell office:value-type="float" office:value="-6.9855579888345" calcext:value-type="float">
            <text:p>-6.9855579888345</text:p>
          </table:table-cell>
          <table:table-cell table:formula="of:=-((200*PI())^2)*SIN(200*[.A129]*PI())" office:value-type="float" office:value="-391671.184899153" calcext:value-type="float">
            <text:p>-391671.184899153</text:p>
          </table:table-cell>
          <table:table-cell table:formula="of:=[.F128]+(1-0.5)*0.0001*[.E128]+0.5*0.0001*[.E129]" office:value-type="float" office:value="-706.835092616941" calcext:value-type="float">
            <text:p>-706.835092616941</text:p>
          </table:table-cell>
          <table:table-cell table:formula="of:=[.G128]+0.0001*[.F128]+(0.5-0.25)*0.0001^2*[.E128]+0.25*0.0001^2*[.E129]" office:value-type="float" office:value="-6.98555798883473" calcext:value-type="float">
            <text:p>-6.98555798883473</text:p>
          </table:table-cell>
          <table:table-cell table:formula="of:=[.H128]+1/2*([.A129]-[.A128])*([.E129]+[.E128])" office:value-type="float" office:value="-706.835092616942" calcext:value-type="float">
            <text:p>-706.835092616942</text:p>
          </table:table-cell>
          <table:table-cell table:formula="of:=[.I128]+1/2*([.A129]-[.A128])*([.H129]+[.H128])" office:value-type="float" office:value="-6.98555798883474" calcext:value-type="float">
            <text:p>-6.98555798883474</text:p>
          </table:table-cell>
          <table:table-cell table:formula="of:=200*PI()*COS(200*PI()*[.A129])" office:value-type="float" office:value="-78.7491931632549" calcext:value-type="float">
            <text:p>-78.7491931632549</text:p>
          </table:table-cell>
          <table:table-cell table:formula="of:=SIN(200*PI()*[.A129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128" calcext:value-type="float">
            <text:p>0.0128</text:p>
          </table:table-cell>
          <table:table-cell office:value-type="float" office:value="-387791.46291694" calcext:value-type="float">
            <text:p>-387791.46291694</text:p>
          </table:table-cell>
          <table:table-cell office:value-type="float" office:value="-745.80822500771" calcext:value-type="float">
            <text:p>-745.80822500771</text:p>
          </table:table-cell>
          <table:table-cell office:value-type="float" office:value="-7.0581901547157" calcext:value-type="float">
            <text:p>-7.0581901547157</text:p>
          </table:table-cell>
          <table:table-cell table:formula="of:=-((200*PI())^2)*SIN(200*[.A130]*PI())" office:value-type="float" office:value="-387791.462917033" calcext:value-type="float">
            <text:p>-387791.462917033</text:p>
          </table:table-cell>
          <table:table-cell table:formula="of:=[.F129]+(1-0.5)*0.0001*[.E129]+0.5*0.0001*[.E130]" office:value-type="float" office:value="-745.808225007751" calcext:value-type="float">
            <text:p>-745.808225007751</text:p>
          </table:table-cell>
          <table:table-cell table:formula="of:=[.G129]+0.0001*[.F129]+(0.5-0.25)*0.0001^2*[.E129]+0.25*0.0001^2*[.E130]" office:value-type="float" office:value="-7.05819015471596" calcext:value-type="float">
            <text:p>-7.05819015471596</text:p>
          </table:table-cell>
          <table:table-cell table:formula="of:=[.H129]+1/2*([.A130]-[.A129])*([.E130]+[.E129])" office:value-type="float" office:value="-745.808225007751" calcext:value-type="float">
            <text:p>-745.808225007751</text:p>
          </table:table-cell>
          <table:table-cell table:formula="of:=[.I129]+1/2*([.A130]-[.A129])*([.H130]+[.H129])" office:value-type="float" office:value="-7.05819015471597" calcext:value-type="float">
            <text:p>-7.05819015471597</text:p>
          </table:table-cell>
          <table:table-cell table:formula="of:=200*PI()*COS(200*PI()*[.A130])" office:value-type="float" office:value="-117.735152264502" calcext:value-type="float">
            <text:p>-117.735152264502</text:p>
          </table:table-cell>
          <table:table-cell table:formula="of:=SIN(200*PI()*[.A130])" office:value-type="float" office:value="0.982287250728689" calcext:value-type="float">
            <text:p>0.982287250728689</text:p>
          </table:table-cell>
        </table:table-row>
        <table:table-row table:style-name="ro1">
          <table:table-cell office:value-type="float" office:value="0.0129" calcext:value-type="float">
            <text:p>0.0129</text:p>
          </table:table-cell>
          <table:table-cell office:value-type="float" office:value="-382381.30519573" calcext:value-type="float">
            <text:p>-382381.30519573</text:p>
          </table:table-cell>
          <table:table-cell office:value-type="float" office:value="-784.31686341334" calcext:value-type="float">
            <text:p>-784.31686341334</text:p>
          </table:table-cell>
          <table:table-cell office:value-type="float" office:value="-7.1346964091367" calcext:value-type="float">
            <text:p>-7.1346964091367</text:p>
          </table:table-cell>
          <table:table-cell table:formula="of:=-((200*PI())^2)*SIN(200*[.A131]*PI())" office:value-type="float" office:value="-382381.305195847" calcext:value-type="float">
            <text:p>-382381.305195847</text:p>
          </table:table-cell>
          <table:table-cell table:formula="of:=[.F130]+(1-0.5)*0.0001*[.E130]+0.5*0.0001*[.E131]" office:value-type="float" office:value="-784.316863413395" calcext:value-type="float">
            <text:p>-784.316863413395</text:p>
          </table:table-cell>
          <table:table-cell table:formula="of:=[.G130]+0.0001*[.F130]+(0.5-0.25)*0.0001^2*[.E130]+0.25*0.0001^2*[.E131]" office:value-type="float" office:value="-7.13469640913702" calcext:value-type="float">
            <text:p>-7.13469640913702</text:p>
          </table:table-cell>
          <table:table-cell table:formula="of:=[.H130]+1/2*([.A131]-[.A130])*([.E131]+[.E130])" office:value-type="float" office:value="-784.316863413395" calcext:value-type="float">
            <text:p>-784.316863413395</text:p>
          </table:table-cell>
          <table:table-cell table:formula="of:=[.I130]+1/2*([.A131]-[.A130])*([.H131]+[.H130])" office:value-type="float" office:value="-7.13469640913703" calcext:value-type="float">
            <text:p>-7.13469640913703</text:p>
          </table:table-cell>
          <table:table-cell table:formula="of:=200*PI()*COS(200*PI()*[.A131])" office:value-type="float" office:value="-156.256464507837" calcext:value-type="float">
            <text:p>-156.256464507837</text:p>
          </table:table-cell>
          <table:table-cell table:formula="of:=SIN(200*PI()*[.A131])" office:value-type="float" office:value="0.968583161128631" calcext:value-type="float">
            <text:p>0.968583161128631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-375462.06315662" calcext:value-type="float">
            <text:p>-375462.06315662</text:p>
          </table:table-cell>
          <table:table-cell office:value-type="float" office:value="-822.20903183096" calcext:value-type="float">
            <text:p>-822.20903183096</text:p>
          </table:table-cell>
          <table:table-cell office:value-type="float" office:value="-7.215022703899" calcext:value-type="float">
            <text:p>-7.215022703899</text:p>
          </table:table-cell>
          <table:table-cell table:formula="of:=-((200*PI())^2)*SIN(200*[.A132]*PI())" office:value-type="float" office:value="-375462.063156454" calcext:value-type="float">
            <text:p>-375462.063156454</text:p>
          </table:table-cell>
          <table:table-cell table:formula="of:=[.F131]+(1-0.5)*0.0001*[.E131]+0.5*0.0001*[.E132]" office:value-type="float" office:value="-822.20903183101" calcext:value-type="float">
            <text:p>-822.20903183101</text:p>
          </table:table-cell>
          <table:table-cell table:formula="of:=[.G131]+0.0001*[.F131]+(0.5-0.25)*0.0001^2*[.E131]+0.25*0.0001^2*[.E132]" office:value-type="float" office:value="-7.21502270389924" calcext:value-type="float">
            <text:p>-7.21502270389924</text:p>
          </table:table-cell>
          <table:table-cell table:formula="of:=[.H131]+1/2*([.A132]-[.A131])*([.E132]+[.E131])" office:value-type="float" office:value="-822.209031831011" calcext:value-type="float">
            <text:p>-822.209031831011</text:p>
          </table:table-cell>
          <table:table-cell table:formula="of:=[.I131]+1/2*([.A132]-[.A131])*([.H132]+[.H131])" office:value-type="float" office:value="-7.21502270389925" calcext:value-type="float">
            <text:p>-7.21502270389925</text:p>
          </table:table-cell>
          <table:table-cell table:formula="of:=200*PI()*COS(200*PI()*[.A132])" office:value-type="float" office:value="-194.161103872548" calcext:value-type="float">
            <text:p>-194.161103872548</text:p>
          </table:table-cell>
          <table:table-cell table:formula="of:=SIN(200*PI()*[.A132]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367061.04388618" calcext:value-type="float">
            <text:p>-367061.04388618</text:p>
          </table:table-cell>
          <table:table-cell office:value-type="float" office:value="-859.3351871831" calcext:value-type="float">
            <text:p>-859.3351871831</text:p>
          </table:table-cell>
          <table:table-cell office:value-type="float" office:value="-7.2990999148497" calcext:value-type="float">
            <text:p>-7.2990999148497</text:p>
          </table:table-cell>
          <table:table-cell table:formula="of:=-((200*PI())^2)*SIN(200*[.A133]*PI())" office:value-type="float" office:value="-367061.043886083" calcext:value-type="float">
            <text:p>-367061.043886083</text:p>
          </table:table-cell>
          <table:table-cell table:formula="of:=[.F132]+(1-0.5)*0.0001*[.E132]+0.5*0.0001*[.E133]" office:value-type="float" office:value="-859.335187183137" calcext:value-type="float">
            <text:p>-859.335187183137</text:p>
          </table:table-cell>
          <table:table-cell table:formula="of:=[.G132]+0.0001*[.F132]+(0.5-0.25)*0.0001^2*[.E132]+0.25*0.0001^2*[.E133]" office:value-type="float" office:value="-7.29909991484995" calcext:value-type="float">
            <text:p>-7.29909991484995</text:p>
          </table:table-cell>
          <table:table-cell table:formula="of:=[.H132]+1/2*([.A133]-[.A132])*([.E133]+[.E132])" office:value-type="float" office:value="-859.335187183137" calcext:value-type="float">
            <text:p>-859.335187183137</text:p>
          </table:table-cell>
          <table:table-cell table:formula="of:=[.I132]+1/2*([.A133]-[.A132])*([.H133]+[.H132])" office:value-type="float" office:value="-7.29909991484996" calcext:value-type="float">
            <text:p>-7.29909991484996</text:p>
          </table:table-cell>
          <table:table-cell table:formula="of:=200*PI()*COS(200*PI()*[.A133])" office:value-type="float" office:value="-231.299478064043" calcext:value-type="float">
            <text:p>-231.299478064043</text:p>
          </table:table-cell>
          <table:table-cell table:formula="of:=SIN(200*PI()*[.A133])" office:value-type="float" office:value="0.929776485888251" calcext:value-type="float">
            <text:p>0.929776485888251</text:p>
          </table:table-cell>
        </table:table-row>
        <table:table-row table:style-name="ro1">
          <table:table-cell office:value-type="float" office:value="0.0132" calcext:value-type="float">
            <text:p>0.0132</text:p>
          </table:table-cell>
          <table:table-cell office:value-type="float" office:value="-357211.40236993" calcext:value-type="float">
            <text:p>-357211.40236993</text:p>
          </table:table-cell>
          <table:table-cell office:value-type="float" office:value="-895.5488094959" calcext:value-type="float">
            <text:p>-895.5488094959</text:p>
          </table:table-cell>
          <table:table-cell office:value-type="float" office:value="-7.3868441146836" calcext:value-type="float">
            <text:p>-7.3868441146836</text:p>
          </table:table-cell>
          <table:table-cell table:formula="of:=-((200*PI())^2)*SIN(200*[.A134]*PI())" office:value-type="float" office:value="-357211.402369733" calcext:value-type="float">
            <text:p>-357211.402369733</text:p>
          </table:table-cell>
          <table:table-cell table:formula="of:=[.F133]+(1-0.5)*0.0001*[.E133]+0.5*0.0001*[.E134]" office:value-type="float" office:value="-895.548809495927" calcext:value-type="float">
            <text:p>-895.548809495927</text:p>
          </table:table-cell>
          <table:table-cell table:formula="of:=[.G133]+0.0001*[.F133]+(0.5-0.25)*0.0001^2*[.E133]+0.25*0.0001^2*[.E134]" office:value-type="float" office:value="-7.3868441146839" calcext:value-type="float">
            <text:p>-7.3868441146839</text:p>
          </table:table-cell>
          <table:table-cell table:formula="of:=[.H133]+1/2*([.A134]-[.A133])*([.E134]+[.E133])" office:value-type="float" office:value="-895.548809495928" calcext:value-type="float">
            <text:p>-895.548809495928</text:p>
          </table:table-cell>
          <table:table-cell table:formula="of:=[.I133]+1/2*([.A134]-[.A133])*([.H134]+[.H133])" office:value-type="float" office:value="-7.38684411468391" calcext:value-type="float">
            <text:p>-7.38684411468391</text:p>
          </table:table-cell>
          <table:table-cell table:formula="of:=200*PI()*COS(200*PI()*[.A134])" office:value-type="float" office:value="-267.5250188863" calcext:value-type="float">
            <text:p>-267.5250188863</text:p>
          </table:table-cell>
          <table:table-cell table:formula="of:=SIN(200*PI()*[.A134])" office:value-type="float" office:value="0.904827052466019" calcext:value-type="float">
            <text:p>0.904827052466019</text:p>
          </table:table-cell>
        </table:table-row>
        <table:table-row table:style-name="ro1">
          <table:table-cell office:value-type="float" office:value="0.0133" calcext:value-type="float">
            <text:p>0.0133</text:p>
          </table:table-cell>
          <table:table-cell office:value-type="float" office:value="-345952.01064263" calcext:value-type="float">
            <text:p>-345952.01064263</text:p>
          </table:table-cell>
          <table:table-cell office:value-type="float" office:value="-930.70698014653" calcext:value-type="float">
            <text:p>-930.70698014653</text:p>
          </table:table-cell>
          <table:table-cell office:value-type="float" office:value="-7.4781569041657" calcext:value-type="float">
            <text:p>-7.4781569041657</text:p>
          </table:table-cell>
          <table:table-cell table:formula="of:=-((200*PI())^2)*SIN(200*[.A135]*PI())" office:value-type="float" office:value="-345952.010642597" calcext:value-type="float">
            <text:p>-345952.010642597</text:p>
          </table:table-cell>
          <table:table-cell table:formula="of:=[.F134]+(1-0.5)*0.0001*[.E134]+0.5*0.0001*[.E135]" office:value-type="float" office:value="-930.706980146544" calcext:value-type="float">
            <text:p>-930.706980146544</text:p>
          </table:table-cell>
          <table:table-cell table:formula="of:=[.G134]+0.0001*[.F134]+(0.5-0.25)*0.0001^2*[.E134]+0.25*0.0001^2*[.E135]" office:value-type="float" office:value="-7.47815690416602" calcext:value-type="float">
            <text:p>-7.47815690416602</text:p>
          </table:table-cell>
          <table:table-cell table:formula="of:=[.H134]+1/2*([.A135]-[.A134])*([.E135]+[.E134])" office:value-type="float" office:value="-930.706980146545" calcext:value-type="float">
            <text:p>-930.706980146545</text:p>
          </table:table-cell>
          <table:table-cell table:formula="of:=[.I134]+1/2*([.A135]-[.A134])*([.H135]+[.H134])" office:value-type="float" office:value="-7.47815690416603" calcext:value-type="float">
            <text:p>-7.47815690416603</text:p>
          </table:table-cell>
          <table:table-cell table:formula="of:=200*PI()*COS(200*PI()*[.A135])" office:value-type="float" office:value="-302.694760679568" calcext:value-type="float">
            <text:p>-302.694760679568</text:p>
          </table:table-cell>
          <table:table-cell table:formula="of:=SIN(200*PI()*[.A135])" office:value-type="float" office:value="0.876306680043863" calcext:value-type="float">
            <text:p>0.876306680043863</text:p>
          </table:table-cell>
        </table:table-row>
        <table:table-row table:style-name="ro1">
          <table:table-cell office:value-type="float" office:value="0.0134" calcext:value-type="float">
            <text:p>0.0134</text:p>
          </table:table-cell>
          <table:table-cell office:value-type="float" office:value="-333327.30437993" calcext:value-type="float">
            <text:p>-333327.30437993</text:p>
          </table:table-cell>
          <table:table-cell office:value-type="float" office:value="-964.67094589766" calcext:value-type="float">
            <text:p>-964.67094589766</text:p>
          </table:table-cell>
          <table:table-cell office:value-type="float" office:value="-7.5729258004679" calcext:value-type="float">
            <text:p>-7.5729258004679</text:p>
          </table:table-cell>
          <table:table-cell table:formula="of:=-((200*PI())^2)*SIN(200*[.A136]*PI())" office:value-type="float" office:value="-333327.304379893" calcext:value-type="float">
            <text:p>-333327.304379893</text:p>
          </table:table-cell>
          <table:table-cell table:formula="of:=[.F135]+(1-0.5)*0.0001*[.E135]+0.5*0.0001*[.E136]" office:value-type="float" office:value="-964.670945897668" calcext:value-type="float">
            <text:p>-964.670945897668</text:p>
          </table:table-cell>
          <table:table-cell table:formula="of:=[.G135]+0.0001*[.F135]+(0.5-0.25)*0.0001^2*[.E135]+0.25*0.0001^2*[.E136]" office:value-type="float" office:value="-7.57292580046823" calcext:value-type="float">
            <text:p>-7.57292580046823</text:p>
          </table:table-cell>
          <table:table-cell table:formula="of:=[.H135]+1/2*([.A136]-[.A135])*([.E136]+[.E135])" office:value-type="float" office:value="-964.670945897669" calcext:value-type="float">
            <text:p>-964.670945897669</text:p>
          </table:table-cell>
          <table:table-cell table:formula="of:=[.I135]+1/2*([.A136]-[.A135])*([.H136]+[.H135])" office:value-type="float" office:value="-7.57292580046824" calcext:value-type="float">
            <text:p>-7.57292580046824</text:p>
          </table:table-cell>
          <table:table-cell table:formula="of:=200*PI()*COS(200*PI()*[.A136])" office:value-type="float" office:value="-336.669904540516" calcext:value-type="float">
            <text:p>-336.669904540516</text:p>
          </table:table-cell>
          <table:table-cell table:formula="of:=SIN(200*PI()*[.A136])" office:value-type="float" office:value="0.844327925502015" calcext:value-type="float">
            <text:p>0.844327925502015</text:p>
          </table:table-cell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-319387.10752942" calcext:value-type="float">
            <text:p>-319387.10752942</text:p>
          </table:table-cell>
          <table:table-cell office:value-type="float" office:value="-997.30666649313" calcext:value-type="float">
            <text:p>-997.30666649313</text:p>
          </table:table-cell>
          <table:table-cell office:value-type="float" office:value="-7.6710246810875" calcext:value-type="float">
            <text:p>-7.6710246810875</text:p>
          </table:table-cell>
          <table:table-cell table:formula="of:=-((200*PI())^2)*SIN(200*[.A137]*PI())" office:value-type="float" office:value="-319387.107529563" calcext:value-type="float">
            <text:p>-319387.107529563</text:p>
          </table:table-cell>
          <table:table-cell table:formula="of:=[.F136]+(1-0.5)*0.0001*[.E136]+0.5*0.0001*[.E137]" office:value-type="float" office:value="-997.306666493141" calcext:value-type="float">
            <text:p>-997.306666493141</text:p>
          </table:table-cell>
          <table:table-cell table:formula="of:=[.G136]+0.0001*[.F136]+(0.5-0.25)*0.0001^2*[.E136]+0.25*0.0001^2*[.E137]" office:value-type="float" office:value="-7.67102468108778" calcext:value-type="float">
            <text:p>-7.67102468108778</text:p>
          </table:table-cell>
          <table:table-cell table:formula="of:=[.H136]+1/2*([.A137]-[.A136])*([.E137]+[.E136])" office:value-type="float" office:value="-997.306666493142" calcext:value-type="float">
            <text:p>-997.306666493142</text:p>
          </table:table-cell>
          <table:table-cell table:formula="of:=[.I136]+1/2*([.A137]-[.A136])*([.H137]+[.H136])" office:value-type="float" office:value="-7.67102468108778" calcext:value-type="float">
            <text:p>-7.67102468108778</text:p>
          </table:table-cell>
          <table:table-cell table:formula="of:=200*PI()*COS(200*PI()*[.A137])" office:value-type="float" office:value="-369.316366098091" calcext:value-type="float">
            <text:p>-369.316366098091</text:p>
          </table:table-cell>
          <table:table-cell table:formula="of:=SIN(200*PI()*[.A137])" office:value-type="float" office:value="0.809016994374948" calcext:value-type="float">
            <text:p>0.809016994374948</text:p>
          </table:table-cell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-304186.43567983" calcext:value-type="float">
            <text:p>-304186.43567983</text:p>
          </table:table-cell>
          <table:table-cell office:value-type="float" office:value="-1028.4853436536" calcext:value-type="float">
            <text:p>-1028.4853436536</text:p>
          </table:table-cell>
          <table:table-cell office:value-type="float" office:value="-7.7723142815948" calcext:value-type="float">
            <text:p>-7.7723142815948</text:p>
          </table:table-cell>
          <table:table-cell table:formula="of:=-((200*PI())^2)*SIN(200*[.A138]*PI())" office:value-type="float" office:value="-304186.435679902" calcext:value-type="float">
            <text:p>-304186.435679902</text:p>
          </table:table-cell>
          <table:table-cell table:formula="of:=[.F137]+(1-0.5)*0.0001*[.E137]+0.5*0.0001*[.E138]" office:value-type="float" office:value="-1028.48534365361" calcext:value-type="float">
            <text:p>-1028.48534365361</text:p>
          </table:table-cell>
          <table:table-cell table:formula="of:=[.G137]+0.0001*[.F137]+(0.5-0.25)*0.0001^2*[.E137]+0.25*0.0001^2*[.E138]" office:value-type="float" office:value="-7.77231428159511" calcext:value-type="float">
            <text:p>-7.77231428159511</text:p>
          </table:table-cell>
          <table:table-cell table:formula="of:=[.H137]+1/2*([.A138]-[.A137])*([.E138]+[.E137])" office:value-type="float" office:value="-1028.48534365362" calcext:value-type="float">
            <text:p>-1028.48534365362</text:p>
          </table:table-cell>
          <table:table-cell table:formula="of:=[.I137]+1/2*([.A138]-[.A137])*([.H138]+[.H137])" office:value-type="float" office:value="-7.77231428159512" calcext:value-type="float">
            <text:p>-7.77231428159512</text:p>
          </table:table-cell>
          <table:table-cell table:formula="of:=200*PI()*COS(200*PI()*[.A138])" office:value-type="float" office:value="-400.505304683276" calcext:value-type="float">
            <text:p>-400.505304683276</text:p>
          </table:table-cell>
          <table:table-cell table:formula="of:=SIN(200*PI()*[.A138])" office:value-type="float" office:value="0.770513242775789" calcext:value-type="float">
            <text:p>0.770513242775789</text:p>
          </table:table-cell>
        </table:table-row>
        <table:table-row table:style-name="ro1">
          <table:table-cell office:value-type="float" office:value="0.0137" calcext:value-type="float">
            <text:p>0.0137</text:p>
          </table:table-cell>
          <table:table-cell office:value-type="float" office:value="-287785.27893827" calcext:value-type="float">
            <text:p>-287785.27893827</text:p>
          </table:table-cell>
          <table:table-cell office:value-type="float" office:value="-1058.0839293845" calcext:value-type="float">
            <text:p>-1058.0839293845</text:p>
          </table:table-cell>
          <table:table-cell office:value-type="float" office:value="-7.8766427452467" calcext:value-type="float">
            <text:p>-7.8766427452467</text:p>
          </table:table-cell>
          <table:table-cell table:formula="of:=-((200*PI())^2)*SIN(200*[.A139]*PI())" office:value-type="float" office:value="-287785.278938177" calcext:value-type="float">
            <text:p>-287785.278938177</text:p>
          </table:table-cell>
          <table:table-cell table:formula="of:=[.F138]+(1-0.5)*0.0001*[.E138]+0.5*0.0001*[.E139]" office:value-type="float" office:value="-1058.08392938452" calcext:value-type="float">
            <text:p>-1058.08392938452</text:p>
          </table:table-cell>
          <table:table-cell table:formula="of:=[.G138]+0.0001*[.F138]+(0.5-0.25)*0.0001^2*[.E138]+0.25*0.0001^2*[.E139]" office:value-type="float" office:value="-7.87664274524702" calcext:value-type="float">
            <text:p>-7.87664274524702</text:p>
          </table:table-cell>
          <table:table-cell table:formula="of:=[.H138]+1/2*([.A139]-[.A138])*([.E139]+[.E138])" office:value-type="float" office:value="-1058.08392938452" calcext:value-type="float">
            <text:p>-1058.08392938452</text:p>
          </table:table-cell>
          <table:table-cell table:formula="of:=[.I138]+1/2*([.A139]-[.A138])*([.H139]+[.H138])" office:value-type="float" office:value="-7.87664274524703" calcext:value-type="float">
            <text:p>-7.87664274524703</text:p>
          </table:table-cell>
          <table:table-cell table:formula="of:=200*PI()*COS(200*PI()*[.A139])" office:value-type="float" office:value="-430.113631804345" calcext:value-type="float">
            <text:p>-430.113631804345</text:p>
          </table:table-cell>
          <table:table-cell table:formula="of:=SIN(200*PI()*[.A139])" office:value-type="float" office:value="0.728968627421411" calcext:value-type="float">
            <text:p>0.728968627421411</text:p>
          </table:table-cell>
        </table:table-row>
        <table:table-row table:style-name="ro1">
          <table:table-cell office:value-type="float" office:value="0.0138" calcext:value-type="float">
            <text:p>0.0138</text:p>
          </table:table-cell>
          <table:table-cell office:value-type="float" office:value="-270248.36517699" calcext:value-type="float">
            <text:p>-270248.36517699</text:p>
          </table:table-cell>
          <table:table-cell office:value-type="float" office:value="-1085.9856115903" calcext:value-type="float">
            <text:p>-1085.9856115903</text:p>
          </table:table-cell>
          <table:table-cell office:value-type="float" office:value="-7.9838462222955" calcext:value-type="float">
            <text:p>-7.9838462222955</text:p>
          </table:table-cell>
          <table:table-cell table:formula="of:=-((200*PI())^2)*SIN(200*[.A140]*PI())" office:value-type="float" office:value="-270248.365177071" calcext:value-type="float">
            <text:p>-270248.365177071</text:p>
          </table:table-cell>
          <table:table-cell table:formula="of:=[.F139]+(1-0.5)*0.0001*[.E139]+0.5*0.0001*[.E140]" office:value-type="float" office:value="-1085.98561159028" calcext:value-type="float">
            <text:p>-1085.98561159028</text:p>
          </table:table-cell>
          <table:table-cell table:formula="of:=[.G139]+0.0001*[.F139]+(0.5-0.25)*0.0001^2*[.E139]+0.25*0.0001^2*[.E140]" office:value-type="float" office:value="-7.98384622229576" calcext:value-type="float">
            <text:p>-7.98384622229576</text:p>
          </table:table-cell>
          <table:table-cell table:formula="of:=[.H139]+1/2*([.A140]-[.A139])*([.E140]+[.E139])" office:value-type="float" office:value="-1085.98561159028" calcext:value-type="float">
            <text:p>-1085.98561159028</text:p>
          </table:table-cell>
          <table:table-cell table:formula="of:=[.I139]+1/2*([.A140]-[.A139])*([.H140]+[.H139])" office:value-type="float" office:value="-7.98384622229577" calcext:value-type="float">
            <text:p>-7.98384622229577</text:p>
          </table:table-cell>
          <table:table-cell table:formula="of:=200*PI()*COS(200*PI()*[.A140])" office:value-type="float" office:value="-458.024496920909" calcext:value-type="float">
            <text:p>-458.024496920909</text:p>
          </table:table-cell>
          <table:table-cell table:formula="of:=SIN(200*PI()*[.A140])" office:value-type="float" office:value="0.684547105928688" calcext:value-type="float">
            <text:p>0.684547105928688</text:p>
          </table:table-cell>
        </table:table-row>
        <table:table-row table:style-name="ro1">
          <table:table-cell office:value-type="float" office:value="0.0139" calcext:value-type="float">
            <text:p>0.0139</text:p>
          </table:table-cell>
          <table:table-cell office:value-type="float" office:value="-251644.9045832" calcext:value-type="float">
            <text:p>-251644.9045832</text:p>
          </table:table-cell>
          <table:table-cell office:value-type="float" office:value="-1112.0802750783" calcext:value-type="float">
            <text:p>-1112.0802750783</text:p>
          </table:table-cell>
          <table:table-cell office:value-type="float" office:value="-8.0937495166289" calcext:value-type="float">
            <text:p>-8.0937495166289</text:p>
          </table:table-cell>
          <table:table-cell table:formula="of:=-((200*PI())^2)*SIN(200*[.A141]*PI())" office:value-type="float" office:value="-251644.904583344" calcext:value-type="float">
            <text:p>-251644.904583344</text:p>
          </table:table-cell>
          <table:table-cell table:formula="of:=[.F140]+(1-0.5)*0.0001*[.E140]+0.5*0.0001*[.E141]" office:value-type="float" office:value="-1112.0802750783" calcext:value-type="float">
            <text:p>-1112.0802750783</text:p>
          </table:table-cell>
          <table:table-cell table:formula="of:=[.G140]+0.0001*[.F140]+(0.5-0.25)*0.0001^2*[.E140]+0.25*0.0001^2*[.E141]" office:value-type="float" office:value="-8.09374951662919" calcext:value-type="float">
            <text:p>-8.09374951662919</text:p>
          </table:table-cell>
          <table:table-cell table:formula="of:=[.H140]+1/2*([.A141]-[.A140])*([.E141]+[.E140])" office:value-type="float" office:value="-1112.0802750783" calcext:value-type="float">
            <text:p>-1112.0802750783</text:p>
          </table:table-cell>
          <table:table-cell table:formula="of:=[.I140]+1/2*([.A141]-[.A140])*([.H141]+[.H140])" office:value-type="float" office:value="-8.0937495166292" calcext:value-type="float">
            <text:p>-8.0937495166292</text:p>
          </table:table-cell>
          <table:table-cell table:formula="of:=200*PI()*COS(200*PI()*[.A141])" office:value-type="float" office:value="-484.127748599614" calcext:value-type="float">
            <text:p>-484.127748599614</text:p>
          </table:table-cell>
          <table:table-cell table:formula="of:=SIN(200*PI()*[.A141])" office:value-type="float" office:value="0.63742398974869" calcext:value-type="float">
            <text:p>0.63742398974869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-232048.31651673" calcext:value-type="float">
            <text:p>-232048.31651673</text:p>
          </table:table-cell>
          <table:table-cell office:value-type="float" office:value="-1136.2649361333" calcext:value-type="float">
            <text:p>-1136.2649361333</text:p>
          </table:table-cell>
          <table:table-cell office:value-type="float" office:value="-8.2061667771895" calcext:value-type="float">
            <text:p>-8.2061667771895</text:p>
          </table:table-cell>
          <table:table-cell table:formula="of:=-((200*PI())^2)*SIN(200*[.A142]*PI())" office:value-type="float" office:value="-232048.316516849" calcext:value-type="float">
            <text:p>-232048.316516849</text:p>
          </table:table-cell>
          <table:table-cell table:formula="of:=[.F141]+(1-0.5)*0.0001*[.E141]+0.5*0.0001*[.E142]" office:value-type="float" office:value="-1136.26493613331" calcext:value-type="float">
            <text:p>-1136.26493613331</text:p>
          </table:table-cell>
          <table:table-cell table:formula="of:=[.G141]+0.0001*[.F141]+(0.5-0.25)*0.0001^2*[.E141]+0.25*0.0001^2*[.E142]" office:value-type="float" office:value="-8.20616677718977" calcext:value-type="float">
            <text:p>-8.20616677718977</text:p>
          </table:table-cell>
          <table:table-cell table:formula="of:=[.H141]+1/2*([.A142]-[.A141])*([.E142]+[.E141])" office:value-type="float" office:value="-1136.26493613331" calcext:value-type="float">
            <text:p>-1136.26493613331</text:p>
          </table:table-cell>
          <table:table-cell table:formula="of:=[.I141]+1/2*([.A142]-[.A141])*([.H142]+[.H141])" office:value-type="float" office:value="-8.20616677718978" calcext:value-type="float">
            <text:p>-8.20616677718978</text:p>
          </table:table-cell>
          <table:table-cell table:formula="of:=200*PI()*COS(200*PI()*[.A142])" office:value-type="float" office:value="-508.320369231526" calcext:value-type="float">
            <text:p>-508.320369231526</text:p>
          </table:table-cell>
          <table:table-cell table:formula="of:=SIN(200*PI()*[.A142])" office:value-type="float" office:value="0.587785252292473" calcext:value-type="float">
            <text:p>0.587785252292473</text:p>
          </table:table-cell>
        </table:table-row>
        <table:table-row table:style-name="ro1">
          <table:table-cell office:value-type="float" office:value="0.0141" calcext:value-type="float">
            <text:p>0.0141</text:p>
          </table:table-cell>
          <table:table-cell office:value-type="float" office:value="-211535.93975819" calcext:value-type="float">
            <text:p>-211535.93975819</text:p>
          </table:table-cell>
          <table:table-cell office:value-type="float" office:value="-1158.444148947" calcext:value-type="float">
            <text:p>-1158.444148947</text:p>
          </table:table-cell>
          <table:table-cell office:value-type="float" office:value="-8.3209022314435" calcext:value-type="float">
            <text:p>-8.3209022314435</text:p>
          </table:table-cell>
          <table:table-cell table:formula="of:=-((200*PI())^2)*SIN(200*[.A143]*PI())" office:value-type="float" office:value="-211535.939757852" calcext:value-type="float">
            <text:p>-211535.939757852</text:p>
          </table:table-cell>
          <table:table-cell table:formula="of:=[.F142]+(1-0.5)*0.0001*[.E142]+0.5*0.0001*[.E143]" office:value-type="float" office:value="-1158.44414894705" calcext:value-type="float">
            <text:p>-1158.44414894705</text:p>
          </table:table-cell>
          <table:table-cell table:formula="of:=[.G142]+0.0001*[.F142]+(0.5-0.25)*0.0001^2*[.E142]+0.25*0.0001^2*[.E143]" office:value-type="float" office:value="-8.32090223144379" calcext:value-type="float">
            <text:p>-8.32090223144379</text:p>
          </table:table-cell>
          <table:table-cell table:formula="of:=[.H142]+1/2*([.A143]-[.A142])*([.E143]+[.E142])" office:value-type="float" office:value="-1158.44414894705" calcext:value-type="float">
            <text:p>-1158.44414894705</text:p>
          </table:table-cell>
          <table:table-cell table:formula="of:=[.I142]+1/2*([.A143]-[.A142])*([.H143]+[.H142])" office:value-type="float" office:value="-8.3209022314438" calcext:value-type="float">
            <text:p>-8.3209022314438</text:p>
          </table:table-cell>
          <table:table-cell table:formula="of:=200*PI()*COS(200*PI()*[.A143])" office:value-type="float" office:value="-530.506881595569" calcext:value-type="float">
            <text:p>-530.506881595569</text:p>
          </table:table-cell>
          <table:table-cell table:formula="of:=SIN(200*PI()*[.A143])" office:value-type="float" office:value="0.535826794978996" calcext:value-type="float">
            <text:p>0.535826794978996</text:p>
          </table:table-cell>
        </table:table-row>
        <table:table-row table:style-name="ro1">
          <table:table-cell office:value-type="float" office:value="0.0142" calcext:value-type="float">
            <text:p>0.0142</text:p>
          </table:table-cell>
          <table:table-cell office:value-type="float" office:value="-190188.72728616" calcext:value-type="float">
            <text:p>-190188.72728616</text:p>
          </table:table-cell>
          <table:table-cell office:value-type="float" office:value="-1178.5303822992" calcext:value-type="float">
            <text:p>-1178.5303822992</text:p>
          </table:table-cell>
          <table:table-cell office:value-type="float" office:value="-8.4377509580058" calcext:value-type="float">
            <text:p>-8.4377509580058</text:p>
          </table:table-cell>
          <table:table-cell table:formula="of:=-((200*PI())^2)*SIN(200*[.A144]*PI())" office:value-type="float" office:value="-190188.72728621" calcext:value-type="float">
            <text:p>-190188.72728621</text:p>
          </table:table-cell>
          <table:table-cell table:formula="of:=[.F143]+(1-0.5)*0.0001*[.E143]+0.5*0.0001*[.E144]" office:value-type="float" office:value="-1178.53038229925" calcext:value-type="float">
            <text:p>-1178.53038229925</text:p>
          </table:table-cell>
          <table:table-cell table:formula="of:=[.G143]+0.0001*[.F143]+(0.5-0.25)*0.0001^2*[.E143]+0.25*0.0001^2*[.E144]" office:value-type="float" office:value="-8.43775095800611" calcext:value-type="float">
            <text:p>-8.43775095800611</text:p>
          </table:table-cell>
          <table:table-cell table:formula="of:=[.H143]+1/2*([.A144]-[.A143])*([.E144]+[.E143])" office:value-type="float" office:value="-1178.53038229925" calcext:value-type="float">
            <text:p>-1178.53038229925</text:p>
          </table:table-cell>
          <table:table-cell table:formula="of:=[.I143]+1/2*([.A144]-[.A143])*([.H144]+[.H143])" office:value-type="float" office:value="-8.43775095800611" calcext:value-type="float">
            <text:p>-8.43775095800611</text:p>
          </table:table-cell>
          <table:table-cell table:formula="of:=200*PI()*COS(200*PI()*[.A144])" office:value-type="float" office:value="-550.599725663493" calcext:value-type="float">
            <text:p>-550.599725663493</text:p>
          </table:table-cell>
          <table:table-cell table:formula="of:=SIN(200*PI()*[.A144])" office:value-type="float" office:value="0.481753674101715" calcext:value-type="float">
            <text:p>0.481753674101715</text:p>
          </table:table-cell>
        </table:table-row>
        <table:table-row table:style-name="ro1">
          <table:table-cell office:value-type="float" office:value="0.0143" calcext:value-type="float">
            <text:p>0.0143</text:p>
          </table:table-cell>
          <table:table-cell office:value-type="float" office:value="-168090.92679712" calcext:value-type="float">
            <text:p>-168090.92679712</text:p>
          </table:table-cell>
          <table:table-cell office:value-type="float" office:value="-1196.4443650034" calcext:value-type="float">
            <text:p>-1196.4443650034</text:p>
          </table:table-cell>
          <table:table-cell office:value-type="float" office:value="-8.5564996953709" calcext:value-type="float">
            <text:p>-8.5564996953709</text:p>
          </table:table-cell>
          <table:table-cell table:formula="of:=-((200*PI())^2)*SIN(200*[.A145]*PI())" office:value-type="float" office:value="-168090.926796935" calcext:value-type="float">
            <text:p>-168090.926796935</text:p>
          </table:table-cell>
          <table:table-cell table:formula="of:=[.F144]+(1-0.5)*0.0001*[.E144]+0.5*0.0001*[.E145]" office:value-type="float" office:value="-1196.44436500341" calcext:value-type="float">
            <text:p>-1196.44436500341</text:p>
          </table:table-cell>
          <table:table-cell table:formula="of:=[.G144]+0.0001*[.F144]+(0.5-0.25)*0.0001^2*[.E144]+0.25*0.0001^2*[.E145]" office:value-type="float" office:value="-8.55649969537124" calcext:value-type="float">
            <text:p>-8.55649969537124</text:p>
          </table:table-cell>
          <table:table-cell table:formula="of:=[.H144]+1/2*([.A145]-[.A144])*([.E145]+[.E144])" office:value-type="float" office:value="-1196.44436500341" calcext:value-type="float">
            <text:p>-1196.44436500341</text:p>
          </table:table-cell>
          <table:table-cell table:formula="of:=[.I144]+1/2*([.A145]-[.A144])*([.H145]+[.H144])" office:value-type="float" office:value="-8.55649969537124" calcext:value-type="float">
            <text:p>-8.55649969537124</text:p>
          </table:table-cell>
          <table:table-cell table:formula="of:=200*PI()*COS(200*PI()*[.A145])" office:value-type="float" office:value="-568.519604159311" calcext:value-type="float">
            <text:p>-568.519604159311</text:p>
          </table:table-cell>
          <table:table-cell table:formula="of:=SIN(200*PI()*[.A145])" office:value-type="float" office:value="0.425779291565072" calcext:value-type="float">
            <text:p>0.425779291565072</text:p>
          </table:table-cell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-145329.74821335" calcext:value-type="float">
            <text:p>-145329.74821335</text:p>
          </table:table-cell>
          <table:table-cell office:value-type="float" office:value="-1212.1153987539" calcext:value-type="float">
            <text:p>-1212.1153987539</text:p>
          </table:table-cell>
          <table:table-cell office:value-type="float" office:value="-8.6769276835588" calcext:value-type="float">
            <text:p>-8.6769276835588</text:p>
          </table:table-cell>
          <table:table-cell table:formula="of:=-((200*PI())^2)*SIN(200*[.A146]*PI())" office:value-type="float" office:value="-145329.74821303" calcext:value-type="float">
            <text:p>-145329.74821303</text:p>
          </table:table-cell>
          <table:table-cell table:formula="of:=[.F145]+(1-0.5)*0.0001*[.E145]+0.5*0.0001*[.E146]" office:value-type="float" office:value="-1212.1153987539" calcext:value-type="float">
            <text:p>-1212.1153987539</text:p>
          </table:table-cell>
          <table:table-cell table:formula="of:=[.G145]+0.0001*[.F145]+(0.5-0.25)*0.0001^2*[.E145]+0.25*0.0001^2*[.E146]" office:value-type="float" office:value="-8.67692768355911" calcext:value-type="float">
            <text:p>-8.67692768355911</text:p>
          </table:table-cell>
          <table:table-cell table:formula="of:=[.H145]+1/2*([.A146]-[.A145])*([.E146]+[.E145])" office:value-type="float" office:value="-1212.11539875391" calcext:value-type="float">
            <text:p>-1212.11539875391</text:p>
          </table:table-cell>
          <table:table-cell table:formula="of:=[.I145]+1/2*([.A146]-[.A145])*([.H146]+[.H145])" office:value-type="float" office:value="-8.67692768355911" calcext:value-type="float">
            <text:p>-8.67692768355911</text:p>
          </table:table-cell>
          <table:table-cell table:formula="of:=200*PI()*COS(200*PI()*[.A146])" office:value-type="float" office:value="-584.195795509413" calcext:value-type="float">
            <text:p>-584.195795509413</text:p>
          </table:table-cell>
          <table:table-cell table:formula="of:=SIN(200*PI()*[.A146])" office:value-type="float" office:value="0.368124552684676" calcext:value-type="float">
            <text:p>0.368124552684676</text:p>
          </table:table-cell>
        </table:table-row>
        <table:table-row table:style-name="ro1">
          <table:table-cell office:value-type="float" office:value="0.0145" calcext:value-type="float">
            <text:p>0.0145</text:p>
          </table:table-cell>
          <table:table-cell office:value-type="float" office:value="-121995.01950744" calcext:value-type="float">
            <text:p>-121995.01950744</text:p>
          </table:table-cell>
          <table:table-cell office:value-type="float" office:value="-1225.48163714" calcext:value-type="float">
            <text:p>-1225.48163714</text:p>
          </table:table-cell>
          <table:table-cell office:value-type="float" office:value="-8.7988075353535" calcext:value-type="float">
            <text:p>-8.7988075353535</text:p>
          </table:table-cell>
          <table:table-cell table:formula="of:=-((200*PI())^2)*SIN(200*[.A147]*PI())" office:value-type="float" office:value="-121995.019507775" calcext:value-type="float">
            <text:p>-121995.019507775</text:p>
          </table:table-cell>
          <table:table-cell table:formula="of:=[.F146]+(1-0.5)*0.0001*[.E146]+0.5*0.0001*[.E147]" office:value-type="float" office:value="-1225.48163713994" calcext:value-type="float">
            <text:p>-1225.48163713994</text:p>
          </table:table-cell>
          <table:table-cell table:formula="of:=[.G146]+0.0001*[.F146]+(0.5-0.25)*0.0001^2*[.E146]+0.25*0.0001^2*[.E147]" office:value-type="float" office:value="-8.7988075353538" calcext:value-type="float">
            <text:p>-8.7988075353538</text:p>
          </table:table-cell>
          <table:table-cell table:formula="of:=[.H146]+1/2*([.A147]-[.A146])*([.E147]+[.E146])" office:value-type="float" office:value="-1225.48163713995" calcext:value-type="float">
            <text:p>-1225.48163713995</text:p>
          </table:table-cell>
          <table:table-cell table:formula="of:=[.I146]+1/2*([.A147]-[.A146])*([.H147]+[.H146])" office:value-type="float" office:value="-8.7988075353538" calcext:value-type="float">
            <text:p>-8.7988075353538</text:p>
          </table:table-cell>
          <table:table-cell table:formula="of:=200*PI()*COS(200*PI()*[.A147])" office:value-type="float" office:value="-597.566432948311" calcext:value-type="float">
            <text:p>-597.566432948311</text:p>
          </table:table-cell>
          <table:table-cell table:formula="of:=SIN(200*PI()*[.A147])" office:value-type="float" office:value="0.309016994374948" calcext:value-type="float">
            <text:p>0.309016994374948</text:p>
          </table:table-cell>
        </table:table-row>
        <table:table-row table:style-name="ro1">
          <table:table-cell office:value-type="float" office:value="0.0146" calcext:value-type="float">
            <text:p>0.0146</text:p>
          </table:table-cell>
          <table:table-cell office:value-type="float" office:value="-98178.832194889" calcext:value-type="float">
            <text:p>-98178.832194889</text:p>
          </table:table-cell>
          <table:table-cell office:value-type="float" office:value="-1236.4903297251" calcext:value-type="float">
            <text:p>-1236.4903297251</text:p>
          </table:table-cell>
          <table:table-cell office:value-type="float" office:value="-8.9219061336967" calcext:value-type="float">
            <text:p>-8.9219061336967</text:p>
          </table:table-cell>
          <table:table-cell table:formula="of:=-((200*PI())^2)*SIN(200*[.A148]*PI())" office:value-type="float" office:value="-98178.8321947469" calcext:value-type="float">
            <text:p>-98178.8321947469</text:p>
          </table:table-cell>
          <table:table-cell table:formula="of:=[.F147]+(1-0.5)*0.0001*[.E147]+0.5*0.0001*[.E148]" office:value-type="float" office:value="-1236.49032972507" calcext:value-type="float">
            <text:p>-1236.49032972507</text:p>
          </table:table-cell>
          <table:table-cell table:formula="of:=[.G147]+0.0001*[.F147]+(0.5-0.25)*0.0001^2*[.E147]+0.25*0.0001^2*[.E148]" office:value-type="float" office:value="-8.92190613369705" calcext:value-type="float">
            <text:p>-8.92190613369705</text:p>
          </table:table-cell>
          <table:table-cell table:formula="of:=[.H147]+1/2*([.A148]-[.A147])*([.E148]+[.E147])" office:value-type="float" office:value="-1236.49032972507" calcext:value-type="float">
            <text:p>-1236.49032972507</text:p>
          </table:table-cell>
          <table:table-cell table:formula="of:=[.I147]+1/2*([.A148]-[.A147])*([.H148]+[.H147])" office:value-type="float" office:value="-8.92190613369705" calcext:value-type="float">
            <text:p>-8.92190613369705</text:p>
          </table:table-cell>
          <table:table-cell table:formula="of:=200*PI()*COS(200*PI()*[.A148])" office:value-type="float" office:value="-608.578748678497" calcext:value-type="float">
            <text:p>-608.578748678497</text:p>
          </table:table-cell>
          <table:table-cell table:formula="of:=SIN(200*PI()*[.A148])" office:value-type="float" office:value="0.248689887164855" calcext:value-type="float">
            <text:p>0.248689887164855</text:p>
          </table:table-cell>
        </table:table-row>
        <table:table-row table:style-name="ro1">
          <table:table-cell office:value-type="float" office:value="0.0147" calcext:value-type="float">
            <text:p>0.0147</text:p>
          </table:table-cell>
          <table:table-cell office:value-type="float" office:value="-73975.177884666" calcext:value-type="float">
            <text:p>-73975.177884666</text:p>
          </table:table-cell>
          <table:table-cell office:value-type="float" office:value="-1245.098030229" calcext:value-type="float">
            <text:p>-1245.098030229</text:p>
          </table:table-cell>
          <table:table-cell office:value-type="float" office:value="-9.0459855516944" calcext:value-type="float">
            <text:p>-9.0459855516944</text:p>
          </table:table-cell>
          <table:table-cell table:formula="of:=-((200*PI())^2)*SIN(200*[.A149]*PI())" office:value-type="float" office:value="-73975.1778846868" calcext:value-type="float">
            <text:p>-73975.1778846868</text:p>
          </table:table-cell>
          <table:table-cell table:formula="of:=[.F148]+(1-0.5)*0.0001*[.E148]+0.5*0.0001*[.E149]" office:value-type="float" office:value="-1245.09803022904" calcext:value-type="float">
            <text:p>-1245.09803022904</text:p>
          </table:table-cell>
          <table:table-cell table:formula="of:=[.G148]+0.0001*[.F148]+(0.5-0.25)*0.0001^2*[.E148]+0.25*0.0001^2*[.E149]" office:value-type="float" office:value="-9.04598555169475" calcext:value-type="float">
            <text:p>-9.04598555169475</text:p>
          </table:table-cell>
          <table:table-cell table:formula="of:=[.H148]+1/2*([.A149]-[.A148])*([.E149]+[.E148])" office:value-type="float" office:value="-1245.09803022904" calcext:value-type="float">
            <text:p>-1245.09803022904</text:p>
          </table:table-cell>
          <table:table-cell table:formula="of:=[.I148]+1/2*([.A149]-[.A148])*([.H149]+[.H148])" office:value-type="float" office:value="-9.04598555169476" calcext:value-type="float">
            <text:p>-9.04598555169476</text:p>
          </table:table-cell>
          <table:table-cell table:formula="of:=200*PI()*COS(200*PI()*[.A149])" office:value-type="float" office:value="-617.189282120833" calcext:value-type="float">
            <text:p>-617.189282120833</text:p>
          </table:table-cell>
          <table:table-cell table:formula="of:=SIN(200*PI()*[.A149])" office:value-type="float" office:value="0.187381314585724" calcext:value-type="float">
            <text:p>0.187381314585724</text:p>
          </table:table-cell>
        </table:table-row>
        <table:table-row table:style-name="ro1">
          <table:table-cell office:value-type="float" office:value="0.0148" calcext:value-type="float">
            <text:p>0.0148</text:p>
          </table:table-cell>
          <table:table-cell office:value-type="float" office:value="-49479.577343302" calcext:value-type="float">
            <text:p>-49479.577343302</text:p>
          </table:table-cell>
          <table:table-cell office:value-type="float" office:value="-1251.2707679904" calcext:value-type="float">
            <text:p>-1251.2707679904</text:p>
          </table:table-cell>
          <table:table-cell office:value-type="float" office:value="-9.1708039916054" calcext:value-type="float">
            <text:p>-9.1708039916054</text:p>
          </table:table-cell>
          <table:table-cell table:formula="of:=-((200*PI())^2)*SIN(200*[.A150]*PI())" office:value-type="float" office:value="-49479.5773435606" calcext:value-type="float">
            <text:p>-49479.5773435606</text:p>
          </table:table-cell>
          <table:table-cell table:formula="of:=[.F149]+(1-0.5)*0.0001*[.E149]+0.5*0.0001*[.E150]" office:value-type="float" office:value="-1251.27076799046" calcext:value-type="float">
            <text:p>-1251.27076799046</text:p>
          </table:table-cell>
          <table:table-cell table:formula="of:=[.G149]+0.0001*[.F149]+(0.5-0.25)*0.0001^2*[.E149]+0.25*0.0001^2*[.E150]" office:value-type="float" office:value="-9.17080399160573" calcext:value-type="float">
            <text:p>-9.17080399160573</text:p>
          </table:table-cell>
          <table:table-cell table:formula="of:=[.H149]+1/2*([.A150]-[.A149])*([.E150]+[.E149])" office:value-type="float" office:value="-1251.27076799046" calcext:value-type="float">
            <text:p>-1251.27076799046</text:p>
          </table:table-cell>
          <table:table-cell table:formula="of:=[.I149]+1/2*([.A150]-[.A149])*([.H150]+[.H149])" office:value-type="float" office:value="-9.17080399160573" calcext:value-type="float">
            <text:p>-9.17080399160573</text:p>
          </table:table-cell>
          <table:table-cell table:formula="of:=200*PI()*COS(200*PI()*[.A150])" office:value-type="float" office:value="-623.364051433599" calcext:value-type="float">
            <text:p>-623.364051433599</text:p>
          </table:table-cell>
          <table:table-cell table:formula="of:=SIN(200*PI()*[.A150])" office:value-type="float" office:value="0.125333233564304" calcext:value-type="float">
            <text:p>0.125333233564304</text:p>
          </table:table-cell>
        </table:table-row>
        <table:table-row table:style-name="ro1">
          <table:table-cell office:value-type="float" office:value="0.0149" calcext:value-type="float">
            <text:p>0.0149</text:p>
          </table:table-cell>
          <table:table-cell office:value-type="float" office:value="-24788.703515908" calcext:value-type="float">
            <text:p>-24788.703515908</text:p>
          </table:table-cell>
          <table:table-cell office:value-type="float" office:value="-1254.9841820334" calcext:value-type="float">
            <text:p>-1254.9841820334</text:p>
          </table:table-cell>
          <table:table-cell office:value-type="float" office:value="-9.2961167391066" calcext:value-type="float">
            <text:p>-9.2961167391066</text:p>
          </table:table-cell>
          <table:table-cell table:formula="of:=-((200*PI())^2)*SIN(200*[.A151]*PI())" office:value-type="float" office:value="-24788.7035157279" calcext:value-type="float">
            <text:p>-24788.7035157279</text:p>
          </table:table-cell>
          <table:table-cell table:formula="of:=[.F150]+(1-0.5)*0.0001*[.E150]+0.5*0.0001*[.E151]" office:value-type="float" office:value="-1254.98418203342" calcext:value-type="float">
            <text:p>-1254.98418203342</text:p>
          </table:table-cell>
          <table:table-cell table:formula="of:=[.G150]+0.0001*[.F150]+(0.5-0.25)*0.0001^2*[.E150]+0.25*0.0001^2*[.E151]" office:value-type="float" office:value="-9.29611673910692" calcext:value-type="float">
            <text:p>-9.29611673910692</text:p>
          </table:table-cell>
          <table:table-cell table:formula="of:=[.H150]+1/2*([.A151]-[.A150])*([.E151]+[.E150])" office:value-type="float" office:value="-1254.98418203342" calcext:value-type="float">
            <text:p>-1254.98418203342</text:p>
          </table:table-cell>
          <table:table-cell table:formula="of:=[.I150]+1/2*([.A151]-[.A150])*([.H151]+[.H150])" office:value-type="float" office:value="-9.29611673910693" calcext:value-type="float">
            <text:p>-9.29611673910693</text:p>
          </table:table-cell>
          <table:table-cell table:formula="of:=200*PI()*COS(200*PI()*[.A151])" office:value-type="float" office:value="-627.078687623303" calcext:value-type="float">
            <text:p>-627.078687623303</text:p>
          </table:table-cell>
          <table:table-cell table:formula="of:=SIN(200*PI()*[.A151])" office:value-type="float" office:value="0.0627905195293134" calcext:value-type="float">
            <text:p>0.0627905195293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0000050058588385582" calcext:value-type="float">
            <text:p>5.0058588385582E-08</text:p>
          </table:table-cell>
          <table:table-cell office:value-type="float" office:value="-1256.2236172092" calcext:value-type="float">
            <text:p>-1256.2236172092</text:p>
          </table:table-cell>
          <table:table-cell office:value-type="float" office:value="-9.4216771290687" calcext:value-type="float">
            <text:p>-9.4216771290687</text:p>
          </table:table-cell>
          <table:table-cell table:formula="of:=-((200*PI())^2)*SIN(200*[.A152]*PI())" office:value-type="float" office:value="-0.000000000145041353263737" calcext:value-type="float">
            <text:p>-1.45041353263737E-10</text:p>
          </table:table-cell>
          <table:table-cell table:formula="of:=[.F151]+(1-0.5)*0.0001*[.E151]+0.5*0.0001*[.E152]" office:value-type="float" office:value="-1256.22361720921" calcext:value-type="float">
            <text:p>-1256.22361720921</text:p>
          </table:table-cell>
          <table:table-cell table:formula="of:=[.G151]+0.0001*[.F151]+(0.5-0.25)*0.0001^2*[.E151]+0.25*0.0001^2*[.E152]" office:value-type="float" office:value="-9.42167712906906" calcext:value-type="float">
            <text:p>-9.42167712906906</text:p>
          </table:table-cell>
          <table:table-cell table:formula="of:=[.H151]+1/2*([.A152]-[.A151])*([.E152]+[.E151])" office:value-type="float" office:value="-1256.22361720921" calcext:value-type="float">
            <text:p>-1256.22361720921</text:p>
          </table:table-cell>
          <table:table-cell table:formula="of:=[.I151]+1/2*([.A152]-[.A151])*([.H152]+[.H151])" office:value-type="float" office:value="-9.42167712906906" calcext:value-type="float">
            <text:p>-9.42167712906906</text:p>
          </table:table-cell>
          <table:table-cell table:formula="of:=200*PI()*COS(200*PI()*[.A152])" office:value-type="float" office:value="-628.318530717959" calcext:value-type="float">
            <text:p>-628.318530717959</text:p>
          </table:table-cell>
          <table:table-cell table:formula="of:=SIN(200*PI()*[.A152])" office:value-type="float" office:value="3.67394039744206E-016" calcext:value-type="float">
            <text:p>3.67394039744206E-16</text:p>
          </table:table-cell>
        </table:table-row>
        <table:table-row table:style-name="ro1">
          <table:table-cell office:value-type="float" office:value="0.0151" calcext:value-type="float">
            <text:p>0.0151</text:p>
          </table:table-cell>
          <table:table-cell office:value-type="float" office:value="24788.703515807" calcext:value-type="float">
            <text:p>24788.703515807</text:p>
          </table:table-cell>
          <table:table-cell office:value-type="float" office:value="-1254.9841820334" calcext:value-type="float">
            <text:p>-1254.9841820334</text:p>
          </table:table-cell>
          <table:table-cell office:value-type="float" office:value="-9.5472375190309" calcext:value-type="float">
            <text:p>-9.5472375190309</text:p>
          </table:table-cell>
          <table:table-cell table:formula="of:=-((200*PI())^2)*SIN(200*[.A153]*PI())" office:value-type="float" office:value="24788.7035157277" calcext:value-type="float">
            <text:p>24788.7035157277</text:p>
          </table:table-cell>
          <table:table-cell table:formula="of:=[.F152]+(1-0.5)*0.0001*[.E152]+0.5*0.0001*[.E153]" office:value-type="float" office:value="-1254.98418203342" calcext:value-type="float">
            <text:p>-1254.98418203342</text:p>
          </table:table-cell>
          <table:table-cell table:formula="of:=[.G152]+0.0001*[.F152]+(0.5-0.25)*0.0001^2*[.E152]+0.25*0.0001^2*[.E153]" office:value-type="float" office:value="-9.54723751903119" calcext:value-type="float">
            <text:p>-9.54723751903119</text:p>
          </table:table-cell>
          <table:table-cell table:formula="of:=[.H152]+1/2*([.A153]-[.A152])*([.E153]+[.E152])" office:value-type="float" office:value="-1254.98418203342" calcext:value-type="float">
            <text:p>-1254.98418203342</text:p>
          </table:table-cell>
          <table:table-cell table:formula="of:=[.I152]+1/2*([.A153]-[.A152])*([.H153]+[.H152])" office:value-type="float" office:value="-9.54723751903119" calcext:value-type="float">
            <text:p>-9.54723751903119</text:p>
          </table:table-cell>
          <table:table-cell table:formula="of:=200*PI()*COS(200*PI()*[.A153])" office:value-type="float" office:value="-627.078687623303" calcext:value-type="float">
            <text:p>-627.078687623303</text:p>
          </table:table-cell>
          <table:table-cell table:formula="of:=SIN(200*PI()*[.A153])" office:value-type="float" office:value="-0.0627905195293144" calcext:value-type="float">
            <text:p>-0.062790519529315</text:p>
          </table:table-cell>
        </table:table-row>
        <table:table-row table:style-name="ro1">
          <table:table-cell office:value-type="float" office:value="0.0152" calcext:value-type="float">
            <text:p>0.0152</text:p>
          </table:table-cell>
          <table:table-cell office:value-type="float" office:value="49479.577343402" calcext:value-type="float">
            <text:p>49479.577343402</text:p>
          </table:table-cell>
          <table:table-cell office:value-type="float" office:value="-1251.2707679904" calcext:value-type="float">
            <text:p>-1251.2707679904</text:p>
          </table:table-cell>
          <table:table-cell office:value-type="float" office:value="-9.672550266532" calcext:value-type="float">
            <text:p>-9.672550266532</text:p>
          </table:table-cell>
          <table:table-cell table:formula="of:=-((200*PI())^2)*SIN(200*[.A154]*PI())" office:value-type="float" office:value="49479.5773435603" calcext:value-type="float">
            <text:p>49479.5773435603</text:p>
          </table:table-cell>
          <table:table-cell table:formula="of:=[.F153]+(1-0.5)*0.0001*[.E153]+0.5*0.0001*[.E154]" office:value-type="float" office:value="-1251.27076799046" calcext:value-type="float">
            <text:p>-1251.27076799046</text:p>
          </table:table-cell>
          <table:table-cell table:formula="of:=[.G153]+0.0001*[.F153]+(0.5-0.25)*0.0001^2*[.E153]+0.25*0.0001^2*[.E154]" office:value-type="float" office:value="-9.67255026653238" calcext:value-type="float">
            <text:p>-9.67255026653238</text:p>
          </table:table-cell>
          <table:table-cell table:formula="of:=[.H153]+1/2*([.A154]-[.A153])*([.E154]+[.E153])" office:value-type="float" office:value="-1251.27076799046" calcext:value-type="float">
            <text:p>-1251.27076799046</text:p>
          </table:table-cell>
          <table:table-cell table:formula="of:=[.I153]+1/2*([.A154]-[.A153])*([.H154]+[.H153])" office:value-type="float" office:value="-9.67255026653238" calcext:value-type="float">
            <text:p>-9.67255026653238</text:p>
          </table:table-cell>
          <table:table-cell table:formula="of:=200*PI()*COS(200*PI()*[.A154])" office:value-type="float" office:value="-623.364051433599" calcext:value-type="float">
            <text:p>-623.364051433599</text:p>
          </table:table-cell>
          <table:table-cell table:formula="of:=SIN(200*PI()*[.A154])" office:value-type="float" office:value="-0.125333233564305" calcext:value-type="float">
            <text:p>-0.125333233564305</text:p>
          </table:table-cell>
        </table:table-row>
        <table:table-row table:style-name="ro1">
          <table:table-cell office:value-type="float" office:value="0.0153" calcext:value-type="float">
            <text:p>0.0153</text:p>
          </table:table-cell>
          <table:table-cell office:value-type="float" office:value="73975.177884573" calcext:value-type="float">
            <text:p>73975.177884573</text:p>
          </table:table-cell>
          <table:table-cell office:value-type="float" office:value="-1245.098030229" calcext:value-type="float">
            <text:p>-1245.098030229</text:p>
          </table:table-cell>
          <table:table-cell office:value-type="float" office:value="-9.797368706443" calcext:value-type="float">
            <text:p>-9.797368706443</text:p>
          </table:table-cell>
          <table:table-cell table:formula="of:=-((200*PI())^2)*SIN(200*[.A155]*PI())" office:value-type="float" office:value="73975.1778846872" calcext:value-type="float">
            <text:p>73975.1778846872</text:p>
          </table:table-cell>
          <table:table-cell table:formula="of:=[.F154]+(1-0.5)*0.0001*[.E154]+0.5*0.0001*[.E155]" office:value-type="float" office:value="-1245.09803022904" calcext:value-type="float">
            <text:p>-1245.09803022904</text:p>
          </table:table-cell>
          <table:table-cell table:formula="of:=[.G154]+0.0001*[.F154]+(0.5-0.25)*0.0001^2*[.E154]+0.25*0.0001^2*[.E155]" office:value-type="float" office:value="-9.79736870644336" calcext:value-type="float">
            <text:p>-9.79736870644336</text:p>
          </table:table-cell>
          <table:table-cell table:formula="of:=[.H154]+1/2*([.A155]-[.A154])*([.E155]+[.E154])" office:value-type="float" office:value="-1245.09803022904" calcext:value-type="float">
            <text:p>-1245.09803022904</text:p>
          </table:table-cell>
          <table:table-cell table:formula="of:=[.I154]+1/2*([.A155]-[.A154])*([.H155]+[.H154])" office:value-type="float" office:value="-9.79736870644336" calcext:value-type="float">
            <text:p>-9.79736870644336</text:p>
          </table:table-cell>
          <table:table-cell table:formula="of:=200*PI()*COS(200*PI()*[.A155])" office:value-type="float" office:value="-617.189282120833" calcext:value-type="float">
            <text:p>-617.189282120833</text:p>
          </table:table-cell>
          <table:table-cell table:formula="of:=SIN(200*PI()*[.A155])" office:value-type="float" office:value="-0.187381314585725" calcext:value-type="float">
            <text:p>-0.187381314585725</text:p>
          </table:table-cell>
        </table:table-row>
        <table:table-row table:style-name="ro1">
          <table:table-cell office:value-type="float" office:value="0.0154" calcext:value-type="float">
            <text:p>0.0154</text:p>
          </table:table-cell>
          <table:table-cell office:value-type="float" office:value="98178.832194974" calcext:value-type="float">
            <text:p>98178.832194974</text:p>
          </table:table-cell>
          <table:table-cell office:value-type="float" office:value="-1236.4903297251" calcext:value-type="float">
            <text:p>-1236.4903297251</text:p>
          </table:table-cell>
          <table:table-cell office:value-type="float" office:value="-9.9214481244407" calcext:value-type="float">
            <text:p>-9.9214481244407</text:p>
          </table:table-cell>
          <table:table-cell table:formula="of:=-((200*PI())^2)*SIN(200*[.A156]*PI())" office:value-type="float" office:value="98178.8321947467" calcext:value-type="float">
            <text:p>98178.8321947467</text:p>
          </table:table-cell>
          <table:table-cell table:formula="of:=[.F155]+(1-0.5)*0.0001*[.E155]+0.5*0.0001*[.E156]" office:value-type="float" office:value="-1236.49032972507" calcext:value-type="float">
            <text:p>-1236.49032972507</text:p>
          </table:table-cell>
          <table:table-cell table:formula="of:=[.G155]+0.0001*[.F155]+(0.5-0.25)*0.0001^2*[.E155]+0.25*0.0001^2*[.E156]" office:value-type="float" office:value="-9.92144812444106" calcext:value-type="float">
            <text:p>-9.92144812444106</text:p>
          </table:table-cell>
          <table:table-cell table:formula="of:=[.H155]+1/2*([.A156]-[.A155])*([.E156]+[.E155])" office:value-type="float" office:value="-1236.49032972507" calcext:value-type="float">
            <text:p>-1236.49032972507</text:p>
          </table:table-cell>
          <table:table-cell table:formula="of:=[.I155]+1/2*([.A156]-[.A155])*([.H156]+[.H155])" office:value-type="float" office:value="-9.92144812444106" calcext:value-type="float">
            <text:p>-9.92144812444106</text:p>
          </table:table-cell>
          <table:table-cell table:formula="of:=200*PI()*COS(200*PI()*[.A156])" office:value-type="float" office:value="-608.578748678497" calcext:value-type="float">
            <text:p>-608.578748678497</text:p>
          </table:table-cell>
          <table:table-cell table:formula="of:=SIN(200*PI()*[.A156])" office:value-type="float" office:value="-0.248689887164855" calcext:value-type="float">
            <text:p>-0.248689887164855</text:p>
          </table:table-cell>
        </table:table-row>
        <table:table-row table:style-name="ro1">
          <table:table-cell office:value-type="float" office:value="0.0155" calcext:value-type="float">
            <text:p>0.0155</text:p>
          </table:table-cell>
          <table:table-cell office:value-type="float" office:value="121995.01950808" calcext:value-type="float">
            <text:p>121995.01950808</text:p>
          </table:table-cell>
          <table:table-cell office:value-type="float" office:value="-1225.4816371399" calcext:value-type="float">
            <text:p>-1225.4816371399</text:p>
          </table:table-cell>
          <table:table-cell office:value-type="float" office:value="-10.044546722784" calcext:value-type="float">
            <text:p>-10.044546722784</text:p>
          </table:table-cell>
          <table:table-cell table:formula="of:=-((200*PI())^2)*SIN(200*[.A157]*PI())" office:value-type="float" office:value="121995.019507775" calcext:value-type="float">
            <text:p>121995.019507775</text:p>
          </table:table-cell>
          <table:table-cell table:formula="of:=[.F156]+(1-0.5)*0.0001*[.E156]+0.5*0.0001*[.E157]" office:value-type="float" office:value="-1225.48163713994" calcext:value-type="float">
            <text:p>-1225.48163713994</text:p>
          </table:table-cell>
          <table:table-cell table:formula="of:=[.G156]+0.0001*[.F156]+(0.5-0.25)*0.0001^2*[.E156]+0.25*0.0001^2*[.E157]" office:value-type="float" office:value="-10.0445467227843" calcext:value-type="float">
            <text:p>-10.0445467227843</text:p>
          </table:table-cell>
          <table:table-cell table:formula="of:=[.H156]+1/2*([.A157]-[.A156])*([.E157]+[.E156])" office:value-type="float" office:value="-1225.48163713995" calcext:value-type="float">
            <text:p>-1225.48163713995</text:p>
          </table:table-cell>
          <table:table-cell table:formula="of:=[.I156]+1/2*([.A157]-[.A156])*([.H157]+[.H156])" office:value-type="float" office:value="-10.0445467227843" calcext:value-type="float">
            <text:p>-10.0445467227843</text:p>
          </table:table-cell>
          <table:table-cell table:formula="of:=200*PI()*COS(200*PI()*[.A157])" office:value-type="float" office:value="-597.566432948311" calcext:value-type="float">
            <text:p>-597.566432948311</text:p>
          </table:table-cell>
          <table:table-cell table:formula="of:=SIN(200*PI()*[.A157])" office:value-type="float" office:value="-0.309016994374947" calcext:value-type="float">
            <text:p>-0.309016994374947</text:p>
          </table:table-cell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145329.74821269" calcext:value-type="float">
            <text:p>145329.74821269</text:p>
          </table:table-cell>
          <table:table-cell office:value-type="float" office:value="-1212.1153987539" calcext:value-type="float">
            <text:p>-1212.1153987539</text:p>
          </table:table-cell>
          <table:table-cell office:value-type="float" office:value="-10.166426574579" calcext:value-type="float">
            <text:p>-10.166426574579</text:p>
          </table:table-cell>
          <table:table-cell table:formula="of:=-((200*PI())^2)*SIN(200*[.A158]*PI())" office:value-type="float" office:value="145329.74821303" calcext:value-type="float">
            <text:p>145329.74821303</text:p>
          </table:table-cell>
          <table:table-cell table:formula="of:=[.F157]+(1-0.5)*0.0001*[.E157]+0.5*0.0001*[.E158]" office:value-type="float" office:value="-1212.1153987539" calcext:value-type="float">
            <text:p>-1212.1153987539</text:p>
          </table:table-cell>
          <table:table-cell table:formula="of:=[.G157]+0.0001*[.F157]+(0.5-0.25)*0.0001^2*[.E157]+0.25*0.0001^2*[.E158]" office:value-type="float" office:value="-10.166426574579" calcext:value-type="float">
            <text:p>-10.166426574579</text:p>
          </table:table-cell>
          <table:table-cell table:formula="of:=[.H157]+1/2*([.A158]-[.A157])*([.E158]+[.E157])" office:value-type="float" office:value="-1212.11539875391" calcext:value-type="float">
            <text:p>-1212.11539875391</text:p>
          </table:table-cell>
          <table:table-cell table:formula="of:=[.I157]+1/2*([.A158]-[.A157])*([.H158]+[.H157])" office:value-type="float" office:value="-10.166426574579" calcext:value-type="float">
            <text:p>-10.166426574579</text:p>
          </table:table-cell>
          <table:table-cell table:formula="of:=200*PI()*COS(200*PI()*[.A158])" office:value-type="float" office:value="-584.195795509413" calcext:value-type="float">
            <text:p>-584.195795509413</text:p>
          </table:table-cell>
          <table:table-cell table:formula="of:=SIN(200*PI()*[.A158])" office:value-type="float" office:value="-0.368124552684679" calcext:value-type="float">
            <text:p>-0.368124552684679</text:p>
          </table:table-cell>
        </table:table-row>
        <table:table-row table:style-name="ro1">
          <table:table-cell office:value-type="float" office:value="0.0157" calcext:value-type="float">
            <text:p>0.0157</text:p>
          </table:table-cell>
          <table:table-cell office:value-type="float" office:value="168090.9267971" calcext:value-type="float">
            <text:p>168090.9267971</text:p>
          </table:table-cell>
          <table:table-cell office:value-type="float" office:value="-1196.4443650034" calcext:value-type="float">
            <text:p>-1196.4443650034</text:p>
          </table:table-cell>
          <table:table-cell office:value-type="float" office:value="-10.286854562767" calcext:value-type="float">
            <text:p>-10.286854562767</text:p>
          </table:table-cell>
          <table:table-cell table:formula="of:=-((200*PI())^2)*SIN(200*[.A159]*PI())" office:value-type="float" office:value="168090.926796934" calcext:value-type="float">
            <text:p>168090.926796934</text:p>
          </table:table-cell>
          <table:table-cell table:formula="of:=[.F158]+(1-0.5)*0.0001*[.E158]+0.5*0.0001*[.E159]" office:value-type="float" office:value="-1196.44436500341" calcext:value-type="float">
            <text:p>-1196.44436500341</text:p>
          </table:table-cell>
          <table:table-cell table:formula="of:=[.G158]+0.0001*[.F158]+(0.5-0.25)*0.0001^2*[.E158]+0.25*0.0001^2*[.E159]" office:value-type="float" office:value="-10.2868545627669" calcext:value-type="float">
            <text:p>-10.2868545627669</text:p>
          </table:table-cell>
          <table:table-cell table:formula="of:=[.H158]+1/2*([.A159]-[.A158])*([.E159]+[.E158])" office:value-type="float" office:value="-1196.44436500341" calcext:value-type="float">
            <text:p>-1196.44436500341</text:p>
          </table:table-cell>
          <table:table-cell table:formula="of:=[.I158]+1/2*([.A159]-[.A158])*([.H159]+[.H158])" office:value-type="float" office:value="-10.2868545627669" calcext:value-type="float">
            <text:p>-10.2868545627669</text:p>
          </table:table-cell>
          <table:table-cell table:formula="of:=200*PI()*COS(200*PI()*[.A159])" office:value-type="float" office:value="-568.51960415931" calcext:value-type="float">
            <text:p>-568.51960415931</text:p>
          </table:table-cell>
          <table:table-cell table:formula="of:=SIN(200*PI()*[.A159])" office:value-type="float" office:value="-0.425779291565073" calcext:value-type="float">
            <text:p>-0.425779291565073</text:p>
          </table:table-cell>
        </table:table-row>
        <table:table-row table:style-name="ro1">
          <table:table-cell office:value-type="float" office:value="0.0158" calcext:value-type="float">
            <text:p>0.0158</text:p>
          </table:table-cell>
          <table:table-cell office:value-type="float" office:value="190188.72728614" calcext:value-type="float">
            <text:p>190188.72728614</text:p>
          </table:table-cell>
          <table:table-cell office:value-type="float" office:value="-1178.5303822992" calcext:value-type="float">
            <text:p>-1178.5303822992</text:p>
          </table:table-cell>
          <table:table-cell office:value-type="float" office:value="-10.405603300132" calcext:value-type="float">
            <text:p>-10.405603300132</text:p>
          </table:table-cell>
          <table:table-cell table:formula="of:=-((200*PI())^2)*SIN(200*[.A160]*PI())" office:value-type="float" office:value="190188.72728621" calcext:value-type="float">
            <text:p>190188.72728621</text:p>
          </table:table-cell>
          <table:table-cell table:formula="of:=[.F159]+(1-0.5)*0.0001*[.E159]+0.5*0.0001*[.E160]" office:value-type="float" office:value="-1178.53038229925" calcext:value-type="float">
            <text:p>-1178.53038229925</text:p>
          </table:table-cell>
          <table:table-cell table:formula="of:=[.G159]+0.0001*[.F159]+(0.5-0.25)*0.0001^2*[.E159]+0.25*0.0001^2*[.E160]" office:value-type="float" office:value="-10.405603300132" calcext:value-type="float">
            <text:p>-10.405603300132</text:p>
          </table:table-cell>
          <table:table-cell table:formula="of:=[.H159]+1/2*([.A160]-[.A159])*([.E160]+[.E159])" office:value-type="float" office:value="-1178.53038229925" calcext:value-type="float">
            <text:p>-1178.53038229925</text:p>
          </table:table-cell>
          <table:table-cell table:formula="of:=[.I159]+1/2*([.A160]-[.A159])*([.H160]+[.H159])" office:value-type="float" office:value="-10.405603300132" calcext:value-type="float">
            <text:p>-10.405603300132</text:p>
          </table:table-cell>
          <table:table-cell table:formula="of:=200*PI()*COS(200*PI()*[.A160])" office:value-type="float" office:value="-550.599725663493" calcext:value-type="float">
            <text:p>-550.599725663493</text:p>
          </table:table-cell>
          <table:table-cell table:formula="of:=SIN(200*PI()*[.A160])" office:value-type="float" office:value="-0.481753674101716" calcext:value-type="float">
            <text:p>-0.481753674101716</text:p>
          </table:table-cell>
        </table:table-row>
        <table:table-row table:style-name="ro1">
          <table:table-cell office:value-type="float" office:value="0.0159" calcext:value-type="float">
            <text:p>0.0159</text:p>
          </table:table-cell>
          <table:table-cell office:value-type="float" office:value="211535.93975827" calcext:value-type="float">
            <text:p>211535.93975827</text:p>
          </table:table-cell>
          <table:table-cell office:value-type="float" office:value="-1158.444148947" calcext:value-type="float">
            <text:p>-1158.444148947</text:p>
          </table:table-cell>
          <table:table-cell office:value-type="float" office:value="-10.522452026694" calcext:value-type="float">
            <text:p>-10.522452026694</text:p>
          </table:table-cell>
          <table:table-cell table:formula="of:=-((200*PI())^2)*SIN(200*[.A161]*PI())" office:value-type="float" office:value="211535.939757852" calcext:value-type="float">
            <text:p>211535.939757852</text:p>
          </table:table-cell>
          <table:table-cell table:formula="of:=[.F160]+(1-0.5)*0.0001*[.E160]+0.5*0.0001*[.E161]" office:value-type="float" office:value="-1158.44414894705" calcext:value-type="float">
            <text:p>-1158.44414894705</text:p>
          </table:table-cell>
          <table:table-cell table:formula="of:=[.G160]+0.0001*[.F160]+(0.5-0.25)*0.0001^2*[.E160]+0.25*0.0001^2*[.E161]" office:value-type="float" office:value="-10.5224520266943" calcext:value-type="float">
            <text:p>-10.5224520266943</text:p>
          </table:table-cell>
          <table:table-cell table:formula="of:=[.H160]+1/2*([.A161]-[.A160])*([.E161]+[.E160])" office:value-type="float" office:value="-1158.44414894705" calcext:value-type="float">
            <text:p>-1158.44414894705</text:p>
          </table:table-cell>
          <table:table-cell table:formula="of:=[.I160]+1/2*([.A161]-[.A160])*([.H161]+[.H160])" office:value-type="float" office:value="-10.5224520266943" calcext:value-type="float">
            <text:p>-10.5224520266943</text:p>
          </table:table-cell>
          <table:table-cell table:formula="of:=200*PI()*COS(200*PI()*[.A161])" office:value-type="float" office:value="-530.506881595568" calcext:value-type="float">
            <text:p>-530.506881595568</text:p>
          </table:table-cell>
          <table:table-cell table:formula="of:=SIN(200*PI()*[.A161])" office:value-type="float" office:value="-0.535826794978997" calcext:value-type="float">
            <text:p>-0.53582679497899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232048.3165166" calcext:value-type="float">
            <text:p>232048.3165166</text:p>
          </table:table-cell>
          <table:table-cell office:value-type="float" office:value="-1136.2649361333" calcext:value-type="float">
            <text:p>-1136.2649361333</text:p>
          </table:table-cell>
          <table:table-cell office:value-type="float" office:value="-10.637187480948" calcext:value-type="float">
            <text:p>-10.637187480948</text:p>
          </table:table-cell>
          <table:table-cell table:formula="of:=-((200*PI())^2)*SIN(200*[.A162]*PI())" office:value-type="float" office:value="232048.316516848" calcext:value-type="float">
            <text:p>232048.316516848</text:p>
          </table:table-cell>
          <table:table-cell table:formula="of:=[.F161]+(1-0.5)*0.0001*[.E161]+0.5*0.0001*[.E162]" office:value-type="float" office:value="-1136.26493613331" calcext:value-type="float">
            <text:p>-1136.26493613331</text:p>
          </table:table-cell>
          <table:table-cell table:formula="of:=[.G161]+0.0001*[.F161]+(0.5-0.25)*0.0001^2*[.E161]+0.25*0.0001^2*[.E162]" office:value-type="float" office:value="-10.6371874809483" calcext:value-type="float">
            <text:p>-10.6371874809483</text:p>
          </table:table-cell>
          <table:table-cell table:formula="of:=[.H161]+1/2*([.A162]-[.A161])*([.E162]+[.E161])" office:value-type="float" office:value="-1136.26493613331" calcext:value-type="float">
            <text:p>-1136.26493613331</text:p>
          </table:table-cell>
          <table:table-cell table:formula="of:=[.I161]+1/2*([.A162]-[.A161])*([.H162]+[.H161])" office:value-type="float" office:value="-10.6371874809483" calcext:value-type="float">
            <text:p>-10.6371874809483</text:p>
          </table:table-cell>
          <table:table-cell table:formula="of:=200*PI()*COS(200*PI()*[.A162])" office:value-type="float" office:value="-508.320369231526" calcext:value-type="float">
            <text:p>-508.320369231526</text:p>
          </table:table-cell>
          <table:table-cell table:formula="of:=SIN(200*PI()*[.A162])" office:value-type="float" office:value="-0.587785252292473" calcext:value-type="float">
            <text:p>-0.587785252292473</text:p>
          </table:table-cell>
        </table:table-row>
        <table:table-row table:style-name="ro1">
          <table:table-cell office:value-type="float" office:value="0.0161" calcext:value-type="float">
            <text:p>0.0161</text:p>
          </table:table-cell>
          <table:table-cell office:value-type="float" office:value="251644.90458339" calcext:value-type="float">
            <text:p>251644.90458339</text:p>
          </table:table-cell>
          <table:table-cell office:value-type="float" office:value="-1112.0802750783" calcext:value-type="float">
            <text:p>-1112.0802750783</text:p>
          </table:table-cell>
          <table:table-cell office:value-type="float" office:value="-10.749604741509" calcext:value-type="float">
            <text:p>-10.749604741509</text:p>
          </table:table-cell>
          <table:table-cell table:formula="of:=-((200*PI())^2)*SIN(200*[.A163]*PI())" office:value-type="float" office:value="251644.904583344" calcext:value-type="float">
            <text:p>251644.904583344</text:p>
          </table:table-cell>
          <table:table-cell table:formula="of:=[.F162]+(1-0.5)*0.0001*[.E162]+0.5*0.0001*[.E163]" office:value-type="float" office:value="-1112.0802750783" calcext:value-type="float">
            <text:p>-1112.0802750783</text:p>
          </table:table-cell>
          <table:table-cell table:formula="of:=[.G162]+0.0001*[.F162]+(0.5-0.25)*0.0001^2*[.E162]+0.25*0.0001^2*[.E163]" office:value-type="float" office:value="-10.7496047415089" calcext:value-type="float">
            <text:p>-10.7496047415089</text:p>
          </table:table-cell>
          <table:table-cell table:formula="of:=[.H162]+1/2*([.A163]-[.A162])*([.E163]+[.E162])" office:value-type="float" office:value="-1112.0802750783" calcext:value-type="float">
            <text:p>-1112.0802750783</text:p>
          </table:table-cell>
          <table:table-cell table:formula="of:=[.I162]+1/2*([.A163]-[.A162])*([.H163]+[.H162])" office:value-type="float" office:value="-10.7496047415089" calcext:value-type="float">
            <text:p>-10.7496047415089</text:p>
          </table:table-cell>
          <table:table-cell table:formula="of:=200*PI()*COS(200*PI()*[.A163])" office:value-type="float" office:value="-484.127748599614" calcext:value-type="float">
            <text:p>-484.127748599614</text:p>
          </table:table-cell>
          <table:table-cell table:formula="of:=SIN(200*PI()*[.A163])" office:value-type="float" office:value="-0.637423989748689" calcext:value-type="float">
            <text:p>-0.637423989748689</text:p>
          </table:table-cell>
        </table:table-row>
        <table:table-row table:style-name="ro1">
          <table:table-cell office:value-type="float" office:value="0.0162" calcext:value-type="float">
            <text:p>0.0162</text:p>
          </table:table-cell>
          <table:table-cell office:value-type="float" office:value="270248.36517673" calcext:value-type="float">
            <text:p>270248.36517673</text:p>
          </table:table-cell>
          <table:table-cell office:value-type="float" office:value="-1085.9856115903" calcext:value-type="float">
            <text:p>-1085.9856115903</text:p>
          </table:table-cell>
          <table:table-cell office:value-type="float" office:value="-10.859508035842" calcext:value-type="float">
            <text:p>-10.859508035842</text:p>
          </table:table-cell>
          <table:table-cell table:formula="of:=-((200*PI())^2)*SIN(200*[.A164]*PI())" office:value-type="float" office:value="270248.36517707" calcext:value-type="float">
            <text:p>270248.36517707</text:p>
          </table:table-cell>
          <table:table-cell table:formula="of:=[.F163]+(1-0.5)*0.0001*[.E163]+0.5*0.0001*[.E164]" office:value-type="float" office:value="-1085.98561159028" calcext:value-type="float">
            <text:p>-1085.98561159028</text:p>
          </table:table-cell>
          <table:table-cell table:formula="of:=[.G163]+0.0001*[.F163]+(0.5-0.25)*0.0001^2*[.E163]+0.25*0.0001^2*[.E164]" office:value-type="float" office:value="-10.8595080358423" calcext:value-type="float">
            <text:p>-10.8595080358423</text:p>
          </table:table-cell>
          <table:table-cell table:formula="of:=[.H163]+1/2*([.A164]-[.A163])*([.E164]+[.E163])" office:value-type="float" office:value="-1085.98561159028" calcext:value-type="float">
            <text:p>-1085.98561159028</text:p>
          </table:table-cell>
          <table:table-cell table:formula="of:=[.I163]+1/2*([.A164]-[.A163])*([.H164]+[.H163])" office:value-type="float" office:value="-10.8595080358423" calcext:value-type="float">
            <text:p>-10.8595080358423</text:p>
          </table:table-cell>
          <table:table-cell table:formula="of:=200*PI()*COS(200*PI()*[.A164])" office:value-type="float" office:value="-458.024496920909" calcext:value-type="float">
            <text:p>-458.024496920909</text:p>
          </table:table-cell>
          <table:table-cell table:formula="of:=SIN(200*PI()*[.A164])" office:value-type="float" office:value="-0.684547105928688" calcext:value-type="float">
            <text:p>-0.684547105928688</text:p>
          </table:table-cell>
        </table:table-row>
        <table:table-row table:style-name="ro1">
          <table:table-cell office:value-type="float" office:value="0.0163" calcext:value-type="float">
            <text:p>0.0163</text:p>
          </table:table-cell>
          <table:table-cell office:value-type="float" office:value="287785.27893824" calcext:value-type="float">
            <text:p>287785.27893824</text:p>
          </table:table-cell>
          <table:table-cell office:value-type="float" office:value="-1058.0839293845" calcext:value-type="float">
            <text:p>-1058.0839293845</text:p>
          </table:table-cell>
          <table:table-cell office:value-type="float" office:value="-10.966711512891" calcext:value-type="float">
            <text:p>-10.966711512891</text:p>
          </table:table-cell>
          <table:table-cell table:formula="of:=-((200*PI())^2)*SIN(200*[.A165]*PI())" office:value-type="float" office:value="287785.278938177" calcext:value-type="float">
            <text:p>287785.278938177</text:p>
          </table:table-cell>
          <table:table-cell table:formula="of:=[.F164]+(1-0.5)*0.0001*[.E164]+0.5*0.0001*[.E165]" office:value-type="float" office:value="-1058.08392938452" calcext:value-type="float">
            <text:p>-1058.08392938452</text:p>
          </table:table-cell>
          <table:table-cell table:formula="of:=[.G164]+0.0001*[.F164]+(0.5-0.25)*0.0001^2*[.E164]+0.25*0.0001^2*[.E165]" office:value-type="float" office:value="-10.9667115128911" calcext:value-type="float">
            <text:p>-10.9667115128911</text:p>
          </table:table-cell>
          <table:table-cell table:formula="of:=[.H164]+1/2*([.A165]-[.A164])*([.E165]+[.E164])" office:value-type="float" office:value="-1058.08392938452" calcext:value-type="float">
            <text:p>-1058.08392938452</text:p>
          </table:table-cell>
          <table:table-cell table:formula="of:=[.I164]+1/2*([.A165]-[.A164])*([.H165]+[.H164])" office:value-type="float" office:value="-10.9667115128911" calcext:value-type="float">
            <text:p>-10.9667115128911</text:p>
          </table:table-cell>
          <table:table-cell table:formula="of:=200*PI()*COS(200*PI()*[.A165])" office:value-type="float" office:value="-430.113631804344" calcext:value-type="float">
            <text:p>-430.113631804344</text:p>
          </table:table-cell>
          <table:table-cell table:formula="of:=SIN(200*PI()*[.A165])" office:value-type="float" office:value="-0.728968627421413" calcext:value-type="float">
            <text:p>-0.728968627421413</text:p>
          </table:table-cell>
        </table:table-row>
        <table:table-row table:style-name="ro1">
          <table:table-cell office:value-type="float" office:value="0.0164" calcext:value-type="float">
            <text:p>0.0164</text:p>
          </table:table-cell>
          <table:table-cell office:value-type="float" office:value="304186.43568016" calcext:value-type="float">
            <text:p>304186.43568016</text:p>
          </table:table-cell>
          <table:table-cell office:value-type="float" office:value="-1028.4853436536" calcext:value-type="float">
            <text:p>-1028.4853436536</text:p>
          </table:table-cell>
          <table:table-cell office:value-type="float" office:value="-11.071039976543" calcext:value-type="float">
            <text:p>-11.071039976543</text:p>
          </table:table-cell>
          <table:table-cell table:formula="of:=-((200*PI())^2)*SIN(200*[.A166]*PI())" office:value-type="float" office:value="304186.435679902" calcext:value-type="float">
            <text:p>304186.435679902</text:p>
          </table:table-cell>
          <table:table-cell table:formula="of:=[.F165]+(1-0.5)*0.0001*[.E165]+0.5*0.0001*[.E166]" office:value-type="float" office:value="-1028.48534365361" calcext:value-type="float">
            <text:p>-1028.48534365361</text:p>
          </table:table-cell>
          <table:table-cell table:formula="of:=[.G165]+0.0001*[.F165]+(0.5-0.25)*0.0001^2*[.E165]+0.25*0.0001^2*[.E166]" office:value-type="float" office:value="-11.071039976543" calcext:value-type="float">
            <text:p>-11.071039976543</text:p>
          </table:table-cell>
          <table:table-cell table:formula="of:=[.H165]+1/2*([.A166]-[.A165])*([.E166]+[.E165])" office:value-type="float" office:value="-1028.48534365362" calcext:value-type="float">
            <text:p>-1028.48534365362</text:p>
          </table:table-cell>
          <table:table-cell table:formula="of:=[.I165]+1/2*([.A166]-[.A165])*([.H166]+[.H165])" office:value-type="float" office:value="-11.071039976543" calcext:value-type="float">
            <text:p>-11.071039976543</text:p>
          </table:table-cell>
          <table:table-cell table:formula="of:=200*PI()*COS(200*PI()*[.A166])" office:value-type="float" office:value="-400.505304683275" calcext:value-type="float">
            <text:p>-400.505304683275</text:p>
          </table:table-cell>
          <table:table-cell table:formula="of:=SIN(200*PI()*[.A166])" office:value-type="float" office:value="-0.77051324277579" calcext:value-type="float">
            <text:p>-0.77051324277579</text:p>
          </table:table-cell>
        </table:table-row>
        <table:table-row table:style-name="ro1">
          <table:table-cell office:value-type="float" office:value="0.0165" calcext:value-type="float">
            <text:p>0.0165</text:p>
          </table:table-cell>
          <table:table-cell office:value-type="float" office:value="319387.10752984" calcext:value-type="float">
            <text:p>319387.10752984</text:p>
          </table:table-cell>
          <table:table-cell office:value-type="float" office:value="-997.30666649309" calcext:value-type="float">
            <text:p>-997.30666649309</text:p>
          </table:table-cell>
          <table:table-cell office:value-type="float" office:value="-11.17232957705" calcext:value-type="float">
            <text:p>-11.17232957705</text:p>
          </table:table-cell>
          <table:table-cell table:formula="of:=-((200*PI())^2)*SIN(200*[.A167]*PI())" office:value-type="float" office:value="319387.107529563" calcext:value-type="float">
            <text:p>319387.107529563</text:p>
          </table:table-cell>
          <table:table-cell table:formula="of:=[.F166]+(1-0.5)*0.0001*[.E166]+0.5*0.0001*[.E167]" office:value-type="float" office:value="-997.306666493141" calcext:value-type="float">
            <text:p>-997.306666493141</text:p>
          </table:table-cell>
          <table:table-cell table:formula="of:=[.G166]+0.0001*[.F166]+(0.5-0.25)*0.0001^2*[.E166]+0.25*0.0001^2*[.E167]" office:value-type="float" office:value="-11.1723295770503" calcext:value-type="float">
            <text:p>-11.1723295770503</text:p>
          </table:table-cell>
          <table:table-cell table:formula="of:=[.H166]+1/2*([.A167]-[.A166])*([.E167]+[.E166])" office:value-type="float" office:value="-997.306666493142" calcext:value-type="float">
            <text:p>-997.306666493142</text:p>
          </table:table-cell>
          <table:table-cell table:formula="of:=[.I166]+1/2*([.A167]-[.A166])*([.H167]+[.H166])" office:value-type="float" office:value="-11.1723295770503" calcext:value-type="float">
            <text:p>-11.1723295770503</text:p>
          </table:table-cell>
          <table:table-cell table:formula="of:=200*PI()*COS(200*PI()*[.A167])" office:value-type="float" office:value="-369.316366098091" calcext:value-type="float">
            <text:p>-369.316366098091</text:p>
          </table:table-cell>
          <table:table-cell table:formula="of:=SIN(200*PI()*[.A167])" office:value-type="float" office:value="-0.809016994374948" calcext:value-type="float">
            <text:p>-0.809016994374948</text:p>
          </table:table-cell>
        </table:table-row>
        <table:table-row table:style-name="ro1">
          <table:table-cell office:value-type="float" office:value="0.0166" calcext:value-type="float">
            <text:p>0.0166</text:p>
          </table:table-cell>
          <table:table-cell office:value-type="float" office:value="333327.30437982" calcext:value-type="float">
            <text:p>333327.30437982</text:p>
          </table:table-cell>
          <table:table-cell office:value-type="float" office:value="-964.67094589761" calcext:value-type="float">
            <text:p>-964.67094589761</text:p>
          </table:table-cell>
          <table:table-cell office:value-type="float" office:value="-11.270428457669" calcext:value-type="float">
            <text:p>-11.270428457669</text:p>
          </table:table-cell>
          <table:table-cell table:formula="of:=-((200*PI())^2)*SIN(200*[.A168]*PI())" office:value-type="float" office:value="333327.304379893" calcext:value-type="float">
            <text:p>333327.304379893</text:p>
          </table:table-cell>
          <table:table-cell table:formula="of:=[.F167]+(1-0.5)*0.0001*[.E167]+0.5*0.0001*[.E168]" office:value-type="float" office:value="-964.670945897668" calcext:value-type="float">
            <text:p>-964.670945897668</text:p>
          </table:table-cell>
          <table:table-cell table:formula="of:=[.G167]+0.0001*[.F167]+(0.5-0.25)*0.0001^2*[.E167]+0.25*0.0001^2*[.E168]" office:value-type="float" office:value="-11.2704284576699" calcext:value-type="float">
            <text:p>-11.2704284576699</text:p>
          </table:table-cell>
          <table:table-cell table:formula="of:=[.H167]+1/2*([.A168]-[.A167])*([.E168]+[.E167])" office:value-type="float" office:value="-964.67094589767" calcext:value-type="float">
            <text:p>-964.67094589767</text:p>
          </table:table-cell>
          <table:table-cell table:formula="of:=[.I167]+1/2*([.A168]-[.A167])*([.H168]+[.H167])" office:value-type="float" office:value="-11.2704284576699" calcext:value-type="float">
            <text:p>-11.2704284576699</text:p>
          </table:table-cell>
          <table:table-cell table:formula="of:=200*PI()*COS(200*PI()*[.A168])" office:value-type="float" office:value="-336.669904540515" calcext:value-type="float">
            <text:p>-336.669904540515</text:p>
          </table:table-cell>
          <table:table-cell table:formula="of:=SIN(200*PI()*[.A168])" office:value-type="float" office:value="-0.844327925502016" calcext:value-type="float">
            <text:p>-0.844327925502016</text:p>
          </table:table-cell>
        </table:table-row>
        <table:table-row table:style-name="ro1">
          <table:table-cell office:value-type="float" office:value="0.0167" calcext:value-type="float">
            <text:p>0.0167</text:p>
          </table:table-cell>
          <table:table-cell office:value-type="float" office:value="345952.01064279" calcext:value-type="float">
            <text:p>345952.01064279</text:p>
          </table:table-cell>
          <table:table-cell office:value-type="float" office:value="-930.70698014648" calcext:value-type="float">
            <text:p>-930.70698014648</text:p>
          </table:table-cell>
          <table:table-cell office:value-type="float" office:value="-11.365197353972" calcext:value-type="float">
            <text:p>-11.365197353972</text:p>
          </table:table-cell>
          <table:table-cell table:formula="of:=-((200*PI())^2)*SIN(200*[.A169]*PI())" office:value-type="float" office:value="345952.010642597" calcext:value-type="float">
            <text:p>345952.010642597</text:p>
          </table:table-cell>
          <table:table-cell table:formula="of:=[.F168]+(1-0.5)*0.0001*[.E168]+0.5*0.0001*[.E169]" office:value-type="float" office:value="-930.706980146544" calcext:value-type="float">
            <text:p>-930.706980146544</text:p>
          </table:table-cell>
          <table:table-cell table:formula="of:=[.G168]+0.0001*[.F168]+(0.5-0.25)*0.0001^2*[.E168]+0.25*0.0001^2*[.E169]" office:value-type="float" office:value="-11.3651973539721" calcext:value-type="float">
            <text:p>-11.3651973539721</text:p>
          </table:table-cell>
          <table:table-cell table:formula="of:=[.H168]+1/2*([.A169]-[.A168])*([.E169]+[.E168])" office:value-type="float" office:value="-930.706980146545" calcext:value-type="float">
            <text:p>-930.706980146545</text:p>
          </table:table-cell>
          <table:table-cell table:formula="of:=[.I168]+1/2*([.A169]-[.A168])*([.H169]+[.H168])" office:value-type="float" office:value="-11.3651973539721" calcext:value-type="float">
            <text:p>-11.3651973539721</text:p>
          </table:table-cell>
          <table:table-cell table:formula="of:=200*PI()*COS(200*PI()*[.A169])" office:value-type="float" office:value="-302.694760679568" calcext:value-type="float">
            <text:p>-302.694760679568</text:p>
          </table:table-cell>
          <table:table-cell table:formula="of:=SIN(200*PI()*[.A169])" office:value-type="float" office:value="-0.876306680043864" calcext:value-type="float">
            <text:p>-0.876306680043864</text:p>
          </table:table-cell>
        </table:table-row>
        <table:table-row table:style-name="ro1">
          <table:table-cell office:value-type="float" office:value="0.0168" calcext:value-type="float">
            <text:p>0.0168</text:p>
          </table:table-cell>
          <table:table-cell office:value-type="float" office:value="357211.40236936" calcext:value-type="float">
            <text:p>357211.40236936</text:p>
          </table:table-cell>
          <table:table-cell office:value-type="float" office:value="-895.54880949587" calcext:value-type="float">
            <text:p>-895.54880949587</text:p>
          </table:table-cell>
          <table:table-cell office:value-type="float" office:value="-11.456510143454" calcext:value-type="float">
            <text:p>-11.456510143454</text:p>
          </table:table-cell>
          <table:table-cell table:formula="of:=-((200*PI())^2)*SIN(200*[.A170]*PI())" office:value-type="float" office:value="357211.402369734" calcext:value-type="float">
            <text:p>357211.402369734</text:p>
          </table:table-cell>
          <table:table-cell table:formula="of:=[.F169]+(1-0.5)*0.0001*[.E169]+0.5*0.0001*[.E170]" office:value-type="float" office:value="-895.548809495927" calcext:value-type="float">
            <text:p>-895.548809495927</text:p>
          </table:table-cell>
          <table:table-cell table:formula="of:=[.G169]+0.0001*[.F169]+(0.5-0.25)*0.0001^2*[.E169]+0.25*0.0001^2*[.E170]" office:value-type="float" office:value="-11.4565101434542" calcext:value-type="float">
            <text:p>-11.4565101434542</text:p>
          </table:table-cell>
          <table:table-cell table:formula="of:=[.H169]+1/2*([.A170]-[.A169])*([.E170]+[.E169])" office:value-type="float" office:value="-895.548809495928" calcext:value-type="float">
            <text:p>-895.548809495928</text:p>
          </table:table-cell>
          <table:table-cell table:formula="of:=[.I169]+1/2*([.A170]-[.A169])*([.H170]+[.H169])" office:value-type="float" office:value="-11.4565101434542" calcext:value-type="float">
            <text:p>-11.4565101434542</text:p>
          </table:table-cell>
          <table:table-cell table:formula="of:=200*PI()*COS(200*PI()*[.A170])" office:value-type="float" office:value="-267.525018886299" calcext:value-type="float">
            <text:p>-267.525018886299</text:p>
          </table:table-cell>
          <table:table-cell table:formula="of:=SIN(200*PI()*[.A170])" office:value-type="float" office:value="-0.90482705246602" calcext:value-type="float">
            <text:p>-0.90482705246602</text:p>
          </table:table-cell>
        </table:table-row>
        <table:table-row table:style-name="ro1">
          <table:table-cell office:value-type="float" office:value="0.0169" calcext:value-type="float">
            <text:p>0.0169</text:p>
          </table:table-cell>
          <table:table-cell office:value-type="float" office:value="367061.04388644" calcext:value-type="float">
            <text:p>367061.04388644</text:p>
          </table:table-cell>
          <table:table-cell office:value-type="float" office:value="-859.33518718308" calcext:value-type="float">
            <text:p>-859.33518718308</text:p>
          </table:table-cell>
          <table:table-cell office:value-type="float" office:value="-11.544254343288" calcext:value-type="float">
            <text:p>-11.544254343288</text:p>
          </table:table-cell>
          <table:table-cell table:formula="of:=-((200*PI())^2)*SIN(200*[.A171]*PI())" office:value-type="float" office:value="367061.043886083" calcext:value-type="float">
            <text:p>367061.043886083</text:p>
          </table:table-cell>
          <table:table-cell table:formula="of:=[.F170]+(1-0.5)*0.0001*[.E170]+0.5*0.0001*[.E171]" office:value-type="float" office:value="-859.335187183136" calcext:value-type="float">
            <text:p>-859.335187183136</text:p>
          </table:table-cell>
          <table:table-cell table:formula="of:=[.G170]+0.0001*[.F170]+(0.5-0.25)*0.0001^2*[.E170]+0.25*0.0001^2*[.E171]" office:value-type="float" office:value="-11.5442543432882" calcext:value-type="float">
            <text:p>-11.5442543432882</text:p>
          </table:table-cell>
          <table:table-cell table:formula="of:=[.H170]+1/2*([.A171]-[.A170])*([.E171]+[.E170])" office:value-type="float" office:value="-859.335187183137" calcext:value-type="float">
            <text:p>-859.335187183137</text:p>
          </table:table-cell>
          <table:table-cell table:formula="of:=[.I170]+1/2*([.A171]-[.A170])*([.H171]+[.H170])" office:value-type="float" office:value="-11.5442543432882" calcext:value-type="float">
            <text:p>-11.5442543432882</text:p>
          </table:table-cell>
          <table:table-cell table:formula="of:=200*PI()*COS(200*PI()*[.A171])" office:value-type="float" office:value="-231.299478064042" calcext:value-type="float">
            <text:p>-231.299478064042</text:p>
          </table:table-cell>
          <table:table-cell table:formula="of:=SIN(200*PI()*[.A171])" office:value-type="float" office:value="-0.929776485888252" calcext:value-type="float">
            <text:p>-0.929776485888252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375462.0631563" calcext:value-type="float">
            <text:p>375462.0631563</text:p>
          </table:table-cell>
          <table:table-cell office:value-type="float" office:value="-822.20903183094" calcext:value-type="float">
            <text:p>-822.20903183094</text:p>
          </table:table-cell>
          <table:table-cell office:value-type="float" office:value="-11.628331554238" calcext:value-type="float">
            <text:p>-11.628331554238</text:p>
          </table:table-cell>
          <table:table-cell table:formula="of:=-((200*PI())^2)*SIN(200*[.A172]*PI())" office:value-type="float" office:value="375462.063156455" calcext:value-type="float">
            <text:p>375462.063156455</text:p>
          </table:table-cell>
          <table:table-cell table:formula="of:=[.F171]+(1-0.5)*0.0001*[.E171]+0.5*0.0001*[.E172]" office:value-type="float" office:value="-822.209031831009" calcext:value-type="float">
            <text:p>-822.209031831009</text:p>
          </table:table-cell>
          <table:table-cell table:formula="of:=[.G171]+0.0001*[.F171]+(0.5-0.25)*0.0001^2*[.E171]+0.25*0.0001^2*[.E172]" office:value-type="float" office:value="-11.6283315542389" calcext:value-type="float">
            <text:p>-11.6283315542389</text:p>
          </table:table-cell>
          <table:table-cell table:formula="of:=[.H171]+1/2*([.A172]-[.A171])*([.E172]+[.E171])" office:value-type="float" office:value="-822.20903183101" calcext:value-type="float">
            <text:p>-822.20903183101</text:p>
          </table:table-cell>
          <table:table-cell table:formula="of:=[.I171]+1/2*([.A172]-[.A171])*([.H172]+[.H171])" office:value-type="float" office:value="-11.6283315542389" calcext:value-type="float">
            <text:p>-11.6283315542389</text:p>
          </table:table-cell>
          <table:table-cell table:formula="of:=200*PI()*COS(200*PI()*[.A172])" office:value-type="float" office:value="-194.161103872546" calcext:value-type="float">
            <text:p>-194.161103872546</text:p>
          </table:table-cell>
          <table:table-cell table:formula="of:=SIN(200*PI()*[.A172])" office:value-type="float" office:value="-0.951056516295154" calcext:value-type="float">
            <text:p>-0.951056516295154</text:p>
          </table:table-cell>
        </table:table-row>
        <table:table-row table:style-name="ro1">
          <table:table-cell office:value-type="float" office:value="0.0171" calcext:value-type="float">
            <text:p>0.0171</text:p>
          </table:table-cell>
          <table:table-cell office:value-type="float" office:value="382381.30519575" calcext:value-type="float">
            <text:p>382381.30519575</text:p>
          </table:table-cell>
          <table:table-cell office:value-type="float" office:value="-784.31686341334" calcext:value-type="float">
            <text:p>-784.31686341334</text:p>
          </table:table-cell>
          <table:table-cell office:value-type="float" office:value="-11.708657849001" calcext:value-type="float">
            <text:p>-11.708657849001</text:p>
          </table:table-cell>
          <table:table-cell table:formula="of:=-((200*PI())^2)*SIN(200*[.A173]*PI())" office:value-type="float" office:value="382381.305195847" calcext:value-type="float">
            <text:p>382381.305195847</text:p>
          </table:table-cell>
          <table:table-cell table:formula="of:=[.F172]+(1-0.5)*0.0001*[.E172]+0.5*0.0001*[.E173]" office:value-type="float" office:value="-784.316863413394" calcext:value-type="float">
            <text:p>-784.316863413394</text:p>
          </table:table-cell>
          <table:table-cell table:formula="of:=[.G172]+0.0001*[.F172]+(0.5-0.25)*0.0001^2*[.E172]+0.25*0.0001^2*[.E173]" office:value-type="float" office:value="-11.7086578490011" calcext:value-type="float">
            <text:p>-11.7086578490011</text:p>
          </table:table-cell>
          <table:table-cell table:formula="of:=[.H172]+1/2*([.A173]-[.A172])*([.E173]+[.E172])" office:value-type="float" office:value="-784.316863413396" calcext:value-type="float">
            <text:p>-784.316863413396</text:p>
          </table:table-cell>
          <table:table-cell table:formula="of:=[.I172]+1/2*([.A173]-[.A172])*([.H173]+[.H172])" office:value-type="float" office:value="-11.7086578490011" calcext:value-type="float">
            <text:p>-11.7086578490011</text:p>
          </table:table-cell>
          <table:table-cell table:formula="of:=200*PI()*COS(200*PI()*[.A173])" office:value-type="float" office:value="-156.256464507836" calcext:value-type="float">
            <text:p>-156.256464507836</text:p>
          </table:table-cell>
          <table:table-cell table:formula="of:=SIN(200*PI()*[.A173])" office:value-type="float" office:value="-0.968583161128631" calcext:value-type="float">
            <text:p>-0.968583161128631</text:p>
          </table:table-cell>
        </table:table-row>
        <table:table-row table:style-name="ro1">
          <table:table-cell office:value-type="float" office:value="0.0172" calcext:value-type="float">
            <text:p>0.0172</text:p>
          </table:table-cell>
          <table:table-cell office:value-type="float" office:value="387791.46291722" calcext:value-type="float">
            <text:p>387791.46291722</text:p>
          </table:table-cell>
          <table:table-cell office:value-type="float" office:value="-745.80822500769" calcext:value-type="float">
            <text:p>-745.80822500769</text:p>
          </table:table-cell>
          <table:table-cell office:value-type="float" office:value="-11.785164103422" calcext:value-type="float">
            <text:p>-11.785164103422</text:p>
          </table:table-cell>
          <table:table-cell table:formula="of:=-((200*PI())^2)*SIN(200*[.A174]*PI())" office:value-type="float" office:value="387791.462917033" calcext:value-type="float">
            <text:p>387791.462917033</text:p>
          </table:table-cell>
          <table:table-cell table:formula="of:=[.F173]+(1-0.5)*0.0001*[.E173]+0.5*0.0001*[.E174]" office:value-type="float" office:value="-745.80822500775" calcext:value-type="float">
            <text:p>-745.80822500775</text:p>
          </table:table-cell>
          <table:table-cell table:formula="of:=[.G173]+0.0001*[.F173]+(0.5-0.25)*0.0001^2*[.E173]+0.25*0.0001^2*[.E174]" office:value-type="float" office:value="-11.7851641034221" calcext:value-type="float">
            <text:p>-11.7851641034221</text:p>
          </table:table-cell>
          <table:table-cell table:formula="of:=[.H173]+1/2*([.A174]-[.A173])*([.E174]+[.E173])" office:value-type="float" office:value="-745.808225007752" calcext:value-type="float">
            <text:p>-745.808225007752</text:p>
          </table:table-cell>
          <table:table-cell table:formula="of:=[.I173]+1/2*([.A174]-[.A173])*([.H174]+[.H173])" office:value-type="float" office:value="-11.7851641034221" calcext:value-type="float">
            <text:p>-11.7851641034221</text:p>
          </table:table-cell>
          <table:table-cell table:formula="of:=200*PI()*COS(200*PI()*[.A174])" office:value-type="float" office:value="-117.735152264502" calcext:value-type="float">
            <text:p>-117.735152264502</text:p>
          </table:table-cell>
          <table:table-cell table:formula="of:=SIN(200*PI()*[.A174])" office:value-type="float" office:value="-0.982287250728689" calcext:value-type="float">
            <text:p>-0.982287250728689</text:p>
          </table:table-cell>
        </table:table-row>
        <table:table-row table:style-name="ro1">
          <table:table-cell office:value-type="float" office:value="0.0173" calcext:value-type="float">
            <text:p>0.0173</text:p>
          </table:table-cell>
          <table:table-cell office:value-type="float" office:value="391671.18489944" calcext:value-type="float">
            <text:p>391671.18489944</text:p>
          </table:table-cell>
          <table:table-cell office:value-type="float" office:value="-706.83509261686" calcext:value-type="float">
            <text:p>-706.83509261686</text:p>
          </table:table-cell>
          <table:table-cell office:value-type="float" office:value="-11.857796269303" calcext:value-type="float">
            <text:p>-11.857796269303</text:p>
          </table:table-cell>
          <table:table-cell table:formula="of:=-((200*PI())^2)*SIN(200*[.A175]*PI())" office:value-type="float" office:value="391671.184899153" calcext:value-type="float">
            <text:p>391671.184899153</text:p>
          </table:table-cell>
          <table:table-cell table:formula="of:=[.F174]+(1-0.5)*0.0001*[.E174]+0.5*0.0001*[.E175]" office:value-type="float" office:value="-706.835092616941" calcext:value-type="float">
            <text:p>-706.835092616941</text:p>
          </table:table-cell>
          <table:table-cell table:formula="of:=[.G174]+0.0001*[.F174]+(0.5-0.25)*0.0001^2*[.E174]+0.25*0.0001^2*[.E175]" office:value-type="float" office:value="-11.8577962693034" calcext:value-type="float">
            <text:p>-11.8577962693034</text:p>
          </table:table-cell>
          <table:table-cell table:formula="of:=[.H174]+1/2*([.A175]-[.A174])*([.E175]+[.E174])" office:value-type="float" office:value="-706.835092616943" calcext:value-type="float">
            <text:p>-706.835092616943</text:p>
          </table:table-cell>
          <table:table-cell table:formula="of:=[.I174]+1/2*([.A175]-[.A174])*([.H175]+[.H174])" office:value-type="float" office:value="-11.8577962693034" calcext:value-type="float">
            <text:p>-11.8577962693034</text:p>
          </table:table-cell>
          <table:table-cell table:formula="of:=200*PI()*COS(200*PI()*[.A175])" office:value-type="float" office:value="-78.7491931632542" calcext:value-type="float">
            <text:p>-78.7491931632542</text:p>
          </table:table-cell>
          <table:table-cell table:formula="of:=SIN(200*PI()*[.A175])" office:value-type="float" office:value="-0.992114701314478" calcext:value-type="float">
            <text:p>-0.992114701314478</text:p>
          </table:table-cell>
        </table:table-row>
        <table:table-row table:style-name="ro1">
          <table:table-cell office:value-type="float" office:value="0.0174" calcext:value-type="float">
            <text:p>0.0174</text:p>
          </table:table-cell>
          <table:table-cell office:value-type="float" office:value="394005.15965218" calcext:value-type="float">
            <text:p>394005.15965218</text:p>
          </table:table-cell>
          <table:table-cell office:value-type="float" office:value="-667.55127538928" calcext:value-type="float">
            <text:p>-667.55127538928</text:p>
          </table:table-cell>
          <table:table-cell office:value-type="float" office:value="-11.926515587703" calcext:value-type="float">
            <text:p>-11.926515587703</text:p>
          </table:table-cell>
          <table:table-cell table:formula="of:=-((200*PI())^2)*SIN(200*[.A176]*PI())" office:value-type="float" office:value="394005.159652019" calcext:value-type="float">
            <text:p>394005.159652019</text:p>
          </table:table-cell>
          <table:table-cell table:formula="of:=[.F175]+(1-0.5)*0.0001*[.E175]+0.5*0.0001*[.E176]" office:value-type="float" office:value="-667.551275389382" calcext:value-type="float">
            <text:p>-667.551275389382</text:p>
          </table:table-cell>
          <table:table-cell table:formula="of:=[.G175]+0.0001*[.F175]+(0.5-0.25)*0.0001^2*[.E175]+0.25*0.0001^2*[.E176]" office:value-type="float" office:value="-11.9265155877037" calcext:value-type="float">
            <text:p>-11.9265155877037</text:p>
          </table:table-cell>
          <table:table-cell table:formula="of:=[.H175]+1/2*([.A176]-[.A175])*([.E176]+[.E175])" office:value-type="float" office:value="-667.551275389383" calcext:value-type="float">
            <text:p>-667.551275389383</text:p>
          </table:table-cell>
          <table:table-cell table:formula="of:=[.I175]+1/2*([.A176]-[.A175])*([.H176]+[.H175])" office:value-type="float" office:value="-11.9265155877037" calcext:value-type="float">
            <text:p>-11.9265155877037</text:p>
          </table:table-cell>
          <table:table-cell table:formula="of:=200*PI()*COS(200*PI()*[.A176])" office:value-type="float" office:value="-39.4524469736744" calcext:value-type="float">
            <text:p>-39.4524469736744</text:p>
          </table:table-cell>
          <table:table-cell table:formula="of:=SIN(200*PI()*[.A176])" office:value-type="float" office:value="-0.998026728428272" calcext:value-type="float">
            <text:p>-0.998026728428272</text:p>
          </table:table-cell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394784.17604372" calcext:value-type="float">
            <text:p>394784.17604372</text:p>
          </table:table-cell>
          <table:table-cell office:value-type="float" office:value="-628.11180860448" calcext:value-type="float">
            <text:p>-628.11180860448</text:p>
          </table:table-cell>
          <table:table-cell office:value-type="float" office:value="-11.991298741903" calcext:value-type="float">
            <text:p>-11.991298741903</text:p>
          </table:table-cell>
          <table:table-cell table:formula="of:=-((200*PI())^2)*SIN(200*[.A177]*PI())" office:value-type="float" office:value="394784.176043574" calcext:value-type="float">
            <text:p>394784.176043574</text:p>
          </table:table-cell>
          <table:table-cell table:formula="of:=[.F176]+(1-0.5)*0.0001*[.E176]+0.5*0.0001*[.E177]" office:value-type="float" office:value="-628.111808604603" calcext:value-type="float">
            <text:p>-628.111808604603</text:p>
          </table:table-cell>
          <table:table-cell table:formula="of:=[.G176]+0.0001*[.F176]+(0.5-0.25)*0.0001^2*[.E176]+0.25*0.0001^2*[.E177]" office:value-type="float" office:value="-11.9912987419034" calcext:value-type="float">
            <text:p>-11.9912987419034</text:p>
          </table:table-cell>
          <table:table-cell table:formula="of:=[.H176]+1/2*([.A177]-[.A176])*([.E177]+[.E176])" office:value-type="float" office:value="-628.111808604604" calcext:value-type="float">
            <text:p>-628.111808604604</text:p>
          </table:table-cell>
          <table:table-cell table:formula="of:=[.I176]+1/2*([.A177]-[.A176])*([.H177]+[.H176])" office:value-type="float" office:value="-11.9912987419034" calcext:value-type="float">
            <text:p>-11.9912987419034</text:p>
          </table:table-cell>
          <table:table-cell table:formula="of:=200*PI()*COS(200*PI()*[.A177])" office:value-type="float" office:value="0.000000000000846804022241712" calcext:value-type="float">
            <text:p>8.46804022241712E-13</text:p>
          </table:table-cell>
          <table:table-cell table:formula="of:=SIN(200*PI()*[.A17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176" calcext:value-type="float">
            <text:p>0.0176</text:p>
          </table:table-cell>
          <table:table-cell office:value-type="float" office:value="394005.15965205" calcext:value-type="float">
            <text:p>394005.15965205</text:p>
          </table:table-cell>
          <table:table-cell office:value-type="float" office:value="-588.67234181969" calcext:value-type="float">
            <text:p>-588.67234181969</text:p>
          </table:table-cell>
          <table:table-cell office:value-type="float" office:value="-12.052137949424" calcext:value-type="float">
            <text:p>-12.052137949424</text:p>
          </table:table-cell>
          <table:table-cell table:formula="of:=-((200*PI())^2)*SIN(200*[.A178]*PI())" office:value-type="float" office:value="394005.159652019" calcext:value-type="float">
            <text:p>394005.159652019</text:p>
          </table:table-cell>
          <table:table-cell table:formula="of:=[.F177]+(1-0.5)*0.0001*[.E177]+0.5*0.0001*[.E178]" office:value-type="float" office:value="-588.672341819823" calcext:value-type="float">
            <text:p>-588.672341819823</text:p>
          </table:table-cell>
          <table:table-cell table:formula="of:=[.G177]+0.0001*[.F177]+(0.5-0.25)*0.0001^2*[.E177]+0.25*0.0001^2*[.E178]" office:value-type="float" office:value="-12.0521379494246" calcext:value-type="float">
            <text:p>-12.0521379494246</text:p>
          </table:table-cell>
          <table:table-cell table:formula="of:=[.H177]+1/2*([.A178]-[.A177])*([.E178]+[.E177])" office:value-type="float" office:value="-588.672341819824" calcext:value-type="float">
            <text:p>-588.672341819824</text:p>
          </table:table-cell>
          <table:table-cell table:formula="of:=[.I177]+1/2*([.A178]-[.A177])*([.H178]+[.H177])" office:value-type="float" office:value="-12.0521379494246" calcext:value-type="float">
            <text:p>-12.0521379494246</text:p>
          </table:table-cell>
          <table:table-cell table:formula="of:=200*PI()*COS(200*PI()*[.A178])" office:value-type="float" office:value="39.4524469736761" calcext:value-type="float">
            <text:p>39.4524469736761</text:p>
          </table:table-cell>
          <table:table-cell table:formula="of:=SIN(200*PI()*[.A178])" office:value-type="float" office:value="-0.998026728428271" calcext:value-type="float">
            <text:p>-0.998026728428271</text:p>
          </table:table-cell>
        </table:table-row>
        <table:table-row table:style-name="ro1">
          <table:table-cell office:value-type="float" office:value="0.0177" calcext:value-type="float">
            <text:p>0.0177</text:p>
          </table:table-cell>
          <table:table-cell office:value-type="float" office:value="391671.184899" calcext:value-type="float">
            <text:p>391671.184899</text:p>
          </table:table-cell>
          <table:table-cell office:value-type="float" office:value="-549.38852459214" calcext:value-type="float">
            <text:p>-549.38852459214</text:p>
          </table:table-cell>
          <table:table-cell office:value-type="float" office:value="-12.109040992745" calcext:value-type="float">
            <text:p>-12.109040992745</text:p>
          </table:table-cell>
          <table:table-cell table:formula="of:=-((200*PI())^2)*SIN(200*[.A179]*PI())" office:value-type="float" office:value="391671.184899153" calcext:value-type="float">
            <text:p>391671.184899153</text:p>
          </table:table-cell>
          <table:table-cell table:formula="of:=[.F178]+(1-0.5)*0.0001*[.E178]+0.5*0.0001*[.E179]" office:value-type="float" office:value="-549.388524592264" calcext:value-type="float">
            <text:p>-549.388524592264</text:p>
          </table:table-cell>
          <table:table-cell table:formula="of:=[.G178]+0.0001*[.F178]+(0.5-0.25)*0.0001^2*[.E178]+0.25*0.0001^2*[.E179]" office:value-type="float" office:value="-12.1090409927452" calcext:value-type="float">
            <text:p>-12.1090409927452</text:p>
          </table:table-cell>
          <table:table-cell table:formula="of:=[.H178]+1/2*([.A179]-[.A178])*([.E179]+[.E178])" office:value-type="float" office:value="-549.388524592266" calcext:value-type="float">
            <text:p>-549.388524592266</text:p>
          </table:table-cell>
          <table:table-cell table:formula="of:=[.I178]+1/2*([.A179]-[.A178])*([.H179]+[.H178])" office:value-type="float" office:value="-12.1090409927452" calcext:value-type="float">
            <text:p>-12.1090409927452</text:p>
          </table:table-cell>
          <table:table-cell table:formula="of:=200*PI()*COS(200*PI()*[.A179])" office:value-type="float" office:value="78.7491931632548" calcext:value-type="float">
            <text:p>78.7491931632548</text:p>
          </table:table-cell>
          <table:table-cell table:formula="of:=SIN(200*PI()*[.A179])" office:value-type="float" office:value="-0.992114701314478" calcext:value-type="float">
            <text:p>-0.992114701314478</text:p>
          </table:table-cell>
        </table:table-row>
        <table:table-row table:style-name="ro1">
          <table:table-cell office:value-type="float" office:value="0.0178" calcext:value-type="float">
            <text:p>0.0178</text:p>
          </table:table-cell>
          <table:table-cell office:value-type="float" office:value="387791.46291681" calcext:value-type="float">
            <text:p>387791.46291681</text:p>
          </table:table-cell>
          <table:table-cell office:value-type="float" office:value="-510.41539220135" calcext:value-type="float">
            <text:p>-510.41539220135</text:p>
          </table:table-cell>
          <table:table-cell office:value-type="float" office:value="-12.162031188584" calcext:value-type="float">
            <text:p>-12.162031188584</text:p>
          </table:table-cell>
          <table:table-cell table:formula="of:=-((200*PI())^2)*SIN(200*[.A180]*PI())" office:value-type="float" office:value="387791.462917033" calcext:value-type="float">
            <text:p>387791.462917033</text:p>
          </table:table-cell>
          <table:table-cell table:formula="of:=[.F179]+(1-0.5)*0.0001*[.E179]+0.5*0.0001*[.E180]" office:value-type="float" office:value="-510.415392201455" calcext:value-type="float">
            <text:p>-510.415392201455</text:p>
          </table:table-cell>
          <table:table-cell table:formula="of:=[.G179]+0.0001*[.F179]+(0.5-0.25)*0.0001^2*[.E179]+0.25*0.0001^2*[.E180]" office:value-type="float" office:value="-12.1620311885849" calcext:value-type="float">
            <text:p>-12.1620311885849</text:p>
          </table:table-cell>
          <table:table-cell table:formula="of:=[.H179]+1/2*([.A180]-[.A179])*([.E180]+[.E179])" office:value-type="float" office:value="-510.415392201457" calcext:value-type="float">
            <text:p>-510.415392201457</text:p>
          </table:table-cell>
          <table:table-cell table:formula="of:=[.I179]+1/2*([.A180]-[.A179])*([.H180]+[.H179])" office:value-type="float" office:value="-12.1620311885849" calcext:value-type="float">
            <text:p>-12.1620311885849</text:p>
          </table:table-cell>
          <table:table-cell table:formula="of:=200*PI()*COS(200*PI()*[.A180])" office:value-type="float" office:value="117.735152264502" calcext:value-type="float">
            <text:p>117.735152264502</text:p>
          </table:table-cell>
          <table:table-cell table:formula="of:=SIN(200*PI()*[.A180])" office:value-type="float" office:value="-0.982287250728689" calcext:value-type="float">
            <text:p>-0.982287250728689</text:p>
          </table:table-cell>
        </table:table-row>
        <table:table-row table:style-name="ro1">
          <table:table-cell office:value-type="float" office:value="0.0179" calcext:value-type="float">
            <text:p>0.0179</text:p>
          </table:table-cell>
          <table:table-cell office:value-type="float" office:value="382381.30519559" calcext:value-type="float">
            <text:p>382381.30519559</text:p>
          </table:table-cell>
          <table:table-cell office:value-type="float" office:value="-471.90675379573" calcext:value-type="float">
            <text:p>-471.90675379573</text:p>
          </table:table-cell>
          <table:table-cell office:value-type="float" office:value="-12.211147295884" calcext:value-type="float">
            <text:p>-12.211147295884</text:p>
          </table:table-cell>
          <table:table-cell table:formula="of:=-((200*PI())^2)*SIN(200*[.A181]*PI())" office:value-type="float" office:value="382381.305195847" calcext:value-type="float">
            <text:p>382381.305195847</text:p>
          </table:table-cell>
          <table:table-cell table:formula="of:=[.F180]+(1-0.5)*0.0001*[.E180]+0.5*0.0001*[.E181]" office:value-type="float" office:value="-471.906753795811" calcext:value-type="float">
            <text:p>-471.906753795811</text:p>
          </table:table-cell>
          <table:table-cell table:formula="of:=[.G180]+0.0001*[.F180]+(0.5-0.25)*0.0001^2*[.E180]+0.25*0.0001^2*[.E181]" office:value-type="float" office:value="-12.2111472958848" calcext:value-type="float">
            <text:p>-12.2111472958848</text:p>
          </table:table-cell>
          <table:table-cell table:formula="of:=[.H180]+1/2*([.A181]-[.A180])*([.E181]+[.E180])" office:value-type="float" office:value="-471.906753795813" calcext:value-type="float">
            <text:p>-471.906753795813</text:p>
          </table:table-cell>
          <table:table-cell table:formula="of:=[.I180]+1/2*([.A181]-[.A180])*([.H181]+[.H180])" office:value-type="float" office:value="-12.2111472958848" calcext:value-type="float">
            <text:p>-12.2111472958848</text:p>
          </table:table-cell>
          <table:table-cell table:formula="of:=200*PI()*COS(200*PI()*[.A181])" office:value-type="float" office:value="156.256464507836" calcext:value-type="float">
            <text:p>156.256464507836</text:p>
          </table:table-cell>
          <table:table-cell table:formula="of:=SIN(200*PI()*[.A181])" office:value-type="float" office:value="-0.968583161128631" calcext:value-type="float">
            <text:p>-0.968583161128631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375462.06315632" calcext:value-type="float">
            <text:p>375462.06315632</text:p>
          </table:table-cell>
          <table:table-cell office:value-type="float" office:value="-434.01458537813" calcext:value-type="float">
            <text:p>-434.01458537813</text:p>
          </table:table-cell>
          <table:table-cell office:value-type="float" office:value="-12.256443362843" calcext:value-type="float">
            <text:p>-12.256443362843</text:p>
          </table:table-cell>
          <table:table-cell table:formula="of:=-((200*PI())^2)*SIN(200*[.A182]*PI())" office:value-type="float" office:value="375462.063156454" calcext:value-type="float">
            <text:p>375462.063156454</text:p>
          </table:table-cell>
          <table:table-cell table:formula="of:=[.F181]+(1-0.5)*0.0001*[.E181]+0.5*0.0001*[.E182]" office:value-type="float" office:value="-434.014585378196" calcext:value-type="float">
            <text:p>-434.014585378196</text:p>
          </table:table-cell>
          <table:table-cell table:formula="of:=[.G181]+0.0001*[.F181]+(0.5-0.25)*0.0001^2*[.E181]+0.25*0.0001^2*[.E182]" office:value-type="float" office:value="-12.2564433628435" calcext:value-type="float">
            <text:p>-12.2564433628435</text:p>
          </table:table-cell>
          <table:table-cell table:formula="of:=[.H181]+1/2*([.A182]-[.A181])*([.E182]+[.E181])" office:value-type="float" office:value="-434.014585378197" calcext:value-type="float">
            <text:p>-434.014585378197</text:p>
          </table:table-cell>
          <table:table-cell table:formula="of:=[.I181]+1/2*([.A182]-[.A181])*([.H182]+[.H181])" office:value-type="float" office:value="-12.2564433628435" calcext:value-type="float">
            <text:p>-12.2564433628435</text:p>
          </table:table-cell>
          <table:table-cell table:formula="of:=200*PI()*COS(200*PI()*[.A182])" office:value-type="float" office:value="194.161103872547" calcext:value-type="float">
            <text:p>194.161103872547</text:p>
          </table:table-cell>
          <table:table-cell table:formula="of:=SIN(200*PI()*[.A182])" office:value-type="float" office:value="-0.951056516295153" calcext:value-type="float">
            <text:p>-0.951056516295153</text:p>
          </table:table-cell>
        </table:table-row>
        <table:table-row table:style-name="ro1">
          <table:table-cell office:value-type="float" office:value="0.0181" calcext:value-type="float">
            <text:p>0.0181</text:p>
          </table:table-cell>
          <table:table-cell office:value-type="float" office:value="367061.04388585" calcext:value-type="float">
            <text:p>367061.04388585</text:p>
          </table:table-cell>
          <table:table-cell office:value-type="float" office:value="-396.88843002603" calcext:value-type="float">
            <text:p>-396.88843002603</text:p>
          </table:table-cell>
          <table:table-cell office:value-type="float" office:value="-12.297988513613" calcext:value-type="float">
            <text:p>-12.297988513613</text:p>
          </table:table-cell>
          <table:table-cell table:formula="of:=-((200*PI())^2)*SIN(200*[.A183]*PI())" office:value-type="float" office:value="367061.043886083" calcext:value-type="float">
            <text:p>367061.043886083</text:p>
          </table:table-cell>
          <table:table-cell table:formula="of:=[.F182]+(1-0.5)*0.0001*[.E182]+0.5*0.0001*[.E183]" office:value-type="float" office:value="-396.888430026069" calcext:value-type="float">
            <text:p>-396.888430026069</text:p>
          </table:table-cell>
          <table:table-cell table:formula="of:=[.G182]+0.0001*[.F182]+(0.5-0.25)*0.0001^2*[.E182]+0.25*0.0001^2*[.E183]" office:value-type="float" office:value="-12.2979885136137" calcext:value-type="float">
            <text:p>-12.2979885136137</text:p>
          </table:table-cell>
          <table:table-cell table:formula="of:=[.H182]+1/2*([.A183]-[.A182])*([.E183]+[.E182])" office:value-type="float" office:value="-396.88843002607" calcext:value-type="float">
            <text:p>-396.88843002607</text:p>
          </table:table-cell>
          <table:table-cell table:formula="of:=[.I182]+1/2*([.A183]-[.A182])*([.H183]+[.H182])" office:value-type="float" office:value="-12.2979885136137" calcext:value-type="float">
            <text:p>-12.2979885136137</text:p>
          </table:table-cell>
          <table:table-cell table:formula="of:=200*PI()*COS(200*PI()*[.A183])" office:value-type="float" office:value="231.299478064043" calcext:value-type="float">
            <text:p>231.299478064043</text:p>
          </table:table-cell>
          <table:table-cell table:formula="of:=SIN(200*PI()*[.A183])" office:value-type="float" office:value="-0.929776485888251" calcext:value-type="float">
            <text:p>-0.929776485888251</text:p>
          </table:table-cell>
        </table:table-row>
        <table:table-row table:style-name="ro1">
          <table:table-cell office:value-type="float" office:value="0.0182" calcext:value-type="float">
            <text:p>0.0182</text:p>
          </table:table-cell>
          <table:table-cell office:value-type="float" office:value="357211.4023698" calcext:value-type="float">
            <text:p>357211.4023698</text:p>
          </table:table-cell>
          <table:table-cell office:value-type="float" office:value="-360.67480771324" calcext:value-type="float">
            <text:p>-360.67480771324</text:p>
          </table:table-cell>
          <table:table-cell office:value-type="float" office:value="-12.3358666755" calcext:value-type="float">
            <text:p>-12.3358666755</text:p>
          </table:table-cell>
          <table:table-cell table:formula="of:=-((200*PI())^2)*SIN(200*[.A184]*PI())" office:value-type="float" office:value="357211.402369733" calcext:value-type="float">
            <text:p>357211.402369733</text:p>
          </table:table-cell>
          <table:table-cell table:formula="of:=[.F183]+(1-0.5)*0.0001*[.E183]+0.5*0.0001*[.E184]" office:value-type="float" office:value="-360.674807713278" calcext:value-type="float">
            <text:p>-360.674807713278</text:p>
          </table:table-cell>
          <table:table-cell table:formula="of:=[.G183]+0.0001*[.F183]+(0.5-0.25)*0.0001^2*[.E183]+0.25*0.0001^2*[.E184]" office:value-type="float" office:value="-12.3358666755006" calcext:value-type="float">
            <text:p>-12.3358666755006</text:p>
          </table:table-cell>
          <table:table-cell table:formula="of:=[.H183]+1/2*([.A184]-[.A183])*([.E184]+[.E183])" office:value-type="float" office:value="-360.674807713279" calcext:value-type="float">
            <text:p>-360.674807713279</text:p>
          </table:table-cell>
          <table:table-cell table:formula="of:=[.I183]+1/2*([.A184]-[.A183])*([.H184]+[.H183])" office:value-type="float" office:value="-12.3358666755007" calcext:value-type="float">
            <text:p>-12.3358666755007</text:p>
          </table:table-cell>
          <table:table-cell table:formula="of:=200*PI()*COS(200*PI()*[.A184])" office:value-type="float" office:value="267.5250188863" calcext:value-type="float">
            <text:p>267.5250188863</text:p>
          </table:table-cell>
          <table:table-cell table:formula="of:=SIN(200*PI()*[.A184])" office:value-type="float" office:value="-0.904827052466019" calcext:value-type="float">
            <text:p>-0.904827052466019</text:p>
          </table:table-cell>
        </table:table-row>
        <table:table-row table:style-name="ro1">
          <table:table-cell office:value-type="float" office:value="0.0183" calcext:value-type="float">
            <text:p>0.0183</text:p>
          </table:table-cell>
          <table:table-cell office:value-type="float" office:value="345952.01064249" calcext:value-type="float">
            <text:p>345952.01064249</text:p>
          </table:table-cell>
          <table:table-cell office:value-type="float" office:value="-325.51663706263" calcext:value-type="float">
            <text:p>-325.51663706263</text:p>
          </table:table-cell>
          <table:table-cell office:value-type="float" office:value="-12.370176247739" calcext:value-type="float">
            <text:p>-12.370176247739</text:p>
          </table:table-cell>
          <table:table-cell table:formula="of:=-((200*PI())^2)*SIN(200*[.A185]*PI())" office:value-type="float" office:value="345952.010642597" calcext:value-type="float">
            <text:p>345952.010642597</text:p>
          </table:table-cell>
          <table:table-cell table:formula="of:=[.F184]+(1-0.5)*0.0001*[.E184]+0.5*0.0001*[.E185]" office:value-type="float" office:value="-325.516637062662" calcext:value-type="float">
            <text:p>-325.516637062662</text:p>
          </table:table-cell>
          <table:table-cell table:formula="of:=[.G184]+0.0001*[.F184]+(0.5-0.25)*0.0001^2*[.E184]+0.25*0.0001^2*[.E185]" office:value-type="float" office:value="-12.3701762477394" calcext:value-type="float">
            <text:p>-12.3701762477394</text:p>
          </table:table-cell>
          <table:table-cell table:formula="of:=[.H184]+1/2*([.A185]-[.A184])*([.E185]+[.E184])" office:value-type="float" office:value="-325.516637062663" calcext:value-type="float">
            <text:p>-325.516637062663</text:p>
          </table:table-cell>
          <table:table-cell table:formula="of:=[.I184]+1/2*([.A185]-[.A184])*([.H185]+[.H184])" office:value-type="float" office:value="-12.3701762477394" calcext:value-type="float">
            <text:p>-12.3701762477394</text:p>
          </table:table-cell>
          <table:table-cell table:formula="of:=200*PI()*COS(200*PI()*[.A185])" office:value-type="float" office:value="302.694760679568" calcext:value-type="float">
            <text:p>302.694760679568</text:p>
          </table:table-cell>
          <table:table-cell table:formula="of:=SIN(200*PI()*[.A185])" office:value-type="float" office:value="-0.876306680043864" calcext:value-type="float">
            <text:p>-0.876306680043864</text:p>
          </table:table-cell>
        </table:table-row>
        <table:table-row table:style-name="ro1">
          <table:table-cell office:value-type="float" office:value="0.0184" calcext:value-type="float">
            <text:p>0.0184</text:p>
          </table:table-cell>
          <table:table-cell office:value-type="float" office:value="333327.30437998" calcext:value-type="float">
            <text:p>333327.30437998</text:p>
          </table:table-cell>
          <table:table-cell office:value-type="float" office:value="-291.55267131151" calcext:value-type="float">
            <text:p>-291.55267131151</text:p>
          </table:table-cell>
          <table:table-cell office:value-type="float" office:value="-12.401029713158" calcext:value-type="float">
            <text:p>-12.401029713158</text:p>
          </table:table-cell>
          <table:table-cell table:formula="of:=-((200*PI())^2)*SIN(200*[.A186]*PI())" office:value-type="float" office:value="333327.304379894" calcext:value-type="float">
            <text:p>333327.304379894</text:p>
          </table:table-cell>
          <table:table-cell table:formula="of:=[.F185]+(1-0.5)*0.0001*[.E185]+0.5*0.0001*[.E186]" office:value-type="float" office:value="-291.552671311537" calcext:value-type="float">
            <text:p>-291.552671311537</text:p>
          </table:table-cell>
          <table:table-cell table:formula="of:=[.G185]+0.0001*[.F185]+(0.5-0.25)*0.0001^2*[.E185]+0.25*0.0001^2*[.E186]" office:value-type="float" office:value="-12.4010297131582" calcext:value-type="float">
            <text:p>-12.4010297131582</text:p>
          </table:table-cell>
          <table:table-cell table:formula="of:=[.H185]+1/2*([.A186]-[.A185])*([.E186]+[.E185])" office:value-type="float" office:value="-291.552671311539" calcext:value-type="float">
            <text:p>-291.552671311539</text:p>
          </table:table-cell>
          <table:table-cell table:formula="of:=[.I185]+1/2*([.A186]-[.A185])*([.H186]+[.H185])" office:value-type="float" office:value="-12.4010297131582" calcext:value-type="float">
            <text:p>-12.4010297131582</text:p>
          </table:table-cell>
          <table:table-cell table:formula="of:=200*PI()*COS(200*PI()*[.A186])" office:value-type="float" office:value="336.669904540516" calcext:value-type="float">
            <text:p>336.669904540516</text:p>
          </table:table-cell>
          <table:table-cell table:formula="of:=SIN(200*PI()*[.A186])" office:value-type="float" office:value="-0.844327925502015" calcext:value-type="float">
            <text:p>-0.844327925502015</text:p>
          </table:table-cell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319387.10752982" calcext:value-type="float">
            <text:p>319387.10752982</text:p>
          </table:table-cell>
          <table:table-cell office:value-type="float" office:value="-258.91695071602" calcext:value-type="float">
            <text:p>-258.91695071602</text:p>
          </table:table-cell>
          <table:table-cell office:value-type="float" office:value="-12.428553194259" calcext:value-type="float">
            <text:p>-12.428553194259</text:p>
          </table:table-cell>
          <table:table-cell table:formula="of:=-((200*PI())^2)*SIN(200*[.A187]*PI())" office:value-type="float" office:value="319387.107529562" calcext:value-type="float">
            <text:p>319387.107529562</text:p>
          </table:table-cell>
          <table:table-cell table:formula="of:=[.F186]+(1-0.5)*0.0001*[.E186]+0.5*0.0001*[.E187]" office:value-type="float" office:value="-258.916950716064" calcext:value-type="float">
            <text:p>-258.916950716064</text:p>
          </table:table-cell>
          <table:table-cell table:formula="of:=[.G186]+0.0001*[.F186]+(0.5-0.25)*0.0001^2*[.E186]+0.25*0.0001^2*[.E187]" office:value-type="float" office:value="-12.4285531942595" calcext:value-type="float">
            <text:p>-12.4285531942595</text:p>
          </table:table-cell>
          <table:table-cell table:formula="of:=[.H186]+1/2*([.A187]-[.A186])*([.E187]+[.E186])" office:value-type="float" office:value="-258.916950716065" calcext:value-type="float">
            <text:p>-258.916950716065</text:p>
          </table:table-cell>
          <table:table-cell table:formula="of:=[.I186]+1/2*([.A187]-[.A186])*([.H187]+[.H186])" office:value-type="float" office:value="-12.4285531942595" calcext:value-type="float">
            <text:p>-12.4285531942595</text:p>
          </table:table-cell>
          <table:table-cell table:formula="of:=200*PI()*COS(200*PI()*[.A187])" office:value-type="float" office:value="369.316366098092" calcext:value-type="float">
            <text:p>369.316366098092</text:p>
          </table:table-cell>
          <table:table-cell table:formula="of:=SIN(200*PI()*[.A187])" office:value-type="float" office:value="-0.809016994374947" calcext:value-type="float">
            <text:p>-0.809016994374947</text:p>
          </table:table-cell>
        </table:table-row>
        <table:table-row table:style-name="ro1">
          <table:table-cell office:value-type="float" office:value="0.0186" calcext:value-type="float">
            <text:p>0.0186</text:p>
          </table:table-cell>
          <table:table-cell office:value-type="float" office:value="304186.43568005" calcext:value-type="float">
            <text:p>304186.43568005</text:p>
          </table:table-cell>
          <table:table-cell office:value-type="float" office:value="-227.73827355552" calcext:value-type="float">
            <text:p>-227.73827355552</text:p>
          </table:table-cell>
          <table:table-cell office:value-type="float" office:value="-12.452885955473" calcext:value-type="float">
            <text:p>-12.452885955473</text:p>
          </table:table-cell>
          <table:table-cell table:formula="of:=-((200*PI())^2)*SIN(200*[.A188]*PI())" office:value-type="float" office:value="304186.435679902" calcext:value-type="float">
            <text:p>304186.435679902</text:p>
          </table:table-cell>
          <table:table-cell table:formula="of:=[.F187]+(1-0.5)*0.0001*[.E187]+0.5*0.0001*[.E188]" office:value-type="float" office:value="-227.738273555591" calcext:value-type="float">
            <text:p>-227.738273555591</text:p>
          </table:table-cell>
          <table:table-cell table:formula="of:=[.G187]+0.0001*[.F187]+(0.5-0.25)*0.0001^2*[.E187]+0.25*0.0001^2*[.E188]" office:value-type="float" office:value="-12.4528859554731" calcext:value-type="float">
            <text:p>-12.4528859554731</text:p>
          </table:table-cell>
          <table:table-cell table:formula="of:=[.H187]+1/2*([.A188]-[.A187])*([.E188]+[.E187])" office:value-type="float" office:value="-227.738273555592" calcext:value-type="float">
            <text:p>-227.738273555592</text:p>
          </table:table-cell>
          <table:table-cell table:formula="of:=[.I187]+1/2*([.A188]-[.A187])*([.H188]+[.H187])" office:value-type="float" office:value="-12.4528859554731" calcext:value-type="float">
            <text:p>-12.4528859554731</text:p>
          </table:table-cell>
          <table:table-cell table:formula="of:=200*PI()*COS(200*PI()*[.A188])" office:value-type="float" office:value="400.505304683276" calcext:value-type="float">
            <text:p>400.505304683276</text:p>
          </table:table-cell>
          <table:table-cell table:formula="of:=SIN(200*PI()*[.A188])" office:value-type="float" office:value="-0.770513242775789" calcext:value-type="float">
            <text:p>-0.770513242775789</text:p>
          </table:table-cell>
        </table:table-row>
        <table:table-row table:style-name="ro1">
          <table:table-cell office:value-type="float" office:value="0.0187" calcext:value-type="float">
            <text:p>0.0187</text:p>
          </table:table-cell>
          <table:table-cell office:value-type="float" office:value="287785.27893849" calcext:value-type="float">
            <text:p>287785.27893849</text:p>
          </table:table-cell>
          <table:table-cell office:value-type="float" office:value="-198.13968782459" calcext:value-type="float">
            <text:p>-198.13968782459</text:p>
          </table:table-cell>
          <table:table-cell office:value-type="float" office:value="-12.474179853542" calcext:value-type="float">
            <text:p>-12.474179853542</text:p>
          </table:table-cell>
          <table:table-cell table:formula="of:=-((200*PI())^2)*SIN(200*[.A189]*PI())" office:value-type="float" office:value="287785.278938177" calcext:value-type="float">
            <text:p>287785.278938177</text:p>
          </table:table-cell>
          <table:table-cell table:formula="of:=[.F188]+(1-0.5)*0.0001*[.E188]+0.5*0.0001*[.E189]" office:value-type="float" office:value="-198.139687824687" calcext:value-type="float">
            <text:p>-198.139687824687</text:p>
          </table:table-cell>
          <table:table-cell table:formula="of:=[.G188]+0.0001*[.F188]+(0.5-0.25)*0.0001^2*[.E188]+0.25*0.0001^2*[.E189]" office:value-type="float" office:value="-12.4741798535421" calcext:value-type="float">
            <text:p>-12.4741798535421</text:p>
          </table:table-cell>
          <table:table-cell table:formula="of:=[.H188]+1/2*([.A189]-[.A188])*([.E189]+[.E188])" office:value-type="float" office:value="-198.139687824688" calcext:value-type="float">
            <text:p>-198.139687824688</text:p>
          </table:table-cell>
          <table:table-cell table:formula="of:=[.I188]+1/2*([.A189]-[.A188])*([.H189]+[.H188])" office:value-type="float" office:value="-12.4741798535421" calcext:value-type="float">
            <text:p>-12.4741798535421</text:p>
          </table:table-cell>
          <table:table-cell table:formula="of:=200*PI()*COS(200*PI()*[.A189])" office:value-type="float" office:value="430.113631804345" calcext:value-type="float">
            <text:p>430.113631804345</text:p>
          </table:table-cell>
          <table:table-cell table:formula="of:=SIN(200*PI()*[.A189])" office:value-type="float" office:value="-0.728968627421411" calcext:value-type="float">
            <text:p>-0.728968627421411</text:p>
          </table:table-cell>
        </table:table-row>
        <table:table-row table:style-name="ro1">
          <table:table-cell office:value-type="float" office:value="0.0188" calcext:value-type="float">
            <text:p>0.0188</text:p>
          </table:table-cell>
          <table:table-cell office:value-type="float" office:value="270248.36517703" calcext:value-type="float">
            <text:p>270248.36517703</text:p>
          </table:table-cell>
          <table:table-cell office:value-type="float" office:value="-170.23800561882" calcext:value-type="float">
            <text:p>-170.23800561882</text:p>
          </table:table-cell>
          <table:table-cell office:value-type="float" office:value="-12.492598738214" calcext:value-type="float">
            <text:p>-12.492598738214</text:p>
          </table:table-cell>
          <table:table-cell table:formula="of:=-((200*PI())^2)*SIN(200*[.A190]*PI())" office:value-type="float" office:value="270248.365177071" calcext:value-type="float">
            <text:p>270248.365177071</text:p>
          </table:table-cell>
          <table:table-cell table:formula="of:=[.F189]+(1-0.5)*0.0001*[.E189]+0.5*0.0001*[.E190]" office:value-type="float" office:value="-170.238005618925" calcext:value-type="float">
            <text:p>-170.238005618925</text:p>
          </table:table-cell>
          <table:table-cell table:formula="of:=[.G189]+0.0001*[.F189]+(0.5-0.25)*0.0001^2*[.E189]+0.25*0.0001^2*[.E190]" office:value-type="float" office:value="-12.4925987382143" calcext:value-type="float">
            <text:p>-12.4925987382143</text:p>
          </table:table-cell>
          <table:table-cell table:formula="of:=[.H189]+1/2*([.A190]-[.A189])*([.E190]+[.E189])" office:value-type="float" office:value="-170.238005618926" calcext:value-type="float">
            <text:p>-170.238005618926</text:p>
          </table:table-cell>
          <table:table-cell table:formula="of:=[.I189]+1/2*([.A190]-[.A189])*([.H190]+[.H189])" office:value-type="float" office:value="-12.4925987382143" calcext:value-type="float">
            <text:p>-12.4925987382143</text:p>
          </table:table-cell>
          <table:table-cell table:formula="of:=200*PI()*COS(200*PI()*[.A190])" office:value-type="float" office:value="458.024496920908" calcext:value-type="float">
            <text:p>458.024496920908</text:p>
          </table:table-cell>
          <table:table-cell table:formula="of:=SIN(200*PI()*[.A190])" office:value-type="float" office:value="-0.684547105928688" calcext:value-type="float">
            <text:p>-0.684547105928688</text:p>
          </table:table-cell>
        </table:table-row>
        <table:table-row table:style-name="ro1">
          <table:table-cell office:value-type="float" office:value="0.0189" calcext:value-type="float">
            <text:p>0.0189</text:p>
          </table:table-cell>
          <table:table-cell office:value-type="float" office:value="251644.90458324" calcext:value-type="float">
            <text:p>251644.90458324</text:p>
          </table:table-cell>
          <table:table-cell office:value-type="float" office:value="-144.14334213081" calcext:value-type="float">
            <text:p>-144.14334213081</text:p>
          </table:table-cell>
          <table:table-cell office:value-type="float" office:value="-12.508317805601" calcext:value-type="float">
            <text:p>-12.508317805601</text:p>
          </table:table-cell>
          <table:table-cell table:formula="of:=-((200*PI())^2)*SIN(200*[.A191]*PI())" office:value-type="float" office:value="251644.904583344" calcext:value-type="float">
            <text:p>251644.904583344</text:p>
          </table:table-cell>
          <table:table-cell table:formula="of:=[.F190]+(1-0.5)*0.0001*[.E190]+0.5*0.0001*[.E191]" office:value-type="float" office:value="-144.143342130904" calcext:value-type="float">
            <text:p>-144.143342130904</text:p>
          </table:table-cell>
          <table:table-cell table:formula="of:=[.G190]+0.0001*[.F190]+(0.5-0.25)*0.0001^2*[.E190]+0.25*0.0001^2*[.E191]" office:value-type="float" office:value="-12.5083178056018" calcext:value-type="float">
            <text:p>-12.5083178056018</text:p>
          </table:table-cell>
          <table:table-cell table:formula="of:=[.H190]+1/2*([.A191]-[.A190])*([.E191]+[.E190])" office:value-type="float" office:value="-144.143342130905" calcext:value-type="float">
            <text:p>-144.143342130905</text:p>
          </table:table-cell>
          <table:table-cell table:formula="of:=[.I190]+1/2*([.A191]-[.A190])*([.H191]+[.H190])" office:value-type="float" office:value="-12.5083178056018" calcext:value-type="float">
            <text:p>-12.5083178056018</text:p>
          </table:table-cell>
          <table:table-cell table:formula="of:=200*PI()*COS(200*PI()*[.A191])" office:value-type="float" office:value="484.127748599614" calcext:value-type="float">
            <text:p>484.127748599614</text:p>
          </table:table-cell>
          <table:table-cell table:formula="of:=SIN(200*PI()*[.A191])" office:value-type="float" office:value="-0.63742398974869" calcext:value-type="float">
            <text:p>-0.63742398974869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232048.31651659" calcext:value-type="float">
            <text:p>232048.31651659</text:p>
          </table:table-cell>
          <table:table-cell office:value-type="float" office:value="-119.95868107581" calcext:value-type="float">
            <text:p>-119.95868107581</text:p>
          </table:table-cell>
          <table:table-cell office:value-type="float" office:value="-12.521522906762" calcext:value-type="float">
            <text:p>-12.521522906762</text:p>
          </table:table-cell>
          <table:table-cell table:formula="of:=-((200*PI())^2)*SIN(200*[.A192]*PI())" office:value-type="float" office:value="232048.316516849" calcext:value-type="float">
            <text:p>232048.316516849</text:p>
          </table:table-cell>
          <table:table-cell table:formula="of:=[.F191]+(1-0.5)*0.0001*[.E191]+0.5*0.0001*[.E192]" office:value-type="float" office:value="-119.958681075894" calcext:value-type="float">
            <text:p>-119.958681075894</text:p>
          </table:table-cell>
          <table:table-cell table:formula="of:=[.G191]+0.0001*[.F191]+(0.5-0.25)*0.0001^2*[.E191]+0.25*0.0001^2*[.E192]" office:value-type="float" office:value="-12.5215229067621" calcext:value-type="float">
            <text:p>-12.5215229067621</text:p>
          </table:table-cell>
          <table:table-cell table:formula="of:=[.H191]+1/2*([.A192]-[.A191])*([.E192]+[.E191])" office:value-type="float" office:value="-119.958681075896" calcext:value-type="float">
            <text:p>-119.958681075896</text:p>
          </table:table-cell>
          <table:table-cell table:formula="of:=[.I191]+1/2*([.A192]-[.A191])*([.H192]+[.H191])" office:value-type="float" office:value="-12.5215229067621" calcext:value-type="float">
            <text:p>-12.5215229067621</text:p>
          </table:table-cell>
          <table:table-cell table:formula="of:=200*PI()*COS(200*PI()*[.A192])" office:value-type="float" office:value="508.320369231526" calcext:value-type="float">
            <text:p>508.320369231526</text:p>
          </table:table-cell>
          <table:table-cell table:formula="of:=SIN(200*PI()*[.A192])" office:value-type="float" office:value="-0.587785252292473" calcext:value-type="float">
            <text:p>-0.587785252292473</text:p>
          </table:table-cell>
        </table:table-row>
        <table:table-row table:style-name="ro1">
          <table:table-cell office:value-type="float" office:value="0.0191" calcext:value-type="float">
            <text:p>0.0191</text:p>
          </table:table-cell>
          <table:table-cell office:value-type="float" office:value="211535.93975771" calcext:value-type="float">
            <text:p>211535.93975771</text:p>
          </table:table-cell>
          <table:table-cell office:value-type="float" office:value="-97.779468262098" calcext:value-type="float">
            <text:p>-97.779468262098</text:p>
          </table:table-cell>
          <table:table-cell office:value-type="float" office:value="-12.532409814228" calcext:value-type="float">
            <text:p>-12.532409814228</text:p>
          </table:table-cell>
          <table:table-cell table:formula="of:=-((200*PI())^2)*SIN(200*[.A193]*PI())" office:value-type="float" office:value="211535.939757852" calcext:value-type="float">
            <text:p>211535.939757852</text:p>
          </table:table-cell>
          <table:table-cell table:formula="of:=[.F192]+(1-0.5)*0.0001*[.E192]+0.5*0.0001*[.E193]" office:value-type="float" office:value="-97.7794682621594" calcext:value-type="float">
            <text:p>-97.7794682621594</text:p>
          </table:table-cell>
          <table:table-cell table:formula="of:=[.G192]+0.0001*[.F192]+(0.5-0.25)*0.0001^2*[.E192]+0.25*0.0001^2*[.E193]" office:value-type="float" office:value="-12.532409814229" calcext:value-type="float">
            <text:p>-12.532409814229</text:p>
          </table:table-cell>
          <table:table-cell table:formula="of:=[.H192]+1/2*([.A193]-[.A192])*([.E193]+[.E192])" office:value-type="float" office:value="-97.7794682621601" calcext:value-type="float">
            <text:p>-97.7794682621601</text:p>
          </table:table-cell>
          <table:table-cell table:formula="of:=[.I192]+1/2*([.A193]-[.A192])*([.H193]+[.H192])" office:value-type="float" office:value="-12.5324098142291" calcext:value-type="float">
            <text:p>-12.5324098142291</text:p>
          </table:table-cell>
          <table:table-cell table:formula="of:=200*PI()*COS(200*PI()*[.A193])" office:value-type="float" office:value="530.506881595569" calcext:value-type="float">
            <text:p>530.506881595569</text:p>
          </table:table-cell>
          <table:table-cell table:formula="of:=SIN(200*PI()*[.A193])" office:value-type="float" office:value="-0.535826794978996" calcext:value-type="float">
            <text:p>-0.535826794978996</text:p>
          </table:table-cell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190188.72728584" calcext:value-type="float">
            <text:p>190188.72728584</text:p>
          </table:table-cell>
          <table:table-cell office:value-type="float" office:value="-77.693234909921" calcext:value-type="float">
            <text:p>-77.693234909921</text:p>
          </table:table-cell>
          <table:table-cell office:value-type="float" office:value="-12.541183449387" calcext:value-type="float">
            <text:p>-12.541183449387</text:p>
          </table:table-cell>
          <table:table-cell table:formula="of:=-((200*PI())^2)*SIN(200*[.A194]*PI())" office:value-type="float" office:value="190188.72728621" calcext:value-type="float">
            <text:p>190188.72728621</text:p>
          </table:table-cell>
          <table:table-cell table:formula="of:=[.F193]+(1-0.5)*0.0001*[.E193]+0.5*0.0001*[.E194]" office:value-type="float" office:value="-77.6932349099563" calcext:value-type="float">
            <text:p>-77.6932349099563</text:p>
          </table:table-cell>
          <table:table-cell table:formula="of:=[.G193]+0.0001*[.F193]+(0.5-0.25)*0.0001^2*[.E193]+0.25*0.0001^2*[.E194]" office:value-type="float" office:value="-12.5411834493876" calcext:value-type="float">
            <text:p>-12.5411834493876</text:p>
          </table:table-cell>
          <table:table-cell table:formula="of:=[.H193]+1/2*([.A194]-[.A193])*([.E194]+[.E193])" office:value-type="float" office:value="-77.6932349099571" calcext:value-type="float">
            <text:p>-77.6932349099571</text:p>
          </table:table-cell>
          <table:table-cell table:formula="of:=[.I193]+1/2*([.A194]-[.A193])*([.H194]+[.H193])" office:value-type="float" office:value="-12.5411834493877" calcext:value-type="float">
            <text:p>-12.5411834493877</text:p>
          </table:table-cell>
          <table:table-cell table:formula="of:=200*PI()*COS(200*PI()*[.A194])" office:value-type="float" office:value="550.599725663493" calcext:value-type="float">
            <text:p>550.599725663493</text:p>
          </table:table-cell>
          <table:table-cell table:formula="of:=SIN(200*PI()*[.A194])" office:value-type="float" office:value="-0.481753674101715" calcext:value-type="float">
            <text:p>-0.481753674101715</text:p>
          </table:table-cell>
        </table:table-row>
        <table:table-row table:style-name="ro1">
          <table:table-cell office:value-type="float" office:value="0.0193" calcext:value-type="float">
            <text:p>0.0193</text:p>
          </table:table-cell>
          <table:table-cell office:value-type="float" office:value="168090.92679683" calcext:value-type="float">
            <text:p>168090.92679683</text:p>
          </table:table-cell>
          <table:table-cell office:value-type="float" office:value="-59.779252205787" calcext:value-type="float">
            <text:p>-59.779252205787</text:p>
          </table:table-cell>
          <table:table-cell office:value-type="float" office:value="-12.548057073743" calcext:value-type="float">
            <text:p>-12.548057073743</text:p>
          </table:table-cell>
          <table:table-cell table:formula="of:=-((200*PI())^2)*SIN(200*[.A195]*PI())" office:value-type="float" office:value="168090.926796934" calcext:value-type="float">
            <text:p>168090.926796934</text:p>
          </table:table-cell>
          <table:table-cell table:formula="of:=[.F194]+(1-0.5)*0.0001*[.E194]+0.5*0.0001*[.E195]" office:value-type="float" office:value="-59.7792522057991" calcext:value-type="float">
            <text:p>-59.7792522057991</text:p>
          </table:table-cell>
          <table:table-cell table:formula="of:=[.G194]+0.0001*[.F194]+(0.5-0.25)*0.0001^2*[.E194]+0.25*0.0001^2*[.E195]" office:value-type="float" office:value="-12.5480570737434" calcext:value-type="float">
            <text:p>-12.5480570737434</text:p>
          </table:table-cell>
          <table:table-cell table:formula="of:=[.H194]+1/2*([.A195]-[.A194])*([.E195]+[.E194])" office:value-type="float" office:value="-59.7792522058001" calcext:value-type="float">
            <text:p>-59.7792522058001</text:p>
          </table:table-cell>
          <table:table-cell table:formula="of:=[.I194]+1/2*([.A195]-[.A194])*([.H195]+[.H194])" office:value-type="float" office:value="-12.5480570737434" calcext:value-type="float">
            <text:p>-12.5480570737434</text:p>
          </table:table-cell>
          <table:table-cell table:formula="of:=200*PI()*COS(200*PI()*[.A195])" office:value-type="float" office:value="568.519604159311" calcext:value-type="float">
            <text:p>568.519604159311</text:p>
          </table:table-cell>
          <table:table-cell table:formula="of:=SIN(200*PI()*[.A195])" office:value-type="float" office:value="-0.425779291565072" calcext:value-type="float">
            <text:p>-0.425779291565072</text:p>
          </table:table-cell>
        </table:table-row>
        <table:table-row table:style-name="ro1">
          <table:table-cell office:value-type="float" office:value="0.0194" calcext:value-type="float">
            <text:p>0.0194</text:p>
          </table:table-cell>
          <table:table-cell office:value-type="float" office:value="145329.74821282" calcext:value-type="float">
            <text:p>145329.74821282</text:p>
          </table:table-cell>
          <table:table-cell office:value-type="float" office:value="-44.108218455305" calcext:value-type="float">
            <text:p>-44.108218455305</text:p>
          </table:table-cell>
          <table:table-cell office:value-type="float" office:value="-12.553251447276" calcext:value-type="float">
            <text:p>-12.553251447276</text:p>
          </table:table-cell>
          <table:table-cell table:formula="of:=-((200*PI())^2)*SIN(200*[.A196]*PI())" office:value-type="float" office:value="145329.74821303" calcext:value-type="float">
            <text:p>145329.74821303</text:p>
          </table:table-cell>
          <table:table-cell table:formula="of:=[.F195]+(1-0.5)*0.0001*[.E195]+0.5*0.0001*[.E196]" office:value-type="float" office:value="-44.1082184553009" calcext:value-type="float">
            <text:p>-44.1082184553009</text:p>
          </table:table-cell>
          <table:table-cell table:formula="of:=[.G195]+0.0001*[.F195]+(0.5-0.25)*0.0001^2*[.E195]+0.25*0.0001^2*[.E196]" office:value-type="float" office:value="-12.5532514472765" calcext:value-type="float">
            <text:p>-12.5532514472765</text:p>
          </table:table-cell>
          <table:table-cell table:formula="of:=[.H195]+1/2*([.A196]-[.A195])*([.E196]+[.E195])" office:value-type="float" office:value="-44.108218455302" calcext:value-type="float">
            <text:p>-44.108218455302</text:p>
          </table:table-cell>
          <table:table-cell table:formula="of:=[.I195]+1/2*([.A196]-[.A195])*([.H196]+[.H195])" office:value-type="float" office:value="-12.5532514472765" calcext:value-type="float">
            <text:p>-12.5532514472765</text:p>
          </table:table-cell>
          <table:table-cell table:formula="of:=200*PI()*COS(200*PI()*[.A196])" office:value-type="float" office:value="584.195795509413" calcext:value-type="float">
            <text:p>584.195795509413</text:p>
          </table:table-cell>
          <table:table-cell table:formula="of:=SIN(200*PI()*[.A196])" office:value-type="float" office:value="-0.368124552684678" calcext:value-type="float">
            <text:p>-0.368124552684678</text:p>
          </table:table-cell>
        </table:table-row>
        <table:table-row table:style-name="ro1">
          <table:table-cell office:value-type="float" office:value="0.0195" calcext:value-type="float">
            <text:p>0.0195</text:p>
          </table:table-cell>
          <table:table-cell office:value-type="float" office:value="121995.01950808" calcext:value-type="float">
            <text:p>121995.01950808</text:p>
          </table:table-cell>
          <table:table-cell office:value-type="float" office:value="-30.74198006926" calcext:value-type="float">
            <text:p>-30.74198006926</text:p>
          </table:table-cell>
          <table:table-cell office:value-type="float" office:value="-12.556993957202" calcext:value-type="float">
            <text:p>-12.556993957202</text:p>
          </table:table-cell>
          <table:table-cell table:formula="of:=-((200*PI())^2)*SIN(200*[.A197]*PI())" office:value-type="float" office:value="121995.019507776" calcext:value-type="float">
            <text:p>121995.019507776</text:p>
          </table:table-cell>
          <table:table-cell table:formula="of:=[.F196]+(1-0.5)*0.0001*[.E196]+0.5*0.0001*[.E197]" office:value-type="float" office:value="-30.7419800692606" calcext:value-type="float">
            <text:p>-30.7419800692606</text:p>
          </table:table-cell>
          <table:table-cell table:formula="of:=[.G196]+0.0001*[.F196]+(0.5-0.25)*0.0001^2*[.E196]+0.25*0.0001^2*[.E197]" office:value-type="float" office:value="-12.5569939572027" calcext:value-type="float">
            <text:p>-12.5569939572027</text:p>
          </table:table-cell>
          <table:table-cell table:formula="of:=[.H196]+1/2*([.A197]-[.A196])*([.E197]+[.E196])" office:value-type="float" office:value="-30.7419800692618" calcext:value-type="float">
            <text:p>-30.7419800692618</text:p>
          </table:table-cell>
          <table:table-cell table:formula="of:=[.I196]+1/2*([.A197]-[.A196])*([.H197]+[.H196])" office:value-type="float" office:value="-12.5569939572027" calcext:value-type="float">
            <text:p>-12.5569939572027</text:p>
          </table:table-cell>
          <table:table-cell table:formula="of:=200*PI()*COS(200*PI()*[.A197])" office:value-type="float" office:value="597.566432948311" calcext:value-type="float">
            <text:p>597.566432948311</text:p>
          </table:table-cell>
          <table:table-cell table:formula="of:=SIN(200*PI()*[.A197])" office:value-type="float" office:value="-0.309016994374948" calcext:value-type="float">
            <text:p>-0.309016994374948</text:p>
          </table:table-cell>
        </table:table-row>
        <table:table-row table:style-name="ro1">
          <table:table-cell office:value-type="float" office:value="0.0196" calcext:value-type="float">
            <text:p>0.0196</text:p>
          </table:table-cell>
          <table:table-cell office:value-type="float" office:value="98178.832194853" calcext:value-type="float">
            <text:p>98178.832194853</text:p>
          </table:table-cell>
          <table:table-cell office:value-type="float" office:value="-19.733287484114" calcext:value-type="float">
            <text:p>-19.733287484114</text:p>
          </table:table-cell>
          <table:table-cell office:value-type="float" office:value="-12.55951772058" calcext:value-type="float">
            <text:p>-12.55951772058</text:p>
          </table:table-cell>
          <table:table-cell table:formula="of:=-((200*PI())^2)*SIN(200*[.A198]*PI())" office:value-type="float" office:value="98178.832194747" calcext:value-type="float">
            <text:p>98178.832194747</text:p>
          </table:table-cell>
          <table:table-cell table:formula="of:=[.F197]+(1-0.5)*0.0001*[.E197]+0.5*0.0001*[.E198]" office:value-type="float" office:value="-19.7332874841345" calcext:value-type="float">
            <text:p>-19.7332874841345</text:p>
          </table:table-cell>
          <table:table-cell table:formula="of:=[.G197]+0.0001*[.F197]+(0.5-0.25)*0.0001^2*[.E197]+0.25*0.0001^2*[.E198]" office:value-type="float" office:value="-12.5595177205804" calcext:value-type="float">
            <text:p>-12.5595177205804</text:p>
          </table:table-cell>
          <table:table-cell table:formula="of:=[.H197]+1/2*([.A198]-[.A197])*([.E198]+[.E197])" office:value-type="float" office:value="-19.7332874841357" calcext:value-type="float">
            <text:p>-19.7332874841357</text:p>
          </table:table-cell>
          <table:table-cell table:formula="of:=[.I197]+1/2*([.A198]-[.A197])*([.H198]+[.H197])" office:value-type="float" office:value="-12.5595177205804" calcext:value-type="float">
            <text:p>-12.5595177205804</text:p>
          </table:table-cell>
          <table:table-cell table:formula="of:=200*PI()*COS(200*PI()*[.A198])" office:value-type="float" office:value="608.578748678497" calcext:value-type="float">
            <text:p>608.578748678497</text:p>
          </table:table-cell>
          <table:table-cell table:formula="of:=SIN(200*PI()*[.A198])" office:value-type="float" office:value="-0.248689887164856" calcext:value-type="float">
            <text:p>-0.248689887164856</text:p>
          </table:table-cell>
        </table:table-row>
        <table:table-row table:style-name="ro1">
          <table:table-cell office:value-type="float" office:value="0.0197" calcext:value-type="float">
            <text:p>0.0197</text:p>
          </table:table-cell>
          <table:table-cell office:value-type="float" office:value="73975.177884817" calcext:value-type="float">
            <text:p>73975.177884817</text:p>
          </table:table-cell>
          <table:table-cell office:value-type="float" office:value="-11.12558698013" calcext:value-type="float">
            <text:p>-11.12558698013</text:p>
          </table:table-cell>
          <table:table-cell office:value-type="float" office:value="-12.561060664303" calcext:value-type="float">
            <text:p>-12.561060664303</text:p>
          </table:table-cell>
          <table:table-cell table:formula="of:=-((200*PI())^2)*SIN(200*[.A199]*PI())" office:value-type="float" office:value="73975.1778846869" calcext:value-type="float">
            <text:p>73975.1778846869</text:p>
          </table:table-cell>
          <table:table-cell table:formula="of:=[.F198]+(1-0.5)*0.0001*[.E198]+0.5*0.0001*[.E199]" office:value-type="float" office:value="-11.1255869801628" calcext:value-type="float">
            <text:p>-11.1255869801628</text:p>
          </table:table-cell>
          <table:table-cell table:formula="of:=[.G198]+0.0001*[.F198]+(0.5-0.25)*0.0001^2*[.E198]+0.25*0.0001^2*[.E199]" office:value-type="float" office:value="-12.5610606643036" calcext:value-type="float">
            <text:p>-12.5610606643036</text:p>
          </table:table-cell>
          <table:table-cell table:formula="of:=[.H198]+1/2*([.A199]-[.A198])*([.E199]+[.E198])" office:value-type="float" office:value="-11.1255869801637" calcext:value-type="float">
            <text:p>-11.1255869801637</text:p>
          </table:table-cell>
          <table:table-cell table:formula="of:=[.I198]+1/2*([.A199]-[.A198])*([.H199]+[.H198])" office:value-type="float" office:value="-12.5610606643036" calcext:value-type="float">
            <text:p>-12.5610606643036</text:p>
          </table:table-cell>
          <table:table-cell table:formula="of:=200*PI()*COS(200*PI()*[.A199])" office:value-type="float" office:value="617.189282120833" calcext:value-type="float">
            <text:p>617.189282120833</text:p>
          </table:table-cell>
          <table:table-cell table:formula="of:=SIN(200*PI()*[.A199])" office:value-type="float" office:value="-0.187381314585722" calcext:value-type="float">
            <text:p>-0.187381314585722</text:p>
          </table:table-cell>
        </table:table-row>
        <table:table-row table:style-name="ro1">
          <table:table-cell office:value-type="float" office:value="0.0198" calcext:value-type="float">
            <text:p>0.0198</text:p>
          </table:table-cell>
          <table:table-cell office:value-type="float" office:value="49479.577343742" calcext:value-type="float">
            <text:p>49479.577343742</text:p>
          </table:table-cell>
          <table:table-cell office:value-type="float" office:value="-4.952849218702" calcext:value-type="float">
            <text:p>-4.952849218702</text:p>
          </table:table-cell>
          <table:table-cell office:value-type="float" office:value="-12.561864586113" calcext:value-type="float">
            <text:p>-12.561864586113</text:p>
          </table:table-cell>
          <table:table-cell table:formula="of:=-((200*PI())^2)*SIN(200*[.A200]*PI())" office:value-type="float" office:value="49479.5773435606" calcext:value-type="float">
            <text:p>49479.5773435606</text:p>
          </table:table-cell>
          <table:table-cell table:formula="of:=[.F199]+(1-0.5)*0.0001*[.E199]+0.5*0.0001*[.E200]" office:value-type="float" office:value="-4.95284921875039" calcext:value-type="float">
            <text:p>-4.95284921875039</text:p>
          </table:table-cell>
          <table:table-cell table:formula="of:=[.G199]+0.0001*[.F199]+(0.5-0.25)*0.0001^2*[.E199]+0.25*0.0001^2*[.E200]" office:value-type="float" office:value="-12.5618645861136" calcext:value-type="float">
            <text:p>-12.5618645861136</text:p>
          </table:table-cell>
          <table:table-cell table:formula="of:=[.H199]+1/2*([.A200]-[.A199])*([.E200]+[.E199])" office:value-type="float" office:value="-4.95284921875141" calcext:value-type="float">
            <text:p>-4.95284921875141</text:p>
          </table:table-cell>
          <table:table-cell table:formula="of:=[.I199]+1/2*([.A200]-[.A199])*([.H200]+[.H199])" office:value-type="float" office:value="-12.5618645861136" calcext:value-type="float">
            <text:p>-12.5618645861136</text:p>
          </table:table-cell>
          <table:table-cell table:formula="of:=200*PI()*COS(200*PI()*[.A200])" office:value-type="float" office:value="623.364051433599" calcext:value-type="float">
            <text:p>623.364051433599</text:p>
          </table:table-cell>
          <table:table-cell table:formula="of:=SIN(200*PI()*[.A200])" office:value-type="float" office:value="-0.125333233564304" calcext:value-type="float">
            <text:p>-0.125333233564304</text:p>
          </table:table-cell>
        </table:table-row>
        <table:table-row table:style-name="ro1">
          <table:table-cell office:value-type="float" office:value="0.0199" calcext:value-type="float">
            <text:p>0.0199</text:p>
          </table:table-cell>
          <table:table-cell office:value-type="float" office:value="24788.703515592" calcext:value-type="float">
            <text:p>24788.703515592</text:p>
          </table:table-cell>
          <table:table-cell office:value-type="float" office:value="-1.2394351757353" calcext:value-type="float">
            <text:p>-1.2394351757353</text:p>
          </table:table-cell>
          <table:table-cell office:value-type="float" office:value="-12.562174200333" calcext:value-type="float">
            <text:p>-12.562174200333</text:p>
          </table:table-cell>
          <table:table-cell table:formula="of:=-((200*PI())^2)*SIN(200*[.A201]*PI())" office:value-type="float" office:value="24788.7035157273" calcext:value-type="float">
            <text:p>24788.7035157273</text:p>
          </table:table-cell>
          <table:table-cell table:formula="of:=[.F200]+(1-0.5)*0.0001*[.E200]+0.5*0.0001*[.E201]" office:value-type="float" office:value="-1.239435175786" calcext:value-type="float">
            <text:p>-1.239435175786</text:p>
          </table:table-cell>
          <table:table-cell table:formula="of:=[.G200]+0.0001*[.F200]+(0.5-0.25)*0.0001^2*[.E200]+0.25*0.0001^2*[.E201]" office:value-type="float" office:value="-12.5621742003333" calcext:value-type="float">
            <text:p>-12.5621742003333</text:p>
          </table:table-cell>
          <table:table-cell table:formula="of:=[.H200]+1/2*([.A201]-[.A200])*([.E201]+[.E200])" office:value-type="float" office:value="-1.23943517578703" calcext:value-type="float">
            <text:p>-1.23943517578703</text:p>
          </table:table-cell>
          <table:table-cell table:formula="of:=[.I200]+1/2*([.A201]-[.A200])*([.H201]+[.H200])" office:value-type="float" office:value="-12.5621742003333" calcext:value-type="float">
            <text:p>-12.5621742003333</text:p>
          </table:table-cell>
          <table:table-cell table:formula="of:=200*PI()*COS(200*PI()*[.A201])" office:value-type="float" office:value="627.078687623303" calcext:value-type="float">
            <text:p>627.078687623303</text:p>
          </table:table-cell>
          <table:table-cell table:formula="of:=SIN(200*PI()*[.A201])" office:value-type="float" office:value="-0.0627905195293135" calcext:value-type="float">
            <text:p>-0.06279051952931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14217948773876" calcext:value-type="float">
            <text:p>1.4217948773876E-07</text:p>
          </table:table-cell>
          <table:table-cell office:value-type="float" office:value="0.000000000051385556787409" calcext:value-type="float">
            <text:p>5.1385556787409E-11</text:p>
          </table:table-cell>
          <table:table-cell office:value-type="float" office:value="-12.562236172091" calcext:value-type="float">
            <text:p>-12.562236172091</text:p>
          </table:table-cell>
          <table:table-cell table:formula="of:=-((200*PI())^2)*SIN(200*[.A202]*PI())" office:value-type="float" office:value="0.000000000193388471018315" calcext:value-type="float">
            <text:p>1.93388471018315E-10</text:p>
          </table:table-cell>
          <table:table-cell table:formula="of:=[.F201]+(1-0.5)*0.0001*[.E201]+0.5*0.0001*[.E202]" office:value-type="float" office:value="0.000000000000378263467726468" calcext:value-type="float">
            <text:p>3.78263467726468E-13</text:p>
          </table:table-cell>
          <table:table-cell table:formula="of:=[.G201]+0.0001*[.F201]+(0.5-0.25)*0.0001^2*[.E201]+0.25*0.0001^2*[.E202]" office:value-type="float" office:value="-12.5622361720921" calcext:value-type="float">
            <text:p>-12.5622361720921</text:p>
          </table:table-cell>
          <table:table-cell table:formula="of:=[.H201]+1/2*([.A202]-[.A201])*([.E202]+[.E201])" office:value-type="float" office:value="-0.000000000000666577903984944" calcext:value-type="float">
            <text:p>-6.66577903984944E-13</text:p>
          </table:table-cell>
          <table:table-cell table:formula="of:=[.I201]+1/2*([.A202]-[.A201])*([.H202]+[.H201])" office:value-type="float" office:value="-12.5622361720921" calcext:value-type="float">
            <text:p>-12.5622361720921</text:p>
          </table:table-cell>
          <table:table-cell table:formula="of:=200*PI()*COS(200*PI()*[.A202])" office:value-type="float" office:value="628.318530717959" calcext:value-type="float">
            <text:p>628.318530717959</text:p>
          </table:table-cell>
          <table:table-cell table:formula="of:=SIN(200*PI()*[.A202])" office:value-type="float" office:value="-4.89858719658941E-016" calcext:value-type="float">
            <text:p>-4.89858719658941E-16</text:p>
          </table:table-cell>
        </table:table-row>
        <table:table-row table:style-name="ro1">
          <table:table-cell office:value-type="float" office:value="0.0201" calcext:value-type="float">
            <text:p>0.0201</text:p>
          </table:table-cell>
          <table:table-cell office:value-type="float" office:value="-24788.703515876" calcext:value-type="float">
            <text:p>-24788.703515876</text:p>
          </table:table-cell>
          <table:table-cell office:value-type="float" office:value="-1.2394351757353" calcext:value-type="float">
            <text:p>-1.2394351757353</text:p>
          </table:table-cell>
          <table:table-cell office:value-type="float" office:value="-12.56229814385" calcext:value-type="float">
            <text:p>-12.56229814385</text:p>
          </table:table-cell>
          <table:table-cell table:formula="of:=-((200*PI())^2)*SIN(200*[.A203]*PI())" office:value-type="float" office:value="-24788.7035157269" calcext:value-type="float">
            <text:p>-24788.7035157269</text:p>
          </table:table-cell>
          <table:table-cell table:formula="of:=[.F202]+(1-0.5)*0.0001*[.E202]+0.5*0.0001*[.E203]" office:value-type="float" office:value="-1.23943517578596" calcext:value-type="float">
            <text:p>-1.23943517578596</text:p>
          </table:table-cell>
          <table:table-cell table:formula="of:=[.G202]+0.0001*[.F202]+(0.5-0.25)*0.0001^2*[.E202]+0.25*0.0001^2*[.E203]" office:value-type="float" office:value="-12.5622981438509" calcext:value-type="float">
            <text:p>-12.5622981438509</text:p>
          </table:table-cell>
          <table:table-cell table:formula="of:=[.H202]+1/2*([.A203]-[.A202])*([.E203]+[.E202])" office:value-type="float" office:value="-1.23943517578699" calcext:value-type="float">
            <text:p>-1.23943517578699</text:p>
          </table:table-cell>
          <table:table-cell table:formula="of:=[.I202]+1/2*([.A203]-[.A202])*([.H203]+[.H202])" office:value-type="float" office:value="-12.5622981438509" calcext:value-type="float">
            <text:p>-12.5622981438509</text:p>
          </table:table-cell>
          <table:table-cell table:formula="of:=200*PI()*COS(200*PI()*[.A203])" office:value-type="float" office:value="627.078687623303" calcext:value-type="float">
            <text:p>627.078687623303</text:p>
          </table:table-cell>
          <table:table-cell table:formula="of:=SIN(200*PI()*[.A203])" office:value-type="float" office:value="0.0627905195293125" calcext:value-type="float">
            <text:p>0.062790519529313</text:p>
          </table:table-cell>
        </table:table-row>
        <table:table-row table:style-name="ro1">
          <table:table-cell office:value-type="float" office:value="0.0202" calcext:value-type="float">
            <text:p>0.0202</text:p>
          </table:table-cell>
          <table:table-cell office:value-type="float" office:value="-49479.577343458" calcext:value-type="float">
            <text:p>-49479.577343458</text:p>
          </table:table-cell>
          <table:table-cell office:value-type="float" office:value="-4.952849218702" calcext:value-type="float">
            <text:p>-4.952849218702</text:p>
          </table:table-cell>
          <table:table-cell office:value-type="float" office:value="-12.56260775807" calcext:value-type="float">
            <text:p>-12.56260775807</text:p>
          </table:table-cell>
          <table:table-cell table:formula="of:=-((200*PI())^2)*SIN(200*[.A204]*PI())" office:value-type="float" office:value="-49479.5773435616" calcext:value-type="float">
            <text:p>-49479.5773435616</text:p>
          </table:table-cell>
          <table:table-cell table:formula="of:=[.F203]+(1-0.5)*0.0001*[.E203]+0.5*0.0001*[.E204]" office:value-type="float" office:value="-4.95284921875038" calcext:value-type="float">
            <text:p>-4.95284921875038</text:p>
          </table:table-cell>
          <table:table-cell table:formula="of:=[.G203]+0.0001*[.F203]+(0.5-0.25)*0.0001^2*[.E203]+0.25*0.0001^2*[.E204]" office:value-type="float" office:value="-12.5626077580706" calcext:value-type="float">
            <text:p>-12.5626077580706</text:p>
          </table:table-cell>
          <table:table-cell table:formula="of:=[.H203]+1/2*([.A204]-[.A203])*([.E204]+[.E203])" office:value-type="float" office:value="-4.95284921875153" calcext:value-type="float">
            <text:p>-4.95284921875153</text:p>
          </table:table-cell>
          <table:table-cell table:formula="of:=[.I203]+1/2*([.A204]-[.A203])*([.H204]+[.H203])" office:value-type="float" office:value="-12.5626077580706" calcext:value-type="float">
            <text:p>-12.5626077580706</text:p>
          </table:table-cell>
          <table:table-cell table:formula="of:=200*PI()*COS(200*PI()*[.A204])" office:value-type="float" office:value="623.364051433599" calcext:value-type="float">
            <text:p>623.364051433599</text:p>
          </table:table-cell>
          <table:table-cell table:formula="of:=SIN(200*PI()*[.A204])" office:value-type="float" office:value="0.125333233564307" calcext:value-type="float">
            <text:p>0.125333233564307</text:p>
          </table:table-cell>
        </table:table-row>
        <table:table-row table:style-name="ro1">
          <table:table-cell office:value-type="float" office:value="0.0203" calcext:value-type="float">
            <text:p>0.0203</text:p>
          </table:table-cell>
          <table:table-cell office:value-type="float" office:value="-73975.177884391" calcext:value-type="float">
            <text:p>-73975.177884391</text:p>
          </table:table-cell>
          <table:table-cell office:value-type="float" office:value="-11.125586980094" calcext:value-type="float">
            <text:p>-11.125586980094</text:p>
          </table:table-cell>
          <table:table-cell office:value-type="float" office:value="-12.56341167988" calcext:value-type="float">
            <text:p>-12.56341167988</text:p>
          </table:table-cell>
          <table:table-cell table:formula="of:=-((200*PI())^2)*SIN(200*[.A205]*PI())" office:value-type="float" office:value="-73975.1778846872" calcext:value-type="float">
            <text:p>-73975.1778846872</text:p>
          </table:table-cell>
          <table:table-cell table:formula="of:=[.F204]+(1-0.5)*0.0001*[.E204]+0.5*0.0001*[.E205]" office:value-type="float" office:value="-11.1255869801628" calcext:value-type="float">
            <text:p>-11.1255869801628</text:p>
          </table:table-cell>
          <table:table-cell table:formula="of:=[.G204]+0.0001*[.F204]+(0.5-0.25)*0.0001^2*[.E204]+0.25*0.0001^2*[.E205]" office:value-type="float" office:value="-12.5634116798805" calcext:value-type="float">
            <text:p>-12.5634116798805</text:p>
          </table:table-cell>
          <table:table-cell table:formula="of:=[.H204]+1/2*([.A205]-[.A204])*([.E205]+[.E204])" office:value-type="float" office:value="-11.1255869801639" calcext:value-type="float">
            <text:p>-11.1255869801639</text:p>
          </table:table-cell>
          <table:table-cell table:formula="of:=[.I204]+1/2*([.A205]-[.A204])*([.H205]+[.H204])" office:value-type="float" office:value="-12.5634116798805" calcext:value-type="float">
            <text:p>-12.5634116798805</text:p>
          </table:table-cell>
          <table:table-cell table:formula="of:=200*PI()*COS(200*PI()*[.A205])" office:value-type="float" office:value="617.189282120832" calcext:value-type="float">
            <text:p>617.189282120832</text:p>
          </table:table-cell>
          <table:table-cell table:formula="of:=SIN(200*PI()*[.A205])" office:value-type="float" office:value="0.187381314585727" calcext:value-type="float">
            <text:p>0.187381314585727</text:p>
          </table:table-cell>
        </table:table-row>
        <table:table-row table:style-name="ro1">
          <table:table-cell office:value-type="float" office:value="0.0204" calcext:value-type="float">
            <text:p>0.0204</text:p>
          </table:table-cell>
          <table:table-cell office:value-type="float" office:value="-98178.832194569" calcext:value-type="float">
            <text:p>-98178.832194569</text:p>
          </table:table-cell>
          <table:table-cell office:value-type="float" office:value="-19.733287484042" calcext:value-type="float">
            <text:p>-19.733287484042</text:p>
          </table:table-cell>
          <table:table-cell office:value-type="float" office:value="-12.564954623603" calcext:value-type="float">
            <text:p>-12.564954623603</text:p>
          </table:table-cell>
          <table:table-cell table:formula="of:=-((200*PI())^2)*SIN(200*[.A206]*PI())" office:value-type="float" office:value="-98178.8321947466" calcext:value-type="float">
            <text:p>-98178.8321947466</text:p>
          </table:table-cell>
          <table:table-cell table:formula="of:=[.F205]+(1-0.5)*0.0001*[.E205]+0.5*0.0001*[.E206]" office:value-type="float" office:value="-19.7332874841345" calcext:value-type="float">
            <text:p>-19.7332874841345</text:p>
          </table:table-cell>
          <table:table-cell table:formula="of:=[.G205]+0.0001*[.F205]+(0.5-0.25)*0.0001^2*[.E205]+0.25*0.0001^2*[.E206]" office:value-type="float" office:value="-12.5649546236037" calcext:value-type="float">
            <text:p>-12.5649546236037</text:p>
          </table:table-cell>
          <table:table-cell table:formula="of:=[.H205]+1/2*([.A206]-[.A205])*([.E206]+[.E205])" office:value-type="float" office:value="-19.7332874841356" calcext:value-type="float">
            <text:p>-19.7332874841356</text:p>
          </table:table-cell>
          <table:table-cell table:formula="of:=[.I205]+1/2*([.A206]-[.A205])*([.H206]+[.H205])" office:value-type="float" office:value="-12.5649546236038" calcext:value-type="float">
            <text:p>-12.5649546236038</text:p>
          </table:table-cell>
          <table:table-cell table:formula="of:=200*PI()*COS(200*PI()*[.A206])" office:value-type="float" office:value="608.578748678497" calcext:value-type="float">
            <text:p>608.578748678497</text:p>
          </table:table-cell>
          <table:table-cell table:formula="of:=SIN(200*PI()*[.A206])" office:value-type="float" office:value="0.248689887164856" calcext:value-type="float">
            <text:p>0.248689887164856</text:p>
          </table:table-cell>
        </table:table-row>
        <table:table-row table:style-name="ro1">
          <table:table-cell office:value-type="float" office:value="0.0205" calcext:value-type="float">
            <text:p>0.0205</text:p>
          </table:table-cell>
          <table:table-cell office:value-type="float" office:value="-121995.01950765" calcext:value-type="float">
            <text:p>-121995.01950765</text:p>
          </table:table-cell>
          <table:table-cell office:value-type="float" office:value="-30.741980069154" calcext:value-type="float">
            <text:p>-30.741980069154</text:p>
          </table:table-cell>
          <table:table-cell office:value-type="float" office:value="-12.567478386981" calcext:value-type="float">
            <text:p>-12.567478386981</text:p>
          </table:table-cell>
          <table:table-cell table:formula="of:=-((200*PI())^2)*SIN(200*[.A207]*PI())" office:value-type="float" office:value="-121995.019507776" calcext:value-type="float">
            <text:p>-121995.019507776</text:p>
          </table:table-cell>
          <table:table-cell table:formula="of:=[.F206]+(1-0.5)*0.0001*[.E206]+0.5*0.0001*[.E207]" office:value-type="float" office:value="-30.7419800692606" calcext:value-type="float">
            <text:p>-30.7419800692606</text:p>
          </table:table-cell>
          <table:table-cell table:formula="of:=[.G206]+0.0001*[.F206]+(0.5-0.25)*0.0001^2*[.E206]+0.25*0.0001^2*[.E207]" office:value-type="float" office:value="-12.5674783869814" calcext:value-type="float">
            <text:p>-12.5674783869814</text:p>
          </table:table-cell>
          <table:table-cell table:formula="of:=[.H206]+1/2*([.A207]-[.A206])*([.E207]+[.E206])" office:value-type="float" office:value="-30.7419800692616" calcext:value-type="float">
            <text:p>-30.7419800692616</text:p>
          </table:table-cell>
          <table:table-cell table:formula="of:=[.I206]+1/2*([.A207]-[.A206])*([.H207]+[.H206])" office:value-type="float" office:value="-12.5674783869814" calcext:value-type="float">
            <text:p>-12.5674783869814</text:p>
          </table:table-cell>
          <table:table-cell table:formula="of:=200*PI()*COS(200*PI()*[.A207])" office:value-type="float" office:value="597.566432948311" calcext:value-type="float">
            <text:p>597.566432948311</text:p>
          </table:table-cell>
          <table:table-cell table:formula="of:=SIN(200*PI()*[.A207])" office:value-type="float" office:value="0.309016994374949" calcext:value-type="float">
            <text:p>0.309016994374949</text:p>
          </table:table-cell>
        </table:table-row>
        <table:table-row table:style-name="ro1">
          <table:table-cell office:value-type="float" office:value="0.0206" calcext:value-type="float">
            <text:p>0.0206</text:p>
          </table:table-cell>
          <table:table-cell office:value-type="float" office:value="-145329.74821325" calcext:value-type="float">
            <text:p>-145329.74821325</text:p>
          </table:table-cell>
          <table:table-cell office:value-type="float" office:value="-44.108218455199" calcext:value-type="float">
            <text:p>-44.108218455199</text:p>
          </table:table-cell>
          <table:table-cell office:value-type="float" office:value="-12.571220896907" calcext:value-type="float">
            <text:p>-12.571220896907</text:p>
          </table:table-cell>
          <table:table-cell table:formula="of:=-((200*PI())^2)*SIN(200*[.A208]*PI())" office:value-type="float" office:value="-145329.74821303" calcext:value-type="float">
            <text:p>-145329.74821303</text:p>
          </table:table-cell>
          <table:table-cell table:formula="of:=[.F207]+(1-0.5)*0.0001*[.E207]+0.5*0.0001*[.E208]" office:value-type="float" office:value="-44.1082184553009" calcext:value-type="float">
            <text:p>-44.1082184553009</text:p>
          </table:table-cell>
          <table:table-cell table:formula="of:=[.G207]+0.0001*[.F207]+(0.5-0.25)*0.0001^2*[.E207]+0.25*0.0001^2*[.E208]" office:value-type="float" office:value="-12.5712208969076" calcext:value-type="float">
            <text:p>-12.5712208969076</text:p>
          </table:table-cell>
          <table:table-cell table:formula="of:=[.H207]+1/2*([.A208]-[.A207])*([.E208]+[.E207])" office:value-type="float" office:value="-44.1082184553018" calcext:value-type="float">
            <text:p>-44.1082184553018</text:p>
          </table:table-cell>
          <table:table-cell table:formula="of:=[.I207]+1/2*([.A208]-[.A207])*([.H208]+[.H207])" office:value-type="float" office:value="-12.5712208969077" calcext:value-type="float">
            <text:p>-12.5712208969077</text:p>
          </table:table-cell>
          <table:table-cell table:formula="of:=200*PI()*COS(200*PI()*[.A208])" office:value-type="float" office:value="584.195795509413" calcext:value-type="float">
            <text:p>584.195795509413</text:p>
          </table:table-cell>
          <table:table-cell table:formula="of:=SIN(200*PI()*[.A208])" office:value-type="float" office:value="0.368124552684679" calcext:value-type="float">
            <text:p>0.368124552684679</text:p>
          </table:table-cell>
        </table:table-row>
        <table:table-row table:style-name="ro1">
          <table:table-cell office:value-type="float" office:value="0.0207" calcext:value-type="float">
            <text:p>0.0207</text:p>
          </table:table-cell>
          <table:table-cell office:value-type="float" office:value="-168090.92679711" calcext:value-type="float">
            <text:p>-168090.92679711</text:p>
          </table:table-cell>
          <table:table-cell office:value-type="float" office:value="-59.779252205716" calcext:value-type="float">
            <text:p>-59.779252205716</text:p>
          </table:table-cell>
          <table:table-cell office:value-type="float" office:value="-12.57641527044" calcext:value-type="float">
            <text:p>-12.57641527044</text:p>
          </table:table-cell>
          <table:table-cell table:formula="of:=-((200*PI())^2)*SIN(200*[.A209]*PI())" office:value-type="float" office:value="-168090.926796934" calcext:value-type="float">
            <text:p>-168090.926796934</text:p>
          </table:table-cell>
          <table:table-cell table:formula="of:=[.F208]+(1-0.5)*0.0001*[.E208]+0.5*0.0001*[.E209]" office:value-type="float" office:value="-59.7792522057991" calcext:value-type="float">
            <text:p>-59.7792522057991</text:p>
          </table:table-cell>
          <table:table-cell table:formula="of:=[.G208]+0.0001*[.F208]+(0.5-0.25)*0.0001^2*[.E208]+0.25*0.0001^2*[.E209]" office:value-type="float" office:value="-12.5764152704407" calcext:value-type="float">
            <text:p>-12.5764152704407</text:p>
          </table:table-cell>
          <table:table-cell table:formula="of:=[.H208]+1/2*([.A209]-[.A208])*([.E209]+[.E208])" office:value-type="float" office:value="-59.7792522057999" calcext:value-type="float">
            <text:p>-59.7792522057999</text:p>
          </table:table-cell>
          <table:table-cell table:formula="of:=[.I208]+1/2*([.A209]-[.A208])*([.H209]+[.H208])" office:value-type="float" office:value="-12.5764152704407" calcext:value-type="float">
            <text:p>-12.5764152704407</text:p>
          </table:table-cell>
          <table:table-cell table:formula="of:=200*PI()*COS(200*PI()*[.A209])" office:value-type="float" office:value="568.51960415931" calcext:value-type="float">
            <text:p>568.51960415931</text:p>
          </table:table-cell>
          <table:table-cell table:formula="of:=SIN(200*PI()*[.A209])" office:value-type="float" office:value="0.425779291565073" calcext:value-type="float">
            <text:p>0.425779291565073</text:p>
          </table:table-cell>
        </table:table-row>
        <table:table-row table:style-name="ro1">
          <table:table-cell office:value-type="float" office:value="0.0208" calcext:value-type="float">
            <text:p>0.0208</text:p>
          </table:table-cell>
          <table:table-cell office:value-type="float" office:value="-190188.72728627" calcext:value-type="float">
            <text:p>-190188.72728627</text:p>
          </table:table-cell>
          <table:table-cell office:value-type="float" office:value="-77.693234909885" calcext:value-type="float">
            <text:p>-77.693234909885</text:p>
          </table:table-cell>
          <table:table-cell office:value-type="float" office:value="-12.583288894796" calcext:value-type="float">
            <text:p>-12.583288894796</text:p>
          </table:table-cell>
          <table:table-cell table:formula="of:=-((200*PI())^2)*SIN(200*[.A210]*PI())" office:value-type="float" office:value="-190188.72728621" calcext:value-type="float">
            <text:p>-190188.72728621</text:p>
          </table:table-cell>
          <table:table-cell table:formula="of:=[.F209]+(1-0.5)*0.0001*[.E209]+0.5*0.0001*[.E210]" office:value-type="float" office:value="-77.6932349099563" calcext:value-type="float">
            <text:p>-77.6932349099563</text:p>
          </table:table-cell>
          <table:table-cell table:formula="of:=[.G209]+0.0001*[.F209]+(0.5-0.25)*0.0001^2*[.E209]+0.25*0.0001^2*[.E210]" office:value-type="float" office:value="-12.5832888947965" calcext:value-type="float">
            <text:p>-12.5832888947965</text:p>
          </table:table-cell>
          <table:table-cell table:formula="of:=[.H209]+1/2*([.A210]-[.A209])*([.E210]+[.E209])" office:value-type="float" office:value="-77.6932349099576" calcext:value-type="float">
            <text:p>-77.6932349099576</text:p>
          </table:table-cell>
          <table:table-cell table:formula="of:=[.I209]+1/2*([.A210]-[.A209])*([.H210]+[.H209])" office:value-type="float" office:value="-12.5832888947965" calcext:value-type="float">
            <text:p>-12.5832888947965</text:p>
          </table:table-cell>
          <table:table-cell table:formula="of:=200*PI()*COS(200*PI()*[.A210])" office:value-type="float" office:value="550.599725663492" calcext:value-type="float">
            <text:p>550.599725663492</text:p>
          </table:table-cell>
          <table:table-cell table:formula="of:=SIN(200*PI()*[.A210])" office:value-type="float" office:value="0.481753674101717" calcext:value-type="float">
            <text:p>0.481753674101717</text:p>
          </table:table-cell>
        </table:table-row>
        <table:table-row table:style-name="ro1">
          <table:table-cell office:value-type="float" office:value="0.0209" calcext:value-type="float">
            <text:p>0.0209</text:p>
          </table:table-cell>
          <table:table-cell office:value-type="float" office:value="-211535.93975799" calcext:value-type="float">
            <text:p>-211535.93975799</text:p>
          </table:table-cell>
          <table:table-cell office:value-type="float" office:value="-97.779468262098" calcext:value-type="float">
            <text:p>-97.779468262098</text:p>
          </table:table-cell>
          <table:table-cell office:value-type="float" office:value="-12.592062529954" calcext:value-type="float">
            <text:p>-12.592062529954</text:p>
          </table:table-cell>
          <table:table-cell table:formula="of:=-((200*PI())^2)*SIN(200*[.A211]*PI())" office:value-type="float" office:value="-211535.939757853" calcext:value-type="float">
            <text:p>-211535.939757853</text:p>
          </table:table-cell>
          <table:table-cell table:formula="of:=[.F210]+(1-0.5)*0.0001*[.E210]+0.5*0.0001*[.E211]" office:value-type="float" office:value="-97.7794682621594" calcext:value-type="float">
            <text:p>-97.7794682621594</text:p>
          </table:table-cell>
          <table:table-cell table:formula="of:=[.G210]+0.0001*[.F210]+(0.5-0.25)*0.0001^2*[.E210]+0.25*0.0001^2*[.E211]" office:value-type="float" office:value="-12.5920625299551" calcext:value-type="float">
            <text:p>-12.5920625299551</text:p>
          </table:table-cell>
          <table:table-cell table:formula="of:=[.H210]+1/2*([.A211]-[.A210])*([.E211]+[.E210])" office:value-type="float" office:value="-97.7794682621607" calcext:value-type="float">
            <text:p>-97.7794682621607</text:p>
          </table:table-cell>
          <table:table-cell table:formula="of:=[.I210]+1/2*([.A211]-[.A210])*([.H211]+[.H210])" office:value-type="float" office:value="-12.5920625299551" calcext:value-type="float">
            <text:p>-12.5920625299551</text:p>
          </table:table-cell>
          <table:table-cell table:formula="of:=200*PI()*COS(200*PI()*[.A211])" office:value-type="float" office:value="530.506881595568" calcext:value-type="float">
            <text:p>530.506881595568</text:p>
          </table:table-cell>
          <table:table-cell table:formula="of:=SIN(200*PI()*[.A211])" office:value-type="float" office:value="0.535826794978998" calcext:value-type="float">
            <text:p>0.535826794978998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-232048.31651702" calcext:value-type="float">
            <text:p>-232048.31651702</text:p>
          </table:table-cell>
          <table:table-cell office:value-type="float" office:value="-119.95868107585" calcext:value-type="float">
            <text:p>-119.95868107585</text:p>
          </table:table-cell>
          <table:table-cell office:value-type="float" office:value="-12.602949437421" calcext:value-type="float">
            <text:p>-12.602949437421</text:p>
          </table:table-cell>
          <table:table-cell table:formula="of:=-((200*PI())^2)*SIN(200*[.A212]*PI())" office:value-type="float" office:value="-232048.316516848" calcext:value-type="float">
            <text:p>-232048.316516848</text:p>
          </table:table-cell>
          <table:table-cell table:formula="of:=[.F211]+(1-0.5)*0.0001*[.E211]+0.5*0.0001*[.E212]" office:value-type="float" office:value="-119.958681075895" calcext:value-type="float">
            <text:p>-119.958681075895</text:p>
          </table:table-cell>
          <table:table-cell table:formula="of:=[.G211]+0.0001*[.F211]+(0.5-0.25)*0.0001^2*[.E211]+0.25*0.0001^2*[.E212]" office:value-type="float" office:value="-12.602949437422" calcext:value-type="float">
            <text:p>-12.602949437422</text:p>
          </table:table-cell>
          <table:table-cell table:formula="of:=[.H211]+1/2*([.A212]-[.A211])*([.E212]+[.E211])" office:value-type="float" office:value="-119.958681075896" calcext:value-type="float">
            <text:p>-119.958681075896</text:p>
          </table:table-cell>
          <table:table-cell table:formula="of:=[.I211]+1/2*([.A212]-[.A211])*([.H212]+[.H211])" office:value-type="float" office:value="-12.602949437422" calcext:value-type="float">
            <text:p>-12.602949437422</text:p>
          </table:table-cell>
          <table:table-cell table:formula="of:=200*PI()*COS(200*PI()*[.A212])" office:value-type="float" office:value="508.320369231526" calcext:value-type="float">
            <text:p>508.320369231526</text:p>
          </table:table-cell>
          <table:table-cell table:formula="of:=SIN(200*PI()*[.A212])" office:value-type="float" office:value="0.587785252292474" calcext:value-type="float">
            <text:p>0.587785252292474</text:p>
          </table:table-cell>
        </table:table-row>
        <table:table-row table:style-name="ro1">
          <table:table-cell office:value-type="float" office:value="0.0211" calcext:value-type="float">
            <text:p>0.0211</text:p>
          </table:table-cell>
          <table:table-cell office:value-type="float" office:value="-251644.90458353" calcext:value-type="float">
            <text:p>-251644.90458353</text:p>
          </table:table-cell>
          <table:table-cell office:value-type="float" office:value="-144.14334213088" calcext:value-type="float">
            <text:p>-144.14334213088</text:p>
          </table:table-cell>
          <table:table-cell office:value-type="float" office:value="-12.616154538582" calcext:value-type="float">
            <text:p>-12.616154538582</text:p>
          </table:table-cell>
          <table:table-cell table:formula="of:=-((200*PI())^2)*SIN(200*[.A213]*PI())" office:value-type="float" office:value="-251644.904583344" calcext:value-type="float">
            <text:p>-251644.904583344</text:p>
          </table:table-cell>
          <table:table-cell table:formula="of:=[.F212]+(1-0.5)*0.0001*[.E212]+0.5*0.0001*[.E213]" office:value-type="float" office:value="-144.143342130904" calcext:value-type="float">
            <text:p>-144.143342130904</text:p>
          </table:table-cell>
          <table:table-cell table:formula="of:=[.G212]+0.0001*[.F212]+(0.5-0.25)*0.0001^2*[.E212]+0.25*0.0001^2*[.E213]" office:value-type="float" office:value="-12.6161545385823" calcext:value-type="float">
            <text:p>-12.6161545385823</text:p>
          </table:table-cell>
          <table:table-cell table:formula="of:=[.H212]+1/2*([.A213]-[.A212])*([.E213]+[.E212])" office:value-type="float" office:value="-144.143342130905" calcext:value-type="float">
            <text:p>-144.143342130905</text:p>
          </table:table-cell>
          <table:table-cell table:formula="of:=[.I212]+1/2*([.A213]-[.A212])*([.H213]+[.H212])" office:value-type="float" office:value="-12.6161545385823" calcext:value-type="float">
            <text:p>-12.6161545385823</text:p>
          </table:table-cell>
          <table:table-cell table:formula="of:=200*PI()*COS(200*PI()*[.A213])" office:value-type="float" office:value="484.127748599613" calcext:value-type="float">
            <text:p>484.127748599613</text:p>
          </table:table-cell>
          <table:table-cell table:formula="of:=SIN(200*PI()*[.A213])" office:value-type="float" office:value="0.63742398974869" calcext:value-type="float">
            <text:p>0.63742398974869</text:p>
          </table:table-cell>
        </table:table-row>
        <table:table-row table:style-name="ro1">
          <table:table-cell office:value-type="float" office:value="0.0212" calcext:value-type="float">
            <text:p>0.0212</text:p>
          </table:table-cell>
          <table:table-cell office:value-type="float" office:value="-270248.36517745" calcext:value-type="float">
            <text:p>-270248.36517745</text:p>
          </table:table-cell>
          <table:table-cell office:value-type="float" office:value="-170.23800561893" calcext:value-type="float">
            <text:p>-170.23800561893</text:p>
          </table:table-cell>
          <table:table-cell office:value-type="float" office:value="-12.631873605969" calcext:value-type="float">
            <text:p>-12.631873605969</text:p>
          </table:table-cell>
          <table:table-cell table:formula="of:=-((200*PI())^2)*SIN(200*[.A214]*PI())" office:value-type="float" office:value="-270248.365177071" calcext:value-type="float">
            <text:p>-270248.365177071</text:p>
          </table:table-cell>
          <table:table-cell table:formula="of:=[.F213]+(1-0.5)*0.0001*[.E213]+0.5*0.0001*[.E214]" office:value-type="float" office:value="-170.238005618925" calcext:value-type="float">
            <text:p>-170.238005618925</text:p>
          </table:table-cell>
          <table:table-cell table:formula="of:=[.G213]+0.0001*[.F213]+(0.5-0.25)*0.0001^2*[.E213]+0.25*0.0001^2*[.E214]" office:value-type="float" office:value="-12.6318736059698" calcext:value-type="float">
            <text:p>-12.6318736059698</text:p>
          </table:table-cell>
          <table:table-cell table:formula="of:=[.H213]+1/2*([.A214]-[.A213])*([.E214]+[.E213])" office:value-type="float" office:value="-170.238005618926" calcext:value-type="float">
            <text:p>-170.238005618926</text:p>
          </table:table-cell>
          <table:table-cell table:formula="of:=[.I213]+1/2*([.A214]-[.A213])*([.H214]+[.H213])" office:value-type="float" office:value="-12.6318736059698" calcext:value-type="float">
            <text:p>-12.6318736059698</text:p>
          </table:table-cell>
          <table:table-cell table:formula="of:=200*PI()*COS(200*PI()*[.A214])" office:value-type="float" office:value="458.024496920908" calcext:value-type="float">
            <text:p>458.024496920908</text:p>
          </table:table-cell>
          <table:table-cell table:formula="of:=SIN(200*PI()*[.A214])" office:value-type="float" office:value="0.684547105928689" calcext:value-type="float">
            <text:p>0.684547105928689</text:p>
          </table:table-cell>
        </table:table-row>
        <table:table-row table:style-name="ro1">
          <table:table-cell office:value-type="float" office:value="0.0213" calcext:value-type="float">
            <text:p>0.0213</text:p>
          </table:table-cell>
          <table:table-cell office:value-type="float" office:value="-287785.27893807" calcext:value-type="float">
            <text:p>-287785.27893807</text:p>
          </table:table-cell>
          <table:table-cell office:value-type="float" office:value="-198.1396878247" calcext:value-type="float">
            <text:p>-198.1396878247</text:p>
          </table:table-cell>
          <table:table-cell office:value-type="float" office:value="-12.650292490641" calcext:value-type="float">
            <text:p>-12.650292490641</text:p>
          </table:table-cell>
          <table:table-cell table:formula="of:=-((200*PI())^2)*SIN(200*[.A215]*PI())" office:value-type="float" office:value="-287785.278938177" calcext:value-type="float">
            <text:p>-287785.278938177</text:p>
          </table:table-cell>
          <table:table-cell table:formula="of:=[.F214]+(1-0.5)*0.0001*[.E214]+0.5*0.0001*[.E215]" office:value-type="float" office:value="-198.139687824687" calcext:value-type="float">
            <text:p>-198.139687824687</text:p>
          </table:table-cell>
          <table:table-cell table:formula="of:=[.G214]+0.0001*[.F214]+(0.5-0.25)*0.0001^2*[.E214]+0.25*0.0001^2*[.E215]" office:value-type="float" office:value="-12.650292490642" calcext:value-type="float">
            <text:p>-12.650292490642</text:p>
          </table:table-cell>
          <table:table-cell table:formula="of:=[.H214]+1/2*([.A215]-[.A214])*([.E215]+[.E214])" office:value-type="float" office:value="-198.139687824688" calcext:value-type="float">
            <text:p>-198.139687824688</text:p>
          </table:table-cell>
          <table:table-cell table:formula="of:=[.I214]+1/2*([.A215]-[.A214])*([.H215]+[.H214])" office:value-type="float" office:value="-12.650292490642" calcext:value-type="float">
            <text:p>-12.650292490642</text:p>
          </table:table-cell>
          <table:table-cell table:formula="of:=200*PI()*COS(200*PI()*[.A215])" office:value-type="float" office:value="430.113631804344" calcext:value-type="float">
            <text:p>430.113631804344</text:p>
          </table:table-cell>
          <table:table-cell table:formula="of:=SIN(200*PI()*[.A215])" office:value-type="float" office:value="0.728968627421412" calcext:value-type="float">
            <text:p>0.728968627421412</text:p>
          </table:table-cell>
        </table:table-row>
        <table:table-row table:style-name="ro1">
          <table:table-cell office:value-type="float" office:value="0.0214" calcext:value-type="float">
            <text:p>0.0214</text:p>
          </table:table-cell>
          <table:table-cell office:value-type="float" office:value="-304186.43567977" calcext:value-type="float">
            <text:p>-304186.43567977</text:p>
          </table:table-cell>
          <table:table-cell office:value-type="float" office:value="-227.73827355559" calcext:value-type="float">
            <text:p>-227.73827355559</text:p>
          </table:table-cell>
          <table:table-cell office:value-type="float" office:value="-12.67158638871" calcext:value-type="float">
            <text:p>-12.67158638871</text:p>
          </table:table-cell>
          <table:table-cell table:formula="of:=-((200*PI())^2)*SIN(200*[.A216]*PI())" office:value-type="float" office:value="-304186.435679902" calcext:value-type="float">
            <text:p>-304186.435679902</text:p>
          </table:table-cell>
          <table:table-cell table:formula="of:=[.F215]+(1-0.5)*0.0001*[.E215]+0.5*0.0001*[.E216]" office:value-type="float" office:value="-227.738273555591" calcext:value-type="float">
            <text:p>-227.738273555591</text:p>
          </table:table-cell>
          <table:table-cell table:formula="of:=[.G215]+0.0001*[.F215]+(0.5-0.25)*0.0001^2*[.E215]+0.25*0.0001^2*[.E216]" office:value-type="float" office:value="-12.671586388711" calcext:value-type="float">
            <text:p>-12.671586388711</text:p>
          </table:table-cell>
          <table:table-cell table:formula="of:=[.H215]+1/2*([.A216]-[.A215])*([.E216]+[.E215])" office:value-type="float" office:value="-227.738273555593" calcext:value-type="float">
            <text:p>-227.738273555593</text:p>
          </table:table-cell>
          <table:table-cell table:formula="of:=[.I215]+1/2*([.A216]-[.A215])*([.H216]+[.H215])" office:value-type="float" office:value="-12.671586388711" calcext:value-type="float">
            <text:p>-12.671586388711</text:p>
          </table:table-cell>
          <table:table-cell table:formula="of:=200*PI()*COS(200*PI()*[.A216])" office:value-type="float" office:value="400.505304683275" calcext:value-type="float">
            <text:p>400.505304683275</text:p>
          </table:table-cell>
          <table:table-cell table:formula="of:=SIN(200*PI()*[.A216])" office:value-type="float" office:value="0.77051324277579" calcext:value-type="float">
            <text:p>0.77051324277579</text:p>
          </table:table-cell>
        </table:table-row>
        <table:table-row table:style-name="ro1">
          <table:table-cell office:value-type="float" office:value="0.0215" calcext:value-type="float">
            <text:p>0.0215</text:p>
          </table:table-cell>
          <table:table-cell office:value-type="float" office:value="-319387.10752939" calcext:value-type="float">
            <text:p>-319387.10752939</text:p>
          </table:table-cell>
          <table:table-cell office:value-type="float" office:value="-258.91695071605" calcext:value-type="float">
            <text:p>-258.91695071605</text:p>
          </table:table-cell>
          <table:table-cell office:value-type="float" office:value="-12.695919149924" calcext:value-type="float">
            <text:p>-12.695919149924</text:p>
          </table:table-cell>
          <table:table-cell table:formula="of:=-((200*PI())^2)*SIN(200*[.A217]*PI())" office:value-type="float" office:value="-319387.107529563" calcext:value-type="float">
            <text:p>-319387.107529563</text:p>
          </table:table-cell>
          <table:table-cell table:formula="of:=[.F216]+(1-0.5)*0.0001*[.E216]+0.5*0.0001*[.E217]" office:value-type="float" office:value="-258.916950716065" calcext:value-type="float">
            <text:p>-258.916950716065</text:p>
          </table:table-cell>
          <table:table-cell table:formula="of:=[.G216]+0.0001*[.F216]+(0.5-0.25)*0.0001^2*[.E216]+0.25*0.0001^2*[.E217]" office:value-type="float" office:value="-12.6959191499246" calcext:value-type="float">
            <text:p>-12.6959191499246</text:p>
          </table:table-cell>
          <table:table-cell table:formula="of:=[.H216]+1/2*([.A217]-[.A216])*([.E217]+[.E216])" office:value-type="float" office:value="-258.916950716066" calcext:value-type="float">
            <text:p>-258.916950716066</text:p>
          </table:table-cell>
          <table:table-cell table:formula="of:=[.I216]+1/2*([.A217]-[.A216])*([.H217]+[.H216])" office:value-type="float" office:value="-12.6959191499246" calcext:value-type="float">
            <text:p>-12.6959191499246</text:p>
          </table:table-cell>
          <table:table-cell table:formula="of:=200*PI()*COS(200*PI()*[.A217])" office:value-type="float" office:value="369.316366098091" calcext:value-type="float">
            <text:p>369.316366098091</text:p>
          </table:table-cell>
          <table:table-cell table:formula="of:=SIN(200*PI()*[.A217])" office:value-type="float" office:value="0.809016994374948" calcext:value-type="float">
            <text:p>0.809016994374948</text:p>
          </table:table-cell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-333327.3043797" calcext:value-type="float">
            <text:p>-333327.3043797</text:p>
          </table:table-cell>
          <table:table-cell office:value-type="float" office:value="-291.55267131151" calcext:value-type="float">
            <text:p>-291.55267131151</text:p>
          </table:table-cell>
          <table:table-cell office:value-type="float" office:value="-12.723442631025" calcext:value-type="float">
            <text:p>-12.723442631025</text:p>
          </table:table-cell>
          <table:table-cell table:formula="of:=-((200*PI())^2)*SIN(200*[.A218]*PI())" office:value-type="float" office:value="-333327.304379894" calcext:value-type="float">
            <text:p>-333327.304379894</text:p>
          </table:table-cell>
          <table:table-cell table:formula="of:=[.F217]+(1-0.5)*0.0001*[.E217]+0.5*0.0001*[.E218]" office:value-type="float" office:value="-291.552671311537" calcext:value-type="float">
            <text:p>-291.552671311537</text:p>
          </table:table-cell>
          <table:table-cell table:formula="of:=[.G217]+0.0001*[.F217]+(0.5-0.25)*0.0001^2*[.E217]+0.25*0.0001^2*[.E218]" office:value-type="float" office:value="-12.723442631026" calcext:value-type="float">
            <text:p>-12.723442631026</text:p>
          </table:table-cell>
          <table:table-cell table:formula="of:=[.H217]+1/2*([.A218]-[.A217])*([.E218]+[.E217])" office:value-type="float" office:value="-291.552671311538" calcext:value-type="float">
            <text:p>-291.552671311538</text:p>
          </table:table-cell>
          <table:table-cell table:formula="of:=[.I217]+1/2*([.A218]-[.A217])*([.H218]+[.H217])" office:value-type="float" office:value="-12.723442631026" calcext:value-type="float">
            <text:p>-12.723442631026</text:p>
          </table:table-cell>
          <table:table-cell table:formula="of:=200*PI()*COS(200*PI()*[.A218])" office:value-type="float" office:value="336.669904540516" calcext:value-type="float">
            <text:p>336.669904540516</text:p>
          </table:table-cell>
          <table:table-cell table:formula="of:=SIN(200*PI()*[.A218])" office:value-type="float" office:value="0.844327925502016" calcext:value-type="float">
            <text:p>0.844327925502016</text:p>
          </table:table-cell>
        </table:table-row>
        <table:table-row table:style-name="ro1">
          <table:table-cell office:value-type="float" office:value="0.0217" calcext:value-type="float">
            <text:p>0.0217</text:p>
          </table:table-cell>
          <table:table-cell office:value-type="float" office:value="-345952.01064276" calcext:value-type="float">
            <text:p>-345952.01064276</text:p>
          </table:table-cell>
          <table:table-cell office:value-type="float" office:value="-325.51663706263" calcext:value-type="float">
            <text:p>-325.51663706263</text:p>
          </table:table-cell>
          <table:table-cell office:value-type="float" office:value="-12.754296096444" calcext:value-type="float">
            <text:p>-12.754296096444</text:p>
          </table:table-cell>
          <table:table-cell table:formula="of:=-((200*PI())^2)*SIN(200*[.A219]*PI())" office:value-type="float" office:value="-345952.010642597" calcext:value-type="float">
            <text:p>-345952.010642597</text:p>
          </table:table-cell>
          <table:table-cell table:formula="of:=[.F218]+(1-0.5)*0.0001*[.E218]+0.5*0.0001*[.E219]" office:value-type="float" office:value="-325.516637062662" calcext:value-type="float">
            <text:p>-325.516637062662</text:p>
          </table:table-cell>
          <table:table-cell table:formula="of:=[.G218]+0.0001*[.F218]+(0.5-0.25)*0.0001^2*[.E218]+0.25*0.0001^2*[.E219]" office:value-type="float" office:value="-12.7542960964447" calcext:value-type="float">
            <text:p>-12.7542960964447</text:p>
          </table:table-cell>
          <table:table-cell table:formula="of:=[.H218]+1/2*([.A219]-[.A218])*([.E219]+[.E218])" office:value-type="float" office:value="-325.516637062663" calcext:value-type="float">
            <text:p>-325.516637062663</text:p>
          </table:table-cell>
          <table:table-cell table:formula="of:=[.I218]+1/2*([.A219]-[.A218])*([.H219]+[.H218])" office:value-type="float" office:value="-12.7542960964447" calcext:value-type="float">
            <text:p>-12.7542960964447</text:p>
          </table:table-cell>
          <table:table-cell table:formula="of:=200*PI()*COS(200*PI()*[.A219])" office:value-type="float" office:value="302.694760679568" calcext:value-type="float">
            <text:p>302.694760679568</text:p>
          </table:table-cell>
          <table:table-cell table:formula="of:=SIN(200*PI()*[.A219])" office:value-type="float" office:value="0.876306680043864" calcext:value-type="float">
            <text:p>0.876306680043864</text:p>
          </table:table-cell>
        </table:table-row>
        <table:table-row table:style-name="ro1">
          <table:table-cell office:value-type="float" office:value="0.0218" calcext:value-type="float">
            <text:p>0.0218</text:p>
          </table:table-cell>
          <table:table-cell office:value-type="float" office:value="-357211.40236954" calcext:value-type="float">
            <text:p>-357211.40236954</text:p>
          </table:table-cell>
          <table:table-cell office:value-type="float" office:value="-360.67480771324" calcext:value-type="float">
            <text:p>-360.67480771324</text:p>
          </table:table-cell>
          <table:table-cell office:value-type="float" office:value="-12.788605668683" calcext:value-type="float">
            <text:p>-12.788605668683</text:p>
          </table:table-cell>
          <table:table-cell table:formula="of:=-((200*PI())^2)*SIN(200*[.A220]*PI())" office:value-type="float" office:value="-357211.402369734" calcext:value-type="float">
            <text:p>-357211.402369734</text:p>
          </table:table-cell>
          <table:table-cell table:formula="of:=[.F219]+(1-0.5)*0.0001*[.E219]+0.5*0.0001*[.E220]" office:value-type="float" office:value="-360.674807713278" calcext:value-type="float">
            <text:p>-360.674807713278</text:p>
          </table:table-cell>
          <table:table-cell table:formula="of:=[.G219]+0.0001*[.F219]+(0.5-0.25)*0.0001^2*[.E219]+0.25*0.0001^2*[.E220]" office:value-type="float" office:value="-12.7886056686835" calcext:value-type="float">
            <text:p>-12.7886056686835</text:p>
          </table:table-cell>
          <table:table-cell table:formula="of:=[.H219]+1/2*([.A220]-[.A219])*([.E220]+[.E219])" office:value-type="float" office:value="-360.674807713279" calcext:value-type="float">
            <text:p>-360.674807713279</text:p>
          </table:table-cell>
          <table:table-cell table:formula="of:=[.I219]+1/2*([.A220]-[.A219])*([.H220]+[.H219])" office:value-type="float" office:value="-12.7886056686835" calcext:value-type="float">
            <text:p>-12.7886056686835</text:p>
          </table:table-cell>
          <table:table-cell table:formula="of:=200*PI()*COS(200*PI()*[.A220])" office:value-type="float" office:value="267.5250188863" calcext:value-type="float">
            <text:p>267.5250188863</text:p>
          </table:table-cell>
          <table:table-cell table:formula="of:=SIN(200*PI()*[.A220])" office:value-type="float" office:value="0.90482705246602" calcext:value-type="float">
            <text:p>0.90482705246602</text:p>
          </table:table-cell>
        </table:table-row>
        <table:table-row table:style-name="ro1">
          <table:table-cell office:value-type="float" office:value="0.0219" calcext:value-type="float">
            <text:p>0.0219</text:p>
          </table:table-cell>
          <table:table-cell office:value-type="float" office:value="-367061.04388611" calcext:value-type="float">
            <text:p>-367061.04388611</text:p>
          </table:table-cell>
          <table:table-cell office:value-type="float" office:value="-396.88843002603" calcext:value-type="float">
            <text:p>-396.88843002603</text:p>
          </table:table-cell>
          <table:table-cell office:value-type="float" office:value="-12.82648383057" calcext:value-type="float">
            <text:p>-12.82648383057</text:p>
          </table:table-cell>
          <table:table-cell table:formula="of:=-((200*PI())^2)*SIN(200*[.A221]*PI())" office:value-type="float" office:value="-367061.043886083" calcext:value-type="float">
            <text:p>-367061.043886083</text:p>
          </table:table-cell>
          <table:table-cell table:formula="of:=[.F220]+(1-0.5)*0.0001*[.E220]+0.5*0.0001*[.E221]" office:value-type="float" office:value="-396.888430026069" calcext:value-type="float">
            <text:p>-396.888430026069</text:p>
          </table:table-cell>
          <table:table-cell table:formula="of:=[.G220]+0.0001*[.F220]+(0.5-0.25)*0.0001^2*[.E220]+0.25*0.0001^2*[.E221]" office:value-type="float" office:value="-12.8264838305705" calcext:value-type="float">
            <text:p>-12.8264838305705</text:p>
          </table:table-cell>
          <table:table-cell table:formula="of:=[.H220]+1/2*([.A221]-[.A220])*([.E221]+[.E220])" office:value-type="float" office:value="-396.88843002607" calcext:value-type="float">
            <text:p>-396.88843002607</text:p>
          </table:table-cell>
          <table:table-cell table:formula="of:=[.I220]+1/2*([.A221]-[.A220])*([.H221]+[.H220])" office:value-type="float" office:value="-12.8264838305705" calcext:value-type="float">
            <text:p>-12.8264838305705</text:p>
          </table:table-cell>
          <table:table-cell table:formula="of:=200*PI()*COS(200*PI()*[.A221])" office:value-type="float" office:value="231.299478064043" calcext:value-type="float">
            <text:p>231.299478064043</text:p>
          </table:table-cell>
          <table:table-cell table:formula="of:=SIN(200*PI()*[.A221])" office:value-type="float" office:value="0.929776485888251" calcext:value-type="float">
            <text:p>0.929776485888251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-375462.06315678" calcext:value-type="float">
            <text:p>-375462.06315678</text:p>
          </table:table-cell>
          <table:table-cell office:value-type="float" office:value="-434.01458537817" calcext:value-type="float">
            <text:p>-434.01458537817</text:p>
          </table:table-cell>
          <table:table-cell office:value-type="float" office:value="-12.86802898134" calcext:value-type="float">
            <text:p>-12.86802898134</text:p>
          </table:table-cell>
          <table:table-cell table:formula="of:=-((200*PI())^2)*SIN(200*[.A222]*PI())" office:value-type="float" office:value="-375462.063156454" calcext:value-type="float">
            <text:p>-375462.063156454</text:p>
          </table:table-cell>
          <table:table-cell table:formula="of:=[.F221]+(1-0.5)*0.0001*[.E221]+0.5*0.0001*[.E222]" office:value-type="float" office:value="-434.014585378196" calcext:value-type="float">
            <text:p>-434.014585378196</text:p>
          </table:table-cell>
          <table:table-cell table:formula="of:=[.G221]+0.0001*[.F221]+(0.5-0.25)*0.0001^2*[.E221]+0.25*0.0001^2*[.E222]" office:value-type="float" office:value="-12.8680289813407" calcext:value-type="float">
            <text:p>-12.8680289813407</text:p>
          </table:table-cell>
          <table:table-cell table:formula="of:=[.H221]+1/2*([.A222]-[.A221])*([.E222]+[.E221])" office:value-type="float" office:value="-434.014585378196" calcext:value-type="float">
            <text:p>-434.014585378196</text:p>
          </table:table-cell>
          <table:table-cell table:formula="of:=[.I221]+1/2*([.A222]-[.A221])*([.H222]+[.H221])" office:value-type="float" office:value="-12.8680289813407" calcext:value-type="float">
            <text:p>-12.8680289813407</text:p>
          </table:table-cell>
          <table:table-cell table:formula="of:=200*PI()*COS(200*PI()*[.A222])" office:value-type="float" office:value="194.161103872547" calcext:value-type="float">
            <text:p>194.161103872547</text:p>
          </table:table-cell>
          <table:table-cell table:formula="of:=SIN(200*PI()*[.A222]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0.0221" calcext:value-type="float">
            <text:p>0.0221</text:p>
          </table:table-cell>
          <table:table-cell office:value-type="float" office:value="-382381.30519584" calcext:value-type="float">
            <text:p>-382381.30519584</text:p>
          </table:table-cell>
          <table:table-cell office:value-type="float" office:value="-471.9067537958" calcext:value-type="float">
            <text:p>-471.9067537958</text:p>
          </table:table-cell>
          <table:table-cell office:value-type="float" office:value="-12.913325048299" calcext:value-type="float">
            <text:p>-12.913325048299</text:p>
          </table:table-cell>
          <table:table-cell table:formula="of:=-((200*PI())^2)*SIN(200*[.A223]*PI())" office:value-type="float" office:value="-382381.305195847" calcext:value-type="float">
            <text:p>-382381.305195847</text:p>
          </table:table-cell>
          <table:table-cell table:formula="of:=[.F222]+(1-0.5)*0.0001*[.E222]+0.5*0.0001*[.E223]" office:value-type="float" office:value="-471.906753795811" calcext:value-type="float">
            <text:p>-471.906753795811</text:p>
          </table:table-cell>
          <table:table-cell table:formula="of:=[.G222]+0.0001*[.F222]+(0.5-0.25)*0.0001^2*[.E222]+0.25*0.0001^2*[.E223]" office:value-type="float" office:value="-12.9133250482994" calcext:value-type="float">
            <text:p>-12.9133250482994</text:p>
          </table:table-cell>
          <table:table-cell table:formula="of:=[.H222]+1/2*([.A223]-[.A222])*([.E223]+[.E222])" office:value-type="float" office:value="-471.906753795812" calcext:value-type="float">
            <text:p>-471.906753795812</text:p>
          </table:table-cell>
          <table:table-cell table:formula="of:=[.I222]+1/2*([.A223]-[.A222])*([.H223]+[.H222])" office:value-type="float" office:value="-12.9133250482994" calcext:value-type="float">
            <text:p>-12.9133250482994</text:p>
          </table:table-cell>
          <table:table-cell table:formula="of:=200*PI()*COS(200*PI()*[.A223])" office:value-type="float" office:value="156.256464507836" calcext:value-type="float">
            <text:p>156.256464507836</text:p>
          </table:table-cell>
          <table:table-cell table:formula="of:=SIN(200*PI()*[.A223])" office:value-type="float" office:value="0.968583161128631" calcext:value-type="float">
            <text:p>0.968583161128631</text:p>
          </table:table-cell>
        </table:table-row>
        <table:table-row table:style-name="ro1">
          <table:table-cell office:value-type="float" office:value="0.0222" calcext:value-type="float">
            <text:p>0.0222</text:p>
          </table:table-cell>
          <table:table-cell office:value-type="float" office:value="-387791.46291728" calcext:value-type="float">
            <text:p>-387791.46291728</text:p>
          </table:table-cell>
          <table:table-cell office:value-type="float" office:value="-510.41539220146" calcext:value-type="float">
            <text:p>-510.41539220146</text:p>
          </table:table-cell>
          <table:table-cell office:value-type="float" office:value="-12.962441155599" calcext:value-type="float">
            <text:p>-12.962441155599</text:p>
          </table:table-cell>
          <table:table-cell table:formula="of:=-((200*PI())^2)*SIN(200*[.A224]*PI())" office:value-type="float" office:value="-387791.462917033" calcext:value-type="float">
            <text:p>-387791.462917033</text:p>
          </table:table-cell>
          <table:table-cell table:formula="of:=[.F223]+(1-0.5)*0.0001*[.E223]+0.5*0.0001*[.E224]" office:value-type="float" office:value="-510.415392201455" calcext:value-type="float">
            <text:p>-510.415392201455</text:p>
          </table:table-cell>
          <table:table-cell table:formula="of:=[.G223]+0.0001*[.F223]+(0.5-0.25)*0.0001^2*[.E223]+0.25*0.0001^2*[.E224]" office:value-type="float" office:value="-12.9624411555992" calcext:value-type="float">
            <text:p>-12.9624411555992</text:p>
          </table:table-cell>
          <table:table-cell table:formula="of:=[.H223]+1/2*([.A224]-[.A223])*([.E224]+[.E223])" office:value-type="float" office:value="-510.415392201456" calcext:value-type="float">
            <text:p>-510.415392201456</text:p>
          </table:table-cell>
          <table:table-cell table:formula="of:=[.I223]+1/2*([.A224]-[.A223])*([.H224]+[.H223])" office:value-type="float" office:value="-12.9624411555992" calcext:value-type="float">
            <text:p>-12.9624411555992</text:p>
          </table:table-cell>
          <table:table-cell table:formula="of:=200*PI()*COS(200*PI()*[.A224])" office:value-type="float" office:value="117.735152264502" calcext:value-type="float">
            <text:p>117.735152264502</text:p>
          </table:table-cell>
          <table:table-cell table:formula="of:=SIN(200*PI()*[.A224])" office:value-type="float" office:value="0.982287250728689" calcext:value-type="float">
            <text:p>0.982287250728689</text:p>
          </table:table-cell>
        </table:table-row>
        <table:table-row table:style-name="ro1">
          <table:table-cell office:value-type="float" office:value="0.0223" calcext:value-type="float">
            <text:p>0.0223</text:p>
          </table:table-cell>
          <table:table-cell office:value-type="float" office:value="-391671.18489922" calcext:value-type="float">
            <text:p>-391671.18489922</text:p>
          </table:table-cell>
          <table:table-cell office:value-type="float" office:value="-549.38852459228" calcext:value-type="float">
            <text:p>-549.38852459228</text:p>
          </table:table-cell>
          <table:table-cell office:value-type="float" office:value="-13.015431351438" calcext:value-type="float">
            <text:p>-13.015431351438</text:p>
          </table:table-cell>
          <table:table-cell table:formula="of:=-((200*PI())^2)*SIN(200*[.A225]*PI())" office:value-type="float" office:value="-391671.184899153" calcext:value-type="float">
            <text:p>-391671.184899153</text:p>
          </table:table-cell>
          <table:table-cell table:formula="of:=[.F224]+(1-0.5)*0.0001*[.E224]+0.5*0.0001*[.E225]" office:value-type="float" office:value="-549.388524592264" calcext:value-type="float">
            <text:p>-549.388524592264</text:p>
          </table:table-cell>
          <table:table-cell table:formula="of:=[.G224]+0.0001*[.F224]+(0.5-0.25)*0.0001^2*[.E224]+0.25*0.0001^2*[.E225]" office:value-type="float" office:value="-13.0154313514389" calcext:value-type="float">
            <text:p>-13.0154313514389</text:p>
          </table:table-cell>
          <table:table-cell table:formula="of:=[.H224]+1/2*([.A225]-[.A224])*([.E225]+[.E224])" office:value-type="float" office:value="-549.388524592265" calcext:value-type="float">
            <text:p>-549.388524592265</text:p>
          </table:table-cell>
          <table:table-cell table:formula="of:=[.I224]+1/2*([.A225]-[.A224])*([.H225]+[.H224])" office:value-type="float" office:value="-13.0154313514389" calcext:value-type="float">
            <text:p>-13.0154313514389</text:p>
          </table:table-cell>
          <table:table-cell table:formula="of:=200*PI()*COS(200*PI()*[.A225])" office:value-type="float" office:value="78.7491931632543" calcext:value-type="float">
            <text:p>78.7491931632543</text:p>
          </table:table-cell>
          <table:table-cell table:formula="of:=SIN(200*PI()*[.A225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224" calcext:value-type="float">
            <text:p>0.0224</text:p>
          </table:table-cell>
          <table:table-cell office:value-type="float" office:value="-394005.15965184" calcext:value-type="float">
            <text:p>-394005.15965184</text:p>
          </table:table-cell>
          <table:table-cell office:value-type="float" office:value="-588.67234181984" calcext:value-type="float">
            <text:p>-588.67234181984</text:p>
          </table:table-cell>
          <table:table-cell office:value-type="float" office:value="-13.072334394759" calcext:value-type="float">
            <text:p>-13.072334394759</text:p>
          </table:table-cell>
          <table:table-cell table:formula="of:=-((200*PI())^2)*SIN(200*[.A226]*PI())" office:value-type="float" office:value="-394005.159652019" calcext:value-type="float">
            <text:p>-394005.159652019</text:p>
          </table:table-cell>
          <table:table-cell table:formula="of:=[.F225]+(1-0.5)*0.0001*[.E225]+0.5*0.0001*[.E226]" office:value-type="float" office:value="-588.672341819823" calcext:value-type="float">
            <text:p>-588.672341819823</text:p>
          </table:table-cell>
          <table:table-cell table:formula="of:=[.G225]+0.0001*[.F225]+(0.5-0.25)*0.0001^2*[.E225]+0.25*0.0001^2*[.E226]" office:value-type="float" office:value="-13.0723343947595" calcext:value-type="float">
            <text:p>-13.0723343947595</text:p>
          </table:table-cell>
          <table:table-cell table:formula="of:=[.H225]+1/2*([.A226]-[.A225])*([.E226]+[.E225])" office:value-type="float" office:value="-588.672341819824" calcext:value-type="float">
            <text:p>-588.672341819824</text:p>
          </table:table-cell>
          <table:table-cell table:formula="of:=[.I225]+1/2*([.A226]-[.A225])*([.H226]+[.H225])" office:value-type="float" office:value="-13.0723343947595" calcext:value-type="float">
            <text:p>-13.0723343947595</text:p>
          </table:table-cell>
          <table:table-cell table:formula="of:=200*PI()*COS(200*PI()*[.A226])" office:value-type="float" office:value="39.4524469736756" calcext:value-type="float">
            <text:p>39.4524469736756</text:p>
          </table:table-cell>
          <table:table-cell table:formula="of:=SIN(200*PI()*[.A226])" office:value-type="float" office:value="0.998026728428271" calcext:value-type="float">
            <text:p>0.998026728428271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office:value-type="float" office:value="-394784.1760432" calcext:value-type="float">
            <text:p>-394784.1760432</text:p>
          </table:table-cell>
          <table:table-cell office:value-type="float" office:value="-628.11180860459" calcext:value-type="float">
            <text:p>-628.11180860459</text:p>
          </table:table-cell>
          <table:table-cell office:value-type="float" office:value="-13.13317360228" calcext:value-type="float">
            <text:p>-13.13317360228</text:p>
          </table:table-cell>
          <table:table-cell table:formula="of:=-((200*PI())^2)*SIN(200*[.A227]*PI())" office:value-type="float" office:value="-394784.176043574" calcext:value-type="float">
            <text:p>-394784.176043574</text:p>
          </table:table-cell>
          <table:table-cell table:formula="of:=[.F226]+(1-0.5)*0.0001*[.E226]+0.5*0.0001*[.E227]" office:value-type="float" office:value="-628.111808604603" calcext:value-type="float">
            <text:p>-628.111808604603</text:p>
          </table:table-cell>
          <table:table-cell table:formula="of:=[.G226]+0.0001*[.F226]+(0.5-0.25)*0.0001^2*[.E226]+0.25*0.0001^2*[.E227]" office:value-type="float" office:value="-13.1331736022807" calcext:value-type="float">
            <text:p>-13.1331736022807</text:p>
          </table:table-cell>
          <table:table-cell table:formula="of:=[.H226]+1/2*([.A227]-[.A226])*([.E227]+[.E226])" office:value-type="float" office:value="-628.111808604605" calcext:value-type="float">
            <text:p>-628.111808604605</text:p>
          </table:table-cell>
          <table:table-cell table:formula="of:=[.I226]+1/2*([.A227]-[.A226])*([.H227]+[.H226])" office:value-type="float" office:value="-13.1331736022808" calcext:value-type="float">
            <text:p>-13.1331736022808</text:p>
          </table:table-cell>
          <table:table-cell table:formula="of:=200*PI()*COS(200*PI()*[.A227])" office:value-type="float" office:value="-0.00000000000076985719449284" calcext:value-type="float">
            <text:p>-7.6985719449284E-13</text:p>
          </table:table-cell>
          <table:table-cell table:formula="of:=SIN(200*PI()*[.A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26" calcext:value-type="float">
            <text:p>0.0226</text:p>
          </table:table-cell>
          <table:table-cell office:value-type="float" office:value="-394005.15965201" calcext:value-type="float">
            <text:p>-394005.15965201</text:p>
          </table:table-cell>
          <table:table-cell office:value-type="float" office:value="-667.55127538935" calcext:value-type="float">
            <text:p>-667.55127538935</text:p>
          </table:table-cell>
          <table:table-cell office:value-type="float" office:value="-13.19795675648" calcext:value-type="float">
            <text:p>-13.19795675648</text:p>
          </table:table-cell>
          <table:table-cell table:formula="of:=-((200*PI())^2)*SIN(200*[.A228]*PI())" office:value-type="float" office:value="-394005.159652019" calcext:value-type="float">
            <text:p>-394005.159652019</text:p>
          </table:table-cell>
          <table:table-cell table:formula="of:=[.F227]+(1-0.5)*0.0001*[.E227]+0.5*0.0001*[.E228]" office:value-type="float" office:value="-667.551275389383" calcext:value-type="float">
            <text:p>-667.551275389383</text:p>
          </table:table-cell>
          <table:table-cell table:formula="of:=[.G227]+0.0001*[.F227]+(0.5-0.25)*0.0001^2*[.E227]+0.25*0.0001^2*[.E228]" office:value-type="float" office:value="-13.1979567564804" calcext:value-type="float">
            <text:p>-13.1979567564804</text:p>
          </table:table-cell>
          <table:table-cell table:formula="of:=[.H227]+1/2*([.A228]-[.A227])*([.E228]+[.E227])" office:value-type="float" office:value="-667.551275389384" calcext:value-type="float">
            <text:p>-667.551275389384</text:p>
          </table:table-cell>
          <table:table-cell table:formula="of:=[.I227]+1/2*([.A228]-[.A227])*([.H228]+[.H227])" office:value-type="float" office:value="-13.1979567564805" calcext:value-type="float">
            <text:p>-13.1979567564805</text:p>
          </table:table-cell>
          <table:table-cell table:formula="of:=200*PI()*COS(200*PI()*[.A228])" office:value-type="float" office:value="-39.452446973676" calcext:value-type="float">
            <text:p>-39.452446973676</text:p>
          </table:table-cell>
          <table:table-cell table:formula="of:=SIN(200*PI()*[.A228])" office:value-type="float" office:value="0.998026728428271" calcext:value-type="float">
            <text:p>0.998026728428271</text:p>
          </table:table-cell>
        </table:table-row>
        <table:table-row table:style-name="ro1">
          <table:table-cell office:value-type="float" office:value="0.0227" calcext:value-type="float">
            <text:p>0.0227</text:p>
          </table:table-cell>
          <table:table-cell office:value-type="float" office:value="-391671.18489888" calcext:value-type="float">
            <text:p>-391671.18489888</text:p>
          </table:table-cell>
          <table:table-cell office:value-type="float" office:value="-706.83509261689" calcext:value-type="float">
            <text:p>-706.83509261689</text:p>
          </table:table-cell>
          <table:table-cell office:value-type="float" office:value="-13.26667607488" calcext:value-type="float">
            <text:p>-13.26667607488</text:p>
          </table:table-cell>
          <table:table-cell table:formula="of:=-((200*PI())^2)*SIN(200*[.A229]*PI())" office:value-type="float" office:value="-391671.184899153" calcext:value-type="float">
            <text:p>-391671.184899153</text:p>
          </table:table-cell>
          <table:table-cell table:formula="of:=[.F228]+(1-0.5)*0.0001*[.E228]+0.5*0.0001*[.E229]" office:value-type="float" office:value="-706.835092616941" calcext:value-type="float">
            <text:p>-706.835092616941</text:p>
          </table:table-cell>
          <table:table-cell table:formula="of:=[.G228]+0.0001*[.F228]+(0.5-0.25)*0.0001^2*[.E228]+0.25*0.0001^2*[.E229]" office:value-type="float" office:value="-13.2666760748808" calcext:value-type="float">
            <text:p>-13.2666760748808</text:p>
          </table:table-cell>
          <table:table-cell table:formula="of:=[.H228]+1/2*([.A229]-[.A228])*([.E229]+[.E228])" office:value-type="float" office:value="-706.835092616942" calcext:value-type="float">
            <text:p>-706.835092616942</text:p>
          </table:table-cell>
          <table:table-cell table:formula="of:=[.I228]+1/2*([.A229]-[.A228])*([.H229]+[.H228])" office:value-type="float" office:value="-13.2666760748808" calcext:value-type="float">
            <text:p>-13.2666760748808</text:p>
          </table:table-cell>
          <table:table-cell table:formula="of:=200*PI()*COS(200*PI()*[.A229])" office:value-type="float" office:value="-78.7491931632547" calcext:value-type="float">
            <text:p>-78.7491931632547</text:p>
          </table:table-cell>
          <table:table-cell table:formula="of:=SIN(200*PI()*[.A229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228" calcext:value-type="float">
            <text:p>0.0228</text:p>
          </table:table-cell>
          <table:table-cell office:value-type="float" office:value="-387791.46291709" calcext:value-type="float">
            <text:p>-387791.46291709</text:p>
          </table:table-cell>
          <table:table-cell office:value-type="float" office:value="-745.80822500769" calcext:value-type="float">
            <text:p>-745.80822500769</text:p>
          </table:table-cell>
          <table:table-cell office:value-type="float" office:value="-13.339308240761" calcext:value-type="float">
            <text:p>-13.339308240761</text:p>
          </table:table-cell>
          <table:table-cell table:formula="of:=-((200*PI())^2)*SIN(200*[.A230]*PI())" office:value-type="float" office:value="-387791.462917033" calcext:value-type="float">
            <text:p>-387791.462917033</text:p>
          </table:table-cell>
          <table:table-cell table:formula="of:=[.F229]+(1-0.5)*0.0001*[.E229]+0.5*0.0001*[.E230]" office:value-type="float" office:value="-745.80822500775" calcext:value-type="float">
            <text:p>-745.80822500775</text:p>
          </table:table-cell>
          <table:table-cell table:formula="of:=[.G229]+0.0001*[.F229]+(0.5-0.25)*0.0001^2*[.E229]+0.25*0.0001^2*[.E230]" office:value-type="float" office:value="-13.339308240762" calcext:value-type="float">
            <text:p>-13.339308240762</text:p>
          </table:table-cell>
          <table:table-cell table:formula="of:=[.H229]+1/2*([.A230]-[.A229])*([.E230]+[.E229])" office:value-type="float" office:value="-745.808225007752" calcext:value-type="float">
            <text:p>-745.808225007752</text:p>
          </table:table-cell>
          <table:table-cell table:formula="of:=[.I229]+1/2*([.A230]-[.A229])*([.H230]+[.H229])" office:value-type="float" office:value="-13.339308240762" calcext:value-type="float">
            <text:p>-13.339308240762</text:p>
          </table:table-cell>
          <table:table-cell table:formula="of:=200*PI()*COS(200*PI()*[.A230])" office:value-type="float" office:value="-117.735152264502" calcext:value-type="float">
            <text:p>-117.735152264502</text:p>
          </table:table-cell>
          <table:table-cell table:formula="of:=SIN(200*PI()*[.A230])" office:value-type="float" office:value="0.982287250728689" calcext:value-type="float">
            <text:p>0.982287250728689</text:p>
          </table:table-cell>
        </table:table-row>
        <table:table-row table:style-name="ro1">
          <table:table-cell office:value-type="float" office:value="0.0229" calcext:value-type="float">
            <text:p>0.0229</text:p>
          </table:table-cell>
          <table:table-cell office:value-type="float" office:value="-382381.30519586" calcext:value-type="float">
            <text:p>-382381.30519586</text:p>
          </table:table-cell>
          <table:table-cell office:value-type="float" office:value="-784.31686341334" calcext:value-type="float">
            <text:p>-784.31686341334</text:p>
          </table:table-cell>
          <table:table-cell office:value-type="float" office:value="-13.415814495182" calcext:value-type="float">
            <text:p>-13.415814495182</text:p>
          </table:table-cell>
          <table:table-cell table:formula="of:=-((200*PI())^2)*SIN(200*[.A231]*PI())" office:value-type="float" office:value="-382381.305195847" calcext:value-type="float">
            <text:p>-382381.305195847</text:p>
          </table:table-cell>
          <table:table-cell table:formula="of:=[.F230]+(1-0.5)*0.0001*[.E230]+0.5*0.0001*[.E231]" office:value-type="float" office:value="-784.316863413395" calcext:value-type="float">
            <text:p>-784.316863413395</text:p>
          </table:table-cell>
          <table:table-cell table:formula="of:=[.G230]+0.0001*[.F230]+(0.5-0.25)*0.0001^2*[.E230]+0.25*0.0001^2*[.E231]" office:value-type="float" office:value="-13.4158144951831" calcext:value-type="float">
            <text:p>-13.4158144951831</text:p>
          </table:table-cell>
          <table:table-cell table:formula="of:=[.H230]+1/2*([.A231]-[.A230])*([.E231]+[.E230])" office:value-type="float" office:value="-784.316863413395" calcext:value-type="float">
            <text:p>-784.316863413395</text:p>
          </table:table-cell>
          <table:table-cell table:formula="of:=[.I230]+1/2*([.A231]-[.A230])*([.H231]+[.H230])" office:value-type="float" office:value="-13.4158144951831" calcext:value-type="float">
            <text:p>-13.4158144951831</text:p>
          </table:table-cell>
          <table:table-cell table:formula="of:=200*PI()*COS(200*PI()*[.A231])" office:value-type="float" office:value="-156.256464507836" calcext:value-type="float">
            <text:p>-156.256464507836</text:p>
          </table:table-cell>
          <table:table-cell table:formula="of:=SIN(200*PI()*[.A231])" office:value-type="float" office:value="0.968583161128631" calcext:value-type="float">
            <text:p>0.968583161128631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-375462.06315622" calcext:value-type="float">
            <text:p>-375462.06315622</text:p>
          </table:table-cell>
          <table:table-cell office:value-type="float" office:value="-822.20903183094" calcext:value-type="float">
            <text:p>-822.20903183094</text:p>
          </table:table-cell>
          <table:table-cell office:value-type="float" office:value="-13.496140789945" calcext:value-type="float">
            <text:p>-13.496140789945</text:p>
          </table:table-cell>
          <table:table-cell table:formula="of:=-((200*PI())^2)*SIN(200*[.A232]*PI())" office:value-type="float" office:value="-375462.063156455" calcext:value-type="float">
            <text:p>-375462.063156455</text:p>
          </table:table-cell>
          <table:table-cell table:formula="of:=[.F231]+(1-0.5)*0.0001*[.E231]+0.5*0.0001*[.E232]" office:value-type="float" office:value="-822.20903183101" calcext:value-type="float">
            <text:p>-822.20903183101</text:p>
          </table:table-cell>
          <table:table-cell table:formula="of:=[.G231]+0.0001*[.F231]+(0.5-0.25)*0.0001^2*[.E231]+0.25*0.0001^2*[.E232]" office:value-type="float" office:value="-13.4961407899453" calcext:value-type="float">
            <text:p>-13.4961407899453</text:p>
          </table:table-cell>
          <table:table-cell table:formula="of:=[.H231]+1/2*([.A232]-[.A231])*([.E232]+[.E231])" office:value-type="float" office:value="-822.20903183101" calcext:value-type="float">
            <text:p>-822.20903183101</text:p>
          </table:table-cell>
          <table:table-cell table:formula="of:=[.I231]+1/2*([.A232]-[.A231])*([.H232]+[.H231])" office:value-type="float" office:value="-13.4961407899453" calcext:value-type="float">
            <text:p>-13.4961407899453</text:p>
          </table:table-cell>
          <table:table-cell table:formula="of:=200*PI()*COS(200*PI()*[.A232])" office:value-type="float" office:value="-194.161103872546" calcext:value-type="float">
            <text:p>-194.161103872546</text:p>
          </table:table-cell>
          <table:table-cell table:formula="of:=SIN(200*PI()*[.A232])" office:value-type="float" office:value="0.951056516295154" calcext:value-type="float">
            <text:p>0.951056516295154</text:p>
          </table:table-cell>
        </table:table-row>
        <table:table-row table:style-name="ro1">
          <table:table-cell office:value-type="float" office:value="0.0231" calcext:value-type="float">
            <text:p>0.0231</text:p>
          </table:table-cell>
          <table:table-cell office:value-type="float" office:value="-367061.04388578" calcext:value-type="float">
            <text:p>-367061.04388578</text:p>
          </table:table-cell>
          <table:table-cell office:value-type="float" office:value="-859.33518718304" calcext:value-type="float">
            <text:p>-859.33518718304</text:p>
          </table:table-cell>
          <table:table-cell office:value-type="float" office:value="-13.580218000895" calcext:value-type="float">
            <text:p>-13.580218000895</text:p>
          </table:table-cell>
          <table:table-cell table:formula="of:=-((200*PI())^2)*SIN(200*[.A233]*PI())" office:value-type="float" office:value="-367061.043886084" calcext:value-type="float">
            <text:p>-367061.043886084</text:p>
          </table:table-cell>
          <table:table-cell table:formula="of:=[.F232]+(1-0.5)*0.0001*[.E232]+0.5*0.0001*[.E233]" office:value-type="float" office:value="-859.335187183137" calcext:value-type="float">
            <text:p>-859.335187183137</text:p>
          </table:table-cell>
          <table:table-cell table:formula="of:=[.G232]+0.0001*[.F232]+(0.5-0.25)*0.0001^2*[.E232]+0.25*0.0001^2*[.E233]" office:value-type="float" office:value="-13.580218000896" calcext:value-type="float">
            <text:p>-13.580218000896</text:p>
          </table:table-cell>
          <table:table-cell table:formula="of:=[.H232]+1/2*([.A233]-[.A232])*([.E233]+[.E232])" office:value-type="float" office:value="-859.335187183138" calcext:value-type="float">
            <text:p>-859.335187183138</text:p>
          </table:table-cell>
          <table:table-cell table:formula="of:=[.I232]+1/2*([.A233]-[.A232])*([.H233]+[.H232])" office:value-type="float" office:value="-13.580218000896" calcext:value-type="float">
            <text:p>-13.580218000896</text:p>
          </table:table-cell>
          <table:table-cell table:formula="of:=200*PI()*COS(200*PI()*[.A233])" office:value-type="float" office:value="-231.299478064043" calcext:value-type="float">
            <text:p>-231.299478064043</text:p>
          </table:table-cell>
          <table:table-cell table:formula="of:=SIN(200*PI()*[.A233])" office:value-type="float" office:value="0.929776485888251" calcext:value-type="float">
            <text:p>0.929776485888251</text:p>
          </table:table-cell>
        </table:table-row>
        <table:table-row table:style-name="ro1">
          <table:table-cell office:value-type="float" office:value="0.0232" calcext:value-type="float">
            <text:p>0.0232</text:p>
          </table:table-cell>
          <table:table-cell office:value-type="float" office:value="-357211.40237004" calcext:value-type="float">
            <text:p>-357211.40237004</text:p>
          </table:table-cell>
          <table:table-cell office:value-type="float" office:value="-895.54880949583" calcext:value-type="float">
            <text:p>-895.54880949583</text:p>
          </table:table-cell>
          <table:table-cell office:value-type="float" office:value="-13.667962200729" calcext:value-type="float">
            <text:p>-13.667962200729</text:p>
          </table:table-cell>
          <table:table-cell table:formula="of:=-((200*PI())^2)*SIN(200*[.A234]*PI())" office:value-type="float" office:value="-357211.402369733" calcext:value-type="float">
            <text:p>-357211.402369733</text:p>
          </table:table-cell>
          <table:table-cell table:formula="of:=[.F233]+(1-0.5)*0.0001*[.E233]+0.5*0.0001*[.E234]" office:value-type="float" office:value="-895.548809495927" calcext:value-type="float">
            <text:p>-895.548809495927</text:p>
          </table:table-cell>
          <table:table-cell table:formula="of:=[.G233]+0.0001*[.F233]+(0.5-0.25)*0.0001^2*[.E233]+0.25*0.0001^2*[.E234]" office:value-type="float" office:value="-13.6679622007299" calcext:value-type="float">
            <text:p>-13.6679622007299</text:p>
          </table:table-cell>
          <table:table-cell table:formula="of:=[.H233]+1/2*([.A234]-[.A233])*([.E234]+[.E233])" office:value-type="float" office:value="-895.548809495929" calcext:value-type="float">
            <text:p>-895.548809495929</text:p>
          </table:table-cell>
          <table:table-cell table:formula="of:=[.I233]+1/2*([.A234]-[.A233])*([.H234]+[.H233])" office:value-type="float" office:value="-13.6679622007299" calcext:value-type="float">
            <text:p>-13.6679622007299</text:p>
          </table:table-cell>
          <table:table-cell table:formula="of:=200*PI()*COS(200*PI()*[.A234])" office:value-type="float" office:value="-267.5250188863" calcext:value-type="float">
            <text:p>-267.5250188863</text:p>
          </table:table-cell>
          <table:table-cell table:formula="of:=SIN(200*PI()*[.A234])" office:value-type="float" office:value="0.904827052466019" calcext:value-type="float">
            <text:p>0.904827052466019</text:p>
          </table:table-cell>
        </table:table-row>
        <table:table-row table:style-name="ro1">
          <table:table-cell office:value-type="float" office:value="0.0233" calcext:value-type="float">
            <text:p>0.0233</text:p>
          </table:table-cell>
          <table:table-cell office:value-type="float" office:value="-345952.01064279" calcext:value-type="float">
            <text:p>-345952.01064279</text:p>
          </table:table-cell>
          <table:table-cell office:value-type="float" office:value="-930.70698014648" calcext:value-type="float">
            <text:p>-930.70698014648</text:p>
          </table:table-cell>
          <table:table-cell office:value-type="float" office:value="-13.759274990211" calcext:value-type="float">
            <text:p>-13.759274990211</text:p>
          </table:table-cell>
          <table:table-cell table:formula="of:=-((200*PI())^2)*SIN(200*[.A235]*PI())" office:value-type="float" office:value="-345952.010642597" calcext:value-type="float">
            <text:p>-345952.010642597</text:p>
          </table:table-cell>
          <table:table-cell table:formula="of:=[.F234]+(1-0.5)*0.0001*[.E234]+0.5*0.0001*[.E235]" office:value-type="float" office:value="-930.706980146544" calcext:value-type="float">
            <text:p>-930.706980146544</text:p>
          </table:table-cell>
          <table:table-cell table:formula="of:=[.G234]+0.0001*[.F234]+(0.5-0.25)*0.0001^2*[.E234]+0.25*0.0001^2*[.E235]" office:value-type="float" office:value="-13.7592749902121" calcext:value-type="float">
            <text:p>-13.7592749902121</text:p>
          </table:table-cell>
          <table:table-cell table:formula="of:=[.H234]+1/2*([.A235]-[.A234])*([.E235]+[.E234])" office:value-type="float" office:value="-930.706980146545" calcext:value-type="float">
            <text:p>-930.706980146545</text:p>
          </table:table-cell>
          <table:table-cell table:formula="of:=[.I234]+1/2*([.A235]-[.A234])*([.H235]+[.H234])" office:value-type="float" office:value="-13.7592749902121" calcext:value-type="float">
            <text:p>-13.7592749902121</text:p>
          </table:table-cell>
          <table:table-cell table:formula="of:=200*PI()*COS(200*PI()*[.A235])" office:value-type="float" office:value="-302.694760679568" calcext:value-type="float">
            <text:p>-302.694760679568</text:p>
          </table:table-cell>
          <table:table-cell table:formula="of:=SIN(200*PI()*[.A235])" office:value-type="float" office:value="0.876306680043864" calcext:value-type="float">
            <text:p>0.876306680043864</text:p>
          </table:table-cell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-333327.30437983" calcext:value-type="float">
            <text:p>-333327.30437983</text:p>
          </table:table-cell>
          <table:table-cell office:value-type="float" office:value="-964.67094589761" calcext:value-type="float">
            <text:p>-964.67094589761</text:p>
          </table:table-cell>
          <table:table-cell office:value-type="float" office:value="-13.854043886514" calcext:value-type="float">
            <text:p>-13.854043886514</text:p>
          </table:table-cell>
          <table:table-cell table:formula="of:=-((200*PI())^2)*SIN(200*[.A236]*PI())" office:value-type="float" office:value="-333327.304379894" calcext:value-type="float">
            <text:p>-333327.304379894</text:p>
          </table:table-cell>
          <table:table-cell table:formula="of:=[.F235]+(1-0.5)*0.0001*[.E235]+0.5*0.0001*[.E236]" office:value-type="float" office:value="-964.670945897668" calcext:value-type="float">
            <text:p>-964.670945897668</text:p>
          </table:table-cell>
          <table:table-cell table:formula="of:=[.G235]+0.0001*[.F235]+(0.5-0.25)*0.0001^2*[.E235]+0.25*0.0001^2*[.E236]" office:value-type="float" office:value="-13.8540438865143" calcext:value-type="float">
            <text:p>-13.8540438865143</text:p>
          </table:table-cell>
          <table:table-cell table:formula="of:=[.H235]+1/2*([.A236]-[.A235])*([.E236]+[.E235])" office:value-type="float" office:value="-964.670945897669" calcext:value-type="float">
            <text:p>-964.670945897669</text:p>
          </table:table-cell>
          <table:table-cell table:formula="of:=[.I235]+1/2*([.A236]-[.A235])*([.H236]+[.H235])" office:value-type="float" office:value="-13.8540438865143" calcext:value-type="float">
            <text:p>-13.8540438865143</text:p>
          </table:table-cell>
          <table:table-cell table:formula="of:=200*PI()*COS(200*PI()*[.A236])" office:value-type="float" office:value="-336.669904540516" calcext:value-type="float">
            <text:p>-336.669904540516</text:p>
          </table:table-cell>
          <table:table-cell table:formula="of:=SIN(200*PI()*[.A236])" office:value-type="float" office:value="0.844327925502015" calcext:value-type="float">
            <text:p>0.844327925502015</text:p>
          </table:table-cell>
        </table:table-row>
        <table:table-row table:style-name="ro1">
          <table:table-cell office:value-type="float" office:value="0.0235" calcext:value-type="float">
            <text:p>0.0235</text:p>
          </table:table-cell>
          <table:table-cell office:value-type="float" office:value="-319387.10752982" calcext:value-type="float">
            <text:p>-319387.10752982</text:p>
          </table:table-cell>
          <table:table-cell office:value-type="float" office:value="-997.30666649309" calcext:value-type="float">
            <text:p>-997.30666649309</text:p>
          </table:table-cell>
          <table:table-cell office:value-type="float" office:value="-13.952142767133" calcext:value-type="float">
            <text:p>-13.952142767133</text:p>
          </table:table-cell>
          <table:table-cell table:formula="of:=-((200*PI())^2)*SIN(200*[.A237]*PI())" office:value-type="float" office:value="-319387.107529563" calcext:value-type="float">
            <text:p>-319387.107529563</text:p>
          </table:table-cell>
          <table:table-cell table:formula="of:=[.F236]+(1-0.5)*0.0001*[.E236]+0.5*0.0001*[.E237]" office:value-type="float" office:value="-997.306666493141" calcext:value-type="float">
            <text:p>-997.306666493141</text:p>
          </table:table-cell>
          <table:table-cell table:formula="of:=[.G236]+0.0001*[.F236]+(0.5-0.25)*0.0001^2*[.E236]+0.25*0.0001^2*[.E237]" office:value-type="float" office:value="-13.9521427671338" calcext:value-type="float">
            <text:p>-13.9521427671338</text:p>
          </table:table-cell>
          <table:table-cell table:formula="of:=[.H236]+1/2*([.A237]-[.A236])*([.E237]+[.E236])" office:value-type="float" office:value="-997.306666493142" calcext:value-type="float">
            <text:p>-997.306666493142</text:p>
          </table:table-cell>
          <table:table-cell table:formula="of:=[.I236]+1/2*([.A237]-[.A236])*([.H237]+[.H236])" office:value-type="float" office:value="-13.9521427671338" calcext:value-type="float">
            <text:p>-13.9521427671338</text:p>
          </table:table-cell>
          <table:table-cell table:formula="of:=200*PI()*COS(200*PI()*[.A237])" office:value-type="float" office:value="-369.316366098091" calcext:value-type="float">
            <text:p>-369.316366098091</text:p>
          </table:table-cell>
          <table:table-cell table:formula="of:=SIN(200*PI()*[.A237])" office:value-type="float" office:value="0.809016994374948" calcext:value-type="float">
            <text:p>0.809016994374948</text:p>
          </table:table-cell>
        </table:table-row>
        <table:table-row table:style-name="ro1">
          <table:table-cell office:value-type="float" office:value="0.0236" calcext:value-type="float">
            <text:p>0.0236</text:p>
          </table:table-cell>
          <table:table-cell office:value-type="float" office:value="-304186.43568019" calcext:value-type="float">
            <text:p>-304186.43568019</text:p>
          </table:table-cell>
          <table:table-cell office:value-type="float" office:value="-1028.4853436536" calcext:value-type="float">
            <text:p>-1028.4853436536</text:p>
          </table:table-cell>
          <table:table-cell office:value-type="float" office:value="-14.05343236764" calcext:value-type="float">
            <text:p>-14.05343236764</text:p>
          </table:table-cell>
          <table:table-cell table:formula="of:=-((200*PI())^2)*SIN(200*[.A238]*PI())" office:value-type="float" office:value="-304186.435679903" calcext:value-type="float">
            <text:p>-304186.435679903</text:p>
          </table:table-cell>
          <table:table-cell table:formula="of:=[.F237]+(1-0.5)*0.0001*[.E237]+0.5*0.0001*[.E238]" office:value-type="float" office:value="-1028.48534365361" calcext:value-type="float">
            <text:p>-1028.48534365361</text:p>
          </table:table-cell>
          <table:table-cell table:formula="of:=[.G237]+0.0001*[.F237]+(0.5-0.25)*0.0001^2*[.E237]+0.25*0.0001^2*[.E238]" office:value-type="float" office:value="-14.0534323676412" calcext:value-type="float">
            <text:p>-14.0534323676412</text:p>
          </table:table-cell>
          <table:table-cell table:formula="of:=[.H237]+1/2*([.A238]-[.A237])*([.E238]+[.E237])" office:value-type="float" office:value="-1028.48534365362" calcext:value-type="float">
            <text:p>-1028.48534365362</text:p>
          </table:table-cell>
          <table:table-cell table:formula="of:=[.I237]+1/2*([.A238]-[.A237])*([.H238]+[.H237])" office:value-type="float" office:value="-14.0534323676412" calcext:value-type="float">
            <text:p>-14.0534323676412</text:p>
          </table:table-cell>
          <table:table-cell table:formula="of:=200*PI()*COS(200*PI()*[.A238])" office:value-type="float" office:value="-400.505304683275" calcext:value-type="float">
            <text:p>-400.505304683275</text:p>
          </table:table-cell>
          <table:table-cell table:formula="of:=SIN(200*PI()*[.A238])" office:value-type="float" office:value="0.77051324277579" calcext:value-type="float">
            <text:p>0.77051324277579</text:p>
          </table:table-cell>
        </table:table-row>
        <table:table-row table:style-name="ro1">
          <table:table-cell office:value-type="float" office:value="0.0237" calcext:value-type="float">
            <text:p>0.0237</text:p>
          </table:table-cell>
          <table:table-cell office:value-type="float" office:value="-287785.27893821" calcext:value-type="float">
            <text:p>-287785.27893821</text:p>
          </table:table-cell>
          <table:table-cell office:value-type="float" office:value="-1058.0839293845" calcext:value-type="float">
            <text:p>-1058.0839293845</text:p>
          </table:table-cell>
          <table:table-cell office:value-type="float" office:value="-14.157760831292" calcext:value-type="float">
            <text:p>-14.157760831292</text:p>
          </table:table-cell>
          <table:table-cell table:formula="of:=-((200*PI())^2)*SIN(200*[.A239]*PI())" office:value-type="float" office:value="-287785.278938177" calcext:value-type="float">
            <text:p>-287785.278938177</text:p>
          </table:table-cell>
          <table:table-cell table:formula="of:=[.F238]+(1-0.5)*0.0001*[.E238]+0.5*0.0001*[.E239]" office:value-type="float" office:value="-1058.08392938452" calcext:value-type="float">
            <text:p>-1058.08392938452</text:p>
          </table:table-cell>
          <table:table-cell table:formula="of:=[.G238]+0.0001*[.F238]+(0.5-0.25)*0.0001^2*[.E238]+0.25*0.0001^2*[.E239]" office:value-type="float" office:value="-14.1577608312931" calcext:value-type="float">
            <text:p>-14.1577608312931</text:p>
          </table:table-cell>
          <table:table-cell table:formula="of:=[.H238]+1/2*([.A239]-[.A238])*([.E239]+[.E238])" office:value-type="float" office:value="-1058.08392938452" calcext:value-type="float">
            <text:p>-1058.08392938452</text:p>
          </table:table-cell>
          <table:table-cell table:formula="of:=[.I238]+1/2*([.A239]-[.A238])*([.H239]+[.H238])" office:value-type="float" office:value="-14.1577608312931" calcext:value-type="float">
            <text:p>-14.1577608312931</text:p>
          </table:table-cell>
          <table:table-cell table:formula="of:=200*PI()*COS(200*PI()*[.A239])" office:value-type="float" office:value="-430.113631804345" calcext:value-type="float">
            <text:p>-430.113631804345</text:p>
          </table:table-cell>
          <table:table-cell table:formula="of:=SIN(200*PI()*[.A239])" office:value-type="float" office:value="0.72896862742141" calcext:value-type="float">
            <text:p>0.72896862742141</text:p>
          </table:table-cell>
        </table:table-row>
        <table:table-row table:style-name="ro1">
          <table:table-cell office:value-type="float" office:value="0.0238" calcext:value-type="float">
            <text:p>0.0238</text:p>
          </table:table-cell>
          <table:table-cell office:value-type="float" office:value="-270248.36517745" calcext:value-type="float">
            <text:p>-270248.36517745</text:p>
          </table:table-cell>
          <table:table-cell office:value-type="float" office:value="-1085.9856115903" calcext:value-type="float">
            <text:p>-1085.9856115903</text:p>
          </table:table-cell>
          <table:table-cell office:value-type="float" office:value="-14.264964308341" calcext:value-type="float">
            <text:p>-14.264964308341</text:p>
          </table:table-cell>
          <table:table-cell table:formula="of:=-((200*PI())^2)*SIN(200*[.A240]*PI())" office:value-type="float" office:value="-270248.36517707" calcext:value-type="float">
            <text:p>-270248.36517707</text:p>
          </table:table-cell>
          <table:table-cell table:formula="of:=[.F239]+(1-0.5)*0.0001*[.E239]+0.5*0.0001*[.E240]" office:value-type="float" office:value="-1085.98561159028" calcext:value-type="float">
            <text:p>-1085.98561159028</text:p>
          </table:table-cell>
          <table:table-cell table:formula="of:=[.G239]+0.0001*[.F239]+(0.5-0.25)*0.0001^2*[.E239]+0.25*0.0001^2*[.E240]" office:value-type="float" office:value="-14.2649643083418" calcext:value-type="float">
            <text:p>-14.2649643083418</text:p>
          </table:table-cell>
          <table:table-cell table:formula="of:=[.H239]+1/2*([.A240]-[.A239])*([.E240]+[.E239])" office:value-type="float" office:value="-1085.98561159028" calcext:value-type="float">
            <text:p>-1085.98561159028</text:p>
          </table:table-cell>
          <table:table-cell table:formula="of:=[.I239]+1/2*([.A240]-[.A239])*([.H240]+[.H239])" office:value-type="float" office:value="-14.2649643083418" calcext:value-type="float">
            <text:p>-14.2649643083418</text:p>
          </table:table-cell>
          <table:table-cell table:formula="of:=200*PI()*COS(200*PI()*[.A240])" office:value-type="float" office:value="-458.024496920909" calcext:value-type="float">
            <text:p>-458.024496920909</text:p>
          </table:table-cell>
          <table:table-cell table:formula="of:=SIN(200*PI()*[.A240])" office:value-type="float" office:value="0.684547105928687" calcext:value-type="float">
            <text:p>0.684547105928687</text:p>
          </table:table-cell>
        </table:table-row>
        <table:table-row table:style-name="ro1">
          <table:table-cell office:value-type="float" office:value="0.0239" calcext:value-type="float">
            <text:p>0.0239</text:p>
          </table:table-cell>
          <table:table-cell office:value-type="float" office:value="-251644.9045834" calcext:value-type="float">
            <text:p>-251644.9045834</text:p>
          </table:table-cell>
          <table:table-cell office:value-type="float" office:value="-1112.0802750783" calcext:value-type="float">
            <text:p>-1112.0802750783</text:p>
          </table:table-cell>
          <table:table-cell office:value-type="float" office:value="-14.374867602674" calcext:value-type="float">
            <text:p>-14.374867602674</text:p>
          </table:table-cell>
          <table:table-cell table:formula="of:=-((200*PI())^2)*SIN(200*[.A241]*PI())" office:value-type="float" office:value="-251644.904583344" calcext:value-type="float">
            <text:p>-251644.904583344</text:p>
          </table:table-cell>
          <table:table-cell table:formula="of:=[.F240]+(1-0.5)*0.0001*[.E240]+0.5*0.0001*[.E241]" office:value-type="float" office:value="-1112.0802750783" calcext:value-type="float">
            <text:p>-1112.0802750783</text:p>
          </table:table-cell>
          <table:table-cell table:formula="of:=[.G240]+0.0001*[.F240]+(0.5-0.25)*0.0001^2*[.E240]+0.25*0.0001^2*[.E241]" office:value-type="float" office:value="-14.3748676026752" calcext:value-type="float">
            <text:p>-14.3748676026752</text:p>
          </table:table-cell>
          <table:table-cell table:formula="of:=[.H240]+1/2*([.A241]-[.A240])*([.E241]+[.E240])" office:value-type="float" office:value="-1112.0802750783" calcext:value-type="float">
            <text:p>-1112.0802750783</text:p>
          </table:table-cell>
          <table:table-cell table:formula="of:=[.I240]+1/2*([.A241]-[.A240])*([.H241]+[.H240])" office:value-type="float" office:value="-14.3748676026752" calcext:value-type="float">
            <text:p>-14.3748676026752</text:p>
          </table:table-cell>
          <table:table-cell table:formula="of:=200*PI()*COS(200*PI()*[.A241])" office:value-type="float" office:value="-484.127748599614" calcext:value-type="float">
            <text:p>-484.127748599614</text:p>
          </table:table-cell>
          <table:table-cell table:formula="of:=SIN(200*PI()*[.A241])" office:value-type="float" office:value="0.637423989748689" calcext:value-type="float">
            <text:p>0.637423989748689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-232048.31651658" calcext:value-type="float">
            <text:p>-232048.31651658</text:p>
          </table:table-cell>
          <table:table-cell office:value-type="float" office:value="-1136.2649361333" calcext:value-type="float">
            <text:p>-1136.2649361333</text:p>
          </table:table-cell>
          <table:table-cell office:value-type="float" office:value="-14.487284863235" calcext:value-type="float">
            <text:p>-14.487284863235</text:p>
          </table:table-cell>
          <table:table-cell table:formula="of:=-((200*PI())^2)*SIN(200*[.A242]*PI())" office:value-type="float" office:value="-232048.316516849" calcext:value-type="float">
            <text:p>-232048.316516849</text:p>
          </table:table-cell>
          <table:table-cell table:formula="of:=[.F241]+(1-0.5)*0.0001*[.E241]+0.5*0.0001*[.E242]" office:value-type="float" office:value="-1136.26493613331" calcext:value-type="float">
            <text:p>-1136.26493613331</text:p>
          </table:table-cell>
          <table:table-cell table:formula="of:=[.G241]+0.0001*[.F241]+(0.5-0.25)*0.0001^2*[.E241]+0.25*0.0001^2*[.E242]" office:value-type="float" office:value="-14.4872848632358" calcext:value-type="float">
            <text:p>-14.4872848632358</text:p>
          </table:table-cell>
          <table:table-cell table:formula="of:=[.H241]+1/2*([.A242]-[.A241])*([.E242]+[.E241])" office:value-type="float" office:value="-1136.26493613331" calcext:value-type="float">
            <text:p>-1136.26493613331</text:p>
          </table:table-cell>
          <table:table-cell table:formula="of:=[.I241]+1/2*([.A242]-[.A241])*([.H242]+[.H241])" office:value-type="float" office:value="-14.4872848632358" calcext:value-type="float">
            <text:p>-14.4872848632358</text:p>
          </table:table-cell>
          <table:table-cell table:formula="of:=200*PI()*COS(200*PI()*[.A242])" office:value-type="float" office:value="-508.320369231526" calcext:value-type="float">
            <text:p>-508.320369231526</text:p>
          </table:table-cell>
          <table:table-cell table:formula="of:=SIN(200*PI()*[.A242])" office:value-type="float" office:value="0.587785252292472" calcext:value-type="float">
            <text:p>0.587785252292472</text:p>
          </table:table-cell>
        </table:table-row>
        <table:table-row table:style-name="ro1">
          <table:table-cell office:value-type="float" office:value="0.0241" calcext:value-type="float">
            <text:p>0.0241</text:p>
          </table:table-cell>
          <table:table-cell office:value-type="float" office:value="-211535.93975757" calcext:value-type="float">
            <text:p>-211535.93975757</text:p>
          </table:table-cell>
          <table:table-cell office:value-type="float" office:value="-1158.444148947" calcext:value-type="float">
            <text:p>-1158.444148947</text:p>
          </table:table-cell>
          <table:table-cell office:value-type="float" office:value="-14.602020317489" calcext:value-type="float">
            <text:p>-14.602020317489</text:p>
          </table:table-cell>
          <table:table-cell table:formula="of:=-((200*PI())^2)*SIN(200*[.A243]*PI())" office:value-type="float" office:value="-211535.939757852" calcext:value-type="float">
            <text:p>-211535.939757852</text:p>
          </table:table-cell>
          <table:table-cell table:formula="of:=[.F242]+(1-0.5)*0.0001*[.E242]+0.5*0.0001*[.E243]" office:value-type="float" office:value="-1158.44414894705" calcext:value-type="float">
            <text:p>-1158.44414894705</text:p>
          </table:table-cell>
          <table:table-cell table:formula="of:=[.G242]+0.0001*[.F242]+(0.5-0.25)*0.0001^2*[.E242]+0.25*0.0001^2*[.E243]" office:value-type="float" office:value="-14.6020203174898" calcext:value-type="float">
            <text:p>-14.6020203174898</text:p>
          </table:table-cell>
          <table:table-cell table:formula="of:=[.H242]+1/2*([.A243]-[.A242])*([.E243]+[.E242])" office:value-type="float" office:value="-1158.44414894705" calcext:value-type="float">
            <text:p>-1158.44414894705</text:p>
          </table:table-cell>
          <table:table-cell table:formula="of:=[.I242]+1/2*([.A243]-[.A242])*([.H243]+[.H242])" office:value-type="float" office:value="-14.6020203174898" calcext:value-type="float">
            <text:p>-14.6020203174898</text:p>
          </table:table-cell>
          <table:table-cell table:formula="of:=200*PI()*COS(200*PI()*[.A243])" office:value-type="float" office:value="-530.506881595568" calcext:value-type="float">
            <text:p>-530.506881595568</text:p>
          </table:table-cell>
          <table:table-cell table:formula="of:=SIN(200*PI()*[.A243])" office:value-type="float" office:value="0.535826794978996" calcext:value-type="float">
            <text:p>0.535826794978996</text:p>
          </table:table-cell>
        </table:table-row>
        <table:table-row table:style-name="ro1">
          <table:table-cell office:value-type="float" office:value="0.0242" calcext:value-type="float">
            <text:p>0.0242</text:p>
          </table:table-cell>
          <table:table-cell office:value-type="float" office:value="-190188.72728611" calcext:value-type="float">
            <text:p>-190188.72728611</text:p>
          </table:table-cell>
          <table:table-cell office:value-type="float" office:value="-1178.5303822992" calcext:value-type="float">
            <text:p>-1178.5303822992</text:p>
          </table:table-cell>
          <table:table-cell office:value-type="float" office:value="-14.718869044051" calcext:value-type="float">
            <text:p>-14.718869044051</text:p>
          </table:table-cell>
          <table:table-cell table:formula="of:=-((200*PI())^2)*SIN(200*[.A244]*PI())" office:value-type="float" office:value="-190188.72728621" calcext:value-type="float">
            <text:p>-190188.72728621</text:p>
          </table:table-cell>
          <table:table-cell table:formula="of:=[.F243]+(1-0.5)*0.0001*[.E243]+0.5*0.0001*[.E244]" office:value-type="float" office:value="-1178.53038229925" calcext:value-type="float">
            <text:p>-1178.53038229925</text:p>
          </table:table-cell>
          <table:table-cell table:formula="of:=[.G243]+0.0001*[.F243]+(0.5-0.25)*0.0001^2*[.E243]+0.25*0.0001^2*[.E244]" office:value-type="float" office:value="-14.7188690440521" calcext:value-type="float">
            <text:p>-14.7188690440521</text:p>
          </table:table-cell>
          <table:table-cell table:formula="of:=[.H243]+1/2*([.A244]-[.A243])*([.E244]+[.E243])" office:value-type="float" office:value="-1178.53038229925" calcext:value-type="float">
            <text:p>-1178.53038229925</text:p>
          </table:table-cell>
          <table:table-cell table:formula="of:=[.I243]+1/2*([.A244]-[.A243])*([.H244]+[.H243])" office:value-type="float" office:value="-14.7188690440522" calcext:value-type="float">
            <text:p>-14.7188690440522</text:p>
          </table:table-cell>
          <table:table-cell table:formula="of:=200*PI()*COS(200*PI()*[.A244])" office:value-type="float" office:value="-550.599725663493" calcext:value-type="float">
            <text:p>-550.599725663493</text:p>
          </table:table-cell>
          <table:table-cell table:formula="of:=SIN(200*PI()*[.A244])" office:value-type="float" office:value="0.481753674101713" calcext:value-type="float">
            <text:p>0.481753674101713</text:p>
          </table:table-cell>
        </table:table-row>
        <table:table-row table:style-name="ro1">
          <table:table-cell office:value-type="float" office:value="0.0243" calcext:value-type="float">
            <text:p>0.0243</text:p>
          </table:table-cell>
          <table:table-cell office:value-type="float" office:value="-168090.92679712" calcext:value-type="float">
            <text:p>-168090.92679712</text:p>
          </table:table-cell>
          <table:table-cell office:value-type="float" office:value="-1196.4443650034" calcext:value-type="float">
            <text:p>-1196.4443650034</text:p>
          </table:table-cell>
          <table:table-cell office:value-type="float" office:value="-14.837617781417" calcext:value-type="float">
            <text:p>-14.837617781417</text:p>
          </table:table-cell>
          <table:table-cell table:formula="of:=-((200*PI())^2)*SIN(200*[.A245]*PI())" office:value-type="float" office:value="-168090.926796934" calcext:value-type="float">
            <text:p>-168090.926796934</text:p>
          </table:table-cell>
          <table:table-cell table:formula="of:=[.F244]+(1-0.5)*0.0001*[.E244]+0.5*0.0001*[.E245]" office:value-type="float" office:value="-1196.44436500341" calcext:value-type="float">
            <text:p>-1196.44436500341</text:p>
          </table:table-cell>
          <table:table-cell table:formula="of:=[.G244]+0.0001*[.F244]+(0.5-0.25)*0.0001^2*[.E244]+0.25*0.0001^2*[.E245]" office:value-type="float" office:value="-14.8376177814173" calcext:value-type="float">
            <text:p>-14.8376177814173</text:p>
          </table:table-cell>
          <table:table-cell table:formula="of:=[.H244]+1/2*([.A245]-[.A244])*([.E245]+[.E244])" office:value-type="float" office:value="-1196.44436500341" calcext:value-type="float">
            <text:p>-1196.44436500341</text:p>
          </table:table-cell>
          <table:table-cell table:formula="of:=[.I244]+1/2*([.A245]-[.A244])*([.H245]+[.H244])" office:value-type="float" office:value="-14.8376177814173" calcext:value-type="float">
            <text:p>-14.8376177814173</text:p>
          </table:table-cell>
          <table:table-cell table:formula="of:=200*PI()*COS(200*PI()*[.A245])" office:value-type="float" office:value="-568.519604159311" calcext:value-type="float">
            <text:p>-568.519604159311</text:p>
          </table:table-cell>
          <table:table-cell table:formula="of:=SIN(200*PI()*[.A245])" office:value-type="float" office:value="0.425779291565071" calcext:value-type="float">
            <text:p>0.425779291565071</text:p>
          </table:table-cell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-145329.74821339" calcext:value-type="float">
            <text:p>-145329.74821339</text:p>
          </table:table-cell>
          <table:table-cell office:value-type="float" office:value="-1212.1153987539" calcext:value-type="float">
            <text:p>-1212.1153987539</text:p>
          </table:table-cell>
          <table:table-cell office:value-type="float" office:value="-14.958045769604" calcext:value-type="float">
            <text:p>-14.958045769604</text:p>
          </table:table-cell>
          <table:table-cell table:formula="of:=-((200*PI())^2)*SIN(200*[.A246]*PI())" office:value-type="float" office:value="-145329.74821303" calcext:value-type="float">
            <text:p>-145329.74821303</text:p>
          </table:table-cell>
          <table:table-cell table:formula="of:=[.F245]+(1-0.5)*0.0001*[.E245]+0.5*0.0001*[.E246]" office:value-type="float" office:value="-1212.1153987539" calcext:value-type="float">
            <text:p>-1212.1153987539</text:p>
          </table:table-cell>
          <table:table-cell table:formula="of:=[.G245]+0.0001*[.F245]+(0.5-0.25)*0.0001^2*[.E245]+0.25*0.0001^2*[.E246]" office:value-type="float" office:value="-14.9580457696051" calcext:value-type="float">
            <text:p>-14.9580457696051</text:p>
          </table:table-cell>
          <table:table-cell table:formula="of:=[.H245]+1/2*([.A246]-[.A245])*([.E246]+[.E245])" office:value-type="float" office:value="-1212.11539875391" calcext:value-type="float">
            <text:p>-1212.11539875391</text:p>
          </table:table-cell>
          <table:table-cell table:formula="of:=[.I245]+1/2*([.A246]-[.A245])*([.H246]+[.H245])" office:value-type="float" office:value="-14.9580457696051" calcext:value-type="float">
            <text:p>-14.9580457696051</text:p>
          </table:table-cell>
          <table:table-cell table:formula="of:=200*PI()*COS(200*PI()*[.A246])" office:value-type="float" office:value="-584.195795509413" calcext:value-type="float">
            <text:p>-584.195795509413</text:p>
          </table:table-cell>
          <table:table-cell table:formula="of:=SIN(200*PI()*[.A246])" office:value-type="float" office:value="0.368124552684676" calcext:value-type="float">
            <text:p>0.368124552684676</text:p>
          </table:table-cell>
        </table:table-row>
        <table:table-row table:style-name="ro1">
          <table:table-cell office:value-type="float" office:value="0.0245" calcext:value-type="float">
            <text:p>0.0245</text:p>
          </table:table-cell>
          <table:table-cell office:value-type="float" office:value="-121995.01950808" calcext:value-type="float">
            <text:p>-121995.01950808</text:p>
          </table:table-cell>
          <table:table-cell office:value-type="float" office:value="-1225.48163714" calcext:value-type="float">
            <text:p>-1225.48163714</text:p>
          </table:table-cell>
          <table:table-cell office:value-type="float" office:value="-15.079925621399" calcext:value-type="float">
            <text:p>-15.079925621399</text:p>
          </table:table-cell>
          <table:table-cell table:formula="of:=-((200*PI())^2)*SIN(200*[.A247]*PI())" office:value-type="float" office:value="-121995.019507775" calcext:value-type="float">
            <text:p>-121995.019507775</text:p>
          </table:table-cell>
          <table:table-cell table:formula="of:=[.F246]+(1-0.5)*0.0001*[.E246]+0.5*0.0001*[.E247]" office:value-type="float" office:value="-1225.48163713994" calcext:value-type="float">
            <text:p>-1225.48163713994</text:p>
          </table:table-cell>
          <table:table-cell table:formula="of:=[.G246]+0.0001*[.F246]+(0.5-0.25)*0.0001^2*[.E246]+0.25*0.0001^2*[.E247]" office:value-type="float" office:value="-15.0799256213998" calcext:value-type="float">
            <text:p>-15.0799256213998</text:p>
          </table:table-cell>
          <table:table-cell table:formula="of:=[.H246]+1/2*([.A247]-[.A246])*([.E247]+[.E246])" office:value-type="float" office:value="-1225.48163713995" calcext:value-type="float">
            <text:p>-1225.48163713995</text:p>
          </table:table-cell>
          <table:table-cell table:formula="of:=[.I246]+1/2*([.A247]-[.A246])*([.H247]+[.H246])" office:value-type="float" office:value="-15.0799256213998" calcext:value-type="float">
            <text:p>-15.0799256213998</text:p>
          </table:table-cell>
          <table:table-cell table:formula="of:=200*PI()*COS(200*PI()*[.A247])" office:value-type="float" office:value="-597.566432948311" calcext:value-type="float">
            <text:p>-597.566432948311</text:p>
          </table:table-cell>
          <table:table-cell table:formula="of:=SIN(200*PI()*[.A247])" office:value-type="float" office:value="0.309016994374946" calcext:value-type="float">
            <text:p>0.309016994374946</text:p>
          </table:table-cell>
        </table:table-row>
        <table:table-row table:style-name="ro1">
          <table:table-cell office:value-type="float" office:value="0.0246" calcext:value-type="float">
            <text:p>0.0246</text:p>
          </table:table-cell>
          <table:table-cell office:value-type="float" office:value="-98178.832194997" calcext:value-type="float">
            <text:p>-98178.832194997</text:p>
          </table:table-cell>
          <table:table-cell office:value-type="float" office:value="-1236.4903297251" calcext:value-type="float">
            <text:p>-1236.4903297251</text:p>
          </table:table-cell>
          <table:table-cell office:value-type="float" office:value="-15.203024219742" calcext:value-type="float">
            <text:p>-15.203024219742</text:p>
          </table:table-cell>
          <table:table-cell table:formula="of:=-((200*PI())^2)*SIN(200*[.A248]*PI())" office:value-type="float" office:value="-98178.832194747" calcext:value-type="float">
            <text:p>-98178.832194747</text:p>
          </table:table-cell>
          <table:table-cell table:formula="of:=[.F247]+(1-0.5)*0.0001*[.E247]+0.5*0.0001*[.E248]" office:value-type="float" office:value="-1236.49032972507" calcext:value-type="float">
            <text:p>-1236.49032972507</text:p>
          </table:table-cell>
          <table:table-cell table:formula="of:=[.G247]+0.0001*[.F247]+(0.5-0.25)*0.0001^2*[.E247]+0.25*0.0001^2*[.E248]" office:value-type="float" office:value="-15.2030242197431" calcext:value-type="float">
            <text:p>-15.2030242197431</text:p>
          </table:table-cell>
          <table:table-cell table:formula="of:=[.H247]+1/2*([.A248]-[.A247])*([.E248]+[.E247])" office:value-type="float" office:value="-1236.49032972507" calcext:value-type="float">
            <text:p>-1236.49032972507</text:p>
          </table:table-cell>
          <table:table-cell table:formula="of:=[.I247]+1/2*([.A248]-[.A247])*([.H248]+[.H247])" office:value-type="float" office:value="-15.2030242197431" calcext:value-type="float">
            <text:p>-15.2030242197431</text:p>
          </table:table-cell>
          <table:table-cell table:formula="of:=200*PI()*COS(200*PI()*[.A248])" office:value-type="float" office:value="-608.578748678497" calcext:value-type="float">
            <text:p>-608.578748678497</text:p>
          </table:table-cell>
          <table:table-cell table:formula="of:=SIN(200*PI()*[.A248])" office:value-type="float" office:value="0.248689887164854" calcext:value-type="float">
            <text:p>0.248689887164854</text:p>
          </table:table-cell>
        </table:table-row>
        <table:table-row table:style-name="ro1">
          <table:table-cell office:value-type="float" office:value="0.0247" calcext:value-type="float">
            <text:p>0.0247</text:p>
          </table:table-cell>
          <table:table-cell office:value-type="float" office:value="-73975.177884529" calcext:value-type="float">
            <text:p>-73975.177884529</text:p>
          </table:table-cell>
          <table:table-cell office:value-type="float" office:value="-1245.0980302291" calcext:value-type="float">
            <text:p>-1245.0980302291</text:p>
          </table:table-cell>
          <table:table-cell office:value-type="float" office:value="-15.32710363774" calcext:value-type="float">
            <text:p>-15.32710363774</text:p>
          </table:table-cell>
          <table:table-cell table:formula="of:=-((200*PI())^2)*SIN(200*[.A249]*PI())" office:value-type="float" office:value="-73975.1778846876" calcext:value-type="float">
            <text:p>-73975.1778846876</text:p>
          </table:table-cell>
          <table:table-cell table:formula="of:=[.F248]+(1-0.5)*0.0001*[.E248]+0.5*0.0001*[.E249]" office:value-type="float" office:value="-1245.09803022904" calcext:value-type="float">
            <text:p>-1245.09803022904</text:p>
          </table:table-cell>
          <table:table-cell table:formula="of:=[.G248]+0.0001*[.F248]+(0.5-0.25)*0.0001^2*[.E248]+0.25*0.0001^2*[.E249]" office:value-type="float" office:value="-15.3271036377408" calcext:value-type="float">
            <text:p>-15.3271036377408</text:p>
          </table:table-cell>
          <table:table-cell table:formula="of:=[.H248]+1/2*([.A249]-[.A248])*([.E249]+[.E248])" office:value-type="float" office:value="-1245.09803022904" calcext:value-type="float">
            <text:p>-1245.09803022904</text:p>
          </table:table-cell>
          <table:table-cell table:formula="of:=[.I248]+1/2*([.A249]-[.A248])*([.H249]+[.H248])" office:value-type="float" office:value="-15.3271036377408" calcext:value-type="float">
            <text:p>-15.3271036377408</text:p>
          </table:table-cell>
          <table:table-cell table:formula="of:=200*PI()*COS(200*PI()*[.A249])" office:value-type="float" office:value="-617.189282120833" calcext:value-type="float">
            <text:p>-617.189282120833</text:p>
          </table:table-cell>
          <table:table-cell table:formula="of:=SIN(200*PI()*[.A249])" office:value-type="float" office:value="0.187381314585724" calcext:value-type="float">
            <text:p>0.187381314585724</text:p>
          </table:table-cell>
        </table:table-row>
        <table:table-row table:style-name="ro1">
          <table:table-cell office:value-type="float" office:value="0.0248" calcext:value-type="float">
            <text:p>0.0248</text:p>
          </table:table-cell>
          <table:table-cell office:value-type="float" office:value="-49479.577343477" calcext:value-type="float">
            <text:p>-49479.577343477</text:p>
          </table:table-cell>
          <table:table-cell office:value-type="float" office:value="-1251.2707679905" calcext:value-type="float">
            <text:p>-1251.2707679905</text:p>
          </table:table-cell>
          <table:table-cell office:value-type="float" office:value="-15.451922077651" calcext:value-type="float">
            <text:p>-15.451922077651</text:p>
          </table:table-cell>
          <table:table-cell table:formula="of:=-((200*PI())^2)*SIN(200*[.A250]*PI())" office:value-type="float" office:value="-49479.57734356" calcext:value-type="float">
            <text:p>-49479.57734356</text:p>
          </table:table-cell>
          <table:table-cell table:formula="of:=[.F249]+(1-0.5)*0.0001*[.E249]+0.5*0.0001*[.E250]" office:value-type="float" office:value="-1251.27076799046" calcext:value-type="float">
            <text:p>-1251.27076799046</text:p>
          </table:table-cell>
          <table:table-cell table:formula="of:=[.G249]+0.0001*[.F249]+(0.5-0.25)*0.0001^2*[.E249]+0.25*0.0001^2*[.E250]" office:value-type="float" office:value="-15.4519220776518" calcext:value-type="float">
            <text:p>-15.4519220776518</text:p>
          </table:table-cell>
          <table:table-cell table:formula="of:=[.H249]+1/2*([.A250]-[.A249])*([.E250]+[.E249])" office:value-type="float" office:value="-1251.27076799046" calcext:value-type="float">
            <text:p>-1251.27076799046</text:p>
          </table:table-cell>
          <table:table-cell table:formula="of:=[.I249]+1/2*([.A250]-[.A249])*([.H250]+[.H249])" office:value-type="float" office:value="-15.4519220776518" calcext:value-type="float">
            <text:p>-15.4519220776518</text:p>
          </table:table-cell>
          <table:table-cell table:formula="of:=200*PI()*COS(200*PI()*[.A250])" office:value-type="float" office:value="-623.364051433599" calcext:value-type="float">
            <text:p>-623.364051433599</text:p>
          </table:table-cell>
          <table:table-cell table:formula="of:=SIN(200*PI()*[.A250])" office:value-type="float" office:value="0.125333233564302" calcext:value-type="float">
            <text:p>0.125333233564302</text:p>
          </table:table-cell>
        </table:table-row>
        <table:table-row table:style-name="ro1">
          <table:table-cell office:value-type="float" office:value="0.0249" calcext:value-type="float">
            <text:p>0.0249</text:p>
          </table:table-cell>
          <table:table-cell office:value-type="float" office:value="-24788.703515703" calcext:value-type="float">
            <text:p>-24788.703515703</text:p>
          </table:table-cell>
          <table:table-cell office:value-type="float" office:value="-1254.9841820335" calcext:value-type="float">
            <text:p>-1254.9841820335</text:p>
          </table:table-cell>
          <table:table-cell office:value-type="float" office:value="-15.577234825152" calcext:value-type="float">
            <text:p>-15.577234825152</text:p>
          </table:table-cell>
          <table:table-cell table:formula="of:=-((200*PI())^2)*SIN(200*[.A251]*PI())" office:value-type="float" office:value="-24788.7035157273" calcext:value-type="float">
            <text:p>-24788.7035157273</text:p>
          </table:table-cell>
          <table:table-cell table:formula="of:=[.F250]+(1-0.5)*0.0001*[.E250]+0.5*0.0001*[.E251]" office:value-type="float" office:value="-1254.98418203342" calcext:value-type="float">
            <text:p>-1254.98418203342</text:p>
          </table:table-cell>
          <table:table-cell table:formula="of:=[.G250]+0.0001*[.F250]+(0.5-0.25)*0.0001^2*[.E250]+0.25*0.0001^2*[.E251]" office:value-type="float" office:value="-15.577234825153" calcext:value-type="float">
            <text:p>-15.577234825153</text:p>
          </table:table-cell>
          <table:table-cell table:formula="of:=[.H250]+1/2*([.A251]-[.A250])*([.E251]+[.E250])" office:value-type="float" office:value="-1254.98418203342" calcext:value-type="float">
            <text:p>-1254.98418203342</text:p>
          </table:table-cell>
          <table:table-cell table:formula="of:=[.I250]+1/2*([.A251]-[.A250])*([.H251]+[.H250])" office:value-type="float" office:value="-15.577234825153" calcext:value-type="float">
            <text:p>-15.577234825153</text:p>
          </table:table-cell>
          <table:table-cell table:formula="of:=200*PI()*COS(200*PI()*[.A251])" office:value-type="float" office:value="-627.078687623303" calcext:value-type="float">
            <text:p>-627.078687623303</text:p>
          </table:table-cell>
          <table:table-cell table:formula="of:=SIN(200*PI()*[.A251])" office:value-type="float" office:value="0.0627905195293119" calcext:value-type="float">
            <text:p>0.06279051952931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-0.00000017654383555055" calcext:value-type="float">
            <text:p>-1.7654383555055E-07</text:p>
          </table:table-cell>
          <table:table-cell office:value-type="float" office:value="-1256.2236172093" calcext:value-type="float">
            <text:p>-1256.2236172093</text:p>
          </table:table-cell>
          <table:table-cell office:value-type="float" office:value="-15.702795215114" calcext:value-type="float">
            <text:p>-15.702795215114</text:p>
          </table:table-cell>
          <table:table-cell table:formula="of:=-((200*PI())^2)*SIN(200*[.A252]*PI())" office:value-type="float" office:value="-0.000000000241735588772894" calcext:value-type="float">
            <text:p>-2.41735588772894E-10</text:p>
          </table:table-cell>
          <table:table-cell table:formula="of:=[.F251]+(1-0.5)*0.0001*[.E251]+0.5*0.0001*[.E252]" office:value-type="float" office:value="-1256.22361720921" calcext:value-type="float">
            <text:p>-1256.22361720921</text:p>
          </table:table-cell>
          <table:table-cell table:formula="of:=[.G251]+0.0001*[.F251]+(0.5-0.25)*0.0001^2*[.E251]+0.25*0.0001^2*[.E252]" office:value-type="float" office:value="-15.7027952151151" calcext:value-type="float">
            <text:p>-15.7027952151151</text:p>
          </table:table-cell>
          <table:table-cell table:formula="of:=[.H251]+1/2*([.A252]-[.A251])*([.E252]+[.E251])" office:value-type="float" office:value="-1256.22361720921" calcext:value-type="float">
            <text:p>-1256.22361720921</text:p>
          </table:table-cell>
          <table:table-cell table:formula="of:=[.I251]+1/2*([.A252]-[.A251])*([.H252]+[.H251])" office:value-type="float" office:value="-15.7027952151151" calcext:value-type="float">
            <text:p>-15.7027952151151</text:p>
          </table:table-cell>
          <table:table-cell table:formula="of:=200*PI()*COS(200*PI()*[.A252])" office:value-type="float" office:value="-628.318530717959" calcext:value-type="float">
            <text:p>-628.318530717959</text:p>
          </table:table-cell>
          <table:table-cell table:formula="of:=SIN(200*PI()*[.A252])" office:value-type="float" office:value="-1.16403343982657E-015" calcext:value-type="float">
            <text:p>-1.16403343982657E-15</text:p>
          </table:table-cell>
        </table:table-row>
        <table:table-row table:style-name="ro1">
          <table:table-cell office:value-type="float" office:value="0.0251" calcext:value-type="float">
            <text:p>0.0251</text:p>
          </table:table-cell>
          <table:table-cell office:value-type="float" office:value="24788.703516056" calcext:value-type="float">
            <text:p>24788.703516056</text:p>
          </table:table-cell>
          <table:table-cell office:value-type="float" office:value="-1254.9841820335" calcext:value-type="float">
            <text:p>-1254.9841820335</text:p>
          </table:table-cell>
          <table:table-cell office:value-type="float" office:value="-15.828355605077" calcext:value-type="float">
            <text:p>-15.828355605077</text:p>
          </table:table-cell>
          <table:table-cell table:formula="of:=-((200*PI())^2)*SIN(200*[.A253]*PI())" office:value-type="float" office:value="24788.7035157283" calcext:value-type="float">
            <text:p>24788.7035157283</text:p>
          </table:table-cell>
          <table:table-cell table:formula="of:=[.F252]+(1-0.5)*0.0001*[.E252]+0.5*0.0001*[.E253]" office:value-type="float" office:value="-1254.98418203342" calcext:value-type="float">
            <text:p>-1254.98418203342</text:p>
          </table:table-cell>
          <table:table-cell table:formula="of:=[.G252]+0.0001*[.F252]+(0.5-0.25)*0.0001^2*[.E252]+0.25*0.0001^2*[.E253]" office:value-type="float" office:value="-15.8283556050772" calcext:value-type="float">
            <text:p>-15.8283556050772</text:p>
          </table:table-cell>
          <table:table-cell table:formula="of:=[.H252]+1/2*([.A253]-[.A252])*([.E253]+[.E252])" office:value-type="float" office:value="-1254.98418203342" calcext:value-type="float">
            <text:p>-1254.98418203342</text:p>
          </table:table-cell>
          <table:table-cell table:formula="of:=[.I252]+1/2*([.A253]-[.A252])*([.H253]+[.H252])" office:value-type="float" office:value="-15.8283556050772" calcext:value-type="float">
            <text:p>-15.8283556050772</text:p>
          </table:table-cell>
          <table:table-cell table:formula="of:=200*PI()*COS(200*PI()*[.A253])" office:value-type="float" office:value="-627.078687623303" calcext:value-type="float">
            <text:p>-627.078687623303</text:p>
          </table:table-cell>
          <table:table-cell table:formula="of:=SIN(200*PI()*[.A253])" office:value-type="float" office:value="-0.0627905195293142" calcext:value-type="float">
            <text:p>-0.062790519529314</text:p>
          </table:table-cell>
        </table:table-row>
        <table:table-row table:style-name="ro1">
          <table:table-cell office:value-type="float" office:value="0.0252" calcext:value-type="float">
            <text:p>0.0252</text:p>
          </table:table-cell>
          <table:table-cell office:value-type="float" office:value="49479.577343138" calcext:value-type="float">
            <text:p>49479.577343138</text:p>
          </table:table-cell>
          <table:table-cell office:value-type="float" office:value="-1251.2707679905" calcext:value-type="float">
            <text:p>-1251.2707679905</text:p>
          </table:table-cell>
          <table:table-cell office:value-type="float" office:value="-15.953668352578" calcext:value-type="float">
            <text:p>-15.953668352578</text:p>
          </table:table-cell>
          <table:table-cell table:formula="of:=-((200*PI())^2)*SIN(200*[.A254]*PI())" office:value-type="float" office:value="49479.5773435602" calcext:value-type="float">
            <text:p>49479.5773435602</text:p>
          </table:table-cell>
          <table:table-cell table:formula="of:=[.F253]+(1-0.5)*0.0001*[.E253]+0.5*0.0001*[.E254]" office:value-type="float" office:value="-1251.27076799046" calcext:value-type="float">
            <text:p>-1251.27076799046</text:p>
          </table:table-cell>
          <table:table-cell table:formula="of:=[.G253]+0.0001*[.F253]+(0.5-0.25)*0.0001^2*[.E253]+0.25*0.0001^2*[.E254]" office:value-type="float" office:value="-15.9536683525784" calcext:value-type="float">
            <text:p>-15.9536683525784</text:p>
          </table:table-cell>
          <table:table-cell table:formula="of:=[.H253]+1/2*([.A254]-[.A253])*([.E254]+[.E253])" office:value-type="float" office:value="-1251.27076799046" calcext:value-type="float">
            <text:p>-1251.27076799046</text:p>
          </table:table-cell>
          <table:table-cell table:formula="of:=[.I253]+1/2*([.A254]-[.A253])*([.H254]+[.H253])" office:value-type="float" office:value="-15.9536683525784" calcext:value-type="float">
            <text:p>-15.9536683525784</text:p>
          </table:table-cell>
          <table:table-cell table:formula="of:=200*PI()*COS(200*PI()*[.A254])" office:value-type="float" office:value="-623.364051433599" calcext:value-type="float">
            <text:p>-623.364051433599</text:p>
          </table:table-cell>
          <table:table-cell table:formula="of:=SIN(200*PI()*[.A254])" office:value-type="float" office:value="-0.125333233564305" calcext:value-type="float">
            <text:p>-0.125333233564305</text:p>
          </table:table-cell>
        </table:table-row>
        <table:table-row table:style-name="ro1">
          <table:table-cell office:value-type="float" office:value="0.0253" calcext:value-type="float">
            <text:p>0.0253</text:p>
          </table:table-cell>
          <table:table-cell office:value-type="float" office:value="73975.177883422" calcext:value-type="float">
            <text:p>73975.177883422</text:p>
          </table:table-cell>
          <table:table-cell office:value-type="float" office:value="-1245.0980302292" calcext:value-type="float">
            <text:p>-1245.0980302292</text:p>
          </table:table-cell>
          <table:table-cell office:value-type="float" office:value="-16.078486792489" calcext:value-type="float">
            <text:p>-16.078486792489</text:p>
          </table:table-cell>
          <table:table-cell table:formula="of:=-((200*PI())^2)*SIN(200*[.A255]*PI())" office:value-type="float" office:value="73975.1778846865" calcext:value-type="float">
            <text:p>73975.1778846865</text:p>
          </table:table-cell>
          <table:table-cell table:formula="of:=[.F254]+(1-0.5)*0.0001*[.E254]+0.5*0.0001*[.E255]" office:value-type="float" office:value="-1245.09803022904" calcext:value-type="float">
            <text:p>-1245.09803022904</text:p>
          </table:table-cell>
          <table:table-cell table:formula="of:=[.G254]+0.0001*[.F254]+(0.5-0.25)*0.0001^2*[.E254]+0.25*0.0001^2*[.E255]" office:value-type="float" office:value="-16.0784867924894" calcext:value-type="float">
            <text:p>-16.0784867924894</text:p>
          </table:table-cell>
          <table:table-cell table:formula="of:=[.H254]+1/2*([.A255]-[.A254])*([.E255]+[.E254])" office:value-type="float" office:value="-1245.09803022904" calcext:value-type="float">
            <text:p>-1245.09803022904</text:p>
          </table:table-cell>
          <table:table-cell table:formula="of:=[.I254]+1/2*([.A255]-[.A254])*([.H255]+[.H254])" office:value-type="float" office:value="-16.0784867924894" calcext:value-type="float">
            <text:p>-16.0784867924894</text:p>
          </table:table-cell>
          <table:table-cell table:formula="of:=200*PI()*COS(200*PI()*[.A255])" office:value-type="float" office:value="-617.189282120833" calcext:value-type="float">
            <text:p>-617.189282120833</text:p>
          </table:table-cell>
          <table:table-cell table:formula="of:=SIN(200*PI()*[.A255])" office:value-type="float" office:value="-0.187381314585725" calcext:value-type="float">
            <text:p>-0.187381314585725</text:p>
          </table:table-cell>
        </table:table-row>
        <table:table-row table:style-name="ro1">
          <table:table-cell office:value-type="float" office:value="0.0254" calcext:value-type="float">
            <text:p>0.0254</text:p>
          </table:table-cell>
          <table:table-cell office:value-type="float" office:value="98178.832194696" calcext:value-type="float">
            <text:p>98178.832194696</text:p>
          </table:table-cell>
          <table:table-cell office:value-type="float" office:value="-1236.4903297253" calcext:value-type="float">
            <text:p>-1236.4903297253</text:p>
          </table:table-cell>
          <table:table-cell office:value-type="float" office:value="-16.202566210486" calcext:value-type="float">
            <text:p>-16.202566210486</text:p>
          </table:table-cell>
          <table:table-cell table:formula="of:=-((200*PI())^2)*SIN(200*[.A256]*PI())" office:value-type="float" office:value="98178.8321947466" calcext:value-type="float">
            <text:p>98178.8321947466</text:p>
          </table:table-cell>
          <table:table-cell table:formula="of:=[.F255]+(1-0.5)*0.0001*[.E255]+0.5*0.0001*[.E256]" office:value-type="float" office:value="-1236.49032972507" calcext:value-type="float">
            <text:p>-1236.49032972507</text:p>
          </table:table-cell>
          <table:table-cell table:formula="of:=[.G255]+0.0001*[.F255]+(0.5-0.25)*0.0001^2*[.E255]+0.25*0.0001^2*[.E256]" office:value-type="float" office:value="-16.2025662104871" calcext:value-type="float">
            <text:p>-16.2025662104871</text:p>
          </table:table-cell>
          <table:table-cell table:formula="of:=[.H255]+1/2*([.A256]-[.A255])*([.E256]+[.E255])" office:value-type="float" office:value="-1236.49032972507" calcext:value-type="float">
            <text:p>-1236.49032972507</text:p>
          </table:table-cell>
          <table:table-cell table:formula="of:=[.I255]+1/2*([.A256]-[.A255])*([.H256]+[.H255])" office:value-type="float" office:value="-16.2025662104871" calcext:value-type="float">
            <text:p>-16.2025662104871</text:p>
          </table:table-cell>
          <table:table-cell table:formula="of:=200*PI()*COS(200*PI()*[.A256])" office:value-type="float" office:value="-608.578748678497" calcext:value-type="float">
            <text:p>-608.578748678497</text:p>
          </table:table-cell>
          <table:table-cell table:formula="of:=SIN(200*PI()*[.A256])" office:value-type="float" office:value="-0.248689887164856" calcext:value-type="float">
            <text:p>-0.248689887164856</text:p>
          </table:table-cell>
        </table:table-row>
        <table:table-row table:style-name="ro1">
          <table:table-cell office:value-type="float" office:value="0.0255" calcext:value-type="float">
            <text:p>0.0255</text:p>
          </table:table-cell>
          <table:table-cell office:value-type="float" office:value="121995.01950766" calcext:value-type="float">
            <text:p>121995.01950766</text:p>
          </table:table-cell>
          <table:table-cell office:value-type="float" office:value="-1225.4816371402" calcext:value-type="float">
            <text:p>-1225.4816371402</text:p>
          </table:table-cell>
          <table:table-cell office:value-type="float" office:value="-16.32566480883" calcext:value-type="float">
            <text:p>-16.32566480883</text:p>
          </table:table-cell>
          <table:table-cell table:formula="of:=-((200*PI())^2)*SIN(200*[.A257]*PI())" office:value-type="float" office:value="121995.019507776" calcext:value-type="float">
            <text:p>121995.019507776</text:p>
          </table:table-cell>
          <table:table-cell table:formula="of:=[.F256]+(1-0.5)*0.0001*[.E256]+0.5*0.0001*[.E257]" office:value-type="float" office:value="-1225.48163713994" calcext:value-type="float">
            <text:p>-1225.48163713994</text:p>
          </table:table-cell>
          <table:table-cell table:formula="of:=[.G256]+0.0001*[.F256]+(0.5-0.25)*0.0001^2*[.E256]+0.25*0.0001^2*[.E257]" office:value-type="float" office:value="-16.3256648088303" calcext:value-type="float">
            <text:p>-16.3256648088303</text:p>
          </table:table-cell>
          <table:table-cell table:formula="of:=[.H256]+1/2*([.A257]-[.A256])*([.E257]+[.E256])" office:value-type="float" office:value="-1225.48163713995" calcext:value-type="float">
            <text:p>-1225.48163713995</text:p>
          </table:table-cell>
          <table:table-cell table:formula="of:=[.I256]+1/2*([.A257]-[.A256])*([.H257]+[.H256])" office:value-type="float" office:value="-16.3256648088304" calcext:value-type="float">
            <text:p>-16.3256648088304</text:p>
          </table:table-cell>
          <table:table-cell table:formula="of:=200*PI()*COS(200*PI()*[.A257])" office:value-type="float" office:value="-597.566432948311" calcext:value-type="float">
            <text:p>-597.566432948311</text:p>
          </table:table-cell>
          <table:table-cell table:formula="of:=SIN(200*PI()*[.A257])" office:value-type="float" office:value="-0.309016994374948" calcext:value-type="float">
            <text:p>-0.309016994374948</text:p>
          </table:table-cell>
        </table:table-row>
        <table:table-row table:style-name="ro1">
          <table:table-cell office:value-type="float" office:value="0.0256" calcext:value-type="float">
            <text:p>0.0256</text:p>
          </table:table-cell>
          <table:table-cell office:value-type="float" office:value="145329.74821383" calcext:value-type="float">
            <text:p>145329.74821383</text:p>
          </table:table-cell>
          <table:table-cell office:value-type="float" office:value="-1212.1153987541" calcext:value-type="float">
            <text:p>-1212.1153987541</text:p>
          </table:table-cell>
          <table:table-cell office:value-type="float" office:value="-16.447544660624" calcext:value-type="float">
            <text:p>-16.447544660624</text:p>
          </table:table-cell>
          <table:table-cell table:formula="of:=-((200*PI())^2)*SIN(200*[.A258]*PI())" office:value-type="float" office:value="145329.74821303" calcext:value-type="float">
            <text:p>145329.74821303</text:p>
          </table:table-cell>
          <table:table-cell table:formula="of:=[.F257]+(1-0.5)*0.0001*[.E257]+0.5*0.0001*[.E258]" office:value-type="float" office:value="-1212.1153987539" calcext:value-type="float">
            <text:p>-1212.1153987539</text:p>
          </table:table-cell>
          <table:table-cell table:formula="of:=[.G257]+0.0001*[.F257]+(0.5-0.25)*0.0001^2*[.E257]+0.25*0.0001^2*[.E258]" office:value-type="float" office:value="-16.447544660625" calcext:value-type="float">
            <text:p>-16.447544660625</text:p>
          </table:table-cell>
          <table:table-cell table:formula="of:=[.H257]+1/2*([.A258]-[.A257])*([.E258]+[.E257])" office:value-type="float" office:value="-1212.11539875391" calcext:value-type="float">
            <text:p>-1212.11539875391</text:p>
          </table:table-cell>
          <table:table-cell table:formula="of:=[.I257]+1/2*([.A258]-[.A257])*([.H258]+[.H257])" office:value-type="float" office:value="-16.447544660625" calcext:value-type="float">
            <text:p>-16.447544660625</text:p>
          </table:table-cell>
          <table:table-cell table:formula="of:=200*PI()*COS(200*PI()*[.A258])" office:value-type="float" office:value="-584.195795509413" calcext:value-type="float">
            <text:p>-584.195795509413</text:p>
          </table:table-cell>
          <table:table-cell table:formula="of:=SIN(200*PI()*[.A258])" office:value-type="float" office:value="-0.368124552684679" calcext:value-type="float">
            <text:p>-0.368124552684679</text:p>
          </table:table-cell>
        </table:table-row>
        <table:table-row table:style-name="ro1">
          <table:table-cell office:value-type="float" office:value="0.0257" calcext:value-type="float">
            <text:p>0.0257</text:p>
          </table:table-cell>
          <table:table-cell office:value-type="float" office:value="168090.92679593" calcext:value-type="float">
            <text:p>168090.92679593</text:p>
          </table:table-cell>
          <table:table-cell office:value-type="float" office:value="-1196.4443650036" calcext:value-type="float">
            <text:p>-1196.4443650036</text:p>
          </table:table-cell>
          <table:table-cell office:value-type="float" office:value="-16.567972648812" calcext:value-type="float">
            <text:p>-16.567972648812</text:p>
          </table:table-cell>
          <table:table-cell table:formula="of:=-((200*PI())^2)*SIN(200*[.A259]*PI())" office:value-type="float" office:value="168090.926796934" calcext:value-type="float">
            <text:p>168090.926796934</text:p>
          </table:table-cell>
          <table:table-cell table:formula="of:=[.F258]+(1-0.5)*0.0001*[.E258]+0.5*0.0001*[.E259]" office:value-type="float" office:value="-1196.44436500341" calcext:value-type="float">
            <text:p>-1196.44436500341</text:p>
          </table:table-cell>
          <table:table-cell table:formula="of:=[.G258]+0.0001*[.F258]+(0.5-0.25)*0.0001^2*[.E258]+0.25*0.0001^2*[.E259]" office:value-type="float" office:value="-16.5679726488129" calcext:value-type="float">
            <text:p>-16.5679726488129</text:p>
          </table:table-cell>
          <table:table-cell table:formula="of:=[.H258]+1/2*([.A259]-[.A258])*([.E259]+[.E258])" office:value-type="float" office:value="-1196.44436500341" calcext:value-type="float">
            <text:p>-1196.44436500341</text:p>
          </table:table-cell>
          <table:table-cell table:formula="of:=[.I258]+1/2*([.A259]-[.A258])*([.H259]+[.H258])" office:value-type="float" office:value="-16.5679726488129" calcext:value-type="float">
            <text:p>-16.5679726488129</text:p>
          </table:table-cell>
          <table:table-cell table:formula="of:=200*PI()*COS(200*PI()*[.A259])" office:value-type="float" office:value="-568.519604159311" calcext:value-type="float">
            <text:p>-568.519604159311</text:p>
          </table:table-cell>
          <table:table-cell table:formula="of:=SIN(200*PI()*[.A259])" office:value-type="float" office:value="-0.425779291565073" calcext:value-type="float">
            <text:p>-0.425779291565073</text:p>
          </table:table-cell>
        </table:table-row>
        <table:table-row table:style-name="ro1">
          <table:table-cell office:value-type="float" office:value="0.0258" calcext:value-type="float">
            <text:p>0.0258</text:p>
          </table:table-cell>
          <table:table-cell office:value-type="float" office:value="190188.72728732" calcext:value-type="float">
            <text:p>190188.72728732</text:p>
          </table:table-cell>
          <table:table-cell office:value-type="float" office:value="-1178.5303822994" calcext:value-type="float">
            <text:p>-1178.5303822994</text:p>
          </table:table-cell>
          <table:table-cell office:value-type="float" office:value="-16.686721386177" calcext:value-type="float">
            <text:p>-16.686721386177</text:p>
          </table:table-cell>
          <table:table-cell table:formula="of:=-((200*PI())^2)*SIN(200*[.A260]*PI())" office:value-type="float" office:value="190188.72728621" calcext:value-type="float">
            <text:p>190188.72728621</text:p>
          </table:table-cell>
          <table:table-cell table:formula="of:=[.F259]+(1-0.5)*0.0001*[.E259]+0.5*0.0001*[.E260]" office:value-type="float" office:value="-1178.53038229925" calcext:value-type="float">
            <text:p>-1178.53038229925</text:p>
          </table:table-cell>
          <table:table-cell table:formula="of:=[.G259]+0.0001*[.F259]+(0.5-0.25)*0.0001^2*[.E259]+0.25*0.0001^2*[.E260]" office:value-type="float" office:value="-16.686721386178" calcext:value-type="float">
            <text:p>-16.686721386178</text:p>
          </table:table-cell>
          <table:table-cell table:formula="of:=[.H259]+1/2*([.A260]-[.A259])*([.E260]+[.E259])" office:value-type="float" office:value="-1178.53038229925" calcext:value-type="float">
            <text:p>-1178.53038229925</text:p>
          </table:table-cell>
          <table:table-cell table:formula="of:=[.I259]+1/2*([.A260]-[.A259])*([.H260]+[.H259])" office:value-type="float" office:value="-16.686721386178" calcext:value-type="float">
            <text:p>-16.686721386178</text:p>
          </table:table-cell>
          <table:table-cell table:formula="of:=200*PI()*COS(200*PI()*[.A260])" office:value-type="float" office:value="-550.599725663493" calcext:value-type="float">
            <text:p>-550.599725663493</text:p>
          </table:table-cell>
          <table:table-cell table:formula="of:=SIN(200*PI()*[.A260])" office:value-type="float" office:value="-0.481753674101715" calcext:value-type="float">
            <text:p>-0.481753674101715</text:p>
          </table:table-cell>
        </table:table-row>
        <table:table-row table:style-name="ro1">
          <table:table-cell office:value-type="float" office:value="0.0259" calcext:value-type="float">
            <text:p>0.0259</text:p>
          </table:table-cell>
          <table:table-cell office:value-type="float" office:value="211535.93975777" calcext:value-type="float">
            <text:p>211535.93975777</text:p>
          </table:table-cell>
          <table:table-cell office:value-type="float" office:value="-1158.4441489472" calcext:value-type="float">
            <text:p>-1158.4441489472</text:p>
          </table:table-cell>
          <table:table-cell office:value-type="float" office:value="-16.80357011274" calcext:value-type="float">
            <text:p>-16.80357011274</text:p>
          </table:table-cell>
          <table:table-cell table:formula="of:=-((200*PI())^2)*SIN(200*[.A261]*PI())" office:value-type="float" office:value="211535.939757852" calcext:value-type="float">
            <text:p>211535.939757852</text:p>
          </table:table-cell>
          <table:table-cell table:formula="of:=[.F260]+(1-0.5)*0.0001*[.E260]+0.5*0.0001*[.E261]" office:value-type="float" office:value="-1158.44414894705" calcext:value-type="float">
            <text:p>-1158.44414894705</text:p>
          </table:table-cell>
          <table:table-cell table:formula="of:=[.G260]+0.0001*[.F260]+(0.5-0.25)*0.0001^2*[.E260]+0.25*0.0001^2*[.E261]" office:value-type="float" office:value="-16.8035701127403" calcext:value-type="float">
            <text:p>-16.8035701127403</text:p>
          </table:table-cell>
          <table:table-cell table:formula="of:=[.H260]+1/2*([.A261]-[.A260])*([.E261]+[.E260])" office:value-type="float" office:value="-1158.44414894705" calcext:value-type="float">
            <text:p>-1158.44414894705</text:p>
          </table:table-cell>
          <table:table-cell table:formula="of:=[.I260]+1/2*([.A261]-[.A260])*([.H261]+[.H260])" office:value-type="float" office:value="-16.8035701127404" calcext:value-type="float">
            <text:p>-16.8035701127404</text:p>
          </table:table-cell>
          <table:table-cell table:formula="of:=200*PI()*COS(200*PI()*[.A261])" office:value-type="float" office:value="-530.506881595567" calcext:value-type="float">
            <text:p>-530.506881595567</text:p>
          </table:table-cell>
          <table:table-cell table:formula="of:=SIN(200*PI()*[.A261])" office:value-type="float" office:value="-0.535826794978999" calcext:value-type="float">
            <text:p>-0.535826794978999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232048.31651712" calcext:value-type="float">
            <text:p>232048.31651712</text:p>
          </table:table-cell>
          <table:table-cell office:value-type="float" office:value="-1136.2649361334" calcext:value-type="float">
            <text:p>-1136.2649361334</text:p>
          </table:table-cell>
          <table:table-cell office:value-type="float" office:value="-16.918305566994" calcext:value-type="float">
            <text:p>-16.918305566994</text:p>
          </table:table-cell>
          <table:table-cell table:formula="of:=-((200*PI())^2)*SIN(200*[.A262]*PI())" office:value-type="float" office:value="232048.316516848" calcext:value-type="float">
            <text:p>232048.316516848</text:p>
          </table:table-cell>
          <table:table-cell table:formula="of:=[.F261]+(1-0.5)*0.0001*[.E261]+0.5*0.0001*[.E262]" office:value-type="float" office:value="-1136.26493613331" calcext:value-type="float">
            <text:p>-1136.26493613331</text:p>
          </table:table-cell>
          <table:table-cell table:formula="of:=[.G261]+0.0001*[.F261]+(0.5-0.25)*0.0001^2*[.E261]+0.25*0.0001^2*[.E262]" office:value-type="float" office:value="-16.9183055669944" calcext:value-type="float">
            <text:p>-16.9183055669944</text:p>
          </table:table-cell>
          <table:table-cell table:formula="of:=[.H261]+1/2*([.A262]-[.A261])*([.E262]+[.E261])" office:value-type="float" office:value="-1136.26493613331" calcext:value-type="float">
            <text:p>-1136.26493613331</text:p>
          </table:table-cell>
          <table:table-cell table:formula="of:=[.I261]+1/2*([.A262]-[.A261])*([.H262]+[.H261])" office:value-type="float" office:value="-16.9183055669944" calcext:value-type="float">
            <text:p>-16.9183055669944</text:p>
          </table:table-cell>
          <table:table-cell table:formula="of:=200*PI()*COS(200*PI()*[.A262])" office:value-type="float" office:value="-508.320369231525" calcext:value-type="float">
            <text:p>-508.320369231525</text:p>
          </table:table-cell>
          <table:table-cell table:formula="of:=SIN(200*PI()*[.A262])" office:value-type="float" office:value="-0.587785252292475" calcext:value-type="float">
            <text:p>-0.587785252292475</text:p>
          </table:table-cell>
        </table:table-row>
        <table:table-row table:style-name="ro1">
          <table:table-cell office:value-type="float" office:value="0.0261" calcext:value-type="float">
            <text:p>0.0261</text:p>
          </table:table-cell>
          <table:table-cell office:value-type="float" office:value="251644.90458284" calcext:value-type="float">
            <text:p>251644.90458284</text:p>
          </table:table-cell>
          <table:table-cell office:value-type="float" office:value="-1112.0802750784" calcext:value-type="float">
            <text:p>-1112.0802750784</text:p>
          </table:table-cell>
          <table:table-cell office:value-type="float" office:value="-17.030722827554" calcext:value-type="float">
            <text:p>-17.030722827554</text:p>
          </table:table-cell>
          <table:table-cell table:formula="of:=-((200*PI())^2)*SIN(200*[.A263]*PI())" office:value-type="float" office:value="251644.904583345" calcext:value-type="float">
            <text:p>251644.904583345</text:p>
          </table:table-cell>
          <table:table-cell table:formula="of:=[.F262]+(1-0.5)*0.0001*[.E262]+0.5*0.0001*[.E263]" office:value-type="float" office:value="-1112.0802750783" calcext:value-type="float">
            <text:p>-1112.0802750783</text:p>
          </table:table-cell>
          <table:table-cell table:formula="of:=[.G262]+0.0001*[.F262]+(0.5-0.25)*0.0001^2*[.E262]+0.25*0.0001^2*[.E263]" office:value-type="float" office:value="-17.0307228275549" calcext:value-type="float">
            <text:p>-17.0307228275549</text:p>
          </table:table-cell>
          <table:table-cell table:formula="of:=[.H262]+1/2*([.A263]-[.A262])*([.E263]+[.E262])" office:value-type="float" office:value="-1112.0802750783" calcext:value-type="float">
            <text:p>-1112.0802750783</text:p>
          </table:table-cell>
          <table:table-cell table:formula="of:=[.I262]+1/2*([.A263]-[.A262])*([.H263]+[.H262])" office:value-type="float" office:value="-17.030722827555" calcext:value-type="float">
            <text:p>-17.030722827555</text:p>
          </table:table-cell>
          <table:table-cell table:formula="of:=200*PI()*COS(200*PI()*[.A263])" office:value-type="float" office:value="-484.127748599613" calcext:value-type="float">
            <text:p>-484.127748599613</text:p>
          </table:table-cell>
          <table:table-cell table:formula="of:=SIN(200*PI()*[.A263])" office:value-type="float" office:value="-0.637423989748692" calcext:value-type="float">
            <text:p>-0.637423989748692</text:p>
          </table:table-cell>
        </table:table-row>
        <table:table-row table:style-name="ro1">
          <table:table-cell office:value-type="float" office:value="0.0262" calcext:value-type="float">
            <text:p>0.0262</text:p>
          </table:table-cell>
          <table:table-cell office:value-type="float" office:value="270248.36517803" calcext:value-type="float">
            <text:p>270248.36517803</text:p>
          </table:table-cell>
          <table:table-cell office:value-type="float" office:value="-1085.9856115904" calcext:value-type="float">
            <text:p>-1085.9856115904</text:p>
          </table:table-cell>
          <table:table-cell office:value-type="float" office:value="-17.140626121888" calcext:value-type="float">
            <text:p>-17.140626121888</text:p>
          </table:table-cell>
          <table:table-cell table:formula="of:=-((200*PI())^2)*SIN(200*[.A264]*PI())" office:value-type="float" office:value="270248.36517707" calcext:value-type="float">
            <text:p>270248.36517707</text:p>
          </table:table-cell>
          <table:table-cell table:formula="of:=[.F263]+(1-0.5)*0.0001*[.E263]+0.5*0.0001*[.E264]" office:value-type="float" office:value="-1085.98561159028" calcext:value-type="float">
            <text:p>-1085.98561159028</text:p>
          </table:table-cell>
          <table:table-cell table:formula="of:=[.G263]+0.0001*[.F263]+(0.5-0.25)*0.0001^2*[.E263]+0.25*0.0001^2*[.E264]" office:value-type="float" office:value="-17.1406261218884" calcext:value-type="float">
            <text:p>-17.1406261218884</text:p>
          </table:table-cell>
          <table:table-cell table:formula="of:=[.H263]+1/2*([.A264]-[.A263])*([.E264]+[.E263])" office:value-type="float" office:value="-1085.98561159028" calcext:value-type="float">
            <text:p>-1085.98561159028</text:p>
          </table:table-cell>
          <table:table-cell table:formula="of:=[.I263]+1/2*([.A264]-[.A263])*([.H264]+[.H263])" office:value-type="float" office:value="-17.1406261218884" calcext:value-type="float">
            <text:p>-17.1406261218884</text:p>
          </table:table-cell>
          <table:table-cell table:formula="of:=200*PI()*COS(200*PI()*[.A264])" office:value-type="float" office:value="-458.024496920907" calcext:value-type="float">
            <text:p>-458.024496920907</text:p>
          </table:table-cell>
          <table:table-cell table:formula="of:=SIN(200*PI()*[.A264])" office:value-type="float" office:value="-0.68454710592869" calcext:value-type="float">
            <text:p>-0.68454710592869</text:p>
          </table:table-cell>
        </table:table-row>
        <table:table-row table:style-name="ro1">
          <table:table-cell office:value-type="float" office:value="0.0263" calcext:value-type="float">
            <text:p>0.0263</text:p>
          </table:table-cell>
          <table:table-cell office:value-type="float" office:value="287785.2789369" calcext:value-type="float">
            <text:p>287785.2789369</text:p>
          </table:table-cell>
          <table:table-cell office:value-type="float" office:value="-1058.0839293847" calcext:value-type="float">
            <text:p>-1058.0839293847</text:p>
          </table:table-cell>
          <table:table-cell office:value-type="float" office:value="-17.247829598937" calcext:value-type="float">
            <text:p>-17.247829598937</text:p>
          </table:table-cell>
          <table:table-cell table:formula="of:=-((200*PI())^2)*SIN(200*[.A265]*PI())" office:value-type="float" office:value="287785.278938177" calcext:value-type="float">
            <text:p>287785.278938177</text:p>
          </table:table-cell>
          <table:table-cell table:formula="of:=[.F264]+(1-0.5)*0.0001*[.E264]+0.5*0.0001*[.E265]" office:value-type="float" office:value="-1058.08392938452" calcext:value-type="float">
            <text:p>-1058.08392938452</text:p>
          </table:table-cell>
          <table:table-cell table:formula="of:=[.G264]+0.0001*[.F264]+(0.5-0.25)*0.0001^2*[.E264]+0.25*0.0001^2*[.E265]" office:value-type="float" office:value="-17.2478295989371" calcext:value-type="float">
            <text:p>-17.2478295989371</text:p>
          </table:table-cell>
          <table:table-cell table:formula="of:=[.H264]+1/2*([.A265]-[.A264])*([.E265]+[.E264])" office:value-type="float" office:value="-1058.08392938452" calcext:value-type="float">
            <text:p>-1058.08392938452</text:p>
          </table:table-cell>
          <table:table-cell table:formula="of:=[.I264]+1/2*([.A265]-[.A264])*([.H265]+[.H264])" office:value-type="float" office:value="-17.2478295989371" calcext:value-type="float">
            <text:p>-17.2478295989371</text:p>
          </table:table-cell>
          <table:table-cell table:formula="of:=200*PI()*COS(200*PI()*[.A265])" office:value-type="float" office:value="-430.113631804344" calcext:value-type="float">
            <text:p>-430.113631804344</text:p>
          </table:table-cell>
          <table:table-cell table:formula="of:=SIN(200*PI()*[.A265])" office:value-type="float" office:value="-0.728968627421413" calcext:value-type="float">
            <text:p>-0.728968627421413</text:p>
          </table:table-cell>
        </table:table-row>
        <table:table-row table:style-name="ro1">
          <table:table-cell office:value-type="float" office:value="0.0264" calcext:value-type="float">
            <text:p>0.0264</text:p>
          </table:table-cell>
          <table:table-cell office:value-type="float" office:value="304186.43568082" calcext:value-type="float">
            <text:p>304186.43568082</text:p>
          </table:table-cell>
          <table:table-cell office:value-type="float" office:value="-1028.4853436538" calcext:value-type="float">
            <text:p>-1028.4853436538</text:p>
          </table:table-cell>
          <table:table-cell office:value-type="float" office:value="-17.352158062589" calcext:value-type="float">
            <text:p>-17.352158062589</text:p>
          </table:table-cell>
          <table:table-cell table:formula="of:=-((200*PI())^2)*SIN(200*[.A266]*PI())" office:value-type="float" office:value="304186.435679903" calcext:value-type="float">
            <text:p>304186.435679903</text:p>
          </table:table-cell>
          <table:table-cell table:formula="of:=[.F265]+(1-0.5)*0.0001*[.E265]+0.5*0.0001*[.E266]" office:value-type="float" office:value="-1028.48534365361" calcext:value-type="float">
            <text:p>-1028.48534365361</text:p>
          </table:table-cell>
          <table:table-cell table:formula="of:=[.G265]+0.0001*[.F265]+(0.5-0.25)*0.0001^2*[.E265]+0.25*0.0001^2*[.E266]" office:value-type="float" office:value="-17.352158062589" calcext:value-type="float">
            <text:p>-17.352158062589</text:p>
          </table:table-cell>
          <table:table-cell table:formula="of:=[.H265]+1/2*([.A266]-[.A265])*([.E266]+[.E265])" office:value-type="float" office:value="-1028.48534365362" calcext:value-type="float">
            <text:p>-1028.48534365362</text:p>
          </table:table-cell>
          <table:table-cell table:formula="of:=[.I265]+1/2*([.A266]-[.A265])*([.H266]+[.H265])" office:value-type="float" office:value="-17.352158062589" calcext:value-type="float">
            <text:p>-17.352158062589</text:p>
          </table:table-cell>
          <table:table-cell table:formula="of:=200*PI()*COS(200*PI()*[.A266])" office:value-type="float" office:value="-400.505304683275" calcext:value-type="float">
            <text:p>-400.505304683275</text:p>
          </table:table-cell>
          <table:table-cell table:formula="of:=SIN(200*PI()*[.A266])" office:value-type="float" office:value="-0.77051324277579" calcext:value-type="float">
            <text:p>-0.77051324277579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319387.10752845" calcext:value-type="float">
            <text:p>319387.10752845</text:p>
          </table:table-cell>
          <table:table-cell office:value-type="float" office:value="-997.3066664933" calcext:value-type="float">
            <text:p>-997.3066664933</text:p>
          </table:table-cell>
          <table:table-cell office:value-type="float" office:value="-17.453447663096" calcext:value-type="float">
            <text:p>-17.453447663096</text:p>
          </table:table-cell>
          <table:table-cell table:formula="of:=-((200*PI())^2)*SIN(200*[.A267]*PI())" office:value-type="float" office:value="319387.107529563" calcext:value-type="float">
            <text:p>319387.107529563</text:p>
          </table:table-cell>
          <table:table-cell table:formula="of:=[.F266]+(1-0.5)*0.0001*[.E266]+0.5*0.0001*[.E267]" office:value-type="float" office:value="-997.306666493141" calcext:value-type="float">
            <text:p>-997.306666493141</text:p>
          </table:table-cell>
          <table:table-cell table:formula="of:=[.G266]+0.0001*[.F266]+(0.5-0.25)*0.0001^2*[.E266]+0.25*0.0001^2*[.E267]" office:value-type="float" office:value="-17.4534476630964" calcext:value-type="float">
            <text:p>-17.4534476630964</text:p>
          </table:table-cell>
          <table:table-cell table:formula="of:=[.H266]+1/2*([.A267]-[.A266])*([.E267]+[.E266])" office:value-type="float" office:value="-997.306666493142" calcext:value-type="float">
            <text:p>-997.306666493142</text:p>
          </table:table-cell>
          <table:table-cell table:formula="of:=[.I266]+1/2*([.A267]-[.A266])*([.H267]+[.H266])" office:value-type="float" office:value="-17.4534476630964" calcext:value-type="float">
            <text:p>-17.4534476630964</text:p>
          </table:table-cell>
          <table:table-cell table:formula="of:=200*PI()*COS(200*PI()*[.A267])" office:value-type="float" office:value="-369.316366098091" calcext:value-type="float">
            <text:p>-369.316366098091</text:p>
          </table:table-cell>
          <table:table-cell table:formula="of:=SIN(200*PI()*[.A267])" office:value-type="float" office:value="-0.809016994374948" calcext:value-type="float">
            <text:p>-0.809016994374948</text:p>
          </table:table-cell>
        </table:table-row>
        <table:table-row table:style-name="ro1">
          <table:table-cell office:value-type="float" office:value="0.0266" calcext:value-type="float">
            <text:p>0.0266</text:p>
          </table:table-cell>
          <table:table-cell office:value-type="float" office:value="333327.30438125" calcext:value-type="float">
            <text:p>333327.30438125</text:p>
          </table:table-cell>
          <table:table-cell office:value-type="float" office:value="-964.67094589782" calcext:value-type="float">
            <text:p>-964.67094589782</text:p>
          </table:table-cell>
          <table:table-cell office:value-type="float" office:value="-17.551546543715" calcext:value-type="float">
            <text:p>-17.551546543715</text:p>
          </table:table-cell>
          <table:table-cell table:formula="of:=-((200*PI())^2)*SIN(200*[.A268]*PI())" office:value-type="float" office:value="333327.304379894" calcext:value-type="float">
            <text:p>333327.304379894</text:p>
          </table:table-cell>
          <table:table-cell table:formula="of:=[.F267]+(1-0.5)*0.0001*[.E267]+0.5*0.0001*[.E268]" office:value-type="float" office:value="-964.670945897668" calcext:value-type="float">
            <text:p>-964.670945897668</text:p>
          </table:table-cell>
          <table:table-cell table:formula="of:=[.G267]+0.0001*[.F267]+(0.5-0.25)*0.0001^2*[.E267]+0.25*0.0001^2*[.E268]" office:value-type="float" office:value="-17.5515465437159" calcext:value-type="float">
            <text:p>-17.5515465437159</text:p>
          </table:table-cell>
          <table:table-cell table:formula="of:=[.H267]+1/2*([.A268]-[.A267])*([.E268]+[.E267])" office:value-type="float" office:value="-964.670945897669" calcext:value-type="float">
            <text:p>-964.670945897669</text:p>
          </table:table-cell>
          <table:table-cell table:formula="of:=[.I267]+1/2*([.A268]-[.A267])*([.H268]+[.H267])" office:value-type="float" office:value="-17.5515465437159" calcext:value-type="float">
            <text:p>-17.5515465437159</text:p>
          </table:table-cell>
          <table:table-cell table:formula="of:=200*PI()*COS(200*PI()*[.A268])" office:value-type="float" office:value="-336.669904540516" calcext:value-type="float">
            <text:p>-336.669904540516</text:p>
          </table:table-cell>
          <table:table-cell table:formula="of:=SIN(200*PI()*[.A268])" office:value-type="float" office:value="-0.844327925502016" calcext:value-type="float">
            <text:p>-0.844327925502016</text:p>
          </table:table-cell>
        </table:table-row>
        <table:table-row table:style-name="ro1">
          <table:table-cell office:value-type="float" office:value="0.0267" calcext:value-type="float">
            <text:p>0.0267</text:p>
          </table:table-cell>
          <table:table-cell office:value-type="float" office:value="345952.01064204" calcext:value-type="float">
            <text:p>345952.01064204</text:p>
          </table:table-cell>
          <table:table-cell office:value-type="float" office:value="-930.70698014666" calcext:value-type="float">
            <text:p>-930.70698014666</text:p>
          </table:table-cell>
          <table:table-cell office:value-type="float" office:value="-17.646315440018" calcext:value-type="float">
            <text:p>-17.646315440018</text:p>
          </table:table-cell>
          <table:table-cell table:formula="of:=-((200*PI())^2)*SIN(200*[.A269]*PI())" office:value-type="float" office:value="345952.010642597" calcext:value-type="float">
            <text:p>345952.010642597</text:p>
          </table:table-cell>
          <table:table-cell table:formula="of:=[.F268]+(1-0.5)*0.0001*[.E268]+0.5*0.0001*[.E269]" office:value-type="float" office:value="-930.706980146544" calcext:value-type="float">
            <text:p>-930.706980146544</text:p>
          </table:table-cell>
          <table:table-cell table:formula="of:=[.G268]+0.0001*[.F268]+(0.5-0.25)*0.0001^2*[.E268]+0.25*0.0001^2*[.E269]" office:value-type="float" office:value="-17.6463154400181" calcext:value-type="float">
            <text:p>-17.6463154400181</text:p>
          </table:table-cell>
          <table:table-cell table:formula="of:=[.H268]+1/2*([.A269]-[.A268])*([.E269]+[.E268])" office:value-type="float" office:value="-930.706980146545" calcext:value-type="float">
            <text:p>-930.706980146545</text:p>
          </table:table-cell>
          <table:table-cell table:formula="of:=[.I268]+1/2*([.A269]-[.A268])*([.H269]+[.H268])" office:value-type="float" office:value="-17.6463154400181" calcext:value-type="float">
            <text:p>-17.6463154400181</text:p>
          </table:table-cell>
          <table:table-cell table:formula="of:=200*PI()*COS(200*PI()*[.A269])" office:value-type="float" office:value="-302.694760679568" calcext:value-type="float">
            <text:p>-302.694760679568</text:p>
          </table:table-cell>
          <table:table-cell table:formula="of:=SIN(200*PI()*[.A269])" office:value-type="float" office:value="-0.876306680043864" calcext:value-type="float">
            <text:p>-0.876306680043864</text:p>
          </table:table-cell>
        </table:table-row>
        <table:table-row table:style-name="ro1">
          <table:table-cell office:value-type="float" office:value="0.0268" calcext:value-type="float">
            <text:p>0.0268</text:p>
          </table:table-cell>
          <table:table-cell office:value-type="float" office:value="357211.40237013" calcext:value-type="float">
            <text:p>357211.40237013</text:p>
          </table:table-cell>
          <table:table-cell office:value-type="float" office:value="-895.54880949605" calcext:value-type="float">
            <text:p>-895.54880949605</text:p>
          </table:table-cell>
          <table:table-cell office:value-type="float" office:value="-17.7376282295" calcext:value-type="float">
            <text:p>-17.7376282295</text:p>
          </table:table-cell>
          <table:table-cell table:formula="of:=-((200*PI())^2)*SIN(200*[.A270]*PI())" office:value-type="float" office:value="357211.402369734" calcext:value-type="float">
            <text:p>357211.402369734</text:p>
          </table:table-cell>
          <table:table-cell table:formula="of:=[.F269]+(1-0.5)*0.0001*[.E269]+0.5*0.0001*[.E270]" office:value-type="float" office:value="-895.548809495927" calcext:value-type="float">
            <text:p>-895.548809495927</text:p>
          </table:table-cell>
          <table:table-cell table:formula="of:=[.G269]+0.0001*[.F269]+(0.5-0.25)*0.0001^2*[.E269]+0.25*0.0001^2*[.E270]" office:value-type="float" office:value="-17.7376282295002" calcext:value-type="float">
            <text:p>-17.7376282295002</text:p>
          </table:table-cell>
          <table:table-cell table:formula="of:=[.H269]+1/2*([.A270]-[.A269])*([.E270]+[.E269])" office:value-type="float" office:value="-895.548809495929" calcext:value-type="float">
            <text:p>-895.548809495929</text:p>
          </table:table-cell>
          <table:table-cell table:formula="of:=[.I269]+1/2*([.A270]-[.A269])*([.H270]+[.H269])" office:value-type="float" office:value="-17.7376282295002" calcext:value-type="float">
            <text:p>-17.7376282295002</text:p>
          </table:table-cell>
          <table:table-cell table:formula="of:=200*PI()*COS(200*PI()*[.A270])" office:value-type="float" office:value="-267.5250188863" calcext:value-type="float">
            <text:p>-267.5250188863</text:p>
          </table:table-cell>
          <table:table-cell table:formula="of:=SIN(200*PI()*[.A270])" office:value-type="float" office:value="-0.90482705246602" calcext:value-type="float">
            <text:p>-0.90482705246602</text:p>
          </table:table-cell>
        </table:table-row>
        <table:table-row table:style-name="ro1">
          <table:table-cell office:value-type="float" office:value="0.0269" calcext:value-type="float">
            <text:p>0.0269</text:p>
          </table:table-cell>
          <table:table-cell office:value-type="float" office:value="367061.04388492" calcext:value-type="float">
            <text:p>367061.04388492</text:p>
          </table:table-cell>
          <table:table-cell office:value-type="float" office:value="-859.33518718329" calcext:value-type="float">
            <text:p>-859.33518718329</text:p>
          </table:table-cell>
          <table:table-cell office:value-type="float" office:value="-17.825372429334" calcext:value-type="float">
            <text:p>-17.825372429334</text:p>
          </table:table-cell>
          <table:table-cell table:formula="of:=-((200*PI())^2)*SIN(200*[.A271]*PI())" office:value-type="float" office:value="367061.043886083" calcext:value-type="float">
            <text:p>367061.043886083</text:p>
          </table:table-cell>
          <table:table-cell table:formula="of:=[.F270]+(1-0.5)*0.0001*[.E270]+0.5*0.0001*[.E271]" office:value-type="float" office:value="-859.335187183136" calcext:value-type="float">
            <text:p>-859.335187183136</text:p>
          </table:table-cell>
          <table:table-cell table:formula="of:=[.G270]+0.0001*[.F270]+(0.5-0.25)*0.0001^2*[.E270]+0.25*0.0001^2*[.E271]" office:value-type="float" office:value="-17.8253724293342" calcext:value-type="float">
            <text:p>-17.8253724293342</text:p>
          </table:table-cell>
          <table:table-cell table:formula="of:=[.H270]+1/2*([.A271]-[.A270])*([.E271]+[.E270])" office:value-type="float" office:value="-859.335187183138" calcext:value-type="float">
            <text:p>-859.335187183138</text:p>
          </table:table-cell>
          <table:table-cell table:formula="of:=[.I270]+1/2*([.A271]-[.A270])*([.H271]+[.H270])" office:value-type="float" office:value="-17.8253724293342" calcext:value-type="float">
            <text:p>-17.8253724293342</text:p>
          </table:table-cell>
          <table:table-cell table:formula="of:=200*PI()*COS(200*PI()*[.A271])" office:value-type="float" office:value="-231.299478064043" calcext:value-type="float">
            <text:p>-231.299478064043</text:p>
          </table:table-cell>
          <table:table-cell table:formula="of:=SIN(200*PI()*[.A271])" office:value-type="float" office:value="-0.929776485888251" calcext:value-type="float">
            <text:p>-0.929776485888251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375462.06315715" calcext:value-type="float">
            <text:p>375462.06315715</text:p>
          </table:table-cell>
          <table:table-cell office:value-type="float" office:value="-822.20903183119" calcext:value-type="float">
            <text:p>-822.20903183119</text:p>
          </table:table-cell>
          <table:table-cell office:value-type="float" office:value="-17.909449640284" calcext:value-type="float">
            <text:p>-17.909449640284</text:p>
          </table:table-cell>
          <table:table-cell table:formula="of:=-((200*PI())^2)*SIN(200*[.A272]*PI())" office:value-type="float" office:value="375462.063156454" calcext:value-type="float">
            <text:p>375462.063156454</text:p>
          </table:table-cell>
          <table:table-cell table:formula="of:=[.F271]+(1-0.5)*0.0001*[.E271]+0.5*0.0001*[.E272]" office:value-type="float" office:value="-822.20903183101" calcext:value-type="float">
            <text:p>-822.20903183101</text:p>
          </table:table-cell>
          <table:table-cell table:formula="of:=[.G271]+0.0001*[.F271]+(0.5-0.25)*0.0001^2*[.E271]+0.25*0.0001^2*[.E272]" office:value-type="float" office:value="-17.9094496402849" calcext:value-type="float">
            <text:p>-17.9094496402849</text:p>
          </table:table-cell>
          <table:table-cell table:formula="of:=[.H271]+1/2*([.A272]-[.A271])*([.E272]+[.E271])" office:value-type="float" office:value="-822.209031831011" calcext:value-type="float">
            <text:p>-822.209031831011</text:p>
          </table:table-cell>
          <table:table-cell table:formula="of:=[.I271]+1/2*([.A272]-[.A271])*([.H272]+[.H271])" office:value-type="float" office:value="-17.9094496402849" calcext:value-type="float">
            <text:p>-17.9094496402849</text:p>
          </table:table-cell>
          <table:table-cell table:formula="of:=200*PI()*COS(200*PI()*[.A272])" office:value-type="float" office:value="-194.161103872547" calcext:value-type="float">
            <text:p>-194.161103872547</text:p>
          </table:table-cell>
          <table:table-cell table:formula="of:=SIN(200*PI()*[.A272])" office:value-type="float" office:value="-0.951056516295153" calcext:value-type="float">
            <text:p>-0.951056516295153</text:p>
          </table:table-cell>
        </table:table-row>
        <table:table-row table:style-name="ro1">
          <table:table-cell office:value-type="float" office:value="0.0271" calcext:value-type="float">
            <text:p>0.0271</text:p>
          </table:table-cell>
          <table:table-cell office:value-type="float" office:value="382381.30519558" calcext:value-type="float">
            <text:p>382381.30519558</text:p>
          </table:table-cell>
          <table:table-cell office:value-type="float" office:value="-784.31686341355" calcext:value-type="float">
            <text:p>-784.31686341355</text:p>
          </table:table-cell>
          <table:table-cell office:value-type="float" office:value="-17.989775935047" calcext:value-type="float">
            <text:p>-17.989775935047</text:p>
          </table:table-cell>
          <table:table-cell table:formula="of:=-((200*PI())^2)*SIN(200*[.A273]*PI())" office:value-type="float" office:value="382381.305195847" calcext:value-type="float">
            <text:p>382381.305195847</text:p>
          </table:table-cell>
          <table:table-cell table:formula="of:=[.F272]+(1-0.5)*0.0001*[.E272]+0.5*0.0001*[.E273]" office:value-type="float" office:value="-784.316863413395" calcext:value-type="float">
            <text:p>-784.316863413395</text:p>
          </table:table-cell>
          <table:table-cell table:formula="of:=[.G272]+0.0001*[.F272]+(0.5-0.25)*0.0001^2*[.E272]+0.25*0.0001^2*[.E273]" office:value-type="float" office:value="-17.9897759350471" calcext:value-type="float">
            <text:p>-17.9897759350471</text:p>
          </table:table-cell>
          <table:table-cell table:formula="of:=[.H272]+1/2*([.A273]-[.A272])*([.E273]+[.E272])" office:value-type="float" office:value="-784.316863413395" calcext:value-type="float">
            <text:p>-784.316863413395</text:p>
          </table:table-cell>
          <table:table-cell table:formula="of:=[.I272]+1/2*([.A273]-[.A272])*([.H273]+[.H272])" office:value-type="float" office:value="-17.9897759350471" calcext:value-type="float">
            <text:p>-17.9897759350471</text:p>
          </table:table-cell>
          <table:table-cell table:formula="of:=200*PI()*COS(200*PI()*[.A273])" office:value-type="float" office:value="-156.256464507835" calcext:value-type="float">
            <text:p>-156.256464507835</text:p>
          </table:table-cell>
          <table:table-cell table:formula="of:=SIN(200*PI()*[.A273])" office:value-type="float" office:value="-0.968583161128632" calcext:value-type="float">
            <text:p>-0.968583161128632</text:p>
          </table:table-cell>
        </table:table-row>
        <table:table-row table:style-name="ro1">
          <table:table-cell office:value-type="float" office:value="0.0272" calcext:value-type="float">
            <text:p>0.0272</text:p>
          </table:table-cell>
          <table:table-cell office:value-type="float" office:value="387791.46291743" calcext:value-type="float">
            <text:p>387791.46291743</text:p>
          </table:table-cell>
          <table:table-cell office:value-type="float" office:value="-745.8082250079" calcext:value-type="float">
            <text:p>-745.8082250079</text:p>
          </table:table-cell>
          <table:table-cell office:value-type="float" office:value="-18.066282189468" calcext:value-type="float">
            <text:p>-18.066282189468</text:p>
          </table:table-cell>
          <table:table-cell table:formula="of:=-((200*PI())^2)*SIN(200*[.A274]*PI())" office:value-type="float" office:value="387791.462917033" calcext:value-type="float">
            <text:p>387791.462917033</text:p>
          </table:table-cell>
          <table:table-cell table:formula="of:=[.F273]+(1-0.5)*0.0001*[.E273]+0.5*0.0001*[.E274]" office:value-type="float" office:value="-745.80822500775" calcext:value-type="float">
            <text:p>-745.80822500775</text:p>
          </table:table-cell>
          <table:table-cell table:formula="of:=[.G273]+0.0001*[.F273]+(0.5-0.25)*0.0001^2*[.E273]+0.25*0.0001^2*[.E274]" office:value-type="float" office:value="-18.0662821894682" calcext:value-type="float">
            <text:p>-18.0662821894682</text:p>
          </table:table-cell>
          <table:table-cell table:formula="of:=[.H273]+1/2*([.A274]-[.A273])*([.E274]+[.E273])" office:value-type="float" office:value="-745.808225007751" calcext:value-type="float">
            <text:p>-745.808225007751</text:p>
          </table:table-cell>
          <table:table-cell table:formula="of:=[.I273]+1/2*([.A274]-[.A273])*([.H274]+[.H273])" office:value-type="float" office:value="-18.0662821894682" calcext:value-type="float">
            <text:p>-18.0662821894682</text:p>
          </table:table-cell>
          <table:table-cell table:formula="of:=200*PI()*COS(200*PI()*[.A274])" office:value-type="float" office:value="-117.735152264501" calcext:value-type="float">
            <text:p>-117.735152264501</text:p>
          </table:table-cell>
          <table:table-cell table:formula="of:=SIN(200*PI()*[.A274])" office:value-type="float" office:value="-0.982287250728689" calcext:value-type="float">
            <text:p>-0.982287250728689</text:p>
          </table:table-cell>
        </table:table-row>
        <table:table-row table:style-name="ro1">
          <table:table-cell office:value-type="float" office:value="0.0273" calcext:value-type="float">
            <text:p>0.0273</text:p>
          </table:table-cell>
          <table:table-cell office:value-type="float" office:value="391671.18489777" calcext:value-type="float">
            <text:p>391671.18489777</text:p>
          </table:table-cell>
          <table:table-cell office:value-type="float" office:value="-706.83509261714" calcext:value-type="float">
            <text:p>-706.83509261714</text:p>
          </table:table-cell>
          <table:table-cell office:value-type="float" office:value="-18.138914355349" calcext:value-type="float">
            <text:p>-18.138914355349</text:p>
          </table:table-cell>
          <table:table-cell table:formula="of:=-((200*PI())^2)*SIN(200*[.A275]*PI())" office:value-type="float" office:value="391671.184899153" calcext:value-type="float">
            <text:p>391671.184899153</text:p>
          </table:table-cell>
          <table:table-cell table:formula="of:=[.F274]+(1-0.5)*0.0001*[.E274]+0.5*0.0001*[.E275]" office:value-type="float" office:value="-706.835092616941" calcext:value-type="float">
            <text:p>-706.835092616941</text:p>
          </table:table-cell>
          <table:table-cell table:formula="of:=[.G274]+0.0001*[.F274]+(0.5-0.25)*0.0001^2*[.E274]+0.25*0.0001^2*[.E275]" office:value-type="float" office:value="-18.1389143553494" calcext:value-type="float">
            <text:p>-18.1389143553494</text:p>
          </table:table-cell>
          <table:table-cell table:formula="of:=[.H274]+1/2*([.A275]-[.A274])*([.E275]+[.E274])" office:value-type="float" office:value="-706.835092616942" calcext:value-type="float">
            <text:p>-706.835092616942</text:p>
          </table:table-cell>
          <table:table-cell table:formula="of:=[.I274]+1/2*([.A275]-[.A274])*([.H275]+[.H274])" office:value-type="float" office:value="-18.1389143553494" calcext:value-type="float">
            <text:p>-18.1389143553494</text:p>
          </table:table-cell>
          <table:table-cell table:formula="of:=200*PI()*COS(200*PI()*[.A275])" office:value-type="float" office:value="-78.7491931632533" calcext:value-type="float">
            <text:p>-78.7491931632533</text:p>
          </table:table-cell>
          <table:table-cell table:formula="of:=SIN(200*PI()*[.A275])" office:value-type="float" office:value="-0.992114701314478" calcext:value-type="float">
            <text:p>-0.992114701314478</text:p>
          </table:table-cell>
        </table:table-row>
        <table:table-row table:style-name="ro1">
          <table:table-cell office:value-type="float" office:value="0.0274" calcext:value-type="float">
            <text:p>0.0274</text:p>
          </table:table-cell>
          <table:table-cell office:value-type="float" office:value="394005.15965318" calcext:value-type="float">
            <text:p>394005.15965318</text:p>
          </table:table-cell>
          <table:table-cell office:value-type="float" office:value="-667.5512753896" calcext:value-type="float">
            <text:p>-667.5512753896</text:p>
          </table:table-cell>
          <table:table-cell office:value-type="float" office:value="-18.207633673749" calcext:value-type="float">
            <text:p>-18.207633673749</text:p>
          </table:table-cell>
          <table:table-cell table:formula="of:=-((200*PI())^2)*SIN(200*[.A276]*PI())" office:value-type="float" office:value="394005.159652019" calcext:value-type="float">
            <text:p>394005.159652019</text:p>
          </table:table-cell>
          <table:table-cell table:formula="of:=[.F275]+(1-0.5)*0.0001*[.E275]+0.5*0.0001*[.E276]" office:value-type="float" office:value="-667.551275389382" calcext:value-type="float">
            <text:p>-667.551275389382</text:p>
          </table:table-cell>
          <table:table-cell table:formula="of:=[.G275]+0.0001*[.F275]+(0.5-0.25)*0.0001^2*[.E275]+0.25*0.0001^2*[.E276]" office:value-type="float" office:value="-18.2076336737497" calcext:value-type="float">
            <text:p>-18.2076336737497</text:p>
          </table:table-cell>
          <table:table-cell table:formula="of:=[.H275]+1/2*([.A276]-[.A275])*([.E276]+[.E275])" office:value-type="float" office:value="-667.551275389384" calcext:value-type="float">
            <text:p>-667.551275389384</text:p>
          </table:table-cell>
          <table:table-cell table:formula="of:=[.I275]+1/2*([.A276]-[.A275])*([.H276]+[.H275])" office:value-type="float" office:value="-18.2076336737497" calcext:value-type="float">
            <text:p>-18.2076336737497</text:p>
          </table:table-cell>
          <table:table-cell table:formula="of:=200*PI()*COS(200*PI()*[.A276])" office:value-type="float" office:value="-39.4524469736746" calcext:value-type="float">
            <text:p>-39.4524469736746</text:p>
          </table:table-cell>
          <table:table-cell table:formula="of:=SIN(200*PI()*[.A276])" office:value-type="float" office:value="-0.998026728428272" calcext:value-type="float">
            <text:p>-0.998026728428272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394784.17604269" calcext:value-type="float">
            <text:p>394784.17604269</text:p>
          </table:table-cell>
          <table:table-cell office:value-type="float" office:value="-628.1118086048" calcext:value-type="float">
            <text:p>-628.1118086048</text:p>
          </table:table-cell>
          <table:table-cell office:value-type="float" office:value="-18.272416827949" calcext:value-type="float">
            <text:p>-18.272416827949</text:p>
          </table:table-cell>
          <table:table-cell table:formula="of:=-((200*PI())^2)*SIN(200*[.A277]*PI())" office:value-type="float" office:value="394784.176043574" calcext:value-type="float">
            <text:p>394784.176043574</text:p>
          </table:table-cell>
          <table:table-cell table:formula="of:=[.F276]+(1-0.5)*0.0001*[.E276]+0.5*0.0001*[.E277]" office:value-type="float" office:value="-628.111808604603" calcext:value-type="float">
            <text:p>-628.111808604603</text:p>
          </table:table-cell>
          <table:table-cell table:formula="of:=[.G276]+0.0001*[.F276]+(0.5-0.25)*0.0001^2*[.E276]+0.25*0.0001^2*[.E277]" office:value-type="float" office:value="-18.2724168279494" calcext:value-type="float">
            <text:p>-18.2724168279494</text:p>
          </table:table-cell>
          <table:table-cell table:formula="of:=[.H276]+1/2*([.A277]-[.A276])*([.E277]+[.E276])" office:value-type="float" office:value="-628.111808604604" calcext:value-type="float">
            <text:p>-628.111808604604</text:p>
          </table:table-cell>
          <table:table-cell table:formula="of:=[.I276]+1/2*([.A277]-[.A276])*([.H277]+[.H276])" office:value-type="float" office:value="-18.2724168279494" calcext:value-type="float">
            <text:p>-18.2724168279494</text:p>
          </table:table-cell>
          <table:table-cell table:formula="of:=200*PI()*COS(200*PI()*[.A277])" office:value-type="float" office:value="0.000000000000692910366743968" calcext:value-type="float">
            <text:p>6.92910366743968E-13</text:p>
          </table:table-cell>
          <table:table-cell table:formula="of:=SIN(200*PI()*[.A27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394005.15965312" calcext:value-type="float">
            <text:p>394005.15965312</text:p>
          </table:table-cell>
          <table:table-cell office:value-type="float" office:value="-588.67234182001" calcext:value-type="float">
            <text:p>-588.67234182001</text:p>
          </table:table-cell>
          <table:table-cell office:value-type="float" office:value="-18.33325603547" calcext:value-type="float">
            <text:p>-18.33325603547</text:p>
          </table:table-cell>
          <table:table-cell table:formula="of:=-((200*PI())^2)*SIN(200*[.A278]*PI())" office:value-type="float" office:value="394005.159652019" calcext:value-type="float">
            <text:p>394005.159652019</text:p>
          </table:table-cell>
          <table:table-cell table:formula="of:=[.F277]+(1-0.5)*0.0001*[.E277]+0.5*0.0001*[.E278]" office:value-type="float" office:value="-588.672341819823" calcext:value-type="float">
            <text:p>-588.672341819823</text:p>
          </table:table-cell>
          <table:table-cell table:formula="of:=[.G277]+0.0001*[.F277]+(0.5-0.25)*0.0001^2*[.E277]+0.25*0.0001^2*[.E278]" office:value-type="float" office:value="-18.3332560354706" calcext:value-type="float">
            <text:p>-18.3332560354706</text:p>
          </table:table-cell>
          <table:table-cell table:formula="of:=[.H277]+1/2*([.A278]-[.A277])*([.E278]+[.E277])" office:value-type="float" office:value="-588.672341819823" calcext:value-type="float">
            <text:p>-588.672341819823</text:p>
          </table:table-cell>
          <table:table-cell table:formula="of:=[.I277]+1/2*([.A278]-[.A277])*([.H278]+[.H277])" office:value-type="float" office:value="-18.3332560354706" calcext:value-type="float">
            <text:p>-18.3332560354706</text:p>
          </table:table-cell>
          <table:table-cell table:formula="of:=200*PI()*COS(200*PI()*[.A278])" office:value-type="float" office:value="39.4524469736759" calcext:value-type="float">
            <text:p>39.4524469736759</text:p>
          </table:table-cell>
          <table:table-cell table:formula="of:=SIN(200*PI()*[.A278])" office:value-type="float" office:value="-0.998026728428271" calcext:value-type="float">
            <text:p>-0.998026728428271</text:p>
          </table:table-cell>
        </table:table-row>
        <table:table-row table:style-name="ro1">
          <table:table-cell office:value-type="float" office:value="0.0277" calcext:value-type="float">
            <text:p>0.0277</text:p>
          </table:table-cell>
          <table:table-cell office:value-type="float" office:value="391671.18489788" calcext:value-type="float">
            <text:p>391671.18489788</text:p>
          </table:table-cell>
          <table:table-cell office:value-type="float" office:value="-549.38852459246" calcext:value-type="float">
            <text:p>-549.38852459246</text:p>
          </table:table-cell>
          <table:table-cell office:value-type="float" office:value="-18.390159078791" calcext:value-type="float">
            <text:p>-18.390159078791</text:p>
          </table:table-cell>
          <table:table-cell table:formula="of:=-((200*PI())^2)*SIN(200*[.A279]*PI())" office:value-type="float" office:value="391671.184899153" calcext:value-type="float">
            <text:p>391671.184899153</text:p>
          </table:table-cell>
          <table:table-cell table:formula="of:=[.F278]+(1-0.5)*0.0001*[.E278]+0.5*0.0001*[.E279]" office:value-type="float" office:value="-549.388524592264" calcext:value-type="float">
            <text:p>-549.388524592264</text:p>
          </table:table-cell>
          <table:table-cell table:formula="of:=[.G278]+0.0001*[.F278]+(0.5-0.25)*0.0001^2*[.E278]+0.25*0.0001^2*[.E279]" office:value-type="float" office:value="-18.3901590787912" calcext:value-type="float">
            <text:p>-18.3901590787912</text:p>
          </table:table-cell>
          <table:table-cell table:formula="of:=[.H278]+1/2*([.A279]-[.A278])*([.E279]+[.E278])" office:value-type="float" office:value="-549.388524592265" calcext:value-type="float">
            <text:p>-549.388524592265</text:p>
          </table:table-cell>
          <table:table-cell table:formula="of:=[.I278]+1/2*([.A279]-[.A278])*([.H279]+[.H278])" office:value-type="float" office:value="-18.3901590787913" calcext:value-type="float">
            <text:p>-18.3901590787913</text:p>
          </table:table-cell>
          <table:table-cell table:formula="of:=200*PI()*COS(200*PI()*[.A279])" office:value-type="float" office:value="78.7491931632546" calcext:value-type="float">
            <text:p>78.7491931632546</text:p>
          </table:table-cell>
          <table:table-cell table:formula="of:=SIN(200*PI()*[.A279])" office:value-type="float" office:value="-0.992114701314478" calcext:value-type="float">
            <text:p>-0.992114701314478</text:p>
          </table:table-cell>
        </table:table-row>
        <table:table-row table:style-name="ro1">
          <table:table-cell office:value-type="float" office:value="0.0278" calcext:value-type="float">
            <text:p>0.0278</text:p>
          </table:table-cell>
          <table:table-cell office:value-type="float" office:value="387791.46291726" calcext:value-type="float">
            <text:p>387791.46291726</text:p>
          </table:table-cell>
          <table:table-cell office:value-type="float" office:value="-510.4153922017" calcext:value-type="float">
            <text:p>-510.4153922017</text:p>
          </table:table-cell>
          <table:table-cell office:value-type="float" office:value="-18.443149274631" calcext:value-type="float">
            <text:p>-18.443149274631</text:p>
          </table:table-cell>
          <table:table-cell table:formula="of:=-((200*PI())^2)*SIN(200*[.A280]*PI())" office:value-type="float" office:value="387791.462917033" calcext:value-type="float">
            <text:p>387791.462917033</text:p>
          </table:table-cell>
          <table:table-cell table:formula="of:=[.F279]+(1-0.5)*0.0001*[.E279]+0.5*0.0001*[.E280]" office:value-type="float" office:value="-510.415392201455" calcext:value-type="float">
            <text:p>-510.415392201455</text:p>
          </table:table-cell>
          <table:table-cell table:formula="of:=[.G279]+0.0001*[.F279]+(0.5-0.25)*0.0001^2*[.E279]+0.25*0.0001^2*[.E280]" office:value-type="float" office:value="-18.4431492746309" calcext:value-type="float">
            <text:p>-18.4431492746309</text:p>
          </table:table-cell>
          <table:table-cell table:formula="of:=[.H279]+1/2*([.A280]-[.A279])*([.E280]+[.E279])" office:value-type="float" office:value="-510.415392201456" calcext:value-type="float">
            <text:p>-510.415392201456</text:p>
          </table:table-cell>
          <table:table-cell table:formula="of:=[.I279]+1/2*([.A280]-[.A279])*([.H280]+[.H279])" office:value-type="float" office:value="-18.4431492746309" calcext:value-type="float">
            <text:p>-18.4431492746309</text:p>
          </table:table-cell>
          <table:table-cell table:formula="of:=200*PI()*COS(200*PI()*[.A280])" office:value-type="float" office:value="117.735152264502" calcext:value-type="float">
            <text:p>117.735152264502</text:p>
          </table:table-cell>
          <table:table-cell table:formula="of:=SIN(200*PI()*[.A280])" office:value-type="float" office:value="-0.982287250728689" calcext:value-type="float">
            <text:p>-0.982287250728689</text:p>
          </table:table-cell>
        </table:table-row>
        <table:table-row table:style-name="ro1">
          <table:table-cell office:value-type="float" office:value="0.0279" calcext:value-type="float">
            <text:p>0.0279</text:p>
          </table:table-cell>
          <table:table-cell office:value-type="float" office:value="382381.30519581" calcext:value-type="float">
            <text:p>382381.30519581</text:p>
          </table:table-cell>
          <table:table-cell office:value-type="float" office:value="-471.90675379605" calcext:value-type="float">
            <text:p>-471.90675379605</text:p>
          </table:table-cell>
          <table:table-cell office:value-type="float" office:value="-18.492265381931" calcext:value-type="float">
            <text:p>-18.492265381931</text:p>
          </table:table-cell>
          <table:table-cell table:formula="of:=-((200*PI())^2)*SIN(200*[.A281]*PI())" office:value-type="float" office:value="382381.305195847" calcext:value-type="float">
            <text:p>382381.305195847</text:p>
          </table:table-cell>
          <table:table-cell table:formula="of:=[.F280]+(1-0.5)*0.0001*[.E280]+0.5*0.0001*[.E281]" office:value-type="float" office:value="-471.906753795811" calcext:value-type="float">
            <text:p>-471.906753795811</text:p>
          </table:table-cell>
          <table:table-cell table:formula="of:=[.G280]+0.0001*[.F280]+(0.5-0.25)*0.0001^2*[.E280]+0.25*0.0001^2*[.E281]" office:value-type="float" office:value="-18.4922653819308" calcext:value-type="float">
            <text:p>-18.4922653819308</text:p>
          </table:table-cell>
          <table:table-cell table:formula="of:=[.H280]+1/2*([.A281]-[.A280])*([.E281]+[.E280])" office:value-type="float" office:value="-471.906753795812" calcext:value-type="float">
            <text:p>-471.906753795812</text:p>
          </table:table-cell>
          <table:table-cell table:formula="of:=[.I280]+1/2*([.A281]-[.A280])*([.H281]+[.H280])" office:value-type="float" office:value="-18.4922653819308" calcext:value-type="float">
            <text:p>-18.4922653819308</text:p>
          </table:table-cell>
          <table:table-cell table:formula="of:=200*PI()*COS(200*PI()*[.A281])" office:value-type="float" office:value="156.256464507836" calcext:value-type="float">
            <text:p>156.256464507836</text:p>
          </table:table-cell>
          <table:table-cell table:formula="of:=SIN(200*PI()*[.A281])" office:value-type="float" office:value="-0.968583161128631" calcext:value-type="float">
            <text:p>-0.968583161128631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375462.06315686" calcext:value-type="float">
            <text:p>375462.06315686</text:p>
          </table:table-cell>
          <table:table-cell office:value-type="float" office:value="-434.01458537842" calcext:value-type="float">
            <text:p>-434.01458537842</text:p>
          </table:table-cell>
          <table:table-cell office:value-type="float" office:value="-18.537561448889" calcext:value-type="float">
            <text:p>-18.537561448889</text:p>
          </table:table-cell>
          <table:table-cell table:formula="of:=-((200*PI())^2)*SIN(200*[.A282]*PI())" office:value-type="float" office:value="375462.063156455" calcext:value-type="float">
            <text:p>375462.063156455</text:p>
          </table:table-cell>
          <table:table-cell table:formula="of:=[.F281]+(1-0.5)*0.0001*[.E281]+0.5*0.0001*[.E282]" office:value-type="float" office:value="-434.014585378196" calcext:value-type="float">
            <text:p>-434.014585378196</text:p>
          </table:table-cell>
          <table:table-cell table:formula="of:=[.G281]+0.0001*[.F281]+(0.5-0.25)*0.0001^2*[.E281]+0.25*0.0001^2*[.E282]" office:value-type="float" office:value="-18.5375614488895" calcext:value-type="float">
            <text:p>-18.5375614488895</text:p>
          </table:table-cell>
          <table:table-cell table:formula="of:=[.H281]+1/2*([.A282]-[.A281])*([.E282]+[.E281])" office:value-type="float" office:value="-434.014585378197" calcext:value-type="float">
            <text:p>-434.014585378197</text:p>
          </table:table-cell>
          <table:table-cell table:formula="of:=[.I281]+1/2*([.A282]-[.A281])*([.H282]+[.H281])" office:value-type="float" office:value="-18.5375614488895" calcext:value-type="float">
            <text:p>-18.5375614488895</text:p>
          </table:table-cell>
          <table:table-cell table:formula="of:=200*PI()*COS(200*PI()*[.A282])" office:value-type="float" office:value="194.161103872546" calcext:value-type="float">
            <text:p>194.161103872546</text:p>
          </table:table-cell>
          <table:table-cell table:formula="of:=SIN(200*PI()*[.A282])" office:value-type="float" office:value="-0.951056516295154" calcext:value-type="float">
            <text:p>-0.951056516295154</text:p>
          </table:table-cell>
        </table:table-row>
        <table:table-row table:style-name="ro1">
          <table:table-cell office:value-type="float" office:value="0.0281" calcext:value-type="float">
            <text:p>0.0281</text:p>
          </table:table-cell>
          <table:table-cell office:value-type="float" office:value="367061.04388527" calcext:value-type="float">
            <text:p>367061.04388527</text:p>
          </table:table-cell>
          <table:table-cell office:value-type="float" office:value="-396.88843002631" calcext:value-type="float">
            <text:p>-396.88843002631</text:p>
          </table:table-cell>
          <table:table-cell office:value-type="float" office:value="-18.57910659966" calcext:value-type="float">
            <text:p>-18.57910659966</text:p>
          </table:table-cell>
          <table:table-cell table:formula="of:=-((200*PI())^2)*SIN(200*[.A283]*PI())" office:value-type="float" office:value="367061.043886084" calcext:value-type="float">
            <text:p>367061.043886084</text:p>
          </table:table-cell>
          <table:table-cell table:formula="of:=[.F282]+(1-0.5)*0.0001*[.E282]+0.5*0.0001*[.E283]" office:value-type="float" office:value="-396.888430026069" calcext:value-type="float">
            <text:p>-396.888430026069</text:p>
          </table:table-cell>
          <table:table-cell table:formula="of:=[.G282]+0.0001*[.F282]+(0.5-0.25)*0.0001^2*[.E282]+0.25*0.0001^2*[.E283]" office:value-type="float" office:value="-18.5791065996597" calcext:value-type="float">
            <text:p>-18.5791065996597</text:p>
          </table:table-cell>
          <table:table-cell table:formula="of:=[.H282]+1/2*([.A283]-[.A282])*([.E283]+[.E282])" office:value-type="float" office:value="-396.888430026071" calcext:value-type="float">
            <text:p>-396.888430026071</text:p>
          </table:table-cell>
          <table:table-cell table:formula="of:=[.I282]+1/2*([.A283]-[.A282])*([.H283]+[.H282])" office:value-type="float" office:value="-18.5791065996597" calcext:value-type="float">
            <text:p>-18.5791065996597</text:p>
          </table:table-cell>
          <table:table-cell table:formula="of:=200*PI()*COS(200*PI()*[.A283])" office:value-type="float" office:value="231.299478064042" calcext:value-type="float">
            <text:p>231.299478064042</text:p>
          </table:table-cell>
          <table:table-cell table:formula="of:=SIN(200*PI()*[.A283])" office:value-type="float" office:value="-0.929776485888252" calcext:value-type="float">
            <text:p>-0.929776485888252</text:p>
          </table:table-cell>
        </table:table-row>
        <table:table-row table:style-name="ro1">
          <table:table-cell office:value-type="float" office:value="0.0282" calcext:value-type="float">
            <text:p>0.0282</text:p>
          </table:table-cell>
          <table:table-cell office:value-type="float" office:value="357211.40236972" calcext:value-type="float">
            <text:p>357211.40236972</text:p>
          </table:table-cell>
          <table:table-cell office:value-type="float" office:value="-360.67480771356" calcext:value-type="float">
            <text:p>-360.67480771356</text:p>
          </table:table-cell>
          <table:table-cell office:value-type="float" office:value="-18.616984761547" calcext:value-type="float">
            <text:p>-18.616984761547</text:p>
          </table:table-cell>
          <table:table-cell table:formula="of:=-((200*PI())^2)*SIN(200*[.A284]*PI())" office:value-type="float" office:value="357211.402369733" calcext:value-type="float">
            <text:p>357211.402369733</text:p>
          </table:table-cell>
          <table:table-cell table:formula="of:=[.F283]+(1-0.5)*0.0001*[.E283]+0.5*0.0001*[.E284]" office:value-type="float" office:value="-360.674807713278" calcext:value-type="float">
            <text:p>-360.674807713278</text:p>
          </table:table-cell>
          <table:table-cell table:formula="of:=[.G283]+0.0001*[.F283]+(0.5-0.25)*0.0001^2*[.E283]+0.25*0.0001^2*[.E284]" office:value-type="float" office:value="-18.6169847615467" calcext:value-type="float">
            <text:p>-18.6169847615467</text:p>
          </table:table-cell>
          <table:table-cell table:formula="of:=[.H283]+1/2*([.A284]-[.A283])*([.E284]+[.E283])" office:value-type="float" office:value="-360.674807713279" calcext:value-type="float">
            <text:p>-360.674807713279</text:p>
          </table:table-cell>
          <table:table-cell table:formula="of:=[.I283]+1/2*([.A284]-[.A283])*([.H284]+[.H283])" office:value-type="float" office:value="-18.6169847615467" calcext:value-type="float">
            <text:p>-18.6169847615467</text:p>
          </table:table-cell>
          <table:table-cell table:formula="of:=200*PI()*COS(200*PI()*[.A284])" office:value-type="float" office:value="267.525018886301" calcext:value-type="float">
            <text:p>267.525018886301</text:p>
          </table:table-cell>
          <table:table-cell table:formula="of:=SIN(200*PI()*[.A284])" office:value-type="float" office:value="-0.904827052466019" calcext:value-type="float">
            <text:p>-0.904827052466019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345952.01064253" calcext:value-type="float">
            <text:p>345952.01064253</text:p>
          </table:table-cell>
          <table:table-cell office:value-type="float" office:value="-325.51663706295" calcext:value-type="float">
            <text:p>-325.51663706295</text:p>
          </table:table-cell>
          <table:table-cell office:value-type="float" office:value="-18.651294333785" calcext:value-type="float">
            <text:p>-18.651294333785</text:p>
          </table:table-cell>
          <table:table-cell table:formula="of:=-((200*PI())^2)*SIN(200*[.A285]*PI())" office:value-type="float" office:value="345952.010642597" calcext:value-type="float">
            <text:p>345952.010642597</text:p>
          </table:table-cell>
          <table:table-cell table:formula="of:=[.F284]+(1-0.5)*0.0001*[.E284]+0.5*0.0001*[.E285]" office:value-type="float" office:value="-325.516637062662" calcext:value-type="float">
            <text:p>-325.516637062662</text:p>
          </table:table-cell>
          <table:table-cell table:formula="of:=[.G284]+0.0001*[.F284]+(0.5-0.25)*0.0001^2*[.E284]+0.25*0.0001^2*[.E285]" office:value-type="float" office:value="-18.6512943337855" calcext:value-type="float">
            <text:p>-18.6512943337855</text:p>
          </table:table-cell>
          <table:table-cell table:formula="of:=[.H284]+1/2*([.A285]-[.A284])*([.E285]+[.E284])" office:value-type="float" office:value="-325.516637062662" calcext:value-type="float">
            <text:p>-325.516637062662</text:p>
          </table:table-cell>
          <table:table-cell table:formula="of:=[.I284]+1/2*([.A285]-[.A284])*([.H285]+[.H284])" office:value-type="float" office:value="-18.6512943337855" calcext:value-type="float">
            <text:p>-18.6512943337855</text:p>
          </table:table-cell>
          <table:table-cell table:formula="of:=200*PI()*COS(200*PI()*[.A285])" office:value-type="float" office:value="302.694760679569" calcext:value-type="float">
            <text:p>302.694760679569</text:p>
          </table:table-cell>
          <table:table-cell table:formula="of:=SIN(200*PI()*[.A285])" office:value-type="float" office:value="-0.876306680043863" calcext:value-type="float">
            <text:p>-0.876306680043863</text:p>
          </table:table-cell>
        </table:table-row>
        <table:table-row table:style-name="ro1">
          <table:table-cell office:value-type="float" office:value="0.0284" calcext:value-type="float">
            <text:p>0.0284</text:p>
          </table:table-cell>
          <table:table-cell office:value-type="float" office:value="333327.30438069" calcext:value-type="float">
            <text:p>333327.30438069</text:p>
          </table:table-cell>
          <table:table-cell office:value-type="float" office:value="-291.55267131179" calcext:value-type="float">
            <text:p>-291.55267131179</text:p>
          </table:table-cell>
          <table:table-cell office:value-type="float" office:value="-18.682147799204" calcext:value-type="float">
            <text:p>-18.682147799204</text:p>
          </table:table-cell>
          <table:table-cell table:formula="of:=-((200*PI())^2)*SIN(200*[.A286]*PI())" office:value-type="float" office:value="333327.304379893" calcext:value-type="float">
            <text:p>333327.304379893</text:p>
          </table:table-cell>
          <table:table-cell table:formula="of:=[.F285]+(1-0.5)*0.0001*[.E285]+0.5*0.0001*[.E286]" office:value-type="float" office:value="-291.552671311537" calcext:value-type="float">
            <text:p>-291.552671311537</text:p>
          </table:table-cell>
          <table:table-cell table:formula="of:=[.G285]+0.0001*[.F285]+(0.5-0.25)*0.0001^2*[.E285]+0.25*0.0001^2*[.E286]" office:value-type="float" office:value="-18.6821477992042" calcext:value-type="float">
            <text:p>-18.6821477992042</text:p>
          </table:table-cell>
          <table:table-cell table:formula="of:=[.H285]+1/2*([.A286]-[.A285])*([.E286]+[.E285])" office:value-type="float" office:value="-291.552671311538" calcext:value-type="float">
            <text:p>-291.552671311538</text:p>
          </table:table-cell>
          <table:table-cell table:formula="of:=[.I285]+1/2*([.A286]-[.A285])*([.H286]+[.H285])" office:value-type="float" office:value="-18.6821477992042" calcext:value-type="float">
            <text:p>-18.6821477992042</text:p>
          </table:table-cell>
          <table:table-cell table:formula="of:=200*PI()*COS(200*PI()*[.A286])" office:value-type="float" office:value="336.669904540517" calcext:value-type="float">
            <text:p>336.669904540517</text:p>
          </table:table-cell>
          <table:table-cell table:formula="of:=SIN(200*PI()*[.A286])" office:value-type="float" office:value="-0.844327925502014" calcext:value-type="float">
            <text:p>-0.844327925502014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319387.10752906" calcext:value-type="float">
            <text:p>319387.10752906</text:p>
          </table:table-cell>
          <table:table-cell office:value-type="float" office:value="-258.9169507163" calcext:value-type="float">
            <text:p>-258.9169507163</text:p>
          </table:table-cell>
          <table:table-cell office:value-type="float" office:value="-18.709671280305" calcext:value-type="float">
            <text:p>-18.709671280305</text:p>
          </table:table-cell>
          <table:table-cell table:formula="of:=-((200*PI())^2)*SIN(200*[.A287]*PI())" office:value-type="float" office:value="319387.107529562" calcext:value-type="float">
            <text:p>319387.107529562</text:p>
          </table:table-cell>
          <table:table-cell table:formula="of:=[.F286]+(1-0.5)*0.0001*[.E286]+0.5*0.0001*[.E287]" office:value-type="float" office:value="-258.916950716064" calcext:value-type="float">
            <text:p>-258.916950716064</text:p>
          </table:table-cell>
          <table:table-cell table:formula="of:=[.G286]+0.0001*[.F286]+(0.5-0.25)*0.0001^2*[.E286]+0.25*0.0001^2*[.E287]" office:value-type="float" office:value="-18.7096712803056" calcext:value-type="float">
            <text:p>-18.7096712803056</text:p>
          </table:table-cell>
          <table:table-cell table:formula="of:=[.H286]+1/2*([.A287]-[.A286])*([.E287]+[.E286])" office:value-type="float" office:value="-258.916950716066" calcext:value-type="float">
            <text:p>-258.916950716066</text:p>
          </table:table-cell>
          <table:table-cell table:formula="of:=[.I286]+1/2*([.A287]-[.A286])*([.H287]+[.H286])" office:value-type="float" office:value="-18.7096712803056" calcext:value-type="float">
            <text:p>-18.7096712803056</text:p>
          </table:table-cell>
          <table:table-cell table:formula="of:=200*PI()*COS(200*PI()*[.A287])" office:value-type="float" office:value="369.316366098092" calcext:value-type="float">
            <text:p>369.316366098092</text:p>
          </table:table-cell>
          <table:table-cell table:formula="of:=SIN(200*PI()*[.A287])" office:value-type="float" office:value="-0.809016994374947" calcext:value-type="float">
            <text:p>-0.809016994374947</text:p>
          </table:table-cell>
        </table:table-row>
        <table:table-row table:style-name="ro1">
          <table:table-cell office:value-type="float" office:value="0.0286" calcext:value-type="float">
            <text:p>0.0286</text:p>
          </table:table-cell>
          <table:table-cell office:value-type="float" office:value="304186.43568014" calcext:value-type="float">
            <text:p>304186.43568014</text:p>
          </table:table-cell>
          <table:table-cell office:value-type="float" office:value="-227.73827355584" calcext:value-type="float">
            <text:p>-227.73827355584</text:p>
          </table:table-cell>
          <table:table-cell office:value-type="float" office:value="-18.734004041519" calcext:value-type="float">
            <text:p>-18.734004041519</text:p>
          </table:table-cell>
          <table:table-cell table:formula="of:=-((200*PI())^2)*SIN(200*[.A288]*PI())" office:value-type="float" office:value="304186.435679903" calcext:value-type="float">
            <text:p>304186.435679903</text:p>
          </table:table-cell>
          <table:table-cell table:formula="of:=[.F287]+(1-0.5)*0.0001*[.E287]+0.5*0.0001*[.E288]" office:value-type="float" office:value="-227.738273555591" calcext:value-type="float">
            <text:p>-227.738273555591</text:p>
          </table:table-cell>
          <table:table-cell table:formula="of:=[.G287]+0.0001*[.F287]+(0.5-0.25)*0.0001^2*[.E287]+0.25*0.0001^2*[.E288]" office:value-type="float" office:value="-18.7340040415191" calcext:value-type="float">
            <text:p>-18.7340040415191</text:p>
          </table:table-cell>
          <table:table-cell table:formula="of:=[.H287]+1/2*([.A288]-[.A287])*([.E288]+[.E287])" office:value-type="float" office:value="-227.738273555592" calcext:value-type="float">
            <text:p>-227.738273555592</text:p>
          </table:table-cell>
          <table:table-cell table:formula="of:=[.I287]+1/2*([.A288]-[.A287])*([.H288]+[.H287])" office:value-type="float" office:value="-18.7340040415191" calcext:value-type="float">
            <text:p>-18.7340040415191</text:p>
          </table:table-cell>
          <table:table-cell table:formula="of:=200*PI()*COS(200*PI()*[.A288])" office:value-type="float" office:value="400.505304683276" calcext:value-type="float">
            <text:p>400.505304683276</text:p>
          </table:table-cell>
          <table:table-cell table:formula="of:=SIN(200*PI()*[.A288])" office:value-type="float" office:value="-0.770513242775789" calcext:value-type="float">
            <text:p>-0.770513242775789</text:p>
          </table:table-cell>
        </table:table-row>
        <table:table-row table:style-name="ro1">
          <table:table-cell office:value-type="float" office:value="0.0287" calcext:value-type="float">
            <text:p>0.0287</text:p>
          </table:table-cell>
          <table:table-cell office:value-type="float" office:value="287785.27893764" calcext:value-type="float">
            <text:p>287785.27893764</text:p>
          </table:table-cell>
          <table:table-cell office:value-type="float" office:value="-198.13968782495" calcext:value-type="float">
            <text:p>-198.13968782495</text:p>
          </table:table-cell>
          <table:table-cell office:value-type="float" office:value="-18.755297939588" calcext:value-type="float">
            <text:p>-18.755297939588</text:p>
          </table:table-cell>
          <table:table-cell table:formula="of:=-((200*PI())^2)*SIN(200*[.A289]*PI())" office:value-type="float" office:value="287785.278938177" calcext:value-type="float">
            <text:p>287785.278938177</text:p>
          </table:table-cell>
          <table:table-cell table:formula="of:=[.F288]+(1-0.5)*0.0001*[.E288]+0.5*0.0001*[.E289]" office:value-type="float" office:value="-198.139687824687" calcext:value-type="float">
            <text:p>-198.139687824687</text:p>
          </table:table-cell>
          <table:table-cell table:formula="of:=[.G288]+0.0001*[.F288]+(0.5-0.25)*0.0001^2*[.E288]+0.25*0.0001^2*[.E289]" office:value-type="float" office:value="-18.7552979395882" calcext:value-type="float">
            <text:p>-18.7552979395882</text:p>
          </table:table-cell>
          <table:table-cell table:formula="of:=[.H288]+1/2*([.A289]-[.A288])*([.E289]+[.E288])" office:value-type="float" office:value="-198.139687824689" calcext:value-type="float">
            <text:p>-198.139687824689</text:p>
          </table:table-cell>
          <table:table-cell table:formula="of:=[.I288]+1/2*([.A289]-[.A288])*([.H289]+[.H288])" office:value-type="float" office:value="-18.7552979395882" calcext:value-type="float">
            <text:p>-18.7552979395882</text:p>
          </table:table-cell>
          <table:table-cell table:formula="of:=200*PI()*COS(200*PI()*[.A289])" office:value-type="float" office:value="430.113631804345" calcext:value-type="float">
            <text:p>430.113631804345</text:p>
          </table:table-cell>
          <table:table-cell table:formula="of:=SIN(200*PI()*[.A289])" office:value-type="float" office:value="-0.728968627421411" calcext:value-type="float">
            <text:p>-0.728968627421411</text:p>
          </table:table-cell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float" office:value="270248.36517721" calcext:value-type="float">
            <text:p>270248.36517721</text:p>
          </table:table-cell>
          <table:table-cell office:value-type="float" office:value="-170.23800561921" calcext:value-type="float">
            <text:p>-170.23800561921</text:p>
          </table:table-cell>
          <table:table-cell office:value-type="float" office:value="-18.77371682426" calcext:value-type="float">
            <text:p>-18.77371682426</text:p>
          </table:table-cell>
          <table:table-cell table:formula="of:=-((200*PI())^2)*SIN(200*[.A290]*PI())" office:value-type="float" office:value="270248.365177071" calcext:value-type="float">
            <text:p>270248.365177071</text:p>
          </table:table-cell>
          <table:table-cell table:formula="of:=[.F289]+(1-0.5)*0.0001*[.E289]+0.5*0.0001*[.E290]" office:value-type="float" office:value="-170.238005618925" calcext:value-type="float">
            <text:p>-170.238005618925</text:p>
          </table:table-cell>
          <table:table-cell table:formula="of:=[.G289]+0.0001*[.F289]+(0.5-0.25)*0.0001^2*[.E289]+0.25*0.0001^2*[.E290]" office:value-type="float" office:value="-18.7737168242603" calcext:value-type="float">
            <text:p>-18.7737168242603</text:p>
          </table:table-cell>
          <table:table-cell table:formula="of:=[.H289]+1/2*([.A290]-[.A289])*([.E290]+[.E289])" office:value-type="float" office:value="-170.238005618925" calcext:value-type="float">
            <text:p>-170.238005618925</text:p>
          </table:table-cell>
          <table:table-cell table:formula="of:=[.I289]+1/2*([.A290]-[.A289])*([.H290]+[.H289])" office:value-type="float" office:value="-18.7737168242603" calcext:value-type="float">
            <text:p>-18.7737168242603</text:p>
          </table:table-cell>
          <table:table-cell table:formula="of:=200*PI()*COS(200*PI()*[.A290])" office:value-type="float" office:value="458.02449692091" calcext:value-type="float">
            <text:p>458.02449692091</text:p>
          </table:table-cell>
          <table:table-cell table:formula="of:=SIN(200*PI()*[.A290])" office:value-type="float" office:value="-0.684547105928686" calcext:value-type="float">
            <text:p>-0.684547105928686</text:p>
          </table:table-cell>
        </table:table-row>
        <table:table-row table:style-name="ro1">
          <table:table-cell office:value-type="float" office:value="0.0289" calcext:value-type="float">
            <text:p>0.0289</text:p>
          </table:table-cell>
          <table:table-cell office:value-type="float" office:value="251644.9045823" calcext:value-type="float">
            <text:p>251644.9045823</text:p>
          </table:table-cell>
          <table:table-cell office:value-type="float" office:value="-144.14334213123" calcext:value-type="float">
            <text:p>-144.14334213123</text:p>
          </table:table-cell>
          <table:table-cell office:value-type="float" office:value="-18.789435891648" calcext:value-type="float">
            <text:p>-18.789435891648</text:p>
          </table:table-cell>
          <table:table-cell table:formula="of:=-((200*PI())^2)*SIN(200*[.A291]*PI())" office:value-type="float" office:value="251644.904583344" calcext:value-type="float">
            <text:p>251644.904583344</text:p>
          </table:table-cell>
          <table:table-cell table:formula="of:=[.F290]+(1-0.5)*0.0001*[.E290]+0.5*0.0001*[.E291]" office:value-type="float" office:value="-144.143342130904" calcext:value-type="float">
            <text:p>-144.143342130904</text:p>
          </table:table-cell>
          <table:table-cell table:formula="of:=[.G290]+0.0001*[.F290]+(0.5-0.25)*0.0001^2*[.E290]+0.25*0.0001^2*[.E291]" office:value-type="float" office:value="-18.7894358916478" calcext:value-type="float">
            <text:p>-18.7894358916478</text:p>
          </table:table-cell>
          <table:table-cell table:formula="of:=[.H290]+1/2*([.A291]-[.A290])*([.E291]+[.E290])" office:value-type="float" office:value="-144.143342130905" calcext:value-type="float">
            <text:p>-144.143342130905</text:p>
          </table:table-cell>
          <table:table-cell table:formula="of:=[.I290]+1/2*([.A291]-[.A290])*([.H291]+[.H290])" office:value-type="float" office:value="-18.7894358916478" calcext:value-type="float">
            <text:p>-18.7894358916478</text:p>
          </table:table-cell>
          <table:table-cell table:formula="of:=200*PI()*COS(200*PI()*[.A291])" office:value-type="float" office:value="484.127748599614" calcext:value-type="float">
            <text:p>484.127748599614</text:p>
          </table:table-cell>
          <table:table-cell table:formula="of:=SIN(200*PI()*[.A291])" office:value-type="float" office:value="-0.63742398974869" calcext:value-type="float">
            <text:p>-0.63742398974869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232048.31651758" calcext:value-type="float">
            <text:p>232048.31651758</text:p>
          </table:table-cell>
          <table:table-cell office:value-type="float" office:value="-119.95868107624" calcext:value-type="float">
            <text:p>-119.95868107624</text:p>
          </table:table-cell>
          <table:table-cell office:value-type="float" office:value="-18.802640992808" calcext:value-type="float">
            <text:p>-18.802640992808</text:p>
          </table:table-cell>
          <table:table-cell table:formula="of:=-((200*PI())^2)*SIN(200*[.A292]*PI())" office:value-type="float" office:value="232048.316516848" calcext:value-type="float">
            <text:p>232048.316516848</text:p>
          </table:table-cell>
          <table:table-cell table:formula="of:=[.F291]+(1-0.5)*0.0001*[.E291]+0.5*0.0001*[.E292]" office:value-type="float" office:value="-119.958681075894" calcext:value-type="float">
            <text:p>-119.958681075894</text:p>
          </table:table-cell>
          <table:table-cell table:formula="of:=[.G291]+0.0001*[.F291]+(0.5-0.25)*0.0001^2*[.E291]+0.25*0.0001^2*[.E292]" office:value-type="float" office:value="-18.8026409928082" calcext:value-type="float">
            <text:p>-18.8026409928082</text:p>
          </table:table-cell>
          <table:table-cell table:formula="of:=[.H291]+1/2*([.A292]-[.A291])*([.E292]+[.E291])" office:value-type="float" office:value="-119.958681075895" calcext:value-type="float">
            <text:p>-119.958681075895</text:p>
          </table:table-cell>
          <table:table-cell table:formula="of:=[.I291]+1/2*([.A292]-[.A291])*([.H292]+[.H291])" office:value-type="float" office:value="-18.8026409928082" calcext:value-type="float">
            <text:p>-18.8026409928082</text:p>
          </table:table-cell>
          <table:table-cell table:formula="of:=200*PI()*COS(200*PI()*[.A292])" office:value-type="float" office:value="508.320369231526" calcext:value-type="float">
            <text:p>508.320369231526</text:p>
          </table:table-cell>
          <table:table-cell table:formula="of:=SIN(200*PI()*[.A292])" office:value-type="float" office:value="-0.587785252292474" calcext:value-type="float">
            <text:p>-0.587785252292474</text:p>
          </table:table-cell>
        </table:table-row>
        <table:table-row table:style-name="ro1">
          <table:table-cell office:value-type="float" office:value="0.0291" calcext:value-type="float">
            <text:p>0.0291</text:p>
          </table:table-cell>
          <table:table-cell office:value-type="float" office:value="211535.93975738" calcext:value-type="float">
            <text:p>211535.93975738</text:p>
          </table:table-cell>
          <table:table-cell office:value-type="float" office:value="-97.77946826249" calcext:value-type="float">
            <text:p>-97.77946826249</text:p>
          </table:table-cell>
          <table:table-cell office:value-type="float" office:value="-18.813527900275" calcext:value-type="float">
            <text:p>-18.813527900275</text:p>
          </table:table-cell>
          <table:table-cell table:formula="of:=-((200*PI())^2)*SIN(200*[.A293]*PI())" office:value-type="float" office:value="211535.939757853" calcext:value-type="float">
            <text:p>211535.939757853</text:p>
          </table:table-cell>
          <table:table-cell table:formula="of:=[.F292]+(1-0.5)*0.0001*[.E292]+0.5*0.0001*[.E293]" office:value-type="float" office:value="-97.7794682621594" calcext:value-type="float">
            <text:p>-97.7794682621594</text:p>
          </table:table-cell>
          <table:table-cell table:formula="of:=[.G292]+0.0001*[.F292]+(0.5-0.25)*0.0001^2*[.E292]+0.25*0.0001^2*[.E293]" office:value-type="float" office:value="-18.8135279002751" calcext:value-type="float">
            <text:p>-18.8135279002751</text:p>
          </table:table-cell>
          <table:table-cell table:formula="of:=[.H292]+1/2*([.A293]-[.A292])*([.E293]+[.E292])" office:value-type="float" office:value="-97.7794682621605" calcext:value-type="float">
            <text:p>-97.7794682621605</text:p>
          </table:table-cell>
          <table:table-cell table:formula="of:=[.I292]+1/2*([.A293]-[.A292])*([.H293]+[.H292])" office:value-type="float" office:value="-18.8135279002751" calcext:value-type="float">
            <text:p>-18.8135279002751</text:p>
          </table:table-cell>
          <table:table-cell table:formula="of:=200*PI()*COS(200*PI()*[.A293])" office:value-type="float" office:value="530.506881595568" calcext:value-type="float">
            <text:p>530.506881595568</text:p>
          </table:table-cell>
          <table:table-cell table:formula="of:=SIN(200*PI()*[.A293])" office:value-type="float" office:value="-0.535826794978998" calcext:value-type="float">
            <text:p>-0.535826794978998</text:p>
          </table:table-cell>
        </table:table-row>
        <table:table-row table:style-name="ro1">
          <table:table-cell office:value-type="float" office:value="0.0292" calcext:value-type="float">
            <text:p>0.0292</text:p>
          </table:table-cell>
          <table:table-cell office:value-type="float" office:value="190188.72728622" calcext:value-type="float">
            <text:p>190188.72728622</text:p>
          </table:table-cell>
          <table:table-cell office:value-type="float" office:value="-77.693234910311" calcext:value-type="float">
            <text:p>-77.693234910311</text:p>
          </table:table-cell>
          <table:table-cell office:value-type="float" office:value="-18.822301535434" calcext:value-type="float">
            <text:p>-18.822301535434</text:p>
          </table:table-cell>
          <table:table-cell table:formula="of:=-((200*PI())^2)*SIN(200*[.A294]*PI())" office:value-type="float" office:value="190188.727286211" calcext:value-type="float">
            <text:p>190188.727286211</text:p>
          </table:table-cell>
          <table:table-cell table:formula="of:=[.F293]+(1-0.5)*0.0001*[.E293]+0.5*0.0001*[.E294]" office:value-type="float" office:value="-77.6932349099562" calcext:value-type="float">
            <text:p>-77.6932349099562</text:p>
          </table:table-cell>
          <table:table-cell table:formula="of:=[.G293]+0.0001*[.F293]+(0.5-0.25)*0.0001^2*[.E293]+0.25*0.0001^2*[.E294]" office:value-type="float" office:value="-18.8223015354337" calcext:value-type="float">
            <text:p>-18.8223015354337</text:p>
          </table:table-cell>
          <table:table-cell table:formula="of:=[.H293]+1/2*([.A294]-[.A293])*([.E294]+[.E293])" office:value-type="float" office:value="-77.6932349099575" calcext:value-type="float">
            <text:p>-77.6932349099575</text:p>
          </table:table-cell>
          <table:table-cell table:formula="of:=[.I293]+1/2*([.A294]-[.A293])*([.H294]+[.H293])" office:value-type="float" office:value="-18.8223015354337" calcext:value-type="float">
            <text:p>-18.8223015354337</text:p>
          </table:table-cell>
          <table:table-cell table:formula="of:=200*PI()*COS(200*PI()*[.A294])" office:value-type="float" office:value="550.599725663492" calcext:value-type="float">
            <text:p>550.599725663492</text:p>
          </table:table-cell>
          <table:table-cell table:formula="of:=SIN(200*PI()*[.A294])" office:value-type="float" office:value="-0.481753674101717" calcext:value-type="float">
            <text:p>-0.481753674101717</text:p>
          </table:table-cell>
        </table:table-row>
        <table:table-row table:style-name="ro1">
          <table:table-cell office:value-type="float" office:value="0.0293" calcext:value-type="float">
            <text:p>0.0293</text:p>
          </table:table-cell>
          <table:table-cell office:value-type="float" office:value="168090.92679569" calcext:value-type="float">
            <text:p>168090.92679569</text:p>
          </table:table-cell>
          <table:table-cell office:value-type="float" office:value="-59.779252206215" calcext:value-type="float">
            <text:p>-59.779252206215</text:p>
          </table:table-cell>
          <table:table-cell office:value-type="float" office:value="-18.82917515979" calcext:value-type="float">
            <text:p>-18.82917515979</text:p>
          </table:table-cell>
          <table:table-cell table:formula="of:=-((200*PI())^2)*SIN(200*[.A295]*PI())" office:value-type="float" office:value="168090.926796933" calcext:value-type="float">
            <text:p>168090.926796933</text:p>
          </table:table-cell>
          <table:table-cell table:formula="of:=[.F294]+(1-0.5)*0.0001*[.E294]+0.5*0.0001*[.E295]" office:value-type="float" office:value="-59.779252205799" calcext:value-type="float">
            <text:p>-59.779252205799</text:p>
          </table:table-cell>
          <table:table-cell table:formula="of:=[.G294]+0.0001*[.F294]+(0.5-0.25)*0.0001^2*[.E294]+0.25*0.0001^2*[.E295]" office:value-type="float" office:value="-18.8291751597895" calcext:value-type="float">
            <text:p>-18.8291751597895</text:p>
          </table:table-cell>
          <table:table-cell table:formula="of:=[.H294]+1/2*([.A295]-[.A294])*([.E295]+[.E294])" office:value-type="float" office:value="-59.7792522057998" calcext:value-type="float">
            <text:p>-59.7792522057998</text:p>
          </table:table-cell>
          <table:table-cell table:formula="of:=[.I294]+1/2*([.A295]-[.A294])*([.H295]+[.H294])" office:value-type="float" office:value="-18.8291751597895" calcext:value-type="float">
            <text:p>-18.8291751597895</text:p>
          </table:table-cell>
          <table:table-cell table:formula="of:=200*PI()*COS(200*PI()*[.A295])" office:value-type="float" office:value="568.519604159311" calcext:value-type="float">
            <text:p>568.519604159311</text:p>
          </table:table-cell>
          <table:table-cell table:formula="of:=SIN(200*PI()*[.A295])" office:value-type="float" office:value="-0.425779291565071" calcext:value-type="float">
            <text:p>-0.425779291565071</text:p>
          </table:table-cell>
        </table:table-row>
        <table:table-row table:style-name="ro1">
          <table:table-cell office:value-type="float" office:value="0.0294" calcext:value-type="float">
            <text:p>0.0294</text:p>
          </table:table-cell>
          <table:table-cell office:value-type="float" office:value="145329.748214" calcext:value-type="float">
            <text:p>145329.748214</text:p>
          </table:table-cell>
          <table:table-cell office:value-type="float" office:value="-44.10821845573" calcext:value-type="float">
            <text:p>-44.10821845573</text:p>
          </table:table-cell>
          <table:table-cell office:value-type="float" office:value="-18.834369533323" calcext:value-type="float">
            <text:p>-18.834369533323</text:p>
          </table:table-cell>
          <table:table-cell table:formula="of:=-((200*PI())^2)*SIN(200*[.A296]*PI())" office:value-type="float" office:value="145329.748213029" calcext:value-type="float">
            <text:p>145329.748213029</text:p>
          </table:table-cell>
          <table:table-cell table:formula="of:=[.F295]+(1-0.5)*0.0001*[.E295]+0.5*0.0001*[.E296]" office:value-type="float" office:value="-44.1082184553008" calcext:value-type="float">
            <text:p>-44.1082184553008</text:p>
          </table:table-cell>
          <table:table-cell table:formula="of:=[.G295]+0.0001*[.F295]+(0.5-0.25)*0.0001^2*[.E295]+0.25*0.0001^2*[.E296]" office:value-type="float" office:value="-18.8343695333225" calcext:value-type="float">
            <text:p>-18.8343695333225</text:p>
          </table:table-cell>
          <table:table-cell table:formula="of:=[.H295]+1/2*([.A296]-[.A295])*([.E296]+[.E295])" office:value-type="float" office:value="-44.1082184553017" calcext:value-type="float">
            <text:p>-44.1082184553017</text:p>
          </table:table-cell>
          <table:table-cell table:formula="of:=[.I295]+1/2*([.A296]-[.A295])*([.H296]+[.H295])" office:value-type="float" office:value="-18.8343695333225" calcext:value-type="float">
            <text:p>-18.8343695333225</text:p>
          </table:table-cell>
          <table:table-cell table:formula="of:=200*PI()*COS(200*PI()*[.A296])" office:value-type="float" office:value="584.195795509413" calcext:value-type="float">
            <text:p>584.195795509413</text:p>
          </table:table-cell>
          <table:table-cell table:formula="of:=SIN(200*PI()*[.A296])" office:value-type="float" office:value="-0.368124552684677" calcext:value-type="float">
            <text:p>-0.368124552684677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121995.01950756" calcext:value-type="float">
            <text:p>121995.01950756</text:p>
          </table:table-cell>
          <table:table-cell office:value-type="float" office:value="-30.741980069652" calcext:value-type="float">
            <text:p>-30.741980069652</text:p>
          </table:table-cell>
          <table:table-cell office:value-type="float" office:value="-18.838112043249" calcext:value-type="float">
            <text:p>-18.838112043249</text:p>
          </table:table-cell>
          <table:table-cell table:formula="of:=-((200*PI())^2)*SIN(200*[.A297]*PI())" office:value-type="float" office:value="121995.019507775" calcext:value-type="float">
            <text:p>121995.019507775</text:p>
          </table:table-cell>
          <table:table-cell table:formula="of:=[.F296]+(1-0.5)*0.0001*[.E296]+0.5*0.0001*[.E297]" office:value-type="float" office:value="-30.7419800692606" calcext:value-type="float">
            <text:p>-30.7419800692606</text:p>
          </table:table-cell>
          <table:table-cell table:formula="of:=[.G296]+0.0001*[.F296]+(0.5-0.25)*0.0001^2*[.E296]+0.25*0.0001^2*[.E297]" office:value-type="float" office:value="-18.8381120432488" calcext:value-type="float">
            <text:p>-18.8381120432488</text:p>
          </table:table-cell>
          <table:table-cell table:formula="of:=[.H296]+1/2*([.A297]-[.A296])*([.E297]+[.E296])" office:value-type="float" office:value="-30.7419800692616" calcext:value-type="float">
            <text:p>-30.7419800692616</text:p>
          </table:table-cell>
          <table:table-cell table:formula="of:=[.I296]+1/2*([.A297]-[.A296])*([.H297]+[.H296])" office:value-type="float" office:value="-18.8381120432488" calcext:value-type="float">
            <text:p>-18.8381120432488</text:p>
          </table:table-cell>
          <table:table-cell table:formula="of:=200*PI()*COS(200*PI()*[.A297])" office:value-type="float" office:value="597.566432948311" calcext:value-type="float">
            <text:p>597.566432948311</text:p>
          </table:table-cell>
          <table:table-cell table:formula="of:=SIN(200*PI()*[.A297])" office:value-type="float" office:value="-0.309016994374946" calcext:value-type="float">
            <text:p>-0.309016994374946</text:p>
          </table:table-cell>
        </table:table-row>
        <table:table-row table:style-name="ro1">
          <table:table-cell office:value-type="float" office:value="0.0296" calcext:value-type="float">
            <text:p>0.0296</text:p>
          </table:table-cell>
          <table:table-cell office:value-type="float" office:value="98178.832196136" calcext:value-type="float">
            <text:p>98178.832196136</text:p>
          </table:table-cell>
          <table:table-cell office:value-type="float" office:value="-19.733287484468" calcext:value-type="float">
            <text:p>-19.733287484468</text:p>
          </table:table-cell>
          <table:table-cell office:value-type="float" office:value="-18.840635806627" calcext:value-type="float">
            <text:p>-18.840635806627</text:p>
          </table:table-cell>
          <table:table-cell table:formula="of:=-((200*PI())^2)*SIN(200*[.A298]*PI())" office:value-type="float" office:value="98178.8321947464" calcext:value-type="float">
            <text:p>98178.8321947464</text:p>
          </table:table-cell>
          <table:table-cell table:formula="of:=[.F297]+(1-0.5)*0.0001*[.E297]+0.5*0.0001*[.E298]" office:value-type="float" office:value="-19.7332874841345" calcext:value-type="float">
            <text:p>-19.7332874841345</text:p>
          </table:table-cell>
          <table:table-cell table:formula="of:=[.G297]+0.0001*[.F297]+(0.5-0.25)*0.0001^2*[.E297]+0.25*0.0001^2*[.E298]" office:value-type="float" office:value="-18.8406358066264" calcext:value-type="float">
            <text:p>-18.8406358066264</text:p>
          </table:table-cell>
          <table:table-cell table:formula="of:=[.H297]+1/2*([.A298]-[.A297])*([.E298]+[.E297])" office:value-type="float" office:value="-19.7332874841356" calcext:value-type="float">
            <text:p>-19.7332874841356</text:p>
          </table:table-cell>
          <table:table-cell table:formula="of:=[.I297]+1/2*([.A298]-[.A297])*([.H298]+[.H297])" office:value-type="float" office:value="-18.8406358066264" calcext:value-type="float">
            <text:p>-18.8406358066264</text:p>
          </table:table-cell>
          <table:table-cell table:formula="of:=200*PI()*COS(200*PI()*[.A298])" office:value-type="float" office:value="608.578748678497" calcext:value-type="float">
            <text:p>608.578748678497</text:p>
          </table:table-cell>
          <table:table-cell table:formula="of:=SIN(200*PI()*[.A298])" office:value-type="float" office:value="-0.248689887164854" calcext:value-type="float">
            <text:p>-0.248689887164854</text:p>
          </table:table-cell>
        </table:table-row>
        <table:table-row table:style-name="ro1">
          <table:table-cell office:value-type="float" office:value="0.0297" calcext:value-type="float">
            <text:p>0.0297</text:p>
          </table:table-cell>
          <table:table-cell office:value-type="float" office:value="73975.177883486" calcext:value-type="float">
            <text:p>73975.177883486</text:p>
          </table:table-cell>
          <table:table-cell office:value-type="float" office:value="-11.125586980486" calcext:value-type="float">
            <text:p>-11.125586980486</text:p>
          </table:table-cell>
          <table:table-cell office:value-type="float" office:value="-18.84217875035" calcext:value-type="float">
            <text:p>-18.84217875035</text:p>
          </table:table-cell>
          <table:table-cell table:formula="of:=-((200*PI())^2)*SIN(200*[.A299]*PI())" office:value-type="float" office:value="73975.177884687" calcext:value-type="float">
            <text:p>73975.177884687</text:p>
          </table:table-cell>
          <table:table-cell table:formula="of:=[.F298]+(1-0.5)*0.0001*[.E298]+0.5*0.0001*[.E299]" office:value-type="float" office:value="-11.1255869801629" calcext:value-type="float">
            <text:p>-11.1255869801629</text:p>
          </table:table-cell>
          <table:table-cell table:formula="of:=[.G298]+0.0001*[.F298]+(0.5-0.25)*0.0001^2*[.E298]+0.25*0.0001^2*[.E299]" office:value-type="float" office:value="-18.8421787503496" calcext:value-type="float">
            <text:p>-18.8421787503496</text:p>
          </table:table-cell>
          <table:table-cell table:formula="of:=[.H298]+1/2*([.A299]-[.A298])*([.E299]+[.E298])" office:value-type="float" office:value="-11.1255869801639" calcext:value-type="float">
            <text:p>-11.1255869801639</text:p>
          </table:table-cell>
          <table:table-cell table:formula="of:=[.I298]+1/2*([.A299]-[.A298])*([.H299]+[.H298])" office:value-type="float" office:value="-18.8421787503496" calcext:value-type="float">
            <text:p>-18.8421787503496</text:p>
          </table:table-cell>
          <table:table-cell table:formula="of:=200*PI()*COS(200*PI()*[.A299])" office:value-type="float" office:value="617.189282120833" calcext:value-type="float">
            <text:p>617.189282120833</text:p>
          </table:table-cell>
          <table:table-cell table:formula="of:=SIN(200*PI()*[.A299])" office:value-type="float" office:value="-0.187381314585724" calcext:value-type="float">
            <text:p>-0.187381314585724</text:p>
          </table:table-cell>
        </table:table-row>
        <table:table-row table:style-name="ro1">
          <table:table-cell office:value-type="float" office:value="0.0298" calcext:value-type="float">
            <text:p>0.0298</text:p>
          </table:table-cell>
          <table:table-cell office:value-type="float" office:value="49479.577344412" calcext:value-type="float">
            <text:p>49479.577344412</text:p>
          </table:table-cell>
          <table:table-cell office:value-type="float" office:value="-4.9528492190916" calcext:value-type="float">
            <text:p>-4.9528492190916</text:p>
          </table:table-cell>
          <table:table-cell office:value-type="float" office:value="-18.84298267216" calcext:value-type="float">
            <text:p>-18.84298267216</text:p>
          </table:table-cell>
          <table:table-cell table:formula="of:=-((200*PI())^2)*SIN(200*[.A300]*PI())" office:value-type="float" office:value="49479.5773435607" calcext:value-type="float">
            <text:p>49479.5773435607</text:p>
          </table:table-cell>
          <table:table-cell table:formula="of:=[.F299]+(1-0.5)*0.0001*[.E299]+0.5*0.0001*[.E300]" office:value-type="float" office:value="-4.95284921875047" calcext:value-type="float">
            <text:p>-4.95284921875047</text:p>
          </table:table-cell>
          <table:table-cell table:formula="of:=[.G299]+0.0001*[.F299]+(0.5-0.25)*0.0001^2*[.E299]+0.25*0.0001^2*[.E300]" office:value-type="float" office:value="-18.8429826721596" calcext:value-type="float">
            <text:p>-18.8429826721596</text:p>
          </table:table-cell>
          <table:table-cell table:formula="of:=[.H299]+1/2*([.A300]-[.A299])*([.E300]+[.E299])" office:value-type="float" office:value="-4.9528492187516" calcext:value-type="float">
            <text:p>-4.9528492187516</text:p>
          </table:table-cell>
          <table:table-cell table:formula="of:=[.I299]+1/2*([.A300]-[.A299])*([.H300]+[.H299])" office:value-type="float" office:value="-18.8429826721596" calcext:value-type="float">
            <text:p>-18.8429826721596</text:p>
          </table:table-cell>
          <table:table-cell table:formula="of:=200*PI()*COS(200*PI()*[.A300])" office:value-type="float" office:value="623.364051433599" calcext:value-type="float">
            <text:p>623.364051433599</text:p>
          </table:table-cell>
          <table:table-cell table:formula="of:=SIN(200*PI()*[.A300])" office:value-type="float" office:value="-0.125333233564304" calcext:value-type="float">
            <text:p>-0.125333233564304</text:p>
          </table:table-cell>
        </table:table-row>
        <table:table-row table:style-name="ro1">
          <table:table-cell office:value-type="float" office:value="0.0299" calcext:value-type="float">
            <text:p>0.0299</text:p>
          </table:table-cell>
          <table:table-cell office:value-type="float" office:value="24788.703515583" calcext:value-type="float">
            <text:p>24788.703515583</text:p>
          </table:table-cell>
          <table:table-cell office:value-type="float" office:value="-1.2394351760918" calcext:value-type="float">
            <text:p>-1.2394351760918</text:p>
          </table:table-cell>
          <table:table-cell office:value-type="float" office:value="-18.84329228638" calcext:value-type="float">
            <text:p>-18.84329228638</text:p>
          </table:table-cell>
          <table:table-cell table:formula="of:=-((200*PI())^2)*SIN(200*[.A301]*PI())" office:value-type="float" office:value="24788.7035157281" calcext:value-type="float">
            <text:p>24788.7035157281</text:p>
          </table:table-cell>
          <table:table-cell table:formula="of:=[.F300]+(1-0.5)*0.0001*[.E300]+0.5*0.0001*[.E301]" office:value-type="float" office:value="-1.23943517578603" calcext:value-type="float">
            <text:p>-1.23943517578603</text:p>
          </table:table-cell>
          <table:table-cell table:formula="of:=[.G300]+0.0001*[.F300]+(0.5-0.25)*0.0001^2*[.E300]+0.25*0.0001^2*[.E301]" office:value-type="float" office:value="-18.8432922863793" calcext:value-type="float">
            <text:p>-18.8432922863793</text:p>
          </table:table-cell>
          <table:table-cell table:formula="of:=[.H300]+1/2*([.A301]-[.A300])*([.E301]+[.E300])" office:value-type="float" office:value="-1.23943517578706" calcext:value-type="float">
            <text:p>-1.23943517578706</text:p>
          </table:table-cell>
          <table:table-cell table:formula="of:=[.I300]+1/2*([.A301]-[.A300])*([.H301]+[.H300])" office:value-type="float" office:value="-18.8432922863793" calcext:value-type="float">
            <text:p>-18.8432922863793</text:p>
          </table:table-cell>
          <table:table-cell table:formula="of:=200*PI()*COS(200*PI()*[.A301])" office:value-type="float" office:value="627.078687623303" calcext:value-type="float">
            <text:p>627.078687623303</text:p>
          </table:table-cell>
          <table:table-cell table:formula="of:=SIN(200*PI()*[.A301])" office:value-type="float" office:value="-0.0627905195293102" calcext:value-type="float">
            <text:p>-0.0627905195293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91061519924551" calcext:value-type="float">
            <text:p>9.1061519924551E-07</text:p>
          </table:table-cell>
          <table:table-cell office:value-type="float" office:value="-0.00000000026713158050029" calcext:value-type="float">
            <text:p>-2.6713158050029E-10</text:p>
          </table:table-cell>
          <table:table-cell office:value-type="float" office:value="-18.843354258139" calcext:value-type="float">
            <text:p>-18.843354258139</text:p>
          </table:table-cell>
          <table:table-cell table:formula="of:=-((200*PI())^2)*SIN(200*[.A302]*PI())" office:value-type="float" office:value="0.000000000290082706527473" calcext:value-type="float">
            <text:p>2.90082706527473E-10</text:p>
          </table:table-cell>
          <table:table-cell table:formula="of:=[.F301]+(1-0.5)*0.0001*[.E301]+0.5*0.0001*[.E302]" office:value-type="float" office:value="0.000000000000391535874489077" calcext:value-type="float">
            <text:p>3.91535874489077E-13</text:p>
          </table:table-cell>
          <table:table-cell table:formula="of:=[.G301]+0.0001*[.F301]+(0.5-0.25)*0.0001^2*[.E301]+0.25*0.0001^2*[.E302]" office:value-type="float" office:value="-18.8433542581381" calcext:value-type="float">
            <text:p>-18.8433542581381</text:p>
          </table:table-cell>
          <table:table-cell table:formula="of:=[.H301]+1/2*([.A302]-[.A301])*([.E302]+[.E301])" office:value-type="float" office:value="-0.000000000000686339873823272" calcext:value-type="float">
            <text:p>-6.86339873823272E-13</text:p>
          </table:table-cell>
          <table:table-cell table:formula="of:=[.I301]+1/2*([.A302]-[.A301])*([.H302]+[.H301])" office:value-type="float" office:value="-18.8433542581381" calcext:value-type="float">
            <text:p>-18.8433542581381</text:p>
          </table:table-cell>
          <table:table-cell table:formula="of:=200*PI()*COS(200*PI()*[.A302])" office:value-type="float" office:value="628.318530717959" calcext:value-type="float">
            <text:p>628.318530717959</text:p>
          </table:table-cell>
          <table:table-cell table:formula="of:=SIN(200*PI()*[.A302])" office:value-type="float" office:value="-7.34788079488412E-016" calcext:value-type="float">
            <text:p>-7.34788079488412E-16</text:p>
          </table:table-cell>
        </table:table-row>
        <table:table-row table:style-name="ro1">
          <table:table-cell office:value-type="float" office:value="0.0301" calcext:value-type="float">
            <text:p>0.0301</text:p>
          </table:table-cell>
          <table:table-cell office:value-type="float" office:value="-24788.703515983" calcext:value-type="float">
            <text:p>-24788.703515983</text:p>
          </table:table-cell>
          <table:table-cell office:value-type="float" office:value="-1.2394351760208" calcext:value-type="float">
            <text:p>-1.2394351760208</text:p>
          </table:table-cell>
          <table:table-cell office:value-type="float" office:value="-18.843416229897" calcext:value-type="float">
            <text:p>-18.843416229897</text:p>
          </table:table-cell>
          <table:table-cell table:formula="of:=-((200*PI())^2)*SIN(200*[.A303]*PI())" office:value-type="float" office:value="-24788.7035157289" calcext:value-type="float">
            <text:p>-24788.7035157289</text:p>
          </table:table-cell>
          <table:table-cell table:formula="of:=[.F302]+(1-0.5)*0.0001*[.E302]+0.5*0.0001*[.E303]" office:value-type="float" office:value="-1.23943517578604" calcext:value-type="float">
            <text:p>-1.23943517578604</text:p>
          </table:table-cell>
          <table:table-cell table:formula="of:=[.G302]+0.0001*[.F302]+(0.5-0.25)*0.0001^2*[.E302]+0.25*0.0001^2*[.E303]" office:value-type="float" office:value="-18.8434162298969" calcext:value-type="float">
            <text:p>-18.8434162298969</text:p>
          </table:table-cell>
          <table:table-cell table:formula="of:=[.H302]+1/2*([.A303]-[.A302])*([.E303]+[.E302])" office:value-type="float" office:value="-1.23943517578715" calcext:value-type="float">
            <text:p>-1.23943517578715</text:p>
          </table:table-cell>
          <table:table-cell table:formula="of:=[.I302]+1/2*([.A303]-[.A302])*([.H303]+[.H302])" office:value-type="float" office:value="-18.8434162298969" calcext:value-type="float">
            <text:p>-18.8434162298969</text:p>
          </table:table-cell>
          <table:table-cell table:formula="of:=200*PI()*COS(200*PI()*[.A303])" office:value-type="float" office:value="627.078687623303" calcext:value-type="float">
            <text:p>627.078687623303</text:p>
          </table:table-cell>
          <table:table-cell table:formula="of:=SIN(200*PI()*[.A303])" office:value-type="float" office:value="0.0627905195293158" calcext:value-type="float">
            <text:p>0.062790519529316</text:p>
          </table:table-cell>
        </table:table-row>
        <table:table-row table:style-name="ro1">
          <table:table-cell office:value-type="float" office:value="0.0302" calcext:value-type="float">
            <text:p>0.0302</text:p>
          </table:table-cell>
          <table:table-cell office:value-type="float" office:value="-49479.577342591" calcext:value-type="float">
            <text:p>-49479.577342591</text:p>
          </table:table-cell>
          <table:table-cell office:value-type="float" office:value="-4.9528492189495" calcext:value-type="float">
            <text:p>-4.9528492189495</text:p>
          </table:table-cell>
          <table:table-cell office:value-type="float" office:value="-18.843725844117" calcext:value-type="float">
            <text:p>-18.843725844117</text:p>
          </table:table-cell>
          <table:table-cell table:formula="of:=-((200*PI())^2)*SIN(200*[.A304]*PI())" office:value-type="float" office:value="-49479.5773435602" calcext:value-type="float">
            <text:p>-49479.5773435602</text:p>
          </table:table-cell>
          <table:table-cell table:formula="of:=[.F303]+(1-0.5)*0.0001*[.E303]+0.5*0.0001*[.E304]" office:value-type="float" office:value="-4.95284921875049" calcext:value-type="float">
            <text:p>-4.95284921875049</text:p>
          </table:table-cell>
          <table:table-cell table:formula="of:=[.G303]+0.0001*[.F303]+(0.5-0.25)*0.0001^2*[.E303]+0.25*0.0001^2*[.E304]" office:value-type="float" office:value="-18.8437258441166" calcext:value-type="float">
            <text:p>-18.8437258441166</text:p>
          </table:table-cell>
          <table:table-cell table:formula="of:=[.H303]+1/2*([.A304]-[.A303])*([.E304]+[.E303])" office:value-type="float" office:value="-4.95284921875158" calcext:value-type="float">
            <text:p>-4.95284921875158</text:p>
          </table:table-cell>
          <table:table-cell table:formula="of:=[.I303]+1/2*([.A304]-[.A303])*([.H304]+[.H303])" office:value-type="float" office:value="-18.8437258441166" calcext:value-type="float">
            <text:p>-18.8437258441166</text:p>
          </table:table-cell>
          <table:table-cell table:formula="of:=200*PI()*COS(200*PI()*[.A304])" office:value-type="float" office:value="623.364051433599" calcext:value-type="float">
            <text:p>623.364051433599</text:p>
          </table:table-cell>
          <table:table-cell table:formula="of:=SIN(200*PI()*[.A304])" office:value-type="float" office:value="0.125333233564306" calcext:value-type="float">
            <text:p>0.125333233564306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office:value-type="float" office:value="-73975.177885307" calcext:value-type="float">
            <text:p>-73975.177885307</text:p>
          </table:table-cell>
          <table:table-cell office:value-type="float" office:value="-11.125586980344" calcext:value-type="float">
            <text:p>-11.125586980344</text:p>
          </table:table-cell>
          <table:table-cell office:value-type="float" office:value="-18.844529765927" calcext:value-type="float">
            <text:p>-18.844529765927</text:p>
          </table:table-cell>
          <table:table-cell table:formula="of:=-((200*PI())^2)*SIN(200*[.A305]*PI())" office:value-type="float" office:value="-73975.1778846878" calcext:value-type="float">
            <text:p>-73975.1778846878</text:p>
          </table:table-cell>
          <table:table-cell table:formula="of:=[.F304]+(1-0.5)*0.0001*[.E304]+0.5*0.0001*[.E305]" office:value-type="float" office:value="-11.1255869801629" calcext:value-type="float">
            <text:p>-11.1255869801629</text:p>
          </table:table-cell>
          <table:table-cell table:formula="of:=[.G304]+0.0001*[.F304]+(0.5-0.25)*0.0001^2*[.E304]+0.25*0.0001^2*[.E305]" office:value-type="float" office:value="-18.8445297659266" calcext:value-type="float">
            <text:p>-18.8445297659266</text:p>
          </table:table-cell>
          <table:table-cell table:formula="of:=[.H304]+1/2*([.A305]-[.A304])*([.E305]+[.E304])" office:value-type="float" office:value="-11.1255869801639" calcext:value-type="float">
            <text:p>-11.1255869801639</text:p>
          </table:table-cell>
          <table:table-cell table:formula="of:=[.I304]+1/2*([.A305]-[.A304])*([.H305]+[.H304])" office:value-type="float" office:value="-18.8445297659266" calcext:value-type="float">
            <text:p>-18.8445297659266</text:p>
          </table:table-cell>
          <table:table-cell table:formula="of:=200*PI()*COS(200*PI()*[.A305])" office:value-type="float" office:value="617.189282120833" calcext:value-type="float">
            <text:p>617.189282120833</text:p>
          </table:table-cell>
          <table:table-cell table:formula="of:=SIN(200*PI()*[.A305])" office:value-type="float" office:value="0.187381314585726" calcext:value-type="float">
            <text:p>0.187381314585726</text:p>
          </table:table-cell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float" office:value="-98178.832194315" calcext:value-type="float">
            <text:p>-98178.832194315</text:p>
          </table:table-cell>
          <table:table-cell office:value-type="float" office:value="-19.733287484325" calcext:value-type="float">
            <text:p>-19.733287484325</text:p>
          </table:table-cell>
          <table:table-cell office:value-type="float" office:value="-18.84607270965" calcext:value-type="float">
            <text:p>-18.84607270965</text:p>
          </table:table-cell>
          <table:table-cell table:formula="of:=-((200*PI())^2)*SIN(200*[.A306]*PI())" office:value-type="float" office:value="-98178.8321947458" calcext:value-type="float">
            <text:p>-98178.8321947458</text:p>
          </table:table-cell>
          <table:table-cell table:formula="of:=[.F305]+(1-0.5)*0.0001*[.E305]+0.5*0.0001*[.E306]" office:value-type="float" office:value="-19.7332874841346" calcext:value-type="float">
            <text:p>-19.7332874841346</text:p>
          </table:table-cell>
          <table:table-cell table:formula="of:=[.G305]+0.0001*[.F305]+(0.5-0.25)*0.0001^2*[.E305]+0.25*0.0001^2*[.E306]" office:value-type="float" office:value="-18.8460727096498" calcext:value-type="float">
            <text:p>-18.8460727096498</text:p>
          </table:table-cell>
          <table:table-cell table:formula="of:=[.H305]+1/2*([.A306]-[.A305])*([.E306]+[.E305])" office:value-type="float" office:value="-19.7332874841356" calcext:value-type="float">
            <text:p>-19.7332874841356</text:p>
          </table:table-cell>
          <table:table-cell table:formula="of:=[.I305]+1/2*([.A306]-[.A305])*([.H306]+[.H305])" office:value-type="float" office:value="-18.8460727096498" calcext:value-type="float">
            <text:p>-18.8460727096498</text:p>
          </table:table-cell>
          <table:table-cell table:formula="of:=200*PI()*COS(200*PI()*[.A306])" office:value-type="float" office:value="608.578748678497" calcext:value-type="float">
            <text:p>608.578748678497</text:p>
          </table:table-cell>
          <table:table-cell table:formula="of:=SIN(200*PI()*[.A306])" office:value-type="float" office:value="0.248689887164856" calcext:value-type="float">
            <text:p>0.248689887164856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-121995.01950796" calcext:value-type="float">
            <text:p>-121995.01950796</text:p>
          </table:table-cell>
          <table:table-cell office:value-type="float" office:value="-30.741980069439" calcext:value-type="float">
            <text:p>-30.741980069439</text:p>
          </table:table-cell>
          <table:table-cell office:value-type="float" office:value="-18.848596473028" calcext:value-type="float">
            <text:p>-18.848596473028</text:p>
          </table:table-cell>
          <table:table-cell table:formula="of:=-((200*PI())^2)*SIN(200*[.A307]*PI())" office:value-type="float" office:value="-121995.019507776" calcext:value-type="float">
            <text:p>-121995.019507776</text:p>
          </table:table-cell>
          <table:table-cell table:formula="of:=[.F306]+(1-0.5)*0.0001*[.E306]+0.5*0.0001*[.E307]" office:value-type="float" office:value="-30.7419800692607" calcext:value-type="float">
            <text:p>-30.7419800692607</text:p>
          </table:table-cell>
          <table:table-cell table:formula="of:=[.G306]+0.0001*[.F306]+(0.5-0.25)*0.0001^2*[.E306]+0.25*0.0001^2*[.E307]" office:value-type="float" office:value="-18.8485964730274" calcext:value-type="float">
            <text:p>-18.8485964730274</text:p>
          </table:table-cell>
          <table:table-cell table:formula="of:=[.H306]+1/2*([.A307]-[.A306])*([.E307]+[.E306])" office:value-type="float" office:value="-30.741980069262" calcext:value-type="float">
            <text:p>-30.741980069262</text:p>
          </table:table-cell>
          <table:table-cell table:formula="of:=[.I306]+1/2*([.A307]-[.A306])*([.H307]+[.H306])" office:value-type="float" office:value="-18.8485964730274" calcext:value-type="float">
            <text:p>-18.8485964730274</text:p>
          </table:table-cell>
          <table:table-cell table:formula="of:=200*PI()*COS(200*PI()*[.A307])" office:value-type="float" office:value="597.566432948311" calcext:value-type="float">
            <text:p>597.566432948311</text:p>
          </table:table-cell>
          <table:table-cell table:formula="of:=SIN(200*PI()*[.A307])" office:value-type="float" office:value="0.309016994374948" calcext:value-type="float">
            <text:p>0.309016994374948</text:p>
          </table:table-cell>
        </table:table-row>
        <table:table-row table:style-name="ro1">
          <table:table-cell office:value-type="float" office:value="0.0306" calcext:value-type="float">
            <text:p>0.0306</text:p>
          </table:table-cell>
          <table:table-cell office:value-type="float" office:value="-145329.74821218" calcext:value-type="float">
            <text:p>-145329.74821218</text:p>
          </table:table-cell>
          <table:table-cell office:value-type="float" office:value="-44.108218455446" calcext:value-type="float">
            <text:p>-44.108218455446</text:p>
          </table:table-cell>
          <table:table-cell office:value-type="float" office:value="-18.852338982954" calcext:value-type="float">
            <text:p>-18.852338982954</text:p>
          </table:table-cell>
          <table:table-cell table:formula="of:=-((200*PI())^2)*SIN(200*[.A308]*PI())" office:value-type="float" office:value="-145329.74821303" calcext:value-type="float">
            <text:p>-145329.74821303</text:p>
          </table:table-cell>
          <table:table-cell table:formula="of:=[.F307]+(1-0.5)*0.0001*[.E307]+0.5*0.0001*[.E308]" office:value-type="float" office:value="-44.108218455301" calcext:value-type="float">
            <text:p>-44.108218455301</text:p>
          </table:table-cell>
          <table:table-cell table:formula="of:=[.G307]+0.0001*[.F307]+(0.5-0.25)*0.0001^2*[.E307]+0.25*0.0001^2*[.E308]" office:value-type="float" office:value="-18.8523389829537" calcext:value-type="float">
            <text:p>-18.8523389829537</text:p>
          </table:table-cell>
          <table:table-cell table:formula="of:=[.H307]+1/2*([.A308]-[.A307])*([.E308]+[.E307])" office:value-type="float" office:value="-44.1082184553022" calcext:value-type="float">
            <text:p>-44.1082184553022</text:p>
          </table:table-cell>
          <table:table-cell table:formula="of:=[.I307]+1/2*([.A308]-[.A307])*([.H308]+[.H307])" office:value-type="float" office:value="-18.8523389829537" calcext:value-type="float">
            <text:p>-18.8523389829537</text:p>
          </table:table-cell>
          <table:table-cell table:formula="of:=200*PI()*COS(200*PI()*[.A308])" office:value-type="float" office:value="584.195795509413" calcext:value-type="float">
            <text:p>584.195795509413</text:p>
          </table:table-cell>
          <table:table-cell table:formula="of:=SIN(200*PI()*[.A308])" office:value-type="float" office:value="0.368124552684679" calcext:value-type="float">
            <text:p>0.368124552684679</text:p>
          </table:table-cell>
        </table:table-row>
        <table:table-row table:style-name="ro1">
          <table:table-cell office:value-type="float" office:value="0.0307" calcext:value-type="float">
            <text:p>0.0307</text:p>
          </table:table-cell>
          <table:table-cell office:value-type="float" office:value="-168090.92679751" calcext:value-type="float">
            <text:p>-168090.92679751</text:p>
          </table:table-cell>
          <table:table-cell office:value-type="float" office:value="-59.779252205931" calcext:value-type="float">
            <text:p>-59.779252205931</text:p>
          </table:table-cell>
          <table:table-cell office:value-type="float" office:value="-18.857533356487" calcext:value-type="float">
            <text:p>-18.857533356487</text:p>
          </table:table-cell>
          <table:table-cell table:formula="of:=-((200*PI())^2)*SIN(200*[.A309]*PI())" office:value-type="float" office:value="-168090.926796934" calcext:value-type="float">
            <text:p>-168090.926796934</text:p>
          </table:table-cell>
          <table:table-cell table:formula="of:=[.F308]+(1-0.5)*0.0001*[.E308]+0.5*0.0001*[.E309]" office:value-type="float" office:value="-59.7792522057992" calcext:value-type="float">
            <text:p>-59.7792522057992</text:p>
          </table:table-cell>
          <table:table-cell table:formula="of:=[.G308]+0.0001*[.F308]+(0.5-0.25)*0.0001^2*[.E308]+0.25*0.0001^2*[.E309]" office:value-type="float" office:value="-18.8575333564867" calcext:value-type="float">
            <text:p>-18.8575333564867</text:p>
          </table:table-cell>
          <table:table-cell table:formula="of:=[.H308]+1/2*([.A309]-[.A308])*([.E309]+[.E308])" office:value-type="float" office:value="-59.7792522058003" calcext:value-type="float">
            <text:p>-59.7792522058003</text:p>
          </table:table-cell>
          <table:table-cell table:formula="of:=[.I308]+1/2*([.A309]-[.A308])*([.H309]+[.H308])" office:value-type="float" office:value="-18.8575333564867" calcext:value-type="float">
            <text:p>-18.8575333564867</text:p>
          </table:table-cell>
          <table:table-cell table:formula="of:=200*PI()*COS(200*PI()*[.A309])" office:value-type="float" office:value="568.519604159311" calcext:value-type="float">
            <text:p>568.519604159311</text:p>
          </table:table-cell>
          <table:table-cell table:formula="of:=SIN(200*PI()*[.A309])" office:value-type="float" office:value="0.425779291565073" calcext:value-type="float">
            <text:p>0.425779291565073</text:p>
          </table:table-cell>
        </table:table-row>
        <table:table-row table:style-name="ro1">
          <table:table-cell office:value-type="float" office:value="0.0308" calcext:value-type="float">
            <text:p>0.0308</text:p>
          </table:table-cell>
          <table:table-cell office:value-type="float" office:value="-190188.72728582" calcext:value-type="float">
            <text:p>-190188.72728582</text:p>
          </table:table-cell>
          <table:table-cell office:value-type="float" office:value="-77.693234910097" calcext:value-type="float">
            <text:p>-77.693234910097</text:p>
          </table:table-cell>
          <table:table-cell office:value-type="float" office:value="-18.864406980843" calcext:value-type="float">
            <text:p>-18.864406980843</text:p>
          </table:table-cell>
          <table:table-cell table:formula="of:=-((200*PI())^2)*SIN(200*[.A310]*PI())" office:value-type="float" office:value="-190188.72728621" calcext:value-type="float">
            <text:p>-190188.72728621</text:p>
          </table:table-cell>
          <table:table-cell table:formula="of:=[.F309]+(1-0.5)*0.0001*[.E309]+0.5*0.0001*[.E310]" office:value-type="float" office:value="-77.6932349099564" calcext:value-type="float">
            <text:p>-77.6932349099564</text:p>
          </table:table-cell>
          <table:table-cell table:formula="of:=[.G309]+0.0001*[.F309]+(0.5-0.25)*0.0001^2*[.E309]+0.25*0.0001^2*[.E310]" office:value-type="float" office:value="-18.8644069808425" calcext:value-type="float">
            <text:p>-18.8644069808425</text:p>
          </table:table-cell>
          <table:table-cell table:formula="of:=[.H309]+1/2*([.A310]-[.A309])*([.E310]+[.E309])" office:value-type="float" office:value="-77.6932349099574" calcext:value-type="float">
            <text:p>-77.6932349099574</text:p>
          </table:table-cell>
          <table:table-cell table:formula="of:=[.I309]+1/2*([.A310]-[.A309])*([.H310]+[.H309])" office:value-type="float" office:value="-18.8644069808425" calcext:value-type="float">
            <text:p>-18.8644069808425</text:p>
          </table:table-cell>
          <table:table-cell table:formula="of:=200*PI()*COS(200*PI()*[.A310])" office:value-type="float" office:value="550.599725663493" calcext:value-type="float">
            <text:p>550.599725663493</text:p>
          </table:table-cell>
          <table:table-cell table:formula="of:=SIN(200*PI()*[.A310])" office:value-type="float" office:value="0.481753674101715" calcext:value-type="float">
            <text:p>0.481753674101715</text:p>
          </table:table-cell>
        </table:table-row>
        <table:table-row table:style-name="ro1">
          <table:table-cell office:value-type="float" office:value="0.0309" calcext:value-type="float">
            <text:p>0.0309</text:p>
          </table:table-cell>
          <table:table-cell office:value-type="float" office:value="-211535.9397592" calcext:value-type="float">
            <text:p>-211535.9397592</text:p>
          </table:table-cell>
          <table:table-cell office:value-type="float" office:value="-97.779468262348" calcext:value-type="float">
            <text:p>-97.779468262348</text:p>
          </table:table-cell>
          <table:table-cell office:value-type="float" office:value="-18.873180616002" calcext:value-type="float">
            <text:p>-18.873180616002</text:p>
          </table:table-cell>
          <table:table-cell table:formula="of:=-((200*PI())^2)*SIN(200*[.A311]*PI())" office:value-type="float" office:value="-211535.939757852" calcext:value-type="float">
            <text:p>-211535.939757852</text:p>
          </table:table-cell>
          <table:table-cell table:formula="of:=[.F310]+(1-0.5)*0.0001*[.E310]+0.5*0.0001*[.E311]" office:value-type="float" office:value="-97.7794682621595" calcext:value-type="float">
            <text:p>-97.7794682621595</text:p>
          </table:table-cell>
          <table:table-cell table:formula="of:=[.G310]+0.0001*[.F310]+(0.5-0.25)*0.0001^2*[.E310]+0.25*0.0001^2*[.E311]" office:value-type="float" office:value="-18.8731806160011" calcext:value-type="float">
            <text:p>-18.8731806160011</text:p>
          </table:table-cell>
          <table:table-cell table:formula="of:=[.H310]+1/2*([.A311]-[.A310])*([.E311]+[.E310])" office:value-type="float" office:value="-97.7794682621604" calcext:value-type="float">
            <text:p>-97.7794682621604</text:p>
          </table:table-cell>
          <table:table-cell table:formula="of:=[.I310]+1/2*([.A311]-[.A310])*([.H311]+[.H310])" office:value-type="float" office:value="-18.8731806160011" calcext:value-type="float">
            <text:p>-18.8731806160011</text:p>
          </table:table-cell>
          <table:table-cell table:formula="of:=200*PI()*COS(200*PI()*[.A311])" office:value-type="float" office:value="530.506881595568" calcext:value-type="float">
            <text:p>530.506881595568</text:p>
          </table:table-cell>
          <table:table-cell table:formula="of:=SIN(200*PI()*[.A311])" office:value-type="float" office:value="0.535826794978996" calcext:value-type="float">
            <text:p>0.535826794978996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-232048.31651576" calcext:value-type="float">
            <text:p>-232048.31651576</text:p>
          </table:table-cell>
          <table:table-cell office:value-type="float" office:value="-119.9586810761" calcext:value-type="float">
            <text:p>-119.9586810761</text:p>
          </table:table-cell>
          <table:table-cell office:value-type="float" office:value="-18.884067523469" calcext:value-type="float">
            <text:p>-18.884067523469</text:p>
          </table:table-cell>
          <table:table-cell table:formula="of:=-((200*PI())^2)*SIN(200*[.A312]*PI())" office:value-type="float" office:value="-232048.316516848" calcext:value-type="float">
            <text:p>-232048.316516848</text:p>
          </table:table-cell>
          <table:table-cell table:formula="of:=[.F311]+(1-0.5)*0.0001*[.E311]+0.5*0.0001*[.E312]" office:value-type="float" office:value="-119.958681075895" calcext:value-type="float">
            <text:p>-119.958681075895</text:p>
          </table:table-cell>
          <table:table-cell table:formula="of:=[.G311]+0.0001*[.F311]+(0.5-0.25)*0.0001^2*[.E311]+0.25*0.0001^2*[.E312]" office:value-type="float" office:value="-18.884067523468" calcext:value-type="float">
            <text:p>-18.884067523468</text:p>
          </table:table-cell>
          <table:table-cell table:formula="of:=[.H311]+1/2*([.A312]-[.A311])*([.E312]+[.E311])" office:value-type="float" office:value="-119.958681075895" calcext:value-type="float">
            <text:p>-119.958681075895</text:p>
          </table:table-cell>
          <table:table-cell table:formula="of:=[.I311]+1/2*([.A312]-[.A311])*([.H312]+[.H311])" office:value-type="float" office:value="-18.884067523468" calcext:value-type="float">
            <text:p>-18.884067523468</text:p>
          </table:table-cell>
          <table:table-cell table:formula="of:=200*PI()*COS(200*PI()*[.A312])" office:value-type="float" office:value="508.320369231526" calcext:value-type="float">
            <text:p>508.320369231526</text:p>
          </table:table-cell>
          <table:table-cell table:formula="of:=SIN(200*PI()*[.A312])" office:value-type="float" office:value="0.587785252292473" calcext:value-type="float">
            <text:p>0.587785252292473</text:p>
          </table:table-cell>
        </table:table-row>
        <table:table-row table:style-name="ro1">
          <table:table-cell office:value-type="float" office:value="0.0311" calcext:value-type="float">
            <text:p>0.0311</text:p>
          </table:table-cell>
          <table:table-cell office:value-type="float" office:value="-251644.90458413" calcext:value-type="float">
            <text:p>-251644.90458413</text:p>
          </table:table-cell>
          <table:table-cell office:value-type="float" office:value="-144.14334213109" calcext:value-type="float">
            <text:p>-144.14334213109</text:p>
          </table:table-cell>
          <table:table-cell office:value-type="float" office:value="-18.897272624629" calcext:value-type="float">
            <text:p>-18.897272624629</text:p>
          </table:table-cell>
          <table:table-cell table:formula="of:=-((200*PI())^2)*SIN(200*[.A313]*PI())" office:value-type="float" office:value="-251644.904583345" calcext:value-type="float">
            <text:p>-251644.904583345</text:p>
          </table:table-cell>
          <table:table-cell table:formula="of:=[.F312]+(1-0.5)*0.0001*[.E312]+0.5*0.0001*[.E313]" office:value-type="float" office:value="-144.143342130904" calcext:value-type="float">
            <text:p>-144.143342130904</text:p>
          </table:table-cell>
          <table:table-cell table:formula="of:=[.G312]+0.0001*[.F312]+(0.5-0.25)*0.0001^2*[.E312]+0.25*0.0001^2*[.E313]" office:value-type="float" office:value="-18.8972726246284" calcext:value-type="float">
            <text:p>-18.8972726246284</text:p>
          </table:table-cell>
          <table:table-cell table:formula="of:=[.H312]+1/2*([.A313]-[.A312])*([.E313]+[.E312])" office:value-type="float" office:value="-144.143342130906" calcext:value-type="float">
            <text:p>-144.143342130906</text:p>
          </table:table-cell>
          <table:table-cell table:formula="of:=[.I312]+1/2*([.A313]-[.A312])*([.H313]+[.H312])" office:value-type="float" office:value="-18.8972726246284" calcext:value-type="float">
            <text:p>-18.8972726246284</text:p>
          </table:table-cell>
          <table:table-cell table:formula="of:=200*PI()*COS(200*PI()*[.A313])" office:value-type="float" office:value="484.127748599613" calcext:value-type="float">
            <text:p>484.127748599613</text:p>
          </table:table-cell>
          <table:table-cell table:formula="of:=SIN(200*PI()*[.A313])" office:value-type="float" office:value="0.637423989748692" calcext:value-type="float">
            <text:p>0.637423989748692</text:p>
          </table:table-cell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-270248.3651768" calcext:value-type="float">
            <text:p>-270248.3651768</text:p>
          </table:table-cell>
          <table:table-cell office:value-type="float" office:value="-170.23800561914" calcext:value-type="float">
            <text:p>-170.23800561914</text:p>
          </table:table-cell>
          <table:table-cell office:value-type="float" office:value="-18.912991692016" calcext:value-type="float">
            <text:p>-18.912991692016</text:p>
          </table:table-cell>
          <table:table-cell table:formula="of:=-((200*PI())^2)*SIN(200*[.A314]*PI())" office:value-type="float" office:value="-270248.36517707" calcext:value-type="float">
            <text:p>-270248.36517707</text:p>
          </table:table-cell>
          <table:table-cell table:formula="of:=[.F313]+(1-0.5)*0.0001*[.E313]+0.5*0.0001*[.E314]" office:value-type="float" office:value="-170.238005618925" calcext:value-type="float">
            <text:p>-170.238005618925</text:p>
          </table:table-cell>
          <table:table-cell table:formula="of:=[.G313]+0.0001*[.F313]+(0.5-0.25)*0.0001^2*[.E313]+0.25*0.0001^2*[.E314]" office:value-type="float" office:value="-18.9129916920159" calcext:value-type="float">
            <text:p>-18.9129916920159</text:p>
          </table:table-cell>
          <table:table-cell table:formula="of:=[.H313]+1/2*([.A314]-[.A313])*([.E314]+[.E313])" office:value-type="float" office:value="-170.238005618926" calcext:value-type="float">
            <text:p>-170.238005618926</text:p>
          </table:table-cell>
          <table:table-cell table:formula="of:=[.I313]+1/2*([.A314]-[.A313])*([.H314]+[.H313])" office:value-type="float" office:value="-18.9129916920159" calcext:value-type="float">
            <text:p>-18.9129916920159</text:p>
          </table:table-cell>
          <table:table-cell table:formula="of:=200*PI()*COS(200*PI()*[.A314])" office:value-type="float" office:value="458.024496920907" calcext:value-type="float">
            <text:p>458.024496920907</text:p>
          </table:table-cell>
          <table:table-cell table:formula="of:=SIN(200*PI()*[.A314])" office:value-type="float" office:value="0.68454710592869" calcext:value-type="float">
            <text:p>0.68454710592869</text:p>
          </table:table-cell>
        </table:table-row>
        <table:table-row table:style-name="ro1">
          <table:table-cell office:value-type="float" office:value="0.0313" calcext:value-type="float">
            <text:p>0.0313</text:p>
          </table:table-cell>
          <table:table-cell office:value-type="float" office:value="-287785.27893948" calcext:value-type="float">
            <text:p>-287785.27893948</text:p>
          </table:table-cell>
          <table:table-cell office:value-type="float" office:value="-198.13968782495" calcext:value-type="float">
            <text:p>-198.13968782495</text:p>
          </table:table-cell>
          <table:table-cell office:value-type="float" office:value="-18.931410576689" calcext:value-type="float">
            <text:p>-18.931410576689</text:p>
          </table:table-cell>
          <table:table-cell table:formula="of:=-((200*PI())^2)*SIN(200*[.A315]*PI())" office:value-type="float" office:value="-287785.278938178" calcext:value-type="float">
            <text:p>-287785.278938178</text:p>
          </table:table-cell>
          <table:table-cell table:formula="of:=[.F314]+(1-0.5)*0.0001*[.E314]+0.5*0.0001*[.E315]" office:value-type="float" office:value="-198.139687824687" calcext:value-type="float">
            <text:p>-198.139687824687</text:p>
          </table:table-cell>
          <table:table-cell table:formula="of:=[.G314]+0.0001*[.F314]+(0.5-0.25)*0.0001^2*[.E314]+0.25*0.0001^2*[.E315]" office:value-type="float" office:value="-18.931410576688" calcext:value-type="float">
            <text:p>-18.931410576688</text:p>
          </table:table-cell>
          <table:table-cell table:formula="of:=[.H314]+1/2*([.A315]-[.A314])*([.E315]+[.E314])" office:value-type="float" office:value="-198.139687824689" calcext:value-type="float">
            <text:p>-198.139687824689</text:p>
          </table:table-cell>
          <table:table-cell table:formula="of:=[.I314]+1/2*([.A315]-[.A314])*([.H315]+[.H314])" office:value-type="float" office:value="-18.931410576688" calcext:value-type="float">
            <text:p>-18.931410576688</text:p>
          </table:table-cell>
          <table:table-cell table:formula="of:=200*PI()*COS(200*PI()*[.A315])" office:value-type="float" office:value="430.113631804344" calcext:value-type="float">
            <text:p>430.113631804344</text:p>
          </table:table-cell>
          <table:table-cell table:formula="of:=SIN(200*PI()*[.A315])" office:value-type="float" office:value="0.728968627421413" calcext:value-type="float">
            <text:p>0.728968627421413</text:p>
          </table:table-cell>
        </table:table-row>
        <table:table-row table:style-name="ro1">
          <table:table-cell office:value-type="float" office:value="0.0314" calcext:value-type="float">
            <text:p>0.0314</text:p>
          </table:table-cell>
          <table:table-cell office:value-type="float" office:value="-304186.43567973" calcext:value-type="float">
            <text:p>-304186.43567973</text:p>
          </table:table-cell>
          <table:table-cell office:value-type="float" office:value="-227.73827355591" calcext:value-type="float">
            <text:p>-227.73827355591</text:p>
          </table:table-cell>
          <table:table-cell office:value-type="float" office:value="-18.952704474758" calcext:value-type="float">
            <text:p>-18.952704474758</text:p>
          </table:table-cell>
          <table:table-cell table:formula="of:=-((200*PI())^2)*SIN(200*[.A316]*PI())" office:value-type="float" office:value="-304186.435679903" calcext:value-type="float">
            <text:p>-304186.435679903</text:p>
          </table:table-cell>
          <table:table-cell table:formula="of:=[.F315]+(1-0.5)*0.0001*[.E315]+0.5*0.0001*[.E316]" office:value-type="float" office:value="-227.738273555591" calcext:value-type="float">
            <text:p>-227.738273555591</text:p>
          </table:table-cell>
          <table:table-cell table:formula="of:=[.G315]+0.0001*[.F315]+(0.5-0.25)*0.0001^2*[.E315]+0.25*0.0001^2*[.E316]" office:value-type="float" office:value="-18.9527044747571" calcext:value-type="float">
            <text:p>-18.9527044747571</text:p>
          </table:table-cell>
          <table:table-cell table:formula="of:=[.H315]+1/2*([.A316]-[.A315])*([.E316]+[.E315])" office:value-type="float" office:value="-227.738273555593" calcext:value-type="float">
            <text:p>-227.738273555593</text:p>
          </table:table-cell>
          <table:table-cell table:formula="of:=[.I315]+1/2*([.A316]-[.A315])*([.H316]+[.H315])" office:value-type="float" office:value="-18.9527044747571" calcext:value-type="float">
            <text:p>-18.9527044747571</text:p>
          </table:table-cell>
          <table:table-cell table:formula="of:=200*PI()*COS(200*PI()*[.A316])" office:value-type="float" office:value="400.505304683275" calcext:value-type="float">
            <text:p>400.505304683275</text:p>
          </table:table-cell>
          <table:table-cell table:formula="of:=SIN(200*PI()*[.A316])" office:value-type="float" office:value="0.77051324277579" calcext:value-type="float">
            <text:p>0.77051324277579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-319387.1075309" calcext:value-type="float">
            <text:p>-319387.1075309</text:p>
          </table:table-cell>
          <table:table-cell office:value-type="float" office:value="-258.91695071644" calcext:value-type="float">
            <text:p>-258.91695071644</text:p>
          </table:table-cell>
          <table:table-cell office:value-type="float" office:value="-18.977037235971" calcext:value-type="float">
            <text:p>-18.977037235971</text:p>
          </table:table-cell>
          <table:table-cell table:formula="of:=-((200*PI())^2)*SIN(200*[.A317]*PI())" office:value-type="float" office:value="-319387.107529562" calcext:value-type="float">
            <text:p>-319387.107529562</text:p>
          </table:table-cell>
          <table:table-cell table:formula="of:=[.F316]+(1-0.5)*0.0001*[.E316]+0.5*0.0001*[.E317]" office:value-type="float" office:value="-258.916950716065" calcext:value-type="float">
            <text:p>-258.916950716065</text:p>
          </table:table-cell>
          <table:table-cell table:formula="of:=[.G316]+0.0001*[.F316]+(0.5-0.25)*0.0001^2*[.E316]+0.25*0.0001^2*[.E317]" office:value-type="float" office:value="-18.9770372359706" calcext:value-type="float">
            <text:p>-18.9770372359706</text:p>
          </table:table-cell>
          <table:table-cell table:formula="of:=[.H316]+1/2*([.A317]-[.A316])*([.E317]+[.E316])" office:value-type="float" office:value="-258.916950716065" calcext:value-type="float">
            <text:p>-258.916950716065</text:p>
          </table:table-cell>
          <table:table-cell table:formula="of:=[.I316]+1/2*([.A317]-[.A316])*([.H317]+[.H316])" office:value-type="float" office:value="-18.9770372359706" calcext:value-type="float">
            <text:p>-18.9770372359706</text:p>
          </table:table-cell>
          <table:table-cell table:formula="of:=200*PI()*COS(200*PI()*[.A317])" office:value-type="float" office:value="369.316366098091" calcext:value-type="float">
            <text:p>369.316366098091</text:p>
          </table:table-cell>
          <table:table-cell table:formula="of:=SIN(200*PI()*[.A317])" office:value-type="float" office:value="0.809016994374948" calcext:value-type="float">
            <text:p>0.809016994374948</text:p>
          </table:table-cell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-333327.30437885" calcext:value-type="float">
            <text:p>-333327.30437885</text:p>
          </table:table-cell>
          <table:table-cell office:value-type="float" office:value="-291.55267131193" calcext:value-type="float">
            <text:p>-291.55267131193</text:p>
          </table:table-cell>
          <table:table-cell office:value-type="float" office:value="-19.004560717073" calcext:value-type="float">
            <text:p>-19.004560717073</text:p>
          </table:table-cell>
          <table:table-cell table:formula="of:=-((200*PI())^2)*SIN(200*[.A318]*PI())" office:value-type="float" office:value="-333327.304379894" calcext:value-type="float">
            <text:p>-333327.304379894</text:p>
          </table:table-cell>
          <table:table-cell table:formula="of:=[.F317]+(1-0.5)*0.0001*[.E317]+0.5*0.0001*[.E318]" office:value-type="float" office:value="-291.552671311537" calcext:value-type="float">
            <text:p>-291.552671311537</text:p>
          </table:table-cell>
          <table:table-cell table:formula="of:=[.G317]+0.0001*[.F317]+(0.5-0.25)*0.0001^2*[.E317]+0.25*0.0001^2*[.E318]" office:value-type="float" office:value="-19.004560717072" calcext:value-type="float">
            <text:p>-19.004560717072</text:p>
          </table:table-cell>
          <table:table-cell table:formula="of:=[.H317]+1/2*([.A318]-[.A317])*([.E318]+[.E317])" office:value-type="float" office:value="-291.552671311539" calcext:value-type="float">
            <text:p>-291.552671311539</text:p>
          </table:table-cell>
          <table:table-cell table:formula="of:=[.I317]+1/2*([.A318]-[.A317])*([.H318]+[.H317])" office:value-type="float" office:value="-19.004560717072" calcext:value-type="float">
            <text:p>-19.004560717072</text:p>
          </table:table-cell>
          <table:table-cell table:formula="of:=200*PI()*COS(200*PI()*[.A318])" office:value-type="float" office:value="336.669904540516" calcext:value-type="float">
            <text:p>336.669904540516</text:p>
          </table:table-cell>
          <table:table-cell table:formula="of:=SIN(200*PI()*[.A318])" office:value-type="float" office:value="0.844327925502015" calcext:value-type="float">
            <text:p>0.844327925502015</text:p>
          </table:table-cell>
        </table:table-row>
        <table:table-row table:style-name="ro1">
          <table:table-cell office:value-type="float" office:value="0.0317" calcext:value-type="float">
            <text:p>0.0317</text:p>
          </table:table-cell>
          <table:table-cell office:value-type="float" office:value="-345952.01064295" calcext:value-type="float">
            <text:p>-345952.01064295</text:p>
          </table:table-cell>
          <table:table-cell office:value-type="float" office:value="-325.51663706302" calcext:value-type="float">
            <text:p>-325.51663706302</text:p>
          </table:table-cell>
          <table:table-cell office:value-type="float" office:value="-19.035414182492" calcext:value-type="float">
            <text:p>-19.035414182492</text:p>
          </table:table-cell>
          <table:table-cell table:formula="of:=-((200*PI())^2)*SIN(200*[.A319]*PI())" office:value-type="float" office:value="-345952.010642597" calcext:value-type="float">
            <text:p>-345952.010642597</text:p>
          </table:table-cell>
          <table:table-cell table:formula="of:=[.F318]+(1-0.5)*0.0001*[.E318]+0.5*0.0001*[.E319]" office:value-type="float" office:value="-325.516637062662" calcext:value-type="float">
            <text:p>-325.516637062662</text:p>
          </table:table-cell>
          <table:table-cell table:formula="of:=[.G318]+0.0001*[.F318]+(0.5-0.25)*0.0001^2*[.E318]+0.25*0.0001^2*[.E319]" office:value-type="float" office:value="-19.0354141824907" calcext:value-type="float">
            <text:p>-19.0354141824907</text:p>
          </table:table-cell>
          <table:table-cell table:formula="of:=[.H318]+1/2*([.A319]-[.A318])*([.E319]+[.E318])" office:value-type="float" office:value="-325.516637062662" calcext:value-type="float">
            <text:p>-325.516637062662</text:p>
          </table:table-cell>
          <table:table-cell table:formula="of:=[.I318]+1/2*([.A319]-[.A318])*([.H319]+[.H318])" office:value-type="float" office:value="-19.0354141824907" calcext:value-type="float">
            <text:p>-19.0354141824907</text:p>
          </table:table-cell>
          <table:table-cell table:formula="of:=200*PI()*COS(200*PI()*[.A319])" office:value-type="float" office:value="302.694760679568" calcext:value-type="float">
            <text:p>302.694760679568</text:p>
          </table:table-cell>
          <table:table-cell table:formula="of:=SIN(200*PI()*[.A319])" office:value-type="float" office:value="0.876306680043864" calcext:value-type="float">
            <text:p>0.876306680043864</text:p>
          </table:table-cell>
        </table:table-row>
        <table:table-row table:style-name="ro1">
          <table:table-cell office:value-type="float" office:value="0.0318" calcext:value-type="float">
            <text:p>0.0318</text:p>
          </table:table-cell>
          <table:table-cell office:value-type="float" office:value="-357211.40236929" calcext:value-type="float">
            <text:p>-357211.40236929</text:p>
          </table:table-cell>
          <table:table-cell office:value-type="float" office:value="-360.67480771363" calcext:value-type="float">
            <text:p>-360.67480771363</text:p>
          </table:table-cell>
          <table:table-cell office:value-type="float" office:value="-19.06972375473" calcext:value-type="float">
            <text:p>-19.06972375473</text:p>
          </table:table-cell>
          <table:table-cell table:formula="of:=-((200*PI())^2)*SIN(200*[.A320]*PI())" office:value-type="float" office:value="-357211.402369733" calcext:value-type="float">
            <text:p>-357211.402369733</text:p>
          </table:table-cell>
          <table:table-cell table:formula="of:=[.F319]+(1-0.5)*0.0001*[.E319]+0.5*0.0001*[.E320]" office:value-type="float" office:value="-360.674807713278" calcext:value-type="float">
            <text:p>-360.674807713278</text:p>
          </table:table-cell>
          <table:table-cell table:formula="of:=[.G319]+0.0001*[.F319]+(0.5-0.25)*0.0001^2*[.E319]+0.25*0.0001^2*[.E320]" office:value-type="float" office:value="-19.0697237547295" calcext:value-type="float">
            <text:p>-19.0697237547295</text:p>
          </table:table-cell>
          <table:table-cell table:formula="of:=[.H319]+1/2*([.A320]-[.A319])*([.E320]+[.E319])" office:value-type="float" office:value="-360.67480771328" calcext:value-type="float">
            <text:p>-360.67480771328</text:p>
          </table:table-cell>
          <table:table-cell table:formula="of:=[.I319]+1/2*([.A320]-[.A319])*([.H320]+[.H319])" office:value-type="float" office:value="-19.0697237547295" calcext:value-type="float">
            <text:p>-19.0697237547295</text:p>
          </table:table-cell>
          <table:table-cell table:formula="of:=200*PI()*COS(200*PI()*[.A320])" office:value-type="float" office:value="267.5250188863" calcext:value-type="float">
            <text:p>267.5250188863</text:p>
          </table:table-cell>
          <table:table-cell table:formula="of:=SIN(200*PI()*[.A320])" office:value-type="float" office:value="0.90482705246602" calcext:value-type="float">
            <text:p>0.90482705246602</text:p>
          </table:table-cell>
        </table:table-row>
        <table:table-row table:style-name="ro1">
          <table:table-cell office:value-type="float" office:value="0.0319" calcext:value-type="float">
            <text:p>0.0319</text:p>
          </table:table-cell>
          <table:table-cell office:value-type="float" office:value="-367061.04388712" calcext:value-type="float">
            <text:p>-367061.04388712</text:p>
          </table:table-cell>
          <table:table-cell office:value-type="float" office:value="-396.88843002645" calcext:value-type="float">
            <text:p>-396.88843002645</text:p>
          </table:table-cell>
          <table:table-cell office:value-type="float" office:value="-19.107601916617" calcext:value-type="float">
            <text:p>-19.107601916617</text:p>
          </table:table-cell>
          <table:table-cell table:formula="of:=-((200*PI())^2)*SIN(200*[.A321]*PI())" office:value-type="float" office:value="-367061.043886084" calcext:value-type="float">
            <text:p>-367061.043886084</text:p>
          </table:table-cell>
          <table:table-cell table:formula="of:=[.F320]+(1-0.5)*0.0001*[.E320]+0.5*0.0001*[.E321]" office:value-type="float" office:value="-396.888430026069" calcext:value-type="float">
            <text:p>-396.888430026069</text:p>
          </table:table-cell>
          <table:table-cell table:formula="of:=[.G320]+0.0001*[.F320]+(0.5-0.25)*0.0001^2*[.E320]+0.25*0.0001^2*[.E321]" office:value-type="float" office:value="-19.1076019166165" calcext:value-type="float">
            <text:p>-19.1076019166165</text:p>
          </table:table-cell>
          <table:table-cell table:formula="of:=[.H320]+1/2*([.A321]-[.A320])*([.E321]+[.E320])" office:value-type="float" office:value="-396.888430026072" calcext:value-type="float">
            <text:p>-396.888430026072</text:p>
          </table:table-cell>
          <table:table-cell table:formula="of:=[.I320]+1/2*([.A321]-[.A320])*([.H321]+[.H320])" office:value-type="float" office:value="-19.1076019166165" calcext:value-type="float">
            <text:p>-19.1076019166165</text:p>
          </table:table-cell>
          <table:table-cell table:formula="of:=200*PI()*COS(200*PI()*[.A321])" office:value-type="float" office:value="231.299478064041" calcext:value-type="float">
            <text:p>231.299478064041</text:p>
          </table:table-cell>
          <table:table-cell table:formula="of:=SIN(200*PI()*[.A321])" office:value-type="float" office:value="0.929776485888253" calcext:value-type="float">
            <text:p>0.929776485888253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-375462.06315642" calcext:value-type="float">
            <text:p>-375462.06315642</text:p>
          </table:table-cell>
          <table:table-cell office:value-type="float" office:value="-434.01458537863" calcext:value-type="float">
            <text:p>-434.01458537863</text:p>
          </table:table-cell>
          <table:table-cell office:value-type="float" office:value="-19.149147067388" calcext:value-type="float">
            <text:p>-19.149147067388</text:p>
          </table:table-cell>
          <table:table-cell table:formula="of:=-((200*PI())^2)*SIN(200*[.A322]*PI())" office:value-type="float" office:value="-375462.063156454" calcext:value-type="float">
            <text:p>-375462.063156454</text:p>
          </table:table-cell>
          <table:table-cell table:formula="of:=[.F321]+(1-0.5)*0.0001*[.E321]+0.5*0.0001*[.E322]" office:value-type="float" office:value="-434.014585378196" calcext:value-type="float">
            <text:p>-434.014585378196</text:p>
          </table:table-cell>
          <table:table-cell table:formula="of:=[.G321]+0.0001*[.F321]+(0.5-0.25)*0.0001^2*[.E321]+0.25*0.0001^2*[.E322]" office:value-type="float" office:value="-19.1491470673867" calcext:value-type="float">
            <text:p>-19.1491470673867</text:p>
          </table:table-cell>
          <table:table-cell table:formula="of:=[.H321]+1/2*([.A322]-[.A321])*([.E322]+[.E321])" office:value-type="float" office:value="-434.014585378197" calcext:value-type="float">
            <text:p>-434.014585378197</text:p>
          </table:table-cell>
          <table:table-cell table:formula="of:=[.I321]+1/2*([.A322]-[.A321])*([.H322]+[.H321])" office:value-type="float" office:value="-19.1491470673867" calcext:value-type="float">
            <text:p>-19.1491470673867</text:p>
          </table:table-cell>
          <table:table-cell table:formula="of:=200*PI()*COS(200*PI()*[.A322])" office:value-type="float" office:value="194.161103872547" calcext:value-type="float">
            <text:p>194.161103872547</text:p>
          </table:table-cell>
          <table:table-cell table:formula="of:=SIN(200*PI()*[.A322]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0.0321" calcext:value-type="float">
            <text:p>0.0321</text:p>
          </table:table-cell>
          <table:table-cell office:value-type="float" office:value="-382381.30519625" calcext:value-type="float">
            <text:p>-382381.30519625</text:p>
          </table:table-cell>
          <table:table-cell office:value-type="float" office:value="-471.90675379626" calcext:value-type="float">
            <text:p>-471.90675379626</text:p>
          </table:table-cell>
          <table:table-cell office:value-type="float" office:value="-19.194443134346" calcext:value-type="float">
            <text:p>-19.194443134346</text:p>
          </table:table-cell>
          <table:table-cell table:formula="of:=-((200*PI())^2)*SIN(200*[.A323]*PI())" office:value-type="float" office:value="-382381.305195847" calcext:value-type="float">
            <text:p>-382381.305195847</text:p>
          </table:table-cell>
          <table:table-cell table:formula="of:=[.F322]+(1-0.5)*0.0001*[.E322]+0.5*0.0001*[.E323]" office:value-type="float" office:value="-471.906753795811" calcext:value-type="float">
            <text:p>-471.906753795811</text:p>
          </table:table-cell>
          <table:table-cell table:formula="of:=[.G322]+0.0001*[.F322]+(0.5-0.25)*0.0001^2*[.E322]+0.25*0.0001^2*[.E323]" office:value-type="float" office:value="-19.1944431343454" calcext:value-type="float">
            <text:p>-19.1944431343454</text:p>
          </table:table-cell>
          <table:table-cell table:formula="of:=[.H322]+1/2*([.A323]-[.A322])*([.E323]+[.E322])" office:value-type="float" office:value="-471.906753795813" calcext:value-type="float">
            <text:p>-471.906753795813</text:p>
          </table:table-cell>
          <table:table-cell table:formula="of:=[.I322]+1/2*([.A323]-[.A322])*([.H323]+[.H322])" office:value-type="float" office:value="-19.1944431343454" calcext:value-type="float">
            <text:p>-19.1944431343454</text:p>
          </table:table-cell>
          <table:table-cell table:formula="of:=200*PI()*COS(200*PI()*[.A323])" office:value-type="float" office:value="156.256464507835" calcext:value-type="float">
            <text:p>156.256464507835</text:p>
          </table:table-cell>
          <table:table-cell table:formula="of:=SIN(200*PI()*[.A323])" office:value-type="float" office:value="0.968583161128632" calcext:value-type="float">
            <text:p>0.968583161128632</text:p>
          </table:table-cell>
        </table:table-row>
        <table:table-row table:style-name="ro1">
          <table:table-cell office:value-type="float" office:value="0.0322" calcext:value-type="float">
            <text:p>0.0322</text:p>
          </table:table-cell>
          <table:table-cell office:value-type="float" office:value="-387791.4629168" calcext:value-type="float">
            <text:p>-387791.4629168</text:p>
          </table:table-cell>
          <table:table-cell office:value-type="float" office:value="-510.41539220192" calcext:value-type="float">
            <text:p>-510.41539220192</text:p>
          </table:table-cell>
          <table:table-cell office:value-type="float" office:value="-19.243559241646" calcext:value-type="float">
            <text:p>-19.243559241646</text:p>
          </table:table-cell>
          <table:table-cell table:formula="of:=-((200*PI())^2)*SIN(200*[.A324]*PI())" office:value-type="float" office:value="-387791.462917033" calcext:value-type="float">
            <text:p>-387791.462917033</text:p>
          </table:table-cell>
          <table:table-cell table:formula="of:=[.F323]+(1-0.5)*0.0001*[.E323]+0.5*0.0001*[.E324]" office:value-type="float" office:value="-510.415392201455" calcext:value-type="float">
            <text:p>-510.415392201455</text:p>
          </table:table-cell>
          <table:table-cell table:formula="of:=[.G323]+0.0001*[.F323]+(0.5-0.25)*0.0001^2*[.E323]+0.25*0.0001^2*[.E324]" office:value-type="float" office:value="-19.2435592416453" calcext:value-type="float">
            <text:p>-19.2435592416453</text:p>
          </table:table-cell>
          <table:table-cell table:formula="of:=[.H323]+1/2*([.A324]-[.A323])*([.E324]+[.E323])" office:value-type="float" office:value="-510.415392201456" calcext:value-type="float">
            <text:p>-510.415392201456</text:p>
          </table:table-cell>
          <table:table-cell table:formula="of:=[.I323]+1/2*([.A324]-[.A323])*([.H324]+[.H323])" office:value-type="float" office:value="-19.2435592416453" calcext:value-type="float">
            <text:p>-19.2435592416453</text:p>
          </table:table-cell>
          <table:table-cell table:formula="of:=200*PI()*COS(200*PI()*[.A324])" office:value-type="float" office:value="117.735152264503" calcext:value-type="float">
            <text:p>117.735152264503</text:p>
          </table:table-cell>
          <table:table-cell table:formula="of:=SIN(200*PI()*[.A324])" office:value-type="float" office:value="0.982287250728688" calcext:value-type="float">
            <text:p>0.982287250728688</text:p>
          </table:table-cell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-391671.18489977" calcext:value-type="float">
            <text:p>-391671.18489977</text:p>
          </table:table-cell>
          <table:table-cell office:value-type="float" office:value="-549.38852459275" calcext:value-type="float">
            <text:p>-549.38852459275</text:p>
          </table:table-cell>
          <table:table-cell office:value-type="float" office:value="-19.296549437486" calcext:value-type="float">
            <text:p>-19.296549437486</text:p>
          </table:table-cell>
          <table:table-cell table:formula="of:=-((200*PI())^2)*SIN(200*[.A325]*PI())" office:value-type="float" office:value="-391671.184899153" calcext:value-type="float">
            <text:p>-391671.184899153</text:p>
          </table:table-cell>
          <table:table-cell table:formula="of:=[.F324]+(1-0.5)*0.0001*[.E324]+0.5*0.0001*[.E325]" office:value-type="float" office:value="-549.388524592265" calcext:value-type="float">
            <text:p>-549.388524592265</text:p>
          </table:table-cell>
          <table:table-cell table:formula="of:=[.G324]+0.0001*[.F324]+(0.5-0.25)*0.0001^2*[.E324]+0.25*0.0001^2*[.E325]" office:value-type="float" office:value="-19.296549437485" calcext:value-type="float">
            <text:p>-19.296549437485</text:p>
          </table:table-cell>
          <table:table-cell table:formula="of:=[.H324]+1/2*([.A325]-[.A324])*([.E325]+[.E324])" office:value-type="float" office:value="-549.388524592266" calcext:value-type="float">
            <text:p>-549.388524592266</text:p>
          </table:table-cell>
          <table:table-cell table:formula="of:=[.I324]+1/2*([.A325]-[.A324])*([.H325]+[.H324])" office:value-type="float" office:value="-19.296549437485" calcext:value-type="float">
            <text:p>-19.296549437485</text:p>
          </table:table-cell>
          <table:table-cell table:formula="of:=200*PI()*COS(200*PI()*[.A325])" office:value-type="float" office:value="78.7491931632533" calcext:value-type="float">
            <text:p>78.7491931632533</text:p>
          </table:table-cell>
          <table:table-cell table:formula="of:=SIN(200*PI()*[.A325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324" calcext:value-type="float">
            <text:p>0.0324</text:p>
          </table:table-cell>
          <table:table-cell office:value-type="float" office:value="-394005.15965121" calcext:value-type="float">
            <text:p>-394005.15965121</text:p>
          </table:table-cell>
          <table:table-cell office:value-type="float" office:value="-588.6723418203" calcext:value-type="float">
            <text:p>-588.6723418203</text:p>
          </table:table-cell>
          <table:table-cell office:value-type="float" office:value="-19.353452480807" calcext:value-type="float">
            <text:p>-19.353452480807</text:p>
          </table:table-cell>
          <table:table-cell table:formula="of:=-((200*PI())^2)*SIN(200*[.A326]*PI())" office:value-type="float" office:value="-394005.159652019" calcext:value-type="float">
            <text:p>-394005.159652019</text:p>
          </table:table-cell>
          <table:table-cell table:formula="of:=[.F325]+(1-0.5)*0.0001*[.E325]+0.5*0.0001*[.E326]" office:value-type="float" office:value="-588.672341819823" calcext:value-type="float">
            <text:p>-588.672341819823</text:p>
          </table:table-cell>
          <table:table-cell table:formula="of:=[.G325]+0.0001*[.F325]+(0.5-0.25)*0.0001^2*[.E325]+0.25*0.0001^2*[.E326]" office:value-type="float" office:value="-19.3534524808056" calcext:value-type="float">
            <text:p>-19.3534524808056</text:p>
          </table:table-cell>
          <table:table-cell table:formula="of:=[.H325]+1/2*([.A326]-[.A325])*([.E326]+[.E325])" office:value-type="float" office:value="-588.672341819823" calcext:value-type="float">
            <text:p>-588.672341819823</text:p>
          </table:table-cell>
          <table:table-cell table:formula="of:=[.I325]+1/2*([.A326]-[.A325])*([.H326]+[.H325])" office:value-type="float" office:value="-19.3534524808056" calcext:value-type="float">
            <text:p>-19.3534524808056</text:p>
          </table:table-cell>
          <table:table-cell table:formula="of:=200*PI()*COS(200*PI()*[.A326])" office:value-type="float" office:value="39.4524469736769" calcext:value-type="float">
            <text:p>39.4524469736769</text:p>
          </table:table-cell>
          <table:table-cell table:formula="of:=SIN(200*PI()*[.A326])" office:value-type="float" office:value="0.998026728428271" calcext:value-type="float">
            <text:p>0.998026728428271</text:p>
          </table:table-cell>
        </table:table-row>
        <table:table-row table:style-name="ro1">
          <table:table-cell office:value-type="float" office:value="0.0325" calcext:value-type="float">
            <text:p>0.0325</text:p>
          </table:table-cell>
          <table:table-cell office:value-type="float" office:value="-394784.17604461" calcext:value-type="float">
            <text:p>-394784.17604461</text:p>
          </table:table-cell>
          <table:table-cell office:value-type="float" office:value="-628.11180860509" calcext:value-type="float">
            <text:p>-628.11180860509</text:p>
          </table:table-cell>
          <table:table-cell office:value-type="float" office:value="-19.414291688328" calcext:value-type="float">
            <text:p>-19.414291688328</text:p>
          </table:table-cell>
          <table:table-cell table:formula="of:=-((200*PI())^2)*SIN(200*[.A327]*PI())" office:value-type="float" office:value="-394784.176043574" calcext:value-type="float">
            <text:p>-394784.176043574</text:p>
          </table:table-cell>
          <table:table-cell table:formula="of:=[.F326]+(1-0.5)*0.0001*[.E326]+0.5*0.0001*[.E327]" office:value-type="float" office:value="-628.111808604603" calcext:value-type="float">
            <text:p>-628.111808604603</text:p>
          </table:table-cell>
          <table:table-cell table:formula="of:=[.G326]+0.0001*[.F326]+(0.5-0.25)*0.0001^2*[.E326]+0.25*0.0001^2*[.E327]" office:value-type="float" office:value="-19.4142916883268" calcext:value-type="float">
            <text:p>-19.4142916883268</text:p>
          </table:table-cell>
          <table:table-cell table:formula="of:=[.H326]+1/2*([.A327]-[.A326])*([.E327]+[.E326])" office:value-type="float" office:value="-628.111808604604" calcext:value-type="float">
            <text:p>-628.111808604604</text:p>
          </table:table-cell>
          <table:table-cell table:formula="of:=[.I326]+1/2*([.A327]-[.A326])*([.H327]+[.H326])" office:value-type="float" office:value="-19.4142916883268" calcext:value-type="float">
            <text:p>-19.4142916883268</text:p>
          </table:table-cell>
          <table:table-cell table:formula="of:=200*PI()*COS(200*PI()*[.A327])" office:value-type="float" office:value="-0.000000000000615963538995097" calcext:value-type="float">
            <text:p>-6.15963538995097E-13</text:p>
          </table:table-cell>
          <table:table-cell table:formula="of:=SIN(200*PI()*[.A3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26" calcext:value-type="float">
            <text:p>0.0326</text:p>
          </table:table-cell>
          <table:table-cell office:value-type="float" office:value="-394005.15965123" calcext:value-type="float">
            <text:p>-394005.15965123</text:p>
          </table:table-cell>
          <table:table-cell office:value-type="float" office:value="-667.55127538988" calcext:value-type="float">
            <text:p>-667.55127538988</text:p>
          </table:table-cell>
          <table:table-cell office:value-type="float" office:value="-19.479074842528" calcext:value-type="float">
            <text:p>-19.479074842528</text:p>
          </table:table-cell>
          <table:table-cell table:formula="of:=-((200*PI())^2)*SIN(200*[.A328]*PI())" office:value-type="float" office:value="-394005.159652019" calcext:value-type="float">
            <text:p>-394005.159652019</text:p>
          </table:table-cell>
          <table:table-cell table:formula="of:=[.F327]+(1-0.5)*0.0001*[.E327]+0.5*0.0001*[.E328]" office:value-type="float" office:value="-667.551275389383" calcext:value-type="float">
            <text:p>-667.551275389383</text:p>
          </table:table-cell>
          <table:table-cell table:formula="of:=[.G327]+0.0001*[.F327]+(0.5-0.25)*0.0001^2*[.E327]+0.25*0.0001^2*[.E328]" office:value-type="float" office:value="-19.4790748425265" calcext:value-type="float">
            <text:p>-19.4790748425265</text:p>
          </table:table-cell>
          <table:table-cell table:formula="of:=[.H327]+1/2*([.A328]-[.A327])*([.E328]+[.E327])" office:value-type="float" office:value="-667.551275389385" calcext:value-type="float">
            <text:p>-667.551275389385</text:p>
          </table:table-cell>
          <table:table-cell table:formula="of:=[.I327]+1/2*([.A328]-[.A327])*([.H328]+[.H327])" office:value-type="float" office:value="-19.4790748425265" calcext:value-type="float">
            <text:p>-19.4790748425265</text:p>
          </table:table-cell>
          <table:table-cell table:formula="of:=200*PI()*COS(200*PI()*[.A328])" office:value-type="float" office:value="-39.4524469736781" calcext:value-type="float">
            <text:p>-39.4524469736781</text:p>
          </table:table-cell>
          <table:table-cell table:formula="of:=SIN(200*PI()*[.A328])" office:value-type="float" office:value="0.998026728428271" calcext:value-type="float">
            <text:p>0.998026728428271</text:p>
          </table:table-cell>
        </table:table-row>
        <table:table-row table:style-name="ro1">
          <table:table-cell office:value-type="float" office:value="0.0327" calcext:value-type="float">
            <text:p>0.0327</text:p>
          </table:table-cell>
          <table:table-cell office:value-type="float" office:value="-391671.18489974" calcext:value-type="float">
            <text:p>-391671.18489974</text:p>
          </table:table-cell>
          <table:table-cell office:value-type="float" office:value="-706.83509261743" calcext:value-type="float">
            <text:p>-706.83509261743</text:p>
          </table:table-cell>
          <table:table-cell office:value-type="float" office:value="-19.547794160928" calcext:value-type="float">
            <text:p>-19.547794160928</text:p>
          </table:table-cell>
          <table:table-cell table:formula="of:=-((200*PI())^2)*SIN(200*[.A329]*PI())" office:value-type="float" office:value="-391671.184899153" calcext:value-type="float">
            <text:p>-391671.184899153</text:p>
          </table:table-cell>
          <table:table-cell table:formula="of:=[.F328]+(1-0.5)*0.0001*[.E328]+0.5*0.0001*[.E329]" office:value-type="float" office:value="-706.835092616941" calcext:value-type="float">
            <text:p>-706.835092616941</text:p>
          </table:table-cell>
          <table:table-cell table:formula="of:=[.G328]+0.0001*[.F328]+(0.5-0.25)*0.0001^2*[.E328]+0.25*0.0001^2*[.E329]" office:value-type="float" office:value="-19.5477941609268" calcext:value-type="float">
            <text:p>-19.5477941609268</text:p>
          </table:table-cell>
          <table:table-cell table:formula="of:=[.H328]+1/2*([.A329]-[.A328])*([.E329]+[.E328])" office:value-type="float" office:value="-706.835092616942" calcext:value-type="float">
            <text:p>-706.835092616942</text:p>
          </table:table-cell>
          <table:table-cell table:formula="of:=[.I328]+1/2*([.A329]-[.A328])*([.H329]+[.H328])" office:value-type="float" office:value="-19.5477941609268" calcext:value-type="float">
            <text:p>-19.5477941609268</text:p>
          </table:table-cell>
          <table:table-cell table:formula="of:=200*PI()*COS(200*PI()*[.A329])" office:value-type="float" office:value="-78.7491931632546" calcext:value-type="float">
            <text:p>-78.7491931632546</text:p>
          </table:table-cell>
          <table:table-cell table:formula="of:=SIN(200*PI()*[.A329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328" calcext:value-type="float">
            <text:p>0.0328</text:p>
          </table:table-cell>
          <table:table-cell office:value-type="float" office:value="-387791.46291827" calcext:value-type="float">
            <text:p>-387791.46291827</text:p>
          </table:table-cell>
          <table:table-cell office:value-type="float" office:value="-745.80822500833" calcext:value-type="float">
            <text:p>-745.80822500833</text:p>
          </table:table-cell>
          <table:table-cell office:value-type="float" office:value="-19.620426326809" calcext:value-type="float">
            <text:p>-19.620426326809</text:p>
          </table:table-cell>
          <table:table-cell table:formula="of:=-((200*PI())^2)*SIN(200*[.A330]*PI())" office:value-type="float" office:value="-387791.462917033" calcext:value-type="float">
            <text:p>-387791.462917033</text:p>
          </table:table-cell>
          <table:table-cell table:formula="of:=[.F329]+(1-0.5)*0.0001*[.E329]+0.5*0.0001*[.E330]" office:value-type="float" office:value="-745.808225007751" calcext:value-type="float">
            <text:p>-745.808225007751</text:p>
          </table:table-cell>
          <table:table-cell table:formula="of:=[.G329]+0.0001*[.F329]+(0.5-0.25)*0.0001^2*[.E329]+0.25*0.0001^2*[.E330]" office:value-type="float" office:value="-19.620426326808" calcext:value-type="float">
            <text:p>-19.620426326808</text:p>
          </table:table-cell>
          <table:table-cell table:formula="of:=[.H329]+1/2*([.A330]-[.A329])*([.E330]+[.E329])" office:value-type="float" office:value="-745.808225007752" calcext:value-type="float">
            <text:p>-745.808225007752</text:p>
          </table:table-cell>
          <table:table-cell table:formula="of:=[.I329]+1/2*([.A330]-[.A329])*([.H330]+[.H329])" office:value-type="float" office:value="-19.620426326808" calcext:value-type="float">
            <text:p>-19.620426326808</text:p>
          </table:table-cell>
          <table:table-cell table:formula="of:=200*PI()*COS(200*PI()*[.A330])" office:value-type="float" office:value="-117.735152264504" calcext:value-type="float">
            <text:p>-117.735152264504</text:p>
          </table:table-cell>
          <table:table-cell table:formula="of:=SIN(200*PI()*[.A330])" office:value-type="float" office:value="0.982287250728688" calcext:value-type="float">
            <text:p>0.982287250728688</text:p>
          </table:table-cell>
        </table:table-row>
        <table:table-row table:style-name="ro1">
          <table:table-cell office:value-type="float" office:value="0.0329" calcext:value-type="float">
            <text:p>0.0329</text:p>
          </table:table-cell>
          <table:table-cell office:value-type="float" office:value="-382381.30519619" calcext:value-type="float">
            <text:p>-382381.30519619</text:p>
          </table:table-cell>
          <table:table-cell office:value-type="float" office:value="-784.31686341405" calcext:value-type="float">
            <text:p>-784.31686341405</text:p>
          </table:table-cell>
          <table:table-cell office:value-type="float" office:value="-19.69693258123" calcext:value-type="float">
            <text:p>-19.69693258123</text:p>
          </table:table-cell>
          <table:table-cell table:formula="of:=-((200*PI())^2)*SIN(200*[.A331]*PI())" office:value-type="float" office:value="-382381.305195847" calcext:value-type="float">
            <text:p>-382381.305195847</text:p>
          </table:table-cell>
          <table:table-cell table:formula="of:=[.F330]+(1-0.5)*0.0001*[.E330]+0.5*0.0001*[.E331]" office:value-type="float" office:value="-784.316863413395" calcext:value-type="float">
            <text:p>-784.316863413395</text:p>
          </table:table-cell>
          <table:table-cell table:formula="of:=[.G330]+0.0001*[.F330]+(0.5-0.25)*0.0001^2*[.E330]+0.25*0.0001^2*[.E331]" office:value-type="float" office:value="-19.6969325812291" calcext:value-type="float">
            <text:p>-19.6969325812291</text:p>
          </table:table-cell>
          <table:table-cell table:formula="of:=[.H330]+1/2*([.A331]-[.A330])*([.E331]+[.E330])" office:value-type="float" office:value="-784.316863413395" calcext:value-type="float">
            <text:p>-784.316863413395</text:p>
          </table:table-cell>
          <table:table-cell table:formula="of:=[.I330]+1/2*([.A331]-[.A330])*([.H331]+[.H330])" office:value-type="float" office:value="-19.6969325812291" calcext:value-type="float">
            <text:p>-19.6969325812291</text:p>
          </table:table-cell>
          <table:table-cell table:formula="of:=200*PI()*COS(200*PI()*[.A331])" office:value-type="float" office:value="-156.256464507836" calcext:value-type="float">
            <text:p>-156.256464507836</text:p>
          </table:table-cell>
          <table:table-cell table:formula="of:=SIN(200*PI()*[.A331])" office:value-type="float" office:value="0.968583161128631" calcext:value-type="float">
            <text:p>0.96858316112863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-375462.06315651" calcext:value-type="float">
            <text:p>-375462.06315651</text:p>
          </table:table-cell>
          <table:table-cell office:value-type="float" office:value="-822.20903183169" calcext:value-type="float">
            <text:p>-822.20903183169</text:p>
          </table:table-cell>
          <table:table-cell office:value-type="float" office:value="-19.777258875993" calcext:value-type="float">
            <text:p>-19.777258875993</text:p>
          </table:table-cell>
          <table:table-cell table:formula="of:=-((200*PI())^2)*SIN(200*[.A332]*PI())" office:value-type="float" office:value="-375462.063156455" calcext:value-type="float">
            <text:p>-375462.063156455</text:p>
          </table:table-cell>
          <table:table-cell table:formula="of:=[.F331]+(1-0.5)*0.0001*[.E331]+0.5*0.0001*[.E332]" office:value-type="float" office:value="-822.20903183101" calcext:value-type="float">
            <text:p>-822.20903183101</text:p>
          </table:table-cell>
          <table:table-cell table:formula="of:=[.G331]+0.0001*[.F331]+(0.5-0.25)*0.0001^2*[.E331]+0.25*0.0001^2*[.E332]" office:value-type="float" office:value="-19.7772588759913" calcext:value-type="float">
            <text:p>-19.7772588759913</text:p>
          </table:table-cell>
          <table:table-cell table:formula="of:=[.H331]+1/2*([.A332]-[.A331])*([.E332]+[.E331])" office:value-type="float" office:value="-822.209031831011" calcext:value-type="float">
            <text:p>-822.209031831011</text:p>
          </table:table-cell>
          <table:table-cell table:formula="of:=[.I331]+1/2*([.A332]-[.A331])*([.H332]+[.H331])" office:value-type="float" office:value="-19.7772588759913" calcext:value-type="float">
            <text:p>-19.7772588759913</text:p>
          </table:table-cell>
          <table:table-cell table:formula="of:=200*PI()*COS(200*PI()*[.A332])" office:value-type="float" office:value="-194.161103872548" calcext:value-type="float">
            <text:p>-194.161103872548</text:p>
          </table:table-cell>
          <table:table-cell table:formula="of:=SIN(200*PI()*[.A332]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0.0331" calcext:value-type="float">
            <text:p>0.0331</text:p>
          </table:table-cell>
          <table:table-cell office:value-type="float" office:value="-367061.0438856" calcext:value-type="float">
            <text:p>-367061.0438856</text:p>
          </table:table-cell>
          <table:table-cell office:value-type="float" office:value="-859.33518718379" calcext:value-type="float">
            <text:p>-859.33518718379</text:p>
          </table:table-cell>
          <table:table-cell office:value-type="float" office:value="-19.861336086943" calcext:value-type="float">
            <text:p>-19.861336086943</text:p>
          </table:table-cell>
          <table:table-cell table:formula="of:=-((200*PI())^2)*SIN(200*[.A333]*PI())" office:value-type="float" office:value="-367061.043886083" calcext:value-type="float">
            <text:p>-367061.043886083</text:p>
          </table:table-cell>
          <table:table-cell table:formula="of:=[.F332]+(1-0.5)*0.0001*[.E332]+0.5*0.0001*[.E333]" office:value-type="float" office:value="-859.335187183137" calcext:value-type="float">
            <text:p>-859.335187183137</text:p>
          </table:table-cell>
          <table:table-cell table:formula="of:=[.G332]+0.0001*[.F332]+(0.5-0.25)*0.0001^2*[.E332]+0.25*0.0001^2*[.E333]" office:value-type="float" office:value="-19.861336086942" calcext:value-type="float">
            <text:p>-19.861336086942</text:p>
          </table:table-cell>
          <table:table-cell table:formula="of:=[.H332]+1/2*([.A333]-[.A332])*([.E333]+[.E332])" office:value-type="float" office:value="-859.335187183139" calcext:value-type="float">
            <text:p>-859.335187183139</text:p>
          </table:table-cell>
          <table:table-cell table:formula="of:=[.I332]+1/2*([.A333]-[.A332])*([.H333]+[.H332])" office:value-type="float" office:value="-19.861336086942" calcext:value-type="float">
            <text:p>-19.861336086942</text:p>
          </table:table-cell>
          <table:table-cell table:formula="of:=200*PI()*COS(200*PI()*[.A333])" office:value-type="float" office:value="-231.299478064044" calcext:value-type="float">
            <text:p>-231.299478064044</text:p>
          </table:table-cell>
          <table:table-cell table:formula="of:=SIN(200*PI()*[.A333])" office:value-type="float" office:value="0.929776485888251" calcext:value-type="float">
            <text:p>0.929776485888251</text:p>
          </table:table-cell>
        </table:table-row>
        <table:table-row table:style-name="ro1">
          <table:table-cell office:value-type="float" office:value="0.0332" calcext:value-type="float">
            <text:p>0.0332</text:p>
          </table:table-cell>
          <table:table-cell office:value-type="float" office:value="-357211.40237084" calcext:value-type="float">
            <text:p>-357211.40237084</text:p>
          </table:table-cell>
          <table:table-cell office:value-type="float" office:value="-895.54880949661" calcext:value-type="float">
            <text:p>-895.54880949661</text:p>
          </table:table-cell>
          <table:table-cell office:value-type="float" office:value="-19.949080286778" calcext:value-type="float">
            <text:p>-19.949080286778</text:p>
          </table:table-cell>
          <table:table-cell table:formula="of:=-((200*PI())^2)*SIN(200*[.A334]*PI())" office:value-type="float" office:value="-357211.402369734" calcext:value-type="float">
            <text:p>-357211.402369734</text:p>
          </table:table-cell>
          <table:table-cell table:formula="of:=[.F333]+(1-0.5)*0.0001*[.E333]+0.5*0.0001*[.E334]" office:value-type="float" office:value="-895.548809495927" calcext:value-type="float">
            <text:p>-895.548809495927</text:p>
          </table:table-cell>
          <table:table-cell table:formula="of:=[.G333]+0.0001*[.F333]+(0.5-0.25)*0.0001^2*[.E333]+0.25*0.0001^2*[.E334]" office:value-type="float" office:value="-19.949080286776" calcext:value-type="float">
            <text:p>-19.949080286776</text:p>
          </table:table-cell>
          <table:table-cell table:formula="of:=[.H333]+1/2*([.A334]-[.A333])*([.E334]+[.E333])" office:value-type="float" office:value="-895.548809495929" calcext:value-type="float">
            <text:p>-895.548809495929</text:p>
          </table:table-cell>
          <table:table-cell table:formula="of:=[.I333]+1/2*([.A334]-[.A333])*([.H334]+[.H333])" office:value-type="float" office:value="-19.949080286776" calcext:value-type="float">
            <text:p>-19.949080286776</text:p>
          </table:table-cell>
          <table:table-cell table:formula="of:=200*PI()*COS(200*PI()*[.A334])" office:value-type="float" office:value="-267.525018886301" calcext:value-type="float">
            <text:p>-267.525018886301</text:p>
          </table:table-cell>
          <table:table-cell table:formula="of:=SIN(200*PI()*[.A334])" office:value-type="float" office:value="0.904827052466019" calcext:value-type="float">
            <text:p>0.904827052466019</text:p>
          </table:table-cell>
        </table:table-row>
        <table:table-row table:style-name="ro1">
          <table:table-cell office:value-type="float" office:value="0.0333" calcext:value-type="float">
            <text:p>0.0333</text:p>
          </table:table-cell>
          <table:table-cell office:value-type="float" office:value="-345952.0106428" calcext:value-type="float">
            <text:p>-345952.0106428</text:p>
          </table:table-cell>
          <table:table-cell office:value-type="float" office:value="-930.7069801473" calcext:value-type="float">
            <text:p>-930.7069801473</text:p>
          </table:table-cell>
          <table:table-cell office:value-type="float" office:value="-20.04039307626" calcext:value-type="float">
            <text:p>-20.04039307626</text:p>
          </table:table-cell>
          <table:table-cell table:formula="of:=-((200*PI())^2)*SIN(200*[.A335]*PI())" office:value-type="float" office:value="-345952.010642597" calcext:value-type="float">
            <text:p>-345952.010642597</text:p>
          </table:table-cell>
          <table:table-cell table:formula="of:=[.F334]+(1-0.5)*0.0001*[.E334]+0.5*0.0001*[.E335]" office:value-type="float" office:value="-930.706980146544" calcext:value-type="float">
            <text:p>-930.706980146544</text:p>
          </table:table-cell>
          <table:table-cell table:formula="of:=[.G334]+0.0001*[.F334]+(0.5-0.25)*0.0001^2*[.E334]+0.25*0.0001^2*[.E335]" office:value-type="float" office:value="-20.0403930762581" calcext:value-type="float">
            <text:p>-20.0403930762581</text:p>
          </table:table-cell>
          <table:table-cell table:formula="of:=[.H334]+1/2*([.A335]-[.A334])*([.E335]+[.E334])" office:value-type="float" office:value="-930.706980146546" calcext:value-type="float">
            <text:p>-930.706980146546</text:p>
          </table:table-cell>
          <table:table-cell table:formula="of:=[.I334]+1/2*([.A335]-[.A334])*([.H335]+[.H334])" office:value-type="float" office:value="-20.0403930762581" calcext:value-type="float">
            <text:p>-20.0403930762581</text:p>
          </table:table-cell>
          <table:table-cell table:formula="of:=200*PI()*COS(200*PI()*[.A335])" office:value-type="float" office:value="-302.694760679569" calcext:value-type="float">
            <text:p>-302.694760679569</text:p>
          </table:table-cell>
          <table:table-cell table:formula="of:=SIN(200*PI()*[.A335])" office:value-type="float" office:value="0.876306680043863" calcext:value-type="float">
            <text:p>0.876306680043863</text:p>
          </table:table-cell>
        </table:table-row>
        <table:table-row table:style-name="ro1">
          <table:table-cell office:value-type="float" office:value="0.0334" calcext:value-type="float">
            <text:p>0.0334</text:p>
          </table:table-cell>
          <table:table-cell office:value-type="float" office:value="-333327.30437904" calcext:value-type="float">
            <text:p>-333327.30437904</text:p>
          </table:table-cell>
          <table:table-cell office:value-type="float" office:value="-964.67094589839" calcext:value-type="float">
            <text:p>-964.67094589839</text:p>
          </table:table-cell>
          <table:table-cell office:value-type="float" office:value="-20.135161972562" calcext:value-type="float">
            <text:p>-20.135161972562</text:p>
          </table:table-cell>
          <table:table-cell table:formula="of:=-((200*PI())^2)*SIN(200*[.A336]*PI())" office:value-type="float" office:value="-333327.304379894" calcext:value-type="float">
            <text:p>-333327.304379894</text:p>
          </table:table-cell>
          <table:table-cell table:formula="of:=[.F335]+(1-0.5)*0.0001*[.E335]+0.5*0.0001*[.E336]" office:value-type="float" office:value="-964.670945897669" calcext:value-type="float">
            <text:p>-964.670945897669</text:p>
          </table:table-cell>
          <table:table-cell table:formula="of:=[.G335]+0.0001*[.F335]+(0.5-0.25)*0.0001^2*[.E335]+0.25*0.0001^2*[.E336]" office:value-type="float" office:value="-20.1351619725603" calcext:value-type="float">
            <text:p>-20.1351619725603</text:p>
          </table:table-cell>
          <table:table-cell table:formula="of:=[.H335]+1/2*([.A336]-[.A335])*([.E336]+[.E335])" office:value-type="float" office:value="-964.670945897669" calcext:value-type="float">
            <text:p>-964.670945897669</text:p>
          </table:table-cell>
          <table:table-cell table:formula="of:=[.I335]+1/2*([.A336]-[.A335])*([.H336]+[.H335])" office:value-type="float" office:value="-20.1351619725603" calcext:value-type="float">
            <text:p>-20.1351619725603</text:p>
          </table:table-cell>
          <table:table-cell table:formula="of:=200*PI()*COS(200*PI()*[.A336])" office:value-type="float" office:value="-336.669904540517" calcext:value-type="float">
            <text:p>-336.669904540517</text:p>
          </table:table-cell>
          <table:table-cell table:formula="of:=SIN(200*PI()*[.A336])" office:value-type="float" office:value="0.844327925502014" calcext:value-type="float">
            <text:p>0.844327925502014</text:p>
          </table:table-cell>
        </table:table-row>
        <table:table-row table:style-name="ro1">
          <table:table-cell office:value-type="float" office:value="0.0335" calcext:value-type="float">
            <text:p>0.0335</text:p>
          </table:table-cell>
          <table:table-cell office:value-type="float" office:value="-319387.10753068" calcext:value-type="float">
            <text:p>-319387.10753068</text:p>
          </table:table-cell>
          <table:table-cell office:value-type="float" office:value="-997.30666649387" calcext:value-type="float">
            <text:p>-997.30666649387</text:p>
          </table:table-cell>
          <table:table-cell office:value-type="float" office:value="-20.233260853182" calcext:value-type="float">
            <text:p>-20.233260853182</text:p>
          </table:table-cell>
          <table:table-cell table:formula="of:=-((200*PI())^2)*SIN(200*[.A337]*PI())" office:value-type="float" office:value="-319387.107529562" calcext:value-type="float">
            <text:p>-319387.107529562</text:p>
          </table:table-cell>
          <table:table-cell table:formula="of:=[.F336]+(1-0.5)*0.0001*[.E336]+0.5*0.0001*[.E337]" office:value-type="float" office:value="-997.306666493141" calcext:value-type="float">
            <text:p>-997.306666493141</text:p>
          </table:table-cell>
          <table:table-cell table:formula="of:=[.G336]+0.0001*[.F336]+(0.5-0.25)*0.0001^2*[.E336]+0.25*0.0001^2*[.E337]" office:value-type="float" office:value="-20.2332608531798" calcext:value-type="float">
            <text:p>-20.2332608531798</text:p>
          </table:table-cell>
          <table:table-cell table:formula="of:=[.H336]+1/2*([.A337]-[.A336])*([.E337]+[.E336])" office:value-type="float" office:value="-997.306666493143" calcext:value-type="float">
            <text:p>-997.306666493143</text:p>
          </table:table-cell>
          <table:table-cell table:formula="of:=[.I336]+1/2*([.A337]-[.A336])*([.H337]+[.H336])" office:value-type="float" office:value="-20.2332608531798" calcext:value-type="float">
            <text:p>-20.2332608531798</text:p>
          </table:table-cell>
          <table:table-cell table:formula="of:=200*PI()*COS(200*PI()*[.A337])" office:value-type="float" office:value="-369.316366098092" calcext:value-type="float">
            <text:p>-369.316366098092</text:p>
          </table:table-cell>
          <table:table-cell table:formula="of:=SIN(200*PI()*[.A337])"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0.0336" calcext:value-type="float">
            <text:p>0.0336</text:p>
          </table:table-cell>
          <table:table-cell office:value-type="float" office:value="-304186.43567856" calcext:value-type="float">
            <text:p>-304186.43567856</text:p>
          </table:table-cell>
          <table:table-cell office:value-type="float" office:value="-1028.4853436543" calcext:value-type="float">
            <text:p>-1028.4853436543</text:p>
          </table:table-cell>
          <table:table-cell office:value-type="float" office:value="-20.334550453689" calcext:value-type="float">
            <text:p>-20.334550453689</text:p>
          </table:table-cell>
          <table:table-cell table:formula="of:=-((200*PI())^2)*SIN(200*[.A338]*PI())" office:value-type="float" office:value="-304186.435679902" calcext:value-type="float">
            <text:p>-304186.435679902</text:p>
          </table:table-cell>
          <table:table-cell table:formula="of:=[.F337]+(1-0.5)*0.0001*[.E337]+0.5*0.0001*[.E338]" office:value-type="float" office:value="-1028.48534365361" calcext:value-type="float">
            <text:p>-1028.48534365361</text:p>
          </table:table-cell>
          <table:table-cell table:formula="of:=[.G337]+0.0001*[.F337]+(0.5-0.25)*0.0001^2*[.E337]+0.25*0.0001^2*[.E338]" office:value-type="float" office:value="-20.3345504536872" calcext:value-type="float">
            <text:p>-20.3345504536872</text:p>
          </table:table-cell>
          <table:table-cell table:formula="of:=[.H337]+1/2*([.A338]-[.A337])*([.E338]+[.E337])" office:value-type="float" office:value="-1028.48534365362" calcext:value-type="float">
            <text:p>-1028.48534365362</text:p>
          </table:table-cell>
          <table:table-cell table:formula="of:=[.I337]+1/2*([.A338]-[.A337])*([.H338]+[.H337])" office:value-type="float" office:value="-20.3345504536872" calcext:value-type="float">
            <text:p>-20.3345504536872</text:p>
          </table:table-cell>
          <table:table-cell table:formula="of:=200*PI()*COS(200*PI()*[.A338])" office:value-type="float" office:value="-400.505304683278" calcext:value-type="float">
            <text:p>-400.505304683278</text:p>
          </table:table-cell>
          <table:table-cell table:formula="of:=SIN(200*PI()*[.A338])" office:value-type="float" office:value="0.770513242775787" calcext:value-type="float">
            <text:p>0.770513242775787</text:p>
          </table:table-cell>
        </table:table-row>
        <table:table-row table:style-name="ro1">
          <table:table-cell office:value-type="float" office:value="0.0337" calcext:value-type="float">
            <text:p>0.0337</text:p>
          </table:table-cell>
          <table:table-cell office:value-type="float" office:value="-287785.27893918" calcext:value-type="float">
            <text:p>-287785.27893918</text:p>
          </table:table-cell>
          <table:table-cell office:value-type="float" office:value="-1058.0839293852" calcext:value-type="float">
            <text:p>-1058.0839293852</text:p>
          </table:table-cell>
          <table:table-cell office:value-type="float" office:value="-20.438878917341" calcext:value-type="float">
            <text:p>-20.438878917341</text:p>
          </table:table-cell>
          <table:table-cell table:formula="of:=-((200*PI())^2)*SIN(200*[.A339]*PI())" office:value-type="float" office:value="-287785.278938177" calcext:value-type="float">
            <text:p>-287785.278938177</text:p>
          </table:table-cell>
          <table:table-cell table:formula="of:=[.F338]+(1-0.5)*0.0001*[.E338]+0.5*0.0001*[.E339]" office:value-type="float" office:value="-1058.08392938452" calcext:value-type="float">
            <text:p>-1058.08392938452</text:p>
          </table:table-cell>
          <table:table-cell table:formula="of:=[.G338]+0.0001*[.F338]+(0.5-0.25)*0.0001^2*[.E338]+0.25*0.0001^2*[.E339]" office:value-type="float" office:value="-20.4388789173391" calcext:value-type="float">
            <text:p>-20.4388789173391</text:p>
          </table:table-cell>
          <table:table-cell table:formula="of:=[.H338]+1/2*([.A339]-[.A338])*([.E339]+[.E338])" office:value-type="float" office:value="-1058.08392938452" calcext:value-type="float">
            <text:p>-1058.08392938452</text:p>
          </table:table-cell>
          <table:table-cell table:formula="of:=[.I338]+1/2*([.A339]-[.A338])*([.H339]+[.H338])" office:value-type="float" office:value="-20.4388789173391" calcext:value-type="float">
            <text:p>-20.4388789173391</text:p>
          </table:table-cell>
          <table:table-cell table:formula="of:=200*PI()*COS(200*PI()*[.A339])" office:value-type="float" office:value="-430.113631804345" calcext:value-type="float">
            <text:p>-430.113631804345</text:p>
          </table:table-cell>
          <table:table-cell table:formula="of:=SIN(200*PI()*[.A339])" office:value-type="float" office:value="0.728968627421411" calcext:value-type="float">
            <text:p>0.728968627421411</text:p>
          </table:table-cell>
        </table:table-row>
        <table:table-row table:style-name="ro1">
          <table:table-cell office:value-type="float" office:value="0.0338" calcext:value-type="float">
            <text:p>0.0338</text:p>
          </table:table-cell>
          <table:table-cell office:value-type="float" office:value="-270248.36517572" calcext:value-type="float">
            <text:p>-270248.36517572</text:p>
          </table:table-cell>
          <table:table-cell office:value-type="float" office:value="-1085.985611591" calcext:value-type="float">
            <text:p>-1085.985611591</text:p>
          </table:table-cell>
          <table:table-cell office:value-type="float" office:value="-20.54608239439" calcext:value-type="float">
            <text:p>-20.54608239439</text:p>
          </table:table-cell>
          <table:table-cell table:formula="of:=-((200*PI())^2)*SIN(200*[.A340]*PI())" office:value-type="float" office:value="-270248.365177071" calcext:value-type="float">
            <text:p>-270248.365177071</text:p>
          </table:table-cell>
          <table:table-cell table:formula="of:=[.F339]+(1-0.5)*0.0001*[.E339]+0.5*0.0001*[.E340]" office:value-type="float" office:value="-1085.98561159028" calcext:value-type="float">
            <text:p>-1085.98561159028</text:p>
          </table:table-cell>
          <table:table-cell table:formula="of:=[.G339]+0.0001*[.F339]+(0.5-0.25)*0.0001^2*[.E339]+0.25*0.0001^2*[.E340]" office:value-type="float" office:value="-20.5460823943878" calcext:value-type="float">
            <text:p>-20.5460823943878</text:p>
          </table:table-cell>
          <table:table-cell table:formula="of:=[.H339]+1/2*([.A340]-[.A339])*([.E340]+[.E339])" office:value-type="float" office:value="-1085.98561159028" calcext:value-type="float">
            <text:p>-1085.98561159028</text:p>
          </table:table-cell>
          <table:table-cell table:formula="of:=[.I339]+1/2*([.A340]-[.A339])*([.H340]+[.H339])" office:value-type="float" office:value="-20.5460823943878" calcext:value-type="float">
            <text:p>-20.5460823943878</text:p>
          </table:table-cell>
          <table:table-cell table:formula="of:=200*PI()*COS(200*PI()*[.A340])" office:value-type="float" office:value="-458.02449692091" calcext:value-type="float">
            <text:p>-458.02449692091</text:p>
          </table:table-cell>
          <table:table-cell table:formula="of:=SIN(200*PI()*[.A340])" office:value-type="float" office:value="0.684547105928686" calcext:value-type="float">
            <text:p>0.684547105928686</text:p>
          </table:table-cell>
        </table:table-row>
        <table:table-row table:style-name="ro1">
          <table:table-cell office:value-type="float" office:value="0.0339" calcext:value-type="float">
            <text:p>0.0339</text:p>
          </table:table-cell>
          <table:table-cell office:value-type="float" office:value="-251644.90458375" calcext:value-type="float">
            <text:p>-251644.90458375</text:p>
          </table:table-cell>
          <table:table-cell office:value-type="float" office:value="-1112.0802750789" calcext:value-type="float">
            <text:p>-1112.0802750789</text:p>
          </table:table-cell>
          <table:table-cell office:value-type="float" office:value="-20.655985688723" calcext:value-type="float">
            <text:p>-20.655985688723</text:p>
          </table:table-cell>
          <table:table-cell table:formula="of:=-((200*PI())^2)*SIN(200*[.A341]*PI())" office:value-type="float" office:value="-251644.904583344" calcext:value-type="float">
            <text:p>-251644.904583344</text:p>
          </table:table-cell>
          <table:table-cell table:formula="of:=[.F340]+(1-0.5)*0.0001*[.E340]+0.5*0.0001*[.E341]" office:value-type="float" office:value="-1112.0802750783" calcext:value-type="float">
            <text:p>-1112.0802750783</text:p>
          </table:table-cell>
          <table:table-cell table:formula="of:=[.G340]+0.0001*[.F340]+(0.5-0.25)*0.0001^2*[.E340]+0.25*0.0001^2*[.E341]" office:value-type="float" office:value="-20.6559856887212" calcext:value-type="float">
            <text:p>-20.6559856887212</text:p>
          </table:table-cell>
          <table:table-cell table:formula="of:=[.H340]+1/2*([.A341]-[.A340])*([.E341]+[.E340])" office:value-type="float" office:value="-1112.0802750783" calcext:value-type="float">
            <text:p>-1112.0802750783</text:p>
          </table:table-cell>
          <table:table-cell table:formula="of:=[.I340]+1/2*([.A341]-[.A340])*([.H341]+[.H340])" office:value-type="float" office:value="-20.6559856887212" calcext:value-type="float">
            <text:p>-20.6559856887212</text:p>
          </table:table-cell>
          <table:table-cell table:formula="of:=200*PI()*COS(200*PI()*[.A341])" office:value-type="float" office:value="-484.127748599614" calcext:value-type="float">
            <text:p>-484.127748599614</text:p>
          </table:table-cell>
          <table:table-cell table:formula="of:=SIN(200*PI()*[.A341])" office:value-type="float" office:value="0.63742398974869" calcext:value-type="float">
            <text:p>0.63742398974869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-232048.31651619" calcext:value-type="float">
            <text:p>-232048.31651619</text:p>
          </table:table-cell>
          <table:table-cell office:value-type="float" office:value="-1136.2649361339" calcext:value-type="float">
            <text:p>-1136.2649361339</text:p>
          </table:table-cell>
          <table:table-cell office:value-type="float" office:value="-20.768402949284" calcext:value-type="float">
            <text:p>-20.768402949284</text:p>
          </table:table-cell>
          <table:table-cell table:formula="of:=-((200*PI())^2)*SIN(200*[.A342]*PI())" office:value-type="float" office:value="-232048.316516848" calcext:value-type="float">
            <text:p>-232048.316516848</text:p>
          </table:table-cell>
          <table:table-cell table:formula="of:=[.F341]+(1-0.5)*0.0001*[.E341]+0.5*0.0001*[.E342]" office:value-type="float" office:value="-1136.26493613331" calcext:value-type="float">
            <text:p>-1136.26493613331</text:p>
          </table:table-cell>
          <table:table-cell table:formula="of:=[.G341]+0.0001*[.F341]+(0.5-0.25)*0.0001^2*[.E341]+0.25*0.0001^2*[.E342]" office:value-type="float" office:value="-20.7684029492818" calcext:value-type="float">
            <text:p>-20.7684029492818</text:p>
          </table:table-cell>
          <table:table-cell table:formula="of:=[.H341]+1/2*([.A342]-[.A341])*([.E342]+[.E341])" office:value-type="float" office:value="-1136.26493613331" calcext:value-type="float">
            <text:p>-1136.26493613331</text:p>
          </table:table-cell>
          <table:table-cell table:formula="of:=[.I341]+1/2*([.A342]-[.A341])*([.H342]+[.H341])" office:value-type="float" office:value="-20.7684029492818" calcext:value-type="float">
            <text:p>-20.7684029492818</text:p>
          </table:table-cell>
          <table:table-cell table:formula="of:=200*PI()*COS(200*PI()*[.A342])" office:value-type="float" office:value="-508.320369231527" calcext:value-type="float">
            <text:p>-508.320369231527</text:p>
          </table:table-cell>
          <table:table-cell table:formula="of:=SIN(200*PI()*[.A342])" office:value-type="float" office:value="0.587785252292471" calcext:value-type="float">
            <text:p>0.587785252292471</text:p>
          </table:table-cell>
        </table:table-row>
        <table:table-row table:style-name="ro1">
          <table:table-cell office:value-type="float" office:value="0.0341" calcext:value-type="float">
            <text:p>0.0341</text:p>
          </table:table-cell>
          <table:table-cell office:value-type="float" office:value="-211535.93975873" calcext:value-type="float">
            <text:p>-211535.93975873</text:p>
          </table:table-cell>
          <table:table-cell office:value-type="float" office:value="-1158.4441489477" calcext:value-type="float">
            <text:p>-1158.4441489477</text:p>
          </table:table-cell>
          <table:table-cell office:value-type="float" office:value="-20.883138403538" calcext:value-type="float">
            <text:p>-20.883138403538</text:p>
          </table:table-cell>
          <table:table-cell table:formula="of:=-((200*PI())^2)*SIN(200*[.A343]*PI())" office:value-type="float" office:value="-211535.939757853" calcext:value-type="float">
            <text:p>-211535.939757853</text:p>
          </table:table-cell>
          <table:table-cell table:formula="of:=[.F342]+(1-0.5)*0.0001*[.E342]+0.5*0.0001*[.E343]" office:value-type="float" office:value="-1158.44414894705" calcext:value-type="float">
            <text:p>-1158.44414894705</text:p>
          </table:table-cell>
          <table:table-cell table:formula="of:=[.G342]+0.0001*[.F342]+(0.5-0.25)*0.0001^2*[.E342]+0.25*0.0001^2*[.E343]" office:value-type="float" office:value="-20.8831384035358" calcext:value-type="float">
            <text:p>-20.8831384035358</text:p>
          </table:table-cell>
          <table:table-cell table:formula="of:=[.H342]+1/2*([.A343]-[.A342])*([.E343]+[.E342])" office:value-type="float" office:value="-1158.44414894705" calcext:value-type="float">
            <text:p>-1158.44414894705</text:p>
          </table:table-cell>
          <table:table-cell table:formula="of:=[.I342]+1/2*([.A343]-[.A342])*([.H343]+[.H342])" office:value-type="float" office:value="-20.8831384035358" calcext:value-type="float">
            <text:p>-20.8831384035358</text:p>
          </table:table-cell>
          <table:table-cell table:formula="of:=200*PI()*COS(200*PI()*[.A343])" office:value-type="float" office:value="-530.506881595568" calcext:value-type="float">
            <text:p>-530.506881595568</text:p>
          </table:table-cell>
          <table:table-cell table:formula="of:=SIN(200*PI()*[.A343])" office:value-type="float" office:value="0.535826794978998" calcext:value-type="float">
            <text:p>0.535826794978998</text:p>
          </table:table-cell>
        </table:table-row>
        <table:table-row table:style-name="ro1">
          <table:table-cell office:value-type="float" office:value="0.0342" calcext:value-type="float">
            <text:p>0.0342</text:p>
          </table:table-cell>
          <table:table-cell office:value-type="float" office:value="-190188.72728491" calcext:value-type="float">
            <text:p>-190188.72728491</text:p>
          </table:table-cell>
          <table:table-cell office:value-type="float" office:value="-1178.5303822999" calcext:value-type="float">
            <text:p>-1178.5303822999</text:p>
          </table:table-cell>
          <table:table-cell office:value-type="float" office:value="-20.9999871301" calcext:value-type="float">
            <text:p>-20.9999871301</text:p>
          </table:table-cell>
          <table:table-cell table:formula="of:=-((200*PI())^2)*SIN(200*[.A344]*PI())" office:value-type="float" office:value="-190188.727286211" calcext:value-type="float">
            <text:p>-190188.727286211</text:p>
          </table:table-cell>
          <table:table-cell table:formula="of:=[.F343]+(1-0.5)*0.0001*[.E343]+0.5*0.0001*[.E344]" office:value-type="float" office:value="-1178.53038229925" calcext:value-type="float">
            <text:p>-1178.53038229925</text:p>
          </table:table-cell>
          <table:table-cell table:formula="of:=[.G343]+0.0001*[.F343]+(0.5-0.25)*0.0001^2*[.E343]+0.25*0.0001^2*[.E344]" office:value-type="float" office:value="-20.9999871300982" calcext:value-type="float">
            <text:p>-20.9999871300982</text:p>
          </table:table-cell>
          <table:table-cell table:formula="of:=[.H343]+1/2*([.A344]-[.A343])*([.E344]+[.E343])" office:value-type="float" office:value="-1178.53038229925" calcext:value-type="float">
            <text:p>-1178.53038229925</text:p>
          </table:table-cell>
          <table:table-cell table:formula="of:=[.I343]+1/2*([.A344]-[.A343])*([.H344]+[.H343])" office:value-type="float" office:value="-20.9999871300982" calcext:value-type="float">
            <text:p>-20.9999871300982</text:p>
          </table:table-cell>
          <table:table-cell table:formula="of:=200*PI()*COS(200*PI()*[.A344])" office:value-type="float" office:value="-550.599725663493" calcext:value-type="float">
            <text:p>-550.599725663493</text:p>
          </table:table-cell>
          <table:table-cell table:formula="of:=SIN(200*PI()*[.A344])" office:value-type="float" office:value="0.481753674101713" calcext:value-type="float">
            <text:p>0.481753674101713</text:p>
          </table:table-cell>
        </table:table-row>
        <table:table-row table:style-name="ro1">
          <table:table-cell office:value-type="float" office:value="0.0343" calcext:value-type="float">
            <text:p>0.0343</text:p>
          </table:table-cell>
          <table:table-cell office:value-type="float" office:value="-168090.92679697" calcext:value-type="float">
            <text:p>-168090.92679697</text:p>
          </table:table-cell>
          <table:table-cell office:value-type="float" office:value="-1196.444365004" calcext:value-type="float">
            <text:p>-1196.444365004</text:p>
          </table:table-cell>
          <table:table-cell office:value-type="float" office:value="-21.118735867466" calcext:value-type="float">
            <text:p>-21.118735867466</text:p>
          </table:table-cell>
          <table:table-cell table:formula="of:=-((200*PI())^2)*SIN(200*[.A345]*PI())" office:value-type="float" office:value="-168090.926796933" calcext:value-type="float">
            <text:p>-168090.926796933</text:p>
          </table:table-cell>
          <table:table-cell table:formula="of:=[.F344]+(1-0.5)*0.0001*[.E344]+0.5*0.0001*[.E345]" office:value-type="float" office:value="-1196.44436500341" calcext:value-type="float">
            <text:p>-1196.44436500341</text:p>
          </table:table-cell>
          <table:table-cell table:formula="of:=[.G344]+0.0001*[.F344]+(0.5-0.25)*0.0001^2*[.E344]+0.25*0.0001^2*[.E345]" office:value-type="float" office:value="-21.1187358674633" calcext:value-type="float">
            <text:p>-21.1187358674633</text:p>
          </table:table-cell>
          <table:table-cell table:formula="of:=[.H344]+1/2*([.A345]-[.A344])*([.E345]+[.E344])" office:value-type="float" office:value="-1196.44436500341" calcext:value-type="float">
            <text:p>-1196.44436500341</text:p>
          </table:table-cell>
          <table:table-cell table:formula="of:=[.I344]+1/2*([.A345]-[.A344])*([.H345]+[.H344])" office:value-type="float" office:value="-21.1187358674633" calcext:value-type="float">
            <text:p>-21.1187358674633</text:p>
          </table:table-cell>
          <table:table-cell table:formula="of:=200*PI()*COS(200*PI()*[.A345])" office:value-type="float" office:value="-568.519604159311" calcext:value-type="float">
            <text:p>-568.519604159311</text:p>
          </table:table-cell>
          <table:table-cell table:formula="of:=SIN(200*PI()*[.A345])" office:value-type="float" office:value="0.425779291565071" calcext:value-type="float">
            <text:p>0.425779291565071</text:p>
          </table:table-cell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-145329.74821418" calcext:value-type="float">
            <text:p>-145329.74821418</text:p>
          </table:table-cell>
          <table:table-cell office:value-type="float" office:value="-1212.1153987545" calcext:value-type="float">
            <text:p>-1212.1153987545</text:p>
          </table:table-cell>
          <table:table-cell office:value-type="float" office:value="-21.239163855654" calcext:value-type="float">
            <text:p>-21.239163855654</text:p>
          </table:table-cell>
          <table:table-cell table:formula="of:=-((200*PI())^2)*SIN(200*[.A346]*PI())" office:value-type="float" office:value="-145329.748213031" calcext:value-type="float">
            <text:p>-145329.748213031</text:p>
          </table:table-cell>
          <table:table-cell table:formula="of:=[.F345]+(1-0.5)*0.0001*[.E345]+0.5*0.0001*[.E346]" office:value-type="float" office:value="-1212.11539875391" calcext:value-type="float">
            <text:p>-1212.11539875391</text:p>
          </table:table-cell>
          <table:table-cell table:formula="of:=[.G345]+0.0001*[.F345]+(0.5-0.25)*0.0001^2*[.E345]+0.25*0.0001^2*[.E346]" office:value-type="float" office:value="-21.2391638556512" calcext:value-type="float">
            <text:p>-21.2391638556512</text:p>
          </table:table-cell>
          <table:table-cell table:formula="of:=[.H345]+1/2*([.A346]-[.A345])*([.E346]+[.E345])" office:value-type="float" office:value="-1212.11539875391" calcext:value-type="float">
            <text:p>-1212.11539875391</text:p>
          </table:table-cell>
          <table:table-cell table:formula="of:=[.I345]+1/2*([.A346]-[.A345])*([.H346]+[.H345])" office:value-type="float" office:value="-21.2391638556512" calcext:value-type="float">
            <text:p>-21.2391638556512</text:p>
          </table:table-cell>
          <table:table-cell table:formula="of:=200*PI()*COS(200*PI()*[.A346])" office:value-type="float" office:value="-584.195795509413" calcext:value-type="float">
            <text:p>-584.195795509413</text:p>
          </table:table-cell>
          <table:table-cell table:formula="of:=SIN(200*PI()*[.A346])" office:value-type="float" office:value="0.368124552684677" calcext:value-type="float">
            <text:p>0.368124552684677</text:p>
          </table:table-cell>
        </table:table-row>
        <table:table-row table:style-name="ro1">
          <table:table-cell office:value-type="float" office:value="0.0345" calcext:value-type="float">
            <text:p>0.0345</text:p>
          </table:table-cell>
          <table:table-cell office:value-type="float" office:value="-121995.01950878" calcext:value-type="float">
            <text:p>-121995.01950878</text:p>
          </table:table-cell>
          <table:table-cell office:value-type="float" office:value="-1225.4816371407" calcext:value-type="float">
            <text:p>-1225.4816371407</text:p>
          </table:table-cell>
          <table:table-cell office:value-type="float" office:value="-21.361043707448" calcext:value-type="float">
            <text:p>-21.361043707448</text:p>
          </table:table-cell>
          <table:table-cell table:formula="of:=-((200*PI())^2)*SIN(200*[.A347]*PI())" office:value-type="float" office:value="-121995.019507775" calcext:value-type="float">
            <text:p>-121995.019507775</text:p>
          </table:table-cell>
          <table:table-cell table:formula="of:=[.F346]+(1-0.5)*0.0001*[.E346]+0.5*0.0001*[.E347]" office:value-type="float" office:value="-1225.48163713995" calcext:value-type="float">
            <text:p>-1225.48163713995</text:p>
          </table:table-cell>
          <table:table-cell table:formula="of:=[.G346]+0.0001*[.F346]+(0.5-0.25)*0.0001^2*[.E346]+0.25*0.0001^2*[.E347]" office:value-type="float" office:value="-21.3610437074458" calcext:value-type="float">
            <text:p>-21.3610437074458</text:p>
          </table:table-cell>
          <table:table-cell table:formula="of:=[.H346]+1/2*([.A347]-[.A346])*([.E347]+[.E346])" office:value-type="float" office:value="-1225.48163713995" calcext:value-type="float">
            <text:p>-1225.48163713995</text:p>
          </table:table-cell>
          <table:table-cell table:formula="of:=[.I346]+1/2*([.A347]-[.A346])*([.H347]+[.H346])" office:value-type="float" office:value="-21.3610437074459" calcext:value-type="float">
            <text:p>-21.3610437074459</text:p>
          </table:table-cell>
          <table:table-cell table:formula="of:=200*PI()*COS(200*PI()*[.A347])" office:value-type="float" office:value="-597.566432948311" calcext:value-type="float">
            <text:p>-597.566432948311</text:p>
          </table:table-cell>
          <table:table-cell table:formula="of:=SIN(200*PI()*[.A347])" office:value-type="float" office:value="0.309016994374947" calcext:value-type="float">
            <text:p>0.309016994374947</text:p>
          </table:table-cell>
        </table:table-row>
        <table:table-row table:style-name="ro1">
          <table:table-cell office:value-type="float" office:value="0.0346" calcext:value-type="float">
            <text:p>0.0346</text:p>
          </table:table-cell>
          <table:table-cell office:value-type="float" office:value="-98178.832194938" calcext:value-type="float">
            <text:p>-98178.832194938</text:p>
          </table:table-cell>
          <table:table-cell office:value-type="float" office:value="-1236.4903297259" calcext:value-type="float">
            <text:p>-1236.4903297259</text:p>
          </table:table-cell>
          <table:table-cell office:value-type="float" office:value="-21.484142305792" calcext:value-type="float">
            <text:p>-21.484142305792</text:p>
          </table:table-cell>
          <table:table-cell table:formula="of:=-((200*PI())^2)*SIN(200*[.A348]*PI())" office:value-type="float" office:value="-98178.8321947465" calcext:value-type="float">
            <text:p>-98178.8321947465</text:p>
          </table:table-cell>
          <table:table-cell table:formula="of:=[.F347]+(1-0.5)*0.0001*[.E347]+0.5*0.0001*[.E348]" office:value-type="float" office:value="-1236.49032972507" calcext:value-type="float">
            <text:p>-1236.49032972507</text:p>
          </table:table-cell>
          <table:table-cell table:formula="of:=[.G347]+0.0001*[.F347]+(0.5-0.25)*0.0001^2*[.E347]+0.25*0.0001^2*[.E348]" office:value-type="float" office:value="-21.4841423057891" calcext:value-type="float">
            <text:p>-21.4841423057891</text:p>
          </table:table-cell>
          <table:table-cell table:formula="of:=[.H347]+1/2*([.A348]-[.A347])*([.E348]+[.E347])" office:value-type="float" office:value="-1236.49032972507" calcext:value-type="float">
            <text:p>-1236.49032972507</text:p>
          </table:table-cell>
          <table:table-cell table:formula="of:=[.I347]+1/2*([.A348]-[.A347])*([.H348]+[.H347])" office:value-type="float" office:value="-21.4841423057891" calcext:value-type="float">
            <text:p>-21.4841423057891</text:p>
          </table:table-cell>
          <table:table-cell table:formula="of:=200*PI()*COS(200*PI()*[.A348])" office:value-type="float" office:value="-608.578748678497" calcext:value-type="float">
            <text:p>-608.578748678497</text:p>
          </table:table-cell>
          <table:table-cell table:formula="of:=SIN(200*PI()*[.A348])" office:value-type="float" office:value="0.248689887164854" calcext:value-type="float">
            <text:p>0.248689887164854</text:p>
          </table:table-cell>
        </table:table-row>
        <table:table-row table:style-name="ro1">
          <table:table-cell office:value-type="float" office:value="0.0347" calcext:value-type="float">
            <text:p>0.0347</text:p>
          </table:table-cell>
          <table:table-cell office:value-type="float" office:value="-73975.17788607" calcext:value-type="float">
            <text:p>-73975.17788607</text:p>
          </table:table-cell>
          <table:table-cell office:value-type="float" office:value="-1245.0980302299" calcext:value-type="float">
            <text:p>-1245.0980302299</text:p>
          </table:table-cell>
          <table:table-cell office:value-type="float" office:value="-21.608221723789" calcext:value-type="float">
            <text:p>-21.608221723789</text:p>
          </table:table-cell>
          <table:table-cell table:formula="of:=-((200*PI())^2)*SIN(200*[.A349]*PI())" office:value-type="float" office:value="-73975.177884687" calcext:value-type="float">
            <text:p>-73975.177884687</text:p>
          </table:table-cell>
          <table:table-cell table:formula="of:=[.F348]+(1-0.5)*0.0001*[.E348]+0.5*0.0001*[.E349]" office:value-type="float" office:value="-1245.09803022904" calcext:value-type="float">
            <text:p>-1245.09803022904</text:p>
          </table:table-cell>
          <table:table-cell table:formula="of:=[.G348]+0.0001*[.F348]+(0.5-0.25)*0.0001^2*[.E348]+0.25*0.0001^2*[.E349]" office:value-type="float" office:value="-21.6082217237868" calcext:value-type="float">
            <text:p>-21.6082217237868</text:p>
          </table:table-cell>
          <table:table-cell table:formula="of:=[.H348]+1/2*([.A349]-[.A348])*([.E349]+[.E348])" office:value-type="float" office:value="-1245.09803022904" calcext:value-type="float">
            <text:p>-1245.09803022904</text:p>
          </table:table-cell>
          <table:table-cell table:formula="of:=[.I348]+1/2*([.A349]-[.A348])*([.H349]+[.H348])" office:value-type="float" office:value="-21.6082217237868" calcext:value-type="float">
            <text:p>-21.6082217237868</text:p>
          </table:table-cell>
          <table:table-cell table:formula="of:=200*PI()*COS(200*PI()*[.A349])" office:value-type="float" office:value="-617.189282120833" calcext:value-type="float">
            <text:p>-617.189282120833</text:p>
          </table:table-cell>
          <table:table-cell table:formula="of:=SIN(200*PI()*[.A349])" office:value-type="float" office:value="0.187381314585724" calcext:value-type="float">
            <text:p>0.187381314585724</text:p>
          </table:table-cell>
        </table:table-row>
        <table:table-row table:style-name="ro1">
          <table:table-cell office:value-type="float" office:value="0.0348" calcext:value-type="float">
            <text:p>0.0348</text:p>
          </table:table-cell>
          <table:table-cell office:value-type="float" office:value="-49479.577343284" calcext:value-type="float">
            <text:p>-49479.577343284</text:p>
          </table:table-cell>
          <table:table-cell office:value-type="float" office:value="-1251.2707679914" calcext:value-type="float">
            <text:p>-1251.2707679914</text:p>
          </table:table-cell>
          <table:table-cell office:value-type="float" office:value="-21.7330401637" calcext:value-type="float">
            <text:p>-21.7330401637</text:p>
          </table:table-cell>
          <table:table-cell table:formula="of:=-((200*PI())^2)*SIN(200*[.A350]*PI())" office:value-type="float" office:value="-49479.5773435594" calcext:value-type="float">
            <text:p>-49479.5773435594</text:p>
          </table:table-cell>
          <table:table-cell table:formula="of:=[.F349]+(1-0.5)*0.0001*[.E349]+0.5*0.0001*[.E350]" office:value-type="float" office:value="-1251.27076799046" calcext:value-type="float">
            <text:p>-1251.27076799046</text:p>
          </table:table-cell>
          <table:table-cell table:formula="of:=[.G349]+0.0001*[.F349]+(0.5-0.25)*0.0001^2*[.E349]+0.25*0.0001^2*[.E350]" office:value-type="float" office:value="-21.7330401636978" calcext:value-type="float">
            <text:p>-21.7330401636978</text:p>
          </table:table-cell>
          <table:table-cell table:formula="of:=[.H349]+1/2*([.A350]-[.A349])*([.E350]+[.E349])" office:value-type="float" office:value="-1251.27076799046" calcext:value-type="float">
            <text:p>-1251.27076799046</text:p>
          </table:table-cell>
          <table:table-cell table:formula="of:=[.I349]+1/2*([.A350]-[.A349])*([.H350]+[.H349])" office:value-type="float" office:value="-21.7330401636978" calcext:value-type="float">
            <text:p>-21.7330401636978</text:p>
          </table:table-cell>
          <table:table-cell table:formula="of:=200*PI()*COS(200*PI()*[.A350])" office:value-type="float" office:value="-623.364051433599" calcext:value-type="float">
            <text:p>-623.364051433599</text:p>
          </table:table-cell>
          <table:table-cell table:formula="of:=SIN(200*PI()*[.A350])" office:value-type="float" office:value="0.125333233564301" calcext:value-type="float">
            <text:p>0.125333233564301</text:p>
          </table:table-cell>
        </table:table-row>
        <table:table-row table:style-name="ro1">
          <table:table-cell office:value-type="float" office:value="0.0349" calcext:value-type="float">
            <text:p>0.0349</text:p>
          </table:table-cell>
          <table:table-cell office:value-type="float" office:value="-24788.703516686" calcext:value-type="float">
            <text:p>-24788.703516686</text:p>
          </table:table-cell>
          <table:table-cell office:value-type="float" office:value="-1254.9841820344" calcext:value-type="float">
            <text:p>-1254.9841820344</text:p>
          </table:table-cell>
          <table:table-cell office:value-type="float" office:value="-21.858352911202" calcext:value-type="float">
            <text:p>-21.858352911202</text:p>
          </table:table-cell>
          <table:table-cell table:formula="of:=-((200*PI())^2)*SIN(200*[.A351]*PI())" office:value-type="float" office:value="-24788.7035157281" calcext:value-type="float">
            <text:p>-24788.7035157281</text:p>
          </table:table-cell>
          <table:table-cell table:formula="of:=[.F350]+(1-0.5)*0.0001*[.E350]+0.5*0.0001*[.E351]" office:value-type="float" office:value="-1254.98418203342" calcext:value-type="float">
            <text:p>-1254.98418203342</text:p>
          </table:table-cell>
          <table:table-cell table:formula="of:=[.G350]+0.0001*[.F350]+(0.5-0.25)*0.0001^2*[.E350]+0.25*0.0001^2*[.E351]" office:value-type="float" office:value="-21.858352911199" calcext:value-type="float">
            <text:p>-21.858352911199</text:p>
          </table:table-cell>
          <table:table-cell table:formula="of:=[.H350]+1/2*([.A351]-[.A350])*([.E351]+[.E350])" office:value-type="float" office:value="-1254.98418203342" calcext:value-type="float">
            <text:p>-1254.98418203342</text:p>
          </table:table-cell>
          <table:table-cell table:formula="of:=[.I350]+1/2*([.A351]-[.A350])*([.H351]+[.H350])" office:value-type="float" office:value="-21.858352911199" calcext:value-type="float">
            <text:p>-21.858352911199</text:p>
          </table:table-cell>
          <table:table-cell table:formula="of:=200*PI()*COS(200*PI()*[.A351])" office:value-type="float" office:value="-627.078687623303" calcext:value-type="float">
            <text:p>-627.078687623303</text:p>
          </table:table-cell>
          <table:table-cell table:formula="of:=SIN(200*PI()*[.A351])" office:value-type="float" office:value="0.0627905195293139" calcext:value-type="float">
            <text:p>0.062790519529314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-0.0000012652017176151" calcext:value-type="float">
            <text:p>-1.2652017176151E-06</text:p>
          </table:table-cell>
          <table:table-cell office:value-type="float" office:value="-1256.2236172103" calcext:value-type="float">
            <text:p>-1256.2236172103</text:p>
          </table:table-cell>
          <table:table-cell office:value-type="float" office:value="-21.983913301164" calcext:value-type="float">
            <text:p>-21.983913301164</text:p>
          </table:table-cell>
          <table:table-cell table:formula="of:=-((200*PI())^2)*SIN(200*[.A352]*PI())" office:value-type="float" office:value="0.00000000106412531812194" calcext:value-type="float">
            <text:p>1.06412531812194E-09</text:p>
          </table:table-cell>
          <table:table-cell table:formula="of:=[.F351]+(1-0.5)*0.0001*[.E351]+0.5*0.0001*[.E352]" office:value-type="float" office:value="-1256.22361720921" calcext:value-type="float">
            <text:p>-1256.22361720921</text:p>
          </table:table-cell>
          <table:table-cell table:formula="of:=[.G351]+0.0001*[.F351]+(0.5-0.25)*0.0001^2*[.E351]+0.25*0.0001^2*[.E352]" office:value-type="float" office:value="-21.9839133011611" calcext:value-type="float">
            <text:p>-21.9839133011611</text:p>
          </table:table-cell>
          <table:table-cell table:formula="of:=[.H351]+1/2*([.A352]-[.A351])*([.E352]+[.E351])" office:value-type="float" office:value="-1256.22361720921" calcext:value-type="float">
            <text:p>-1256.22361720921</text:p>
          </table:table-cell>
          <table:table-cell table:formula="of:=[.I351]+1/2*([.A352]-[.A351])*([.H352]+[.H351])" office:value-type="float" office:value="-21.9839133011611" calcext:value-type="float">
            <text:p>-21.9839133011611</text:p>
          </table:table-cell>
          <table:table-cell table:formula="of:=200*PI()*COS(200*PI()*[.A352])" office:value-type="float" office:value="-628.318530717959" calcext:value-type="float">
            <text:p>-628.318530717959</text:p>
          </table:table-cell>
          <table:table-cell table:formula="of:=SIN(200*PI()*[.A352])" office:value-type="float" office:value="-2.69546091939735E-015" calcext:value-type="float">
            <text:p>-2.69546091939735E-15</text:p>
          </table:table-cell>
        </table:table-row>
        <table:table-row table:style-name="ro1">
          <table:table-cell office:value-type="float" office:value="0.0351" calcext:value-type="float">
            <text:p>0.0351</text:p>
          </table:table-cell>
          <table:table-cell office:value-type="float" office:value="24788.703514962" calcext:value-type="float">
            <text:p>24788.703514962</text:p>
          </table:table-cell>
          <table:table-cell office:value-type="float" office:value="-1254.9841820346" calcext:value-type="float">
            <text:p>-1254.9841820346</text:p>
          </table:table-cell>
          <table:table-cell office:value-type="float" office:value="-22.109473691126" calcext:value-type="float">
            <text:p>-22.109473691126</text:p>
          </table:table-cell>
          <table:table-cell table:formula="of:=-((200*PI())^2)*SIN(200*[.A353]*PI())" office:value-type="float" office:value="24788.7035157275" calcext:value-type="float">
            <text:p>24788.7035157275</text:p>
          </table:table-cell>
          <table:table-cell table:formula="of:=[.F352]+(1-0.5)*0.0001*[.E352]+0.5*0.0001*[.E353]" office:value-type="float" office:value="-1254.98418203342" calcext:value-type="float">
            <text:p>-1254.98418203342</text:p>
          </table:table-cell>
          <table:table-cell table:formula="of:=[.G352]+0.0001*[.F352]+(0.5-0.25)*0.0001^2*[.E352]+0.25*0.0001^2*[.E353]" office:value-type="float" office:value="-22.1094736911232" calcext:value-type="float">
            <text:p>-22.1094736911232</text:p>
          </table:table-cell>
          <table:table-cell table:formula="of:=[.H352]+1/2*([.A353]-[.A352])*([.E353]+[.E352])" office:value-type="float" office:value="-1254.98418203342" calcext:value-type="float">
            <text:p>-1254.98418203342</text:p>
          </table:table-cell>
          <table:table-cell table:formula="of:=[.I352]+1/2*([.A353]-[.A352])*([.H353]+[.H352])" office:value-type="float" office:value="-22.1094736911232" calcext:value-type="float">
            <text:p>-22.1094736911232</text:p>
          </table:table-cell>
          <table:table-cell table:formula="of:=200*PI()*COS(200*PI()*[.A353])" office:value-type="float" office:value="-627.078687623303" calcext:value-type="float">
            <text:p>-627.078687623303</text:p>
          </table:table-cell>
          <table:table-cell table:formula="of:=SIN(200*PI()*[.A353])" office:value-type="float" office:value="-0.0627905195293122" calcext:value-type="float">
            <text:p>-0.062790519529312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49479.577343562" calcext:value-type="float">
            <text:p>49479.577343562</text:p>
          </table:table-cell>
          <table:table-cell office:value-type="float" office:value="-1251.2707679917" calcext:value-type="float">
            <text:p>-1251.2707679917</text:p>
          </table:table-cell>
          <table:table-cell office:value-type="float" office:value="-22.234786438628" calcext:value-type="float">
            <text:p>-22.234786438628</text:p>
          </table:table-cell>
          <table:table-cell table:formula="of:=-((200*PI())^2)*SIN(200*[.A354]*PI())" office:value-type="float" office:value="49479.5773435601" calcext:value-type="float">
            <text:p>49479.5773435601</text:p>
          </table:table-cell>
          <table:table-cell table:formula="of:=[.F353]+(1-0.5)*0.0001*[.E353]+0.5*0.0001*[.E354]" office:value-type="float" office:value="-1251.27076799046" calcext:value-type="float">
            <text:p>-1251.27076799046</text:p>
          </table:table-cell>
          <table:table-cell table:formula="of:=[.G353]+0.0001*[.F353]+(0.5-0.25)*0.0001^2*[.E353]+0.25*0.0001^2*[.E354]" office:value-type="float" office:value="-22.2347864386244" calcext:value-type="float">
            <text:p>-22.2347864386244</text:p>
          </table:table-cell>
          <table:table-cell table:formula="of:=[.H353]+1/2*([.A354]-[.A353])*([.E354]+[.E353])" office:value-type="float" office:value="-1251.27076799046" calcext:value-type="float">
            <text:p>-1251.27076799046</text:p>
          </table:table-cell>
          <table:table-cell table:formula="of:=[.I353]+1/2*([.A354]-[.A353])*([.H354]+[.H353])" office:value-type="float" office:value="-22.2347864386244" calcext:value-type="float">
            <text:p>-22.2347864386244</text:p>
          </table:table-cell>
          <table:table-cell table:formula="of:=200*PI()*COS(200*PI()*[.A354])" office:value-type="float" office:value="-623.364051433599" calcext:value-type="float">
            <text:p>-623.364051433599</text:p>
          </table:table-cell>
          <table:table-cell table:formula="of:=SIN(200*PI()*[.A354])" office:value-type="float" office:value="-0.125333233564306" calcext:value-type="float">
            <text:p>-0.125333233564306</text:p>
          </table:table-cell>
        </table:table-row>
        <table:table-row table:style-name="ro1">
          <table:table-cell office:value-type="float" office:value="0.0353" calcext:value-type="float">
            <text:p>0.0353</text:p>
          </table:table-cell>
          <table:table-cell office:value-type="float" office:value="73975.177884376" calcext:value-type="float">
            <text:p>73975.177884376</text:p>
          </table:table-cell>
          <table:table-cell office:value-type="float" office:value="-1245.0980302303" calcext:value-type="float">
            <text:p>-1245.0980302303</text:p>
          </table:table-cell>
          <table:table-cell office:value-type="float" office:value="-22.359604878539" calcext:value-type="float">
            <text:p>-22.359604878539</text:p>
          </table:table-cell>
          <table:table-cell table:formula="of:=-((200*PI())^2)*SIN(200*[.A355]*PI())" office:value-type="float" office:value="73975.1778846891" calcext:value-type="float">
            <text:p>73975.1778846891</text:p>
          </table:table-cell>
          <table:table-cell table:formula="of:=[.F354]+(1-0.5)*0.0001*[.E354]+0.5*0.0001*[.E355]" office:value-type="float" office:value="-1245.09803022904" calcext:value-type="float">
            <text:p>-1245.09803022904</text:p>
          </table:table-cell>
          <table:table-cell table:formula="of:=[.G354]+0.0001*[.F354]+(0.5-0.25)*0.0001^2*[.E354]+0.25*0.0001^2*[.E355]" office:value-type="float" office:value="-22.3596048785354" calcext:value-type="float">
            <text:p>-22.3596048785354</text:p>
          </table:table-cell>
          <table:table-cell table:formula="of:=[.H354]+1/2*([.A355]-[.A354])*([.E355]+[.E354])" office:value-type="float" office:value="-1245.09803022904" calcext:value-type="float">
            <text:p>-1245.09803022904</text:p>
          </table:table-cell>
          <table:table-cell table:formula="of:=[.I354]+1/2*([.A355]-[.A354])*([.H355]+[.H354])" office:value-type="float" office:value="-22.3596048785354" calcext:value-type="float">
            <text:p>-22.3596048785354</text:p>
          </table:table-cell>
          <table:table-cell table:formula="of:=200*PI()*COS(200*PI()*[.A355])" office:value-type="float" office:value="-617.189282120833" calcext:value-type="float">
            <text:p>-617.189282120833</text:p>
          </table:table-cell>
          <table:table-cell table:formula="of:=SIN(200*PI()*[.A355])" office:value-type="float" office:value="-0.187381314585726" calcext:value-type="float">
            <text:p>-0.187381314585726</text:p>
          </table:table-cell>
        </table:table-row>
        <table:table-row table:style-name="ro1">
          <table:table-cell office:value-type="float" office:value="0.0354" calcext:value-type="float">
            <text:p>0.0354</text:p>
          </table:table-cell>
          <table:table-cell office:value-type="float" office:value="98178.832195201" calcext:value-type="float">
            <text:p>98178.832195201</text:p>
          </table:table-cell>
          <table:table-cell office:value-type="float" office:value="-1236.4903297263" calcext:value-type="float">
            <text:p>-1236.4903297263</text:p>
          </table:table-cell>
          <table:table-cell office:value-type="float" office:value="-22.483684296536" calcext:value-type="float">
            <text:p>-22.483684296536</text:p>
          </table:table-cell>
          <table:table-cell table:formula="of:=-((200*PI())^2)*SIN(200*[.A356]*PI())" office:value-type="float" office:value="98178.8321947458" calcext:value-type="float">
            <text:p>98178.8321947458</text:p>
          </table:table-cell>
          <table:table-cell table:formula="of:=[.F355]+(1-0.5)*0.0001*[.E355]+0.5*0.0001*[.E356]" office:value-type="float" office:value="-1236.49032972507" calcext:value-type="float">
            <text:p>-1236.49032972507</text:p>
          </table:table-cell>
          <table:table-cell table:formula="of:=[.G355]+0.0001*[.F355]+(0.5-0.25)*0.0001^2*[.E355]+0.25*0.0001^2*[.E356]" office:value-type="float" office:value="-22.4836842965331" calcext:value-type="float">
            <text:p>-22.4836842965331</text:p>
          </table:table-cell>
          <table:table-cell table:formula="of:=[.H355]+1/2*([.A356]-[.A355])*([.E356]+[.E355])" office:value-type="float" office:value="-1236.49032972507" calcext:value-type="float">
            <text:p>-1236.49032972507</text:p>
          </table:table-cell>
          <table:table-cell table:formula="of:=[.I355]+1/2*([.A356]-[.A355])*([.H356]+[.H355])" office:value-type="float" office:value="-22.4836842965331" calcext:value-type="float">
            <text:p>-22.4836842965331</text:p>
          </table:table-cell>
          <table:table-cell table:formula="of:=200*PI()*COS(200*PI()*[.A356])" office:value-type="float" office:value="-608.578748678497" calcext:value-type="float">
            <text:p>-608.578748678497</text:p>
          </table:table-cell>
          <table:table-cell table:formula="of:=SIN(200*PI()*[.A356])" office:value-type="float" office:value="-0.248689887164856" calcext:value-type="float">
            <text:p>-0.248689887164856</text:p>
          </table:table-cell>
        </table:table-row>
        <table:table-row table:style-name="ro1">
          <table:table-cell office:value-type="float" office:value="0.0355" calcext:value-type="float">
            <text:p>0.0355</text:p>
          </table:table-cell>
          <table:table-cell office:value-type="float" office:value="121995.01950712" calcext:value-type="float">
            <text:p>121995.01950712</text:p>
          </table:table-cell>
          <table:table-cell office:value-type="float" office:value="-1225.4816371412" calcext:value-type="float">
            <text:p>-1225.4816371412</text:p>
          </table:table-cell>
          <table:table-cell office:value-type="float" office:value="-22.60678289488" calcext:value-type="float">
            <text:p>-22.60678289488</text:p>
          </table:table-cell>
          <table:table-cell table:formula="of:=-((200*PI())^2)*SIN(200*[.A357]*PI())" office:value-type="float" office:value="121995.019507776" calcext:value-type="float">
            <text:p>121995.019507776</text:p>
          </table:table-cell>
          <table:table-cell table:formula="of:=[.F356]+(1-0.5)*0.0001*[.E356]+0.5*0.0001*[.E357]" office:value-type="float" office:value="-1225.48163713995" calcext:value-type="float">
            <text:p>-1225.48163713995</text:p>
          </table:table-cell>
          <table:table-cell table:formula="of:=[.G356]+0.0001*[.F356]+(0.5-0.25)*0.0001^2*[.E356]+0.25*0.0001^2*[.E357]" office:value-type="float" office:value="-22.6067828948764" calcext:value-type="float">
            <text:p>-22.6067828948764</text:p>
          </table:table-cell>
          <table:table-cell table:formula="of:=[.H356]+1/2*([.A357]-[.A356])*([.E357]+[.E356])" office:value-type="float" office:value="-1225.48163713995" calcext:value-type="float">
            <text:p>-1225.48163713995</text:p>
          </table:table-cell>
          <table:table-cell table:formula="of:=[.I356]+1/2*([.A357]-[.A356])*([.H357]+[.H356])" office:value-type="float" office:value="-22.6067828948764" calcext:value-type="float">
            <text:p>-22.6067828948764</text:p>
          </table:table-cell>
          <table:table-cell table:formula="of:=200*PI()*COS(200*PI()*[.A357])" office:value-type="float" office:value="-597.566432948311" calcext:value-type="float">
            <text:p>-597.566432948311</text:p>
          </table:table-cell>
          <table:table-cell table:formula="of:=SIN(200*PI()*[.A357])" office:value-type="float" office:value="-0.309016994374948" calcext:value-type="float">
            <text:p>-0.309016994374948</text:p>
          </table:table-cell>
        </table:table-row>
        <table:table-row table:style-name="ro1">
          <table:table-cell office:value-type="float" office:value="0.0356" calcext:value-type="float">
            <text:p>0.0356</text:p>
          </table:table-cell>
          <table:table-cell office:value-type="float" office:value="145329.74821439" calcext:value-type="float">
            <text:p>145329.74821439</text:p>
          </table:table-cell>
          <table:table-cell office:value-type="float" office:value="-1212.1153987551" calcext:value-type="float">
            <text:p>-1212.1153987551</text:p>
          </table:table-cell>
          <table:table-cell office:value-type="float" office:value="-22.728662746675" calcext:value-type="float">
            <text:p>-22.728662746675</text:p>
          </table:table-cell>
          <table:table-cell table:formula="of:=-((200*PI())^2)*SIN(200*[.A358]*PI())" office:value-type="float" office:value="145329.74821303" calcext:value-type="float">
            <text:p>145329.74821303</text:p>
          </table:table-cell>
          <table:table-cell table:formula="of:=[.F357]+(1-0.5)*0.0001*[.E357]+0.5*0.0001*[.E358]" office:value-type="float" office:value="-1212.1153987539" calcext:value-type="float">
            <text:p>-1212.1153987539</text:p>
          </table:table-cell>
          <table:table-cell table:formula="of:=[.G357]+0.0001*[.F357]+(0.5-0.25)*0.0001^2*[.E357]+0.25*0.0001^2*[.E358]" office:value-type="float" office:value="-22.7286627466711" calcext:value-type="float">
            <text:p>-22.7286627466711</text:p>
          </table:table-cell>
          <table:table-cell table:formula="of:=[.H357]+1/2*([.A358]-[.A357])*([.E358]+[.E357])" office:value-type="float" office:value="-1212.11539875391" calcext:value-type="float">
            <text:p>-1212.11539875391</text:p>
          </table:table-cell>
          <table:table-cell table:formula="of:=[.I357]+1/2*([.A358]-[.A357])*([.H358]+[.H357])" office:value-type="float" office:value="-22.7286627466711" calcext:value-type="float">
            <text:p>-22.7286627466711</text:p>
          </table:table-cell>
          <table:table-cell table:formula="of:=200*PI()*COS(200*PI()*[.A358])" office:value-type="float" office:value="-584.195795509413" calcext:value-type="float">
            <text:p>-584.195795509413</text:p>
          </table:table-cell>
          <table:table-cell table:formula="of:=SIN(200*PI()*[.A358])" office:value-type="float" office:value="-0.368124552684678" calcext:value-type="float">
            <text:p>-0.368124552684678</text:p>
          </table:table-cell>
        </table:table-row>
        <table:table-row table:style-name="ro1">
          <table:table-cell office:value-type="float" office:value="0.0357" calcext:value-type="float">
            <text:p>0.0357</text:p>
          </table:table-cell>
          <table:table-cell office:value-type="float" office:value="168090.92679678" calcext:value-type="float">
            <text:p>168090.92679678</text:p>
          </table:table-cell>
          <table:table-cell office:value-type="float" office:value="-1196.4443650045" calcext:value-type="float">
            <text:p>-1196.4443650045</text:p>
          </table:table-cell>
          <table:table-cell office:value-type="float" office:value="-22.849090734863" calcext:value-type="float">
            <text:p>-22.849090734863</text:p>
          </table:table-cell>
          <table:table-cell table:formula="of:=-((200*PI())^2)*SIN(200*[.A359]*PI())" office:value-type="float" office:value="168090.926796934" calcext:value-type="float">
            <text:p>168090.926796934</text:p>
          </table:table-cell>
          <table:table-cell table:formula="of:=[.F358]+(1-0.5)*0.0001*[.E358]+0.5*0.0001*[.E359]" office:value-type="float" office:value="-1196.44436500341" calcext:value-type="float">
            <text:p>-1196.44436500341</text:p>
          </table:table-cell>
          <table:table-cell table:formula="of:=[.G358]+0.0001*[.F358]+(0.5-0.25)*0.0001^2*[.E358]+0.25*0.0001^2*[.E359]" office:value-type="float" office:value="-22.8490907348589" calcext:value-type="float">
            <text:p>-22.8490907348589</text:p>
          </table:table-cell>
          <table:table-cell table:formula="of:=[.H358]+1/2*([.A359]-[.A358])*([.E359]+[.E358])" office:value-type="float" office:value="-1196.44436500341" calcext:value-type="float">
            <text:p>-1196.44436500341</text:p>
          </table:table-cell>
          <table:table-cell table:formula="of:=[.I358]+1/2*([.A359]-[.A358])*([.H359]+[.H358])" office:value-type="float" office:value="-22.8490907348589" calcext:value-type="float">
            <text:p>-22.8490907348589</text:p>
          </table:table-cell>
          <table:table-cell table:formula="of:=200*PI()*COS(200*PI()*[.A359])" office:value-type="float" office:value="-568.519604159311" calcext:value-type="float">
            <text:p>-568.519604159311</text:p>
          </table:table-cell>
          <table:table-cell table:formula="of:=SIN(200*PI()*[.A359])" office:value-type="float" office:value="-0.425779291565073" calcext:value-type="float">
            <text:p>-0.425779291565073</text:p>
          </table:table-cell>
        </table:table-row>
        <table:table-row table:style-name="ro1">
          <table:table-cell office:value-type="float" office:value="0.0358" calcext:value-type="float">
            <text:p>0.0358</text:p>
          </table:table-cell>
          <table:table-cell office:value-type="float" office:value="190188.7272865" calcext:value-type="float">
            <text:p>190188.7272865</text:p>
          </table:table-cell>
          <table:table-cell office:value-type="float" office:value="-1178.5303823004" calcext:value-type="float">
            <text:p>-1178.5303823004</text:p>
          </table:table-cell>
          <table:table-cell office:value-type="float" office:value="-22.967839472228" calcext:value-type="float">
            <text:p>-22.967839472228</text:p>
          </table:table-cell>
          <table:table-cell table:formula="of:=-((200*PI())^2)*SIN(200*[.A360]*PI())" office:value-type="float" office:value="190188.72728621" calcext:value-type="float">
            <text:p>190188.72728621</text:p>
          </table:table-cell>
          <table:table-cell table:formula="of:=[.F359]+(1-0.5)*0.0001*[.E359]+0.5*0.0001*[.E360]" office:value-type="float" office:value="-1178.53038229925" calcext:value-type="float">
            <text:p>-1178.53038229925</text:p>
          </table:table-cell>
          <table:table-cell table:formula="of:=[.G359]+0.0001*[.F359]+(0.5-0.25)*0.0001^2*[.E359]+0.25*0.0001^2*[.E360]" office:value-type="float" office:value="-22.967839472224" calcext:value-type="float">
            <text:p>-22.967839472224</text:p>
          </table:table-cell>
          <table:table-cell table:formula="of:=[.H359]+1/2*([.A360]-[.A359])*([.E360]+[.E359])" office:value-type="float" office:value="-1178.53038229925" calcext:value-type="float">
            <text:p>-1178.53038229925</text:p>
          </table:table-cell>
          <table:table-cell table:formula="of:=[.I359]+1/2*([.A360]-[.A359])*([.H360]+[.H359])" office:value-type="float" office:value="-22.9678394722241" calcext:value-type="float">
            <text:p>-22.9678394722241</text:p>
          </table:table-cell>
          <table:table-cell table:formula="of:=200*PI()*COS(200*PI()*[.A360])" office:value-type="float" office:value="-550.599725663493" calcext:value-type="float">
            <text:p>-550.599725663493</text:p>
          </table:table-cell>
          <table:table-cell table:formula="of:=SIN(200*PI()*[.A360])" office:value-type="float" office:value="-0.481753674101715" calcext:value-type="float">
            <text:p>-0.481753674101715</text:p>
          </table:table-cell>
        </table:table-row>
        <table:table-row table:style-name="ro1">
          <table:table-cell office:value-type="float" office:value="0.0359" calcext:value-type="float">
            <text:p>0.0359</text:p>
          </table:table-cell>
          <table:table-cell office:value-type="float" office:value="211535.93975714" calcext:value-type="float">
            <text:p>211535.93975714</text:p>
          </table:table-cell>
          <table:table-cell office:value-type="float" office:value="-1158.4441489482" calcext:value-type="float">
            <text:p>-1158.4441489482</text:p>
          </table:table-cell>
          <table:table-cell office:value-type="float" office:value="-23.08468819879" calcext:value-type="float">
            <text:p>-23.08468819879</text:p>
          </table:table-cell>
          <table:table-cell table:formula="of:=-((200*PI())^2)*SIN(200*[.A361]*PI())" office:value-type="float" office:value="211535.939757852" calcext:value-type="float">
            <text:p>211535.939757852</text:p>
          </table:table-cell>
          <table:table-cell table:formula="of:=[.F360]+(1-0.5)*0.0001*[.E360]+0.5*0.0001*[.E361]" office:value-type="float" office:value="-1158.44414894705" calcext:value-type="float">
            <text:p>-1158.44414894705</text:p>
          </table:table-cell>
          <table:table-cell table:formula="of:=[.G360]+0.0001*[.F360]+(0.5-0.25)*0.0001^2*[.E360]+0.25*0.0001^2*[.E361]" office:value-type="float" office:value="-23.0846881987864" calcext:value-type="float">
            <text:p>-23.0846881987864</text:p>
          </table:table-cell>
          <table:table-cell table:formula="of:=[.H360]+1/2*([.A361]-[.A360])*([.E361]+[.E360])" office:value-type="float" office:value="-1158.44414894705" calcext:value-type="float">
            <text:p>-1158.44414894705</text:p>
          </table:table-cell>
          <table:table-cell table:formula="of:=[.I360]+1/2*([.A361]-[.A360])*([.H361]+[.H360])" office:value-type="float" office:value="-23.0846881987864" calcext:value-type="float">
            <text:p>-23.0846881987864</text:p>
          </table:table-cell>
          <table:table-cell table:formula="of:=200*PI()*COS(200*PI()*[.A361])" office:value-type="float" office:value="-530.506881595568" calcext:value-type="float">
            <text:p>-530.506881595568</text:p>
          </table:table-cell>
          <table:table-cell table:formula="of:=SIN(200*PI()*[.A361])" office:value-type="float" office:value="-0.535826794978996" calcext:value-type="float">
            <text:p>-0.535826794978996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232048.31651776" calcext:value-type="float">
            <text:p>232048.31651776</text:p>
          </table:table-cell>
          <table:table-cell office:value-type="float" office:value="-1136.2649361344" calcext:value-type="float">
            <text:p>-1136.2649361344</text:p>
          </table:table-cell>
          <table:table-cell office:value-type="float" office:value="-23.199423653044" calcext:value-type="float">
            <text:p>-23.199423653044</text:p>
          </table:table-cell>
          <table:table-cell table:formula="of:=-((200*PI())^2)*SIN(200*[.A362]*PI())" office:value-type="float" office:value="232048.316516849" calcext:value-type="float">
            <text:p>232048.316516849</text:p>
          </table:table-cell>
          <table:table-cell table:formula="of:=[.F361]+(1-0.5)*0.0001*[.E361]+0.5*0.0001*[.E362]" office:value-type="float" office:value="-1136.26493613331" calcext:value-type="float">
            <text:p>-1136.26493613331</text:p>
          </table:table-cell>
          <table:table-cell table:formula="of:=[.G361]+0.0001*[.F361]+(0.5-0.25)*0.0001^2*[.E361]+0.25*0.0001^2*[.E362]" office:value-type="float" office:value="-23.1994236530404" calcext:value-type="float">
            <text:p>-23.1994236530404</text:p>
          </table:table-cell>
          <table:table-cell table:formula="of:=[.H361]+1/2*([.A362]-[.A361])*([.E362]+[.E361])" office:value-type="float" office:value="-1136.26493613331" calcext:value-type="float">
            <text:p>-1136.26493613331</text:p>
          </table:table-cell>
          <table:table-cell table:formula="of:=[.I361]+1/2*([.A362]-[.A361])*([.H362]+[.H361])" office:value-type="float" office:value="-23.1994236530404" calcext:value-type="float">
            <text:p>-23.1994236530404</text:p>
          </table:table-cell>
          <table:table-cell table:formula="of:=200*PI()*COS(200*PI()*[.A362])" office:value-type="float" office:value="-508.320369231525" calcext:value-type="float">
            <text:p>-508.320369231525</text:p>
          </table:table-cell>
          <table:table-cell table:formula="of:=SIN(200*PI()*[.A362])" office:value-type="float" office:value="-0.587785252292475" calcext:value-type="float">
            <text:p>-0.587785252292475</text:p>
          </table:table-cell>
        </table:table-row>
        <table:table-row table:style-name="ro1">
          <table:table-cell office:value-type="float" office:value="0.0361" calcext:value-type="float">
            <text:p>0.0361</text:p>
          </table:table-cell>
          <table:table-cell office:value-type="float" office:value="251644.90458217" calcext:value-type="float">
            <text:p>251644.90458217</text:p>
          </table:table-cell>
          <table:table-cell office:value-type="float" office:value="-1112.0802750794" calcext:value-type="float">
            <text:p>-1112.0802750794</text:p>
          </table:table-cell>
          <table:table-cell office:value-type="float" office:value="-23.311840913605" calcext:value-type="float">
            <text:p>-23.311840913605</text:p>
          </table:table-cell>
          <table:table-cell table:formula="of:=-((200*PI())^2)*SIN(200*[.A363]*PI())" office:value-type="float" office:value="251644.904583344" calcext:value-type="float">
            <text:p>251644.904583344</text:p>
          </table:table-cell>
          <table:table-cell table:formula="of:=[.F362]+(1-0.5)*0.0001*[.E362]+0.5*0.0001*[.E363]" office:value-type="float" office:value="-1112.0802750783" calcext:value-type="float">
            <text:p>-1112.0802750783</text:p>
          </table:table-cell>
          <table:table-cell table:formula="of:=[.G362]+0.0001*[.F362]+(0.5-0.25)*0.0001^2*[.E362]+0.25*0.0001^2*[.E363]" office:value-type="float" office:value="-23.311840913601" calcext:value-type="float">
            <text:p>-23.311840913601</text:p>
          </table:table-cell>
          <table:table-cell table:formula="of:=[.H362]+1/2*([.A363]-[.A362])*([.E363]+[.E362])" office:value-type="float" office:value="-1112.0802750783" calcext:value-type="float">
            <text:p>-1112.0802750783</text:p>
          </table:table-cell>
          <table:table-cell table:formula="of:=[.I362]+1/2*([.A363]-[.A362])*([.H363]+[.H362])" office:value-type="float" office:value="-23.311840913601" calcext:value-type="float">
            <text:p>-23.311840913601</text:p>
          </table:table-cell>
          <table:table-cell table:formula="of:=200*PI()*COS(200*PI()*[.A363])" office:value-type="float" office:value="-484.127748599614" calcext:value-type="float">
            <text:p>-484.127748599614</text:p>
          </table:table-cell>
          <table:table-cell table:formula="of:=SIN(200*PI()*[.A363])" office:value-type="float" office:value="-0.637423989748689" calcext:value-type="float">
            <text:p>-0.637423989748689</text:p>
          </table:table-cell>
        </table:table-row>
        <table:table-row table:style-name="ro1">
          <table:table-cell office:value-type="float" office:value="0.0362" calcext:value-type="float">
            <text:p>0.0362</text:p>
          </table:table-cell>
          <table:table-cell office:value-type="float" office:value="270248.3651773" calcext:value-type="float">
            <text:p>270248.3651773</text:p>
          </table:table-cell>
          <table:table-cell office:value-type="float" office:value="-1085.9856115915" calcext:value-type="float">
            <text:p>-1085.9856115915</text:p>
          </table:table-cell>
          <table:table-cell office:value-type="float" office:value="-23.421744207939" calcext:value-type="float">
            <text:p>-23.421744207939</text:p>
          </table:table-cell>
          <table:table-cell table:formula="of:=-((200*PI())^2)*SIN(200*[.A364]*PI())" office:value-type="float" office:value="270248.36517707" calcext:value-type="float">
            <text:p>270248.36517707</text:p>
          </table:table-cell>
          <table:table-cell table:formula="of:=[.F363]+(1-0.5)*0.0001*[.E363]+0.5*0.0001*[.E364]" office:value-type="float" office:value="-1085.98561159028" calcext:value-type="float">
            <text:p>-1085.98561159028</text:p>
          </table:table-cell>
          <table:table-cell table:formula="of:=[.G363]+0.0001*[.F363]+(0.5-0.25)*0.0001^2*[.E363]+0.25*0.0001^2*[.E364]" office:value-type="float" office:value="-23.4217442079344" calcext:value-type="float">
            <text:p>-23.4217442079344</text:p>
          </table:table-cell>
          <table:table-cell table:formula="of:=[.H363]+1/2*([.A364]-[.A363])*([.E364]+[.E363])" office:value-type="float" office:value="-1085.98561159028" calcext:value-type="float">
            <text:p>-1085.98561159028</text:p>
          </table:table-cell>
          <table:table-cell table:formula="of:=[.I363]+1/2*([.A364]-[.A363])*([.H364]+[.H363])" office:value-type="float" office:value="-23.4217442079344" calcext:value-type="float">
            <text:p>-23.4217442079344</text:p>
          </table:table-cell>
          <table:table-cell table:formula="of:=200*PI()*COS(200*PI()*[.A364])" office:value-type="float" office:value="-458.024496920908" calcext:value-type="float">
            <text:p>-458.024496920908</text:p>
          </table:table-cell>
          <table:table-cell table:formula="of:=SIN(200*PI()*[.A364])" office:value-type="float" office:value="-0.68454710592869" calcext:value-type="float">
            <text:p>-0.68454710592869</text:p>
          </table:table-cell>
        </table:table-row>
        <table:table-row table:style-name="ro1">
          <table:table-cell office:value-type="float" office:value="0.0363" calcext:value-type="float">
            <text:p>0.0363</text:p>
          </table:table-cell>
          <table:table-cell office:value-type="float" office:value="287785.2789376" calcext:value-type="float">
            <text:p>287785.2789376</text:p>
          </table:table-cell>
          <table:table-cell office:value-type="float" office:value="-1058.0839293857" calcext:value-type="float">
            <text:p>-1058.0839293857</text:p>
          </table:table-cell>
          <table:table-cell office:value-type="float" office:value="-23.528947684988" calcext:value-type="float">
            <text:p>-23.528947684988</text:p>
          </table:table-cell>
          <table:table-cell table:formula="of:=-((200*PI())^2)*SIN(200*[.A365]*PI())" office:value-type="float" office:value="287785.278938177" calcext:value-type="float">
            <text:p>287785.278938177</text:p>
          </table:table-cell>
          <table:table-cell table:formula="of:=[.F364]+(1-0.5)*0.0001*[.E364]+0.5*0.0001*[.E365]" office:value-type="float" office:value="-1058.08392938452" calcext:value-type="float">
            <text:p>-1058.08392938452</text:p>
          </table:table-cell>
          <table:table-cell table:formula="of:=[.G364]+0.0001*[.F364]+(0.5-0.25)*0.0001^2*[.E364]+0.25*0.0001^2*[.E365]" office:value-type="float" office:value="-23.5289476849831" calcext:value-type="float">
            <text:p>-23.5289476849831</text:p>
          </table:table-cell>
          <table:table-cell table:formula="of:=[.H364]+1/2*([.A365]-[.A364])*([.E365]+[.E364])" office:value-type="float" office:value="-1058.08392938452" calcext:value-type="float">
            <text:p>-1058.08392938452</text:p>
          </table:table-cell>
          <table:table-cell table:formula="of:=[.I364]+1/2*([.A365]-[.A364])*([.H365]+[.H364])" office:value-type="float" office:value="-23.5289476849831" calcext:value-type="float">
            <text:p>-23.5289476849831</text:p>
          </table:table-cell>
          <table:table-cell table:formula="of:=200*PI()*COS(200*PI()*[.A365])" office:value-type="float" office:value="-430.113631804345" calcext:value-type="float">
            <text:p>-430.113631804345</text:p>
          </table:table-cell>
          <table:table-cell table:formula="of:=SIN(200*PI()*[.A365])" office:value-type="float" office:value="-0.72896862742141" calcext:value-type="float">
            <text:p>-0.72896862742141</text:p>
          </table:table-cell>
        </table:table-row>
        <table:table-row table:style-name="ro1">
          <table:table-cell office:value-type="float" office:value="0.0364" calcext:value-type="float">
            <text:p>0.0364</text:p>
          </table:table-cell>
          <table:table-cell office:value-type="float" office:value="304186.43568014" calcext:value-type="float">
            <text:p>304186.43568014</text:p>
          </table:table-cell>
          <table:table-cell office:value-type="float" office:value="-1028.4853436548" calcext:value-type="float">
            <text:p>-1028.4853436548</text:p>
          </table:table-cell>
          <table:table-cell office:value-type="float" office:value="-23.63327614864" calcext:value-type="float">
            <text:p>-23.63327614864</text:p>
          </table:table-cell>
          <table:table-cell table:formula="of:=-((200*PI())^2)*SIN(200*[.A366]*PI())" office:value-type="float" office:value="304186.435679903" calcext:value-type="float">
            <text:p>304186.435679903</text:p>
          </table:table-cell>
          <table:table-cell table:formula="of:=[.F365]+(1-0.5)*0.0001*[.E365]+0.5*0.0001*[.E366]" office:value-type="float" office:value="-1028.48534365361" calcext:value-type="float">
            <text:p>-1028.48534365361</text:p>
          </table:table-cell>
          <table:table-cell table:formula="of:=[.G365]+0.0001*[.F365]+(0.5-0.25)*0.0001^2*[.E365]+0.25*0.0001^2*[.E366]" office:value-type="float" office:value="-23.633276148635" calcext:value-type="float">
            <text:p>-23.633276148635</text:p>
          </table:table-cell>
          <table:table-cell table:formula="of:=[.H365]+1/2*([.A366]-[.A365])*([.E366]+[.E365])" office:value-type="float" office:value="-1028.48534365362" calcext:value-type="float">
            <text:p>-1028.48534365362</text:p>
          </table:table-cell>
          <table:table-cell table:formula="of:=[.I365]+1/2*([.A366]-[.A365])*([.H366]+[.H365])" office:value-type="float" office:value="-23.633276148635" calcext:value-type="float">
            <text:p>-23.633276148635</text:p>
          </table:table-cell>
          <table:table-cell table:formula="of:=200*PI()*COS(200*PI()*[.A366])" office:value-type="float" office:value="-400.505304683275" calcext:value-type="float">
            <text:p>-400.505304683275</text:p>
          </table:table-cell>
          <table:table-cell table:formula="of:=SIN(200*PI()*[.A366])" office:value-type="float" office:value="-0.77051324277579" calcext:value-type="float">
            <text:p>-0.77051324277579</text:p>
          </table:table-cell>
        </table:table-row>
        <table:table-row table:style-name="ro1">
          <table:table-cell office:value-type="float" office:value="0.0365" calcext:value-type="float">
            <text:p>0.0365</text:p>
          </table:table-cell>
          <table:table-cell office:value-type="float" office:value="319387.1075291" calcext:value-type="float">
            <text:p>319387.1075291</text:p>
          </table:table-cell>
          <table:table-cell office:value-type="float" office:value="-997.30666649437" calcext:value-type="float">
            <text:p>-997.30666649437</text:p>
          </table:table-cell>
          <table:table-cell office:value-type="float" office:value="-23.734565749147" calcext:value-type="float">
            <text:p>-23.734565749147</text:p>
          </table:table-cell>
          <table:table-cell table:formula="of:=-((200*PI())^2)*SIN(200*[.A367]*PI())" office:value-type="float" office:value="319387.107529563" calcext:value-type="float">
            <text:p>319387.107529563</text:p>
          </table:table-cell>
          <table:table-cell table:formula="of:=[.F366]+(1-0.5)*0.0001*[.E366]+0.5*0.0001*[.E367]" office:value-type="float" office:value="-997.306666493141" calcext:value-type="float">
            <text:p>-997.306666493141</text:p>
          </table:table-cell>
          <table:table-cell table:formula="of:=[.G366]+0.0001*[.F366]+(0.5-0.25)*0.0001^2*[.E366]+0.25*0.0001^2*[.E367]" office:value-type="float" office:value="-23.7345657491424" calcext:value-type="float">
            <text:p>-23.7345657491424</text:p>
          </table:table-cell>
          <table:table-cell table:formula="of:=[.H366]+1/2*([.A367]-[.A366])*([.E367]+[.E366])" office:value-type="float" office:value="-997.306666493141" calcext:value-type="float">
            <text:p>-997.306666493141</text:p>
          </table:table-cell>
          <table:table-cell table:formula="of:=[.I366]+1/2*([.A367]-[.A366])*([.H367]+[.H366])" office:value-type="float" office:value="-23.7345657491424" calcext:value-type="float">
            <text:p>-23.7345657491424</text:p>
          </table:table-cell>
          <table:table-cell table:formula="of:=200*PI()*COS(200*PI()*[.A367])" office:value-type="float" office:value="-369.316366098089" calcext:value-type="float">
            <text:p>-369.316366098089</text:p>
          </table:table-cell>
          <table:table-cell table:formula="of:=SIN(200*PI()*[.A367])" office:value-type="float" office:value="-0.80901699437495" calcext:value-type="float">
            <text:p>-0.80901699437495</text:p>
          </table:table-cell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33327.30438061" calcext:value-type="float">
            <text:p>333327.30438061</text:p>
          </table:table-cell>
          <table:table-cell office:value-type="float" office:value="-964.67094589888" calcext:value-type="float">
            <text:p>-964.67094589888</text:p>
          </table:table-cell>
          <table:table-cell office:value-type="float" office:value="-23.832664629767" calcext:value-type="float">
            <text:p>-23.832664629767</text:p>
          </table:table-cell>
          <table:table-cell table:formula="of:=-((200*PI())^2)*SIN(200*[.A368]*PI())" office:value-type="float" office:value="333327.304379894" calcext:value-type="float">
            <text:p>333327.304379894</text:p>
          </table:table-cell>
          <table:table-cell table:formula="of:=[.F367]+(1-0.5)*0.0001*[.E367]+0.5*0.0001*[.E368]" office:value-type="float" office:value="-964.670945897669" calcext:value-type="float">
            <text:p>-964.670945897669</text:p>
          </table:table-cell>
          <table:table-cell table:formula="of:=[.G367]+0.0001*[.F367]+(0.5-0.25)*0.0001^2*[.E367]+0.25*0.0001^2*[.E368]" office:value-type="float" office:value="-23.8326646297619" calcext:value-type="float">
            <text:p>-23.8326646297619</text:p>
          </table:table-cell>
          <table:table-cell table:formula="of:=[.H367]+1/2*([.A368]-[.A367])*([.E368]+[.E367])" office:value-type="float" office:value="-964.670945897669" calcext:value-type="float">
            <text:p>-964.670945897669</text:p>
          </table:table-cell>
          <table:table-cell table:formula="of:=[.I367]+1/2*([.A368]-[.A367])*([.H368]+[.H367])" office:value-type="float" office:value="-23.8326646297619" calcext:value-type="float">
            <text:p>-23.8326646297619</text:p>
          </table:table-cell>
          <table:table-cell table:formula="of:=200*PI()*COS(200*PI()*[.A368])" office:value-type="float" office:value="-336.669904540516" calcext:value-type="float">
            <text:p>-336.669904540516</text:p>
          </table:table-cell>
          <table:table-cell table:formula="of:=SIN(200*PI()*[.A368])" office:value-type="float" office:value="-0.844327925502015" calcext:value-type="float">
            <text:p>-0.844327925502015</text:p>
          </table:table-cell>
        </table:table-row>
        <table:table-row table:style-name="ro1">
          <table:table-cell office:value-type="float" office:value="0.0367" calcext:value-type="float">
            <text:p>0.0367</text:p>
          </table:table-cell>
          <table:table-cell office:value-type="float" office:value="345952.01064123" calcext:value-type="float">
            <text:p>345952.01064123</text:p>
          </table:table-cell>
          <table:table-cell office:value-type="float" office:value="-930.70698014779" calcext:value-type="float">
            <text:p>-930.70698014779</text:p>
          </table:table-cell>
          <table:table-cell office:value-type="float" office:value="-23.927433526069" calcext:value-type="float">
            <text:p>-23.927433526069</text:p>
          </table:table-cell>
          <table:table-cell table:formula="of:=-((200*PI())^2)*SIN(200*[.A369]*PI())" office:value-type="float" office:value="345952.010642597" calcext:value-type="float">
            <text:p>345952.010642597</text:p>
          </table:table-cell>
          <table:table-cell table:formula="of:=[.F368]+(1-0.5)*0.0001*[.E368]+0.5*0.0001*[.E369]" office:value-type="float" office:value="-930.706980146544" calcext:value-type="float">
            <text:p>-930.706980146544</text:p>
          </table:table-cell>
          <table:table-cell table:formula="of:=[.G368]+0.0001*[.F368]+(0.5-0.25)*0.0001^2*[.E368]+0.25*0.0001^2*[.E369]" office:value-type="float" office:value="-23.9274335260641" calcext:value-type="float">
            <text:p>-23.9274335260641</text:p>
          </table:table-cell>
          <table:table-cell table:formula="of:=[.H368]+1/2*([.A369]-[.A368])*([.E369]+[.E368])" office:value-type="float" office:value="-930.706980146544" calcext:value-type="float">
            <text:p>-930.706980146544</text:p>
          </table:table-cell>
          <table:table-cell table:formula="of:=[.I368]+1/2*([.A369]-[.A368])*([.H369]+[.H368])" office:value-type="float" office:value="-23.9274335260641" calcext:value-type="float">
            <text:p>-23.9274335260641</text:p>
          </table:table-cell>
          <table:table-cell table:formula="of:=200*PI()*COS(200*PI()*[.A369])" office:value-type="float" office:value="-302.694760679566" calcext:value-type="float">
            <text:p>-302.694760679566</text:p>
          </table:table-cell>
          <table:table-cell table:formula="of:=SIN(200*PI()*[.A369])" office:value-type="float" office:value="-0.876306680043865" calcext:value-type="float">
            <text:p>-0.876306680043865</text:p>
          </table:table-cell>
        </table:table-row>
        <table:table-row table:style-name="ro1">
          <table:table-cell office:value-type="float" office:value="0.0368" calcext:value-type="float">
            <text:p>0.0368</text:p>
          </table:table-cell>
          <table:table-cell office:value-type="float" office:value="357211.40237098" calcext:value-type="float">
            <text:p>357211.40237098</text:p>
          </table:table-cell>
          <table:table-cell office:value-type="float" office:value="-895.54880949718" calcext:value-type="float">
            <text:p>-895.54880949718</text:p>
          </table:table-cell>
          <table:table-cell office:value-type="float" office:value="-24.018746315551" calcext:value-type="float">
            <text:p>-24.018746315551</text:p>
          </table:table-cell>
          <table:table-cell table:formula="of:=-((200*PI())^2)*SIN(200*[.A370]*PI())" office:value-type="float" office:value="357211.402369733" calcext:value-type="float">
            <text:p>357211.402369733</text:p>
          </table:table-cell>
          <table:table-cell table:formula="of:=[.F369]+(1-0.5)*0.0001*[.E369]+0.5*0.0001*[.E370]" office:value-type="float" office:value="-895.548809495928" calcext:value-type="float">
            <text:p>-895.548809495928</text:p>
          </table:table-cell>
          <table:table-cell table:formula="of:=[.G369]+0.0001*[.F369]+(0.5-0.25)*0.0001^2*[.E369]+0.25*0.0001^2*[.E370]" office:value-type="float" office:value="-24.0187463155462" calcext:value-type="float">
            <text:p>-24.0187463155462</text:p>
          </table:table-cell>
          <table:table-cell table:formula="of:=[.H369]+1/2*([.A370]-[.A369])*([.E370]+[.E369])" office:value-type="float" office:value="-895.548809495929" calcext:value-type="float">
            <text:p>-895.548809495929</text:p>
          </table:table-cell>
          <table:table-cell table:formula="of:=[.I369]+1/2*([.A370]-[.A369])*([.H370]+[.H369])" office:value-type="float" office:value="-24.0187463155463" calcext:value-type="float">
            <text:p>-24.0187463155463</text:p>
          </table:table-cell>
          <table:table-cell table:formula="of:=200*PI()*COS(200*PI()*[.A370])" office:value-type="float" office:value="-267.5250188863" calcext:value-type="float">
            <text:p>-267.5250188863</text:p>
          </table:table-cell>
          <table:table-cell table:formula="of:=SIN(200*PI()*[.A370])" office:value-type="float" office:value="-0.90482705246602" calcext:value-type="float">
            <text:p>-0.90482705246602</text:p>
          </table:table-cell>
        </table:table-row>
        <table:table-row table:style-name="ro1">
          <table:table-cell office:value-type="float" office:value="0.0369" calcext:value-type="float">
            <text:p>0.0369</text:p>
          </table:table-cell>
          <table:table-cell office:value-type="float" office:value="367061.04388548" calcext:value-type="float">
            <text:p>367061.04388548</text:p>
          </table:table-cell>
          <table:table-cell office:value-type="float" office:value="-859.33518718436" calcext:value-type="float">
            <text:p>-859.33518718436</text:p>
          </table:table-cell>
          <table:table-cell office:value-type="float" office:value="-24.106490515385" calcext:value-type="float">
            <text:p>-24.106490515385</text:p>
          </table:table-cell>
          <table:table-cell table:formula="of:=-((200*PI())^2)*SIN(200*[.A371]*PI())" office:value-type="float" office:value="367061.043886084" calcext:value-type="float">
            <text:p>367061.043886084</text:p>
          </table:table-cell>
          <table:table-cell table:formula="of:=[.F370]+(1-0.5)*0.0001*[.E370]+0.5*0.0001*[.E371]" office:value-type="float" office:value="-859.335187183137" calcext:value-type="float">
            <text:p>-859.335187183137</text:p>
          </table:table-cell>
          <table:table-cell table:formula="of:=[.G370]+0.0001*[.F370]+(0.5-0.25)*0.0001^2*[.E370]+0.25*0.0001^2*[.E371]" office:value-type="float" office:value="-24.1064905153802" calcext:value-type="float">
            <text:p>-24.1064905153802</text:p>
          </table:table-cell>
          <table:table-cell table:formula="of:=[.H370]+1/2*([.A371]-[.A370])*([.E371]+[.E370])" office:value-type="float" office:value="-859.335187183137" calcext:value-type="float">
            <text:p>-859.335187183137</text:p>
          </table:table-cell>
          <table:table-cell table:formula="of:=[.I370]+1/2*([.A371]-[.A370])*([.H371]+[.H370])" office:value-type="float" office:value="-24.1064905153802" calcext:value-type="float">
            <text:p>-24.1064905153802</text:p>
          </table:table-cell>
          <table:table-cell table:formula="of:=200*PI()*COS(200*PI()*[.A371])" office:value-type="float" office:value="-231.299478064041" calcext:value-type="float">
            <text:p>-231.299478064041</text:p>
          </table:table-cell>
          <table:table-cell table:formula="of:=SIN(200*PI()*[.A371])" office:value-type="float" office:value="-0.929776485888252" calcext:value-type="float">
            <text:p>-0.929776485888252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375462.0631566" calcext:value-type="float">
            <text:p>375462.0631566</text:p>
          </table:table-cell>
          <table:table-cell office:value-type="float" office:value="-822.20903183226" calcext:value-type="float">
            <text:p>-822.20903183226</text:p>
          </table:table-cell>
          <table:table-cell office:value-type="float" office:value="-24.190567726336" calcext:value-type="float">
            <text:p>-24.190567726336</text:p>
          </table:table-cell>
          <table:table-cell table:formula="of:=-((200*PI())^2)*SIN(200*[.A372]*PI())" office:value-type="float" office:value="375462.063156454" calcext:value-type="float">
            <text:p>375462.063156454</text:p>
          </table:table-cell>
          <table:table-cell table:formula="of:=[.F371]+(1-0.5)*0.0001*[.E371]+0.5*0.0001*[.E372]" office:value-type="float" office:value="-822.20903183101" calcext:value-type="float">
            <text:p>-822.20903183101</text:p>
          </table:table-cell>
          <table:table-cell table:formula="of:=[.G371]+0.0001*[.F371]+(0.5-0.25)*0.0001^2*[.E371]+0.25*0.0001^2*[.E372]" office:value-type="float" office:value="-24.1905677263309" calcext:value-type="float">
            <text:p>-24.1905677263309</text:p>
          </table:table-cell>
          <table:table-cell table:formula="of:=[.H371]+1/2*([.A372]-[.A371])*([.E372]+[.E371])" office:value-type="float" office:value="-822.209031831012" calcext:value-type="float">
            <text:p>-822.209031831012</text:p>
          </table:table-cell>
          <table:table-cell table:formula="of:=[.I371]+1/2*([.A372]-[.A371])*([.H372]+[.H371])" office:value-type="float" office:value="-24.1905677263309" calcext:value-type="float">
            <text:p>-24.1905677263309</text:p>
          </table:table-cell>
          <table:table-cell table:formula="of:=200*PI()*COS(200*PI()*[.A372])" office:value-type="float" office:value="-194.161103872547" calcext:value-type="float">
            <text:p>-194.161103872547</text:p>
          </table:table-cell>
          <table:table-cell table:formula="of:=SIN(200*PI()*[.A372])" office:value-type="float" office:value="-0.951056516295153" calcext:value-type="float">
            <text:p>-0.951056516295153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382381.30519471" calcext:value-type="float">
            <text:p>382381.30519471</text:p>
          </table:table-cell>
          <table:table-cell office:value-type="float" office:value="-784.31686341469" calcext:value-type="float">
            <text:p>-784.31686341469</text:p>
          </table:table-cell>
          <table:table-cell office:value-type="float" office:value="-24.270894021099" calcext:value-type="float">
            <text:p>-24.270894021099</text:p>
          </table:table-cell>
          <table:table-cell table:formula="of:=-((200*PI())^2)*SIN(200*[.A373]*PI())" office:value-type="float" office:value="382381.305195847" calcext:value-type="float">
            <text:p>382381.305195847</text:p>
          </table:table-cell>
          <table:table-cell table:formula="of:=[.F372]+(1-0.5)*0.0001*[.E372]+0.5*0.0001*[.E373]" office:value-type="float" office:value="-784.316863413395" calcext:value-type="float">
            <text:p>-784.316863413395</text:p>
          </table:table-cell>
          <table:table-cell table:formula="of:=[.G372]+0.0001*[.F372]+(0.5-0.25)*0.0001^2*[.E372]+0.25*0.0001^2*[.E373]" office:value-type="float" office:value="-24.2708940210931" calcext:value-type="float">
            <text:p>-24.2708940210931</text:p>
          </table:table-cell>
          <table:table-cell table:formula="of:=[.H372]+1/2*([.A373]-[.A372])*([.E373]+[.E372])" office:value-type="float" office:value="-784.316863413396" calcext:value-type="float">
            <text:p>-784.316863413396</text:p>
          </table:table-cell>
          <table:table-cell table:formula="of:=[.I372]+1/2*([.A373]-[.A372])*([.H373]+[.H372])" office:value-type="float" office:value="-24.2708940210931" calcext:value-type="float">
            <text:p>-24.2708940210931</text:p>
          </table:table-cell>
          <table:table-cell table:formula="of:=200*PI()*COS(200*PI()*[.A373])" office:value-type="float" office:value="-156.256464507835" calcext:value-type="float">
            <text:p>-156.256464507835</text:p>
          </table:table-cell>
          <table:table-cell table:formula="of:=SIN(200*PI()*[.A373])" office:value-type="float" office:value="-0.968583161128632" calcext:value-type="float">
            <text:p>-0.968583161128632</text:p>
          </table:table-cell>
        </table:table-row>
        <table:table-row table:style-name="ro1">
          <table:table-cell office:value-type="float" office:value="0.0372" calcext:value-type="float">
            <text:p>0.0372</text:p>
          </table:table-cell>
          <table:table-cell office:value-type="float" office:value="387791.4629183" calcext:value-type="float">
            <text:p>387791.4629183</text:p>
          </table:table-cell>
          <table:table-cell office:value-type="float" office:value="-745.80822500904" calcext:value-type="float">
            <text:p>-745.80822500904</text:p>
          </table:table-cell>
          <table:table-cell office:value-type="float" office:value="-24.34740027552" calcext:value-type="float">
            <text:p>-24.34740027552</text:p>
          </table:table-cell>
          <table:table-cell table:formula="of:=-((200*PI())^2)*SIN(200*[.A374]*PI())" office:value-type="float" office:value="387791.462917033" calcext:value-type="float">
            <text:p>387791.462917033</text:p>
          </table:table-cell>
          <table:table-cell table:formula="of:=[.F373]+(1-0.5)*0.0001*[.E373]+0.5*0.0001*[.E374]" office:value-type="float" office:value="-745.808225007751" calcext:value-type="float">
            <text:p>-745.808225007751</text:p>
          </table:table-cell>
          <table:table-cell table:formula="of:=[.G373]+0.0001*[.F373]+(0.5-0.25)*0.0001^2*[.E373]+0.25*0.0001^2*[.E374]" office:value-type="float" office:value="-24.3474002755142" calcext:value-type="float">
            <text:p>-24.3474002755142</text:p>
          </table:table-cell>
          <table:table-cell table:formula="of:=[.H373]+1/2*([.A374]-[.A373])*([.E374]+[.E373])" office:value-type="float" office:value="-745.80822500775" calcext:value-type="float">
            <text:p>-745.80822500775</text:p>
          </table:table-cell>
          <table:table-cell table:formula="of:=[.I373]+1/2*([.A374]-[.A373])*([.H374]+[.H373])" office:value-type="float" office:value="-24.3474002755142" calcext:value-type="float">
            <text:p>-24.3474002755142</text:p>
          </table:table-cell>
          <table:table-cell table:formula="of:=200*PI()*COS(200*PI()*[.A374])" office:value-type="float" office:value="-117.735152264501" calcext:value-type="float">
            <text:p>-117.735152264501</text:p>
          </table:table-cell>
          <table:table-cell table:formula="of:=SIN(200*PI()*[.A374])" office:value-type="float" office:value="-0.982287250728689" calcext:value-type="float">
            <text:p>-0.982287250728689</text:p>
          </table:table-cell>
        </table:table-row>
        <table:table-row table:style-name="ro1">
          <table:table-cell office:value-type="float" office:value="0.0373" calcext:value-type="float">
            <text:p>0.0373</text:p>
          </table:table-cell>
          <table:table-cell office:value-type="float" office:value="391671.18489832" calcext:value-type="float">
            <text:p>391671.18489832</text:p>
          </table:table-cell>
          <table:table-cell office:value-type="float" office:value="-706.83509261821" calcext:value-type="float">
            <text:p>-706.83509261821</text:p>
          </table:table-cell>
          <table:table-cell office:value-type="float" office:value="-24.420032441401" calcext:value-type="float">
            <text:p>-24.420032441401</text:p>
          </table:table-cell>
          <table:table-cell table:formula="of:=-((200*PI())^2)*SIN(200*[.A375]*PI())" office:value-type="float" office:value="391671.184899153" calcext:value-type="float">
            <text:p>391671.184899153</text:p>
          </table:table-cell>
          <table:table-cell table:formula="of:=[.F374]+(1-0.5)*0.0001*[.E374]+0.5*0.0001*[.E375]" office:value-type="float" office:value="-706.835092616941" calcext:value-type="float">
            <text:p>-706.835092616941</text:p>
          </table:table-cell>
          <table:table-cell table:formula="of:=[.G374]+0.0001*[.F374]+(0.5-0.25)*0.0001^2*[.E374]+0.25*0.0001^2*[.E375]" office:value-type="float" office:value="-24.4200324413954" calcext:value-type="float">
            <text:p>-24.4200324413954</text:p>
          </table:table-cell>
          <table:table-cell table:formula="of:=[.H374]+1/2*([.A375]-[.A374])*([.E375]+[.E374])" office:value-type="float" office:value="-706.835092616943" calcext:value-type="float">
            <text:p>-706.835092616943</text:p>
          </table:table-cell>
          <table:table-cell table:formula="of:=[.I374]+1/2*([.A375]-[.A374])*([.H375]+[.H374])" office:value-type="float" office:value="-24.4200324413954" calcext:value-type="float">
            <text:p>-24.4200324413954</text:p>
          </table:table-cell>
          <table:table-cell table:formula="of:=200*PI()*COS(200*PI()*[.A375])" office:value-type="float" office:value="-78.7491931632534" calcext:value-type="float">
            <text:p>-78.7491931632534</text:p>
          </table:table-cell>
          <table:table-cell table:formula="of:=SIN(200*PI()*[.A375])" office:value-type="float" office:value="-0.992114701314478" calcext:value-type="float">
            <text:p>-0.992114701314478</text:p>
          </table:table-cell>
        </table:table-row>
        <table:table-row table:style-name="ro1">
          <table:table-cell office:value-type="float" office:value="0.0374" calcext:value-type="float">
            <text:p>0.0374</text:p>
          </table:table-cell>
          <table:table-cell office:value-type="float" office:value="394005.15965263" calcext:value-type="float">
            <text:p>394005.15965263</text:p>
          </table:table-cell>
          <table:table-cell office:value-type="float" office:value="-667.55127539066" calcext:value-type="float">
            <text:p>-667.55127539066</text:p>
          </table:table-cell>
          <table:table-cell office:value-type="float" office:value="-24.488751759801" calcext:value-type="float">
            <text:p>-24.488751759801</text:p>
          </table:table-cell>
          <table:table-cell table:formula="of:=-((200*PI())^2)*SIN(200*[.A376]*PI())" office:value-type="float" office:value="394005.159652019" calcext:value-type="float">
            <text:p>394005.159652019</text:p>
          </table:table-cell>
          <table:table-cell table:formula="of:=[.F375]+(1-0.5)*0.0001*[.E375]+0.5*0.0001*[.E376]" office:value-type="float" office:value="-667.551275389383" calcext:value-type="float">
            <text:p>-667.551275389383</text:p>
          </table:table-cell>
          <table:table-cell table:formula="of:=[.G375]+0.0001*[.F375]+(0.5-0.25)*0.0001^2*[.E375]+0.25*0.0001^2*[.E376]" office:value-type="float" office:value="-24.4887517597957" calcext:value-type="float">
            <text:p>-24.4887517597957</text:p>
          </table:table-cell>
          <table:table-cell table:formula="of:=[.H375]+1/2*([.A376]-[.A375])*([.E376]+[.E375])" office:value-type="float" office:value="-667.551275389383" calcext:value-type="float">
            <text:p>-667.551275389383</text:p>
          </table:table-cell>
          <table:table-cell table:formula="of:=[.I375]+1/2*([.A376]-[.A375])*([.H376]+[.H375])" office:value-type="float" office:value="-24.4887517597957" calcext:value-type="float">
            <text:p>-24.4887517597957</text:p>
          </table:table-cell>
          <table:table-cell table:formula="of:=200*PI()*COS(200*PI()*[.A376])" office:value-type="float" office:value="-39.4524469736747" calcext:value-type="float">
            <text:p>-39.4524469736747</text:p>
          </table:table-cell>
          <table:table-cell table:formula="of:=SIN(200*PI()*[.A376])" office:value-type="float" office:value="-0.998026728428272" calcext:value-type="float">
            <text:p>-0.998026728428272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394784.17604323" calcext:value-type="float">
            <text:p>394784.17604323</text:p>
          </table:table-cell>
          <table:table-cell office:value-type="float" office:value="-628.11180860587" calcext:value-type="float">
            <text:p>-628.11180860587</text:p>
          </table:table-cell>
          <table:table-cell office:value-type="float" office:value="-24.553534914001" calcext:value-type="float">
            <text:p>-24.553534914001</text:p>
          </table:table-cell>
          <table:table-cell table:formula="of:=-((200*PI())^2)*SIN(200*[.A377]*PI())" office:value-type="float" office:value="394784.176043574" calcext:value-type="float">
            <text:p>394784.176043574</text:p>
          </table:table-cell>
          <table:table-cell table:formula="of:=[.F376]+(1-0.5)*0.0001*[.E376]+0.5*0.0001*[.E377]" office:value-type="float" office:value="-628.111808604603" calcext:value-type="float">
            <text:p>-628.111808604603</text:p>
          </table:table-cell>
          <table:table-cell table:formula="of:=[.G376]+0.0001*[.F376]+(0.5-0.25)*0.0001^2*[.E376]+0.25*0.0001^2*[.E377]" office:value-type="float" office:value="-24.5535349139954" calcext:value-type="float">
            <text:p>-24.5535349139954</text:p>
          </table:table-cell>
          <table:table-cell table:formula="of:=[.H376]+1/2*([.A377]-[.A376])*([.E377]+[.E376])" office:value-type="float" office:value="-628.111808604605" calcext:value-type="float">
            <text:p>-628.111808604605</text:p>
          </table:table-cell>
          <table:table-cell table:formula="of:=[.I376]+1/2*([.A377]-[.A376])*([.H377]+[.H376])" office:value-type="float" office:value="-24.5535349139954" calcext:value-type="float">
            <text:p>-24.5535349139954</text:p>
          </table:table-cell>
          <table:table-cell table:formula="of:=200*PI()*COS(200*PI()*[.A377])" office:value-type="float" office:value="0.000000000000539016711246225" calcext:value-type="float">
            <text:p>5.39016711246225E-13</text:p>
          </table:table-cell>
          <table:table-cell table:formula="of:=SIN(200*PI()*[.A37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394005.15965258" calcext:value-type="float">
            <text:p>394005.15965258</text:p>
          </table:table-cell>
          <table:table-cell office:value-type="float" office:value="-588.67234182108" calcext:value-type="float">
            <text:p>-588.67234182108</text:p>
          </table:table-cell>
          <table:table-cell office:value-type="float" office:value="-24.614374121523" calcext:value-type="float">
            <text:p>-24.614374121523</text:p>
          </table:table-cell>
          <table:table-cell table:formula="of:=-((200*PI())^2)*SIN(200*[.A378]*PI())" office:value-type="float" office:value="394005.159652019" calcext:value-type="float">
            <text:p>394005.159652019</text:p>
          </table:table-cell>
          <table:table-cell table:formula="of:=[.F377]+(1-0.5)*0.0001*[.E377]+0.5*0.0001*[.E378]" office:value-type="float" office:value="-588.672341819823" calcext:value-type="float">
            <text:p>-588.672341819823</text:p>
          </table:table-cell>
          <table:table-cell table:formula="of:=[.G377]+0.0001*[.F377]+(0.5-0.25)*0.0001^2*[.E377]+0.25*0.0001^2*[.E378]" office:value-type="float" office:value="-24.6143741215167" calcext:value-type="float">
            <text:p>-24.6143741215167</text:p>
          </table:table-cell>
          <table:table-cell table:formula="of:=[.H377]+1/2*([.A378]-[.A377])*([.E378]+[.E377])" office:value-type="float" office:value="-588.672341819824" calcext:value-type="float">
            <text:p>-588.672341819824</text:p>
          </table:table-cell>
          <table:table-cell table:formula="of:=[.I377]+1/2*([.A378]-[.A377])*([.H378]+[.H377])" office:value-type="float" office:value="-24.6143741215167" calcext:value-type="float">
            <text:p>-24.6143741215167</text:p>
          </table:table-cell>
          <table:table-cell table:formula="of:=200*PI()*COS(200*PI()*[.A378])" office:value-type="float" office:value="39.4524469736758" calcext:value-type="float">
            <text:p>39.4524469736758</text:p>
          </table:table-cell>
          <table:table-cell table:formula="of:=SIN(200*PI()*[.A378])" office:value-type="float" office:value="-0.998026728428271" calcext:value-type="float">
            <text:p>-0.998026728428271</text:p>
          </table:table-cell>
        </table:table-row>
        <table:table-row table:style-name="ro1">
          <table:table-cell office:value-type="float" office:value="0.0377" calcext:value-type="float">
            <text:p>0.0377</text:p>
          </table:table-cell>
          <table:table-cell office:value-type="float" office:value="391671.18489843" calcext:value-type="float">
            <text:p>391671.18489843</text:p>
          </table:table-cell>
          <table:table-cell office:value-type="float" office:value="-549.38852459353" calcext:value-type="float">
            <text:p>-549.38852459353</text:p>
          </table:table-cell>
          <table:table-cell office:value-type="float" office:value="-24.671277164843" calcext:value-type="float">
            <text:p>-24.671277164843</text:p>
          </table:table-cell>
          <table:table-cell table:formula="of:=-((200*PI())^2)*SIN(200*[.A379]*PI())" office:value-type="float" office:value="391671.184899153" calcext:value-type="float">
            <text:p>391671.184899153</text:p>
          </table:table-cell>
          <table:table-cell table:formula="of:=[.F378]+(1-0.5)*0.0001*[.E378]+0.5*0.0001*[.E379]" office:value-type="float" office:value="-549.388524592265" calcext:value-type="float">
            <text:p>-549.388524592265</text:p>
          </table:table-cell>
          <table:table-cell table:formula="of:=[.G378]+0.0001*[.F378]+(0.5-0.25)*0.0001^2*[.E378]+0.25*0.0001^2*[.E379]" office:value-type="float" office:value="-24.6712771648373" calcext:value-type="float">
            <text:p>-24.6712771648373</text:p>
          </table:table-cell>
          <table:table-cell table:formula="of:=[.H378]+1/2*([.A379]-[.A378])*([.E379]+[.E378])" office:value-type="float" office:value="-549.388524592264" calcext:value-type="float">
            <text:p>-549.388524592264</text:p>
          </table:table-cell>
          <table:table-cell table:formula="of:=[.I378]+1/2*([.A379]-[.A378])*([.H379]+[.H378])" office:value-type="float" office:value="-24.6712771648373" calcext:value-type="float">
            <text:p>-24.6712771648373</text:p>
          </table:table-cell>
          <table:table-cell table:formula="of:=200*PI()*COS(200*PI()*[.A379])" office:value-type="float" office:value="78.7491931632567" calcext:value-type="float">
            <text:p>78.7491931632567</text:p>
          </table:table-cell>
          <table:table-cell table:formula="of:=SIN(200*PI()*[.A379])" office:value-type="float" office:value="-0.992114701314477" calcext:value-type="float">
            <text:p>-0.992114701314477</text:p>
          </table:table-cell>
        </table:table-row>
        <table:table-row table:style-name="ro1">
          <table:table-cell office:value-type="float" office:value="0.0378" calcext:value-type="float">
            <text:p>0.0378</text:p>
          </table:table-cell>
          <table:table-cell office:value-type="float" office:value="387791.46291813" calcext:value-type="float">
            <text:p>387791.46291813</text:p>
          </table:table-cell>
          <table:table-cell office:value-type="float" office:value="-510.4153922027" calcext:value-type="float">
            <text:p>-510.4153922027</text:p>
          </table:table-cell>
          <table:table-cell office:value-type="float" office:value="-24.724267360683" calcext:value-type="float">
            <text:p>-24.724267360683</text:p>
          </table:table-cell>
          <table:table-cell table:formula="of:=-((200*PI())^2)*SIN(200*[.A380]*PI())" office:value-type="float" office:value="387791.462917033" calcext:value-type="float">
            <text:p>387791.462917033</text:p>
          </table:table-cell>
          <table:table-cell table:formula="of:=[.F379]+(1-0.5)*0.0001*[.E379]+0.5*0.0001*[.E380]" office:value-type="float" office:value="-510.415392201455" calcext:value-type="float">
            <text:p>-510.415392201455</text:p>
          </table:table-cell>
          <table:table-cell table:formula="of:=[.G379]+0.0001*[.F379]+(0.5-0.25)*0.0001^2*[.E379]+0.25*0.0001^2*[.E380]" office:value-type="float" office:value="-24.724267360677" calcext:value-type="float">
            <text:p>-24.724267360677</text:p>
          </table:table-cell>
          <table:table-cell table:formula="of:=[.H379]+1/2*([.A380]-[.A379])*([.E380]+[.E379])" office:value-type="float" office:value="-510.415392201457" calcext:value-type="float">
            <text:p>-510.415392201457</text:p>
          </table:table-cell>
          <table:table-cell table:formula="of:=[.I379]+1/2*([.A380]-[.A379])*([.H380]+[.H379])" office:value-type="float" office:value="-24.724267360677" calcext:value-type="float">
            <text:p>-24.724267360677</text:p>
          </table:table-cell>
          <table:table-cell table:formula="of:=200*PI()*COS(200*PI()*[.A380])" office:value-type="float" office:value="117.735152264502" calcext:value-type="float">
            <text:p>117.735152264502</text:p>
          </table:table-cell>
          <table:table-cell table:formula="of:=SIN(200*PI()*[.A380])" office:value-type="float" office:value="-0.982287250728689" calcext:value-type="float">
            <text:p>-0.982287250728689</text:p>
          </table:table-cell>
        </table:table-row>
        <table:table-row table:style-name="ro1">
          <table:table-cell office:value-type="float" office:value="0.0379" calcext:value-type="float">
            <text:p>0.0379</text:p>
          </table:table-cell>
          <table:table-cell office:value-type="float" office:value="382381.30519494" calcext:value-type="float">
            <text:p>382381.30519494</text:p>
          </table:table-cell>
          <table:table-cell office:value-type="float" office:value="-471.90675379705" calcext:value-type="float">
            <text:p>-471.90675379705</text:p>
          </table:table-cell>
          <table:table-cell office:value-type="float" office:value="-24.773383467983" calcext:value-type="float">
            <text:p>-24.773383467983</text:p>
          </table:table-cell>
          <table:table-cell table:formula="of:=-((200*PI())^2)*SIN(200*[.A381]*PI())" office:value-type="float" office:value="382381.305195847" calcext:value-type="float">
            <text:p>382381.305195847</text:p>
          </table:table-cell>
          <table:table-cell table:formula="of:=[.F380]+(1-0.5)*0.0001*[.E380]+0.5*0.0001*[.E381]" office:value-type="float" office:value="-471.906753795811" calcext:value-type="float">
            <text:p>-471.906753795811</text:p>
          </table:table-cell>
          <table:table-cell table:formula="of:=[.G380]+0.0001*[.F380]+(0.5-0.25)*0.0001^2*[.E380]+0.25*0.0001^2*[.E381]" office:value-type="float" office:value="-24.7733834679768" calcext:value-type="float">
            <text:p>-24.7733834679768</text:p>
          </table:table-cell>
          <table:table-cell table:formula="of:=[.H380]+1/2*([.A381]-[.A380])*([.E381]+[.E380])" office:value-type="float" office:value="-471.906753795811" calcext:value-type="float">
            <text:p>-471.906753795811</text:p>
          </table:table-cell>
          <table:table-cell table:formula="of:=[.I380]+1/2*([.A381]-[.A380])*([.H381]+[.H380])" office:value-type="float" office:value="-24.7733834679768" calcext:value-type="float">
            <text:p>-24.7733834679768</text:p>
          </table:table-cell>
          <table:table-cell table:formula="of:=200*PI()*COS(200*PI()*[.A381])" office:value-type="float" office:value="156.256464507838" calcext:value-type="float">
            <text:p>156.256464507838</text:p>
          </table:table-cell>
          <table:table-cell table:formula="of:=SIN(200*PI()*[.A381])" office:value-type="float" office:value="-0.96858316112863" calcext:value-type="float">
            <text:p>-0.96858316112863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375462.06315773" calcext:value-type="float">
            <text:p>375462.06315773</text:p>
          </table:table-cell>
          <table:table-cell office:value-type="float" office:value="-434.01458537941" calcext:value-type="float">
            <text:p>-434.01458537941</text:p>
          </table:table-cell>
          <table:table-cell office:value-type="float" office:value="-24.818679534942" calcext:value-type="float">
            <text:p>-24.818679534942</text:p>
          </table:table-cell>
          <table:table-cell table:formula="of:=-((200*PI())^2)*SIN(200*[.A382]*PI())" office:value-type="float" office:value="375462.063156455" calcext:value-type="float">
            <text:p>375462.063156455</text:p>
          </table:table-cell>
          <table:table-cell table:formula="of:=[.F381]+(1-0.5)*0.0001*[.E381]+0.5*0.0001*[.E382]" office:value-type="float" office:value="-434.014585378196" calcext:value-type="float">
            <text:p>-434.014585378196</text:p>
          </table:table-cell>
          <table:table-cell table:formula="of:=[.G381]+0.0001*[.F381]+(0.5-0.25)*0.0001^2*[.E381]+0.25*0.0001^2*[.E382]" office:value-type="float" office:value="-24.8186795349355" calcext:value-type="float">
            <text:p>-24.8186795349355</text:p>
          </table:table-cell>
          <table:table-cell table:formula="of:=[.H381]+1/2*([.A382]-[.A381])*([.E382]+[.E381])" office:value-type="float" office:value="-434.014585378198" calcext:value-type="float">
            <text:p>-434.014585378198</text:p>
          </table:table-cell>
          <table:table-cell table:formula="of:=[.I381]+1/2*([.A382]-[.A381])*([.H382]+[.H381])" office:value-type="float" office:value="-24.8186795349355" calcext:value-type="float">
            <text:p>-24.8186795349355</text:p>
          </table:table-cell>
          <table:table-cell table:formula="of:=200*PI()*COS(200*PI()*[.A382])" office:value-type="float" office:value="194.161103872546" calcext:value-type="float">
            <text:p>194.161103872546</text:p>
          </table:table-cell>
          <table:table-cell table:formula="of:=SIN(200*PI()*[.A382])" office:value-type="float" office:value="-0.951056516295154" calcext:value-type="float">
            <text:p>-0.951056516295154</text:p>
          </table:table-cell>
        </table:table-row>
        <table:table-row table:style-name="ro1">
          <table:table-cell office:value-type="float" office:value="0.0381" calcext:value-type="float">
            <text:p>0.0381</text:p>
          </table:table-cell>
          <table:table-cell office:value-type="float" office:value="367061.04388582" calcext:value-type="float">
            <text:p>367061.04388582</text:p>
          </table:table-cell>
          <table:table-cell office:value-type="float" office:value="-396.88843002724" calcext:value-type="float">
            <text:p>-396.88843002724</text:p>
          </table:table-cell>
          <table:table-cell office:value-type="float" office:value="-24.860224685712" calcext:value-type="float">
            <text:p>-24.860224685712</text:p>
          </table:table-cell>
          <table:table-cell table:formula="of:=-((200*PI())^2)*SIN(200*[.A383]*PI())" office:value-type="float" office:value="367061.043886084" calcext:value-type="float">
            <text:p>367061.043886084</text:p>
          </table:table-cell>
          <table:table-cell table:formula="of:=[.F382]+(1-0.5)*0.0001*[.E382]+0.5*0.0001*[.E383]" office:value-type="float" office:value="-396.888430026069" calcext:value-type="float">
            <text:p>-396.888430026069</text:p>
          </table:table-cell>
          <table:table-cell table:formula="of:=[.G382]+0.0001*[.F382]+(0.5-0.25)*0.0001^2*[.E382]+0.25*0.0001^2*[.E383]" office:value-type="float" office:value="-24.8602246857057" calcext:value-type="float">
            <text:p>-24.8602246857057</text:p>
          </table:table-cell>
          <table:table-cell table:formula="of:=[.H382]+1/2*([.A383]-[.A382])*([.E383]+[.E382])" office:value-type="float" office:value="-396.88843002607" calcext:value-type="float">
            <text:p>-396.88843002607</text:p>
          </table:table-cell>
          <table:table-cell table:formula="of:=[.I382]+1/2*([.A383]-[.A382])*([.H383]+[.H382])" office:value-type="float" office:value="-24.8602246857057" calcext:value-type="float">
            <text:p>-24.8602246857057</text:p>
          </table:table-cell>
          <table:table-cell table:formula="of:=200*PI()*COS(200*PI()*[.A383])" office:value-type="float" office:value="231.299478064044" calcext:value-type="float">
            <text:p>231.299478064044</text:p>
          </table:table-cell>
          <table:table-cell table:formula="of:=SIN(200*PI()*[.A383])" office:value-type="float" office:value="-0.929776485888251" calcext:value-type="float">
            <text:p>-0.929776485888251</text:p>
          </table:table-cell>
        </table:table-row>
        <table:table-row table:style-name="ro1">
          <table:table-cell office:value-type="float" office:value="0.0382" calcext:value-type="float">
            <text:p>0.0382</text:p>
          </table:table-cell>
          <table:table-cell office:value-type="float" office:value="357211.40237058" calcext:value-type="float">
            <text:p>357211.40237058</text:p>
          </table:table-cell>
          <table:table-cell office:value-type="float" office:value="-360.67480771441" calcext:value-type="float">
            <text:p>-360.67480771441</text:p>
          </table:table-cell>
          <table:table-cell office:value-type="float" office:value="-24.898102847599" calcext:value-type="float">
            <text:p>-24.898102847599</text:p>
          </table:table-cell>
          <table:table-cell table:formula="of:=-((200*PI())^2)*SIN(200*[.A384]*PI())" office:value-type="float" office:value="357211.402369733" calcext:value-type="float">
            <text:p>357211.402369733</text:p>
          </table:table-cell>
          <table:table-cell table:formula="of:=[.F383]+(1-0.5)*0.0001*[.E383]+0.5*0.0001*[.E384]" office:value-type="float" office:value="-360.674807713278" calcext:value-type="float">
            <text:p>-360.674807713278</text:p>
          </table:table-cell>
          <table:table-cell table:formula="of:=[.G383]+0.0001*[.F383]+(0.5-0.25)*0.0001^2*[.E383]+0.25*0.0001^2*[.E384]" office:value-type="float" office:value="-24.8981028475927" calcext:value-type="float">
            <text:p>-24.8981028475927</text:p>
          </table:table-cell>
          <table:table-cell table:formula="of:=[.H383]+1/2*([.A384]-[.A383])*([.E384]+[.E383])" office:value-type="float" office:value="-360.674807713278" calcext:value-type="float">
            <text:p>-360.674807713278</text:p>
          </table:table-cell>
          <table:table-cell table:formula="of:=[.I383]+1/2*([.A384]-[.A383])*([.H384]+[.H383])" office:value-type="float" office:value="-24.8981028475927" calcext:value-type="float">
            <text:p>-24.8981028475927</text:p>
          </table:table-cell>
          <table:table-cell table:formula="of:=200*PI()*COS(200*PI()*[.A384])" office:value-type="float" office:value="267.525018886301" calcext:value-type="float">
            <text:p>267.525018886301</text:p>
          </table:table-cell>
          <table:table-cell table:formula="of:=SIN(200*PI()*[.A384])" office:value-type="float" office:value="-0.904827052466019" calcext:value-type="float">
            <text:p>-0.904827052466019</text:p>
          </table:table-cell>
        </table:table-row>
        <table:table-row table:style-name="ro1">
          <table:table-cell office:value-type="float" office:value="0.0383" calcext:value-type="float">
            <text:p>0.0383</text:p>
          </table:table-cell>
          <table:table-cell office:value-type="float" office:value="345952.01064166" calcext:value-type="float">
            <text:p>345952.01064166</text:p>
          </table:table-cell>
          <table:table-cell office:value-type="float" office:value="-325.5166370638" calcext:value-type="float">
            <text:p>-325.5166370638</text:p>
          </table:table-cell>
          <table:table-cell office:value-type="float" office:value="-24.932412419838" calcext:value-type="float">
            <text:p>-24.932412419838</text:p>
          </table:table-cell>
          <table:table-cell table:formula="of:=-((200*PI())^2)*SIN(200*[.A385]*PI())" office:value-type="float" office:value="345952.010642597" calcext:value-type="float">
            <text:p>345952.010642597</text:p>
          </table:table-cell>
          <table:table-cell table:formula="of:=[.F384]+(1-0.5)*0.0001*[.E384]+0.5*0.0001*[.E385]" office:value-type="float" office:value="-325.516637062662" calcext:value-type="float">
            <text:p>-325.516637062662</text:p>
          </table:table-cell>
          <table:table-cell table:formula="of:=[.G384]+0.0001*[.F384]+(0.5-0.25)*0.0001^2*[.E384]+0.25*0.0001^2*[.E385]" office:value-type="float" office:value="-24.9324124198315" calcext:value-type="float">
            <text:p>-24.9324124198315</text:p>
          </table:table-cell>
          <table:table-cell table:formula="of:=[.H384]+1/2*([.A385]-[.A384])*([.E385]+[.E384])" office:value-type="float" office:value="-325.516637062663" calcext:value-type="float">
            <text:p>-325.516637062663</text:p>
          </table:table-cell>
          <table:table-cell table:formula="of:=[.I384]+1/2*([.A385]-[.A384])*([.H385]+[.H384])" office:value-type="float" office:value="-24.9324124198315" calcext:value-type="float">
            <text:p>-24.9324124198315</text:p>
          </table:table-cell>
          <table:table-cell table:formula="of:=200*PI()*COS(200*PI()*[.A385])" office:value-type="float" office:value="302.694760679569" calcext:value-type="float">
            <text:p>302.694760679569</text:p>
          </table:table-cell>
          <table:table-cell table:formula="of:=SIN(200*PI()*[.A385])" office:value-type="float" office:value="-0.876306680043863" calcext:value-type="float">
            <text:p>-0.876306680043863</text:p>
          </table:table-cell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float" office:value="333327.30438014" calcext:value-type="float">
            <text:p>333327.30438014</text:p>
          </table:table-cell>
          <table:table-cell office:value-type="float" office:value="-291.55267131271" calcext:value-type="float">
            <text:p>-291.55267131271</text:p>
          </table:table-cell>
          <table:table-cell office:value-type="float" office:value="-24.963265885257" calcext:value-type="float">
            <text:p>-24.963265885257</text:p>
          </table:table-cell>
          <table:table-cell table:formula="of:=-((200*PI())^2)*SIN(200*[.A386]*PI())" office:value-type="float" office:value="333327.304379893" calcext:value-type="float">
            <text:p>333327.304379893</text:p>
          </table:table-cell>
          <table:table-cell table:formula="of:=[.F385]+(1-0.5)*0.0001*[.E385]+0.5*0.0001*[.E386]" office:value-type="float" office:value="-291.552671311537" calcext:value-type="float">
            <text:p>-291.552671311537</text:p>
          </table:table-cell>
          <table:table-cell table:formula="of:=[.G385]+0.0001*[.F385]+(0.5-0.25)*0.0001^2*[.E385]+0.25*0.0001^2*[.E386]" office:value-type="float" office:value="-24.9632658852502" calcext:value-type="float">
            <text:p>-24.9632658852502</text:p>
          </table:table-cell>
          <table:table-cell table:formula="of:=[.H385]+1/2*([.A386]-[.A385])*([.E386]+[.E385])" office:value-type="float" office:value="-291.552671311537" calcext:value-type="float">
            <text:p>-291.552671311537</text:p>
          </table:table-cell>
          <table:table-cell table:formula="of:=[.I385]+1/2*([.A386]-[.A385])*([.H386]+[.H385])" office:value-type="float" office:value="-24.9632658852502" calcext:value-type="float">
            <text:p>-24.9632658852502</text:p>
          </table:table-cell>
          <table:table-cell table:formula="of:=200*PI()*COS(200*PI()*[.A386])" office:value-type="float" office:value="336.669904540517" calcext:value-type="float">
            <text:p>336.669904540517</text:p>
          </table:table-cell>
          <table:table-cell table:formula="of:=SIN(200*PI()*[.A386])" office:value-type="float" office:value="-0.844327925502014" calcext:value-type="float">
            <text:p>-0.844327925502014</text:p>
          </table:table-cell>
        </table:table-row>
        <table:table-row table:style-name="ro1">
          <table:table-cell office:value-type="float" office:value="0.0385" calcext:value-type="float">
            <text:p>0.0385</text:p>
          </table:table-cell>
          <table:table-cell office:value-type="float" office:value="319387.1075282" calcext:value-type="float">
            <text:p>319387.1075282</text:p>
          </table:table-cell>
          <table:table-cell office:value-type="float" office:value="-258.9169507173" calcext:value-type="float">
            <text:p>-258.9169507173</text:p>
          </table:table-cell>
          <table:table-cell office:value-type="float" office:value="-24.990789366359" calcext:value-type="float">
            <text:p>-24.990789366359</text:p>
          </table:table-cell>
          <table:table-cell table:formula="of:=-((200*PI())^2)*SIN(200*[.A387]*PI())" office:value-type="float" office:value="319387.107529562" calcext:value-type="float">
            <text:p>319387.107529562</text:p>
          </table:table-cell>
          <table:table-cell table:formula="of:=[.F386]+(1-0.5)*0.0001*[.E386]+0.5*0.0001*[.E387]" office:value-type="float" office:value="-258.916950716065" calcext:value-type="float">
            <text:p>-258.916950716065</text:p>
          </table:table-cell>
          <table:table-cell table:formula="of:=[.G386]+0.0001*[.F386]+(0.5-0.25)*0.0001^2*[.E386]+0.25*0.0001^2*[.E387]" office:value-type="float" office:value="-24.9907893663516" calcext:value-type="float">
            <text:p>-24.9907893663516</text:p>
          </table:table-cell>
          <table:table-cell table:formula="of:=[.H386]+1/2*([.A387]-[.A386])*([.E387]+[.E386])" office:value-type="float" office:value="-258.916950716066" calcext:value-type="float">
            <text:p>-258.916950716066</text:p>
          </table:table-cell>
          <table:table-cell table:formula="of:=[.I386]+1/2*([.A387]-[.A386])*([.H387]+[.H386])" office:value-type="float" office:value="-24.9907893663516" calcext:value-type="float">
            <text:p>-24.9907893663516</text:p>
          </table:table-cell>
          <table:table-cell table:formula="of:=200*PI()*COS(200*PI()*[.A387])" office:value-type="float" office:value="369.316366098092" calcext:value-type="float">
            <text:p>369.316366098092</text:p>
          </table:table-cell>
          <table:table-cell table:formula="of:=SIN(200*PI()*[.A387])" office:value-type="float" office:value="-0.809016994374947" calcext:value-type="float">
            <text:p>-0.809016994374947</text:p>
          </table:table-cell>
        </table:table-row>
        <table:table-row table:style-name="ro1">
          <table:table-cell office:value-type="float" office:value="0.0386" calcext:value-type="float">
            <text:p>0.0386</text:p>
          </table:table-cell>
          <table:table-cell office:value-type="float" office:value="304186.435681" calcext:value-type="float">
            <text:p>304186.435681</text:p>
          </table:table-cell>
          <table:table-cell office:value-type="float" office:value="-227.73827355684" calcext:value-type="float">
            <text:p>-227.73827355684</text:p>
          </table:table-cell>
          <table:table-cell office:value-type="float" office:value="-25.015122127572" calcext:value-type="float">
            <text:p>-25.015122127572</text:p>
          </table:table-cell>
          <table:table-cell table:formula="of:=-((200*PI())^2)*SIN(200*[.A388]*PI())" office:value-type="float" office:value="304186.435679902" calcext:value-type="float">
            <text:p>304186.435679902</text:p>
          </table:table-cell>
          <table:table-cell table:formula="of:=[.F387]+(1-0.5)*0.0001*[.E387]+0.5*0.0001*[.E388]" office:value-type="float" office:value="-227.738273555591" calcext:value-type="float">
            <text:p>-227.738273555591</text:p>
          </table:table-cell>
          <table:table-cell table:formula="of:=[.G387]+0.0001*[.F387]+(0.5-0.25)*0.0001^2*[.E387]+0.25*0.0001^2*[.E388]" office:value-type="float" office:value="-25.0151221275652" calcext:value-type="float">
            <text:p>-25.0151221275652</text:p>
          </table:table-cell>
          <table:table-cell table:formula="of:=[.H387]+1/2*([.A388]-[.A387])*([.E388]+[.E387])" office:value-type="float" office:value="-227.738273555592" calcext:value-type="float">
            <text:p>-227.738273555592</text:p>
          </table:table-cell>
          <table:table-cell table:formula="of:=[.I387]+1/2*([.A388]-[.A387])*([.H388]+[.H387])" office:value-type="float" office:value="-25.0151221275652" calcext:value-type="float">
            <text:p>-25.0151221275652</text:p>
          </table:table-cell>
          <table:table-cell table:formula="of:=200*PI()*COS(200*PI()*[.A388])" office:value-type="float" office:value="400.505304683276" calcext:value-type="float">
            <text:p>400.505304683276</text:p>
          </table:table-cell>
          <table:table-cell table:formula="of:=SIN(200*PI()*[.A388])" office:value-type="float" office:value="-0.770513242775789" calcext:value-type="float">
            <text:p>-0.770513242775789</text:p>
          </table:table-cell>
        </table:table-row>
        <table:table-row table:style-name="ro1">
          <table:table-cell office:value-type="float" office:value="0.0387" calcext:value-type="float">
            <text:p>0.0387</text:p>
          </table:table-cell>
          <table:table-cell office:value-type="float" office:value="287785.27893679" calcext:value-type="float">
            <text:p>287785.27893679</text:p>
          </table:table-cell>
          <table:table-cell office:value-type="float" office:value="-198.13968782595" calcext:value-type="float">
            <text:p>-198.13968782595</text:p>
          </table:table-cell>
          <table:table-cell office:value-type="float" office:value="-25.036416025642" calcext:value-type="float">
            <text:p>-25.036416025642</text:p>
          </table:table-cell>
          <table:table-cell table:formula="of:=-((200*PI())^2)*SIN(200*[.A389]*PI())" office:value-type="float" office:value="287785.278938176" calcext:value-type="float">
            <text:p>287785.278938176</text:p>
          </table:table-cell>
          <table:table-cell table:formula="of:=[.F388]+(1-0.5)*0.0001*[.E388]+0.5*0.0001*[.E389]" office:value-type="float" office:value="-198.139687824688" calcext:value-type="float">
            <text:p>-198.139687824688</text:p>
          </table:table-cell>
          <table:table-cell table:formula="of:=[.G388]+0.0001*[.F388]+(0.5-0.25)*0.0001^2*[.E388]+0.25*0.0001^2*[.E389]" office:value-type="float" office:value="-25.0364160256342" calcext:value-type="float">
            <text:p>-25.0364160256342</text:p>
          </table:table-cell>
          <table:table-cell table:formula="of:=[.H388]+1/2*([.A389]-[.A388])*([.E389]+[.E388])" office:value-type="float" office:value="-198.139687824687" calcext:value-type="float">
            <text:p>-198.139687824687</text:p>
          </table:table-cell>
          <table:table-cell table:formula="of:=[.I388]+1/2*([.A389]-[.A388])*([.H389]+[.H388])" office:value-type="float" office:value="-25.0364160256342" calcext:value-type="float">
            <text:p>-25.0364160256342</text:p>
          </table:table-cell>
          <table:table-cell table:formula="of:=200*PI()*COS(200*PI()*[.A389])" office:value-type="float" office:value="430.113631804346" calcext:value-type="float">
            <text:p>430.113631804346</text:p>
          </table:table-cell>
          <table:table-cell table:formula="of:=SIN(200*PI()*[.A389])" office:value-type="float" office:value="-0.728968627421409" calcext:value-type="float">
            <text:p>-0.728968627421409</text:p>
          </table:table-cell>
        </table:table-row>
        <table:table-row table:style-name="ro1">
          <table:table-cell office:value-type="float" office:value="0.0388" calcext:value-type="float">
            <text:p>0.0388</text:p>
          </table:table-cell>
          <table:table-cell office:value-type="float" office:value="270248.36517806" calcext:value-type="float">
            <text:p>270248.36517806</text:p>
          </table:table-cell>
          <table:table-cell office:value-type="float" office:value="-170.2380056202" calcext:value-type="float">
            <text:p>-170.2380056202</text:p>
          </table:table-cell>
          <table:table-cell office:value-type="float" office:value="-25.054834910314" calcext:value-type="float">
            <text:p>-25.054834910314</text:p>
          </table:table-cell>
          <table:table-cell table:formula="of:=-((200*PI())^2)*SIN(200*[.A390]*PI())" office:value-type="float" office:value="270248.365177071" calcext:value-type="float">
            <text:p>270248.365177071</text:p>
          </table:table-cell>
          <table:table-cell table:formula="of:=[.F389]+(1-0.5)*0.0001*[.E389]+0.5*0.0001*[.E390]" office:value-type="float" office:value="-170.238005618925" calcext:value-type="float">
            <text:p>-170.238005618925</text:p>
          </table:table-cell>
          <table:table-cell table:formula="of:=[.G389]+0.0001*[.F389]+(0.5-0.25)*0.0001^2*[.E389]+0.25*0.0001^2*[.E390]" office:value-type="float" office:value="-25.0548349103064" calcext:value-type="float">
            <text:p>-25.0548349103064</text:p>
          </table:table-cell>
          <table:table-cell table:formula="of:=[.H389]+1/2*([.A390]-[.A389])*([.E390]+[.E389])" office:value-type="float" office:value="-170.238005618926" calcext:value-type="float">
            <text:p>-170.238005618926</text:p>
          </table:table-cell>
          <table:table-cell table:formula="of:=[.I389]+1/2*([.A390]-[.A389])*([.H390]+[.H389])" office:value-type="float" office:value="-25.0548349103064" calcext:value-type="float">
            <text:p>-25.0548349103064</text:p>
          </table:table-cell>
          <table:table-cell table:formula="of:=200*PI()*COS(200*PI()*[.A390])" office:value-type="float" office:value="458.024496920908" calcext:value-type="float">
            <text:p>458.024496920908</text:p>
          </table:table-cell>
          <table:table-cell table:formula="of:=SIN(200*PI()*[.A390])" office:value-type="float" office:value="-0.684547105928689" calcext:value-type="float">
            <text:p>-0.684547105928689</text:p>
          </table:table-cell>
        </table:table-row>
        <table:table-row table:style-name="ro1">
          <table:table-cell office:value-type="float" office:value="0.0389" calcext:value-type="float">
            <text:p>0.0389</text:p>
          </table:table-cell>
          <table:table-cell office:value-type="float" office:value="251644.90458288" calcext:value-type="float">
            <text:p>251644.90458288</text:p>
          </table:table-cell>
          <table:table-cell office:value-type="float" office:value="-144.14334213216" calcext:value-type="float">
            <text:p>-144.14334213216</text:p>
          </table:table-cell>
          <table:table-cell office:value-type="float" office:value="-25.070553977701" calcext:value-type="float">
            <text:p>-25.070553977701</text:p>
          </table:table-cell>
          <table:table-cell table:formula="of:=-((200*PI())^2)*SIN(200*[.A391]*PI())" office:value-type="float" office:value="251644.904583343" calcext:value-type="float">
            <text:p>251644.904583343</text:p>
          </table:table-cell>
          <table:table-cell table:formula="of:=[.F390]+(1-0.5)*0.0001*[.E390]+0.5*0.0001*[.E391]" office:value-type="float" office:value="-144.143342130904" calcext:value-type="float">
            <text:p>-144.143342130904</text:p>
          </table:table-cell>
          <table:table-cell table:formula="of:=[.G390]+0.0001*[.F390]+(0.5-0.25)*0.0001^2*[.E390]+0.25*0.0001^2*[.E391]" office:value-type="float" office:value="-25.0705539776939" calcext:value-type="float">
            <text:p>-25.0705539776939</text:p>
          </table:table-cell>
          <table:table-cell table:formula="of:=[.H390]+1/2*([.A391]-[.A390])*([.E391]+[.E390])" office:value-type="float" office:value="-144.143342130904" calcext:value-type="float">
            <text:p>-144.143342130904</text:p>
          </table:table-cell>
          <table:table-cell table:formula="of:=[.I390]+1/2*([.A391]-[.A390])*([.H391]+[.H390])" office:value-type="float" office:value="-25.0705539776939" calcext:value-type="float">
            <text:p>-25.0705539776939</text:p>
          </table:table-cell>
          <table:table-cell table:formula="of:=200*PI()*COS(200*PI()*[.A391])" office:value-type="float" office:value="484.127748599615" calcext:value-type="float">
            <text:p>484.127748599615</text:p>
          </table:table-cell>
          <table:table-cell table:formula="of:=SIN(200*PI()*[.A391])" office:value-type="float" office:value="-0.637423989748687" calcext:value-type="float">
            <text:p>-0.637423989748687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232048.316517" calcext:value-type="float">
            <text:p>232048.316517</text:p>
          </table:table-cell>
          <table:table-cell office:value-type="float" office:value="-119.95868107716" calcext:value-type="float">
            <text:p>-119.95868107716</text:p>
          </table:table-cell>
          <table:table-cell office:value-type="float" office:value="-25.083759078862" calcext:value-type="float">
            <text:p>-25.083759078862</text:p>
          </table:table-cell>
          <table:table-cell table:formula="of:=-((200*PI())^2)*SIN(200*[.A392]*PI())" office:value-type="float" office:value="232048.316516849" calcext:value-type="float">
            <text:p>232048.316516849</text:p>
          </table:table-cell>
          <table:table-cell table:formula="of:=[.F391]+(1-0.5)*0.0001*[.E391]+0.5*0.0001*[.E392]" office:value-type="float" office:value="-119.958681075895" calcext:value-type="float">
            <text:p>-119.958681075895</text:p>
          </table:table-cell>
          <table:table-cell table:formula="of:=[.G391]+0.0001*[.F391]+(0.5-0.25)*0.0001^2*[.E391]+0.25*0.0001^2*[.E392]" office:value-type="float" office:value="-25.0837590788542" calcext:value-type="float">
            <text:p>-25.0837590788542</text:p>
          </table:table-cell>
          <table:table-cell table:formula="of:=[.H391]+1/2*([.A392]-[.A391])*([.E392]+[.E391])" office:value-type="float" office:value="-119.958681075896" calcext:value-type="float">
            <text:p>-119.958681075896</text:p>
          </table:table-cell>
          <table:table-cell table:formula="of:=[.I391]+1/2*([.A392]-[.A391])*([.H392]+[.H391])" office:value-type="float" office:value="-25.0837590788542" calcext:value-type="float">
            <text:p>-25.0837590788542</text:p>
          </table:table-cell>
          <table:table-cell table:formula="of:=200*PI()*COS(200*PI()*[.A392])" office:value-type="float" office:value="508.320369231526" calcext:value-type="float">
            <text:p>508.320369231526</text:p>
          </table:table-cell>
          <table:table-cell table:formula="of:=SIN(200*PI()*[.A392])" office:value-type="float" office:value="-0.587785252292474" calcext:value-type="float">
            <text:p>-0.587785252292474</text:p>
          </table:table-cell>
        </table:table-row>
        <table:table-row table:style-name="ro1">
          <table:table-cell office:value-type="float" office:value="0.0391" calcext:value-type="float">
            <text:p>0.0391</text:p>
          </table:table-cell>
          <table:table-cell office:value-type="float" office:value="211535.93975654" calcext:value-type="float">
            <text:p>211535.93975654</text:p>
          </table:table-cell>
          <table:table-cell office:value-type="float" office:value="-97.779468263485" calcext:value-type="float">
            <text:p>-97.779468263485</text:p>
          </table:table-cell>
          <table:table-cell office:value-type="float" office:value="-25.094645986329" calcext:value-type="float">
            <text:p>-25.094645986329</text:p>
          </table:table-cell>
          <table:table-cell table:formula="of:=-((200*PI())^2)*SIN(200*[.A393]*PI())" office:value-type="float" office:value="211535.939757853" calcext:value-type="float">
            <text:p>211535.939757853</text:p>
          </table:table-cell>
          <table:table-cell table:formula="of:=[.F392]+(1-0.5)*0.0001*[.E392]+0.5*0.0001*[.E393]" office:value-type="float" office:value="-97.7794682621598" calcext:value-type="float">
            <text:p>-97.7794682621598</text:p>
          </table:table-cell>
          <table:table-cell table:formula="of:=[.G392]+0.0001*[.F392]+(0.5-0.25)*0.0001^2*[.E392]+0.25*0.0001^2*[.E393]" office:value-type="float" office:value="-25.0946459863211" calcext:value-type="float">
            <text:p>-25.0946459863211</text:p>
          </table:table-cell>
          <table:table-cell table:formula="of:=[.H392]+1/2*([.A393]-[.A392])*([.E393]+[.E392])" office:value-type="float" office:value="-97.7794682621601" calcext:value-type="float">
            <text:p>-97.7794682621601</text:p>
          </table:table-cell>
          <table:table-cell table:formula="of:=[.I392]+1/2*([.A393]-[.A392])*([.H393]+[.H392])" office:value-type="float" office:value="-25.0946459863211" calcext:value-type="float">
            <text:p>-25.0946459863211</text:p>
          </table:table-cell>
          <table:table-cell table:formula="of:=200*PI()*COS(200*PI()*[.A393])" office:value-type="float" office:value="530.506881595569" calcext:value-type="float">
            <text:p>530.506881595569</text:p>
          </table:table-cell>
          <table:table-cell table:formula="of:=SIN(200*PI()*[.A393])" office:value-type="float" office:value="-0.535826794978995" calcext:value-type="float">
            <text:p>-0.535826794978995</text:p>
          </table:table-cell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190188.72728705" calcext:value-type="float">
            <text:p>190188.72728705</text:p>
          </table:table-cell>
          <table:table-cell office:value-type="float" office:value="-77.693234911305" calcext:value-type="float">
            <text:p>-77.693234911305</text:p>
          </table:table-cell>
          <table:table-cell office:value-type="float" office:value="-25.103419621488" calcext:value-type="float">
            <text:p>-25.103419621488</text:p>
          </table:table-cell>
          <table:table-cell table:formula="of:=-((200*PI())^2)*SIN(200*[.A394]*PI())" office:value-type="float" office:value="190188.727286211" calcext:value-type="float">
            <text:p>190188.727286211</text:p>
          </table:table-cell>
          <table:table-cell table:formula="of:=[.F393]+(1-0.5)*0.0001*[.E393]+0.5*0.0001*[.E394]" office:value-type="float" office:value="-77.6932349099566" calcext:value-type="float">
            <text:p>-77.6932349099566</text:p>
          </table:table-cell>
          <table:table-cell table:formula="of:=[.G393]+0.0001*[.F393]+(0.5-0.25)*0.0001^2*[.E393]+0.25*0.0001^2*[.E394]" office:value-type="float" office:value="-25.1034196214797" calcext:value-type="float">
            <text:p>-25.1034196214797</text:p>
          </table:table-cell>
          <table:table-cell table:formula="of:=[.H393]+1/2*([.A394]-[.A393])*([.E394]+[.E393])" office:value-type="float" office:value="-77.6932349099577" calcext:value-type="float">
            <text:p>-77.6932349099577</text:p>
          </table:table-cell>
          <table:table-cell table:formula="of:=[.I393]+1/2*([.A394]-[.A393])*([.H394]+[.H393])" office:value-type="float" office:value="-25.1034196214797" calcext:value-type="float">
            <text:p>-25.1034196214797</text:p>
          </table:table-cell>
          <table:table-cell table:formula="of:=200*PI()*COS(200*PI()*[.A394])" office:value-type="float" office:value="550.599725663492" calcext:value-type="float">
            <text:p>550.599725663492</text:p>
          </table:table-cell>
          <table:table-cell table:formula="of:=SIN(200*PI()*[.A394])" office:value-type="float" office:value="-0.481753674101717" calcext:value-type="float">
            <text:p>-0.481753674101717</text:p>
          </table:table-cell>
        </table:table-row>
        <table:table-row table:style-name="ro1">
          <table:table-cell office:value-type="float" office:value="0.0393" calcext:value-type="float">
            <text:p>0.0393</text:p>
          </table:table-cell>
          <table:table-cell office:value-type="float" office:value="168090.92679628" calcext:value-type="float">
            <text:p>168090.92679628</text:p>
          </table:table-cell>
          <table:table-cell office:value-type="float" office:value="-59.779252207139" calcext:value-type="float">
            <text:p>-59.779252207139</text:p>
          </table:table-cell>
          <table:table-cell office:value-type="float" office:value="-25.110293245844" calcext:value-type="float">
            <text:p>-25.110293245844</text:p>
          </table:table-cell>
          <table:table-cell table:formula="of:=-((200*PI())^2)*SIN(200*[.A395]*PI())" office:value-type="float" office:value="168090.926796933" calcext:value-type="float">
            <text:p>168090.926796933</text:p>
          </table:table-cell>
          <table:table-cell table:formula="of:=[.F394]+(1-0.5)*0.0001*[.E394]+0.5*0.0001*[.E395]" office:value-type="float" office:value="-59.7792522057994" calcext:value-type="float">
            <text:p>-59.7792522057994</text:p>
          </table:table-cell>
          <table:table-cell table:formula="of:=[.G394]+0.0001*[.F394]+(0.5-0.25)*0.0001^2*[.E394]+0.25*0.0001^2*[.E395]" office:value-type="float" office:value="-25.1102932458355" calcext:value-type="float">
            <text:p>-25.1102932458355</text:p>
          </table:table-cell>
          <table:table-cell table:formula="of:=[.H394]+1/2*([.A395]-[.A394])*([.E395]+[.E394])" office:value-type="float" office:value="-59.7792522058" calcext:value-type="float">
            <text:p>-59.7792522058</text:p>
          </table:table-cell>
          <table:table-cell table:formula="of:=[.I394]+1/2*([.A395]-[.A394])*([.H395]+[.H394])" office:value-type="float" office:value="-25.1102932458355" calcext:value-type="float">
            <text:p>-25.1102932458355</text:p>
          </table:table-cell>
          <table:table-cell table:formula="of:=200*PI()*COS(200*PI()*[.A395])" office:value-type="float" office:value="568.519604159311" calcext:value-type="float">
            <text:p>568.519604159311</text:p>
          </table:table-cell>
          <table:table-cell table:formula="of:=SIN(200*PI()*[.A395])" office:value-type="float" office:value="-0.425779291565071" calcext:value-type="float">
            <text:p>-0.425779291565071</text:p>
          </table:table-cell>
        </table:table-row>
        <table:table-row table:style-name="ro1">
          <table:table-cell office:value-type="float" office:value="0.0394" calcext:value-type="float">
            <text:p>0.0394</text:p>
          </table:table-cell>
          <table:table-cell office:value-type="float" office:value="145329.74821341" calcext:value-type="float">
            <text:p>145329.74821341</text:p>
          </table:table-cell>
          <table:table-cell office:value-type="float" office:value="-44.108218456654" calcext:value-type="float">
            <text:p>-44.108218456654</text:p>
          </table:table-cell>
          <table:table-cell office:value-type="float" office:value="-25.115487619377" calcext:value-type="float">
            <text:p>-25.115487619377</text:p>
          </table:table-cell>
          <table:table-cell table:formula="of:=-((200*PI())^2)*SIN(200*[.A396]*PI())" office:value-type="float" office:value="145329.74821303" calcext:value-type="float">
            <text:p>145329.74821303</text:p>
          </table:table-cell>
          <table:table-cell table:formula="of:=[.F395]+(1-0.5)*0.0001*[.E395]+0.5*0.0001*[.E396]" office:value-type="float" office:value="-44.1082184553012" calcext:value-type="float">
            <text:p>-44.1082184553012</text:p>
          </table:table-cell>
          <table:table-cell table:formula="of:=[.G395]+0.0001*[.F395]+(0.5-0.25)*0.0001^2*[.E395]+0.25*0.0001^2*[.E396]" office:value-type="float" office:value="-25.1154876193686" calcext:value-type="float">
            <text:p>-25.1154876193686</text:p>
          </table:table-cell>
          <table:table-cell table:formula="of:=[.H395]+1/2*([.A396]-[.A395])*([.E396]+[.E395])" office:value-type="float" office:value="-44.1082184553014" calcext:value-type="float">
            <text:p>-44.1082184553014</text:p>
          </table:table-cell>
          <table:table-cell table:formula="of:=[.I395]+1/2*([.A396]-[.A395])*([.H396]+[.H395])" office:value-type="float" office:value="-25.1154876193686" calcext:value-type="float">
            <text:p>-25.1154876193686</text:p>
          </table:table-cell>
          <table:table-cell table:formula="of:=200*PI()*COS(200*PI()*[.A396])" office:value-type="float" office:value="584.195795509414" calcext:value-type="float">
            <text:p>584.195795509414</text:p>
          </table:table-cell>
          <table:table-cell table:formula="of:=SIN(200*PI()*[.A396])" office:value-type="float" office:value="-0.368124552684674" calcext:value-type="float">
            <text:p>-0.368124552684674</text:p>
          </table:table-cell>
        </table:table-row>
        <table:table-row table:style-name="ro1">
          <table:table-cell office:value-type="float" office:value="0.0395" calcext:value-type="float">
            <text:p>0.0395</text:p>
          </table:table-cell>
          <table:table-cell office:value-type="float" office:value="121995.01950674" calcext:value-type="float">
            <text:p>121995.01950674</text:p>
          </table:table-cell>
          <table:table-cell office:value-type="float" office:value="-30.741980070647" calcext:value-type="float">
            <text:p>-30.741980070647</text:p>
          </table:table-cell>
          <table:table-cell office:value-type="float" office:value="-25.119230129303" calcext:value-type="float">
            <text:p>-25.119230129303</text:p>
          </table:table-cell>
          <table:table-cell table:formula="of:=-((200*PI())^2)*SIN(200*[.A397]*PI())" office:value-type="float" office:value="121995.019507775" calcext:value-type="float">
            <text:p>121995.019507775</text:p>
          </table:table-cell>
          <table:table-cell table:formula="of:=[.F396]+(1-0.5)*0.0001*[.E396]+0.5*0.0001*[.E397]" office:value-type="float" office:value="-30.741980069261" calcext:value-type="float">
            <text:p>-30.741980069261</text:p>
          </table:table-cell>
          <table:table-cell table:formula="of:=[.G396]+0.0001*[.F396]+(0.5-0.25)*0.0001^2*[.E396]+0.25*0.0001^2*[.E397]" office:value-type="float" office:value="-25.1192301292948" calcext:value-type="float">
            <text:p>-25.1192301292948</text:p>
          </table:table-cell>
          <table:table-cell table:formula="of:=[.H396]+1/2*([.A397]-[.A396])*([.E397]+[.E396])" office:value-type="float" office:value="-30.7419800692617" calcext:value-type="float">
            <text:p>-30.7419800692617</text:p>
          </table:table-cell>
          <table:table-cell table:formula="of:=[.I396]+1/2*([.A397]-[.A396])*([.H397]+[.H396])" office:value-type="float" office:value="-25.1192301292948" calcext:value-type="float">
            <text:p>-25.1192301292948</text:p>
          </table:table-cell>
          <table:table-cell table:formula="of:=200*PI()*COS(200*PI()*[.A397])" office:value-type="float" office:value="597.566432948311" calcext:value-type="float">
            <text:p>597.566432948311</text:p>
          </table:table-cell>
          <table:table-cell table:formula="of:=SIN(200*PI()*[.A397])" office:value-type="float" office:value="-0.309016994374947" calcext:value-type="float">
            <text:p>-0.309016994374947</text:p>
          </table:table-cell>
        </table:table-row>
        <table:table-row table:style-name="ro1">
          <table:table-cell office:value-type="float" office:value="0.0396" calcext:value-type="float">
            <text:p>0.0396</text:p>
          </table:table-cell>
          <table:table-cell office:value-type="float" office:value="98178.832195531" calcext:value-type="float">
            <text:p>98178.832195531</text:p>
          </table:table-cell>
          <table:table-cell office:value-type="float" office:value="-19.733287485534" calcext:value-type="float">
            <text:p>-19.733287485534</text:p>
          </table:table-cell>
          <table:table-cell office:value-type="float" office:value="-25.121753892681" calcext:value-type="float">
            <text:p>-25.121753892681</text:p>
          </table:table-cell>
          <table:table-cell table:formula="of:=-((200*PI())^2)*SIN(200*[.A398]*PI())" office:value-type="float" office:value="98178.8321947465" calcext:value-type="float">
            <text:p>98178.8321947465</text:p>
          </table:table-cell>
          <table:table-cell table:formula="of:=[.F397]+(1-0.5)*0.0001*[.E397]+0.5*0.0001*[.E398]" office:value-type="float" office:value="-19.7332874841349" calcext:value-type="float">
            <text:p>-19.7332874841349</text:p>
          </table:table-cell>
          <table:table-cell table:formula="of:=[.G397]+0.0001*[.F397]+(0.5-0.25)*0.0001^2*[.E397]+0.25*0.0001^2*[.E398]" office:value-type="float" office:value="-25.1217538926724" calcext:value-type="float">
            <text:p>-25.1217538926724</text:p>
          </table:table-cell>
          <table:table-cell table:formula="of:=[.H397]+1/2*([.A398]-[.A397])*([.E398]+[.E397])" office:value-type="float" office:value="-19.7332874841353" calcext:value-type="float">
            <text:p>-19.7332874841353</text:p>
          </table:table-cell>
          <table:table-cell table:formula="of:=[.I397]+1/2*([.A398]-[.A397])*([.H398]+[.H397])" office:value-type="float" office:value="-25.1217538926725" calcext:value-type="float">
            <text:p>-25.1217538926725</text:p>
          </table:table-cell>
          <table:table-cell table:formula="of:=200*PI()*COS(200*PI()*[.A398])" office:value-type="float" office:value="608.578748678497" calcext:value-type="float">
            <text:p>608.578748678497</text:p>
          </table:table-cell>
          <table:table-cell table:formula="of:=SIN(200*PI()*[.A398])" office:value-type="float" office:value="-0.248689887164854" calcext:value-type="float">
            <text:p>-0.248689887164854</text:p>
          </table:table-cell>
        </table:table-row>
        <table:table-row table:style-name="ro1">
          <table:table-cell office:value-type="float" office:value="0.0397" calcext:value-type="float">
            <text:p>0.0397</text:p>
          </table:table-cell>
          <table:table-cell office:value-type="float" office:value="73975.177884096" calcext:value-type="float">
            <text:p>73975.177884096</text:p>
          </table:table-cell>
          <table:table-cell office:value-type="float" office:value="-11.125586981552" calcext:value-type="float">
            <text:p>-11.125586981552</text:p>
          </table:table-cell>
          <table:table-cell office:value-type="float" office:value="-25.123296836404" calcext:value-type="float">
            <text:p>-25.123296836404</text:p>
          </table:table-cell>
          <table:table-cell table:formula="of:=-((200*PI())^2)*SIN(200*[.A399]*PI())" office:value-type="float" office:value="73975.1778846884" calcext:value-type="float">
            <text:p>73975.1778846884</text:p>
          </table:table-cell>
          <table:table-cell table:formula="of:=[.F398]+(1-0.5)*0.0001*[.E398]+0.5*0.0001*[.E399]" office:value-type="float" office:value="-11.1255869801631" calcext:value-type="float">
            <text:p>-11.1255869801631</text:p>
          </table:table-cell>
          <table:table-cell table:formula="of:=[.G398]+0.0001*[.F398]+(0.5-0.25)*0.0001^2*[.E398]+0.25*0.0001^2*[.E399]" office:value-type="float" office:value="-25.1232968363957" calcext:value-type="float">
            <text:p>-25.1232968363957</text:p>
          </table:table-cell>
          <table:table-cell table:formula="of:=[.H398]+1/2*([.A399]-[.A398])*([.E399]+[.E398])" office:value-type="float" office:value="-11.1255869801639" calcext:value-type="float">
            <text:p>-11.1255869801639</text:p>
          </table:table-cell>
          <table:table-cell table:formula="of:=[.I398]+1/2*([.A399]-[.A398])*([.H399]+[.H398])" office:value-type="float" office:value="-25.1232968363957" calcext:value-type="float">
            <text:p>-25.1232968363957</text:p>
          </table:table-cell>
          <table:table-cell table:formula="of:=200*PI()*COS(200*PI()*[.A399])" office:value-type="float" office:value="617.189282120833" calcext:value-type="float">
            <text:p>617.189282120833</text:p>
          </table:table-cell>
          <table:table-cell table:formula="of:=SIN(200*PI()*[.A399])" office:value-type="float" office:value="-0.187381314585725" calcext:value-type="float">
            <text:p>-0.187381314585725</text:p>
          </table:table-cell>
        </table:table-row>
        <table:table-row table:style-name="ro1">
          <table:table-cell office:value-type="float" office:value="0.0398" calcext:value-type="float">
            <text:p>0.0398</text:p>
          </table:table-cell>
          <table:table-cell office:value-type="float" office:value="49479.577343798" calcext:value-type="float">
            <text:p>49479.577343798</text:p>
          </table:table-cell>
          <table:table-cell office:value-type="float" office:value="-4.9528492201575" calcext:value-type="float">
            <text:p>-4.9528492201575</text:p>
          </table:table-cell>
          <table:table-cell office:value-type="float" office:value="-25.124100758214" calcext:value-type="float">
            <text:p>-25.124100758214</text:p>
          </table:table-cell>
          <table:table-cell table:formula="of:=-((200*PI())^2)*SIN(200*[.A400]*PI())" office:value-type="float" office:value="49479.5773435594" calcext:value-type="float">
            <text:p>49479.5773435594</text:p>
          </table:table-cell>
          <table:table-cell table:formula="of:=[.F399]+(1-0.5)*0.0001*[.E399]+0.5*0.0001*[.E400]" office:value-type="float" office:value="-4.95284921875073" calcext:value-type="float">
            <text:p>-4.95284921875073</text:p>
          </table:table-cell>
          <table:table-cell table:formula="of:=[.G399]+0.0001*[.F399]+(0.5-0.25)*0.0001^2*[.E399]+0.25*0.0001^2*[.E400]" office:value-type="float" office:value="-25.1241007582056" calcext:value-type="float">
            <text:p>-25.1241007582056</text:p>
          </table:table-cell>
          <table:table-cell table:formula="of:=[.H399]+1/2*([.A400]-[.A399])*([.E400]+[.E399])" office:value-type="float" office:value="-4.95284921875136" calcext:value-type="float">
            <text:p>-4.95284921875136</text:p>
          </table:table-cell>
          <table:table-cell table:formula="of:=[.I399]+1/2*([.A400]-[.A399])*([.H400]+[.H399])" office:value-type="float" office:value="-25.1241007582056" calcext:value-type="float">
            <text:p>-25.1241007582056</text:p>
          </table:table-cell>
          <table:table-cell table:formula="of:=200*PI()*COS(200*PI()*[.A400])" office:value-type="float" office:value="623.364051433599" calcext:value-type="float">
            <text:p>623.364051433599</text:p>
          </table:table-cell>
          <table:table-cell table:formula="of:=SIN(200*PI()*[.A400])" office:value-type="float" office:value="-0.125333233564305" calcext:value-type="float">
            <text:p>-0.125333233564305</text:p>
          </table:table-cell>
        </table:table-row>
        <table:table-row table:style-name="ro1">
          <table:table-cell office:value-type="float" office:value="0.0399" calcext:value-type="float">
            <text:p>0.0399</text:p>
          </table:table-cell>
          <table:table-cell office:value-type="float" office:value="24788.703514781" calcext:value-type="float">
            <text:p>24788.703514781</text:p>
          </table:table-cell>
          <table:table-cell office:value-type="float" office:value="-1.2394351772286" calcext:value-type="float">
            <text:p>-1.2394351772286</text:p>
          </table:table-cell>
          <table:table-cell office:value-type="float" office:value="-25.124410372434" calcext:value-type="float">
            <text:p>-25.124410372434</text:p>
          </table:table-cell>
          <table:table-cell table:formula="of:=-((200*PI())^2)*SIN(200*[.A401]*PI())" office:value-type="float" office:value="24788.7035157268" calcext:value-type="float">
            <text:p>24788.7035157268</text:p>
          </table:table-cell>
          <table:table-cell table:formula="of:=[.F400]+(1-0.5)*0.0001*[.E400]+0.5*0.0001*[.E401]" office:value-type="float" office:value="-1.23943517578642" calcext:value-type="float">
            <text:p>-1.23943517578642</text:p>
          </table:table-cell>
          <table:table-cell table:formula="of:=[.G400]+0.0001*[.F400]+(0.5-0.25)*0.0001^2*[.E400]+0.25*0.0001^2*[.E401]" office:value-type="float" office:value="-25.1244103724253" calcext:value-type="float">
            <text:p>-25.1244103724253</text:p>
          </table:table-cell>
          <table:table-cell table:formula="of:=[.H400]+1/2*([.A401]-[.A400])*([.E401]+[.E400])" office:value-type="float" office:value="-1.23943517578694" calcext:value-type="float">
            <text:p>-1.23943517578694</text:p>
          </table:table-cell>
          <table:table-cell table:formula="of:=[.I400]+1/2*([.A401]-[.A400])*([.H401]+[.H400])" office:value-type="float" office:value="-25.1244103724253" calcext:value-type="float">
            <text:p>-25.1244103724253</text:p>
          </table:table-cell>
          <table:table-cell table:formula="of:=200*PI()*COS(200*PI()*[.A401])" office:value-type="float" office:value="627.078687623303" calcext:value-type="float">
            <text:p>627.078687623303</text:p>
          </table:table-cell>
          <table:table-cell table:formula="of:=SIN(200*PI()*[.A401])" office:value-type="float" office:value="-0.0627905195293104" calcext:value-type="float">
            <text:p>-0.06279051952931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28738941182382" calcext:value-type="float">
            <text:p>2.8738941182382E-07</text:p>
          </table:table-cell>
          <table:table-cell office:value-type="float" office:value="-0.0000000014751652472" calcext:value-type="float">
            <text:p>-1.4751652472E-09</text:p>
          </table:table-cell>
          <table:table-cell office:value-type="float" office:value="-25.124472344193" calcext:value-type="float">
            <text:p>-25.124472344193</text:p>
          </table:table-cell>
          <table:table-cell table:formula="of:=-((200*PI())^2)*SIN(200*[.A402]*PI())" office:value-type="float" office:value="0.000000000386776942036631" calcext:value-type="float">
            <text:p>3.86776942036631E-10</text:p>
          </table:table-cell>
          <table:table-cell table:formula="of:=[.F401]+(1-0.5)*0.0001*[.E401]+0.5*0.0001*[.E402]" office:value-type="float" office:value="-0.0000000000000637058351401302" calcext:value-type="float">
            <text:p>-6.37058351401302E-14</text:p>
          </table:table-cell>
          <table:table-cell table:formula="of:=[.G401]+0.0001*[.F401]+(0.5-0.25)*0.0001^2*[.E401]+0.25*0.0001^2*[.E402]" office:value-type="float" office:value="-25.1244723441841" calcext:value-type="float">
            <text:p>-25.1244723441841</text:p>
          </table:table-cell>
          <table:table-cell table:formula="of:=[.H401]+1/2*([.A402]-[.A401])*([.E402]+[.E401])" office:value-type="float" office:value="-0.000000000000631716901011714" calcext:value-type="float">
            <text:p>-6.31716901011714E-13</text:p>
          </table:table-cell>
          <table:table-cell table:formula="of:=[.I401]+1/2*([.A402]-[.A401])*([.H402]+[.H401])" office:value-type="float" office:value="-25.1244723441841" calcext:value-type="float">
            <text:p>-25.1244723441841</text:p>
          </table:table-cell>
          <table:table-cell table:formula="of:=200*PI()*COS(200*PI()*[.A402])" office:value-type="float" office:value="628.318530717959" calcext:value-type="float">
            <text:p>628.318530717959</text:p>
          </table:table-cell>
          <table:table-cell table:formula="of:=SIN(200*PI()*[.A402])" office:value-type="float" office:value="-9.79717439317883E-016" calcext:value-type="float">
            <text:p>-9.79717439317883E-16</text:p>
          </table:table-cell>
        </table:table-row>
        <table:table-row table:style-name="ro1">
          <table:table-cell office:value-type="float" office:value="0.0401" calcext:value-type="float">
            <text:p>0.0401</text:p>
          </table:table-cell>
          <table:table-cell office:value-type="float" office:value="-24788.703516776" calcext:value-type="float">
            <text:p>-24788.703516776</text:p>
          </table:table-cell>
          <table:table-cell office:value-type="float" office:value="-1.2394351772996" calcext:value-type="float">
            <text:p>-1.2394351772996</text:p>
          </table:table-cell>
          <table:table-cell office:value-type="float" office:value="-25.124534315952" calcext:value-type="float">
            <text:p>-25.124534315952</text:p>
          </table:table-cell>
          <table:table-cell table:formula="of:=-((200*PI())^2)*SIN(200*[.A403]*PI())" office:value-type="float" office:value="-24788.7035157288" calcext:value-type="float">
            <text:p>-24788.7035157288</text:p>
          </table:table-cell>
          <table:table-cell table:formula="of:=[.F402]+(1-0.5)*0.0001*[.E402]+0.5*0.0001*[.E403]" office:value-type="float" office:value="-1.23943517578649" calcext:value-type="float">
            <text:p>-1.23943517578649</text:p>
          </table:table-cell>
          <table:table-cell table:formula="of:=[.G402]+0.0001*[.F402]+(0.5-0.25)*0.0001^2*[.E402]+0.25*0.0001^2*[.E403]" office:value-type="float" office:value="-25.1245343159429" calcext:value-type="float">
            <text:p>-25.1245343159429</text:p>
          </table:table-cell>
          <table:table-cell table:formula="of:=[.H402]+1/2*([.A403]-[.A402])*([.E403]+[.E402])" office:value-type="float" office:value="-1.23943517578709" calcext:value-type="float">
            <text:p>-1.23943517578709</text:p>
          </table:table-cell>
          <table:table-cell table:formula="of:=[.I402]+1/2*([.A403]-[.A402])*([.H403]+[.H402])" office:value-type="float" office:value="-25.1245343159429" calcext:value-type="float">
            <text:p>-25.1245343159429</text:p>
          </table:table-cell>
          <table:table-cell table:formula="of:=200*PI()*COS(200*PI()*[.A403])" office:value-type="float" office:value="627.078687623303" calcext:value-type="float">
            <text:p>627.078687623303</text:p>
          </table:table-cell>
          <table:table-cell table:formula="of:=SIN(200*PI()*[.A403])" office:value-type="float" office:value="0.0627905195293156" calcext:value-type="float">
            <text:p>0.062790519529316</text:p>
          </table:table-cell>
        </table:table-row>
        <table:table-row table:style-name="ro1">
          <table:table-cell office:value-type="float" office:value="0.0402" calcext:value-type="float">
            <text:p>0.0402</text:p>
          </table:table-cell>
          <table:table-cell office:value-type="float" office:value="-49479.577343223" calcext:value-type="float">
            <text:p>-49479.577343223</text:p>
          </table:table-cell>
          <table:table-cell office:value-type="float" office:value="-4.9528492202996" calcext:value-type="float">
            <text:p>-4.9528492202996</text:p>
          </table:table-cell>
          <table:table-cell office:value-type="float" office:value="-25.124843930172" calcext:value-type="float">
            <text:p>-25.124843930172</text:p>
          </table:table-cell>
          <table:table-cell table:formula="of:=-((200*PI())^2)*SIN(200*[.A404]*PI())" office:value-type="float" office:value="-49479.5773435587" calcext:value-type="float">
            <text:p>-49479.5773435587</text:p>
          </table:table-cell>
          <table:table-cell table:formula="of:=[.F403]+(1-0.5)*0.0001*[.E403]+0.5*0.0001*[.E404]" office:value-type="float" office:value="-4.95284921875086" calcext:value-type="float">
            <text:p>-4.95284921875086</text:p>
          </table:table-cell>
          <table:table-cell table:formula="of:=[.G403]+0.0001*[.F403]+(0.5-0.25)*0.0001^2*[.E403]+0.25*0.0001^2*[.E404]" office:value-type="float" office:value="-25.1248439301626" calcext:value-type="float">
            <text:p>-25.1248439301626</text:p>
          </table:table-cell>
          <table:table-cell table:formula="of:=[.H403]+1/2*([.A404]-[.A403])*([.E404]+[.E403])" office:value-type="float" office:value="-4.95284921875131" calcext:value-type="float">
            <text:p>-4.95284921875131</text:p>
          </table:table-cell>
          <table:table-cell table:formula="of:=[.I403]+1/2*([.A404]-[.A403])*([.H404]+[.H403])" office:value-type="float" office:value="-25.1248439301626" calcext:value-type="float">
            <text:p>-25.1248439301626</text:p>
          </table:table-cell>
          <table:table-cell table:formula="of:=200*PI()*COS(200*PI()*[.A404])" office:value-type="float" office:value="623.364051433599" calcext:value-type="float">
            <text:p>623.364051433599</text:p>
          </table:table-cell>
          <table:table-cell table:formula="of:=SIN(200*PI()*[.A404])" office:value-type="float" office:value="0.125333233564303" calcext:value-type="float">
            <text:p>0.125333233564303</text:p>
          </table:table-cell>
        </table:table-row>
        <table:table-row table:style-name="ro1">
          <table:table-cell office:value-type="float" office:value="0.0403" calcext:value-type="float">
            <text:p>0.0403</text:p>
          </table:table-cell>
          <table:table-cell office:value-type="float" office:value="-73975.177886092" calcext:value-type="float">
            <text:p>-73975.177886092</text:p>
          </table:table-cell>
          <table:table-cell office:value-type="float" office:value="-11.125586981765" calcext:value-type="float">
            <text:p>-11.125586981765</text:p>
          </table:table-cell>
          <table:table-cell office:value-type="float" office:value="-25.125647851982" calcext:value-type="float">
            <text:p>-25.125647851982</text:p>
          </table:table-cell>
          <table:table-cell table:formula="of:=-((200*PI())^2)*SIN(200*[.A405]*PI())" office:value-type="float" office:value="-73975.1778846877" calcext:value-type="float">
            <text:p>-73975.1778846877</text:p>
          </table:table-cell>
          <table:table-cell table:formula="of:=[.F404]+(1-0.5)*0.0001*[.E404]+0.5*0.0001*[.E405]" office:value-type="float" office:value="-11.1255869801632" calcext:value-type="float">
            <text:p>-11.1255869801632</text:p>
          </table:table-cell>
          <table:table-cell table:formula="of:=[.G404]+0.0001*[.F404]+(0.5-0.25)*0.0001^2*[.E404]+0.25*0.0001^2*[.E405]" office:value-type="float" office:value="-25.1256478519726" calcext:value-type="float">
            <text:p>-25.1256478519726</text:p>
          </table:table-cell>
          <table:table-cell table:formula="of:=[.H404]+1/2*([.A405]-[.A404])*([.E405]+[.E404])" office:value-type="float" office:value="-11.1255869801638" calcext:value-type="float">
            <text:p>-11.1255869801638</text:p>
          </table:table-cell>
          <table:table-cell table:formula="of:=[.I404]+1/2*([.A405]-[.A404])*([.H405]+[.H404])" office:value-type="float" office:value="-25.1256478519726" calcext:value-type="float">
            <text:p>-25.1256478519726</text:p>
          </table:table-cell>
          <table:table-cell table:formula="of:=200*PI()*COS(200*PI()*[.A405])" office:value-type="float" office:value="617.189282120833" calcext:value-type="float">
            <text:p>617.189282120833</text:p>
          </table:table-cell>
          <table:table-cell table:formula="of:=SIN(200*PI()*[.A405])" office:value-type="float" office:value="0.187381314585726" calcext:value-type="float">
            <text:p>0.187381314585726</text:p>
          </table:table-cell>
        </table:table-row>
        <table:table-row table:style-name="ro1">
          <table:table-cell office:value-type="float" office:value="0.0404" calcext:value-type="float">
            <text:p>0.0404</text:p>
          </table:table-cell>
          <table:table-cell office:value-type="float" office:value="-98178.832193535" calcext:value-type="float">
            <text:p>-98178.832193535</text:p>
          </table:table-cell>
          <table:table-cell office:value-type="float" office:value="-19.733287485747" calcext:value-type="float">
            <text:p>-19.733287485747</text:p>
          </table:table-cell>
          <table:table-cell office:value-type="float" office:value="-25.127190795706" calcext:value-type="float">
            <text:p>-25.127190795706</text:p>
          </table:table-cell>
          <table:table-cell table:formula="of:=-((200*PI())^2)*SIN(200*[.A406]*PI())" office:value-type="float" office:value="-98178.8321947485" calcext:value-type="float">
            <text:p>-98178.8321947485</text:p>
          </table:table-cell>
          <table:table-cell table:formula="of:=[.F405]+(1-0.5)*0.0001*[.E405]+0.5*0.0001*[.E406]" office:value-type="float" office:value="-19.733287484135" calcext:value-type="float">
            <text:p>-19.733287484135</text:p>
          </table:table-cell>
          <table:table-cell table:formula="of:=[.G405]+0.0001*[.F405]+(0.5-0.25)*0.0001^2*[.E405]+0.25*0.0001^2*[.E406]" office:value-type="float" office:value="-25.1271907956958" calcext:value-type="float">
            <text:p>-25.1271907956958</text:p>
          </table:table-cell>
          <table:table-cell table:formula="of:=[.H405]+1/2*([.A406]-[.A405])*([.E406]+[.E405])" office:value-type="float" office:value="-19.7332874841359" calcext:value-type="float">
            <text:p>-19.7332874841359</text:p>
          </table:table-cell>
          <table:table-cell table:formula="of:=[.I405]+1/2*([.A406]-[.A405])*([.H406]+[.H405])" office:value-type="float" office:value="-25.1271907956958" calcext:value-type="float">
            <text:p>-25.1271907956958</text:p>
          </table:table-cell>
          <table:table-cell table:formula="of:=200*PI()*COS(200*PI()*[.A406])" office:value-type="float" office:value="608.578748678497" calcext:value-type="float">
            <text:p>608.578748678497</text:p>
          </table:table-cell>
          <table:table-cell table:formula="of:=SIN(200*PI()*[.A406])" office:value-type="float" office:value="0.248689887164859" calcext:value-type="float">
            <text:p>0.248689887164859</text:p>
          </table:table-cell>
        </table:table-row>
        <table:table-row table:style-name="ro1">
          <table:table-cell office:value-type="float" office:value="0.0405" calcext:value-type="float">
            <text:p>0.0405</text:p>
          </table:table-cell>
          <table:table-cell office:value-type="float" office:value="-121995.01950873" calcext:value-type="float">
            <text:p>-121995.01950873</text:p>
          </table:table-cell>
          <table:table-cell office:value-type="float" office:value="-30.74198007086" calcext:value-type="float">
            <text:p>-30.74198007086</text:p>
          </table:table-cell>
          <table:table-cell office:value-type="float" office:value="-25.129714559083" calcext:value-type="float">
            <text:p>-25.129714559083</text:p>
          </table:table-cell>
          <table:table-cell table:formula="of:=-((200*PI())^2)*SIN(200*[.A407]*PI())" office:value-type="float" office:value="-121995.019507774" calcext:value-type="float">
            <text:p>-121995.019507774</text:p>
          </table:table-cell>
          <table:table-cell table:formula="of:=[.F406]+(1-0.5)*0.0001*[.E406]+0.5*0.0001*[.E407]" office:value-type="float" office:value="-30.7419800692611" calcext:value-type="float">
            <text:p>-30.7419800692611</text:p>
          </table:table-cell>
          <table:table-cell table:formula="of:=[.G406]+0.0001*[.F406]+(0.5-0.25)*0.0001^2*[.E406]+0.25*0.0001^2*[.E407]" office:value-type="float" office:value="-25.1297145590735" calcext:value-type="float">
            <text:p>-25.1297145590735</text:p>
          </table:table-cell>
          <table:table-cell table:formula="of:=[.H406]+1/2*([.A407]-[.A406])*([.E407]+[.E406])" office:value-type="float" office:value="-30.7419800692616" calcext:value-type="float">
            <text:p>-30.7419800692616</text:p>
          </table:table-cell>
          <table:table-cell table:formula="of:=[.I406]+1/2*([.A407]-[.A406])*([.H407]+[.H406])" office:value-type="float" office:value="-25.1297145590735" calcext:value-type="float">
            <text:p>-25.1297145590735</text:p>
          </table:table-cell>
          <table:table-cell table:formula="of:=200*PI()*COS(200*PI()*[.A407])" office:value-type="float" office:value="597.566432948311" calcext:value-type="float">
            <text:p>597.566432948311</text:p>
          </table:table-cell>
          <table:table-cell table:formula="of:=SIN(200*PI()*[.A407])" office:value-type="float" office:value="0.309016994374948" calcext:value-type="float">
            <text:p>0.309016994374948</text:p>
          </table:table-cell>
        </table:table-row>
        <table:table-row table:style-name="ro1">
          <table:table-cell office:value-type="float" office:value="0.0406" calcext:value-type="float">
            <text:p>0.0406</text:p>
          </table:table-cell>
          <table:table-cell office:value-type="float" office:value="-145329.74821283" calcext:value-type="float">
            <text:p>-145329.74821283</text:p>
          </table:table-cell>
          <table:table-cell office:value-type="float" office:value="-44.108218456938" calcext:value-type="float">
            <text:p>-44.108218456938</text:p>
          </table:table-cell>
          <table:table-cell office:value-type="float" office:value="-25.13345706901" calcext:value-type="float">
            <text:p>-25.13345706901</text:p>
          </table:table-cell>
          <table:table-cell table:formula="of:=-((200*PI())^2)*SIN(200*[.A408]*PI())" office:value-type="float" office:value="-145329.74821303" calcext:value-type="float">
            <text:p>-145329.74821303</text:p>
          </table:table-cell>
          <table:table-cell table:formula="of:=[.F407]+(1-0.5)*0.0001*[.E407]+0.5*0.0001*[.E408]" office:value-type="float" office:value="-44.1082184553014" calcext:value-type="float">
            <text:p>-44.1082184553014</text:p>
          </table:table-cell>
          <table:table-cell table:formula="of:=[.G407]+0.0001*[.F407]+(0.5-0.25)*0.0001^2*[.E407]+0.25*0.0001^2*[.E408]" office:value-type="float" office:value="-25.1334570689997" calcext:value-type="float">
            <text:p>-25.1334570689997</text:p>
          </table:table-cell>
          <table:table-cell table:formula="of:=[.H407]+1/2*([.A408]-[.A407])*([.E408]+[.E407])" office:value-type="float" office:value="-44.1082184553022" calcext:value-type="float">
            <text:p>-44.1082184553022</text:p>
          </table:table-cell>
          <table:table-cell table:formula="of:=[.I407]+1/2*([.A408]-[.A407])*([.H408]+[.H407])" office:value-type="float" office:value="-25.1334570689997" calcext:value-type="float">
            <text:p>-25.1334570689997</text:p>
          </table:table-cell>
          <table:table-cell table:formula="of:=200*PI()*COS(200*PI()*[.A408])" office:value-type="float" office:value="584.195795509412" calcext:value-type="float">
            <text:p>584.195795509412</text:p>
          </table:table-cell>
          <table:table-cell table:formula="of:=SIN(200*PI()*[.A408])" office:value-type="float" office:value="0.368124552684682" calcext:value-type="float">
            <text:p>0.368124552684682</text:p>
          </table:table-cell>
        </table:table-row>
        <table:table-row table:style-name="ro1">
          <table:table-cell office:value-type="float" office:value="0.0407" calcext:value-type="float">
            <text:p>0.0407</text:p>
          </table:table-cell>
          <table:table-cell office:value-type="float" office:value="-168090.92679828" calcext:value-type="float">
            <text:p>-168090.92679828</text:p>
          </table:table-cell>
          <table:table-cell office:value-type="float" office:value="-59.779252207494" calcext:value-type="float">
            <text:p>-59.779252207494</text:p>
          </table:table-cell>
          <table:table-cell office:value-type="float" office:value="-25.138651442543" calcext:value-type="float">
            <text:p>-25.138651442543</text:p>
          </table:table-cell>
          <table:table-cell table:formula="of:=-((200*PI())^2)*SIN(200*[.A409]*PI())" office:value-type="float" office:value="-168090.926796934" calcext:value-type="float">
            <text:p>-168090.926796934</text:p>
          </table:table-cell>
          <table:table-cell table:formula="of:=[.F408]+(1-0.5)*0.0001*[.E408]+0.5*0.0001*[.E409]" office:value-type="float" office:value="-59.7792522057996" calcext:value-type="float">
            <text:p>-59.7792522057996</text:p>
          </table:table-cell>
          <table:table-cell table:formula="of:=[.G408]+0.0001*[.F408]+(0.5-0.25)*0.0001^2*[.E408]+0.25*0.0001^2*[.E409]" office:value-type="float" office:value="-25.1386514425327" calcext:value-type="float">
            <text:p>-25.1386514425327</text:p>
          </table:table-cell>
          <table:table-cell table:formula="of:=[.H408]+1/2*([.A409]-[.A408])*([.E409]+[.E408])" office:value-type="float" office:value="-59.7792522057997" calcext:value-type="float">
            <text:p>-59.7792522057997</text:p>
          </table:table-cell>
          <table:table-cell table:formula="of:=[.I408]+1/2*([.A409]-[.A408])*([.H409]+[.H408])" office:value-type="float" office:value="-25.1386514425328" calcext:value-type="float">
            <text:p>-25.1386514425328</text:p>
          </table:table-cell>
          <table:table-cell table:formula="of:=200*PI()*COS(200*PI()*[.A409])" office:value-type="float" office:value="568.519604159311" calcext:value-type="float">
            <text:p>568.519604159311</text:p>
          </table:table-cell>
          <table:table-cell table:formula="of:=SIN(200*PI()*[.A409])" office:value-type="float" office:value="0.425779291565073" calcext:value-type="float">
            <text:p>0.425779291565073</text:p>
          </table:table-cell>
        </table:table-row>
        <table:table-row table:style-name="ro1">
          <table:table-cell office:value-type="float" office:value="0.0408" calcext:value-type="float">
            <text:p>0.0408</text:p>
          </table:table-cell>
          <table:table-cell office:value-type="float" office:value="-190188.72728505" calcext:value-type="float">
            <text:p>-190188.72728505</text:p>
          </table:table-cell>
          <table:table-cell office:value-type="float" office:value="-77.693234911661" calcext:value-type="float">
            <text:p>-77.693234911661</text:p>
          </table:table-cell>
          <table:table-cell office:value-type="float" office:value="-25.145525066899" calcext:value-type="float">
            <text:p>-25.145525066899</text:p>
          </table:table-cell>
          <table:table-cell table:formula="of:=-((200*PI())^2)*SIN(200*[.A410]*PI())" office:value-type="float" office:value="-190188.72728621" calcext:value-type="float">
            <text:p>-190188.72728621</text:p>
          </table:table-cell>
          <table:table-cell table:formula="of:=[.F409]+(1-0.5)*0.0001*[.E409]+0.5*0.0001*[.E410]" office:value-type="float" office:value="-77.6932349099568" calcext:value-type="float">
            <text:p>-77.6932349099568</text:p>
          </table:table-cell>
          <table:table-cell table:formula="of:=[.G409]+0.0001*[.F409]+(0.5-0.25)*0.0001^2*[.E409]+0.25*0.0001^2*[.E410]" office:value-type="float" office:value="-25.1455250668885" calcext:value-type="float">
            <text:p>-25.1455250668885</text:p>
          </table:table-cell>
          <table:table-cell table:formula="of:=[.H409]+1/2*([.A410]-[.A409])*([.E410]+[.E409])" office:value-type="float" office:value="-77.6932349099575" calcext:value-type="float">
            <text:p>-77.6932349099575</text:p>
          </table:table-cell>
          <table:table-cell table:formula="of:=[.I409]+1/2*([.A410]-[.A409])*([.H410]+[.H409])" office:value-type="float" office:value="-25.1455250668886" calcext:value-type="float">
            <text:p>-25.1455250668886</text:p>
          </table:table-cell>
          <table:table-cell table:formula="of:=200*PI()*COS(200*PI()*[.A410])" office:value-type="float" office:value="550.599725663492" calcext:value-type="float">
            <text:p>550.599725663492</text:p>
          </table:table-cell>
          <table:table-cell table:formula="of:=SIN(200*PI()*[.A410])" office:value-type="float" office:value="0.481753674101718" calcext:value-type="float">
            <text:p>0.481753674101718</text:p>
          </table:table-cell>
        </table:table-row>
        <table:table-row table:style-name="ro1">
          <table:table-cell office:value-type="float" office:value="0.0409" calcext:value-type="float">
            <text:p>0.0409</text:p>
          </table:table-cell>
          <table:table-cell office:value-type="float" office:value="-211535.93975854" calcext:value-type="float">
            <text:p>-211535.93975854</text:p>
          </table:table-cell>
          <table:table-cell office:value-type="float" office:value="-97.77946826384" calcext:value-type="float">
            <text:p>-97.77946826384</text:p>
          </table:table-cell>
          <table:table-cell office:value-type="float" office:value="-25.154298702058" calcext:value-type="float">
            <text:p>-25.154298702058</text:p>
          </table:table-cell>
          <table:table-cell table:formula="of:=-((200*PI())^2)*SIN(200*[.A411]*PI())" office:value-type="float" office:value="-211535.939757852" calcext:value-type="float">
            <text:p>-211535.939757852</text:p>
          </table:table-cell>
          <table:table-cell table:formula="of:=[.F410]+(1-0.5)*0.0001*[.E410]+0.5*0.0001*[.E411]" office:value-type="float" office:value="-97.7794682621599" calcext:value-type="float">
            <text:p>-97.7794682621599</text:p>
          </table:table-cell>
          <table:table-cell table:formula="of:=[.G410]+0.0001*[.F410]+(0.5-0.25)*0.0001^2*[.E410]+0.25*0.0001^2*[.E411]" office:value-type="float" office:value="-25.1542987020471" calcext:value-type="float">
            <text:p>-25.1542987020471</text:p>
          </table:table-cell>
          <table:table-cell table:formula="of:=[.H410]+1/2*([.A411]-[.A410])*([.E411]+[.E410])" office:value-type="float" office:value="-97.7794682621598" calcext:value-type="float">
            <text:p>-97.7794682621598</text:p>
          </table:table-cell>
          <table:table-cell table:formula="of:=[.I410]+1/2*([.A411]-[.A410])*([.H411]+[.H410])" office:value-type="float" office:value="-25.1542987020472" calcext:value-type="float">
            <text:p>-25.1542987020472</text:p>
          </table:table-cell>
          <table:table-cell table:formula="of:=200*PI()*COS(200*PI()*[.A411])" office:value-type="float" office:value="530.506881595568" calcext:value-type="float">
            <text:p>530.506881595568</text:p>
          </table:table-cell>
          <table:table-cell table:formula="of:=SIN(200*PI()*[.A411])" office:value-type="float" office:value="0.535826794978996" calcext:value-type="float">
            <text:p>0.535826794978996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-232048.31651642" calcext:value-type="float">
            <text:p>-232048.31651642</text:p>
          </table:table-cell>
          <table:table-cell office:value-type="float" office:value="-119.95868107759" calcext:value-type="float">
            <text:p>-119.95868107759</text:p>
          </table:table-cell>
          <table:table-cell office:value-type="float" office:value="-25.165185609525" calcext:value-type="float">
            <text:p>-25.165185609525</text:p>
          </table:table-cell>
          <table:table-cell table:formula="of:=-((200*PI())^2)*SIN(200*[.A412]*PI())" office:value-type="float" office:value="-232048.316516849" calcext:value-type="float">
            <text:p>-232048.316516849</text:p>
          </table:table-cell>
          <table:table-cell table:formula="of:=[.F411]+(1-0.5)*0.0001*[.E411]+0.5*0.0001*[.E412]" office:value-type="float" office:value="-119.958681075895" calcext:value-type="float">
            <text:p>-119.958681075895</text:p>
          </table:table-cell>
          <table:table-cell table:formula="of:=[.G411]+0.0001*[.F411]+(0.5-0.25)*0.0001^2*[.E411]+0.25*0.0001^2*[.E412]" office:value-type="float" office:value="-25.165185609514" calcext:value-type="float">
            <text:p>-25.165185609514</text:p>
          </table:table-cell>
          <table:table-cell table:formula="of:=[.H411]+1/2*([.A412]-[.A411])*([.E412]+[.E411])" office:value-type="float" office:value="-119.958681075895" calcext:value-type="float">
            <text:p>-119.958681075895</text:p>
          </table:table-cell>
          <table:table-cell table:formula="of:=[.I411]+1/2*([.A412]-[.A411])*([.H412]+[.H411])" office:value-type="float" office:value="-25.1651856095141" calcext:value-type="float">
            <text:p>-25.1651856095141</text:p>
          </table:table-cell>
          <table:table-cell table:formula="of:=200*PI()*COS(200*PI()*[.A412])" office:value-type="float" office:value="508.320369231525" calcext:value-type="float">
            <text:p>508.320369231525</text:p>
          </table:table-cell>
          <table:table-cell table:formula="of:=SIN(200*PI()*[.A412])" office:value-type="float" office:value="0.587785252292475" calcext:value-type="float">
            <text:p>0.587785252292475</text:p>
          </table:table-cell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-251644.90458346" calcext:value-type="float">
            <text:p>-251644.90458346</text:p>
          </table:table-cell>
          <table:table-cell office:value-type="float" office:value="-144.14334213258" calcext:value-type="float">
            <text:p>-144.14334213258</text:p>
          </table:table-cell>
          <table:table-cell office:value-type="float" office:value="-25.178390710685" calcext:value-type="float">
            <text:p>-25.178390710685</text:p>
          </table:table-cell>
          <table:table-cell table:formula="of:=-((200*PI())^2)*SIN(200*[.A413]*PI())" office:value-type="float" office:value="-251644.904583345" calcext:value-type="float">
            <text:p>-251644.904583345</text:p>
          </table:table-cell>
          <table:table-cell table:formula="of:=[.F412]+(1-0.5)*0.0001*[.E412]+0.5*0.0001*[.E413]" office:value-type="float" office:value="-144.143342130905" calcext:value-type="float">
            <text:p>-144.143342130905</text:p>
          </table:table-cell>
          <table:table-cell table:formula="of:=[.G412]+0.0001*[.F412]+(0.5-0.25)*0.0001^2*[.E412]+0.25*0.0001^2*[.E413]" office:value-type="float" office:value="-25.1783907106744" calcext:value-type="float">
            <text:p>-25.1783907106744</text:p>
          </table:table-cell>
          <table:table-cell table:formula="of:=[.H412]+1/2*([.A413]-[.A412])*([.E413]+[.E412])" office:value-type="float" office:value="-144.143342130906" calcext:value-type="float">
            <text:p>-144.143342130906</text:p>
          </table:table-cell>
          <table:table-cell table:formula="of:=[.I412]+1/2*([.A413]-[.A412])*([.H413]+[.H412])" office:value-type="float" office:value="-25.1783907106744" calcext:value-type="float">
            <text:p>-25.1783907106744</text:p>
          </table:table-cell>
          <table:table-cell table:formula="of:=200*PI()*COS(200*PI()*[.A413])" office:value-type="float" office:value="484.127748599613" calcext:value-type="float">
            <text:p>484.127748599613</text:p>
          </table:table-cell>
          <table:table-cell table:formula="of:=SIN(200*PI()*[.A413])" office:value-type="float" office:value="0.637423989748691" calcext:value-type="float">
            <text:p>0.637423989748691</text:p>
          </table:table-cell>
        </table:table-row>
        <table:table-row table:style-name="ro1">
          <table:table-cell office:value-type="float" office:value="0.0412" calcext:value-type="float">
            <text:p>0.0412</text:p>
          </table:table-cell>
          <table:table-cell office:value-type="float" office:value="-270248.36517606" calcext:value-type="float">
            <text:p>-270248.36517606</text:p>
          </table:table-cell>
          <table:table-cell office:value-type="float" office:value="-170.23800562056" calcext:value-type="float">
            <text:p>-170.23800562056</text:p>
          </table:table-cell>
          <table:table-cell office:value-type="float" office:value="-25.194109778073" calcext:value-type="float">
            <text:p>-25.194109778073</text:p>
          </table:table-cell>
          <table:table-cell table:formula="of:=-((200*PI())^2)*SIN(200*[.A414]*PI())" office:value-type="float" office:value="-270248.36517707" calcext:value-type="float">
            <text:p>-270248.36517707</text:p>
          </table:table-cell>
          <table:table-cell table:formula="of:=[.F413]+(1-0.5)*0.0001*[.E413]+0.5*0.0001*[.E414]" office:value-type="float" office:value="-170.238005618925" calcext:value-type="float">
            <text:p>-170.238005618925</text:p>
          </table:table-cell>
          <table:table-cell table:formula="of:=[.G413]+0.0001*[.F413]+(0.5-0.25)*0.0001^2*[.E413]+0.25*0.0001^2*[.E414]" office:value-type="float" office:value="-25.1941097780619" calcext:value-type="float">
            <text:p>-25.1941097780619</text:p>
          </table:table-cell>
          <table:table-cell table:formula="of:=[.H413]+1/2*([.A414]-[.A413])*([.E414]+[.E413])" office:value-type="float" office:value="-170.238005618926" calcext:value-type="float">
            <text:p>-170.238005618926</text:p>
          </table:table-cell>
          <table:table-cell table:formula="of:=[.I413]+1/2*([.A414]-[.A413])*([.H414]+[.H413])" office:value-type="float" office:value="-25.1941097780619" calcext:value-type="float">
            <text:p>-25.1941097780619</text:p>
          </table:table-cell>
          <table:table-cell table:formula="of:=200*PI()*COS(200*PI()*[.A414])" office:value-type="float" office:value="458.024496920908" calcext:value-type="float">
            <text:p>458.024496920908</text:p>
          </table:table-cell>
          <table:table-cell table:formula="of:=SIN(200*PI()*[.A414])" office:value-type="float" office:value="0.68454710592869" calcext:value-type="float">
            <text:p>0.68454710592869</text:p>
          </table:table-cell>
        </table:table-row>
        <table:table-row table:style-name="ro1">
          <table:table-cell office:value-type="float" office:value="0.0413" calcext:value-type="float">
            <text:p>0.0413</text:p>
          </table:table-cell>
          <table:table-cell office:value-type="float" office:value="-287785.2789388" calcext:value-type="float">
            <text:p>-287785.2789388</text:p>
          </table:table-cell>
          <table:table-cell office:value-type="float" office:value="-198.1396878263" calcext:value-type="float">
            <text:p>-198.1396878263</text:p>
          </table:table-cell>
          <table:table-cell office:value-type="float" office:value="-25.212528662745" calcext:value-type="float">
            <text:p>-25.212528662745</text:p>
          </table:table-cell>
          <table:table-cell table:formula="of:=-((200*PI())^2)*SIN(200*[.A415]*PI())" office:value-type="float" office:value="-287785.278938179" calcext:value-type="float">
            <text:p>-287785.278938179</text:p>
          </table:table-cell>
          <table:table-cell table:formula="of:=[.F414]+(1-0.5)*0.0001*[.E414]+0.5*0.0001*[.E415]" office:value-type="float" office:value="-198.139687824688" calcext:value-type="float">
            <text:p>-198.139687824688</text:p>
          </table:table-cell>
          <table:table-cell table:formula="of:=[.G414]+0.0001*[.F414]+(0.5-0.25)*0.0001^2*[.E414]+0.25*0.0001^2*[.E415]" office:value-type="float" office:value="-25.2125286627341" calcext:value-type="float">
            <text:p>-25.2125286627341</text:p>
          </table:table-cell>
          <table:table-cell table:formula="of:=[.H414]+1/2*([.A415]-[.A414])*([.E415]+[.E414])" office:value-type="float" office:value="-198.139687824689" calcext:value-type="float">
            <text:p>-198.139687824689</text:p>
          </table:table-cell>
          <table:table-cell table:formula="of:=[.I414]+1/2*([.A415]-[.A414])*([.H415]+[.H414])" office:value-type="float" office:value="-25.2125286627341" calcext:value-type="float">
            <text:p>-25.2125286627341</text:p>
          </table:table-cell>
          <table:table-cell table:formula="of:=200*PI()*COS(200*PI()*[.A415])" office:value-type="float" office:value="430.113631804344" calcext:value-type="float">
            <text:p>430.113631804344</text:p>
          </table:table-cell>
          <table:table-cell table:formula="of:=SIN(200*PI()*[.A415])" office:value-type="float" office:value="0.728968627421413" calcext:value-type="float">
            <text:p>0.728968627421413</text:p>
          </table:table-cell>
        </table:table-row>
        <table:table-row table:style-name="ro1">
          <table:table-cell office:value-type="float" office:value="0.0414" calcext:value-type="float">
            <text:p>0.0414</text:p>
          </table:table-cell>
          <table:table-cell office:value-type="float" office:value="-304186.43567899" calcext:value-type="float">
            <text:p>-304186.43567899</text:p>
          </table:table-cell>
          <table:table-cell office:value-type="float" office:value="-227.73827355719" calcext:value-type="float">
            <text:p>-227.73827355719</text:p>
          </table:table-cell>
          <table:table-cell office:value-type="float" office:value="-25.233822560814" calcext:value-type="float">
            <text:p>-25.233822560814</text:p>
          </table:table-cell>
          <table:table-cell table:formula="of:=-((200*PI())^2)*SIN(200*[.A416]*PI())" office:value-type="float" office:value="-304186.435679902" calcext:value-type="float">
            <text:p>-304186.435679902</text:p>
          </table:table-cell>
          <table:table-cell table:formula="of:=[.F415]+(1-0.5)*0.0001*[.E415]+0.5*0.0001*[.E416]" office:value-type="float" office:value="-227.738273555592" calcext:value-type="float">
            <text:p>-227.738273555592</text:p>
          </table:table-cell>
          <table:table-cell table:formula="of:=[.G415]+0.0001*[.F415]+(0.5-0.25)*0.0001^2*[.E415]+0.25*0.0001^2*[.E416]" office:value-type="float" office:value="-25.2338225608031" calcext:value-type="float">
            <text:p>-25.2338225608031</text:p>
          </table:table-cell>
          <table:table-cell table:formula="of:=[.H415]+1/2*([.A416]-[.A415])*([.E416]+[.E415])" office:value-type="float" office:value="-227.738273555592" calcext:value-type="float">
            <text:p>-227.738273555592</text:p>
          </table:table-cell>
          <table:table-cell table:formula="of:=[.I415]+1/2*([.A416]-[.A415])*([.H416]+[.H415])" office:value-type="float" office:value="-25.2338225608031" calcext:value-type="float">
            <text:p>-25.2338225608031</text:p>
          </table:table-cell>
          <table:table-cell table:formula="of:=200*PI()*COS(200*PI()*[.A416])" office:value-type="float" office:value="400.505304683275" calcext:value-type="float">
            <text:p>400.505304683275</text:p>
          </table:table-cell>
          <table:table-cell table:formula="of:=SIN(200*PI()*[.A416])" office:value-type="float" office:value="0.77051324277579" calcext:value-type="float">
            <text:p>0.77051324277579</text:p>
          </table:table-cell>
        </table:table-row>
        <table:table-row table:style-name="ro1">
          <table:table-cell office:value-type="float" office:value="0.0415" calcext:value-type="float">
            <text:p>0.0415</text:p>
          </table:table-cell>
          <table:table-cell office:value-type="float" office:value="-319387.10753021" calcext:value-type="float">
            <text:p>-319387.10753021</text:p>
          </table:table-cell>
          <table:table-cell office:value-type="float" office:value="-258.91695071765" calcext:value-type="float">
            <text:p>-258.91695071765</text:p>
          </table:table-cell>
          <table:table-cell office:value-type="float" office:value="-25.258155322028" calcext:value-type="float">
            <text:p>-25.258155322028</text:p>
          </table:table-cell>
          <table:table-cell table:formula="of:=-((200*PI())^2)*SIN(200*[.A417]*PI())" office:value-type="float" office:value="-319387.107529563" calcext:value-type="float">
            <text:p>-319387.107529563</text:p>
          </table:table-cell>
          <table:table-cell table:formula="of:=[.F416]+(1-0.5)*0.0001*[.E416]+0.5*0.0001*[.E417]" office:value-type="float" office:value="-258.916950716065" calcext:value-type="float">
            <text:p>-258.916950716065</text:p>
          </table:table-cell>
          <table:table-cell table:formula="of:=[.G416]+0.0001*[.F416]+(0.5-0.25)*0.0001^2*[.E416]+0.25*0.0001^2*[.E417]" office:value-type="float" office:value="-25.2581553220167" calcext:value-type="float">
            <text:p>-25.2581553220167</text:p>
          </table:table-cell>
          <table:table-cell table:formula="of:=[.H416]+1/2*([.A417]-[.A416])*([.E417]+[.E416])" office:value-type="float" office:value="-258.916950716066" calcext:value-type="float">
            <text:p>-258.916950716066</text:p>
          </table:table-cell>
          <table:table-cell table:formula="of:=[.I416]+1/2*([.A417]-[.A416])*([.H417]+[.H416])" office:value-type="float" office:value="-25.2581553220167" calcext:value-type="float">
            <text:p>-25.2581553220167</text:p>
          </table:table-cell>
          <table:table-cell table:formula="of:=200*PI()*COS(200*PI()*[.A417])" office:value-type="float" office:value="369.316366098091" calcext:value-type="float">
            <text:p>369.316366098091</text:p>
          </table:table-cell>
          <table:table-cell table:formula="of:=SIN(200*PI()*[.A417])" office:value-type="float" office:value="0.809016994374948" calcext:value-type="float">
            <text:p>0.809016994374948</text:p>
          </table:table-cell>
        </table:table-row>
        <table:table-row table:style-name="ro1">
          <table:table-cell office:value-type="float" office:value="0.0416" calcext:value-type="float">
            <text:p>0.0416</text:p>
          </table:table-cell>
          <table:table-cell office:value-type="float" office:value="-333327.30437954" calcext:value-type="float">
            <text:p>-333327.30437954</text:p>
          </table:table-cell>
          <table:table-cell office:value-type="float" office:value="-291.55267131314" calcext:value-type="float">
            <text:p>-291.55267131314</text:p>
          </table:table-cell>
          <table:table-cell office:value-type="float" office:value="-25.28567880313" calcext:value-type="float">
            <text:p>-25.28567880313</text:p>
          </table:table-cell>
          <table:table-cell table:formula="of:=-((200*PI())^2)*SIN(200*[.A418]*PI())" office:value-type="float" office:value="-333327.304379894" calcext:value-type="float">
            <text:p>-333327.304379894</text:p>
          </table:table-cell>
          <table:table-cell table:formula="of:=[.F417]+(1-0.5)*0.0001*[.E417]+0.5*0.0001*[.E418]" office:value-type="float" office:value="-291.552671311538" calcext:value-type="float">
            <text:p>-291.552671311538</text:p>
          </table:table-cell>
          <table:table-cell table:formula="of:=[.G417]+0.0001*[.F417]+(0.5-0.25)*0.0001^2*[.E417]+0.25*0.0001^2*[.E418]" office:value-type="float" office:value="-25.285678803118" calcext:value-type="float">
            <text:p>-25.285678803118</text:p>
          </table:table-cell>
          <table:table-cell table:formula="of:=[.H417]+1/2*([.A418]-[.A417])*([.E418]+[.E417])" office:value-type="float" office:value="-291.552671311539" calcext:value-type="float">
            <text:p>-291.552671311539</text:p>
          </table:table-cell>
          <table:table-cell table:formula="of:=[.I417]+1/2*([.A418]-[.A417])*([.H418]+[.H417])" office:value-type="float" office:value="-25.285678803118" calcext:value-type="float">
            <text:p>-25.285678803118</text:p>
          </table:table-cell>
          <table:table-cell table:formula="of:=200*PI()*COS(200*PI()*[.A418])" office:value-type="float" office:value="336.669904540514" calcext:value-type="float">
            <text:p>336.669904540514</text:p>
          </table:table-cell>
          <table:table-cell table:formula="of:=SIN(200*PI()*[.A418])" office:value-type="float" office:value="0.844327925502017" calcext:value-type="float">
            <text:p>0.844327925502017</text:p>
          </table:table-cell>
        </table:table-row>
        <table:table-row table:style-name="ro1">
          <table:table-cell office:value-type="float" office:value="0.0417" calcext:value-type="float">
            <text:p>0.0417</text:p>
          </table:table-cell>
          <table:table-cell office:value-type="float" office:value="-345952.01064368" calcext:value-type="float">
            <text:p>-345952.01064368</text:p>
          </table:table-cell>
          <table:table-cell office:value-type="float" office:value="-325.5166370643" calcext:value-type="float">
            <text:p>-325.5166370643</text:p>
          </table:table-cell>
          <table:table-cell office:value-type="float" office:value="-25.316532268549" calcext:value-type="float">
            <text:p>-25.316532268549</text:p>
          </table:table-cell>
          <table:table-cell table:formula="of:=-((200*PI())^2)*SIN(200*[.A419]*PI())" office:value-type="float" office:value="-345952.010642597" calcext:value-type="float">
            <text:p>-345952.010642597</text:p>
          </table:table-cell>
          <table:table-cell table:formula="of:=[.F418]+(1-0.5)*0.0001*[.E418]+0.5*0.0001*[.E419]" office:value-type="float" office:value="-325.516637062662" calcext:value-type="float">
            <text:p>-325.516637062662</text:p>
          </table:table-cell>
          <table:table-cell table:formula="of:=[.G418]+0.0001*[.F418]+(0.5-0.25)*0.0001^2*[.E418]+0.25*0.0001^2*[.E419]" office:value-type="float" office:value="-25.3165322685367" calcext:value-type="float">
            <text:p>-25.3165322685367</text:p>
          </table:table-cell>
          <table:table-cell table:formula="of:=[.H418]+1/2*([.A419]-[.A418])*([.E419]+[.E418])" office:value-type="float" office:value="-325.516637062663" calcext:value-type="float">
            <text:p>-325.516637062663</text:p>
          </table:table-cell>
          <table:table-cell table:formula="of:=[.I418]+1/2*([.A419]-[.A418])*([.H419]+[.H418])" office:value-type="float" office:value="-25.3165322685368" calcext:value-type="float">
            <text:p>-25.3165322685368</text:p>
          </table:table-cell>
          <table:table-cell table:formula="of:=200*PI()*COS(200*PI()*[.A419])" office:value-type="float" office:value="302.694760679568" calcext:value-type="float">
            <text:p>302.694760679568</text:p>
          </table:table-cell>
          <table:table-cell table:formula="of:=SIN(200*PI()*[.A419])" office:value-type="float" office:value="0.876306680043864" calcext:value-type="float">
            <text:p>0.876306680043864</text:p>
          </table:table-cell>
        </table:table-row>
        <table:table-row table:style-name="ro1">
          <table:table-cell office:value-type="float" office:value="0.0418" calcext:value-type="float">
            <text:p>0.0418</text:p>
          </table:table-cell>
          <table:table-cell office:value-type="float" office:value="-357211.40236857" calcext:value-type="float">
            <text:p>-357211.40236857</text:p>
          </table:table-cell>
          <table:table-cell office:value-type="float" office:value="-360.67480771491" calcext:value-type="float">
            <text:p>-360.67480771491</text:p>
          </table:table-cell>
          <table:table-cell office:value-type="float" office:value="-25.350841840788" calcext:value-type="float">
            <text:p>-25.350841840788</text:p>
          </table:table-cell>
          <table:table-cell table:formula="of:=-((200*PI())^2)*SIN(200*[.A420]*PI())" office:value-type="float" office:value="-357211.402369734" calcext:value-type="float">
            <text:p>-357211.402369734</text:p>
          </table:table-cell>
          <table:table-cell table:formula="of:=[.F419]+(1-0.5)*0.0001*[.E419]+0.5*0.0001*[.E420]" office:value-type="float" office:value="-360.674807713279" calcext:value-type="float">
            <text:p>-360.674807713279</text:p>
          </table:table-cell>
          <table:table-cell table:formula="of:=[.G419]+0.0001*[.F419]+(0.5-0.25)*0.0001^2*[.E419]+0.25*0.0001^2*[.E420]" office:value-type="float" office:value="-25.3508418407755" calcext:value-type="float">
            <text:p>-25.3508418407755</text:p>
          </table:table-cell>
          <table:table-cell table:formula="of:=[.H419]+1/2*([.A420]-[.A419])*([.E420]+[.E419])" office:value-type="float" office:value="-360.67480771328" calcext:value-type="float">
            <text:p>-360.67480771328</text:p>
          </table:table-cell>
          <table:table-cell table:formula="of:=[.I419]+1/2*([.A420]-[.A419])*([.H420]+[.H419])" office:value-type="float" office:value="-25.3508418407756" calcext:value-type="float">
            <text:p>-25.3508418407756</text:p>
          </table:table-cell>
          <table:table-cell table:formula="of:=200*PI()*COS(200*PI()*[.A420])" office:value-type="float" office:value="267.525018886298" calcext:value-type="float">
            <text:p>267.525018886298</text:p>
          </table:table-cell>
          <table:table-cell table:formula="of:=SIN(200*PI()*[.A420])" office:value-type="float" office:value="0.904827052466021" calcext:value-type="float">
            <text:p>0.904827052466021</text:p>
          </table:table-cell>
        </table:table-row>
        <table:table-row table:style-name="ro1">
          <table:table-cell office:value-type="float" office:value="0.0419" calcext:value-type="float">
            <text:p>0.0419</text:p>
          </table:table-cell>
          <table:table-cell office:value-type="float" office:value="-367061.04388641" calcext:value-type="float">
            <text:p>-367061.04388641</text:p>
          </table:table-cell>
          <table:table-cell office:value-type="float" office:value="-396.88843002766" calcext:value-type="float">
            <text:p>-396.88843002766</text:p>
          </table:table-cell>
          <table:table-cell office:value-type="float" office:value="-25.388720002675" calcext:value-type="float">
            <text:p>-25.388720002675</text:p>
          </table:table-cell>
          <table:table-cell table:formula="of:=-((200*PI())^2)*SIN(200*[.A421]*PI())" office:value-type="float" office:value="-367061.043886084" calcext:value-type="float">
            <text:p>-367061.043886084</text:p>
          </table:table-cell>
          <table:table-cell table:formula="of:=[.F420]+(1-0.5)*0.0001*[.E420]+0.5*0.0001*[.E421]" office:value-type="float" office:value="-396.88843002607" calcext:value-type="float">
            <text:p>-396.88843002607</text:p>
          </table:table-cell>
          <table:table-cell table:formula="of:=[.G420]+0.0001*[.F420]+(0.5-0.25)*0.0001^2*[.E420]+0.25*0.0001^2*[.E421]" office:value-type="float" office:value="-25.3887200026625" calcext:value-type="float">
            <text:p>-25.3887200026625</text:p>
          </table:table-cell>
          <table:table-cell table:formula="of:=[.H420]+1/2*([.A421]-[.A420])*([.E421]+[.E420])" office:value-type="float" office:value="-396.88843002607" calcext:value-type="float">
            <text:p>-396.88843002607</text:p>
          </table:table-cell>
          <table:table-cell table:formula="of:=[.I420]+1/2*([.A421]-[.A420])*([.H421]+[.H420])" office:value-type="float" office:value="-25.3887200026625" calcext:value-type="float">
            <text:p>-25.3887200026625</text:p>
          </table:table-cell>
          <table:table-cell table:formula="of:=200*PI()*COS(200*PI()*[.A421])" office:value-type="float" office:value="231.299478064043" calcext:value-type="float">
            <text:p>231.299478064043</text:p>
          </table:table-cell>
          <table:table-cell table:formula="of:=SIN(200*PI()*[.A421])" office:value-type="float" office:value="0.929776485888251" calcext:value-type="float">
            <text:p>0.929776485888251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-375462.06315572" calcext:value-type="float">
            <text:p>-375462.06315572</text:p>
          </table:table-cell>
          <table:table-cell office:value-type="float" office:value="-434.01458537977" calcext:value-type="float">
            <text:p>-434.01458537977</text:p>
          </table:table-cell>
          <table:table-cell office:value-type="float" office:value="-25.430265153445" calcext:value-type="float">
            <text:p>-25.430265153445</text:p>
          </table:table-cell>
          <table:table-cell table:formula="of:=-((200*PI())^2)*SIN(200*[.A422]*PI())" office:value-type="float" office:value="-375462.063156454" calcext:value-type="float">
            <text:p>-375462.063156454</text:p>
          </table:table-cell>
          <table:table-cell table:formula="of:=[.F421]+(1-0.5)*0.0001*[.E421]+0.5*0.0001*[.E422]" office:value-type="float" office:value="-434.014585378197" calcext:value-type="float">
            <text:p>-434.014585378197</text:p>
          </table:table-cell>
          <table:table-cell table:formula="of:=[.G421]+0.0001*[.F421]+(0.5-0.25)*0.0001^2*[.E421]+0.25*0.0001^2*[.E422]" office:value-type="float" office:value="-25.4302651534327" calcext:value-type="float">
            <text:p>-25.4302651534327</text:p>
          </table:table-cell>
          <table:table-cell table:formula="of:=[.H421]+1/2*([.A422]-[.A421])*([.E422]+[.E421])" office:value-type="float" office:value="-434.014585378198" calcext:value-type="float">
            <text:p>-434.014585378198</text:p>
          </table:table-cell>
          <table:table-cell table:formula="of:=[.I421]+1/2*([.A422]-[.A421])*([.H422]+[.H421])" office:value-type="float" office:value="-25.4302651534327" calcext:value-type="float">
            <text:p>-25.4302651534327</text:p>
          </table:table-cell>
          <table:table-cell table:formula="of:=200*PI()*COS(200*PI()*[.A422])" office:value-type="float" office:value="194.161103872545" calcext:value-type="float">
            <text:p>194.161103872545</text:p>
          </table:table-cell>
          <table:table-cell table:formula="of:=SIN(200*PI()*[.A422])" office:value-type="float" office:value="0.951056516295154" calcext:value-type="float">
            <text:p>0.951056516295154</text:p>
          </table:table-cell>
        </table:table-row>
        <table:table-row table:style-name="ro1">
          <table:table-cell office:value-type="float" office:value="0.0421" calcext:value-type="float">
            <text:p>0.0421</text:p>
          </table:table-cell>
          <table:table-cell office:value-type="float" office:value="-382381.30519694" calcext:value-type="float">
            <text:p>-382381.30519694</text:p>
          </table:table-cell>
          <table:table-cell office:value-type="float" office:value="-471.9067537974" calcext:value-type="float">
            <text:p>-471.9067537974</text:p>
          </table:table-cell>
          <table:table-cell office:value-type="float" office:value="-25.475561220404" calcext:value-type="float">
            <text:p>-25.475561220404</text:p>
          </table:table-cell>
          <table:table-cell table:formula="of:=-((200*PI())^2)*SIN(200*[.A423]*PI())" office:value-type="float" office:value="-382381.305195848" calcext:value-type="float">
            <text:p>-382381.305195848</text:p>
          </table:table-cell>
          <table:table-cell table:formula="of:=[.F422]+(1-0.5)*0.0001*[.E422]+0.5*0.0001*[.E423]" office:value-type="float" office:value="-471.906753795812" calcext:value-type="float">
            <text:p>-471.906753795812</text:p>
          </table:table-cell>
          <table:table-cell table:formula="of:=[.G422]+0.0001*[.F422]+(0.5-0.25)*0.0001^2*[.E422]+0.25*0.0001^2*[.E423]" office:value-type="float" office:value="-25.4755612203914" calcext:value-type="float">
            <text:p>-25.4755612203914</text:p>
          </table:table-cell>
          <table:table-cell table:formula="of:=[.H422]+1/2*([.A423]-[.A422])*([.E423]+[.E422])" office:value-type="float" office:value="-471.906753795814" calcext:value-type="float">
            <text:p>-471.906753795814</text:p>
          </table:table-cell>
          <table:table-cell table:formula="of:=[.I422]+1/2*([.A423]-[.A422])*([.H423]+[.H422])" office:value-type="float" office:value="-25.4755612203914" calcext:value-type="float">
            <text:p>-25.4755612203914</text:p>
          </table:table-cell>
          <table:table-cell table:formula="of:=200*PI()*COS(200*PI()*[.A423])" office:value-type="float" office:value="156.256464507835" calcext:value-type="float">
            <text:p>156.256464507835</text:p>
          </table:table-cell>
          <table:table-cell table:formula="of:=SIN(200*PI()*[.A423])" office:value-type="float" office:value="0.968583161128632" calcext:value-type="float">
            <text:p>0.968583161128632</text:p>
          </table:table-cell>
        </table:table-row>
        <table:table-row table:style-name="ro1">
          <table:table-cell office:value-type="float" office:value="0.0422" calcext:value-type="float">
            <text:p>0.0422</text:p>
          </table:table-cell>
          <table:table-cell office:value-type="float" office:value="-387791.46291613" calcext:value-type="float">
            <text:p>-387791.46291613</text:p>
          </table:table-cell>
          <table:table-cell office:value-type="float" office:value="-510.41539220305" calcext:value-type="float">
            <text:p>-510.41539220305</text:p>
          </table:table-cell>
          <table:table-cell office:value-type="float" office:value="-25.524677327704" calcext:value-type="float">
            <text:p>-25.524677327704</text:p>
          </table:table-cell>
          <table:table-cell table:formula="of:=-((200*PI())^2)*SIN(200*[.A424]*PI())" office:value-type="float" office:value="-387791.462917033" calcext:value-type="float">
            <text:p>-387791.462917033</text:p>
          </table:table-cell>
          <table:table-cell table:formula="of:=[.F423]+(1-0.5)*0.0001*[.E423]+0.5*0.0001*[.E424]" office:value-type="float" office:value="-510.415392201456" calcext:value-type="float">
            <text:p>-510.415392201456</text:p>
          </table:table-cell>
          <table:table-cell table:formula="of:=[.G423]+0.0001*[.F423]+(0.5-0.25)*0.0001^2*[.E423]+0.25*0.0001^2*[.E424]" office:value-type="float" office:value="-25.5246773276913" calcext:value-type="float">
            <text:p>-25.5246773276913</text:p>
          </table:table-cell>
          <table:table-cell table:formula="of:=[.H423]+1/2*([.A424]-[.A423])*([.E424]+[.E423])" office:value-type="float" office:value="-510.415392201456" calcext:value-type="float">
            <text:p>-510.415392201456</text:p>
          </table:table-cell>
          <table:table-cell table:formula="of:=[.I423]+1/2*([.A424]-[.A423])*([.H424]+[.H423])" office:value-type="float" office:value="-25.5246773276913" calcext:value-type="float">
            <text:p>-25.5246773276913</text:p>
          </table:table-cell>
          <table:table-cell table:formula="of:=200*PI()*COS(200*PI()*[.A424])" office:value-type="float" office:value="117.735152264501" calcext:value-type="float">
            <text:p>117.735152264501</text:p>
          </table:table-cell>
          <table:table-cell table:formula="of:=SIN(200*PI()*[.A424])" office:value-type="float" office:value="0.982287250728689" calcext:value-type="float">
            <text:p>0.982287250728689</text:p>
          </table:table-cell>
        </table:table-row>
        <table:table-row table:style-name="ro1">
          <table:table-cell office:value-type="float" office:value="0.0423" calcext:value-type="float">
            <text:p>0.0423</text:p>
          </table:table-cell>
          <table:table-cell office:value-type="float" office:value="-391671.18490043" calcext:value-type="float">
            <text:p>-391671.18490043</text:p>
          </table:table-cell>
          <table:table-cell office:value-type="float" office:value="-549.38852459388" calcext:value-type="float">
            <text:p>-549.38852459388</text:p>
          </table:table-cell>
          <table:table-cell office:value-type="float" office:value="-25.577667523544" calcext:value-type="float">
            <text:p>-25.577667523544</text:p>
          </table:table-cell>
          <table:table-cell table:formula="of:=-((200*PI())^2)*SIN(200*[.A425]*PI())" office:value-type="float" office:value="-391671.184899153" calcext:value-type="float">
            <text:p>-391671.184899153</text:p>
          </table:table-cell>
          <table:table-cell table:formula="of:=[.F424]+(1-0.5)*0.0001*[.E424]+0.5*0.0001*[.E425]" office:value-type="float" office:value="-549.388524592265" calcext:value-type="float">
            <text:p>-549.388524592265</text:p>
          </table:table-cell>
          <table:table-cell table:formula="of:=[.G424]+0.0001*[.F424]+(0.5-0.25)*0.0001^2*[.E424]+0.25*0.0001^2*[.E425]" office:value-type="float" office:value="-25.577667523531" calcext:value-type="float">
            <text:p>-25.577667523531</text:p>
          </table:table-cell>
          <table:table-cell table:formula="of:=[.H424]+1/2*([.A425]-[.A424])*([.E425]+[.E424])" office:value-type="float" office:value="-549.388524592267" calcext:value-type="float">
            <text:p>-549.388524592267</text:p>
          </table:table-cell>
          <table:table-cell table:formula="of:=[.I424]+1/2*([.A425]-[.A424])*([.H425]+[.H424])" office:value-type="float" office:value="-25.577667523531" calcext:value-type="float">
            <text:p>-25.577667523531</text:p>
          </table:table-cell>
          <table:table-cell table:formula="of:=200*PI()*COS(200*PI()*[.A425])" office:value-type="float" office:value="78.7491931632535" calcext:value-type="float">
            <text:p>78.7491931632535</text:p>
          </table:table-cell>
          <table:table-cell table:formula="of:=SIN(200*PI()*[.A425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424" calcext:value-type="float">
            <text:p>0.0424</text:p>
          </table:table-cell>
          <table:table-cell office:value-type="float" office:value="-394005.15965199" calcext:value-type="float">
            <text:p>-394005.15965199</text:p>
          </table:table-cell>
          <table:table-cell office:value-type="float" office:value="-588.6723418215" calcext:value-type="float">
            <text:p>-588.6723418215</text:p>
          </table:table-cell>
          <table:table-cell office:value-type="float" office:value="-25.634570566865" calcext:value-type="float">
            <text:p>-25.634570566865</text:p>
          </table:table-cell>
          <table:table-cell table:formula="of:=-((200*PI())^2)*SIN(200*[.A426]*PI())" office:value-type="float" office:value="-394005.159652019" calcext:value-type="float">
            <text:p>-394005.159652019</text:p>
          </table:table-cell>
          <table:table-cell table:formula="of:=[.F425]+(1-0.5)*0.0001*[.E425]+0.5*0.0001*[.E426]" office:value-type="float" office:value="-588.672341819824" calcext:value-type="float">
            <text:p>-588.672341819824</text:p>
          </table:table-cell>
          <table:table-cell table:formula="of:=[.G425]+0.0001*[.F425]+(0.5-0.25)*0.0001^2*[.E425]+0.25*0.0001^2*[.E426]" office:value-type="float" office:value="-25.6345705668516" calcext:value-type="float">
            <text:p>-25.6345705668516</text:p>
          </table:table-cell>
          <table:table-cell table:formula="of:=[.H425]+1/2*([.A426]-[.A425])*([.E426]+[.E425])" office:value-type="float" office:value="-588.672341819824" calcext:value-type="float">
            <text:p>-588.672341819824</text:p>
          </table:table-cell>
          <table:table-cell table:formula="of:=[.I425]+1/2*([.A426]-[.A425])*([.H426]+[.H425])" office:value-type="float" office:value="-25.6345705668516" calcext:value-type="float">
            <text:p>-25.6345705668516</text:p>
          </table:table-cell>
          <table:table-cell table:formula="of:=200*PI()*COS(200*PI()*[.A426])" office:value-type="float" office:value="39.4524469736748" calcext:value-type="float">
            <text:p>39.4524469736748</text:p>
          </table:table-cell>
          <table:table-cell table:formula="of:=SIN(200*PI()*[.A426])" office:value-type="float" office:value="0.998026728428272" calcext:value-type="float">
            <text:p>0.998026728428272</text:p>
          </table:table-cell>
        </table:table-row>
        <table:table-row table:style-name="ro1">
          <table:table-cell office:value-type="float" office:value="0.0425" calcext:value-type="float">
            <text:p>0.0425</text:p>
          </table:table-cell>
          <table:table-cell office:value-type="float" office:value="-394784.17604382" calcext:value-type="float">
            <text:p>-394784.17604382</text:p>
          </table:table-cell>
          <table:table-cell office:value-type="float" office:value="-628.11180860629" calcext:value-type="float">
            <text:p>-628.11180860629</text:p>
          </table:table-cell>
          <table:table-cell office:value-type="float" office:value="-25.695409774386" calcext:value-type="float">
            <text:p>-25.695409774386</text:p>
          </table:table-cell>
          <table:table-cell table:formula="of:=-((200*PI())^2)*SIN(200*[.A427]*PI())" office:value-type="float" office:value="-394784.176043574" calcext:value-type="float">
            <text:p>-394784.176043574</text:p>
          </table:table-cell>
          <table:table-cell table:formula="of:=[.F426]+(1-0.5)*0.0001*[.E426]+0.5*0.0001*[.E427]" office:value-type="float" office:value="-628.111808604604" calcext:value-type="float">
            <text:p>-628.111808604604</text:p>
          </table:table-cell>
          <table:table-cell table:formula="of:=[.G426]+0.0001*[.F426]+(0.5-0.25)*0.0001^2*[.E426]+0.25*0.0001^2*[.E427]" office:value-type="float" office:value="-25.6954097743728" calcext:value-type="float">
            <text:p>-25.6954097743728</text:p>
          </table:table-cell>
          <table:table-cell table:formula="of:=[.H426]+1/2*([.A427]-[.A426])*([.E427]+[.E426])" office:value-type="float" office:value="-628.111808604605" calcext:value-type="float">
            <text:p>-628.111808604605</text:p>
          </table:table-cell>
          <table:table-cell table:formula="of:=[.I426]+1/2*([.A427]-[.A426])*([.H427]+[.H426])" office:value-type="float" office:value="-25.6954097743728" calcext:value-type="float">
            <text:p>-25.6954097743728</text:p>
          </table:table-cell>
          <table:table-cell table:formula="of:=200*PI()*COS(200*PI()*[.A427])" office:value-type="float" office:value="-0.000000000000462069883497354" calcext:value-type="float">
            <text:p>-4.62069883497354E-13</text:p>
          </table:table-cell>
          <table:table-cell table:formula="of:=SIN(200*PI()*[.A4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26" calcext:value-type="float">
            <text:p>0.0426</text:p>
          </table:table-cell>
          <table:table-cell office:value-type="float" office:value="-394005.15965204" calcext:value-type="float">
            <text:p>-394005.15965204</text:p>
          </table:table-cell>
          <table:table-cell office:value-type="float" office:value="-667.55127539109" calcext:value-type="float">
            <text:p>-667.55127539109</text:p>
          </table:table-cell>
          <table:table-cell office:value-type="float" office:value="-25.760192928586" calcext:value-type="float">
            <text:p>-25.760192928586</text:p>
          </table:table-cell>
          <table:table-cell table:formula="of:=-((200*PI())^2)*SIN(200*[.A428]*PI())" office:value-type="float" office:value="-394005.159652019" calcext:value-type="float">
            <text:p>-394005.159652019</text:p>
          </table:table-cell>
          <table:table-cell table:formula="of:=[.F427]+(1-0.5)*0.0001*[.E427]+0.5*0.0001*[.E428]" office:value-type="float" office:value="-667.551275389383" calcext:value-type="float">
            <text:p>-667.551275389383</text:p>
          </table:table-cell>
          <table:table-cell table:formula="of:=[.G427]+0.0001*[.F427]+(0.5-0.25)*0.0001^2*[.E427]+0.25*0.0001^2*[.E428]" office:value-type="float" office:value="-25.7601929285725" calcext:value-type="float">
            <text:p>-25.7601929285725</text:p>
          </table:table-cell>
          <table:table-cell table:formula="of:=[.H427]+1/2*([.A428]-[.A427])*([.E428]+[.E427])" office:value-type="float" office:value="-667.551275389383" calcext:value-type="float">
            <text:p>-667.551275389383</text:p>
          </table:table-cell>
          <table:table-cell table:formula="of:=[.I427]+1/2*([.A428]-[.A427])*([.H428]+[.H427])" office:value-type="float" office:value="-25.7601929285725" calcext:value-type="float">
            <text:p>-25.7601929285725</text:p>
          </table:table-cell>
          <table:table-cell table:formula="of:=200*PI()*COS(200*PI()*[.A428])" office:value-type="float" office:value="-39.4524469736757" calcext:value-type="float">
            <text:p>-39.4524469736757</text:p>
          </table:table-cell>
          <table:table-cell table:formula="of:=SIN(200*PI()*[.A428])" office:value-type="float" office:value="0.998026728428271" calcext:value-type="float">
            <text:p>0.998026728428271</text:p>
          </table:table-cell>
        </table:table-row>
        <table:table-row table:style-name="ro1">
          <table:table-cell office:value-type="float" office:value="0.0427" calcext:value-type="float">
            <text:p>0.0427</text:p>
          </table:table-cell>
          <table:table-cell office:value-type="float" office:value="-391671.18490034" calcext:value-type="float">
            <text:p>-391671.18490034</text:p>
          </table:table-cell>
          <table:table-cell office:value-type="float" office:value="-706.83509261871" calcext:value-type="float">
            <text:p>-706.83509261871</text:p>
          </table:table-cell>
          <table:table-cell office:value-type="float" office:value="-25.828912246986" calcext:value-type="float">
            <text:p>-25.828912246986</text:p>
          </table:table-cell>
          <table:table-cell table:formula="of:=-((200*PI())^2)*SIN(200*[.A429]*PI())" office:value-type="float" office:value="-391671.184899153" calcext:value-type="float">
            <text:p>-391671.184899153</text:p>
          </table:table-cell>
          <table:table-cell table:formula="of:=[.F428]+(1-0.5)*0.0001*[.E428]+0.5*0.0001*[.E429]" office:value-type="float" office:value="-706.835092616942" calcext:value-type="float">
            <text:p>-706.835092616942</text:p>
          </table:table-cell>
          <table:table-cell table:formula="of:=[.G428]+0.0001*[.F428]+(0.5-0.25)*0.0001^2*[.E428]+0.25*0.0001^2*[.E429]" office:value-type="float" office:value="-25.8289122469728" calcext:value-type="float">
            <text:p>-25.8289122469728</text:p>
          </table:table-cell>
          <table:table-cell table:formula="of:=[.H428]+1/2*([.A429]-[.A428])*([.E429]+[.E428])" office:value-type="float" office:value="-706.835092616942" calcext:value-type="float">
            <text:p>-706.835092616942</text:p>
          </table:table-cell>
          <table:table-cell table:formula="of:=[.I428]+1/2*([.A429]-[.A428])*([.H429]+[.H428])" office:value-type="float" office:value="-25.8289122469728" calcext:value-type="float">
            <text:p>-25.8289122469728</text:p>
          </table:table-cell>
          <table:table-cell table:formula="of:=200*PI()*COS(200*PI()*[.A429])" office:value-type="float" office:value="-78.7491931632544" calcext:value-type="float">
            <text:p>-78.7491931632544</text:p>
          </table:table-cell>
          <table:table-cell table:formula="of:=SIN(200*PI()*[.A429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428" calcext:value-type="float">
            <text:p>0.0428</text:p>
          </table:table-cell>
          <table:table-cell office:value-type="float" office:value="-387791.46291627" calcext:value-type="float">
            <text:p>-387791.46291627</text:p>
          </table:table-cell>
          <table:table-cell office:value-type="float" office:value="-745.80822500954" calcext:value-type="float">
            <text:p>-745.80822500954</text:p>
          </table:table-cell>
          <table:table-cell office:value-type="float" office:value="-25.901544412868" calcext:value-type="float">
            <text:p>-25.901544412868</text:p>
          </table:table-cell>
          <table:table-cell table:formula="of:=-((200*PI())^2)*SIN(200*[.A430]*PI())" office:value-type="float" office:value="-387791.462917033" calcext:value-type="float">
            <text:p>-387791.462917033</text:p>
          </table:table-cell>
          <table:table-cell table:formula="of:=[.F429]+(1-0.5)*0.0001*[.E429]+0.5*0.0001*[.E430]" office:value-type="float" office:value="-745.808225007751" calcext:value-type="float">
            <text:p>-745.808225007751</text:p>
          </table:table-cell>
          <table:table-cell table:formula="of:=[.G429]+0.0001*[.F429]+(0.5-0.25)*0.0001^2*[.E429]+0.25*0.0001^2*[.E430]" office:value-type="float" office:value="-25.901544412854" calcext:value-type="float">
            <text:p>-25.901544412854</text:p>
          </table:table-cell>
          <table:table-cell table:formula="of:=[.H429]+1/2*([.A430]-[.A429])*([.E430]+[.E429])" office:value-type="float" office:value="-745.808225007753" calcext:value-type="float">
            <text:p>-745.808225007753</text:p>
          </table:table-cell>
          <table:table-cell table:formula="of:=[.I429]+1/2*([.A430]-[.A429])*([.H430]+[.H429])" office:value-type="float" office:value="-25.9015444128541" calcext:value-type="float">
            <text:p>-25.9015444128541</text:p>
          </table:table-cell>
          <table:table-cell table:formula="of:=200*PI()*COS(200*PI()*[.A430])" office:value-type="float" office:value="-117.735152264504" calcext:value-type="float">
            <text:p>-117.735152264504</text:p>
          </table:table-cell>
          <table:table-cell table:formula="of:=SIN(200*PI()*[.A430])" office:value-type="float" office:value="0.982287250728688" calcext:value-type="float">
            <text:p>0.982287250728688</text:p>
          </table:table-cell>
        </table:table-row>
        <table:table-row table:style-name="ro1">
          <table:table-cell office:value-type="float" office:value="0.0429" calcext:value-type="float">
            <text:p>0.0429</text:p>
          </table:table-cell>
          <table:table-cell office:value-type="float" office:value="-382381.30519675" calcext:value-type="float">
            <text:p>-382381.30519675</text:p>
          </table:table-cell>
          <table:table-cell office:value-type="float" office:value="-784.31686341519" calcext:value-type="float">
            <text:p>-784.31686341519</text:p>
          </table:table-cell>
          <table:table-cell office:value-type="float" office:value="-25.978050667289" calcext:value-type="float">
            <text:p>-25.978050667289</text:p>
          </table:table-cell>
          <table:table-cell table:formula="of:=-((200*PI())^2)*SIN(200*[.A431]*PI())" office:value-type="float" office:value="-382381.305195847" calcext:value-type="float">
            <text:p>-382381.305195847</text:p>
          </table:table-cell>
          <table:table-cell table:formula="of:=[.F430]+(1-0.5)*0.0001*[.E430]+0.5*0.0001*[.E431]" office:value-type="float" office:value="-784.316863413395" calcext:value-type="float">
            <text:p>-784.316863413395</text:p>
          </table:table-cell>
          <table:table-cell table:formula="of:=[.G430]+0.0001*[.F430]+(0.5-0.25)*0.0001^2*[.E430]+0.25*0.0001^2*[.E431]" office:value-type="float" office:value="-25.9780506672751" calcext:value-type="float">
            <text:p>-25.9780506672751</text:p>
          </table:table-cell>
          <table:table-cell table:formula="of:=[.H430]+1/2*([.A431]-[.A430])*([.E431]+[.E430])" office:value-type="float" office:value="-784.316863413395" calcext:value-type="float">
            <text:p>-784.316863413395</text:p>
          </table:table-cell>
          <table:table-cell table:formula="of:=[.I430]+1/2*([.A431]-[.A430])*([.H431]+[.H430])" office:value-type="float" office:value="-25.9780506672751" calcext:value-type="float">
            <text:p>-25.9780506672751</text:p>
          </table:table-cell>
          <table:table-cell table:formula="of:=200*PI()*COS(200*PI()*[.A431])" office:value-type="float" office:value="-156.256464507836" calcext:value-type="float">
            <text:p>-156.256464507836</text:p>
          </table:table-cell>
          <table:table-cell table:formula="of:=SIN(200*PI()*[.A431])" office:value-type="float" office:value="0.968583161128631" calcext:value-type="float">
            <text:p>0.968583161128631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-375462.06315597" calcext:value-type="float">
            <text:p>-375462.06315597</text:p>
          </table:table-cell>
          <table:table-cell office:value-type="float" office:value="-822.20903183282" calcext:value-type="float">
            <text:p>-822.20903183282</text:p>
          </table:table-cell>
          <table:table-cell office:value-type="float" office:value="-26.058376962051" calcext:value-type="float">
            <text:p>-26.058376962051</text:p>
          </table:table-cell>
          <table:table-cell table:formula="of:=-((200*PI())^2)*SIN(200*[.A432]*PI())" office:value-type="float" office:value="-375462.063156454" calcext:value-type="float">
            <text:p>-375462.063156454</text:p>
          </table:table-cell>
          <table:table-cell table:formula="of:=[.F431]+(1-0.5)*0.0001*[.E431]+0.5*0.0001*[.E432]" office:value-type="float" office:value="-822.20903183101" calcext:value-type="float">
            <text:p>-822.20903183101</text:p>
          </table:table-cell>
          <table:table-cell table:formula="of:=[.G431]+0.0001*[.F431]+(0.5-0.25)*0.0001^2*[.E431]+0.25*0.0001^2*[.E432]" office:value-type="float" office:value="-26.0583769620373" calcext:value-type="float">
            <text:p>-26.0583769620373</text:p>
          </table:table-cell>
          <table:table-cell table:formula="of:=[.H431]+1/2*([.A432]-[.A431])*([.E432]+[.E431])" office:value-type="float" office:value="-822.209031831012" calcext:value-type="float">
            <text:p>-822.209031831012</text:p>
          </table:table-cell>
          <table:table-cell table:formula="of:=[.I431]+1/2*([.A432]-[.A431])*([.H432]+[.H431])" office:value-type="float" office:value="-26.0583769620373" calcext:value-type="float">
            <text:p>-26.0583769620373</text:p>
          </table:table-cell>
          <table:table-cell table:formula="of:=200*PI()*COS(200*PI()*[.A432])" office:value-type="float" office:value="-194.161103872548" calcext:value-type="float">
            <text:p>-194.161103872548</text:p>
          </table:table-cell>
          <table:table-cell table:formula="of:=SIN(200*PI()*[.A432]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0.0431" calcext:value-type="float">
            <text:p>0.0431</text:p>
          </table:table-cell>
          <table:table-cell office:value-type="float" office:value="-367061.04388611" calcext:value-type="float">
            <text:p>-367061.04388611</text:p>
          </table:table-cell>
          <table:table-cell office:value-type="float" office:value="-859.33518718493" calcext:value-type="float">
            <text:p>-859.33518718493</text:p>
          </table:table-cell>
          <table:table-cell office:value-type="float" office:value="-26.142454173002" calcext:value-type="float">
            <text:p>-26.142454173002</text:p>
          </table:table-cell>
          <table:table-cell table:formula="of:=-((200*PI())^2)*SIN(200*[.A433]*PI())" office:value-type="float" office:value="-367061.043886084" calcext:value-type="float">
            <text:p>-367061.043886084</text:p>
          </table:table-cell>
          <table:table-cell table:formula="of:=[.F432]+(1-0.5)*0.0001*[.E432]+0.5*0.0001*[.E433]" office:value-type="float" office:value="-859.335187183137" calcext:value-type="float">
            <text:p>-859.335187183137</text:p>
          </table:table-cell>
          <table:table-cell table:formula="of:=[.G432]+0.0001*[.F432]+(0.5-0.25)*0.0001^2*[.E432]+0.25*0.0001^2*[.E433]" office:value-type="float" office:value="-26.142454172988" calcext:value-type="float">
            <text:p>-26.142454172988</text:p>
          </table:table-cell>
          <table:table-cell table:formula="of:=[.H432]+1/2*([.A433]-[.A432])*([.E433]+[.E432])" office:value-type="float" office:value="-859.335187183137" calcext:value-type="float">
            <text:p>-859.335187183137</text:p>
          </table:table-cell>
          <table:table-cell table:formula="of:=[.I432]+1/2*([.A433]-[.A432])*([.H433]+[.H432])" office:value-type="float" office:value="-26.142454172988" calcext:value-type="float">
            <text:p>-26.142454172988</text:p>
          </table:table-cell>
          <table:table-cell table:formula="of:=200*PI()*COS(200*PI()*[.A433])" office:value-type="float" office:value="-231.299478064042" calcext:value-type="float">
            <text:p>-231.299478064042</text:p>
          </table:table-cell>
          <table:table-cell table:formula="of:=SIN(200*PI()*[.A433])" office:value-type="float" office:value="0.929776485888252" calcext:value-type="float">
            <text:p>0.929776485888252</text:p>
          </table:table-cell>
        </table:table-row>
        <table:table-row table:style-name="ro1">
          <table:table-cell office:value-type="float" office:value="0.0432" calcext:value-type="float">
            <text:p>0.0432</text:p>
          </table:table-cell>
          <table:table-cell office:value-type="float" office:value="-357211.40236892" calcext:value-type="float">
            <text:p>-357211.40236892</text:p>
          </table:table-cell>
          <table:table-cell office:value-type="float" office:value="-895.54880949768" calcext:value-type="float">
            <text:p>-895.54880949768</text:p>
          </table:table-cell>
          <table:table-cell office:value-type="float" office:value="-26.230198372836" calcext:value-type="float">
            <text:p>-26.230198372836</text:p>
          </table:table-cell>
          <table:table-cell table:formula="of:=-((200*PI())^2)*SIN(200*[.A434]*PI())" office:value-type="float" office:value="-357211.402369733" calcext:value-type="float">
            <text:p>-357211.402369733</text:p>
          </table:table-cell>
          <table:table-cell table:formula="of:=[.F433]+(1-0.5)*0.0001*[.E433]+0.5*0.0001*[.E434]" office:value-type="float" office:value="-895.548809495928" calcext:value-type="float">
            <text:p>-895.548809495928</text:p>
          </table:table-cell>
          <table:table-cell table:formula="of:=[.G433]+0.0001*[.F433]+(0.5-0.25)*0.0001^2*[.E433]+0.25*0.0001^2*[.E434]" office:value-type="float" office:value="-26.230198372822" calcext:value-type="float">
            <text:p>-26.230198372822</text:p>
          </table:table-cell>
          <table:table-cell table:formula="of:=[.H433]+1/2*([.A434]-[.A433])*([.E434]+[.E433])" office:value-type="float" office:value="-895.548809495929" calcext:value-type="float">
            <text:p>-895.548809495929</text:p>
          </table:table-cell>
          <table:table-cell table:formula="of:=[.I433]+1/2*([.A434]-[.A433])*([.H434]+[.H433])" office:value-type="float" office:value="-26.230198372822" calcext:value-type="float">
            <text:p>-26.230198372822</text:p>
          </table:table-cell>
          <table:table-cell table:formula="of:=200*PI()*COS(200*PI()*[.A434])" office:value-type="float" office:value="-267.525018886301" calcext:value-type="float">
            <text:p>-267.525018886301</text:p>
          </table:table-cell>
          <table:table-cell table:formula="of:=SIN(200*PI()*[.A434])" office:value-type="float" office:value="0.904827052466019" calcext:value-type="float">
            <text:p>0.904827052466019</text:p>
          </table:table-cell>
        </table:table-row>
        <table:table-row table:style-name="ro1">
          <table:table-cell office:value-type="float" office:value="0.0433" calcext:value-type="float">
            <text:p>0.0433</text:p>
          </table:table-cell>
          <table:table-cell office:value-type="float" office:value="-345952.01064328" calcext:value-type="float">
            <text:p>-345952.01064328</text:p>
          </table:table-cell>
          <table:table-cell office:value-type="float" office:value="-930.70698014829" calcext:value-type="float">
            <text:p>-930.70698014829</text:p>
          </table:table-cell>
          <table:table-cell office:value-type="float" office:value="-26.321511162319" calcext:value-type="float">
            <text:p>-26.321511162319</text:p>
          </table:table-cell>
          <table:table-cell table:formula="of:=-((200*PI())^2)*SIN(200*[.A435]*PI())" office:value-type="float" office:value="-345952.010642597" calcext:value-type="float">
            <text:p>-345952.010642597</text:p>
          </table:table-cell>
          <table:table-cell table:formula="of:=[.F434]+(1-0.5)*0.0001*[.E434]+0.5*0.0001*[.E435]" office:value-type="float" office:value="-930.706980146544" calcext:value-type="float">
            <text:p>-930.706980146544</text:p>
          </table:table-cell>
          <table:table-cell table:formula="of:=[.G434]+0.0001*[.F434]+(0.5-0.25)*0.0001^2*[.E434]+0.25*0.0001^2*[.E435]" office:value-type="float" office:value="-26.3215111623041" calcext:value-type="float">
            <text:p>-26.3215111623041</text:p>
          </table:table-cell>
          <table:table-cell table:formula="of:=[.H434]+1/2*([.A435]-[.A434])*([.E435]+[.E434])" office:value-type="float" office:value="-930.706980146546" calcext:value-type="float">
            <text:p>-930.706980146546</text:p>
          </table:table-cell>
          <table:table-cell table:formula="of:=[.I434]+1/2*([.A435]-[.A434])*([.H435]+[.H434])" office:value-type="float" office:value="-26.3215111623041" calcext:value-type="float">
            <text:p>-26.3215111623041</text:p>
          </table:table-cell>
          <table:table-cell table:formula="of:=200*PI()*COS(200*PI()*[.A435])" office:value-type="float" office:value="-302.694760679571" calcext:value-type="float">
            <text:p>-302.694760679571</text:p>
          </table:table-cell>
          <table:table-cell table:formula="of:=SIN(200*PI()*[.A435])" office:value-type="float" office:value="0.876306680043861" calcext:value-type="float">
            <text:p>0.876306680043861</text:p>
          </table:table-cell>
        </table:table-row>
        <table:table-row table:style-name="ro1">
          <table:table-cell office:value-type="float" office:value="0.0434" calcext:value-type="float">
            <text:p>0.0434</text:p>
          </table:table-cell>
          <table:table-cell office:value-type="float" office:value="-333327.30437858" calcext:value-type="float">
            <text:p>-333327.30437858</text:p>
          </table:table-cell>
          <table:table-cell office:value-type="float" office:value="-964.67094589938" calcext:value-type="float">
            <text:p>-964.67094589938</text:p>
          </table:table-cell>
          <table:table-cell office:value-type="float" office:value="-26.416280058621" calcext:value-type="float">
            <text:p>-26.416280058621</text:p>
          </table:table-cell>
          <table:table-cell table:formula="of:=-((200*PI())^2)*SIN(200*[.A436]*PI())" office:value-type="float" office:value="-333327.304379894" calcext:value-type="float">
            <text:p>-333327.304379894</text:p>
          </table:table-cell>
          <table:table-cell table:formula="of:=[.F435]+(1-0.5)*0.0001*[.E435]+0.5*0.0001*[.E436]" office:value-type="float" office:value="-964.670945897669" calcext:value-type="float">
            <text:p>-964.670945897669</text:p>
          </table:table-cell>
          <table:table-cell table:formula="of:=[.G435]+0.0001*[.F435]+(0.5-0.25)*0.0001^2*[.E435]+0.25*0.0001^2*[.E436]" office:value-type="float" office:value="-26.4162800586063" calcext:value-type="float">
            <text:p>-26.4162800586063</text:p>
          </table:table-cell>
          <table:table-cell table:formula="of:=[.H435]+1/2*([.A436]-[.A435])*([.E436]+[.E435])" office:value-type="float" office:value="-964.670945897669" calcext:value-type="float">
            <text:p>-964.670945897669</text:p>
          </table:table-cell>
          <table:table-cell table:formula="of:=[.I435]+1/2*([.A436]-[.A435])*([.H436]+[.H435])" office:value-type="float" office:value="-26.4162800586063" calcext:value-type="float">
            <text:p>-26.4162800586063</text:p>
          </table:table-cell>
          <table:table-cell table:formula="of:=200*PI()*COS(200*PI()*[.A436])" office:value-type="float" office:value="-336.669904540517" calcext:value-type="float">
            <text:p>-336.669904540517</text:p>
          </table:table-cell>
          <table:table-cell table:formula="of:=SIN(200*PI()*[.A436])" office:value-type="float" office:value="0.844327925502014" calcext:value-type="float">
            <text:p>0.844327925502014</text:p>
          </table:table-cell>
        </table:table-row>
        <table:table-row table:style-name="ro1">
          <table:table-cell office:value-type="float" office:value="0.0435" calcext:value-type="float">
            <text:p>0.0435</text:p>
          </table:table-cell>
          <table:table-cell office:value-type="float" office:value="-319387.1075297" calcext:value-type="float">
            <text:p>-319387.1075297</text:p>
          </table:table-cell>
          <table:table-cell office:value-type="float" office:value="-997.3066664948" calcext:value-type="float">
            <text:p>-997.3066664948</text:p>
          </table:table-cell>
          <table:table-cell office:value-type="float" office:value="-26.514378939241" calcext:value-type="float">
            <text:p>-26.514378939241</text:p>
          </table:table-cell>
          <table:table-cell table:formula="of:=-((200*PI())^2)*SIN(200*[.A437]*PI())" office:value-type="float" office:value="-319387.107529562" calcext:value-type="float">
            <text:p>-319387.107529562</text:p>
          </table:table-cell>
          <table:table-cell table:formula="of:=[.F436]+(1-0.5)*0.0001*[.E436]+0.5*0.0001*[.E437]" office:value-type="float" office:value="-997.306666493142" calcext:value-type="float">
            <text:p>-997.306666493142</text:p>
          </table:table-cell>
          <table:table-cell table:formula="of:=[.G436]+0.0001*[.F436]+(0.5-0.25)*0.0001^2*[.E436]+0.25*0.0001^2*[.E437]" office:value-type="float" office:value="-26.5143789392259" calcext:value-type="float">
            <text:p>-26.5143789392259</text:p>
          </table:table-cell>
          <table:table-cell table:formula="of:=[.H436]+1/2*([.A437]-[.A436])*([.E437]+[.E436])" office:value-type="float" office:value="-997.306666493143" calcext:value-type="float">
            <text:p>-997.306666493143</text:p>
          </table:table-cell>
          <table:table-cell table:formula="of:=[.I436]+1/2*([.A437]-[.A436])*([.H437]+[.H436])" office:value-type="float" office:value="-26.5143789392259" calcext:value-type="float">
            <text:p>-26.5143789392259</text:p>
          </table:table-cell>
          <table:table-cell table:formula="of:=200*PI()*COS(200*PI()*[.A437])" office:value-type="float" office:value="-369.316366098093" calcext:value-type="float">
            <text:p>-369.316366098093</text:p>
          </table:table-cell>
          <table:table-cell table:formula="of:=SIN(200*PI()*[.A437])" office:value-type="float" office:value="0.809016994374945" calcext:value-type="float">
            <text:p>0.809016994374945</text:p>
          </table:table-cell>
        </table:table-row>
        <table:table-row table:style-name="ro1">
          <table:table-cell office:value-type="float" office:value="0.0436" calcext:value-type="float">
            <text:p>0.0436</text:p>
          </table:table-cell>
          <table:table-cell office:value-type="float" office:value="-304186.43567955" calcext:value-type="float">
            <text:p>-304186.43567955</text:p>
          </table:table-cell>
          <table:table-cell office:value-type="float" office:value="-1028.4853436553" calcext:value-type="float">
            <text:p>-1028.4853436553</text:p>
          </table:table-cell>
          <table:table-cell office:value-type="float" office:value="-26.615668539748" calcext:value-type="float">
            <text:p>-26.615668539748</text:p>
          </table:table-cell>
          <table:table-cell table:formula="of:=-((200*PI())^2)*SIN(200*[.A438]*PI())" office:value-type="float" office:value="-304186.435679902" calcext:value-type="float">
            <text:p>-304186.435679902</text:p>
          </table:table-cell>
          <table:table-cell table:formula="of:=[.F437]+(1-0.5)*0.0001*[.E437]+0.5*0.0001*[.E438]" office:value-type="float" office:value="-1028.48534365362" calcext:value-type="float">
            <text:p>-1028.48534365362</text:p>
          </table:table-cell>
          <table:table-cell table:formula="of:=[.G437]+0.0001*[.F437]+(0.5-0.25)*0.0001^2*[.E437]+0.25*0.0001^2*[.E438]" office:value-type="float" office:value="-26.6156685397332" calcext:value-type="float">
            <text:p>-26.6156685397332</text:p>
          </table:table-cell>
          <table:table-cell table:formula="of:=[.H437]+1/2*([.A438]-[.A437])*([.E438]+[.E437])" office:value-type="float" office:value="-1028.48534365362" calcext:value-type="float">
            <text:p>-1028.48534365362</text:p>
          </table:table-cell>
          <table:table-cell table:formula="of:=[.I437]+1/2*([.A438]-[.A437])*([.H438]+[.H437])" office:value-type="float" office:value="-26.6156685397332" calcext:value-type="float">
            <text:p>-26.6156685397332</text:p>
          </table:table-cell>
          <table:table-cell table:formula="of:=200*PI()*COS(200*PI()*[.A438])" office:value-type="float" office:value="-400.505304683276" calcext:value-type="float">
            <text:p>-400.505304683276</text:p>
          </table:table-cell>
          <table:table-cell table:formula="of:=SIN(200*PI()*[.A438])" office:value-type="float" office:value="0.770513242775789" calcext:value-type="float">
            <text:p>0.770513242775789</text:p>
          </table:table-cell>
        </table:table-row>
        <table:table-row table:style-name="ro1">
          <table:table-cell office:value-type="float" office:value="0.0437" calcext:value-type="float">
            <text:p>0.0437</text:p>
          </table:table-cell>
          <table:table-cell office:value-type="float" office:value="-287785.27893818" calcext:value-type="float">
            <text:p>-287785.27893818</text:p>
          </table:table-cell>
          <table:table-cell office:value-type="float" office:value="-1058.0839293861" calcext:value-type="float">
            <text:p>-1058.0839293861</text:p>
          </table:table-cell>
          <table:table-cell office:value-type="float" office:value="-26.7199970034" calcext:value-type="float">
            <text:p>-26.7199970034</text:p>
          </table:table-cell>
          <table:table-cell table:formula="of:=-((200*PI())^2)*SIN(200*[.A439]*PI())" office:value-type="float" office:value="-287785.278938177" calcext:value-type="float">
            <text:p>-287785.278938177</text:p>
          </table:table-cell>
          <table:table-cell table:formula="of:=[.F438]+(1-0.5)*0.0001*[.E438]+0.5*0.0001*[.E439]" office:value-type="float" office:value="-1058.08392938452" calcext:value-type="float">
            <text:p>-1058.08392938452</text:p>
          </table:table-cell>
          <table:table-cell table:formula="of:=[.G438]+0.0001*[.F438]+(0.5-0.25)*0.0001^2*[.E438]+0.25*0.0001^2*[.E439]" office:value-type="float" office:value="-26.7199970033851" calcext:value-type="float">
            <text:p>-26.7199970033851</text:p>
          </table:table-cell>
          <table:table-cell table:formula="of:=[.H438]+1/2*([.A439]-[.A438])*([.E439]+[.E438])" office:value-type="float" office:value="-1058.08392938452" calcext:value-type="float">
            <text:p>-1058.08392938452</text:p>
          </table:table-cell>
          <table:table-cell table:formula="of:=[.I438]+1/2*([.A439]-[.A438])*([.H439]+[.H438])" office:value-type="float" office:value="-26.7199970033851" calcext:value-type="float">
            <text:p>-26.7199970033851</text:p>
          </table:table-cell>
          <table:table-cell table:formula="of:=200*PI()*COS(200*PI()*[.A439])" office:value-type="float" office:value="-430.113631804346" calcext:value-type="float">
            <text:p>-430.113631804346</text:p>
          </table:table-cell>
          <table:table-cell table:formula="of:=SIN(200*PI()*[.A439])" office:value-type="float" office:value="0.728968627421409" calcext:value-type="float">
            <text:p>0.728968627421409</text:p>
          </table:table-cell>
        </table:table-row>
        <table:table-row table:style-name="ro1">
          <table:table-cell office:value-type="float" office:value="0.0438" calcext:value-type="float">
            <text:p>0.0438</text:p>
          </table:table-cell>
          <table:table-cell office:value-type="float" office:value="-270248.36517675" calcext:value-type="float">
            <text:p>-270248.36517675</text:p>
          </table:table-cell>
          <table:table-cell office:value-type="float" office:value="-1085.9856115919" calcext:value-type="float">
            <text:p>-1085.9856115919</text:p>
          </table:table-cell>
          <table:table-cell office:value-type="float" office:value="-26.827200480449" calcext:value-type="float">
            <text:p>-26.827200480449</text:p>
          </table:table-cell>
          <table:table-cell table:formula="of:=-((200*PI())^2)*SIN(200*[.A440]*PI())" office:value-type="float" office:value="-270248.365177071" calcext:value-type="float">
            <text:p>-270248.365177071</text:p>
          </table:table-cell>
          <table:table-cell table:formula="of:=[.F439]+(1-0.5)*0.0001*[.E439]+0.5*0.0001*[.E440]" office:value-type="float" office:value="-1085.98561159028" calcext:value-type="float">
            <text:p>-1085.98561159028</text:p>
          </table:table-cell>
          <table:table-cell table:formula="of:=[.G439]+0.0001*[.F439]+(0.5-0.25)*0.0001^2*[.E439]+0.25*0.0001^2*[.E440]" office:value-type="float" office:value="-26.8272004804338" calcext:value-type="float">
            <text:p>-26.8272004804338</text:p>
          </table:table-cell>
          <table:table-cell table:formula="of:=[.H439]+1/2*([.A440]-[.A439])*([.E440]+[.E439])" office:value-type="float" office:value="-1085.98561159028" calcext:value-type="float">
            <text:p>-1085.98561159028</text:p>
          </table:table-cell>
          <table:table-cell table:formula="of:=[.I439]+1/2*([.A440]-[.A439])*([.H440]+[.H439])" office:value-type="float" office:value="-26.8272004804339" calcext:value-type="float">
            <text:p>-26.8272004804339</text:p>
          </table:table-cell>
          <table:table-cell table:formula="of:=200*PI()*COS(200*PI()*[.A440])" office:value-type="float" office:value="-458.024496920908" calcext:value-type="float">
            <text:p>-458.024496920908</text:p>
          </table:table-cell>
          <table:table-cell table:formula="of:=SIN(200*PI()*[.A440])" office:value-type="float" office:value="0.684547105928689" calcext:value-type="float">
            <text:p>0.684547105928689</text:p>
          </table:table-cell>
        </table:table-row>
        <table:table-row table:style-name="ro1">
          <table:table-cell office:value-type="float" office:value="0.0439" calcext:value-type="float">
            <text:p>0.0439</text:p>
          </table:table-cell>
          <table:table-cell office:value-type="float" office:value="-251644.90458412" calcext:value-type="float">
            <text:p>-251644.90458412</text:p>
          </table:table-cell>
          <table:table-cell office:value-type="float" office:value="-1112.0802750799" calcext:value-type="float">
            <text:p>-1112.0802750799</text:p>
          </table:table-cell>
          <table:table-cell office:value-type="float" office:value="-26.937103774783" calcext:value-type="float">
            <text:p>-26.937103774783</text:p>
          </table:table-cell>
          <table:table-cell table:formula="of:=-((200*PI())^2)*SIN(200*[.A441]*PI())" office:value-type="float" office:value="-251644.904583343" calcext:value-type="float">
            <text:p>-251644.904583343</text:p>
          </table:table-cell>
          <table:table-cell table:formula="of:=[.F440]+(1-0.5)*0.0001*[.E440]+0.5*0.0001*[.E441]" office:value-type="float" office:value="-1112.0802750783" calcext:value-type="float">
            <text:p>-1112.0802750783</text:p>
          </table:table-cell>
          <table:table-cell table:formula="of:=[.G440]+0.0001*[.F440]+(0.5-0.25)*0.0001^2*[.E440]+0.25*0.0001^2*[.E441]" office:value-type="float" office:value="-26.9371037747673" calcext:value-type="float">
            <text:p>-26.9371037747673</text:p>
          </table:table-cell>
          <table:table-cell table:formula="of:=[.H440]+1/2*([.A441]-[.A440])*([.E441]+[.E440])" office:value-type="float" office:value="-1112.0802750783" calcext:value-type="float">
            <text:p>-1112.0802750783</text:p>
          </table:table-cell>
          <table:table-cell table:formula="of:=[.I440]+1/2*([.A441]-[.A440])*([.H441]+[.H440])" office:value-type="float" office:value="-26.9371037747673" calcext:value-type="float">
            <text:p>-26.9371037747673</text:p>
          </table:table-cell>
          <table:table-cell table:formula="of:=200*PI()*COS(200*PI()*[.A441])" office:value-type="float" office:value="-484.127748599615" calcext:value-type="float">
            <text:p>-484.127748599615</text:p>
          </table:table-cell>
          <table:table-cell table:formula="of:=SIN(200*PI()*[.A441])" office:value-type="float" office:value="0.637423989748688" calcext:value-type="float">
            <text:p>0.637423989748688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-232048.31651583" calcext:value-type="float">
            <text:p>-232048.31651583</text:p>
          </table:table-cell>
          <table:table-cell office:value-type="float" office:value="-1136.2649361349" calcext:value-type="float">
            <text:p>-1136.2649361349</text:p>
          </table:table-cell>
          <table:table-cell office:value-type="float" office:value="-27.049521035344" calcext:value-type="float">
            <text:p>-27.049521035344</text:p>
          </table:table-cell>
          <table:table-cell table:formula="of:=-((200*PI())^2)*SIN(200*[.A442]*PI())" office:value-type="float" office:value="-232048.31651685" calcext:value-type="float">
            <text:p>-232048.31651685</text:p>
          </table:table-cell>
          <table:table-cell table:formula="of:=[.F441]+(1-0.5)*0.0001*[.E441]+0.5*0.0001*[.E442]" office:value-type="float" office:value="-1136.26493613331" calcext:value-type="float">
            <text:p>-1136.26493613331</text:p>
          </table:table-cell>
          <table:table-cell table:formula="of:=[.G441]+0.0001*[.F441]+(0.5-0.25)*0.0001^2*[.E441]+0.25*0.0001^2*[.E442]" office:value-type="float" office:value="-27.0495210353278" calcext:value-type="float">
            <text:p>-27.0495210353278</text:p>
          </table:table-cell>
          <table:table-cell table:formula="of:=[.H441]+1/2*([.A442]-[.A441])*([.E442]+[.E441])" office:value-type="float" office:value="-1136.26493613331" calcext:value-type="float">
            <text:p>-1136.26493613331</text:p>
          </table:table-cell>
          <table:table-cell table:formula="of:=[.I441]+1/2*([.A442]-[.A441])*([.H442]+[.H441])" office:value-type="float" office:value="-27.0495210353279" calcext:value-type="float">
            <text:p>-27.0495210353279</text:p>
          </table:table-cell>
          <table:table-cell table:formula="of:=200*PI()*COS(200*PI()*[.A442])" office:value-type="float" office:value="-508.320369231526" calcext:value-type="float">
            <text:p>-508.320369231526</text:p>
          </table:table-cell>
          <table:table-cell table:formula="of:=SIN(200*PI()*[.A442])" office:value-type="float" office:value="0.587785252292474" calcext:value-type="float">
            <text:p>0.587785252292474</text:p>
          </table:table-cell>
        </table:table-row>
        <table:table-row table:style-name="ro1">
          <table:table-cell office:value-type="float" office:value="0.0441" calcext:value-type="float">
            <text:p>0.0441</text:p>
          </table:table-cell>
          <table:table-cell office:value-type="float" office:value="-211535.93975906" calcext:value-type="float">
            <text:p>-211535.93975906</text:p>
          </table:table-cell>
          <table:table-cell office:value-type="float" office:value="-1158.4441489487" calcext:value-type="float">
            <text:p>-1158.4441489487</text:p>
          </table:table-cell>
          <table:table-cell office:value-type="float" office:value="-27.164256489598" calcext:value-type="float">
            <text:p>-27.164256489598</text:p>
          </table:table-cell>
          <table:table-cell table:formula="of:=-((200*PI())^2)*SIN(200*[.A443]*PI())" office:value-type="float" office:value="-211535.939757853" calcext:value-type="float">
            <text:p>-211535.939757853</text:p>
          </table:table-cell>
          <table:table-cell table:formula="of:=[.F442]+(1-0.5)*0.0001*[.E442]+0.5*0.0001*[.E443]" office:value-type="float" office:value="-1158.44414894705" calcext:value-type="float">
            <text:p>-1158.44414894705</text:p>
          </table:table-cell>
          <table:table-cell table:formula="of:=[.G442]+0.0001*[.F442]+(0.5-0.25)*0.0001^2*[.E442]+0.25*0.0001^2*[.E443]" office:value-type="float" office:value="-27.1642564895819" calcext:value-type="float">
            <text:p>-27.1642564895819</text:p>
          </table:table-cell>
          <table:table-cell table:formula="of:=[.H442]+1/2*([.A443]-[.A442])*([.E443]+[.E442])" office:value-type="float" office:value="-1158.44414894705" calcext:value-type="float">
            <text:p>-1158.44414894705</text:p>
          </table:table-cell>
          <table:table-cell table:formula="of:=[.I442]+1/2*([.A443]-[.A442])*([.H443]+[.H442])" office:value-type="float" office:value="-27.1642564895819" calcext:value-type="float">
            <text:p>-27.1642564895819</text:p>
          </table:table-cell>
          <table:table-cell table:formula="of:=200*PI()*COS(200*PI()*[.A443])" office:value-type="float" office:value="-530.506881595569" calcext:value-type="float">
            <text:p>-530.506881595569</text:p>
          </table:table-cell>
          <table:table-cell table:formula="of:=SIN(200*PI()*[.A443])" office:value-type="float" office:value="0.535826794978995" calcext:value-type="float">
            <text:p>0.535826794978995</text:p>
          </table:table-cell>
        </table:table-row>
        <table:table-row table:style-name="ro1">
          <table:table-cell office:value-type="float" office:value="0.0442" calcext:value-type="float">
            <text:p>0.0442</text:p>
          </table:table-cell>
          <table:table-cell office:value-type="float" office:value="-190188.72728602" calcext:value-type="float">
            <text:p>-190188.72728602</text:p>
          </table:table-cell>
          <table:table-cell office:value-type="float" office:value="-1178.5303823009" calcext:value-type="float">
            <text:p>-1178.5303823009</text:p>
          </table:table-cell>
          <table:table-cell office:value-type="float" office:value="-27.28110521616" calcext:value-type="float">
            <text:p>-27.28110521616</text:p>
          </table:table-cell>
          <table:table-cell table:formula="of:=-((200*PI())^2)*SIN(200*[.A444]*PI())" office:value-type="float" office:value="-190188.727286211" calcext:value-type="float">
            <text:p>-190188.727286211</text:p>
          </table:table-cell>
          <table:table-cell table:formula="of:=[.F443]+(1-0.5)*0.0001*[.E443]+0.5*0.0001*[.E444]" office:value-type="float" office:value="-1178.53038229925" calcext:value-type="float">
            <text:p>-1178.53038229925</text:p>
          </table:table-cell>
          <table:table-cell table:formula="of:=[.G443]+0.0001*[.F443]+(0.5-0.25)*0.0001^2*[.E443]+0.25*0.0001^2*[.E444]" office:value-type="float" office:value="-27.2811052161442" calcext:value-type="float">
            <text:p>-27.2811052161442</text:p>
          </table:table-cell>
          <table:table-cell table:formula="of:=[.H443]+1/2*([.A444]-[.A443])*([.E444]+[.E443])" office:value-type="float" office:value="-1178.53038229925" calcext:value-type="float">
            <text:p>-1178.53038229925</text:p>
          </table:table-cell>
          <table:table-cell table:formula="of:=[.I443]+1/2*([.A444]-[.A443])*([.H444]+[.H443])" office:value-type="float" office:value="-27.2811052161442" calcext:value-type="float">
            <text:p>-27.2811052161442</text:p>
          </table:table-cell>
          <table:table-cell table:formula="of:=200*PI()*COS(200*PI()*[.A444])" office:value-type="float" office:value="-550.599725663493" calcext:value-type="float">
            <text:p>-550.599725663493</text:p>
          </table:table-cell>
          <table:table-cell table:formula="of:=SIN(200*PI()*[.A444])" office:value-type="float" office:value="0.481753674101714" calcext:value-type="float">
            <text:p>0.481753674101714</text:p>
          </table:table-cell>
        </table:table-row>
        <table:table-row table:style-name="ro1">
          <table:table-cell office:value-type="float" office:value="0.0443" calcext:value-type="float">
            <text:p>0.0443</text:p>
          </table:table-cell>
          <table:table-cell office:value-type="float" office:value="-168090.92679725" calcext:value-type="float">
            <text:p>-168090.92679725</text:p>
          </table:table-cell>
          <table:table-cell office:value-type="float" office:value="-1196.4443650051" calcext:value-type="float">
            <text:p>-1196.4443650051</text:p>
          </table:table-cell>
          <table:table-cell office:value-type="float" office:value="-27.399853953526" calcext:value-type="float">
            <text:p>-27.399853953526</text:p>
          </table:table-cell>
          <table:table-cell table:formula="of:=-((200*PI())^2)*SIN(200*[.A445]*PI())" office:value-type="float" office:value="-168090.926796935" calcext:value-type="float">
            <text:p>-168090.926796935</text:p>
          </table:table-cell>
          <table:table-cell table:formula="of:=[.F444]+(1-0.5)*0.0001*[.E444]+0.5*0.0001*[.E445]" office:value-type="float" office:value="-1196.44436500341" calcext:value-type="float">
            <text:p>-1196.44436500341</text:p>
          </table:table-cell>
          <table:table-cell table:formula="of:=[.G444]+0.0001*[.F444]+(0.5-0.25)*0.0001^2*[.E444]+0.25*0.0001^2*[.E445]" office:value-type="float" office:value="-27.3998539535093" calcext:value-type="float">
            <text:p>-27.3998539535093</text:p>
          </table:table-cell>
          <table:table-cell table:formula="of:=[.H444]+1/2*([.A445]-[.A444])*([.E445]+[.E444])" office:value-type="float" office:value="-1196.44436500341" calcext:value-type="float">
            <text:p>-1196.44436500341</text:p>
          </table:table-cell>
          <table:table-cell table:formula="of:=[.I444]+1/2*([.A445]-[.A444])*([.H445]+[.H444])" office:value-type="float" office:value="-27.3998539535093" calcext:value-type="float">
            <text:p>-27.3998539535093</text:p>
          </table:table-cell>
          <table:table-cell table:formula="of:=200*PI()*COS(200*PI()*[.A445])" office:value-type="float" office:value="-568.51960415931" calcext:value-type="float">
            <text:p>-568.51960415931</text:p>
          </table:table-cell>
          <table:table-cell table:formula="of:=SIN(200*PI()*[.A445])" office:value-type="float" office:value="0.425779291565075" calcext:value-type="float">
            <text:p>0.425779291565075</text:p>
          </table:table-cell>
        </table:table-row>
        <table:table-row table:style-name="ro1">
          <table:table-cell office:value-type="float" office:value="0.0444" calcext:value-type="float">
            <text:p>0.0444</text:p>
          </table:table-cell>
          <table:table-cell office:value-type="float" office:value="-145329.74821249" calcext:value-type="float">
            <text:p>-145329.74821249</text:p>
          </table:table-cell>
          <table:table-cell office:value-type="float" office:value="-1212.1153987556" calcext:value-type="float">
            <text:p>-1212.1153987556</text:p>
          </table:table-cell>
          <table:table-cell office:value-type="float" office:value="-27.520281941714" calcext:value-type="float">
            <text:p>-27.520281941714</text:p>
          </table:table-cell>
          <table:table-cell table:formula="of:=-((200*PI())^2)*SIN(200*[.A446]*PI())" office:value-type="float" office:value="-145329.74821303" calcext:value-type="float">
            <text:p>-145329.74821303</text:p>
          </table:table-cell>
          <table:table-cell table:formula="of:=[.F445]+(1-0.5)*0.0001*[.E445]+0.5*0.0001*[.E446]" office:value-type="float" office:value="-1212.11539875391" calcext:value-type="float">
            <text:p>-1212.11539875391</text:p>
          </table:table-cell>
          <table:table-cell table:formula="of:=[.G445]+0.0001*[.F445]+(0.5-0.25)*0.0001^2*[.E445]+0.25*0.0001^2*[.E446]" office:value-type="float" office:value="-27.5202819416972" calcext:value-type="float">
            <text:p>-27.5202819416972</text:p>
          </table:table-cell>
          <table:table-cell table:formula="of:=[.H445]+1/2*([.A446]-[.A445])*([.E446]+[.E445])" office:value-type="float" office:value="-1212.11539875391" calcext:value-type="float">
            <text:p>-1212.11539875391</text:p>
          </table:table-cell>
          <table:table-cell table:formula="of:=[.I445]+1/2*([.A446]-[.A445])*([.H446]+[.H445])" office:value-type="float" office:value="-27.5202819416972" calcext:value-type="float">
            <text:p>-27.5202819416972</text:p>
          </table:table-cell>
          <table:table-cell table:formula="of:=200*PI()*COS(200*PI()*[.A446])" office:value-type="float" office:value="-584.195795509413" calcext:value-type="float">
            <text:p>-584.195795509413</text:p>
          </table:table-cell>
          <table:table-cell table:formula="of:=SIN(200*PI()*[.A446])" office:value-type="float" office:value="0.368124552684677" calcext:value-type="float">
            <text:p>0.368124552684677</text:p>
          </table:table-cell>
        </table:table-row>
        <table:table-row table:style-name="ro1">
          <table:table-cell office:value-type="float" office:value="0.0445" calcext:value-type="float">
            <text:p>0.0445</text:p>
          </table:table-cell>
          <table:table-cell office:value-type="float" office:value="-121995.01950902" calcext:value-type="float">
            <text:p>-121995.01950902</text:p>
          </table:table-cell>
          <table:table-cell office:value-type="float" office:value="-1225.4816371417" calcext:value-type="float">
            <text:p>-1225.4816371417</text:p>
          </table:table-cell>
          <table:table-cell office:value-type="float" office:value="-27.642161793508" calcext:value-type="float">
            <text:p>-27.642161793508</text:p>
          </table:table-cell>
          <table:table-cell table:formula="of:=-((200*PI())^2)*SIN(200*[.A447]*PI())" office:value-type="float" office:value="-121995.019507775" calcext:value-type="float">
            <text:p>-121995.019507775</text:p>
          </table:table-cell>
          <table:table-cell table:formula="of:=[.F446]+(1-0.5)*0.0001*[.E446]+0.5*0.0001*[.E447]" office:value-type="float" office:value="-1225.48163713995" calcext:value-type="float">
            <text:p>-1225.48163713995</text:p>
          </table:table-cell>
          <table:table-cell table:formula="of:=[.G446]+0.0001*[.F446]+(0.5-0.25)*0.0001^2*[.E446]+0.25*0.0001^2*[.E447]" office:value-type="float" office:value="-27.6421617934919" calcext:value-type="float">
            <text:p>-27.6421617934919</text:p>
          </table:table-cell>
          <table:table-cell table:formula="of:=[.H446]+1/2*([.A447]-[.A446])*([.E447]+[.E446])" office:value-type="float" office:value="-1225.48163713995" calcext:value-type="float">
            <text:p>-1225.48163713995</text:p>
          </table:table-cell>
          <table:table-cell table:formula="of:=[.I446]+1/2*([.A447]-[.A446])*([.H447]+[.H446])" office:value-type="float" office:value="-27.6421617934919" calcext:value-type="float">
            <text:p>-27.6421617934919</text:p>
          </table:table-cell>
          <table:table-cell table:formula="of:=200*PI()*COS(200*PI()*[.A447])" office:value-type="float" office:value="-597.566432948312" calcext:value-type="float">
            <text:p>-597.566432948312</text:p>
          </table:table-cell>
          <table:table-cell table:formula="of:=SIN(200*PI()*[.A447])" office:value-type="float" office:value="0.309016994374943" calcext:value-type="float">
            <text:p>0.309016994374943</text:p>
          </table:table-cell>
        </table:table-row>
        <table:table-row table:style-name="ro1">
          <table:table-cell office:value-type="float" office:value="0.0446" calcext:value-type="float">
            <text:p>0.0446</text:p>
          </table:table-cell>
          <table:table-cell office:value-type="float" office:value="-98178.832193303" calcext:value-type="float">
            <text:p>-98178.832193303</text:p>
          </table:table-cell>
          <table:table-cell office:value-type="float" office:value="-1236.4903297268" calcext:value-type="float">
            <text:p>-1236.4903297268</text:p>
          </table:table-cell>
          <table:table-cell office:value-type="float" office:value="-27.765260391852" calcext:value-type="float">
            <text:p>-27.765260391852</text:p>
          </table:table-cell>
          <table:table-cell table:formula="of:=-((200*PI())^2)*SIN(200*[.A448]*PI())" office:value-type="float" office:value="-98178.8321947465" calcext:value-type="float">
            <text:p>-98178.8321947465</text:p>
          </table:table-cell>
          <table:table-cell table:formula="of:=[.F447]+(1-0.5)*0.0001*[.E447]+0.5*0.0001*[.E448]" office:value-type="float" office:value="-1236.49032972507" calcext:value-type="float">
            <text:p>-1236.49032972507</text:p>
          </table:table-cell>
          <table:table-cell table:formula="of:=[.G447]+0.0001*[.F447]+(0.5-0.25)*0.0001^2*[.E447]+0.25*0.0001^2*[.E448]" office:value-type="float" office:value="-27.7652603918351" calcext:value-type="float">
            <text:p>-27.7652603918351</text:p>
          </table:table-cell>
          <table:table-cell table:formula="of:=[.H447]+1/2*([.A448]-[.A447])*([.E448]+[.E447])" office:value-type="float" office:value="-1236.49032972507" calcext:value-type="float">
            <text:p>-1236.49032972507</text:p>
          </table:table-cell>
          <table:table-cell table:formula="of:=[.I447]+1/2*([.A448]-[.A447])*([.H448]+[.H447])" office:value-type="float" office:value="-27.7652603918351" calcext:value-type="float">
            <text:p>-27.7652603918351</text:p>
          </table:table-cell>
          <table:table-cell table:formula="of:=200*PI()*COS(200*PI()*[.A448])" office:value-type="float" office:value="-608.578748678497" calcext:value-type="float">
            <text:p>-608.578748678497</text:p>
          </table:table-cell>
          <table:table-cell table:formula="of:=SIN(200*PI()*[.A448])" office:value-type="float" office:value="0.248689887164854" calcext:value-type="float">
            <text:p>0.248689887164854</text:p>
          </table:table-cell>
        </table:table-row>
        <table:table-row table:style-name="ro1">
          <table:table-cell office:value-type="float" office:value="0.0447" calcext:value-type="float">
            <text:p>0.0447</text:p>
          </table:table-cell>
          <table:table-cell office:value-type="float" office:value="-73975.177884844" calcext:value-type="float">
            <text:p>-73975.177884844</text:p>
          </table:table-cell>
          <table:table-cell office:value-type="float" office:value="-1245.0980302307" calcext:value-type="float">
            <text:p>-1245.0980302307</text:p>
          </table:table-cell>
          <table:table-cell office:value-type="float" office:value="-27.88933980985" calcext:value-type="float">
            <text:p>-27.88933980985</text:p>
          </table:table-cell>
          <table:table-cell table:formula="of:=-((200*PI())^2)*SIN(200*[.A449]*PI())" office:value-type="float" office:value="-73975.1778846857" calcext:value-type="float">
            <text:p>-73975.1778846857</text:p>
          </table:table-cell>
          <table:table-cell table:formula="of:=[.F448]+(1-0.5)*0.0001*[.E448]+0.5*0.0001*[.E449]" office:value-type="float" office:value="-1245.09803022904" calcext:value-type="float">
            <text:p>-1245.09803022904</text:p>
          </table:table-cell>
          <table:table-cell table:formula="of:=[.G448]+0.0001*[.F448]+(0.5-0.25)*0.0001^2*[.E448]+0.25*0.0001^2*[.E449]" office:value-type="float" office:value="-27.8893398098328" calcext:value-type="float">
            <text:p>-27.8893398098328</text:p>
          </table:table-cell>
          <table:table-cell table:formula="of:=[.H448]+1/2*([.A449]-[.A448])*([.E449]+[.E448])" office:value-type="float" office:value="-1245.09803022904" calcext:value-type="float">
            <text:p>-1245.09803022904</text:p>
          </table:table-cell>
          <table:table-cell table:formula="of:=[.I448]+1/2*([.A449]-[.A448])*([.H449]+[.H448])" office:value-type="float" office:value="-27.8893398098328" calcext:value-type="float">
            <text:p>-27.8893398098328</text:p>
          </table:table-cell>
          <table:table-cell table:formula="of:=200*PI()*COS(200*PI()*[.A449])" office:value-type="float" office:value="-617.189282120833" calcext:value-type="float">
            <text:p>-617.189282120833</text:p>
          </table:table-cell>
          <table:table-cell table:formula="of:=SIN(200*PI()*[.A449])" office:value-type="float" office:value="0.187381314585721" calcext:value-type="float">
            <text:p>0.187381314585721</text:p>
          </table:table-cell>
        </table:table-row>
        <table:table-row table:style-name="ro1">
          <table:table-cell office:value-type="float" office:value="0.0448" calcext:value-type="float">
            <text:p>0.0448</text:p>
          </table:table-cell>
          <table:table-cell office:value-type="float" office:value="-49479.577343109" calcext:value-type="float">
            <text:p>-49479.577343109</text:p>
          </table:table-cell>
          <table:table-cell office:value-type="float" office:value="-1251.2707679921" calcext:value-type="float">
            <text:p>-1251.2707679921</text:p>
          </table:table-cell>
          <table:table-cell office:value-type="float" office:value="-28.014158249761" calcext:value-type="float">
            <text:p>-28.014158249761</text:p>
          </table:table-cell>
          <table:table-cell table:formula="of:=-((200*PI())^2)*SIN(200*[.A450]*PI())" office:value-type="float" office:value="-49479.5773435622" calcext:value-type="float">
            <text:p>-49479.5773435622</text:p>
          </table:table-cell>
          <table:table-cell table:formula="of:=[.F449]+(1-0.5)*0.0001*[.E449]+0.5*0.0001*[.E450]" office:value-type="float" office:value="-1251.27076799046" calcext:value-type="float">
            <text:p>-1251.27076799046</text:p>
          </table:table-cell>
          <table:table-cell table:formula="of:=[.G449]+0.0001*[.F449]+(0.5-0.25)*0.0001^2*[.E449]+0.25*0.0001^2*[.E450]" office:value-type="float" office:value="-28.0141582497438" calcext:value-type="float">
            <text:p>-28.0141582497438</text:p>
          </table:table-cell>
          <table:table-cell table:formula="of:=[.H449]+1/2*([.A450]-[.A449])*([.E450]+[.E449])" office:value-type="float" office:value="-1251.27076799046" calcext:value-type="float">
            <text:p>-1251.27076799046</text:p>
          </table:table-cell>
          <table:table-cell table:formula="of:=[.I449]+1/2*([.A450]-[.A449])*([.H450]+[.H449])" office:value-type="float" office:value="-28.0141582497438" calcext:value-type="float">
            <text:p>-28.0141582497438</text:p>
          </table:table-cell>
          <table:table-cell table:formula="of:=200*PI()*COS(200*PI()*[.A450])" office:value-type="float" office:value="-623.364051433599" calcext:value-type="float">
            <text:p>-623.364051433599</text:p>
          </table:table-cell>
          <table:table-cell table:formula="of:=SIN(200*PI()*[.A450])" office:value-type="float" office:value="0.125333233564305" calcext:value-type="float">
            <text:p>0.125333233564305</text:p>
          </table:table-cell>
        </table:table-row>
        <table:table-row table:style-name="ro1">
          <table:table-cell office:value-type="float" office:value="0.0449" calcext:value-type="float">
            <text:p>0.0449</text:p>
          </table:table-cell>
          <table:table-cell office:value-type="float" office:value="-24788.703516831" calcext:value-type="float">
            <text:p>-24788.703516831</text:p>
          </table:table-cell>
          <table:table-cell office:value-type="float" office:value="-1254.9841820351" calcext:value-type="float">
            <text:p>-1254.9841820351</text:p>
          </table:table-cell>
          <table:table-cell office:value-type="float" office:value="-28.139470997262" calcext:value-type="float">
            <text:p>-28.139470997262</text:p>
          </table:table-cell>
          <table:table-cell table:formula="of:=-((200*PI())^2)*SIN(200*[.A451]*PI())" office:value-type="float" office:value="-24788.7035157282" calcext:value-type="float">
            <text:p>-24788.7035157282</text:p>
          </table:table-cell>
          <table:table-cell table:formula="of:=[.F450]+(1-0.5)*0.0001*[.E450]+0.5*0.0001*[.E451]" office:value-type="float" office:value="-1254.98418203342" calcext:value-type="float">
            <text:p>-1254.98418203342</text:p>
          </table:table-cell>
          <table:table-cell table:formula="of:=[.G450]+0.0001*[.F450]+(0.5-0.25)*0.0001^2*[.E450]+0.25*0.0001^2*[.E451]" office:value-type="float" office:value="-28.139470997245" calcext:value-type="float">
            <text:p>-28.139470997245</text:p>
          </table:table-cell>
          <table:table-cell table:formula="of:=[.H450]+1/2*([.A451]-[.A450])*([.E451]+[.E450])" office:value-type="float" office:value="-1254.98418203342" calcext:value-type="float">
            <text:p>-1254.98418203342</text:p>
          </table:table-cell>
          <table:table-cell table:formula="of:=[.I450]+1/2*([.A451]-[.A450])*([.H451]+[.H450])" office:value-type="float" office:value="-28.139470997245" calcext:value-type="float">
            <text:p>-28.139470997245</text:p>
          </table:table-cell>
          <table:table-cell table:formula="of:=200*PI()*COS(200*PI()*[.A451])" office:value-type="float" office:value="-627.078687623303" calcext:value-type="float">
            <text:p>-627.078687623303</text:p>
          </table:table-cell>
          <table:table-cell table:formula="of:=SIN(200*PI()*[.A451])" office:value-type="float" office:value="0.0627905195293106" calcext:value-type="float">
            <text:p>0.062790519529311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0000028032809495926" calcext:value-type="float">
            <text:p>2.8032809495926E-07</text:p>
          </table:table-cell>
          <table:table-cell office:value-type="float" office:value="-1256.2236172109" calcext:value-type="float">
            <text:p>-1256.2236172109</text:p>
          </table:table-cell>
          <table:table-cell office:value-type="float" office:value="-28.265031387225" calcext:value-type="float">
            <text:p>-28.265031387225</text:p>
          </table:table-cell>
          <table:table-cell table:formula="of:=-((200*PI())^2)*SIN(200*[.A452]*PI())" office:value-type="float" office:value="-0.00000000043512405979121" calcext:value-type="float">
            <text:p>-4.3512405979121E-10</text:p>
          </table:table-cell>
          <table:table-cell table:formula="of:=[.F451]+(1-0.5)*0.0001*[.E451]+0.5*0.0001*[.E452]" office:value-type="float" office:value="-1256.22361720921" calcext:value-type="float">
            <text:p>-1256.22361720921</text:p>
          </table:table-cell>
          <table:table-cell table:formula="of:=[.G451]+0.0001*[.F451]+(0.5-0.25)*0.0001^2*[.E451]+0.25*0.0001^2*[.E452]" office:value-type="float" office:value="-28.2650313872071" calcext:value-type="float">
            <text:p>-28.2650313872071</text:p>
          </table:table-cell>
          <table:table-cell table:formula="of:=[.H451]+1/2*([.A452]-[.A451])*([.E452]+[.E451])" office:value-type="float" office:value="-1256.22361720921" calcext:value-type="float">
            <text:p>-1256.22361720921</text:p>
          </table:table-cell>
          <table:table-cell table:formula="of:=[.I451]+1/2*([.A452]-[.A451])*([.H452]+[.H451])" office:value-type="float" office:value="-28.2650313872071" calcext:value-type="float">
            <text:p>-28.2650313872071</text:p>
          </table:table-cell>
          <table:table-cell table:formula="of:=200*PI()*COS(200*PI()*[.A452])" office:value-type="float" office:value="-628.318530717959" calcext:value-type="float">
            <text:p>-628.318530717959</text:p>
          </table:table-cell>
          <table:table-cell table:formula="of:=SIN(200*PI()*[.A452])" office:value-type="float" office:value="1.10218211923262E-015" calcext:value-type="float">
            <text:p>1.10218211923262E-15</text:p>
          </table:table-cell>
        </table:table-row>
        <table:table-row table:style-name="ro1">
          <table:table-cell office:value-type="float" office:value="0.0451" calcext:value-type="float">
            <text:p>0.0451</text:p>
          </table:table-cell>
          <table:table-cell office:value-type="float" office:value="24788.703514847" calcext:value-type="float">
            <text:p>24788.703514847</text:p>
          </table:table-cell>
          <table:table-cell office:value-type="float" office:value="-1254.9841820351" calcext:value-type="float">
            <text:p>-1254.9841820351</text:p>
          </table:table-cell>
          <table:table-cell office:value-type="float" office:value="-28.390591777187" calcext:value-type="float">
            <text:p>-28.390591777187</text:p>
          </table:table-cell>
          <table:table-cell table:formula="of:=-((200*PI())^2)*SIN(200*[.A453]*PI())" office:value-type="float" office:value="24788.7035157274" calcext:value-type="float">
            <text:p>24788.7035157274</text:p>
          </table:table-cell>
          <table:table-cell table:formula="of:=[.F452]+(1-0.5)*0.0001*[.E452]+0.5*0.0001*[.E453]" office:value-type="float" office:value="-1254.98418203342" calcext:value-type="float">
            <text:p>-1254.98418203342</text:p>
          </table:table-cell>
          <table:table-cell table:formula="of:=[.G452]+0.0001*[.F452]+(0.5-0.25)*0.0001^2*[.E452]+0.25*0.0001^2*[.E453]" office:value-type="float" office:value="-28.3905917771693" calcext:value-type="float">
            <text:p>-28.3905917771693</text:p>
          </table:table-cell>
          <table:table-cell table:formula="of:=[.H452]+1/2*([.A453]-[.A452])*([.E453]+[.E452])" office:value-type="float" office:value="-1254.98418203342" calcext:value-type="float">
            <text:p>-1254.98418203342</text:p>
          </table:table-cell>
          <table:table-cell table:formula="of:=[.I452]+1/2*([.A453]-[.A452])*([.H453]+[.H452])" office:value-type="float" office:value="-28.3905917771693" calcext:value-type="float">
            <text:p>-28.3905917771693</text:p>
          </table:table-cell>
          <table:table-cell table:formula="of:=200*PI()*COS(200*PI()*[.A453])" office:value-type="float" office:value="-627.078687623303" calcext:value-type="float">
            <text:p>-627.078687623303</text:p>
          </table:table-cell>
          <table:table-cell table:formula="of:=SIN(200*PI()*[.A453])" office:value-type="float" office:value="-0.0627905195293155" calcext:value-type="float">
            <text:p>-0.062790519529316</text:p>
          </table:table-cell>
        </table:table-row>
        <table:table-row table:style-name="ro1">
          <table:table-cell office:value-type="float" office:value="0.0452" calcext:value-type="float">
            <text:p>0.0452</text:p>
          </table:table-cell>
          <table:table-cell office:value-type="float" office:value="49479.577343662" calcext:value-type="float">
            <text:p>49479.577343662</text:p>
          </table:table-cell>
          <table:table-cell office:value-type="float" office:value="-1251.2707679922" calcext:value-type="float">
            <text:p>-1251.2707679922</text:p>
          </table:table-cell>
          <table:table-cell office:value-type="float" office:value="-28.515904524688" calcext:value-type="float">
            <text:p>-28.515904524688</text:p>
          </table:table-cell>
          <table:table-cell table:formula="of:=-((200*PI())^2)*SIN(200*[.A454]*PI())" office:value-type="float" office:value="49479.5773435614" calcext:value-type="float">
            <text:p>49479.5773435614</text:p>
          </table:table-cell>
          <table:table-cell table:formula="of:=[.F453]+(1-0.5)*0.0001*[.E453]+0.5*0.0001*[.E454]" office:value-type="float" office:value="-1251.27076799046" calcext:value-type="float">
            <text:p>-1251.27076799046</text:p>
          </table:table-cell>
          <table:table-cell table:formula="of:=[.G453]+0.0001*[.F453]+(0.5-0.25)*0.0001^2*[.E453]+0.25*0.0001^2*[.E454]" office:value-type="float" office:value="-28.5159045246705" calcext:value-type="float">
            <text:p>-28.5159045246705</text:p>
          </table:table-cell>
          <table:table-cell table:formula="of:=[.H453]+1/2*([.A454]-[.A453])*([.E454]+[.E453])" office:value-type="float" office:value="-1251.27076799046" calcext:value-type="float">
            <text:p>-1251.27076799046</text:p>
          </table:table-cell>
          <table:table-cell table:formula="of:=[.I453]+1/2*([.A454]-[.A453])*([.H454]+[.H453])" office:value-type="float" office:value="-28.5159045246705" calcext:value-type="float">
            <text:p>-28.5159045246705</text:p>
          </table:table-cell>
          <table:table-cell table:formula="of:=200*PI()*COS(200*PI()*[.A454])" office:value-type="float" office:value="-623.364051433599" calcext:value-type="float">
            <text:p>-623.364051433599</text:p>
          </table:table-cell>
          <table:table-cell table:formula="of:=SIN(200*PI()*[.A454])" office:value-type="float" office:value="-0.125333233564306" calcext:value-type="float">
            <text:p>-0.125333233564306</text:p>
          </table:table-cell>
        </table:table-row>
        <table:table-row table:style-name="ro1">
          <table:table-cell office:value-type="float" office:value="0.0453" calcext:value-type="float">
            <text:p>0.0453</text:p>
          </table:table-cell>
          <table:table-cell office:value-type="float" office:value="73975.177884298" calcext:value-type="float">
            <text:p>73975.177884298</text:p>
          </table:table-cell>
          <table:table-cell office:value-type="float" office:value="-1245.0980302308" calcext:value-type="float">
            <text:p>-1245.0980302308</text:p>
          </table:table-cell>
          <table:table-cell office:value-type="float" office:value="-28.640722964599" calcext:value-type="float">
            <text:p>-28.640722964599</text:p>
          </table:table-cell>
          <table:table-cell table:formula="of:=-((200*PI())^2)*SIN(200*[.A455]*PI())" office:value-type="float" office:value="73975.1778846876" calcext:value-type="float">
            <text:p>73975.1778846876</text:p>
          </table:table-cell>
          <table:table-cell table:formula="of:=[.F454]+(1-0.5)*0.0001*[.E454]+0.5*0.0001*[.E455]" office:value-type="float" office:value="-1245.09803022904" calcext:value-type="float">
            <text:p>-1245.09803022904</text:p>
          </table:table-cell>
          <table:table-cell table:formula="of:=[.G454]+0.0001*[.F454]+(0.5-0.25)*0.0001^2*[.E454]+0.25*0.0001^2*[.E455]" office:value-type="float" office:value="-28.6407229645814" calcext:value-type="float">
            <text:p>-28.6407229645814</text:p>
          </table:table-cell>
          <table:table-cell table:formula="of:=[.H454]+1/2*([.A455]-[.A454])*([.E455]+[.E454])" office:value-type="float" office:value="-1245.09803022904" calcext:value-type="float">
            <text:p>-1245.09803022904</text:p>
          </table:table-cell>
          <table:table-cell table:formula="of:=[.I454]+1/2*([.A455]-[.A454])*([.H455]+[.H454])" office:value-type="float" office:value="-28.6407229645814" calcext:value-type="float">
            <text:p>-28.6407229645814</text:p>
          </table:table-cell>
          <table:table-cell table:formula="of:=200*PI()*COS(200*PI()*[.A455])" office:value-type="float" office:value="-617.189282120833" calcext:value-type="float">
            <text:p>-617.189282120833</text:p>
          </table:table-cell>
          <table:table-cell table:formula="of:=SIN(200*PI()*[.A455])" office:value-type="float" office:value="-0.187381314585726" calcext:value-type="float">
            <text:p>-0.187381314585726</text:p>
          </table:table-cell>
        </table:table-row>
        <table:table-row table:style-name="ro1">
          <table:table-cell office:value-type="float" office:value="0.0454" calcext:value-type="float">
            <text:p>0.0454</text:p>
          </table:table-cell>
          <table:table-cell office:value-type="float" office:value="98178.832195264" calcext:value-type="float">
            <text:p>98178.832195264</text:p>
          </table:table-cell>
          <table:table-cell office:value-type="float" office:value="-1236.4903297268" calcext:value-type="float">
            <text:p>-1236.4903297268</text:p>
          </table:table-cell>
          <table:table-cell office:value-type="float" office:value="-28.764802382597" calcext:value-type="float">
            <text:p>-28.764802382597</text:p>
          </table:table-cell>
          <table:table-cell table:formula="of:=-((200*PI())^2)*SIN(200*[.A456]*PI())" office:value-type="float" office:value="98178.8321947457" calcext:value-type="float">
            <text:p>98178.8321947457</text:p>
          </table:table-cell>
          <table:table-cell table:formula="of:=[.F455]+(1-0.5)*0.0001*[.E455]+0.5*0.0001*[.E456]" office:value-type="float" office:value="-1236.49032972507" calcext:value-type="float">
            <text:p>-1236.49032972507</text:p>
          </table:table-cell>
          <table:table-cell table:formula="of:=[.G455]+0.0001*[.F455]+(0.5-0.25)*0.0001^2*[.E455]+0.25*0.0001^2*[.E456]" office:value-type="float" office:value="-28.7648023825791" calcext:value-type="float">
            <text:p>-28.7648023825791</text:p>
          </table:table-cell>
          <table:table-cell table:formula="of:=[.H455]+1/2*([.A456]-[.A455])*([.E456]+[.E455])" office:value-type="float" office:value="-1236.49032972507" calcext:value-type="float">
            <text:p>-1236.49032972507</text:p>
          </table:table-cell>
          <table:table-cell table:formula="of:=[.I455]+1/2*([.A456]-[.A455])*([.H456]+[.H455])" office:value-type="float" office:value="-28.7648023825792" calcext:value-type="float">
            <text:p>-28.7648023825792</text:p>
          </table:table-cell>
          <table:table-cell table:formula="of:=200*PI()*COS(200*PI()*[.A456])" office:value-type="float" office:value="-608.578748678497" calcext:value-type="float">
            <text:p>-608.578748678497</text:p>
          </table:table-cell>
          <table:table-cell table:formula="of:=SIN(200*PI()*[.A456])" office:value-type="float" office:value="-0.248689887164856" calcext:value-type="float">
            <text:p>-0.248689887164856</text:p>
          </table:table-cell>
        </table:table-row>
        <table:table-row table:style-name="ro1">
          <table:table-cell office:value-type="float" office:value="0.0455" calcext:value-type="float">
            <text:p>0.0455</text:p>
          </table:table-cell>
          <table:table-cell office:value-type="float" office:value="121995.01950707" calcext:value-type="float">
            <text:p>121995.01950707</text:p>
          </table:table-cell>
          <table:table-cell office:value-type="float" office:value="-1225.4816371417" calcext:value-type="float">
            <text:p>-1225.4816371417</text:p>
          </table:table-cell>
          <table:table-cell office:value-type="float" office:value="-28.887900980941" calcext:value-type="float">
            <text:p>-28.887900980941</text:p>
          </table:table-cell>
          <table:table-cell table:formula="of:=-((200*PI())^2)*SIN(200*[.A457]*PI())" office:value-type="float" office:value="121995.019507774" calcext:value-type="float">
            <text:p>121995.019507774</text:p>
          </table:table-cell>
          <table:table-cell table:formula="of:=[.F456]+(1-0.5)*0.0001*[.E456]+0.5*0.0001*[.E457]" office:value-type="float" office:value="-1225.48163713995" calcext:value-type="float">
            <text:p>-1225.48163713995</text:p>
          </table:table-cell>
          <table:table-cell table:formula="of:=[.G456]+0.0001*[.F456]+(0.5-0.25)*0.0001^2*[.E456]+0.25*0.0001^2*[.E457]" office:value-type="float" office:value="-28.8879009809224" calcext:value-type="float">
            <text:p>-28.8879009809224</text:p>
          </table:table-cell>
          <table:table-cell table:formula="of:=[.H456]+1/2*([.A457]-[.A456])*([.E457]+[.E456])" office:value-type="float" office:value="-1225.48163713995" calcext:value-type="float">
            <text:p>-1225.48163713995</text:p>
          </table:table-cell>
          <table:table-cell table:formula="of:=[.I456]+1/2*([.A457]-[.A456])*([.H457]+[.H456])" office:value-type="float" office:value="-28.8879009809224" calcext:value-type="float">
            <text:p>-28.8879009809224</text:p>
          </table:table-cell>
          <table:table-cell table:formula="of:=200*PI()*COS(200*PI()*[.A457])" office:value-type="float" office:value="-597.566432948311" calcext:value-type="float">
            <text:p>-597.566432948311</text:p>
          </table:table-cell>
          <table:table-cell table:formula="of:=SIN(200*PI()*[.A457])" office:value-type="float" office:value="-0.309016994374948" calcext:value-type="float">
            <text:p>-0.309016994374948</text:p>
          </table:table-cell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145329.74821444" calcext:value-type="float">
            <text:p>145329.74821444</text:p>
          </table:table-cell>
          <table:table-cell office:value-type="float" office:value="-1212.1153987557" calcext:value-type="float">
            <text:p>-1212.1153987557</text:p>
          </table:table-cell>
          <table:table-cell office:value-type="float" office:value="-29.009780832736" calcext:value-type="float">
            <text:p>-29.009780832736</text:p>
          </table:table-cell>
          <table:table-cell table:formula="of:=-((200*PI())^2)*SIN(200*[.A458]*PI())" office:value-type="float" office:value="145329.74821303" calcext:value-type="float">
            <text:p>145329.74821303</text:p>
          </table:table-cell>
          <table:table-cell table:formula="of:=[.F457]+(1-0.5)*0.0001*[.E457]+0.5*0.0001*[.E458]" office:value-type="float" office:value="-1212.11539875391" calcext:value-type="float">
            <text:p>-1212.11539875391</text:p>
          </table:table-cell>
          <table:table-cell table:formula="of:=[.G457]+0.0001*[.F457]+(0.5-0.25)*0.0001^2*[.E457]+0.25*0.0001^2*[.E458]" office:value-type="float" office:value="-29.0097808327171" calcext:value-type="float">
            <text:p>-29.0097808327171</text:p>
          </table:table-cell>
          <table:table-cell table:formula="of:=[.H457]+1/2*([.A458]-[.A457])*([.E458]+[.E457])" office:value-type="float" office:value="-1212.11539875391" calcext:value-type="float">
            <text:p>-1212.11539875391</text:p>
          </table:table-cell>
          <table:table-cell table:formula="of:=[.I457]+1/2*([.A458]-[.A457])*([.H458]+[.H457])" office:value-type="float" office:value="-29.0097808327171" calcext:value-type="float">
            <text:p>-29.0097808327171</text:p>
          </table:table-cell>
          <table:table-cell table:formula="of:=200*PI()*COS(200*PI()*[.A458])" office:value-type="float" office:value="-584.195795509413" calcext:value-type="float">
            <text:p>-584.195795509413</text:p>
          </table:table-cell>
          <table:table-cell table:formula="of:=SIN(200*PI()*[.A458])" office:value-type="float" office:value="-0.368124552684678" calcext:value-type="float">
            <text:p>-0.368124552684678</text:p>
          </table:table-cell>
        </table:table-row>
        <table:table-row table:style-name="ro1">
          <table:table-cell office:value-type="float" office:value="0.0457" calcext:value-type="float">
            <text:p>0.0457</text:p>
          </table:table-cell>
          <table:table-cell office:value-type="float" office:value="168090.92679674" calcext:value-type="float">
            <text:p>168090.92679674</text:p>
          </table:table-cell>
          <table:table-cell office:value-type="float" office:value="-1196.4443650051" calcext:value-type="float">
            <text:p>-1196.4443650051</text:p>
          </table:table-cell>
          <table:table-cell office:value-type="float" office:value="-29.130208820924" calcext:value-type="float">
            <text:p>-29.130208820924</text:p>
          </table:table-cell>
          <table:table-cell table:formula="of:=-((200*PI())^2)*SIN(200*[.A459]*PI())" office:value-type="float" office:value="168090.926796934" calcext:value-type="float">
            <text:p>168090.926796934</text:p>
          </table:table-cell>
          <table:table-cell table:formula="of:=[.F458]+(1-0.5)*0.0001*[.E458]+0.5*0.0001*[.E459]" office:value-type="float" office:value="-1196.44436500341" calcext:value-type="float">
            <text:p>-1196.44436500341</text:p>
          </table:table-cell>
          <table:table-cell table:formula="of:=[.G458]+0.0001*[.F458]+(0.5-0.25)*0.0001^2*[.E458]+0.25*0.0001^2*[.E459]" office:value-type="float" office:value="-29.1302088209049" calcext:value-type="float">
            <text:p>-29.1302088209049</text:p>
          </table:table-cell>
          <table:table-cell table:formula="of:=[.H458]+1/2*([.A459]-[.A458])*([.E459]+[.E458])" office:value-type="float" office:value="-1196.44436500341" calcext:value-type="float">
            <text:p>-1196.44436500341</text:p>
          </table:table-cell>
          <table:table-cell table:formula="of:=[.I458]+1/2*([.A459]-[.A458])*([.H459]+[.H458])" office:value-type="float" office:value="-29.130208820905" calcext:value-type="float">
            <text:p>-29.130208820905</text:p>
          </table:table-cell>
          <table:table-cell table:formula="of:=200*PI()*COS(200*PI()*[.A459])" office:value-type="float" office:value="-568.51960415931" calcext:value-type="float">
            <text:p>-568.51960415931</text:p>
          </table:table-cell>
          <table:table-cell table:formula="of:=SIN(200*PI()*[.A459])" office:value-type="float" office:value="-0.425779291565076" calcext:value-type="float">
            <text:p>-0.425779291565076</text:p>
          </table:table-cell>
        </table:table-row>
        <table:table-row table:style-name="ro1">
          <table:table-cell office:value-type="float" office:value="0.0458" calcext:value-type="float">
            <text:p>0.0458</text:p>
          </table:table-cell>
          <table:table-cell office:value-type="float" office:value="190188.72728654" calcext:value-type="float">
            <text:p>190188.72728654</text:p>
          </table:table-cell>
          <table:table-cell office:value-type="float" office:value="-1178.5303823009" calcext:value-type="float">
            <text:p>-1178.5303823009</text:p>
          </table:table-cell>
          <table:table-cell office:value-type="float" office:value="-29.248957558289" calcext:value-type="float">
            <text:p>-29.248957558289</text:p>
          </table:table-cell>
          <table:table-cell table:formula="of:=-((200*PI())^2)*SIN(200*[.A460]*PI())" office:value-type="float" office:value="190188.72728621" calcext:value-type="float">
            <text:p>190188.72728621</text:p>
          </table:table-cell>
          <table:table-cell table:formula="of:=[.F459]+(1-0.5)*0.0001*[.E459]+0.5*0.0001*[.E460]" office:value-type="float" office:value="-1178.53038229925" calcext:value-type="float">
            <text:p>-1178.53038229925</text:p>
          </table:table-cell>
          <table:table-cell table:formula="of:=[.G459]+0.0001*[.F459]+(0.5-0.25)*0.0001^2*[.E459]+0.25*0.0001^2*[.E460]" office:value-type="float" office:value="-29.2489575582701" calcext:value-type="float">
            <text:p>-29.2489575582701</text:p>
          </table:table-cell>
          <table:table-cell table:formula="of:=[.H459]+1/2*([.A460]-[.A459])*([.E460]+[.E459])" office:value-type="float" office:value="-1178.53038229925" calcext:value-type="float">
            <text:p>-1178.53038229925</text:p>
          </table:table-cell>
          <table:table-cell table:formula="of:=[.I459]+1/2*([.A460]-[.A459])*([.H460]+[.H459])" office:value-type="float" office:value="-29.2489575582701" calcext:value-type="float">
            <text:p>-29.2489575582701</text:p>
          </table:table-cell>
          <table:table-cell table:formula="of:=200*PI()*COS(200*PI()*[.A460])" office:value-type="float" office:value="-550.599725663493" calcext:value-type="float">
            <text:p>-550.599725663493</text:p>
          </table:table-cell>
          <table:table-cell table:formula="of:=SIN(200*PI()*[.A460])" office:value-type="float" office:value="-0.481753674101715" calcext:value-type="float">
            <text:p>-0.481753674101715</text:p>
          </table:table-cell>
        </table:table-row>
        <table:table-row table:style-name="ro1">
          <table:table-cell office:value-type="float" office:value="0.0459" calcext:value-type="float">
            <text:p>0.0459</text:p>
          </table:table-cell>
          <table:table-cell office:value-type="float" office:value="211535.9397571" calcext:value-type="float">
            <text:p>211535.9397571</text:p>
          </table:table-cell>
          <table:table-cell office:value-type="float" office:value="-1158.4441489487" calcext:value-type="float">
            <text:p>-1158.4441489487</text:p>
          </table:table-cell>
          <table:table-cell office:value-type="float" office:value="-29.365806284851" calcext:value-type="float">
            <text:p>-29.365806284851</text:p>
          </table:table-cell>
          <table:table-cell table:formula="of:=-((200*PI())^2)*SIN(200*[.A461]*PI())" office:value-type="float" office:value="211535.939757853" calcext:value-type="float">
            <text:p>211535.939757853</text:p>
          </table:table-cell>
          <table:table-cell table:formula="of:=[.F460]+(1-0.5)*0.0001*[.E460]+0.5*0.0001*[.E461]" office:value-type="float" office:value="-1158.44414894705" calcext:value-type="float">
            <text:p>-1158.44414894705</text:p>
          </table:table-cell>
          <table:table-cell table:formula="of:=[.G460]+0.0001*[.F460]+(0.5-0.25)*0.0001^2*[.E460]+0.25*0.0001^2*[.E461]" office:value-type="float" office:value="-29.3658062848324" calcext:value-type="float">
            <text:p>-29.3658062848324</text:p>
          </table:table-cell>
          <table:table-cell table:formula="of:=[.H460]+1/2*([.A461]-[.A460])*([.E461]+[.E460])" office:value-type="float" office:value="-1158.44414894705" calcext:value-type="float">
            <text:p>-1158.44414894705</text:p>
          </table:table-cell>
          <table:table-cell table:formula="of:=[.I460]+1/2*([.A461]-[.A460])*([.H461]+[.H460])" office:value-type="float" office:value="-29.3658062848324" calcext:value-type="float">
            <text:p>-29.3658062848324</text:p>
          </table:table-cell>
          <table:table-cell table:formula="of:=200*PI()*COS(200*PI()*[.A461])" office:value-type="float" office:value="-530.506881595567" calcext:value-type="float">
            <text:p>-530.506881595567</text:p>
          </table:table-cell>
          <table:table-cell table:formula="of:=SIN(200*PI()*[.A461])" office:value-type="float" office:value="-0.535826794978999" calcext:value-type="float">
            <text:p>-0.535826794978999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32048.3165178" calcext:value-type="float">
            <text:p>232048.3165178</text:p>
          </table:table-cell>
          <table:table-cell office:value-type="float" office:value="-1136.264936135" calcext:value-type="float">
            <text:p>-1136.264936135</text:p>
          </table:table-cell>
          <table:table-cell office:value-type="float" office:value="-29.480541739106" calcext:value-type="float">
            <text:p>-29.480541739106</text:p>
          </table:table-cell>
          <table:table-cell table:formula="of:=-((200*PI())^2)*SIN(200*[.A462]*PI())" office:value-type="float" office:value="232048.316516847" calcext:value-type="float">
            <text:p>232048.316516847</text:p>
          </table:table-cell>
          <table:table-cell table:formula="of:=[.F461]+(1-0.5)*0.0001*[.E461]+0.5*0.0001*[.E462]" office:value-type="float" office:value="-1136.26493613331" calcext:value-type="float">
            <text:p>-1136.26493613331</text:p>
          </table:table-cell>
          <table:table-cell table:formula="of:=[.G461]+0.0001*[.F461]+(0.5-0.25)*0.0001^2*[.E461]+0.25*0.0001^2*[.E462]" office:value-type="float" office:value="-29.4805417390864" calcext:value-type="float">
            <text:p>-29.4805417390864</text:p>
          </table:table-cell>
          <table:table-cell table:formula="of:=[.H461]+1/2*([.A462]-[.A461])*([.E462]+[.E461])" office:value-type="float" office:value="-1136.26493613331" calcext:value-type="float">
            <text:p>-1136.26493613331</text:p>
          </table:table-cell>
          <table:table-cell table:formula="of:=[.I461]+1/2*([.A462]-[.A461])*([.H462]+[.H461])" office:value-type="float" office:value="-29.4805417390864" calcext:value-type="float">
            <text:p>-29.4805417390864</text:p>
          </table:table-cell>
          <table:table-cell table:formula="of:=200*PI()*COS(200*PI()*[.A462])" office:value-type="float" office:value="-508.320369231526" calcext:value-type="float">
            <text:p>-508.320369231526</text:p>
          </table:table-cell>
          <table:table-cell table:formula="of:=SIN(200*PI()*[.A462])" office:value-type="float" office:value="-0.587785252292472" calcext:value-type="float">
            <text:p>-0.587785252292472</text:p>
          </table:table-cell>
        </table:table-row>
        <table:table-row table:style-name="ro1">
          <table:table-cell office:value-type="float" office:value="0.0461" calcext:value-type="float">
            <text:p>0.0461</text:p>
          </table:table-cell>
          <table:table-cell office:value-type="float" office:value="251644.90458213" calcext:value-type="float">
            <text:p>251644.90458213</text:p>
          </table:table-cell>
          <table:table-cell office:value-type="float" office:value="-1112.08027508" calcext:value-type="float">
            <text:p>-1112.08027508</text:p>
          </table:table-cell>
          <table:table-cell office:value-type="float" office:value="-29.592958999666" calcext:value-type="float">
            <text:p>-29.592958999666</text:p>
          </table:table-cell>
          <table:table-cell table:formula="of:=-((200*PI())^2)*SIN(200*[.A463]*PI())" office:value-type="float" office:value="251644.904583345" calcext:value-type="float">
            <text:p>251644.904583345</text:p>
          </table:table-cell>
          <table:table-cell table:formula="of:=[.F462]+(1-0.5)*0.0001*[.E462]+0.5*0.0001*[.E463]" office:value-type="float" office:value="-1112.0802750783" calcext:value-type="float">
            <text:p>-1112.0802750783</text:p>
          </table:table-cell>
          <table:table-cell table:formula="of:=[.G462]+0.0001*[.F462]+(0.5-0.25)*0.0001^2*[.E462]+0.25*0.0001^2*[.E463]" office:value-type="float" office:value="-29.592958999647" calcext:value-type="float">
            <text:p>-29.592958999647</text:p>
          </table:table-cell>
          <table:table-cell table:formula="of:=[.H462]+1/2*([.A463]-[.A462])*([.E463]+[.E462])" office:value-type="float" office:value="-1112.0802750783" calcext:value-type="float">
            <text:p>-1112.0802750783</text:p>
          </table:table-cell>
          <table:table-cell table:formula="of:=[.I462]+1/2*([.A463]-[.A462])*([.H463]+[.H462])" office:value-type="float" office:value="-29.592958999647" calcext:value-type="float">
            <text:p>-29.592958999647</text:p>
          </table:table-cell>
          <table:table-cell table:formula="of:=200*PI()*COS(200*PI()*[.A463])" office:value-type="float" office:value="-484.127748599613" calcext:value-type="float">
            <text:p>-484.127748599613</text:p>
          </table:table-cell>
          <table:table-cell table:formula="of:=SIN(200*PI()*[.A463])" office:value-type="float" office:value="-0.637423989748691" calcext:value-type="float">
            <text:p>-0.637423989748691</text:p>
          </table:table-cell>
        </table:table-row>
        <table:table-row table:style-name="ro1">
          <table:table-cell office:value-type="float" office:value="0.0462" calcext:value-type="float">
            <text:p>0.0462</text:p>
          </table:table-cell>
          <table:table-cell office:value-type="float" office:value="270248.36517734" calcext:value-type="float">
            <text:p>270248.36517734</text:p>
          </table:table-cell>
          <table:table-cell office:value-type="float" office:value="-1085.985611592" calcext:value-type="float">
            <text:p>-1085.985611592</text:p>
          </table:table-cell>
          <table:table-cell office:value-type="float" office:value="-29.702862294" calcext:value-type="float">
            <text:p>-29.702862294</text:p>
          </table:table-cell>
          <table:table-cell table:formula="of:=-((200*PI())^2)*SIN(200*[.A464]*PI())" office:value-type="float" office:value="270248.36517707" calcext:value-type="float">
            <text:p>270248.36517707</text:p>
          </table:table-cell>
          <table:table-cell table:formula="of:=[.F463]+(1-0.5)*0.0001*[.E463]+0.5*0.0001*[.E464]" office:value-type="float" office:value="-1085.98561159028" calcext:value-type="float">
            <text:p>-1085.98561159028</text:p>
          </table:table-cell>
          <table:table-cell table:formula="of:=[.G463]+0.0001*[.F463]+(0.5-0.25)*0.0001^2*[.E463]+0.25*0.0001^2*[.E464]" office:value-type="float" office:value="-29.7028622939804" calcext:value-type="float">
            <text:p>-29.7028622939804</text:p>
          </table:table-cell>
          <table:table-cell table:formula="of:=[.H463]+1/2*([.A464]-[.A463])*([.E464]+[.E463])" office:value-type="float" office:value="-1085.98561159028" calcext:value-type="float">
            <text:p>-1085.98561159028</text:p>
          </table:table-cell>
          <table:table-cell table:formula="of:=[.I463]+1/2*([.A464]-[.A463])*([.H464]+[.H463])" office:value-type="float" office:value="-29.7028622939804" calcext:value-type="float">
            <text:p>-29.7028622939804</text:p>
          </table:table-cell>
          <table:table-cell table:formula="of:=200*PI()*COS(200*PI()*[.A464])" office:value-type="float" office:value="-458.024496920908" calcext:value-type="float">
            <text:p>-458.024496920908</text:p>
          </table:table-cell>
          <table:table-cell table:formula="of:=SIN(200*PI()*[.A464])" office:value-type="float" office:value="-0.68454710592869" calcext:value-type="float">
            <text:p>-0.68454710592869</text:p>
          </table:table-cell>
        </table:table-row>
        <table:table-row table:style-name="ro1">
          <table:table-cell office:value-type="float" office:value="0.0463" calcext:value-type="float">
            <text:p>0.0463</text:p>
          </table:table-cell>
          <table:table-cell office:value-type="float" office:value="287785.27893756" calcext:value-type="float">
            <text:p>287785.27893756</text:p>
          </table:table-cell>
          <table:table-cell office:value-type="float" office:value="-1058.0839293863" calcext:value-type="float">
            <text:p>-1058.0839293863</text:p>
          </table:table-cell>
          <table:table-cell office:value-type="float" office:value="-29.810065771049" calcext:value-type="float">
            <text:p>-29.810065771049</text:p>
          </table:table-cell>
          <table:table-cell table:formula="of:=-((200*PI())^2)*SIN(200*[.A465]*PI())" office:value-type="float" office:value="287785.278938177" calcext:value-type="float">
            <text:p>287785.278938177</text:p>
          </table:table-cell>
          <table:table-cell table:formula="of:=[.F464]+(1-0.5)*0.0001*[.E464]+0.5*0.0001*[.E465]" office:value-type="float" office:value="-1058.08392938452" calcext:value-type="float">
            <text:p>-1058.08392938452</text:p>
          </table:table-cell>
          <table:table-cell table:formula="of:=[.G464]+0.0001*[.F464]+(0.5-0.25)*0.0001^2*[.E464]+0.25*0.0001^2*[.E465]" office:value-type="float" office:value="-29.8100657710292" calcext:value-type="float">
            <text:p>-29.8100657710292</text:p>
          </table:table-cell>
          <table:table-cell table:formula="of:=[.H464]+1/2*([.A465]-[.A464])*([.E465]+[.E464])" office:value-type="float" office:value="-1058.08392938452" calcext:value-type="float">
            <text:p>-1058.08392938452</text:p>
          </table:table-cell>
          <table:table-cell table:formula="of:=[.I464]+1/2*([.A465]-[.A464])*([.H465]+[.H464])" office:value-type="float" office:value="-29.8100657710292" calcext:value-type="float">
            <text:p>-29.8100657710292</text:p>
          </table:table-cell>
          <table:table-cell table:formula="of:=200*PI()*COS(200*PI()*[.A465])" office:value-type="float" office:value="-430.113631804344" calcext:value-type="float">
            <text:p>-430.113631804344</text:p>
          </table:table-cell>
          <table:table-cell table:formula="of:=SIN(200*PI()*[.A465])" office:value-type="float" office:value="-0.728968627421412" calcext:value-type="float">
            <text:p>-0.728968627421412</text:p>
          </table:table-cell>
        </table:table-row>
        <table:table-row table:style-name="ro1">
          <table:table-cell office:value-type="float" office:value="0.0464" calcext:value-type="float">
            <text:p>0.0464</text:p>
          </table:table-cell>
          <table:table-cell office:value-type="float" office:value="304186.43568019" calcext:value-type="float">
            <text:p>304186.43568019</text:p>
          </table:table-cell>
          <table:table-cell office:value-type="float" office:value="-1028.4853436554" calcext:value-type="float">
            <text:p>-1028.4853436554</text:p>
          </table:table-cell>
          <table:table-cell office:value-type="float" office:value="-29.914394234701" calcext:value-type="float">
            <text:p>-29.914394234701</text:p>
          </table:table-cell>
          <table:table-cell table:formula="of:=-((200*PI())^2)*SIN(200*[.A466]*PI())" office:value-type="float" office:value="304186.435679903" calcext:value-type="float">
            <text:p>304186.435679903</text:p>
          </table:table-cell>
          <table:table-cell table:formula="of:=[.F465]+(1-0.5)*0.0001*[.E465]+0.5*0.0001*[.E466]" office:value-type="float" office:value="-1028.48534365362" calcext:value-type="float">
            <text:p>-1028.48534365362</text:p>
          </table:table-cell>
          <table:table-cell table:formula="of:=[.G465]+0.0001*[.F465]+(0.5-0.25)*0.0001^2*[.E465]+0.25*0.0001^2*[.E466]" office:value-type="float" office:value="-29.9143942346811" calcext:value-type="float">
            <text:p>-29.9143942346811</text:p>
          </table:table-cell>
          <table:table-cell table:formula="of:=[.H465]+1/2*([.A466]-[.A465])*([.E466]+[.E465])" office:value-type="float" office:value="-1028.48534365362" calcext:value-type="float">
            <text:p>-1028.48534365362</text:p>
          </table:table-cell>
          <table:table-cell table:formula="of:=[.I465]+1/2*([.A466]-[.A465])*([.H466]+[.H465])" office:value-type="float" office:value="-29.9143942346811" calcext:value-type="float">
            <text:p>-29.9143942346811</text:p>
          </table:table-cell>
          <table:table-cell table:formula="of:=200*PI()*COS(200*PI()*[.A466])" office:value-type="float" office:value="-400.505304683275" calcext:value-type="float">
            <text:p>-400.505304683275</text:p>
          </table:table-cell>
          <table:table-cell table:formula="of:=SIN(200*PI()*[.A466])" office:value-type="float" office:value="-0.77051324277579" calcext:value-type="float">
            <text:p>-0.77051324277579</text:p>
          </table:table-cell>
        </table:table-row>
        <table:table-row table:style-name="ro1">
          <table:table-cell office:value-type="float" office:value="0.0465" calcext:value-type="float">
            <text:p>0.0465</text:p>
          </table:table-cell>
          <table:table-cell office:value-type="float" office:value="319387.10752903" calcext:value-type="float">
            <text:p>319387.10752903</text:p>
          </table:table-cell>
          <table:table-cell office:value-type="float" office:value="-997.30666649494" calcext:value-type="float">
            <text:p>-997.30666649494</text:p>
          </table:table-cell>
          <table:table-cell office:value-type="float" office:value="-30.015683835208" calcext:value-type="float">
            <text:p>-30.015683835208</text:p>
          </table:table-cell>
          <table:table-cell table:formula="of:=-((200*PI())^2)*SIN(200*[.A467]*PI())" office:value-type="float" office:value="319387.107529563" calcext:value-type="float">
            <text:p>319387.107529563</text:p>
          </table:table-cell>
          <table:table-cell table:formula="of:=[.F466]+(1-0.5)*0.0001*[.E466]+0.5*0.0001*[.E467]" office:value-type="float" office:value="-997.306666493143" calcext:value-type="float">
            <text:p>-997.306666493143</text:p>
          </table:table-cell>
          <table:table-cell table:formula="of:=[.G466]+0.0001*[.F466]+(0.5-0.25)*0.0001^2*[.E466]+0.25*0.0001^2*[.E467]" office:value-type="float" office:value="-30.0156838351884" calcext:value-type="float">
            <text:p>-30.0156838351884</text:p>
          </table:table-cell>
          <table:table-cell table:formula="of:=[.H466]+1/2*([.A467]-[.A466])*([.E467]+[.E466])" office:value-type="float" office:value="-997.306666493143" calcext:value-type="float">
            <text:p>-997.306666493143</text:p>
          </table:table-cell>
          <table:table-cell table:formula="of:=[.I466]+1/2*([.A467]-[.A466])*([.H467]+[.H466])" office:value-type="float" office:value="-30.0156838351884" calcext:value-type="float">
            <text:p>-30.0156838351884</text:p>
          </table:table-cell>
          <table:table-cell table:formula="of:=200*PI()*COS(200*PI()*[.A467])" office:value-type="float" office:value="-369.316366098091" calcext:value-type="float">
            <text:p>-369.316366098091</text:p>
          </table:table-cell>
          <table:table-cell table:formula="of:=SIN(200*PI()*[.A467])" office:value-type="float" office:value="-0.809016994374948" calcext:value-type="float">
            <text:p>-0.809016994374948</text:p>
          </table:table-cell>
        </table:table-row>
        <table:table-row table:style-name="ro1">
          <table:table-cell office:value-type="float" office:value="0.0466" calcext:value-type="float">
            <text:p>0.0466</text:p>
          </table:table-cell>
          <table:table-cell office:value-type="float" office:value="333327.30437928" calcext:value-type="float">
            <text:p>333327.30437928</text:p>
          </table:table-cell>
          <table:table-cell office:value-type="float" office:value="-964.67094589952" calcext:value-type="float">
            <text:p>-964.67094589952</text:p>
          </table:table-cell>
          <table:table-cell office:value-type="float" office:value="-30.113782715828" calcext:value-type="float">
            <text:p>-30.113782715828</text:p>
          </table:table-cell>
          <table:table-cell table:formula="of:=-((200*PI())^2)*SIN(200*[.A468]*PI())" office:value-type="float" office:value="333327.304379893" calcext:value-type="float">
            <text:p>333327.304379893</text:p>
          </table:table-cell>
          <table:table-cell table:formula="of:=[.F467]+(1-0.5)*0.0001*[.E467]+0.5*0.0001*[.E468]" office:value-type="float" office:value="-964.67094589767" calcext:value-type="float">
            <text:p>-964.67094589767</text:p>
          </table:table-cell>
          <table:table-cell table:formula="of:=[.G467]+0.0001*[.F467]+(0.5-0.25)*0.0001^2*[.E467]+0.25*0.0001^2*[.E468]" office:value-type="float" office:value="-30.1137827158079" calcext:value-type="float">
            <text:p>-30.1137827158079</text:p>
          </table:table-cell>
          <table:table-cell table:formula="of:=[.H467]+1/2*([.A468]-[.A467])*([.E468]+[.E467])" office:value-type="float" office:value="-964.67094589767" calcext:value-type="float">
            <text:p>-964.67094589767</text:p>
          </table:table-cell>
          <table:table-cell table:formula="of:=[.I467]+1/2*([.A468]-[.A467])*([.H468]+[.H467])" office:value-type="float" office:value="-30.113782715808" calcext:value-type="float">
            <text:p>-30.113782715808</text:p>
          </table:table-cell>
          <table:table-cell table:formula="of:=200*PI()*COS(200*PI()*[.A468])" office:value-type="float" office:value="-336.669904540516" calcext:value-type="float">
            <text:p>-336.669904540516</text:p>
          </table:table-cell>
          <table:table-cell table:formula="of:=SIN(200*PI()*[.A468])" office:value-type="float" office:value="-0.844327925502015" calcext:value-type="float">
            <text:p>-0.844327925502015</text:p>
          </table:table-cell>
        </table:table-row>
        <table:table-row table:style-name="ro1">
          <table:table-cell office:value-type="float" office:value="0.0467" calcext:value-type="float">
            <text:p>0.0467</text:p>
          </table:table-cell>
          <table:table-cell office:value-type="float" office:value="345952.01064396" calcext:value-type="float">
            <text:p>345952.01064396</text:p>
          </table:table-cell>
          <table:table-cell office:value-type="float" office:value="-930.70698014836" calcext:value-type="float">
            <text:p>-930.70698014836</text:p>
          </table:table-cell>
          <table:table-cell office:value-type="float" office:value="-30.208551612131" calcext:value-type="float">
            <text:p>-30.208551612131</text:p>
          </table:table-cell>
          <table:table-cell table:formula="of:=-((200*PI())^2)*SIN(200*[.A469]*PI())" office:value-type="float" office:value="345952.010642597" calcext:value-type="float">
            <text:p>345952.010642597</text:p>
          </table:table-cell>
          <table:table-cell table:formula="of:=[.F468]+(1-0.5)*0.0001*[.E468]+0.5*0.0001*[.E469]" office:value-type="float" office:value="-930.706980146545" calcext:value-type="float">
            <text:p>-930.706980146545</text:p>
          </table:table-cell>
          <table:table-cell table:formula="of:=[.G468]+0.0001*[.F468]+(0.5-0.25)*0.0001^2*[.E468]+0.25*0.0001^2*[.E469]" office:value-type="float" office:value="-30.2085516121102" calcext:value-type="float">
            <text:p>-30.2085516121102</text:p>
          </table:table-cell>
          <table:table-cell table:formula="of:=[.H468]+1/2*([.A469]-[.A468])*([.E469]+[.E468])" office:value-type="float" office:value="-930.706980146544" calcext:value-type="float">
            <text:p>-930.706980146544</text:p>
          </table:table-cell>
          <table:table-cell table:formula="of:=[.I468]+1/2*([.A469]-[.A468])*([.H469]+[.H468])" office:value-type="float" office:value="-30.2085516121102" calcext:value-type="float">
            <text:p>-30.2085516121102</text:p>
          </table:table-cell>
          <table:table-cell table:formula="of:=200*PI()*COS(200*PI()*[.A469])" office:value-type="float" office:value="-302.694760679566" calcext:value-type="float">
            <text:p>-302.694760679566</text:p>
          </table:table-cell>
          <table:table-cell table:formula="of:=SIN(200*PI()*[.A469])" office:value-type="float" office:value="-0.876306680043865" calcext:value-type="float">
            <text:p>-0.876306680043865</text:p>
          </table:table-cell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357211.40236969" calcext:value-type="float">
            <text:p>357211.40236969</text:p>
          </table:table-cell>
          <table:table-cell office:value-type="float" office:value="-895.54880949768" calcext:value-type="float">
            <text:p>-895.54880949768</text:p>
          </table:table-cell>
          <table:table-cell office:value-type="float" office:value="-30.299864401613" calcext:value-type="float">
            <text:p>-30.299864401613</text:p>
          </table:table-cell>
          <table:table-cell table:formula="of:=-((200*PI())^2)*SIN(200*[.A470]*PI())" office:value-type="float" office:value="357211.402369733" calcext:value-type="float">
            <text:p>357211.402369733</text:p>
          </table:table-cell>
          <table:table-cell table:formula="of:=[.F469]+(1-0.5)*0.0001*[.E469]+0.5*0.0001*[.E470]" office:value-type="float" office:value="-895.548809495929" calcext:value-type="float">
            <text:p>-895.548809495929</text:p>
          </table:table-cell>
          <table:table-cell table:formula="of:=[.G469]+0.0001*[.F469]+(0.5-0.25)*0.0001^2*[.E469]+0.25*0.0001^2*[.E470]" office:value-type="float" office:value="-30.2998644015923" calcext:value-type="float">
            <text:p>-30.2998644015923</text:p>
          </table:table-cell>
          <table:table-cell table:formula="of:=[.H469]+1/2*([.A470]-[.A469])*([.E470]+[.E469])" office:value-type="float" office:value="-895.548809495929" calcext:value-type="float">
            <text:p>-895.548809495929</text:p>
          </table:table-cell>
          <table:table-cell table:formula="of:=[.I469]+1/2*([.A470]-[.A469])*([.H470]+[.H469])" office:value-type="float" office:value="-30.2998644015923" calcext:value-type="float">
            <text:p>-30.2998644015923</text:p>
          </table:table-cell>
          <table:table-cell table:formula="of:=200*PI()*COS(200*PI()*[.A470])" office:value-type="float" office:value="-267.5250188863" calcext:value-type="float">
            <text:p>-267.5250188863</text:p>
          </table:table-cell>
          <table:table-cell table:formula="of:=SIN(200*PI()*[.A470])" office:value-type="float" office:value="-0.904827052466019" calcext:value-type="float">
            <text:p>-0.904827052466019</text:p>
          </table:table-cell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367061.04388673" calcext:value-type="float">
            <text:p>367061.04388673</text:p>
          </table:table-cell>
          <table:table-cell office:value-type="float" office:value="-859.33518718486" calcext:value-type="float">
            <text:p>-859.33518718486</text:p>
          </table:table-cell>
          <table:table-cell office:value-type="float" office:value="-30.387608601447" calcext:value-type="float">
            <text:p>-30.387608601447</text:p>
          </table:table-cell>
          <table:table-cell table:formula="of:=-((200*PI())^2)*SIN(200*[.A471]*PI())" office:value-type="float" office:value="367061.043886084" calcext:value-type="float">
            <text:p>367061.043886084</text:p>
          </table:table-cell>
          <table:table-cell table:formula="of:=[.F470]+(1-0.5)*0.0001*[.E470]+0.5*0.0001*[.E471]" office:value-type="float" office:value="-859.335187183138" calcext:value-type="float">
            <text:p>-859.335187183138</text:p>
          </table:table-cell>
          <table:table-cell table:formula="of:=[.G470]+0.0001*[.F470]+(0.5-0.25)*0.0001^2*[.E470]+0.25*0.0001^2*[.E471]" office:value-type="float" office:value="-30.3876086014262" calcext:value-type="float">
            <text:p>-30.3876086014262</text:p>
          </table:table-cell>
          <table:table-cell table:formula="of:=[.H470]+1/2*([.A471]-[.A470])*([.E471]+[.E470])" office:value-type="float" office:value="-859.335187183137" calcext:value-type="float">
            <text:p>-859.335187183137</text:p>
          </table:table-cell>
          <table:table-cell table:formula="of:=[.I470]+1/2*([.A471]-[.A470])*([.H471]+[.H470])" office:value-type="float" office:value="-30.3876086014263" calcext:value-type="float">
            <text:p>-30.3876086014263</text:p>
          </table:table-cell>
          <table:table-cell table:formula="of:=200*PI()*COS(200*PI()*[.A471])" office:value-type="float" office:value="-231.299478064041" calcext:value-type="float">
            <text:p>-231.299478064041</text:p>
          </table:table-cell>
          <table:table-cell table:formula="of:=SIN(200*PI()*[.A471])" office:value-type="float" office:value="-0.929776485888252" calcext:value-type="float">
            <text:p>-0.929776485888252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375462.06315539" calcext:value-type="float">
            <text:p>375462.06315539</text:p>
          </table:table-cell>
          <table:table-cell office:value-type="float" office:value="-822.20903183275" calcext:value-type="float">
            <text:p>-822.20903183275</text:p>
          </table:table-cell>
          <table:table-cell office:value-type="float" office:value="-30.471685812398" calcext:value-type="float">
            <text:p>-30.471685812398</text:p>
          </table:table-cell>
          <table:table-cell table:formula="of:=-((200*PI())^2)*SIN(200*[.A472]*PI())" office:value-type="float" office:value="375462.063156454" calcext:value-type="float">
            <text:p>375462.063156454</text:p>
          </table:table-cell>
          <table:table-cell table:formula="of:=[.F471]+(1-0.5)*0.0001*[.E471]+0.5*0.0001*[.E472]" office:value-type="float" office:value="-822.209031831011" calcext:value-type="float">
            <text:p>-822.209031831011</text:p>
          </table:table-cell>
          <table:table-cell table:formula="of:=[.G471]+0.0001*[.F471]+(0.5-0.25)*0.0001^2*[.E471]+0.25*0.0001^2*[.E472]" office:value-type="float" office:value="-30.4716858123769" calcext:value-type="float">
            <text:p>-30.4716858123769</text:p>
          </table:table-cell>
          <table:table-cell table:formula="of:=[.H471]+1/2*([.A472]-[.A471])*([.E472]+[.E471])" office:value-type="float" office:value="-822.209031831012" calcext:value-type="float">
            <text:p>-822.209031831012</text:p>
          </table:table-cell>
          <table:table-cell table:formula="of:=[.I471]+1/2*([.A472]-[.A471])*([.H472]+[.H471])" office:value-type="float" office:value="-30.471685812377" calcext:value-type="float">
            <text:p>-30.471685812377</text:p>
          </table:table-cell>
          <table:table-cell table:formula="of:=200*PI()*COS(200*PI()*[.A472])" office:value-type="float" office:value="-194.161103872547" calcext:value-type="float">
            <text:p>-194.161103872547</text:p>
          </table:table-cell>
          <table:table-cell table:formula="of:=SIN(200*PI()*[.A472])" office:value-type="float" office:value="-0.951056516295153" calcext:value-type="float">
            <text:p>-0.951056516295153</text:p>
          </table:table-cell>
        </table:table-row>
        <table:table-row table:style-name="ro1">
          <table:table-cell office:value-type="float" office:value="0.0471" calcext:value-type="float">
            <text:p>0.0471</text:p>
          </table:table-cell>
          <table:table-cell office:value-type="float" office:value="382381.30519586" calcext:value-type="float">
            <text:p>382381.30519586</text:p>
          </table:table-cell>
          <table:table-cell office:value-type="float" office:value="-784.31686341519" calcext:value-type="float">
            <text:p>-784.31686341519</text:p>
          </table:table-cell>
          <table:table-cell office:value-type="float" office:value="-30.55201210716" calcext:value-type="float">
            <text:p>-30.55201210716</text:p>
          </table:table-cell>
          <table:table-cell table:formula="of:=-((200*PI())^2)*SIN(200*[.A473]*PI())" office:value-type="float" office:value="382381.305195847" calcext:value-type="float">
            <text:p>382381.305195847</text:p>
          </table:table-cell>
          <table:table-cell table:formula="of:=[.F472]+(1-0.5)*0.0001*[.E472]+0.5*0.0001*[.E473]" office:value-type="float" office:value="-784.316863413396" calcext:value-type="float">
            <text:p>-784.316863413396</text:p>
          </table:table-cell>
          <table:table-cell table:formula="of:=[.G472]+0.0001*[.F472]+(0.5-0.25)*0.0001^2*[.E472]+0.25*0.0001^2*[.E473]" office:value-type="float" office:value="-30.5520121071392" calcext:value-type="float">
            <text:p>-30.5520121071392</text:p>
          </table:table-cell>
          <table:table-cell table:formula="of:=[.H472]+1/2*([.A473]-[.A472])*([.E473]+[.E472])" office:value-type="float" office:value="-784.316863413396" calcext:value-type="float">
            <text:p>-784.316863413396</text:p>
          </table:table-cell>
          <table:table-cell table:formula="of:=[.I472]+1/2*([.A473]-[.A472])*([.H473]+[.H472])" office:value-type="float" office:value="-30.5520121071392" calcext:value-type="float">
            <text:p>-30.5520121071392</text:p>
          </table:table-cell>
          <table:table-cell table:formula="of:=200*PI()*COS(200*PI()*[.A473])" office:value-type="float" office:value="-156.256464507835" calcext:value-type="float">
            <text:p>-156.256464507835</text:p>
          </table:table-cell>
          <table:table-cell table:formula="of:=SIN(200*PI()*[.A473])" office:value-type="float" office:value="-0.968583161128632" calcext:value-type="float">
            <text:p>-0.968583161128632</text:p>
          </table:table-cell>
        </table:table-row>
        <table:table-row table:style-name="ro1">
          <table:table-cell office:value-type="float" office:value="0.0472" calcext:value-type="float">
            <text:p>0.0472</text:p>
          </table:table-cell>
          <table:table-cell office:value-type="float" office:value="387791.46291579" calcext:value-type="float">
            <text:p>387791.46291579</text:p>
          </table:table-cell>
          <table:table-cell office:value-type="float" office:value="-745.80822500961" calcext:value-type="float">
            <text:p>-745.80822500961</text:p>
          </table:table-cell>
          <table:table-cell office:value-type="float" office:value="-30.628518361581" calcext:value-type="float">
            <text:p>-30.628518361581</text:p>
          </table:table-cell>
          <table:table-cell table:formula="of:=-((200*PI())^2)*SIN(200*[.A474]*PI())" office:value-type="float" office:value="387791.462917033" calcext:value-type="float">
            <text:p>387791.462917033</text:p>
          </table:table-cell>
          <table:table-cell table:formula="of:=[.F473]+(1-0.5)*0.0001*[.E473]+0.5*0.0001*[.E474]" office:value-type="float" office:value="-745.808225007752" calcext:value-type="float">
            <text:p>-745.808225007752</text:p>
          </table:table-cell>
          <table:table-cell table:formula="of:=[.G473]+0.0001*[.F473]+(0.5-0.25)*0.0001^2*[.E473]+0.25*0.0001^2*[.E474]" office:value-type="float" office:value="-30.6285183615602" calcext:value-type="float">
            <text:p>-30.6285183615602</text:p>
          </table:table-cell>
          <table:table-cell table:formula="of:=[.H473]+1/2*([.A474]-[.A473])*([.E474]+[.E473])" office:value-type="float" office:value="-745.808225007753" calcext:value-type="float">
            <text:p>-745.808225007753</text:p>
          </table:table-cell>
          <table:table-cell table:formula="of:=[.I473]+1/2*([.A474]-[.A473])*([.H474]+[.H473])" office:value-type="float" office:value="-30.6285183615602" calcext:value-type="float">
            <text:p>-30.6285183615602</text:p>
          </table:table-cell>
          <table:table-cell table:formula="of:=200*PI()*COS(200*PI()*[.A474])" office:value-type="float" office:value="-117.735152264503" calcext:value-type="float">
            <text:p>-117.735152264503</text:p>
          </table:table-cell>
          <table:table-cell table:formula="of:=SIN(200*PI()*[.A474])" office:value-type="float" office:value="-0.982287250728688" calcext:value-type="float">
            <text:p>-0.982287250728688</text:p>
          </table:table-cell>
        </table:table-row>
        <table:table-row table:style-name="ro1">
          <table:table-cell office:value-type="float" office:value="0.0473" calcext:value-type="float">
            <text:p>0.0473</text:p>
          </table:table-cell>
          <table:table-cell office:value-type="float" office:value="391671.18489935" calcext:value-type="float">
            <text:p>391671.18489935</text:p>
          </table:table-cell>
          <table:table-cell office:value-type="float" office:value="-706.83509261885" calcext:value-type="float">
            <text:p>-706.83509261885</text:p>
          </table:table-cell>
          <table:table-cell office:value-type="float" office:value="-30.701150527463" calcext:value-type="float">
            <text:p>-30.701150527463</text:p>
          </table:table-cell>
          <table:table-cell table:formula="of:=-((200*PI())^2)*SIN(200*[.A475]*PI())" office:value-type="float" office:value="391671.184899153" calcext:value-type="float">
            <text:p>391671.184899153</text:p>
          </table:table-cell>
          <table:table-cell table:formula="of:=[.F474]+(1-0.5)*0.0001*[.E474]+0.5*0.0001*[.E475]" office:value-type="float" office:value="-706.835092616943" calcext:value-type="float">
            <text:p>-706.835092616943</text:p>
          </table:table-cell>
          <table:table-cell table:formula="of:=[.G474]+0.0001*[.F474]+(0.5-0.25)*0.0001^2*[.E474]+0.25*0.0001^2*[.E475]" office:value-type="float" office:value="-30.7011505274415" calcext:value-type="float">
            <text:p>-30.7011505274415</text:p>
          </table:table-cell>
          <table:table-cell table:formula="of:=[.H474]+1/2*([.A475]-[.A474])*([.E475]+[.E474])" office:value-type="float" office:value="-706.835092616943" calcext:value-type="float">
            <text:p>-706.835092616943</text:p>
          </table:table-cell>
          <table:table-cell table:formula="of:=[.I474]+1/2*([.A475]-[.A474])*([.H475]+[.H474])" office:value-type="float" office:value="-30.7011505274415" calcext:value-type="float">
            <text:p>-30.7011505274415</text:p>
          </table:table-cell>
          <table:table-cell table:formula="of:=200*PI()*COS(200*PI()*[.A475])" office:value-type="float" office:value="-78.7491931632536" calcext:value-type="float">
            <text:p>-78.7491931632536</text:p>
          </table:table-cell>
          <table:table-cell table:formula="of:=SIN(200*PI()*[.A475])" office:value-type="float" office:value="-0.992114701314478" calcext:value-type="float">
            <text:p>-0.992114701314478</text:p>
          </table:table-cell>
        </table:table-row>
        <table:table-row table:style-name="ro1">
          <table:table-cell office:value-type="float" office:value="0.0474" calcext:value-type="float">
            <text:p>0.0474</text:p>
          </table:table-cell>
          <table:table-cell office:value-type="float" office:value="394005.15965166" calcext:value-type="float">
            <text:p>394005.15965166</text:p>
          </table:table-cell>
          <table:table-cell office:value-type="float" office:value="-667.5512753913" calcext:value-type="float">
            <text:p>-667.5512753913</text:p>
          </table:table-cell>
          <table:table-cell office:value-type="float" office:value="-30.769869845863" calcext:value-type="float">
            <text:p>-30.769869845863</text:p>
          </table:table-cell>
          <table:table-cell table:formula="of:=-((200*PI())^2)*SIN(200*[.A476]*PI())" office:value-type="float" office:value="394005.159652019" calcext:value-type="float">
            <text:p>394005.159652019</text:p>
          </table:table-cell>
          <table:table-cell table:formula="of:=[.F475]+(1-0.5)*0.0001*[.E475]+0.5*0.0001*[.E476]" office:value-type="float" office:value="-667.551275389384" calcext:value-type="float">
            <text:p>-667.551275389384</text:p>
          </table:table-cell>
          <table:table-cell table:formula="of:=[.G475]+0.0001*[.F475]+(0.5-0.25)*0.0001^2*[.E475]+0.25*0.0001^2*[.E476]" office:value-type="float" office:value="-30.7698698458418" calcext:value-type="float">
            <text:p>-30.7698698458418</text:p>
          </table:table-cell>
          <table:table-cell table:formula="of:=[.H475]+1/2*([.A476]-[.A475])*([.E476]+[.E475])" office:value-type="float" office:value="-667.551275389383" calcext:value-type="float">
            <text:p>-667.551275389383</text:p>
          </table:table-cell>
          <table:table-cell table:formula="of:=[.I475]+1/2*([.A476]-[.A475])*([.H476]+[.H475])" office:value-type="float" office:value="-30.7698698458418" calcext:value-type="float">
            <text:p>-30.7698698458418</text:p>
          </table:table-cell>
          <table:table-cell table:formula="of:=200*PI()*COS(200*PI()*[.A476])" office:value-type="float" office:value="-39.4524469736726" calcext:value-type="float">
            <text:p>-39.4524469736726</text:p>
          </table:table-cell>
          <table:table-cell table:formula="of:=SIN(200*PI()*[.A476])" office:value-type="float" office:value="-0.998026728428272" calcext:value-type="float">
            <text:p>-0.998026728428272</text:p>
          </table:table-cell>
        </table:table-row>
        <table:table-row table:style-name="ro1">
          <table:table-cell office:value-type="float" office:value="0.0475" calcext:value-type="float">
            <text:p>0.0475</text:p>
          </table:table-cell>
          <table:table-cell office:value-type="float" office:value="394784.17604415" calcext:value-type="float">
            <text:p>394784.17604415</text:p>
          </table:table-cell>
          <table:table-cell office:value-type="float" office:value="-628.11180860651" calcext:value-type="float">
            <text:p>-628.11180860651</text:p>
          </table:table-cell>
          <table:table-cell office:value-type="float" office:value="-30.834653000063" calcext:value-type="float">
            <text:p>-30.834653000063</text:p>
          </table:table-cell>
          <table:table-cell table:formula="of:=-((200*PI())^2)*SIN(200*[.A477]*PI())" office:value-type="float" office:value="394784.176043574" calcext:value-type="float">
            <text:p>394784.176043574</text:p>
          </table:table-cell>
          <table:table-cell table:formula="of:=[.F476]+(1-0.5)*0.0001*[.E476]+0.5*0.0001*[.E477]" office:value-type="float" office:value="-628.111808604605" calcext:value-type="float">
            <text:p>-628.111808604605</text:p>
          </table:table-cell>
          <table:table-cell table:formula="of:=[.G476]+0.0001*[.F476]+(0.5-0.25)*0.0001^2*[.E476]+0.25*0.0001^2*[.E477]" office:value-type="float" office:value="-30.8346530000415" calcext:value-type="float">
            <text:p>-30.8346530000415</text:p>
          </table:table-cell>
          <table:table-cell table:formula="of:=[.H476]+1/2*([.A477]-[.A476])*([.E477]+[.E476])" office:value-type="float" office:value="-628.111808604605" calcext:value-type="float">
            <text:p>-628.111808604605</text:p>
          </table:table-cell>
          <table:table-cell table:formula="of:=[.I476]+1/2*([.A477]-[.A476])*([.H477]+[.H476])" office:value-type="float" office:value="-30.8346530000415" calcext:value-type="float">
            <text:p>-30.8346530000415</text:p>
          </table:table-cell>
          <table:table-cell table:formula="of:=200*PI()*COS(200*PI()*[.A477])" office:value-type="float" office:value="0.000000000000385123055748482" calcext:value-type="float">
            <text:p>3.85123055748482E-13</text:p>
          </table:table-cell>
          <table:table-cell table:formula="of:=SIN(200*PI()*[.A47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office:value-type="float" office:value="394005.15965171" calcext:value-type="float">
            <text:p>394005.15965171</text:p>
          </table:table-cell>
          <table:table-cell office:value-type="float" office:value="-588.67234182172" calcext:value-type="float">
            <text:p>-588.67234182172</text:p>
          </table:table-cell>
          <table:table-cell office:value-type="float" office:value="-30.895492207585" calcext:value-type="float">
            <text:p>-30.895492207585</text:p>
          </table:table-cell>
          <table:table-cell table:formula="of:=-((200*PI())^2)*SIN(200*[.A478]*PI())" office:value-type="float" office:value="394005.159652019" calcext:value-type="float">
            <text:p>394005.159652019</text:p>
          </table:table-cell>
          <table:table-cell table:formula="of:=[.F477]+(1-0.5)*0.0001*[.E477]+0.5*0.0001*[.E478]" office:value-type="float" office:value="-588.672341819825" calcext:value-type="float">
            <text:p>-588.672341819825</text:p>
          </table:table-cell>
          <table:table-cell table:formula="of:=[.G477]+0.0001*[.F477]+(0.5-0.25)*0.0001^2*[.E477]+0.25*0.0001^2*[.E478]" office:value-type="float" office:value="-30.8954922075627" calcext:value-type="float">
            <text:p>-30.8954922075627</text:p>
          </table:table-cell>
          <table:table-cell table:formula="of:=[.H477]+1/2*([.A478]-[.A477])*([.E478]+[.E477])" office:value-type="float" office:value="-588.672341819824" calcext:value-type="float">
            <text:p>-588.672341819824</text:p>
          </table:table-cell>
          <table:table-cell table:formula="of:=[.I477]+1/2*([.A478]-[.A477])*([.H478]+[.H477])" office:value-type="float" office:value="-30.8954922075627" calcext:value-type="float">
            <text:p>-30.8954922075627</text:p>
          </table:table-cell>
          <table:table-cell table:formula="of:=200*PI()*COS(200*PI()*[.A478])" office:value-type="float" office:value="39.4524469736779" calcext:value-type="float">
            <text:p>39.4524469736779</text:p>
          </table:table-cell>
          <table:table-cell table:formula="of:=SIN(200*PI()*[.A478])" office:value-type="float" office:value="-0.998026728428271" calcext:value-type="float">
            <text:p>-0.998026728428271</text:p>
          </table:table-cell>
        </table:table-row>
        <table:table-row table:style-name="ro1">
          <table:table-cell office:value-type="float" office:value="0.0477" calcext:value-type="float">
            <text:p>0.0477</text:p>
          </table:table-cell>
          <table:table-cell office:value-type="float" office:value="391671.18489924" calcext:value-type="float">
            <text:p>391671.18489924</text:p>
          </table:table-cell>
          <table:table-cell office:value-type="float" office:value="-549.38852459417" calcext:value-type="float">
            <text:p>-549.38852459417</text:p>
          </table:table-cell>
          <table:table-cell office:value-type="float" office:value="-30.952395250905" calcext:value-type="float">
            <text:p>-30.952395250905</text:p>
          </table:table-cell>
          <table:table-cell table:formula="of:=-((200*PI())^2)*SIN(200*[.A479]*PI())" office:value-type="float" office:value="391671.184899153" calcext:value-type="float">
            <text:p>391671.184899153</text:p>
          </table:table-cell>
          <table:table-cell table:formula="of:=[.F478]+(1-0.5)*0.0001*[.E478]+0.5*0.0001*[.E479]" office:value-type="float" office:value="-549.388524592266" calcext:value-type="float">
            <text:p>-549.388524592266</text:p>
          </table:table-cell>
          <table:table-cell table:formula="of:=[.G478]+0.0001*[.F478]+(0.5-0.25)*0.0001^2*[.E478]+0.25*0.0001^2*[.E479]" office:value-type="float" office:value="-30.9523952508833" calcext:value-type="float">
            <text:p>-30.9523952508833</text:p>
          </table:table-cell>
          <table:table-cell table:formula="of:=[.H478]+1/2*([.A479]-[.A478])*([.E479]+[.E478])" office:value-type="float" office:value="-549.388524592267" calcext:value-type="float">
            <text:p>-549.388524592267</text:p>
          </table:table-cell>
          <table:table-cell table:formula="of:=[.I478]+1/2*([.A479]-[.A478])*([.H479]+[.H478])" office:value-type="float" office:value="-30.9523952508833" calcext:value-type="float">
            <text:p>-30.9523952508833</text:p>
          </table:table-cell>
          <table:table-cell table:formula="of:=200*PI()*COS(200*PI()*[.A479])" office:value-type="float" office:value="78.7491931632543" calcext:value-type="float">
            <text:p>78.7491931632543</text:p>
          </table:table-cell>
          <table:table-cell table:formula="of:=SIN(200*PI()*[.A479])" office:value-type="float" office:value="-0.992114701314478" calcext:value-type="float">
            <text:p>-0.992114701314478</text:p>
          </table:table-cell>
        </table:table-row>
        <table:table-row table:style-name="ro1">
          <table:table-cell office:value-type="float" office:value="0.0478" calcext:value-type="float">
            <text:p>0.0478</text:p>
          </table:table-cell>
          <table:table-cell office:value-type="float" office:value="387791.46291595" calcext:value-type="float">
            <text:p>387791.46291595</text:p>
          </table:table-cell>
          <table:table-cell office:value-type="float" office:value="-510.41539220341" calcext:value-type="float">
            <text:p>-510.41539220341</text:p>
          </table:table-cell>
          <table:table-cell office:value-type="float" office:value="-31.005385446745" calcext:value-type="float">
            <text:p>-31.005385446745</text:p>
          </table:table-cell>
          <table:table-cell table:formula="of:=-((200*PI())^2)*SIN(200*[.A480]*PI())" office:value-type="float" office:value="387791.462917033" calcext:value-type="float">
            <text:p>387791.462917033</text:p>
          </table:table-cell>
          <table:table-cell table:formula="of:=[.F479]+(1-0.5)*0.0001*[.E479]+0.5*0.0001*[.E480]" office:value-type="float" office:value="-510.415392201457" calcext:value-type="float">
            <text:p>-510.415392201457</text:p>
          </table:table-cell>
          <table:table-cell table:formula="of:=[.G479]+0.0001*[.F479]+(0.5-0.25)*0.0001^2*[.E479]+0.25*0.0001^2*[.E480]" office:value-type="float" office:value="-31.005385446723" calcext:value-type="float">
            <text:p>-31.005385446723</text:p>
          </table:table-cell>
          <table:table-cell table:formula="of:=[.H479]+1/2*([.A480]-[.A479])*([.E480]+[.E479])" office:value-type="float" office:value="-510.415392201457" calcext:value-type="float">
            <text:p>-510.415392201457</text:p>
          </table:table-cell>
          <table:table-cell table:formula="of:=[.I479]+1/2*([.A480]-[.A479])*([.H480]+[.H479])" office:value-type="float" office:value="-31.005385446723" calcext:value-type="float">
            <text:p>-31.005385446723</text:p>
          </table:table-cell>
          <table:table-cell table:formula="of:=200*PI()*COS(200*PI()*[.A480])" office:value-type="float" office:value="117.735152264504" calcext:value-type="float">
            <text:p>117.735152264504</text:p>
          </table:table-cell>
          <table:table-cell table:formula="of:=SIN(200*PI()*[.A480])" office:value-type="float" office:value="-0.982287250728688" calcext:value-type="float">
            <text:p>-0.982287250728688</text:p>
          </table:table-cell>
        </table:table-row>
        <table:table-row table:style-name="ro1">
          <table:table-cell office:value-type="float" office:value="0.0479" calcext:value-type="float">
            <text:p>0.0479</text:p>
          </table:table-cell>
          <table:table-cell office:value-type="float" office:value="382381.30519707" calcext:value-type="float">
            <text:p>382381.30519707</text:p>
          </table:table-cell>
          <table:table-cell office:value-type="float" office:value="-471.90675379776" calcext:value-type="float">
            <text:p>-471.90675379776</text:p>
          </table:table-cell>
          <table:table-cell office:value-type="float" office:value="-31.054501554045" calcext:value-type="float">
            <text:p>-31.054501554045</text:p>
          </table:table-cell>
          <table:table-cell table:formula="of:=-((200*PI())^2)*SIN(200*[.A481]*PI())" office:value-type="float" office:value="382381.305195847" calcext:value-type="float">
            <text:p>382381.305195847</text:p>
          </table:table-cell>
          <table:table-cell table:formula="of:=[.F480]+(1-0.5)*0.0001*[.E480]+0.5*0.0001*[.E481]" office:value-type="float" office:value="-471.906753795813" calcext:value-type="float">
            <text:p>-471.906753795813</text:p>
          </table:table-cell>
          <table:table-cell table:formula="of:=[.G480]+0.0001*[.F480]+(0.5-0.25)*0.0001^2*[.E480]+0.25*0.0001^2*[.E481]" office:value-type="float" office:value="-31.0545015540229" calcext:value-type="float">
            <text:p>-31.0545015540229</text:p>
          </table:table-cell>
          <table:table-cell table:formula="of:=[.H480]+1/2*([.A481]-[.A480])*([.E481]+[.E480])" office:value-type="float" office:value="-471.906753795811" calcext:value-type="float">
            <text:p>-471.906753795811</text:p>
          </table:table-cell>
          <table:table-cell table:formula="of:=[.I480]+1/2*([.A481]-[.A480])*([.H481]+[.H480])" office:value-type="float" office:value="-31.0545015540229" calcext:value-type="float">
            <text:p>-31.0545015540229</text:p>
          </table:table-cell>
          <table:table-cell table:formula="of:=200*PI()*COS(200*PI()*[.A481])" office:value-type="float" office:value="156.256464507838" calcext:value-type="float">
            <text:p>156.256464507838</text:p>
          </table:table-cell>
          <table:table-cell table:formula="of:=SIN(200*PI()*[.A481])" office:value-type="float" office:value="-0.96858316112863" calcext:value-type="float">
            <text:p>-0.96858316112863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375462.06315566" calcext:value-type="float">
            <text:p>375462.06315566</text:p>
          </table:table-cell>
          <table:table-cell office:value-type="float" office:value="-434.01458538012" calcext:value-type="float">
            <text:p>-434.01458538012</text:p>
          </table:table-cell>
          <table:table-cell office:value-type="float" office:value="-31.099797621004" calcext:value-type="float">
            <text:p>-31.099797621004</text:p>
          </table:table-cell>
          <table:table-cell table:formula="of:=-((200*PI())^2)*SIN(200*[.A482]*PI())" office:value-type="float" office:value="375462.063156455" calcext:value-type="float">
            <text:p>375462.063156455</text:p>
          </table:table-cell>
          <table:table-cell table:formula="of:=[.F481]+(1-0.5)*0.0001*[.E481]+0.5*0.0001*[.E482]" office:value-type="float" office:value="-434.014585378198" calcext:value-type="float">
            <text:p>-434.014585378198</text:p>
          </table:table-cell>
          <table:table-cell table:formula="of:=[.G481]+0.0001*[.F481]+(0.5-0.25)*0.0001^2*[.E481]+0.25*0.0001^2*[.E482]" office:value-type="float" office:value="-31.0997976209816" calcext:value-type="float">
            <text:p>-31.0997976209816</text:p>
          </table:table-cell>
          <table:table-cell table:formula="of:=[.H481]+1/2*([.A482]-[.A481])*([.E482]+[.E481])" office:value-type="float" office:value="-434.014585378198" calcext:value-type="float">
            <text:p>-434.014585378198</text:p>
          </table:table-cell>
          <table:table-cell table:formula="of:=[.I481]+1/2*([.A482]-[.A481])*([.H482]+[.H481])" office:value-type="float" office:value="-31.0997976209816" calcext:value-type="float">
            <text:p>-31.0997976209816</text:p>
          </table:table-cell>
          <table:table-cell table:formula="of:=200*PI()*COS(200*PI()*[.A482])" office:value-type="float" office:value="194.161103872548" calcext:value-type="float">
            <text:p>194.161103872548</text:p>
          </table:table-cell>
          <table:table-cell table:formula="of:=SIN(200*PI()*[.A482])" office:value-type="float" office:value="-0.951056516295153" calcext:value-type="float">
            <text:p>-0.951056516295153</text:p>
          </table:table-cell>
        </table:table-row>
        <table:table-row table:style-name="ro1">
          <table:table-cell office:value-type="float" office:value="0.0481" calcext:value-type="float">
            <text:p>0.0481</text:p>
          </table:table-cell>
          <table:table-cell office:value-type="float" office:value="367061.04388642" calcext:value-type="float">
            <text:p>367061.04388642</text:p>
          </table:table-cell>
          <table:table-cell office:value-type="float" office:value="-396.88843002802" calcext:value-type="float">
            <text:p>-396.88843002802</text:p>
          </table:table-cell>
          <table:table-cell office:value-type="float" office:value="-31.141342771775" calcext:value-type="float">
            <text:p>-31.141342771775</text:p>
          </table:table-cell>
          <table:table-cell table:formula="of:=-((200*PI())^2)*SIN(200*[.A483]*PI())" office:value-type="float" office:value="367061.043886083" calcext:value-type="float">
            <text:p>367061.043886083</text:p>
          </table:table-cell>
          <table:table-cell table:formula="of:=[.F482]+(1-0.5)*0.0001*[.E482]+0.5*0.0001*[.E483]" office:value-type="float" office:value="-396.888430026071" calcext:value-type="float">
            <text:p>-396.888430026071</text:p>
          </table:table-cell>
          <table:table-cell table:formula="of:=[.G482]+0.0001*[.F482]+(0.5-0.25)*0.0001^2*[.E482]+0.25*0.0001^2*[.E483]" office:value-type="float" office:value="-31.1413427717518" calcext:value-type="float">
            <text:p>-31.1413427717518</text:p>
          </table:table-cell>
          <table:table-cell table:formula="of:=[.H482]+1/2*([.A483]-[.A482])*([.E483]+[.E482])" office:value-type="float" office:value="-396.88843002607" calcext:value-type="float">
            <text:p>-396.88843002607</text:p>
          </table:table-cell>
          <table:table-cell table:formula="of:=[.I482]+1/2*([.A483]-[.A482])*([.H483]+[.H482])" office:value-type="float" office:value="-31.1413427717518" calcext:value-type="float">
            <text:p>-31.1413427717518</text:p>
          </table:table-cell>
          <table:table-cell table:formula="of:=200*PI()*COS(200*PI()*[.A483])" office:value-type="float" office:value="231.299478064044" calcext:value-type="float">
            <text:p>231.299478064044</text:p>
          </table:table-cell>
          <table:table-cell table:formula="of:=SIN(200*PI()*[.A483])" office:value-type="float" office:value="-0.929776485888251" calcext:value-type="float">
            <text:p>-0.929776485888251</text:p>
          </table:table-cell>
        </table:table-row>
        <table:table-row table:style-name="ro1">
          <table:table-cell office:value-type="float" office:value="0.0482" calcext:value-type="float">
            <text:p>0.0482</text:p>
          </table:table-cell>
          <table:table-cell office:value-type="float" office:value="357211.40236862" calcext:value-type="float">
            <text:p>357211.40236862</text:p>
          </table:table-cell>
          <table:table-cell office:value-type="float" office:value="-360.67480771527" calcext:value-type="float">
            <text:p>-360.67480771527</text:p>
          </table:table-cell>
          <table:table-cell office:value-type="float" office:value="-31.179220933662" calcext:value-type="float">
            <text:p>-31.179220933662</text:p>
          </table:table-cell>
          <table:table-cell table:formula="of:=-((200*PI())^2)*SIN(200*[.A484]*PI())" office:value-type="float" office:value="357211.402369733" calcext:value-type="float">
            <text:p>357211.402369733</text:p>
          </table:table-cell>
          <table:table-cell table:formula="of:=[.F483]+(1-0.5)*0.0001*[.E483]+0.5*0.0001*[.E484]" office:value-type="float" office:value="-360.67480771328" calcext:value-type="float">
            <text:p>-360.67480771328</text:p>
          </table:table-cell>
          <table:table-cell table:formula="of:=[.G483]+0.0001*[.F483]+(0.5-0.25)*0.0001^2*[.E483]+0.25*0.0001^2*[.E484]" office:value-type="float" office:value="-31.1792209336387" calcext:value-type="float">
            <text:p>-31.1792209336387</text:p>
          </table:table-cell>
          <table:table-cell table:formula="of:=[.H483]+1/2*([.A484]-[.A483])*([.E484]+[.E483])" office:value-type="float" office:value="-360.674807713281" calcext:value-type="float">
            <text:p>-360.674807713281</text:p>
          </table:table-cell>
          <table:table-cell table:formula="of:=[.I483]+1/2*([.A484]-[.A483])*([.H484]+[.H483])" office:value-type="float" office:value="-31.1792209336387" calcext:value-type="float">
            <text:p>-31.1792209336387</text:p>
          </table:table-cell>
          <table:table-cell table:formula="of:=200*PI()*COS(200*PI()*[.A484])" office:value-type="float" office:value="267.525018886301" calcext:value-type="float">
            <text:p>267.525018886301</text:p>
          </table:table-cell>
          <table:table-cell table:formula="of:=SIN(200*PI()*[.A484])" office:value-type="float" office:value="-0.904827052466019" calcext:value-type="float">
            <text:p>-0.904827052466019</text:p>
          </table:table-cell>
        </table:table-row>
        <table:table-row table:style-name="ro1">
          <table:table-cell office:value-type="float" office:value="0.0483" calcext:value-type="float">
            <text:p>0.0483</text:p>
          </table:table-cell>
          <table:table-cell office:value-type="float" office:value="345952.01064357" calcext:value-type="float">
            <text:p>345952.01064357</text:p>
          </table:table-cell>
          <table:table-cell office:value-type="float" office:value="-325.51663706466" calcext:value-type="float">
            <text:p>-325.51663706466</text:p>
          </table:table-cell>
          <table:table-cell office:value-type="float" office:value="-31.213530505901" calcext:value-type="float">
            <text:p>-31.213530505901</text:p>
          </table:table-cell>
          <table:table-cell table:formula="of:=-((200*PI())^2)*SIN(200*[.A485]*PI())" office:value-type="float" office:value="345952.010642597" calcext:value-type="float">
            <text:p>345952.010642597</text:p>
          </table:table-cell>
          <table:table-cell table:formula="of:=[.F484]+(1-0.5)*0.0001*[.E484]+0.5*0.0001*[.E485]" office:value-type="float" office:value="-325.516637062664" calcext:value-type="float">
            <text:p>-325.516637062664</text:p>
          </table:table-cell>
          <table:table-cell table:formula="of:=[.G484]+0.0001*[.F484]+(0.5-0.25)*0.0001^2*[.E484]+0.25*0.0001^2*[.E485]" office:value-type="float" office:value="-31.2135305058775" calcext:value-type="float">
            <text:p>-31.2135305058775</text:p>
          </table:table-cell>
          <table:table-cell table:formula="of:=[.H484]+1/2*([.A485]-[.A484])*([.E485]+[.E484])" office:value-type="float" office:value="-325.516637062663" calcext:value-type="float">
            <text:p>-325.516637062663</text:p>
          </table:table-cell>
          <table:table-cell table:formula="of:=[.I484]+1/2*([.A485]-[.A484])*([.H485]+[.H484])" office:value-type="float" office:value="-31.2135305058775" calcext:value-type="float">
            <text:p>-31.2135305058775</text:p>
          </table:table-cell>
          <table:table-cell table:formula="of:=200*PI()*COS(200*PI()*[.A485])" office:value-type="float" office:value="302.694760679569" calcext:value-type="float">
            <text:p>302.694760679569</text:p>
          </table:table-cell>
          <table:table-cell table:formula="of:=SIN(200*PI()*[.A485])" office:value-type="float" office:value="-0.876306680043863" calcext:value-type="float">
            <text:p>-0.876306680043863</text:p>
          </table:table-cell>
        </table:table-row>
        <table:table-row table:style-name="ro1">
          <table:table-cell office:value-type="float" office:value="0.0484" calcext:value-type="float">
            <text:p>0.0484</text:p>
          </table:table-cell>
          <table:table-cell office:value-type="float" office:value="333327.30437971" calcext:value-type="float">
            <text:p>333327.30437971</text:p>
          </table:table-cell>
          <table:table-cell office:value-type="float" office:value="-291.55267131349" calcext:value-type="float">
            <text:p>-291.55267131349</text:p>
          </table:table-cell>
          <table:table-cell office:value-type="float" office:value="-31.24438397132" calcext:value-type="float">
            <text:p>-31.24438397132</text:p>
          </table:table-cell>
          <table:table-cell table:formula="of:=-((200*PI())^2)*SIN(200*[.A486]*PI())" office:value-type="float" office:value="333327.304379892" calcext:value-type="float">
            <text:p>333327.304379892</text:p>
          </table:table-cell>
          <table:table-cell table:formula="of:=[.F485]+(1-0.5)*0.0001*[.E485]+0.5*0.0001*[.E486]" office:value-type="float" office:value="-291.552671311539" calcext:value-type="float">
            <text:p>-291.552671311539</text:p>
          </table:table-cell>
          <table:table-cell table:formula="of:=[.G485]+0.0001*[.F485]+(0.5-0.25)*0.0001^2*[.E485]+0.25*0.0001^2*[.E486]" office:value-type="float" office:value="-31.2443839712962" calcext:value-type="float">
            <text:p>-31.2443839712962</text:p>
          </table:table-cell>
          <table:table-cell table:formula="of:=[.H485]+1/2*([.A486]-[.A485])*([.E486]+[.E485])" office:value-type="float" office:value="-291.552671311538" calcext:value-type="float">
            <text:p>-291.552671311538</text:p>
          </table:table-cell>
          <table:table-cell table:formula="of:=[.I485]+1/2*([.A486]-[.A485])*([.H486]+[.H485])" office:value-type="float" office:value="-31.2443839712963" calcext:value-type="float">
            <text:p>-31.2443839712963</text:p>
          </table:table-cell>
          <table:table-cell table:formula="of:=200*PI()*COS(200*PI()*[.A486])" office:value-type="float" office:value="336.669904540518" calcext:value-type="float">
            <text:p>336.669904540518</text:p>
          </table:table-cell>
          <table:table-cell table:formula="of:=SIN(200*PI()*[.A486])" office:value-type="float" office:value="-0.844327925502013" calcext:value-type="float">
            <text:p>-0.844327925502013</text:p>
          </table:table-cell>
        </table:table-row>
        <table:table-row table:style-name="ro1">
          <table:table-cell office:value-type="float" office:value="0.0485" calcext:value-type="float">
            <text:p>0.0485</text:p>
          </table:table-cell>
          <table:table-cell office:value-type="float" office:value="319387.10752999" calcext:value-type="float">
            <text:p>319387.10752999</text:p>
          </table:table-cell>
          <table:table-cell office:value-type="float" office:value="-258.91695071801" calcext:value-type="float">
            <text:p>-258.91695071801</text:p>
          </table:table-cell>
          <table:table-cell office:value-type="float" office:value="-31.271907452421" calcext:value-type="float">
            <text:p>-31.271907452421</text:p>
          </table:table-cell>
          <table:table-cell table:formula="of:=-((200*PI())^2)*SIN(200*[.A487]*PI())" office:value-type="float" office:value="319387.107529563" calcext:value-type="float">
            <text:p>319387.107529563</text:p>
          </table:table-cell>
          <table:table-cell table:formula="of:=[.F486]+(1-0.5)*0.0001*[.E486]+0.5*0.0001*[.E487]" office:value-type="float" office:value="-258.916950716066" calcext:value-type="float">
            <text:p>-258.916950716066</text:p>
          </table:table-cell>
          <table:table-cell table:formula="of:=[.G486]+0.0001*[.F486]+(0.5-0.25)*0.0001^2*[.E486]+0.25*0.0001^2*[.E487]" office:value-type="float" office:value="-31.2719074523976" calcext:value-type="float">
            <text:p>-31.2719074523976</text:p>
          </table:table-cell>
          <table:table-cell table:formula="of:=[.H486]+1/2*([.A487]-[.A486])*([.E487]+[.E486])" office:value-type="float" office:value="-258.916950716066" calcext:value-type="float">
            <text:p>-258.916950716066</text:p>
          </table:table-cell>
          <table:table-cell table:formula="of:=[.I486]+1/2*([.A487]-[.A486])*([.H487]+[.H486])" office:value-type="float" office:value="-31.2719074523976" calcext:value-type="float">
            <text:p>-31.2719074523976</text:p>
          </table:table-cell>
          <table:table-cell table:formula="of:=200*PI()*COS(200*PI()*[.A487])" office:value-type="float" office:value="369.316366098092" calcext:value-type="float">
            <text:p>369.316366098092</text:p>
          </table:table-cell>
          <table:table-cell table:formula="of:=SIN(200*PI()*[.A487])" office:value-type="float" office:value="-0.809016994374947" calcext:value-type="float">
            <text:p>-0.809016994374947</text:p>
          </table:table-cell>
        </table:table-row>
        <table:table-row table:style-name="ro1">
          <table:table-cell office:value-type="float" office:value="0.0486" calcext:value-type="float">
            <text:p>0.0486</text:p>
          </table:table-cell>
          <table:table-cell office:value-type="float" office:value="304186.43567927" calcext:value-type="float">
            <text:p>304186.43567927</text:p>
          </table:table-cell>
          <table:table-cell office:value-type="float" office:value="-227.73827355754" calcext:value-type="float">
            <text:p>-227.73827355754</text:p>
          </table:table-cell>
          <table:table-cell office:value-type="float" office:value="-31.296240213635" calcext:value-type="float">
            <text:p>-31.296240213635</text:p>
          </table:table-cell>
          <table:table-cell table:formula="of:=-((200*PI())^2)*SIN(200*[.A488]*PI())" office:value-type="float" office:value="304186.435679902" calcext:value-type="float">
            <text:p>304186.435679902</text:p>
          </table:table-cell>
          <table:table-cell table:formula="of:=[.F487]+(1-0.5)*0.0001*[.E487]+0.5*0.0001*[.E488]" office:value-type="float" office:value="-227.738273555593" calcext:value-type="float">
            <text:p>-227.738273555593</text:p>
          </table:table-cell>
          <table:table-cell table:formula="of:=[.G487]+0.0001*[.F487]+(0.5-0.25)*0.0001^2*[.E487]+0.25*0.0001^2*[.E488]" office:value-type="float" office:value="-31.2962402136112" calcext:value-type="float">
            <text:p>-31.2962402136112</text:p>
          </table:table-cell>
          <table:table-cell table:formula="of:=[.H487]+1/2*([.A488]-[.A487])*([.E488]+[.E487])" office:value-type="float" office:value="-227.738273555592" calcext:value-type="float">
            <text:p>-227.738273555592</text:p>
          </table:table-cell>
          <table:table-cell table:formula="of:=[.I487]+1/2*([.A488]-[.A487])*([.H488]+[.H487])" office:value-type="float" office:value="-31.2962402136112" calcext:value-type="float">
            <text:p>-31.2962402136112</text:p>
          </table:table-cell>
          <table:table-cell table:formula="of:=200*PI()*COS(200*PI()*[.A488])" office:value-type="float" office:value="400.505304683278" calcext:value-type="float">
            <text:p>400.505304683278</text:p>
          </table:table-cell>
          <table:table-cell table:formula="of:=SIN(200*PI()*[.A488])" office:value-type="float" office:value="-0.770513242775787" calcext:value-type="float">
            <text:p>-0.770513242775787</text:p>
          </table:table-cell>
        </table:table-row>
        <table:table-row table:style-name="ro1">
          <table:table-cell office:value-type="float" office:value="0.0487" calcext:value-type="float">
            <text:p>0.0487</text:p>
          </table:table-cell>
          <table:table-cell office:value-type="float" office:value="287785.27893846" calcext:value-type="float">
            <text:p>287785.27893846</text:p>
          </table:table-cell>
          <table:table-cell office:value-type="float" office:value="-198.13968782666" calcext:value-type="float">
            <text:p>-198.13968782666</text:p>
          </table:table-cell>
          <table:table-cell office:value-type="float" office:value="-31.317534111704" calcext:value-type="float">
            <text:p>-31.317534111704</text:p>
          </table:table-cell>
          <table:table-cell table:formula="of:=-((200*PI())^2)*SIN(200*[.A489]*PI())" office:value-type="float" office:value="287785.278938177" calcext:value-type="float">
            <text:p>287785.278938177</text:p>
          </table:table-cell>
          <table:table-cell table:formula="of:=[.F488]+(1-0.5)*0.0001*[.E488]+0.5*0.0001*[.E489]" office:value-type="float" office:value="-198.139687824689" calcext:value-type="float">
            <text:p>-198.139687824689</text:p>
          </table:table-cell>
          <table:table-cell table:formula="of:=[.G488]+0.0001*[.F488]+(0.5-0.25)*0.0001^2*[.E488]+0.25*0.0001^2*[.E489]" office:value-type="float" office:value="-31.3175341116802" calcext:value-type="float">
            <text:p>-31.3175341116802</text:p>
          </table:table-cell>
          <table:table-cell table:formula="of:=[.H488]+1/2*([.A489]-[.A488])*([.E489]+[.E488])" office:value-type="float" office:value="-198.139687824689" calcext:value-type="float">
            <text:p>-198.139687824689</text:p>
          </table:table-cell>
          <table:table-cell table:formula="of:=[.I488]+1/2*([.A489]-[.A488])*([.H489]+[.H488])" office:value-type="float" office:value="-31.3175341116802" calcext:value-type="float">
            <text:p>-31.3175341116802</text:p>
          </table:table-cell>
          <table:table-cell table:formula="of:=200*PI()*COS(200*PI()*[.A489])" office:value-type="float" office:value="430.113631804344" calcext:value-type="float">
            <text:p>430.113631804344</text:p>
          </table:table-cell>
          <table:table-cell table:formula="of:=SIN(200*PI()*[.A489])" office:value-type="float" office:value="-0.728968627421412" calcext:value-type="float">
            <text:p>-0.728968627421412</text:p>
          </table:table-cell>
        </table:table-row>
        <table:table-row table:style-name="ro1">
          <table:table-cell office:value-type="float" office:value="0.0488" calcext:value-type="float">
            <text:p>0.0488</text:p>
          </table:table-cell>
          <table:table-cell office:value-type="float" office:value="270248.36517645" calcext:value-type="float">
            <text:p>270248.36517645</text:p>
          </table:table-cell>
          <table:table-cell office:value-type="float" office:value="-170.23800562091" calcext:value-type="float">
            <text:p>-170.23800562091</text:p>
          </table:table-cell>
          <table:table-cell office:value-type="float" office:value="-31.335952996377" calcext:value-type="float">
            <text:p>-31.335952996377</text:p>
          </table:table-cell>
          <table:table-cell table:formula="of:=-((200*PI())^2)*SIN(200*[.A490]*PI())" office:value-type="float" office:value="270248.365177071" calcext:value-type="float">
            <text:p>270248.365177071</text:p>
          </table:table-cell>
          <table:table-cell table:formula="of:=[.F489]+(1-0.5)*0.0001*[.E489]+0.5*0.0001*[.E490]" office:value-type="float" office:value="-170.238005618927" calcext:value-type="float">
            <text:p>-170.238005618927</text:p>
          </table:table-cell>
          <table:table-cell table:formula="of:=[.G489]+0.0001*[.F489]+(0.5-0.25)*0.0001^2*[.E489]+0.25*0.0001^2*[.E490]" office:value-type="float" office:value="-31.3359529963524" calcext:value-type="float">
            <text:p>-31.3359529963524</text:p>
          </table:table-cell>
          <table:table-cell table:formula="of:=[.H489]+1/2*([.A490]-[.A489])*([.E490]+[.E489])" office:value-type="float" office:value="-170.238005618926" calcext:value-type="float">
            <text:p>-170.238005618926</text:p>
          </table:table-cell>
          <table:table-cell table:formula="of:=[.I489]+1/2*([.A490]-[.A489])*([.H490]+[.H489])" office:value-type="float" office:value="-31.3359529963524" calcext:value-type="float">
            <text:p>-31.3359529963524</text:p>
          </table:table-cell>
          <table:table-cell table:formula="of:=200*PI()*COS(200*PI()*[.A490])" office:value-type="float" office:value="458.02449692091" calcext:value-type="float">
            <text:p>458.02449692091</text:p>
          </table:table-cell>
          <table:table-cell table:formula="of:=SIN(200*PI()*[.A490])" office:value-type="float" office:value="-0.684547105928686" calcext:value-type="float">
            <text:p>-0.684547105928686</text:p>
          </table:table-cell>
        </table:table-row>
        <table:table-row table:style-name="ro1">
          <table:table-cell office:value-type="float" office:value="0.0489" calcext:value-type="float">
            <text:p>0.0489</text:p>
          </table:table-cell>
          <table:table-cell office:value-type="float" office:value="251644.90458444" calcext:value-type="float">
            <text:p>251644.90458444</text:p>
          </table:table-cell>
          <table:table-cell office:value-type="float" office:value="-144.14334213287" calcext:value-type="float">
            <text:p>-144.14334213287</text:p>
          </table:table-cell>
          <table:table-cell office:value-type="float" office:value="-31.351672063764" calcext:value-type="float">
            <text:p>-31.351672063764</text:p>
          </table:table-cell>
          <table:table-cell table:formula="of:=-((200*PI())^2)*SIN(200*[.A491]*PI())" office:value-type="float" office:value="251644.904583346" calcext:value-type="float">
            <text:p>251644.904583346</text:p>
          </table:table-cell>
          <table:table-cell table:formula="of:=[.F490]+(1-0.5)*0.0001*[.E490]+0.5*0.0001*[.E491]" office:value-type="float" office:value="-144.143342130906" calcext:value-type="float">
            <text:p>-144.143342130906</text:p>
          </table:table-cell>
          <table:table-cell table:formula="of:=[.G490]+0.0001*[.F490]+(0.5-0.25)*0.0001^2*[.E490]+0.25*0.0001^2*[.E491]" office:value-type="float" office:value="-31.3516720637399" calcext:value-type="float">
            <text:p>-31.3516720637399</text:p>
          </table:table-cell>
          <table:table-cell table:formula="of:=[.H490]+1/2*([.A491]-[.A490])*([.E491]+[.E490])" office:value-type="float" office:value="-144.143342130906" calcext:value-type="float">
            <text:p>-144.143342130906</text:p>
          </table:table-cell>
          <table:table-cell table:formula="of:=[.I490]+1/2*([.A491]-[.A490])*([.H491]+[.H490])" office:value-type="float" office:value="-31.3516720637399" calcext:value-type="float">
            <text:p>-31.3516720637399</text:p>
          </table:table-cell>
          <table:table-cell table:formula="of:=200*PI()*COS(200*PI()*[.A491])" office:value-type="float" office:value="484.127748599613" calcext:value-type="float">
            <text:p>484.127748599613</text:p>
          </table:table-cell>
          <table:table-cell table:formula="of:=SIN(200*PI()*[.A491])" office:value-type="float" office:value="-0.63742398974869" calcext:value-type="float">
            <text:p>-0.63742398974869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232048.3165155" calcext:value-type="float">
            <text:p>232048.3165155</text:p>
          </table:table-cell>
          <table:table-cell office:value-type="float" office:value="-119.95868107787" calcext:value-type="float">
            <text:p>-119.95868107787</text:p>
          </table:table-cell>
          <table:table-cell office:value-type="float" office:value="-31.364877164925" calcext:value-type="float">
            <text:p>-31.364877164925</text:p>
          </table:table-cell>
          <table:table-cell table:formula="of:=-((200*PI())^2)*SIN(200*[.A492]*PI())" office:value-type="float" office:value="232048.316516848" calcext:value-type="float">
            <text:p>232048.316516848</text:p>
          </table:table-cell>
          <table:table-cell table:formula="of:=[.F491]+(1-0.5)*0.0001*[.E491]+0.5*0.0001*[.E492]" office:value-type="float" office:value="-119.958681075896" calcext:value-type="float">
            <text:p>-119.958681075896</text:p>
          </table:table-cell>
          <table:table-cell table:formula="of:=[.G491]+0.0001*[.F491]+(0.5-0.25)*0.0001^2*[.E491]+0.25*0.0001^2*[.E492]" office:value-type="float" office:value="-31.3648771649002" calcext:value-type="float">
            <text:p>-31.3648771649002</text:p>
          </table:table-cell>
          <table:table-cell table:formula="of:=[.H491]+1/2*([.A492]-[.A491])*([.E492]+[.E491])" office:value-type="float" office:value="-119.958681075896" calcext:value-type="float">
            <text:p>-119.958681075896</text:p>
          </table:table-cell>
          <table:table-cell table:formula="of:=[.I491]+1/2*([.A492]-[.A491])*([.H492]+[.H491])" office:value-type="float" office:value="-31.3648771649002" calcext:value-type="float">
            <text:p>-31.3648771649002</text:p>
          </table:table-cell>
          <table:table-cell table:formula="of:=200*PI()*COS(200*PI()*[.A492])" office:value-type="float" office:value="508.320369231527" calcext:value-type="float">
            <text:p>508.320369231527</text:p>
          </table:table-cell>
          <table:table-cell table:formula="of:=SIN(200*PI()*[.A492])" office:value-type="float" office:value="-0.587785252292471" calcext:value-type="float">
            <text:p>-0.587785252292471</text:p>
          </table:table-cell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211535.93975799" calcext:value-type="float">
            <text:p>211535.93975799</text:p>
          </table:table-cell>
          <table:table-cell office:value-type="float" office:value="-97.779468264197" calcext:value-type="float">
            <text:p>-97.779468264197</text:p>
          </table:table-cell>
          <table:table-cell office:value-type="float" office:value="-31.375764072392" calcext:value-type="float">
            <text:p>-31.375764072392</text:p>
          </table:table-cell>
          <table:table-cell table:formula="of:=-((200*PI())^2)*SIN(200*[.A493]*PI())" office:value-type="float" office:value="211535.939757853" calcext:value-type="float">
            <text:p>211535.939757853</text:p>
          </table:table-cell>
          <table:table-cell table:formula="of:=[.F492]+(1-0.5)*0.0001*[.E492]+0.5*0.0001*[.E493]" office:value-type="float" office:value="-97.7794682621613" calcext:value-type="float">
            <text:p>-97.7794682621613</text:p>
          </table:table-cell>
          <table:table-cell table:formula="of:=[.G492]+0.0001*[.F492]+(0.5-0.25)*0.0001^2*[.E492]+0.25*0.0001^2*[.E493]" office:value-type="float" office:value="-31.3757640723671" calcext:value-type="float">
            <text:p>-31.3757640723671</text:p>
          </table:table-cell>
          <table:table-cell table:formula="of:=[.H492]+1/2*([.A493]-[.A492])*([.E493]+[.E492])" office:value-type="float" office:value="-97.7794682621603" calcext:value-type="float">
            <text:p>-97.7794682621603</text:p>
          </table:table-cell>
          <table:table-cell table:formula="of:=[.I492]+1/2*([.A493]-[.A492])*([.H493]+[.H492])" office:value-type="float" office:value="-31.3757640723671" calcext:value-type="float">
            <text:p>-31.3757640723671</text:p>
          </table:table-cell>
          <table:table-cell table:formula="of:=200*PI()*COS(200*PI()*[.A493])" office:value-type="float" office:value="530.506881595569" calcext:value-type="float">
            <text:p>530.506881595569</text:p>
          </table:table-cell>
          <table:table-cell table:formula="of:=SIN(200*PI()*[.A493])" office:value-type="float" office:value="-0.535826794978995" calcext:value-type="float">
            <text:p>-0.535826794978995</text:p>
          </table:table-cell>
        </table:table-row>
        <table:table-row table:style-name="ro1">
          <table:table-cell office:value-type="float" office:value="0.0492" calcext:value-type="float">
            <text:p>0.0492</text:p>
          </table:table-cell>
          <table:table-cell office:value-type="float" office:value="190188.72728565" calcext:value-type="float">
            <text:p>190188.72728565</text:p>
          </table:table-cell>
          <table:table-cell office:value-type="float" office:value="-77.693234912015" calcext:value-type="float">
            <text:p>-77.693234912015</text:p>
          </table:table-cell>
          <table:table-cell office:value-type="float" office:value="-31.384537707551" calcext:value-type="float">
            <text:p>-31.384537707551</text:p>
          </table:table-cell>
          <table:table-cell table:formula="of:=-((200*PI())^2)*SIN(200*[.A494]*PI())" office:value-type="float" office:value="190188.727286211" calcext:value-type="float">
            <text:p>190188.727286211</text:p>
          </table:table-cell>
          <table:table-cell table:formula="of:=[.F493]+(1-0.5)*0.0001*[.E493]+0.5*0.0001*[.E494]" office:value-type="float" office:value="-77.6932349099581" calcext:value-type="float">
            <text:p>-77.6932349099581</text:p>
          </table:table-cell>
          <table:table-cell table:formula="of:=[.G493]+0.0001*[.F493]+(0.5-0.25)*0.0001^2*[.E493]+0.25*0.0001^2*[.E494]" office:value-type="float" office:value="-31.3845377075257" calcext:value-type="float">
            <text:p>-31.3845377075257</text:p>
          </table:table-cell>
          <table:table-cell table:formula="of:=[.H493]+1/2*([.A494]-[.A493])*([.E494]+[.E493])" office:value-type="float" office:value="-77.6932349099579" calcext:value-type="float">
            <text:p>-77.6932349099579</text:p>
          </table:table-cell>
          <table:table-cell table:formula="of:=[.I493]+1/2*([.A494]-[.A493])*([.H494]+[.H493])" office:value-type="float" office:value="-31.3845377075258" calcext:value-type="float">
            <text:p>-31.3845377075258</text:p>
          </table:table-cell>
          <table:table-cell table:formula="of:=200*PI()*COS(200*PI()*[.A494])" office:value-type="float" office:value="550.599725663493" calcext:value-type="float">
            <text:p>550.599725663493</text:p>
          </table:table-cell>
          <table:table-cell table:formula="of:=SIN(200*PI()*[.A494])" office:value-type="float" office:value="-0.481753674101714" calcext:value-type="float">
            <text:p>-0.481753674101714</text:p>
          </table:table-cell>
        </table:table-row>
        <table:table-row table:style-name="ro1">
          <table:table-cell office:value-type="float" office:value="0.0493" calcext:value-type="float">
            <text:p>0.0493</text:p>
          </table:table-cell>
          <table:table-cell office:value-type="float" office:value="168090.92679763" calcext:value-type="float">
            <text:p>168090.92679763</text:p>
          </table:table-cell>
          <table:table-cell office:value-type="float" office:value="-59.779252207851" calcext:value-type="float">
            <text:p>-59.779252207851</text:p>
          </table:table-cell>
          <table:table-cell office:value-type="float" office:value="-31.391411331907" calcext:value-type="float">
            <text:p>-31.391411331907</text:p>
          </table:table-cell>
          <table:table-cell table:formula="of:=-((200*PI())^2)*SIN(200*[.A495]*PI())" office:value-type="float" office:value="168090.926796934" calcext:value-type="float">
            <text:p>168090.926796934</text:p>
          </table:table-cell>
          <table:table-cell table:formula="of:=[.F494]+(1-0.5)*0.0001*[.E494]+0.5*0.0001*[.E495]" office:value-type="float" office:value="-59.7792522058009" calcext:value-type="float">
            <text:p>-59.7792522058009</text:p>
          </table:table-cell>
          <table:table-cell table:formula="of:=[.G494]+0.0001*[.F494]+(0.5-0.25)*0.0001^2*[.E494]+0.25*0.0001^2*[.E495]" office:value-type="float" office:value="-31.3914113318815" calcext:value-type="float">
            <text:p>-31.3914113318815</text:p>
          </table:table-cell>
          <table:table-cell table:formula="of:=[.H494]+1/2*([.A495]-[.A494])*([.E495]+[.E494])" office:value-type="float" office:value="-59.7792522058002" calcext:value-type="float">
            <text:p>-59.7792522058002</text:p>
          </table:table-cell>
          <table:table-cell table:formula="of:=[.I494]+1/2*([.A495]-[.A494])*([.H495]+[.H494])" office:value-type="float" office:value="-31.3914113318815" calcext:value-type="float">
            <text:p>-31.3914113318815</text:p>
          </table:table-cell>
          <table:table-cell table:formula="of:=200*PI()*COS(200*PI()*[.A495])" office:value-type="float" office:value="568.519604159311" calcext:value-type="float">
            <text:p>568.519604159311</text:p>
          </table:table-cell>
          <table:table-cell table:formula="of:=SIN(200*PI()*[.A495])" office:value-type="float" office:value="-0.425779291565071" calcext:value-type="float">
            <text:p>-0.425779291565071</text:p>
          </table:table-cell>
        </table:table-row>
        <table:table-row table:style-name="ro1">
          <table:table-cell office:value-type="float" office:value="0.0494" calcext:value-type="float">
            <text:p>0.0494</text:p>
          </table:table-cell>
          <table:table-cell office:value-type="float" office:value="145329.74821212" calcext:value-type="float">
            <text:p>145329.74821212</text:p>
          </table:table-cell>
          <table:table-cell office:value-type="float" office:value="-44.108218457363" calcext:value-type="float">
            <text:p>-44.108218457363</text:p>
          </table:table-cell>
          <table:table-cell office:value-type="float" office:value="-31.39660570544" calcext:value-type="float">
            <text:p>-31.39660570544</text:p>
          </table:table-cell>
          <table:table-cell table:formula="of:=-((200*PI())^2)*SIN(200*[.A496]*PI())" office:value-type="float" office:value="145329.748213031" calcext:value-type="float">
            <text:p>145329.748213031</text:p>
          </table:table-cell>
          <table:table-cell table:formula="of:=[.F495]+(1-0.5)*0.0001*[.E495]+0.5*0.0001*[.E496]" office:value-type="float" office:value="-44.1082184553027" calcext:value-type="float">
            <text:p>-44.1082184553027</text:p>
          </table:table-cell>
          <table:table-cell table:formula="of:=[.G495]+0.0001*[.F495]+(0.5-0.25)*0.0001^2*[.E495]+0.25*0.0001^2*[.E496]" office:value-type="float" office:value="-31.3966057054146" calcext:value-type="float">
            <text:p>-31.3966057054146</text:p>
          </table:table-cell>
          <table:table-cell table:formula="of:=[.H495]+1/2*([.A496]-[.A495])*([.E496]+[.E495])" office:value-type="float" office:value="-44.1082184553026" calcext:value-type="float">
            <text:p>-44.1082184553026</text:p>
          </table:table-cell>
          <table:table-cell table:formula="of:=[.I495]+1/2*([.A496]-[.A495])*([.H496]+[.H495])" office:value-type="float" office:value="-31.3966057054146" calcext:value-type="float">
            <text:p>-31.3966057054146</text:p>
          </table:table-cell>
          <table:table-cell table:formula="of:=200*PI()*COS(200*PI()*[.A496])" office:value-type="float" office:value="584.195795509413" calcext:value-type="float">
            <text:p>584.195795509413</text:p>
          </table:table-cell>
          <table:table-cell table:formula="of:=SIN(200*PI()*[.A496])" office:value-type="float" office:value="-0.368124552684677" calcext:value-type="float">
            <text:p>-0.368124552684677</text:p>
          </table:table-cell>
        </table:table-row>
        <table:table-row table:style-name="ro1">
          <table:table-cell office:value-type="float" office:value="0.0495" calcext:value-type="float">
            <text:p>0.0495</text:p>
          </table:table-cell>
          <table:table-cell office:value-type="float" office:value="121995.01950797" calcext:value-type="float">
            <text:p>121995.01950797</text:p>
          </table:table-cell>
          <table:table-cell office:value-type="float" office:value="-30.741980071359" calcext:value-type="float">
            <text:p>-30.741980071359</text:p>
          </table:table-cell>
          <table:table-cell office:value-type="float" office:value="-31.400348215367" calcext:value-type="float">
            <text:p>-31.400348215367</text:p>
          </table:table-cell>
          <table:table-cell table:formula="of:=-((200*PI())^2)*SIN(200*[.A497]*PI())" office:value-type="float" office:value="121995.019507775" calcext:value-type="float">
            <text:p>121995.019507775</text:p>
          </table:table-cell>
          <table:table-cell table:formula="of:=[.F496]+(1-0.5)*0.0001*[.E496]+0.5*0.0001*[.E497]" office:value-type="float" office:value="-30.7419800692624" calcext:value-type="float">
            <text:p>-30.7419800692624</text:p>
          </table:table-cell>
          <table:table-cell table:formula="of:=[.G496]+0.0001*[.F496]+(0.5-0.25)*0.0001^2*[.E496]+0.25*0.0001^2*[.E497]" office:value-type="float" office:value="-31.4003482153408" calcext:value-type="float">
            <text:p>-31.4003482153408</text:p>
          </table:table-cell>
          <table:table-cell table:formula="of:=[.H496]+1/2*([.A497]-[.A496])*([.E497]+[.E496])" office:value-type="float" office:value="-30.7419800692619" calcext:value-type="float">
            <text:p>-30.7419800692619</text:p>
          </table:table-cell>
          <table:table-cell table:formula="of:=[.I496]+1/2*([.A497]-[.A496])*([.H497]+[.H496])" office:value-type="float" office:value="-31.4003482153408" calcext:value-type="float">
            <text:p>-31.4003482153408</text:p>
          </table:table-cell>
          <table:table-cell table:formula="of:=200*PI()*COS(200*PI()*[.A497])" office:value-type="float" office:value="597.566432948311" calcext:value-type="float">
            <text:p>597.566432948311</text:p>
          </table:table-cell>
          <table:table-cell table:formula="of:=SIN(200*PI()*[.A497])" office:value-type="float" office:value="-0.309016994374947" calcext:value-type="float">
            <text:p>-0.309016994374947</text:p>
          </table:table-cell>
        </table:table-row>
        <table:table-row table:style-name="ro1">
          <table:table-cell office:value-type="float" office:value="0.0496" calcext:value-type="float">
            <text:p>0.0496</text:p>
          </table:table-cell>
          <table:table-cell office:value-type="float" office:value="98178.832194346" calcext:value-type="float">
            <text:p>98178.832194346</text:p>
          </table:table-cell>
          <table:table-cell office:value-type="float" office:value="-19.733287486243" calcext:value-type="float">
            <text:p>-19.733287486243</text:p>
          </table:table-cell>
          <table:table-cell office:value-type="float" office:value="-31.402871978744" calcext:value-type="float">
            <text:p>-31.402871978744</text:p>
          </table:table-cell>
          <table:table-cell table:formula="of:=-((200*PI())^2)*SIN(200*[.A498]*PI())" office:value-type="float" office:value="98178.8321947452" calcext:value-type="float">
            <text:p>98178.8321947452</text:p>
          </table:table-cell>
          <table:table-cell table:formula="of:=[.F497]+(1-0.5)*0.0001*[.E497]+0.5*0.0001*[.E498]" office:value-type="float" office:value="-19.7332874841363" calcext:value-type="float">
            <text:p>-19.7332874841363</text:p>
          </table:table-cell>
          <table:table-cell table:formula="of:=[.G497]+0.0001*[.F497]+(0.5-0.25)*0.0001^2*[.E497]+0.25*0.0001^2*[.E498]" office:value-type="float" office:value="-31.4028719787185" calcext:value-type="float">
            <text:p>-31.4028719787185</text:p>
          </table:table-cell>
          <table:table-cell table:formula="of:=[.H497]+1/2*([.A498]-[.A497])*([.E498]+[.E497])" office:value-type="float" office:value="-19.7332874841356" calcext:value-type="float">
            <text:p>-19.7332874841356</text:p>
          </table:table-cell>
          <table:table-cell table:formula="of:=[.I497]+1/2*([.A498]-[.A497])*([.H498]+[.H497])" office:value-type="float" office:value="-31.4028719787185" calcext:value-type="float">
            <text:p>-31.4028719787185</text:p>
          </table:table-cell>
          <table:table-cell table:formula="of:=200*PI()*COS(200*PI()*[.A498])" office:value-type="float" office:value="608.578748678498" calcext:value-type="float">
            <text:p>608.578748678498</text:p>
          </table:table-cell>
          <table:table-cell table:formula="of:=SIN(200*PI()*[.A498])" office:value-type="float" office:value="-0.248689887164851" calcext:value-type="float">
            <text:p>-0.248689887164851</text:p>
          </table:table-cell>
        </table:table-row>
        <table:table-row table:style-name="ro1">
          <table:table-cell office:value-type="float" office:value="0.0497" calcext:value-type="float">
            <text:p>0.0497</text:p>
          </table:table-cell>
          <table:table-cell office:value-type="float" office:value="73975.177885227" calcext:value-type="float">
            <text:p>73975.177885227</text:p>
          </table:table-cell>
          <table:table-cell office:value-type="float" office:value="-11.125586982264" calcext:value-type="float">
            <text:p>-11.125586982264</text:p>
          </table:table-cell>
          <table:table-cell office:value-type="float" office:value="-31.404414922468" calcext:value-type="float">
            <text:p>-31.404414922468</text:p>
          </table:table-cell>
          <table:table-cell table:formula="of:=-((200*PI())^2)*SIN(200*[.A499]*PI())" office:value-type="float" office:value="73975.1778846885" calcext:value-type="float">
            <text:p>73975.1778846885</text:p>
          </table:table-cell>
          <table:table-cell table:formula="of:=[.F498]+(1-0.5)*0.0001*[.E498]+0.5*0.0001*[.E499]" office:value-type="float" office:value="-11.1255869801646" calcext:value-type="float">
            <text:p>-11.1255869801646</text:p>
          </table:table-cell>
          <table:table-cell table:formula="of:=[.G498]+0.0001*[.F498]+(0.5-0.25)*0.0001^2*[.E498]+0.25*0.0001^2*[.E499]" office:value-type="float" office:value="-31.4044149224417" calcext:value-type="float">
            <text:p>-31.4044149224417</text:p>
          </table:table-cell>
          <table:table-cell table:formula="of:=[.H498]+1/2*([.A499]-[.A498])*([.E499]+[.E498])" office:value-type="float" office:value="-11.1255869801642" calcext:value-type="float">
            <text:p>-11.1255869801642</text:p>
          </table:table-cell>
          <table:table-cell table:formula="of:=[.I498]+1/2*([.A499]-[.A498])*([.H499]+[.H498])" office:value-type="float" office:value="-31.4044149224417" calcext:value-type="float">
            <text:p>-31.4044149224417</text:p>
          </table:table-cell>
          <table:table-cell table:formula="of:=200*PI()*COS(200*PI()*[.A499])" office:value-type="float" office:value="617.189282120833" calcext:value-type="float">
            <text:p>617.189282120833</text:p>
          </table:table-cell>
          <table:table-cell table:formula="of:=SIN(200*PI()*[.A499])" office:value-type="float" office:value="-0.187381314585725" calcext:value-type="float">
            <text:p>-0.187381314585725</text:p>
          </table:table-cell>
        </table:table-row>
        <table:table-row table:style-name="ro1">
          <table:table-cell office:value-type="float" office:value="0.0498" calcext:value-type="float">
            <text:p>0.0498</text:p>
          </table:table-cell>
          <table:table-cell office:value-type="float" office:value="49479.577342719" calcext:value-type="float">
            <text:p>49479.577342719</text:p>
          </table:table-cell>
          <table:table-cell office:value-type="float" office:value="-4.9528492208667" calcext:value-type="float">
            <text:p>-4.9528492208667</text:p>
          </table:table-cell>
          <table:table-cell office:value-type="float" office:value="-31.405218844278" calcext:value-type="float">
            <text:p>-31.405218844278</text:p>
          </table:table-cell>
          <table:table-cell table:formula="of:=-((200*PI())^2)*SIN(200*[.A500]*PI())" office:value-type="float" office:value="49479.5773435595" calcext:value-type="float">
            <text:p>49479.5773435595</text:p>
          </table:table-cell>
          <table:table-cell table:formula="of:=[.F499]+(1-0.5)*0.0001*[.E499]+0.5*0.0001*[.E500]" office:value-type="float" office:value="-4.95284921875223" calcext:value-type="float">
            <text:p>-4.95284921875223</text:p>
          </table:table-cell>
          <table:table-cell table:formula="of:=[.G499]+0.0001*[.F499]+(0.5-0.25)*0.0001^2*[.E499]+0.25*0.0001^2*[.E500]" office:value-type="float" office:value="-31.4052188442516" calcext:value-type="float">
            <text:p>-31.4052188442516</text:p>
          </table:table-cell>
          <table:table-cell table:formula="of:=[.H499]+1/2*([.A500]-[.A499])*([.E500]+[.E499])" office:value-type="float" office:value="-4.95284921875166" calcext:value-type="float">
            <text:p>-4.95284921875166</text:p>
          </table:table-cell>
          <table:table-cell table:formula="of:=[.I499]+1/2*([.A500]-[.A499])*([.H500]+[.H499])" office:value-type="float" office:value="-31.4052188442517" calcext:value-type="float">
            <text:p>-31.4052188442517</text:p>
          </table:table-cell>
          <table:table-cell table:formula="of:=200*PI()*COS(200*PI()*[.A500])" office:value-type="float" office:value="623.364051433599" calcext:value-type="float">
            <text:p>623.364051433599</text:p>
          </table:table-cell>
          <table:table-cell table:formula="of:=SIN(200*PI()*[.A500])" office:value-type="float" office:value="-0.125333233564301" calcext:value-type="float">
            <text:p>-0.125333233564301</text:p>
          </table:table-cell>
        </table:table-row>
        <table:table-row table:style-name="ro1">
          <table:table-cell office:value-type="float" office:value="0.0499" calcext:value-type="float">
            <text:p>0.0499</text:p>
          </table:table-cell>
          <table:table-cell office:value-type="float" office:value="24788.703515806" calcext:value-type="float">
            <text:p>24788.703515806</text:p>
          </table:table-cell>
          <table:table-cell office:value-type="float" office:value="-1.2394351779404" calcext:value-type="float">
            <text:p>-1.2394351779404</text:p>
          </table:table-cell>
          <table:table-cell office:value-type="float" office:value="-31.405528458498" calcext:value-type="float">
            <text:p>-31.405528458498</text:p>
          </table:table-cell>
          <table:table-cell table:formula="of:=-((200*PI())^2)*SIN(200*[.A501]*PI())" office:value-type="float" office:value="24788.7035157283" calcext:value-type="float">
            <text:p>24788.7035157283</text:p>
          </table:table-cell>
          <table:table-cell table:formula="of:=[.F500]+(1-0.5)*0.0001*[.E500]+0.5*0.0001*[.E501]" office:value-type="float" office:value="-1.23943517578784" calcext:value-type="float">
            <text:p>-1.23943517578784</text:p>
          </table:table-cell>
          <table:table-cell table:formula="of:=[.G500]+0.0001*[.F500]+(0.5-0.25)*0.0001^2*[.E500]+0.25*0.0001^2*[.E501]" office:value-type="float" office:value="-31.4055284584714" calcext:value-type="float">
            <text:p>-31.4055284584714</text:p>
          </table:table-cell>
          <table:table-cell table:formula="of:=[.H500]+1/2*([.A501]-[.A500])*([.E501]+[.E500])" office:value-type="float" office:value="-1.23943517578743" calcext:value-type="float">
            <text:p>-1.23943517578743</text:p>
          </table:table-cell>
          <table:table-cell table:formula="of:=[.I500]+1/2*([.A501]-[.A500])*([.H501]+[.H500])" office:value-type="float" office:value="-31.4055284584714" calcext:value-type="float">
            <text:p>-31.4055284584714</text:p>
          </table:table-cell>
          <table:table-cell table:formula="of:=200*PI()*COS(200*PI()*[.A501])" office:value-type="float" office:value="627.078687623303" calcext:value-type="float">
            <text:p>627.078687623303</text:p>
          </table:table-cell>
          <table:table-cell table:formula="of:=SIN(200*PI()*[.A501])" office:value-type="float" office:value="-0.0627905195293142" calcext:value-type="float">
            <text:p>-0.06279051952931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00068507142714225" calcext:value-type="float">
            <text:p>-6.8507142714225E-07</text:p>
          </table:table-cell>
          <table:table-cell office:value-type="float" office:value="-0.0000000021843807587629" calcext:value-type="float">
            <text:p>-2.1843807587629E-09</text:p>
          </table:table-cell>
          <table:table-cell office:value-type="float" office:value="-31.405590430257" calcext:value-type="float">
            <text:p>-31.405590430257</text:p>
          </table:table-cell>
          <table:table-cell office:value-type="float" office:value="0" calcext:value-type="float">
            <text:p>0</text:p>
          </table:table-cell>
          <table:table-cell table:formula="of:=[.F501]+(1-0.5)*0.0001*[.E501]+0.5*0.0001*[.E502]" office:value-type="float" office:value="-0.0000000000014299672557172" calcext:value-type="float">
            <text:p>-1.4299672557172E-12</text:p>
          </table:table-cell>
          <table:table-cell table:formula="of:=[.G501]+0.0001*[.F501]+(0.5-0.25)*0.0001^2*[.E501]+0.25*0.0001^2*[.E502]" office:value-type="float" office:value="-31.4055904302302" calcext:value-type="float">
            <text:p>-31.4055904302302</text:p>
          </table:table-cell>
          <table:table-cell table:formula="of:=[.H501]+1/2*([.A502]-[.A501])*([.E502]+[.E501])" office:value-type="float" office:value="-0.000000000000975886038645513" calcext:value-type="float">
            <text:p>-9.75886038645513E-13</text:p>
          </table:table-cell>
          <table:table-cell table:formula="of:=[.I501]+1/2*([.A502]-[.A501])*([.H502]+[.H501])" office:value-type="float" office:value="-31.4055904302302" calcext:value-type="float">
            <text:p>-31.4055904302302</text:p>
          </table:table-cell>
          <table:table-cell table:formula="of:=200*PI()*COS(200*PI()*[.A502])" office:value-type="float" office:value="628.318530717959" calcext:value-type="float">
            <text:p>628.318530717959</text:p>
          </table:table-cell>
          <table:table-cell table:formula="of:=SIN(200*PI()*[.A502])" office:value-type="float" office:value="2.32806687965315E-015" calcext:value-type="float">
            <text:p>2.32806687965315E-15</text:p>
          </table:table-cell>
        </table:table-row>
        <table:table-row table:style-name="ro1">
          <table:table-cell office:value-type="float" office:value="0.0501" calcext:value-type="float">
            <text:p>0.0501</text:p>
          </table:table-cell>
          <table:table-cell office:value-type="float" office:value="0.0000013740880149271" calcext:value-type="float">
            <text:p>1.3740880149271E-06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257" calcext:value-type="float">
            <text:p>-31.405590430257</text:p>
          </table:table-cell>
          <table:table-cell office:value-type="float" office:value="0" calcext:value-type="float">
            <text:p>0</text:p>
          </table:table-cell>
          <table:table-cell table:formula="of:=[.F502]+(1-0.5)*0.0001*[.E502]+0.5*0.0001*[.E503]" office:value-type="float" office:value="-0.0000000000014299672557172" calcext:value-type="float">
            <text:p>-1.4299672557172E-12</text:p>
          </table:table-cell>
          <table:table-cell table:formula="of:=[.G502]+0.0001*[.F502]+(0.5-0.25)*0.0001^2*[.E502]+0.25*0.0001^2*[.E503]" office:value-type="float" office:value="-31.4055904302302" calcext:value-type="float">
            <text:p>-31.4055904302302</text:p>
          </table:table-cell>
          <table:table-cell table:formula="of:=[.H502]+1/2*([.A503]-[.A502])*([.E503]+[.E502])" office:value-type="float" office:value="-0.000000000000975886038645513" calcext:value-type="float">
            <text:p>-9.75886038645513E-13</text:p>
          </table:table-cell>
          <table:table-cell table:formula="of:=[.I502]+1/2*([.A503]-[.A502])*([.H503]+[.H502])" office:value-type="float" office:value="-31.4055904302302" calcext:value-type="float">
            <text:p>-31.4055904302302</text:p>
          </table:table-cell>
          <table:table-cell table:formula="of:=200*PI()*COS(200*PI()*[.A503])" office:value-type="float" office:value="627.078687623303" calcext:value-type="float">
            <text:p>627.078687623303</text:p>
          </table:table-cell>
          <table:table-cell table:formula="of:=SIN(200*PI()*[.A503])" office:value-type="float" office:value="0.0627905195293153" calcext:value-type="float">
            <text:p>0.062790519529315</text:p>
          </table:table-cell>
        </table:table-row>
        <table:table-row table:style-name="ro1">
          <table:table-cell office:value-type="float" office:value="0.0502" calcext:value-type="float">
            <text:p>0.0502</text:p>
          </table:table-cell>
          <table:table-cell office:value-type="float" office:value="-0.00000064201913119177" calcext:value-type="float">
            <text:p>-6.4201913119177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257" calcext:value-type="float">
            <text:p>-31.405590430257</text:p>
          </table:table-cell>
          <table:table-cell office:value-type="float" office:value="0" calcext:value-type="float">
            <text:p>0</text:p>
          </table:table-cell>
          <table:table-cell table:formula="of:=[.F503]+(1-0.5)*0.0001*[.E503]+0.5*0.0001*[.E504]" office:value-type="float" office:value="-0.0000000000014299672557172" calcext:value-type="float">
            <text:p>-1.4299672557172E-12</text:p>
          </table:table-cell>
          <table:table-cell table:formula="of:=[.G503]+0.0001*[.F503]+(0.5-0.25)*0.0001^2*[.E503]+0.25*0.0001^2*[.E504]" office:value-type="float" office:value="-31.4055904302302" calcext:value-type="float">
            <text:p>-31.4055904302302</text:p>
          </table:table-cell>
          <table:table-cell table:formula="of:=[.H503]+1/2*([.A504]-[.A503])*([.E504]+[.E503])" office:value-type="float" office:value="-0.000000000000975886038645513" calcext:value-type="float">
            <text:p>-9.75886038645513E-13</text:p>
          </table:table-cell>
          <table:table-cell table:formula="of:=[.I503]+1/2*([.A504]-[.A503])*([.H504]+[.H503])" office:value-type="float" office:value="-31.4055904302302" calcext:value-type="float">
            <text:p>-31.4055904302302</text:p>
          </table:table-cell>
          <table:table-cell table:formula="of:=200*PI()*COS(200*PI()*[.A504])" office:value-type="float" office:value="623.364051433599" calcext:value-type="float">
            <text:p>623.364051433599</text:p>
          </table:table-cell>
          <table:table-cell table:formula="of:=SIN(200*PI()*[.A504])" office:value-type="float" office:value="0.125333233564306" calcext:value-type="float">
            <text:p>0.125333233564306</text:p>
          </table:table-cell>
        </table:table-row>
        <table:table-row table:style-name="ro1">
          <table:table-cell office:value-type="float" office:value="0.0503" calcext:value-type="float">
            <text:p>0.0503</text:p>
          </table:table-cell>
          <table:table-cell office:value-type="float" office:value="0.0000013310357189766" calcext:value-type="float">
            <text:p>1.3310357189766E-06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258" calcext:value-type="float">
            <text:p>-31.405590430258</text:p>
          </table:table-cell>
          <table:table-cell office:value-type="float" office:value="0" calcext:value-type="float">
            <text:p>0</text:p>
          </table:table-cell>
          <table:table-cell table:formula="of:=[.F504]+(1-0.5)*0.0001*[.E504]+0.5*0.0001*[.E505]" office:value-type="float" office:value="-0.0000000000014299672557172" calcext:value-type="float">
            <text:p>-1.4299672557172E-12</text:p>
          </table:table-cell>
          <table:table-cell table:formula="of:=[.G504]+0.0001*[.F504]+(0.5-0.25)*0.0001^2*[.E504]+0.25*0.0001^2*[.E505]" office:value-type="float" office:value="-31.4055904302302" calcext:value-type="float">
            <text:p>-31.4055904302302</text:p>
          </table:table-cell>
          <table:table-cell table:formula="of:=[.H504]+1/2*([.A505]-[.A504])*([.E505]+[.E504])" office:value-type="float" office:value="-0.000000000000975886038645513" calcext:value-type="float">
            <text:p>-9.75886038645513E-13</text:p>
          </table:table-cell>
          <table:table-cell table:formula="of:=[.I504]+1/2*([.A505]-[.A504])*([.H505]+[.H504])" office:value-type="float" office:value="-31.4055904302302" calcext:value-type="float">
            <text:p>-31.4055904302302</text:p>
          </table:table-cell>
          <table:table-cell table:formula="of:=200*PI()*COS(200*PI()*[.A505])" office:value-type="float" office:value="617.189282120833" calcext:value-type="float">
            <text:p>617.189282120833</text:p>
          </table:table-cell>
          <table:table-cell table:formula="of:=SIN(200*PI()*[.A505])" office:value-type="float" office:value="0.187381314585726" calcext:value-type="float">
            <text:p>0.187381314585726</text:p>
          </table:table-cell>
        </table:table-row>
        <table:table-row table:style-name="ro1">
          <table:table-cell office:value-type="float" office:value="0.0504" calcext:value-type="float">
            <text:p>0.0504</text:p>
          </table:table-cell>
          <table:table-cell office:value-type="float" office:value="-0.0000005989668352413" calcext:value-type="float">
            <text:p>-5.989668352413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258" calcext:value-type="float">
            <text:p>-31.405590430258</text:p>
          </table:table-cell>
          <table:table-cell office:value-type="float" office:value="0" calcext:value-type="float">
            <text:p>0</text:p>
          </table:table-cell>
          <table:table-cell table:formula="of:=[.F505]+(1-0.5)*0.0001*[.E505]+0.5*0.0001*[.E506]" office:value-type="float" office:value="-0.0000000000014299672557172" calcext:value-type="float">
            <text:p>-1.4299672557172E-12</text:p>
          </table:table-cell>
          <table:table-cell table:formula="of:=[.G505]+0.0001*[.F505]+(0.5-0.25)*0.0001^2*[.E505]+0.25*0.0001^2*[.E506]" office:value-type="float" office:value="-31.4055904302302" calcext:value-type="float">
            <text:p>-31.4055904302302</text:p>
          </table:table-cell>
          <table:table-cell table:formula="of:=[.H505]+1/2*([.A506]-[.A505])*([.E506]+[.E505])" office:value-type="float" office:value="-0.000000000000975886038645513" calcext:value-type="float">
            <text:p>-9.75886038645513E-13</text:p>
          </table:table-cell>
          <table:table-cell table:formula="of:=[.I505]+1/2*([.A506]-[.A505])*([.H506]+[.H505])" office:value-type="float" office:value="-31.4055904302302" calcext:value-type="float">
            <text:p>-31.4055904302302</text:p>
          </table:table-cell>
          <table:table-cell table:formula="of:=200*PI()*COS(200*PI()*[.A506])" office:value-type="float" office:value="608.578748678497" calcext:value-type="float">
            <text:p>608.578748678497</text:p>
          </table:table-cell>
          <table:table-cell table:formula="of:=SIN(200*PI()*[.A506])" office:value-type="float" office:value="0.248689887164856" calcext:value-type="float">
            <text:p>0.248689887164856</text:p>
          </table:table-cell>
        </table:table-row>
        <table:table-row table:style-name="ro1">
          <table:table-cell office:value-type="float" office:value="0.0505" calcext:value-type="float">
            <text:p>0.0505</text:p>
          </table:table-cell>
          <table:table-cell office:value-type="float" office:value="0.0000012879834230262" calcext:value-type="float">
            <text:p>1.2879834230262E-06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258" calcext:value-type="float">
            <text:p>-31.405590430258</text:p>
          </table:table-cell>
          <table:table-cell office:value-type="float" office:value="0" calcext:value-type="float">
            <text:p>0</text:p>
          </table:table-cell>
          <table:table-cell table:formula="of:=[.F506]+(1-0.5)*0.0001*[.E506]+0.5*0.0001*[.E507]" office:value-type="float" office:value="-0.0000000000014299672557172" calcext:value-type="float">
            <text:p>-1.4299672557172E-12</text:p>
          </table:table-cell>
          <table:table-cell table:formula="of:=[.G506]+0.0001*[.F506]+(0.5-0.25)*0.0001^2*[.E506]+0.25*0.0001^2*[.E507]" office:value-type="float" office:value="-31.4055904302302" calcext:value-type="float">
            <text:p>-31.4055904302302</text:p>
          </table:table-cell>
          <table:table-cell table:formula="of:=[.H506]+1/2*([.A507]-[.A506])*([.E507]+[.E506])" office:value-type="float" office:value="-0.000000000000975886038645513" calcext:value-type="float">
            <text:p>-9.75886038645513E-13</text:p>
          </table:table-cell>
          <table:table-cell table:formula="of:=[.I506]+1/2*([.A507]-[.A506])*([.H507]+[.H506])" office:value-type="float" office:value="-31.4055904302302" calcext:value-type="float">
            <text:p>-31.4055904302302</text:p>
          </table:table-cell>
          <table:table-cell table:formula="of:=200*PI()*COS(200*PI()*[.A507])" office:value-type="float" office:value="597.566432948311" calcext:value-type="float">
            <text:p>597.566432948311</text:p>
          </table:table-cell>
          <table:table-cell table:formula="of:=SIN(200*PI()*[.A507])" office:value-type="float" office:value="0.309016994374948" calcext:value-type="float">
            <text:p>0.309016994374948</text:p>
          </table:table-cell>
        </table:table-row>
        <table:table-row table:style-name="ro1">
          <table:table-cell office:value-type="float" office:value="0.0506" calcext:value-type="float">
            <text:p>0.0506</text:p>
          </table:table-cell>
          <table:table-cell office:value-type="float" office:value="-0.00000055591453929082" calcext:value-type="float">
            <text:p>-5.5591453929082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258" calcext:value-type="float">
            <text:p>-31.405590430258</text:p>
          </table:table-cell>
          <table:table-cell office:value-type="float" office:value="0" calcext:value-type="float">
            <text:p>0</text:p>
          </table:table-cell>
          <table:table-cell table:formula="of:=[.F507]+(1-0.5)*0.0001*[.E507]+0.5*0.0001*[.E508]" office:value-type="float" office:value="-0.0000000000014299672557172" calcext:value-type="float">
            <text:p>-1.4299672557172E-12</text:p>
          </table:table-cell>
          <table:table-cell table:formula="of:=[.G507]+0.0001*[.F507]+(0.5-0.25)*0.0001^2*[.E507]+0.25*0.0001^2*[.E508]" office:value-type="float" office:value="-31.4055904302302" calcext:value-type="float">
            <text:p>-31.4055904302302</text:p>
          </table:table-cell>
          <table:table-cell table:formula="of:=[.H507]+1/2*([.A508]-[.A507])*([.E508]+[.E507])" office:value-type="float" office:value="-0.000000000000975886038645513" calcext:value-type="float">
            <text:p>-9.75886038645513E-13</text:p>
          </table:table-cell>
          <table:table-cell table:formula="of:=[.I507]+1/2*([.A508]-[.A507])*([.H508]+[.H507])" office:value-type="float" office:value="-31.4055904302302" calcext:value-type="float">
            <text:p>-31.4055904302302</text:p>
          </table:table-cell>
          <table:table-cell table:formula="of:=200*PI()*COS(200*PI()*[.A508])" office:value-type="float" office:value="584.195795509413" calcext:value-type="float">
            <text:p>584.195795509413</text:p>
          </table:table-cell>
          <table:table-cell table:formula="of:=SIN(200*PI()*[.A508])" office:value-type="float" office:value="0.368124552684678" calcext:value-type="float">
            <text:p>0.368124552684678</text:p>
          </table:table-cell>
        </table:table-row>
        <table:table-row table:style-name="ro1">
          <table:table-cell office:value-type="float" office:value="0.0507" calcext:value-type="float">
            <text:p>0.0507</text:p>
          </table:table-cell>
          <table:table-cell office:value-type="float" office:value="0.0000012449311270757" calcext:value-type="float">
            <text:p>1.2449311270757E-06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258" calcext:value-type="float">
            <text:p>-31.405590430258</text:p>
          </table:table-cell>
          <table:table-cell office:value-type="float" office:value="0" calcext:value-type="float">
            <text:p>0</text:p>
          </table:table-cell>
          <table:table-cell table:formula="of:=[.F508]+(1-0.5)*0.0001*[.E508]+0.5*0.0001*[.E509]" office:value-type="float" office:value="-0.0000000000014299672557172" calcext:value-type="float">
            <text:p>-1.4299672557172E-12</text:p>
          </table:table-cell>
          <table:table-cell table:formula="of:=[.G508]+0.0001*[.F508]+(0.5-0.25)*0.0001^2*[.E508]+0.25*0.0001^2*[.E509]" office:value-type="float" office:value="-31.4055904302302" calcext:value-type="float">
            <text:p>-31.4055904302302</text:p>
          </table:table-cell>
          <table:table-cell table:formula="of:=[.H508]+1/2*([.A509]-[.A508])*([.E509]+[.E508])" office:value-type="float" office:value="-0.000000000000975886038645513" calcext:value-type="float">
            <text:p>-9.75886038645513E-13</text:p>
          </table:table-cell>
          <table:table-cell table:formula="of:=[.I508]+1/2*([.A509]-[.A508])*([.H509]+[.H508])" office:value-type="float" office:value="-31.4055904302302" calcext:value-type="float">
            <text:p>-31.4055904302302</text:p>
          </table:table-cell>
          <table:table-cell table:formula="of:=200*PI()*COS(200*PI()*[.A509])" office:value-type="float" office:value="568.519604159311" calcext:value-type="float">
            <text:p>568.519604159311</text:p>
          </table:table-cell>
          <table:table-cell table:formula="of:=SIN(200*PI()*[.A509])" office:value-type="float" office:value="0.425779291565072" calcext:value-type="float">
            <text:p>0.425779291565072</text:p>
          </table:table-cell>
        </table:table-row>
        <table:table-row table:style-name="ro1">
          <table:table-cell office:value-type="float" office:value="0.0508" calcext:value-type="float">
            <text:p>0.0508</text:p>
          </table:table-cell>
          <table:table-cell office:value-type="float" office:value="-0.00000051286224334035" calcext:value-type="float">
            <text:p>-5.1286224334035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259" calcext:value-type="float">
            <text:p>-31.405590430259</text:p>
          </table:table-cell>
          <table:table-cell office:value-type="float" office:value="0" calcext:value-type="float">
            <text:p>0</text:p>
          </table:table-cell>
          <table:table-cell table:formula="of:=[.F509]+(1-0.5)*0.0001*[.E509]+0.5*0.0001*[.E510]" office:value-type="float" office:value="-0.0000000000014299672557172" calcext:value-type="float">
            <text:p>-1.4299672557172E-12</text:p>
          </table:table-cell>
          <table:table-cell table:formula="of:=[.G509]+0.0001*[.F509]+(0.5-0.25)*0.0001^2*[.E509]+0.25*0.0001^2*[.E510]" office:value-type="float" office:value="-31.4055904302302" calcext:value-type="float">
            <text:p>-31.4055904302302</text:p>
          </table:table-cell>
          <table:table-cell table:formula="of:=[.H509]+1/2*([.A510]-[.A509])*([.E510]+[.E509])" office:value-type="float" office:value="-0.000000000000975886038645513" calcext:value-type="float">
            <text:p>-9.75886038645513E-13</text:p>
          </table:table-cell>
          <table:table-cell table:formula="of:=[.I509]+1/2*([.A510]-[.A509])*([.H510]+[.H509])" office:value-type="float" office:value="-31.4055904302302" calcext:value-type="float">
            <text:p>-31.4055904302302</text:p>
          </table:table-cell>
          <table:table-cell table:formula="of:=200*PI()*COS(200*PI()*[.A510])" office:value-type="float" office:value="550.599725663492" calcext:value-type="float">
            <text:p>550.599725663492</text:p>
          </table:table-cell>
          <table:table-cell table:formula="of:=SIN(200*PI()*[.A510])" office:value-type="float" office:value="0.481753674101718" calcext:value-type="float">
            <text:p>0.481753674101718</text:p>
          </table:table-cell>
        </table:table-row>
        <table:table-row table:style-name="ro1">
          <table:table-cell office:value-type="float" office:value="0.0509" calcext:value-type="float">
            <text:p>0.0509</text:p>
          </table:table-cell>
          <table:table-cell office:value-type="float" office:value="0.0000012018788311252" calcext:value-type="float">
            <text:p>1.2018788311252E-06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259" calcext:value-type="float">
            <text:p>-31.405590430259</text:p>
          </table:table-cell>
          <table:table-cell office:value-type="float" office:value="0" calcext:value-type="float">
            <text:p>0</text:p>
          </table:table-cell>
          <table:table-cell table:formula="of:=[.F510]+(1-0.5)*0.0001*[.E510]+0.5*0.0001*[.E511]" office:value-type="float" office:value="-0.0000000000014299672557172" calcext:value-type="float">
            <text:p>-1.4299672557172E-12</text:p>
          </table:table-cell>
          <table:table-cell table:formula="of:=[.G510]+0.0001*[.F510]+(0.5-0.25)*0.0001^2*[.E510]+0.25*0.0001^2*[.E511]" office:value-type="float" office:value="-31.4055904302302" calcext:value-type="float">
            <text:p>-31.4055904302302</text:p>
          </table:table-cell>
          <table:table-cell table:formula="of:=[.H510]+1/2*([.A511]-[.A510])*([.E511]+[.E510])" office:value-type="float" office:value="-0.000000000000975886038645513" calcext:value-type="float">
            <text:p>-9.75886038645513E-13</text:p>
          </table:table-cell>
          <table:table-cell table:formula="of:=[.I510]+1/2*([.A511]-[.A510])*([.H511]+[.H510])" office:value-type="float" office:value="-31.4055904302302" calcext:value-type="float">
            <text:p>-31.4055904302302</text:p>
          </table:table-cell>
          <table:table-cell table:formula="of:=200*PI()*COS(200*PI()*[.A511])" office:value-type="float" office:value="530.506881595568" calcext:value-type="float">
            <text:p>530.506881595568</text:p>
          </table:table-cell>
          <table:table-cell table:formula="of:=SIN(200*PI()*[.A511])" office:value-type="float" office:value="0.535826794978996" calcext:value-type="float">
            <text:p>0.535826794978996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-0.00000046980994738988" calcext:value-type="float">
            <text:p>-4.6980994738988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259" calcext:value-type="float">
            <text:p>-31.405590430259</text:p>
          </table:table-cell>
          <table:table-cell office:value-type="float" office:value="0" calcext:value-type="float">
            <text:p>0</text:p>
          </table:table-cell>
          <table:table-cell table:formula="of:=[.F511]+(1-0.5)*0.0001*[.E511]+0.5*0.0001*[.E512]" office:value-type="float" office:value="-0.0000000000014299672557172" calcext:value-type="float">
            <text:p>-1.4299672557172E-12</text:p>
          </table:table-cell>
          <table:table-cell table:formula="of:=[.G511]+0.0001*[.F511]+(0.5-0.25)*0.0001^2*[.E511]+0.25*0.0001^2*[.E512]" office:value-type="float" office:value="-31.4055904302302" calcext:value-type="float">
            <text:p>-31.4055904302302</text:p>
          </table:table-cell>
          <table:table-cell table:formula="of:=[.H511]+1/2*([.A512]-[.A511])*([.E512]+[.E511])" office:value-type="float" office:value="-0.000000000000975886038645513" calcext:value-type="float">
            <text:p>-9.75886038645513E-13</text:p>
          </table:table-cell>
          <table:table-cell table:formula="of:=[.I511]+1/2*([.A512]-[.A511])*([.H512]+[.H511])" office:value-type="float" office:value="-31.4055904302302" calcext:value-type="float">
            <text:p>-31.4055904302302</text:p>
          </table:table-cell>
          <table:table-cell table:formula="of:=200*PI()*COS(200*PI()*[.A512])" office:value-type="float" office:value="508.320369231525" calcext:value-type="float">
            <text:p>508.320369231525</text:p>
          </table:table-cell>
          <table:table-cell table:formula="of:=SIN(200*PI()*[.A512])" office:value-type="float" office:value="0.587785252292475" calcext:value-type="float">
            <text:p>0.587785252292475</text:p>
          </table:table-cell>
        </table:table-row>
        <table:table-row table:style-name="ro1">
          <table:table-cell office:value-type="float" office:value="0.0511" calcext:value-type="float">
            <text:p>0.0511</text:p>
          </table:table-cell>
          <table:table-cell office:value-type="float" office:value="0.0000011588265351747" calcext:value-type="float">
            <text:p>1.1588265351747E-06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259" calcext:value-type="float">
            <text:p>-31.405590430259</text:p>
          </table:table-cell>
          <table:table-cell office:value-type="float" office:value="0" calcext:value-type="float">
            <text:p>0</text:p>
          </table:table-cell>
          <table:table-cell table:formula="of:=[.F512]+(1-0.5)*0.0001*[.E512]+0.5*0.0001*[.E513]" office:value-type="float" office:value="-0.0000000000014299672557172" calcext:value-type="float">
            <text:p>-1.4299672557172E-12</text:p>
          </table:table-cell>
          <table:table-cell table:formula="of:=[.G512]+0.0001*[.F512]+(0.5-0.25)*0.0001^2*[.E512]+0.25*0.0001^2*[.E513]" office:value-type="float" office:value="-31.4055904302302" calcext:value-type="float">
            <text:p>-31.4055904302302</text:p>
          </table:table-cell>
          <table:table-cell table:formula="of:=[.H512]+1/2*([.A513]-[.A512])*([.E513]+[.E512])" office:value-type="float" office:value="-0.000000000000975886038645513" calcext:value-type="float">
            <text:p>-9.75886038645513E-13</text:p>
          </table:table-cell>
          <table:table-cell table:formula="of:=[.I512]+1/2*([.A513]-[.A512])*([.H513]+[.H512])" office:value-type="float" office:value="-31.4055904302302" calcext:value-type="float">
            <text:p>-31.4055904302302</text:p>
          </table:table-cell>
          <table:table-cell table:formula="of:=200*PI()*COS(200*PI()*[.A513])" office:value-type="float" office:value="484.127748599614" calcext:value-type="float">
            <text:p>484.127748599614</text:p>
          </table:table-cell>
          <table:table-cell table:formula="of:=SIN(200*PI()*[.A513])" office:value-type="float" office:value="0.637423989748689" calcext:value-type="float">
            <text:p>0.637423989748689</text:p>
          </table:table-cell>
        </table:table-row>
        <table:table-row table:style-name="ro1">
          <table:table-cell office:value-type="float" office:value="0.0512" calcext:value-type="float">
            <text:p>0.0512</text:p>
          </table:table-cell>
          <table:table-cell office:value-type="float" office:value="-0.0000004267576514394" calcext:value-type="float">
            <text:p>-4.267576514394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259" calcext:value-type="float">
            <text:p>-31.405590430259</text:p>
          </table:table-cell>
          <table:table-cell office:value-type="float" office:value="0" calcext:value-type="float">
            <text:p>0</text:p>
          </table:table-cell>
          <table:table-cell table:formula="of:=[.F513]+(1-0.5)*0.0001*[.E513]+0.5*0.0001*[.E514]" office:value-type="float" office:value="-0.0000000000014299672557172" calcext:value-type="float">
            <text:p>-1.4299672557172E-12</text:p>
          </table:table-cell>
          <table:table-cell table:formula="of:=[.G513]+0.0001*[.F513]+(0.5-0.25)*0.0001^2*[.E513]+0.25*0.0001^2*[.E514]" office:value-type="float" office:value="-31.4055904302302" calcext:value-type="float">
            <text:p>-31.4055904302302</text:p>
          </table:table-cell>
          <table:table-cell table:formula="of:=[.H513]+1/2*([.A514]-[.A513])*([.E514]+[.E513])" office:value-type="float" office:value="-0.000000000000975886038645513" calcext:value-type="float">
            <text:p>-9.75886038645513E-13</text:p>
          </table:table-cell>
          <table:table-cell table:formula="of:=[.I513]+1/2*([.A514]-[.A513])*([.H514]+[.H513])" office:value-type="float" office:value="-31.4055904302302" calcext:value-type="float">
            <text:p>-31.4055904302302</text:p>
          </table:table-cell>
          <table:table-cell table:formula="of:=200*PI()*COS(200*PI()*[.A514])" office:value-type="float" office:value="458.024496920908" calcext:value-type="float">
            <text:p>458.024496920908</text:p>
          </table:table-cell>
          <table:table-cell table:formula="of:=SIN(200*PI()*[.A514])" office:value-type="float" office:value="0.68454710592869" calcext:value-type="float">
            <text:p>0.68454710592869</text:p>
          </table:table-cell>
        </table:table-row>
        <table:table-row table:style-name="ro1">
          <table:table-cell office:value-type="float" office:value="0.0513" calcext:value-type="float">
            <text:p>0.0513</text:p>
          </table:table-cell>
          <table:table-cell office:value-type="float" office:value="0.0000011157742392243" calcext:value-type="float">
            <text:p>1.1157742392243E-06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26" calcext:value-type="float">
            <text:p>-31.40559043026</text:p>
          </table:table-cell>
          <table:table-cell office:value-type="float" office:value="0" calcext:value-type="float">
            <text:p>0</text:p>
          </table:table-cell>
          <table:table-cell table:formula="of:=[.F514]+(1-0.5)*0.0001*[.E514]+0.5*0.0001*[.E515]" office:value-type="float" office:value="-0.0000000000014299672557172" calcext:value-type="float">
            <text:p>-1.4299672557172E-12</text:p>
          </table:table-cell>
          <table:table-cell table:formula="of:=[.G514]+0.0001*[.F514]+(0.5-0.25)*0.0001^2*[.E514]+0.25*0.0001^2*[.E515]" office:value-type="float" office:value="-31.4055904302302" calcext:value-type="float">
            <text:p>-31.4055904302302</text:p>
          </table:table-cell>
          <table:table-cell table:formula="of:=[.H514]+1/2*([.A515]-[.A514])*([.E515]+[.E514])" office:value-type="float" office:value="-0.000000000000975886038645513" calcext:value-type="float">
            <text:p>-9.75886038645513E-13</text:p>
          </table:table-cell>
          <table:table-cell table:formula="of:=[.I514]+1/2*([.A515]-[.A514])*([.H515]+[.H514])" office:value-type="float" office:value="-31.4055904302302" calcext:value-type="float">
            <text:p>-31.4055904302302</text:p>
          </table:table-cell>
          <table:table-cell table:formula="of:=200*PI()*COS(200*PI()*[.A515])" office:value-type="float" office:value="430.113631804342" calcext:value-type="float">
            <text:p>430.113631804342</text:p>
          </table:table-cell>
          <table:table-cell table:formula="of:=SIN(200*PI()*[.A515])" office:value-type="float" office:value="0.728968627421415" calcext:value-type="float">
            <text:p>0.728968627421415</text:p>
          </table:table-cell>
        </table:table-row>
        <table:table-row table:style-name="ro1">
          <table:table-cell office:value-type="float" office:value="0.0514" calcext:value-type="float">
            <text:p>0.0514</text:p>
          </table:table-cell>
          <table:table-cell office:value-type="float" office:value="-0.00000038370535548893" calcext:value-type="float">
            <text:p>-3.8370535548893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26" calcext:value-type="float">
            <text:p>-31.40559043026</text:p>
          </table:table-cell>
          <table:table-cell office:value-type="float" office:value="0" calcext:value-type="float">
            <text:p>0</text:p>
          </table:table-cell>
          <table:table-cell table:formula="of:=[.F515]+(1-0.5)*0.0001*[.E515]+0.5*0.0001*[.E516]" office:value-type="float" office:value="-0.0000000000014299672557172" calcext:value-type="float">
            <text:p>-1.4299672557172E-12</text:p>
          </table:table-cell>
          <table:table-cell table:formula="of:=[.G515]+0.0001*[.F515]+(0.5-0.25)*0.0001^2*[.E515]+0.25*0.0001^2*[.E516]" office:value-type="float" office:value="-31.4055904302302" calcext:value-type="float">
            <text:p>-31.4055904302302</text:p>
          </table:table-cell>
          <table:table-cell table:formula="of:=[.H515]+1/2*([.A516]-[.A515])*([.E516]+[.E515])" office:value-type="float" office:value="-0.000000000000975886038645513" calcext:value-type="float">
            <text:p>-9.75886038645513E-13</text:p>
          </table:table-cell>
          <table:table-cell table:formula="of:=[.I515]+1/2*([.A516]-[.A515])*([.H516]+[.H515])" office:value-type="float" office:value="-31.4055904302302" calcext:value-type="float">
            <text:p>-31.4055904302302</text:p>
          </table:table-cell>
          <table:table-cell table:formula="of:=200*PI()*COS(200*PI()*[.A516])" office:value-type="float" office:value="400.505304683276" calcext:value-type="float">
            <text:p>400.505304683276</text:p>
          </table:table-cell>
          <table:table-cell table:formula="of:=SIN(200*PI()*[.A516])" office:value-type="float" office:value="0.77051324277579" calcext:value-type="float">
            <text:p>0.77051324277579</text:p>
          </table:table-cell>
        </table:table-row>
        <table:table-row table:style-name="ro1">
          <table:table-cell office:value-type="float" office:value="0.0515" calcext:value-type="float">
            <text:p>0.0515</text:p>
          </table:table-cell>
          <table:table-cell office:value-type="float" office:value="0.0000010727219432738" calcext:value-type="float">
            <text:p>1.0727219432738E-06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26" calcext:value-type="float">
            <text:p>-31.40559043026</text:p>
          </table:table-cell>
          <table:table-cell office:value-type="float" office:value="0" calcext:value-type="float">
            <text:p>0</text:p>
          </table:table-cell>
          <table:table-cell table:formula="of:=[.F516]+(1-0.5)*0.0001*[.E516]+0.5*0.0001*[.E517]" office:value-type="float" office:value="-0.0000000000014299672557172" calcext:value-type="float">
            <text:p>-1.4299672557172E-12</text:p>
          </table:table-cell>
          <table:table-cell table:formula="of:=[.G516]+0.0001*[.F516]+(0.5-0.25)*0.0001^2*[.E516]+0.25*0.0001^2*[.E517]" office:value-type="float" office:value="-31.4055904302302" calcext:value-type="float">
            <text:p>-31.4055904302302</text:p>
          </table:table-cell>
          <table:table-cell table:formula="of:=[.H516]+1/2*([.A517]-[.A516])*([.E517]+[.E516])" office:value-type="float" office:value="-0.000000000000975886038645513" calcext:value-type="float">
            <text:p>-9.75886038645513E-13</text:p>
          </table:table-cell>
          <table:table-cell table:formula="of:=[.I516]+1/2*([.A517]-[.A516])*([.H517]+[.H516])" office:value-type="float" office:value="-31.4055904302302" calcext:value-type="float">
            <text:p>-31.4055904302302</text:p>
          </table:table-cell>
          <table:table-cell table:formula="of:=200*PI()*COS(200*PI()*[.A517])" office:value-type="float" office:value="369.316366098089" calcext:value-type="float">
            <text:p>369.316366098089</text:p>
          </table:table-cell>
          <table:table-cell table:formula="of:=SIN(200*PI()*[.A517])" office:value-type="float" office:value="0.80901699437495" calcext:value-type="float">
            <text:p>0.80901699437495</text:p>
          </table:table-cell>
        </table:table-row>
        <table:table-row table:style-name="ro1">
          <table:table-cell office:value-type="float" office:value="0.0516" calcext:value-type="float">
            <text:p>0.0516</text:p>
          </table:table-cell>
          <table:table-cell office:value-type="float" office:value="-0.00000034065305953845" calcext:value-type="float">
            <text:p>-3.4065305953845E-07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26" calcext:value-type="float">
            <text:p>-31.40559043026</text:p>
          </table:table-cell>
          <table:table-cell office:value-type="float" office:value="0" calcext:value-type="float">
            <text:p>0</text:p>
          </table:table-cell>
          <table:table-cell table:formula="of:=[.F517]+(1-0.5)*0.0001*[.E517]+0.5*0.0001*[.E518]" office:value-type="float" office:value="-0.0000000000014299672557172" calcext:value-type="float">
            <text:p>-1.4299672557172E-12</text:p>
          </table:table-cell>
          <table:table-cell table:formula="of:=[.G517]+0.0001*[.F517]+(0.5-0.25)*0.0001^2*[.E517]+0.25*0.0001^2*[.E518]" office:value-type="float" office:value="-31.4055904302302" calcext:value-type="float">
            <text:p>-31.4055904302302</text:p>
          </table:table-cell>
          <table:table-cell table:formula="of:=[.H517]+1/2*([.A518]-[.A517])*([.E518]+[.E517])" office:value-type="float" office:value="-0.000000000000975886038645513" calcext:value-type="float">
            <text:p>-9.75886038645513E-13</text:p>
          </table:table-cell>
          <table:table-cell table:formula="of:=[.I517]+1/2*([.A518]-[.A517])*([.H518]+[.H517])" office:value-type="float" office:value="-31.4055904302302" calcext:value-type="float">
            <text:p>-31.4055904302302</text:p>
          </table:table-cell>
          <table:table-cell table:formula="of:=200*PI()*COS(200*PI()*[.A518])" office:value-type="float" office:value="336.669904540516" calcext:value-type="float">
            <text:p>336.669904540516</text:p>
          </table:table-cell>
          <table:table-cell table:formula="of:=SIN(200*PI()*[.A518])" office:value-type="float" office:value="0.844327925502015" calcext:value-type="float">
            <text:p>0.844327925502015</text:p>
          </table:table-cell>
        </table:table-row>
        <table:table-row table:style-name="ro1">
          <table:table-cell office:value-type="float" office:value="0.0517" calcext:value-type="float">
            <text:p>0.0517</text:p>
          </table:table-cell>
          <table:table-cell office:value-type="float" office:value="0.0000010296696473233" calcext:value-type="float">
            <text:p>1.0296696473233E-06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26" calcext:value-type="float">
            <text:p>-31.40559043026</text:p>
          </table:table-cell>
          <table:table-cell office:value-type="float" office:value="0" calcext:value-type="float">
            <text:p>0</text:p>
          </table:table-cell>
          <table:table-cell table:formula="of:=[.F518]+(1-0.5)*0.0001*[.E518]+0.5*0.0001*[.E519]" office:value-type="float" office:value="-0.0000000000014299672557172" calcext:value-type="float">
            <text:p>-1.4299672557172E-12</text:p>
          </table:table-cell>
          <table:table-cell table:formula="of:=[.G518]+0.0001*[.F518]+(0.5-0.25)*0.0001^2*[.E518]+0.25*0.0001^2*[.E519]" office:value-type="float" office:value="-31.4055904302302" calcext:value-type="float">
            <text:p>-31.4055904302302</text:p>
          </table:table-cell>
          <table:table-cell table:formula="of:=[.H518]+1/2*([.A519]-[.A518])*([.E519]+[.E518])" office:value-type="float" office:value="-0.000000000000975886038645513" calcext:value-type="float">
            <text:p>-9.75886038645513E-13</text:p>
          </table:table-cell>
          <table:table-cell table:formula="of:=[.I518]+1/2*([.A519]-[.A518])*([.H519]+[.H518])" office:value-type="float" office:value="-31.4055904302302" calcext:value-type="float">
            <text:p>-31.4055904302302</text:p>
          </table:table-cell>
          <table:table-cell table:formula="of:=200*PI()*COS(200*PI()*[.A519])" office:value-type="float" office:value="302.694760679566" calcext:value-type="float">
            <text:p>302.694760679566</text:p>
          </table:table-cell>
          <table:table-cell table:formula="of:=SIN(200*PI()*[.A519])" office:value-type="float" office:value="0.876306680043865" calcext:value-type="float">
            <text:p>0.876306680043865</text:p>
          </table:table-cell>
        </table:table-row>
        <table:table-row table:style-name="ro1">
          <table:table-cell office:value-type="float" office:value="0.0518" calcext:value-type="float">
            <text:p>0.0518</text:p>
          </table:table-cell>
          <table:table-cell office:value-type="float" office:value="-0.00000029760076358798" calcext:value-type="float">
            <text:p>-2.9760076358798E-07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26" calcext:value-type="float">
            <text:p>-31.40559043026</text:p>
          </table:table-cell>
          <table:table-cell office:value-type="float" office:value="0" calcext:value-type="float">
            <text:p>0</text:p>
          </table:table-cell>
          <table:table-cell table:formula="of:=[.F519]+(1-0.5)*0.0001*[.E519]+0.5*0.0001*[.E520]" office:value-type="float" office:value="-0.0000000000014299672557172" calcext:value-type="float">
            <text:p>-1.4299672557172E-12</text:p>
          </table:table-cell>
          <table:table-cell table:formula="of:=[.G519]+0.0001*[.F519]+(0.5-0.25)*0.0001^2*[.E519]+0.25*0.0001^2*[.E520]" office:value-type="float" office:value="-31.4055904302302" calcext:value-type="float">
            <text:p>-31.4055904302302</text:p>
          </table:table-cell>
          <table:table-cell table:formula="of:=[.H519]+1/2*([.A520]-[.A519])*([.E520]+[.E519])" office:value-type="float" office:value="-0.000000000000975886038645513" calcext:value-type="float">
            <text:p>-9.75886038645513E-13</text:p>
          </table:table-cell>
          <table:table-cell table:formula="of:=[.I519]+1/2*([.A520]-[.A519])*([.H520]+[.H519])" office:value-type="float" office:value="-31.4055904302302" calcext:value-type="float">
            <text:p>-31.4055904302302</text:p>
          </table:table-cell>
          <table:table-cell table:formula="of:=200*PI()*COS(200*PI()*[.A520])" office:value-type="float" office:value="267.525018886296" calcext:value-type="float">
            <text:p>267.525018886296</text:p>
          </table:table-cell>
          <table:table-cell table:formula="of:=SIN(200*PI()*[.A520])" office:value-type="float" office:value="0.904827052466022" calcext:value-type="float">
            <text:p>0.904827052466022</text:p>
          </table:table-cell>
        </table:table-row>
        <table:table-row table:style-name="ro1">
          <table:table-cell office:value-type="float" office:value="0.0519" calcext:value-type="float">
            <text:p>0.0519</text:p>
          </table:table-cell>
          <table:table-cell office:value-type="float" office:value="0.00000098661735137284" calcext:value-type="float">
            <text:p>9.8661735137284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26" calcext:value-type="float">
            <text:p>-31.40559043026</text:p>
          </table:table-cell>
          <table:table-cell office:value-type="float" office:value="0" calcext:value-type="float">
            <text:p>0</text:p>
          </table:table-cell>
          <table:table-cell table:formula="of:=[.F520]+(1-0.5)*0.0001*[.E520]+0.5*0.0001*[.E521]" office:value-type="float" office:value="-0.0000000000014299672557172" calcext:value-type="float">
            <text:p>-1.4299672557172E-12</text:p>
          </table:table-cell>
          <table:table-cell table:formula="of:=[.G520]+0.0001*[.F520]+(0.5-0.25)*0.0001^2*[.E520]+0.25*0.0001^2*[.E521]" office:value-type="float" office:value="-31.4055904302302" calcext:value-type="float">
            <text:p>-31.4055904302302</text:p>
          </table:table-cell>
          <table:table-cell table:formula="of:=[.H520]+1/2*([.A521]-[.A520])*([.E521]+[.E520])" office:value-type="float" office:value="-0.000000000000975886038645513" calcext:value-type="float">
            <text:p>-9.75886038645513E-13</text:p>
          </table:table-cell>
          <table:table-cell table:formula="of:=[.I520]+1/2*([.A521]-[.A520])*([.H521]+[.H520])" office:value-type="float" office:value="-31.4055904302302" calcext:value-type="float">
            <text:p>-31.4055904302302</text:p>
          </table:table-cell>
          <table:table-cell table:formula="of:=200*PI()*COS(200*PI()*[.A521])" office:value-type="float" office:value="231.299478064041" calcext:value-type="float">
            <text:p>231.299478064041</text:p>
          </table:table-cell>
          <table:table-cell table:formula="of:=SIN(200*PI()*[.A521])" office:value-type="float" office:value="0.929776485888252" calcext:value-type="float">
            <text:p>0.929776485888252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-0.0000002545484676375" calcext:value-type="float">
            <text:p>-2.545484676375E-07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261" calcext:value-type="float">
            <text:p>-31.405590430261</text:p>
          </table:table-cell>
          <table:table-cell office:value-type="float" office:value="0" calcext:value-type="float">
            <text:p>0</text:p>
          </table:table-cell>
          <table:table-cell table:formula="of:=[.F521]+(1-0.5)*0.0001*[.E521]+0.5*0.0001*[.E522]" office:value-type="float" office:value="-0.0000000000014299672557172" calcext:value-type="float">
            <text:p>-1.4299672557172E-12</text:p>
          </table:table-cell>
          <table:table-cell table:formula="of:=[.G521]+0.0001*[.F521]+(0.5-0.25)*0.0001^2*[.E521]+0.25*0.0001^2*[.E522]" office:value-type="float" office:value="-31.4055904302302" calcext:value-type="float">
            <text:p>-31.4055904302302</text:p>
          </table:table-cell>
          <table:table-cell table:formula="of:=[.H521]+1/2*([.A522]-[.A521])*([.E522]+[.E521])" office:value-type="float" office:value="-0.000000000000975886038645513" calcext:value-type="float">
            <text:p>-9.75886038645513E-13</text:p>
          </table:table-cell>
          <table:table-cell table:formula="of:=[.I521]+1/2*([.A522]-[.A521])*([.H522]+[.H521])" office:value-type="float" office:value="-31.4055904302302" calcext:value-type="float">
            <text:p>-31.4055904302302</text:p>
          </table:table-cell>
          <table:table-cell table:formula="of:=200*PI()*COS(200*PI()*[.A522])" office:value-type="float" office:value="194.161103872543" calcext:value-type="float">
            <text:p>194.161103872543</text:p>
          </table:table-cell>
          <table:table-cell table:formula="of:=SIN(200*PI()*[.A522])" office:value-type="float" office:value="0.951056516295155" calcext:value-type="float">
            <text:p>0.951056516295155</text:p>
          </table:table-cell>
        </table:table-row>
        <table:table-row table:style-name="ro1">
          <table:table-cell office:value-type="float" office:value="0.0521" calcext:value-type="float">
            <text:p>0.0521</text:p>
          </table:table-cell>
          <table:table-cell office:value-type="float" office:value="0.00000094356505542235" calcext:value-type="float">
            <text:p>9.4356505542235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261" calcext:value-type="float">
            <text:p>-31.405590430261</text:p>
          </table:table-cell>
          <table:table-cell office:value-type="float" office:value="0" calcext:value-type="float">
            <text:p>0</text:p>
          </table:table-cell>
          <table:table-cell table:formula="of:=[.F522]+(1-0.5)*0.0001*[.E522]+0.5*0.0001*[.E523]" office:value-type="float" office:value="-0.0000000000014299672557172" calcext:value-type="float">
            <text:p>-1.4299672557172E-12</text:p>
          </table:table-cell>
          <table:table-cell table:formula="of:=[.G522]+0.0001*[.F522]+(0.5-0.25)*0.0001^2*[.E522]+0.25*0.0001^2*[.E523]" office:value-type="float" office:value="-31.4055904302302" calcext:value-type="float">
            <text:p>-31.4055904302302</text:p>
          </table:table-cell>
          <table:table-cell table:formula="of:=[.H522]+1/2*([.A523]-[.A522])*([.E523]+[.E522])" office:value-type="float" office:value="-0.000000000000975886038645513" calcext:value-type="float">
            <text:p>-9.75886038645513E-13</text:p>
          </table:table-cell>
          <table:table-cell table:formula="of:=[.I522]+1/2*([.A523]-[.A522])*([.H523]+[.H522])" office:value-type="float" office:value="-31.4055904302302" calcext:value-type="float">
            <text:p>-31.4055904302302</text:p>
          </table:table-cell>
          <table:table-cell table:formula="of:=200*PI()*COS(200*PI()*[.A523])" office:value-type="float" office:value="156.256464507835" calcext:value-type="float">
            <text:p>156.256464507835</text:p>
          </table:table-cell>
          <table:table-cell table:formula="of:=SIN(200*PI()*[.A523])" office:value-type="float" office:value="0.968583161128632" calcext:value-type="float">
            <text:p>0.968583161128632</text:p>
          </table:table-cell>
        </table:table-row>
        <table:table-row table:style-name="ro1">
          <table:table-cell office:value-type="float" office:value="0.0522" calcext:value-type="float">
            <text:p>0.0522</text:p>
          </table:table-cell>
          <table:table-cell office:value-type="float" office:value="-0.000000211496171687" calcext:value-type="float">
            <text:p>-2.11496171687E-07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261" calcext:value-type="float">
            <text:p>-31.405590430261</text:p>
          </table:table-cell>
          <table:table-cell office:value-type="float" office:value="0" calcext:value-type="float">
            <text:p>0</text:p>
          </table:table-cell>
          <table:table-cell table:formula="of:=[.F523]+(1-0.5)*0.0001*[.E523]+0.5*0.0001*[.E524]" office:value-type="float" office:value="-0.0000000000014299672557172" calcext:value-type="float">
            <text:p>-1.4299672557172E-12</text:p>
          </table:table-cell>
          <table:table-cell table:formula="of:=[.G523]+0.0001*[.F523]+(0.5-0.25)*0.0001^2*[.E523]+0.25*0.0001^2*[.E524]" office:value-type="float" office:value="-31.4055904302302" calcext:value-type="float">
            <text:p>-31.4055904302302</text:p>
          </table:table-cell>
          <table:table-cell table:formula="of:=[.H523]+1/2*([.A524]-[.A523])*([.E524]+[.E523])" office:value-type="float" office:value="-0.000000000000975886038645513" calcext:value-type="float">
            <text:p>-9.75886038645513E-13</text:p>
          </table:table-cell>
          <table:table-cell table:formula="of:=[.I523]+1/2*([.A524]-[.A523])*([.H524]+[.H523])" office:value-type="float" office:value="-31.4055904302302" calcext:value-type="float">
            <text:p>-31.4055904302302</text:p>
          </table:table-cell>
          <table:table-cell table:formula="of:=200*PI()*COS(200*PI()*[.A524])" office:value-type="float" office:value="117.735152264499" calcext:value-type="float">
            <text:p>117.735152264499</text:p>
          </table:table-cell>
          <table:table-cell table:formula="of:=SIN(200*PI()*[.A524])" office:value-type="float" office:value="0.98228725072869" calcext:value-type="float">
            <text:p>0.98228725072869</text:p>
          </table:table-cell>
        </table:table-row>
        <table:table-row table:style-name="ro1">
          <table:table-cell office:value-type="float" office:value="0.0523" calcext:value-type="float">
            <text:p>0.0523</text:p>
          </table:table-cell>
          <table:table-cell office:value-type="float" office:value="0.00000090051275947185" calcext:value-type="float">
            <text:p>9.0051275947185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261" calcext:value-type="float">
            <text:p>-31.405590430261</text:p>
          </table:table-cell>
          <table:table-cell office:value-type="float" office:value="0" calcext:value-type="float">
            <text:p>0</text:p>
          </table:table-cell>
          <table:table-cell table:formula="of:=[.F524]+(1-0.5)*0.0001*[.E524]+0.5*0.0001*[.E525]" office:value-type="float" office:value="-0.0000000000014299672557172" calcext:value-type="float">
            <text:p>-1.4299672557172E-12</text:p>
          </table:table-cell>
          <table:table-cell table:formula="of:=[.G524]+0.0001*[.F524]+(0.5-0.25)*0.0001^2*[.E524]+0.25*0.0001^2*[.E525]" office:value-type="float" office:value="-31.4055904302302" calcext:value-type="float">
            <text:p>-31.4055904302302</text:p>
          </table:table-cell>
          <table:table-cell table:formula="of:=[.H524]+1/2*([.A525]-[.A524])*([.E525]+[.E524])" office:value-type="float" office:value="-0.000000000000975886038645513" calcext:value-type="float">
            <text:p>-9.75886038645513E-13</text:p>
          </table:table-cell>
          <table:table-cell table:formula="of:=[.I524]+1/2*([.A525]-[.A524])*([.H525]+[.H524])" office:value-type="float" office:value="-31.4055904302302" calcext:value-type="float">
            <text:p>-31.4055904302302</text:p>
          </table:table-cell>
          <table:table-cell table:formula="of:=200*PI()*COS(200*PI()*[.A525])" office:value-type="float" office:value="78.7491931632536" calcext:value-type="float">
            <text:p>78.7491931632536</text:p>
          </table:table-cell>
          <table:table-cell table:formula="of:=SIN(200*PI()*[.A525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524" calcext:value-type="float">
            <text:p>0.0524</text:p>
          </table:table-cell>
          <table:table-cell office:value-type="float" office:value="-0.0000001684438757365" calcext:value-type="float">
            <text:p>-1.684438757365E-07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261" calcext:value-type="float">
            <text:p>-31.405590430261</text:p>
          </table:table-cell>
          <table:table-cell office:value-type="float" office:value="0" calcext:value-type="float">
            <text:p>0</text:p>
          </table:table-cell>
          <table:table-cell table:formula="of:=[.F525]+(1-0.5)*0.0001*[.E525]+0.5*0.0001*[.E526]" office:value-type="float" office:value="-0.0000000000014299672557172" calcext:value-type="float">
            <text:p>-1.4299672557172E-12</text:p>
          </table:table-cell>
          <table:table-cell table:formula="of:=[.G525]+0.0001*[.F525]+(0.5-0.25)*0.0001^2*[.E525]+0.25*0.0001^2*[.E526]" office:value-type="float" office:value="-31.4055904302302" calcext:value-type="float">
            <text:p>-31.4055904302302</text:p>
          </table:table-cell>
          <table:table-cell table:formula="of:=[.H525]+1/2*([.A526]-[.A525])*([.E526]+[.E525])" office:value-type="float" office:value="-0.000000000000975886038645513" calcext:value-type="float">
            <text:p>-9.75886038645513E-13</text:p>
          </table:table-cell>
          <table:table-cell table:formula="of:=[.I525]+1/2*([.A526]-[.A525])*([.H526]+[.H525])" office:value-type="float" office:value="-31.4055904302302" calcext:value-type="float">
            <text:p>-31.4055904302302</text:p>
          </table:table-cell>
          <table:table-cell table:formula="of:=200*PI()*COS(200*PI()*[.A526])" office:value-type="float" office:value="39.4524469736727" calcext:value-type="float">
            <text:p>39.4524469736727</text:p>
          </table:table-cell>
          <table:table-cell table:formula="of:=SIN(200*PI()*[.A526])" office:value-type="float" office:value="0.998026728428272" calcext:value-type="float">
            <text:p>0.998026728428272</text:p>
          </table:table-cell>
        </table:table-row>
        <table:table-row table:style-name="ro1">
          <table:table-cell office:value-type="float" office:value="0.0525" calcext:value-type="float">
            <text:p>0.0525</text:p>
          </table:table-cell>
          <table:table-cell office:value-type="float" office:value="0.00000085746046352135" calcext:value-type="float">
            <text:p>8.5746046352135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261" calcext:value-type="float">
            <text:p>-31.405590430261</text:p>
          </table:table-cell>
          <table:table-cell office:value-type="float" office:value="0" calcext:value-type="float">
            <text:p>0</text:p>
          </table:table-cell>
          <table:table-cell table:formula="of:=[.F526]+(1-0.5)*0.0001*[.E526]+0.5*0.0001*[.E527]" office:value-type="float" office:value="-0.0000000000014299672557172" calcext:value-type="float">
            <text:p>-1.4299672557172E-12</text:p>
          </table:table-cell>
          <table:table-cell table:formula="of:=[.G526]+0.0001*[.F526]+(0.5-0.25)*0.0001^2*[.E526]+0.25*0.0001^2*[.E527]" office:value-type="float" office:value="-31.4055904302302" calcext:value-type="float">
            <text:p>-31.4055904302302</text:p>
          </table:table-cell>
          <table:table-cell table:formula="of:=[.H526]+1/2*([.A527]-[.A526])*([.E527]+[.E526])" office:value-type="float" office:value="-0.000000000000975886038645513" calcext:value-type="float">
            <text:p>-9.75886038645513E-13</text:p>
          </table:table-cell>
          <table:table-cell table:formula="of:=[.I526]+1/2*([.A527]-[.A526])*([.H527]+[.H526])" office:value-type="float" office:value="-31.4055904302302" calcext:value-type="float">
            <text:p>-31.4055904302302</text:p>
          </table:table-cell>
          <table:table-cell table:formula="of:=200*PI()*COS(200*PI()*[.A527])" office:value-type="float" office:value="-0.00000000000030817622799961" calcext:value-type="float">
            <text:p>-3.0817622799961E-13</text:p>
          </table:table-cell>
          <table:table-cell table:formula="of:=SIN(200*PI()*[.A5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26" calcext:value-type="float">
            <text:p>0.0526</text:p>
          </table:table-cell>
          <table:table-cell office:value-type="float" office:value="-0.00000012539157978599" calcext:value-type="float">
            <text:p>-1.2539157978599E-07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261" calcext:value-type="float">
            <text:p>-31.405590430261</text:p>
          </table:table-cell>
          <table:table-cell office:value-type="float" office:value="0" calcext:value-type="float">
            <text:p>0</text:p>
          </table:table-cell>
          <table:table-cell table:formula="of:=[.F527]+(1-0.5)*0.0001*[.E527]+0.5*0.0001*[.E528]" office:value-type="float" office:value="-0.0000000000014299672557172" calcext:value-type="float">
            <text:p>-1.4299672557172E-12</text:p>
          </table:table-cell>
          <table:table-cell table:formula="of:=[.G527]+0.0001*[.F527]+(0.5-0.25)*0.0001^2*[.E527]+0.25*0.0001^2*[.E528]" office:value-type="float" office:value="-31.4055904302302" calcext:value-type="float">
            <text:p>-31.4055904302302</text:p>
          </table:table-cell>
          <table:table-cell table:formula="of:=[.H527]+1/2*([.A528]-[.A527])*([.E528]+[.E527])" office:value-type="float" office:value="-0.000000000000975886038645513" calcext:value-type="float">
            <text:p>-9.75886038645513E-13</text:p>
          </table:table-cell>
          <table:table-cell table:formula="of:=[.I527]+1/2*([.A528]-[.A527])*([.H528]+[.H527])" office:value-type="float" office:value="-31.4055904302302" calcext:value-type="float">
            <text:p>-31.4055904302302</text:p>
          </table:table-cell>
          <table:table-cell table:formula="of:=200*PI()*COS(200*PI()*[.A528])" office:value-type="float" office:value="-39.4524469736778" calcext:value-type="float">
            <text:p>-39.4524469736778</text:p>
          </table:table-cell>
          <table:table-cell table:formula="of:=SIN(200*PI()*[.A528])" office:value-type="float" office:value="0.998026728428271" calcext:value-type="float">
            <text:p>0.998026728428271</text:p>
          </table:table-cell>
        </table:table-row>
        <table:table-row table:style-name="ro1">
          <table:table-cell office:value-type="float" office:value="0.0527" calcext:value-type="float">
            <text:p>0.0527</text:p>
          </table:table-cell>
          <table:table-cell office:value-type="float" office:value="0.00000081440816757084" calcext:value-type="float">
            <text:p>8.1440816757084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262" calcext:value-type="float">
            <text:p>-31.405590430262</text:p>
          </table:table-cell>
          <table:table-cell office:value-type="float" office:value="0" calcext:value-type="float">
            <text:p>0</text:p>
          </table:table-cell>
          <table:table-cell table:formula="of:=[.F528]+(1-0.5)*0.0001*[.E528]+0.5*0.0001*[.E529]" office:value-type="float" office:value="-0.0000000000014299672557172" calcext:value-type="float">
            <text:p>-1.4299672557172E-12</text:p>
          </table:table-cell>
          <table:table-cell table:formula="of:=[.G528]+0.0001*[.F528]+(0.5-0.25)*0.0001^2*[.E528]+0.25*0.0001^2*[.E529]" office:value-type="float" office:value="-31.4055904302302" calcext:value-type="float">
            <text:p>-31.4055904302302</text:p>
          </table:table-cell>
          <table:table-cell table:formula="of:=[.H528]+1/2*([.A529]-[.A528])*([.E529]+[.E528])" office:value-type="float" office:value="-0.000000000000975886038645513" calcext:value-type="float">
            <text:p>-9.75886038645513E-13</text:p>
          </table:table-cell>
          <table:table-cell table:formula="of:=[.I528]+1/2*([.A529]-[.A528])*([.H529]+[.H528])" office:value-type="float" office:value="-31.4055904302302" calcext:value-type="float">
            <text:p>-31.4055904302302</text:p>
          </table:table-cell>
          <table:table-cell table:formula="of:=200*PI()*COS(200*PI()*[.A529])" office:value-type="float" office:value="-78.7491931632542" calcext:value-type="float">
            <text:p>-78.7491931632542</text:p>
          </table:table-cell>
          <table:table-cell table:formula="of:=SIN(200*PI()*[.A529])" office:value-type="float" office:value="0.992114701314478" calcext:value-type="float">
            <text:p>0.992114701314478</text:p>
          </table:table-cell>
        </table:table-row>
        <table:table-row table:style-name="ro1">
          <table:table-cell office:value-type="float" office:value="0.0528" calcext:value-type="float">
            <text:p>0.0528</text:p>
          </table:table-cell>
          <table:table-cell office:value-type="float" office:value="-0.000000082339283835487" calcext:value-type="float">
            <text:p>-8.2339283835487E-08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262" calcext:value-type="float">
            <text:p>-31.405590430262</text:p>
          </table:table-cell>
          <table:table-cell office:value-type="float" office:value="0" calcext:value-type="float">
            <text:p>0</text:p>
          </table:table-cell>
          <table:table-cell table:formula="of:=[.F529]+(1-0.5)*0.0001*[.E529]+0.5*0.0001*[.E530]" office:value-type="float" office:value="-0.0000000000014299672557172" calcext:value-type="float">
            <text:p>-1.4299672557172E-12</text:p>
          </table:table-cell>
          <table:table-cell table:formula="of:=[.G529]+0.0001*[.F529]+(0.5-0.25)*0.0001^2*[.E529]+0.25*0.0001^2*[.E530]" office:value-type="float" office:value="-31.4055904302302" calcext:value-type="float">
            <text:p>-31.4055904302302</text:p>
          </table:table-cell>
          <table:table-cell table:formula="of:=[.H529]+1/2*([.A530]-[.A529])*([.E530]+[.E529])" office:value-type="float" office:value="-0.000000000000975886038645513" calcext:value-type="float">
            <text:p>-9.75886038645513E-13</text:p>
          </table:table-cell>
          <table:table-cell table:formula="of:=[.I529]+1/2*([.A530]-[.A529])*([.H530]+[.H529])" office:value-type="float" office:value="-31.4055904302302" calcext:value-type="float">
            <text:p>-31.4055904302302</text:p>
          </table:table-cell>
          <table:table-cell table:formula="of:=200*PI()*COS(200*PI()*[.A530])" office:value-type="float" office:value="-117.735152264504" calcext:value-type="float">
            <text:p>-117.735152264504</text:p>
          </table:table-cell>
          <table:table-cell table:formula="of:=SIN(200*PI()*[.A530])" office:value-type="float" office:value="0.982287250728688" calcext:value-type="float">
            <text:p>0.982287250728688</text:p>
          </table:table-cell>
        </table:table-row>
        <table:table-row table:style-name="ro1">
          <table:table-cell office:value-type="float" office:value="0.0529" calcext:value-type="float">
            <text:p>0.0529</text:p>
          </table:table-cell>
          <table:table-cell office:value-type="float" office:value="0.00000077135587162033" calcext:value-type="float">
            <text:p>7.7135587162033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262" calcext:value-type="float">
            <text:p>-31.405590430262</text:p>
          </table:table-cell>
          <table:table-cell office:value-type="float" office:value="0" calcext:value-type="float">
            <text:p>0</text:p>
          </table:table-cell>
          <table:table-cell table:formula="of:=[.F530]+(1-0.5)*0.0001*[.E530]+0.5*0.0001*[.E531]" office:value-type="float" office:value="-0.0000000000014299672557172" calcext:value-type="float">
            <text:p>-1.4299672557172E-12</text:p>
          </table:table-cell>
          <table:table-cell table:formula="of:=[.G530]+0.0001*[.F530]+(0.5-0.25)*0.0001^2*[.E530]+0.25*0.0001^2*[.E531]" office:value-type="float" office:value="-31.4055904302302" calcext:value-type="float">
            <text:p>-31.4055904302302</text:p>
          </table:table-cell>
          <table:table-cell table:formula="of:=[.H530]+1/2*([.A531]-[.A530])*([.E531]+[.E530])" office:value-type="float" office:value="-0.000000000000975886038645513" calcext:value-type="float">
            <text:p>-9.75886038645513E-13</text:p>
          </table:table-cell>
          <table:table-cell table:formula="of:=[.I530]+1/2*([.A531]-[.A530])*([.H531]+[.H530])" office:value-type="float" office:value="-31.4055904302302" calcext:value-type="float">
            <text:p>-31.4055904302302</text:p>
          </table:table-cell>
          <table:table-cell table:formula="of:=200*PI()*COS(200*PI()*[.A531])" office:value-type="float" office:value="-156.256464507836" calcext:value-type="float">
            <text:p>-156.256464507836</text:p>
          </table:table-cell>
          <table:table-cell table:formula="of:=SIN(200*PI()*[.A531])" office:value-type="float" office:value="0.968583161128631" calcext:value-type="float">
            <text:p>0.968583161128631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-0.000000039286987884978" calcext:value-type="float">
            <text:p>-3.9286987884978E-08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262" calcext:value-type="float">
            <text:p>-31.405590430262</text:p>
          </table:table-cell>
          <table:table-cell office:value-type="float" office:value="0" calcext:value-type="float">
            <text:p>0</text:p>
          </table:table-cell>
          <table:table-cell table:formula="of:=[.F531]+(1-0.5)*0.0001*[.E531]+0.5*0.0001*[.E532]" office:value-type="float" office:value="-0.0000000000014299672557172" calcext:value-type="float">
            <text:p>-1.4299672557172E-12</text:p>
          </table:table-cell>
          <table:table-cell table:formula="of:=[.G531]+0.0001*[.F531]+(0.5-0.25)*0.0001^2*[.E531]+0.25*0.0001^2*[.E532]" office:value-type="float" office:value="-31.4055904302302" calcext:value-type="float">
            <text:p>-31.4055904302302</text:p>
          </table:table-cell>
          <table:table-cell table:formula="of:=[.H531]+1/2*([.A532]-[.A531])*([.E532]+[.E531])" office:value-type="float" office:value="-0.000000000000975886038645513" calcext:value-type="float">
            <text:p>-9.75886038645513E-13</text:p>
          </table:table-cell>
          <table:table-cell table:formula="of:=[.I531]+1/2*([.A532]-[.A531])*([.H532]+[.H531])" office:value-type="float" office:value="-31.4055904302302" calcext:value-type="float">
            <text:p>-31.4055904302302</text:p>
          </table:table-cell>
          <table:table-cell table:formula="of:=200*PI()*COS(200*PI()*[.A532])" office:value-type="float" office:value="-194.161103872548" calcext:value-type="float">
            <text:p>-194.161103872548</text:p>
          </table:table-cell>
          <table:table-cell table:formula="of:=SIN(200*PI()*[.A532]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0.00000072830357566983" calcext:value-type="float">
            <text:p>7.2830357566983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262" calcext:value-type="float">
            <text:p>-31.405590430262</text:p>
          </table:table-cell>
          <table:table-cell office:value-type="float" office:value="0" calcext:value-type="float">
            <text:p>0</text:p>
          </table:table-cell>
          <table:table-cell table:formula="of:=[.F532]+(1-0.5)*0.0001*[.E532]+0.5*0.0001*[.E533]" office:value-type="float" office:value="-0.0000000000014299672557172" calcext:value-type="float">
            <text:p>-1.4299672557172E-12</text:p>
          </table:table-cell>
          <table:table-cell table:formula="of:=[.G532]+0.0001*[.F532]+(0.5-0.25)*0.0001^2*[.E532]+0.25*0.0001^2*[.E533]" office:value-type="float" office:value="-31.4055904302302" calcext:value-type="float">
            <text:p>-31.4055904302302</text:p>
          </table:table-cell>
          <table:table-cell table:formula="of:=[.H532]+1/2*([.A533]-[.A532])*([.E533]+[.E532])" office:value-type="float" office:value="-0.000000000000975886038645513" calcext:value-type="float">
            <text:p>-9.75886038645513E-13</text:p>
          </table:table-cell>
          <table:table-cell table:formula="of:=[.I532]+1/2*([.A533]-[.A532])*([.H533]+[.H532])" office:value-type="float" office:value="-31.4055904302302" calcext:value-type="float">
            <text:p>-31.4055904302302</text:p>
          </table:table-cell>
          <table:table-cell table:formula="of:=200*PI()*COS(200*PI()*[.A533])" office:value-type="float" office:value="-231.299478064042" calcext:value-type="float">
            <text:p>-231.299478064042</text:p>
          </table:table-cell>
          <table:table-cell table:formula="of:=SIN(200*PI()*[.A533])" office:value-type="float" office:value="0.929776485888252" calcext:value-type="float">
            <text:p>0.929776485888252</text:p>
          </table:table-cell>
        </table:table-row>
        <table:table-row table:style-name="ro1">
          <table:table-cell office:value-type="float" office:value="0.0532" calcext:value-type="float">
            <text:p>0.0532</text:p>
          </table:table-cell>
          <table:table-cell office:value-type="float" office:value="0.0000000037653080655297" calcext:value-type="float">
            <text:p>3.7653080655297E-09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262" calcext:value-type="float">
            <text:p>-31.405590430262</text:p>
          </table:table-cell>
          <table:table-cell office:value-type="float" office:value="0" calcext:value-type="float">
            <text:p>0</text:p>
          </table:table-cell>
          <table:table-cell table:formula="of:=[.F533]+(1-0.5)*0.0001*[.E533]+0.5*0.0001*[.E534]" office:value-type="float" office:value="-0.0000000000014299672557172" calcext:value-type="float">
            <text:p>-1.4299672557172E-12</text:p>
          </table:table-cell>
          <table:table-cell table:formula="of:=[.G533]+0.0001*[.F533]+(0.5-0.25)*0.0001^2*[.E533]+0.25*0.0001^2*[.E534]" office:value-type="float" office:value="-31.4055904302302" calcext:value-type="float">
            <text:p>-31.4055904302302</text:p>
          </table:table-cell>
          <table:table-cell table:formula="of:=[.H533]+1/2*([.A534]-[.A533])*([.E534]+[.E533])" office:value-type="float" office:value="-0.000000000000975886038645513" calcext:value-type="float">
            <text:p>-9.75886038645513E-13</text:p>
          </table:table-cell>
          <table:table-cell table:formula="of:=[.I533]+1/2*([.A534]-[.A533])*([.H534]+[.H533])" office:value-type="float" office:value="-31.4055904302302" calcext:value-type="float">
            <text:p>-31.4055904302302</text:p>
          </table:table-cell>
          <table:table-cell table:formula="of:=200*PI()*COS(200*PI()*[.A534])" office:value-type="float" office:value="-267.525018886301" calcext:value-type="float">
            <text:p>-267.525018886301</text:p>
          </table:table-cell>
          <table:table-cell table:formula="of:=SIN(200*PI()*[.A534])" office:value-type="float" office:value="0.904827052466019" calcext:value-type="float">
            <text:p>0.904827052466019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0.00000068525127971932" calcext:value-type="float">
            <text:p>6.8525127971932E-07</text:p>
          </table:table-cell>
          <table:table-cell office:value-type="float" office:value="-0.0000000010130615521575" calcext:value-type="float">
            <text:p>-1.0130615521575E-09</text:p>
          </table:table-cell>
          <table:table-cell office:value-type="float" office:value="-31.405590430262" calcext:value-type="float">
            <text:p>-31.405590430262</text:p>
          </table:table-cell>
          <table:table-cell office:value-type="float" office:value="0" calcext:value-type="float">
            <text:p>0</text:p>
          </table:table-cell>
          <table:table-cell table:formula="of:=[.F534]+(1-0.5)*0.0001*[.E534]+0.5*0.0001*[.E535]" office:value-type="float" office:value="-0.0000000000014299672557172" calcext:value-type="float">
            <text:p>-1.4299672557172E-12</text:p>
          </table:table-cell>
          <table:table-cell table:formula="of:=[.G534]+0.0001*[.F534]+(0.5-0.25)*0.0001^2*[.E534]+0.25*0.0001^2*[.E535]" office:value-type="float" office:value="-31.4055904302302" calcext:value-type="float">
            <text:p>-31.4055904302302</text:p>
          </table:table-cell>
          <table:table-cell table:formula="of:=[.H534]+1/2*([.A535]-[.A534])*([.E535]+[.E534])" office:value-type="float" office:value="-0.000000000000975886038645513" calcext:value-type="float">
            <text:p>-9.75886038645513E-13</text:p>
          </table:table-cell>
          <table:table-cell table:formula="of:=[.I534]+1/2*([.A535]-[.A534])*([.H535]+[.H534])" office:value-type="float" office:value="-31.4055904302302" calcext:value-type="float">
            <text:p>-31.4055904302302</text:p>
          </table:table-cell>
          <table:table-cell table:formula="of:=200*PI()*COS(200*PI()*[.A535])" office:value-type="float" office:value="-302.694760679567" calcext:value-type="float">
            <text:p>-302.694760679567</text:p>
          </table:table-cell>
          <table:table-cell table:formula="of:=SIN(200*PI()*[.A535])" office:value-type="float" office:value="0.876306680043865" calcext:value-type="float">
            <text:p>0.876306680043865</text:p>
          </table:table-cell>
        </table:table-row>
        <table:table-row table:style-name="ro1">
          <table:table-cell office:value-type="float" office:value="0.053400000000001" calcext:value-type="float">
            <text:p>0.053400000000001</text:p>
          </table:table-cell>
          <table:table-cell office:value-type="float" office:value="-0.0000013742678675042" calcext:value-type="float">
            <text:p>-1.3742678675042E-06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262" calcext:value-type="float">
            <text:p>-31.405590430262</text:p>
          </table:table-cell>
          <table:table-cell office:value-type="float" office:value="0" calcext:value-type="float">
            <text:p>0</text:p>
          </table:table-cell>
          <table:table-cell table:formula="of:=[.F535]+(1-0.5)*0.0001*[.E535]+0.5*0.0001*[.E536]" office:value-type="float" office:value="-0.0000000000014299672557172" calcext:value-type="float">
            <text:p>-1.4299672557172E-12</text:p>
          </table:table-cell>
          <table:table-cell table:formula="of:=[.G535]+0.0001*[.F535]+(0.5-0.25)*0.0001^2*[.E535]+0.25*0.0001^2*[.E536]" office:value-type="float" office:value="-31.4055904302302" calcext:value-type="float">
            <text:p>-31.4055904302302</text:p>
          </table:table-cell>
          <table:table-cell table:formula="of:=[.H535]+1/2*([.A536]-[.A535])*([.E536]+[.E535])" office:value-type="float" office:value="-0.000000000000975886038645513" calcext:value-type="float">
            <text:p>-9.75886038645513E-13</text:p>
          </table:table-cell>
          <table:table-cell table:formula="of:=[.I535]+1/2*([.A536]-[.A535])*([.H536]+[.H535])" office:value-type="float" office:value="-31.4055904302302" calcext:value-type="float">
            <text:p>-31.4055904302302</text:p>
          </table:table-cell>
          <table:table-cell table:formula="of:=200*PI()*COS(200*PI()*[.A536])" office:value-type="float" office:value="-336.669904540852" calcext:value-type="float">
            <text:p>-336.669904540852</text:p>
          </table:table-cell>
          <table:table-cell table:formula="of:=SIN(200*PI()*[.A536])" office:value-type="float" office:value="0.844327925501676" calcext:value-type="float">
            <text:p>0.844327925501676</text:p>
          </table:table-cell>
        </table:table-row>
        <table:table-row table:style-name="ro1">
          <table:table-cell office:value-type="float" office:value="0.053500000000001" calcext:value-type="float">
            <text:p>0.053500000000001</text:p>
          </table:table-cell>
          <table:table-cell office:value-type="float" office:value="0.00000064219898376881" calcext:value-type="float">
            <text:p>6.4219898376881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262" calcext:value-type="float">
            <text:p>-31.405590430262</text:p>
          </table:table-cell>
          <table:table-cell office:value-type="float" office:value="0" calcext:value-type="float">
            <text:p>0</text:p>
          </table:table-cell>
          <table:table-cell table:formula="of:=[.F536]+(1-0.5)*0.0001*[.E536]+0.5*0.0001*[.E537]" office:value-type="float" office:value="-0.0000000000014299672557172" calcext:value-type="float">
            <text:p>-1.4299672557172E-12</text:p>
          </table:table-cell>
          <table:table-cell table:formula="of:=[.G536]+0.0001*[.F536]+(0.5-0.25)*0.0001^2*[.E536]+0.25*0.0001^2*[.E537]" office:value-type="float" office:value="-31.4055904302302" calcext:value-type="float">
            <text:p>-31.4055904302302</text:p>
          </table:table-cell>
          <table:table-cell table:formula="of:=[.H536]+1/2*([.A537]-[.A536])*([.E537]+[.E536])" office:value-type="float" office:value="-0.000000000000975886038645513" calcext:value-type="float">
            <text:p>-9.75886038645513E-13</text:p>
          </table:table-cell>
          <table:table-cell table:formula="of:=[.I536]+1/2*([.A537]-[.A536])*([.H537]+[.H536])" office:value-type="float" office:value="-31.4055904302302" calcext:value-type="float">
            <text:p>-31.4055904302302</text:p>
          </table:table-cell>
          <table:table-cell table:formula="of:=200*PI()*COS(200*PI()*[.A537])" office:value-type="float" office:value="-369.316366098411" calcext:value-type="float">
            <text:p>-369.316366098411</text:p>
          </table:table-cell>
          <table:table-cell table:formula="of:=SIN(200*PI()*[.A537])" office:value-type="float" office:value="0.809016994374577" calcext:value-type="float">
            <text:p>0.809016994374577</text:p>
          </table:table-cell>
        </table:table-row>
        <table:table-row table:style-name="ro1">
          <table:table-cell office:value-type="float" office:value="0.053600000000001" calcext:value-type="float">
            <text:p>0.053600000000001</text:p>
          </table:table-cell>
          <table:table-cell office:value-type="float" office:value="-0.0000013312155715537" calcext:value-type="float">
            <text:p>-1.3312155715537E-06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263" calcext:value-type="float">
            <text:p>-31.405590430263</text:p>
          </table:table-cell>
          <table:table-cell office:value-type="float" office:value="0" calcext:value-type="float">
            <text:p>0</text:p>
          </table:table-cell>
          <table:table-cell table:formula="of:=[.F537]+(1-0.5)*0.0001*[.E537]+0.5*0.0001*[.E538]" office:value-type="float" office:value="-0.0000000000014299672557172" calcext:value-type="float">
            <text:p>-1.4299672557172E-12</text:p>
          </table:table-cell>
          <table:table-cell table:formula="of:=[.G537]+0.0001*[.F537]+(0.5-0.25)*0.0001^2*[.E537]+0.25*0.0001^2*[.E538]" office:value-type="float" office:value="-31.4055904302302" calcext:value-type="float">
            <text:p>-31.4055904302302</text:p>
          </table:table-cell>
          <table:table-cell table:formula="of:=[.H537]+1/2*([.A538]-[.A537])*([.E538]+[.E537])" office:value-type="float" office:value="-0.000000000000975886038645513" calcext:value-type="float">
            <text:p>-9.75886038645513E-13</text:p>
          </table:table-cell>
          <table:table-cell table:formula="of:=[.I537]+1/2*([.A538]-[.A537])*([.H538]+[.H537])" office:value-type="float" office:value="-31.4055904302302" calcext:value-type="float">
            <text:p>-31.4055904302302</text:p>
          </table:table-cell>
          <table:table-cell table:formula="of:=200*PI()*COS(200*PI()*[.A538])" office:value-type="float" office:value="-400.505304683582" calcext:value-type="float">
            <text:p>-400.505304683582</text:p>
          </table:table-cell>
          <table:table-cell table:formula="of:=SIN(200*PI()*[.A538])" office:value-type="float" office:value="0.770513242775386" calcext:value-type="float">
            <text:p>0.770513242775386</text:p>
          </table:table-cell>
        </table:table-row>
        <table:table-row table:style-name="ro1">
          <table:table-cell office:value-type="float" office:value="0.053700000000001" calcext:value-type="float">
            <text:p>0.053700000000001</text:p>
          </table:table-cell>
          <table:table-cell office:value-type="float" office:value="0.0000005991466878183" calcext:value-type="float">
            <text:p>5.991466878183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263" calcext:value-type="float">
            <text:p>-31.405590430263</text:p>
          </table:table-cell>
          <table:table-cell office:value-type="float" office:value="0" calcext:value-type="float">
            <text:p>0</text:p>
          </table:table-cell>
          <table:table-cell table:formula="of:=[.F538]+(1-0.5)*0.0001*[.E538]+0.5*0.0001*[.E539]" office:value-type="float" office:value="-0.0000000000014299672557172" calcext:value-type="float">
            <text:p>-1.4299672557172E-12</text:p>
          </table:table-cell>
          <table:table-cell table:formula="of:=[.G538]+0.0001*[.F538]+(0.5-0.25)*0.0001^2*[.E538]+0.25*0.0001^2*[.E539]" office:value-type="float" office:value="-31.4055904302302" calcext:value-type="float">
            <text:p>-31.4055904302302</text:p>
          </table:table-cell>
          <table:table-cell table:formula="of:=[.H538]+1/2*([.A539]-[.A538])*([.E539]+[.E538])" office:value-type="float" office:value="-0.000000000000975886038645513" calcext:value-type="float">
            <text:p>-9.75886038645513E-13</text:p>
          </table:table-cell>
          <table:table-cell table:formula="of:=[.I538]+1/2*([.A539]-[.A538])*([.H539]+[.H538])" office:value-type="float" office:value="-31.4055904302302" calcext:value-type="float">
            <text:p>-31.4055904302302</text:p>
          </table:table-cell>
          <table:table-cell table:formula="of:=200*PI()*COS(200*PI()*[.A539])" office:value-type="float" office:value="-430.113631804632" calcext:value-type="float">
            <text:p>-430.113631804632</text:p>
          </table:table-cell>
          <table:table-cell table:formula="of:=SIN(200*PI()*[.A539])" office:value-type="float" office:value="0.728968627420981" calcext:value-type="float">
            <text:p>0.728968627420981</text:p>
          </table:table-cell>
        </table:table-row>
        <table:table-row table:style-name="ro1">
          <table:table-cell office:value-type="float" office:value="0.053800000000001" calcext:value-type="float">
            <text:p>0.053800000000001</text:p>
          </table:table-cell>
          <table:table-cell office:value-type="float" office:value="-0.0000012881632756032" calcext:value-type="float">
            <text:p>-1.2881632756032E-06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263" calcext:value-type="float">
            <text:p>-31.405590430263</text:p>
          </table:table-cell>
          <table:table-cell office:value-type="float" office:value="0" calcext:value-type="float">
            <text:p>0</text:p>
          </table:table-cell>
          <table:table-cell table:formula="of:=[.F539]+(1-0.5)*0.0001*[.E539]+0.5*0.0001*[.E540]" office:value-type="float" office:value="-0.0000000000014299672557172" calcext:value-type="float">
            <text:p>-1.4299672557172E-12</text:p>
          </table:table-cell>
          <table:table-cell table:formula="of:=[.G539]+0.0001*[.F539]+(0.5-0.25)*0.0001^2*[.E539]+0.25*0.0001^2*[.E540]" office:value-type="float" office:value="-31.4055904302302" calcext:value-type="float">
            <text:p>-31.4055904302302</text:p>
          </table:table-cell>
          <table:table-cell table:formula="of:=[.H539]+1/2*([.A540]-[.A539])*([.E540]+[.E539])" office:value-type="float" office:value="-0.000000000000975886038645513" calcext:value-type="float">
            <text:p>-9.75886038645513E-13</text:p>
          </table:table-cell>
          <table:table-cell table:formula="of:=[.I539]+1/2*([.A540]-[.A539])*([.H540]+[.H539])" office:value-type="float" office:value="-31.4055904302302" calcext:value-type="float">
            <text:p>-31.4055904302302</text:p>
          </table:table-cell>
          <table:table-cell table:formula="of:=200*PI()*COS(200*PI()*[.A540])" office:value-type="float" office:value="-458.02449692118" calcext:value-type="float">
            <text:p>-458.02449692118</text:p>
          </table:table-cell>
          <table:table-cell table:formula="of:=SIN(200*PI()*[.A540])" office:value-type="float" office:value="0.684547105928228" calcext:value-type="float">
            <text:p>0.684547105928228</text:p>
          </table:table-cell>
        </table:table-row>
        <table:table-row table:style-name="ro1">
          <table:table-cell office:value-type="float" office:value="0.053900000000001" calcext:value-type="float">
            <text:p>0.053900000000001</text:p>
          </table:table-cell>
          <table:table-cell office:value-type="float" office:value="0.0000005560943918678" calcext:value-type="float">
            <text:p>5.560943918678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263" calcext:value-type="float">
            <text:p>-31.405590430263</text:p>
          </table:table-cell>
          <table:table-cell office:value-type="float" office:value="0" calcext:value-type="float">
            <text:p>0</text:p>
          </table:table-cell>
          <table:table-cell table:formula="of:=[.F540]+(1-0.5)*0.0001*[.E540]+0.5*0.0001*[.E541]" office:value-type="float" office:value="-0.0000000000014299672557172" calcext:value-type="float">
            <text:p>-1.4299672557172E-12</text:p>
          </table:table-cell>
          <table:table-cell table:formula="of:=[.G540]+0.0001*[.F540]+(0.5-0.25)*0.0001^2*[.E540]+0.25*0.0001^2*[.E541]" office:value-type="float" office:value="-31.4055904302302" calcext:value-type="float">
            <text:p>-31.4055904302302</text:p>
          </table:table-cell>
          <table:table-cell table:formula="of:=[.H540]+1/2*([.A541]-[.A540])*([.E541]+[.E540])" office:value-type="float" office:value="-0.000000000000975886038645513" calcext:value-type="float">
            <text:p>-9.75886038645513E-13</text:p>
          </table:table-cell>
          <table:table-cell table:formula="of:=[.I540]+1/2*([.A541]-[.A540])*([.H541]+[.H540])" office:value-type="float" office:value="-31.4055904302302" calcext:value-type="float">
            <text:p>-31.4055904302302</text:p>
          </table:table-cell>
          <table:table-cell table:formula="of:=200*PI()*COS(200*PI()*[.A541])" office:value-type="float" office:value="-484.127748599865" calcext:value-type="float">
            <text:p>-484.127748599865</text:p>
          </table:table-cell>
          <table:table-cell table:formula="of:=SIN(200*PI()*[.A541])" office:value-type="float" office:value="0.637423989748206" calcext:value-type="float">
            <text:p>0.637423989748206</text:p>
          </table:table-cell>
        </table:table-row>
        <table:table-row table:style-name="ro1">
          <table:table-cell office:value-type="float" office:value="0.054000000000001" calcext:value-type="float">
            <text:p>0.054000000000001</text:p>
          </table:table-cell>
          <table:table-cell office:value-type="float" office:value="-0.0000012451109796526" calcext:value-type="float">
            <text:p>-1.2451109796526E-06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263" calcext:value-type="float">
            <text:p>-31.405590430263</text:p>
          </table:table-cell>
          <table:table-cell office:value-type="float" office:value="0" calcext:value-type="float">
            <text:p>0</text:p>
          </table:table-cell>
          <table:table-cell table:formula="of:=[.F541]+(1-0.5)*0.0001*[.E541]+0.5*0.0001*[.E542]" office:value-type="float" office:value="-0.0000000000014299672557172" calcext:value-type="float">
            <text:p>-1.4299672557172E-12</text:p>
          </table:table-cell>
          <table:table-cell table:formula="of:=[.G541]+0.0001*[.F541]+(0.5-0.25)*0.0001^2*[.E541]+0.25*0.0001^2*[.E542]" office:value-type="float" office:value="-31.4055904302302" calcext:value-type="float">
            <text:p>-31.4055904302302</text:p>
          </table:table-cell>
          <table:table-cell table:formula="of:=[.H541]+1/2*([.A542]-[.A541])*([.E542]+[.E541])" office:value-type="float" office:value="-0.000000000000975886038645513" calcext:value-type="float">
            <text:p>-9.75886038645513E-13</text:p>
          </table:table-cell>
          <table:table-cell table:formula="of:=[.I541]+1/2*([.A542]-[.A541])*([.H542]+[.H541])" office:value-type="float" office:value="-31.4055904302302" calcext:value-type="float">
            <text:p>-31.4055904302302</text:p>
          </table:table-cell>
          <table:table-cell table:formula="of:=200*PI()*COS(200*PI()*[.A542])" office:value-type="float" office:value="-508.320369231759" calcext:value-type="float">
            <text:p>-508.320369231759</text:p>
          </table:table-cell>
          <table:table-cell table:formula="of:=SIN(200*PI()*[.A542])" office:value-type="float" office:value="0.587785252291963" calcext:value-type="float">
            <text:p>0.587785252291963</text:p>
          </table:table-cell>
        </table:table-row>
        <table:table-row table:style-name="ro1">
          <table:table-cell office:value-type="float" office:value="0.054100000000001" calcext:value-type="float">
            <text:p>0.054100000000001</text:p>
          </table:table-cell>
          <table:table-cell office:value-type="float" office:value="0.00000051304209591729" calcext:value-type="float">
            <text:p>5.1304209591729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263" calcext:value-type="float">
            <text:p>-31.405590430263</text:p>
          </table:table-cell>
          <table:table-cell office:value-type="float" office:value="0" calcext:value-type="float">
            <text:p>0</text:p>
          </table:table-cell>
          <table:table-cell table:formula="of:=[.F542]+(1-0.5)*0.0001*[.E542]+0.5*0.0001*[.E543]" office:value-type="float" office:value="-0.0000000000014299672557172" calcext:value-type="float">
            <text:p>-1.4299672557172E-12</text:p>
          </table:table-cell>
          <table:table-cell table:formula="of:=[.G542]+0.0001*[.F542]+(0.5-0.25)*0.0001^2*[.E542]+0.25*0.0001^2*[.E543]" office:value-type="float" office:value="-31.4055904302302" calcext:value-type="float">
            <text:p>-31.4055904302302</text:p>
          </table:table-cell>
          <table:table-cell table:formula="of:=[.H542]+1/2*([.A543]-[.A542])*([.E543]+[.E542])" office:value-type="float" office:value="-0.000000000000975886038645513" calcext:value-type="float">
            <text:p>-9.75886038645513E-13</text:p>
          </table:table-cell>
          <table:table-cell table:formula="of:=[.I542]+1/2*([.A543]-[.A542])*([.H543]+[.H542])" office:value-type="float" office:value="-31.4055904302302" calcext:value-type="float">
            <text:p>-31.4055904302302</text:p>
          </table:table-cell>
          <table:table-cell table:formula="of:=200*PI()*COS(200*PI()*[.A543])" office:value-type="float" office:value="-530.506881595779" calcext:value-type="float">
            <text:p>-530.506881595779</text:p>
          </table:table-cell>
          <table:table-cell table:formula="of:=SIN(200*PI()*[.A543])" office:value-type="float" office:value="0.535826794978467" calcext:value-type="float">
            <text:p>0.535826794978467</text:p>
          </table:table-cell>
        </table:table-row>
        <table:table-row table:style-name="ro1">
          <table:table-cell office:value-type="float" office:value="0.054200000000001" calcext:value-type="float">
            <text:p>0.054200000000001</text:p>
          </table:table-cell>
          <table:table-cell office:value-type="float" office:value="-0.0000012020586837021" calcext:value-type="float">
            <text:p>-1.2020586837021E-06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263" calcext:value-type="float">
            <text:p>-31.405590430263</text:p>
          </table:table-cell>
          <table:table-cell office:value-type="float" office:value="0" calcext:value-type="float">
            <text:p>0</text:p>
          </table:table-cell>
          <table:table-cell table:formula="of:=[.F543]+(1-0.5)*0.0001*[.E543]+0.5*0.0001*[.E544]" office:value-type="float" office:value="-0.0000000000014299672557172" calcext:value-type="float">
            <text:p>-1.4299672557172E-12</text:p>
          </table:table-cell>
          <table:table-cell table:formula="of:=[.G543]+0.0001*[.F543]+(0.5-0.25)*0.0001^2*[.E543]+0.25*0.0001^2*[.E544]" office:value-type="float" office:value="-31.4055904302302" calcext:value-type="float">
            <text:p>-31.4055904302302</text:p>
          </table:table-cell>
          <table:table-cell table:formula="of:=[.H543]+1/2*([.A544]-[.A543])*([.E544]+[.E543])" office:value-type="float" office:value="-0.000000000000975886038645513" calcext:value-type="float">
            <text:p>-9.75886038645513E-13</text:p>
          </table:table-cell>
          <table:table-cell table:formula="of:=[.I543]+1/2*([.A544]-[.A543])*([.H544]+[.H543])" office:value-type="float" office:value="-31.4055904302302" calcext:value-type="float">
            <text:p>-31.4055904302302</text:p>
          </table:table-cell>
          <table:table-cell table:formula="of:=200*PI()*COS(200*PI()*[.A544])" office:value-type="float" office:value="-550.599725663683" calcext:value-type="float">
            <text:p>-550.599725663683</text:p>
          </table:table-cell>
          <table:table-cell table:formula="of:=SIN(200*PI()*[.A544])" office:value-type="float" office:value="0.481753674101163" calcext:value-type="float">
            <text:p>0.481753674101163</text:p>
          </table:table-cell>
        </table:table-row>
        <table:table-row table:style-name="ro1">
          <table:table-cell office:value-type="float" office:value="0.054300000000001" calcext:value-type="float">
            <text:p>0.054300000000001</text:p>
          </table:table-cell>
          <table:table-cell office:value-type="float" office:value="0.00000046998979996679" calcext:value-type="float">
            <text:p>4.6998979996679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263" calcext:value-type="float">
            <text:p>-31.405590430263</text:p>
          </table:table-cell>
          <table:table-cell office:value-type="float" office:value="0" calcext:value-type="float">
            <text:p>0</text:p>
          </table:table-cell>
          <table:table-cell table:formula="of:=[.F544]+(1-0.5)*0.0001*[.E544]+0.5*0.0001*[.E545]" office:value-type="float" office:value="-0.0000000000014299672557172" calcext:value-type="float">
            <text:p>-1.4299672557172E-12</text:p>
          </table:table-cell>
          <table:table-cell table:formula="of:=[.G544]+0.0001*[.F544]+(0.5-0.25)*0.0001^2*[.E544]+0.25*0.0001^2*[.E545]" office:value-type="float" office:value="-31.4055904302302" calcext:value-type="float">
            <text:p>-31.4055904302302</text:p>
          </table:table-cell>
          <table:table-cell table:formula="of:=[.H544]+1/2*([.A545]-[.A544])*([.E545]+[.E544])" office:value-type="float" office:value="-0.000000000000975886038645513" calcext:value-type="float">
            <text:p>-9.75886038645513E-13</text:p>
          </table:table-cell>
          <table:table-cell table:formula="of:=[.I544]+1/2*([.A545]-[.A544])*([.H545]+[.H544])" office:value-type="float" office:value="-31.4055904302302" calcext:value-type="float">
            <text:p>-31.4055904302302</text:p>
          </table:table-cell>
          <table:table-cell table:formula="of:=200*PI()*COS(200*PI()*[.A545])" office:value-type="float" office:value="-568.51960415948" calcext:value-type="float">
            <text:p>-568.51960415948</text:p>
          </table:table-cell>
          <table:table-cell table:formula="of:=SIN(200*PI()*[.A545])" office:value-type="float" office:value="0.425779291564499" calcext:value-type="float">
            <text:p>0.425779291564499</text:p>
          </table:table-cell>
        </table:table-row>
        <table:table-row table:style-name="ro1">
          <table:table-cell office:value-type="float" office:value="0.054400000000001" calcext:value-type="float">
            <text:p>0.054400000000001</text:p>
          </table:table-cell>
          <table:table-cell office:value-type="float" office:value="-0.0000011590063877516" calcext:value-type="float">
            <text:p>-1.1590063877516E-06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264" calcext:value-type="float">
            <text:p>-31.405590430264</text:p>
          </table:table-cell>
          <table:table-cell office:value-type="float" office:value="0" calcext:value-type="float">
            <text:p>0</text:p>
          </table:table-cell>
          <table:table-cell table:formula="of:=[.F545]+(1-0.5)*0.0001*[.E545]+0.5*0.0001*[.E546]" office:value-type="float" office:value="-0.0000000000014299672557172" calcext:value-type="float">
            <text:p>-1.4299672557172E-12</text:p>
          </table:table-cell>
          <table:table-cell table:formula="of:=[.G545]+0.0001*[.F545]+(0.5-0.25)*0.0001^2*[.E545]+0.25*0.0001^2*[.E546]" office:value-type="float" office:value="-31.4055904302302" calcext:value-type="float">
            <text:p>-31.4055904302302</text:p>
          </table:table-cell>
          <table:table-cell table:formula="of:=[.H545]+1/2*([.A546]-[.A545])*([.E546]+[.E545])" office:value-type="float" office:value="-0.000000000000975886038645513" calcext:value-type="float">
            <text:p>-9.75886038645513E-13</text:p>
          </table:table-cell>
          <table:table-cell table:formula="of:=[.I545]+1/2*([.A546]-[.A545])*([.H546]+[.H545])" office:value-type="float" office:value="-31.4055904302302" calcext:value-type="float">
            <text:p>-31.4055904302302</text:p>
          </table:table-cell>
          <table:table-cell table:formula="of:=200*PI()*COS(200*PI()*[.A546])" office:value-type="float" office:value="-584.195795509559" calcext:value-type="float">
            <text:p>-584.195795509559</text:p>
          </table:table-cell>
          <table:table-cell table:formula="of:=SIN(200*PI()*[.A546])" office:value-type="float" office:value="0.368124552684093" calcext:value-type="float">
            <text:p>0.368124552684093</text:p>
          </table:table-cell>
        </table:table-row>
        <table:table-row table:style-name="ro1">
          <table:table-cell office:value-type="float" office:value="0.054500000000001" calcext:value-type="float">
            <text:p>0.054500000000001</text:p>
          </table:table-cell>
          <table:table-cell office:value-type="float" office:value="0.00000042693750401628" calcext:value-type="float">
            <text:p>4.2693750401628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264" calcext:value-type="float">
            <text:p>-31.405590430264</text:p>
          </table:table-cell>
          <table:table-cell office:value-type="float" office:value="0" calcext:value-type="float">
            <text:p>0</text:p>
          </table:table-cell>
          <table:table-cell table:formula="of:=[.F546]+(1-0.5)*0.0001*[.E546]+0.5*0.0001*[.E547]" office:value-type="float" office:value="-0.0000000000014299672557172" calcext:value-type="float">
            <text:p>-1.4299672557172E-12</text:p>
          </table:table-cell>
          <table:table-cell table:formula="of:=[.G546]+0.0001*[.F546]+(0.5-0.25)*0.0001^2*[.E546]+0.25*0.0001^2*[.E547]" office:value-type="float" office:value="-31.4055904302302" calcext:value-type="float">
            <text:p>-31.4055904302302</text:p>
          </table:table-cell>
          <table:table-cell table:formula="of:=[.H546]+1/2*([.A547]-[.A546])*([.E547]+[.E546])" office:value-type="float" office:value="-0.000000000000975886038645513" calcext:value-type="float">
            <text:p>-9.75886038645513E-13</text:p>
          </table:table-cell>
          <table:table-cell table:formula="of:=[.I546]+1/2*([.A547]-[.A546])*([.H547]+[.H546])" office:value-type="float" office:value="-31.4055904302302" calcext:value-type="float">
            <text:p>-31.4055904302302</text:p>
          </table:table-cell>
          <table:table-cell table:formula="of:=200*PI()*COS(200*PI()*[.A547])" office:value-type="float" office:value="-597.566432948434" calcext:value-type="float">
            <text:p>-597.566432948434</text:p>
          </table:table-cell>
          <table:table-cell table:formula="of:=SIN(200*PI()*[.A547])" office:value-type="float" office:value="0.309016994374346" calcext:value-type="float">
            <text:p>0.309016994374346</text:p>
          </table:table-cell>
        </table:table-row>
        <table:table-row table:style-name="ro1">
          <table:table-cell office:value-type="float" office:value="0.054600000000001" calcext:value-type="float">
            <text:p>0.054600000000001</text:p>
          </table:table-cell>
          <table:table-cell office:value-type="float" office:value="-0.0000011159540918011" calcext:value-type="float">
            <text:p>-1.1159540918011E-06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264" calcext:value-type="float">
            <text:p>-31.405590430264</text:p>
          </table:table-cell>
          <table:table-cell office:value-type="float" office:value="0" calcext:value-type="float">
            <text:p>0</text:p>
          </table:table-cell>
          <table:table-cell table:formula="of:=[.F547]+(1-0.5)*0.0001*[.E547]+0.5*0.0001*[.E548]" office:value-type="float" office:value="-0.0000000000014299672557172" calcext:value-type="float">
            <text:p>-1.4299672557172E-12</text:p>
          </table:table-cell>
          <table:table-cell table:formula="of:=[.G547]+0.0001*[.F547]+(0.5-0.25)*0.0001^2*[.E547]+0.25*0.0001^2*[.E548]" office:value-type="float" office:value="-31.4055904302302" calcext:value-type="float">
            <text:p>-31.4055904302302</text:p>
          </table:table-cell>
          <table:table-cell table:formula="of:=[.H547]+1/2*([.A548]-[.A547])*([.E548]+[.E547])" office:value-type="float" office:value="-0.000000000000975886038645513" calcext:value-type="float">
            <text:p>-9.75886038645513E-13</text:p>
          </table:table-cell>
          <table:table-cell table:formula="of:=[.I547]+1/2*([.A548]-[.A547])*([.H548]+[.H547])" office:value-type="float" office:value="-31.4055904302302" calcext:value-type="float">
            <text:p>-31.4055904302302</text:p>
          </table:table-cell>
          <table:table-cell table:formula="of:=200*PI()*COS(200*PI()*[.A548])" office:value-type="float" office:value="-608.578748678596" calcext:value-type="float">
            <text:p>-608.578748678596</text:p>
          </table:table-cell>
          <table:table-cell table:formula="of:=SIN(200*PI()*[.A548])" office:value-type="float" office:value="0.248689887164246" calcext:value-type="float">
            <text:p>0.248689887164246</text:p>
          </table:table-cell>
        </table:table-row>
        <table:table-row table:style-name="ro1">
          <table:table-cell office:value-type="float" office:value="0.054700000000001" calcext:value-type="float">
            <text:p>0.054700000000001</text:p>
          </table:table-cell>
          <table:table-cell office:value-type="float" office:value="0.00000038388520806577" calcext:value-type="float">
            <text:p>3.8388520806577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264" calcext:value-type="float">
            <text:p>-31.405590430264</text:p>
          </table:table-cell>
          <table:table-cell office:value-type="float" office:value="0" calcext:value-type="float">
            <text:p>0</text:p>
          </table:table-cell>
          <table:table-cell table:formula="of:=[.F548]+(1-0.5)*0.0001*[.E548]+0.5*0.0001*[.E549]" office:value-type="float" office:value="-0.0000000000014299672557172" calcext:value-type="float">
            <text:p>-1.4299672557172E-12</text:p>
          </table:table-cell>
          <table:table-cell table:formula="of:=[.G548]+0.0001*[.F548]+(0.5-0.25)*0.0001^2*[.E548]+0.25*0.0001^2*[.E549]" office:value-type="float" office:value="-31.4055904302302" calcext:value-type="float">
            <text:p>-31.4055904302302</text:p>
          </table:table-cell>
          <table:table-cell table:formula="of:=[.H548]+1/2*([.A549]-[.A548])*([.E549]+[.E548])" office:value-type="float" office:value="-0.000000000000975886038645513" calcext:value-type="float">
            <text:p>-9.75886038645513E-13</text:p>
          </table:table-cell>
          <table:table-cell table:formula="of:=[.I548]+1/2*([.A549]-[.A548])*([.H549]+[.H548])" office:value-type="float" office:value="-31.4055904302302" calcext:value-type="float">
            <text:p>-31.4055904302302</text:p>
          </table:table-cell>
          <table:table-cell table:formula="of:=200*PI()*COS(200*PI()*[.A549])" office:value-type="float" office:value="-617.189282120907" calcext:value-type="float">
            <text:p>-617.189282120907</text:p>
          </table:table-cell>
          <table:table-cell table:formula="of:=SIN(200*PI()*[.A549])" office:value-type="float" office:value="0.187381314585104" calcext:value-type="float">
            <text:p>0.187381314585104</text:p>
          </table:table-cell>
        </table:table-row>
        <table:table-row table:style-name="ro1">
          <table:table-cell office:value-type="float" office:value="0.054800000000001" calcext:value-type="float">
            <text:p>0.054800000000001</text:p>
          </table:table-cell>
          <table:table-cell office:value-type="float" office:value="-0.0000010729017958506" calcext:value-type="float">
            <text:p>-1.0729017958506E-06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264" calcext:value-type="float">
            <text:p>-31.405590430264</text:p>
          </table:table-cell>
          <table:table-cell office:value-type="float" office:value="0" calcext:value-type="float">
            <text:p>0</text:p>
          </table:table-cell>
          <table:table-cell table:formula="of:=[.F549]+(1-0.5)*0.0001*[.E549]+0.5*0.0001*[.E550]" office:value-type="float" office:value="-0.0000000000014299672557172" calcext:value-type="float">
            <text:p>-1.4299672557172E-12</text:p>
          </table:table-cell>
          <table:table-cell table:formula="of:=[.G549]+0.0001*[.F549]+(0.5-0.25)*0.0001^2*[.E549]+0.25*0.0001^2*[.E550]" office:value-type="float" office:value="-31.4055904302302" calcext:value-type="float">
            <text:p>-31.4055904302302</text:p>
          </table:table-cell>
          <table:table-cell table:formula="of:=[.H549]+1/2*([.A550]-[.A549])*([.E550]+[.E549])" office:value-type="float" office:value="-0.000000000000975886038645513" calcext:value-type="float">
            <text:p>-9.75886038645513E-13</text:p>
          </table:table-cell>
          <table:table-cell table:formula="of:=[.I549]+1/2*([.A550]-[.A549])*([.H550]+[.H549])" office:value-type="float" office:value="-31.4055904302302" calcext:value-type="float">
            <text:p>-31.4055904302302</text:p>
          </table:table-cell>
          <table:table-cell table:formula="of:=200*PI()*COS(200*PI()*[.A550])" office:value-type="float" office:value="-623.364051433649" calcext:value-type="float">
            <text:p>-623.364051433649</text:p>
          </table:table-cell>
          <table:table-cell table:formula="of:=SIN(200*PI()*[.A550])" office:value-type="float" office:value="0.125333233563674" calcext:value-type="float">
            <text:p>0.125333233563674</text:p>
          </table:table-cell>
        </table:table-row>
        <table:table-row table:style-name="ro1">
          <table:table-cell office:value-type="float" office:value="0.054900000000001" calcext:value-type="float">
            <text:p>0.054900000000001</text:p>
          </table:table-cell>
          <table:table-cell office:value-type="float" office:value="0.00000034083291211527" calcext:value-type="float">
            <text:p>3.4083291211527E-07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264" calcext:value-type="float">
            <text:p>-31.405590430264</text:p>
          </table:table-cell>
          <table:table-cell office:value-type="float" office:value="0" calcext:value-type="float">
            <text:p>0</text:p>
          </table:table-cell>
          <table:table-cell table:formula="of:=[.F550]+(1-0.5)*0.0001*[.E550]+0.5*0.0001*[.E551]" office:value-type="float" office:value="-0.0000000000014299672557172" calcext:value-type="float">
            <text:p>-1.4299672557172E-12</text:p>
          </table:table-cell>
          <table:table-cell table:formula="of:=[.G550]+0.0001*[.F550]+(0.5-0.25)*0.0001^2*[.E550]+0.25*0.0001^2*[.E551]" office:value-type="float" office:value="-31.4055904302302" calcext:value-type="float">
            <text:p>-31.4055904302302</text:p>
          </table:table-cell>
          <table:table-cell table:formula="of:=[.H550]+1/2*([.A551]-[.A550])*([.E551]+[.E550])" office:value-type="float" office:value="-0.000000000000975886038645513" calcext:value-type="float">
            <text:p>-9.75886038645513E-13</text:p>
          </table:table-cell>
          <table:table-cell table:formula="of:=[.I550]+1/2*([.A551]-[.A550])*([.H551]+[.H550])" office:value-type="float" office:value="-31.4055904302302" calcext:value-type="float">
            <text:p>-31.4055904302302</text:p>
          </table:table-cell>
          <table:table-cell table:formula="of:=200*PI()*COS(200*PI()*[.A551])" office:value-type="float" office:value="-627.078687623328" calcext:value-type="float">
            <text:p>-627.078687623328</text:p>
          </table:table-cell>
          <table:table-cell table:formula="of:=SIN(200*PI()*[.A551])" office:value-type="float" office:value="0.0627905195286832" calcext:value-type="float">
            <text:p>0.062790519528683</text:p>
          </table:table-cell>
        </table:table-row>
        <table:table-row table:style-name="ro1">
          <table:table-cell office:value-type="float" office:value="0.055000000000001" calcext:value-type="float">
            <text:p>0.055000000000001</text:p>
          </table:table-cell>
          <table:table-cell office:value-type="float" office:value="-0.0000010298494999001" calcext:value-type="float">
            <text:p>-1.0298494999001E-06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264" calcext:value-type="float">
            <text:p>-31.405590430264</text:p>
          </table:table-cell>
          <table:table-cell office:value-type="float" office:value="0" calcext:value-type="float">
            <text:p>0</text:p>
          </table:table-cell>
          <table:table-cell table:formula="of:=[.F551]+(1-0.5)*0.0001*[.E551]+0.5*0.0001*[.E552]" office:value-type="float" office:value="-0.0000000000014299672557172" calcext:value-type="float">
            <text:p>-1.4299672557172E-12</text:p>
          </table:table-cell>
          <table:table-cell table:formula="of:=[.G551]+0.0001*[.F551]+(0.5-0.25)*0.0001^2*[.E551]+0.25*0.0001^2*[.E552]" office:value-type="float" office:value="-31.4055904302302" calcext:value-type="float">
            <text:p>-31.4055904302302</text:p>
          </table:table-cell>
          <table:table-cell table:formula="of:=[.H551]+1/2*([.A552]-[.A551])*([.E552]+[.E551])" office:value-type="float" office:value="-0.000000000000975886038645513" calcext:value-type="float">
            <text:p>-9.75886038645513E-13</text:p>
          </table:table-cell>
          <table:table-cell table:formula="of:=[.I551]+1/2*([.A552]-[.A551])*([.H552]+[.H551])" office:value-type="float" office:value="-31.4055904302302" calcext:value-type="float">
            <text:p>-31.4055904302302</text:p>
          </table:table-cell>
          <table:table-cell table:formula="of:=200*PI()*COS(200*PI()*[.A552])" office:value-type="float" office:value="-628.318530717959" calcext:value-type="float">
            <text:p>-628.318530717959</text:p>
          </table:table-cell>
          <table:table-cell table:formula="of:=SIN(200*PI()*[.A552])" office:value-type="float" office:value="-0.000000000000634588637026228" calcext:value-type="float">
            <text:p>-6.34588637026228E-13</text:p>
          </table:table-cell>
        </table:table-row>
        <table:table-row table:style-name="ro1">
          <table:table-cell office:value-type="float" office:value="0.055100000000001" calcext:value-type="float">
            <text:p>0.055100000000001</text:p>
          </table:table-cell>
          <table:table-cell office:value-type="float" office:value="0.00000029778061616474" calcext:value-type="float">
            <text:p>2.9778061616474E-07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265" calcext:value-type="float">
            <text:p>-31.405590430265</text:p>
          </table:table-cell>
          <table:table-cell office:value-type="float" office:value="0" calcext:value-type="float">
            <text:p>0</text:p>
          </table:table-cell>
          <table:table-cell table:formula="of:=[.F552]+(1-0.5)*0.0001*[.E552]+0.5*0.0001*[.E553]" office:value-type="float" office:value="-0.0000000000014299672557172" calcext:value-type="float">
            <text:p>-1.4299672557172E-12</text:p>
          </table:table-cell>
          <table:table-cell table:formula="of:=[.G552]+0.0001*[.F552]+(0.5-0.25)*0.0001^2*[.E552]+0.25*0.0001^2*[.E553]" office:value-type="float" office:value="-31.4055904302302" calcext:value-type="float">
            <text:p>-31.4055904302302</text:p>
          </table:table-cell>
          <table:table-cell table:formula="of:=[.H552]+1/2*([.A553]-[.A552])*([.E553]+[.E552])" office:value-type="float" office:value="-0.000000000000975886038645513" calcext:value-type="float">
            <text:p>-9.75886038645513E-13</text:p>
          </table:table-cell>
          <table:table-cell table:formula="of:=[.I552]+1/2*([.A553]-[.A552])*([.H553]+[.H552])" office:value-type="float" office:value="-31.4055904302302" calcext:value-type="float">
            <text:p>-31.4055904302302</text:p>
          </table:table-cell>
          <table:table-cell table:formula="of:=200*PI()*COS(200*PI()*[.A553])" office:value-type="float" office:value="-627.078687623278" calcext:value-type="float">
            <text:p>-627.078687623278</text:p>
          </table:table-cell>
          <table:table-cell table:formula="of:=SIN(200*PI()*[.A553])" office:value-type="float" office:value="-0.0627905195299428" calcext:value-type="float">
            <text:p>-0.062790519529943</text:p>
          </table:table-cell>
        </table:table-row>
        <table:table-row table:style-name="ro1">
          <table:table-cell office:value-type="float" office:value="0.055200000000001" calcext:value-type="float">
            <text:p>0.055200000000001</text:p>
          </table:table-cell>
          <table:table-cell office:value-type="float" office:value="-0.00000098679720394958" calcext:value-type="float">
            <text:p>-9.8679720394958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265" calcext:value-type="float">
            <text:p>-31.405590430265</text:p>
          </table:table-cell>
          <table:table-cell office:value-type="float" office:value="0" calcext:value-type="float">
            <text:p>0</text:p>
          </table:table-cell>
          <table:table-cell table:formula="of:=[.F553]+(1-0.5)*0.0001*[.E553]+0.5*0.0001*[.E554]" office:value-type="float" office:value="-0.0000000000014299672557172" calcext:value-type="float">
            <text:p>-1.4299672557172E-12</text:p>
          </table:table-cell>
          <table:table-cell table:formula="of:=[.G553]+0.0001*[.F553]+(0.5-0.25)*0.0001^2*[.E553]+0.25*0.0001^2*[.E554]" office:value-type="float" office:value="-31.4055904302302" calcext:value-type="float">
            <text:p>-31.4055904302302</text:p>
          </table:table-cell>
          <table:table-cell table:formula="of:=[.H553]+1/2*([.A554]-[.A553])*([.E554]+[.E553])" office:value-type="float" office:value="-0.000000000000975886038645513" calcext:value-type="float">
            <text:p>-9.75886038645513E-13</text:p>
          </table:table-cell>
          <table:table-cell table:formula="of:=[.I553]+1/2*([.A554]-[.A553])*([.H554]+[.H553])" office:value-type="float" office:value="-31.4055904302302" calcext:value-type="float">
            <text:p>-31.4055904302302</text:p>
          </table:table-cell>
          <table:table-cell table:formula="of:=200*PI()*COS(200*PI()*[.A554])" office:value-type="float" office:value="-623.364051433549" calcext:value-type="float">
            <text:p>-623.364051433549</text:p>
          </table:table-cell>
          <table:table-cell table:formula="of:=SIN(200*PI()*[.A554])" office:value-type="float" office:value="-0.125333233564933" calcext:value-type="float">
            <text:p>-0.125333233564933</text:p>
          </table:table-cell>
        </table:table-row>
        <table:table-row table:style-name="ro1">
          <table:table-cell office:value-type="float" office:value="0.055300000000001" calcext:value-type="float">
            <text:p>0.055300000000001</text:p>
          </table:table-cell>
          <table:table-cell office:value-type="float" office:value="0.0000002547283202142" calcext:value-type="float">
            <text:p>2.547283202142E-07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265" calcext:value-type="float">
            <text:p>-31.405590430265</text:p>
          </table:table-cell>
          <table:table-cell office:value-type="float" office:value="0" calcext:value-type="float">
            <text:p>0</text:p>
          </table:table-cell>
          <table:table-cell table:formula="of:=[.F554]+(1-0.5)*0.0001*[.E554]+0.5*0.0001*[.E555]" office:value-type="float" office:value="-0.0000000000014299672557172" calcext:value-type="float">
            <text:p>-1.4299672557172E-12</text:p>
          </table:table-cell>
          <table:table-cell table:formula="of:=[.G554]+0.0001*[.F554]+(0.5-0.25)*0.0001^2*[.E554]+0.25*0.0001^2*[.E555]" office:value-type="float" office:value="-31.4055904302302" calcext:value-type="float">
            <text:p>-31.4055904302302</text:p>
          </table:table-cell>
          <table:table-cell table:formula="of:=[.H554]+1/2*([.A555]-[.A554])*([.E555]+[.E554])" office:value-type="float" office:value="-0.000000000000975886038645513" calcext:value-type="float">
            <text:p>-9.75886038645513E-13</text:p>
          </table:table-cell>
          <table:table-cell table:formula="of:=[.I554]+1/2*([.A555]-[.A554])*([.H555]+[.H554])" office:value-type="float" office:value="-31.4055904302302" calcext:value-type="float">
            <text:p>-31.4055904302302</text:p>
          </table:table-cell>
          <table:table-cell table:formula="of:=200*PI()*COS(200*PI()*[.A555])" office:value-type="float" office:value="-617.189282120759" calcext:value-type="float">
            <text:p>-617.189282120759</text:p>
          </table:table-cell>
          <table:table-cell table:formula="of:=SIN(200*PI()*[.A555])" office:value-type="float" office:value="-0.187381314586343" calcext:value-type="float">
            <text:p>-0.187381314586343</text:p>
          </table:table-cell>
        </table:table-row>
        <table:table-row table:style-name="ro1">
          <table:table-cell office:value-type="float" office:value="0.055400000000001" calcext:value-type="float">
            <text:p>0.055400000000001</text:p>
          </table:table-cell>
          <table:table-cell office:value-type="float" office:value="-0.00000094374490799902" calcext:value-type="float">
            <text:p>-9.4374490799902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265" calcext:value-type="float">
            <text:p>-31.405590430265</text:p>
          </table:table-cell>
          <table:table-cell office:value-type="float" office:value="0" calcext:value-type="float">
            <text:p>0</text:p>
          </table:table-cell>
          <table:table-cell table:formula="of:=[.F555]+(1-0.5)*0.0001*[.E555]+0.5*0.0001*[.E556]" office:value-type="float" office:value="-0.0000000000014299672557172" calcext:value-type="float">
            <text:p>-1.4299672557172E-12</text:p>
          </table:table-cell>
          <table:table-cell table:formula="of:=[.G555]+0.0001*[.F555]+(0.5-0.25)*0.0001^2*[.E555]+0.25*0.0001^2*[.E556]" office:value-type="float" office:value="-31.4055904302302" calcext:value-type="float">
            <text:p>-31.4055904302302</text:p>
          </table:table-cell>
          <table:table-cell table:formula="of:=[.H555]+1/2*([.A556]-[.A555])*([.E556]+[.E555])" office:value-type="float" office:value="-0.000000000000975886038645513" calcext:value-type="float">
            <text:p>-9.75886038645513E-13</text:p>
          </table:table-cell>
          <table:table-cell table:formula="of:=[.I555]+1/2*([.A556]-[.A555])*([.H556]+[.H555])" office:value-type="float" office:value="-31.4055904302302" calcext:value-type="float">
            <text:p>-31.4055904302302</text:p>
          </table:table-cell>
          <table:table-cell table:formula="of:=200*PI()*COS(200*PI()*[.A556])" office:value-type="float" office:value="-608.578748678398" calcext:value-type="float">
            <text:p>-608.578748678398</text:p>
          </table:table-cell>
          <table:table-cell table:formula="of:=SIN(200*PI()*[.A556])" office:value-type="float" office:value="-0.248689887165468" calcext:value-type="float">
            <text:p>-0.248689887165468</text:p>
          </table:table-cell>
        </table:table-row>
        <table:table-row table:style-name="ro1">
          <table:table-cell office:value-type="float" office:value="0.055500000000001" calcext:value-type="float">
            <text:p>0.055500000000001</text:p>
          </table:table-cell>
          <table:table-cell office:value-type="float" office:value="0.00000021167602426366" calcext:value-type="float">
            <text:p>2.1167602426366E-07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265" calcext:value-type="float">
            <text:p>-31.405590430265</text:p>
          </table:table-cell>
          <table:table-cell office:value-type="float" office:value="0" calcext:value-type="float">
            <text:p>0</text:p>
          </table:table-cell>
          <table:table-cell table:formula="of:=[.F556]+(1-0.5)*0.0001*[.E556]+0.5*0.0001*[.E557]" office:value-type="float" office:value="-0.0000000000014299672557172" calcext:value-type="float">
            <text:p>-1.4299672557172E-12</text:p>
          </table:table-cell>
          <table:table-cell table:formula="of:=[.G556]+0.0001*[.F556]+(0.5-0.25)*0.0001^2*[.E556]+0.25*0.0001^2*[.E557]" office:value-type="float" office:value="-31.4055904302302" calcext:value-type="float">
            <text:p>-31.4055904302302</text:p>
          </table:table-cell>
          <table:table-cell table:formula="of:=[.H556]+1/2*([.A557]-[.A556])*([.E557]+[.E556])" office:value-type="float" office:value="-0.000000000000975886038645513" calcext:value-type="float">
            <text:p>-9.75886038645513E-13</text:p>
          </table:table-cell>
          <table:table-cell table:formula="of:=[.I556]+1/2*([.A557]-[.A556])*([.H557]+[.H556])" office:value-type="float" office:value="-31.4055904302302" calcext:value-type="float">
            <text:p>-31.4055904302302</text:p>
          </table:table-cell>
          <table:table-cell table:formula="of:=200*PI()*COS(200*PI()*[.A557])" office:value-type="float" office:value="-597.566432948188" calcext:value-type="float">
            <text:p>-597.566432948188</text:p>
          </table:table-cell>
          <table:table-cell table:formula="of:=SIN(200*PI()*[.A557])" office:value-type="float" office:value="-0.309016994375553" calcext:value-type="float">
            <text:p>-0.309016994375553</text:p>
          </table:table-cell>
        </table:table-row>
        <table:table-row table:style-name="ro1">
          <table:table-cell office:value-type="float" office:value="0.055600000000001" calcext:value-type="float">
            <text:p>0.055600000000001</text:p>
          </table:table-cell>
          <table:table-cell office:value-type="float" office:value="-0.00000090069261204849" calcext:value-type="float">
            <text:p>-9.0069261204849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266" calcext:value-type="float">
            <text:p>-31.405590430266</text:p>
          </table:table-cell>
          <table:table-cell office:value-type="float" office:value="0" calcext:value-type="float">
            <text:p>0</text:p>
          </table:table-cell>
          <table:table-cell table:formula="of:=[.F557]+(1-0.5)*0.0001*[.E557]+0.5*0.0001*[.E558]" office:value-type="float" office:value="-0.0000000000014299672557172" calcext:value-type="float">
            <text:p>-1.4299672557172E-12</text:p>
          </table:table-cell>
          <table:table-cell table:formula="of:=[.G557]+0.0001*[.F557]+(0.5-0.25)*0.0001^2*[.E557]+0.25*0.0001^2*[.E558]" office:value-type="float" office:value="-31.4055904302302" calcext:value-type="float">
            <text:p>-31.4055904302302</text:p>
          </table:table-cell>
          <table:table-cell table:formula="of:=[.H557]+1/2*([.A558]-[.A557])*([.E558]+[.E557])" office:value-type="float" office:value="-0.000000000000975886038645513" calcext:value-type="float">
            <text:p>-9.75886038645513E-13</text:p>
          </table:table-cell>
          <table:table-cell table:formula="of:=[.I557]+1/2*([.A558]-[.A557])*([.H558]+[.H557])" office:value-type="float" office:value="-31.4055904302302" calcext:value-type="float">
            <text:p>-31.4055904302302</text:p>
          </table:table-cell>
          <table:table-cell table:formula="of:=200*PI()*COS(200*PI()*[.A558])" office:value-type="float" office:value="-584.195795509267" calcext:value-type="float">
            <text:p>-584.195795509267</text:p>
          </table:table-cell>
          <table:table-cell table:formula="of:=SIN(200*PI()*[.A558])" office:value-type="float" office:value="-0.368124552685266" calcext:value-type="float">
            <text:p>-0.368124552685266</text:p>
          </table:table-cell>
        </table:table-row>
        <table:table-row table:style-name="ro1">
          <table:table-cell office:value-type="float" office:value="0.055700000000001" calcext:value-type="float">
            <text:p>0.055700000000001</text:p>
          </table:table-cell>
          <table:table-cell office:value-type="float" office:value="0.00000016862372831313" calcext:value-type="float">
            <text:p>1.6862372831313E-07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266" calcext:value-type="float">
            <text:p>-31.405590430266</text:p>
          </table:table-cell>
          <table:table-cell office:value-type="float" office:value="0" calcext:value-type="float">
            <text:p>0</text:p>
          </table:table-cell>
          <table:table-cell table:formula="of:=[.F558]+(1-0.5)*0.0001*[.E558]+0.5*0.0001*[.E559]" office:value-type="float" office:value="-0.0000000000014299672557172" calcext:value-type="float">
            <text:p>-1.4299672557172E-12</text:p>
          </table:table-cell>
          <table:table-cell table:formula="of:=[.G558]+0.0001*[.F558]+(0.5-0.25)*0.0001^2*[.E558]+0.25*0.0001^2*[.E559]" office:value-type="float" office:value="-31.4055904302302" calcext:value-type="float">
            <text:p>-31.4055904302302</text:p>
          </table:table-cell>
          <table:table-cell table:formula="of:=[.H558]+1/2*([.A559]-[.A558])*([.E559]+[.E558])" office:value-type="float" office:value="-0.000000000000975886038645513" calcext:value-type="float">
            <text:p>-9.75886038645513E-13</text:p>
          </table:table-cell>
          <table:table-cell table:formula="of:=[.I558]+1/2*([.A559]-[.A558])*([.H559]+[.H558])" office:value-type="float" office:value="-31.4055904302302" calcext:value-type="float">
            <text:p>-31.4055904302302</text:p>
          </table:table-cell>
          <table:table-cell table:formula="of:=200*PI()*COS(200*PI()*[.A559])" office:value-type="float" office:value="-568.519604159141" calcext:value-type="float">
            <text:p>-568.519604159141</text:p>
          </table:table-cell>
          <table:table-cell table:formula="of:=SIN(200*PI()*[.A559])" office:value-type="float" office:value="-0.425779291565648" calcext:value-type="float">
            <text:p>-0.425779291565648</text:p>
          </table:table-cell>
        </table:table-row>
        <table:table-row table:style-name="ro1">
          <table:table-cell office:value-type="float" office:value="0.055800000000001" calcext:value-type="float">
            <text:p>0.055800000000001</text:p>
          </table:table-cell>
          <table:table-cell office:value-type="float" office:value="-0.00000085764031609795" calcext:value-type="float">
            <text:p>-8.5764031609795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266" calcext:value-type="float">
            <text:p>-31.405590430266</text:p>
          </table:table-cell>
          <table:table-cell office:value-type="float" office:value="0" calcext:value-type="float">
            <text:p>0</text:p>
          </table:table-cell>
          <table:table-cell table:formula="of:=[.F559]+(1-0.5)*0.0001*[.E559]+0.5*0.0001*[.E560]" office:value-type="float" office:value="-0.0000000000014299672557172" calcext:value-type="float">
            <text:p>-1.4299672557172E-12</text:p>
          </table:table-cell>
          <table:table-cell table:formula="of:=[.G559]+0.0001*[.F559]+(0.5-0.25)*0.0001^2*[.E559]+0.25*0.0001^2*[.E560]" office:value-type="float" office:value="-31.4055904302302" calcext:value-type="float">
            <text:p>-31.4055904302302</text:p>
          </table:table-cell>
          <table:table-cell table:formula="of:=[.H559]+1/2*([.A560]-[.A559])*([.E560]+[.E559])" office:value-type="float" office:value="-0.000000000000975886038645513" calcext:value-type="float">
            <text:p>-9.75886038645513E-13</text:p>
          </table:table-cell>
          <table:table-cell table:formula="of:=[.I559]+1/2*([.A560]-[.A559])*([.H560]+[.H559])" office:value-type="float" office:value="-31.4055904302302" calcext:value-type="float">
            <text:p>-31.4055904302302</text:p>
          </table:table-cell>
          <table:table-cell table:formula="of:=200*PI()*COS(200*PI()*[.A560])" office:value-type="float" office:value="-550.599725663301" calcext:value-type="float">
            <text:p>-550.599725663301</text:p>
          </table:table-cell>
          <table:table-cell table:formula="of:=SIN(200*PI()*[.A560])" office:value-type="float" office:value="-0.481753674102269" calcext:value-type="float">
            <text:p>-0.481753674102269</text:p>
          </table:table-cell>
        </table:table-row>
        <table:table-row table:style-name="ro1">
          <table:table-cell office:value-type="float" office:value="0.055900000000001" calcext:value-type="float">
            <text:p>0.055900000000001</text:p>
          </table:table-cell>
          <table:table-cell office:value-type="float" office:value="0.00000012557143236257" calcext:value-type="float">
            <text:p>1.2557143236257E-07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266" calcext:value-type="float">
            <text:p>-31.405590430266</text:p>
          </table:table-cell>
          <table:table-cell office:value-type="float" office:value="0" calcext:value-type="float">
            <text:p>0</text:p>
          </table:table-cell>
          <table:table-cell table:formula="of:=[.F560]+(1-0.5)*0.0001*[.E560]+0.5*0.0001*[.E561]" office:value-type="float" office:value="-0.0000000000014299672557172" calcext:value-type="float">
            <text:p>-1.4299672557172E-12</text:p>
          </table:table-cell>
          <table:table-cell table:formula="of:=[.G560]+0.0001*[.F560]+(0.5-0.25)*0.0001^2*[.E560]+0.25*0.0001^2*[.E561]" office:value-type="float" office:value="-31.4055904302302" calcext:value-type="float">
            <text:p>-31.4055904302302</text:p>
          </table:table-cell>
          <table:table-cell table:formula="of:=[.H560]+1/2*([.A561]-[.A560])*([.E561]+[.E560])" office:value-type="float" office:value="-0.000000000000975886038645513" calcext:value-type="float">
            <text:p>-9.75886038645513E-13</text:p>
          </table:table-cell>
          <table:table-cell table:formula="of:=[.I560]+1/2*([.A561]-[.A560])*([.H561]+[.H560])" office:value-type="float" office:value="-31.4055904302302" calcext:value-type="float">
            <text:p>-31.4055904302302</text:p>
          </table:table-cell>
          <table:table-cell table:formula="of:=200*PI()*COS(200*PI()*[.A561])" office:value-type="float" office:value="-530.506881595357" calcext:value-type="float">
            <text:p>-530.506881595357</text:p>
          </table:table-cell>
          <table:table-cell table:formula="of:=SIN(200*PI()*[.A561])" office:value-type="float" office:value="-0.535826794979527" calcext:value-type="float">
            <text:p>-0.535826794979527</text:p>
          </table:table-cell>
        </table:table-row>
        <table:table-row table:style-name="ro1">
          <table:table-cell office:value-type="float" office:value="0.056000000000001" calcext:value-type="float">
            <text:p>0.056000000000001</text:p>
          </table:table-cell>
          <table:table-cell office:value-type="float" office:value="-0.00000081458802014741" calcext:value-type="float">
            <text:p>-8.1458802014741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266" calcext:value-type="float">
            <text:p>-31.405590430266</text:p>
          </table:table-cell>
          <table:table-cell office:value-type="float" office:value="0" calcext:value-type="float">
            <text:p>0</text:p>
          </table:table-cell>
          <table:table-cell table:formula="of:=[.F561]+(1-0.5)*0.0001*[.E561]+0.5*0.0001*[.E562]" office:value-type="float" office:value="-0.0000000000014299672557172" calcext:value-type="float">
            <text:p>-1.4299672557172E-12</text:p>
          </table:table-cell>
          <table:table-cell table:formula="of:=[.G561]+0.0001*[.F561]+(0.5-0.25)*0.0001^2*[.E561]+0.25*0.0001^2*[.E562]" office:value-type="float" office:value="-31.4055904302302" calcext:value-type="float">
            <text:p>-31.4055904302302</text:p>
          </table:table-cell>
          <table:table-cell table:formula="of:=[.H561]+1/2*([.A562]-[.A561])*([.E562]+[.E561])" office:value-type="float" office:value="-0.000000000000975886038645513" calcext:value-type="float">
            <text:p>-9.75886038645513E-13</text:p>
          </table:table-cell>
          <table:table-cell table:formula="of:=[.I561]+1/2*([.A562]-[.A561])*([.H562]+[.H561])" office:value-type="float" office:value="-31.4055904302302" calcext:value-type="float">
            <text:p>-31.4055904302302</text:p>
          </table:table-cell>
          <table:table-cell table:formula="of:=200*PI()*COS(200*PI()*[.A562])" office:value-type="float" office:value="-508.320369231293" calcext:value-type="float">
            <text:p>-508.320369231293</text:p>
          </table:table-cell>
          <table:table-cell table:formula="of:=SIN(200*PI()*[.A562])" office:value-type="float" office:value="-0.587785252292984" calcext:value-type="float">
            <text:p>-0.587785252292984</text:p>
          </table:table-cell>
        </table:table-row>
        <table:table-row table:style-name="ro1">
          <table:table-cell office:value-type="float" office:value="0.056100000000001" calcext:value-type="float">
            <text:p>0.056100000000001</text:p>
          </table:table-cell>
          <table:table-cell office:value-type="float" office:value="0.00000008251913641203" calcext:value-type="float">
            <text:p>8.251913641203E-08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266" calcext:value-type="float">
            <text:p>-31.405590430266</text:p>
          </table:table-cell>
          <table:table-cell office:value-type="float" office:value="0" calcext:value-type="float">
            <text:p>0</text:p>
          </table:table-cell>
          <table:table-cell table:formula="of:=[.F562]+(1-0.5)*0.0001*[.E562]+0.5*0.0001*[.E563]" office:value-type="float" office:value="-0.0000000000014299672557172" calcext:value-type="float">
            <text:p>-1.4299672557172E-12</text:p>
          </table:table-cell>
          <table:table-cell table:formula="of:=[.G562]+0.0001*[.F562]+(0.5-0.25)*0.0001^2*[.E562]+0.25*0.0001^2*[.E563]" office:value-type="float" office:value="-31.4055904302302" calcext:value-type="float">
            <text:p>-31.4055904302302</text:p>
          </table:table-cell>
          <table:table-cell table:formula="of:=[.H562]+1/2*([.A563]-[.A562])*([.E563]+[.E562])" office:value-type="float" office:value="-0.000000000000975886038645513" calcext:value-type="float">
            <text:p>-9.75886038645513E-13</text:p>
          </table:table-cell>
          <table:table-cell table:formula="of:=[.I562]+1/2*([.A563]-[.A562])*([.H563]+[.H562])" office:value-type="float" office:value="-31.4055904302302" calcext:value-type="float">
            <text:p>-31.4055904302302</text:p>
          </table:table-cell>
          <table:table-cell table:formula="of:=200*PI()*COS(200*PI()*[.A563])" office:value-type="float" office:value="-484.127748599363" calcext:value-type="float">
            <text:p>-484.127748599363</text:p>
          </table:table-cell>
          <table:table-cell table:formula="of:=SIN(200*PI()*[.A563])" office:value-type="float" office:value="-0.637423989749173" calcext:value-type="float">
            <text:p>-0.637423989749173</text:p>
          </table:table-cell>
        </table:table-row>
        <table:table-row table:style-name="ro1">
          <table:table-cell office:value-type="float" office:value="0.056200000000001" calcext:value-type="float">
            <text:p>0.056200000000001</text:p>
          </table:table-cell>
          <table:table-cell office:value-type="float" office:value="-0.00000077153572419687" calcext:value-type="float">
            <text:p>-7.7153572419687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267" calcext:value-type="float">
            <text:p>-31.405590430267</text:p>
          </table:table-cell>
          <table:table-cell office:value-type="float" office:value="0" calcext:value-type="float">
            <text:p>0</text:p>
          </table:table-cell>
          <table:table-cell table:formula="of:=[.F563]+(1-0.5)*0.0001*[.E563]+0.5*0.0001*[.E564]" office:value-type="float" office:value="-0.0000000000014299672557172" calcext:value-type="float">
            <text:p>-1.4299672557172E-12</text:p>
          </table:table-cell>
          <table:table-cell table:formula="of:=[.G563]+0.0001*[.F563]+(0.5-0.25)*0.0001^2*[.E563]+0.25*0.0001^2*[.E564]" office:value-type="float" office:value="-31.4055904302302" calcext:value-type="float">
            <text:p>-31.4055904302302</text:p>
          </table:table-cell>
          <table:table-cell table:formula="of:=[.H563]+1/2*([.A564]-[.A563])*([.E564]+[.E563])" office:value-type="float" office:value="-0.000000000000975886038645513" calcext:value-type="float">
            <text:p>-9.75886038645513E-13</text:p>
          </table:table-cell>
          <table:table-cell table:formula="of:=[.I563]+1/2*([.A564]-[.A563])*([.H564]+[.H563])" office:value-type="float" office:value="-31.4055904302302" calcext:value-type="float">
            <text:p>-31.4055904302302</text:p>
          </table:table-cell>
          <table:table-cell table:formula="of:=200*PI()*COS(200*PI()*[.A564])" office:value-type="float" office:value="-458.024496920637" calcext:value-type="float">
            <text:p>-458.024496920637</text:p>
          </table:table-cell>
          <table:table-cell table:formula="of:=SIN(200*PI()*[.A564])" office:value-type="float" office:value="-0.684547105929148" calcext:value-type="float">
            <text:p>-0.684547105929148</text:p>
          </table:table-cell>
        </table:table-row>
        <table:table-row table:style-name="ro1">
          <table:table-cell office:value-type="float" office:value="0.056300000000001" calcext:value-type="float">
            <text:p>0.056300000000001</text:p>
          </table:table-cell>
          <table:table-cell office:value-type="float" office:value="0.000000039466840461488" calcext:value-type="float">
            <text:p>3.9466840461488E-08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267" calcext:value-type="float">
            <text:p>-31.405590430267</text:p>
          </table:table-cell>
          <table:table-cell office:value-type="float" office:value="0" calcext:value-type="float">
            <text:p>0</text:p>
          </table:table-cell>
          <table:table-cell table:formula="of:=[.F564]+(1-0.5)*0.0001*[.E564]+0.5*0.0001*[.E565]" office:value-type="float" office:value="-0.0000000000014299672557172" calcext:value-type="float">
            <text:p>-1.4299672557172E-12</text:p>
          </table:table-cell>
          <table:table-cell table:formula="of:=[.G564]+0.0001*[.F564]+(0.5-0.25)*0.0001^2*[.E564]+0.25*0.0001^2*[.E565]" office:value-type="float" office:value="-31.4055904302302" calcext:value-type="float">
            <text:p>-31.4055904302302</text:p>
          </table:table-cell>
          <table:table-cell table:formula="of:=[.H564]+1/2*([.A565]-[.A564])*([.E565]+[.E564])" office:value-type="float" office:value="-0.000000000000975886038645513" calcext:value-type="float">
            <text:p>-9.75886038645513E-13</text:p>
          </table:table-cell>
          <table:table-cell table:formula="of:=[.I564]+1/2*([.A565]-[.A564])*([.H565]+[.H564])" office:value-type="float" office:value="-31.4055904302302" calcext:value-type="float">
            <text:p>-31.4055904302302</text:p>
          </table:table-cell>
          <table:table-cell table:formula="of:=200*PI()*COS(200*PI()*[.A565])" office:value-type="float" office:value="-430.113631804058" calcext:value-type="float">
            <text:p>-430.113631804058</text:p>
          </table:table-cell>
          <table:table-cell table:formula="of:=SIN(200*PI()*[.A565])" office:value-type="float" office:value="-0.72896862742184" calcext:value-type="float">
            <text:p>-0.72896862742184</text:p>
          </table:table-cell>
        </table:table-row>
        <table:table-row table:style-name="ro1">
          <table:table-cell office:value-type="float" office:value="0.056400000000001" calcext:value-type="float">
            <text:p>0.056400000000001</text:p>
          </table:table-cell>
          <table:table-cell office:value-type="float" office:value="-0.00000072848342824631" calcext:value-type="float">
            <text:p>-7.2848342824631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267" calcext:value-type="float">
            <text:p>-31.405590430267</text:p>
          </table:table-cell>
          <table:table-cell office:value-type="float" office:value="0" calcext:value-type="float">
            <text:p>0</text:p>
          </table:table-cell>
          <table:table-cell table:formula="of:=[.F565]+(1-0.5)*0.0001*[.E565]+0.5*0.0001*[.E566]" office:value-type="float" office:value="-0.0000000000014299672557172" calcext:value-type="float">
            <text:p>-1.4299672557172E-12</text:p>
          </table:table-cell>
          <table:table-cell table:formula="of:=[.G565]+0.0001*[.F565]+(0.5-0.25)*0.0001^2*[.E565]+0.25*0.0001^2*[.E566]" office:value-type="float" office:value="-31.4055904302302" calcext:value-type="float">
            <text:p>-31.4055904302302</text:p>
          </table:table-cell>
          <table:table-cell table:formula="of:=[.H565]+1/2*([.A566]-[.A565])*([.E566]+[.E565])" office:value-type="float" office:value="-0.000000000000975886038645513" calcext:value-type="float">
            <text:p>-9.75886038645513E-13</text:p>
          </table:table-cell>
          <table:table-cell table:formula="of:=[.I565]+1/2*([.A566]-[.A565])*([.H566]+[.H565])" office:value-type="float" office:value="-31.4055904302302" calcext:value-type="float">
            <text:p>-31.4055904302302</text:p>
          </table:table-cell>
          <table:table-cell table:formula="of:=200*PI()*COS(200*PI()*[.A566])" office:value-type="float" office:value="-400.505304682971" calcext:value-type="float">
            <text:p>-400.505304682971</text:p>
          </table:table-cell>
          <table:table-cell table:formula="of:=SIN(200*PI()*[.A566])" office:value-type="float" office:value="-0.770513242776191" calcext:value-type="float">
            <text:p>-0.770513242776191</text:p>
          </table:table-cell>
        </table:table-row>
        <table:table-row table:style-name="ro1">
          <table:table-cell office:value-type="float" office:value="0.056500000000001" calcext:value-type="float">
            <text:p>0.056500000000001</text:p>
          </table:table-cell>
          <table:table-cell office:value-type="float" office:value="-0.0000000035854554890537" calcext:value-type="float">
            <text:p>-3.5854554890537E-09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267" calcext:value-type="float">
            <text:p>-31.405590430267</text:p>
          </table:table-cell>
          <table:table-cell office:value-type="float" office:value="0" calcext:value-type="float">
            <text:p>0</text:p>
          </table:table-cell>
          <table:table-cell table:formula="of:=[.F566]+(1-0.5)*0.0001*[.E566]+0.5*0.0001*[.E567]" office:value-type="float" office:value="-0.0000000000014299672557172" calcext:value-type="float">
            <text:p>-1.4299672557172E-12</text:p>
          </table:table-cell>
          <table:table-cell table:formula="of:=[.G566]+0.0001*[.F566]+(0.5-0.25)*0.0001^2*[.E566]+0.25*0.0001^2*[.E567]" office:value-type="float" office:value="-31.4055904302302" calcext:value-type="float">
            <text:p>-31.4055904302302</text:p>
          </table:table-cell>
          <table:table-cell table:formula="of:=[.H566]+1/2*([.A567]-[.A566])*([.E567]+[.E566])" office:value-type="float" office:value="-0.000000000000975886038645513" calcext:value-type="float">
            <text:p>-9.75886038645513E-13</text:p>
          </table:table-cell>
          <table:table-cell table:formula="of:=[.I566]+1/2*([.A567]-[.A566])*([.H567]+[.H566])" office:value-type="float" office:value="-31.4055904302302" calcext:value-type="float">
            <text:p>-31.4055904302302</text:p>
          </table:table-cell>
          <table:table-cell table:formula="of:=200*PI()*COS(200*PI()*[.A567])" office:value-type="float" office:value="-369.31636609777" calcext:value-type="float">
            <text:p>-369.31636609777</text:p>
          </table:table-cell>
          <table:table-cell table:formula="of:=SIN(200*PI()*[.A567])" office:value-type="float" office:value="-0.809016994375319" calcext:value-type="float">
            <text:p>-0.809016994375319</text:p>
          </table:table-cell>
        </table:table-row>
        <table:table-row table:style-name="ro1">
          <table:table-cell office:value-type="float" office:value="0.056600000000001" calcext:value-type="float">
            <text:p>0.056600000000001</text:p>
          </table:table-cell>
          <table:table-cell office:value-type="float" office:value="-0.00000068543113229577" calcext:value-type="float">
            <text:p>-6.8543113229577E-07</text:p>
          </table:table-cell>
          <table:table-cell office:value-type="float" office:value="-0.0000000021843807587629" calcext:value-type="float">
            <text:p>-2.1843807587629E-09</text:p>
          </table:table-cell>
          <table:table-cell office:value-type="float" office:value="-31.405590430268" calcext:value-type="float">
            <text:p>-31.405590430268</text:p>
          </table:table-cell>
          <table:table-cell office:value-type="float" office:value="0" calcext:value-type="float">
            <text:p>0</text:p>
          </table:table-cell>
          <table:table-cell table:formula="of:=[.F567]+(1-0.5)*0.0001*[.E567]+0.5*0.0001*[.E568]" office:value-type="float" office:value="-0.0000000000014299672557172" calcext:value-type="float">
            <text:p>-1.4299672557172E-12</text:p>
          </table:table-cell>
          <table:table-cell table:formula="of:=[.G567]+0.0001*[.F567]+(0.5-0.25)*0.0001^2*[.E567]+0.25*0.0001^2*[.E568]" office:value-type="float" office:value="-31.4055904302302" calcext:value-type="float">
            <text:p>-31.4055904302302</text:p>
          </table:table-cell>
          <table:table-cell table:formula="of:=[.H567]+1/2*([.A568]-[.A567])*([.E568]+[.E567])" office:value-type="float" office:value="-0.000000000000975886038645513" calcext:value-type="float">
            <text:p>-9.75886038645513E-13</text:p>
          </table:table-cell>
          <table:table-cell table:formula="of:=[.I567]+1/2*([.A568]-[.A567])*([.H568]+[.H567])" office:value-type="float" office:value="-31.4055904302302" calcext:value-type="float">
            <text:p>-31.4055904302302</text:p>
          </table:table-cell>
          <table:table-cell table:formula="of:=200*PI()*COS(200*PI()*[.A568])" office:value-type="float" office:value="-336.669904540182" calcext:value-type="float">
            <text:p>-336.669904540182</text:p>
          </table:table-cell>
          <table:table-cell table:formula="of:=SIN(200*PI()*[.A568])" office:value-type="float" office:value="-0.844327925502352" calcext:value-type="float">
            <text:p>-0.844327925502352</text:p>
          </table:table-cell>
        </table:table-row>
        <table:table-row table:style-name="ro1">
          <table:table-cell office:value-type="float" office:value="0.056700000000001" calcext:value-type="float">
            <text:p>0.056700000000001</text:p>
          </table:table-cell>
          <table:table-cell office:value-type="float" office:value="0.0000013744477200806" calcext:value-type="float">
            <text:p>1.3744477200806E-06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268" calcext:value-type="float">
            <text:p>-31.405590430268</text:p>
          </table:table-cell>
          <table:table-cell office:value-type="float" office:value="0" calcext:value-type="float">
            <text:p>0</text:p>
          </table:table-cell>
          <table:table-cell table:formula="of:=[.F568]+(1-0.5)*0.0001*[.E568]+0.5*0.0001*[.E569]" office:value-type="float" office:value="-0.0000000000014299672557172" calcext:value-type="float">
            <text:p>-1.4299672557172E-12</text:p>
          </table:table-cell>
          <table:table-cell table:formula="of:=[.G568]+0.0001*[.F568]+(0.5-0.25)*0.0001^2*[.E568]+0.25*0.0001^2*[.E569]" office:value-type="float" office:value="-31.4055904302302" calcext:value-type="float">
            <text:p>-31.4055904302302</text:p>
          </table:table-cell>
          <table:table-cell table:formula="of:=[.H568]+1/2*([.A569]-[.A568])*([.E569]+[.E568])" office:value-type="float" office:value="-0.000000000000975886038645513" calcext:value-type="float">
            <text:p>-9.75886038645513E-13</text:p>
          </table:table-cell>
          <table:table-cell table:formula="of:=[.I568]+1/2*([.A569]-[.A568])*([.H569]+[.H568])" office:value-type="float" office:value="-31.4055904302302" calcext:value-type="float">
            <text:p>-31.4055904302302</text:p>
          </table:table-cell>
          <table:table-cell table:formula="of:=200*PI()*COS(200*PI()*[.A569])" office:value-type="float" office:value="-302.69476067922" calcext:value-type="float">
            <text:p>-302.69476067922</text:p>
          </table:table-cell>
          <table:table-cell table:formula="of:=SIN(200*PI()*[.A569])" office:value-type="float" office:value="-0.876306680044168" calcext:value-type="float">
            <text:p>-0.876306680044168</text:p>
          </table:table-cell>
        </table:table-row>
        <table:table-row table:style-name="ro1">
          <table:table-cell office:value-type="float" office:value="0.056800000000001" calcext:value-type="float">
            <text:p>0.056800000000001</text:p>
          </table:table-cell>
          <table:table-cell office:value-type="float" office:value="-0.00000064237883634523" calcext:value-type="float">
            <text:p>-6.4237883634523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268" calcext:value-type="float">
            <text:p>-31.405590430268</text:p>
          </table:table-cell>
          <table:table-cell office:value-type="float" office:value="0" calcext:value-type="float">
            <text:p>0</text:p>
          </table:table-cell>
          <table:table-cell table:formula="of:=[.F569]+(1-0.5)*0.0001*[.E569]+0.5*0.0001*[.E570]" office:value-type="float" office:value="-0.0000000000014299672557172" calcext:value-type="float">
            <text:p>-1.4299672557172E-12</text:p>
          </table:table-cell>
          <table:table-cell table:formula="of:=[.G569]+0.0001*[.F569]+(0.5-0.25)*0.0001^2*[.E569]+0.25*0.0001^2*[.E570]" office:value-type="float" office:value="-31.4055904302302" calcext:value-type="float">
            <text:p>-31.4055904302302</text:p>
          </table:table-cell>
          <table:table-cell table:formula="of:=[.H569]+1/2*([.A570]-[.A569])*([.E570]+[.E569])" office:value-type="float" office:value="-0.000000000000975886038645513" calcext:value-type="float">
            <text:p>-9.75886038645513E-13</text:p>
          </table:table-cell>
          <table:table-cell table:formula="of:=[.I569]+1/2*([.A570]-[.A569])*([.H570]+[.H569])" office:value-type="float" office:value="-31.4055904302302" calcext:value-type="float">
            <text:p>-31.4055904302302</text:p>
          </table:table-cell>
          <table:table-cell table:formula="of:=200*PI()*COS(200*PI()*[.A570])" office:value-type="float" office:value="-267.525018885943" calcext:value-type="float">
            <text:p>-267.525018885943</text:p>
          </table:table-cell>
          <table:table-cell table:formula="of:=SIN(200*PI()*[.A570])" office:value-type="float" office:value="-0.904827052466287" calcext:value-type="float">
            <text:p>-0.904827052466287</text:p>
          </table:table-cell>
        </table:table-row>
        <table:table-row table:style-name="ro1">
          <table:table-cell office:value-type="float" office:value="0.056900000000001" calcext:value-type="float">
            <text:p>0.056900000000001</text:p>
          </table:table-cell>
          <table:table-cell office:value-type="float" office:value="0.00000133139542413" calcext:value-type="float">
            <text:p>1.33139542413E-06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268" calcext:value-type="float">
            <text:p>-31.405590430268</text:p>
          </table:table-cell>
          <table:table-cell office:value-type="float" office:value="0" calcext:value-type="float">
            <text:p>0</text:p>
          </table:table-cell>
          <table:table-cell table:formula="of:=[.F570]+(1-0.5)*0.0001*[.E570]+0.5*0.0001*[.E571]" office:value-type="float" office:value="-0.0000000000014299672557172" calcext:value-type="float">
            <text:p>-1.4299672557172E-12</text:p>
          </table:table-cell>
          <table:table-cell table:formula="of:=[.G570]+0.0001*[.F570]+(0.5-0.25)*0.0001^2*[.E570]+0.25*0.0001^2*[.E571]" office:value-type="float" office:value="-31.4055904302302" calcext:value-type="float">
            <text:p>-31.4055904302302</text:p>
          </table:table-cell>
          <table:table-cell table:formula="of:=[.H570]+1/2*([.A571]-[.A570])*([.E571]+[.E570])" office:value-type="float" office:value="-0.000000000000975886038645513" calcext:value-type="float">
            <text:p>-9.75886038645513E-13</text:p>
          </table:table-cell>
          <table:table-cell table:formula="of:=[.I570]+1/2*([.A571]-[.A570])*([.H571]+[.H570])" office:value-type="float" office:value="-31.4055904302302" calcext:value-type="float">
            <text:p>-31.4055904302302</text:p>
          </table:table-cell>
          <table:table-cell table:formula="of:=200*PI()*COS(200*PI()*[.A571])" office:value-type="float" office:value="-231.299478063674" calcext:value-type="float">
            <text:p>-231.299478063674</text:p>
          </table:table-cell>
          <table:table-cell table:formula="of:=SIN(200*PI()*[.A571])" office:value-type="float" office:value="-0.929776485888484" calcext:value-type="float">
            <text:p>-0.929776485888484</text:p>
          </table:table-cell>
        </table:table-row>
        <table:table-row table:style-name="ro1">
          <table:table-cell office:value-type="float" office:value="0.057000000000001" calcext:value-type="float">
            <text:p>0.057000000000001</text:p>
          </table:table-cell>
          <table:table-cell office:value-type="float" office:value="-0.00000059932654039468" calcext:value-type="float">
            <text:p>-5.9932654039468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268" calcext:value-type="float">
            <text:p>-31.405590430268</text:p>
          </table:table-cell>
          <table:table-cell office:value-type="float" office:value="0" calcext:value-type="float">
            <text:p>0</text:p>
          </table:table-cell>
          <table:table-cell table:formula="of:=[.F571]+(1-0.5)*0.0001*[.E571]+0.5*0.0001*[.E572]" office:value-type="float" office:value="-0.0000000000014299672557172" calcext:value-type="float">
            <text:p>-1.4299672557172E-12</text:p>
          </table:table-cell>
          <table:table-cell table:formula="of:=[.G571]+0.0001*[.F571]+(0.5-0.25)*0.0001^2*[.E571]+0.25*0.0001^2*[.E572]" office:value-type="float" office:value="-31.4055904302302" calcext:value-type="float">
            <text:p>-31.4055904302302</text:p>
          </table:table-cell>
          <table:table-cell table:formula="of:=[.H571]+1/2*([.A572]-[.A571])*([.E572]+[.E571])" office:value-type="float" office:value="-0.000000000000975886038645513" calcext:value-type="float">
            <text:p>-9.75886038645513E-13</text:p>
          </table:table-cell>
          <table:table-cell table:formula="of:=[.I571]+1/2*([.A572]-[.A571])*([.H572]+[.H571])" office:value-type="float" office:value="-31.4055904302302" calcext:value-type="float">
            <text:p>-31.4055904302302</text:p>
          </table:table-cell>
          <table:table-cell table:formula="of:=200*PI()*COS(200*PI()*[.A572])" office:value-type="float" office:value="-194.161103872172" calcext:value-type="float">
            <text:p>-194.161103872172</text:p>
          </table:table-cell>
          <table:table-cell table:formula="of:=SIN(200*PI()*[.A572])" office:value-type="float" office:value="-0.951056516295347" calcext:value-type="float">
            <text:p>-0.951056516295347</text:p>
          </table:table-cell>
        </table:table-row>
        <table:table-row table:style-name="ro1">
          <table:table-cell office:value-type="float" office:value="0.057100000000001" calcext:value-type="float">
            <text:p>0.057100000000001</text:p>
          </table:table-cell>
          <table:table-cell office:value-type="float" office:value="0.0000012883431281795" calcext:value-type="float">
            <text:p>1.2883431281795E-06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269" calcext:value-type="float">
            <text:p>-31.405590430269</text:p>
          </table:table-cell>
          <table:table-cell office:value-type="float" office:value="0" calcext:value-type="float">
            <text:p>0</text:p>
          </table:table-cell>
          <table:table-cell table:formula="of:=[.F572]+(1-0.5)*0.0001*[.E572]+0.5*0.0001*[.E573]" office:value-type="float" office:value="-0.0000000000014299672557172" calcext:value-type="float">
            <text:p>-1.4299672557172E-12</text:p>
          </table:table-cell>
          <table:table-cell table:formula="of:=[.G572]+0.0001*[.F572]+(0.5-0.25)*0.0001^2*[.E572]+0.25*0.0001^2*[.E573]" office:value-type="float" office:value="-31.4055904302302" calcext:value-type="float">
            <text:p>-31.4055904302302</text:p>
          </table:table-cell>
          <table:table-cell table:formula="of:=[.H572]+1/2*([.A573]-[.A572])*([.E573]+[.E572])" office:value-type="float" office:value="-0.000000000000975886038645513" calcext:value-type="float">
            <text:p>-9.75886038645513E-13</text:p>
          </table:table-cell>
          <table:table-cell table:formula="of:=[.I572]+1/2*([.A573]-[.A572])*([.H573]+[.H572])" office:value-type="float" office:value="-31.4055904302302" calcext:value-type="float">
            <text:p>-31.4055904302302</text:p>
          </table:table-cell>
          <table:table-cell table:formula="of:=200*PI()*COS(200*PI()*[.A573])" office:value-type="float" office:value="-156.256464507453" calcext:value-type="float">
            <text:p>-156.256464507453</text:p>
          </table:table-cell>
          <table:table-cell table:formula="of:=SIN(200*PI()*[.A573])" office:value-type="float" office:value="-0.968583161128788" calcext:value-type="float">
            <text:p>-0.968583161128788</text:p>
          </table:table-cell>
        </table:table-row>
        <table:table-row table:style-name="ro1">
          <table:table-cell office:value-type="float" office:value="0.057200000000001" calcext:value-type="float">
            <text:p>0.057200000000001</text:p>
          </table:table-cell>
          <table:table-cell office:value-type="float" office:value="-0.00000055627424444414" calcext:value-type="float">
            <text:p>-5.5627424444414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269" calcext:value-type="float">
            <text:p>-31.405590430269</text:p>
          </table:table-cell>
          <table:table-cell office:value-type="float" office:value="0" calcext:value-type="float">
            <text:p>0</text:p>
          </table:table-cell>
          <table:table-cell table:formula="of:=[.F573]+(1-0.5)*0.0001*[.E573]+0.5*0.0001*[.E574]" office:value-type="float" office:value="-0.0000000000014299672557172" calcext:value-type="float">
            <text:p>-1.4299672557172E-12</text:p>
          </table:table-cell>
          <table:table-cell table:formula="of:=[.G573]+0.0001*[.F573]+(0.5-0.25)*0.0001^2*[.E573]+0.25*0.0001^2*[.E574]" office:value-type="float" office:value="-31.4055904302302" calcext:value-type="float">
            <text:p>-31.4055904302302</text:p>
          </table:table-cell>
          <table:table-cell table:formula="of:=[.H573]+1/2*([.A574]-[.A573])*([.E574]+[.E573])" office:value-type="float" office:value="-0.000000000000975886038645513" calcext:value-type="float">
            <text:p>-9.75886038645513E-13</text:p>
          </table:table-cell>
          <table:table-cell table:formula="of:=[.I573]+1/2*([.A574]-[.A573])*([.H574]+[.H573])" office:value-type="float" office:value="-31.4055904302302" calcext:value-type="float">
            <text:p>-31.4055904302302</text:p>
          </table:table-cell>
          <table:table-cell table:formula="of:=200*PI()*COS(200*PI()*[.A574])" office:value-type="float" office:value="-117.735152264111" calcext:value-type="float">
            <text:p>-117.735152264111</text:p>
          </table:table-cell>
          <table:table-cell table:formula="of:=SIN(200*PI()*[.A574])" office:value-type="float" office:value="-0.982287250728807" calcext:value-type="float">
            <text:p>-0.982287250728807</text:p>
          </table:table-cell>
        </table:table-row>
        <table:table-row table:style-name="ro1">
          <table:table-cell office:value-type="float" office:value="0.057300000000001" calcext:value-type="float">
            <text:p>0.057300000000001</text:p>
          </table:table-cell>
          <table:table-cell office:value-type="float" office:value="0.000001245290832229" calcext:value-type="float">
            <text:p>1.245290832229E-06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269" calcext:value-type="float">
            <text:p>-31.405590430269</text:p>
          </table:table-cell>
          <table:table-cell office:value-type="float" office:value="0" calcext:value-type="float">
            <text:p>0</text:p>
          </table:table-cell>
          <table:table-cell table:formula="of:=[.F574]+(1-0.5)*0.0001*[.E574]+0.5*0.0001*[.E575]" office:value-type="float" office:value="-0.0000000000014299672557172" calcext:value-type="float">
            <text:p>-1.4299672557172E-12</text:p>
          </table:table-cell>
          <table:table-cell table:formula="of:=[.G574]+0.0001*[.F574]+(0.5-0.25)*0.0001^2*[.E574]+0.25*0.0001^2*[.E575]" office:value-type="float" office:value="-31.4055904302302" calcext:value-type="float">
            <text:p>-31.4055904302302</text:p>
          </table:table-cell>
          <table:table-cell table:formula="of:=[.H574]+1/2*([.A575]-[.A574])*([.E575]+[.E574])" office:value-type="float" office:value="-0.000000000000975886038645513" calcext:value-type="float">
            <text:p>-9.75886038645513E-13</text:p>
          </table:table-cell>
          <table:table-cell table:formula="of:=[.I574]+1/2*([.A575]-[.A574])*([.H575]+[.H574])" office:value-type="float" office:value="-31.4055904302302" calcext:value-type="float">
            <text:p>-31.4055904302302</text:p>
          </table:table-cell>
          <table:table-cell table:formula="of:=200*PI()*COS(200*PI()*[.A575])" office:value-type="float" office:value="-78.7491931628617" calcext:value-type="float">
            <text:p>-78.7491931628617</text:p>
          </table:table-cell>
          <table:table-cell table:formula="of:=SIN(200*PI()*[.A575])" office:value-type="float" office:value="-0.992114701314557" calcext:value-type="float">
            <text:p>-0.992114701314557</text:p>
          </table:table-cell>
        </table:table-row>
        <table:table-row table:style-name="ro1">
          <table:table-cell office:value-type="float" office:value="0.057400000000001" calcext:value-type="float">
            <text:p>0.057400000000001</text:p>
          </table:table-cell>
          <table:table-cell office:value-type="float" office:value="-0.0000005132219484936" calcext:value-type="float">
            <text:p>-5.132219484936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269" calcext:value-type="float">
            <text:p>-31.405590430269</text:p>
          </table:table-cell>
          <table:table-cell office:value-type="float" office:value="0" calcext:value-type="float">
            <text:p>0</text:p>
          </table:table-cell>
          <table:table-cell table:formula="of:=[.F575]+(1-0.5)*0.0001*[.E575]+0.5*0.0001*[.E576]" office:value-type="float" office:value="-0.0000000000014299672557172" calcext:value-type="float">
            <text:p>-1.4299672557172E-12</text:p>
          </table:table-cell>
          <table:table-cell table:formula="of:=[.G575]+0.0001*[.F575]+(0.5-0.25)*0.0001^2*[.E575]+0.25*0.0001^2*[.E576]" office:value-type="float" office:value="-31.4055904302302" calcext:value-type="float">
            <text:p>-31.4055904302302</text:p>
          </table:table-cell>
          <table:table-cell table:formula="of:=[.H575]+1/2*([.A576]-[.A575])*([.E576]+[.E575])" office:value-type="float" office:value="-0.000000000000975886038645513" calcext:value-type="float">
            <text:p>-9.75886038645513E-13</text:p>
          </table:table-cell>
          <table:table-cell table:formula="of:=[.I575]+1/2*([.A576]-[.A575])*([.H576]+[.H575])" office:value-type="float" office:value="-31.4055904302302" calcext:value-type="float">
            <text:p>-31.4055904302302</text:p>
          </table:table-cell>
          <table:table-cell table:formula="of:=200*PI()*COS(200*PI()*[.A576])" office:value-type="float" office:value="-39.4524469732785" calcext:value-type="float">
            <text:p>-39.4524469732785</text:p>
          </table:table-cell>
          <table:table-cell table:formula="of:=SIN(200*PI()*[.A576])" office:value-type="float" office:value="-0.998026728428311" calcext:value-type="float">
            <text:p>-0.998026728428311</text:p>
          </table:table-cell>
        </table:table-row>
        <table:table-row table:style-name="ro1">
          <table:table-cell office:value-type="float" office:value="0.057500000000001" calcext:value-type="float">
            <text:p>0.057500000000001</text:p>
          </table:table-cell>
          <table:table-cell office:value-type="float" office:value="0.0000012022385362784" calcext:value-type="float">
            <text:p>1.2022385362784E-06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269" calcext:value-type="float">
            <text:p>-31.405590430269</text:p>
          </table:table-cell>
          <table:table-cell office:value-type="float" office:value="0" calcext:value-type="float">
            <text:p>0</text:p>
          </table:table-cell>
          <table:table-cell table:formula="of:=[.F576]+(1-0.5)*0.0001*[.E576]+0.5*0.0001*[.E577]" office:value-type="float" office:value="-0.0000000000014299672557172" calcext:value-type="float">
            <text:p>-1.4299672557172E-12</text:p>
          </table:table-cell>
          <table:table-cell table:formula="of:=[.G576]+0.0001*[.F576]+(0.5-0.25)*0.0001^2*[.E576]+0.25*0.0001^2*[.E577]" office:value-type="float" office:value="-31.4055904302302" calcext:value-type="float">
            <text:p>-31.4055904302302</text:p>
          </table:table-cell>
          <table:table-cell table:formula="of:=[.H576]+1/2*([.A577]-[.A576])*([.E577]+[.E576])" office:value-type="float" office:value="-0.000000000000975886038645513" calcext:value-type="float">
            <text:p>-9.75886038645513E-13</text:p>
          </table:table-cell>
          <table:table-cell table:formula="of:=[.I576]+1/2*([.A577]-[.A576])*([.H577]+[.H576])" office:value-type="float" office:value="-31.4055904302302" calcext:value-type="float">
            <text:p>-31.4055904302302</text:p>
          </table:table-cell>
          <table:table-cell table:formula="of:=200*PI()*COS(200*PI()*[.A577])" office:value-type="float" office:value="0.000000000395336972854669" calcext:value-type="float">
            <text:p>3.95336972854669E-10</text:p>
          </table:table-cell>
          <table:table-cell table:formula="of:=SIN(200*PI()*[.A57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57600000000001" calcext:value-type="float">
            <text:p>0.057600000000001</text:p>
          </table:table-cell>
          <table:table-cell office:value-type="float" office:value="-0.00000047016965254305" calcext:value-type="float">
            <text:p>-4.7016965254305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27" calcext:value-type="float">
            <text:p>-31.40559043027</text:p>
          </table:table-cell>
          <table:table-cell office:value-type="float" office:value="0" calcext:value-type="float">
            <text:p>0</text:p>
          </table:table-cell>
          <table:table-cell table:formula="of:=[.F577]+(1-0.5)*0.0001*[.E577]+0.5*0.0001*[.E578]" office:value-type="float" office:value="-0.0000000000014299672557172" calcext:value-type="float">
            <text:p>-1.4299672557172E-12</text:p>
          </table:table-cell>
          <table:table-cell table:formula="of:=[.G577]+0.0001*[.F577]+(0.5-0.25)*0.0001^2*[.E577]+0.25*0.0001^2*[.E578]" office:value-type="float" office:value="-31.4055904302302" calcext:value-type="float">
            <text:p>-31.4055904302302</text:p>
          </table:table-cell>
          <table:table-cell table:formula="of:=[.H577]+1/2*([.A578]-[.A577])*([.E578]+[.E577])" office:value-type="float" office:value="-0.000000000000975886038645513" calcext:value-type="float">
            <text:p>-9.75886038645513E-13</text:p>
          </table:table-cell>
          <table:table-cell table:formula="of:=[.I577]+1/2*([.A578]-[.A577])*([.H578]+[.H577])" office:value-type="float" office:value="-31.4055904302302" calcext:value-type="float">
            <text:p>-31.4055904302302</text:p>
          </table:table-cell>
          <table:table-cell table:formula="of:=200*PI()*COS(200*PI()*[.A578])" office:value-type="float" office:value="39.452446974072" calcext:value-type="float">
            <text:p>39.452446974072</text:p>
          </table:table-cell>
          <table:table-cell table:formula="of:=SIN(200*PI()*[.A578])" office:value-type="float" office:value="-0.998026728428232" calcext:value-type="float">
            <text:p>-0.998026728428232</text:p>
          </table:table-cell>
        </table:table-row>
        <table:table-row table:style-name="ro1">
          <table:table-cell office:value-type="float" office:value="0.057700000000001" calcext:value-type="float">
            <text:p>0.057700000000001</text:p>
          </table:table-cell>
          <table:table-cell office:value-type="float" office:value="0.0000011591862403279" calcext:value-type="float">
            <text:p>1.1591862403279E-06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27" calcext:value-type="float">
            <text:p>-31.40559043027</text:p>
          </table:table-cell>
          <table:table-cell office:value-type="float" office:value="0" calcext:value-type="float">
            <text:p>0</text:p>
          </table:table-cell>
          <table:table-cell table:formula="of:=[.F578]+(1-0.5)*0.0001*[.E578]+0.5*0.0001*[.E579]" office:value-type="float" office:value="-0.0000000000014299672557172" calcext:value-type="float">
            <text:p>-1.4299672557172E-12</text:p>
          </table:table-cell>
          <table:table-cell table:formula="of:=[.G578]+0.0001*[.F578]+(0.5-0.25)*0.0001^2*[.E578]+0.25*0.0001^2*[.E579]" office:value-type="float" office:value="-31.4055904302302" calcext:value-type="float">
            <text:p>-31.4055904302302</text:p>
          </table:table-cell>
          <table:table-cell table:formula="of:=[.H578]+1/2*([.A579]-[.A578])*([.E579]+[.E578])" office:value-type="float" office:value="-0.000000000000975886038645513" calcext:value-type="float">
            <text:p>-9.75886038645513E-13</text:p>
          </table:table-cell>
          <table:table-cell table:formula="of:=[.I578]+1/2*([.A579]-[.A578])*([.H579]+[.H578])" office:value-type="float" office:value="-31.4055904302302" calcext:value-type="float">
            <text:p>-31.4055904302302</text:p>
          </table:table-cell>
          <table:table-cell table:formula="of:=200*PI()*COS(200*PI()*[.A579])" office:value-type="float" office:value="78.7491931636506" calcext:value-type="float">
            <text:p>78.7491931636506</text:p>
          </table:table-cell>
          <table:table-cell table:formula="of:=SIN(200*PI()*[.A579])" office:value-type="float" office:value="-0.992114701314398" calcext:value-type="float">
            <text:p>-0.992114701314398</text:p>
          </table:table-cell>
        </table:table-row>
        <table:table-row table:style-name="ro1">
          <table:table-cell office:value-type="float" office:value="0.057800000000001" calcext:value-type="float">
            <text:p>0.057800000000001</text:p>
          </table:table-cell>
          <table:table-cell office:value-type="float" office:value="-0.0000004271173565925" calcext:value-type="float">
            <text:p>-4.271173565925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27" calcext:value-type="float">
            <text:p>-31.40559043027</text:p>
          </table:table-cell>
          <table:table-cell office:value-type="float" office:value="0" calcext:value-type="float">
            <text:p>0</text:p>
          </table:table-cell>
          <table:table-cell table:formula="of:=[.F579]+(1-0.5)*0.0001*[.E579]+0.5*0.0001*[.E580]" office:value-type="float" office:value="-0.0000000000014299672557172" calcext:value-type="float">
            <text:p>-1.4299672557172E-12</text:p>
          </table:table-cell>
          <table:table-cell table:formula="of:=[.G579]+0.0001*[.F579]+(0.5-0.25)*0.0001^2*[.E579]+0.25*0.0001^2*[.E580]" office:value-type="float" office:value="-31.4055904302302" calcext:value-type="float">
            <text:p>-31.4055904302302</text:p>
          </table:table-cell>
          <table:table-cell table:formula="of:=[.H579]+1/2*([.A580]-[.A579])*([.E580]+[.E579])" office:value-type="float" office:value="-0.000000000000975886038645513" calcext:value-type="float">
            <text:p>-9.75886038645513E-13</text:p>
          </table:table-cell>
          <table:table-cell table:formula="of:=[.I579]+1/2*([.A580]-[.A579])*([.H580]+[.H579])" office:value-type="float" office:value="-31.4055904302302" calcext:value-type="float">
            <text:p>-31.4055904302302</text:p>
          </table:table-cell>
          <table:table-cell table:formula="of:=200*PI()*COS(200*PI()*[.A580])" office:value-type="float" office:value="117.735152264892" calcext:value-type="float">
            <text:p>117.735152264892</text:p>
          </table:table-cell>
          <table:table-cell table:formula="of:=SIN(200*PI()*[.A580])" office:value-type="float" office:value="-0.98228725072857" calcext:value-type="float">
            <text:p>-0.98228725072857</text:p>
          </table:table-cell>
        </table:table-row>
        <table:table-row table:style-name="ro1">
          <table:table-cell office:value-type="float" office:value="0.057900000000001" calcext:value-type="float">
            <text:p>0.057900000000001</text:p>
          </table:table-cell>
          <table:table-cell office:value-type="float" office:value="0.0000011161339443773" calcext:value-type="float">
            <text:p>1.1161339443773E-06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27" calcext:value-type="float">
            <text:p>-31.40559043027</text:p>
          </table:table-cell>
          <table:table-cell office:value-type="float" office:value="0" calcext:value-type="float">
            <text:p>0</text:p>
          </table:table-cell>
          <table:table-cell table:formula="of:=[.F580]+(1-0.5)*0.0001*[.E580]+0.5*0.0001*[.E581]" office:value-type="float" office:value="-0.0000000000014299672557172" calcext:value-type="float">
            <text:p>-1.4299672557172E-12</text:p>
          </table:table-cell>
          <table:table-cell table:formula="of:=[.G580]+0.0001*[.F580]+(0.5-0.25)*0.0001^2*[.E580]+0.25*0.0001^2*[.E581]" office:value-type="float" office:value="-31.4055904302302" calcext:value-type="float">
            <text:p>-31.4055904302302</text:p>
          </table:table-cell>
          <table:table-cell table:formula="of:=[.H580]+1/2*([.A581]-[.A580])*([.E581]+[.E580])" office:value-type="float" office:value="-0.000000000000975886038645513" calcext:value-type="float">
            <text:p>-9.75886038645513E-13</text:p>
          </table:table-cell>
          <table:table-cell table:formula="of:=[.I580]+1/2*([.A581]-[.A580])*([.H581]+[.H580])" office:value-type="float" office:value="-31.4055904302302" calcext:value-type="float">
            <text:p>-31.4055904302302</text:p>
          </table:table-cell>
          <table:table-cell table:formula="of:=200*PI()*COS(200*PI()*[.A581])" office:value-type="float" office:value="156.256464508223" calcext:value-type="float">
            <text:p>156.256464508223</text:p>
          </table:table-cell>
          <table:table-cell table:formula="of:=SIN(200*PI()*[.A581])" office:value-type="float" office:value="-0.968583161128473" calcext:value-type="float">
            <text:p>-0.968583161128473</text:p>
          </table:table-cell>
        </table:table-row>
        <table:table-row table:style-name="ro1">
          <table:table-cell office:value-type="float" office:value="0.058000000000001" calcext:value-type="float">
            <text:p>0.058000000000001</text:p>
          </table:table-cell>
          <table:table-cell office:value-type="float" office:value="-0.00000038406506064197" calcext:value-type="float">
            <text:p>-3.8406506064197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27" calcext:value-type="float">
            <text:p>-31.40559043027</text:p>
          </table:table-cell>
          <table:table-cell office:value-type="float" office:value="0" calcext:value-type="float">
            <text:p>0</text:p>
          </table:table-cell>
          <table:table-cell table:formula="of:=[.F581]+(1-0.5)*0.0001*[.E581]+0.5*0.0001*[.E582]" office:value-type="float" office:value="-0.0000000000014299672557172" calcext:value-type="float">
            <text:p>-1.4299672557172E-12</text:p>
          </table:table-cell>
          <table:table-cell table:formula="of:=[.G581]+0.0001*[.F581]+(0.5-0.25)*0.0001^2*[.E581]+0.25*0.0001^2*[.E582]" office:value-type="float" office:value="-31.4055904302302" calcext:value-type="float">
            <text:p>-31.4055904302302</text:p>
          </table:table-cell>
          <table:table-cell table:formula="of:=[.H581]+1/2*([.A582]-[.A581])*([.E582]+[.E581])" office:value-type="float" office:value="-0.000000000000975886038645513" calcext:value-type="float">
            <text:p>-9.75886038645513E-13</text:p>
          </table:table-cell>
          <table:table-cell table:formula="of:=[.I581]+1/2*([.A582]-[.A581])*([.H582]+[.H581])" office:value-type="float" office:value="-31.4055904302302" calcext:value-type="float">
            <text:p>-31.4055904302302</text:p>
          </table:table-cell>
          <table:table-cell table:formula="of:=200*PI()*COS(200*PI()*[.A582])" office:value-type="float" office:value="194.161103872924" calcext:value-type="float">
            <text:p>194.161103872924</text:p>
          </table:table-cell>
          <table:table-cell table:formula="of:=SIN(200*PI()*[.A582])" office:value-type="float" office:value="-0.951056516294959" calcext:value-type="float">
            <text:p>-0.951056516294959</text:p>
          </table:table-cell>
        </table:table-row>
        <table:table-row table:style-name="ro1">
          <table:table-cell office:value-type="float" office:value="0.058100000000001" calcext:value-type="float">
            <text:p>0.058100000000001</text:p>
          </table:table-cell>
          <table:table-cell office:value-type="float" office:value="0.0000010730816484268" calcext:value-type="float">
            <text:p>1.0730816484268E-06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27" calcext:value-type="float">
            <text:p>-31.40559043027</text:p>
          </table:table-cell>
          <table:table-cell office:value-type="float" office:value="0" calcext:value-type="float">
            <text:p>0</text:p>
          </table:table-cell>
          <table:table-cell table:formula="of:=[.F582]+(1-0.5)*0.0001*[.E582]+0.5*0.0001*[.E583]" office:value-type="float" office:value="-0.0000000000014299672557172" calcext:value-type="float">
            <text:p>-1.4299672557172E-12</text:p>
          </table:table-cell>
          <table:table-cell table:formula="of:=[.G582]+0.0001*[.F582]+(0.5-0.25)*0.0001^2*[.E582]+0.25*0.0001^2*[.E583]" office:value-type="float" office:value="-31.4055904302302" calcext:value-type="float">
            <text:p>-31.4055904302302</text:p>
          </table:table-cell>
          <table:table-cell table:formula="of:=[.H582]+1/2*([.A583]-[.A582])*([.E583]+[.E582])" office:value-type="float" office:value="-0.000000000000975886038645513" calcext:value-type="float">
            <text:p>-9.75886038645513E-13</text:p>
          </table:table-cell>
          <table:table-cell table:formula="of:=[.I582]+1/2*([.A583]-[.A582])*([.H583]+[.H582])" office:value-type="float" office:value="-31.4055904302302" calcext:value-type="float">
            <text:p>-31.4055904302302</text:p>
          </table:table-cell>
          <table:table-cell table:formula="of:=200*PI()*COS(200*PI()*[.A583])" office:value-type="float" office:value="231.299478064413" calcext:value-type="float">
            <text:p>231.299478064413</text:p>
          </table:table-cell>
          <table:table-cell table:formula="of:=SIN(200*PI()*[.A583])" office:value-type="float" office:value="-0.929776485888018" calcext:value-type="float">
            <text:p>-0.929776485888018</text:p>
          </table:table-cell>
        </table:table-row>
        <table:table-row table:style-name="ro1">
          <table:table-cell office:value-type="float" office:value="0.058200000000001" calcext:value-type="float">
            <text:p>0.058200000000001</text:p>
          </table:table-cell>
          <table:table-cell office:value-type="float" office:value="-0.00000034101276469142" calcext:value-type="float">
            <text:p>-3.4101276469142E-07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271" calcext:value-type="float">
            <text:p>-31.405590430271</text:p>
          </table:table-cell>
          <table:table-cell office:value-type="float" office:value="0" calcext:value-type="float">
            <text:p>0</text:p>
          </table:table-cell>
          <table:table-cell table:formula="of:=[.F583]+(1-0.5)*0.0001*[.E583]+0.5*0.0001*[.E584]" office:value-type="float" office:value="-0.0000000000014299672557172" calcext:value-type="float">
            <text:p>-1.4299672557172E-12</text:p>
          </table:table-cell>
          <table:table-cell table:formula="of:=[.G583]+0.0001*[.F583]+(0.5-0.25)*0.0001^2*[.E583]+0.25*0.0001^2*[.E584]" office:value-type="float" office:value="-31.4055904302302" calcext:value-type="float">
            <text:p>-31.4055904302302</text:p>
          </table:table-cell>
          <table:table-cell table:formula="of:=[.H583]+1/2*([.A584]-[.A583])*([.E584]+[.E583])" office:value-type="float" office:value="-0.000000000000975886038645513" calcext:value-type="float">
            <text:p>-9.75886038645513E-13</text:p>
          </table:table-cell>
          <table:table-cell table:formula="of:=[.I583]+1/2*([.A584]-[.A583])*([.H584]+[.H583])" office:value-type="float" office:value="-31.4055904302302" calcext:value-type="float">
            <text:p>-31.4055904302302</text:p>
          </table:table-cell>
          <table:table-cell table:formula="of:=200*PI()*COS(200*PI()*[.A584])" office:value-type="float" office:value="267.525018886658" calcext:value-type="float">
            <text:p>267.525018886658</text:p>
          </table:table-cell>
          <table:table-cell table:formula="of:=SIN(200*PI()*[.A584])" office:value-type="float" office:value="-0.904827052465751" calcext:value-type="float">
            <text:p>-0.904827052465751</text:p>
          </table:table-cell>
        </table:table-row>
        <table:table-row table:style-name="ro1">
          <table:table-cell office:value-type="float" office:value="0.058300000000001" calcext:value-type="float">
            <text:p>0.058300000000001</text:p>
          </table:table-cell>
          <table:table-cell office:value-type="float" office:value="0.0000010300293524762" calcext:value-type="float">
            <text:p>1.0300293524762E-06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271" calcext:value-type="float">
            <text:p>-31.405590430271</text:p>
          </table:table-cell>
          <table:table-cell office:value-type="float" office:value="0" calcext:value-type="float">
            <text:p>0</text:p>
          </table:table-cell>
          <table:table-cell table:formula="of:=[.F584]+(1-0.5)*0.0001*[.E584]+0.5*0.0001*[.E585]" office:value-type="float" office:value="-0.0000000000014299672557172" calcext:value-type="float">
            <text:p>-1.4299672557172E-12</text:p>
          </table:table-cell>
          <table:table-cell table:formula="of:=[.G584]+0.0001*[.F584]+(0.5-0.25)*0.0001^2*[.E584]+0.25*0.0001^2*[.E585]" office:value-type="float" office:value="-31.4055904302302" calcext:value-type="float">
            <text:p>-31.4055904302302</text:p>
          </table:table-cell>
          <table:table-cell table:formula="of:=[.H584]+1/2*([.A585]-[.A584])*([.E585]+[.E584])" office:value-type="float" office:value="-0.000000000000975886038645513" calcext:value-type="float">
            <text:p>-9.75886038645513E-13</text:p>
          </table:table-cell>
          <table:table-cell table:formula="of:=[.I584]+1/2*([.A585]-[.A584])*([.H585]+[.H584])" office:value-type="float" office:value="-31.4055904302302" calcext:value-type="float">
            <text:p>-31.4055904302302</text:p>
          </table:table-cell>
          <table:table-cell table:formula="of:=200*PI()*COS(200*PI()*[.A585])" office:value-type="float" office:value="302.694760679917" calcext:value-type="float">
            <text:p>302.694760679917</text:p>
          </table:table-cell>
          <table:table-cell table:formula="of:=SIN(200*PI()*[.A585])" office:value-type="float" office:value="-0.876306680043558" calcext:value-type="float">
            <text:p>-0.876306680043558</text:p>
          </table:table-cell>
        </table:table-row>
        <table:table-row table:style-name="ro1">
          <table:table-cell office:value-type="float" office:value="0.058400000000001" calcext:value-type="float">
            <text:p>0.058400000000001</text:p>
          </table:table-cell>
          <table:table-cell office:value-type="float" office:value="-0.00000029796046874086" calcext:value-type="float">
            <text:p>-2.9796046874086E-07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271" calcext:value-type="float">
            <text:p>-31.405590430271</text:p>
          </table:table-cell>
          <table:table-cell office:value-type="float" office:value="0" calcext:value-type="float">
            <text:p>0</text:p>
          </table:table-cell>
          <table:table-cell table:formula="of:=[.F585]+(1-0.5)*0.0001*[.E585]+0.5*0.0001*[.E586]" office:value-type="float" office:value="-0.0000000000014299672557172" calcext:value-type="float">
            <text:p>-1.4299672557172E-12</text:p>
          </table:table-cell>
          <table:table-cell table:formula="of:=[.G585]+0.0001*[.F585]+(0.5-0.25)*0.0001^2*[.E585]+0.25*0.0001^2*[.E586]" office:value-type="float" office:value="-31.4055904302302" calcext:value-type="float">
            <text:p>-31.4055904302302</text:p>
          </table:table-cell>
          <table:table-cell table:formula="of:=[.H585]+1/2*([.A586]-[.A585])*([.E586]+[.E585])" office:value-type="float" office:value="-0.000000000000975886038645513" calcext:value-type="float">
            <text:p>-9.75886038645513E-13</text:p>
          </table:table-cell>
          <table:table-cell table:formula="of:=[.I585]+1/2*([.A586]-[.A585])*([.H586]+[.H585])" office:value-type="float" office:value="-31.4055904302302" calcext:value-type="float">
            <text:p>-31.4055904302302</text:p>
          </table:table-cell>
          <table:table-cell table:formula="of:=200*PI()*COS(200*PI()*[.A586])" office:value-type="float" office:value="336.66990454085" calcext:value-type="float">
            <text:p>336.66990454085</text:p>
          </table:table-cell>
          <table:table-cell table:formula="of:=SIN(200*PI()*[.A586])" office:value-type="float" office:value="-0.844327925501678" calcext:value-type="float">
            <text:p>-0.844327925501678</text:p>
          </table:table-cell>
        </table:table-row>
        <table:table-row table:style-name="ro1">
          <table:table-cell office:value-type="float" office:value="0.058500000000001" calcext:value-type="float">
            <text:p>0.058500000000001</text:p>
          </table:table-cell>
          <table:table-cell office:value-type="float" office:value="0.00000098697705652569" calcext:value-type="float">
            <text:p>9.8697705652569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271" calcext:value-type="float">
            <text:p>-31.405590430271</text:p>
          </table:table-cell>
          <table:table-cell office:value-type="float" office:value="0" calcext:value-type="float">
            <text:p>0</text:p>
          </table:table-cell>
          <table:table-cell table:formula="of:=[.F586]+(1-0.5)*0.0001*[.E586]+0.5*0.0001*[.E587]" office:value-type="float" office:value="-0.0000000000014299672557172" calcext:value-type="float">
            <text:p>-1.4299672557172E-12</text:p>
          </table:table-cell>
          <table:table-cell table:formula="of:=[.G586]+0.0001*[.F586]+(0.5-0.25)*0.0001^2*[.E586]+0.25*0.0001^2*[.E587]" office:value-type="float" office:value="-31.4055904302302" calcext:value-type="float">
            <text:p>-31.4055904302302</text:p>
          </table:table-cell>
          <table:table-cell table:formula="of:=[.H586]+1/2*([.A587]-[.A586])*([.E587]+[.E586])" office:value-type="float" office:value="-0.000000000000975886038645513" calcext:value-type="float">
            <text:p>-9.75886038645513E-13</text:p>
          </table:table-cell>
          <table:table-cell table:formula="of:=[.I586]+1/2*([.A587]-[.A586])*([.H587]+[.H586])" office:value-type="float" office:value="-31.4055904302302" calcext:value-type="float">
            <text:p>-31.4055904302302</text:p>
          </table:table-cell>
          <table:table-cell table:formula="of:=200*PI()*COS(200*PI()*[.A587])" office:value-type="float" office:value="369.316366098413" calcext:value-type="float">
            <text:p>369.316366098413</text:p>
          </table:table-cell>
          <table:table-cell table:formula="of:=SIN(200*PI()*[.A587])" office:value-type="float" office:value="-0.809016994374576" calcext:value-type="float">
            <text:p>-0.809016994374576</text:p>
          </table:table-cell>
        </table:table-row>
        <table:table-row table:style-name="ro1">
          <table:table-cell office:value-type="float" office:value="0.058600000000001" calcext:value-type="float">
            <text:p>0.058600000000001</text:p>
          </table:table-cell>
          <table:table-cell office:value-type="float" office:value="-0.0000002549081727903" calcext:value-type="float">
            <text:p>-2.549081727903E-07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271" calcext:value-type="float">
            <text:p>-31.405590430271</text:p>
          </table:table-cell>
          <table:table-cell office:value-type="float" office:value="0" calcext:value-type="float">
            <text:p>0</text:p>
          </table:table-cell>
          <table:table-cell table:formula="of:=[.F587]+(1-0.5)*0.0001*[.E587]+0.5*0.0001*[.E588]" office:value-type="float" office:value="-0.0000000000014299672557172" calcext:value-type="float">
            <text:p>-1.4299672557172E-12</text:p>
          </table:table-cell>
          <table:table-cell table:formula="of:=[.G587]+0.0001*[.F587]+(0.5-0.25)*0.0001^2*[.E587]+0.25*0.0001^2*[.E588]" office:value-type="float" office:value="-31.4055904302302" calcext:value-type="float">
            <text:p>-31.4055904302302</text:p>
          </table:table-cell>
          <table:table-cell table:formula="of:=[.H587]+1/2*([.A588]-[.A587])*([.E588]+[.E587])" office:value-type="float" office:value="-0.000000000000975886038645513" calcext:value-type="float">
            <text:p>-9.75886038645513E-13</text:p>
          </table:table-cell>
          <table:table-cell table:formula="of:=[.I587]+1/2*([.A588]-[.A587])*([.H588]+[.H587])" office:value-type="float" office:value="-31.4055904302302" calcext:value-type="float">
            <text:p>-31.4055904302302</text:p>
          </table:table-cell>
          <table:table-cell table:formula="of:=200*PI()*COS(200*PI()*[.A588])" office:value-type="float" office:value="400.50530468358" calcext:value-type="float">
            <text:p>400.50530468358</text:p>
          </table:table-cell>
          <table:table-cell table:formula="of:=SIN(200*PI()*[.A588])" office:value-type="float" office:value="-0.770513242775388" calcext:value-type="float">
            <text:p>-0.770513242775388</text:p>
          </table:table-cell>
        </table:table-row>
        <table:table-row table:style-name="ro1">
          <table:table-cell office:value-type="float" office:value="0.058700000000001" calcext:value-type="float">
            <text:p>0.058700000000001</text:p>
          </table:table-cell>
          <table:table-cell office:value-type="float" office:value="0.00000094392476057512" calcext:value-type="float">
            <text:p>9.4392476057512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271" calcext:value-type="float">
            <text:p>-31.405590430271</text:p>
          </table:table-cell>
          <table:table-cell office:value-type="float" office:value="0" calcext:value-type="float">
            <text:p>0</text:p>
          </table:table-cell>
          <table:table-cell table:formula="of:=[.F588]+(1-0.5)*0.0001*[.E588]+0.5*0.0001*[.E589]" office:value-type="float" office:value="-0.0000000000014299672557172" calcext:value-type="float">
            <text:p>-1.4299672557172E-12</text:p>
          </table:table-cell>
          <table:table-cell table:formula="of:=[.G588]+0.0001*[.F588]+(0.5-0.25)*0.0001^2*[.E588]+0.25*0.0001^2*[.E589]" office:value-type="float" office:value="-31.4055904302302" calcext:value-type="float">
            <text:p>-31.4055904302302</text:p>
          </table:table-cell>
          <table:table-cell table:formula="of:=[.H588]+1/2*([.A589]-[.A588])*([.E589]+[.E588])" office:value-type="float" office:value="-0.000000000000975886038645513" calcext:value-type="float">
            <text:p>-9.75886038645513E-13</text:p>
          </table:table-cell>
          <table:table-cell table:formula="of:=[.I588]+1/2*([.A589]-[.A588])*([.H589]+[.H588])" office:value-type="float" office:value="-31.4055904302302" calcext:value-type="float">
            <text:p>-31.4055904302302</text:p>
          </table:table-cell>
          <table:table-cell table:formula="of:=200*PI()*COS(200*PI()*[.A589])" office:value-type="float" office:value="430.113631804634" calcext:value-type="float">
            <text:p>430.113631804634</text:p>
          </table:table-cell>
          <table:table-cell table:formula="of:=SIN(200*PI()*[.A589])" office:value-type="float" office:value="-0.728968627420979" calcext:value-type="float">
            <text:p>-0.728968627420979</text:p>
          </table:table-cell>
        </table:table-row>
        <table:table-row table:style-name="ro1">
          <table:table-cell office:value-type="float" office:value="0.058800000000001" calcext:value-type="float">
            <text:p>0.058800000000001</text:p>
          </table:table-cell>
          <table:table-cell office:value-type="float" office:value="-0.00000021185587683973" calcext:value-type="float">
            <text:p>-2.1185587683973E-07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271" calcext:value-type="float">
            <text:p>-31.405590430271</text:p>
          </table:table-cell>
          <table:table-cell office:value-type="float" office:value="0" calcext:value-type="float">
            <text:p>0</text:p>
          </table:table-cell>
          <table:table-cell table:formula="of:=[.F589]+(1-0.5)*0.0001*[.E589]+0.5*0.0001*[.E590]" office:value-type="float" office:value="-0.0000000000014299672557172" calcext:value-type="float">
            <text:p>-1.4299672557172E-12</text:p>
          </table:table-cell>
          <table:table-cell table:formula="of:=[.G589]+0.0001*[.F589]+(0.5-0.25)*0.0001^2*[.E589]+0.25*0.0001^2*[.E590]" office:value-type="float" office:value="-31.4055904302302" calcext:value-type="float">
            <text:p>-31.4055904302302</text:p>
          </table:table-cell>
          <table:table-cell table:formula="of:=[.H589]+1/2*([.A590]-[.A589])*([.E590]+[.E589])" office:value-type="float" office:value="-0.000000000000975886038645513" calcext:value-type="float">
            <text:p>-9.75886038645513E-13</text:p>
          </table:table-cell>
          <table:table-cell table:formula="of:=[.I589]+1/2*([.A590]-[.A589])*([.H590]+[.H589])" office:value-type="float" office:value="-31.4055904302302" calcext:value-type="float">
            <text:p>-31.4055904302302</text:p>
          </table:table-cell>
          <table:table-cell table:formula="of:=200*PI()*COS(200*PI()*[.A590])" office:value-type="float" office:value="458.024496921179" calcext:value-type="float">
            <text:p>458.024496921179</text:p>
          </table:table-cell>
          <table:table-cell table:formula="of:=SIN(200*PI()*[.A590])" office:value-type="float" office:value="-0.684547105928231" calcext:value-type="float">
            <text:p>-0.684547105928231</text:p>
          </table:table-cell>
        </table:table-row>
        <table:table-row table:style-name="ro1">
          <table:table-cell office:value-type="float" office:value="0.058900000000001" calcext:value-type="float">
            <text:p>0.058900000000001</text:p>
          </table:table-cell>
          <table:table-cell office:value-type="float" office:value="0.00000090087246462453" calcext:value-type="float">
            <text:p>9.0087246462453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272" calcext:value-type="float">
            <text:p>-31.405590430272</text:p>
          </table:table-cell>
          <table:table-cell office:value-type="float" office:value="0" calcext:value-type="float">
            <text:p>0</text:p>
          </table:table-cell>
          <table:table-cell table:formula="of:=[.F590]+(1-0.5)*0.0001*[.E590]+0.5*0.0001*[.E591]" office:value-type="float" office:value="-0.0000000000014299672557172" calcext:value-type="float">
            <text:p>-1.4299672557172E-12</text:p>
          </table:table-cell>
          <table:table-cell table:formula="of:=[.G590]+0.0001*[.F590]+(0.5-0.25)*0.0001^2*[.E590]+0.25*0.0001^2*[.E591]" office:value-type="float" office:value="-31.4055904302302" calcext:value-type="float">
            <text:p>-31.4055904302302</text:p>
          </table:table-cell>
          <table:table-cell table:formula="of:=[.H590]+1/2*([.A591]-[.A590])*([.E591]+[.E590])" office:value-type="float" office:value="-0.000000000000975886038645513" calcext:value-type="float">
            <text:p>-9.75886038645513E-13</text:p>
          </table:table-cell>
          <table:table-cell table:formula="of:=[.I590]+1/2*([.A591]-[.A590])*([.H591]+[.H590])" office:value-type="float" office:value="-31.4055904302302" calcext:value-type="float">
            <text:p>-31.4055904302302</text:p>
          </table:table-cell>
          <table:table-cell table:formula="of:=200*PI()*COS(200*PI()*[.A591])" office:value-type="float" office:value="484.127748599867" calcext:value-type="float">
            <text:p>484.127748599867</text:p>
          </table:table-cell>
          <table:table-cell table:formula="of:=SIN(200*PI()*[.A591])" office:value-type="float" office:value="-0.637423989748203" calcext:value-type="float">
            <text:p>-0.637423989748203</text:p>
          </table:table-cell>
        </table:table-row>
        <table:table-row table:style-name="ro1">
          <table:table-cell office:value-type="float" office:value="0.059000000000001" calcext:value-type="float">
            <text:p>0.059000000000001</text:p>
          </table:table-cell>
          <table:table-cell office:value-type="float" office:value="-0.00000016880358088914" calcext:value-type="float">
            <text:p>-1.6880358088914E-07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272" calcext:value-type="float">
            <text:p>-31.405590430272</text:p>
          </table:table-cell>
          <table:table-cell office:value-type="float" office:value="0" calcext:value-type="float">
            <text:p>0</text:p>
          </table:table-cell>
          <table:table-cell table:formula="of:=[.F591]+(1-0.5)*0.0001*[.E591]+0.5*0.0001*[.E592]" office:value-type="float" office:value="-0.0000000000014299672557172" calcext:value-type="float">
            <text:p>-1.4299672557172E-12</text:p>
          </table:table-cell>
          <table:table-cell table:formula="of:=[.G591]+0.0001*[.F591]+(0.5-0.25)*0.0001^2*[.E591]+0.25*0.0001^2*[.E592]" office:value-type="float" office:value="-31.4055904302302" calcext:value-type="float">
            <text:p>-31.4055904302302</text:p>
          </table:table-cell>
          <table:table-cell table:formula="of:=[.H591]+1/2*([.A592]-[.A591])*([.E592]+[.E591])" office:value-type="float" office:value="-0.000000000000975886038645513" calcext:value-type="float">
            <text:p>-9.75886038645513E-13</text:p>
          </table:table-cell>
          <table:table-cell table:formula="of:=[.I591]+1/2*([.A592]-[.A591])*([.H592]+[.H591])" office:value-type="float" office:value="-31.4055904302302" calcext:value-type="float">
            <text:p>-31.4055904302302</text:p>
          </table:table-cell>
          <table:table-cell table:formula="of:=200*PI()*COS(200*PI()*[.A592])" office:value-type="float" office:value="508.320369231758" calcext:value-type="float">
            <text:p>508.320369231758</text:p>
          </table:table-cell>
          <table:table-cell table:formula="of:=SIN(200*PI()*[.A592])" office:value-type="float" office:value="-0.587785252291966" calcext:value-type="float">
            <text:p>-0.587785252291966</text:p>
          </table:table-cell>
        </table:table-row>
        <table:table-row table:style-name="ro1">
          <table:table-cell office:value-type="float" office:value="0.059100000000001" calcext:value-type="float">
            <text:p>0.059100000000001</text:p>
          </table:table-cell>
          <table:table-cell office:value-type="float" office:value="0.00000085782016867395" calcext:value-type="float">
            <text:p>8.5782016867395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272" calcext:value-type="float">
            <text:p>-31.405590430272</text:p>
          </table:table-cell>
          <table:table-cell office:value-type="float" office:value="0" calcext:value-type="float">
            <text:p>0</text:p>
          </table:table-cell>
          <table:table-cell table:formula="of:=[.F592]+(1-0.5)*0.0001*[.E592]+0.5*0.0001*[.E593]" office:value-type="float" office:value="-0.0000000000014299672557172" calcext:value-type="float">
            <text:p>-1.4299672557172E-12</text:p>
          </table:table-cell>
          <table:table-cell table:formula="of:=[.G592]+0.0001*[.F592]+(0.5-0.25)*0.0001^2*[.E592]+0.25*0.0001^2*[.E593]" office:value-type="float" office:value="-31.4055904302302" calcext:value-type="float">
            <text:p>-31.4055904302302</text:p>
          </table:table-cell>
          <table:table-cell table:formula="of:=[.H592]+1/2*([.A593]-[.A592])*([.E593]+[.E592])" office:value-type="float" office:value="-0.000000000000975886038645513" calcext:value-type="float">
            <text:p>-9.75886038645513E-13</text:p>
          </table:table-cell>
          <table:table-cell table:formula="of:=[.I592]+1/2*([.A593]-[.A592])*([.H593]+[.H592])" office:value-type="float" office:value="-31.4055904302302" calcext:value-type="float">
            <text:p>-31.4055904302302</text:p>
          </table:table-cell>
          <table:table-cell table:formula="of:=200*PI()*COS(200*PI()*[.A593])" office:value-type="float" office:value="530.506881595781" calcext:value-type="float">
            <text:p>530.506881595781</text:p>
          </table:table-cell>
          <table:table-cell table:formula="of:=SIN(200*PI()*[.A593])" office:value-type="float" office:value="-0.535826794978464" calcext:value-type="float">
            <text:p>-0.535826794978464</text:p>
          </table:table-cell>
        </table:table-row>
        <table:table-row table:style-name="ro1">
          <table:table-cell office:value-type="float" office:value="0.059200000000001" calcext:value-type="float">
            <text:p>0.059200000000001</text:p>
          </table:table-cell>
          <table:table-cell office:value-type="float" office:value="-0.00000012575128493856" calcext:value-type="float">
            <text:p>-1.2575128493856E-07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272" calcext:value-type="float">
            <text:p>-31.405590430272</text:p>
          </table:table-cell>
          <table:table-cell office:value-type="float" office:value="0" calcext:value-type="float">
            <text:p>0</text:p>
          </table:table-cell>
          <table:table-cell table:formula="of:=[.F593]+(1-0.5)*0.0001*[.E593]+0.5*0.0001*[.E594]" office:value-type="float" office:value="-0.0000000000014299672557172" calcext:value-type="float">
            <text:p>-1.4299672557172E-12</text:p>
          </table:table-cell>
          <table:table-cell table:formula="of:=[.G593]+0.0001*[.F593]+(0.5-0.25)*0.0001^2*[.E593]+0.25*0.0001^2*[.E594]" office:value-type="float" office:value="-31.4055904302302" calcext:value-type="float">
            <text:p>-31.4055904302302</text:p>
          </table:table-cell>
          <table:table-cell table:formula="of:=[.H593]+1/2*([.A594]-[.A593])*([.E594]+[.E593])" office:value-type="float" office:value="-0.000000000000975886038645513" calcext:value-type="float">
            <text:p>-9.75886038645513E-13</text:p>
          </table:table-cell>
          <table:table-cell table:formula="of:=[.I593]+1/2*([.A594]-[.A593])*([.H594]+[.H593])" office:value-type="float" office:value="-31.4055904302302" calcext:value-type="float">
            <text:p>-31.4055904302302</text:p>
          </table:table-cell>
          <table:table-cell table:formula="of:=200*PI()*COS(200*PI()*[.A594])" office:value-type="float" office:value="550.599725663682" calcext:value-type="float">
            <text:p>550.599725663682</text:p>
          </table:table-cell>
          <table:table-cell table:formula="of:=SIN(200*PI()*[.A594])" office:value-type="float" office:value="-0.481753674101166" calcext:value-type="float">
            <text:p>-0.481753674101166</text:p>
          </table:table-cell>
        </table:table-row>
        <table:table-row table:style-name="ro1">
          <table:table-cell office:value-type="float" office:value="0.059300000000001" calcext:value-type="float">
            <text:p>0.059300000000001</text:p>
          </table:table-cell>
          <table:table-cell office:value-type="float" office:value="0.00000081476787272337" calcext:value-type="float">
            <text:p>8.1476787272337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272" calcext:value-type="float">
            <text:p>-31.405590430272</text:p>
          </table:table-cell>
          <table:table-cell office:value-type="float" office:value="0" calcext:value-type="float">
            <text:p>0</text:p>
          </table:table-cell>
          <table:table-cell table:formula="of:=[.F594]+(1-0.5)*0.0001*[.E594]+0.5*0.0001*[.E595]" office:value-type="float" office:value="-0.0000000000014299672557172" calcext:value-type="float">
            <text:p>-1.4299672557172E-12</text:p>
          </table:table-cell>
          <table:table-cell table:formula="of:=[.G594]+0.0001*[.F594]+(0.5-0.25)*0.0001^2*[.E594]+0.25*0.0001^2*[.E595]" office:value-type="float" office:value="-31.4055904302302" calcext:value-type="float">
            <text:p>-31.4055904302302</text:p>
          </table:table-cell>
          <table:table-cell table:formula="of:=[.H594]+1/2*([.A595]-[.A594])*([.E595]+[.E594])" office:value-type="float" office:value="-0.000000000000975886038645513" calcext:value-type="float">
            <text:p>-9.75886038645513E-13</text:p>
          </table:table-cell>
          <table:table-cell table:formula="of:=[.I594]+1/2*([.A595]-[.A594])*([.H595]+[.H594])" office:value-type="float" office:value="-31.4055904302302" calcext:value-type="float">
            <text:p>-31.4055904302302</text:p>
          </table:table-cell>
          <table:table-cell table:formula="of:=200*PI()*COS(200*PI()*[.A595])" office:value-type="float" office:value="568.519604159479" calcext:value-type="float">
            <text:p>568.519604159479</text:p>
          </table:table-cell>
          <table:table-cell table:formula="of:=SIN(200*PI()*[.A595])" office:value-type="float" office:value="-0.425779291564503" calcext:value-type="float">
            <text:p>-0.425779291564503</text:p>
          </table:table-cell>
        </table:table-row>
        <table:table-row table:style-name="ro1">
          <table:table-cell office:value-type="float" office:value="0.059400000000001" calcext:value-type="float">
            <text:p>0.059400000000001</text:p>
          </table:table-cell>
          <table:table-cell office:value-type="float" office:value="-0.000000082698988987978" calcext:value-type="float">
            <text:p>-8.2698988987978E-08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272" calcext:value-type="float">
            <text:p>-31.405590430272</text:p>
          </table:table-cell>
          <table:table-cell office:value-type="float" office:value="0" calcext:value-type="float">
            <text:p>0</text:p>
          </table:table-cell>
          <table:table-cell table:formula="of:=[.F595]+(1-0.5)*0.0001*[.E595]+0.5*0.0001*[.E596]" office:value-type="float" office:value="-0.0000000000014299672557172" calcext:value-type="float">
            <text:p>-1.4299672557172E-12</text:p>
          </table:table-cell>
          <table:table-cell table:formula="of:=[.G595]+0.0001*[.F595]+(0.5-0.25)*0.0001^2*[.E595]+0.25*0.0001^2*[.E596]" office:value-type="float" office:value="-31.4055904302302" calcext:value-type="float">
            <text:p>-31.4055904302302</text:p>
          </table:table-cell>
          <table:table-cell table:formula="of:=[.H595]+1/2*([.A596]-[.A595])*([.E596]+[.E595])" office:value-type="float" office:value="-0.000000000000975886038645513" calcext:value-type="float">
            <text:p>-9.75886038645513E-13</text:p>
          </table:table-cell>
          <table:table-cell table:formula="of:=[.I595]+1/2*([.A596]-[.A595])*([.H596]+[.H595])" office:value-type="float" office:value="-31.4055904302302" calcext:value-type="float">
            <text:p>-31.4055904302302</text:p>
          </table:table-cell>
          <table:table-cell table:formula="of:=200*PI()*COS(200*PI()*[.A596])" office:value-type="float" office:value="584.195795509559" calcext:value-type="float">
            <text:p>584.195795509559</text:p>
          </table:table-cell>
          <table:table-cell table:formula="of:=SIN(200*PI()*[.A596])" office:value-type="float" office:value="-0.368124552684089" calcext:value-type="float">
            <text:p>-0.368124552684089</text:p>
          </table:table-cell>
        </table:table-row>
        <table:table-row table:style-name="ro1">
          <table:table-cell office:value-type="float" office:value="0.059500000000001" calcext:value-type="float">
            <text:p>0.059500000000001</text:p>
          </table:table-cell>
          <table:table-cell office:value-type="float" office:value="0.00000077171557677279" calcext:value-type="float">
            <text:p>7.7171557677279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272" calcext:value-type="float">
            <text:p>-31.405590430272</text:p>
          </table:table-cell>
          <table:table-cell office:value-type="float" office:value="0" calcext:value-type="float">
            <text:p>0</text:p>
          </table:table-cell>
          <table:table-cell table:formula="of:=[.F596]+(1-0.5)*0.0001*[.E596]+0.5*0.0001*[.E597]" office:value-type="float" office:value="-0.0000000000014299672557172" calcext:value-type="float">
            <text:p>-1.4299672557172E-12</text:p>
          </table:table-cell>
          <table:table-cell table:formula="of:=[.G596]+0.0001*[.F596]+(0.5-0.25)*0.0001^2*[.E596]+0.25*0.0001^2*[.E597]" office:value-type="float" office:value="-31.4055904302302" calcext:value-type="float">
            <text:p>-31.4055904302302</text:p>
          </table:table-cell>
          <table:table-cell table:formula="of:=[.H596]+1/2*([.A597]-[.A596])*([.E597]+[.E596])" office:value-type="float" office:value="-0.000000000000975886038645513" calcext:value-type="float">
            <text:p>-9.75886038645513E-13</text:p>
          </table:table-cell>
          <table:table-cell table:formula="of:=[.I596]+1/2*([.A597]-[.A596])*([.H597]+[.H596])" office:value-type="float" office:value="-31.4055904302302" calcext:value-type="float">
            <text:p>-31.4055904302302</text:p>
          </table:table-cell>
          <table:table-cell table:formula="of:=200*PI()*COS(200*PI()*[.A597])" office:value-type="float" office:value="597.566432948433" calcext:value-type="float">
            <text:p>597.566432948433</text:p>
          </table:table-cell>
          <table:table-cell table:formula="of:=SIN(200*PI()*[.A597])" office:value-type="float" office:value="-0.309016994374349" calcext:value-type="float">
            <text:p>-0.309016994374349</text:p>
          </table:table-cell>
        </table:table-row>
        <table:table-row table:style-name="ro1">
          <table:table-cell office:value-type="float" office:value="0.059600000000001" calcext:value-type="float">
            <text:p>0.059600000000001</text:p>
          </table:table-cell>
          <table:table-cell office:value-type="float" office:value="-0.000000039646693037395" calcext:value-type="float">
            <text:p>-3.9646693037395E-08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272" calcext:value-type="float">
            <text:p>-31.405590430272</text:p>
          </table:table-cell>
          <table:table-cell office:value-type="float" office:value="0" calcext:value-type="float">
            <text:p>0</text:p>
          </table:table-cell>
          <table:table-cell table:formula="of:=[.F597]+(1-0.5)*0.0001*[.E597]+0.5*0.0001*[.E598]" office:value-type="float" office:value="-0.0000000000014299672557172" calcext:value-type="float">
            <text:p>-1.4299672557172E-12</text:p>
          </table:table-cell>
          <table:table-cell table:formula="of:=[.G597]+0.0001*[.F597]+(0.5-0.25)*0.0001^2*[.E597]+0.25*0.0001^2*[.E598]" office:value-type="float" office:value="-31.4055904302302" calcext:value-type="float">
            <text:p>-31.4055904302302</text:p>
          </table:table-cell>
          <table:table-cell table:formula="of:=[.H597]+1/2*([.A598]-[.A597])*([.E598]+[.E597])" office:value-type="float" office:value="-0.000000000000975886038645513" calcext:value-type="float">
            <text:p>-9.75886038645513E-13</text:p>
          </table:table-cell>
          <table:table-cell table:formula="of:=[.I597]+1/2*([.A598]-[.A597])*([.H598]+[.H597])" office:value-type="float" office:value="-31.4055904302302" calcext:value-type="float">
            <text:p>-31.4055904302302</text:p>
          </table:table-cell>
          <table:table-cell table:formula="of:=200*PI()*COS(200*PI()*[.A598])" office:value-type="float" office:value="608.578748678596" calcext:value-type="float">
            <text:p>608.578748678596</text:p>
          </table:table-cell>
          <table:table-cell table:formula="of:=SIN(200*PI()*[.A598])" office:value-type="float" office:value="-0.248689887164242" calcext:value-type="float">
            <text:p>-0.248689887164242</text:p>
          </table:table-cell>
        </table:table-row>
        <table:table-row table:style-name="ro1">
          <table:table-cell office:value-type="float" office:value="0.059700000000001" calcext:value-type="float">
            <text:p>0.059700000000001</text:p>
          </table:table-cell>
          <table:table-cell office:value-type="float" office:value="0.00000072866328082221" calcext:value-type="float">
            <text:p>7.2866328082221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273" calcext:value-type="float">
            <text:p>-31.405590430273</text:p>
          </table:table-cell>
          <table:table-cell office:value-type="float" office:value="0" calcext:value-type="float">
            <text:p>0</text:p>
          </table:table-cell>
          <table:table-cell table:formula="of:=[.F598]+(1-0.5)*0.0001*[.E598]+0.5*0.0001*[.E599]" office:value-type="float" office:value="-0.0000000000014299672557172" calcext:value-type="float">
            <text:p>-1.4299672557172E-12</text:p>
          </table:table-cell>
          <table:table-cell table:formula="of:=[.G598]+0.0001*[.F598]+(0.5-0.25)*0.0001^2*[.E598]+0.25*0.0001^2*[.E599]" office:value-type="float" office:value="-31.4055904302302" calcext:value-type="float">
            <text:p>-31.4055904302302</text:p>
          </table:table-cell>
          <table:table-cell table:formula="of:=[.H598]+1/2*([.A599]-[.A598])*([.E599]+[.E598])" office:value-type="float" office:value="-0.000000000000975886038645513" calcext:value-type="float">
            <text:p>-9.75886038645513E-13</text:p>
          </table:table-cell>
          <table:table-cell table:formula="of:=[.I598]+1/2*([.A599]-[.A598])*([.H599]+[.H598])" office:value-type="float" office:value="-31.4055904302302" calcext:value-type="float">
            <text:p>-31.4055904302302</text:p>
          </table:table-cell>
          <table:table-cell table:formula="of:=200*PI()*COS(200*PI()*[.A599])" office:value-type="float" office:value="617.189282120907" calcext:value-type="float">
            <text:p>617.189282120907</text:p>
          </table:table-cell>
          <table:table-cell table:formula="of:=SIN(200*PI()*[.A599])" office:value-type="float" office:value="-0.187381314585107" calcext:value-type="float">
            <text:p>-0.187381314585107</text:p>
          </table:table-cell>
        </table:table-row>
        <table:table-row table:style-name="ro1">
          <table:table-cell office:value-type="float" office:value="0.059800000000001" calcext:value-type="float">
            <text:p>0.059800000000001</text:p>
          </table:table-cell>
          <table:table-cell office:value-type="float" office:value="0.000000003405602913174" calcext:value-type="float">
            <text:p>3.405602913174E-09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273" calcext:value-type="float">
            <text:p>-31.405590430273</text:p>
          </table:table-cell>
          <table:table-cell office:value-type="float" office:value="0" calcext:value-type="float">
            <text:p>0</text:p>
          </table:table-cell>
          <table:table-cell table:formula="of:=[.F599]+(1-0.5)*0.0001*[.E599]+0.5*0.0001*[.E600]" office:value-type="float" office:value="-0.0000000000014299672557172" calcext:value-type="float">
            <text:p>-1.4299672557172E-12</text:p>
          </table:table-cell>
          <table:table-cell table:formula="of:=[.G599]+0.0001*[.F599]+(0.5-0.25)*0.0001^2*[.E599]+0.25*0.0001^2*[.E600]" office:value-type="float" office:value="-31.4055904302302" calcext:value-type="float">
            <text:p>-31.4055904302302</text:p>
          </table:table-cell>
          <table:table-cell table:formula="of:=[.H599]+1/2*([.A600]-[.A599])*([.E600]+[.E599])" office:value-type="float" office:value="-0.000000000000975886038645513" calcext:value-type="float">
            <text:p>-9.75886038645513E-13</text:p>
          </table:table-cell>
          <table:table-cell table:formula="of:=[.I599]+1/2*([.A600]-[.A599])*([.H600]+[.H599])" office:value-type="float" office:value="-31.4055904302302" calcext:value-type="float">
            <text:p>-31.4055904302302</text:p>
          </table:table-cell>
          <table:table-cell table:formula="of:=200*PI()*COS(200*PI()*[.A600])" office:value-type="float" office:value="623.364051433649" calcext:value-type="float">
            <text:p>623.364051433649</text:p>
          </table:table-cell>
          <table:table-cell table:formula="of:=SIN(200*PI()*[.A600])" office:value-type="float" office:value="-0.125333233563678" calcext:value-type="float">
            <text:p>-0.125333233563678</text:p>
          </table:table-cell>
        </table:table-row>
        <table:table-row table:style-name="ro1">
          <table:table-cell office:value-type="float" office:value="0.059900000000001" calcext:value-type="float">
            <text:p>0.059900000000001</text:p>
          </table:table-cell>
          <table:table-cell office:value-type="float" office:value="0.00000068561098487165" calcext:value-type="float">
            <text:p>6.8561098487165E-07</text:p>
          </table:table-cell>
          <table:table-cell office:value-type="float" office:value="-0.0000000010130615521575" calcext:value-type="float">
            <text:p>-1.0130615521575E-09</text:p>
          </table:table-cell>
          <table:table-cell office:value-type="float" office:value="-31.405590430273" calcext:value-type="float">
            <text:p>-31.405590430273</text:p>
          </table:table-cell>
          <table:table-cell office:value-type="float" office:value="0" calcext:value-type="float">
            <text:p>0</text:p>
          </table:table-cell>
          <table:table-cell table:formula="of:=[.F600]+(1-0.5)*0.0001*[.E600]+0.5*0.0001*[.E601]" office:value-type="float" office:value="-0.0000000000014299672557172" calcext:value-type="float">
            <text:p>-1.4299672557172E-12</text:p>
          </table:table-cell>
          <table:table-cell table:formula="of:=[.G600]+0.0001*[.F600]+(0.5-0.25)*0.0001^2*[.E600]+0.25*0.0001^2*[.E601]" office:value-type="float" office:value="-31.4055904302302" calcext:value-type="float">
            <text:p>-31.4055904302302</text:p>
          </table:table-cell>
          <table:table-cell table:formula="of:=[.H600]+1/2*([.A601]-[.A600])*([.E601]+[.E600])" office:value-type="float" office:value="-0.000000000000975886038645513" calcext:value-type="float">
            <text:p>-9.75886038645513E-13</text:p>
          </table:table-cell>
          <table:table-cell table:formula="of:=[.I600]+1/2*([.A601]-[.A600])*([.H601]+[.H600])" office:value-type="float" office:value="-31.4055904302302" calcext:value-type="float">
            <text:p>-31.4055904302302</text:p>
          </table:table-cell>
          <table:table-cell table:formula="of:=200*PI()*COS(200*PI()*[.A601])" office:value-type="float" office:value="627.078687623328" calcext:value-type="float">
            <text:p>627.078687623328</text:p>
          </table:table-cell>
          <table:table-cell table:formula="of:=SIN(200*PI()*[.A601])" office:value-type="float" office:value="-0.0627905195286798" calcext:value-type="float">
            <text:p>-0.06279051952868</text:p>
          </table:table-cell>
        </table:table-row>
        <table:table-row table:style-name="ro1">
          <table:table-cell office:value-type="float" office:value="0.060000000000001" calcext:value-type="float">
            <text:p>0.060000000000001</text:p>
          </table:table-cell>
          <table:table-cell office:value-type="float" office:value="-0.0000013746275726565" calcext:value-type="float">
            <text:p>-1.3746275726565E-06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273" calcext:value-type="float">
            <text:p>-31.405590430273</text:p>
          </table:table-cell>
          <table:table-cell office:value-type="float" office:value="0" calcext:value-type="float">
            <text:p>0</text:p>
          </table:table-cell>
          <table:table-cell table:formula="of:=[.F601]+(1-0.5)*0.0001*[.E601]+0.5*0.0001*[.E602]" office:value-type="float" office:value="-0.0000000000014299672557172" calcext:value-type="float">
            <text:p>-1.4299672557172E-12</text:p>
          </table:table-cell>
          <table:table-cell table:formula="of:=[.G601]+0.0001*[.F601]+(0.5-0.25)*0.0001^2*[.E601]+0.25*0.0001^2*[.E602]" office:value-type="float" office:value="-31.4055904302302" calcext:value-type="float">
            <text:p>-31.4055904302302</text:p>
          </table:table-cell>
          <table:table-cell table:formula="of:=[.H601]+1/2*([.A602]-[.A601])*([.E602]+[.E601])" office:value-type="float" office:value="-0.000000000000975886038645513" calcext:value-type="float">
            <text:p>-9.75886038645513E-13</text:p>
          </table:table-cell>
          <table:table-cell table:formula="of:=[.I601]+1/2*([.A602]-[.A601])*([.H602]+[.H601])" office:value-type="float" office:value="-31.4055904302302" calcext:value-type="float">
            <text:p>-31.4055904302302</text:p>
          </table:table-cell>
          <table:table-cell table:formula="of:=200*PI()*COS(200*PI()*[.A602])" office:value-type="float" office:value="628.318530717959" calcext:value-type="float">
            <text:p>628.318530717959</text:p>
          </table:table-cell>
          <table:table-cell table:formula="of:=SIN(200*PI()*[.A602])" office:value-type="float" office:value="0.000000000000630913458667512" calcext:value-type="float">
            <text:p>6.30913458667512E-13</text:p>
          </table:table-cell>
        </table:table-row>
        <table:table-row table:style-name="ro1">
          <table:table-cell office:value-type="float" office:value="0.060100000000001" calcext:value-type="float">
            <text:p>0.060100000000001</text:p>
          </table:table-cell>
          <table:table-cell office:value-type="float" office:value="0.00000064255868892109" calcext:value-type="float">
            <text:p>6.4255868892109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273" calcext:value-type="float">
            <text:p>-31.405590430273</text:p>
          </table:table-cell>
          <table:table-cell office:value-type="float" office:value="0" calcext:value-type="float">
            <text:p>0</text:p>
          </table:table-cell>
          <table:table-cell table:formula="of:=[.F602]+(1-0.5)*0.0001*[.E602]+0.5*0.0001*[.E603]" office:value-type="float" office:value="-0.0000000000014299672557172" calcext:value-type="float">
            <text:p>-1.4299672557172E-12</text:p>
          </table:table-cell>
          <table:table-cell table:formula="of:=[.G602]+0.0001*[.F602]+(0.5-0.25)*0.0001^2*[.E602]+0.25*0.0001^2*[.E603]" office:value-type="float" office:value="-31.4055904302302" calcext:value-type="float">
            <text:p>-31.4055904302302</text:p>
          </table:table-cell>
          <table:table-cell table:formula="of:=[.H602]+1/2*([.A603]-[.A602])*([.E603]+[.E602])" office:value-type="float" office:value="-0.000000000000975886038645513" calcext:value-type="float">
            <text:p>-9.75886038645513E-13</text:p>
          </table:table-cell>
          <table:table-cell table:formula="of:=[.I602]+1/2*([.A603]-[.A602])*([.H603]+[.H602])" office:value-type="float" office:value="-31.4055904302302" calcext:value-type="float">
            <text:p>-31.4055904302302</text:p>
          </table:table-cell>
          <table:table-cell table:formula="of:=200*PI()*COS(200*PI()*[.A603])" office:value-type="float" office:value="627.078687623278" calcext:value-type="float">
            <text:p>627.078687623278</text:p>
          </table:table-cell>
          <table:table-cell table:formula="of:=SIN(200*PI()*[.A603])" office:value-type="float" office:value="0.0627905195299462" calcext:value-type="float">
            <text:p>0.062790519529946</text:p>
          </table:table-cell>
        </table:table-row>
        <table:table-row table:style-name="ro1">
          <table:table-cell office:value-type="float" office:value="0.060200000000001" calcext:value-type="float">
            <text:p>0.060200000000001</text:p>
          </table:table-cell>
          <table:table-cell office:value-type="float" office:value="-0.0000013315752767059" calcext:value-type="float">
            <text:p>-1.3315752767059E-06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273" calcext:value-type="float">
            <text:p>-31.405590430273</text:p>
          </table:table-cell>
          <table:table-cell office:value-type="float" office:value="0" calcext:value-type="float">
            <text:p>0</text:p>
          </table:table-cell>
          <table:table-cell table:formula="of:=[.F603]+(1-0.5)*0.0001*[.E603]+0.5*0.0001*[.E604]" office:value-type="float" office:value="-0.0000000000014299672557172" calcext:value-type="float">
            <text:p>-1.4299672557172E-12</text:p>
          </table:table-cell>
          <table:table-cell table:formula="of:=[.G603]+0.0001*[.F603]+(0.5-0.25)*0.0001^2*[.E603]+0.25*0.0001^2*[.E604]" office:value-type="float" office:value="-31.4055904302302" calcext:value-type="float">
            <text:p>-31.4055904302302</text:p>
          </table:table-cell>
          <table:table-cell table:formula="of:=[.H603]+1/2*([.A604]-[.A603])*([.E604]+[.E603])" office:value-type="float" office:value="-0.000000000000975886038645513" calcext:value-type="float">
            <text:p>-9.75886038645513E-13</text:p>
          </table:table-cell>
          <table:table-cell table:formula="of:=[.I603]+1/2*([.A604]-[.A603])*([.H604]+[.H603])" office:value-type="float" office:value="-31.4055904302302" calcext:value-type="float">
            <text:p>-31.4055904302302</text:p>
          </table:table-cell>
          <table:table-cell table:formula="of:=200*PI()*COS(200*PI()*[.A604])" office:value-type="float" office:value="623.364051433549" calcext:value-type="float">
            <text:p>623.364051433549</text:p>
          </table:table-cell>
          <table:table-cell table:formula="of:=SIN(200*PI()*[.A604])" office:value-type="float" office:value="0.125333233564929" calcext:value-type="float">
            <text:p>0.125333233564929</text:p>
          </table:table-cell>
        </table:table-row>
        <table:table-row table:style-name="ro1">
          <table:table-cell office:value-type="float" office:value="0.060300000000001" calcext:value-type="float">
            <text:p>0.060300000000001</text:p>
          </table:table-cell>
          <table:table-cell office:value-type="float" office:value="0.00000059950639297055" calcext:value-type="float">
            <text:p>5.9950639297055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273" calcext:value-type="float">
            <text:p>-31.405590430273</text:p>
          </table:table-cell>
          <table:table-cell office:value-type="float" office:value="0" calcext:value-type="float">
            <text:p>0</text:p>
          </table:table-cell>
          <table:table-cell table:formula="of:=[.F604]+(1-0.5)*0.0001*[.E604]+0.5*0.0001*[.E605]" office:value-type="float" office:value="-0.0000000000014299672557172" calcext:value-type="float">
            <text:p>-1.4299672557172E-12</text:p>
          </table:table-cell>
          <table:table-cell table:formula="of:=[.G604]+0.0001*[.F604]+(0.5-0.25)*0.0001^2*[.E604]+0.25*0.0001^2*[.E605]" office:value-type="float" office:value="-31.4055904302302" calcext:value-type="float">
            <text:p>-31.4055904302302</text:p>
          </table:table-cell>
          <table:table-cell table:formula="of:=[.H604]+1/2*([.A605]-[.A604])*([.E605]+[.E604])" office:value-type="float" office:value="-0.000000000000975886038645513" calcext:value-type="float">
            <text:p>-9.75886038645513E-13</text:p>
          </table:table-cell>
          <table:table-cell table:formula="of:=[.I604]+1/2*([.A605]-[.A604])*([.H605]+[.H604])" office:value-type="float" office:value="-31.4055904302302" calcext:value-type="float">
            <text:p>-31.4055904302302</text:p>
          </table:table-cell>
          <table:table-cell table:formula="of:=200*PI()*COS(200*PI()*[.A605])" office:value-type="float" office:value="617.189282120758" calcext:value-type="float">
            <text:p>617.189282120758</text:p>
          </table:table-cell>
          <table:table-cell table:formula="of:=SIN(200*PI()*[.A605])" office:value-type="float" office:value="0.187381314586347" calcext:value-type="float">
            <text:p>0.187381314586347</text:p>
          </table:table-cell>
        </table:table-row>
        <table:table-row table:style-name="ro1">
          <table:table-cell office:value-type="float" office:value="0.060400000000001" calcext:value-type="float">
            <text:p>0.060400000000001</text:p>
          </table:table-cell>
          <table:table-cell office:value-type="float" office:value="-0.0000012885229807554" calcext:value-type="float">
            <text:p>-1.2885229807554E-06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273" calcext:value-type="float">
            <text:p>-31.405590430273</text:p>
          </table:table-cell>
          <table:table-cell office:value-type="float" office:value="0" calcext:value-type="float">
            <text:p>0</text:p>
          </table:table-cell>
          <table:table-cell table:formula="of:=[.F605]+(1-0.5)*0.0001*[.E605]+0.5*0.0001*[.E606]" office:value-type="float" office:value="-0.0000000000014299672557172" calcext:value-type="float">
            <text:p>-1.4299672557172E-12</text:p>
          </table:table-cell>
          <table:table-cell table:formula="of:=[.G605]+0.0001*[.F605]+(0.5-0.25)*0.0001^2*[.E605]+0.25*0.0001^2*[.E606]" office:value-type="float" office:value="-31.4055904302302" calcext:value-type="float">
            <text:p>-31.4055904302302</text:p>
          </table:table-cell>
          <table:table-cell table:formula="of:=[.H605]+1/2*([.A606]-[.A605])*([.E606]+[.E605])" office:value-type="float" office:value="-0.000000000000975886038645513" calcext:value-type="float">
            <text:p>-9.75886038645513E-13</text:p>
          </table:table-cell>
          <table:table-cell table:formula="of:=[.I605]+1/2*([.A606]-[.A605])*([.H606]+[.H605])" office:value-type="float" office:value="-31.4055904302302" calcext:value-type="float">
            <text:p>-31.4055904302302</text:p>
          </table:table-cell>
          <table:table-cell table:formula="of:=200*PI()*COS(200*PI()*[.A606])" office:value-type="float" office:value="608.578748678399" calcext:value-type="float">
            <text:p>608.578748678399</text:p>
          </table:table-cell>
          <table:table-cell table:formula="of:=SIN(200*PI()*[.A606])" office:value-type="float" office:value="0.248689887165464" calcext:value-type="float">
            <text:p>0.248689887165464</text:p>
          </table:table-cell>
        </table:table-row>
        <table:table-row table:style-name="ro1">
          <table:table-cell office:value-type="float" office:value="0.060500000000001" calcext:value-type="float">
            <text:p>0.060500000000001</text:p>
          </table:table-cell>
          <table:table-cell office:value-type="float" office:value="0.00000055645409702001" calcext:value-type="float">
            <text:p>5.5645409702001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273" calcext:value-type="float">
            <text:p>-31.405590430273</text:p>
          </table:table-cell>
          <table:table-cell office:value-type="float" office:value="0" calcext:value-type="float">
            <text:p>0</text:p>
          </table:table-cell>
          <table:table-cell table:formula="of:=[.F606]+(1-0.5)*0.0001*[.E606]+0.5*0.0001*[.E607]" office:value-type="float" office:value="-0.0000000000014299672557172" calcext:value-type="float">
            <text:p>-1.4299672557172E-12</text:p>
          </table:table-cell>
          <table:table-cell table:formula="of:=[.G606]+0.0001*[.F606]+(0.5-0.25)*0.0001^2*[.E606]+0.25*0.0001^2*[.E607]" office:value-type="float" office:value="-31.4055904302302" calcext:value-type="float">
            <text:p>-31.4055904302302</text:p>
          </table:table-cell>
          <table:table-cell table:formula="of:=[.H606]+1/2*([.A607]-[.A606])*([.E607]+[.E606])" office:value-type="float" office:value="-0.000000000000975886038645513" calcext:value-type="float">
            <text:p>-9.75886038645513E-13</text:p>
          </table:table-cell>
          <table:table-cell table:formula="of:=[.I606]+1/2*([.A607]-[.A606])*([.H607]+[.H606])" office:value-type="float" office:value="-31.4055904302302" calcext:value-type="float">
            <text:p>-31.4055904302302</text:p>
          </table:table-cell>
          <table:table-cell table:formula="of:=200*PI()*COS(200*PI()*[.A607])" office:value-type="float" office:value="597.566432948188" calcext:value-type="float">
            <text:p>597.566432948188</text:p>
          </table:table-cell>
          <table:table-cell table:formula="of:=SIN(200*PI()*[.A607])" office:value-type="float" office:value="0.309016994375549" calcext:value-type="float">
            <text:p>0.309016994375549</text:p>
          </table:table-cell>
        </table:table-row>
        <table:table-row table:style-name="ro1">
          <table:table-cell office:value-type="float" office:value="0.060600000000001" calcext:value-type="float">
            <text:p>0.060600000000001</text:p>
          </table:table-cell>
          <table:table-cell office:value-type="float" office:value="-0.0000012454706848048" calcext:value-type="float">
            <text:p>-1.2454706848048E-06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274" calcext:value-type="float">
            <text:p>-31.405590430274</text:p>
          </table:table-cell>
          <table:table-cell office:value-type="float" office:value="0" calcext:value-type="float">
            <text:p>0</text:p>
          </table:table-cell>
          <table:table-cell table:formula="of:=[.F607]+(1-0.5)*0.0001*[.E607]+0.5*0.0001*[.E608]" office:value-type="float" office:value="-0.0000000000014299672557172" calcext:value-type="float">
            <text:p>-1.4299672557172E-12</text:p>
          </table:table-cell>
          <table:table-cell table:formula="of:=[.G607]+0.0001*[.F607]+(0.5-0.25)*0.0001^2*[.E607]+0.25*0.0001^2*[.E608]" office:value-type="float" office:value="-31.4055904302302" calcext:value-type="float">
            <text:p>-31.4055904302302</text:p>
          </table:table-cell>
          <table:table-cell table:formula="of:=[.H607]+1/2*([.A608]-[.A607])*([.E608]+[.E607])" office:value-type="float" office:value="-0.000000000000975886038645513" calcext:value-type="float">
            <text:p>-9.75886038645513E-13</text:p>
          </table:table-cell>
          <table:table-cell table:formula="of:=[.I607]+1/2*([.A608]-[.A607])*([.H608]+[.H607])" office:value-type="float" office:value="-31.4055904302302" calcext:value-type="float">
            <text:p>-31.4055904302302</text:p>
          </table:table-cell>
          <table:table-cell table:formula="of:=200*PI()*COS(200*PI()*[.A608])" office:value-type="float" office:value="584.195795509266" calcext:value-type="float">
            <text:p>584.195795509266</text:p>
          </table:table-cell>
          <table:table-cell table:formula="of:=SIN(200*PI()*[.A608])" office:value-type="float" office:value="0.368124552685269" calcext:value-type="float">
            <text:p>0.368124552685269</text:p>
          </table:table-cell>
        </table:table-row>
        <table:table-row table:style-name="ro1">
          <table:table-cell office:value-type="float" office:value="0.060700000000001" calcext:value-type="float">
            <text:p>0.060700000000001</text:p>
          </table:table-cell>
          <table:table-cell office:value-type="float" office:value="0.00000051340180106945" calcext:value-type="float">
            <text:p>5.1340180106945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274" calcext:value-type="float">
            <text:p>-31.405590430274</text:p>
          </table:table-cell>
          <table:table-cell office:value-type="float" office:value="0" calcext:value-type="float">
            <text:p>0</text:p>
          </table:table-cell>
          <table:table-cell table:formula="of:=[.F608]+(1-0.5)*0.0001*[.E608]+0.5*0.0001*[.E609]" office:value-type="float" office:value="-0.0000000000014299672557172" calcext:value-type="float">
            <text:p>-1.4299672557172E-12</text:p>
          </table:table-cell>
          <table:table-cell table:formula="of:=[.G608]+0.0001*[.F608]+(0.5-0.25)*0.0001^2*[.E608]+0.25*0.0001^2*[.E609]" office:value-type="float" office:value="-31.4055904302302" calcext:value-type="float">
            <text:p>-31.4055904302302</text:p>
          </table:table-cell>
          <table:table-cell table:formula="of:=[.H608]+1/2*([.A609]-[.A608])*([.E609]+[.E608])" office:value-type="float" office:value="-0.000000000000975886038645513" calcext:value-type="float">
            <text:p>-9.75886038645513E-13</text:p>
          </table:table-cell>
          <table:table-cell table:formula="of:=[.I608]+1/2*([.A609]-[.A608])*([.H609]+[.H608])" office:value-type="float" office:value="-31.4055904302302" calcext:value-type="float">
            <text:p>-31.4055904302302</text:p>
          </table:table-cell>
          <table:table-cell table:formula="of:=200*PI()*COS(200*PI()*[.A609])" office:value-type="float" office:value="568.519604159142" calcext:value-type="float">
            <text:p>568.519604159142</text:p>
          </table:table-cell>
          <table:table-cell table:formula="of:=SIN(200*PI()*[.A609])" office:value-type="float" office:value="0.425779291565644" calcext:value-type="float">
            <text:p>0.425779291565644</text:p>
          </table:table-cell>
        </table:table-row>
        <table:table-row table:style-name="ro1">
          <table:table-cell office:value-type="float" office:value="0.060800000000001" calcext:value-type="float">
            <text:p>0.060800000000001</text:p>
          </table:table-cell>
          <table:table-cell office:value-type="float" office:value="-0.0000012024183888543" calcext:value-type="float">
            <text:p>-1.2024183888543E-06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274" calcext:value-type="float">
            <text:p>-31.405590430274</text:p>
          </table:table-cell>
          <table:table-cell office:value-type="float" office:value="0" calcext:value-type="float">
            <text:p>0</text:p>
          </table:table-cell>
          <table:table-cell table:formula="of:=[.F609]+(1-0.5)*0.0001*[.E609]+0.5*0.0001*[.E610]" office:value-type="float" office:value="-0.0000000000014299672557172" calcext:value-type="float">
            <text:p>-1.4299672557172E-12</text:p>
          </table:table-cell>
          <table:table-cell table:formula="of:=[.G609]+0.0001*[.F609]+(0.5-0.25)*0.0001^2*[.E609]+0.25*0.0001^2*[.E610]" office:value-type="float" office:value="-31.4055904302302" calcext:value-type="float">
            <text:p>-31.4055904302302</text:p>
          </table:table-cell>
          <table:table-cell table:formula="of:=[.H609]+1/2*([.A610]-[.A609])*([.E610]+[.E609])" office:value-type="float" office:value="-0.000000000000975886038645513" calcext:value-type="float">
            <text:p>-9.75886038645513E-13</text:p>
          </table:table-cell>
          <table:table-cell table:formula="of:=[.I609]+1/2*([.A610]-[.A609])*([.H610]+[.H609])" office:value-type="float" office:value="-31.4055904302302" calcext:value-type="float">
            <text:p>-31.4055904302302</text:p>
          </table:table-cell>
          <table:table-cell table:formula="of:=200*PI()*COS(200*PI()*[.A610])" office:value-type="float" office:value="550.5997256633" calcext:value-type="float">
            <text:p>550.5997256633</text:p>
          </table:table-cell>
          <table:table-cell table:formula="of:=SIN(200*PI()*[.A610])" office:value-type="float" office:value="0.481753674102272" calcext:value-type="float">
            <text:p>0.481753674102272</text:p>
          </table:table-cell>
        </table:table-row>
        <table:table-row table:style-name="ro1">
          <table:table-cell office:value-type="float" office:value="0.060900000000001" calcext:value-type="float">
            <text:p>0.060900000000001</text:p>
          </table:table-cell>
          <table:table-cell office:value-type="float" office:value="0.00000047034950511888" calcext:value-type="float">
            <text:p>4.7034950511888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274" calcext:value-type="float">
            <text:p>-31.405590430274</text:p>
          </table:table-cell>
          <table:table-cell office:value-type="float" office:value="0" calcext:value-type="float">
            <text:p>0</text:p>
          </table:table-cell>
          <table:table-cell table:formula="of:=[.F610]+(1-0.5)*0.0001*[.E610]+0.5*0.0001*[.E611]" office:value-type="float" office:value="-0.0000000000014299672557172" calcext:value-type="float">
            <text:p>-1.4299672557172E-12</text:p>
          </table:table-cell>
          <table:table-cell table:formula="of:=[.G610]+0.0001*[.F610]+(0.5-0.25)*0.0001^2*[.E610]+0.25*0.0001^2*[.E611]" office:value-type="float" office:value="-31.4055904302302" calcext:value-type="float">
            <text:p>-31.4055904302302</text:p>
          </table:table-cell>
          <table:table-cell table:formula="of:=[.H610]+1/2*([.A611]-[.A610])*([.E611]+[.E610])" office:value-type="float" office:value="-0.000000000000975886038645513" calcext:value-type="float">
            <text:p>-9.75886038645513E-13</text:p>
          </table:table-cell>
          <table:table-cell table:formula="of:=[.I610]+1/2*([.A611]-[.A610])*([.H611]+[.H610])" office:value-type="float" office:value="-31.4055904302302" calcext:value-type="float">
            <text:p>-31.4055904302302</text:p>
          </table:table-cell>
          <table:table-cell table:formula="of:=200*PI()*COS(200*PI()*[.A611])" office:value-type="float" office:value="530.506881595356" calcext:value-type="float">
            <text:p>530.506881595356</text:p>
          </table:table-cell>
          <table:table-cell table:formula="of:=SIN(200*PI()*[.A611])" office:value-type="float" office:value="0.53582679497953" calcext:value-type="float">
            <text:p>0.53582679497953</text:p>
          </table:table-cell>
        </table:table-row>
        <table:table-row table:style-name="ro1">
          <table:table-cell office:value-type="float" office:value="0.061000000000001" calcext:value-type="float">
            <text:p>0.061000000000001</text:p>
          </table:table-cell>
          <table:table-cell office:value-type="float" office:value="-0.0000011593660929037" calcext:value-type="float">
            <text:p>-1.1593660929037E-06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274" calcext:value-type="float">
            <text:p>-31.405590430274</text:p>
          </table:table-cell>
          <table:table-cell office:value-type="float" office:value="0" calcext:value-type="float">
            <text:p>0</text:p>
          </table:table-cell>
          <table:table-cell table:formula="of:=[.F611]+(1-0.5)*0.0001*[.E611]+0.5*0.0001*[.E612]" office:value-type="float" office:value="-0.0000000000014299672557172" calcext:value-type="float">
            <text:p>-1.4299672557172E-12</text:p>
          </table:table-cell>
          <table:table-cell table:formula="of:=[.G611]+0.0001*[.F611]+(0.5-0.25)*0.0001^2*[.E611]+0.25*0.0001^2*[.E612]" office:value-type="float" office:value="-31.4055904302302" calcext:value-type="float">
            <text:p>-31.4055904302302</text:p>
          </table:table-cell>
          <table:table-cell table:formula="of:=[.H611]+1/2*([.A612]-[.A611])*([.E612]+[.E611])" office:value-type="float" office:value="-0.000000000000975886038645513" calcext:value-type="float">
            <text:p>-9.75886038645513E-13</text:p>
          </table:table-cell>
          <table:table-cell table:formula="of:=[.I611]+1/2*([.A612]-[.A611])*([.H612]+[.H611])" office:value-type="float" office:value="-31.4055904302302" calcext:value-type="float">
            <text:p>-31.4055904302302</text:p>
          </table:table-cell>
          <table:table-cell table:formula="of:=200*PI()*COS(200*PI()*[.A612])" office:value-type="float" office:value="508.320369231292" calcext:value-type="float">
            <text:p>508.320369231292</text:p>
          </table:table-cell>
          <table:table-cell table:formula="of:=SIN(200*PI()*[.A612])" office:value-type="float" office:value="0.587785252292986" calcext:value-type="float">
            <text:p>0.587785252292986</text:p>
          </table:table-cell>
        </table:table-row>
        <table:table-row table:style-name="ro1">
          <table:table-cell office:value-type="float" office:value="0.061100000000001" calcext:value-type="float">
            <text:p>0.061100000000001</text:p>
          </table:table-cell>
          <table:table-cell office:value-type="float" office:value="0.00000042729720916831" calcext:value-type="float">
            <text:p>4.2729720916831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274" calcext:value-type="float">
            <text:p>-31.405590430274</text:p>
          </table:table-cell>
          <table:table-cell office:value-type="float" office:value="0" calcext:value-type="float">
            <text:p>0</text:p>
          </table:table-cell>
          <table:table-cell table:formula="of:=[.F612]+(1-0.5)*0.0001*[.E612]+0.5*0.0001*[.E613]" office:value-type="float" office:value="-0.0000000000014299672557172" calcext:value-type="float">
            <text:p>-1.4299672557172E-12</text:p>
          </table:table-cell>
          <table:table-cell table:formula="of:=[.G612]+0.0001*[.F612]+(0.5-0.25)*0.0001^2*[.E612]+0.25*0.0001^2*[.E613]" office:value-type="float" office:value="-31.4055904302302" calcext:value-type="float">
            <text:p>-31.4055904302302</text:p>
          </table:table-cell>
          <table:table-cell table:formula="of:=[.H612]+1/2*([.A613]-[.A612])*([.E613]+[.E612])" office:value-type="float" office:value="-0.000000000000975886038645513" calcext:value-type="float">
            <text:p>-9.75886038645513E-13</text:p>
          </table:table-cell>
          <table:table-cell table:formula="of:=[.I612]+1/2*([.A613]-[.A612])*([.H613]+[.H612])" office:value-type="float" office:value="-31.4055904302302" calcext:value-type="float">
            <text:p>-31.4055904302302</text:p>
          </table:table-cell>
          <table:table-cell table:formula="of:=200*PI()*COS(200*PI()*[.A613])" office:value-type="float" office:value="484.127748599361" calcext:value-type="float">
            <text:p>484.127748599361</text:p>
          </table:table-cell>
          <table:table-cell table:formula="of:=SIN(200*PI()*[.A613])" office:value-type="float" office:value="0.637423989749176" calcext:value-type="float">
            <text:p>0.637423989749176</text:p>
          </table:table-cell>
        </table:table-row>
        <table:table-row table:style-name="ro1">
          <table:table-cell office:value-type="float" office:value="0.061200000000001" calcext:value-type="float">
            <text:p>0.061200000000001</text:p>
          </table:table-cell>
          <table:table-cell office:value-type="float" office:value="-0.0000011163137969531" calcext:value-type="float">
            <text:p>-1.1163137969531E-06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274" calcext:value-type="float">
            <text:p>-31.405590430274</text:p>
          </table:table-cell>
          <table:table-cell office:value-type="float" office:value="0" calcext:value-type="float">
            <text:p>0</text:p>
          </table:table-cell>
          <table:table-cell table:formula="of:=[.F613]+(1-0.5)*0.0001*[.E613]+0.5*0.0001*[.E614]" office:value-type="float" office:value="-0.0000000000014299672557172" calcext:value-type="float">
            <text:p>-1.4299672557172E-12</text:p>
          </table:table-cell>
          <table:table-cell table:formula="of:=[.G613]+0.0001*[.F613]+(0.5-0.25)*0.0001^2*[.E613]+0.25*0.0001^2*[.E614]" office:value-type="float" office:value="-31.4055904302302" calcext:value-type="float">
            <text:p>-31.4055904302302</text:p>
          </table:table-cell>
          <table:table-cell table:formula="of:=[.H613]+1/2*([.A614]-[.A613])*([.E614]+[.E613])" office:value-type="float" office:value="-0.000000000000975886038645513" calcext:value-type="float">
            <text:p>-9.75886038645513E-13</text:p>
          </table:table-cell>
          <table:table-cell table:formula="of:=[.I613]+1/2*([.A614]-[.A613])*([.H614]+[.H613])" office:value-type="float" office:value="-31.4055904302302" calcext:value-type="float">
            <text:p>-31.4055904302302</text:p>
          </table:table-cell>
          <table:table-cell table:formula="of:=200*PI()*COS(200*PI()*[.A614])" office:value-type="float" office:value="458.024496920636" calcext:value-type="float">
            <text:p>458.024496920636</text:p>
          </table:table-cell>
          <table:table-cell table:formula="of:=SIN(200*PI()*[.A614])" office:value-type="float" office:value="0.684547105929151" calcext:value-type="float">
            <text:p>0.684547105929151</text:p>
          </table:table-cell>
        </table:table-row>
        <table:table-row table:style-name="ro1">
          <table:table-cell office:value-type="float" office:value="0.061300000000001" calcext:value-type="float">
            <text:p>0.061300000000001</text:p>
          </table:table-cell>
          <table:table-cell office:value-type="float" office:value="0.00000038424491321773" calcext:value-type="float">
            <text:p>3.8424491321773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275" calcext:value-type="float">
            <text:p>-31.405590430275</text:p>
          </table:table-cell>
          <table:table-cell office:value-type="float" office:value="0" calcext:value-type="float">
            <text:p>0</text:p>
          </table:table-cell>
          <table:table-cell table:formula="of:=[.F614]+(1-0.5)*0.0001*[.E614]+0.5*0.0001*[.E615]" office:value-type="float" office:value="-0.0000000000014299672557172" calcext:value-type="float">
            <text:p>-1.4299672557172E-12</text:p>
          </table:table-cell>
          <table:table-cell table:formula="of:=[.G614]+0.0001*[.F614]+(0.5-0.25)*0.0001^2*[.E614]+0.25*0.0001^2*[.E615]" office:value-type="float" office:value="-31.4055904302302" calcext:value-type="float">
            <text:p>-31.4055904302302</text:p>
          </table:table-cell>
          <table:table-cell table:formula="of:=[.H614]+1/2*([.A615]-[.A614])*([.E615]+[.E614])" office:value-type="float" office:value="-0.000000000000975886038645513" calcext:value-type="float">
            <text:p>-9.75886038645513E-13</text:p>
          </table:table-cell>
          <table:table-cell table:formula="of:=[.I614]+1/2*([.A615]-[.A614])*([.H615]+[.H614])" office:value-type="float" office:value="-31.4055904302302" calcext:value-type="float">
            <text:p>-31.4055904302302</text:p>
          </table:table-cell>
          <table:table-cell table:formula="of:=200*PI()*COS(200*PI()*[.A615])" office:value-type="float" office:value="430.113631804056" calcext:value-type="float">
            <text:p>430.113631804056</text:p>
          </table:table-cell>
          <table:table-cell table:formula="of:=SIN(200*PI()*[.A615])" office:value-type="float" office:value="0.728968627421843" calcext:value-type="float">
            <text:p>0.728968627421843</text:p>
          </table:table-cell>
        </table:table-row>
        <table:table-row table:style-name="ro1">
          <table:table-cell office:value-type="float" office:value="0.061400000000001" calcext:value-type="float">
            <text:p>0.061400000000001</text:p>
          </table:table-cell>
          <table:table-cell office:value-type="float" office:value="-0.0000010732615010025" calcext:value-type="float">
            <text:p>-1.0732615010025E-06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275" calcext:value-type="float">
            <text:p>-31.405590430275</text:p>
          </table:table-cell>
          <table:table-cell office:value-type="float" office:value="0" calcext:value-type="float">
            <text:p>0</text:p>
          </table:table-cell>
          <table:table-cell table:formula="of:=[.F615]+(1-0.5)*0.0001*[.E615]+0.5*0.0001*[.E616]" office:value-type="float" office:value="-0.0000000000014299672557172" calcext:value-type="float">
            <text:p>-1.4299672557172E-12</text:p>
          </table:table-cell>
          <table:table-cell table:formula="of:=[.G615]+0.0001*[.F615]+(0.5-0.25)*0.0001^2*[.E615]+0.25*0.0001^2*[.E616]" office:value-type="float" office:value="-31.4055904302302" calcext:value-type="float">
            <text:p>-31.4055904302302</text:p>
          </table:table-cell>
          <table:table-cell table:formula="of:=[.H615]+1/2*([.A616]-[.A615])*([.E616]+[.E615])" office:value-type="float" office:value="-0.000000000000975886038645513" calcext:value-type="float">
            <text:p>-9.75886038645513E-13</text:p>
          </table:table-cell>
          <table:table-cell table:formula="of:=[.I615]+1/2*([.A616]-[.A615])*([.H616]+[.H615])" office:value-type="float" office:value="-31.4055904302302" calcext:value-type="float">
            <text:p>-31.4055904302302</text:p>
          </table:table-cell>
          <table:table-cell table:formula="of:=200*PI()*COS(200*PI()*[.A616])" office:value-type="float" office:value="400.505304682969" calcext:value-type="float">
            <text:p>400.505304682969</text:p>
          </table:table-cell>
          <table:table-cell table:formula="of:=SIN(200*PI()*[.A616])" office:value-type="float" office:value="0.770513242776193" calcext:value-type="float">
            <text:p>0.770513242776193</text:p>
          </table:table-cell>
        </table:table-row>
        <table:table-row table:style-name="ro1">
          <table:table-cell office:value-type="float" office:value="0.061500000000001" calcext:value-type="float">
            <text:p>0.061500000000001</text:p>
          </table:table-cell>
          <table:table-cell office:value-type="float" office:value="0.00000034119261726714" calcext:value-type="float">
            <text:p>3.4119261726714E-07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275" calcext:value-type="float">
            <text:p>-31.405590430275</text:p>
          </table:table-cell>
          <table:table-cell office:value-type="float" office:value="0" calcext:value-type="float">
            <text:p>0</text:p>
          </table:table-cell>
          <table:table-cell table:formula="of:=[.F616]+(1-0.5)*0.0001*[.E616]+0.5*0.0001*[.E617]" office:value-type="float" office:value="-0.0000000000014299672557172" calcext:value-type="float">
            <text:p>-1.4299672557172E-12</text:p>
          </table:table-cell>
          <table:table-cell table:formula="of:=[.G616]+0.0001*[.F616]+(0.5-0.25)*0.0001^2*[.E616]+0.25*0.0001^2*[.E617]" office:value-type="float" office:value="-31.4055904302302" calcext:value-type="float">
            <text:p>-31.4055904302302</text:p>
          </table:table-cell>
          <table:table-cell table:formula="of:=[.H616]+1/2*([.A617]-[.A616])*([.E617]+[.E616])" office:value-type="float" office:value="-0.000000000000975886038645513" calcext:value-type="float">
            <text:p>-9.75886038645513E-13</text:p>
          </table:table-cell>
          <table:table-cell table:formula="of:=[.I616]+1/2*([.A617]-[.A616])*([.H617]+[.H616])" office:value-type="float" office:value="-31.4055904302302" calcext:value-type="float">
            <text:p>-31.4055904302302</text:p>
          </table:table-cell>
          <table:table-cell table:formula="of:=200*PI()*COS(200*PI()*[.A617])" office:value-type="float" office:value="369.316366097772" calcext:value-type="float">
            <text:p>369.316366097772</text:p>
          </table:table-cell>
          <table:table-cell table:formula="of:=SIN(200*PI()*[.A617])" office:value-type="float" office:value="0.809016994375317" calcext:value-type="float">
            <text:p>0.809016994375317</text:p>
          </table:table-cell>
        </table:table-row>
        <table:table-row table:style-name="ro1">
          <table:table-cell office:value-type="float" office:value="0.061600000000001" calcext:value-type="float">
            <text:p>0.061600000000001</text:p>
          </table:table-cell>
          <table:table-cell office:value-type="float" office:value="-0.000001030209205052" calcext:value-type="float">
            <text:p>-1.030209205052E-06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275" calcext:value-type="float">
            <text:p>-31.405590430275</text:p>
          </table:table-cell>
          <table:table-cell office:value-type="float" office:value="0" calcext:value-type="float">
            <text:p>0</text:p>
          </table:table-cell>
          <table:table-cell table:formula="of:=[.F617]+(1-0.5)*0.0001*[.E617]+0.5*0.0001*[.E618]" office:value-type="float" office:value="-0.0000000000014299672557172" calcext:value-type="float">
            <text:p>-1.4299672557172E-12</text:p>
          </table:table-cell>
          <table:table-cell table:formula="of:=[.G617]+0.0001*[.F617]+(0.5-0.25)*0.0001^2*[.E617]+0.25*0.0001^2*[.E618]" office:value-type="float" office:value="-31.4055904302302" calcext:value-type="float">
            <text:p>-31.4055904302302</text:p>
          </table:table-cell>
          <table:table-cell table:formula="of:=[.H617]+1/2*([.A618]-[.A617])*([.E618]+[.E617])" office:value-type="float" office:value="-0.000000000000975886038645513" calcext:value-type="float">
            <text:p>-9.75886038645513E-13</text:p>
          </table:table-cell>
          <table:table-cell table:formula="of:=[.I617]+1/2*([.A618]-[.A617])*([.H618]+[.H617])" office:value-type="float" office:value="-31.4055904302302" calcext:value-type="float">
            <text:p>-31.4055904302302</text:p>
          </table:table-cell>
          <table:table-cell table:formula="of:=200*PI()*COS(200*PI()*[.A618])" office:value-type="float" office:value="336.669904540181" calcext:value-type="float">
            <text:p>336.669904540181</text:p>
          </table:table-cell>
          <table:table-cell table:formula="of:=SIN(200*PI()*[.A618])" office:value-type="float" office:value="0.844327925502354" calcext:value-type="float">
            <text:p>0.844327925502354</text:p>
          </table:table-cell>
        </table:table-row>
        <table:table-row table:style-name="ro1">
          <table:table-cell office:value-type="float" office:value="0.061700000000001" calcext:value-type="float">
            <text:p>0.061700000000001</text:p>
          </table:table-cell>
          <table:table-cell office:value-type="float" office:value="0.00000029814032131656" calcext:value-type="float">
            <text:p>2.9814032131656E-07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275" calcext:value-type="float">
            <text:p>-31.405590430275</text:p>
          </table:table-cell>
          <table:table-cell office:value-type="float" office:value="0" calcext:value-type="float">
            <text:p>0</text:p>
          </table:table-cell>
          <table:table-cell table:formula="of:=[.F618]+(1-0.5)*0.0001*[.E618]+0.5*0.0001*[.E619]" office:value-type="float" office:value="-0.0000000000014299672557172" calcext:value-type="float">
            <text:p>-1.4299672557172E-12</text:p>
          </table:table-cell>
          <table:table-cell table:formula="of:=[.G618]+0.0001*[.F618]+(0.5-0.25)*0.0001^2*[.E618]+0.25*0.0001^2*[.E619]" office:value-type="float" office:value="-31.4055904302302" calcext:value-type="float">
            <text:p>-31.4055904302302</text:p>
          </table:table-cell>
          <table:table-cell table:formula="of:=[.H618]+1/2*([.A619]-[.A618])*([.E619]+[.E618])" office:value-type="float" office:value="-0.000000000000975886038645513" calcext:value-type="float">
            <text:p>-9.75886038645513E-13</text:p>
          </table:table-cell>
          <table:table-cell table:formula="of:=[.I618]+1/2*([.A619]-[.A618])*([.H619]+[.H618])" office:value-type="float" office:value="-31.4055904302302" calcext:value-type="float">
            <text:p>-31.4055904302302</text:p>
          </table:table-cell>
          <table:table-cell table:formula="of:=200*PI()*COS(200*PI()*[.A619])" office:value-type="float" office:value="302.694760679222" calcext:value-type="float">
            <text:p>302.694760679222</text:p>
          </table:table-cell>
          <table:table-cell table:formula="of:=SIN(200*PI()*[.A619])" office:value-type="float" office:value="0.876306680044166" calcext:value-type="float">
            <text:p>0.876306680044166</text:p>
          </table:table-cell>
        </table:table-row>
        <table:table-row table:style-name="ro1">
          <table:table-cell office:value-type="float" office:value="0.061800000000001" calcext:value-type="float">
            <text:p>0.061800000000001</text:p>
          </table:table-cell>
          <table:table-cell office:value-type="float" office:value="-0.00000098715690910137" calcext:value-type="float">
            <text:p>-9.8715690910137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275" calcext:value-type="float">
            <text:p>-31.405590430275</text:p>
          </table:table-cell>
          <table:table-cell office:value-type="float" office:value="0" calcext:value-type="float">
            <text:p>0</text:p>
          </table:table-cell>
          <table:table-cell table:formula="of:=[.F619]+(1-0.5)*0.0001*[.E619]+0.5*0.0001*[.E620]" office:value-type="float" office:value="-0.0000000000014299672557172" calcext:value-type="float">
            <text:p>-1.4299672557172E-12</text:p>
          </table:table-cell>
          <table:table-cell table:formula="of:=[.G619]+0.0001*[.F619]+(0.5-0.25)*0.0001^2*[.E619]+0.25*0.0001^2*[.E620]" office:value-type="float" office:value="-31.4055904302302" calcext:value-type="float">
            <text:p>-31.4055904302302</text:p>
          </table:table-cell>
          <table:table-cell table:formula="of:=[.H619]+1/2*([.A620]-[.A619])*([.E620]+[.E619])" office:value-type="float" office:value="-0.000000000000975886038645513" calcext:value-type="float">
            <text:p>-9.75886038645513E-13</text:p>
          </table:table-cell>
          <table:table-cell table:formula="of:=[.I619]+1/2*([.A620]-[.A619])*([.H620]+[.H619])" office:value-type="float" office:value="-31.4055904302302" calcext:value-type="float">
            <text:p>-31.4055904302302</text:p>
          </table:table-cell>
          <table:table-cell table:formula="of:=200*PI()*COS(200*PI()*[.A620])" office:value-type="float" office:value="267.525018885941" calcext:value-type="float">
            <text:p>267.525018885941</text:p>
          </table:table-cell>
          <table:table-cell table:formula="of:=SIN(200*PI()*[.A620])" office:value-type="float" office:value="0.904827052466288" calcext:value-type="float">
            <text:p>0.904827052466288</text:p>
          </table:table-cell>
        </table:table-row>
        <table:table-row table:style-name="ro1">
          <table:table-cell office:value-type="float" office:value="0.061900000000001" calcext:value-type="float">
            <text:p>0.061900000000001</text:p>
          </table:table-cell>
          <table:table-cell office:value-type="float" office:value="0.00000025508802536598" calcext:value-type="float">
            <text:p>2.5508802536598E-07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276" calcext:value-type="float">
            <text:p>-31.405590430276</text:p>
          </table:table-cell>
          <table:table-cell office:value-type="float" office:value="0" calcext:value-type="float">
            <text:p>0</text:p>
          </table:table-cell>
          <table:table-cell table:formula="of:=[.F620]+(1-0.5)*0.0001*[.E620]+0.5*0.0001*[.E621]" office:value-type="float" office:value="-0.0000000000014299672557172" calcext:value-type="float">
            <text:p>-1.4299672557172E-12</text:p>
          </table:table-cell>
          <table:table-cell table:formula="of:=[.G620]+0.0001*[.F620]+(0.5-0.25)*0.0001^2*[.E620]+0.25*0.0001^2*[.E621]" office:value-type="float" office:value="-31.4055904302302" calcext:value-type="float">
            <text:p>-31.4055904302302</text:p>
          </table:table-cell>
          <table:table-cell table:formula="of:=[.H620]+1/2*([.A621]-[.A620])*([.E621]+[.E620])" office:value-type="float" office:value="-0.000000000000975886038645513" calcext:value-type="float">
            <text:p>-9.75886038645513E-13</text:p>
          </table:table-cell>
          <table:table-cell table:formula="of:=[.I620]+1/2*([.A621]-[.A620])*([.H621]+[.H620])" office:value-type="float" office:value="-31.4055904302302" calcext:value-type="float">
            <text:p>-31.4055904302302</text:p>
          </table:table-cell>
          <table:table-cell table:formula="of:=200*PI()*COS(200*PI()*[.A621])" office:value-type="float" office:value="231.299478063676" calcext:value-type="float">
            <text:p>231.299478063676</text:p>
          </table:table-cell>
          <table:table-cell table:formula="of:=SIN(200*PI()*[.A621])" office:value-type="float" office:value="0.929776485888482" calcext:value-type="float">
            <text:p>0.929776485888482</text:p>
          </table:table-cell>
        </table:table-row>
        <table:table-row table:style-name="ro1">
          <table:table-cell office:value-type="float" office:value="0.062000000000001" calcext:value-type="float">
            <text:p>0.062000000000001</text:p>
          </table:table-cell>
          <table:table-cell office:value-type="float" office:value="-0.00000094410461315079" calcext:value-type="float">
            <text:p>-9.4410461315079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276" calcext:value-type="float">
            <text:p>-31.405590430276</text:p>
          </table:table-cell>
          <table:table-cell office:value-type="float" office:value="0" calcext:value-type="float">
            <text:p>0</text:p>
          </table:table-cell>
          <table:table-cell table:formula="of:=[.F621]+(1-0.5)*0.0001*[.E621]+0.5*0.0001*[.E622]" office:value-type="float" office:value="-0.0000000000014299672557172" calcext:value-type="float">
            <text:p>-1.4299672557172E-12</text:p>
          </table:table-cell>
          <table:table-cell table:formula="of:=[.G621]+0.0001*[.F621]+(0.5-0.25)*0.0001^2*[.E621]+0.25*0.0001^2*[.E622]" office:value-type="float" office:value="-31.4055904302302" calcext:value-type="float">
            <text:p>-31.4055904302302</text:p>
          </table:table-cell>
          <table:table-cell table:formula="of:=[.H621]+1/2*([.A622]-[.A621])*([.E622]+[.E621])" office:value-type="float" office:value="-0.000000000000975886038645513" calcext:value-type="float">
            <text:p>-9.75886038645513E-13</text:p>
          </table:table-cell>
          <table:table-cell table:formula="of:=[.I621]+1/2*([.A622]-[.A621])*([.H622]+[.H621])" office:value-type="float" office:value="-31.4055904302302" calcext:value-type="float">
            <text:p>-31.4055904302302</text:p>
          </table:table-cell>
          <table:table-cell table:formula="of:=200*PI()*COS(200*PI()*[.A622])" office:value-type="float" office:value="194.16110387217" calcext:value-type="float">
            <text:p>194.16110387217</text:p>
          </table:table-cell>
          <table:table-cell table:formula="of:=SIN(200*PI()*[.A622])" office:value-type="float" office:value="0.951056516295349" calcext:value-type="float">
            <text:p>0.951056516295349</text:p>
          </table:table-cell>
        </table:table-row>
        <table:table-row table:style-name="ro1">
          <table:table-cell office:value-type="float" office:value="0.062100000000001" calcext:value-type="float">
            <text:p>0.062100000000001</text:p>
          </table:table-cell>
          <table:table-cell office:value-type="float" office:value="0.0000002120357294154" calcext:value-type="float">
            <text:p>2.120357294154E-07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276" calcext:value-type="float">
            <text:p>-31.405590430276</text:p>
          </table:table-cell>
          <table:table-cell office:value-type="float" office:value="0" calcext:value-type="float">
            <text:p>0</text:p>
          </table:table-cell>
          <table:table-cell table:formula="of:=[.F622]+(1-0.5)*0.0001*[.E622]+0.5*0.0001*[.E623]" office:value-type="float" office:value="-0.0000000000014299672557172" calcext:value-type="float">
            <text:p>-1.4299672557172E-12</text:p>
          </table:table-cell>
          <table:table-cell table:formula="of:=[.G622]+0.0001*[.F622]+(0.5-0.25)*0.0001^2*[.E622]+0.25*0.0001^2*[.E623]" office:value-type="float" office:value="-31.4055904302302" calcext:value-type="float">
            <text:p>-31.4055904302302</text:p>
          </table:table-cell>
          <table:table-cell table:formula="of:=[.H622]+1/2*([.A623]-[.A622])*([.E623]+[.E622])" office:value-type="float" office:value="-0.000000000000975886038645513" calcext:value-type="float">
            <text:p>-9.75886038645513E-13</text:p>
          </table:table-cell>
          <table:table-cell table:formula="of:=[.I622]+1/2*([.A623]-[.A622])*([.H623]+[.H622])" office:value-type="float" office:value="-31.4055904302302" calcext:value-type="float">
            <text:p>-31.4055904302302</text:p>
          </table:table-cell>
          <table:table-cell table:formula="of:=200*PI()*COS(200*PI()*[.A623])" office:value-type="float" office:value="156.256464507455" calcext:value-type="float">
            <text:p>156.256464507455</text:p>
          </table:table-cell>
          <table:table-cell table:formula="of:=SIN(200*PI()*[.A623])" office:value-type="float" office:value="0.968583161128787" calcext:value-type="float">
            <text:p>0.968583161128787</text:p>
          </table:table-cell>
        </table:table-row>
        <table:table-row table:style-name="ro1">
          <table:table-cell office:value-type="float" office:value="0.062200000000001" calcext:value-type="float">
            <text:p>0.062200000000001</text:p>
          </table:table-cell>
          <table:table-cell office:value-type="float" office:value="-0.0000009010523172002" calcext:value-type="float">
            <text:p>-9.010523172002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276" calcext:value-type="float">
            <text:p>-31.405590430276</text:p>
          </table:table-cell>
          <table:table-cell office:value-type="float" office:value="0" calcext:value-type="float">
            <text:p>0</text:p>
          </table:table-cell>
          <table:table-cell table:formula="of:=[.F623]+(1-0.5)*0.0001*[.E623]+0.5*0.0001*[.E624]" office:value-type="float" office:value="-0.0000000000014299672557172" calcext:value-type="float">
            <text:p>-1.4299672557172E-12</text:p>
          </table:table-cell>
          <table:table-cell table:formula="of:=[.G623]+0.0001*[.F623]+(0.5-0.25)*0.0001^2*[.E623]+0.25*0.0001^2*[.E624]" office:value-type="float" office:value="-31.4055904302302" calcext:value-type="float">
            <text:p>-31.4055904302302</text:p>
          </table:table-cell>
          <table:table-cell table:formula="of:=[.H623]+1/2*([.A624]-[.A623])*([.E624]+[.E623])" office:value-type="float" office:value="-0.000000000000975886038645513" calcext:value-type="float">
            <text:p>-9.75886038645513E-13</text:p>
          </table:table-cell>
          <table:table-cell table:formula="of:=[.I623]+1/2*([.A624]-[.A623])*([.H624]+[.H623])" office:value-type="float" office:value="-31.4055904302302" calcext:value-type="float">
            <text:p>-31.4055904302302</text:p>
          </table:table-cell>
          <table:table-cell table:formula="of:=200*PI()*COS(200*PI()*[.A624])" office:value-type="float" office:value="117.735152264113" calcext:value-type="float">
            <text:p>117.735152264113</text:p>
          </table:table-cell>
          <table:table-cell table:formula="of:=SIN(200*PI()*[.A624])" office:value-type="float" office:value="0.982287250728807" calcext:value-type="float">
            <text:p>0.982287250728807</text:p>
          </table:table-cell>
        </table:table-row>
        <table:table-row table:style-name="ro1">
          <table:table-cell office:value-type="float" office:value="0.062300000000001" calcext:value-type="float">
            <text:p>0.062300000000001</text:p>
          </table:table-cell>
          <table:table-cell office:value-type="float" office:value="0.00000016898343346483" calcext:value-type="float">
            <text:p>1.6898343346483E-07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276" calcext:value-type="float">
            <text:p>-31.405590430276</text:p>
          </table:table-cell>
          <table:table-cell office:value-type="float" office:value="0" calcext:value-type="float">
            <text:p>0</text:p>
          </table:table-cell>
          <table:table-cell table:formula="of:=[.F624]+(1-0.5)*0.0001*[.E624]+0.5*0.0001*[.E625]" office:value-type="float" office:value="-0.0000000000014299672557172" calcext:value-type="float">
            <text:p>-1.4299672557172E-12</text:p>
          </table:table-cell>
          <table:table-cell table:formula="of:=[.G624]+0.0001*[.F624]+(0.5-0.25)*0.0001^2*[.E624]+0.25*0.0001^2*[.E625]" office:value-type="float" office:value="-31.4055904302302" calcext:value-type="float">
            <text:p>-31.4055904302302</text:p>
          </table:table-cell>
          <table:table-cell table:formula="of:=[.H624]+1/2*([.A625]-[.A624])*([.E625]+[.E624])" office:value-type="float" office:value="-0.000000000000975886038645513" calcext:value-type="float">
            <text:p>-9.75886038645513E-13</text:p>
          </table:table-cell>
          <table:table-cell table:formula="of:=[.I624]+1/2*([.A625]-[.A624])*([.H625]+[.H624])" office:value-type="float" office:value="-31.4055904302302" calcext:value-type="float">
            <text:p>-31.4055904302302</text:p>
          </table:table-cell>
          <table:table-cell table:formula="of:=200*PI()*COS(200*PI()*[.A625])" office:value-type="float" office:value="78.7491931628596" calcext:value-type="float">
            <text:p>78.7491931628596</text:p>
          </table:table-cell>
          <table:table-cell table:formula="of:=SIN(200*PI()*[.A625])" office:value-type="float" office:value="0.992114701314557" calcext:value-type="float">
            <text:p>0.992114701314557</text:p>
          </table:table-cell>
        </table:table-row>
        <table:table-row table:style-name="ro1">
          <table:table-cell office:value-type="float" office:value="0.062400000000001" calcext:value-type="float">
            <text:p>0.062400000000001</text:p>
          </table:table-cell>
          <table:table-cell office:value-type="float" office:value="-0.00000085800002124965" calcext:value-type="float">
            <text:p>-8.5800002124965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276" calcext:value-type="float">
            <text:p>-31.405590430276</text:p>
          </table:table-cell>
          <table:table-cell office:value-type="float" office:value="0" calcext:value-type="float">
            <text:p>0</text:p>
          </table:table-cell>
          <table:table-cell table:formula="of:=[.F625]+(1-0.5)*0.0001*[.E625]+0.5*0.0001*[.E626]" office:value-type="float" office:value="-0.0000000000014299672557172" calcext:value-type="float">
            <text:p>-1.4299672557172E-12</text:p>
          </table:table-cell>
          <table:table-cell table:formula="of:=[.G625]+0.0001*[.F625]+(0.5-0.25)*0.0001^2*[.E625]+0.25*0.0001^2*[.E626]" office:value-type="float" office:value="-31.4055904302302" calcext:value-type="float">
            <text:p>-31.4055904302302</text:p>
          </table:table-cell>
          <table:table-cell table:formula="of:=[.H625]+1/2*([.A626]-[.A625])*([.E626]+[.E625])" office:value-type="float" office:value="-0.000000000000975886038645513" calcext:value-type="float">
            <text:p>-9.75886038645513E-13</text:p>
          </table:table-cell>
          <table:table-cell table:formula="of:=[.I625]+1/2*([.A626]-[.A625])*([.H626]+[.H625])" office:value-type="float" office:value="-31.4055904302302" calcext:value-type="float">
            <text:p>-31.4055904302302</text:p>
          </table:table-cell>
          <table:table-cell table:formula="of:=200*PI()*COS(200*PI()*[.A626])" office:value-type="float" office:value="39.4524469732808" calcext:value-type="float">
            <text:p>39.4524469732808</text:p>
          </table:table-cell>
          <table:table-cell table:formula="of:=SIN(200*PI()*[.A626])" office:value-type="float" office:value="0.998026728428311" calcext:value-type="float">
            <text:p>0.998026728428311</text:p>
          </table:table-cell>
        </table:table-row>
        <table:table-row table:style-name="ro1">
          <table:table-cell office:value-type="float" office:value="0.062500000000001" calcext:value-type="float">
            <text:p>0.062500000000001</text:p>
          </table:table-cell>
          <table:table-cell office:value-type="float" office:value="0.00000012593113751427" calcext:value-type="float">
            <text:p>1.2593113751427E-07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277" calcext:value-type="float">
            <text:p>-31.405590430277</text:p>
          </table:table-cell>
          <table:table-cell office:value-type="float" office:value="0" calcext:value-type="float">
            <text:p>0</text:p>
          </table:table-cell>
          <table:table-cell table:formula="of:=[.F626]+(1-0.5)*0.0001*[.E626]+0.5*0.0001*[.E627]" office:value-type="float" office:value="-0.0000000000014299672557172" calcext:value-type="float">
            <text:p>-1.4299672557172E-12</text:p>
          </table:table-cell>
          <table:table-cell table:formula="of:=[.G626]+0.0001*[.F626]+(0.5-0.25)*0.0001^2*[.E626]+0.25*0.0001^2*[.E627]" office:value-type="float" office:value="-31.4055904302302" calcext:value-type="float">
            <text:p>-31.4055904302302</text:p>
          </table:table-cell>
          <table:table-cell table:formula="of:=[.H626]+1/2*([.A627]-[.A626])*([.E627]+[.E626])" office:value-type="float" office:value="-0.000000000000975886038645513" calcext:value-type="float">
            <text:p>-9.75886038645513E-13</text:p>
          </table:table-cell>
          <table:table-cell table:formula="of:=[.I626]+1/2*([.A627]-[.A626])*([.H627]+[.H626])" office:value-type="float" office:value="-31.4055904302302" calcext:value-type="float">
            <text:p>-31.4055904302302</text:p>
          </table:table-cell>
          <table:table-cell table:formula="of:=200*PI()*COS(200*PI()*[.A627])" office:value-type="float" office:value="-0.000000000393027790188194" calcext:value-type="float">
            <text:p>-3.93027790188194E-10</text:p>
          </table:table-cell>
          <table:table-cell table:formula="of:=SIN(200*PI()*[.A6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2600000000001" calcext:value-type="float">
            <text:p>0.062600000000001</text:p>
          </table:table-cell>
          <table:table-cell office:value-type="float" office:value="-0.00000081494772529909" calcext:value-type="float">
            <text:p>-8.1494772529909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277" calcext:value-type="float">
            <text:p>-31.405590430277</text:p>
          </table:table-cell>
          <table:table-cell office:value-type="float" office:value="0" calcext:value-type="float">
            <text:p>0</text:p>
          </table:table-cell>
          <table:table-cell table:formula="of:=[.F627]+(1-0.5)*0.0001*[.E627]+0.5*0.0001*[.E628]" office:value-type="float" office:value="-0.0000000000014299672557172" calcext:value-type="float">
            <text:p>-1.4299672557172E-12</text:p>
          </table:table-cell>
          <table:table-cell table:formula="of:=[.G627]+0.0001*[.F627]+(0.5-0.25)*0.0001^2*[.E627]+0.25*0.0001^2*[.E628]" office:value-type="float" office:value="-31.4055904302302" calcext:value-type="float">
            <text:p>-31.4055904302302</text:p>
          </table:table-cell>
          <table:table-cell table:formula="of:=[.H627]+1/2*([.A628]-[.A627])*([.E628]+[.E627])" office:value-type="float" office:value="-0.000000000000975886038645513" calcext:value-type="float">
            <text:p>-9.75886038645513E-13</text:p>
          </table:table-cell>
          <table:table-cell table:formula="of:=[.I627]+1/2*([.A628]-[.A627])*([.H628]+[.H627])" office:value-type="float" office:value="-31.4055904302302" calcext:value-type="float">
            <text:p>-31.4055904302302</text:p>
          </table:table-cell>
          <table:table-cell table:formula="of:=200*PI()*COS(200*PI()*[.A628])" office:value-type="float" office:value="-39.4524469740697" calcext:value-type="float">
            <text:p>-39.4524469740697</text:p>
          </table:table-cell>
          <table:table-cell table:formula="of:=SIN(200*PI()*[.A628])" office:value-type="float" office:value="0.998026728428232" calcext:value-type="float">
            <text:p>0.998026728428232</text:p>
          </table:table-cell>
        </table:table-row>
        <table:table-row table:style-name="ro1">
          <table:table-cell office:value-type="float" office:value="0.062700000000001" calcext:value-type="float">
            <text:p>0.062700000000001</text:p>
          </table:table-cell>
          <table:table-cell office:value-type="float" office:value="0.000000082878841563715" calcext:value-type="float">
            <text:p>8.2878841563715E-08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277" calcext:value-type="float">
            <text:p>-31.405590430277</text:p>
          </table:table-cell>
          <table:table-cell office:value-type="float" office:value="0" calcext:value-type="float">
            <text:p>0</text:p>
          </table:table-cell>
          <table:table-cell table:formula="of:=[.F628]+(1-0.5)*0.0001*[.E628]+0.5*0.0001*[.E629]" office:value-type="float" office:value="-0.0000000000014299672557172" calcext:value-type="float">
            <text:p>-1.4299672557172E-12</text:p>
          </table:table-cell>
          <table:table-cell table:formula="of:=[.G628]+0.0001*[.F628]+(0.5-0.25)*0.0001^2*[.E628]+0.25*0.0001^2*[.E629]" office:value-type="float" office:value="-31.4055904302302" calcext:value-type="float">
            <text:p>-31.4055904302302</text:p>
          </table:table-cell>
          <table:table-cell table:formula="of:=[.H628]+1/2*([.A629]-[.A628])*([.E629]+[.E628])" office:value-type="float" office:value="-0.000000000000975886038645513" calcext:value-type="float">
            <text:p>-9.75886038645513E-13</text:p>
          </table:table-cell>
          <table:table-cell table:formula="of:=[.I628]+1/2*([.A629]-[.A628])*([.H629]+[.H628])" office:value-type="float" office:value="-31.4055904302302" calcext:value-type="float">
            <text:p>-31.4055904302302</text:p>
          </table:table-cell>
          <table:table-cell table:formula="of:=200*PI()*COS(200*PI()*[.A629])" office:value-type="float" office:value="-78.7491931636483" calcext:value-type="float">
            <text:p>-78.7491931636483</text:p>
          </table:table-cell>
          <table:table-cell table:formula="of:=SIN(200*PI()*[.A629])" office:value-type="float" office:value="0.992114701314399" calcext:value-type="float">
            <text:p>0.992114701314399</text:p>
          </table:table-cell>
        </table:table-row>
        <table:table-row table:style-name="ro1">
          <table:table-cell office:value-type="float" office:value="0.062800000000001" calcext:value-type="float">
            <text:p>0.062800000000001</text:p>
          </table:table-cell>
          <table:table-cell office:value-type="float" office:value="-0.00000077189542934855" calcext:value-type="float">
            <text:p>-7.7189542934855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277" calcext:value-type="float">
            <text:p>-31.405590430277</text:p>
          </table:table-cell>
          <table:table-cell office:value-type="float" office:value="0" calcext:value-type="float">
            <text:p>0</text:p>
          </table:table-cell>
          <table:table-cell table:formula="of:=[.F629]+(1-0.5)*0.0001*[.E629]+0.5*0.0001*[.E630]" office:value-type="float" office:value="-0.0000000000014299672557172" calcext:value-type="float">
            <text:p>-1.4299672557172E-12</text:p>
          </table:table-cell>
          <table:table-cell table:formula="of:=[.G629]+0.0001*[.F629]+(0.5-0.25)*0.0001^2*[.E629]+0.25*0.0001^2*[.E630]" office:value-type="float" office:value="-31.4055904302302" calcext:value-type="float">
            <text:p>-31.4055904302302</text:p>
          </table:table-cell>
          <table:table-cell table:formula="of:=[.H629]+1/2*([.A630]-[.A629])*([.E630]+[.E629])" office:value-type="float" office:value="-0.000000000000975886038645513" calcext:value-type="float">
            <text:p>-9.75886038645513E-13</text:p>
          </table:table-cell>
          <table:table-cell table:formula="of:=[.I629]+1/2*([.A630]-[.A629])*([.H630]+[.H629])" office:value-type="float" office:value="-31.4055904302302" calcext:value-type="float">
            <text:p>-31.4055904302302</text:p>
          </table:table-cell>
          <table:table-cell table:formula="of:=200*PI()*COS(200*PI()*[.A630])" office:value-type="float" office:value="-117.735152264894" calcext:value-type="float">
            <text:p>-117.735152264894</text:p>
          </table:table-cell>
          <table:table-cell table:formula="of:=SIN(200*PI()*[.A630])" office:value-type="float" office:value="0.98228725072857" calcext:value-type="float">
            <text:p>0.98228725072857</text:p>
          </table:table-cell>
        </table:table-row>
        <table:table-row table:style-name="ro1">
          <table:table-cell office:value-type="float" office:value="0.062900000000001" calcext:value-type="float">
            <text:p>0.062900000000001</text:p>
          </table:table-cell>
          <table:table-cell office:value-type="float" office:value="0.000000039826545613173" calcext:value-type="float">
            <text:p>3.9826545613173E-08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277" calcext:value-type="float">
            <text:p>-31.405590430277</text:p>
          </table:table-cell>
          <table:table-cell office:value-type="float" office:value="0" calcext:value-type="float">
            <text:p>0</text:p>
          </table:table-cell>
          <table:table-cell table:formula="of:=[.F630]+(1-0.5)*0.0001*[.E630]+0.5*0.0001*[.E631]" office:value-type="float" office:value="-0.0000000000014299672557172" calcext:value-type="float">
            <text:p>-1.4299672557172E-12</text:p>
          </table:table-cell>
          <table:table-cell table:formula="of:=[.G630]+0.0001*[.F630]+(0.5-0.25)*0.0001^2*[.E630]+0.25*0.0001^2*[.E631]" office:value-type="float" office:value="-31.4055904302302" calcext:value-type="float">
            <text:p>-31.4055904302302</text:p>
          </table:table-cell>
          <table:table-cell table:formula="of:=[.H630]+1/2*([.A631]-[.A630])*([.E631]+[.E630])" office:value-type="float" office:value="-0.000000000000975886038645513" calcext:value-type="float">
            <text:p>-9.75886038645513E-13</text:p>
          </table:table-cell>
          <table:table-cell table:formula="of:=[.I630]+1/2*([.A631]-[.A630])*([.H631]+[.H630])" office:value-type="float" office:value="-31.4055904302302" calcext:value-type="float">
            <text:p>-31.4055904302302</text:p>
          </table:table-cell>
          <table:table-cell table:formula="of:=200*PI()*COS(200*PI()*[.A631])" office:value-type="float" office:value="-156.256464508225" calcext:value-type="float">
            <text:p>-156.256464508225</text:p>
          </table:table-cell>
          <table:table-cell table:formula="of:=SIN(200*PI()*[.A631])" office:value-type="float" office:value="0.968583161128472" calcext:value-type="float">
            <text:p>0.968583161128472</text:p>
          </table:table-cell>
        </table:table-row>
        <table:table-row table:style-name="ro1">
          <table:table-cell office:value-type="float" office:value="0.063000000000001" calcext:value-type="float">
            <text:p>0.063000000000001</text:p>
          </table:table-cell>
          <table:table-cell office:value-type="float" office:value="-0.000000728843133398" calcext:value-type="float">
            <text:p>-7.28843133398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278" calcext:value-type="float">
            <text:p>-31.405590430278</text:p>
          </table:table-cell>
          <table:table-cell office:value-type="float" office:value="0" calcext:value-type="float">
            <text:p>0</text:p>
          </table:table-cell>
          <table:table-cell table:formula="of:=[.F631]+(1-0.5)*0.0001*[.E631]+0.5*0.0001*[.E632]" office:value-type="float" office:value="-0.0000000000014299672557172" calcext:value-type="float">
            <text:p>-1.4299672557172E-12</text:p>
          </table:table-cell>
          <table:table-cell table:formula="of:=[.G631]+0.0001*[.F631]+(0.5-0.25)*0.0001^2*[.E631]+0.25*0.0001^2*[.E632]" office:value-type="float" office:value="-31.4055904302302" calcext:value-type="float">
            <text:p>-31.4055904302302</text:p>
          </table:table-cell>
          <table:table-cell table:formula="of:=[.H631]+1/2*([.A632]-[.A631])*([.E632]+[.E631])" office:value-type="float" office:value="-0.000000000000975886038645513" calcext:value-type="float">
            <text:p>-9.75886038645513E-13</text:p>
          </table:table-cell>
          <table:table-cell table:formula="of:=[.I631]+1/2*([.A632]-[.A631])*([.H632]+[.H631])" office:value-type="float" office:value="-31.4055904302302" calcext:value-type="float">
            <text:p>-31.4055904302302</text:p>
          </table:table-cell>
          <table:table-cell table:formula="of:=200*PI()*COS(200*PI()*[.A632])" office:value-type="float" office:value="-194.161103872922" calcext:value-type="float">
            <text:p>-194.161103872922</text:p>
          </table:table-cell>
          <table:table-cell table:formula="of:=SIN(200*PI()*[.A632])" office:value-type="float" office:value="0.95105651629496" calcext:value-type="float">
            <text:p>0.95105651629496</text:p>
          </table:table-cell>
        </table:table-row>
        <table:table-row table:style-name="ro1">
          <table:table-cell office:value-type="float" office:value="0.063100000000001" calcext:value-type="float">
            <text:p>0.063100000000001</text:p>
          </table:table-cell>
          <table:table-cell office:value-type="float" office:value="-0.0000000032257503373688" calcext:value-type="float">
            <text:p>-3.2257503373688E-09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278" calcext:value-type="float">
            <text:p>-31.405590430278</text:p>
          </table:table-cell>
          <table:table-cell office:value-type="float" office:value="0" calcext:value-type="float">
            <text:p>0</text:p>
          </table:table-cell>
          <table:table-cell table:formula="of:=[.F632]+(1-0.5)*0.0001*[.E632]+0.5*0.0001*[.E633]" office:value-type="float" office:value="-0.0000000000014299672557172" calcext:value-type="float">
            <text:p>-1.4299672557172E-12</text:p>
          </table:table-cell>
          <table:table-cell table:formula="of:=[.G632]+0.0001*[.F632]+(0.5-0.25)*0.0001^2*[.E632]+0.25*0.0001^2*[.E633]" office:value-type="float" office:value="-31.4055904302302" calcext:value-type="float">
            <text:p>-31.4055904302302</text:p>
          </table:table-cell>
          <table:table-cell table:formula="of:=[.H632]+1/2*([.A633]-[.A632])*([.E633]+[.E632])" office:value-type="float" office:value="-0.000000000000975886038645513" calcext:value-type="float">
            <text:p>-9.75886038645513E-13</text:p>
          </table:table-cell>
          <table:table-cell table:formula="of:=[.I632]+1/2*([.A633]-[.A632])*([.H633]+[.H632])" office:value-type="float" office:value="-31.4055904302302" calcext:value-type="float">
            <text:p>-31.4055904302302</text:p>
          </table:table-cell>
          <table:table-cell table:formula="of:=200*PI()*COS(200*PI()*[.A633])" office:value-type="float" office:value="-231.299478064411" calcext:value-type="float">
            <text:p>-231.299478064411</text:p>
          </table:table-cell>
          <table:table-cell table:formula="of:=SIN(200*PI()*[.A633])" office:value-type="float" office:value="0.929776485888019" calcext:value-type="float">
            <text:p>0.929776485888019</text:p>
          </table:table-cell>
        </table:table-row>
        <table:table-row table:style-name="ro1">
          <table:table-cell office:value-type="float" office:value="0.063200000000001" calcext:value-type="float">
            <text:p>0.063200000000001</text:p>
          </table:table-cell>
          <table:table-cell office:value-type="float" office:value="-0.00000068579083744745" calcext:value-type="float">
            <text:p>-6.8579083744745E-07</text:p>
          </table:table-cell>
          <table:table-cell office:value-type="float" office:value="-0.0000000021843807587629" calcext:value-type="float">
            <text:p>-2.1843807587629E-09</text:p>
          </table:table-cell>
          <table:table-cell office:value-type="float" office:value="-31.405590430278" calcext:value-type="float">
            <text:p>-31.405590430278</text:p>
          </table:table-cell>
          <table:table-cell office:value-type="float" office:value="0" calcext:value-type="float">
            <text:p>0</text:p>
          </table:table-cell>
          <table:table-cell table:formula="of:=[.F633]+(1-0.5)*0.0001*[.E633]+0.5*0.0001*[.E634]" office:value-type="float" office:value="-0.0000000000014299672557172" calcext:value-type="float">
            <text:p>-1.4299672557172E-12</text:p>
          </table:table-cell>
          <table:table-cell table:formula="of:=[.G633]+0.0001*[.F633]+(0.5-0.25)*0.0001^2*[.E633]+0.25*0.0001^2*[.E634]" office:value-type="float" office:value="-31.4055904302302" calcext:value-type="float">
            <text:p>-31.4055904302302</text:p>
          </table:table-cell>
          <table:table-cell table:formula="of:=[.H633]+1/2*([.A634]-[.A633])*([.E634]+[.E633])" office:value-type="float" office:value="-0.000000000000975886038645513" calcext:value-type="float">
            <text:p>-9.75886038645513E-13</text:p>
          </table:table-cell>
          <table:table-cell table:formula="of:=[.I633]+1/2*([.A634]-[.A633])*([.H634]+[.H633])" office:value-type="float" office:value="-31.4055904302302" calcext:value-type="float">
            <text:p>-31.4055904302302</text:p>
          </table:table-cell>
          <table:table-cell table:formula="of:=200*PI()*COS(200*PI()*[.A634])" office:value-type="float" office:value="-267.52501888666" calcext:value-type="float">
            <text:p>-267.52501888666</text:p>
          </table:table-cell>
          <table:table-cell table:formula="of:=SIN(200*PI()*[.A634])" office:value-type="float" office:value="0.90482705246575" calcext:value-type="float">
            <text:p>0.90482705246575</text:p>
          </table:table-cell>
        </table:table-row>
        <table:table-row table:style-name="ro1">
          <table:table-cell office:value-type="float" office:value="0.063300000000001" calcext:value-type="float">
            <text:p>0.063300000000001</text:p>
          </table:table-cell>
          <table:table-cell office:value-type="float" office:value="0.0000013748074252323" calcext:value-type="float">
            <text:p>1.3748074252323E-06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278" calcext:value-type="float">
            <text:p>-31.405590430278</text:p>
          </table:table-cell>
          <table:table-cell office:value-type="float" office:value="0" calcext:value-type="float">
            <text:p>0</text:p>
          </table:table-cell>
          <table:table-cell table:formula="of:=[.F634]+(1-0.5)*0.0001*[.E634]+0.5*0.0001*[.E635]" office:value-type="float" office:value="-0.0000000000014299672557172" calcext:value-type="float">
            <text:p>-1.4299672557172E-12</text:p>
          </table:table-cell>
          <table:table-cell table:formula="of:=[.G634]+0.0001*[.F634]+(0.5-0.25)*0.0001^2*[.E634]+0.25*0.0001^2*[.E635]" office:value-type="float" office:value="-31.4055904302302" calcext:value-type="float">
            <text:p>-31.4055904302302</text:p>
          </table:table-cell>
          <table:table-cell table:formula="of:=[.H634]+1/2*([.A635]-[.A634])*([.E635]+[.E634])" office:value-type="float" office:value="-0.000000000000975886038645513" calcext:value-type="float">
            <text:p>-9.75886038645513E-13</text:p>
          </table:table-cell>
          <table:table-cell table:formula="of:=[.I634]+1/2*([.A635]-[.A634])*([.H635]+[.H634])" office:value-type="float" office:value="-31.4055904302302" calcext:value-type="float">
            <text:p>-31.4055904302302</text:p>
          </table:table-cell>
          <table:table-cell table:formula="of:=200*PI()*COS(200*PI()*[.A635])" office:value-type="float" office:value="-302.694760679919" calcext:value-type="float">
            <text:p>-302.694760679919</text:p>
          </table:table-cell>
          <table:table-cell table:formula="of:=SIN(200*PI()*[.A635])" office:value-type="float" office:value="0.876306680043557" calcext:value-type="float">
            <text:p>0.876306680043557</text:p>
          </table:table-cell>
        </table:table-row>
        <table:table-row table:style-name="ro1">
          <table:table-cell office:value-type="float" office:value="0.063400000000001" calcext:value-type="float">
            <text:p>0.063400000000001</text:p>
          </table:table-cell>
          <table:table-cell office:value-type="float" office:value="-0.00000064273854149691" calcext:value-type="float">
            <text:p>-6.4273854149691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279" calcext:value-type="float">
            <text:p>-31.405590430279</text:p>
          </table:table-cell>
          <table:table-cell office:value-type="float" office:value="0" calcext:value-type="float">
            <text:p>0</text:p>
          </table:table-cell>
          <table:table-cell table:formula="of:=[.F635]+(1-0.5)*0.0001*[.E635]+0.5*0.0001*[.E636]" office:value-type="float" office:value="-0.0000000000014299672557172" calcext:value-type="float">
            <text:p>-1.4299672557172E-12</text:p>
          </table:table-cell>
          <table:table-cell table:formula="of:=[.G635]+0.0001*[.F635]+(0.5-0.25)*0.0001^2*[.E635]+0.25*0.0001^2*[.E636]" office:value-type="float" office:value="-31.4055904302302" calcext:value-type="float">
            <text:p>-31.4055904302302</text:p>
          </table:table-cell>
          <table:table-cell table:formula="of:=[.H635]+1/2*([.A636]-[.A635])*([.E636]+[.E635])" office:value-type="float" office:value="-0.000000000000975886038645513" calcext:value-type="float">
            <text:p>-9.75886038645513E-13</text:p>
          </table:table-cell>
          <table:table-cell table:formula="of:=[.I635]+1/2*([.A636]-[.A635])*([.H636]+[.H635])" office:value-type="float" office:value="-31.4055904302302" calcext:value-type="float">
            <text:p>-31.4055904302302</text:p>
          </table:table-cell>
          <table:table-cell table:formula="of:=200*PI()*COS(200*PI()*[.A636])" office:value-type="float" office:value="-336.669904540852" calcext:value-type="float">
            <text:p>-336.669904540852</text:p>
          </table:table-cell>
          <table:table-cell table:formula="of:=SIN(200*PI()*[.A636])" office:value-type="float" office:value="0.844327925501676" calcext:value-type="float">
            <text:p>0.844327925501676</text:p>
          </table:table-cell>
        </table:table-row>
        <table:table-row table:style-name="ro1">
          <table:table-cell office:value-type="float" office:value="0.063500000000001" calcext:value-type="float">
            <text:p>0.063500000000001</text:p>
          </table:table-cell>
          <table:table-cell office:value-type="float" office:value="0.0000013317551292817" calcext:value-type="float">
            <text:p>1.3317551292817E-06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279" calcext:value-type="float">
            <text:p>-31.405590430279</text:p>
          </table:table-cell>
          <table:table-cell office:value-type="float" office:value="0" calcext:value-type="float">
            <text:p>0</text:p>
          </table:table-cell>
          <table:table-cell table:formula="of:=[.F636]+(1-0.5)*0.0001*[.E636]+0.5*0.0001*[.E637]" office:value-type="float" office:value="-0.0000000000014299672557172" calcext:value-type="float">
            <text:p>-1.4299672557172E-12</text:p>
          </table:table-cell>
          <table:table-cell table:formula="of:=[.G636]+0.0001*[.F636]+(0.5-0.25)*0.0001^2*[.E636]+0.25*0.0001^2*[.E637]" office:value-type="float" office:value="-31.4055904302302" calcext:value-type="float">
            <text:p>-31.4055904302302</text:p>
          </table:table-cell>
          <table:table-cell table:formula="of:=[.H636]+1/2*([.A637]-[.A636])*([.E637]+[.E636])" office:value-type="float" office:value="-0.000000000000975886038645513" calcext:value-type="float">
            <text:p>-9.75886038645513E-13</text:p>
          </table:table-cell>
          <table:table-cell table:formula="of:=[.I636]+1/2*([.A637]-[.A636])*([.H637]+[.H636])" office:value-type="float" office:value="-31.4055904302302" calcext:value-type="float">
            <text:p>-31.4055904302302</text:p>
          </table:table-cell>
          <table:table-cell table:formula="of:=200*PI()*COS(200*PI()*[.A637])" office:value-type="float" office:value="-369.316366098411" calcext:value-type="float">
            <text:p>-369.316366098411</text:p>
          </table:table-cell>
          <table:table-cell table:formula="of:=SIN(200*PI()*[.A637])" office:value-type="float" office:value="0.809016994374578" calcext:value-type="float">
            <text:p>0.809016994374578</text:p>
          </table:table-cell>
        </table:table-row>
        <table:table-row table:style-name="ro1">
          <table:table-cell office:value-type="float" office:value="0.063600000000001" calcext:value-type="float">
            <text:p>0.063600000000001</text:p>
          </table:table-cell>
          <table:table-cell office:value-type="float" office:value="-0.00000059968624554637" calcext:value-type="float">
            <text:p>-5.9968624554637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279" calcext:value-type="float">
            <text:p>-31.405590430279</text:p>
          </table:table-cell>
          <table:table-cell office:value-type="float" office:value="0" calcext:value-type="float">
            <text:p>0</text:p>
          </table:table-cell>
          <table:table-cell table:formula="of:=[.F637]+(1-0.5)*0.0001*[.E637]+0.5*0.0001*[.E638]" office:value-type="float" office:value="-0.0000000000014299672557172" calcext:value-type="float">
            <text:p>-1.4299672557172E-12</text:p>
          </table:table-cell>
          <table:table-cell table:formula="of:=[.G637]+0.0001*[.F637]+(0.5-0.25)*0.0001^2*[.E637]+0.25*0.0001^2*[.E638]" office:value-type="float" office:value="-31.4055904302302" calcext:value-type="float">
            <text:p>-31.4055904302302</text:p>
          </table:table-cell>
          <table:table-cell table:formula="of:=[.H637]+1/2*([.A638]-[.A637])*([.E638]+[.E637])" office:value-type="float" office:value="-0.000000000000975886038645513" calcext:value-type="float">
            <text:p>-9.75886038645513E-13</text:p>
          </table:table-cell>
          <table:table-cell table:formula="of:=[.I637]+1/2*([.A638]-[.A637])*([.H638]+[.H637])" office:value-type="float" office:value="-31.4055904302302" calcext:value-type="float">
            <text:p>-31.4055904302302</text:p>
          </table:table-cell>
          <table:table-cell table:formula="of:=200*PI()*COS(200*PI()*[.A638])" office:value-type="float" office:value="-400.505304683582" calcext:value-type="float">
            <text:p>-400.505304683582</text:p>
          </table:table-cell>
          <table:table-cell table:formula="of:=SIN(200*PI()*[.A638])" office:value-type="float" office:value="0.770513242775386" calcext:value-type="float">
            <text:p>0.770513242775386</text:p>
          </table:table-cell>
        </table:table-row>
        <table:table-row table:style-name="ro1">
          <table:table-cell office:value-type="float" office:value="0.063700000000001" calcext:value-type="float">
            <text:p>0.063700000000001</text:p>
          </table:table-cell>
          <table:table-cell office:value-type="float" office:value="0.0000012887028333312" calcext:value-type="float">
            <text:p>1.2887028333312E-06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279" calcext:value-type="float">
            <text:p>-31.405590430279</text:p>
          </table:table-cell>
          <table:table-cell office:value-type="float" office:value="0" calcext:value-type="float">
            <text:p>0</text:p>
          </table:table-cell>
          <table:table-cell table:formula="of:=[.F638]+(1-0.5)*0.0001*[.E638]+0.5*0.0001*[.E639]" office:value-type="float" office:value="-0.0000000000014299672557172" calcext:value-type="float">
            <text:p>-1.4299672557172E-12</text:p>
          </table:table-cell>
          <table:table-cell table:formula="of:=[.G638]+0.0001*[.F638]+(0.5-0.25)*0.0001^2*[.E638]+0.25*0.0001^2*[.E639]" office:value-type="float" office:value="-31.4055904302302" calcext:value-type="float">
            <text:p>-31.4055904302302</text:p>
          </table:table-cell>
          <table:table-cell table:formula="of:=[.H638]+1/2*([.A639]-[.A638])*([.E639]+[.E638])" office:value-type="float" office:value="-0.000000000000975886038645513" calcext:value-type="float">
            <text:p>-9.75886038645513E-13</text:p>
          </table:table-cell>
          <table:table-cell table:formula="of:=[.I638]+1/2*([.A639]-[.A638])*([.H639]+[.H638])" office:value-type="float" office:value="-31.4055904302302" calcext:value-type="float">
            <text:p>-31.4055904302302</text:p>
          </table:table-cell>
          <table:table-cell table:formula="of:=200*PI()*COS(200*PI()*[.A639])" office:value-type="float" office:value="-430.113631804636" calcext:value-type="float">
            <text:p>-430.113631804636</text:p>
          </table:table-cell>
          <table:table-cell table:formula="of:=SIN(200*PI()*[.A639])" office:value-type="float" office:value="0.728968627420977" calcext:value-type="float">
            <text:p>0.728968627420977</text:p>
          </table:table-cell>
        </table:table-row>
        <table:table-row table:style-name="ro1">
          <table:table-cell office:value-type="float" office:value="0.063800000000001" calcext:value-type="float">
            <text:p>0.063800000000001</text:p>
          </table:table-cell>
          <table:table-cell office:value-type="float" office:value="-0.00000055663394959583" calcext:value-type="float">
            <text:p>-5.5663394959583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279" calcext:value-type="float">
            <text:p>-31.405590430279</text:p>
          </table:table-cell>
          <table:table-cell office:value-type="float" office:value="0" calcext:value-type="float">
            <text:p>0</text:p>
          </table:table-cell>
          <table:table-cell table:formula="of:=[.F639]+(1-0.5)*0.0001*[.E639]+0.5*0.0001*[.E640]" office:value-type="float" office:value="-0.0000000000014299672557172" calcext:value-type="float">
            <text:p>-1.4299672557172E-12</text:p>
          </table:table-cell>
          <table:table-cell table:formula="of:=[.G639]+0.0001*[.F639]+(0.5-0.25)*0.0001^2*[.E639]+0.25*0.0001^2*[.E640]" office:value-type="float" office:value="-31.4055904302302" calcext:value-type="float">
            <text:p>-31.4055904302302</text:p>
          </table:table-cell>
          <table:table-cell table:formula="of:=[.H639]+1/2*([.A640]-[.A639])*([.E640]+[.E639])" office:value-type="float" office:value="-0.000000000000975886038645513" calcext:value-type="float">
            <text:p>-9.75886038645513E-13</text:p>
          </table:table-cell>
          <table:table-cell table:formula="of:=[.I639]+1/2*([.A640]-[.A639])*([.H640]+[.H639])" office:value-type="float" office:value="-31.4055904302302" calcext:value-type="float">
            <text:p>-31.4055904302302</text:p>
          </table:table-cell>
          <table:table-cell table:formula="of:=200*PI()*COS(200*PI()*[.A640])" office:value-type="float" office:value="-458.02449692118" calcext:value-type="float">
            <text:p>-458.02449692118</text:p>
          </table:table-cell>
          <table:table-cell table:formula="of:=SIN(200*PI()*[.A640])" office:value-type="float" office:value="0.684547105928228" calcext:value-type="float">
            <text:p>0.684547105928228</text:p>
          </table:table-cell>
        </table:table-row>
        <table:table-row table:style-name="ro1">
          <table:table-cell office:value-type="float" office:value="0.063900000000001" calcext:value-type="float">
            <text:p>0.063900000000001</text:p>
          </table:table-cell>
          <table:table-cell office:value-type="float" office:value="0.0000012456505373807" calcext:value-type="float">
            <text:p>1.2456505373807E-06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28" calcext:value-type="float">
            <text:p>-31.40559043028</text:p>
          </table:table-cell>
          <table:table-cell office:value-type="float" office:value="0" calcext:value-type="float">
            <text:p>0</text:p>
          </table:table-cell>
          <table:table-cell table:formula="of:=[.F640]+(1-0.5)*0.0001*[.E640]+0.5*0.0001*[.E641]" office:value-type="float" office:value="-0.0000000000014299672557172" calcext:value-type="float">
            <text:p>-1.4299672557172E-12</text:p>
          </table:table-cell>
          <table:table-cell table:formula="of:=[.G640]+0.0001*[.F640]+(0.5-0.25)*0.0001^2*[.E640]+0.25*0.0001^2*[.E641]" office:value-type="float" office:value="-31.4055904302302" calcext:value-type="float">
            <text:p>-31.4055904302302</text:p>
          </table:table-cell>
          <table:table-cell table:formula="of:=[.H640]+1/2*([.A641]-[.A640])*([.E641]+[.E640])" office:value-type="float" office:value="-0.000000000000975886038645513" calcext:value-type="float">
            <text:p>-9.75886038645513E-13</text:p>
          </table:table-cell>
          <table:table-cell table:formula="of:=[.I640]+1/2*([.A641]-[.A640])*([.H641]+[.H640])" office:value-type="float" office:value="-31.4055904302302" calcext:value-type="float">
            <text:p>-31.4055904302302</text:p>
          </table:table-cell>
          <table:table-cell table:formula="of:=200*PI()*COS(200*PI()*[.A641])" office:value-type="float" office:value="-484.127748599868" calcext:value-type="float">
            <text:p>-484.127748599868</text:p>
          </table:table-cell>
          <table:table-cell table:formula="of:=SIN(200*PI()*[.A641])" office:value-type="float" office:value="0.637423989748201" calcext:value-type="float">
            <text:p>0.637423989748201</text:p>
          </table:table-cell>
        </table:table-row>
        <table:table-row table:style-name="ro1">
          <table:table-cell office:value-type="float" office:value="0.064000000000001" calcext:value-type="float">
            <text:p>0.064000000000001</text:p>
          </table:table-cell>
          <table:table-cell office:value-type="float" office:value="-0.00000051358165364529" calcext:value-type="float">
            <text:p>-5.1358165364529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28" calcext:value-type="float">
            <text:p>-31.40559043028</text:p>
          </table:table-cell>
          <table:table-cell office:value-type="float" office:value="0" calcext:value-type="float">
            <text:p>0</text:p>
          </table:table-cell>
          <table:table-cell table:formula="of:=[.F641]+(1-0.5)*0.0001*[.E641]+0.5*0.0001*[.E642]" office:value-type="float" office:value="-0.0000000000014299672557172" calcext:value-type="float">
            <text:p>-1.4299672557172E-12</text:p>
          </table:table-cell>
          <table:table-cell table:formula="of:=[.G641]+0.0001*[.F641]+(0.5-0.25)*0.0001^2*[.E641]+0.25*0.0001^2*[.E642]" office:value-type="float" office:value="-31.4055904302302" calcext:value-type="float">
            <text:p>-31.4055904302302</text:p>
          </table:table-cell>
          <table:table-cell table:formula="of:=[.H641]+1/2*([.A642]-[.A641])*([.E642]+[.E641])" office:value-type="float" office:value="-0.000000000000975886038645513" calcext:value-type="float">
            <text:p>-9.75886038645513E-13</text:p>
          </table:table-cell>
          <table:table-cell table:formula="of:=[.I641]+1/2*([.A642]-[.A641])*([.H642]+[.H641])" office:value-type="float" office:value="-31.4055904302302" calcext:value-type="float">
            <text:p>-31.4055904302302</text:p>
          </table:table-cell>
          <table:table-cell table:formula="of:=200*PI()*COS(200*PI()*[.A642])" office:value-type="float" office:value="-508.320369231759" calcext:value-type="float">
            <text:p>-508.320369231759</text:p>
          </table:table-cell>
          <table:table-cell table:formula="of:=SIN(200*PI()*[.A642])" office:value-type="float" office:value="0.587785252291963" calcext:value-type="float">
            <text:p>0.587785252291963</text:p>
          </table:table-cell>
        </table:table-row>
        <table:table-row table:style-name="ro1">
          <table:table-cell office:value-type="float" office:value="0.064100000000001" calcext:value-type="float">
            <text:p>0.064100000000001</text:p>
          </table:table-cell>
          <table:table-cell office:value-type="float" office:value="0.0000012025982414301" calcext:value-type="float">
            <text:p>1.2025982414301E-06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28" calcext:value-type="float">
            <text:p>-31.40559043028</text:p>
          </table:table-cell>
          <table:table-cell office:value-type="float" office:value="0" calcext:value-type="float">
            <text:p>0</text:p>
          </table:table-cell>
          <table:table-cell table:formula="of:=[.F642]+(1-0.5)*0.0001*[.E642]+0.5*0.0001*[.E643]" office:value-type="float" office:value="-0.0000000000014299672557172" calcext:value-type="float">
            <text:p>-1.4299672557172E-12</text:p>
          </table:table-cell>
          <table:table-cell table:formula="of:=[.G642]+0.0001*[.F642]+(0.5-0.25)*0.0001^2*[.E642]+0.25*0.0001^2*[.E643]" office:value-type="float" office:value="-31.4055904302302" calcext:value-type="float">
            <text:p>-31.4055904302302</text:p>
          </table:table-cell>
          <table:table-cell table:formula="of:=[.H642]+1/2*([.A643]-[.A642])*([.E643]+[.E642])" office:value-type="float" office:value="-0.000000000000975886038645513" calcext:value-type="float">
            <text:p>-9.75886038645513E-13</text:p>
          </table:table-cell>
          <table:table-cell table:formula="of:=[.I642]+1/2*([.A643]-[.A642])*([.H643]+[.H642])" office:value-type="float" office:value="-31.4055904302302" calcext:value-type="float">
            <text:p>-31.4055904302302</text:p>
          </table:table-cell>
          <table:table-cell table:formula="of:=200*PI()*COS(200*PI()*[.A643])" office:value-type="float" office:value="-530.506881595782" calcext:value-type="float">
            <text:p>-530.506881595782</text:p>
          </table:table-cell>
          <table:table-cell table:formula="of:=SIN(200*PI()*[.A643])" office:value-type="float" office:value="0.535826794978461" calcext:value-type="float">
            <text:p>0.535826794978461</text:p>
          </table:table-cell>
        </table:table-row>
        <table:table-row table:style-name="ro1">
          <table:table-cell office:value-type="float" office:value="0.064200000000001" calcext:value-type="float">
            <text:p>0.064200000000001</text:p>
          </table:table-cell>
          <table:table-cell office:value-type="float" office:value="-0.00000047052935769474" calcext:value-type="float">
            <text:p>-4.7052935769474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28" calcext:value-type="float">
            <text:p>-31.40559043028</text:p>
          </table:table-cell>
          <table:table-cell office:value-type="float" office:value="0" calcext:value-type="float">
            <text:p>0</text:p>
          </table:table-cell>
          <table:table-cell table:formula="of:=[.F643]+(1-0.5)*0.0001*[.E643]+0.5*0.0001*[.E644]" office:value-type="float" office:value="-0.0000000000014299672557172" calcext:value-type="float">
            <text:p>-1.4299672557172E-12</text:p>
          </table:table-cell>
          <table:table-cell table:formula="of:=[.G643]+0.0001*[.F643]+(0.5-0.25)*0.0001^2*[.E643]+0.25*0.0001^2*[.E644]" office:value-type="float" office:value="-31.4055904302302" calcext:value-type="float">
            <text:p>-31.4055904302302</text:p>
          </table:table-cell>
          <table:table-cell table:formula="of:=[.H643]+1/2*([.A644]-[.A643])*([.E644]+[.E643])" office:value-type="float" office:value="-0.000000000000975886038645513" calcext:value-type="float">
            <text:p>-9.75886038645513E-13</text:p>
          </table:table-cell>
          <table:table-cell table:formula="of:=[.I643]+1/2*([.A644]-[.A643])*([.H644]+[.H643])" office:value-type="float" office:value="-31.4055904302302" calcext:value-type="float">
            <text:p>-31.4055904302302</text:p>
          </table:table-cell>
          <table:table-cell table:formula="of:=200*PI()*COS(200*PI()*[.A644])" office:value-type="float" office:value="-550.599725663683" calcext:value-type="float">
            <text:p>-550.599725663683</text:p>
          </table:table-cell>
          <table:table-cell table:formula="of:=SIN(200*PI()*[.A644])" office:value-type="float" office:value="0.481753674101163" calcext:value-type="float">
            <text:p>0.481753674101163</text:p>
          </table:table-cell>
        </table:table-row>
        <table:table-row table:style-name="ro1">
          <table:table-cell office:value-type="float" office:value="0.064300000000001" calcext:value-type="float">
            <text:p>0.064300000000001</text:p>
          </table:table-cell>
          <table:table-cell office:value-type="float" office:value="0.0000011595459454796" calcext:value-type="float">
            <text:p>1.1595459454796E-06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28" calcext:value-type="float">
            <text:p>-31.40559043028</text:p>
          </table:table-cell>
          <table:table-cell office:value-type="float" office:value="0" calcext:value-type="float">
            <text:p>0</text:p>
          </table:table-cell>
          <table:table-cell table:formula="of:=[.F644]+(1-0.5)*0.0001*[.E644]+0.5*0.0001*[.E645]" office:value-type="float" office:value="-0.0000000000014299672557172" calcext:value-type="float">
            <text:p>-1.4299672557172E-12</text:p>
          </table:table-cell>
          <table:table-cell table:formula="of:=[.G644]+0.0001*[.F644]+(0.5-0.25)*0.0001^2*[.E644]+0.25*0.0001^2*[.E645]" office:value-type="float" office:value="-31.4055904302302" calcext:value-type="float">
            <text:p>-31.4055904302302</text:p>
          </table:table-cell>
          <table:table-cell table:formula="of:=[.H644]+1/2*([.A645]-[.A644])*([.E645]+[.E644])" office:value-type="float" office:value="-0.000000000000975886038645513" calcext:value-type="float">
            <text:p>-9.75886038645513E-13</text:p>
          </table:table-cell>
          <table:table-cell table:formula="of:=[.I644]+1/2*([.A645]-[.A644])*([.H645]+[.H644])" office:value-type="float" office:value="-31.4055904302302" calcext:value-type="float">
            <text:p>-31.4055904302302</text:p>
          </table:table-cell>
          <table:table-cell table:formula="of:=200*PI()*COS(200*PI()*[.A645])" office:value-type="float" office:value="-568.51960415948" calcext:value-type="float">
            <text:p>-568.51960415948</text:p>
          </table:table-cell>
          <table:table-cell table:formula="of:=SIN(200*PI()*[.A645])" office:value-type="float" office:value="0.4257792915645" calcext:value-type="float">
            <text:p>0.4257792915645</text:p>
          </table:table-cell>
        </table:table-row>
        <table:table-row table:style-name="ro1">
          <table:table-cell office:value-type="float" office:value="0.064400000000001" calcext:value-type="float">
            <text:p>0.064400000000001</text:p>
          </table:table-cell>
          <table:table-cell office:value-type="float" office:value="-0.00000042747706174422" calcext:value-type="float">
            <text:p>-4.2747706174422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28" calcext:value-type="float">
            <text:p>-31.40559043028</text:p>
          </table:table-cell>
          <table:table-cell office:value-type="float" office:value="0" calcext:value-type="float">
            <text:p>0</text:p>
          </table:table-cell>
          <table:table-cell table:formula="of:=[.F645]+(1-0.5)*0.0001*[.E645]+0.5*0.0001*[.E646]" office:value-type="float" office:value="-0.0000000000014299672557172" calcext:value-type="float">
            <text:p>-1.4299672557172E-12</text:p>
          </table:table-cell>
          <table:table-cell table:formula="of:=[.G645]+0.0001*[.F645]+(0.5-0.25)*0.0001^2*[.E645]+0.25*0.0001^2*[.E646]" office:value-type="float" office:value="-31.4055904302302" calcext:value-type="float">
            <text:p>-31.4055904302302</text:p>
          </table:table-cell>
          <table:table-cell table:formula="of:=[.H645]+1/2*([.A646]-[.A645])*([.E646]+[.E645])" office:value-type="float" office:value="-0.000000000000975886038645513" calcext:value-type="float">
            <text:p>-9.75886038645513E-13</text:p>
          </table:table-cell>
          <table:table-cell table:formula="of:=[.I645]+1/2*([.A646]-[.A645])*([.H646]+[.H645])" office:value-type="float" office:value="-31.4055904302302" calcext:value-type="float">
            <text:p>-31.4055904302302</text:p>
          </table:table-cell>
          <table:table-cell table:formula="of:=200*PI()*COS(200*PI()*[.A646])" office:value-type="float" office:value="-584.195795509559" calcext:value-type="float">
            <text:p>-584.195795509559</text:p>
          </table:table-cell>
          <table:table-cell table:formula="of:=SIN(200*PI()*[.A646])" office:value-type="float" office:value="0.368124552684093" calcext:value-type="float">
            <text:p>0.368124552684093</text:p>
          </table:table-cell>
        </table:table-row>
        <table:table-row table:style-name="ro1">
          <table:table-cell office:value-type="float" office:value="0.064500000000001" calcext:value-type="float">
            <text:p>0.064500000000001</text:p>
          </table:table-cell>
          <table:table-cell office:value-type="float" office:value="0.0000011164936495291" calcext:value-type="float">
            <text:p>1.1164936495291E-06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281" calcext:value-type="float">
            <text:p>-31.405590430281</text:p>
          </table:table-cell>
          <table:table-cell office:value-type="float" office:value="0" calcext:value-type="float">
            <text:p>0</text:p>
          </table:table-cell>
          <table:table-cell table:formula="of:=[.F646]+(1-0.5)*0.0001*[.E646]+0.5*0.0001*[.E647]" office:value-type="float" office:value="-0.0000000000014299672557172" calcext:value-type="float">
            <text:p>-1.4299672557172E-12</text:p>
          </table:table-cell>
          <table:table-cell table:formula="of:=[.G646]+0.0001*[.F646]+(0.5-0.25)*0.0001^2*[.E646]+0.25*0.0001^2*[.E647]" office:value-type="float" office:value="-31.4055904302302" calcext:value-type="float">
            <text:p>-31.4055904302302</text:p>
          </table:table-cell>
          <table:table-cell table:formula="of:=[.H646]+1/2*([.A647]-[.A646])*([.E647]+[.E646])" office:value-type="float" office:value="-0.000000000000975886038645513" calcext:value-type="float">
            <text:p>-9.75886038645513E-13</text:p>
          </table:table-cell>
          <table:table-cell table:formula="of:=[.I646]+1/2*([.A647]-[.A646])*([.H647]+[.H646])" office:value-type="float" office:value="-31.4055904302302" calcext:value-type="float">
            <text:p>-31.4055904302302</text:p>
          </table:table-cell>
          <table:table-cell table:formula="of:=200*PI()*COS(200*PI()*[.A647])" office:value-type="float" office:value="-597.566432948434" calcext:value-type="float">
            <text:p>-597.566432948434</text:p>
          </table:table-cell>
          <table:table-cell table:formula="of:=SIN(200*PI()*[.A647])" office:value-type="float" office:value="0.309016994374346" calcext:value-type="float">
            <text:p>0.309016994374346</text:p>
          </table:table-cell>
        </table:table-row>
        <table:table-row table:style-name="ro1">
          <table:table-cell office:value-type="float" office:value="0.064600000000001" calcext:value-type="float">
            <text:p>0.064600000000001</text:p>
          </table:table-cell>
          <table:table-cell office:value-type="float" office:value="-0.00000038442476579367" calcext:value-type="float">
            <text:p>-3.8442476579367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281" calcext:value-type="float">
            <text:p>-31.405590430281</text:p>
          </table:table-cell>
          <table:table-cell office:value-type="float" office:value="0" calcext:value-type="float">
            <text:p>0</text:p>
          </table:table-cell>
          <table:table-cell table:formula="of:=[.F647]+(1-0.5)*0.0001*[.E647]+0.5*0.0001*[.E648]" office:value-type="float" office:value="-0.0000000000014299672557172" calcext:value-type="float">
            <text:p>-1.4299672557172E-12</text:p>
          </table:table-cell>
          <table:table-cell table:formula="of:=[.G647]+0.0001*[.F647]+(0.5-0.25)*0.0001^2*[.E647]+0.25*0.0001^2*[.E648]" office:value-type="float" office:value="-31.4055904302302" calcext:value-type="float">
            <text:p>-31.4055904302302</text:p>
          </table:table-cell>
          <table:table-cell table:formula="of:=[.H647]+1/2*([.A648]-[.A647])*([.E648]+[.E647])" office:value-type="float" office:value="-0.000000000000975886038645513" calcext:value-type="float">
            <text:p>-9.75886038645513E-13</text:p>
          </table:table-cell>
          <table:table-cell table:formula="of:=[.I647]+1/2*([.A648]-[.A647])*([.H648]+[.H647])" office:value-type="float" office:value="-31.4055904302302" calcext:value-type="float">
            <text:p>-31.4055904302302</text:p>
          </table:table-cell>
          <table:table-cell table:formula="of:=200*PI()*COS(200*PI()*[.A648])" office:value-type="float" office:value="-608.578748678596" calcext:value-type="float">
            <text:p>-608.578748678596</text:p>
          </table:table-cell>
          <table:table-cell table:formula="of:=SIN(200*PI()*[.A648])" office:value-type="float" office:value="0.248689887164246" calcext:value-type="float">
            <text:p>0.248689887164246</text:p>
          </table:table-cell>
        </table:table-row>
        <table:table-row table:style-name="ro1">
          <table:table-cell office:value-type="float" office:value="0.064700000000001" calcext:value-type="float">
            <text:p>0.064700000000001</text:p>
          </table:table-cell>
          <table:table-cell office:value-type="float" office:value="0.0000010734413535785" calcext:value-type="float">
            <text:p>1.0734413535785E-06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281" calcext:value-type="float">
            <text:p>-31.405590430281</text:p>
          </table:table-cell>
          <table:table-cell office:value-type="float" office:value="0" calcext:value-type="float">
            <text:p>0</text:p>
          </table:table-cell>
          <table:table-cell table:formula="of:=[.F648]+(1-0.5)*0.0001*[.E648]+0.5*0.0001*[.E649]" office:value-type="float" office:value="-0.0000000000014299672557172" calcext:value-type="float">
            <text:p>-1.4299672557172E-12</text:p>
          </table:table-cell>
          <table:table-cell table:formula="of:=[.G648]+0.0001*[.F648]+(0.5-0.25)*0.0001^2*[.E648]+0.25*0.0001^2*[.E649]" office:value-type="float" office:value="-31.4055904302302" calcext:value-type="float">
            <text:p>-31.4055904302302</text:p>
          </table:table-cell>
          <table:table-cell table:formula="of:=[.H648]+1/2*([.A649]-[.A648])*([.E649]+[.E648])" office:value-type="float" office:value="-0.000000000000975886038645513" calcext:value-type="float">
            <text:p>-9.75886038645513E-13</text:p>
          </table:table-cell>
          <table:table-cell table:formula="of:=[.I648]+1/2*([.A649]-[.A648])*([.H649]+[.H648])" office:value-type="float" office:value="-31.4055904302302" calcext:value-type="float">
            <text:p>-31.4055904302302</text:p>
          </table:table-cell>
          <table:table-cell table:formula="of:=200*PI()*COS(200*PI()*[.A649])" office:value-type="float" office:value="-617.189282120907" calcext:value-type="float">
            <text:p>-617.189282120907</text:p>
          </table:table-cell>
          <table:table-cell table:formula="of:=SIN(200*PI()*[.A649])" office:value-type="float" office:value="0.187381314585104" calcext:value-type="float">
            <text:p>0.187381314585104</text:p>
          </table:table-cell>
        </table:table-row>
        <table:table-row table:style-name="ro1">
          <table:table-cell office:value-type="float" office:value="0.064800000000001" calcext:value-type="float">
            <text:p>0.064800000000001</text:p>
          </table:table-cell>
          <table:table-cell office:value-type="float" office:value="-0.00000034137246984312" calcext:value-type="float">
            <text:p>-3.4137246984312E-07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281" calcext:value-type="float">
            <text:p>-31.405590430281</text:p>
          </table:table-cell>
          <table:table-cell office:value-type="float" office:value="0" calcext:value-type="float">
            <text:p>0</text:p>
          </table:table-cell>
          <table:table-cell table:formula="of:=[.F649]+(1-0.5)*0.0001*[.E649]+0.5*0.0001*[.E650]" office:value-type="float" office:value="-0.0000000000014299672557172" calcext:value-type="float">
            <text:p>-1.4299672557172E-12</text:p>
          </table:table-cell>
          <table:table-cell table:formula="of:=[.G649]+0.0001*[.F649]+(0.5-0.25)*0.0001^2*[.E649]+0.25*0.0001^2*[.E650]" office:value-type="float" office:value="-31.4055904302302" calcext:value-type="float">
            <text:p>-31.4055904302302</text:p>
          </table:table-cell>
          <table:table-cell table:formula="of:=[.H649]+1/2*([.A650]-[.A649])*([.E650]+[.E649])" office:value-type="float" office:value="-0.000000000000975886038645513" calcext:value-type="float">
            <text:p>-9.75886038645513E-13</text:p>
          </table:table-cell>
          <table:table-cell table:formula="of:=[.I649]+1/2*([.A650]-[.A649])*([.H650]+[.H649])" office:value-type="float" office:value="-31.4055904302302" calcext:value-type="float">
            <text:p>-31.4055904302302</text:p>
          </table:table-cell>
          <table:table-cell table:formula="of:=200*PI()*COS(200*PI()*[.A650])" office:value-type="float" office:value="-623.364051433649" calcext:value-type="float">
            <text:p>-623.364051433649</text:p>
          </table:table-cell>
          <table:table-cell table:formula="of:=SIN(200*PI()*[.A650])" office:value-type="float" office:value="0.125333233563674" calcext:value-type="float">
            <text:p>0.125333233563674</text:p>
          </table:table-cell>
        </table:table-row>
        <table:table-row table:style-name="ro1">
          <table:table-cell office:value-type="float" office:value="0.064900000000001" calcext:value-type="float">
            <text:p>0.064900000000001</text:p>
          </table:table-cell>
          <table:table-cell office:value-type="float" office:value="0.0000010303890576279" calcext:value-type="float">
            <text:p>1.0303890576279E-06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281" calcext:value-type="float">
            <text:p>-31.405590430281</text:p>
          </table:table-cell>
          <table:table-cell office:value-type="float" office:value="0" calcext:value-type="float">
            <text:p>0</text:p>
          </table:table-cell>
          <table:table-cell table:formula="of:=[.F650]+(1-0.5)*0.0001*[.E650]+0.5*0.0001*[.E651]" office:value-type="float" office:value="-0.0000000000014299672557172" calcext:value-type="float">
            <text:p>-1.4299672557172E-12</text:p>
          </table:table-cell>
          <table:table-cell table:formula="of:=[.G650]+0.0001*[.F650]+(0.5-0.25)*0.0001^2*[.E650]+0.25*0.0001^2*[.E651]" office:value-type="float" office:value="-31.4055904302302" calcext:value-type="float">
            <text:p>-31.4055904302302</text:p>
          </table:table-cell>
          <table:table-cell table:formula="of:=[.H650]+1/2*([.A651]-[.A650])*([.E651]+[.E650])" office:value-type="float" office:value="-0.000000000000975886038645513" calcext:value-type="float">
            <text:p>-9.75886038645513E-13</text:p>
          </table:table-cell>
          <table:table-cell table:formula="of:=[.I650]+1/2*([.A651]-[.A650])*([.H651]+[.H650])" office:value-type="float" office:value="-31.4055904302302" calcext:value-type="float">
            <text:p>-31.4055904302302</text:p>
          </table:table-cell>
          <table:table-cell table:formula="of:=200*PI()*COS(200*PI()*[.A651])" office:value-type="float" office:value="-627.078687623328" calcext:value-type="float">
            <text:p>-627.078687623328</text:p>
          </table:table-cell>
          <table:table-cell table:formula="of:=SIN(200*PI()*[.A651])" office:value-type="float" office:value="0.0627905195286835" calcext:value-type="float">
            <text:p>0.062790519528684</text:p>
          </table:table-cell>
        </table:table-row>
        <table:table-row table:style-name="ro1">
          <table:table-cell office:value-type="float" office:value="0.065000000000001" calcext:value-type="float">
            <text:p>0.065000000000001</text:p>
          </table:table-cell>
          <table:table-cell office:value-type="float" office:value="-0.00000029832017389256" calcext:value-type="float">
            <text:p>-2.9832017389256E-07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281" calcext:value-type="float">
            <text:p>-31.405590430281</text:p>
          </table:table-cell>
          <table:table-cell office:value-type="float" office:value="0" calcext:value-type="float">
            <text:p>0</text:p>
          </table:table-cell>
          <table:table-cell table:formula="of:=[.F651]+(1-0.5)*0.0001*[.E651]+0.5*0.0001*[.E652]" office:value-type="float" office:value="-0.0000000000014299672557172" calcext:value-type="float">
            <text:p>-1.4299672557172E-12</text:p>
          </table:table-cell>
          <table:table-cell table:formula="of:=[.G651]+0.0001*[.F651]+(0.5-0.25)*0.0001^2*[.E651]+0.25*0.0001^2*[.E652]" office:value-type="float" office:value="-31.4055904302302" calcext:value-type="float">
            <text:p>-31.4055904302302</text:p>
          </table:table-cell>
          <table:table-cell table:formula="of:=[.H651]+1/2*([.A652]-[.A651])*([.E652]+[.E651])" office:value-type="float" office:value="-0.000000000000975886038645513" calcext:value-type="float">
            <text:p>-9.75886038645513E-13</text:p>
          </table:table-cell>
          <table:table-cell table:formula="of:=[.I651]+1/2*([.A652]-[.A651])*([.H652]+[.H651])" office:value-type="float" office:value="-31.4055904302302" calcext:value-type="float">
            <text:p>-31.4055904302302</text:p>
          </table:table-cell>
          <table:table-cell table:formula="of:=200*PI()*COS(200*PI()*[.A652])" office:value-type="float" office:value="-628.318530717959" calcext:value-type="float">
            <text:p>-628.318530717959</text:p>
          </table:table-cell>
          <table:table-cell table:formula="of:=SIN(200*PI()*[.A652])" office:value-type="float" office:value="-0.000000000000627238280308797" calcext:value-type="float">
            <text:p>-6.27238280308797E-13</text:p>
          </table:table-cell>
        </table:table-row>
        <table:table-row table:style-name="ro1">
          <table:table-cell office:value-type="float" office:value="0.065100000000001" calcext:value-type="float">
            <text:p>0.065100000000001</text:p>
          </table:table-cell>
          <table:table-cell office:value-type="float" office:value="0.00000098733676167738" calcext:value-type="float">
            <text:p>9.8733676167738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282" calcext:value-type="float">
            <text:p>-31.405590430282</text:p>
          </table:table-cell>
          <table:table-cell office:value-type="float" office:value="0" calcext:value-type="float">
            <text:p>0</text:p>
          </table:table-cell>
          <table:table-cell table:formula="of:=[.F652]+(1-0.5)*0.0001*[.E652]+0.5*0.0001*[.E653]" office:value-type="float" office:value="-0.0000000000014299672557172" calcext:value-type="float">
            <text:p>-1.4299672557172E-12</text:p>
          </table:table-cell>
          <table:table-cell table:formula="of:=[.G652]+0.0001*[.F652]+(0.5-0.25)*0.0001^2*[.E652]+0.25*0.0001^2*[.E653]" office:value-type="float" office:value="-31.4055904302302" calcext:value-type="float">
            <text:p>-31.4055904302302</text:p>
          </table:table-cell>
          <table:table-cell table:formula="of:=[.H652]+1/2*([.A653]-[.A652])*([.E653]+[.E652])" office:value-type="float" office:value="-0.000000000000975886038645513" calcext:value-type="float">
            <text:p>-9.75886038645513E-13</text:p>
          </table:table-cell>
          <table:table-cell table:formula="of:=[.I652]+1/2*([.A653]-[.A652])*([.H653]+[.H652])" office:value-type="float" office:value="-31.4055904302302" calcext:value-type="float">
            <text:p>-31.4055904302302</text:p>
          </table:table-cell>
          <table:table-cell table:formula="of:=200*PI()*COS(200*PI()*[.A653])" office:value-type="float" office:value="-627.078687623278" calcext:value-type="float">
            <text:p>-627.078687623278</text:p>
          </table:table-cell>
          <table:table-cell table:formula="of:=SIN(200*PI()*[.A653])" office:value-type="float" office:value="-0.0627905195299426" calcext:value-type="float">
            <text:p>-0.062790519529943</text:p>
          </table:table-cell>
        </table:table-row>
        <table:table-row table:style-name="ro1">
          <table:table-cell office:value-type="float" office:value="0.065200000000001" calcext:value-type="float">
            <text:p>0.065200000000001</text:p>
          </table:table-cell>
          <table:table-cell office:value-type="float" office:value="-0.00000025526787794201" calcext:value-type="float">
            <text:p>-2.5526787794201E-07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282" calcext:value-type="float">
            <text:p>-31.405590430282</text:p>
          </table:table-cell>
          <table:table-cell office:value-type="float" office:value="0" calcext:value-type="float">
            <text:p>0</text:p>
          </table:table-cell>
          <table:table-cell table:formula="of:=[.F653]+(1-0.5)*0.0001*[.E653]+0.5*0.0001*[.E654]" office:value-type="float" office:value="-0.0000000000014299672557172" calcext:value-type="float">
            <text:p>-1.4299672557172E-12</text:p>
          </table:table-cell>
          <table:table-cell table:formula="of:=[.G653]+0.0001*[.F653]+(0.5-0.25)*0.0001^2*[.E653]+0.25*0.0001^2*[.E654]" office:value-type="float" office:value="-31.4055904302302" calcext:value-type="float">
            <text:p>-31.4055904302302</text:p>
          </table:table-cell>
          <table:table-cell table:formula="of:=[.H653]+1/2*([.A654]-[.A653])*([.E654]+[.E653])" office:value-type="float" office:value="-0.000000000000975886038645513" calcext:value-type="float">
            <text:p>-9.75886038645513E-13</text:p>
          </table:table-cell>
          <table:table-cell table:formula="of:=[.I653]+1/2*([.A654]-[.A653])*([.H654]+[.H653])" office:value-type="float" office:value="-31.4055904302302" calcext:value-type="float">
            <text:p>-31.4055904302302</text:p>
          </table:table-cell>
          <table:table-cell table:formula="of:=200*PI()*COS(200*PI()*[.A654])" office:value-type="float" office:value="-623.364051433549" calcext:value-type="float">
            <text:p>-623.364051433549</text:p>
          </table:table-cell>
          <table:table-cell table:formula="of:=SIN(200*PI()*[.A654])" office:value-type="float" office:value="-0.125333233564933" calcext:value-type="float">
            <text:p>-0.125333233564933</text:p>
          </table:table-cell>
        </table:table-row>
        <table:table-row table:style-name="ro1">
          <table:table-cell office:value-type="float" office:value="0.065300000000001" calcext:value-type="float">
            <text:p>0.065300000000001</text:p>
          </table:table-cell>
          <table:table-cell office:value-type="float" office:value="0.00000094428446572684" calcext:value-type="float">
            <text:p>9.4428446572684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282" calcext:value-type="float">
            <text:p>-31.405590430282</text:p>
          </table:table-cell>
          <table:table-cell office:value-type="float" office:value="0" calcext:value-type="float">
            <text:p>0</text:p>
          </table:table-cell>
          <table:table-cell table:formula="of:=[.F654]+(1-0.5)*0.0001*[.E654]+0.5*0.0001*[.E655]" office:value-type="float" office:value="-0.0000000000014299672557172" calcext:value-type="float">
            <text:p>-1.4299672557172E-12</text:p>
          </table:table-cell>
          <table:table-cell table:formula="of:=[.G654]+0.0001*[.F654]+(0.5-0.25)*0.0001^2*[.E654]+0.25*0.0001^2*[.E655]" office:value-type="float" office:value="-31.4055904302302" calcext:value-type="float">
            <text:p>-31.4055904302302</text:p>
          </table:table-cell>
          <table:table-cell table:formula="of:=[.H654]+1/2*([.A655]-[.A654])*([.E655]+[.E654])" office:value-type="float" office:value="-0.000000000000975886038645513" calcext:value-type="float">
            <text:p>-9.75886038645513E-13</text:p>
          </table:table-cell>
          <table:table-cell table:formula="of:=[.I654]+1/2*([.A655]-[.A654])*([.H655]+[.H654])" office:value-type="float" office:value="-31.4055904302302" calcext:value-type="float">
            <text:p>-31.4055904302302</text:p>
          </table:table-cell>
          <table:table-cell table:formula="of:=200*PI()*COS(200*PI()*[.A655])" office:value-type="float" office:value="-617.189282120758" calcext:value-type="float">
            <text:p>-617.189282120758</text:p>
          </table:table-cell>
          <table:table-cell table:formula="of:=SIN(200*PI()*[.A655])" office:value-type="float" office:value="-0.18738131458635" calcext:value-type="float">
            <text:p>-0.18738131458635</text:p>
          </table:table-cell>
        </table:table-row>
        <table:table-row table:style-name="ro1">
          <table:table-cell office:value-type="float" office:value="0.065400000000001" calcext:value-type="float">
            <text:p>0.065400000000001</text:p>
          </table:table-cell>
          <table:table-cell office:value-type="float" office:value="-0.00000021221558199146" calcext:value-type="float">
            <text:p>-2.1221558199146E-07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282" calcext:value-type="float">
            <text:p>-31.405590430282</text:p>
          </table:table-cell>
          <table:table-cell office:value-type="float" office:value="0" calcext:value-type="float">
            <text:p>0</text:p>
          </table:table-cell>
          <table:table-cell table:formula="of:=[.F655]+(1-0.5)*0.0001*[.E655]+0.5*0.0001*[.E656]" office:value-type="float" office:value="-0.0000000000014299672557172" calcext:value-type="float">
            <text:p>-1.4299672557172E-12</text:p>
          </table:table-cell>
          <table:table-cell table:formula="of:=[.G655]+0.0001*[.F655]+(0.5-0.25)*0.0001^2*[.E655]+0.25*0.0001^2*[.E656]" office:value-type="float" office:value="-31.4055904302302" calcext:value-type="float">
            <text:p>-31.4055904302302</text:p>
          </table:table-cell>
          <table:table-cell table:formula="of:=[.H655]+1/2*([.A656]-[.A655])*([.E656]+[.E655])" office:value-type="float" office:value="-0.000000000000975886038645513" calcext:value-type="float">
            <text:p>-9.75886038645513E-13</text:p>
          </table:table-cell>
          <table:table-cell table:formula="of:=[.I655]+1/2*([.A656]-[.A655])*([.H656]+[.H655])" office:value-type="float" office:value="-31.4055904302302" calcext:value-type="float">
            <text:p>-31.4055904302302</text:p>
          </table:table-cell>
          <table:table-cell table:formula="of:=200*PI()*COS(200*PI()*[.A656])" office:value-type="float" office:value="-608.5787486784" calcext:value-type="float">
            <text:p>-608.5787486784</text:p>
          </table:table-cell>
          <table:table-cell table:formula="of:=SIN(200*PI()*[.A656])" office:value-type="float" office:value="-0.248689887165461" calcext:value-type="float">
            <text:p>-0.248689887165461</text:p>
          </table:table-cell>
        </table:table-row>
        <table:table-row table:style-name="ro1">
          <table:table-cell office:value-type="float" office:value="0.065500000000001" calcext:value-type="float">
            <text:p>0.065500000000001</text:p>
          </table:table-cell>
          <table:table-cell office:value-type="float" office:value="0.00000090123216977629" calcext:value-type="float">
            <text:p>9.0123216977629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282" calcext:value-type="float">
            <text:p>-31.405590430282</text:p>
          </table:table-cell>
          <table:table-cell office:value-type="float" office:value="0" calcext:value-type="float">
            <text:p>0</text:p>
          </table:table-cell>
          <table:table-cell table:formula="of:=[.F656]+(1-0.5)*0.0001*[.E656]+0.5*0.0001*[.E657]" office:value-type="float" office:value="-0.0000000000014299672557172" calcext:value-type="float">
            <text:p>-1.4299672557172E-12</text:p>
          </table:table-cell>
          <table:table-cell table:formula="of:=[.G656]+0.0001*[.F656]+(0.5-0.25)*0.0001^2*[.E656]+0.25*0.0001^2*[.E657]" office:value-type="float" office:value="-31.4055904302302" calcext:value-type="float">
            <text:p>-31.4055904302302</text:p>
          </table:table-cell>
          <table:table-cell table:formula="of:=[.H656]+1/2*([.A657]-[.A656])*([.E657]+[.E656])" office:value-type="float" office:value="-0.000000000000975886038645513" calcext:value-type="float">
            <text:p>-9.75886038645513E-13</text:p>
          </table:table-cell>
          <table:table-cell table:formula="of:=[.I656]+1/2*([.A657]-[.A656])*([.H657]+[.H656])" office:value-type="float" office:value="-31.4055904302302" calcext:value-type="float">
            <text:p>-31.4055904302302</text:p>
          </table:table-cell>
          <table:table-cell table:formula="of:=200*PI()*COS(200*PI()*[.A657])" office:value-type="float" office:value="-597.566432948189" calcext:value-type="float">
            <text:p>-597.566432948189</text:p>
          </table:table-cell>
          <table:table-cell table:formula="of:=SIN(200*PI()*[.A657])" office:value-type="float" office:value="-0.309016994375546" calcext:value-type="float">
            <text:p>-0.309016994375546</text:p>
          </table:table-cell>
        </table:table-row>
        <table:table-row table:style-name="ro1">
          <table:table-cell office:value-type="float" office:value="0.065600000000001" calcext:value-type="float">
            <text:p>0.065600000000001</text:p>
          </table:table-cell>
          <table:table-cell office:value-type="float" office:value="-0.00000016916328604092" calcext:value-type="float">
            <text:p>-1.6916328604092E-07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282" calcext:value-type="float">
            <text:p>-31.405590430282</text:p>
          </table:table-cell>
          <table:table-cell office:value-type="float" office:value="0" calcext:value-type="float">
            <text:p>0</text:p>
          </table:table-cell>
          <table:table-cell table:formula="of:=[.F657]+(1-0.5)*0.0001*[.E657]+0.5*0.0001*[.E658]" office:value-type="float" office:value="-0.0000000000014299672557172" calcext:value-type="float">
            <text:p>-1.4299672557172E-12</text:p>
          </table:table-cell>
          <table:table-cell table:formula="of:=[.G657]+0.0001*[.F657]+(0.5-0.25)*0.0001^2*[.E657]+0.25*0.0001^2*[.E658]" office:value-type="float" office:value="-31.4055904302302" calcext:value-type="float">
            <text:p>-31.4055904302302</text:p>
          </table:table-cell>
          <table:table-cell table:formula="of:=[.H657]+1/2*([.A658]-[.A657])*([.E658]+[.E657])" office:value-type="float" office:value="-0.000000000000975886038645513" calcext:value-type="float">
            <text:p>-9.75886038645513E-13</text:p>
          </table:table-cell>
          <table:table-cell table:formula="of:=[.I657]+1/2*([.A658]-[.A657])*([.H658]+[.H657])" office:value-type="float" office:value="-31.4055904302302" calcext:value-type="float">
            <text:p>-31.4055904302302</text:p>
          </table:table-cell>
          <table:table-cell table:formula="of:=200*PI()*COS(200*PI()*[.A658])" office:value-type="float" office:value="-584.195795509267" calcext:value-type="float">
            <text:p>-584.195795509267</text:p>
          </table:table-cell>
          <table:table-cell table:formula="of:=SIN(200*PI()*[.A658])" office:value-type="float" office:value="-0.368124552685266" calcext:value-type="float">
            <text:p>-0.368124552685266</text:p>
          </table:table-cell>
        </table:table-row>
        <table:table-row table:style-name="ro1">
          <table:table-cell office:value-type="float" office:value="0.065700000000001" calcext:value-type="float">
            <text:p>0.065700000000001</text:p>
          </table:table-cell>
          <table:table-cell office:value-type="float" office:value="0.00000085817987382575" calcext:value-type="float">
            <text:p>8.5817987382575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282" calcext:value-type="float">
            <text:p>-31.405590430282</text:p>
          </table:table-cell>
          <table:table-cell office:value-type="float" office:value="0" calcext:value-type="float">
            <text:p>0</text:p>
          </table:table-cell>
          <table:table-cell table:formula="of:=[.F658]+(1-0.5)*0.0001*[.E658]+0.5*0.0001*[.E659]" office:value-type="float" office:value="-0.0000000000014299672557172" calcext:value-type="float">
            <text:p>-1.4299672557172E-12</text:p>
          </table:table-cell>
          <table:table-cell table:formula="of:=[.G658]+0.0001*[.F658]+(0.5-0.25)*0.0001^2*[.E658]+0.25*0.0001^2*[.E659]" office:value-type="float" office:value="-31.4055904302302" calcext:value-type="float">
            <text:p>-31.4055904302302</text:p>
          </table:table-cell>
          <table:table-cell table:formula="of:=[.H658]+1/2*([.A659]-[.A658])*([.E659]+[.E658])" office:value-type="float" office:value="-0.000000000000975886038645513" calcext:value-type="float">
            <text:p>-9.75886038645513E-13</text:p>
          </table:table-cell>
          <table:table-cell table:formula="of:=[.I658]+1/2*([.A659]-[.A658])*([.H659]+[.H658])" office:value-type="float" office:value="-31.4055904302302" calcext:value-type="float">
            <text:p>-31.4055904302302</text:p>
          </table:table-cell>
          <table:table-cell table:formula="of:=200*PI()*COS(200*PI()*[.A659])" office:value-type="float" office:value="-568.519604159141" calcext:value-type="float">
            <text:p>-568.519604159141</text:p>
          </table:table-cell>
          <table:table-cell table:formula="of:=SIN(200*PI()*[.A659])" office:value-type="float" office:value="-0.425779291565648" calcext:value-type="float">
            <text:p>-0.425779291565648</text:p>
          </table:table-cell>
        </table:table-row>
        <table:table-row table:style-name="ro1">
          <table:table-cell office:value-type="float" office:value="0.065800000000001" calcext:value-type="float">
            <text:p>0.065800000000001</text:p>
          </table:table-cell>
          <table:table-cell office:value-type="float" office:value="-0.00000012611099009037" calcext:value-type="float">
            <text:p>-1.2611099009037E-07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283" calcext:value-type="float">
            <text:p>-31.405590430283</text:p>
          </table:table-cell>
          <table:table-cell office:value-type="float" office:value="0" calcext:value-type="float">
            <text:p>0</text:p>
          </table:table-cell>
          <table:table-cell table:formula="of:=[.F659]+(1-0.5)*0.0001*[.E659]+0.5*0.0001*[.E660]" office:value-type="float" office:value="-0.0000000000014299672557172" calcext:value-type="float">
            <text:p>-1.4299672557172E-12</text:p>
          </table:table-cell>
          <table:table-cell table:formula="of:=[.G659]+0.0001*[.F659]+(0.5-0.25)*0.0001^2*[.E659]+0.25*0.0001^2*[.E660]" office:value-type="float" office:value="-31.4055904302302" calcext:value-type="float">
            <text:p>-31.4055904302302</text:p>
          </table:table-cell>
          <table:table-cell table:formula="of:=[.H659]+1/2*([.A660]-[.A659])*([.E660]+[.E659])" office:value-type="float" office:value="-0.000000000000975886038645513" calcext:value-type="float">
            <text:p>-9.75886038645513E-13</text:p>
          </table:table-cell>
          <table:table-cell table:formula="of:=[.I659]+1/2*([.A660]-[.A659])*([.H660]+[.H659])" office:value-type="float" office:value="-31.4055904302302" calcext:value-type="float">
            <text:p>-31.4055904302302</text:p>
          </table:table-cell>
          <table:table-cell table:formula="of:=200*PI()*COS(200*PI()*[.A660])" office:value-type="float" office:value="-550.599725663299" calcext:value-type="float">
            <text:p>-550.599725663299</text:p>
          </table:table-cell>
          <table:table-cell table:formula="of:=SIN(200*PI()*[.A660])" office:value-type="float" office:value="-0.481753674102275" calcext:value-type="float">
            <text:p>-0.481753674102275</text:p>
          </table:table-cell>
        </table:table-row>
        <table:table-row table:style-name="ro1">
          <table:table-cell office:value-type="float" office:value="0.065900000000001" calcext:value-type="float">
            <text:p>0.065900000000001</text:p>
          </table:table-cell>
          <table:table-cell office:value-type="float" office:value="0.0000008151275778752" calcext:value-type="float">
            <text:p>8.151275778752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283" calcext:value-type="float">
            <text:p>-31.405590430283</text:p>
          </table:table-cell>
          <table:table-cell office:value-type="float" office:value="0" calcext:value-type="float">
            <text:p>0</text:p>
          </table:table-cell>
          <table:table-cell table:formula="of:=[.F660]+(1-0.5)*0.0001*[.E660]+0.5*0.0001*[.E661]" office:value-type="float" office:value="-0.0000000000014299672557172" calcext:value-type="float">
            <text:p>-1.4299672557172E-12</text:p>
          </table:table-cell>
          <table:table-cell table:formula="of:=[.G660]+0.0001*[.F660]+(0.5-0.25)*0.0001^2*[.E660]+0.25*0.0001^2*[.E661]" office:value-type="float" office:value="-31.4055904302302" calcext:value-type="float">
            <text:p>-31.4055904302302</text:p>
          </table:table-cell>
          <table:table-cell table:formula="of:=[.H660]+1/2*([.A661]-[.A660])*([.E661]+[.E660])" office:value-type="float" office:value="-0.000000000000975886038645513" calcext:value-type="float">
            <text:p>-9.75886038645513E-13</text:p>
          </table:table-cell>
          <table:table-cell table:formula="of:=[.I660]+1/2*([.A661]-[.A660])*([.H661]+[.H660])" office:value-type="float" office:value="-31.4055904302302" calcext:value-type="float">
            <text:p>-31.4055904302302</text:p>
          </table:table-cell>
          <table:table-cell table:formula="of:=200*PI()*COS(200*PI()*[.A661])" office:value-type="float" office:value="-530.506881595357" calcext:value-type="float">
            <text:p>-530.506881595357</text:p>
          </table:table-cell>
          <table:table-cell table:formula="of:=SIN(200*PI()*[.A661])" office:value-type="float" office:value="-0.535826794979526" calcext:value-type="float">
            <text:p>-0.535826794979526</text:p>
          </table:table-cell>
        </table:table-row>
        <table:table-row table:style-name="ro1">
          <table:table-cell office:value-type="float" office:value="0.066000000000001" calcext:value-type="float">
            <text:p>0.066000000000001</text:p>
          </table:table-cell>
          <table:table-cell office:value-type="float" office:value="-0.000000083058694139825" calcext:value-type="float">
            <text:p>-8.3058694139825E-08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283" calcext:value-type="float">
            <text:p>-31.405590430283</text:p>
          </table:table-cell>
          <table:table-cell office:value-type="float" office:value="0" calcext:value-type="float">
            <text:p>0</text:p>
          </table:table-cell>
          <table:table-cell table:formula="of:=[.F661]+(1-0.5)*0.0001*[.E661]+0.5*0.0001*[.E662]" office:value-type="float" office:value="-0.0000000000014299672557172" calcext:value-type="float">
            <text:p>-1.4299672557172E-12</text:p>
          </table:table-cell>
          <table:table-cell table:formula="of:=[.G661]+0.0001*[.F661]+(0.5-0.25)*0.0001^2*[.E661]+0.25*0.0001^2*[.E662]" office:value-type="float" office:value="-31.4055904302302" calcext:value-type="float">
            <text:p>-31.4055904302302</text:p>
          </table:table-cell>
          <table:table-cell table:formula="of:=[.H661]+1/2*([.A662]-[.A661])*([.E662]+[.E661])" office:value-type="float" office:value="-0.000000000000975886038645513" calcext:value-type="float">
            <text:p>-9.75886038645513E-13</text:p>
          </table:table-cell>
          <table:table-cell table:formula="of:=[.I661]+1/2*([.A662]-[.A661])*([.H662]+[.H661])" office:value-type="float" office:value="-31.4055904302302" calcext:value-type="float">
            <text:p>-31.4055904302302</text:p>
          </table:table-cell>
          <table:table-cell table:formula="of:=200*PI()*COS(200*PI()*[.A662])" office:value-type="float" office:value="-508.320369231293" calcext:value-type="float">
            <text:p>-508.320369231293</text:p>
          </table:table-cell>
          <table:table-cell table:formula="of:=SIN(200*PI()*[.A662])" office:value-type="float" office:value="-0.587785252292983" calcext:value-type="float">
            <text:p>-0.587785252292983</text:p>
          </table:table-cell>
        </table:table-row>
        <table:table-row table:style-name="ro1">
          <table:table-cell office:value-type="float" office:value="0.066100000000001" calcext:value-type="float">
            <text:p>0.066100000000001</text:p>
          </table:table-cell>
          <table:table-cell office:value-type="float" office:value="0.00000077207528192464" calcext:value-type="float">
            <text:p>7.7207528192464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283" calcext:value-type="float">
            <text:p>-31.405590430283</text:p>
          </table:table-cell>
          <table:table-cell office:value-type="float" office:value="0" calcext:value-type="float">
            <text:p>0</text:p>
          </table:table-cell>
          <table:table-cell table:formula="of:=[.F662]+(1-0.5)*0.0001*[.E662]+0.5*0.0001*[.E663]" office:value-type="float" office:value="-0.0000000000014299672557172" calcext:value-type="float">
            <text:p>-1.4299672557172E-12</text:p>
          </table:table-cell>
          <table:table-cell table:formula="of:=[.G662]+0.0001*[.F662]+(0.5-0.25)*0.0001^2*[.E662]+0.25*0.0001^2*[.E663]" office:value-type="float" office:value="-31.4055904302302" calcext:value-type="float">
            <text:p>-31.4055904302302</text:p>
          </table:table-cell>
          <table:table-cell table:formula="of:=[.H662]+1/2*([.A663]-[.A662])*([.E663]+[.E662])" office:value-type="float" office:value="-0.000000000000975886038645513" calcext:value-type="float">
            <text:p>-9.75886038645513E-13</text:p>
          </table:table-cell>
          <table:table-cell table:formula="of:=[.I662]+1/2*([.A663]-[.A662])*([.H663]+[.H662])" office:value-type="float" office:value="-31.4055904302302" calcext:value-type="float">
            <text:p>-31.4055904302302</text:p>
          </table:table-cell>
          <table:table-cell table:formula="of:=200*PI()*COS(200*PI()*[.A663])" office:value-type="float" office:value="-484.12774859936" calcext:value-type="float">
            <text:p>-484.12774859936</text:p>
          </table:table-cell>
          <table:table-cell table:formula="of:=SIN(200*PI()*[.A663])" office:value-type="float" office:value="-0.637423989749178" calcext:value-type="float">
            <text:p>-0.637423989749178</text:p>
          </table:table-cell>
        </table:table-row>
        <table:table-row table:style-name="ro1">
          <table:table-cell office:value-type="float" office:value="0.066200000000001" calcext:value-type="float">
            <text:p>0.066200000000001</text:p>
          </table:table-cell>
          <table:table-cell office:value-type="float" office:value="-0.000000040006398189249" calcext:value-type="float">
            <text:p>-4.0006398189249E-08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283" calcext:value-type="float">
            <text:p>-31.405590430283</text:p>
          </table:table-cell>
          <table:table-cell office:value-type="float" office:value="0" calcext:value-type="float">
            <text:p>0</text:p>
          </table:table-cell>
          <table:table-cell table:formula="of:=[.F663]+(1-0.5)*0.0001*[.E663]+0.5*0.0001*[.E664]" office:value-type="float" office:value="-0.0000000000014299672557172" calcext:value-type="float">
            <text:p>-1.4299672557172E-12</text:p>
          </table:table-cell>
          <table:table-cell table:formula="of:=[.G663]+0.0001*[.F663]+(0.5-0.25)*0.0001^2*[.E663]+0.25*0.0001^2*[.E664]" office:value-type="float" office:value="-31.4055904302302" calcext:value-type="float">
            <text:p>-31.4055904302302</text:p>
          </table:table-cell>
          <table:table-cell table:formula="of:=[.H663]+1/2*([.A664]-[.A663])*([.E664]+[.E663])" office:value-type="float" office:value="-0.000000000000975886038645513" calcext:value-type="float">
            <text:p>-9.75886038645513E-13</text:p>
          </table:table-cell>
          <table:table-cell table:formula="of:=[.I663]+1/2*([.A664]-[.A663])*([.H664]+[.H663])" office:value-type="float" office:value="-31.4055904302302" calcext:value-type="float">
            <text:p>-31.4055904302302</text:p>
          </table:table-cell>
          <table:table-cell table:formula="of:=200*PI()*COS(200*PI()*[.A664])" office:value-type="float" office:value="-458.024496920634" calcext:value-type="float">
            <text:p>-458.024496920634</text:p>
          </table:table-cell>
          <table:table-cell table:formula="of:=SIN(200*PI()*[.A664])" office:value-type="float" office:value="-0.684547105929153" calcext:value-type="float">
            <text:p>-0.684547105929153</text:p>
          </table:table-cell>
        </table:table-row>
        <table:table-row table:style-name="ro1">
          <table:table-cell office:value-type="float" office:value="0.066300000000001" calcext:value-type="float">
            <text:p>0.066300000000001</text:p>
          </table:table-cell>
          <table:table-cell office:value-type="float" office:value="0.00000072902298597406" calcext:value-type="float">
            <text:p>7.2902298597406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283" calcext:value-type="float">
            <text:p>-31.405590430283</text:p>
          </table:table-cell>
          <table:table-cell office:value-type="float" office:value="0" calcext:value-type="float">
            <text:p>0</text:p>
          </table:table-cell>
          <table:table-cell table:formula="of:=[.F664]+(1-0.5)*0.0001*[.E664]+0.5*0.0001*[.E665]" office:value-type="float" office:value="-0.0000000000014299672557172" calcext:value-type="float">
            <text:p>-1.4299672557172E-12</text:p>
          </table:table-cell>
          <table:table-cell table:formula="of:=[.G664]+0.0001*[.F664]+(0.5-0.25)*0.0001^2*[.E664]+0.25*0.0001^2*[.E665]" office:value-type="float" office:value="-31.4055904302302" calcext:value-type="float">
            <text:p>-31.4055904302302</text:p>
          </table:table-cell>
          <table:table-cell table:formula="of:=[.H664]+1/2*([.A665]-[.A664])*([.E665]+[.E664])" office:value-type="float" office:value="-0.000000000000975886038645513" calcext:value-type="float">
            <text:p>-9.75886038645513E-13</text:p>
          </table:table-cell>
          <table:table-cell table:formula="of:=[.I664]+1/2*([.A665]-[.A664])*([.H665]+[.H664])" office:value-type="float" office:value="-31.4055904302302" calcext:value-type="float">
            <text:p>-31.4055904302302</text:p>
          </table:table-cell>
          <table:table-cell table:formula="of:=200*PI()*COS(200*PI()*[.A665])" office:value-type="float" office:value="-430.113631804054" calcext:value-type="float">
            <text:p>-430.113631804054</text:p>
          </table:table-cell>
          <table:table-cell table:formula="of:=SIN(200*PI()*[.A665])" office:value-type="float" office:value="-0.728968627421845" calcext:value-type="float">
            <text:p>-0.728968627421845</text:p>
          </table:table-cell>
        </table:table-row>
        <table:table-row table:style-name="ro1">
          <table:table-cell office:value-type="float" office:value="0.066400000000001" calcext:value-type="float">
            <text:p>0.066400000000001</text:p>
          </table:table-cell>
          <table:table-cell office:value-type="float" office:value="0.0000000030458977613265" calcext:value-type="float">
            <text:p>3.0458977613265E-09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283" calcext:value-type="float">
            <text:p>-31.405590430283</text:p>
          </table:table-cell>
          <table:table-cell office:value-type="float" office:value="0" calcext:value-type="float">
            <text:p>0</text:p>
          </table:table-cell>
          <table:table-cell table:formula="of:=[.F665]+(1-0.5)*0.0001*[.E665]+0.5*0.0001*[.E666]" office:value-type="float" office:value="-0.0000000000014299672557172" calcext:value-type="float">
            <text:p>-1.4299672557172E-12</text:p>
          </table:table-cell>
          <table:table-cell table:formula="of:=[.G665]+0.0001*[.F665]+(0.5-0.25)*0.0001^2*[.E665]+0.25*0.0001^2*[.E666]" office:value-type="float" office:value="-31.4055904302302" calcext:value-type="float">
            <text:p>-31.4055904302302</text:p>
          </table:table-cell>
          <table:table-cell table:formula="of:=[.H665]+1/2*([.A666]-[.A665])*([.E666]+[.E665])" office:value-type="float" office:value="-0.000000000000975886038645513" calcext:value-type="float">
            <text:p>-9.75886038645513E-13</text:p>
          </table:table-cell>
          <table:table-cell table:formula="of:=[.I665]+1/2*([.A666]-[.A665])*([.H666]+[.H665])" office:value-type="float" office:value="-31.4055904302302" calcext:value-type="float">
            <text:p>-31.4055904302302</text:p>
          </table:table-cell>
          <table:table-cell table:formula="of:=200*PI()*COS(200*PI()*[.A666])" office:value-type="float" office:value="-400.505304682971" calcext:value-type="float">
            <text:p>-400.505304682971</text:p>
          </table:table-cell>
          <table:table-cell table:formula="of:=SIN(200*PI()*[.A666])" office:value-type="float" office:value="-0.77051324277619" calcext:value-type="float">
            <text:p>-0.77051324277619</text:p>
          </table:table-cell>
        </table:table-row>
        <table:table-row table:style-name="ro1">
          <table:table-cell office:value-type="float" office:value="0.066500000000001" calcext:value-type="float">
            <text:p>0.066500000000001</text:p>
          </table:table-cell>
          <table:table-cell office:value-type="float" office:value="0.00000068597069002348" calcext:value-type="float">
            <text:p>6.8597069002348E-07</text:p>
          </table:table-cell>
          <table:table-cell office:value-type="float" office:value="-0.0000000010130615521575" calcext:value-type="float">
            <text:p>-1.0130615521575E-09</text:p>
          </table:table-cell>
          <table:table-cell office:value-type="float" office:value="-31.405590430283" calcext:value-type="float">
            <text:p>-31.405590430283</text:p>
          </table:table-cell>
          <table:table-cell office:value-type="float" office:value="0" calcext:value-type="float">
            <text:p>0</text:p>
          </table:table-cell>
          <table:table-cell table:formula="of:=[.F666]+(1-0.5)*0.0001*[.E666]+0.5*0.0001*[.E667]" office:value-type="float" office:value="-0.0000000000014299672557172" calcext:value-type="float">
            <text:p>-1.4299672557172E-12</text:p>
          </table:table-cell>
          <table:table-cell table:formula="of:=[.G666]+0.0001*[.F666]+(0.5-0.25)*0.0001^2*[.E666]+0.25*0.0001^2*[.E667]" office:value-type="float" office:value="-31.4055904302302" calcext:value-type="float">
            <text:p>-31.4055904302302</text:p>
          </table:table-cell>
          <table:table-cell table:formula="of:=[.H666]+1/2*([.A667]-[.A666])*([.E667]+[.E666])" office:value-type="float" office:value="-0.000000000000975886038645513" calcext:value-type="float">
            <text:p>-9.75886038645513E-13</text:p>
          </table:table-cell>
          <table:table-cell table:formula="of:=[.I666]+1/2*([.A667]-[.A666])*([.H667]+[.H666])" office:value-type="float" office:value="-31.4055904302302" calcext:value-type="float">
            <text:p>-31.4055904302302</text:p>
          </table:table-cell>
          <table:table-cell table:formula="of:=200*PI()*COS(200*PI()*[.A667])" office:value-type="float" office:value="-369.31636609777" calcext:value-type="float">
            <text:p>-369.31636609777</text:p>
          </table:table-cell>
          <table:table-cell table:formula="of:=SIN(200*PI()*[.A667])" office:value-type="float" office:value="-0.809016994375319" calcext:value-type="float">
            <text:p>-0.809016994375319</text:p>
          </table:table-cell>
        </table:table-row>
        <table:table-row table:style-name="ro1">
          <table:table-cell office:value-type="float" office:value="0.066600000000001" calcext:value-type="float">
            <text:p>0.066600000000001</text:p>
          </table:table-cell>
          <table:table-cell office:value-type="float" office:value="-0.0000013749872778083" calcext:value-type="float">
            <text:p>-1.3749872778083E-06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283" calcext:value-type="float">
            <text:p>-31.405590430283</text:p>
          </table:table-cell>
          <table:table-cell office:value-type="float" office:value="0" calcext:value-type="float">
            <text:p>0</text:p>
          </table:table-cell>
          <table:table-cell table:formula="of:=[.F667]+(1-0.5)*0.0001*[.E667]+0.5*0.0001*[.E668]" office:value-type="float" office:value="-0.0000000000014299672557172" calcext:value-type="float">
            <text:p>-1.4299672557172E-12</text:p>
          </table:table-cell>
          <table:table-cell table:formula="of:=[.G667]+0.0001*[.F667]+(0.5-0.25)*0.0001^2*[.E667]+0.25*0.0001^2*[.E668]" office:value-type="float" office:value="-31.4055904302302" calcext:value-type="float">
            <text:p>-31.4055904302302</text:p>
          </table:table-cell>
          <table:table-cell table:formula="of:=[.H667]+1/2*([.A668]-[.A667])*([.E668]+[.E667])" office:value-type="float" office:value="-0.000000000000975886038645513" calcext:value-type="float">
            <text:p>-9.75886038645513E-13</text:p>
          </table:table-cell>
          <table:table-cell table:formula="of:=[.I667]+1/2*([.A668]-[.A667])*([.H668]+[.H667])" office:value-type="float" office:value="-31.4055904302302" calcext:value-type="float">
            <text:p>-31.4055904302302</text:p>
          </table:table-cell>
          <table:table-cell table:formula="of:=200*PI()*COS(200*PI()*[.A668])" office:value-type="float" office:value="-336.669904540182" calcext:value-type="float">
            <text:p>-336.669904540182</text:p>
          </table:table-cell>
          <table:table-cell table:formula="of:=SIN(200*PI()*[.A668])" office:value-type="float" office:value="-0.844327925502352" calcext:value-type="float">
            <text:p>-0.844327925502352</text:p>
          </table:table-cell>
        </table:table-row>
        <table:table-row table:style-name="ro1">
          <table:table-cell office:value-type="float" office:value="0.066700000000001" calcext:value-type="float">
            <text:p>0.066700000000001</text:p>
          </table:table-cell>
          <table:table-cell office:value-type="float" office:value="0.0000006429183940729" calcext:value-type="float">
            <text:p>6.429183940729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284" calcext:value-type="float">
            <text:p>-31.405590430284</text:p>
          </table:table-cell>
          <table:table-cell office:value-type="float" office:value="0" calcext:value-type="float">
            <text:p>0</text:p>
          </table:table-cell>
          <table:table-cell table:formula="of:=[.F668]+(1-0.5)*0.0001*[.E668]+0.5*0.0001*[.E669]" office:value-type="float" office:value="-0.0000000000014299672557172" calcext:value-type="float">
            <text:p>-1.4299672557172E-12</text:p>
          </table:table-cell>
          <table:table-cell table:formula="of:=[.G668]+0.0001*[.F668]+(0.5-0.25)*0.0001^2*[.E668]+0.25*0.0001^2*[.E669]" office:value-type="float" office:value="-31.4055904302302" calcext:value-type="float">
            <text:p>-31.4055904302302</text:p>
          </table:table-cell>
          <table:table-cell table:formula="of:=[.H668]+1/2*([.A669]-[.A668])*([.E669]+[.E668])" office:value-type="float" office:value="-0.000000000000975886038645513" calcext:value-type="float">
            <text:p>-9.75886038645513E-13</text:p>
          </table:table-cell>
          <table:table-cell table:formula="of:=[.I668]+1/2*([.A669]-[.A668])*([.H669]+[.H668])" office:value-type="float" office:value="-31.4055904302302" calcext:value-type="float">
            <text:p>-31.4055904302302</text:p>
          </table:table-cell>
          <table:table-cell table:formula="of:=200*PI()*COS(200*PI()*[.A669])" office:value-type="float" office:value="-302.69476067922" calcext:value-type="float">
            <text:p>-302.69476067922</text:p>
          </table:table-cell>
          <table:table-cell table:formula="of:=SIN(200*PI()*[.A669])" office:value-type="float" office:value="-0.876306680044168" calcext:value-type="float">
            <text:p>-0.876306680044168</text:p>
          </table:table-cell>
        </table:table-row>
        <table:table-row table:style-name="ro1">
          <table:table-cell office:value-type="float" office:value="0.066800000000001" calcext:value-type="float">
            <text:p>0.066800000000001</text:p>
          </table:table-cell>
          <table:table-cell office:value-type="float" office:value="-0.0000013319349818577" calcext:value-type="float">
            <text:p>-1.3319349818577E-06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284" calcext:value-type="float">
            <text:p>-31.405590430284</text:p>
          </table:table-cell>
          <table:table-cell office:value-type="float" office:value="0" calcext:value-type="float">
            <text:p>0</text:p>
          </table:table-cell>
          <table:table-cell table:formula="of:=[.F669]+(1-0.5)*0.0001*[.E669]+0.5*0.0001*[.E670]" office:value-type="float" office:value="-0.0000000000014299672557172" calcext:value-type="float">
            <text:p>-1.4299672557172E-12</text:p>
          </table:table-cell>
          <table:table-cell table:formula="of:=[.G669]+0.0001*[.F669]+(0.5-0.25)*0.0001^2*[.E669]+0.25*0.0001^2*[.E670]" office:value-type="float" office:value="-31.4055904302302" calcext:value-type="float">
            <text:p>-31.4055904302302</text:p>
          </table:table-cell>
          <table:table-cell table:formula="of:=[.H669]+1/2*([.A670]-[.A669])*([.E670]+[.E669])" office:value-type="float" office:value="-0.000000000000975886038645513" calcext:value-type="float">
            <text:p>-9.75886038645513E-13</text:p>
          </table:table-cell>
          <table:table-cell table:formula="of:=[.I669]+1/2*([.A670]-[.A669])*([.H670]+[.H669])" office:value-type="float" office:value="-31.4055904302302" calcext:value-type="float">
            <text:p>-31.4055904302302</text:p>
          </table:table-cell>
          <table:table-cell table:formula="of:=200*PI()*COS(200*PI()*[.A670])" office:value-type="float" office:value="-267.525018885939" calcext:value-type="float">
            <text:p>-267.525018885939</text:p>
          </table:table-cell>
          <table:table-cell table:formula="of:=SIN(200*PI()*[.A670])" office:value-type="float" office:value="-0.90482705246629" calcext:value-type="float">
            <text:p>-0.90482705246629</text:p>
          </table:table-cell>
        </table:table-row>
        <table:table-row table:style-name="ro1">
          <table:table-cell office:value-type="float" office:value="0.066900000000001" calcext:value-type="float">
            <text:p>0.066900000000001</text:p>
          </table:table-cell>
          <table:table-cell office:value-type="float" office:value="0.00000059986609812232" calcext:value-type="float">
            <text:p>5.9986609812232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284" calcext:value-type="float">
            <text:p>-31.405590430284</text:p>
          </table:table-cell>
          <table:table-cell office:value-type="float" office:value="0" calcext:value-type="float">
            <text:p>0</text:p>
          </table:table-cell>
          <table:table-cell table:formula="of:=[.F670]+(1-0.5)*0.0001*[.E670]+0.5*0.0001*[.E671]" office:value-type="float" office:value="-0.0000000000014299672557172" calcext:value-type="float">
            <text:p>-1.4299672557172E-12</text:p>
          </table:table-cell>
          <table:table-cell table:formula="of:=[.G670]+0.0001*[.F670]+(0.5-0.25)*0.0001^2*[.E670]+0.25*0.0001^2*[.E671]" office:value-type="float" office:value="-31.4055904302302" calcext:value-type="float">
            <text:p>-31.4055904302302</text:p>
          </table:table-cell>
          <table:table-cell table:formula="of:=[.H670]+1/2*([.A671]-[.A670])*([.E671]+[.E670])" office:value-type="float" office:value="-0.000000000000975886038645513" calcext:value-type="float">
            <text:p>-9.75886038645513E-13</text:p>
          </table:table-cell>
          <table:table-cell table:formula="of:=[.I670]+1/2*([.A671]-[.A670])*([.H671]+[.H670])" office:value-type="float" office:value="-31.4055904302302" calcext:value-type="float">
            <text:p>-31.4055904302302</text:p>
          </table:table-cell>
          <table:table-cell table:formula="of:=200*PI()*COS(200*PI()*[.A671])" office:value-type="float" office:value="-231.299478063674" calcext:value-type="float">
            <text:p>-231.299478063674</text:p>
          </table:table-cell>
          <table:table-cell table:formula="of:=SIN(200*PI()*[.A671])" office:value-type="float" office:value="-0.929776485888484" calcext:value-type="float">
            <text:p>-0.929776485888484</text:p>
          </table:table-cell>
        </table:table-row>
        <table:table-row table:style-name="ro1">
          <table:table-cell office:value-type="float" office:value="0.067000000000001" calcext:value-type="float">
            <text:p>0.067000000000001</text:p>
          </table:table-cell>
          <table:table-cell office:value-type="float" office:value="-0.0000012888826859071" calcext:value-type="float">
            <text:p>-1.2888826859071E-06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284" calcext:value-type="float">
            <text:p>-31.405590430284</text:p>
          </table:table-cell>
          <table:table-cell office:value-type="float" office:value="0" calcext:value-type="float">
            <text:p>0</text:p>
          </table:table-cell>
          <table:table-cell table:formula="of:=[.F671]+(1-0.5)*0.0001*[.E671]+0.5*0.0001*[.E672]" office:value-type="float" office:value="-0.0000000000014299672557172" calcext:value-type="float">
            <text:p>-1.4299672557172E-12</text:p>
          </table:table-cell>
          <table:table-cell table:formula="of:=[.G671]+0.0001*[.F671]+(0.5-0.25)*0.0001^2*[.E671]+0.25*0.0001^2*[.E672]" office:value-type="float" office:value="-31.4055904302302" calcext:value-type="float">
            <text:p>-31.4055904302302</text:p>
          </table:table-cell>
          <table:table-cell table:formula="of:=[.H671]+1/2*([.A672]-[.A671])*([.E672]+[.E671])" office:value-type="float" office:value="-0.000000000000975886038645513" calcext:value-type="float">
            <text:p>-9.75886038645513E-13</text:p>
          </table:table-cell>
          <table:table-cell table:formula="of:=[.I671]+1/2*([.A672]-[.A671])*([.H672]+[.H671])" office:value-type="float" office:value="-31.4055904302302" calcext:value-type="float">
            <text:p>-31.4055904302302</text:p>
          </table:table-cell>
          <table:table-cell table:formula="of:=200*PI()*COS(200*PI()*[.A672])" office:value-type="float" office:value="-194.161103872172" calcext:value-type="float">
            <text:p>-194.161103872172</text:p>
          </table:table-cell>
          <table:table-cell table:formula="of:=SIN(200*PI()*[.A672])" office:value-type="float" office:value="-0.951056516295347" calcext:value-type="float">
            <text:p>-0.951056516295347</text:p>
          </table:table-cell>
        </table:table-row>
        <table:table-row table:style-name="ro1">
          <table:table-cell office:value-type="float" office:value="0.067100000000001" calcext:value-type="float">
            <text:p>0.067100000000001</text:p>
          </table:table-cell>
          <table:table-cell office:value-type="float" office:value="0.00000055681380217173" calcext:value-type="float">
            <text:p>5.5681380217173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284" calcext:value-type="float">
            <text:p>-31.405590430284</text:p>
          </table:table-cell>
          <table:table-cell office:value-type="float" office:value="0" calcext:value-type="float">
            <text:p>0</text:p>
          </table:table-cell>
          <table:table-cell table:formula="of:=[.F672]+(1-0.5)*0.0001*[.E672]+0.5*0.0001*[.E673]" office:value-type="float" office:value="-0.0000000000014299672557172" calcext:value-type="float">
            <text:p>-1.4299672557172E-12</text:p>
          </table:table-cell>
          <table:table-cell table:formula="of:=[.G672]+0.0001*[.F672]+(0.5-0.25)*0.0001^2*[.E672]+0.25*0.0001^2*[.E673]" office:value-type="float" office:value="-31.4055904302302" calcext:value-type="float">
            <text:p>-31.4055904302302</text:p>
          </table:table-cell>
          <table:table-cell table:formula="of:=[.H672]+1/2*([.A673]-[.A672])*([.E673]+[.E672])" office:value-type="float" office:value="-0.000000000000975886038645513" calcext:value-type="float">
            <text:p>-9.75886038645513E-13</text:p>
          </table:table-cell>
          <table:table-cell table:formula="of:=[.I672]+1/2*([.A673]-[.A672])*([.H673]+[.H672])" office:value-type="float" office:value="-31.4055904302302" calcext:value-type="float">
            <text:p>-31.4055904302302</text:p>
          </table:table-cell>
          <table:table-cell table:formula="of:=200*PI()*COS(200*PI()*[.A673])" office:value-type="float" office:value="-156.256464507453" calcext:value-type="float">
            <text:p>-156.256464507453</text:p>
          </table:table-cell>
          <table:table-cell table:formula="of:=SIN(200*PI()*[.A673])" office:value-type="float" office:value="-0.968583161128788" calcext:value-type="float">
            <text:p>-0.968583161128788</text:p>
          </table:table-cell>
        </table:table-row>
        <table:table-row table:style-name="ro1">
          <table:table-cell office:value-type="float" office:value="0.067200000000001" calcext:value-type="float">
            <text:p>0.067200000000001</text:p>
          </table:table-cell>
          <table:table-cell office:value-type="float" office:value="-0.0000012458303899565" calcext:value-type="float">
            <text:p>-1.2458303899565E-06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284" calcext:value-type="float">
            <text:p>-31.405590430284</text:p>
          </table:table-cell>
          <table:table-cell office:value-type="float" office:value="0" calcext:value-type="float">
            <text:p>0</text:p>
          </table:table-cell>
          <table:table-cell table:formula="of:=[.F673]+(1-0.5)*0.0001*[.E673]+0.5*0.0001*[.E674]" office:value-type="float" office:value="-0.0000000000014299672557172" calcext:value-type="float">
            <text:p>-1.4299672557172E-12</text:p>
          </table:table-cell>
          <table:table-cell table:formula="of:=[.G673]+0.0001*[.F673]+(0.5-0.25)*0.0001^2*[.E673]+0.25*0.0001^2*[.E674]" office:value-type="float" office:value="-31.4055904302302" calcext:value-type="float">
            <text:p>-31.4055904302302</text:p>
          </table:table-cell>
          <table:table-cell table:formula="of:=[.H673]+1/2*([.A674]-[.A673])*([.E674]+[.E673])" office:value-type="float" office:value="-0.000000000000975886038645513" calcext:value-type="float">
            <text:p>-9.75886038645513E-13</text:p>
          </table:table-cell>
          <table:table-cell table:formula="of:=[.I673]+1/2*([.A674]-[.A673])*([.H674]+[.H673])" office:value-type="float" office:value="-31.4055904302302" calcext:value-type="float">
            <text:p>-31.4055904302302</text:p>
          </table:table-cell>
          <table:table-cell table:formula="of:=200*PI()*COS(200*PI()*[.A674])" office:value-type="float" office:value="-117.735152264111" calcext:value-type="float">
            <text:p>-117.735152264111</text:p>
          </table:table-cell>
          <table:table-cell table:formula="of:=SIN(200*PI()*[.A674])" office:value-type="float" office:value="-0.982287250728807" calcext:value-type="float">
            <text:p>-0.982287250728807</text:p>
          </table:table-cell>
        </table:table-row>
        <table:table-row table:style-name="ro1">
          <table:table-cell office:value-type="float" office:value="0.067300000000001" calcext:value-type="float">
            <text:p>0.067300000000001</text:p>
          </table:table-cell>
          <table:table-cell office:value-type="float" office:value="0.00000051376150622115" calcext:value-type="float">
            <text:p>5.1376150622115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284" calcext:value-type="float">
            <text:p>-31.405590430284</text:p>
          </table:table-cell>
          <table:table-cell office:value-type="float" office:value="0" calcext:value-type="float">
            <text:p>0</text:p>
          </table:table-cell>
          <table:table-cell table:formula="of:=[.F674]+(1-0.5)*0.0001*[.E674]+0.5*0.0001*[.E675]" office:value-type="float" office:value="-0.0000000000014299672557172" calcext:value-type="float">
            <text:p>-1.4299672557172E-12</text:p>
          </table:table-cell>
          <table:table-cell table:formula="of:=[.G674]+0.0001*[.F674]+(0.5-0.25)*0.0001^2*[.E674]+0.25*0.0001^2*[.E675]" office:value-type="float" office:value="-31.4055904302302" calcext:value-type="float">
            <text:p>-31.4055904302302</text:p>
          </table:table-cell>
          <table:table-cell table:formula="of:=[.H674]+1/2*([.A675]-[.A674])*([.E675]+[.E674])" office:value-type="float" office:value="-0.000000000000975886038645513" calcext:value-type="float">
            <text:p>-9.75886038645513E-13</text:p>
          </table:table-cell>
          <table:table-cell table:formula="of:=[.I674]+1/2*([.A675]-[.A674])*([.H675]+[.H674])" office:value-type="float" office:value="-31.4055904302302" calcext:value-type="float">
            <text:p>-31.4055904302302</text:p>
          </table:table-cell>
          <table:table-cell table:formula="of:=200*PI()*COS(200*PI()*[.A675])" office:value-type="float" office:value="-78.7491931628574" calcext:value-type="float">
            <text:p>-78.7491931628574</text:p>
          </table:table-cell>
          <table:table-cell table:formula="of:=SIN(200*PI()*[.A675])" office:value-type="float" office:value="-0.992114701314558" calcext:value-type="float">
            <text:p>-0.992114701314558</text:p>
          </table:table-cell>
        </table:table-row>
        <table:table-row table:style-name="ro1">
          <table:table-cell office:value-type="float" office:value="0.067400000000001" calcext:value-type="float">
            <text:p>0.067400000000001</text:p>
          </table:table-cell>
          <table:table-cell office:value-type="float" office:value="-0.000001202778094006" calcext:value-type="float">
            <text:p>-1.202778094006E-06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284" calcext:value-type="float">
            <text:p>-31.405590430284</text:p>
          </table:table-cell>
          <table:table-cell office:value-type="float" office:value="0" calcext:value-type="float">
            <text:p>0</text:p>
          </table:table-cell>
          <table:table-cell table:formula="of:=[.F675]+(1-0.5)*0.0001*[.E675]+0.5*0.0001*[.E676]" office:value-type="float" office:value="-0.0000000000014299672557172" calcext:value-type="float">
            <text:p>-1.4299672557172E-12</text:p>
          </table:table-cell>
          <table:table-cell table:formula="of:=[.G675]+0.0001*[.F675]+(0.5-0.25)*0.0001^2*[.E675]+0.25*0.0001^2*[.E676]" office:value-type="float" office:value="-31.4055904302302" calcext:value-type="float">
            <text:p>-31.4055904302302</text:p>
          </table:table-cell>
          <table:table-cell table:formula="of:=[.H675]+1/2*([.A676]-[.A675])*([.E676]+[.E675])" office:value-type="float" office:value="-0.000000000000975886038645513" calcext:value-type="float">
            <text:p>-9.75886038645513E-13</text:p>
          </table:table-cell>
          <table:table-cell table:formula="of:=[.I675]+1/2*([.A676]-[.A675])*([.H676]+[.H675])" office:value-type="float" office:value="-31.4055904302302" calcext:value-type="float">
            <text:p>-31.4055904302302</text:p>
          </table:table-cell>
          <table:table-cell table:formula="of:=200*PI()*COS(200*PI()*[.A676])" office:value-type="float" office:value="-39.4524469732831" calcext:value-type="float">
            <text:p>-39.4524469732831</text:p>
          </table:table-cell>
          <table:table-cell table:formula="of:=SIN(200*PI()*[.A676])" office:value-type="float" office:value="-0.998026728428311" calcext:value-type="float">
            <text:p>-0.998026728428311</text:p>
          </table:table-cell>
        </table:table-row>
        <table:table-row table:style-name="ro1">
          <table:table-cell office:value-type="float" office:value="0.067500000000001" calcext:value-type="float">
            <text:p>0.067500000000001</text:p>
          </table:table-cell>
          <table:table-cell office:value-type="float" office:value="0.00000047070921027058" calcext:value-type="float">
            <text:p>4.7070921027058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285" calcext:value-type="float">
            <text:p>-31.405590430285</text:p>
          </table:table-cell>
          <table:table-cell office:value-type="float" office:value="0" calcext:value-type="float">
            <text:p>0</text:p>
          </table:table-cell>
          <table:table-cell table:formula="of:=[.F676]+(1-0.5)*0.0001*[.E676]+0.5*0.0001*[.E677]" office:value-type="float" office:value="-0.0000000000014299672557172" calcext:value-type="float">
            <text:p>-1.4299672557172E-12</text:p>
          </table:table-cell>
          <table:table-cell table:formula="of:=[.G676]+0.0001*[.F676]+(0.5-0.25)*0.0001^2*[.E676]+0.25*0.0001^2*[.E677]" office:value-type="float" office:value="-31.4055904302302" calcext:value-type="float">
            <text:p>-31.4055904302302</text:p>
          </table:table-cell>
          <table:table-cell table:formula="of:=[.H676]+1/2*([.A677]-[.A676])*([.E677]+[.E676])" office:value-type="float" office:value="-0.000000000000975886038645513" calcext:value-type="float">
            <text:p>-9.75886038645513E-13</text:p>
          </table:table-cell>
          <table:table-cell table:formula="of:=[.I676]+1/2*([.A677]-[.A676])*([.H677]+[.H676])" office:value-type="float" office:value="-31.4055904302302" calcext:value-type="float">
            <text:p>-31.4055904302302</text:p>
          </table:table-cell>
          <table:table-cell table:formula="of:=200*PI()*COS(200*PI()*[.A677])" office:value-type="float" office:value="0.000000000395183079199171" calcext:value-type="float">
            <text:p>3.95183079199171E-10</text:p>
          </table:table-cell>
          <table:table-cell table:formula="of:=SIN(200*PI()*[.A67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67600000000001" calcext:value-type="float">
            <text:p>0.067600000000001</text:p>
          </table:table-cell>
          <table:table-cell office:value-type="float" office:value="-0.0000011597257980554" calcext:value-type="float">
            <text:p>-1.1597257980554E-06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285" calcext:value-type="float">
            <text:p>-31.405590430285</text:p>
          </table:table-cell>
          <table:table-cell office:value-type="float" office:value="0" calcext:value-type="float">
            <text:p>0</text:p>
          </table:table-cell>
          <table:table-cell table:formula="of:=[.F677]+(1-0.5)*0.0001*[.E677]+0.5*0.0001*[.E678]" office:value-type="float" office:value="-0.0000000000014299672557172" calcext:value-type="float">
            <text:p>-1.4299672557172E-12</text:p>
          </table:table-cell>
          <table:table-cell table:formula="of:=[.G677]+0.0001*[.F677]+(0.5-0.25)*0.0001^2*[.E677]+0.25*0.0001^2*[.E678]" office:value-type="float" office:value="-31.4055904302302" calcext:value-type="float">
            <text:p>-31.4055904302302</text:p>
          </table:table-cell>
          <table:table-cell table:formula="of:=[.H677]+1/2*([.A678]-[.A677])*([.E678]+[.E677])" office:value-type="float" office:value="-0.000000000000975886038645513" calcext:value-type="float">
            <text:p>-9.75886038645513E-13</text:p>
          </table:table-cell>
          <table:table-cell table:formula="of:=[.I677]+1/2*([.A678]-[.A677])*([.H678]+[.H677])" office:value-type="float" office:value="-31.4055904302302" calcext:value-type="float">
            <text:p>-31.4055904302302</text:p>
          </table:table-cell>
          <table:table-cell table:formula="of:=200*PI()*COS(200*PI()*[.A678])" office:value-type="float" office:value="39.4524469740719" calcext:value-type="float">
            <text:p>39.4524469740719</text:p>
          </table:table-cell>
          <table:table-cell table:formula="of:=SIN(200*PI()*[.A678])" office:value-type="float" office:value="-0.998026728428232" calcext:value-type="float">
            <text:p>-0.998026728428232</text:p>
          </table:table-cell>
        </table:table-row>
        <table:table-row table:style-name="ro1">
          <table:table-cell office:value-type="float" office:value="0.067700000000001" calcext:value-type="float">
            <text:p>0.067700000000001</text:p>
          </table:table-cell>
          <table:table-cell office:value-type="float" office:value="0.00000042765691431999" calcext:value-type="float">
            <text:p>4.2765691431999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285" calcext:value-type="float">
            <text:p>-31.405590430285</text:p>
          </table:table-cell>
          <table:table-cell office:value-type="float" office:value="0" calcext:value-type="float">
            <text:p>0</text:p>
          </table:table-cell>
          <table:table-cell table:formula="of:=[.F678]+(1-0.5)*0.0001*[.E678]+0.5*0.0001*[.E679]" office:value-type="float" office:value="-0.0000000000014299672557172" calcext:value-type="float">
            <text:p>-1.4299672557172E-12</text:p>
          </table:table-cell>
          <table:table-cell table:formula="of:=[.G678]+0.0001*[.F678]+(0.5-0.25)*0.0001^2*[.E678]+0.25*0.0001^2*[.E679]" office:value-type="float" office:value="-31.4055904302302" calcext:value-type="float">
            <text:p>-31.4055904302302</text:p>
          </table:table-cell>
          <table:table-cell table:formula="of:=[.H678]+1/2*([.A679]-[.A678])*([.E679]+[.E678])" office:value-type="float" office:value="-0.000000000000975886038645513" calcext:value-type="float">
            <text:p>-9.75886038645513E-13</text:p>
          </table:table-cell>
          <table:table-cell table:formula="of:=[.I678]+1/2*([.A679]-[.A678])*([.H679]+[.H678])" office:value-type="float" office:value="-31.4055904302302" calcext:value-type="float">
            <text:p>-31.4055904302302</text:p>
          </table:table-cell>
          <table:table-cell table:formula="of:=200*PI()*COS(200*PI()*[.A679])" office:value-type="float" office:value="78.7491931636504" calcext:value-type="float">
            <text:p>78.7491931636504</text:p>
          </table:table-cell>
          <table:table-cell table:formula="of:=SIN(200*PI()*[.A679])" office:value-type="float" office:value="-0.992114701314398" calcext:value-type="float">
            <text:p>-0.992114701314398</text:p>
          </table:table-cell>
        </table:table-row>
        <table:table-row table:style-name="ro1">
          <table:table-cell office:value-type="float" office:value="0.067800000000001" calcext:value-type="float">
            <text:p>0.067800000000001</text:p>
          </table:table-cell>
          <table:table-cell office:value-type="float" office:value="-0.0000011166735021048" calcext:value-type="float">
            <text:p>-1.1166735021048E-06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285" calcext:value-type="float">
            <text:p>-31.405590430285</text:p>
          </table:table-cell>
          <table:table-cell office:value-type="float" office:value="0" calcext:value-type="float">
            <text:p>0</text:p>
          </table:table-cell>
          <table:table-cell table:formula="of:=[.F679]+(1-0.5)*0.0001*[.E679]+0.5*0.0001*[.E680]" office:value-type="float" office:value="-0.0000000000014299672557172" calcext:value-type="float">
            <text:p>-1.4299672557172E-12</text:p>
          </table:table-cell>
          <table:table-cell table:formula="of:=[.G679]+0.0001*[.F679]+(0.5-0.25)*0.0001^2*[.E679]+0.25*0.0001^2*[.E680]" office:value-type="float" office:value="-31.4055904302302" calcext:value-type="float">
            <text:p>-31.4055904302302</text:p>
          </table:table-cell>
          <table:table-cell table:formula="of:=[.H679]+1/2*([.A680]-[.A679])*([.E680]+[.E679])" office:value-type="float" office:value="-0.000000000000975886038645513" calcext:value-type="float">
            <text:p>-9.75886038645513E-13</text:p>
          </table:table-cell>
          <table:table-cell table:formula="of:=[.I679]+1/2*([.A680]-[.A679])*([.H680]+[.H679])" office:value-type="float" office:value="-31.4055904302302" calcext:value-type="float">
            <text:p>-31.4055904302302</text:p>
          </table:table-cell>
          <table:table-cell table:formula="of:=200*PI()*COS(200*PI()*[.A680])" office:value-type="float" office:value="117.735152264887" calcext:value-type="float">
            <text:p>117.735152264887</text:p>
          </table:table-cell>
          <table:table-cell table:formula="of:=SIN(200*PI()*[.A680])" office:value-type="float" office:value="-0.982287250728572" calcext:value-type="float">
            <text:p>-0.982287250728572</text:p>
          </table:table-cell>
        </table:table-row>
        <table:table-row table:style-name="ro1">
          <table:table-cell office:value-type="float" office:value="0.067900000000001" calcext:value-type="float">
            <text:p>0.067900000000001</text:p>
          </table:table-cell>
          <table:table-cell office:value-type="float" office:value="0.00000038460461836941" calcext:value-type="float">
            <text:p>3.8460461836941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285" calcext:value-type="float">
            <text:p>-31.405590430285</text:p>
          </table:table-cell>
          <table:table-cell office:value-type="float" office:value="0" calcext:value-type="float">
            <text:p>0</text:p>
          </table:table-cell>
          <table:table-cell table:formula="of:=[.F680]+(1-0.5)*0.0001*[.E680]+0.5*0.0001*[.E681]" office:value-type="float" office:value="-0.0000000000014299672557172" calcext:value-type="float">
            <text:p>-1.4299672557172E-12</text:p>
          </table:table-cell>
          <table:table-cell table:formula="of:=[.G680]+0.0001*[.F680]+(0.5-0.25)*0.0001^2*[.E680]+0.25*0.0001^2*[.E681]" office:value-type="float" office:value="-31.4055904302302" calcext:value-type="float">
            <text:p>-31.4055904302302</text:p>
          </table:table-cell>
          <table:table-cell table:formula="of:=[.H680]+1/2*([.A681]-[.A680])*([.E681]+[.E680])" office:value-type="float" office:value="-0.000000000000975886038645513" calcext:value-type="float">
            <text:p>-9.75886038645513E-13</text:p>
          </table:table-cell>
          <table:table-cell table:formula="of:=[.I680]+1/2*([.A681]-[.A680])*([.H681]+[.H680])" office:value-type="float" office:value="-31.4055904302302" calcext:value-type="float">
            <text:p>-31.4055904302302</text:p>
          </table:table-cell>
          <table:table-cell table:formula="of:=200*PI()*COS(200*PI()*[.A681])" office:value-type="float" office:value="156.256464508218" calcext:value-type="float">
            <text:p>156.256464508218</text:p>
          </table:table-cell>
          <table:table-cell table:formula="of:=SIN(200*PI()*[.A681])" office:value-type="float" office:value="-0.968583161128475" calcext:value-type="float">
            <text:p>-0.968583161128475</text:p>
          </table:table-cell>
        </table:table-row>
        <table:table-row table:style-name="ro1">
          <table:table-cell office:value-type="float" office:value="0.068000000000001" calcext:value-type="float">
            <text:p>0.068000000000001</text:p>
          </table:table-cell>
          <table:table-cell office:value-type="float" office:value="-0.0000010736212061542" calcext:value-type="float">
            <text:p>-1.0736212061542E-06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285" calcext:value-type="float">
            <text:p>-31.405590430285</text:p>
          </table:table-cell>
          <table:table-cell office:value-type="float" office:value="0" calcext:value-type="float">
            <text:p>0</text:p>
          </table:table-cell>
          <table:table-cell table:formula="of:=[.F681]+(1-0.5)*0.0001*[.E681]+0.5*0.0001*[.E682]" office:value-type="float" office:value="-0.0000000000014299672557172" calcext:value-type="float">
            <text:p>-1.4299672557172E-12</text:p>
          </table:table-cell>
          <table:table-cell table:formula="of:=[.G681]+0.0001*[.F681]+(0.5-0.25)*0.0001^2*[.E681]+0.25*0.0001^2*[.E682]" office:value-type="float" office:value="-31.4055904302302" calcext:value-type="float">
            <text:p>-31.4055904302302</text:p>
          </table:table-cell>
          <table:table-cell table:formula="of:=[.H681]+1/2*([.A682]-[.A681])*([.E682]+[.E681])" office:value-type="float" office:value="-0.000000000000975886038645513" calcext:value-type="float">
            <text:p>-9.75886038645513E-13</text:p>
          </table:table-cell>
          <table:table-cell table:formula="of:=[.I681]+1/2*([.A682]-[.A681])*([.H682]+[.H681])" office:value-type="float" office:value="-31.4055904302302" calcext:value-type="float">
            <text:p>-31.4055904302302</text:p>
          </table:table-cell>
          <table:table-cell table:formula="of:=200*PI()*COS(200*PI()*[.A682])" office:value-type="float" office:value="194.161103872924" calcext:value-type="float">
            <text:p>194.161103872924</text:p>
          </table:table-cell>
          <table:table-cell table:formula="of:=SIN(200*PI()*[.A682])" office:value-type="float" office:value="-0.951056516294959" calcext:value-type="float">
            <text:p>-0.951056516294959</text:p>
          </table:table-cell>
        </table:table-row>
        <table:table-row table:style-name="ro1">
          <table:table-cell office:value-type="float" office:value="0.068100000000001" calcext:value-type="float">
            <text:p>0.068100000000001</text:p>
          </table:table-cell>
          <table:table-cell office:value-type="float" office:value="0.00000034155232241883" calcext:value-type="float">
            <text:p>3.4155232241883E-07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285" calcext:value-type="float">
            <text:p>-31.405590430285</text:p>
          </table:table-cell>
          <table:table-cell office:value-type="float" office:value="0" calcext:value-type="float">
            <text:p>0</text:p>
          </table:table-cell>
          <table:table-cell table:formula="of:=[.F682]+(1-0.5)*0.0001*[.E682]+0.5*0.0001*[.E683]" office:value-type="float" office:value="-0.0000000000014299672557172" calcext:value-type="float">
            <text:p>-1.4299672557172E-12</text:p>
          </table:table-cell>
          <table:table-cell table:formula="of:=[.G682]+0.0001*[.F682]+(0.5-0.25)*0.0001^2*[.E682]+0.25*0.0001^2*[.E683]" office:value-type="float" office:value="-31.4055904302302" calcext:value-type="float">
            <text:p>-31.4055904302302</text:p>
          </table:table-cell>
          <table:table-cell table:formula="of:=[.H682]+1/2*([.A683]-[.A682])*([.E683]+[.E682])" office:value-type="float" office:value="-0.000000000000975886038645513" calcext:value-type="float">
            <text:p>-9.75886038645513E-13</text:p>
          </table:table-cell>
          <table:table-cell table:formula="of:=[.I682]+1/2*([.A683]-[.A682])*([.H683]+[.H682])" office:value-type="float" office:value="-31.4055904302302" calcext:value-type="float">
            <text:p>-31.4055904302302</text:p>
          </table:table-cell>
          <table:table-cell table:formula="of:=200*PI()*COS(200*PI()*[.A683])" office:value-type="float" office:value="231.299478064413" calcext:value-type="float">
            <text:p>231.299478064413</text:p>
          </table:table-cell>
          <table:table-cell table:formula="of:=SIN(200*PI()*[.A683])" office:value-type="float" office:value="-0.929776485888018" calcext:value-type="float">
            <text:p>-0.929776485888018</text:p>
          </table:table-cell>
        </table:table-row>
        <table:table-row table:style-name="ro1">
          <table:table-cell office:value-type="float" office:value="0.068200000000001" calcext:value-type="float">
            <text:p>0.068200000000001</text:p>
          </table:table-cell>
          <table:table-cell office:value-type="float" office:value="-0.0000010305689102036" calcext:value-type="float">
            <text:p>-1.0305689102036E-06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286" calcext:value-type="float">
            <text:p>-31.405590430286</text:p>
          </table:table-cell>
          <table:table-cell office:value-type="float" office:value="0" calcext:value-type="float">
            <text:p>0</text:p>
          </table:table-cell>
          <table:table-cell table:formula="of:=[.F683]+(1-0.5)*0.0001*[.E683]+0.5*0.0001*[.E684]" office:value-type="float" office:value="-0.0000000000014299672557172" calcext:value-type="float">
            <text:p>-1.4299672557172E-12</text:p>
          </table:table-cell>
          <table:table-cell table:formula="of:=[.G683]+0.0001*[.F683]+(0.5-0.25)*0.0001^2*[.E683]+0.25*0.0001^2*[.E684]" office:value-type="float" office:value="-31.4055904302302" calcext:value-type="float">
            <text:p>-31.4055904302302</text:p>
          </table:table-cell>
          <table:table-cell table:formula="of:=[.H683]+1/2*([.A684]-[.A683])*([.E684]+[.E683])" office:value-type="float" office:value="-0.000000000000975886038645513" calcext:value-type="float">
            <text:p>-9.75886038645513E-13</text:p>
          </table:table-cell>
          <table:table-cell table:formula="of:=[.I683]+1/2*([.A684]-[.A683])*([.H684]+[.H683])" office:value-type="float" office:value="-31.4055904302302" calcext:value-type="float">
            <text:p>-31.4055904302302</text:p>
          </table:table-cell>
          <table:table-cell table:formula="of:=200*PI()*COS(200*PI()*[.A684])" office:value-type="float" office:value="267.525018886662" calcext:value-type="float">
            <text:p>267.525018886662</text:p>
          </table:table-cell>
          <table:table-cell table:formula="of:=SIN(200*PI()*[.A684])" office:value-type="float" office:value="-0.904827052465748" calcext:value-type="float">
            <text:p>-0.904827052465748</text:p>
          </table:table-cell>
        </table:table-row>
        <table:table-row table:style-name="ro1">
          <table:table-cell office:value-type="float" office:value="0.068300000000001" calcext:value-type="float">
            <text:p>0.068300000000001</text:p>
          </table:table-cell>
          <table:table-cell office:value-type="float" office:value="0.00000029850002646825" calcext:value-type="float">
            <text:p>2.9850002646825E-07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286" calcext:value-type="float">
            <text:p>-31.405590430286</text:p>
          </table:table-cell>
          <table:table-cell office:value-type="float" office:value="0" calcext:value-type="float">
            <text:p>0</text:p>
          </table:table-cell>
          <table:table-cell table:formula="of:=[.F684]+(1-0.5)*0.0001*[.E684]+0.5*0.0001*[.E685]" office:value-type="float" office:value="-0.0000000000014299672557172" calcext:value-type="float">
            <text:p>-1.4299672557172E-12</text:p>
          </table:table-cell>
          <table:table-cell table:formula="of:=[.G684]+0.0001*[.F684]+(0.5-0.25)*0.0001^2*[.E684]+0.25*0.0001^2*[.E685]" office:value-type="float" office:value="-31.4055904302302" calcext:value-type="float">
            <text:p>-31.4055904302302</text:p>
          </table:table-cell>
          <table:table-cell table:formula="of:=[.H684]+1/2*([.A685]-[.A684])*([.E685]+[.E684])" office:value-type="float" office:value="-0.000000000000975886038645513" calcext:value-type="float">
            <text:p>-9.75886038645513E-13</text:p>
          </table:table-cell>
          <table:table-cell table:formula="of:=[.I684]+1/2*([.A685]-[.A684])*([.H685]+[.H684])" office:value-type="float" office:value="-31.4055904302302" calcext:value-type="float">
            <text:p>-31.4055904302302</text:p>
          </table:table-cell>
          <table:table-cell table:formula="of:=200*PI()*COS(200*PI()*[.A685])" office:value-type="float" office:value="302.694760679913" calcext:value-type="float">
            <text:p>302.694760679913</text:p>
          </table:table-cell>
          <table:table-cell table:formula="of:=SIN(200*PI()*[.A685])" office:value-type="float" office:value="-0.876306680043562" calcext:value-type="float">
            <text:p>-0.876306680043562</text:p>
          </table:table-cell>
        </table:table-row>
        <table:table-row table:style-name="ro1">
          <table:table-cell office:value-type="float" office:value="0.068400000000001" calcext:value-type="float">
            <text:p>0.068400000000001</text:p>
          </table:table-cell>
          <table:table-cell office:value-type="float" office:value="-0.00000098751661425305" calcext:value-type="float">
            <text:p>-9.8751661425305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286" calcext:value-type="float">
            <text:p>-31.405590430286</text:p>
          </table:table-cell>
          <table:table-cell office:value-type="float" office:value="0" calcext:value-type="float">
            <text:p>0</text:p>
          </table:table-cell>
          <table:table-cell table:formula="of:=[.F685]+(1-0.5)*0.0001*[.E685]+0.5*0.0001*[.E686]" office:value-type="float" office:value="-0.0000000000014299672557172" calcext:value-type="float">
            <text:p>-1.4299672557172E-12</text:p>
          </table:table-cell>
          <table:table-cell table:formula="of:=[.G685]+0.0001*[.F685]+(0.5-0.25)*0.0001^2*[.E685]+0.25*0.0001^2*[.E686]" office:value-type="float" office:value="-31.4055904302302" calcext:value-type="float">
            <text:p>-31.4055904302302</text:p>
          </table:table-cell>
          <table:table-cell table:formula="of:=[.H685]+1/2*([.A686]-[.A685])*([.E686]+[.E685])" office:value-type="float" office:value="-0.000000000000975886038645513" calcext:value-type="float">
            <text:p>-9.75886038645513E-13</text:p>
          </table:table-cell>
          <table:table-cell table:formula="of:=[.I685]+1/2*([.A686]-[.A685])*([.H686]+[.H685])" office:value-type="float" office:value="-31.4055904302302" calcext:value-type="float">
            <text:p>-31.4055904302302</text:p>
          </table:table-cell>
          <table:table-cell table:formula="of:=200*PI()*COS(200*PI()*[.A686])" office:value-type="float" office:value="336.66990454085" calcext:value-type="float">
            <text:p>336.66990454085</text:p>
          </table:table-cell>
          <table:table-cell table:formula="of:=SIN(200*PI()*[.A686])" office:value-type="float" office:value="-0.844327925501678" calcext:value-type="float">
            <text:p>-0.844327925501678</text:p>
          </table:table-cell>
        </table:table-row>
        <table:table-row table:style-name="ro1">
          <table:table-cell office:value-type="float" office:value="0.068500000000001" calcext:value-type="float">
            <text:p>0.068500000000001</text:p>
          </table:table-cell>
          <table:table-cell office:value-type="float" office:value="0.00000025544773051766" calcext:value-type="float">
            <text:p>2.5544773051766E-07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286" calcext:value-type="float">
            <text:p>-31.405590430286</text:p>
          </table:table-cell>
          <table:table-cell office:value-type="float" office:value="0" calcext:value-type="float">
            <text:p>0</text:p>
          </table:table-cell>
          <table:table-cell table:formula="of:=[.F686]+(1-0.5)*0.0001*[.E686]+0.5*0.0001*[.E687]" office:value-type="float" office:value="-0.0000000000014299672557172" calcext:value-type="float">
            <text:p>-1.4299672557172E-12</text:p>
          </table:table-cell>
          <table:table-cell table:formula="of:=[.G686]+0.0001*[.F686]+(0.5-0.25)*0.0001^2*[.E686]+0.25*0.0001^2*[.E687]" office:value-type="float" office:value="-31.4055904302302" calcext:value-type="float">
            <text:p>-31.4055904302302</text:p>
          </table:table-cell>
          <table:table-cell table:formula="of:=[.H686]+1/2*([.A687]-[.A686])*([.E687]+[.E686])" office:value-type="float" office:value="-0.000000000000975886038645513" calcext:value-type="float">
            <text:p>-9.75886038645513E-13</text:p>
          </table:table-cell>
          <table:table-cell table:formula="of:=[.I686]+1/2*([.A687]-[.A686])*([.H687]+[.H686])" office:value-type="float" office:value="-31.4055904302302" calcext:value-type="float">
            <text:p>-31.4055904302302</text:p>
          </table:table-cell>
          <table:table-cell table:formula="of:=200*PI()*COS(200*PI()*[.A687])" office:value-type="float" office:value="369.316366098413" calcext:value-type="float">
            <text:p>369.316366098413</text:p>
          </table:table-cell>
          <table:table-cell table:formula="of:=SIN(200*PI()*[.A687])" office:value-type="float" office:value="-0.809016994374576" calcext:value-type="float">
            <text:p>-0.809016994374576</text:p>
          </table:table-cell>
        </table:table-row>
        <table:table-row table:style-name="ro1">
          <table:table-cell office:value-type="float" office:value="0.068600000000001" calcext:value-type="float">
            <text:p>0.068600000000001</text:p>
          </table:table-cell>
          <table:table-cell office:value-type="float" office:value="-0.00000094446431830247" calcext:value-type="float">
            <text:p>-9.4446431830247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286" calcext:value-type="float">
            <text:p>-31.405590430286</text:p>
          </table:table-cell>
          <table:table-cell office:value-type="float" office:value="0" calcext:value-type="float">
            <text:p>0</text:p>
          </table:table-cell>
          <table:table-cell table:formula="of:=[.F687]+(1-0.5)*0.0001*[.E687]+0.5*0.0001*[.E688]" office:value-type="float" office:value="-0.0000000000014299672557172" calcext:value-type="float">
            <text:p>-1.4299672557172E-12</text:p>
          </table:table-cell>
          <table:table-cell table:formula="of:=[.G687]+0.0001*[.F687]+(0.5-0.25)*0.0001^2*[.E687]+0.25*0.0001^2*[.E688]" office:value-type="float" office:value="-31.4055904302302" calcext:value-type="float">
            <text:p>-31.4055904302302</text:p>
          </table:table-cell>
          <table:table-cell table:formula="of:=[.H687]+1/2*([.A688]-[.A687])*([.E688]+[.E687])" office:value-type="float" office:value="-0.000000000000975886038645513" calcext:value-type="float">
            <text:p>-9.75886038645513E-13</text:p>
          </table:table-cell>
          <table:table-cell table:formula="of:=[.I687]+1/2*([.A688]-[.A687])*([.H688]+[.H687])" office:value-type="float" office:value="-31.4055904302302" calcext:value-type="float">
            <text:p>-31.4055904302302</text:p>
          </table:table-cell>
          <table:table-cell table:formula="of:=200*PI()*COS(200*PI()*[.A688])" office:value-type="float" office:value="400.505304683584" calcext:value-type="float">
            <text:p>400.505304683584</text:p>
          </table:table-cell>
          <table:table-cell table:formula="of:=SIN(200*PI()*[.A688])" office:value-type="float" office:value="-0.770513242775384" calcext:value-type="float">
            <text:p>-0.770513242775384</text:p>
          </table:table-cell>
        </table:table-row>
        <table:table-row table:style-name="ro1">
          <table:table-cell office:value-type="float" office:value="0.068700000000001" calcext:value-type="float">
            <text:p>0.068700000000001</text:p>
          </table:table-cell>
          <table:table-cell office:value-type="float" office:value="0.00000021239543456709" calcext:value-type="float">
            <text:p>2.1239543456709E-07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286" calcext:value-type="float">
            <text:p>-31.405590430286</text:p>
          </table:table-cell>
          <table:table-cell office:value-type="float" office:value="0" calcext:value-type="float">
            <text:p>0</text:p>
          </table:table-cell>
          <table:table-cell table:formula="of:=[.F688]+(1-0.5)*0.0001*[.E688]+0.5*0.0001*[.E689]" office:value-type="float" office:value="-0.0000000000014299672557172" calcext:value-type="float">
            <text:p>-1.4299672557172E-12</text:p>
          </table:table-cell>
          <table:table-cell table:formula="of:=[.G688]+0.0001*[.F688]+(0.5-0.25)*0.0001^2*[.E688]+0.25*0.0001^2*[.E689]" office:value-type="float" office:value="-31.4055904302302" calcext:value-type="float">
            <text:p>-31.4055904302302</text:p>
          </table:table-cell>
          <table:table-cell table:formula="of:=[.H688]+1/2*([.A689]-[.A688])*([.E689]+[.E688])" office:value-type="float" office:value="-0.000000000000975886038645513" calcext:value-type="float">
            <text:p>-9.75886038645513E-13</text:p>
          </table:table-cell>
          <table:table-cell table:formula="of:=[.I688]+1/2*([.A689]-[.A688])*([.H689]+[.H688])" office:value-type="float" office:value="-31.4055904302302" calcext:value-type="float">
            <text:p>-31.4055904302302</text:p>
          </table:table-cell>
          <table:table-cell table:formula="of:=200*PI()*COS(200*PI()*[.A689])" office:value-type="float" office:value="430.113631804634" calcext:value-type="float">
            <text:p>430.113631804634</text:p>
          </table:table-cell>
          <table:table-cell table:formula="of:=SIN(200*PI()*[.A689])" office:value-type="float" office:value="-0.728968627420979" calcext:value-type="float">
            <text:p>-0.728968627420979</text:p>
          </table:table-cell>
        </table:table-row>
        <table:table-row table:style-name="ro1">
          <table:table-cell office:value-type="float" office:value="0.068800000000001" calcext:value-type="float">
            <text:p>0.068800000000001</text:p>
          </table:table-cell>
          <table:table-cell office:value-type="float" office:value="-0.00000090141202235192" calcext:value-type="float">
            <text:p>-9.0141202235192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287" calcext:value-type="float">
            <text:p>-31.405590430287</text:p>
          </table:table-cell>
          <table:table-cell office:value-type="float" office:value="0" calcext:value-type="float">
            <text:p>0</text:p>
          </table:table-cell>
          <table:table-cell table:formula="of:=[.F689]+(1-0.5)*0.0001*[.E689]+0.5*0.0001*[.E690]" office:value-type="float" office:value="-0.0000000000014299672557172" calcext:value-type="float">
            <text:p>-1.4299672557172E-12</text:p>
          </table:table-cell>
          <table:table-cell table:formula="of:=[.G689]+0.0001*[.F689]+(0.5-0.25)*0.0001^2*[.E689]+0.25*0.0001^2*[.E690]" office:value-type="float" office:value="-31.4055904302302" calcext:value-type="float">
            <text:p>-31.4055904302302</text:p>
          </table:table-cell>
          <table:table-cell table:formula="of:=[.H689]+1/2*([.A690]-[.A689])*([.E690]+[.E689])" office:value-type="float" office:value="-0.000000000000975886038645513" calcext:value-type="float">
            <text:p>-9.75886038645513E-13</text:p>
          </table:table-cell>
          <table:table-cell table:formula="of:=[.I689]+1/2*([.A690]-[.A689])*([.H690]+[.H689])" office:value-type="float" office:value="-31.4055904302302" calcext:value-type="float">
            <text:p>-31.4055904302302</text:p>
          </table:table-cell>
          <table:table-cell table:formula="of:=200*PI()*COS(200*PI()*[.A690])" office:value-type="float" office:value="458.024496921178" calcext:value-type="float">
            <text:p>458.024496921178</text:p>
          </table:table-cell>
          <table:table-cell table:formula="of:=SIN(200*PI()*[.A690])" office:value-type="float" office:value="-0.684547105928231" calcext:value-type="float">
            <text:p>-0.684547105928231</text:p>
          </table:table-cell>
        </table:table-row>
        <table:table-row table:style-name="ro1">
          <table:table-cell office:value-type="float" office:value="0.068900000000001" calcext:value-type="float">
            <text:p>0.068900000000001</text:p>
          </table:table-cell>
          <table:table-cell office:value-type="float" office:value="0.00000016934313861654" calcext:value-type="float">
            <text:p>1.6934313861654E-07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287" calcext:value-type="float">
            <text:p>-31.405590430287</text:p>
          </table:table-cell>
          <table:table-cell office:value-type="float" office:value="0" calcext:value-type="float">
            <text:p>0</text:p>
          </table:table-cell>
          <table:table-cell table:formula="of:=[.F690]+(1-0.5)*0.0001*[.E690]+0.5*0.0001*[.E691]" office:value-type="float" office:value="-0.0000000000014299672557172" calcext:value-type="float">
            <text:p>-1.4299672557172E-12</text:p>
          </table:table-cell>
          <table:table-cell table:formula="of:=[.G690]+0.0001*[.F690]+(0.5-0.25)*0.0001^2*[.E690]+0.25*0.0001^2*[.E691]" office:value-type="float" office:value="-31.4055904302302" calcext:value-type="float">
            <text:p>-31.4055904302302</text:p>
          </table:table-cell>
          <table:table-cell table:formula="of:=[.H690]+1/2*([.A691]-[.A690])*([.E691]+[.E690])" office:value-type="float" office:value="-0.000000000000975886038645513" calcext:value-type="float">
            <text:p>-9.75886038645513E-13</text:p>
          </table:table-cell>
          <table:table-cell table:formula="of:=[.I690]+1/2*([.A691]-[.A690])*([.H691]+[.H690])" office:value-type="float" office:value="-31.4055904302302" calcext:value-type="float">
            <text:p>-31.4055904302302</text:p>
          </table:table-cell>
          <table:table-cell table:formula="of:=200*PI()*COS(200*PI()*[.A691])" office:value-type="float" office:value="484.127748599866" calcext:value-type="float">
            <text:p>484.127748599866</text:p>
          </table:table-cell>
          <table:table-cell table:formula="of:=SIN(200*PI()*[.A691])" office:value-type="float" office:value="-0.637423989748204" calcext:value-type="float">
            <text:p>-0.637423989748204</text:p>
          </table:table-cell>
        </table:table-row>
        <table:table-row table:style-name="ro1">
          <table:table-cell office:value-type="float" office:value="0.069000000000001" calcext:value-type="float">
            <text:p>0.069000000000001</text:p>
          </table:table-cell>
          <table:table-cell office:value-type="float" office:value="-0.00000085835972640136" calcext:value-type="float">
            <text:p>-8.5835972640136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287" calcext:value-type="float">
            <text:p>-31.405590430287</text:p>
          </table:table-cell>
          <table:table-cell office:value-type="float" office:value="0" calcext:value-type="float">
            <text:p>0</text:p>
          </table:table-cell>
          <table:table-cell table:formula="of:=[.F691]+(1-0.5)*0.0001*[.E691]+0.5*0.0001*[.E692]" office:value-type="float" office:value="-0.0000000000014299672557172" calcext:value-type="float">
            <text:p>-1.4299672557172E-12</text:p>
          </table:table-cell>
          <table:table-cell table:formula="of:=[.G691]+0.0001*[.F691]+(0.5-0.25)*0.0001^2*[.E691]+0.25*0.0001^2*[.E692]" office:value-type="float" office:value="-31.4055904302302" calcext:value-type="float">
            <text:p>-31.4055904302302</text:p>
          </table:table-cell>
          <table:table-cell table:formula="of:=[.H691]+1/2*([.A692]-[.A691])*([.E692]+[.E691])" office:value-type="float" office:value="-0.000000000000975886038645513" calcext:value-type="float">
            <text:p>-9.75886038645513E-13</text:p>
          </table:table-cell>
          <table:table-cell table:formula="of:=[.I691]+1/2*([.A692]-[.A691])*([.H692]+[.H691])" office:value-type="float" office:value="-31.4055904302302" calcext:value-type="float">
            <text:p>-31.4055904302302</text:p>
          </table:table-cell>
          <table:table-cell table:formula="of:=200*PI()*COS(200*PI()*[.A692])" office:value-type="float" office:value="508.32036923176" calcext:value-type="float">
            <text:p>508.32036923176</text:p>
          </table:table-cell>
          <table:table-cell table:formula="of:=SIN(200*PI()*[.A692])" office:value-type="float" office:value="-0.58778525229196" calcext:value-type="float">
            <text:p>-0.58778525229196</text:p>
          </table:table-cell>
        </table:table-row>
        <table:table-row table:style-name="ro1">
          <table:table-cell office:value-type="float" office:value="0.069100000000001" calcext:value-type="float">
            <text:p>0.069100000000001</text:p>
          </table:table-cell>
          <table:table-cell office:value-type="float" office:value="0.00000012629084266598" calcext:value-type="float">
            <text:p>1.2629084266598E-07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287" calcext:value-type="float">
            <text:p>-31.405590430287</text:p>
          </table:table-cell>
          <table:table-cell office:value-type="float" office:value="0" calcext:value-type="float">
            <text:p>0</text:p>
          </table:table-cell>
          <table:table-cell table:formula="of:=[.F692]+(1-0.5)*0.0001*[.E692]+0.5*0.0001*[.E693]" office:value-type="float" office:value="-0.0000000000014299672557172" calcext:value-type="float">
            <text:p>-1.4299672557172E-12</text:p>
          </table:table-cell>
          <table:table-cell table:formula="of:=[.G692]+0.0001*[.F692]+(0.5-0.25)*0.0001^2*[.E692]+0.25*0.0001^2*[.E693]" office:value-type="float" office:value="-31.4055904302302" calcext:value-type="float">
            <text:p>-31.4055904302302</text:p>
          </table:table-cell>
          <table:table-cell table:formula="of:=[.H692]+1/2*([.A693]-[.A692])*([.E693]+[.E692])" office:value-type="float" office:value="-0.000000000000975886038645513" calcext:value-type="float">
            <text:p>-9.75886038645513E-13</text:p>
          </table:table-cell>
          <table:table-cell table:formula="of:=[.I692]+1/2*([.A693]-[.A692])*([.H693]+[.H692])" office:value-type="float" office:value="-31.4055904302302" calcext:value-type="float">
            <text:p>-31.4055904302302</text:p>
          </table:table-cell>
          <table:table-cell table:formula="of:=200*PI()*COS(200*PI()*[.A693])" office:value-type="float" office:value="530.50688159578" calcext:value-type="float">
            <text:p>530.50688159578</text:p>
          </table:table-cell>
          <table:table-cell table:formula="of:=SIN(200*PI()*[.A693])" office:value-type="float" office:value="-0.535826794978464" calcext:value-type="float">
            <text:p>-0.535826794978464</text:p>
          </table:table-cell>
        </table:table-row>
        <table:table-row table:style-name="ro1">
          <table:table-cell office:value-type="float" office:value="0.069200000000001" calcext:value-type="float">
            <text:p>0.069200000000001</text:p>
          </table:table-cell>
          <table:table-cell office:value-type="float" office:value="-0.00000081530743045082" calcext:value-type="float">
            <text:p>-8.1530743045082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287" calcext:value-type="float">
            <text:p>-31.405590430287</text:p>
          </table:table-cell>
          <table:table-cell office:value-type="float" office:value="0" calcext:value-type="float">
            <text:p>0</text:p>
          </table:table-cell>
          <table:table-cell table:formula="of:=[.F693]+(1-0.5)*0.0001*[.E693]+0.5*0.0001*[.E694]" office:value-type="float" office:value="-0.0000000000014299672557172" calcext:value-type="float">
            <text:p>-1.4299672557172E-12</text:p>
          </table:table-cell>
          <table:table-cell table:formula="of:=[.G693]+0.0001*[.F693]+(0.5-0.25)*0.0001^2*[.E693]+0.25*0.0001^2*[.E694]" office:value-type="float" office:value="-31.4055904302302" calcext:value-type="float">
            <text:p>-31.4055904302302</text:p>
          </table:table-cell>
          <table:table-cell table:formula="of:=[.H693]+1/2*([.A694]-[.A693])*([.E694]+[.E693])" office:value-type="float" office:value="-0.000000000000975886038645513" calcext:value-type="float">
            <text:p>-9.75886038645513E-13</text:p>
          </table:table-cell>
          <table:table-cell table:formula="of:=[.I693]+1/2*([.A694]-[.A693])*([.H694]+[.H693])" office:value-type="float" office:value="-31.4055904302302" calcext:value-type="float">
            <text:p>-31.4055904302302</text:p>
          </table:table-cell>
          <table:table-cell table:formula="of:=200*PI()*COS(200*PI()*[.A694])" office:value-type="float" office:value="550.599725663685" calcext:value-type="float">
            <text:p>550.599725663685</text:p>
          </table:table-cell>
          <table:table-cell table:formula="of:=SIN(200*PI()*[.A694])" office:value-type="float" office:value="-0.48175367410116" calcext:value-type="float">
            <text:p>-0.48175367410116</text:p>
          </table:table-cell>
        </table:table-row>
        <table:table-row table:style-name="ro1">
          <table:table-cell office:value-type="float" office:value="0.069300000000001" calcext:value-type="float">
            <text:p>0.069300000000001</text:p>
          </table:table-cell>
          <table:table-cell office:value-type="float" office:value="0.000000083238546715441" calcext:value-type="float">
            <text:p>8.3238546715441E-08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288" calcext:value-type="float">
            <text:p>-31.405590430288</text:p>
          </table:table-cell>
          <table:table-cell office:value-type="float" office:value="0" calcext:value-type="float">
            <text:p>0</text:p>
          </table:table-cell>
          <table:table-cell table:formula="of:=[.F694]+(1-0.5)*0.0001*[.E694]+0.5*0.0001*[.E695]" office:value-type="float" office:value="-0.0000000000014299672557172" calcext:value-type="float">
            <text:p>-1.4299672557172E-12</text:p>
          </table:table-cell>
          <table:table-cell table:formula="of:=[.G694]+0.0001*[.F694]+(0.5-0.25)*0.0001^2*[.E694]+0.25*0.0001^2*[.E695]" office:value-type="float" office:value="-31.4055904302302" calcext:value-type="float">
            <text:p>-31.4055904302302</text:p>
          </table:table-cell>
          <table:table-cell table:formula="of:=[.H694]+1/2*([.A695]-[.A694])*([.E695]+[.E694])" office:value-type="float" office:value="-0.000000000000975886038645513" calcext:value-type="float">
            <text:p>-9.75886038645513E-13</text:p>
          </table:table-cell>
          <table:table-cell table:formula="of:=[.I694]+1/2*([.A695]-[.A694])*([.H695]+[.H694])" office:value-type="float" office:value="-31.4055904302302" calcext:value-type="float">
            <text:p>-31.4055904302302</text:p>
          </table:table-cell>
          <table:table-cell table:formula="of:=200*PI()*COS(200*PI()*[.A695])" office:value-type="float" office:value="568.519604159479" calcext:value-type="float">
            <text:p>568.519604159479</text:p>
          </table:table-cell>
          <table:table-cell table:formula="of:=SIN(200*PI()*[.A695])" office:value-type="float" office:value="-0.425779291564503" calcext:value-type="float">
            <text:p>-0.425779291564503</text:p>
          </table:table-cell>
        </table:table-row>
        <table:table-row table:style-name="ro1">
          <table:table-cell office:value-type="float" office:value="0.069400000000001" calcext:value-type="float">
            <text:p>0.069400000000001</text:p>
          </table:table-cell>
          <table:table-cell office:value-type="float" office:value="-0.00000077225513450026" calcext:value-type="float">
            <text:p>-7.7225513450026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288" calcext:value-type="float">
            <text:p>-31.405590430288</text:p>
          </table:table-cell>
          <table:table-cell office:value-type="float" office:value="0" calcext:value-type="float">
            <text:p>0</text:p>
          </table:table-cell>
          <table:table-cell table:formula="of:=[.F695]+(1-0.5)*0.0001*[.E695]+0.5*0.0001*[.E696]" office:value-type="float" office:value="-0.0000000000014299672557172" calcext:value-type="float">
            <text:p>-1.4299672557172E-12</text:p>
          </table:table-cell>
          <table:table-cell table:formula="of:=[.G695]+0.0001*[.F695]+(0.5-0.25)*0.0001^2*[.E695]+0.25*0.0001^2*[.E696]" office:value-type="float" office:value="-31.4055904302302" calcext:value-type="float">
            <text:p>-31.4055904302302</text:p>
          </table:table-cell>
          <table:table-cell table:formula="of:=[.H695]+1/2*([.A696]-[.A695])*([.E696]+[.E695])" office:value-type="float" office:value="-0.000000000000975886038645513" calcext:value-type="float">
            <text:p>-9.75886038645513E-13</text:p>
          </table:table-cell>
          <table:table-cell table:formula="of:=[.I695]+1/2*([.A696]-[.A695])*([.H696]+[.H695])" office:value-type="float" office:value="-31.4055904302302" calcext:value-type="float">
            <text:p>-31.4055904302302</text:p>
          </table:table-cell>
          <table:table-cell table:formula="of:=200*PI()*COS(200*PI()*[.A696])" office:value-type="float" office:value="584.195795509559" calcext:value-type="float">
            <text:p>584.195795509559</text:p>
          </table:table-cell>
          <table:table-cell table:formula="of:=SIN(200*PI()*[.A696])" office:value-type="float" office:value="-0.36812455268409" calcext:value-type="float">
            <text:p>-0.36812455268409</text:p>
          </table:table-cell>
        </table:table-row>
        <table:table-row table:style-name="ro1">
          <table:table-cell office:value-type="float" office:value="0.069500000000001" calcext:value-type="float">
            <text:p>0.069500000000001</text:p>
          </table:table-cell>
          <table:table-cell office:value-type="float" office:value="0.000000040186250764899" calcext:value-type="float">
            <text:p>4.0186250764899E-08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288" calcext:value-type="float">
            <text:p>-31.405590430288</text:p>
          </table:table-cell>
          <table:table-cell office:value-type="float" office:value="0" calcext:value-type="float">
            <text:p>0</text:p>
          </table:table-cell>
          <table:table-cell table:formula="of:=[.F696]+(1-0.5)*0.0001*[.E696]+0.5*0.0001*[.E697]" office:value-type="float" office:value="-0.0000000000014299672557172" calcext:value-type="float">
            <text:p>-1.4299672557172E-12</text:p>
          </table:table-cell>
          <table:table-cell table:formula="of:=[.G696]+0.0001*[.F696]+(0.5-0.25)*0.0001^2*[.E696]+0.25*0.0001^2*[.E697]" office:value-type="float" office:value="-31.4055904302302" calcext:value-type="float">
            <text:p>-31.4055904302302</text:p>
          </table:table-cell>
          <table:table-cell table:formula="of:=[.H696]+1/2*([.A697]-[.A696])*([.E697]+[.E696])" office:value-type="float" office:value="-0.000000000000975886038645513" calcext:value-type="float">
            <text:p>-9.75886038645513E-13</text:p>
          </table:table-cell>
          <table:table-cell table:formula="of:=[.I696]+1/2*([.A697]-[.A696])*([.H697]+[.H696])" office:value-type="float" office:value="-31.4055904302302" calcext:value-type="float">
            <text:p>-31.4055904302302</text:p>
          </table:table-cell>
          <table:table-cell table:formula="of:=200*PI()*COS(200*PI()*[.A697])" office:value-type="float" office:value="597.566432948433" calcext:value-type="float">
            <text:p>597.566432948433</text:p>
          </table:table-cell>
          <table:table-cell table:formula="of:=SIN(200*PI()*[.A697])" office:value-type="float" office:value="-0.309016994374349" calcext:value-type="float">
            <text:p>-0.309016994374349</text:p>
          </table:table-cell>
        </table:table-row>
        <table:table-row table:style-name="ro1">
          <table:table-cell office:value-type="float" office:value="0.069600000000001" calcext:value-type="float">
            <text:p>0.069600000000001</text:p>
          </table:table-cell>
          <table:table-cell office:value-type="float" office:value="-0.00000072920283854972" calcext:value-type="float">
            <text:p>-7.2920283854972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288" calcext:value-type="float">
            <text:p>-31.405590430288</text:p>
          </table:table-cell>
          <table:table-cell office:value-type="float" office:value="0" calcext:value-type="float">
            <text:p>0</text:p>
          </table:table-cell>
          <table:table-cell table:formula="of:=[.F697]+(1-0.5)*0.0001*[.E697]+0.5*0.0001*[.E698]" office:value-type="float" office:value="-0.0000000000014299672557172" calcext:value-type="float">
            <text:p>-1.4299672557172E-12</text:p>
          </table:table-cell>
          <table:table-cell table:formula="of:=[.G697]+0.0001*[.F697]+(0.5-0.25)*0.0001^2*[.E697]+0.25*0.0001^2*[.E698]" office:value-type="float" office:value="-31.4055904302302" calcext:value-type="float">
            <text:p>-31.4055904302302</text:p>
          </table:table-cell>
          <table:table-cell table:formula="of:=[.H697]+1/2*([.A698]-[.A697])*([.E698]+[.E697])" office:value-type="float" office:value="-0.000000000000975886038645513" calcext:value-type="float">
            <text:p>-9.75886038645513E-13</text:p>
          </table:table-cell>
          <table:table-cell table:formula="of:=[.I697]+1/2*([.A698]-[.A697])*([.H698]+[.H697])" office:value-type="float" office:value="-31.4055904302302" calcext:value-type="float">
            <text:p>-31.4055904302302</text:p>
          </table:table-cell>
          <table:table-cell table:formula="of:=200*PI()*COS(200*PI()*[.A698])" office:value-type="float" office:value="608.578748678596" calcext:value-type="float">
            <text:p>608.578748678596</text:p>
          </table:table-cell>
          <table:table-cell table:formula="of:=SIN(200*PI()*[.A698])" office:value-type="float" office:value="-0.248689887164243" calcext:value-type="float">
            <text:p>-0.248689887164243</text:p>
          </table:table-cell>
        </table:table-row>
        <table:table-row table:style-name="ro1">
          <table:table-cell office:value-type="float" office:value="0.069700000000001" calcext:value-type="float">
            <text:p>0.069700000000001</text:p>
          </table:table-cell>
          <table:table-cell office:value-type="float" office:value="-0.0000000028660451856433" calcext:value-type="float">
            <text:p>-2.8660451856433E-09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288" calcext:value-type="float">
            <text:p>-31.405590430288</text:p>
          </table:table-cell>
          <table:table-cell office:value-type="float" office:value="0" calcext:value-type="float">
            <text:p>0</text:p>
          </table:table-cell>
          <table:table-cell table:formula="of:=[.F698]+(1-0.5)*0.0001*[.E698]+0.5*0.0001*[.E699]" office:value-type="float" office:value="-0.0000000000014299672557172" calcext:value-type="float">
            <text:p>-1.4299672557172E-12</text:p>
          </table:table-cell>
          <table:table-cell table:formula="of:=[.G698]+0.0001*[.F698]+(0.5-0.25)*0.0001^2*[.E698]+0.25*0.0001^2*[.E699]" office:value-type="float" office:value="-31.4055904302302" calcext:value-type="float">
            <text:p>-31.4055904302302</text:p>
          </table:table-cell>
          <table:table-cell table:formula="of:=[.H698]+1/2*([.A699]-[.A698])*([.E699]+[.E698])" office:value-type="float" office:value="-0.000000000000975886038645513" calcext:value-type="float">
            <text:p>-9.75886038645513E-13</text:p>
          </table:table-cell>
          <table:table-cell table:formula="of:=[.I698]+1/2*([.A699]-[.A698])*([.H699]+[.H698])" office:value-type="float" office:value="-31.4055904302302" calcext:value-type="float">
            <text:p>-31.4055904302302</text:p>
          </table:table-cell>
          <table:table-cell table:formula="of:=200*PI()*COS(200*PI()*[.A699])" office:value-type="float" office:value="617.189282120908" calcext:value-type="float">
            <text:p>617.189282120908</text:p>
          </table:table-cell>
          <table:table-cell table:formula="of:=SIN(200*PI()*[.A699])" office:value-type="float" office:value="-0.187381314585101" calcext:value-type="float">
            <text:p>-0.187381314585101</text:p>
          </table:table-cell>
        </table:table-row>
        <table:table-row table:style-name="ro1">
          <table:table-cell office:value-type="float" office:value="0.069800000000001" calcext:value-type="float">
            <text:p>0.069800000000001</text:p>
          </table:table-cell>
          <table:table-cell office:value-type="float" office:value="-0.00000068615054259918" calcext:value-type="float">
            <text:p>-6.8615054259918E-07</text:p>
          </table:table-cell>
          <table:table-cell office:value-type="float" office:value="-0.0000000021843807587629" calcext:value-type="float">
            <text:p>-2.1843807587629E-09</text:p>
          </table:table-cell>
          <table:table-cell office:value-type="float" office:value="-31.405590430289" calcext:value-type="float">
            <text:p>-31.405590430289</text:p>
          </table:table-cell>
          <table:table-cell office:value-type="float" office:value="0" calcext:value-type="float">
            <text:p>0</text:p>
          </table:table-cell>
          <table:table-cell table:formula="of:=[.F699]+(1-0.5)*0.0001*[.E699]+0.5*0.0001*[.E700]" office:value-type="float" office:value="-0.0000000000014299672557172" calcext:value-type="float">
            <text:p>-1.4299672557172E-12</text:p>
          </table:table-cell>
          <table:table-cell table:formula="of:=[.G699]+0.0001*[.F699]+(0.5-0.25)*0.0001^2*[.E699]+0.25*0.0001^2*[.E700]" office:value-type="float" office:value="-31.4055904302302" calcext:value-type="float">
            <text:p>-31.4055904302302</text:p>
          </table:table-cell>
          <table:table-cell table:formula="of:=[.H699]+1/2*([.A700]-[.A699])*([.E700]+[.E699])" office:value-type="float" office:value="-0.000000000000975886038645513" calcext:value-type="float">
            <text:p>-9.75886038645513E-13</text:p>
          </table:table-cell>
          <table:table-cell table:formula="of:=[.I699]+1/2*([.A700]-[.A699])*([.H700]+[.H699])" office:value-type="float" office:value="-31.4055904302302" calcext:value-type="float">
            <text:p>-31.4055904302302</text:p>
          </table:table-cell>
          <table:table-cell table:formula="of:=200*PI()*COS(200*PI()*[.A700])" office:value-type="float" office:value="623.364051433649" calcext:value-type="float">
            <text:p>623.364051433649</text:p>
          </table:table-cell>
          <table:table-cell table:formula="of:=SIN(200*PI()*[.A700])" office:value-type="float" office:value="-0.125333233563678" calcext:value-type="float">
            <text:p>-0.125333233563678</text:p>
          </table:table-cell>
        </table:table-row>
        <table:table-row table:style-name="ro1">
          <table:table-cell office:value-type="float" office:value="0.069900000000001" calcext:value-type="float">
            <text:p>0.069900000000001</text:p>
          </table:table-cell>
          <table:table-cell office:value-type="float" office:value="0.000001375167130384" calcext:value-type="float">
            <text:p>1.375167130384E-06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289" calcext:value-type="float">
            <text:p>-31.405590430289</text:p>
          </table:table-cell>
          <table:table-cell office:value-type="float" office:value="0" calcext:value-type="float">
            <text:p>0</text:p>
          </table:table-cell>
          <table:table-cell table:formula="of:=[.F700]+(1-0.5)*0.0001*[.E700]+0.5*0.0001*[.E701]" office:value-type="float" office:value="-0.0000000000014299672557172" calcext:value-type="float">
            <text:p>-1.4299672557172E-12</text:p>
          </table:table-cell>
          <table:table-cell table:formula="of:=[.G700]+0.0001*[.F700]+(0.5-0.25)*0.0001^2*[.E700]+0.25*0.0001^2*[.E701]" office:value-type="float" office:value="-31.4055904302302" calcext:value-type="float">
            <text:p>-31.4055904302302</text:p>
          </table:table-cell>
          <table:table-cell table:formula="of:=[.H700]+1/2*([.A701]-[.A700])*([.E701]+[.E700])" office:value-type="float" office:value="-0.000000000000975886038645513" calcext:value-type="float">
            <text:p>-9.75886038645513E-13</text:p>
          </table:table-cell>
          <table:table-cell table:formula="of:=[.I700]+1/2*([.A701]-[.A700])*([.H701]+[.H700])" office:value-type="float" office:value="-31.4055904302302" calcext:value-type="float">
            <text:p>-31.4055904302302</text:p>
          </table:table-cell>
          <table:table-cell table:formula="of:=200*PI()*COS(200*PI()*[.A701])" office:value-type="float" office:value="627.078687623327" calcext:value-type="float">
            <text:p>627.078687623327</text:p>
          </table:table-cell>
          <table:table-cell table:formula="of:=SIN(200*PI()*[.A701])" office:value-type="float" office:value="-0.0627905195286871" calcext:value-type="float">
            <text:p>-0.062790519528687</text:p>
          </table:table-cell>
        </table:table-row>
        <table:table-row table:style-name="ro1">
          <table:table-cell office:value-type="float" office:value="0.070000000000001" calcext:value-type="float">
            <text:p>0.070000000000001</text:p>
          </table:table-cell>
          <table:table-cell office:value-type="float" office:value="-0.00000064309824664864" calcext:value-type="float">
            <text:p>-6.4309824664864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289" calcext:value-type="float">
            <text:p>-31.405590430289</text:p>
          </table:table-cell>
          <table:table-cell office:value-type="float" office:value="0" calcext:value-type="float">
            <text:p>0</text:p>
          </table:table-cell>
          <table:table-cell table:formula="of:=[.F701]+(1-0.5)*0.0001*[.E701]+0.5*0.0001*[.E702]" office:value-type="float" office:value="-0.0000000000014299672557172" calcext:value-type="float">
            <text:p>-1.4299672557172E-12</text:p>
          </table:table-cell>
          <table:table-cell table:formula="of:=[.G701]+0.0001*[.F701]+(0.5-0.25)*0.0001^2*[.E701]+0.25*0.0001^2*[.E702]" office:value-type="float" office:value="-31.4055904302302" calcext:value-type="float">
            <text:p>-31.4055904302302</text:p>
          </table:table-cell>
          <table:table-cell table:formula="of:=[.H701]+1/2*([.A702]-[.A701])*([.E702]+[.E701])" office:value-type="float" office:value="-0.000000000000975886038645513" calcext:value-type="float">
            <text:p>-9.75886038645513E-13</text:p>
          </table:table-cell>
          <table:table-cell table:formula="of:=[.I701]+1/2*([.A702]-[.A701])*([.H702]+[.H701])" office:value-type="float" office:value="-31.4055904302302" calcext:value-type="float">
            <text:p>-31.4055904302302</text:p>
          </table:table-cell>
          <table:table-cell table:formula="of:=200*PI()*COS(200*PI()*[.A702])" office:value-type="float" office:value="628.318530717959" calcext:value-type="float">
            <text:p>628.318530717959</text:p>
          </table:table-cell>
          <table:table-cell table:formula="of:=SIN(200*PI()*[.A702])" office:value-type="float" office:value="0.000000000000630668529307683" calcext:value-type="float">
            <text:p>6.30668529307683E-13</text:p>
          </table:table-cell>
        </table:table-row>
        <table:table-row table:style-name="ro1">
          <table:table-cell office:value-type="float" office:value="0.070100000000001" calcext:value-type="float">
            <text:p>0.070100000000001</text:p>
          </table:table-cell>
          <table:table-cell office:value-type="float" office:value="0.0000013321148344335" calcext:value-type="float">
            <text:p>1.3321148344335E-06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289" calcext:value-type="float">
            <text:p>-31.405590430289</text:p>
          </table:table-cell>
          <table:table-cell office:value-type="float" office:value="0" calcext:value-type="float">
            <text:p>0</text:p>
          </table:table-cell>
          <table:table-cell table:formula="of:=[.F702]+(1-0.5)*0.0001*[.E702]+0.5*0.0001*[.E703]" office:value-type="float" office:value="-0.0000000000014299672557172" calcext:value-type="float">
            <text:p>-1.4299672557172E-12</text:p>
          </table:table-cell>
          <table:table-cell table:formula="of:=[.G702]+0.0001*[.F702]+(0.5-0.25)*0.0001^2*[.E702]+0.25*0.0001^2*[.E703]" office:value-type="float" office:value="-31.4055904302302" calcext:value-type="float">
            <text:p>-31.4055904302302</text:p>
          </table:table-cell>
          <table:table-cell table:formula="of:=[.H702]+1/2*([.A703]-[.A702])*([.E703]+[.E702])" office:value-type="float" office:value="-0.000000000000975886038645513" calcext:value-type="float">
            <text:p>-9.75886038645513E-13</text:p>
          </table:table-cell>
          <table:table-cell table:formula="of:=[.I702]+1/2*([.A703]-[.A702])*([.H703]+[.H702])" office:value-type="float" office:value="-31.4055904302302" calcext:value-type="float">
            <text:p>-31.4055904302302</text:p>
          </table:table-cell>
          <table:table-cell table:formula="of:=200*PI()*COS(200*PI()*[.A703])" office:value-type="float" office:value="627.078687623278" calcext:value-type="float">
            <text:p>627.078687623278</text:p>
          </table:table-cell>
          <table:table-cell table:formula="of:=SIN(200*PI()*[.A703])" office:value-type="float" office:value="0.062790519529946" calcext:value-type="float">
            <text:p>0.062790519529946</text:p>
          </table:table-cell>
        </table:table-row>
        <table:table-row table:style-name="ro1">
          <table:table-cell office:value-type="float" office:value="0.070200000000001" calcext:value-type="float">
            <text:p>0.070200000000001</text:p>
          </table:table-cell>
          <table:table-cell office:value-type="float" office:value="-0.0000006000459506981" calcext:value-type="float">
            <text:p>-6.000459506981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289" calcext:value-type="float">
            <text:p>-31.405590430289</text:p>
          </table:table-cell>
          <table:table-cell office:value-type="float" office:value="0" calcext:value-type="float">
            <text:p>0</text:p>
          </table:table-cell>
          <table:table-cell table:formula="of:=[.F703]+(1-0.5)*0.0001*[.E703]+0.5*0.0001*[.E704]" office:value-type="float" office:value="-0.0000000000014299672557172" calcext:value-type="float">
            <text:p>-1.4299672557172E-12</text:p>
          </table:table-cell>
          <table:table-cell table:formula="of:=[.G703]+0.0001*[.F703]+(0.5-0.25)*0.0001^2*[.E703]+0.25*0.0001^2*[.E704]" office:value-type="float" office:value="-31.4055904302302" calcext:value-type="float">
            <text:p>-31.4055904302302</text:p>
          </table:table-cell>
          <table:table-cell table:formula="of:=[.H703]+1/2*([.A704]-[.A703])*([.E704]+[.E703])" office:value-type="float" office:value="-0.000000000000975886038645513" calcext:value-type="float">
            <text:p>-9.75886038645513E-13</text:p>
          </table:table-cell>
          <table:table-cell table:formula="of:=[.I703]+1/2*([.A704]-[.A703])*([.H704]+[.H703])" office:value-type="float" office:value="-31.4055904302302" calcext:value-type="float">
            <text:p>-31.4055904302302</text:p>
          </table:table-cell>
          <table:table-cell table:formula="of:=200*PI()*COS(200*PI()*[.A704])" office:value-type="float" office:value="623.364051433549" calcext:value-type="float">
            <text:p>623.364051433549</text:p>
          </table:table-cell>
          <table:table-cell table:formula="of:=SIN(200*PI()*[.A704])" office:value-type="float" office:value="0.125333233564936" calcext:value-type="float">
            <text:p>0.125333233564936</text:p>
          </table:table-cell>
        </table:table-row>
        <table:table-row table:style-name="ro1">
          <table:table-cell office:value-type="float" office:value="0.070300000000001" calcext:value-type="float">
            <text:p>0.070300000000001</text:p>
          </table:table-cell>
          <table:table-cell office:value-type="float" office:value="0.0000012890625384829" calcext:value-type="float">
            <text:p>1.2890625384829E-06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29" calcext:value-type="float">
            <text:p>-31.40559043029</text:p>
          </table:table-cell>
          <table:table-cell office:value-type="float" office:value="0" calcext:value-type="float">
            <text:p>0</text:p>
          </table:table-cell>
          <table:table-cell table:formula="of:=[.F704]+(1-0.5)*0.0001*[.E704]+0.5*0.0001*[.E705]" office:value-type="float" office:value="-0.0000000000014299672557172" calcext:value-type="float">
            <text:p>-1.4299672557172E-12</text:p>
          </table:table-cell>
          <table:table-cell table:formula="of:=[.G704]+0.0001*[.F704]+(0.5-0.25)*0.0001^2*[.E704]+0.25*0.0001^2*[.E705]" office:value-type="float" office:value="-31.4055904302302" calcext:value-type="float">
            <text:p>-31.4055904302302</text:p>
          </table:table-cell>
          <table:table-cell table:formula="of:=[.H704]+1/2*([.A705]-[.A704])*([.E705]+[.E704])" office:value-type="float" office:value="-0.000000000000975886038645513" calcext:value-type="float">
            <text:p>-9.75886038645513E-13</text:p>
          </table:table-cell>
          <table:table-cell table:formula="of:=[.I704]+1/2*([.A705]-[.A704])*([.H705]+[.H704])" office:value-type="float" office:value="-31.4055904302302" calcext:value-type="float">
            <text:p>-31.4055904302302</text:p>
          </table:table-cell>
          <table:table-cell table:formula="of:=200*PI()*COS(200*PI()*[.A705])" office:value-type="float" office:value="617.189282120759" calcext:value-type="float">
            <text:p>617.189282120759</text:p>
          </table:table-cell>
          <table:table-cell table:formula="of:=SIN(200*PI()*[.A705])" office:value-type="float" office:value="0.18738131458634" calcext:value-type="float">
            <text:p>0.18738131458634</text:p>
          </table:table-cell>
        </table:table-row>
        <table:table-row table:style-name="ro1">
          <table:table-cell office:value-type="float" office:value="0.070400000000001" calcext:value-type="float">
            <text:p>0.070400000000001</text:p>
          </table:table-cell>
          <table:table-cell office:value-type="float" office:value="-0.00000055699365474755" calcext:value-type="float">
            <text:p>-5.5699365474755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29" calcext:value-type="float">
            <text:p>-31.40559043029</text:p>
          </table:table-cell>
          <table:table-cell office:value-type="float" office:value="0" calcext:value-type="float">
            <text:p>0</text:p>
          </table:table-cell>
          <table:table-cell table:formula="of:=[.F705]+(1-0.5)*0.0001*[.E705]+0.5*0.0001*[.E706]" office:value-type="float" office:value="-0.0000000000014299672557172" calcext:value-type="float">
            <text:p>-1.4299672557172E-12</text:p>
          </table:table-cell>
          <table:table-cell table:formula="of:=[.G705]+0.0001*[.F705]+(0.5-0.25)*0.0001^2*[.E705]+0.25*0.0001^2*[.E706]" office:value-type="float" office:value="-31.4055904302302" calcext:value-type="float">
            <text:p>-31.4055904302302</text:p>
          </table:table-cell>
          <table:table-cell table:formula="of:=[.H705]+1/2*([.A706]-[.A705])*([.E706]+[.E705])" office:value-type="float" office:value="-0.000000000000975886038645513" calcext:value-type="float">
            <text:p>-9.75886038645513E-13</text:p>
          </table:table-cell>
          <table:table-cell table:formula="of:=[.I705]+1/2*([.A706]-[.A705])*([.H706]+[.H705])" office:value-type="float" office:value="-31.4055904302302" calcext:value-type="float">
            <text:p>-31.4055904302302</text:p>
          </table:table-cell>
          <table:table-cell table:formula="of:=200*PI()*COS(200*PI()*[.A706])" office:value-type="float" office:value="608.578748678399" calcext:value-type="float">
            <text:p>608.578748678399</text:p>
          </table:table-cell>
          <table:table-cell table:formula="of:=SIN(200*PI()*[.A706])" office:value-type="float" office:value="0.248689887165464" calcext:value-type="float">
            <text:p>0.248689887165464</text:p>
          </table:table-cell>
        </table:table-row>
        <table:table-row table:style-name="ro1">
          <table:table-cell office:value-type="float" office:value="0.070500000000001" calcext:value-type="float">
            <text:p>0.070500000000001</text:p>
          </table:table-cell>
          <table:table-cell office:value-type="float" office:value="0.0000012460102425324" calcext:value-type="float">
            <text:p>1.2460102425324E-06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29" calcext:value-type="float">
            <text:p>-31.40559043029</text:p>
          </table:table-cell>
          <table:table-cell office:value-type="float" office:value="0" calcext:value-type="float">
            <text:p>0</text:p>
          </table:table-cell>
          <table:table-cell table:formula="of:=[.F706]+(1-0.5)*0.0001*[.E706]+0.5*0.0001*[.E707]" office:value-type="float" office:value="-0.0000000000014299672557172" calcext:value-type="float">
            <text:p>-1.4299672557172E-12</text:p>
          </table:table-cell>
          <table:table-cell table:formula="of:=[.G706]+0.0001*[.F706]+(0.5-0.25)*0.0001^2*[.E706]+0.25*0.0001^2*[.E707]" office:value-type="float" office:value="-31.4055904302302" calcext:value-type="float">
            <text:p>-31.4055904302302</text:p>
          </table:table-cell>
          <table:table-cell table:formula="of:=[.H706]+1/2*([.A707]-[.A706])*([.E707]+[.E706])" office:value-type="float" office:value="-0.000000000000975886038645513" calcext:value-type="float">
            <text:p>-9.75886038645513E-13</text:p>
          </table:table-cell>
          <table:table-cell table:formula="of:=[.I706]+1/2*([.A707]-[.A706])*([.H707]+[.H706])" office:value-type="float" office:value="-31.4055904302302" calcext:value-type="float">
            <text:p>-31.4055904302302</text:p>
          </table:table-cell>
          <table:table-cell table:formula="of:=200*PI()*COS(200*PI()*[.A707])" office:value-type="float" office:value="597.566432948188" calcext:value-type="float">
            <text:p>597.566432948188</text:p>
          </table:table-cell>
          <table:table-cell table:formula="of:=SIN(200*PI()*[.A707])" office:value-type="float" office:value="0.309016994375549" calcext:value-type="float">
            <text:p>0.309016994375549</text:p>
          </table:table-cell>
        </table:table-row>
        <table:table-row table:style-name="ro1">
          <table:table-cell office:value-type="float" office:value="0.070600000000001" calcext:value-type="float">
            <text:p>0.070600000000001</text:p>
          </table:table-cell>
          <table:table-cell office:value-type="float" office:value="-0.000000513941358797" calcext:value-type="float">
            <text:p>-5.13941358797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29" calcext:value-type="float">
            <text:p>-31.40559043029</text:p>
          </table:table-cell>
          <table:table-cell office:value-type="float" office:value="0" calcext:value-type="float">
            <text:p>0</text:p>
          </table:table-cell>
          <table:table-cell table:formula="of:=[.F707]+(1-0.5)*0.0001*[.E707]+0.5*0.0001*[.E708]" office:value-type="float" office:value="-0.0000000000014299672557172" calcext:value-type="float">
            <text:p>-1.4299672557172E-12</text:p>
          </table:table-cell>
          <table:table-cell table:formula="of:=[.G707]+0.0001*[.F707]+(0.5-0.25)*0.0001^2*[.E707]+0.25*0.0001^2*[.E708]" office:value-type="float" office:value="-31.4055904302302" calcext:value-type="float">
            <text:p>-31.4055904302302</text:p>
          </table:table-cell>
          <table:table-cell table:formula="of:=[.H707]+1/2*([.A708]-[.A707])*([.E708]+[.E707])" office:value-type="float" office:value="-0.000000000000975886038645513" calcext:value-type="float">
            <text:p>-9.75886038645513E-13</text:p>
          </table:table-cell>
          <table:table-cell table:formula="of:=[.I707]+1/2*([.A708]-[.A707])*([.H708]+[.H707])" office:value-type="float" office:value="-31.4055904302302" calcext:value-type="float">
            <text:p>-31.4055904302302</text:p>
          </table:table-cell>
          <table:table-cell table:formula="of:=200*PI()*COS(200*PI()*[.A708])" office:value-type="float" office:value="584.195795509266" calcext:value-type="float">
            <text:p>584.195795509266</text:p>
          </table:table-cell>
          <table:table-cell table:formula="of:=SIN(200*PI()*[.A708])" office:value-type="float" office:value="0.368124552685269" calcext:value-type="float">
            <text:p>0.368124552685269</text:p>
          </table:table-cell>
        </table:table-row>
        <table:table-row table:style-name="ro1">
          <table:table-cell office:value-type="float" office:value="0.070700000000001" calcext:value-type="float">
            <text:p>0.070700000000001</text:p>
          </table:table-cell>
          <table:table-cell office:value-type="float" office:value="0.0000012029579465818" calcext:value-type="float">
            <text:p>1.2029579465818E-06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29" calcext:value-type="float">
            <text:p>-31.40559043029</text:p>
          </table:table-cell>
          <table:table-cell office:value-type="float" office:value="0" calcext:value-type="float">
            <text:p>0</text:p>
          </table:table-cell>
          <table:table-cell table:formula="of:=[.F708]+(1-0.5)*0.0001*[.E708]+0.5*0.0001*[.E709]" office:value-type="float" office:value="-0.0000000000014299672557172" calcext:value-type="float">
            <text:p>-1.4299672557172E-12</text:p>
          </table:table-cell>
          <table:table-cell table:formula="of:=[.G708]+0.0001*[.F708]+(0.5-0.25)*0.0001^2*[.E708]+0.25*0.0001^2*[.E709]" office:value-type="float" office:value="-31.4055904302302" calcext:value-type="float">
            <text:p>-31.4055904302302</text:p>
          </table:table-cell>
          <table:table-cell table:formula="of:=[.H708]+1/2*([.A709]-[.A708])*([.E709]+[.E708])" office:value-type="float" office:value="-0.000000000000975886038645513" calcext:value-type="float">
            <text:p>-9.75886038645513E-13</text:p>
          </table:table-cell>
          <table:table-cell table:formula="of:=[.I708]+1/2*([.A709]-[.A708])*([.H709]+[.H708])" office:value-type="float" office:value="-31.4055904302302" calcext:value-type="float">
            <text:p>-31.4055904302302</text:p>
          </table:table-cell>
          <table:table-cell table:formula="of:=200*PI()*COS(200*PI()*[.A709])" office:value-type="float" office:value="568.51960415914" calcext:value-type="float">
            <text:p>568.51960415914</text:p>
          </table:table-cell>
          <table:table-cell table:formula="of:=SIN(200*PI()*[.A709])" office:value-type="float" office:value="0.425779291565651" calcext:value-type="float">
            <text:p>0.425779291565651</text:p>
          </table:table-cell>
        </table:table-row>
        <table:table-row table:style-name="ro1">
          <table:table-cell office:value-type="float" office:value="0.070800000000001" calcext:value-type="float">
            <text:p>0.070800000000001</text:p>
          </table:table-cell>
          <table:table-cell office:value-type="float" office:value="-0.00000047088906284644" calcext:value-type="float">
            <text:p>-4.7088906284644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291" calcext:value-type="float">
            <text:p>-31.405590430291</text:p>
          </table:table-cell>
          <table:table-cell office:value-type="float" office:value="0" calcext:value-type="float">
            <text:p>0</text:p>
          </table:table-cell>
          <table:table-cell table:formula="of:=[.F709]+(1-0.5)*0.0001*[.E709]+0.5*0.0001*[.E710]" office:value-type="float" office:value="-0.0000000000014299672557172" calcext:value-type="float">
            <text:p>-1.4299672557172E-12</text:p>
          </table:table-cell>
          <table:table-cell table:formula="of:=[.G709]+0.0001*[.F709]+(0.5-0.25)*0.0001^2*[.E709]+0.25*0.0001^2*[.E710]" office:value-type="float" office:value="-31.4055904302302" calcext:value-type="float">
            <text:p>-31.4055904302302</text:p>
          </table:table-cell>
          <table:table-cell table:formula="of:=[.H709]+1/2*([.A710]-[.A709])*([.E710]+[.E709])" office:value-type="float" office:value="-0.000000000000975886038645513" calcext:value-type="float">
            <text:p>-9.75886038645513E-13</text:p>
          </table:table-cell>
          <table:table-cell table:formula="of:=[.I709]+1/2*([.A710]-[.A709])*([.H710]+[.H709])" office:value-type="float" office:value="-31.4055904302302" calcext:value-type="float">
            <text:p>-31.4055904302302</text:p>
          </table:table-cell>
          <table:table-cell table:formula="of:=200*PI()*COS(200*PI()*[.A710])" office:value-type="float" office:value="550.599725663303" calcext:value-type="float">
            <text:p>550.599725663303</text:p>
          </table:table-cell>
          <table:table-cell table:formula="of:=SIN(200*PI()*[.A710])" office:value-type="float" office:value="0.481753674102265" calcext:value-type="float">
            <text:p>0.481753674102265</text:p>
          </table:table-cell>
        </table:table-row>
        <table:table-row table:style-name="ro1">
          <table:table-cell office:value-type="float" office:value="0.070900000000001" calcext:value-type="float">
            <text:p>0.070900000000001</text:p>
          </table:table-cell>
          <table:table-cell office:value-type="float" office:value="0.0000011599056506313" calcext:value-type="float">
            <text:p>1.1599056506313E-06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291" calcext:value-type="float">
            <text:p>-31.405590430291</text:p>
          </table:table-cell>
          <table:table-cell office:value-type="float" office:value="0" calcext:value-type="float">
            <text:p>0</text:p>
          </table:table-cell>
          <table:table-cell table:formula="of:=[.F710]+(1-0.5)*0.0001*[.E710]+0.5*0.0001*[.E711]" office:value-type="float" office:value="-0.0000000000014299672557172" calcext:value-type="float">
            <text:p>-1.4299672557172E-12</text:p>
          </table:table-cell>
          <table:table-cell table:formula="of:=[.G710]+0.0001*[.F710]+(0.5-0.25)*0.0001^2*[.E710]+0.25*0.0001^2*[.E711]" office:value-type="float" office:value="-31.4055904302302" calcext:value-type="float">
            <text:p>-31.4055904302302</text:p>
          </table:table-cell>
          <table:table-cell table:formula="of:=[.H710]+1/2*([.A711]-[.A710])*([.E711]+[.E710])" office:value-type="float" office:value="-0.000000000000975886038645513" calcext:value-type="float">
            <text:p>-9.75886038645513E-13</text:p>
          </table:table-cell>
          <table:table-cell table:formula="of:=[.I710]+1/2*([.A711]-[.A710])*([.H711]+[.H710])" office:value-type="float" office:value="-31.4055904302302" calcext:value-type="float">
            <text:p>-31.4055904302302</text:p>
          </table:table-cell>
          <table:table-cell table:formula="of:=200*PI()*COS(200*PI()*[.A711])" office:value-type="float" office:value="530.506881595356" calcext:value-type="float">
            <text:p>530.506881595356</text:p>
          </table:table-cell>
          <table:table-cell table:formula="of:=SIN(200*PI()*[.A711])" office:value-type="float" office:value="0.535826794979529" calcext:value-type="float">
            <text:p>0.535826794979529</text:p>
          </table:table-cell>
        </table:table-row>
        <table:table-row table:style-name="ro1">
          <table:table-cell office:value-type="float" office:value="0.071000000000001" calcext:value-type="float">
            <text:p>0.071000000000001</text:p>
          </table:table-cell>
          <table:table-cell office:value-type="float" office:value="-0.00000042783676689589" calcext:value-type="float">
            <text:p>-4.2783676689589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291" calcext:value-type="float">
            <text:p>-31.405590430291</text:p>
          </table:table-cell>
          <table:table-cell office:value-type="float" office:value="0" calcext:value-type="float">
            <text:p>0</text:p>
          </table:table-cell>
          <table:table-cell table:formula="of:=[.F711]+(1-0.5)*0.0001*[.E711]+0.5*0.0001*[.E712]" office:value-type="float" office:value="-0.0000000000014299672557172" calcext:value-type="float">
            <text:p>-1.4299672557172E-12</text:p>
          </table:table-cell>
          <table:table-cell table:formula="of:=[.G711]+0.0001*[.F711]+(0.5-0.25)*0.0001^2*[.E711]+0.25*0.0001^2*[.E712]" office:value-type="float" office:value="-31.4055904302302" calcext:value-type="float">
            <text:p>-31.4055904302302</text:p>
          </table:table-cell>
          <table:table-cell table:formula="of:=[.H711]+1/2*([.A712]-[.A711])*([.E712]+[.E711])" office:value-type="float" office:value="-0.000000000000975886038645513" calcext:value-type="float">
            <text:p>-9.75886038645513E-13</text:p>
          </table:table-cell>
          <table:table-cell table:formula="of:=[.I711]+1/2*([.A712]-[.A711])*([.H712]+[.H711])" office:value-type="float" office:value="-31.4055904302302" calcext:value-type="float">
            <text:p>-31.4055904302302</text:p>
          </table:table-cell>
          <table:table-cell table:formula="of:=200*PI()*COS(200*PI()*[.A712])" office:value-type="float" office:value="508.320369231292" calcext:value-type="float">
            <text:p>508.320369231292</text:p>
          </table:table-cell>
          <table:table-cell table:formula="of:=SIN(200*PI()*[.A712])" office:value-type="float" office:value="0.587785252292986" calcext:value-type="float">
            <text:p>0.587785252292986</text:p>
          </table:table-cell>
        </table:table-row>
        <table:table-row table:style-name="ro1">
          <table:table-cell office:value-type="float" office:value="0.071100000000001" calcext:value-type="float">
            <text:p>0.071100000000001</text:p>
          </table:table-cell>
          <table:table-cell office:value-type="float" office:value="0.0000011168533546807" calcext:value-type="float">
            <text:p>1.1168533546807E-06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291" calcext:value-type="float">
            <text:p>-31.405590430291</text:p>
          </table:table-cell>
          <table:table-cell office:value-type="float" office:value="0" calcext:value-type="float">
            <text:p>0</text:p>
          </table:table-cell>
          <table:table-cell table:formula="of:=[.F712]+(1-0.5)*0.0001*[.E712]+0.5*0.0001*[.E713]" office:value-type="float" office:value="-0.0000000000014299672557172" calcext:value-type="float">
            <text:p>-1.4299672557172E-12</text:p>
          </table:table-cell>
          <table:table-cell table:formula="of:=[.G712]+0.0001*[.F712]+(0.5-0.25)*0.0001^2*[.E712]+0.25*0.0001^2*[.E713]" office:value-type="float" office:value="-31.4055904302302" calcext:value-type="float">
            <text:p>-31.4055904302302</text:p>
          </table:table-cell>
          <table:table-cell table:formula="of:=[.H712]+1/2*([.A713]-[.A712])*([.E713]+[.E712])" office:value-type="float" office:value="-0.000000000000975886038645513" calcext:value-type="float">
            <text:p>-9.75886038645513E-13</text:p>
          </table:table-cell>
          <table:table-cell table:formula="of:=[.I712]+1/2*([.A713]-[.A712])*([.H713]+[.H712])" office:value-type="float" office:value="-31.4055904302302" calcext:value-type="float">
            <text:p>-31.4055904302302</text:p>
          </table:table-cell>
          <table:table-cell table:formula="of:=200*PI()*COS(200*PI()*[.A713])" office:value-type="float" office:value="484.127748599358" calcext:value-type="float">
            <text:p>484.127748599358</text:p>
          </table:table-cell>
          <table:table-cell table:formula="of:=SIN(200*PI()*[.A713])" office:value-type="float" office:value="0.637423989749181" calcext:value-type="float">
            <text:p>0.637423989749181</text:p>
          </table:table-cell>
        </table:table-row>
        <table:table-row table:style-name="ro1">
          <table:table-cell office:value-type="float" office:value="0.071200000000001" calcext:value-type="float">
            <text:p>0.071200000000001</text:p>
          </table:table-cell>
          <table:table-cell office:value-type="float" office:value="-0.00000038478447094533" calcext:value-type="float">
            <text:p>-3.8478447094533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291" calcext:value-type="float">
            <text:p>-31.405590430291</text:p>
          </table:table-cell>
          <table:table-cell office:value-type="float" office:value="0" calcext:value-type="float">
            <text:p>0</text:p>
          </table:table-cell>
          <table:table-cell table:formula="of:=[.F713]+(1-0.5)*0.0001*[.E713]+0.5*0.0001*[.E714]" office:value-type="float" office:value="-0.0000000000014299672557172" calcext:value-type="float">
            <text:p>-1.4299672557172E-12</text:p>
          </table:table-cell>
          <table:table-cell table:formula="of:=[.G713]+0.0001*[.F713]+(0.5-0.25)*0.0001^2*[.E713]+0.25*0.0001^2*[.E714]" office:value-type="float" office:value="-31.4055904302302" calcext:value-type="float">
            <text:p>-31.4055904302302</text:p>
          </table:table-cell>
          <table:table-cell table:formula="of:=[.H713]+1/2*([.A714]-[.A713])*([.E714]+[.E713])" office:value-type="float" office:value="-0.000000000000975886038645513" calcext:value-type="float">
            <text:p>-9.75886038645513E-13</text:p>
          </table:table-cell>
          <table:table-cell table:formula="of:=[.I713]+1/2*([.A714]-[.A713])*([.H714]+[.H713])" office:value-type="float" office:value="-31.4055904302302" calcext:value-type="float">
            <text:p>-31.4055904302302</text:p>
          </table:table-cell>
          <table:table-cell table:formula="of:=200*PI()*COS(200*PI()*[.A714])" office:value-type="float" office:value="458.024496920639" calcext:value-type="float">
            <text:p>458.024496920639</text:p>
          </table:table-cell>
          <table:table-cell table:formula="of:=SIN(200*PI()*[.A714])" office:value-type="float" office:value="0.684547105929145" calcext:value-type="float">
            <text:p>0.684547105929145</text:p>
          </table:table-cell>
        </table:table-row>
        <table:table-row table:style-name="ro1">
          <table:table-cell office:value-type="float" office:value="0.071300000000001" calcext:value-type="float">
            <text:p>0.071300000000001</text:p>
          </table:table-cell>
          <table:table-cell office:value-type="float" office:value="0.0000010738010587302" calcext:value-type="float">
            <text:p>1.0738010587302E-06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292" calcext:value-type="float">
            <text:p>-31.405590430292</text:p>
          </table:table-cell>
          <table:table-cell office:value-type="float" office:value="0" calcext:value-type="float">
            <text:p>0</text:p>
          </table:table-cell>
          <table:table-cell table:formula="of:=[.F714]+(1-0.5)*0.0001*[.E714]+0.5*0.0001*[.E715]" office:value-type="float" office:value="-0.0000000000014299672557172" calcext:value-type="float">
            <text:p>-1.4299672557172E-12</text:p>
          </table:table-cell>
          <table:table-cell table:formula="of:=[.G714]+0.0001*[.F714]+(0.5-0.25)*0.0001^2*[.E714]+0.25*0.0001^2*[.E715]" office:value-type="float" office:value="-31.4055904302302" calcext:value-type="float">
            <text:p>-31.4055904302302</text:p>
          </table:table-cell>
          <table:table-cell table:formula="of:=[.H714]+1/2*([.A715]-[.A714])*([.E715]+[.E714])" office:value-type="float" office:value="-0.000000000000975886038645513" calcext:value-type="float">
            <text:p>-9.75886038645513E-13</text:p>
          </table:table-cell>
          <table:table-cell table:formula="of:=[.I714]+1/2*([.A715]-[.A714])*([.H715]+[.H714])" office:value-type="float" office:value="-31.4055904302302" calcext:value-type="float">
            <text:p>-31.4055904302302</text:p>
          </table:table-cell>
          <table:table-cell table:formula="of:=200*PI()*COS(200*PI()*[.A715])" office:value-type="float" office:value="430.113631804056" calcext:value-type="float">
            <text:p>430.113631804056</text:p>
          </table:table-cell>
          <table:table-cell table:formula="of:=SIN(200*PI()*[.A715])" office:value-type="float" office:value="0.728968627421843" calcext:value-type="float">
            <text:p>0.728968627421843</text:p>
          </table:table-cell>
        </table:table-row>
        <table:table-row table:style-name="ro1">
          <table:table-cell office:value-type="float" office:value="0.071400000000001" calcext:value-type="float">
            <text:p>0.071400000000001</text:p>
          </table:table-cell>
          <table:table-cell office:value-type="float" office:value="-0.00000034173217499478" calcext:value-type="float">
            <text:p>-3.4173217499478E-07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292" calcext:value-type="float">
            <text:p>-31.405590430292</text:p>
          </table:table-cell>
          <table:table-cell office:value-type="float" office:value="0" calcext:value-type="float">
            <text:p>0</text:p>
          </table:table-cell>
          <table:table-cell table:formula="of:=[.F715]+(1-0.5)*0.0001*[.E715]+0.5*0.0001*[.E716]" office:value-type="float" office:value="-0.0000000000014299672557172" calcext:value-type="float">
            <text:p>-1.4299672557172E-12</text:p>
          </table:table-cell>
          <table:table-cell table:formula="of:=[.G715]+0.0001*[.F715]+(0.5-0.25)*0.0001^2*[.E715]+0.25*0.0001^2*[.E716]" office:value-type="float" office:value="-31.4055904302302" calcext:value-type="float">
            <text:p>-31.4055904302302</text:p>
          </table:table-cell>
          <table:table-cell table:formula="of:=[.H715]+1/2*([.A716]-[.A715])*([.E716]+[.E715])" office:value-type="float" office:value="-0.000000000000975886038645513" calcext:value-type="float">
            <text:p>-9.75886038645513E-13</text:p>
          </table:table-cell>
          <table:table-cell table:formula="of:=[.I715]+1/2*([.A716]-[.A715])*([.H716]+[.H715])" office:value-type="float" office:value="-31.4055904302302" calcext:value-type="float">
            <text:p>-31.4055904302302</text:p>
          </table:table-cell>
          <table:table-cell table:formula="of:=200*PI()*COS(200*PI()*[.A716])" office:value-type="float" office:value="400.50530468297" calcext:value-type="float">
            <text:p>400.50530468297</text:p>
          </table:table-cell>
          <table:table-cell table:formula="of:=SIN(200*PI()*[.A716])" office:value-type="float" office:value="0.770513242776193" calcext:value-type="float">
            <text:p>0.770513242776193</text:p>
          </table:table-cell>
        </table:table-row>
        <table:table-row table:style-name="ro1">
          <table:table-cell office:value-type="float" office:value="0.071500000000001" calcext:value-type="float">
            <text:p>0.071500000000001</text:p>
          </table:table-cell>
          <table:table-cell office:value-type="float" office:value="0.0000010307487627796" calcext:value-type="float">
            <text:p>1.0307487627796E-06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292" calcext:value-type="float">
            <text:p>-31.405590430292</text:p>
          </table:table-cell>
          <table:table-cell office:value-type="float" office:value="0" calcext:value-type="float">
            <text:p>0</text:p>
          </table:table-cell>
          <table:table-cell table:formula="of:=[.F716]+(1-0.5)*0.0001*[.E716]+0.5*0.0001*[.E717]" office:value-type="float" office:value="-0.0000000000014299672557172" calcext:value-type="float">
            <text:p>-1.4299672557172E-12</text:p>
          </table:table-cell>
          <table:table-cell table:formula="of:=[.G716]+0.0001*[.F716]+(0.5-0.25)*0.0001^2*[.E716]+0.25*0.0001^2*[.E717]" office:value-type="float" office:value="-31.4055904302302" calcext:value-type="float">
            <text:p>-31.4055904302302</text:p>
          </table:table-cell>
          <table:table-cell table:formula="of:=[.H716]+1/2*([.A717]-[.A716])*([.E717]+[.E716])" office:value-type="float" office:value="-0.000000000000975886038645513" calcext:value-type="float">
            <text:p>-9.75886038645513E-13</text:p>
          </table:table-cell>
          <table:table-cell table:formula="of:=[.I716]+1/2*([.A717]-[.A716])*([.H717]+[.H716])" office:value-type="float" office:value="-31.4055904302302" calcext:value-type="float">
            <text:p>-31.4055904302302</text:p>
          </table:table-cell>
          <table:table-cell table:formula="of:=200*PI()*COS(200*PI()*[.A717])" office:value-type="float" office:value="369.316366097768" calcext:value-type="float">
            <text:p>369.316366097768</text:p>
          </table:table-cell>
          <table:table-cell table:formula="of:=SIN(200*PI()*[.A717])" office:value-type="float" office:value="0.809016994375321" calcext:value-type="float">
            <text:p>0.809016994375321</text:p>
          </table:table-cell>
        </table:table-row>
        <table:table-row table:style-name="ro1">
          <table:table-cell office:value-type="float" office:value="0.071600000000001" calcext:value-type="float">
            <text:p>0.071600000000001</text:p>
          </table:table-cell>
          <table:table-cell office:value-type="float" office:value="-0.00000029867987904425" calcext:value-type="float">
            <text:p>-2.9867987904425E-07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292" calcext:value-type="float">
            <text:p>-31.405590430292</text:p>
          </table:table-cell>
          <table:table-cell office:value-type="float" office:value="0" calcext:value-type="float">
            <text:p>0</text:p>
          </table:table-cell>
          <table:table-cell table:formula="of:=[.F717]+(1-0.5)*0.0001*[.E717]+0.5*0.0001*[.E718]" office:value-type="float" office:value="-0.0000000000014299672557172" calcext:value-type="float">
            <text:p>-1.4299672557172E-12</text:p>
          </table:table-cell>
          <table:table-cell table:formula="of:=[.G717]+0.0001*[.F717]+(0.5-0.25)*0.0001^2*[.E717]+0.25*0.0001^2*[.E718]" office:value-type="float" office:value="-31.4055904302302" calcext:value-type="float">
            <text:p>-31.4055904302302</text:p>
          </table:table-cell>
          <table:table-cell table:formula="of:=[.H717]+1/2*([.A718]-[.A717])*([.E718]+[.E717])" office:value-type="float" office:value="-0.000000000000975886038645513" calcext:value-type="float">
            <text:p>-9.75886038645513E-13</text:p>
          </table:table-cell>
          <table:table-cell table:formula="of:=[.I717]+1/2*([.A718]-[.A717])*([.H718]+[.H717])" office:value-type="float" office:value="-31.4055904302302" calcext:value-type="float">
            <text:p>-31.4055904302302</text:p>
          </table:table-cell>
          <table:table-cell table:formula="of:=200*PI()*COS(200*PI()*[.A718])" office:value-type="float" office:value="336.669904540181" calcext:value-type="float">
            <text:p>336.669904540181</text:p>
          </table:table-cell>
          <table:table-cell table:formula="of:=SIN(200*PI()*[.A718])" office:value-type="float" office:value="0.844327925502354" calcext:value-type="float">
            <text:p>0.844327925502354</text:p>
          </table:table-cell>
        </table:table-row>
        <table:table-row table:style-name="ro1">
          <table:table-cell office:value-type="float" office:value="0.071700000000001" calcext:value-type="float">
            <text:p>0.071700000000001</text:p>
          </table:table-cell>
          <table:table-cell office:value-type="float" office:value="0.0000009876964668291" calcext:value-type="float">
            <text:p>9.876964668291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292" calcext:value-type="float">
            <text:p>-31.405590430292</text:p>
          </table:table-cell>
          <table:table-cell office:value-type="float" office:value="0" calcext:value-type="float">
            <text:p>0</text:p>
          </table:table-cell>
          <table:table-cell table:formula="of:=[.F718]+(1-0.5)*0.0001*[.E718]+0.5*0.0001*[.E719]" office:value-type="float" office:value="-0.0000000000014299672557172" calcext:value-type="float">
            <text:p>-1.4299672557172E-12</text:p>
          </table:table-cell>
          <table:table-cell table:formula="of:=[.G718]+0.0001*[.F718]+(0.5-0.25)*0.0001^2*[.E718]+0.25*0.0001^2*[.E719]" office:value-type="float" office:value="-31.4055904302302" calcext:value-type="float">
            <text:p>-31.4055904302302</text:p>
          </table:table-cell>
          <table:table-cell table:formula="of:=[.H718]+1/2*([.A719]-[.A718])*([.E719]+[.E718])" office:value-type="float" office:value="-0.000000000000975886038645513" calcext:value-type="float">
            <text:p>-9.75886038645513E-13</text:p>
          </table:table-cell>
          <table:table-cell table:formula="of:=[.I718]+1/2*([.A719]-[.A718])*([.H719]+[.H718])" office:value-type="float" office:value="-31.4055904302302" calcext:value-type="float">
            <text:p>-31.4055904302302</text:p>
          </table:table-cell>
          <table:table-cell table:formula="of:=200*PI()*COS(200*PI()*[.A719])" office:value-type="float" office:value="302.694760679222" calcext:value-type="float">
            <text:p>302.694760679222</text:p>
          </table:table-cell>
          <table:table-cell table:formula="of:=SIN(200*PI()*[.A719])" office:value-type="float" office:value="0.876306680044166" calcext:value-type="float">
            <text:p>0.876306680044166</text:p>
          </table:table-cell>
        </table:table-row>
        <table:table-row table:style-name="ro1">
          <table:table-cell office:value-type="float" office:value="0.071800000000001" calcext:value-type="float">
            <text:p>0.071800000000001</text:p>
          </table:table-cell>
          <table:table-cell office:value-type="float" office:value="-0.00000025562758309375" calcext:value-type="float">
            <text:p>-2.5562758309375E-07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292" calcext:value-type="float">
            <text:p>-31.405590430292</text:p>
          </table:table-cell>
          <table:table-cell office:value-type="float" office:value="0" calcext:value-type="float">
            <text:p>0</text:p>
          </table:table-cell>
          <table:table-cell table:formula="of:=[.F719]+(1-0.5)*0.0001*[.E719]+0.5*0.0001*[.E720]" office:value-type="float" office:value="-0.0000000000014299672557172" calcext:value-type="float">
            <text:p>-1.4299672557172E-12</text:p>
          </table:table-cell>
          <table:table-cell table:formula="of:=[.G719]+0.0001*[.F719]+(0.5-0.25)*0.0001^2*[.E719]+0.25*0.0001^2*[.E720]" office:value-type="float" office:value="-31.4055904302302" calcext:value-type="float">
            <text:p>-31.4055904302302</text:p>
          </table:table-cell>
          <table:table-cell table:formula="of:=[.H719]+1/2*([.A720]-[.A719])*([.E720]+[.E719])" office:value-type="float" office:value="-0.000000000000975886038645513" calcext:value-type="float">
            <text:p>-9.75886038645513E-13</text:p>
          </table:table-cell>
          <table:table-cell table:formula="of:=[.I719]+1/2*([.A720]-[.A719])*([.H720]+[.H719])" office:value-type="float" office:value="-31.4055904302302" calcext:value-type="float">
            <text:p>-31.4055904302302</text:p>
          </table:table-cell>
          <table:table-cell table:formula="of:=200*PI()*COS(200*PI()*[.A720])" office:value-type="float" office:value="267.525018885941" calcext:value-type="float">
            <text:p>267.525018885941</text:p>
          </table:table-cell>
          <table:table-cell table:formula="of:=SIN(200*PI()*[.A720])" office:value-type="float" office:value="0.904827052466288" calcext:value-type="float">
            <text:p>0.904827052466288</text:p>
          </table:table-cell>
        </table:table-row>
        <table:table-row table:style-name="ro1">
          <table:table-cell office:value-type="float" office:value="0.071900000000001" calcext:value-type="float">
            <text:p>0.071900000000001</text:p>
          </table:table-cell>
          <table:table-cell office:value-type="float" office:value="0.0000009446441708786" calcext:value-type="float">
            <text:p>9.446441708786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292" calcext:value-type="float">
            <text:p>-31.405590430292</text:p>
          </table:table-cell>
          <table:table-cell office:value-type="float" office:value="0" calcext:value-type="float">
            <text:p>0</text:p>
          </table:table-cell>
          <table:table-cell table:formula="of:=[.F720]+(1-0.5)*0.0001*[.E720]+0.5*0.0001*[.E721]" office:value-type="float" office:value="-0.0000000000014299672557172" calcext:value-type="float">
            <text:p>-1.4299672557172E-12</text:p>
          </table:table-cell>
          <table:table-cell table:formula="of:=[.G720]+0.0001*[.F720]+(0.5-0.25)*0.0001^2*[.E720]+0.25*0.0001^2*[.E721]" office:value-type="float" office:value="-31.4055904302302" calcext:value-type="float">
            <text:p>-31.4055904302302</text:p>
          </table:table-cell>
          <table:table-cell table:formula="of:=[.H720]+1/2*([.A721]-[.A720])*([.E721]+[.E720])" office:value-type="float" office:value="-0.000000000000975886038645513" calcext:value-type="float">
            <text:p>-9.75886038645513E-13</text:p>
          </table:table-cell>
          <table:table-cell table:formula="of:=[.I720]+1/2*([.A721]-[.A720])*([.H721]+[.H720])" office:value-type="float" office:value="-31.4055904302302" calcext:value-type="float">
            <text:p>-31.4055904302302</text:p>
          </table:table-cell>
          <table:table-cell table:formula="of:=200*PI()*COS(200*PI()*[.A721])" office:value-type="float" office:value="231.299478063672" calcext:value-type="float">
            <text:p>231.299478063672</text:p>
          </table:table-cell>
          <table:table-cell table:formula="of:=SIN(200*PI()*[.A721])" office:value-type="float" office:value="0.929776485888485" calcext:value-type="float">
            <text:p>0.929776485888485</text:p>
          </table:table-cell>
        </table:table-row>
        <table:table-row table:style-name="ro1">
          <table:table-cell office:value-type="float" office:value="0.072000000000001" calcext:value-type="float">
            <text:p>0.072000000000001</text:p>
          </table:table-cell>
          <table:table-cell office:value-type="float" office:value="-0.00000021257528714325" calcext:value-type="float">
            <text:p>-2.1257528714325E-07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293" calcext:value-type="float">
            <text:p>-31.405590430293</text:p>
          </table:table-cell>
          <table:table-cell office:value-type="float" office:value="0" calcext:value-type="float">
            <text:p>0</text:p>
          </table:table-cell>
          <table:table-cell table:formula="of:=[.F721]+(1-0.5)*0.0001*[.E721]+0.5*0.0001*[.E722]" office:value-type="float" office:value="-0.0000000000014299672557172" calcext:value-type="float">
            <text:p>-1.4299672557172E-12</text:p>
          </table:table-cell>
          <table:table-cell table:formula="of:=[.G721]+0.0001*[.F721]+(0.5-0.25)*0.0001^2*[.E721]+0.25*0.0001^2*[.E722]" office:value-type="float" office:value="-31.4055904302302" calcext:value-type="float">
            <text:p>-31.4055904302302</text:p>
          </table:table-cell>
          <table:table-cell table:formula="of:=[.H721]+1/2*([.A722]-[.A721])*([.E722]+[.E721])" office:value-type="float" office:value="-0.000000000000975886038645513" calcext:value-type="float">
            <text:p>-9.75886038645513E-13</text:p>
          </table:table-cell>
          <table:table-cell table:formula="of:=[.I721]+1/2*([.A722]-[.A721])*([.H722]+[.H721])" office:value-type="float" office:value="-31.4055904302302" calcext:value-type="float">
            <text:p>-31.4055904302302</text:p>
          </table:table-cell>
          <table:table-cell table:formula="of:=200*PI()*COS(200*PI()*[.A722])" office:value-type="float" office:value="194.16110387217" calcext:value-type="float">
            <text:p>194.16110387217</text:p>
          </table:table-cell>
          <table:table-cell table:formula="of:=SIN(200*PI()*[.A722])" office:value-type="float" office:value="0.951056516295349" calcext:value-type="float">
            <text:p>0.951056516295349</text:p>
          </table:table-cell>
        </table:table-row>
        <table:table-row table:style-name="ro1">
          <table:table-cell office:value-type="float" office:value="0.072100000000001" calcext:value-type="float">
            <text:p>0.072100000000001</text:p>
          </table:table-cell>
          <table:table-cell office:value-type="float" office:value="0.0000009015918749281" calcext:value-type="float">
            <text:p>9.015918749281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293" calcext:value-type="float">
            <text:p>-31.405590430293</text:p>
          </table:table-cell>
          <table:table-cell office:value-type="float" office:value="0" calcext:value-type="float">
            <text:p>0</text:p>
          </table:table-cell>
          <table:table-cell table:formula="of:=[.F722]+(1-0.5)*0.0001*[.E722]+0.5*0.0001*[.E723]" office:value-type="float" office:value="-0.0000000000014299672557172" calcext:value-type="float">
            <text:p>-1.4299672557172E-12</text:p>
          </table:table-cell>
          <table:table-cell table:formula="of:=[.G722]+0.0001*[.F722]+(0.5-0.25)*0.0001^2*[.E722]+0.25*0.0001^2*[.E723]" office:value-type="float" office:value="-31.4055904302302" calcext:value-type="float">
            <text:p>-31.4055904302302</text:p>
          </table:table-cell>
          <table:table-cell table:formula="of:=[.H722]+1/2*([.A723]-[.A722])*([.E723]+[.E722])" office:value-type="float" office:value="-0.000000000000975886038645513" calcext:value-type="float">
            <text:p>-9.75886038645513E-13</text:p>
          </table:table-cell>
          <table:table-cell table:formula="of:=[.I722]+1/2*([.A723]-[.A722])*([.H723]+[.H722])" office:value-type="float" office:value="-31.4055904302302" calcext:value-type="float">
            <text:p>-31.4055904302302</text:p>
          </table:table-cell>
          <table:table-cell table:formula="of:=200*PI()*COS(200*PI()*[.A723])" office:value-type="float" office:value="156.256464507451" calcext:value-type="float">
            <text:p>156.256464507451</text:p>
          </table:table-cell>
          <table:table-cell table:formula="of:=SIN(200*PI()*[.A723])" office:value-type="float" office:value="0.968583161128789" calcext:value-type="float">
            <text:p>0.968583161128789</text:p>
          </table:table-cell>
        </table:table-row>
        <table:table-row table:style-name="ro1">
          <table:table-cell office:value-type="float" office:value="0.072200000000001" calcext:value-type="float">
            <text:p>0.072200000000001</text:p>
          </table:table-cell>
          <table:table-cell office:value-type="float" office:value="-0.00000016952299119275" calcext:value-type="float">
            <text:p>-1.6952299119275E-07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293" calcext:value-type="float">
            <text:p>-31.405590430293</text:p>
          </table:table-cell>
          <table:table-cell office:value-type="float" office:value="0" calcext:value-type="float">
            <text:p>0</text:p>
          </table:table-cell>
          <table:table-cell table:formula="of:=[.F723]+(1-0.5)*0.0001*[.E723]+0.5*0.0001*[.E724]" office:value-type="float" office:value="-0.0000000000014299672557172" calcext:value-type="float">
            <text:p>-1.4299672557172E-12</text:p>
          </table:table-cell>
          <table:table-cell table:formula="of:=[.G723]+0.0001*[.F723]+(0.5-0.25)*0.0001^2*[.E723]+0.25*0.0001^2*[.E724]" office:value-type="float" office:value="-31.4055904302302" calcext:value-type="float">
            <text:p>-31.4055904302302</text:p>
          </table:table-cell>
          <table:table-cell table:formula="of:=[.H723]+1/2*([.A724]-[.A723])*([.E724]+[.E723])" office:value-type="float" office:value="-0.000000000000975886038645513" calcext:value-type="float">
            <text:p>-9.75886038645513E-13</text:p>
          </table:table-cell>
          <table:table-cell table:formula="of:=[.I723]+1/2*([.A724]-[.A723])*([.H724]+[.H723])" office:value-type="float" office:value="-31.4055904302302" calcext:value-type="float">
            <text:p>-31.4055904302302</text:p>
          </table:table-cell>
          <table:table-cell table:formula="of:=200*PI()*COS(200*PI()*[.A724])" office:value-type="float" office:value="117.735152264113" calcext:value-type="float">
            <text:p>117.735152264113</text:p>
          </table:table-cell>
          <table:table-cell table:formula="of:=SIN(200*PI()*[.A724])" office:value-type="float" office:value="0.982287250728807" calcext:value-type="float">
            <text:p>0.982287250728807</text:p>
          </table:table-cell>
        </table:table-row>
        <table:table-row table:style-name="ro1">
          <table:table-cell office:value-type="float" office:value="0.072300000000001" calcext:value-type="float">
            <text:p>0.072300000000001</text:p>
          </table:table-cell>
          <table:table-cell office:value-type="float" office:value="0.0000008585395789776" calcext:value-type="float">
            <text:p>8.585395789776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293" calcext:value-type="float">
            <text:p>-31.405590430293</text:p>
          </table:table-cell>
          <table:table-cell office:value-type="float" office:value="0" calcext:value-type="float">
            <text:p>0</text:p>
          </table:table-cell>
          <table:table-cell table:formula="of:=[.F724]+(1-0.5)*0.0001*[.E724]+0.5*0.0001*[.E725]" office:value-type="float" office:value="-0.0000000000014299672557172" calcext:value-type="float">
            <text:p>-1.4299672557172E-12</text:p>
          </table:table-cell>
          <table:table-cell table:formula="of:=[.G724]+0.0001*[.F724]+(0.5-0.25)*0.0001^2*[.E724]+0.25*0.0001^2*[.E725]" office:value-type="float" office:value="-31.4055904302302" calcext:value-type="float">
            <text:p>-31.4055904302302</text:p>
          </table:table-cell>
          <table:table-cell table:formula="of:=[.H724]+1/2*([.A725]-[.A724])*([.E725]+[.E724])" office:value-type="float" office:value="-0.000000000000975886038645513" calcext:value-type="float">
            <text:p>-9.75886038645513E-13</text:p>
          </table:table-cell>
          <table:table-cell table:formula="of:=[.I724]+1/2*([.A725]-[.A724])*([.H725]+[.H724])" office:value-type="float" office:value="-31.4055904302302" calcext:value-type="float">
            <text:p>-31.4055904302302</text:p>
          </table:table-cell>
          <table:table-cell table:formula="of:=200*PI()*COS(200*PI()*[.A725])" office:value-type="float" office:value="78.7491931628597" calcext:value-type="float">
            <text:p>78.7491931628597</text:p>
          </table:table-cell>
          <table:table-cell table:formula="of:=SIN(200*PI()*[.A725])" office:value-type="float" office:value="0.992114701314557" calcext:value-type="float">
            <text:p>0.992114701314557</text:p>
          </table:table-cell>
        </table:table-row>
        <table:table-row table:style-name="ro1">
          <table:table-cell office:value-type="float" office:value="0.072400000000001" calcext:value-type="float">
            <text:p>0.072400000000001</text:p>
          </table:table-cell>
          <table:table-cell office:value-type="float" office:value="-0.00000012647069524225" calcext:value-type="float">
            <text:p>-1.2647069524225E-07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293" calcext:value-type="float">
            <text:p>-31.405590430293</text:p>
          </table:table-cell>
          <table:table-cell office:value-type="float" office:value="0" calcext:value-type="float">
            <text:p>0</text:p>
          </table:table-cell>
          <table:table-cell table:formula="of:=[.F725]+(1-0.5)*0.0001*[.E725]+0.5*0.0001*[.E726]" office:value-type="float" office:value="-0.0000000000014299672557172" calcext:value-type="float">
            <text:p>-1.4299672557172E-12</text:p>
          </table:table-cell>
          <table:table-cell table:formula="of:=[.G725]+0.0001*[.F725]+(0.5-0.25)*0.0001^2*[.E725]+0.25*0.0001^2*[.E726]" office:value-type="float" office:value="-31.4055904302302" calcext:value-type="float">
            <text:p>-31.4055904302302</text:p>
          </table:table-cell>
          <table:table-cell table:formula="of:=[.H725]+1/2*([.A726]-[.A725])*([.E726]+[.E725])" office:value-type="float" office:value="-0.000000000000975886038645513" calcext:value-type="float">
            <text:p>-9.75886038645513E-13</text:p>
          </table:table-cell>
          <table:table-cell table:formula="of:=[.I725]+1/2*([.A726]-[.A725])*([.H726]+[.H725])" office:value-type="float" office:value="-31.4055904302302" calcext:value-type="float">
            <text:p>-31.4055904302302</text:p>
          </table:table-cell>
          <table:table-cell table:formula="of:=200*PI()*COS(200*PI()*[.A726])" office:value-type="float" office:value="39.4524469732809" calcext:value-type="float">
            <text:p>39.4524469732809</text:p>
          </table:table-cell>
          <table:table-cell table:formula="of:=SIN(200*PI()*[.A726])" office:value-type="float" office:value="0.998026728428311" calcext:value-type="float">
            <text:p>0.998026728428311</text:p>
          </table:table-cell>
        </table:table-row>
        <table:table-row table:style-name="ro1">
          <table:table-cell office:value-type="float" office:value="0.072500000000001" calcext:value-type="float">
            <text:p>0.072500000000001</text:p>
          </table:table-cell>
          <table:table-cell office:value-type="float" office:value="0.00000081548728302709" calcext:value-type="float">
            <text:p>8.1548728302709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293" calcext:value-type="float">
            <text:p>-31.405590430293</text:p>
          </table:table-cell>
          <table:table-cell office:value-type="float" office:value="0" calcext:value-type="float">
            <text:p>0</text:p>
          </table:table-cell>
          <table:table-cell table:formula="of:=[.F726]+(1-0.5)*0.0001*[.E726]+0.5*0.0001*[.E727]" office:value-type="float" office:value="-0.0000000000014299672557172" calcext:value-type="float">
            <text:p>-1.4299672557172E-12</text:p>
          </table:table-cell>
          <table:table-cell table:formula="of:=[.G726]+0.0001*[.F726]+(0.5-0.25)*0.0001^2*[.E726]+0.25*0.0001^2*[.E727]" office:value-type="float" office:value="-31.4055904302302" calcext:value-type="float">
            <text:p>-31.4055904302302</text:p>
          </table:table-cell>
          <table:table-cell table:formula="of:=[.H726]+1/2*([.A727]-[.A726])*([.E727]+[.E726])" office:value-type="float" office:value="-0.000000000000975886038645513" calcext:value-type="float">
            <text:p>-9.75886038645513E-13</text:p>
          </table:table-cell>
          <table:table-cell table:formula="of:=[.I726]+1/2*([.A727]-[.A726])*([.H727]+[.H726])" office:value-type="float" office:value="-31.4055904302302" calcext:value-type="float">
            <text:p>-31.4055904302302</text:p>
          </table:table-cell>
          <table:table-cell table:formula="of:=200*PI()*COS(200*PI()*[.A727])" office:value-type="float" office:value="-0.000000000397338368210147" calcext:value-type="float">
            <text:p>-3.97338368210147E-10</text:p>
          </table:table-cell>
          <table:table-cell table:formula="of:=SIN(200*PI()*[.A7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2600000000001" calcext:value-type="float">
            <text:p>0.072600000000001</text:p>
          </table:table-cell>
          <table:table-cell office:value-type="float" office:value="-0.00000008341839929174" calcext:value-type="float">
            <text:p>-8.341839929174E-08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293" calcext:value-type="float">
            <text:p>-31.405590430293</text:p>
          </table:table-cell>
          <table:table-cell office:value-type="float" office:value="0" calcext:value-type="float">
            <text:p>0</text:p>
          </table:table-cell>
          <table:table-cell table:formula="of:=[.F727]+(1-0.5)*0.0001*[.E727]+0.5*0.0001*[.E728]" office:value-type="float" office:value="-0.0000000000014299672557172" calcext:value-type="float">
            <text:p>-1.4299672557172E-12</text:p>
          </table:table-cell>
          <table:table-cell table:formula="of:=[.G727]+0.0001*[.F727]+(0.5-0.25)*0.0001^2*[.E727]+0.25*0.0001^2*[.E728]" office:value-type="float" office:value="-31.4055904302302" calcext:value-type="float">
            <text:p>-31.4055904302302</text:p>
          </table:table-cell>
          <table:table-cell table:formula="of:=[.H727]+1/2*([.A728]-[.A727])*([.E728]+[.E727])" office:value-type="float" office:value="-0.000000000000975886038645513" calcext:value-type="float">
            <text:p>-9.75886038645513E-13</text:p>
          </table:table-cell>
          <table:table-cell table:formula="of:=[.I727]+1/2*([.A728]-[.A727])*([.H728]+[.H727])" office:value-type="float" office:value="-31.4055904302302" calcext:value-type="float">
            <text:p>-31.4055904302302</text:p>
          </table:table-cell>
          <table:table-cell table:formula="of:=200*PI()*COS(200*PI()*[.A728])" office:value-type="float" office:value="-39.452446974074" calcext:value-type="float">
            <text:p>-39.452446974074</text:p>
          </table:table-cell>
          <table:table-cell table:formula="of:=SIN(200*PI()*[.A728])" office:value-type="float" office:value="0.998026728428232" calcext:value-type="float">
            <text:p>0.998026728428232</text:p>
          </table:table-cell>
        </table:table-row>
        <table:table-row table:style-name="ro1">
          <table:table-cell office:value-type="float" office:value="0.072700000000001" calcext:value-type="float">
            <text:p>0.072700000000001</text:p>
          </table:table-cell>
          <table:table-cell office:value-type="float" office:value="0.00000077243498707659" calcext:value-type="float">
            <text:p>7.7243498707659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293" calcext:value-type="float">
            <text:p>-31.405590430293</text:p>
          </table:table-cell>
          <table:table-cell office:value-type="float" office:value="0" calcext:value-type="float">
            <text:p>0</text:p>
          </table:table-cell>
          <table:table-cell table:formula="of:=[.F728]+(1-0.5)*0.0001*[.E728]+0.5*0.0001*[.E729]" office:value-type="float" office:value="-0.0000000000014299672557172" calcext:value-type="float">
            <text:p>-1.4299672557172E-12</text:p>
          </table:table-cell>
          <table:table-cell table:formula="of:=[.G728]+0.0001*[.F728]+(0.5-0.25)*0.0001^2*[.E728]+0.25*0.0001^2*[.E729]" office:value-type="float" office:value="-31.4055904302302" calcext:value-type="float">
            <text:p>-31.4055904302302</text:p>
          </table:table-cell>
          <table:table-cell table:formula="of:=[.H728]+1/2*([.A729]-[.A728])*([.E729]+[.E728])" office:value-type="float" office:value="-0.000000000000975886038645513" calcext:value-type="float">
            <text:p>-9.75886038645513E-13</text:p>
          </table:table-cell>
          <table:table-cell table:formula="of:=[.I728]+1/2*([.A729]-[.A728])*([.H729]+[.H728])" office:value-type="float" office:value="-31.4055904302302" calcext:value-type="float">
            <text:p>-31.4055904302302</text:p>
          </table:table-cell>
          <table:table-cell table:formula="of:=200*PI()*COS(200*PI()*[.A729])" office:value-type="float" office:value="-78.7491931636481" calcext:value-type="float">
            <text:p>-78.7491931636481</text:p>
          </table:table-cell>
          <table:table-cell table:formula="of:=SIN(200*PI()*[.A729])" office:value-type="float" office:value="0.992114701314399" calcext:value-type="float">
            <text:p>0.992114701314399</text:p>
          </table:table-cell>
        </table:table-row>
        <table:table-row table:style-name="ro1">
          <table:table-cell office:value-type="float" office:value="0.072800000000001" calcext:value-type="float">
            <text:p>0.072800000000001</text:p>
          </table:table-cell>
          <table:table-cell office:value-type="float" office:value="-0.000000040366103341232" calcext:value-type="float">
            <text:p>-4.0366103341232E-08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294" calcext:value-type="float">
            <text:p>-31.405590430294</text:p>
          </table:table-cell>
          <table:table-cell office:value-type="float" office:value="0" calcext:value-type="float">
            <text:p>0</text:p>
          </table:table-cell>
          <table:table-cell table:formula="of:=[.F729]+(1-0.5)*0.0001*[.E729]+0.5*0.0001*[.E730]" office:value-type="float" office:value="-0.0000000000014299672557172" calcext:value-type="float">
            <text:p>-1.4299672557172E-12</text:p>
          </table:table-cell>
          <table:table-cell table:formula="of:=[.G729]+0.0001*[.F729]+(0.5-0.25)*0.0001^2*[.E729]+0.25*0.0001^2*[.E730]" office:value-type="float" office:value="-31.4055904302302" calcext:value-type="float">
            <text:p>-31.4055904302302</text:p>
          </table:table-cell>
          <table:table-cell table:formula="of:=[.H729]+1/2*([.A730]-[.A729])*([.E730]+[.E729])" office:value-type="float" office:value="-0.000000000000975886038645513" calcext:value-type="float">
            <text:p>-9.75886038645513E-13</text:p>
          </table:table-cell>
          <table:table-cell table:formula="of:=[.I729]+1/2*([.A730]-[.A729])*([.H730]+[.H729])" office:value-type="float" office:value="-31.4055904302302" calcext:value-type="float">
            <text:p>-31.4055904302302</text:p>
          </table:table-cell>
          <table:table-cell table:formula="of:=200*PI()*COS(200*PI()*[.A730])" office:value-type="float" office:value="-117.73515226489" calcext:value-type="float">
            <text:p>-117.73515226489</text:p>
          </table:table-cell>
          <table:table-cell table:formula="of:=SIN(200*PI()*[.A730])" office:value-type="float" office:value="0.982287250728571" calcext:value-type="float">
            <text:p>0.982287250728571</text:p>
          </table:table-cell>
        </table:table-row>
        <table:table-row table:style-name="ro1">
          <table:table-cell office:value-type="float" office:value="0.072900000000001" calcext:value-type="float">
            <text:p>0.072900000000001</text:p>
          </table:table-cell>
          <table:table-cell office:value-type="float" office:value="0.00000072938269112608" calcext:value-type="float">
            <text:p>7.2938269112608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294" calcext:value-type="float">
            <text:p>-31.405590430294</text:p>
          </table:table-cell>
          <table:table-cell office:value-type="float" office:value="0" calcext:value-type="float">
            <text:p>0</text:p>
          </table:table-cell>
          <table:table-cell table:formula="of:=[.F730]+(1-0.5)*0.0001*[.E730]+0.5*0.0001*[.E731]" office:value-type="float" office:value="-0.0000000000014299672557172" calcext:value-type="float">
            <text:p>-1.4299672557172E-12</text:p>
          </table:table-cell>
          <table:table-cell table:formula="of:=[.G730]+0.0001*[.F730]+(0.5-0.25)*0.0001^2*[.E730]+0.25*0.0001^2*[.E731]" office:value-type="float" office:value="-31.4055904302302" calcext:value-type="float">
            <text:p>-31.4055904302302</text:p>
          </table:table-cell>
          <table:table-cell table:formula="of:=[.H730]+1/2*([.A731]-[.A730])*([.E731]+[.E730])" office:value-type="float" office:value="-0.000000000000975886038645513" calcext:value-type="float">
            <text:p>-9.75886038645513E-13</text:p>
          </table:table-cell>
          <table:table-cell table:formula="of:=[.I730]+1/2*([.A731]-[.A730])*([.H731]+[.H730])" office:value-type="float" office:value="-31.4055904302302" calcext:value-type="float">
            <text:p>-31.4055904302302</text:p>
          </table:table-cell>
          <table:table-cell table:formula="of:=200*PI()*COS(200*PI()*[.A731])" office:value-type="float" office:value="-156.25646450822" calcext:value-type="float">
            <text:p>-156.25646450822</text:p>
          </table:table-cell>
          <table:table-cell table:formula="of:=SIN(200*PI()*[.A731])" office:value-type="float" office:value="0.968583161128474" calcext:value-type="float">
            <text:p>0.968583161128474</text:p>
          </table:table-cell>
        </table:table-row>
        <table:table-row table:style-name="ro1">
          <table:table-cell office:value-type="float" office:value="0.073000000000001" calcext:value-type="float">
            <text:p>0.073000000000001</text:p>
          </table:table-cell>
          <table:table-cell office:value-type="float" office:value="0.0000000026861926092758" calcext:value-type="float">
            <text:p>2.6861926092758E-09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294" calcext:value-type="float">
            <text:p>-31.405590430294</text:p>
          </table:table-cell>
          <table:table-cell office:value-type="float" office:value="0" calcext:value-type="float">
            <text:p>0</text:p>
          </table:table-cell>
          <table:table-cell table:formula="of:=[.F731]+(1-0.5)*0.0001*[.E731]+0.5*0.0001*[.E732]" office:value-type="float" office:value="-0.0000000000014299672557172" calcext:value-type="float">
            <text:p>-1.4299672557172E-12</text:p>
          </table:table-cell>
          <table:table-cell table:formula="of:=[.G731]+0.0001*[.F731]+(0.5-0.25)*0.0001^2*[.E731]+0.25*0.0001^2*[.E732]" office:value-type="float" office:value="-31.4055904302302" calcext:value-type="float">
            <text:p>-31.4055904302302</text:p>
          </table:table-cell>
          <table:table-cell table:formula="of:=[.H731]+1/2*([.A732]-[.A731])*([.E732]+[.E731])" office:value-type="float" office:value="-0.000000000000975886038645513" calcext:value-type="float">
            <text:p>-9.75886038645513E-13</text:p>
          </table:table-cell>
          <table:table-cell table:formula="of:=[.I731]+1/2*([.A732]-[.A731])*([.H732]+[.H731])" office:value-type="float" office:value="-31.4055904302302" calcext:value-type="float">
            <text:p>-31.4055904302302</text:p>
          </table:table-cell>
          <table:table-cell table:formula="of:=200*PI()*COS(200*PI()*[.A732])" office:value-type="float" office:value="-194.161103872926" calcext:value-type="float">
            <text:p>-194.161103872926</text:p>
          </table:table-cell>
          <table:table-cell table:formula="of:=SIN(200*PI()*[.A732])" office:value-type="float" office:value="0.951056516294958" calcext:value-type="float">
            <text:p>0.951056516294958</text:p>
          </table:table-cell>
        </table:table-row>
        <table:table-row table:style-name="ro1">
          <table:table-cell office:value-type="float" office:value="0.073100000000001" calcext:value-type="float">
            <text:p>0.073100000000001</text:p>
          </table:table-cell>
          <table:table-cell office:value-type="float" office:value="0.00000068633039517557" calcext:value-type="float">
            <text:p>6.8633039517557E-07</text:p>
          </table:table-cell>
          <table:table-cell office:value-type="float" office:value="-0.0000000010130615521575" calcext:value-type="float">
            <text:p>-1.0130615521575E-09</text:p>
          </table:table-cell>
          <table:table-cell office:value-type="float" office:value="-31.405590430294" calcext:value-type="float">
            <text:p>-31.405590430294</text:p>
          </table:table-cell>
          <table:table-cell office:value-type="float" office:value="0" calcext:value-type="float">
            <text:p>0</text:p>
          </table:table-cell>
          <table:table-cell table:formula="of:=[.F732]+(1-0.5)*0.0001*[.E732]+0.5*0.0001*[.E733]" office:value-type="float" office:value="-0.0000000000014299672557172" calcext:value-type="float">
            <text:p>-1.4299672557172E-12</text:p>
          </table:table-cell>
          <table:table-cell table:formula="of:=[.G732]+0.0001*[.F732]+(0.5-0.25)*0.0001^2*[.E732]+0.25*0.0001^2*[.E733]" office:value-type="float" office:value="-31.4055904302302" calcext:value-type="float">
            <text:p>-31.4055904302302</text:p>
          </table:table-cell>
          <table:table-cell table:formula="of:=[.H732]+1/2*([.A733]-[.A732])*([.E733]+[.E732])" office:value-type="float" office:value="-0.000000000000975886038645513" calcext:value-type="float">
            <text:p>-9.75886038645513E-13</text:p>
          </table:table-cell>
          <table:table-cell table:formula="of:=[.I732]+1/2*([.A733]-[.A732])*([.H733]+[.H732])" office:value-type="float" office:value="-31.4055904302302" calcext:value-type="float">
            <text:p>-31.4055904302302</text:p>
          </table:table-cell>
          <table:table-cell table:formula="of:=200*PI()*COS(200*PI()*[.A733])" office:value-type="float" office:value="-231.299478064415" calcext:value-type="float">
            <text:p>-231.299478064415</text:p>
          </table:table-cell>
          <table:table-cell table:formula="of:=SIN(200*PI()*[.A733])" office:value-type="float" office:value="0.929776485888017" calcext:value-type="float">
            <text:p>0.929776485888017</text:p>
          </table:table-cell>
        </table:table-row>
        <table:table-row table:style-name="ro1">
          <table:table-cell office:value-type="float" office:value="0.073200000000001" calcext:value-type="float">
            <text:p>0.073200000000001</text:p>
          </table:table-cell>
          <table:table-cell office:value-type="float" office:value="-0.0000013753469829604" calcext:value-type="float">
            <text:p>-1.3753469829604E-06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294" calcext:value-type="float">
            <text:p>-31.405590430294</text:p>
          </table:table-cell>
          <table:table-cell office:value-type="float" office:value="0" calcext:value-type="float">
            <text:p>0</text:p>
          </table:table-cell>
          <table:table-cell table:formula="of:=[.F733]+(1-0.5)*0.0001*[.E733]+0.5*0.0001*[.E734]" office:value-type="float" office:value="-0.0000000000014299672557172" calcext:value-type="float">
            <text:p>-1.4299672557172E-12</text:p>
          </table:table-cell>
          <table:table-cell table:formula="of:=[.G733]+0.0001*[.F733]+(0.5-0.25)*0.0001^2*[.E733]+0.25*0.0001^2*[.E734]" office:value-type="float" office:value="-31.4055904302302" calcext:value-type="float">
            <text:p>-31.4055904302302</text:p>
          </table:table-cell>
          <table:table-cell table:formula="of:=[.H733]+1/2*([.A734]-[.A733])*([.E734]+[.E733])" office:value-type="float" office:value="-0.000000000000975886038645513" calcext:value-type="float">
            <text:p>-9.75886038645513E-13</text:p>
          </table:table-cell>
          <table:table-cell table:formula="of:=[.I733]+1/2*([.A734]-[.A733])*([.H734]+[.H733])" office:value-type="float" office:value="-31.4055904302302" calcext:value-type="float">
            <text:p>-31.4055904302302</text:p>
          </table:table-cell>
          <table:table-cell table:formula="of:=200*PI()*COS(200*PI()*[.A734])" office:value-type="float" office:value="-267.525018886656" calcext:value-type="float">
            <text:p>-267.525018886656</text:p>
          </table:table-cell>
          <table:table-cell table:formula="of:=SIN(200*PI()*[.A734])" office:value-type="float" office:value="0.904827052465753" calcext:value-type="float">
            <text:p>0.904827052465753</text:p>
          </table:table-cell>
        </table:table-row>
        <table:table-row table:style-name="ro1">
          <table:table-cell office:value-type="float" office:value="0.073300000000001" calcext:value-type="float">
            <text:p>0.073300000000001</text:p>
          </table:table-cell>
          <table:table-cell office:value-type="float" office:value="0.00000064327809922507" calcext:value-type="float">
            <text:p>6.4327809922507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294" calcext:value-type="float">
            <text:p>-31.405590430294</text:p>
          </table:table-cell>
          <table:table-cell office:value-type="float" office:value="0" calcext:value-type="float">
            <text:p>0</text:p>
          </table:table-cell>
          <table:table-cell table:formula="of:=[.F734]+(1-0.5)*0.0001*[.E734]+0.5*0.0001*[.E735]" office:value-type="float" office:value="-0.0000000000014299672557172" calcext:value-type="float">
            <text:p>-1.4299672557172E-12</text:p>
          </table:table-cell>
          <table:table-cell table:formula="of:=[.G734]+0.0001*[.F734]+(0.5-0.25)*0.0001^2*[.E734]+0.25*0.0001^2*[.E735]" office:value-type="float" office:value="-31.4055904302302" calcext:value-type="float">
            <text:p>-31.4055904302302</text:p>
          </table:table-cell>
          <table:table-cell table:formula="of:=[.H734]+1/2*([.A735]-[.A734])*([.E735]+[.E734])" office:value-type="float" office:value="-0.000000000000975886038645513" calcext:value-type="float">
            <text:p>-9.75886038645513E-13</text:p>
          </table:table-cell>
          <table:table-cell table:formula="of:=[.I734]+1/2*([.A735]-[.A734])*([.H735]+[.H734])" office:value-type="float" office:value="-31.4055904302302" calcext:value-type="float">
            <text:p>-31.4055904302302</text:p>
          </table:table-cell>
          <table:table-cell table:formula="of:=200*PI()*COS(200*PI()*[.A735])" office:value-type="float" office:value="-302.694760679915" calcext:value-type="float">
            <text:p>-302.694760679915</text:p>
          </table:table-cell>
          <table:table-cell table:formula="of:=SIN(200*PI()*[.A735])" office:value-type="float" office:value="0.87630668004356" calcext:value-type="float">
            <text:p>0.87630668004356</text:p>
          </table:table-cell>
        </table:table-row>
        <table:table-row table:style-name="ro1">
          <table:table-cell office:value-type="float" office:value="0.073400000000001" calcext:value-type="float">
            <text:p>0.073400000000001</text:p>
          </table:table-cell>
          <table:table-cell office:value-type="float" office:value="-0.0000013322946870099" calcext:value-type="float">
            <text:p>-1.3322946870099E-06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294" calcext:value-type="float">
            <text:p>-31.405590430294</text:p>
          </table:table-cell>
          <table:table-cell office:value-type="float" office:value="0" calcext:value-type="float">
            <text:p>0</text:p>
          </table:table-cell>
          <table:table-cell table:formula="of:=[.F735]+(1-0.5)*0.0001*[.E735]+0.5*0.0001*[.E736]" office:value-type="float" office:value="-0.0000000000014299672557172" calcext:value-type="float">
            <text:p>-1.4299672557172E-12</text:p>
          </table:table-cell>
          <table:table-cell table:formula="of:=[.G735]+0.0001*[.F735]+(0.5-0.25)*0.0001^2*[.E735]+0.25*0.0001^2*[.E736]" office:value-type="float" office:value="-31.4055904302302" calcext:value-type="float">
            <text:p>-31.4055904302302</text:p>
          </table:table-cell>
          <table:table-cell table:formula="of:=[.H735]+1/2*([.A736]-[.A735])*([.E736]+[.E735])" office:value-type="float" office:value="-0.000000000000975886038645513" calcext:value-type="float">
            <text:p>-9.75886038645513E-13</text:p>
          </table:table-cell>
          <table:table-cell table:formula="of:=[.I735]+1/2*([.A736]-[.A735])*([.H736]+[.H735])" office:value-type="float" office:value="-31.4055904302302" calcext:value-type="float">
            <text:p>-31.4055904302302</text:p>
          </table:table-cell>
          <table:table-cell table:formula="of:=200*PI()*COS(200*PI()*[.A736])" office:value-type="float" office:value="-336.669904540852" calcext:value-type="float">
            <text:p>-336.669904540852</text:p>
          </table:table-cell>
          <table:table-cell table:formula="of:=SIN(200*PI()*[.A736])" office:value-type="float" office:value="0.844327925501676" calcext:value-type="float">
            <text:p>0.844327925501676</text:p>
          </table:table-cell>
        </table:table-row>
        <table:table-row table:style-name="ro1">
          <table:table-cell office:value-type="float" office:value="0.073500000000001" calcext:value-type="float">
            <text:p>0.073500000000001</text:p>
          </table:table-cell>
          <table:table-cell office:value-type="float" office:value="0.00000060022580327456" calcext:value-type="float">
            <text:p>6.0022580327456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294" calcext:value-type="float">
            <text:p>-31.405590430294</text:p>
          </table:table-cell>
          <table:table-cell office:value-type="float" office:value="0" calcext:value-type="float">
            <text:p>0</text:p>
          </table:table-cell>
          <table:table-cell table:formula="of:=[.F736]+(1-0.5)*0.0001*[.E736]+0.5*0.0001*[.E737]" office:value-type="float" office:value="-0.0000000000014299672557172" calcext:value-type="float">
            <text:p>-1.4299672557172E-12</text:p>
          </table:table-cell>
          <table:table-cell table:formula="of:=[.G736]+0.0001*[.F736]+(0.5-0.25)*0.0001^2*[.E736]+0.25*0.0001^2*[.E737]" office:value-type="float" office:value="-31.4055904302302" calcext:value-type="float">
            <text:p>-31.4055904302302</text:p>
          </table:table-cell>
          <table:table-cell table:formula="of:=[.H736]+1/2*([.A737]-[.A736])*([.E737]+[.E736])" office:value-type="float" office:value="-0.000000000000975886038645513" calcext:value-type="float">
            <text:p>-9.75886038645513E-13</text:p>
          </table:table-cell>
          <table:table-cell table:formula="of:=[.I736]+1/2*([.A737]-[.A736])*([.H737]+[.H736])" office:value-type="float" office:value="-31.4055904302302" calcext:value-type="float">
            <text:p>-31.4055904302302</text:p>
          </table:table-cell>
          <table:table-cell table:formula="of:=200*PI()*COS(200*PI()*[.A737])" office:value-type="float" office:value="-369.316366098415" calcext:value-type="float">
            <text:p>-369.316366098415</text:p>
          </table:table-cell>
          <table:table-cell table:formula="of:=SIN(200*PI()*[.A737])" office:value-type="float" office:value="0.809016994374574" calcext:value-type="float">
            <text:p>0.809016994374574</text:p>
          </table:table-cell>
        </table:table-row>
        <table:table-row table:style-name="ro1">
          <table:table-cell office:value-type="float" office:value="0.073600000000001" calcext:value-type="float">
            <text:p>0.073600000000001</text:p>
          </table:table-cell>
          <table:table-cell office:value-type="float" office:value="-0.0000012892423910594" calcext:value-type="float">
            <text:p>-1.2892423910594E-06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294" calcext:value-type="float">
            <text:p>-31.405590430294</text:p>
          </table:table-cell>
          <table:table-cell office:value-type="float" office:value="0" calcext:value-type="float">
            <text:p>0</text:p>
          </table:table-cell>
          <table:table-cell table:formula="of:=[.F737]+(1-0.5)*0.0001*[.E737]+0.5*0.0001*[.E738]" office:value-type="float" office:value="-0.0000000000014299672557172" calcext:value-type="float">
            <text:p>-1.4299672557172E-12</text:p>
          </table:table-cell>
          <table:table-cell table:formula="of:=[.G737]+0.0001*[.F737]+(0.5-0.25)*0.0001^2*[.E737]+0.25*0.0001^2*[.E738]" office:value-type="float" office:value="-31.4055904302302" calcext:value-type="float">
            <text:p>-31.4055904302302</text:p>
          </table:table-cell>
          <table:table-cell table:formula="of:=[.H737]+1/2*([.A738]-[.A737])*([.E738]+[.E737])" office:value-type="float" office:value="-0.000000000000975886038645513" calcext:value-type="float">
            <text:p>-9.75886038645513E-13</text:p>
          </table:table-cell>
          <table:table-cell table:formula="of:=[.I737]+1/2*([.A738]-[.A737])*([.H738]+[.H737])" office:value-type="float" office:value="-31.4055904302302" calcext:value-type="float">
            <text:p>-31.4055904302302</text:p>
          </table:table-cell>
          <table:table-cell table:formula="of:=200*PI()*COS(200*PI()*[.A738])" office:value-type="float" office:value="-400.505304683585" calcext:value-type="float">
            <text:p>-400.505304683585</text:p>
          </table:table-cell>
          <table:table-cell table:formula="of:=SIN(200*PI()*[.A738])" office:value-type="float" office:value="0.770513242775382" calcext:value-type="float">
            <text:p>0.770513242775382</text:p>
          </table:table-cell>
        </table:table-row>
        <table:table-row table:style-name="ro1">
          <table:table-cell office:value-type="float" office:value="0.073700000000001" calcext:value-type="float">
            <text:p>0.073700000000001</text:p>
          </table:table-cell>
          <table:table-cell office:value-type="float" office:value="0.00000055717350732406" calcext:value-type="float">
            <text:p>5.5717350732406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295" calcext:value-type="float">
            <text:p>-31.405590430295</text:p>
          </table:table-cell>
          <table:table-cell office:value-type="float" office:value="0" calcext:value-type="float">
            <text:p>0</text:p>
          </table:table-cell>
          <table:table-cell table:formula="of:=[.F738]+(1-0.5)*0.0001*[.E738]+0.5*0.0001*[.E739]" office:value-type="float" office:value="-0.0000000000014299672557172" calcext:value-type="float">
            <text:p>-1.4299672557172E-12</text:p>
          </table:table-cell>
          <table:table-cell table:formula="of:=[.G738]+0.0001*[.F738]+(0.5-0.25)*0.0001^2*[.E738]+0.25*0.0001^2*[.E739]" office:value-type="float" office:value="-31.4055904302302" calcext:value-type="float">
            <text:p>-31.4055904302302</text:p>
          </table:table-cell>
          <table:table-cell table:formula="of:=[.H738]+1/2*([.A739]-[.A738])*([.E739]+[.E738])" office:value-type="float" office:value="-0.000000000000975886038645513" calcext:value-type="float">
            <text:p>-9.75886038645513E-13</text:p>
          </table:table-cell>
          <table:table-cell table:formula="of:=[.I738]+1/2*([.A739]-[.A738])*([.H739]+[.H738])" office:value-type="float" office:value="-31.4055904302302" calcext:value-type="float">
            <text:p>-31.4055904302302</text:p>
          </table:table-cell>
          <table:table-cell table:formula="of:=200*PI()*COS(200*PI()*[.A739])" office:value-type="float" office:value="-430.113631804632" calcext:value-type="float">
            <text:p>-430.113631804632</text:p>
          </table:table-cell>
          <table:table-cell table:formula="of:=SIN(200*PI()*[.A739])" office:value-type="float" office:value="0.728968627420982" calcext:value-type="float">
            <text:p>0.728968627420982</text:p>
          </table:table-cell>
        </table:table-row>
        <table:table-row table:style-name="ro1">
          <table:table-cell office:value-type="float" office:value="0.073800000000001" calcext:value-type="float">
            <text:p>0.073800000000001</text:p>
          </table:table-cell>
          <table:table-cell office:value-type="float" office:value="-0.0000012461900951089" calcext:value-type="float">
            <text:p>-1.2461900951089E-06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295" calcext:value-type="float">
            <text:p>-31.405590430295</text:p>
          </table:table-cell>
          <table:table-cell office:value-type="float" office:value="0" calcext:value-type="float">
            <text:p>0</text:p>
          </table:table-cell>
          <table:table-cell table:formula="of:=[.F739]+(1-0.5)*0.0001*[.E739]+0.5*0.0001*[.E740]" office:value-type="float" office:value="-0.0000000000014299672557172" calcext:value-type="float">
            <text:p>-1.4299672557172E-12</text:p>
          </table:table-cell>
          <table:table-cell table:formula="of:=[.G739]+0.0001*[.F739]+(0.5-0.25)*0.0001^2*[.E739]+0.25*0.0001^2*[.E740]" office:value-type="float" office:value="-31.4055904302302" calcext:value-type="float">
            <text:p>-31.4055904302302</text:p>
          </table:table-cell>
          <table:table-cell table:formula="of:=[.H739]+1/2*([.A740]-[.A739])*([.E740]+[.E739])" office:value-type="float" office:value="-0.000000000000975886038645513" calcext:value-type="float">
            <text:p>-9.75886038645513E-13</text:p>
          </table:table-cell>
          <table:table-cell table:formula="of:=[.I739]+1/2*([.A740]-[.A739])*([.H740]+[.H739])" office:value-type="float" office:value="-31.4055904302302" calcext:value-type="float">
            <text:p>-31.4055904302302</text:p>
          </table:table-cell>
          <table:table-cell table:formula="of:=200*PI()*COS(200*PI()*[.A740])" office:value-type="float" office:value="-458.02449692118" calcext:value-type="float">
            <text:p>-458.02449692118</text:p>
          </table:table-cell>
          <table:table-cell table:formula="of:=SIN(200*PI()*[.A740])" office:value-type="float" office:value="0.684547105928229" calcext:value-type="float">
            <text:p>0.684547105928229</text:p>
          </table:table-cell>
        </table:table-row>
        <table:table-row table:style-name="ro1">
          <table:table-cell office:value-type="float" office:value="0.073900000000001" calcext:value-type="float">
            <text:p>0.073900000000001</text:p>
          </table:table-cell>
          <table:table-cell office:value-type="float" office:value="0.00000051412121137355" calcext:value-type="float">
            <text:p>5.1412121137355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295" calcext:value-type="float">
            <text:p>-31.405590430295</text:p>
          </table:table-cell>
          <table:table-cell office:value-type="float" office:value="0" calcext:value-type="float">
            <text:p>0</text:p>
          </table:table-cell>
          <table:table-cell table:formula="of:=[.F740]+(1-0.5)*0.0001*[.E740]+0.5*0.0001*[.E741]" office:value-type="float" office:value="-0.0000000000014299672557172" calcext:value-type="float">
            <text:p>-1.4299672557172E-12</text:p>
          </table:table-cell>
          <table:table-cell table:formula="of:=[.G740]+0.0001*[.F740]+(0.5-0.25)*0.0001^2*[.E740]+0.25*0.0001^2*[.E741]" office:value-type="float" office:value="-31.4055904302302" calcext:value-type="float">
            <text:p>-31.4055904302302</text:p>
          </table:table-cell>
          <table:table-cell table:formula="of:=[.H740]+1/2*([.A741]-[.A740])*([.E741]+[.E740])" office:value-type="float" office:value="-0.000000000000975886038645513" calcext:value-type="float">
            <text:p>-9.75886038645513E-13</text:p>
          </table:table-cell>
          <table:table-cell table:formula="of:=[.I740]+1/2*([.A741]-[.A740])*([.H741]+[.H740])" office:value-type="float" office:value="-31.4055904302302" calcext:value-type="float">
            <text:p>-31.4055904302302</text:p>
          </table:table-cell>
          <table:table-cell table:formula="of:=200*PI()*COS(200*PI()*[.A741])" office:value-type="float" office:value="-484.127748599868" calcext:value-type="float">
            <text:p>-484.127748599868</text:p>
          </table:table-cell>
          <table:table-cell table:formula="of:=SIN(200*PI()*[.A741])" office:value-type="float" office:value="0.637423989748201" calcext:value-type="float">
            <text:p>0.637423989748201</text:p>
          </table:table-cell>
        </table:table-row>
        <table:table-row table:style-name="ro1">
          <table:table-cell office:value-type="float" office:value="0.074000000000001" calcext:value-type="float">
            <text:p>0.074000000000001</text:p>
          </table:table-cell>
          <table:table-cell office:value-type="float" office:value="-0.0000012031377991584" calcext:value-type="float">
            <text:p>-1.2031377991584E-06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295" calcext:value-type="float">
            <text:p>-31.405590430295</text:p>
          </table:table-cell>
          <table:table-cell office:value-type="float" office:value="0" calcext:value-type="float">
            <text:p>0</text:p>
          </table:table-cell>
          <table:table-cell table:formula="of:=[.F741]+(1-0.5)*0.0001*[.E741]+0.5*0.0001*[.E742]" office:value-type="float" office:value="-0.0000000000014299672557172" calcext:value-type="float">
            <text:p>-1.4299672557172E-12</text:p>
          </table:table-cell>
          <table:table-cell table:formula="of:=[.G741]+0.0001*[.F741]+(0.5-0.25)*0.0001^2*[.E741]+0.25*0.0001^2*[.E742]" office:value-type="float" office:value="-31.4055904302302" calcext:value-type="float">
            <text:p>-31.4055904302302</text:p>
          </table:table-cell>
          <table:table-cell table:formula="of:=[.H741]+1/2*([.A742]-[.A741])*([.E742]+[.E741])" office:value-type="float" office:value="-0.000000000000975886038645513" calcext:value-type="float">
            <text:p>-9.75886038645513E-13</text:p>
          </table:table-cell>
          <table:table-cell table:formula="of:=[.I741]+1/2*([.A742]-[.A741])*([.H742]+[.H741])" office:value-type="float" office:value="-31.4055904302302" calcext:value-type="float">
            <text:p>-31.4055904302302</text:p>
          </table:table-cell>
          <table:table-cell table:formula="of:=200*PI()*COS(200*PI()*[.A742])" office:value-type="float" office:value="-508.320369231762" calcext:value-type="float">
            <text:p>-508.320369231762</text:p>
          </table:table-cell>
          <table:table-cell table:formula="of:=SIN(200*PI()*[.A742])" office:value-type="float" office:value="0.587785252291957" calcext:value-type="float">
            <text:p>0.587785252291957</text:p>
          </table:table-cell>
        </table:table-row>
        <table:table-row table:style-name="ro1">
          <table:table-cell office:value-type="float" office:value="0.074100000000001" calcext:value-type="float">
            <text:p>0.074100000000001</text:p>
          </table:table-cell>
          <table:table-cell office:value-type="float" office:value="0.00000047106891542304" calcext:value-type="float">
            <text:p>4.7106891542304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295" calcext:value-type="float">
            <text:p>-31.405590430295</text:p>
          </table:table-cell>
          <table:table-cell office:value-type="float" office:value="0" calcext:value-type="float">
            <text:p>0</text:p>
          </table:table-cell>
          <table:table-cell table:formula="of:=[.F742]+(1-0.5)*0.0001*[.E742]+0.5*0.0001*[.E743]" office:value-type="float" office:value="-0.0000000000014299672557172" calcext:value-type="float">
            <text:p>-1.4299672557172E-12</text:p>
          </table:table-cell>
          <table:table-cell table:formula="of:=[.G742]+0.0001*[.F742]+(0.5-0.25)*0.0001^2*[.E742]+0.25*0.0001^2*[.E743]" office:value-type="float" office:value="-31.4055904302302" calcext:value-type="float">
            <text:p>-31.4055904302302</text:p>
          </table:table-cell>
          <table:table-cell table:formula="of:=[.H742]+1/2*([.A743]-[.A742])*([.E743]+[.E742])" office:value-type="float" office:value="-0.000000000000975886038645513" calcext:value-type="float">
            <text:p>-9.75886038645513E-13</text:p>
          </table:table-cell>
          <table:table-cell table:formula="of:=[.I742]+1/2*([.A743]-[.A742])*([.H743]+[.H742])" office:value-type="float" office:value="-31.4055904302302" calcext:value-type="float">
            <text:p>-31.4055904302302</text:p>
          </table:table-cell>
          <table:table-cell table:formula="of:=200*PI()*COS(200*PI()*[.A743])" office:value-type="float" office:value="-530.506881595782" calcext:value-type="float">
            <text:p>-530.506881595782</text:p>
          </table:table-cell>
          <table:table-cell table:formula="of:=SIN(200*PI()*[.A743])" office:value-type="float" office:value="0.535826794978462" calcext:value-type="float">
            <text:p>0.535826794978462</text:p>
          </table:table-cell>
        </table:table-row>
        <table:table-row table:style-name="ro1">
          <table:table-cell office:value-type="float" office:value="0.074200000000001" calcext:value-type="float">
            <text:p>0.074200000000001</text:p>
          </table:table-cell>
          <table:table-cell office:value-type="float" office:value="-0.0000011600855032079" calcext:value-type="float">
            <text:p>-1.1600855032079E-06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295" calcext:value-type="float">
            <text:p>-31.405590430295</text:p>
          </table:table-cell>
          <table:table-cell office:value-type="float" office:value="0" calcext:value-type="float">
            <text:p>0</text:p>
          </table:table-cell>
          <table:table-cell table:formula="of:=[.F743]+(1-0.5)*0.0001*[.E743]+0.5*0.0001*[.E744]" office:value-type="float" office:value="-0.0000000000014299672557172" calcext:value-type="float">
            <text:p>-1.4299672557172E-12</text:p>
          </table:table-cell>
          <table:table-cell table:formula="of:=[.G743]+0.0001*[.F743]+(0.5-0.25)*0.0001^2*[.E743]+0.25*0.0001^2*[.E744]" office:value-type="float" office:value="-31.4055904302302" calcext:value-type="float">
            <text:p>-31.4055904302302</text:p>
          </table:table-cell>
          <table:table-cell table:formula="of:=[.H743]+1/2*([.A744]-[.A743])*([.E744]+[.E743])" office:value-type="float" office:value="-0.000000000000975886038645513" calcext:value-type="float">
            <text:p>-9.75886038645513E-13</text:p>
          </table:table-cell>
          <table:table-cell table:formula="of:=[.I743]+1/2*([.A744]-[.A743])*([.H744]+[.H743])" office:value-type="float" office:value="-31.4055904302302" calcext:value-type="float">
            <text:p>-31.4055904302302</text:p>
          </table:table-cell>
          <table:table-cell table:formula="of:=200*PI()*COS(200*PI()*[.A744])" office:value-type="float" office:value="-550.599725663683" calcext:value-type="float">
            <text:p>-550.599725663683</text:p>
          </table:table-cell>
          <table:table-cell table:formula="of:=SIN(200*PI()*[.A744])" office:value-type="float" office:value="0.481753674101163" calcext:value-type="float">
            <text:p>0.481753674101163</text:p>
          </table:table-cell>
        </table:table-row>
        <table:table-row table:style-name="ro1">
          <table:table-cell office:value-type="float" office:value="0.074300000000001" calcext:value-type="float">
            <text:p>0.074300000000001</text:p>
          </table:table-cell>
          <table:table-cell office:value-type="float" office:value="0.00000042801661947254" calcext:value-type="float">
            <text:p>4.2801661947254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295" calcext:value-type="float">
            <text:p>-31.405590430295</text:p>
          </table:table-cell>
          <table:table-cell office:value-type="float" office:value="0" calcext:value-type="float">
            <text:p>0</text:p>
          </table:table-cell>
          <table:table-cell table:formula="of:=[.F744]+(1-0.5)*0.0001*[.E744]+0.5*0.0001*[.E745]" office:value-type="float" office:value="-0.0000000000014299672557172" calcext:value-type="float">
            <text:p>-1.4299672557172E-12</text:p>
          </table:table-cell>
          <table:table-cell table:formula="of:=[.G744]+0.0001*[.F744]+(0.5-0.25)*0.0001^2*[.E744]+0.25*0.0001^2*[.E745]" office:value-type="float" office:value="-31.4055904302302" calcext:value-type="float">
            <text:p>-31.4055904302302</text:p>
          </table:table-cell>
          <table:table-cell table:formula="of:=[.H744]+1/2*([.A745]-[.A744])*([.E745]+[.E744])" office:value-type="float" office:value="-0.000000000000975886038645513" calcext:value-type="float">
            <text:p>-9.75886038645513E-13</text:p>
          </table:table-cell>
          <table:table-cell table:formula="of:=[.I744]+1/2*([.A745]-[.A744])*([.H745]+[.H744])" office:value-type="float" office:value="-31.4055904302302" calcext:value-type="float">
            <text:p>-31.4055904302302</text:p>
          </table:table-cell>
          <table:table-cell table:formula="of:=200*PI()*COS(200*PI()*[.A745])" office:value-type="float" office:value="-568.51960415948" calcext:value-type="float">
            <text:p>-568.51960415948</text:p>
          </table:table-cell>
          <table:table-cell table:formula="of:=SIN(200*PI()*[.A745])" office:value-type="float" office:value="0.4257792915645" calcext:value-type="float">
            <text:p>0.4257792915645</text:p>
          </table:table-cell>
        </table:table-row>
        <table:table-row table:style-name="ro1">
          <table:table-cell office:value-type="float" office:value="0.074400000000001" calcext:value-type="float">
            <text:p>0.074400000000001</text:p>
          </table:table-cell>
          <table:table-cell office:value-type="float" office:value="-0.0000011170332072574" calcext:value-type="float">
            <text:p>-1.1170332072574E-06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296" calcext:value-type="float">
            <text:p>-31.405590430296</text:p>
          </table:table-cell>
          <table:table-cell office:value-type="float" office:value="0" calcext:value-type="float">
            <text:p>0</text:p>
          </table:table-cell>
          <table:table-cell table:formula="of:=[.F745]+(1-0.5)*0.0001*[.E745]+0.5*0.0001*[.E746]" office:value-type="float" office:value="-0.0000000000014299672557172" calcext:value-type="float">
            <text:p>-1.4299672557172E-12</text:p>
          </table:table-cell>
          <table:table-cell table:formula="of:=[.G745]+0.0001*[.F745]+(0.5-0.25)*0.0001^2*[.E745]+0.25*0.0001^2*[.E746]" office:value-type="float" office:value="-31.4055904302302" calcext:value-type="float">
            <text:p>-31.4055904302302</text:p>
          </table:table-cell>
          <table:table-cell table:formula="of:=[.H745]+1/2*([.A746]-[.A745])*([.E746]+[.E745])" office:value-type="float" office:value="-0.000000000000975886038645513" calcext:value-type="float">
            <text:p>-9.75886038645513E-13</text:p>
          </table:table-cell>
          <table:table-cell table:formula="of:=[.I745]+1/2*([.A746]-[.A745])*([.H746]+[.H745])" office:value-type="float" office:value="-31.4055904302302" calcext:value-type="float">
            <text:p>-31.4055904302302</text:p>
          </table:table-cell>
          <table:table-cell table:formula="of:=200*PI()*COS(200*PI()*[.A746])" office:value-type="float" office:value="-584.19579550956" calcext:value-type="float">
            <text:p>-584.19579550956</text:p>
          </table:table-cell>
          <table:table-cell table:formula="of:=SIN(200*PI()*[.A746])" office:value-type="float" office:value="0.368124552684086" calcext:value-type="float">
            <text:p>0.368124552684086</text:p>
          </table:table-cell>
        </table:table-row>
        <table:table-row table:style-name="ro1">
          <table:table-cell office:value-type="float" office:value="0.074500000000001" calcext:value-type="float">
            <text:p>0.074500000000001</text:p>
          </table:table-cell>
          <table:table-cell office:value-type="float" office:value="0.00000038496432352203" calcext:value-type="float">
            <text:p>3.8496432352203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296" calcext:value-type="float">
            <text:p>-31.405590430296</text:p>
          </table:table-cell>
          <table:table-cell office:value-type="float" office:value="0" calcext:value-type="float">
            <text:p>0</text:p>
          </table:table-cell>
          <table:table-cell table:formula="of:=[.F746]+(1-0.5)*0.0001*[.E746]+0.5*0.0001*[.E747]" office:value-type="float" office:value="-0.0000000000014299672557172" calcext:value-type="float">
            <text:p>-1.4299672557172E-12</text:p>
          </table:table-cell>
          <table:table-cell table:formula="of:=[.G746]+0.0001*[.F746]+(0.5-0.25)*0.0001^2*[.E746]+0.25*0.0001^2*[.E747]" office:value-type="float" office:value="-31.4055904302302" calcext:value-type="float">
            <text:p>-31.4055904302302</text:p>
          </table:table-cell>
          <table:table-cell table:formula="of:=[.H746]+1/2*([.A747]-[.A746])*([.E747]+[.E746])" office:value-type="float" office:value="-0.000000000000975886038645513" calcext:value-type="float">
            <text:p>-9.75886038645513E-13</text:p>
          </table:table-cell>
          <table:table-cell table:formula="of:=[.I746]+1/2*([.A747]-[.A746])*([.H747]+[.H746])" office:value-type="float" office:value="-31.4055904302302" calcext:value-type="float">
            <text:p>-31.4055904302302</text:p>
          </table:table-cell>
          <table:table-cell table:formula="of:=200*PI()*COS(200*PI()*[.A747])" office:value-type="float" office:value="-597.566432948434" calcext:value-type="float">
            <text:p>-597.566432948434</text:p>
          </table:table-cell>
          <table:table-cell table:formula="of:=SIN(200*PI()*[.A747])" office:value-type="float" office:value="0.309016994374346" calcext:value-type="float">
            <text:p>0.309016994374346</text:p>
          </table:table-cell>
        </table:table-row>
        <table:table-row table:style-name="ro1">
          <table:table-cell office:value-type="float" office:value="0.074600000000001" calcext:value-type="float">
            <text:p>0.074600000000001</text:p>
          </table:table-cell>
          <table:table-cell office:value-type="float" office:value="-0.0000010739809113069" calcext:value-type="float">
            <text:p>-1.0739809113069E-06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296" calcext:value-type="float">
            <text:p>-31.405590430296</text:p>
          </table:table-cell>
          <table:table-cell office:value-type="float" office:value="0" calcext:value-type="float">
            <text:p>0</text:p>
          </table:table-cell>
          <table:table-cell table:formula="of:=[.F747]+(1-0.5)*0.0001*[.E747]+0.5*0.0001*[.E748]" office:value-type="float" office:value="-0.0000000000014299672557172" calcext:value-type="float">
            <text:p>-1.4299672557172E-12</text:p>
          </table:table-cell>
          <table:table-cell table:formula="of:=[.G747]+0.0001*[.F747]+(0.5-0.25)*0.0001^2*[.E747]+0.25*0.0001^2*[.E748]" office:value-type="float" office:value="-31.4055904302302" calcext:value-type="float">
            <text:p>-31.4055904302302</text:p>
          </table:table-cell>
          <table:table-cell table:formula="of:=[.H747]+1/2*([.A748]-[.A747])*([.E748]+[.E747])" office:value-type="float" office:value="-0.000000000000975886038645513" calcext:value-type="float">
            <text:p>-9.75886038645513E-13</text:p>
          </table:table-cell>
          <table:table-cell table:formula="of:=[.I747]+1/2*([.A748]-[.A747])*([.H748]+[.H747])" office:value-type="float" office:value="-31.4055904302302" calcext:value-type="float">
            <text:p>-31.4055904302302</text:p>
          </table:table-cell>
          <table:table-cell table:formula="of:=200*PI()*COS(200*PI()*[.A748])" office:value-type="float" office:value="-608.578748678597" calcext:value-type="float">
            <text:p>-608.578748678597</text:p>
          </table:table-cell>
          <table:table-cell table:formula="of:=SIN(200*PI()*[.A748])" office:value-type="float" office:value="0.248689887164239" calcext:value-type="float">
            <text:p>0.248689887164239</text:p>
          </table:table-cell>
        </table:table-row>
        <table:table-row table:style-name="ro1">
          <table:table-cell office:value-type="float" office:value="0.074700000000001" calcext:value-type="float">
            <text:p>0.074700000000001</text:p>
          </table:table-cell>
          <table:table-cell office:value-type="float" office:value="0.00000034191202757152" calcext:value-type="float">
            <text:p>3.4191202757152E-07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296" calcext:value-type="float">
            <text:p>-31.405590430296</text:p>
          </table:table-cell>
          <table:table-cell office:value-type="float" office:value="0" calcext:value-type="float">
            <text:p>0</text:p>
          </table:table-cell>
          <table:table-cell table:formula="of:=[.F748]+(1-0.5)*0.0001*[.E748]+0.5*0.0001*[.E749]" office:value-type="float" office:value="-0.0000000000014299672557172" calcext:value-type="float">
            <text:p>-1.4299672557172E-12</text:p>
          </table:table-cell>
          <table:table-cell table:formula="of:=[.G748]+0.0001*[.F748]+(0.5-0.25)*0.0001^2*[.E748]+0.25*0.0001^2*[.E749]" office:value-type="float" office:value="-31.4055904302302" calcext:value-type="float">
            <text:p>-31.4055904302302</text:p>
          </table:table-cell>
          <table:table-cell table:formula="of:=[.H748]+1/2*([.A749]-[.A748])*([.E749]+[.E748])" office:value-type="float" office:value="-0.000000000000975886038645513" calcext:value-type="float">
            <text:p>-9.75886038645513E-13</text:p>
          </table:table-cell>
          <table:table-cell table:formula="of:=[.I748]+1/2*([.A749]-[.A748])*([.H749]+[.H748])" office:value-type="float" office:value="-31.4055904302302" calcext:value-type="float">
            <text:p>-31.4055904302302</text:p>
          </table:table-cell>
          <table:table-cell table:formula="of:=200*PI()*COS(200*PI()*[.A749])" office:value-type="float" office:value="-617.189282120907" calcext:value-type="float">
            <text:p>-617.189282120907</text:p>
          </table:table-cell>
          <table:table-cell table:formula="of:=SIN(200*PI()*[.A749])" office:value-type="float" office:value="0.187381314585104" calcext:value-type="float">
            <text:p>0.187381314585104</text:p>
          </table:table-cell>
        </table:table-row>
        <table:table-row table:style-name="ro1">
          <table:table-cell office:value-type="float" office:value="0.074800000000001" calcext:value-type="float">
            <text:p>0.074800000000001</text:p>
          </table:table-cell>
          <table:table-cell office:value-type="float" office:value="-0.0000010309286153564" calcext:value-type="float">
            <text:p>-1.0309286153564E-06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296" calcext:value-type="float">
            <text:p>-31.405590430296</text:p>
          </table:table-cell>
          <table:table-cell office:value-type="float" office:value="0" calcext:value-type="float">
            <text:p>0</text:p>
          </table:table-cell>
          <table:table-cell table:formula="of:=[.F749]+(1-0.5)*0.0001*[.E749]+0.5*0.0001*[.E750]" office:value-type="float" office:value="-0.0000000000014299672557172" calcext:value-type="float">
            <text:p>-1.4299672557172E-12</text:p>
          </table:table-cell>
          <table:table-cell table:formula="of:=[.G749]+0.0001*[.F749]+(0.5-0.25)*0.0001^2*[.E749]+0.25*0.0001^2*[.E750]" office:value-type="float" office:value="-31.4055904302302" calcext:value-type="float">
            <text:p>-31.4055904302302</text:p>
          </table:table-cell>
          <table:table-cell table:formula="of:=[.H749]+1/2*([.A750]-[.A749])*([.E750]+[.E749])" office:value-type="float" office:value="-0.000000000000975886038645513" calcext:value-type="float">
            <text:p>-9.75886038645513E-13</text:p>
          </table:table-cell>
          <table:table-cell table:formula="of:=[.I749]+1/2*([.A750]-[.A749])*([.H750]+[.H749])" office:value-type="float" office:value="-31.4055904302302" calcext:value-type="float">
            <text:p>-31.4055904302302</text:p>
          </table:table-cell>
          <table:table-cell table:formula="of:=200*PI()*COS(200*PI()*[.A750])" office:value-type="float" office:value="-623.364051433649" calcext:value-type="float">
            <text:p>-623.364051433649</text:p>
          </table:table-cell>
          <table:table-cell table:formula="of:=SIN(200*PI()*[.A750])" office:value-type="float" office:value="0.125333233563674" calcext:value-type="float">
            <text:p>0.125333233563674</text:p>
          </table:table-cell>
        </table:table-row>
        <table:table-row table:style-name="ro1">
          <table:table-cell office:value-type="float" office:value="0.074900000000001" calcext:value-type="float">
            <text:p>0.074900000000001</text:p>
          </table:table-cell>
          <table:table-cell office:value-type="float" office:value="0.00000029885973162102" calcext:value-type="float">
            <text:p>2.9885973162102E-07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296" calcext:value-type="float">
            <text:p>-31.405590430296</text:p>
          </table:table-cell>
          <table:table-cell office:value-type="float" office:value="0" calcext:value-type="float">
            <text:p>0</text:p>
          </table:table-cell>
          <table:table-cell table:formula="of:=[.F750]+(1-0.5)*0.0001*[.E750]+0.5*0.0001*[.E751]" office:value-type="float" office:value="-0.0000000000014299672557172" calcext:value-type="float">
            <text:p>-1.4299672557172E-12</text:p>
          </table:table-cell>
          <table:table-cell table:formula="of:=[.G750]+0.0001*[.F750]+(0.5-0.25)*0.0001^2*[.E750]+0.25*0.0001^2*[.E751]" office:value-type="float" office:value="-31.4055904302302" calcext:value-type="float">
            <text:p>-31.4055904302302</text:p>
          </table:table-cell>
          <table:table-cell table:formula="of:=[.H750]+1/2*([.A751]-[.A750])*([.E751]+[.E750])" office:value-type="float" office:value="-0.000000000000975886038645513" calcext:value-type="float">
            <text:p>-9.75886038645513E-13</text:p>
          </table:table-cell>
          <table:table-cell table:formula="of:=[.I750]+1/2*([.A751]-[.A750])*([.H751]+[.H750])" office:value-type="float" office:value="-31.4055904302302" calcext:value-type="float">
            <text:p>-31.4055904302302</text:p>
          </table:table-cell>
          <table:table-cell table:formula="of:=200*PI()*COS(200*PI()*[.A751])" office:value-type="float" office:value="-627.078687623328" calcext:value-type="float">
            <text:p>-627.078687623328</text:p>
          </table:table-cell>
          <table:table-cell table:formula="of:=SIN(200*PI()*[.A751])" office:value-type="float" office:value="0.0627905195286837" calcext:value-type="float">
            <text:p>0.062790519528684</text:p>
          </table:table-cell>
        </table:table-row>
        <table:table-row table:style-name="ro1">
          <table:table-cell office:value-type="float" office:value="0.075000000000001" calcext:value-type="float">
            <text:p>0.075000000000001</text:p>
          </table:table-cell>
          <table:table-cell office:value-type="float" office:value="-0.00000098787631940588" calcext:value-type="float">
            <text:p>-9.8787631940588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296" calcext:value-type="float">
            <text:p>-31.405590430296</text:p>
          </table:table-cell>
          <table:table-cell office:value-type="float" office:value="0" calcext:value-type="float">
            <text:p>0</text:p>
          </table:table-cell>
          <table:table-cell table:formula="of:=[.F751]+(1-0.5)*0.0001*[.E751]+0.5*0.0001*[.E752]" office:value-type="float" office:value="-0.0000000000014299672557172" calcext:value-type="float">
            <text:p>-1.4299672557172E-12</text:p>
          </table:table-cell>
          <table:table-cell table:formula="of:=[.G751]+0.0001*[.F751]+(0.5-0.25)*0.0001^2*[.E751]+0.25*0.0001^2*[.E752]" office:value-type="float" office:value="-31.4055904302302" calcext:value-type="float">
            <text:p>-31.4055904302302</text:p>
          </table:table-cell>
          <table:table-cell table:formula="of:=[.H751]+1/2*([.A752]-[.A751])*([.E752]+[.E751])" office:value-type="float" office:value="-0.000000000000975886038645513" calcext:value-type="float">
            <text:p>-9.75886038645513E-13</text:p>
          </table:table-cell>
          <table:table-cell table:formula="of:=[.I751]+1/2*([.A752]-[.A751])*([.H752]+[.H751])" office:value-type="float" office:value="-31.4055904302302" calcext:value-type="float">
            <text:p>-31.4055904302302</text:p>
          </table:table-cell>
          <table:table-cell table:formula="of:=200*PI()*COS(200*PI()*[.A752])" office:value-type="float" office:value="-628.318530717959" calcext:value-type="float">
            <text:p>-628.318530717959</text:p>
          </table:table-cell>
          <table:table-cell table:formula="of:=SIN(200*PI()*[.A752])" office:value-type="float" office:value="-0.000000000000634098778306569" calcext:value-type="float">
            <text:p>-6.34098778306569E-13</text:p>
          </table:table-cell>
        </table:table-row>
        <table:table-row table:style-name="ro1">
          <table:table-cell office:value-type="float" office:value="0.075100000000001" calcext:value-type="float">
            <text:p>0.075100000000001</text:p>
          </table:table-cell>
          <table:table-cell office:value-type="float" office:value="0.00000025580743567055" calcext:value-type="float">
            <text:p>2.5580743567055E-07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297" calcext:value-type="float">
            <text:p>-31.405590430297</text:p>
          </table:table-cell>
          <table:table-cell office:value-type="float" office:value="0" calcext:value-type="float">
            <text:p>0</text:p>
          </table:table-cell>
          <table:table-cell table:formula="of:=[.F752]+(1-0.5)*0.0001*[.E752]+0.5*0.0001*[.E753]" office:value-type="float" office:value="-0.0000000000014299672557172" calcext:value-type="float">
            <text:p>-1.4299672557172E-12</text:p>
          </table:table-cell>
          <table:table-cell table:formula="of:=[.G752]+0.0001*[.F752]+(0.5-0.25)*0.0001^2*[.E752]+0.25*0.0001^2*[.E753]" office:value-type="float" office:value="-31.4055904302302" calcext:value-type="float">
            <text:p>-31.4055904302302</text:p>
          </table:table-cell>
          <table:table-cell table:formula="of:=[.H752]+1/2*([.A753]-[.A752])*([.E753]+[.E752])" office:value-type="float" office:value="-0.000000000000975886038645513" calcext:value-type="float">
            <text:p>-9.75886038645513E-13</text:p>
          </table:table-cell>
          <table:table-cell table:formula="of:=[.I752]+1/2*([.A753]-[.A752])*([.H753]+[.H752])" office:value-type="float" office:value="-31.4055904302302" calcext:value-type="float">
            <text:p>-31.4055904302302</text:p>
          </table:table-cell>
          <table:table-cell table:formula="of:=200*PI()*COS(200*PI()*[.A753])" office:value-type="float" office:value="-627.078687623278" calcext:value-type="float">
            <text:p>-627.078687623278</text:p>
          </table:table-cell>
          <table:table-cell table:formula="of:=SIN(200*PI()*[.A753])" office:value-type="float" office:value="-0.0627905195299423" calcext:value-type="float">
            <text:p>-0.062790519529942</text:p>
          </table:table-cell>
        </table:table-row>
        <table:table-row table:style-name="ro1">
          <table:table-cell office:value-type="float" office:value="0.075200000000001" calcext:value-type="float">
            <text:p>0.075200000000001</text:p>
          </table:table-cell>
          <table:table-cell office:value-type="float" office:value="-0.00000094482402345541" calcext:value-type="float">
            <text:p>-9.4482402345541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297" calcext:value-type="float">
            <text:p>-31.405590430297</text:p>
          </table:table-cell>
          <table:table-cell office:value-type="float" office:value="0" calcext:value-type="float">
            <text:p>0</text:p>
          </table:table-cell>
          <table:table-cell table:formula="of:=[.F753]+(1-0.5)*0.0001*[.E753]+0.5*0.0001*[.E754]" office:value-type="float" office:value="-0.0000000000014299672557172" calcext:value-type="float">
            <text:p>-1.4299672557172E-12</text:p>
          </table:table-cell>
          <table:table-cell table:formula="of:=[.G753]+0.0001*[.F753]+(0.5-0.25)*0.0001^2*[.E753]+0.25*0.0001^2*[.E754]" office:value-type="float" office:value="-31.4055904302302" calcext:value-type="float">
            <text:p>-31.4055904302302</text:p>
          </table:table-cell>
          <table:table-cell table:formula="of:=[.H753]+1/2*([.A754]-[.A753])*([.E754]+[.E753])" office:value-type="float" office:value="-0.000000000000975886038645513" calcext:value-type="float">
            <text:p>-9.75886038645513E-13</text:p>
          </table:table-cell>
          <table:table-cell table:formula="of:=[.I753]+1/2*([.A754]-[.A753])*([.H754]+[.H753])" office:value-type="float" office:value="-31.4055904302302" calcext:value-type="float">
            <text:p>-31.4055904302302</text:p>
          </table:table-cell>
          <table:table-cell table:formula="of:=200*PI()*COS(200*PI()*[.A754])" office:value-type="float" office:value="-623.364051433549" calcext:value-type="float">
            <text:p>-623.364051433549</text:p>
          </table:table-cell>
          <table:table-cell table:formula="of:=SIN(200*PI()*[.A754])" office:value-type="float" office:value="-0.125333233564933" calcext:value-type="float">
            <text:p>-0.125333233564933</text:p>
          </table:table-cell>
        </table:table-row>
        <table:table-row table:style-name="ro1">
          <table:table-cell office:value-type="float" office:value="0.075300000000001" calcext:value-type="float">
            <text:p>0.075300000000001</text:p>
          </table:table-cell>
          <table:table-cell office:value-type="float" office:value="0.00000021275513972007" calcext:value-type="float">
            <text:p>2.1275513972007E-07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297" calcext:value-type="float">
            <text:p>-31.405590430297</text:p>
          </table:table-cell>
          <table:table-cell office:value-type="float" office:value="0" calcext:value-type="float">
            <text:p>0</text:p>
          </table:table-cell>
          <table:table-cell table:formula="of:=[.F754]+(1-0.5)*0.0001*[.E754]+0.5*0.0001*[.E755]" office:value-type="float" office:value="-0.0000000000014299672557172" calcext:value-type="float">
            <text:p>-1.4299672557172E-12</text:p>
          </table:table-cell>
          <table:table-cell table:formula="of:=[.G754]+0.0001*[.F754]+(0.5-0.25)*0.0001^2*[.E754]+0.25*0.0001^2*[.E755]" office:value-type="float" office:value="-31.4055904302302" calcext:value-type="float">
            <text:p>-31.4055904302302</text:p>
          </table:table-cell>
          <table:table-cell table:formula="of:=[.H754]+1/2*([.A755]-[.A754])*([.E755]+[.E754])" office:value-type="float" office:value="-0.000000000000975886038645513" calcext:value-type="float">
            <text:p>-9.75886038645513E-13</text:p>
          </table:table-cell>
          <table:table-cell table:formula="of:=[.I754]+1/2*([.A755]-[.A754])*([.H755]+[.H754])" office:value-type="float" office:value="-31.4055904302302" calcext:value-type="float">
            <text:p>-31.4055904302302</text:p>
          </table:table-cell>
          <table:table-cell table:formula="of:=200*PI()*COS(200*PI()*[.A755])" office:value-type="float" office:value="-617.189282120759" calcext:value-type="float">
            <text:p>-617.189282120759</text:p>
          </table:table-cell>
          <table:table-cell table:formula="of:=SIN(200*PI()*[.A755])" office:value-type="float" office:value="-0.187381314586343" calcext:value-type="float">
            <text:p>-0.187381314586343</text:p>
          </table:table-cell>
        </table:table-row>
        <table:table-row table:style-name="ro1">
          <table:table-cell office:value-type="float" office:value="0.075400000000001" calcext:value-type="float">
            <text:p>0.075400000000001</text:p>
          </table:table-cell>
          <table:table-cell office:value-type="float" office:value="-0.00000090177172750494" calcext:value-type="float">
            <text:p>-9.0177172750494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297" calcext:value-type="float">
            <text:p>-31.405590430297</text:p>
          </table:table-cell>
          <table:table-cell office:value-type="float" office:value="0" calcext:value-type="float">
            <text:p>0</text:p>
          </table:table-cell>
          <table:table-cell table:formula="of:=[.F755]+(1-0.5)*0.0001*[.E755]+0.5*0.0001*[.E756]" office:value-type="float" office:value="-0.0000000000014299672557172" calcext:value-type="float">
            <text:p>-1.4299672557172E-12</text:p>
          </table:table-cell>
          <table:table-cell table:formula="of:=[.G755]+0.0001*[.F755]+(0.5-0.25)*0.0001^2*[.E755]+0.25*0.0001^2*[.E756]" office:value-type="float" office:value="-31.4055904302302" calcext:value-type="float">
            <text:p>-31.4055904302302</text:p>
          </table:table-cell>
          <table:table-cell table:formula="of:=[.H755]+1/2*([.A756]-[.A755])*([.E756]+[.E755])" office:value-type="float" office:value="-0.000000000000975886038645513" calcext:value-type="float">
            <text:p>-9.75886038645513E-13</text:p>
          </table:table-cell>
          <table:table-cell table:formula="of:=[.I755]+1/2*([.A756]-[.A755])*([.H756]+[.H755])" office:value-type="float" office:value="-31.4055904302302" calcext:value-type="float">
            <text:p>-31.4055904302302</text:p>
          </table:table-cell>
          <table:table-cell table:formula="of:=200*PI()*COS(200*PI()*[.A756])" office:value-type="float" office:value="-608.578748678398" calcext:value-type="float">
            <text:p>-608.578748678398</text:p>
          </table:table-cell>
          <table:table-cell table:formula="of:=SIN(200*PI()*[.A756])" office:value-type="float" office:value="-0.248689887165468" calcext:value-type="float">
            <text:p>-0.248689887165468</text:p>
          </table:table-cell>
        </table:table-row>
        <table:table-row table:style-name="ro1">
          <table:table-cell office:value-type="float" office:value="0.075500000000001" calcext:value-type="float">
            <text:p>0.075500000000001</text:p>
          </table:table-cell>
          <table:table-cell office:value-type="float" office:value="0.0000001697028437696" calcext:value-type="float">
            <text:p>1.697028437696E-07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297" calcext:value-type="float">
            <text:p>-31.405590430297</text:p>
          </table:table-cell>
          <table:table-cell office:value-type="float" office:value="0" calcext:value-type="float">
            <text:p>0</text:p>
          </table:table-cell>
          <table:table-cell table:formula="of:=[.F756]+(1-0.5)*0.0001*[.E756]+0.5*0.0001*[.E757]" office:value-type="float" office:value="-0.0000000000014299672557172" calcext:value-type="float">
            <text:p>-1.4299672557172E-12</text:p>
          </table:table-cell>
          <table:table-cell table:formula="of:=[.G756]+0.0001*[.F756]+(0.5-0.25)*0.0001^2*[.E756]+0.25*0.0001^2*[.E757]" office:value-type="float" office:value="-31.4055904302302" calcext:value-type="float">
            <text:p>-31.4055904302302</text:p>
          </table:table-cell>
          <table:table-cell table:formula="of:=[.H756]+1/2*([.A757]-[.A756])*([.E757]+[.E756])" office:value-type="float" office:value="-0.000000000000975886038645513" calcext:value-type="float">
            <text:p>-9.75886038645513E-13</text:p>
          </table:table-cell>
          <table:table-cell table:formula="of:=[.I756]+1/2*([.A757]-[.A756])*([.H757]+[.H756])" office:value-type="float" office:value="-31.4055904302302" calcext:value-type="float">
            <text:p>-31.4055904302302</text:p>
          </table:table-cell>
          <table:table-cell table:formula="of:=200*PI()*COS(200*PI()*[.A757])" office:value-type="float" office:value="-597.566432948188" calcext:value-type="float">
            <text:p>-597.566432948188</text:p>
          </table:table-cell>
          <table:table-cell table:formula="of:=SIN(200*PI()*[.A757])" office:value-type="float" office:value="-0.309016994375552" calcext:value-type="float">
            <text:p>-0.309016994375552</text:p>
          </table:table-cell>
        </table:table-row>
        <table:table-row table:style-name="ro1">
          <table:table-cell office:value-type="float" office:value="0.075600000000001" calcext:value-type="float">
            <text:p>0.075600000000001</text:p>
          </table:table-cell>
          <table:table-cell office:value-type="float" office:value="-0.00000085871943155448" calcext:value-type="float">
            <text:p>-8.5871943155448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298" calcext:value-type="float">
            <text:p>-31.405590430298</text:p>
          </table:table-cell>
          <table:table-cell office:value-type="float" office:value="0" calcext:value-type="float">
            <text:p>0</text:p>
          </table:table-cell>
          <table:table-cell table:formula="of:=[.F757]+(1-0.5)*0.0001*[.E757]+0.5*0.0001*[.E758]" office:value-type="float" office:value="-0.0000000000014299672557172" calcext:value-type="float">
            <text:p>-1.4299672557172E-12</text:p>
          </table:table-cell>
          <table:table-cell table:formula="of:=[.G757]+0.0001*[.F757]+(0.5-0.25)*0.0001^2*[.E757]+0.25*0.0001^2*[.E758]" office:value-type="float" office:value="-31.4055904302302" calcext:value-type="float">
            <text:p>-31.4055904302302</text:p>
          </table:table-cell>
          <table:table-cell table:formula="of:=[.H757]+1/2*([.A758]-[.A757])*([.E758]+[.E757])" office:value-type="float" office:value="-0.000000000000975886038645513" calcext:value-type="float">
            <text:p>-9.75886038645513E-13</text:p>
          </table:table-cell>
          <table:table-cell table:formula="of:=[.I757]+1/2*([.A758]-[.A757])*([.H758]+[.H757])" office:value-type="float" office:value="-31.4055904302302" calcext:value-type="float">
            <text:p>-31.4055904302302</text:p>
          </table:table-cell>
          <table:table-cell table:formula="of:=200*PI()*COS(200*PI()*[.A758])" office:value-type="float" office:value="-584.195795509267" calcext:value-type="float">
            <text:p>-584.195795509267</text:p>
          </table:table-cell>
          <table:table-cell table:formula="of:=SIN(200*PI()*[.A758])" office:value-type="float" office:value="-0.368124552685266" calcext:value-type="float">
            <text:p>-0.368124552685266</text:p>
          </table:table-cell>
        </table:table-row>
        <table:table-row table:style-name="ro1">
          <table:table-cell office:value-type="float" office:value="0.075700000000001" calcext:value-type="float">
            <text:p>0.075700000000001</text:p>
          </table:table-cell>
          <table:table-cell office:value-type="float" office:value="0.00000012665054781916" calcext:value-type="float">
            <text:p>1.2665054781916E-07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298" calcext:value-type="float">
            <text:p>-31.405590430298</text:p>
          </table:table-cell>
          <table:table-cell office:value-type="float" office:value="0" calcext:value-type="float">
            <text:p>0</text:p>
          </table:table-cell>
          <table:table-cell table:formula="of:=[.F758]+(1-0.5)*0.0001*[.E758]+0.5*0.0001*[.E759]" office:value-type="float" office:value="-0.0000000000014299672557172" calcext:value-type="float">
            <text:p>-1.4299672557172E-12</text:p>
          </table:table-cell>
          <table:table-cell table:formula="of:=[.G758]+0.0001*[.F758]+(0.5-0.25)*0.0001^2*[.E758]+0.25*0.0001^2*[.E759]" office:value-type="float" office:value="-31.4055904302302" calcext:value-type="float">
            <text:p>-31.4055904302302</text:p>
          </table:table-cell>
          <table:table-cell table:formula="of:=[.H758]+1/2*([.A759]-[.A758])*([.E759]+[.E758])" office:value-type="float" office:value="-0.000000000000975886038645513" calcext:value-type="float">
            <text:p>-9.75886038645513E-13</text:p>
          </table:table-cell>
          <table:table-cell table:formula="of:=[.I758]+1/2*([.A759]-[.A758])*([.H759]+[.H758])" office:value-type="float" office:value="-31.4055904302302" calcext:value-type="float">
            <text:p>-31.4055904302302</text:p>
          </table:table-cell>
          <table:table-cell table:formula="of:=200*PI()*COS(200*PI()*[.A759])" office:value-type="float" office:value="-568.519604159143" calcext:value-type="float">
            <text:p>-568.519604159143</text:p>
          </table:table-cell>
          <table:table-cell table:formula="of:=SIN(200*PI()*[.A759])" office:value-type="float" office:value="-0.425779291565641" calcext:value-type="float">
            <text:p>-0.425779291565641</text:p>
          </table:table-cell>
        </table:table-row>
        <table:table-row table:style-name="ro1">
          <table:table-cell office:value-type="float" office:value="0.075800000000001" calcext:value-type="float">
            <text:p>0.075800000000001</text:p>
          </table:table-cell>
          <table:table-cell office:value-type="float" office:value="-0.00000081566713560407" calcext:value-type="float">
            <text:p>-8.1566713560407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298" calcext:value-type="float">
            <text:p>-31.405590430298</text:p>
          </table:table-cell>
          <table:table-cell office:value-type="float" office:value="0" calcext:value-type="float">
            <text:p>0</text:p>
          </table:table-cell>
          <table:table-cell table:formula="of:=[.F759]+(1-0.5)*0.0001*[.E759]+0.5*0.0001*[.E760]" office:value-type="float" office:value="-0.0000000000014299672557172" calcext:value-type="float">
            <text:p>-1.4299672557172E-12</text:p>
          </table:table-cell>
          <table:table-cell table:formula="of:=[.G759]+0.0001*[.F759]+(0.5-0.25)*0.0001^2*[.E759]+0.25*0.0001^2*[.E760]" office:value-type="float" office:value="-31.4055904302302" calcext:value-type="float">
            <text:p>-31.4055904302302</text:p>
          </table:table-cell>
          <table:table-cell table:formula="of:=[.H759]+1/2*([.A760]-[.A759])*([.E760]+[.E759])" office:value-type="float" office:value="-0.000000000000975886038645513" calcext:value-type="float">
            <text:p>-9.75886038645513E-13</text:p>
          </table:table-cell>
          <table:table-cell table:formula="of:=[.I759]+1/2*([.A760]-[.A759])*([.H760]+[.H759])" office:value-type="float" office:value="-31.4055904302302" calcext:value-type="float">
            <text:p>-31.4055904302302</text:p>
          </table:table-cell>
          <table:table-cell table:formula="of:=200*PI()*COS(200*PI()*[.A760])" office:value-type="float" office:value="-550.599725663302" calcext:value-type="float">
            <text:p>-550.599725663302</text:p>
          </table:table-cell>
          <table:table-cell table:formula="of:=SIN(200*PI()*[.A760])" office:value-type="float" office:value="-0.481753674102268" calcext:value-type="float">
            <text:p>-0.481753674102268</text:p>
          </table:table-cell>
        </table:table-row>
        <table:table-row table:style-name="ro1">
          <table:table-cell office:value-type="float" office:value="0.075900000000001" calcext:value-type="float">
            <text:p>0.075900000000001</text:p>
          </table:table-cell>
          <table:table-cell office:value-type="float" office:value="0.000000083598251868772" calcext:value-type="float">
            <text:p>8.3598251868772E-08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298" calcext:value-type="float">
            <text:p>-31.405590430298</text:p>
          </table:table-cell>
          <table:table-cell office:value-type="float" office:value="0" calcext:value-type="float">
            <text:p>0</text:p>
          </table:table-cell>
          <table:table-cell table:formula="of:=[.F760]+(1-0.5)*0.0001*[.E760]+0.5*0.0001*[.E761]" office:value-type="float" office:value="-0.0000000000014299672557172" calcext:value-type="float">
            <text:p>-1.4299672557172E-12</text:p>
          </table:table-cell>
          <table:table-cell table:formula="of:=[.G760]+0.0001*[.F760]+(0.5-0.25)*0.0001^2*[.E760]+0.25*0.0001^2*[.E761]" office:value-type="float" office:value="-31.4055904302302" calcext:value-type="float">
            <text:p>-31.4055904302302</text:p>
          </table:table-cell>
          <table:table-cell table:formula="of:=[.H760]+1/2*([.A761]-[.A760])*([.E761]+[.E760])" office:value-type="float" office:value="-0.000000000000975886038645513" calcext:value-type="float">
            <text:p>-9.75886038645513E-13</text:p>
          </table:table-cell>
          <table:table-cell table:formula="of:=[.I760]+1/2*([.A761]-[.A760])*([.H761]+[.H760])" office:value-type="float" office:value="-31.4055904302302" calcext:value-type="float">
            <text:p>-31.4055904302302</text:p>
          </table:table-cell>
          <table:table-cell table:formula="of:=200*PI()*COS(200*PI()*[.A761])" office:value-type="float" office:value="-530.506881595355" calcext:value-type="float">
            <text:p>-530.506881595355</text:p>
          </table:table-cell>
          <table:table-cell table:formula="of:=SIN(200*PI()*[.A761])" office:value-type="float" office:value="-0.535826794979532" calcext:value-type="float">
            <text:p>-0.535826794979532</text:p>
          </table:table-cell>
        </table:table-row>
        <table:table-row table:style-name="ro1">
          <table:table-cell office:value-type="float" office:value="0.076000000000001" calcext:value-type="float">
            <text:p>0.076000000000001</text:p>
          </table:table-cell>
          <table:table-cell office:value-type="float" office:value="-0.00000077261483965368" calcext:value-type="float">
            <text:p>-7.7261483965368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298" calcext:value-type="float">
            <text:p>-31.405590430298</text:p>
          </table:table-cell>
          <table:table-cell office:value-type="float" office:value="0" calcext:value-type="float">
            <text:p>0</text:p>
          </table:table-cell>
          <table:table-cell table:formula="of:=[.F761]+(1-0.5)*0.0001*[.E761]+0.5*0.0001*[.E762]" office:value-type="float" office:value="-0.0000000000014299672557172" calcext:value-type="float">
            <text:p>-1.4299672557172E-12</text:p>
          </table:table-cell>
          <table:table-cell table:formula="of:=[.G761]+0.0001*[.F761]+(0.5-0.25)*0.0001^2*[.E761]+0.25*0.0001^2*[.E762]" office:value-type="float" office:value="-31.4055904302302" calcext:value-type="float">
            <text:p>-31.4055904302302</text:p>
          </table:table-cell>
          <table:table-cell table:formula="of:=[.H761]+1/2*([.A762]-[.A761])*([.E762]+[.E761])" office:value-type="float" office:value="-0.000000000000975886038645513" calcext:value-type="float">
            <text:p>-9.75886038645513E-13</text:p>
          </table:table-cell>
          <table:table-cell table:formula="of:=[.I761]+1/2*([.A762]-[.A761])*([.H762]+[.H761])" office:value-type="float" office:value="-31.4055904302302" calcext:value-type="float">
            <text:p>-31.4055904302302</text:p>
          </table:table-cell>
          <table:table-cell table:formula="of:=200*PI()*COS(200*PI()*[.A762])" office:value-type="float" office:value="-508.320369231291" calcext:value-type="float">
            <text:p>-508.320369231291</text:p>
          </table:table-cell>
          <table:table-cell table:formula="of:=SIN(200*PI()*[.A762])" office:value-type="float" office:value="-0.587785252292989" calcext:value-type="float">
            <text:p>-0.587785252292989</text:p>
          </table:table-cell>
        </table:table-row>
        <table:table-row table:style-name="ro1">
          <table:table-cell office:value-type="float" office:value="0.076100000000001" calcext:value-type="float">
            <text:p>0.076100000000001</text:p>
          </table:table-cell>
          <table:table-cell office:value-type="float" office:value="0.000000040545955918379" calcext:value-type="float">
            <text:p>4.0545955918379E-08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299" calcext:value-type="float">
            <text:p>-31.405590430299</text:p>
          </table:table-cell>
          <table:table-cell office:value-type="float" office:value="0" calcext:value-type="float">
            <text:p>0</text:p>
          </table:table-cell>
          <table:table-cell table:formula="of:=[.F762]+(1-0.5)*0.0001*[.E762]+0.5*0.0001*[.E763]" office:value-type="float" office:value="-0.0000000000014299672557172" calcext:value-type="float">
            <text:p>-1.4299672557172E-12</text:p>
          </table:table-cell>
          <table:table-cell table:formula="of:=[.G762]+0.0001*[.F762]+(0.5-0.25)*0.0001^2*[.E762]+0.25*0.0001^2*[.E763]" office:value-type="float" office:value="-31.4055904302302" calcext:value-type="float">
            <text:p>-31.4055904302302</text:p>
          </table:table-cell>
          <table:table-cell table:formula="of:=[.H762]+1/2*([.A763]-[.A762])*([.E763]+[.E762])" office:value-type="float" office:value="-0.000000000000975886038645513" calcext:value-type="float">
            <text:p>-9.75886038645513E-13</text:p>
          </table:table-cell>
          <table:table-cell table:formula="of:=[.I762]+1/2*([.A763]-[.A762])*([.H763]+[.H762])" office:value-type="float" office:value="-31.4055904302302" calcext:value-type="float">
            <text:p>-31.4055904302302</text:p>
          </table:table-cell>
          <table:table-cell table:formula="of:=200*PI()*COS(200*PI()*[.A763])" office:value-type="float" office:value="-484.127748599363" calcext:value-type="float">
            <text:p>-484.127748599363</text:p>
          </table:table-cell>
          <table:table-cell table:formula="of:=SIN(200*PI()*[.A763])" office:value-type="float" office:value="-0.637423989749173" calcext:value-type="float">
            <text:p>-0.637423989749173</text:p>
          </table:table-cell>
        </table:table-row>
        <table:table-row table:style-name="ro1">
          <table:table-cell office:value-type="float" office:value="0.076200000000001" calcext:value-type="float">
            <text:p>0.076200000000001</text:p>
          </table:table-cell>
          <table:table-cell office:value-type="float" office:value="-0.00000072956254370328" calcext:value-type="float">
            <text:p>-7.2956254370328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299" calcext:value-type="float">
            <text:p>-31.405590430299</text:p>
          </table:table-cell>
          <table:table-cell office:value-type="float" office:value="0" calcext:value-type="float">
            <text:p>0</text:p>
          </table:table-cell>
          <table:table-cell table:formula="of:=[.F763]+(1-0.5)*0.0001*[.E763]+0.5*0.0001*[.E764]" office:value-type="float" office:value="-0.0000000000014299672557172" calcext:value-type="float">
            <text:p>-1.4299672557172E-12</text:p>
          </table:table-cell>
          <table:table-cell table:formula="of:=[.G763]+0.0001*[.F763]+(0.5-0.25)*0.0001^2*[.E763]+0.25*0.0001^2*[.E764]" office:value-type="float" office:value="-31.4055904302302" calcext:value-type="float">
            <text:p>-31.4055904302302</text:p>
          </table:table-cell>
          <table:table-cell table:formula="of:=[.H763]+1/2*([.A764]-[.A763])*([.E764]+[.E763])" office:value-type="float" office:value="-0.000000000000975886038645513" calcext:value-type="float">
            <text:p>-9.75886038645513E-13</text:p>
          </table:table-cell>
          <table:table-cell table:formula="of:=[.I763]+1/2*([.A764]-[.A763])*([.H764]+[.H763])" office:value-type="float" office:value="-31.4055904302302" calcext:value-type="float">
            <text:p>-31.4055904302302</text:p>
          </table:table-cell>
          <table:table-cell table:formula="of:=200*PI()*COS(200*PI()*[.A764])" office:value-type="float" office:value="-458.024496920637" calcext:value-type="float">
            <text:p>-458.024496920637</text:p>
          </table:table-cell>
          <table:table-cell table:formula="of:=SIN(200*PI()*[.A764])" office:value-type="float" office:value="-0.684547105929148" calcext:value-type="float">
            <text:p>-0.684547105929148</text:p>
          </table:table-cell>
        </table:table-row>
        <table:table-row table:style-name="ro1">
          <table:table-cell office:value-type="float" office:value="0.076300000000001" calcext:value-type="float">
            <text:p>0.076300000000001</text:p>
          </table:table-cell>
          <table:table-cell office:value-type="float" office:value="-0.0000000025063400320408" calcext:value-type="float">
            <text:p>-2.5063400320408E-09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299" calcext:value-type="float">
            <text:p>-31.405590430299</text:p>
          </table:table-cell>
          <table:table-cell office:value-type="float" office:value="0" calcext:value-type="float">
            <text:p>0</text:p>
          </table:table-cell>
          <table:table-cell table:formula="of:=[.F764]+(1-0.5)*0.0001*[.E764]+0.5*0.0001*[.E765]" office:value-type="float" office:value="-0.0000000000014299672557172" calcext:value-type="float">
            <text:p>-1.4299672557172E-12</text:p>
          </table:table-cell>
          <table:table-cell table:formula="of:=[.G764]+0.0001*[.F764]+(0.5-0.25)*0.0001^2*[.E764]+0.25*0.0001^2*[.E765]" office:value-type="float" office:value="-31.4055904302302" calcext:value-type="float">
            <text:p>-31.4055904302302</text:p>
          </table:table-cell>
          <table:table-cell table:formula="of:=[.H764]+1/2*([.A765]-[.A764])*([.E765]+[.E764])" office:value-type="float" office:value="-0.000000000000975886038645513" calcext:value-type="float">
            <text:p>-9.75886038645513E-13</text:p>
          </table:table-cell>
          <table:table-cell table:formula="of:=[.I764]+1/2*([.A765]-[.A764])*([.H765]+[.H764])" office:value-type="float" office:value="-31.4055904302302" calcext:value-type="float">
            <text:p>-31.4055904302302</text:p>
          </table:table-cell>
          <table:table-cell table:formula="of:=200*PI()*COS(200*PI()*[.A765])" office:value-type="float" office:value="-430.113631804055" calcext:value-type="float">
            <text:p>-430.113631804055</text:p>
          </table:table-cell>
          <table:table-cell table:formula="of:=SIN(200*PI()*[.A765])" office:value-type="float" office:value="-0.728968627421845" calcext:value-type="float">
            <text:p>-0.728968627421845</text:p>
          </table:table-cell>
        </table:table-row>
        <table:table-row table:style-name="ro1">
          <table:table-cell office:value-type="float" office:value="0.076400000000001" calcext:value-type="float">
            <text:p>0.076400000000001</text:p>
          </table:table-cell>
          <table:table-cell office:value-type="float" office:value="-0.00000068651024775284" calcext:value-type="float">
            <text:p>-6.8651024775284E-07</text:p>
          </table:table-cell>
          <table:table-cell office:value-type="float" office:value="-0.0000000021843807587629" calcext:value-type="float">
            <text:p>-2.1843807587629E-09</text:p>
          </table:table-cell>
          <table:table-cell office:value-type="float" office:value="-31.405590430299" calcext:value-type="float">
            <text:p>-31.405590430299</text:p>
          </table:table-cell>
          <table:table-cell office:value-type="float" office:value="0" calcext:value-type="float">
            <text:p>0</text:p>
          </table:table-cell>
          <table:table-cell table:formula="of:=[.F765]+(1-0.5)*0.0001*[.E765]+0.5*0.0001*[.E766]" office:value-type="float" office:value="-0.0000000000014299672557172" calcext:value-type="float">
            <text:p>-1.4299672557172E-12</text:p>
          </table:table-cell>
          <table:table-cell table:formula="of:=[.G765]+0.0001*[.F765]+(0.5-0.25)*0.0001^2*[.E765]+0.25*0.0001^2*[.E766]" office:value-type="float" office:value="-31.4055904302302" calcext:value-type="float">
            <text:p>-31.4055904302302</text:p>
          </table:table-cell>
          <table:table-cell table:formula="of:=[.H765]+1/2*([.A766]-[.A765])*([.E766]+[.E765])" office:value-type="float" office:value="-0.000000000000975886038645513" calcext:value-type="float">
            <text:p>-9.75886038645513E-13</text:p>
          </table:table-cell>
          <table:table-cell table:formula="of:=[.I765]+1/2*([.A766]-[.A765])*([.H766]+[.H765])" office:value-type="float" office:value="-31.4055904302302" calcext:value-type="float">
            <text:p>-31.4055904302302</text:p>
          </table:table-cell>
          <table:table-cell table:formula="of:=200*PI()*COS(200*PI()*[.A766])" office:value-type="float" office:value="-400.505304682968" calcext:value-type="float">
            <text:p>-400.505304682968</text:p>
          </table:table-cell>
          <table:table-cell table:formula="of:=SIN(200*PI()*[.A766])" office:value-type="float" office:value="-0.770513242776195" calcext:value-type="float">
            <text:p>-0.770513242776195</text:p>
          </table:table-cell>
        </table:table-row>
        <table:table-row table:style-name="ro1">
          <table:table-cell office:value-type="float" office:value="0.076500000000001" calcext:value-type="float">
            <text:p>0.076500000000001</text:p>
          </table:table-cell>
          <table:table-cell office:value-type="float" office:value="0.0000013755268355377" calcext:value-type="float">
            <text:p>1.3755268355377E-06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299" calcext:value-type="float">
            <text:p>-31.405590430299</text:p>
          </table:table-cell>
          <table:table-cell office:value-type="float" office:value="0" calcext:value-type="float">
            <text:p>0</text:p>
          </table:table-cell>
          <table:table-cell table:formula="of:=[.F766]+(1-0.5)*0.0001*[.E766]+0.5*0.0001*[.E767]" office:value-type="float" office:value="-0.0000000000014299672557172" calcext:value-type="float">
            <text:p>-1.4299672557172E-12</text:p>
          </table:table-cell>
          <table:table-cell table:formula="of:=[.G766]+0.0001*[.F766]+(0.5-0.25)*0.0001^2*[.E766]+0.25*0.0001^2*[.E767]" office:value-type="float" office:value="-31.4055904302302" calcext:value-type="float">
            <text:p>-31.4055904302302</text:p>
          </table:table-cell>
          <table:table-cell table:formula="of:=[.H766]+1/2*([.A767]-[.A766])*([.E767]+[.E766])" office:value-type="float" office:value="-0.000000000000975886038645513" calcext:value-type="float">
            <text:p>-9.75886038645513E-13</text:p>
          </table:table-cell>
          <table:table-cell table:formula="of:=[.I766]+1/2*([.A767]-[.A766])*([.H767]+[.H766])" office:value-type="float" office:value="-31.4055904302302" calcext:value-type="float">
            <text:p>-31.4055904302302</text:p>
          </table:table-cell>
          <table:table-cell table:formula="of:=200*PI()*COS(200*PI()*[.A767])" office:value-type="float" office:value="-369.316366097766" calcext:value-type="float">
            <text:p>-369.316366097766</text:p>
          </table:table-cell>
          <table:table-cell table:formula="of:=SIN(200*PI()*[.A767])" office:value-type="float" office:value="-0.809016994375323" calcext:value-type="float">
            <text:p>-0.809016994375323</text:p>
          </table:table-cell>
        </table:table-row>
        <table:table-row table:style-name="ro1">
          <table:table-cell office:value-type="float" office:value="0.076600000000001" calcext:value-type="float">
            <text:p>0.076600000000001</text:p>
          </table:table-cell>
          <table:table-cell office:value-type="float" office:value="-0.00000064345795180239" calcext:value-type="float">
            <text:p>-6.4345795180239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3" calcext:value-type="float">
            <text:p>-31.4055904303</text:p>
          </table:table-cell>
          <table:table-cell office:value-type="float" office:value="0" calcext:value-type="float">
            <text:p>0</text:p>
          </table:table-cell>
          <table:table-cell table:formula="of:=[.F767]+(1-0.5)*0.0001*[.E767]+0.5*0.0001*[.E768]" office:value-type="float" office:value="-0.0000000000014299672557172" calcext:value-type="float">
            <text:p>-1.4299672557172E-12</text:p>
          </table:table-cell>
          <table:table-cell table:formula="of:=[.G767]+0.0001*[.F767]+(0.5-0.25)*0.0001^2*[.E767]+0.25*0.0001^2*[.E768]" office:value-type="float" office:value="-31.4055904302302" calcext:value-type="float">
            <text:p>-31.4055904302302</text:p>
          </table:table-cell>
          <table:table-cell table:formula="of:=[.H767]+1/2*([.A768]-[.A767])*([.E768]+[.E767])" office:value-type="float" office:value="-0.000000000000975886038645513" calcext:value-type="float">
            <text:p>-9.75886038645513E-13</text:p>
          </table:table-cell>
          <table:table-cell table:formula="of:=[.I767]+1/2*([.A768]-[.A767])*([.H768]+[.H767])" office:value-type="float" office:value="-31.4055904302302" calcext:value-type="float">
            <text:p>-31.4055904302302</text:p>
          </table:table-cell>
          <table:table-cell table:formula="of:=200*PI()*COS(200*PI()*[.A768])" office:value-type="float" office:value="-336.669904540183" calcext:value-type="float">
            <text:p>-336.669904540183</text:p>
          </table:table-cell>
          <table:table-cell table:formula="of:=SIN(200*PI()*[.A768])" office:value-type="float" office:value="-0.844327925502352" calcext:value-type="float">
            <text:p>-0.844327925502352</text:p>
          </table:table-cell>
        </table:table-row>
        <table:table-row table:style-name="ro1">
          <table:table-cell office:value-type="float" office:value="0.076700000000001" calcext:value-type="float">
            <text:p>0.076700000000001</text:p>
          </table:table-cell>
          <table:table-cell office:value-type="float" office:value="0.0000013324745395873" calcext:value-type="float">
            <text:p>1.3324745395873E-06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3" calcext:value-type="float">
            <text:p>-31.4055904303</text:p>
          </table:table-cell>
          <table:table-cell office:value-type="float" office:value="0" calcext:value-type="float">
            <text:p>0</text:p>
          </table:table-cell>
          <table:table-cell table:formula="of:=[.F768]+(1-0.5)*0.0001*[.E768]+0.5*0.0001*[.E769]" office:value-type="float" office:value="-0.0000000000014299672557172" calcext:value-type="float">
            <text:p>-1.4299672557172E-12</text:p>
          </table:table-cell>
          <table:table-cell table:formula="of:=[.G768]+0.0001*[.F768]+(0.5-0.25)*0.0001^2*[.E768]+0.25*0.0001^2*[.E769]" office:value-type="float" office:value="-31.4055904302302" calcext:value-type="float">
            <text:p>-31.4055904302302</text:p>
          </table:table-cell>
          <table:table-cell table:formula="of:=[.H768]+1/2*([.A769]-[.A768])*([.E769]+[.E768])" office:value-type="float" office:value="-0.000000000000975886038645513" calcext:value-type="float">
            <text:p>-9.75886038645513E-13</text:p>
          </table:table-cell>
          <table:table-cell table:formula="of:=[.I768]+1/2*([.A769]-[.A768])*([.H769]+[.H768])" office:value-type="float" office:value="-31.4055904302302" calcext:value-type="float">
            <text:p>-31.4055904302302</text:p>
          </table:table-cell>
          <table:table-cell table:formula="of:=200*PI()*COS(200*PI()*[.A769])" office:value-type="float" office:value="-302.69476067922" calcext:value-type="float">
            <text:p>-302.69476067922</text:p>
          </table:table-cell>
          <table:table-cell table:formula="of:=SIN(200*PI()*[.A769])" office:value-type="float" office:value="-0.876306680044168" calcext:value-type="float">
            <text:p>-0.876306680044168</text:p>
          </table:table-cell>
        </table:table-row>
        <table:table-row table:style-name="ro1">
          <table:table-cell office:value-type="float" office:value="0.076800000000001" calcext:value-type="float">
            <text:p>0.076800000000001</text:p>
          </table:table-cell>
          <table:table-cell office:value-type="float" office:value="-0.00000060040565585191" calcext:value-type="float">
            <text:p>-6.0040565585191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3" calcext:value-type="float">
            <text:p>-31.4055904303</text:p>
          </table:table-cell>
          <table:table-cell office:value-type="float" office:value="0" calcext:value-type="float">
            <text:p>0</text:p>
          </table:table-cell>
          <table:table-cell table:formula="of:=[.F769]+(1-0.5)*0.0001*[.E769]+0.5*0.0001*[.E770]" office:value-type="float" office:value="-0.0000000000014299672557172" calcext:value-type="float">
            <text:p>-1.4299672557172E-12</text:p>
          </table:table-cell>
          <table:table-cell table:formula="of:=[.G769]+0.0001*[.F769]+(0.5-0.25)*0.0001^2*[.E769]+0.25*0.0001^2*[.E770]" office:value-type="float" office:value="-31.4055904302302" calcext:value-type="float">
            <text:p>-31.4055904302302</text:p>
          </table:table-cell>
          <table:table-cell table:formula="of:=[.H769]+1/2*([.A770]-[.A769])*([.E770]+[.E769])" office:value-type="float" office:value="-0.000000000000975886038645513" calcext:value-type="float">
            <text:p>-9.75886038645513E-13</text:p>
          </table:table-cell>
          <table:table-cell table:formula="of:=[.I769]+1/2*([.A770]-[.A769])*([.H770]+[.H769])" office:value-type="float" office:value="-31.4055904302302" calcext:value-type="float">
            <text:p>-31.4055904302302</text:p>
          </table:table-cell>
          <table:table-cell table:formula="of:=200*PI()*COS(200*PI()*[.A770])" office:value-type="float" office:value="-267.525018885939" calcext:value-type="float">
            <text:p>-267.525018885939</text:p>
          </table:table-cell>
          <table:table-cell table:formula="of:=SIN(200*PI()*[.A770])" office:value-type="float" office:value="-0.90482705246629" calcext:value-type="float">
            <text:p>-0.90482705246629</text:p>
          </table:table-cell>
        </table:table-row>
        <table:table-row table:style-name="ro1">
          <table:table-cell office:value-type="float" office:value="0.076900000000001" calcext:value-type="float">
            <text:p>0.076900000000001</text:p>
          </table:table-cell>
          <table:table-cell office:value-type="float" office:value="0.0000012894222436368" calcext:value-type="float">
            <text:p>1.2894222436368E-06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3" calcext:value-type="float">
            <text:p>-31.4055904303</text:p>
          </table:table-cell>
          <table:table-cell office:value-type="float" office:value="0" calcext:value-type="float">
            <text:p>0</text:p>
          </table:table-cell>
          <table:table-cell table:formula="of:=[.F770]+(1-0.5)*0.0001*[.E770]+0.5*0.0001*[.E771]" office:value-type="float" office:value="-0.0000000000014299672557172" calcext:value-type="float">
            <text:p>-1.4299672557172E-12</text:p>
          </table:table-cell>
          <table:table-cell table:formula="of:=[.G770]+0.0001*[.F770]+(0.5-0.25)*0.0001^2*[.E770]+0.25*0.0001^2*[.E771]" office:value-type="float" office:value="-31.4055904302302" calcext:value-type="float">
            <text:p>-31.4055904302302</text:p>
          </table:table-cell>
          <table:table-cell table:formula="of:=[.H770]+1/2*([.A771]-[.A770])*([.E771]+[.E770])" office:value-type="float" office:value="-0.000000000000975886038645513" calcext:value-type="float">
            <text:p>-9.75886038645513E-13</text:p>
          </table:table-cell>
          <table:table-cell table:formula="of:=[.I770]+1/2*([.A771]-[.A770])*([.H771]+[.H770])" office:value-type="float" office:value="-31.4055904302302" calcext:value-type="float">
            <text:p>-31.4055904302302</text:p>
          </table:table-cell>
          <table:table-cell table:formula="of:=200*PI()*COS(200*PI()*[.A771])" office:value-type="float" office:value="-231.29947806367" calcext:value-type="float">
            <text:p>-231.29947806367</text:p>
          </table:table-cell>
          <table:table-cell table:formula="of:=SIN(200*PI()*[.A771])" office:value-type="float" office:value="-0.929776485888486" calcext:value-type="float">
            <text:p>-0.929776485888486</text:p>
          </table:table-cell>
        </table:table-row>
        <table:table-row table:style-name="ro1">
          <table:table-cell office:value-type="float" office:value="0.077000000000001" calcext:value-type="float">
            <text:p>0.077000000000001</text:p>
          </table:table-cell>
          <table:table-cell office:value-type="float" office:value="-0.00000055735335990145" calcext:value-type="float">
            <text:p>-5.5735335990145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3" calcext:value-type="float">
            <text:p>-31.4055904303</text:p>
          </table:table-cell>
          <table:table-cell office:value-type="float" office:value="0" calcext:value-type="float">
            <text:p>0</text:p>
          </table:table-cell>
          <table:table-cell table:formula="of:=[.F771]+(1-0.5)*0.0001*[.E771]+0.5*0.0001*[.E772]" office:value-type="float" office:value="-0.0000000000014299672557172" calcext:value-type="float">
            <text:p>-1.4299672557172E-12</text:p>
          </table:table-cell>
          <table:table-cell table:formula="of:=[.G771]+0.0001*[.F771]+(0.5-0.25)*0.0001^2*[.E771]+0.25*0.0001^2*[.E772]" office:value-type="float" office:value="-31.4055904302302" calcext:value-type="float">
            <text:p>-31.4055904302302</text:p>
          </table:table-cell>
          <table:table-cell table:formula="of:=[.H771]+1/2*([.A772]-[.A771])*([.E772]+[.E771])" office:value-type="float" office:value="-0.000000000000975886038645513" calcext:value-type="float">
            <text:p>-9.75886038645513E-13</text:p>
          </table:table-cell>
          <table:table-cell table:formula="of:=[.I771]+1/2*([.A772]-[.A771])*([.H772]+[.H771])" office:value-type="float" office:value="-31.4055904302302" calcext:value-type="float">
            <text:p>-31.4055904302302</text:p>
          </table:table-cell>
          <table:table-cell table:formula="of:=200*PI()*COS(200*PI()*[.A772])" office:value-type="float" office:value="-194.161103872168" calcext:value-type="float">
            <text:p>-194.161103872168</text:p>
          </table:table-cell>
          <table:table-cell table:formula="of:=SIN(200*PI()*[.A772])" office:value-type="float" office:value="-0.951056516295349" calcext:value-type="float">
            <text:p>-0.951056516295349</text:p>
          </table:table-cell>
        </table:table-row>
        <table:table-row table:style-name="ro1">
          <table:table-cell office:value-type="float" office:value="0.077100000000001" calcext:value-type="float">
            <text:p>0.077100000000001</text:p>
          </table:table-cell>
          <table:table-cell office:value-type="float" office:value="0.0000012463699476863" calcext:value-type="float">
            <text:p>1.2463699476863E-06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301" calcext:value-type="float">
            <text:p>-31.405590430301</text:p>
          </table:table-cell>
          <table:table-cell office:value-type="float" office:value="0" calcext:value-type="float">
            <text:p>0</text:p>
          </table:table-cell>
          <table:table-cell table:formula="of:=[.F772]+(1-0.5)*0.0001*[.E772]+0.5*0.0001*[.E773]" office:value-type="float" office:value="-0.0000000000014299672557172" calcext:value-type="float">
            <text:p>-1.4299672557172E-12</text:p>
          </table:table-cell>
          <table:table-cell table:formula="of:=[.G772]+0.0001*[.F772]+(0.5-0.25)*0.0001^2*[.E772]+0.25*0.0001^2*[.E773]" office:value-type="float" office:value="-31.4055904302302" calcext:value-type="float">
            <text:p>-31.4055904302302</text:p>
          </table:table-cell>
          <table:table-cell table:formula="of:=[.H772]+1/2*([.A773]-[.A772])*([.E773]+[.E772])" office:value-type="float" office:value="-0.000000000000975886038645513" calcext:value-type="float">
            <text:p>-9.75886038645513E-13</text:p>
          </table:table-cell>
          <table:table-cell table:formula="of:=[.I772]+1/2*([.A773]-[.A772])*([.H773]+[.H772])" office:value-type="float" office:value="-31.4055904302302" calcext:value-type="float">
            <text:p>-31.4055904302302</text:p>
          </table:table-cell>
          <table:table-cell table:formula="of:=200*PI()*COS(200*PI()*[.A773])" office:value-type="float" office:value="-156.256464507453" calcext:value-type="float">
            <text:p>-156.256464507453</text:p>
          </table:table-cell>
          <table:table-cell table:formula="of:=SIN(200*PI()*[.A773])" office:value-type="float" office:value="-0.968583161128788" calcext:value-type="float">
            <text:p>-0.968583161128788</text:p>
          </table:table-cell>
        </table:table-row>
        <table:table-row table:style-name="ro1">
          <table:table-cell office:value-type="float" office:value="0.077200000000001" calcext:value-type="float">
            <text:p>0.077200000000001</text:p>
          </table:table-cell>
          <table:table-cell office:value-type="float" office:value="-0.00000051430106395098" calcext:value-type="float">
            <text:p>-5.1430106395098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301" calcext:value-type="float">
            <text:p>-31.405590430301</text:p>
          </table:table-cell>
          <table:table-cell office:value-type="float" office:value="0" calcext:value-type="float">
            <text:p>0</text:p>
          </table:table-cell>
          <table:table-cell table:formula="of:=[.F773]+(1-0.5)*0.0001*[.E773]+0.5*0.0001*[.E774]" office:value-type="float" office:value="-0.0000000000014299672557172" calcext:value-type="float">
            <text:p>-1.4299672557172E-12</text:p>
          </table:table-cell>
          <table:table-cell table:formula="of:=[.G773]+0.0001*[.F773]+(0.5-0.25)*0.0001^2*[.E773]+0.25*0.0001^2*[.E774]" office:value-type="float" office:value="-31.4055904302302" calcext:value-type="float">
            <text:p>-31.4055904302302</text:p>
          </table:table-cell>
          <table:table-cell table:formula="of:=[.H773]+1/2*([.A774]-[.A773])*([.E774]+[.E773])" office:value-type="float" office:value="-0.000000000000975886038645513" calcext:value-type="float">
            <text:p>-9.75886038645513E-13</text:p>
          </table:table-cell>
          <table:table-cell table:formula="of:=[.I773]+1/2*([.A774]-[.A773])*([.H774]+[.H773])" office:value-type="float" office:value="-31.4055904302302" calcext:value-type="float">
            <text:p>-31.4055904302302</text:p>
          </table:table-cell>
          <table:table-cell table:formula="of:=200*PI()*COS(200*PI()*[.A774])" office:value-type="float" office:value="-117.735152264111" calcext:value-type="float">
            <text:p>-117.735152264111</text:p>
          </table:table-cell>
          <table:table-cell table:formula="of:=SIN(200*PI()*[.A774])" office:value-type="float" office:value="-0.982287250728807" calcext:value-type="float">
            <text:p>-0.982287250728807</text:p>
          </table:table-cell>
        </table:table-row>
        <table:table-row table:style-name="ro1">
          <table:table-cell office:value-type="float" office:value="0.077300000000001" calcext:value-type="float">
            <text:p>0.077300000000001</text:p>
          </table:table-cell>
          <table:table-cell office:value-type="float" office:value="0.0000012033176517358" calcext:value-type="float">
            <text:p>1.2033176517358E-06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301" calcext:value-type="float">
            <text:p>-31.405590430301</text:p>
          </table:table-cell>
          <table:table-cell office:value-type="float" office:value="0" calcext:value-type="float">
            <text:p>0</text:p>
          </table:table-cell>
          <table:table-cell table:formula="of:=[.F774]+(1-0.5)*0.0001*[.E774]+0.5*0.0001*[.E775]" office:value-type="float" office:value="-0.0000000000014299672557172" calcext:value-type="float">
            <text:p>-1.4299672557172E-12</text:p>
          </table:table-cell>
          <table:table-cell table:formula="of:=[.G774]+0.0001*[.F774]+(0.5-0.25)*0.0001^2*[.E774]+0.25*0.0001^2*[.E775]" office:value-type="float" office:value="-31.4055904302302" calcext:value-type="float">
            <text:p>-31.4055904302302</text:p>
          </table:table-cell>
          <table:table-cell table:formula="of:=[.H774]+1/2*([.A775]-[.A774])*([.E775]+[.E774])" office:value-type="float" office:value="-0.000000000000975886038645513" calcext:value-type="float">
            <text:p>-9.75886038645513E-13</text:p>
          </table:table-cell>
          <table:table-cell table:formula="of:=[.I774]+1/2*([.A775]-[.A774])*([.H775]+[.H774])" office:value-type="float" office:value="-31.4055904302302" calcext:value-type="float">
            <text:p>-31.4055904302302</text:p>
          </table:table-cell>
          <table:table-cell table:formula="of:=200*PI()*COS(200*PI()*[.A775])" office:value-type="float" office:value="-78.749193162862" calcext:value-type="float">
            <text:p>-78.749193162862</text:p>
          </table:table-cell>
          <table:table-cell table:formula="of:=SIN(200*PI()*[.A775])" office:value-type="float" office:value="-0.992114701314557" calcext:value-type="float">
            <text:p>-0.992114701314557</text:p>
          </table:table-cell>
        </table:table-row>
        <table:table-row table:style-name="ro1">
          <table:table-cell office:value-type="float" office:value="0.077400000000001" calcext:value-type="float">
            <text:p>0.077400000000001</text:p>
          </table:table-cell>
          <table:table-cell office:value-type="float" office:value="-0.00000047124876800051" calcext:value-type="float">
            <text:p>-4.7124876800051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301" calcext:value-type="float">
            <text:p>-31.405590430301</text:p>
          </table:table-cell>
          <table:table-cell office:value-type="float" office:value="0" calcext:value-type="float">
            <text:p>0</text:p>
          </table:table-cell>
          <table:table-cell table:formula="of:=[.F775]+(1-0.5)*0.0001*[.E775]+0.5*0.0001*[.E776]" office:value-type="float" office:value="-0.0000000000014299672557172" calcext:value-type="float">
            <text:p>-1.4299672557172E-12</text:p>
          </table:table-cell>
          <table:table-cell table:formula="of:=[.G775]+0.0001*[.F775]+(0.5-0.25)*0.0001^2*[.E775]+0.25*0.0001^2*[.E776]" office:value-type="float" office:value="-31.4055904302302" calcext:value-type="float">
            <text:p>-31.4055904302302</text:p>
          </table:table-cell>
          <table:table-cell table:formula="of:=[.H775]+1/2*([.A776]-[.A775])*([.E776]+[.E775])" office:value-type="float" office:value="-0.000000000000975886038645513" calcext:value-type="float">
            <text:p>-9.75886038645513E-13</text:p>
          </table:table-cell>
          <table:table-cell table:formula="of:=[.I775]+1/2*([.A776]-[.A775])*([.H776]+[.H775])" office:value-type="float" office:value="-31.4055904302302" calcext:value-type="float">
            <text:p>-31.4055904302302</text:p>
          </table:table-cell>
          <table:table-cell table:formula="of:=200*PI()*COS(200*PI()*[.A776])" office:value-type="float" office:value="-39.4524469732788" calcext:value-type="float">
            <text:p>-39.4524469732788</text:p>
          </table:table-cell>
          <table:table-cell table:formula="of:=SIN(200*PI()*[.A776])" office:value-type="float" office:value="-0.998026728428311" calcext:value-type="float">
            <text:p>-0.998026728428311</text:p>
          </table:table-cell>
        </table:table-row>
        <table:table-row table:style-name="ro1">
          <table:table-cell office:value-type="float" office:value="0.077500000000001" calcext:value-type="float">
            <text:p>0.077500000000001</text:p>
          </table:table-cell>
          <table:table-cell office:value-type="float" office:value="0.0000011602653557854" calcext:value-type="float">
            <text:p>1.1602653557854E-06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301" calcext:value-type="float">
            <text:p>-31.405590430301</text:p>
          </table:table-cell>
          <table:table-cell office:value-type="float" office:value="0" calcext:value-type="float">
            <text:p>0</text:p>
          </table:table-cell>
          <table:table-cell table:formula="of:=[.F776]+(1-0.5)*0.0001*[.E776]+0.5*0.0001*[.E777]" office:value-type="float" office:value="-0.0000000000014299672557172" calcext:value-type="float">
            <text:p>-1.4299672557172E-12</text:p>
          </table:table-cell>
          <table:table-cell table:formula="of:=[.G776]+0.0001*[.F776]+(0.5-0.25)*0.0001^2*[.E776]+0.25*0.0001^2*[.E777]" office:value-type="float" office:value="-31.4055904302302" calcext:value-type="float">
            <text:p>-31.4055904302302</text:p>
          </table:table-cell>
          <table:table-cell table:formula="of:=[.H776]+1/2*([.A777]-[.A776])*([.E777]+[.E776])" office:value-type="float" office:value="-0.000000000000975886038645513" calcext:value-type="float">
            <text:p>-9.75886038645513E-13</text:p>
          </table:table-cell>
          <table:table-cell table:formula="of:=[.I776]+1/2*([.A777]-[.A776])*([.H777]+[.H776])" office:value-type="float" office:value="-31.4055904302302" calcext:value-type="float">
            <text:p>-31.4055904302302</text:p>
          </table:table-cell>
          <table:table-cell table:formula="of:=200*PI()*COS(200*PI()*[.A777])" office:value-type="float" office:value="0.000000000399493657221124" calcext:value-type="float">
            <text:p>3.99493657221124E-10</text:p>
          </table:table-cell>
          <table:table-cell table:formula="of:=SIN(200*PI()*[.A77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77600000000001" calcext:value-type="float">
            <text:p>0.077600000000001</text:p>
          </table:table-cell>
          <table:table-cell office:value-type="float" office:value="-0.00000042819647205003" calcext:value-type="float">
            <text:p>-4.2819647205003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302" calcext:value-type="float">
            <text:p>-31.405590430302</text:p>
          </table:table-cell>
          <table:table-cell office:value-type="float" office:value="0" calcext:value-type="float">
            <text:p>0</text:p>
          </table:table-cell>
          <table:table-cell table:formula="of:=[.F777]+(1-0.5)*0.0001*[.E777]+0.5*0.0001*[.E778]" office:value-type="float" office:value="-0.0000000000014299672557172" calcext:value-type="float">
            <text:p>-1.4299672557172E-12</text:p>
          </table:table-cell>
          <table:table-cell table:formula="of:=[.G777]+0.0001*[.F777]+(0.5-0.25)*0.0001^2*[.E777]+0.25*0.0001^2*[.E778]" office:value-type="float" office:value="-31.4055904302302" calcext:value-type="float">
            <text:p>-31.4055904302302</text:p>
          </table:table-cell>
          <table:table-cell table:formula="of:=[.H777]+1/2*([.A778]-[.A777])*([.E778]+[.E777])" office:value-type="float" office:value="-0.000000000000975886038645513" calcext:value-type="float">
            <text:p>-9.75886038645513E-13</text:p>
          </table:table-cell>
          <table:table-cell table:formula="of:=[.I777]+1/2*([.A778]-[.A777])*([.H778]+[.H777])" office:value-type="float" office:value="-31.4055904302302" calcext:value-type="float">
            <text:p>-31.4055904302302</text:p>
          </table:table-cell>
          <table:table-cell table:formula="of:=200*PI()*COS(200*PI()*[.A778])" office:value-type="float" office:value="39.4524469740717" calcext:value-type="float">
            <text:p>39.4524469740717</text:p>
          </table:table-cell>
          <table:table-cell table:formula="of:=SIN(200*PI()*[.A778])" office:value-type="float" office:value="-0.998026728428232" calcext:value-type="float">
            <text:p>-0.998026728428232</text:p>
          </table:table-cell>
        </table:table-row>
        <table:table-row table:style-name="ro1">
          <table:table-cell office:value-type="float" office:value="0.077700000000001" calcext:value-type="float">
            <text:p>0.077700000000001</text:p>
          </table:table-cell>
          <table:table-cell office:value-type="float" office:value="0.0000011172130598349" calcext:value-type="float">
            <text:p>1.1172130598349E-06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302" calcext:value-type="float">
            <text:p>-31.405590430302</text:p>
          </table:table-cell>
          <table:table-cell office:value-type="float" office:value="0" calcext:value-type="float">
            <text:p>0</text:p>
          </table:table-cell>
          <table:table-cell table:formula="of:=[.F778]+(1-0.5)*0.0001*[.E778]+0.5*0.0001*[.E779]" office:value-type="float" office:value="-0.0000000000014299672557172" calcext:value-type="float">
            <text:p>-1.4299672557172E-12</text:p>
          </table:table-cell>
          <table:table-cell table:formula="of:=[.G778]+0.0001*[.F778]+(0.5-0.25)*0.0001^2*[.E778]+0.25*0.0001^2*[.E779]" office:value-type="float" office:value="-31.4055904302302" calcext:value-type="float">
            <text:p>-31.4055904302302</text:p>
          </table:table-cell>
          <table:table-cell table:formula="of:=[.H778]+1/2*([.A779]-[.A778])*([.E779]+[.E778])" office:value-type="float" office:value="-0.000000000000975886038645513" calcext:value-type="float">
            <text:p>-9.75886038645513E-13</text:p>
          </table:table-cell>
          <table:table-cell table:formula="of:=[.I778]+1/2*([.A779]-[.A778])*([.H779]+[.H778])" office:value-type="float" office:value="-31.4055904302302" calcext:value-type="float">
            <text:p>-31.4055904302302</text:p>
          </table:table-cell>
          <table:table-cell table:formula="of:=200*PI()*COS(200*PI()*[.A779])" office:value-type="float" office:value="78.7491931636459" calcext:value-type="float">
            <text:p>78.7491931636459</text:p>
          </table:table-cell>
          <table:table-cell table:formula="of:=SIN(200*PI()*[.A779])" office:value-type="float" office:value="-0.992114701314399" calcext:value-type="float">
            <text:p>-0.992114701314399</text:p>
          </table:table-cell>
        </table:table-row>
        <table:table-row table:style-name="ro1">
          <table:table-cell office:value-type="float" office:value="0.077800000000001" calcext:value-type="float">
            <text:p>0.077800000000001</text:p>
          </table:table-cell>
          <table:table-cell office:value-type="float" office:value="-0.00000038514417609956" calcext:value-type="float">
            <text:p>-3.8514417609956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302" calcext:value-type="float">
            <text:p>-31.405590430302</text:p>
          </table:table-cell>
          <table:table-cell office:value-type="float" office:value="0" calcext:value-type="float">
            <text:p>0</text:p>
          </table:table-cell>
          <table:table-cell table:formula="of:=[.F779]+(1-0.5)*0.0001*[.E779]+0.5*0.0001*[.E780]" office:value-type="float" office:value="-0.0000000000014299672557172" calcext:value-type="float">
            <text:p>-1.4299672557172E-12</text:p>
          </table:table-cell>
          <table:table-cell table:formula="of:=[.G779]+0.0001*[.F779]+(0.5-0.25)*0.0001^2*[.E779]+0.25*0.0001^2*[.E780]" office:value-type="float" office:value="-31.4055904302302" calcext:value-type="float">
            <text:p>-31.4055904302302</text:p>
          </table:table-cell>
          <table:table-cell table:formula="of:=[.H779]+1/2*([.A780]-[.A779])*([.E780]+[.E779])" office:value-type="float" office:value="-0.000000000000975886038645513" calcext:value-type="float">
            <text:p>-9.75886038645513E-13</text:p>
          </table:table-cell>
          <table:table-cell table:formula="of:=[.I779]+1/2*([.A780]-[.A779])*([.H780]+[.H779])" office:value-type="float" office:value="-31.4055904302302" calcext:value-type="float">
            <text:p>-31.4055904302302</text:p>
          </table:table-cell>
          <table:table-cell table:formula="of:=200*PI()*COS(200*PI()*[.A780])" office:value-type="float" office:value="117.735152264892" calcext:value-type="float">
            <text:p>117.735152264892</text:p>
          </table:table-cell>
          <table:table-cell table:formula="of:=SIN(200*PI()*[.A780])" office:value-type="float" office:value="-0.98228725072857" calcext:value-type="float">
            <text:p>-0.98228725072857</text:p>
          </table:table-cell>
        </table:table-row>
        <table:table-row table:style-name="ro1">
          <table:table-cell office:value-type="float" office:value="0.077900000000001" calcext:value-type="float">
            <text:p>0.077900000000001</text:p>
          </table:table-cell>
          <table:table-cell office:value-type="float" office:value="0.0000010741607638844" calcext:value-type="float">
            <text:p>1.0741607638844E-06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302" calcext:value-type="float">
            <text:p>-31.405590430302</text:p>
          </table:table-cell>
          <table:table-cell office:value-type="float" office:value="0" calcext:value-type="float">
            <text:p>0</text:p>
          </table:table-cell>
          <table:table-cell table:formula="of:=[.F780]+(1-0.5)*0.0001*[.E780]+0.5*0.0001*[.E781]" office:value-type="float" office:value="-0.0000000000014299672557172" calcext:value-type="float">
            <text:p>-1.4299672557172E-12</text:p>
          </table:table-cell>
          <table:table-cell table:formula="of:=[.G780]+0.0001*[.F780]+(0.5-0.25)*0.0001^2*[.E780]+0.25*0.0001^2*[.E781]" office:value-type="float" office:value="-31.4055904302302" calcext:value-type="float">
            <text:p>-31.4055904302302</text:p>
          </table:table-cell>
          <table:table-cell table:formula="of:=[.H780]+1/2*([.A781]-[.A780])*([.E781]+[.E780])" office:value-type="float" office:value="-0.000000000000975886038645513" calcext:value-type="float">
            <text:p>-9.75886038645513E-13</text:p>
          </table:table-cell>
          <table:table-cell table:formula="of:=[.I780]+1/2*([.A781]-[.A780])*([.H781]+[.H780])" office:value-type="float" office:value="-31.4055904302302" calcext:value-type="float">
            <text:p>-31.4055904302302</text:p>
          </table:table-cell>
          <table:table-cell table:formula="of:=200*PI()*COS(200*PI()*[.A781])" office:value-type="float" office:value="156.256464508223" calcext:value-type="float">
            <text:p>156.256464508223</text:p>
          </table:table-cell>
          <table:table-cell table:formula="of:=SIN(200*PI()*[.A781])" office:value-type="float" office:value="-0.968583161128473" calcext:value-type="float">
            <text:p>-0.968583161128473</text:p>
          </table:table-cell>
        </table:table-row>
        <table:table-row table:style-name="ro1">
          <table:table-cell office:value-type="float" office:value="0.078000000000001" calcext:value-type="float">
            <text:p>0.078000000000001</text:p>
          </table:table-cell>
          <table:table-cell office:value-type="float" office:value="-0.00000034209188014911" calcext:value-type="float">
            <text:p>-3.4209188014911E-07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302" calcext:value-type="float">
            <text:p>-31.405590430302</text:p>
          </table:table-cell>
          <table:table-cell office:value-type="float" office:value="0" calcext:value-type="float">
            <text:p>0</text:p>
          </table:table-cell>
          <table:table-cell table:formula="of:=[.F781]+(1-0.5)*0.0001*[.E781]+0.5*0.0001*[.E782]" office:value-type="float" office:value="-0.0000000000014299672557172" calcext:value-type="float">
            <text:p>-1.4299672557172E-12</text:p>
          </table:table-cell>
          <table:table-cell table:formula="of:=[.G781]+0.0001*[.F781]+(0.5-0.25)*0.0001^2*[.E781]+0.25*0.0001^2*[.E782]" office:value-type="float" office:value="-31.4055904302302" calcext:value-type="float">
            <text:p>-31.4055904302302</text:p>
          </table:table-cell>
          <table:table-cell table:formula="of:=[.H781]+1/2*([.A782]-[.A781])*([.E782]+[.E781])" office:value-type="float" office:value="-0.000000000000975886038645513" calcext:value-type="float">
            <text:p>-9.75886038645513E-13</text:p>
          </table:table-cell>
          <table:table-cell table:formula="of:=[.I781]+1/2*([.A782]-[.A781])*([.H782]+[.H781])" office:value-type="float" office:value="-31.4055904302302" calcext:value-type="float">
            <text:p>-31.4055904302302</text:p>
          </table:table-cell>
          <table:table-cell table:formula="of:=200*PI()*COS(200*PI()*[.A782])" office:value-type="float" office:value="194.161103872928" calcext:value-type="float">
            <text:p>194.161103872928</text:p>
          </table:table-cell>
          <table:table-cell table:formula="of:=SIN(200*PI()*[.A782])" office:value-type="float" office:value="-0.951056516294956" calcext:value-type="float">
            <text:p>-0.951056516294956</text:p>
          </table:table-cell>
        </table:table-row>
        <table:table-row table:style-name="ro1">
          <table:table-cell office:value-type="float" office:value="0.078100000000001" calcext:value-type="float">
            <text:p>0.078100000000001</text:p>
          </table:table-cell>
          <table:table-cell office:value-type="float" office:value="0.000001031108467934" calcext:value-type="float">
            <text:p>1.031108467934E-06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302" calcext:value-type="float">
            <text:p>-31.405590430302</text:p>
          </table:table-cell>
          <table:table-cell office:value-type="float" office:value="0" calcext:value-type="float">
            <text:p>0</text:p>
          </table:table-cell>
          <table:table-cell table:formula="of:=[.F782]+(1-0.5)*0.0001*[.E782]+0.5*0.0001*[.E783]" office:value-type="float" office:value="-0.0000000000014299672557172" calcext:value-type="float">
            <text:p>-1.4299672557172E-12</text:p>
          </table:table-cell>
          <table:table-cell table:formula="of:=[.G782]+0.0001*[.F782]+(0.5-0.25)*0.0001^2*[.E782]+0.25*0.0001^2*[.E783]" office:value-type="float" office:value="-31.4055904302302" calcext:value-type="float">
            <text:p>-31.4055904302302</text:p>
          </table:table-cell>
          <table:table-cell table:formula="of:=[.H782]+1/2*([.A783]-[.A782])*([.E783]+[.E782])" office:value-type="float" office:value="-0.000000000000975886038645513" calcext:value-type="float">
            <text:p>-9.75886038645513E-13</text:p>
          </table:table-cell>
          <table:table-cell table:formula="of:=[.I782]+1/2*([.A783]-[.A782])*([.H783]+[.H782])" office:value-type="float" office:value="-31.4055904302302" calcext:value-type="float">
            <text:p>-31.4055904302302</text:p>
          </table:table-cell>
          <table:table-cell table:formula="of:=200*PI()*COS(200*PI()*[.A783])" office:value-type="float" office:value="231.299478064409" calcext:value-type="float">
            <text:p>231.299478064409</text:p>
          </table:table-cell>
          <table:table-cell table:formula="of:=SIN(200*PI()*[.A783])" office:value-type="float" office:value="-0.929776485888021" calcext:value-type="float">
            <text:p>-0.929776485888021</text:p>
          </table:table-cell>
        </table:table-row>
        <table:table-row table:style-name="ro1">
          <table:table-cell office:value-type="float" office:value="0.078200000000001" calcext:value-type="float">
            <text:p>0.078200000000001</text:p>
          </table:table-cell>
          <table:table-cell office:value-type="float" office:value="-0.00000029903958419866" calcext:value-type="float">
            <text:p>-2.9903958419866E-07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303" calcext:value-type="float">
            <text:p>-31.405590430303</text:p>
          </table:table-cell>
          <table:table-cell office:value-type="float" office:value="0" calcext:value-type="float">
            <text:p>0</text:p>
          </table:table-cell>
          <table:table-cell table:formula="of:=[.F783]+(1-0.5)*0.0001*[.E783]+0.5*0.0001*[.E784]" office:value-type="float" office:value="-0.0000000000014299672557172" calcext:value-type="float">
            <text:p>-1.4299672557172E-12</text:p>
          </table:table-cell>
          <table:table-cell table:formula="of:=[.G783]+0.0001*[.F783]+(0.5-0.25)*0.0001^2*[.E783]+0.25*0.0001^2*[.E784]" office:value-type="float" office:value="-31.4055904302302" calcext:value-type="float">
            <text:p>-31.4055904302302</text:p>
          </table:table-cell>
          <table:table-cell table:formula="of:=[.H783]+1/2*([.A784]-[.A783])*([.E784]+[.E783])" office:value-type="float" office:value="-0.000000000000975886038645513" calcext:value-type="float">
            <text:p>-9.75886038645513E-13</text:p>
          </table:table-cell>
          <table:table-cell table:formula="of:=[.I783]+1/2*([.A784]-[.A783])*([.H784]+[.H783])" office:value-type="float" office:value="-31.4055904302302" calcext:value-type="float">
            <text:p>-31.4055904302302</text:p>
          </table:table-cell>
          <table:table-cell table:formula="of:=200*PI()*COS(200*PI()*[.A784])" office:value-type="float" office:value="267.525018886658" calcext:value-type="float">
            <text:p>267.525018886658</text:p>
          </table:table-cell>
          <table:table-cell table:formula="of:=SIN(200*PI()*[.A784])" office:value-type="float" office:value="-0.904827052465751" calcext:value-type="float">
            <text:p>-0.904827052465751</text:p>
          </table:table-cell>
        </table:table-row>
        <table:table-row table:style-name="ro1">
          <table:table-cell office:value-type="float" office:value="0.078300000000001" calcext:value-type="float">
            <text:p>0.078300000000001</text:p>
          </table:table-cell>
          <table:table-cell office:value-type="float" office:value="0.00000098805617198353" calcext:value-type="float">
            <text:p>9.8805617198353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303" calcext:value-type="float">
            <text:p>-31.405590430303</text:p>
          </table:table-cell>
          <table:table-cell office:value-type="float" office:value="0" calcext:value-type="float">
            <text:p>0</text:p>
          </table:table-cell>
          <table:table-cell table:formula="of:=[.F784]+(1-0.5)*0.0001*[.E784]+0.5*0.0001*[.E785]" office:value-type="float" office:value="-0.0000000000014299672557172" calcext:value-type="float">
            <text:p>-1.4299672557172E-12</text:p>
          </table:table-cell>
          <table:table-cell table:formula="of:=[.G784]+0.0001*[.F784]+(0.5-0.25)*0.0001^2*[.E784]+0.25*0.0001^2*[.E785]" office:value-type="float" office:value="-31.4055904302302" calcext:value-type="float">
            <text:p>-31.4055904302302</text:p>
          </table:table-cell>
          <table:table-cell table:formula="of:=[.H784]+1/2*([.A785]-[.A784])*([.E785]+[.E784])" office:value-type="float" office:value="-0.000000000000975886038645513" calcext:value-type="float">
            <text:p>-9.75886038645513E-13</text:p>
          </table:table-cell>
          <table:table-cell table:formula="of:=[.I784]+1/2*([.A785]-[.A784])*([.H785]+[.H784])" office:value-type="float" office:value="-31.4055904302302" calcext:value-type="float">
            <text:p>-31.4055904302302</text:p>
          </table:table-cell>
          <table:table-cell table:formula="of:=200*PI()*COS(200*PI()*[.A785])" office:value-type="float" office:value="302.694760679917" calcext:value-type="float">
            <text:p>302.694760679917</text:p>
          </table:table-cell>
          <table:table-cell table:formula="of:=SIN(200*PI()*[.A785])" office:value-type="float" office:value="-0.876306680043559" calcext:value-type="float">
            <text:p>-0.876306680043559</text:p>
          </table:table-cell>
        </table:table-row>
        <table:table-row table:style-name="ro1">
          <table:table-cell office:value-type="float" office:value="0.078400000000001" calcext:value-type="float">
            <text:p>0.078400000000001</text:p>
          </table:table-cell>
          <table:table-cell office:value-type="float" office:value="-0.00000025598728824818" calcext:value-type="float">
            <text:p>-2.5598728824818E-07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303" calcext:value-type="float">
            <text:p>-31.405590430303</text:p>
          </table:table-cell>
          <table:table-cell office:value-type="float" office:value="0" calcext:value-type="float">
            <text:p>0</text:p>
          </table:table-cell>
          <table:table-cell table:formula="of:=[.F785]+(1-0.5)*0.0001*[.E785]+0.5*0.0001*[.E786]" office:value-type="float" office:value="-0.0000000000014299672557172" calcext:value-type="float">
            <text:p>-1.4299672557172E-12</text:p>
          </table:table-cell>
          <table:table-cell table:formula="of:=[.G785]+0.0001*[.F785]+(0.5-0.25)*0.0001^2*[.E785]+0.25*0.0001^2*[.E786]" office:value-type="float" office:value="-31.4055904302302" calcext:value-type="float">
            <text:p>-31.4055904302302</text:p>
          </table:table-cell>
          <table:table-cell table:formula="of:=[.H785]+1/2*([.A786]-[.A785])*([.E786]+[.E785])" office:value-type="float" office:value="-0.000000000000975886038645513" calcext:value-type="float">
            <text:p>-9.75886038645513E-13</text:p>
          </table:table-cell>
          <table:table-cell table:formula="of:=[.I785]+1/2*([.A786]-[.A785])*([.H786]+[.H785])" office:value-type="float" office:value="-31.4055904302302" calcext:value-type="float">
            <text:p>-31.4055904302302</text:p>
          </table:table-cell>
          <table:table-cell table:formula="of:=200*PI()*COS(200*PI()*[.A786])" office:value-type="float" office:value="336.669904540854" calcext:value-type="float">
            <text:p>336.669904540854</text:p>
          </table:table-cell>
          <table:table-cell table:formula="of:=SIN(200*PI()*[.A786])" office:value-type="float" office:value="-0.844327925501674" calcext:value-type="float">
            <text:p>-0.844327925501674</text:p>
          </table:table-cell>
        </table:table-row>
        <table:table-row table:style-name="ro1">
          <table:table-cell office:value-type="float" office:value="0.078500000000001" calcext:value-type="float">
            <text:p>0.078500000000001</text:p>
          </table:table-cell>
          <table:table-cell office:value-type="float" office:value="0.00000094500387603304" calcext:value-type="float">
            <text:p>9.4500387603304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303" calcext:value-type="float">
            <text:p>-31.405590430303</text:p>
          </table:table-cell>
          <table:table-cell office:value-type="float" office:value="0" calcext:value-type="float">
            <text:p>0</text:p>
          </table:table-cell>
          <table:table-cell table:formula="of:=[.F786]+(1-0.5)*0.0001*[.E786]+0.5*0.0001*[.E787]" office:value-type="float" office:value="-0.0000000000014299672557172" calcext:value-type="float">
            <text:p>-1.4299672557172E-12</text:p>
          </table:table-cell>
          <table:table-cell table:formula="of:=[.G786]+0.0001*[.F786]+(0.5-0.25)*0.0001^2*[.E786]+0.25*0.0001^2*[.E787]" office:value-type="float" office:value="-31.4055904302302" calcext:value-type="float">
            <text:p>-31.4055904302302</text:p>
          </table:table-cell>
          <table:table-cell table:formula="of:=[.H786]+1/2*([.A787]-[.A786])*([.E787]+[.E786])" office:value-type="float" office:value="-0.000000000000975886038645513" calcext:value-type="float">
            <text:p>-9.75886038645513E-13</text:p>
          </table:table-cell>
          <table:table-cell table:formula="of:=[.I786]+1/2*([.A787]-[.A786])*([.H787]+[.H786])" office:value-type="float" office:value="-31.4055904302302" calcext:value-type="float">
            <text:p>-31.4055904302302</text:p>
          </table:table-cell>
          <table:table-cell table:formula="of:=200*PI()*COS(200*PI()*[.A787])" office:value-type="float" office:value="369.316366098409" calcext:value-type="float">
            <text:p>369.316366098409</text:p>
          </table:table-cell>
          <table:table-cell table:formula="of:=SIN(200*PI()*[.A787])" office:value-type="float" office:value="-0.80901699437458" calcext:value-type="float">
            <text:p>-0.80901699437458</text:p>
          </table:table-cell>
        </table:table-row>
        <table:table-row table:style-name="ro1">
          <table:table-cell office:value-type="float" office:value="0.078600000000001" calcext:value-type="float">
            <text:p>0.078600000000001</text:p>
          </table:table-cell>
          <table:table-cell office:value-type="float" office:value="-0.00000021293499229769" calcext:value-type="float">
            <text:p>-2.1293499229769E-07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303" calcext:value-type="float">
            <text:p>-31.405590430303</text:p>
          </table:table-cell>
          <table:table-cell office:value-type="float" office:value="0" calcext:value-type="float">
            <text:p>0</text:p>
          </table:table-cell>
          <table:table-cell table:formula="of:=[.F787]+(1-0.5)*0.0001*[.E787]+0.5*0.0001*[.E788]" office:value-type="float" office:value="-0.0000000000014299672557172" calcext:value-type="float">
            <text:p>-1.4299672557172E-12</text:p>
          </table:table-cell>
          <table:table-cell table:formula="of:=[.G787]+0.0001*[.F787]+(0.5-0.25)*0.0001^2*[.E787]+0.25*0.0001^2*[.E788]" office:value-type="float" office:value="-31.4055904302302" calcext:value-type="float">
            <text:p>-31.4055904302302</text:p>
          </table:table-cell>
          <table:table-cell table:formula="of:=[.H787]+1/2*([.A788]-[.A787])*([.E788]+[.E787])" office:value-type="float" office:value="-0.000000000000975886038645513" calcext:value-type="float">
            <text:p>-9.75886038645513E-13</text:p>
          </table:table-cell>
          <table:table-cell table:formula="of:=[.I787]+1/2*([.A788]-[.A787])*([.H788]+[.H787])" office:value-type="float" office:value="-31.4055904302302" calcext:value-type="float">
            <text:p>-31.4055904302302</text:p>
          </table:table-cell>
          <table:table-cell table:formula="of:=200*PI()*COS(200*PI()*[.A788])" office:value-type="float" office:value="400.50530468358" calcext:value-type="float">
            <text:p>400.50530468358</text:p>
          </table:table-cell>
          <table:table-cell table:formula="of:=SIN(200*PI()*[.A788])" office:value-type="float" office:value="-0.770513242775389" calcext:value-type="float">
            <text:p>-0.770513242775389</text:p>
          </table:table-cell>
        </table:table-row>
        <table:table-row table:style-name="ro1">
          <table:table-cell office:value-type="float" office:value="0.078700000000001" calcext:value-type="float">
            <text:p>0.078700000000001</text:p>
          </table:table-cell>
          <table:table-cell office:value-type="float" office:value="0.00000090195158008254" calcext:value-type="float">
            <text:p>9.0195158008254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303" calcext:value-type="float">
            <text:p>-31.405590430303</text:p>
          </table:table-cell>
          <table:table-cell office:value-type="float" office:value="0" calcext:value-type="float">
            <text:p>0</text:p>
          </table:table-cell>
          <table:table-cell table:formula="of:=[.F788]+(1-0.5)*0.0001*[.E788]+0.5*0.0001*[.E789]" office:value-type="float" office:value="-0.0000000000014299672557172" calcext:value-type="float">
            <text:p>-1.4299672557172E-12</text:p>
          </table:table-cell>
          <table:table-cell table:formula="of:=[.G788]+0.0001*[.F788]+(0.5-0.25)*0.0001^2*[.E788]+0.25*0.0001^2*[.E789]" office:value-type="float" office:value="-31.4055904302302" calcext:value-type="float">
            <text:p>-31.4055904302302</text:p>
          </table:table-cell>
          <table:table-cell table:formula="of:=[.H788]+1/2*([.A789]-[.A788])*([.E789]+[.E788])" office:value-type="float" office:value="-0.000000000000975886038645513" calcext:value-type="float">
            <text:p>-9.75886038645513E-13</text:p>
          </table:table-cell>
          <table:table-cell table:formula="of:=[.I788]+1/2*([.A789]-[.A788])*([.H789]+[.H788])" office:value-type="float" office:value="-31.4055904302302" calcext:value-type="float">
            <text:p>-31.4055904302302</text:p>
          </table:table-cell>
          <table:table-cell table:formula="of:=200*PI()*COS(200*PI()*[.A789])" office:value-type="float" office:value="430.113631804634" calcext:value-type="float">
            <text:p>430.113631804634</text:p>
          </table:table-cell>
          <table:table-cell table:formula="of:=SIN(200*PI()*[.A789])" office:value-type="float" office:value="-0.728968627420979" calcext:value-type="float">
            <text:p>-0.728968627420979</text:p>
          </table:table-cell>
        </table:table-row>
        <table:table-row table:style-name="ro1">
          <table:table-cell office:value-type="float" office:value="0.078800000000001" calcext:value-type="float">
            <text:p>0.078800000000001</text:p>
          </table:table-cell>
          <table:table-cell office:value-type="float" office:value="-0.00000016988269634719" calcext:value-type="float">
            <text:p>-1.6988269634719E-07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303" calcext:value-type="float">
            <text:p>-31.405590430303</text:p>
          </table:table-cell>
          <table:table-cell office:value-type="float" office:value="0" calcext:value-type="float">
            <text:p>0</text:p>
          </table:table-cell>
          <table:table-cell table:formula="of:=[.F789]+(1-0.5)*0.0001*[.E789]+0.5*0.0001*[.E790]" office:value-type="float" office:value="-0.0000000000014299672557172" calcext:value-type="float">
            <text:p>-1.4299672557172E-12</text:p>
          </table:table-cell>
          <table:table-cell table:formula="of:=[.G789]+0.0001*[.F789]+(0.5-0.25)*0.0001^2*[.E789]+0.25*0.0001^2*[.E790]" office:value-type="float" office:value="-31.4055904302302" calcext:value-type="float">
            <text:p>-31.4055904302302</text:p>
          </table:table-cell>
          <table:table-cell table:formula="of:=[.H789]+1/2*([.A790]-[.A789])*([.E790]+[.E789])" office:value-type="float" office:value="-0.000000000000975886038645513" calcext:value-type="float">
            <text:p>-9.75886038645513E-13</text:p>
          </table:table-cell>
          <table:table-cell table:formula="of:=[.I789]+1/2*([.A790]-[.A789])*([.H790]+[.H789])" office:value-type="float" office:value="-31.4055904302302" calcext:value-type="float">
            <text:p>-31.4055904302302</text:p>
          </table:table-cell>
          <table:table-cell table:formula="of:=200*PI()*COS(200*PI()*[.A790])" office:value-type="float" office:value="458.024496921181" calcext:value-type="float">
            <text:p>458.024496921181</text:p>
          </table:table-cell>
          <table:table-cell table:formula="of:=SIN(200*PI()*[.A790])" office:value-type="float" office:value="-0.684547105928226" calcext:value-type="float">
            <text:p>-0.684547105928226</text:p>
          </table:table-cell>
        </table:table-row>
        <table:table-row table:style-name="ro1">
          <table:table-cell office:value-type="float" office:value="0.078900000000001" calcext:value-type="float">
            <text:p>0.078900000000001</text:p>
          </table:table-cell>
          <table:table-cell office:value-type="float" office:value="0.00000085889928413204" calcext:value-type="float">
            <text:p>8.5889928413204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304" calcext:value-type="float">
            <text:p>-31.405590430304</text:p>
          </table:table-cell>
          <table:table-cell office:value-type="float" office:value="0" calcext:value-type="float">
            <text:p>0</text:p>
          </table:table-cell>
          <table:table-cell table:formula="of:=[.F790]+(1-0.5)*0.0001*[.E790]+0.5*0.0001*[.E791]" office:value-type="float" office:value="-0.0000000000014299672557172" calcext:value-type="float">
            <text:p>-1.4299672557172E-12</text:p>
          </table:table-cell>
          <table:table-cell table:formula="of:=[.G790]+0.0001*[.F790]+(0.5-0.25)*0.0001^2*[.E790]+0.25*0.0001^2*[.E791]" office:value-type="float" office:value="-31.4055904302302" calcext:value-type="float">
            <text:p>-31.4055904302302</text:p>
          </table:table-cell>
          <table:table-cell table:formula="of:=[.H790]+1/2*([.A791]-[.A790])*([.E791]+[.E790])" office:value-type="float" office:value="-0.000000000000975886038645513" calcext:value-type="float">
            <text:p>-9.75886038645513E-13</text:p>
          </table:table-cell>
          <table:table-cell table:formula="of:=[.I790]+1/2*([.A791]-[.A790])*([.H791]+[.H790])" office:value-type="float" office:value="-31.4055904302302" calcext:value-type="float">
            <text:p>-31.4055904302302</text:p>
          </table:table-cell>
          <table:table-cell table:formula="of:=200*PI()*COS(200*PI()*[.A791])" office:value-type="float" office:value="484.127748599869" calcext:value-type="float">
            <text:p>484.127748599869</text:p>
          </table:table-cell>
          <table:table-cell table:formula="of:=SIN(200*PI()*[.A791])" office:value-type="float" office:value="-0.637423989748198" calcext:value-type="float">
            <text:p>-0.637423989748198</text:p>
          </table:table-cell>
        </table:table-row>
        <table:table-row table:style-name="ro1">
          <table:table-cell office:value-type="float" office:value="0.079000000000001" calcext:value-type="float">
            <text:p>0.079000000000001</text:p>
          </table:table-cell>
          <table:table-cell office:value-type="float" office:value="-0.00000012683040039668" calcext:value-type="float">
            <text:p>-1.2683040039668E-07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304" calcext:value-type="float">
            <text:p>-31.405590430304</text:p>
          </table:table-cell>
          <table:table-cell office:value-type="float" office:value="0" calcext:value-type="float">
            <text:p>0</text:p>
          </table:table-cell>
          <table:table-cell table:formula="of:=[.F791]+(1-0.5)*0.0001*[.E791]+0.5*0.0001*[.E792]" office:value-type="float" office:value="-0.0000000000014299672557172" calcext:value-type="float">
            <text:p>-1.4299672557172E-12</text:p>
          </table:table-cell>
          <table:table-cell table:formula="of:=[.G791]+0.0001*[.F791]+(0.5-0.25)*0.0001^2*[.E791]+0.25*0.0001^2*[.E792]" office:value-type="float" office:value="-31.4055904302302" calcext:value-type="float">
            <text:p>-31.4055904302302</text:p>
          </table:table-cell>
          <table:table-cell table:formula="of:=[.H791]+1/2*([.A792]-[.A791])*([.E792]+[.E791])" office:value-type="float" office:value="-0.000000000000975886038645513" calcext:value-type="float">
            <text:p>-9.75886038645513E-13</text:p>
          </table:table-cell>
          <table:table-cell table:formula="of:=[.I791]+1/2*([.A792]-[.A791])*([.H792]+[.H791])" office:value-type="float" office:value="-31.4055904302302" calcext:value-type="float">
            <text:p>-31.4055904302302</text:p>
          </table:table-cell>
          <table:table-cell table:formula="of:=200*PI()*COS(200*PI()*[.A792])" office:value-type="float" office:value="508.320369231758" calcext:value-type="float">
            <text:p>508.320369231758</text:p>
          </table:table-cell>
          <table:table-cell table:formula="of:=SIN(200*PI()*[.A792])" office:value-type="float" office:value="-0.587785252291966" calcext:value-type="float">
            <text:p>-0.587785252291966</text:p>
          </table:table-cell>
        </table:table-row>
        <table:table-row table:style-name="ro1">
          <table:table-cell office:value-type="float" office:value="0.079100000000001" calcext:value-type="float">
            <text:p>0.079100000000001</text:p>
          </table:table-cell>
          <table:table-cell office:value-type="float" office:value="0.00000081584698818153" calcext:value-type="float">
            <text:p>8.1584698818153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304" calcext:value-type="float">
            <text:p>-31.405590430304</text:p>
          </table:table-cell>
          <table:table-cell office:value-type="float" office:value="0" calcext:value-type="float">
            <text:p>0</text:p>
          </table:table-cell>
          <table:table-cell table:formula="of:=[.F792]+(1-0.5)*0.0001*[.E792]+0.5*0.0001*[.E793]" office:value-type="float" office:value="-0.0000000000014299672557172" calcext:value-type="float">
            <text:p>-1.4299672557172E-12</text:p>
          </table:table-cell>
          <table:table-cell table:formula="of:=[.G792]+0.0001*[.F792]+(0.5-0.25)*0.0001^2*[.E792]+0.25*0.0001^2*[.E793]" office:value-type="float" office:value="-31.4055904302302" calcext:value-type="float">
            <text:p>-31.4055904302302</text:p>
          </table:table-cell>
          <table:table-cell table:formula="of:=[.H792]+1/2*([.A793]-[.A792])*([.E793]+[.E792])" office:value-type="float" office:value="-0.000000000000975886038645513" calcext:value-type="float">
            <text:p>-9.75886038645513E-13</text:p>
          </table:table-cell>
          <table:table-cell table:formula="of:=[.I792]+1/2*([.A793]-[.A792])*([.H793]+[.H792])" office:value-type="float" office:value="-31.4055904302302" calcext:value-type="float">
            <text:p>-31.4055904302302</text:p>
          </table:table-cell>
          <table:table-cell table:formula="of:=200*PI()*COS(200*PI()*[.A793])" office:value-type="float" office:value="530.50688159578" calcext:value-type="float">
            <text:p>530.50688159578</text:p>
          </table:table-cell>
          <table:table-cell table:formula="of:=SIN(200*PI()*[.A793])" office:value-type="float" office:value="-0.535826794978465" calcext:value-type="float">
            <text:p>-0.535826794978465</text:p>
          </table:table-cell>
        </table:table-row>
        <table:table-row table:style-name="ro1">
          <table:table-cell office:value-type="float" office:value="0.079200000000001" calcext:value-type="float">
            <text:p>0.079200000000001</text:p>
          </table:table-cell>
          <table:table-cell office:value-type="float" office:value="-0.000000083778104446183" calcext:value-type="float">
            <text:p>-8.3778104446183E-08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304" calcext:value-type="float">
            <text:p>-31.405590430304</text:p>
          </table:table-cell>
          <table:table-cell office:value-type="float" office:value="0" calcext:value-type="float">
            <text:p>0</text:p>
          </table:table-cell>
          <table:table-cell table:formula="of:=[.F793]+(1-0.5)*0.0001*[.E793]+0.5*0.0001*[.E794]" office:value-type="float" office:value="-0.0000000000014299672557172" calcext:value-type="float">
            <text:p>-1.4299672557172E-12</text:p>
          </table:table-cell>
          <table:table-cell table:formula="of:=[.G793]+0.0001*[.F793]+(0.5-0.25)*0.0001^2*[.E793]+0.25*0.0001^2*[.E794]" office:value-type="float" office:value="-31.4055904302302" calcext:value-type="float">
            <text:p>-31.4055904302302</text:p>
          </table:table-cell>
          <table:table-cell table:formula="of:=[.H793]+1/2*([.A794]-[.A793])*([.E794]+[.E793])" office:value-type="float" office:value="-0.000000000000975886038645513" calcext:value-type="float">
            <text:p>-9.75886038645513E-13</text:p>
          </table:table-cell>
          <table:table-cell table:formula="of:=[.I793]+1/2*([.A794]-[.A793])*([.H794]+[.H793])" office:value-type="float" office:value="-31.4055904302302" calcext:value-type="float">
            <text:p>-31.4055904302302</text:p>
          </table:table-cell>
          <table:table-cell table:formula="of:=200*PI()*COS(200*PI()*[.A794])" office:value-type="float" office:value="550.599725663684" calcext:value-type="float">
            <text:p>550.599725663684</text:p>
          </table:table-cell>
          <table:table-cell table:formula="of:=SIN(200*PI()*[.A794])" office:value-type="float" office:value="-0.48175367410116" calcext:value-type="float">
            <text:p>-0.48175367410116</text:p>
          </table:table-cell>
        </table:table-row>
        <table:table-row table:style-name="ro1">
          <table:table-cell office:value-type="float" office:value="0.079300000000001" calcext:value-type="float">
            <text:p>0.079300000000001</text:p>
          </table:table-cell>
          <table:table-cell office:value-type="float" office:value="0.00000077279469223103" calcext:value-type="float">
            <text:p>7.7279469223103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304" calcext:value-type="float">
            <text:p>-31.405590430304</text:p>
          </table:table-cell>
          <table:table-cell office:value-type="float" office:value="0" calcext:value-type="float">
            <text:p>0</text:p>
          </table:table-cell>
          <table:table-cell table:formula="of:=[.F794]+(1-0.5)*0.0001*[.E794]+0.5*0.0001*[.E795]" office:value-type="float" office:value="-0.0000000000014299672557172" calcext:value-type="float">
            <text:p>-1.4299672557172E-12</text:p>
          </table:table-cell>
          <table:table-cell table:formula="of:=[.G794]+0.0001*[.F794]+(0.5-0.25)*0.0001^2*[.E794]+0.25*0.0001^2*[.E795]" office:value-type="float" office:value="-31.4055904302302" calcext:value-type="float">
            <text:p>-31.4055904302302</text:p>
          </table:table-cell>
          <table:table-cell table:formula="of:=[.H794]+1/2*([.A795]-[.A794])*([.E795]+[.E794])" office:value-type="float" office:value="-0.000000000000975886038645513" calcext:value-type="float">
            <text:p>-9.75886038645513E-13</text:p>
          </table:table-cell>
          <table:table-cell table:formula="of:=[.I794]+1/2*([.A795]-[.A794])*([.H795]+[.H794])" office:value-type="float" office:value="-31.4055904302302" calcext:value-type="float">
            <text:p>-31.4055904302302</text:p>
          </table:table-cell>
          <table:table-cell table:formula="of:=200*PI()*COS(200*PI()*[.A795])" office:value-type="float" office:value="568.519604159481" calcext:value-type="float">
            <text:p>568.519604159481</text:p>
          </table:table-cell>
          <table:table-cell table:formula="of:=SIN(200*PI()*[.A795])" office:value-type="float" office:value="-0.425779291564497" calcext:value-type="float">
            <text:p>-0.425779291564497</text:p>
          </table:table-cell>
        </table:table-row>
        <table:table-row table:style-name="ro1">
          <table:table-cell office:value-type="float" office:value="0.079400000000001" calcext:value-type="float">
            <text:p>0.079400000000001</text:p>
          </table:table-cell>
          <table:table-cell office:value-type="float" office:value="-0.000000040725808495675" calcext:value-type="float">
            <text:p>-4.0725808495675E-08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304" calcext:value-type="float">
            <text:p>-31.405590430304</text:p>
          </table:table-cell>
          <table:table-cell office:value-type="float" office:value="0" calcext:value-type="float">
            <text:p>0</text:p>
          </table:table-cell>
          <table:table-cell table:formula="of:=[.F795]+(1-0.5)*0.0001*[.E795]+0.5*0.0001*[.E796]" office:value-type="float" office:value="-0.0000000000014299672557172" calcext:value-type="float">
            <text:p>-1.4299672557172E-12</text:p>
          </table:table-cell>
          <table:table-cell table:formula="of:=[.G795]+0.0001*[.F795]+(0.5-0.25)*0.0001^2*[.E795]+0.25*0.0001^2*[.E796]" office:value-type="float" office:value="-31.4055904302302" calcext:value-type="float">
            <text:p>-31.4055904302302</text:p>
          </table:table-cell>
          <table:table-cell table:formula="of:=[.H795]+1/2*([.A796]-[.A795])*([.E796]+[.E795])" office:value-type="float" office:value="-0.000000000000975886038645513" calcext:value-type="float">
            <text:p>-9.75886038645513E-13</text:p>
          </table:table-cell>
          <table:table-cell table:formula="of:=[.I795]+1/2*([.A796]-[.A795])*([.H796]+[.H795])" office:value-type="float" office:value="-31.4055904302302" calcext:value-type="float">
            <text:p>-31.4055904302302</text:p>
          </table:table-cell>
          <table:table-cell table:formula="of:=200*PI()*COS(200*PI()*[.A796])" office:value-type="float" office:value="584.195795509559" calcext:value-type="float">
            <text:p>584.195795509559</text:p>
          </table:table-cell>
          <table:table-cell table:formula="of:=SIN(200*PI()*[.A796])" office:value-type="float" office:value="-0.36812455268409" calcext:value-type="float">
            <text:p>-0.36812455268409</text:p>
          </table:table-cell>
        </table:table-row>
        <table:table-row table:style-name="ro1">
          <table:table-cell office:value-type="float" office:value="0.079500000000001" calcext:value-type="float">
            <text:p>0.079500000000001</text:p>
          </table:table-cell>
          <table:table-cell office:value-type="float" office:value="0.00000072974239628052" calcext:value-type="float">
            <text:p>7.2974239628052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304" calcext:value-type="float">
            <text:p>-31.405590430304</text:p>
          </table:table-cell>
          <table:table-cell office:value-type="float" office:value="0" calcext:value-type="float">
            <text:p>0</text:p>
          </table:table-cell>
          <table:table-cell table:formula="of:=[.F796]+(1-0.5)*0.0001*[.E796]+0.5*0.0001*[.E797]" office:value-type="float" office:value="-0.0000000000014299672557172" calcext:value-type="float">
            <text:p>-1.4299672557172E-12</text:p>
          </table:table-cell>
          <table:table-cell table:formula="of:=[.G796]+0.0001*[.F796]+(0.5-0.25)*0.0001^2*[.E796]+0.25*0.0001^2*[.E797]" office:value-type="float" office:value="-31.4055904302302" calcext:value-type="float">
            <text:p>-31.4055904302302</text:p>
          </table:table-cell>
          <table:table-cell table:formula="of:=[.H796]+1/2*([.A797]-[.A796])*([.E797]+[.E796])" office:value-type="float" office:value="-0.000000000000975886038645513" calcext:value-type="float">
            <text:p>-9.75886038645513E-13</text:p>
          </table:table-cell>
          <table:table-cell table:formula="of:=[.I796]+1/2*([.A797]-[.A796])*([.H797]+[.H796])" office:value-type="float" office:value="-31.4055904302302" calcext:value-type="float">
            <text:p>-31.4055904302302</text:p>
          </table:table-cell>
          <table:table-cell table:formula="of:=200*PI()*COS(200*PI()*[.A797])" office:value-type="float" office:value="597.566432948433" calcext:value-type="float">
            <text:p>597.566432948433</text:p>
          </table:table-cell>
          <table:table-cell table:formula="of:=SIN(200*PI()*[.A797])" office:value-type="float" office:value="-0.30901699437435" calcext:value-type="float">
            <text:p>-0.30901699437435</text:p>
          </table:table-cell>
        </table:table-row>
        <table:table-row table:style-name="ro1">
          <table:table-cell office:value-type="float" office:value="0.079600000000001" calcext:value-type="float">
            <text:p>0.079600000000001</text:p>
          </table:table-cell>
          <table:table-cell office:value-type="float" office:value="0.000000002326487454833" calcext:value-type="float">
            <text:p>2.326487454833E-09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304" calcext:value-type="float">
            <text:p>-31.405590430304</text:p>
          </table:table-cell>
          <table:table-cell office:value-type="float" office:value="0" calcext:value-type="float">
            <text:p>0</text:p>
          </table:table-cell>
          <table:table-cell table:formula="of:=[.F797]+(1-0.5)*0.0001*[.E797]+0.5*0.0001*[.E798]" office:value-type="float" office:value="-0.0000000000014299672557172" calcext:value-type="float">
            <text:p>-1.4299672557172E-12</text:p>
          </table:table-cell>
          <table:table-cell table:formula="of:=[.G797]+0.0001*[.F797]+(0.5-0.25)*0.0001^2*[.E797]+0.25*0.0001^2*[.E798]" office:value-type="float" office:value="-31.4055904302302" calcext:value-type="float">
            <text:p>-31.4055904302302</text:p>
          </table:table-cell>
          <table:table-cell table:formula="of:=[.H797]+1/2*([.A798]-[.A797])*([.E798]+[.E797])" office:value-type="float" office:value="-0.000000000000975886038645513" calcext:value-type="float">
            <text:p>-9.75886038645513E-13</text:p>
          </table:table-cell>
          <table:table-cell table:formula="of:=[.I797]+1/2*([.A798]-[.A797])*([.H798]+[.H797])" office:value-type="float" office:value="-31.4055904302302" calcext:value-type="float">
            <text:p>-31.4055904302302</text:p>
          </table:table-cell>
          <table:table-cell table:formula="of:=200*PI()*COS(200*PI()*[.A798])" office:value-type="float" office:value="608.578748678596" calcext:value-type="float">
            <text:p>608.578748678596</text:p>
          </table:table-cell>
          <table:table-cell table:formula="of:=SIN(200*PI()*[.A798])" office:value-type="float" office:value="-0.248689887164243" calcext:value-type="float">
            <text:p>-0.248689887164243</text:p>
          </table:table-cell>
        </table:table-row>
        <table:table-row table:style-name="ro1">
          <table:table-cell office:value-type="float" office:value="0.079700000000001" calcext:value-type="float">
            <text:p>0.079700000000001</text:p>
          </table:table-cell>
          <table:table-cell office:value-type="float" office:value="0.00000068669010033002" calcext:value-type="float">
            <text:p>6.8669010033002E-07</text:p>
          </table:table-cell>
          <table:table-cell office:value-type="float" office:value="-0.0000000010130615521575" calcext:value-type="float">
            <text:p>-1.0130615521575E-09</text:p>
          </table:table-cell>
          <table:table-cell office:value-type="float" office:value="-31.405590430304" calcext:value-type="float">
            <text:p>-31.405590430304</text:p>
          </table:table-cell>
          <table:table-cell office:value-type="float" office:value="0" calcext:value-type="float">
            <text:p>0</text:p>
          </table:table-cell>
          <table:table-cell table:formula="of:=[.F798]+(1-0.5)*0.0001*[.E798]+0.5*0.0001*[.E799]" office:value-type="float" office:value="-0.0000000000014299672557172" calcext:value-type="float">
            <text:p>-1.4299672557172E-12</text:p>
          </table:table-cell>
          <table:table-cell table:formula="of:=[.G798]+0.0001*[.F798]+(0.5-0.25)*0.0001^2*[.E798]+0.25*0.0001^2*[.E799]" office:value-type="float" office:value="-31.4055904302302" calcext:value-type="float">
            <text:p>-31.4055904302302</text:p>
          </table:table-cell>
          <table:table-cell table:formula="of:=[.H798]+1/2*([.A799]-[.A798])*([.E799]+[.E798])" office:value-type="float" office:value="-0.000000000000975886038645513" calcext:value-type="float">
            <text:p>-9.75886038645513E-13</text:p>
          </table:table-cell>
          <table:table-cell table:formula="of:=[.I798]+1/2*([.A799]-[.A798])*([.H799]+[.H798])" office:value-type="float" office:value="-31.4055904302302" calcext:value-type="float">
            <text:p>-31.4055904302302</text:p>
          </table:table-cell>
          <table:table-cell table:formula="of:=200*PI()*COS(200*PI()*[.A799])" office:value-type="float" office:value="617.189282120908" calcext:value-type="float">
            <text:p>617.189282120908</text:p>
          </table:table-cell>
          <table:table-cell table:formula="of:=SIN(200*PI()*[.A799])" office:value-type="float" office:value="-0.187381314585101" calcext:value-type="float">
            <text:p>-0.187381314585101</text:p>
          </table:table-cell>
        </table:table-row>
        <table:table-row table:style-name="ro1">
          <table:table-cell office:value-type="float" office:value="0.079800000000001" calcext:value-type="float">
            <text:p>0.079800000000001</text:p>
          </table:table-cell>
          <table:table-cell office:value-type="float" office:value="-0.0000013757066881149" calcext:value-type="float">
            <text:p>-1.3757066881149E-06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305" calcext:value-type="float">
            <text:p>-31.405590430305</text:p>
          </table:table-cell>
          <table:table-cell office:value-type="float" office:value="0" calcext:value-type="float">
            <text:p>0</text:p>
          </table:table-cell>
          <table:table-cell table:formula="of:=[.F799]+(1-0.5)*0.0001*[.E799]+0.5*0.0001*[.E800]" office:value-type="float" office:value="-0.0000000000014299672557172" calcext:value-type="float">
            <text:p>-1.4299672557172E-12</text:p>
          </table:table-cell>
          <table:table-cell table:formula="of:=[.G799]+0.0001*[.F799]+(0.5-0.25)*0.0001^2*[.E799]+0.25*0.0001^2*[.E800]" office:value-type="float" office:value="-31.4055904302302" calcext:value-type="float">
            <text:p>-31.4055904302302</text:p>
          </table:table-cell>
          <table:table-cell table:formula="of:=[.H799]+1/2*([.A800]-[.A799])*([.E800]+[.E799])" office:value-type="float" office:value="-0.000000000000975886038645513" calcext:value-type="float">
            <text:p>-9.75886038645513E-13</text:p>
          </table:table-cell>
          <table:table-cell table:formula="of:=[.I799]+1/2*([.A800]-[.A799])*([.H800]+[.H799])" office:value-type="float" office:value="-31.4055904302302" calcext:value-type="float">
            <text:p>-31.4055904302302</text:p>
          </table:table-cell>
          <table:table-cell table:formula="of:=200*PI()*COS(200*PI()*[.A800])" office:value-type="float" office:value="623.364051433649" calcext:value-type="float">
            <text:p>623.364051433649</text:p>
          </table:table-cell>
          <table:table-cell table:formula="of:=SIN(200*PI()*[.A800])" office:value-type="float" office:value="-0.125333233563678" calcext:value-type="float">
            <text:p>-0.125333233563678</text:p>
          </table:table-cell>
        </table:table-row>
        <table:table-row table:style-name="ro1">
          <table:table-cell office:value-type="float" office:value="0.079900000000001" calcext:value-type="float">
            <text:p>0.079900000000001</text:p>
          </table:table-cell>
          <table:table-cell office:value-type="float" office:value="0.00000064363780437951" calcext:value-type="float">
            <text:p>6.4363780437951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305" calcext:value-type="float">
            <text:p>-31.405590430305</text:p>
          </table:table-cell>
          <table:table-cell office:value-type="float" office:value="0" calcext:value-type="float">
            <text:p>0</text:p>
          </table:table-cell>
          <table:table-cell table:formula="of:=[.F800]+(1-0.5)*0.0001*[.E800]+0.5*0.0001*[.E801]" office:value-type="float" office:value="-0.0000000000014299672557172" calcext:value-type="float">
            <text:p>-1.4299672557172E-12</text:p>
          </table:table-cell>
          <table:table-cell table:formula="of:=[.G800]+0.0001*[.F800]+(0.5-0.25)*0.0001^2*[.E800]+0.25*0.0001^2*[.E801]" office:value-type="float" office:value="-31.4055904302302" calcext:value-type="float">
            <text:p>-31.4055904302302</text:p>
          </table:table-cell>
          <table:table-cell table:formula="of:=[.H800]+1/2*([.A801]-[.A800])*([.E801]+[.E800])" office:value-type="float" office:value="-0.000000000000975886038645513" calcext:value-type="float">
            <text:p>-9.75886038645513E-13</text:p>
          </table:table-cell>
          <table:table-cell table:formula="of:=[.I800]+1/2*([.A801]-[.A800])*([.H801]+[.H800])" office:value-type="float" office:value="-31.4055904302302" calcext:value-type="float">
            <text:p>-31.4055904302302</text:p>
          </table:table-cell>
          <table:table-cell table:formula="of:=200*PI()*COS(200*PI()*[.A801])" office:value-type="float" office:value="627.078687623328" calcext:value-type="float">
            <text:p>627.078687623328</text:p>
          </table:table-cell>
          <table:table-cell table:formula="of:=SIN(200*PI()*[.A801])" office:value-type="float" office:value="-0.0627905195286803" calcext:value-type="float">
            <text:p>-0.06279051952868</text:p>
          </table:table-cell>
        </table:table-row>
        <table:table-row table:style-name="ro1">
          <table:table-cell office:value-type="float" office:value="0.080000000000001" calcext:value-type="float">
            <text:p>0.080000000000001</text:p>
          </table:table-cell>
          <table:table-cell office:value-type="float" office:value="-0.0000013326543921644" calcext:value-type="float">
            <text:p>-1.3326543921644E-06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305" calcext:value-type="float">
            <text:p>-31.405590430305</text:p>
          </table:table-cell>
          <table:table-cell office:value-type="float" office:value="0" calcext:value-type="float">
            <text:p>0</text:p>
          </table:table-cell>
          <table:table-cell table:formula="of:=[.F801]+(1-0.5)*0.0001*[.E801]+0.5*0.0001*[.E802]" office:value-type="float" office:value="-0.0000000000014299672557172" calcext:value-type="float">
            <text:p>-1.4299672557172E-12</text:p>
          </table:table-cell>
          <table:table-cell table:formula="of:=[.G801]+0.0001*[.F801]+(0.5-0.25)*0.0001^2*[.E801]+0.25*0.0001^2*[.E802]" office:value-type="float" office:value="-31.4055904302302" calcext:value-type="float">
            <text:p>-31.4055904302302</text:p>
          </table:table-cell>
          <table:table-cell table:formula="of:=[.H801]+1/2*([.A802]-[.A801])*([.E802]+[.E801])" office:value-type="float" office:value="-0.000000000000975886038645513" calcext:value-type="float">
            <text:p>-9.75886038645513E-13</text:p>
          </table:table-cell>
          <table:table-cell table:formula="of:=[.I801]+1/2*([.A802]-[.A801])*([.H802]+[.H801])" office:value-type="float" office:value="-31.4055904302302" calcext:value-type="float">
            <text:p>-31.4055904302302</text:p>
          </table:table-cell>
          <table:table-cell table:formula="of:=200*PI()*COS(200*PI()*[.A802])" office:value-type="float" office:value="628.318530717959" calcext:value-type="float">
            <text:p>628.318530717959</text:p>
          </table:table-cell>
          <table:table-cell table:formula="of:=SIN(200*PI()*[.A802])" office:value-type="float" office:value="0.000000000000630423599947853" calcext:value-type="float">
            <text:p>6.30423599947853E-13</text:p>
          </table:table-cell>
        </table:table-row>
        <table:table-row table:style-name="ro1">
          <table:table-cell office:value-type="float" office:value="0.080100000000001" calcext:value-type="float">
            <text:p>0.080100000000001</text:p>
          </table:table-cell>
          <table:table-cell office:value-type="float" office:value="0.000000600585508429" calcext:value-type="float">
            <text:p>6.00585508429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305" calcext:value-type="float">
            <text:p>-31.405590430305</text:p>
          </table:table-cell>
          <table:table-cell office:value-type="float" office:value="0" calcext:value-type="float">
            <text:p>0</text:p>
          </table:table-cell>
          <table:table-cell table:formula="of:=[.F802]+(1-0.5)*0.0001*[.E802]+0.5*0.0001*[.E803]" office:value-type="float" office:value="-0.0000000000014299672557172" calcext:value-type="float">
            <text:p>-1.4299672557172E-12</text:p>
          </table:table-cell>
          <table:table-cell table:formula="of:=[.G802]+0.0001*[.F802]+(0.5-0.25)*0.0001^2*[.E802]+0.25*0.0001^2*[.E803]" office:value-type="float" office:value="-31.4055904302302" calcext:value-type="float">
            <text:p>-31.4055904302302</text:p>
          </table:table-cell>
          <table:table-cell table:formula="of:=[.H802]+1/2*([.A803]-[.A802])*([.E803]+[.E802])" office:value-type="float" office:value="-0.000000000000975886038645513" calcext:value-type="float">
            <text:p>-9.75886038645513E-13</text:p>
          </table:table-cell>
          <table:table-cell table:formula="of:=[.I802]+1/2*([.A803]-[.A802])*([.H803]+[.H802])" office:value-type="float" office:value="-31.4055904302302" calcext:value-type="float">
            <text:p>-31.4055904302302</text:p>
          </table:table-cell>
          <table:table-cell table:formula="of:=200*PI()*COS(200*PI()*[.A803])" office:value-type="float" office:value="627.078687623278" calcext:value-type="float">
            <text:p>627.078687623278</text:p>
          </table:table-cell>
          <table:table-cell table:formula="of:=SIN(200*PI()*[.A803])" office:value-type="float" office:value="0.0627905195299457" calcext:value-type="float">
            <text:p>0.062790519529946</text:p>
          </table:table-cell>
        </table:table-row>
        <table:table-row table:style-name="ro1">
          <table:table-cell office:value-type="float" office:value="0.080200000000001" calcext:value-type="float">
            <text:p>0.080200000000001</text:p>
          </table:table-cell>
          <table:table-cell office:value-type="float" office:value="-0.0000012896020962138" calcext:value-type="float">
            <text:p>-1.2896020962138E-06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305" calcext:value-type="float">
            <text:p>-31.405590430305</text:p>
          </table:table-cell>
          <table:table-cell office:value-type="float" office:value="0" calcext:value-type="float">
            <text:p>0</text:p>
          </table:table-cell>
          <table:table-cell table:formula="of:=[.F803]+(1-0.5)*0.0001*[.E803]+0.5*0.0001*[.E804]" office:value-type="float" office:value="-0.0000000000014299672557172" calcext:value-type="float">
            <text:p>-1.4299672557172E-12</text:p>
          </table:table-cell>
          <table:table-cell table:formula="of:=[.G803]+0.0001*[.F803]+(0.5-0.25)*0.0001^2*[.E803]+0.25*0.0001^2*[.E804]" office:value-type="float" office:value="-31.4055904302302" calcext:value-type="float">
            <text:p>-31.4055904302302</text:p>
          </table:table-cell>
          <table:table-cell table:formula="of:=[.H803]+1/2*([.A804]-[.A803])*([.E804]+[.E803])" office:value-type="float" office:value="-0.000000000000975886038645513" calcext:value-type="float">
            <text:p>-9.75886038645513E-13</text:p>
          </table:table-cell>
          <table:table-cell table:formula="of:=[.I803]+1/2*([.A804]-[.A803])*([.H804]+[.H803])" office:value-type="float" office:value="-31.4055904302302" calcext:value-type="float">
            <text:p>-31.4055904302302</text:p>
          </table:table-cell>
          <table:table-cell table:formula="of:=200*PI()*COS(200*PI()*[.A804])" office:value-type="float" office:value="623.36405143355" calcext:value-type="float">
            <text:p>623.36405143355</text:p>
          </table:table-cell>
          <table:table-cell table:formula="of:=SIN(200*PI()*[.A804])" office:value-type="float" office:value="0.125333233564929" calcext:value-type="float">
            <text:p>0.125333233564929</text:p>
          </table:table-cell>
        </table:table-row>
        <table:table-row table:style-name="ro1">
          <table:table-cell office:value-type="float" office:value="0.080300000000001" calcext:value-type="float">
            <text:p>0.080300000000001</text:p>
          </table:table-cell>
          <table:table-cell office:value-type="float" office:value="0.0000005575332124785" calcext:value-type="float">
            <text:p>5.575332124785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305" calcext:value-type="float">
            <text:p>-31.405590430305</text:p>
          </table:table-cell>
          <table:table-cell office:value-type="float" office:value="0" calcext:value-type="float">
            <text:p>0</text:p>
          </table:table-cell>
          <table:table-cell table:formula="of:=[.F804]+(1-0.5)*0.0001*[.E804]+0.5*0.0001*[.E805]" office:value-type="float" office:value="-0.0000000000014299672557172" calcext:value-type="float">
            <text:p>-1.4299672557172E-12</text:p>
          </table:table-cell>
          <table:table-cell table:formula="of:=[.G804]+0.0001*[.F804]+(0.5-0.25)*0.0001^2*[.E804]+0.25*0.0001^2*[.E805]" office:value-type="float" office:value="-31.4055904302302" calcext:value-type="float">
            <text:p>-31.4055904302302</text:p>
          </table:table-cell>
          <table:table-cell table:formula="of:=[.H804]+1/2*([.A805]-[.A804])*([.E805]+[.E804])" office:value-type="float" office:value="-0.000000000000975886038645513" calcext:value-type="float">
            <text:p>-9.75886038645513E-13</text:p>
          </table:table-cell>
          <table:table-cell table:formula="of:=[.I804]+1/2*([.A805]-[.A804])*([.H805]+[.H804])" office:value-type="float" office:value="-31.4055904302302" calcext:value-type="float">
            <text:p>-31.4055904302302</text:p>
          </table:table-cell>
          <table:table-cell table:formula="of:=200*PI()*COS(200*PI()*[.A805])" office:value-type="float" office:value="617.189282120758" calcext:value-type="float">
            <text:p>617.189282120758</text:p>
          </table:table-cell>
          <table:table-cell table:formula="of:=SIN(200*PI()*[.A805])" office:value-type="float" office:value="0.187381314586346" calcext:value-type="float">
            <text:p>0.187381314586346</text:p>
          </table:table-cell>
        </table:table-row>
        <table:table-row table:style-name="ro1">
          <table:table-cell office:value-type="float" office:value="0.080400000000001" calcext:value-type="float">
            <text:p>0.080400000000001</text:p>
          </table:table-cell>
          <table:table-cell office:value-type="float" office:value="-0.0000012465498002633" calcext:value-type="float">
            <text:p>-1.2465498002633E-06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305" calcext:value-type="float">
            <text:p>-31.405590430305</text:p>
          </table:table-cell>
          <table:table-cell office:value-type="float" office:value="0" calcext:value-type="float">
            <text:p>0</text:p>
          </table:table-cell>
          <table:table-cell table:formula="of:=[.F805]+(1-0.5)*0.0001*[.E805]+0.5*0.0001*[.E806]" office:value-type="float" office:value="-0.0000000000014299672557172" calcext:value-type="float">
            <text:p>-1.4299672557172E-12</text:p>
          </table:table-cell>
          <table:table-cell table:formula="of:=[.G805]+0.0001*[.F805]+(0.5-0.25)*0.0001^2*[.E805]+0.25*0.0001^2*[.E806]" office:value-type="float" office:value="-31.4055904302302" calcext:value-type="float">
            <text:p>-31.4055904302302</text:p>
          </table:table-cell>
          <table:table-cell table:formula="of:=[.H805]+1/2*([.A806]-[.A805])*([.E806]+[.E805])" office:value-type="float" office:value="-0.000000000000975886038645513" calcext:value-type="float">
            <text:p>-9.75886038645513E-13</text:p>
          </table:table-cell>
          <table:table-cell table:formula="of:=[.I805]+1/2*([.A806]-[.A805])*([.H806]+[.H805])" office:value-type="float" office:value="-31.4055904302302" calcext:value-type="float">
            <text:p>-31.4055904302302</text:p>
          </table:table-cell>
          <table:table-cell table:formula="of:=200*PI()*COS(200*PI()*[.A806])" office:value-type="float" office:value="608.578748678398" calcext:value-type="float">
            <text:p>608.578748678398</text:p>
          </table:table-cell>
          <table:table-cell table:formula="of:=SIN(200*PI()*[.A806])" office:value-type="float" office:value="0.248689887165471" calcext:value-type="float">
            <text:p>0.248689887165471</text:p>
          </table:table-cell>
        </table:table-row>
        <table:table-row table:style-name="ro1">
          <table:table-cell office:value-type="float" office:value="0.080500000000001" calcext:value-type="float">
            <text:p>0.080500000000001</text:p>
          </table:table-cell>
          <table:table-cell office:value-type="float" office:value="0.000000514480916528" calcext:value-type="float">
            <text:p>5.14480916528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305" calcext:value-type="float">
            <text:p>-31.405590430305</text:p>
          </table:table-cell>
          <table:table-cell office:value-type="float" office:value="0" calcext:value-type="float">
            <text:p>0</text:p>
          </table:table-cell>
          <table:table-cell table:formula="of:=[.F806]+(1-0.5)*0.0001*[.E806]+0.5*0.0001*[.E807]" office:value-type="float" office:value="-0.0000000000014299672557172" calcext:value-type="float">
            <text:p>-1.4299672557172E-12</text:p>
          </table:table-cell>
          <table:table-cell table:formula="of:=[.G806]+0.0001*[.F806]+(0.5-0.25)*0.0001^2*[.E806]+0.25*0.0001^2*[.E807]" office:value-type="float" office:value="-31.4055904302302" calcext:value-type="float">
            <text:p>-31.4055904302302</text:p>
          </table:table-cell>
          <table:table-cell table:formula="of:=[.H806]+1/2*([.A807]-[.A806])*([.E807]+[.E806])" office:value-type="float" office:value="-0.000000000000975886038645513" calcext:value-type="float">
            <text:p>-9.75886038645513E-13</text:p>
          </table:table-cell>
          <table:table-cell table:formula="of:=[.I806]+1/2*([.A807]-[.A806])*([.H807]+[.H806])" office:value-type="float" office:value="-31.4055904302302" calcext:value-type="float">
            <text:p>-31.4055904302302</text:p>
          </table:table-cell>
          <table:table-cell table:formula="of:=200*PI()*COS(200*PI()*[.A807])" office:value-type="float" office:value="597.566432948188" calcext:value-type="float">
            <text:p>597.566432948188</text:p>
          </table:table-cell>
          <table:table-cell table:formula="of:=SIN(200*PI()*[.A807])" office:value-type="float" office:value="0.309016994375549" calcext:value-type="float">
            <text:p>0.309016994375549</text:p>
          </table:table-cell>
        </table:table-row>
        <table:table-row table:style-name="ro1">
          <table:table-cell office:value-type="float" office:value="0.080600000000001" calcext:value-type="float">
            <text:p>0.080600000000001</text:p>
          </table:table-cell>
          <table:table-cell office:value-type="float" office:value="-0.0000012034975043128" calcext:value-type="float">
            <text:p>-1.2034975043128E-06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306" calcext:value-type="float">
            <text:p>-31.405590430306</text:p>
          </table:table-cell>
          <table:table-cell office:value-type="float" office:value="0" calcext:value-type="float">
            <text:p>0</text:p>
          </table:table-cell>
          <table:table-cell table:formula="of:=[.F807]+(1-0.5)*0.0001*[.E807]+0.5*0.0001*[.E808]" office:value-type="float" office:value="-0.0000000000014299672557172" calcext:value-type="float">
            <text:p>-1.4299672557172E-12</text:p>
          </table:table-cell>
          <table:table-cell table:formula="of:=[.G807]+0.0001*[.F807]+(0.5-0.25)*0.0001^2*[.E807]+0.25*0.0001^2*[.E808]" office:value-type="float" office:value="-31.4055904302302" calcext:value-type="float">
            <text:p>-31.4055904302302</text:p>
          </table:table-cell>
          <table:table-cell table:formula="of:=[.H807]+1/2*([.A808]-[.A807])*([.E808]+[.E807])" office:value-type="float" office:value="-0.000000000000975886038645513" calcext:value-type="float">
            <text:p>-9.75886038645513E-13</text:p>
          </table:table-cell>
          <table:table-cell table:formula="of:=[.I807]+1/2*([.A808]-[.A807])*([.H808]+[.H807])" office:value-type="float" office:value="-31.4055904302302" calcext:value-type="float">
            <text:p>-31.4055904302302</text:p>
          </table:table-cell>
          <table:table-cell table:formula="of:=200*PI()*COS(200*PI()*[.A808])" office:value-type="float" office:value="584.195795509268" calcext:value-type="float">
            <text:p>584.195795509268</text:p>
          </table:table-cell>
          <table:table-cell table:formula="of:=SIN(200*PI()*[.A808])" office:value-type="float" office:value="0.368124552685262" calcext:value-type="float">
            <text:p>0.368124552685262</text:p>
          </table:table-cell>
        </table:table-row>
        <table:table-row table:style-name="ro1">
          <table:table-cell office:value-type="float" office:value="0.080700000000001" calcext:value-type="float">
            <text:p>0.080700000000001</text:p>
          </table:table-cell>
          <table:table-cell office:value-type="float" office:value="0.0000004714286205775" calcext:value-type="float">
            <text:p>4.714286205775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306" calcext:value-type="float">
            <text:p>-31.405590430306</text:p>
          </table:table-cell>
          <table:table-cell office:value-type="float" office:value="0" calcext:value-type="float">
            <text:p>0</text:p>
          </table:table-cell>
          <table:table-cell table:formula="of:=[.F808]+(1-0.5)*0.0001*[.E808]+0.5*0.0001*[.E809]" office:value-type="float" office:value="-0.0000000000014299672557172" calcext:value-type="float">
            <text:p>-1.4299672557172E-12</text:p>
          </table:table-cell>
          <table:table-cell table:formula="of:=[.G808]+0.0001*[.F808]+(0.5-0.25)*0.0001^2*[.E808]+0.25*0.0001^2*[.E809]" office:value-type="float" office:value="-31.4055904302302" calcext:value-type="float">
            <text:p>-31.4055904302302</text:p>
          </table:table-cell>
          <table:table-cell table:formula="of:=[.H808]+1/2*([.A809]-[.A808])*([.E809]+[.E808])" office:value-type="float" office:value="-0.000000000000975886038645513" calcext:value-type="float">
            <text:p>-9.75886038645513E-13</text:p>
          </table:table-cell>
          <table:table-cell table:formula="of:=[.I808]+1/2*([.A809]-[.A808])*([.H809]+[.H808])" office:value-type="float" office:value="-31.4055904302302" calcext:value-type="float">
            <text:p>-31.4055904302302</text:p>
          </table:table-cell>
          <table:table-cell table:formula="of:=200*PI()*COS(200*PI()*[.A809])" office:value-type="float" office:value="568.519604159142" calcext:value-type="float">
            <text:p>568.519604159142</text:p>
          </table:table-cell>
          <table:table-cell table:formula="of:=SIN(200*PI()*[.A809])" office:value-type="float" office:value="0.425779291565644" calcext:value-type="float">
            <text:p>0.425779291565644</text:p>
          </table:table-cell>
        </table:table-row>
        <table:table-row table:style-name="ro1">
          <table:table-cell office:value-type="float" office:value="0.080800000000001" calcext:value-type="float">
            <text:p>0.080800000000001</text:p>
          </table:table-cell>
          <table:table-cell office:value-type="float" office:value="-0.0000011604452083623" calcext:value-type="float">
            <text:p>-1.1604452083623E-06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306" calcext:value-type="float">
            <text:p>-31.405590430306</text:p>
          </table:table-cell>
          <table:table-cell office:value-type="float" office:value="0" calcext:value-type="float">
            <text:p>0</text:p>
          </table:table-cell>
          <table:table-cell table:formula="of:=[.F809]+(1-0.5)*0.0001*[.E809]+0.5*0.0001*[.E810]" office:value-type="float" office:value="-0.0000000000014299672557172" calcext:value-type="float">
            <text:p>-1.4299672557172E-12</text:p>
          </table:table-cell>
          <table:table-cell table:formula="of:=[.G809]+0.0001*[.F809]+(0.5-0.25)*0.0001^2*[.E809]+0.25*0.0001^2*[.E810]" office:value-type="float" office:value="-31.4055904302302" calcext:value-type="float">
            <text:p>-31.4055904302302</text:p>
          </table:table-cell>
          <table:table-cell table:formula="of:=[.H809]+1/2*([.A810]-[.A809])*([.E810]+[.E809])" office:value-type="float" office:value="-0.000000000000975886038645513" calcext:value-type="float">
            <text:p>-9.75886038645513E-13</text:p>
          </table:table-cell>
          <table:table-cell table:formula="of:=[.I809]+1/2*([.A810]-[.A809])*([.H810]+[.H809])" office:value-type="float" office:value="-31.4055904302302" calcext:value-type="float">
            <text:p>-31.4055904302302</text:p>
          </table:table-cell>
          <table:table-cell table:formula="of:=200*PI()*COS(200*PI()*[.A810])" office:value-type="float" office:value="550.599725663301" calcext:value-type="float">
            <text:p>550.599725663301</text:p>
          </table:table-cell>
          <table:table-cell table:formula="of:=SIN(200*PI()*[.A810])" office:value-type="float" office:value="0.481753674102271" calcext:value-type="float">
            <text:p>0.481753674102271</text:p>
          </table:table-cell>
        </table:table-row>
        <table:table-row table:style-name="ro1">
          <table:table-cell office:value-type="float" office:value="0.080900000000001" calcext:value-type="float">
            <text:p>0.080900000000001</text:p>
          </table:table-cell>
          <table:table-cell office:value-type="float" office:value="0.000000428376324627" calcext:value-type="float">
            <text:p>4.28376324627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306" calcext:value-type="float">
            <text:p>-31.405590430306</text:p>
          </table:table-cell>
          <table:table-cell office:value-type="float" office:value="0" calcext:value-type="float">
            <text:p>0</text:p>
          </table:table-cell>
          <table:table-cell table:formula="of:=[.F810]+(1-0.5)*0.0001*[.E810]+0.5*0.0001*[.E811]" office:value-type="float" office:value="-0.0000000000014299672557172" calcext:value-type="float">
            <text:p>-1.4299672557172E-12</text:p>
          </table:table-cell>
          <table:table-cell table:formula="of:=[.G810]+0.0001*[.F810]+(0.5-0.25)*0.0001^2*[.E810]+0.25*0.0001^2*[.E811]" office:value-type="float" office:value="-31.4055904302302" calcext:value-type="float">
            <text:p>-31.4055904302302</text:p>
          </table:table-cell>
          <table:table-cell table:formula="of:=[.H810]+1/2*([.A811]-[.A810])*([.E811]+[.E810])" office:value-type="float" office:value="-0.000000000000975886038645513" calcext:value-type="float">
            <text:p>-9.75886038645513E-13</text:p>
          </table:table-cell>
          <table:table-cell table:formula="of:=[.I810]+1/2*([.A811]-[.A810])*([.H811]+[.H810])" office:value-type="float" office:value="-31.4055904302302" calcext:value-type="float">
            <text:p>-31.4055904302302</text:p>
          </table:table-cell>
          <table:table-cell table:formula="of:=200*PI()*COS(200*PI()*[.A811])" office:value-type="float" office:value="530.506881595353" calcext:value-type="float">
            <text:p>530.506881595353</text:p>
          </table:table-cell>
          <table:table-cell table:formula="of:=SIN(200*PI()*[.A811])" office:value-type="float" office:value="0.535826794979535" calcext:value-type="float">
            <text:p>0.535826794979535</text:p>
          </table:table-cell>
        </table:table-row>
        <table:table-row table:style-name="ro1">
          <table:table-cell office:value-type="float" office:value="0.081000000000001" calcext:value-type="float">
            <text:p>0.081000000000001</text:p>
          </table:table-cell>
          <table:table-cell office:value-type="float" office:value="-0.0000011173929124118" calcext:value-type="float">
            <text:p>-1.1173929124118E-06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306" calcext:value-type="float">
            <text:p>-31.405590430306</text:p>
          </table:table-cell>
          <table:table-cell office:value-type="float" office:value="0" calcext:value-type="float">
            <text:p>0</text:p>
          </table:table-cell>
          <table:table-cell table:formula="of:=[.F811]+(1-0.5)*0.0001*[.E811]+0.5*0.0001*[.E812]" office:value-type="float" office:value="-0.0000000000014299672557172" calcext:value-type="float">
            <text:p>-1.4299672557172E-12</text:p>
          </table:table-cell>
          <table:table-cell table:formula="of:=[.G811]+0.0001*[.F811]+(0.5-0.25)*0.0001^2*[.E811]+0.25*0.0001^2*[.E812]" office:value-type="float" office:value="-31.4055904302302" calcext:value-type="float">
            <text:p>-31.4055904302302</text:p>
          </table:table-cell>
          <table:table-cell table:formula="of:=[.H811]+1/2*([.A812]-[.A811])*([.E812]+[.E811])" office:value-type="float" office:value="-0.000000000000975886038645513" calcext:value-type="float">
            <text:p>-9.75886038645513E-13</text:p>
          </table:table-cell>
          <table:table-cell table:formula="of:=[.I811]+1/2*([.A812]-[.A811])*([.H812]+[.H811])" office:value-type="float" office:value="-31.4055904302302" calcext:value-type="float">
            <text:p>-31.4055904302302</text:p>
          </table:table-cell>
          <table:table-cell table:formula="of:=200*PI()*COS(200*PI()*[.A812])" office:value-type="float" office:value="508.320369231295" calcext:value-type="float">
            <text:p>508.320369231295</text:p>
          </table:table-cell>
          <table:table-cell table:formula="of:=SIN(200*PI()*[.A812])" office:value-type="float" office:value="0.58778525229298" calcext:value-type="float">
            <text:p>0.58778525229298</text:p>
          </table:table-cell>
        </table:table-row>
        <table:table-row table:style-name="ro1">
          <table:table-cell office:value-type="float" office:value="0.081100000000001" calcext:value-type="float">
            <text:p>0.081100000000001</text:p>
          </table:table-cell>
          <table:table-cell office:value-type="float" office:value="0.00000038532402867649" calcext:value-type="float">
            <text:p>3.8532402867649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306" calcext:value-type="float">
            <text:p>-31.405590430306</text:p>
          </table:table-cell>
          <table:table-cell office:value-type="float" office:value="0" calcext:value-type="float">
            <text:p>0</text:p>
          </table:table-cell>
          <table:table-cell table:formula="of:=[.F812]+(1-0.5)*0.0001*[.E812]+0.5*0.0001*[.E813]" office:value-type="float" office:value="-0.0000000000014299672557172" calcext:value-type="float">
            <text:p>-1.4299672557172E-12</text:p>
          </table:table-cell>
          <table:table-cell table:formula="of:=[.G812]+0.0001*[.F812]+(0.5-0.25)*0.0001^2*[.E812]+0.25*0.0001^2*[.E813]" office:value-type="float" office:value="-31.4055904302302" calcext:value-type="float">
            <text:p>-31.4055904302302</text:p>
          </table:table-cell>
          <table:table-cell table:formula="of:=[.H812]+1/2*([.A813]-[.A812])*([.E813]+[.E812])" office:value-type="float" office:value="-0.000000000000975886038645513" calcext:value-type="float">
            <text:p>-9.75886038645513E-13</text:p>
          </table:table-cell>
          <table:table-cell table:formula="of:=[.I812]+1/2*([.A813]-[.A812])*([.H813]+[.H812])" office:value-type="float" office:value="-31.4055904302302" calcext:value-type="float">
            <text:p>-31.4055904302302</text:p>
          </table:table-cell>
          <table:table-cell table:formula="of:=200*PI()*COS(200*PI()*[.A813])" office:value-type="float" office:value="484.127748599361" calcext:value-type="float">
            <text:p>484.127748599361</text:p>
          </table:table-cell>
          <table:table-cell table:formula="of:=SIN(200*PI()*[.A813])" office:value-type="float" office:value="0.637423989749175" calcext:value-type="float">
            <text:p>0.637423989749175</text:p>
          </table:table-cell>
        </table:table-row>
        <table:table-row table:style-name="ro1">
          <table:table-cell office:value-type="float" office:value="0.081200000000001" calcext:value-type="float">
            <text:p>0.081200000000001</text:p>
          </table:table-cell>
          <table:table-cell office:value-type="float" office:value="-0.0000010743406164613" calcext:value-type="float">
            <text:p>-1.0743406164613E-06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306" calcext:value-type="float">
            <text:p>-31.405590430306</text:p>
          </table:table-cell>
          <table:table-cell office:value-type="float" office:value="0" calcext:value-type="float">
            <text:p>0</text:p>
          </table:table-cell>
          <table:table-cell table:formula="of:=[.F813]+(1-0.5)*0.0001*[.E813]+0.5*0.0001*[.E814]" office:value-type="float" office:value="-0.0000000000014299672557172" calcext:value-type="float">
            <text:p>-1.4299672557172E-12</text:p>
          </table:table-cell>
          <table:table-cell table:formula="of:=[.G813]+0.0001*[.F813]+(0.5-0.25)*0.0001^2*[.E813]+0.25*0.0001^2*[.E814]" office:value-type="float" office:value="-31.4055904302302" calcext:value-type="float">
            <text:p>-31.4055904302302</text:p>
          </table:table-cell>
          <table:table-cell table:formula="of:=[.H813]+1/2*([.A814]-[.A813])*([.E814]+[.E813])" office:value-type="float" office:value="-0.000000000000975886038645513" calcext:value-type="float">
            <text:p>-9.75886038645513E-13</text:p>
          </table:table-cell>
          <table:table-cell table:formula="of:=[.I813]+1/2*([.A814]-[.A813])*([.H814]+[.H813])" office:value-type="float" office:value="-31.4055904302302" calcext:value-type="float">
            <text:p>-31.4055904302302</text:p>
          </table:table-cell>
          <table:table-cell table:formula="of:=200*PI()*COS(200*PI()*[.A814])" office:value-type="float" office:value="458.024496920636" calcext:value-type="float">
            <text:p>458.024496920636</text:p>
          </table:table-cell>
          <table:table-cell table:formula="of:=SIN(200*PI()*[.A814])" office:value-type="float" office:value="0.68454710592915" calcext:value-type="float">
            <text:p>0.68454710592915</text:p>
          </table:table-cell>
        </table:table-row>
        <table:table-row table:style-name="ro1">
          <table:table-cell office:value-type="float" office:value="0.081300000000001" calcext:value-type="float">
            <text:p>0.081300000000001</text:p>
          </table:table-cell>
          <table:table-cell office:value-type="float" office:value="0.00000034227173272599" calcext:value-type="float">
            <text:p>3.4227173272599E-07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307" calcext:value-type="float">
            <text:p>-31.405590430307</text:p>
          </table:table-cell>
          <table:table-cell office:value-type="float" office:value="0" calcext:value-type="float">
            <text:p>0</text:p>
          </table:table-cell>
          <table:table-cell table:formula="of:=[.F814]+(1-0.5)*0.0001*[.E814]+0.5*0.0001*[.E815]" office:value-type="float" office:value="-0.0000000000014299672557172" calcext:value-type="float">
            <text:p>-1.4299672557172E-12</text:p>
          </table:table-cell>
          <table:table-cell table:formula="of:=[.G814]+0.0001*[.F814]+(0.5-0.25)*0.0001^2*[.E814]+0.25*0.0001^2*[.E815]" office:value-type="float" office:value="-31.4055904302302" calcext:value-type="float">
            <text:p>-31.4055904302302</text:p>
          </table:table-cell>
          <table:table-cell table:formula="of:=[.H814]+1/2*([.A815]-[.A814])*([.E815]+[.E814])" office:value-type="float" office:value="-0.000000000000975886038645513" calcext:value-type="float">
            <text:p>-9.75886038645513E-13</text:p>
          </table:table-cell>
          <table:table-cell table:formula="of:=[.I814]+1/2*([.A815]-[.A814])*([.H815]+[.H814])" office:value-type="float" office:value="-31.4055904302302" calcext:value-type="float">
            <text:p>-31.4055904302302</text:p>
          </table:table-cell>
          <table:table-cell table:formula="of:=200*PI()*COS(200*PI()*[.A815])" office:value-type="float" office:value="430.113631804053" calcext:value-type="float">
            <text:p>430.113631804053</text:p>
          </table:table-cell>
          <table:table-cell table:formula="of:=SIN(200*PI()*[.A815])" office:value-type="float" office:value="0.728968627421847" calcext:value-type="float">
            <text:p>0.728968627421847</text:p>
          </table:table-cell>
        </table:table-row>
        <table:table-row table:style-name="ro1">
          <table:table-cell office:value-type="float" office:value="0.081400000000001" calcext:value-type="float">
            <text:p>0.081400000000001</text:p>
          </table:table-cell>
          <table:table-cell office:value-type="float" office:value="-0.0000010312883205108" calcext:value-type="float">
            <text:p>-1.0312883205108E-06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307" calcext:value-type="float">
            <text:p>-31.405590430307</text:p>
          </table:table-cell>
          <table:table-cell office:value-type="float" office:value="0" calcext:value-type="float">
            <text:p>0</text:p>
          </table:table-cell>
          <table:table-cell table:formula="of:=[.F815]+(1-0.5)*0.0001*[.E815]+0.5*0.0001*[.E816]" office:value-type="float" office:value="-0.0000000000014299672557172" calcext:value-type="float">
            <text:p>-1.4299672557172E-12</text:p>
          </table:table-cell>
          <table:table-cell table:formula="of:=[.G815]+0.0001*[.F815]+(0.5-0.25)*0.0001^2*[.E815]+0.25*0.0001^2*[.E816]" office:value-type="float" office:value="-31.4055904302302" calcext:value-type="float">
            <text:p>-31.4055904302302</text:p>
          </table:table-cell>
          <table:table-cell table:formula="of:=[.H815]+1/2*([.A816]-[.A815])*([.E816]+[.E815])" office:value-type="float" office:value="-0.000000000000975886038645513" calcext:value-type="float">
            <text:p>-9.75886038645513E-13</text:p>
          </table:table-cell>
          <table:table-cell table:formula="of:=[.I815]+1/2*([.A816]-[.A815])*([.H816]+[.H815])" office:value-type="float" office:value="-31.4055904302302" calcext:value-type="float">
            <text:p>-31.4055904302302</text:p>
          </table:table-cell>
          <table:table-cell table:formula="of:=200*PI()*COS(200*PI()*[.A816])" office:value-type="float" office:value="400.505304682966" calcext:value-type="float">
            <text:p>400.505304682966</text:p>
          </table:table-cell>
          <table:table-cell table:formula="of:=SIN(200*PI()*[.A816])" office:value-type="float" office:value="0.770513242776197" calcext:value-type="float">
            <text:p>0.770513242776197</text:p>
          </table:table-cell>
        </table:table-row>
        <table:table-row table:style-name="ro1">
          <table:table-cell office:value-type="float" office:value="0.081500000000001" calcext:value-type="float">
            <text:p>0.081500000000001</text:p>
          </table:table-cell>
          <table:table-cell office:value-type="float" office:value="0.00000029921943677551" calcext:value-type="float">
            <text:p>2.9921943677551E-07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307" calcext:value-type="float">
            <text:p>-31.405590430307</text:p>
          </table:table-cell>
          <table:table-cell office:value-type="float" office:value="0" calcext:value-type="float">
            <text:p>0</text:p>
          </table:table-cell>
          <table:table-cell table:formula="of:=[.F816]+(1-0.5)*0.0001*[.E816]+0.5*0.0001*[.E817]" office:value-type="float" office:value="-0.0000000000014299672557172" calcext:value-type="float">
            <text:p>-1.4299672557172E-12</text:p>
          </table:table-cell>
          <table:table-cell table:formula="of:=[.G816]+0.0001*[.F816]+(0.5-0.25)*0.0001^2*[.E816]+0.25*0.0001^2*[.E817]" office:value-type="float" office:value="-31.4055904302302" calcext:value-type="float">
            <text:p>-31.4055904302302</text:p>
          </table:table-cell>
          <table:table-cell table:formula="of:=[.H816]+1/2*([.A817]-[.A816])*([.E817]+[.E816])" office:value-type="float" office:value="-0.000000000000975886038645513" calcext:value-type="float">
            <text:p>-9.75886038645513E-13</text:p>
          </table:table-cell>
          <table:table-cell table:formula="of:=[.I816]+1/2*([.A817]-[.A816])*([.H817]+[.H816])" office:value-type="float" office:value="-31.4055904302302" calcext:value-type="float">
            <text:p>-31.4055904302302</text:p>
          </table:table-cell>
          <table:table-cell table:formula="of:=200*PI()*COS(200*PI()*[.A817])" office:value-type="float" office:value="369.316366097772" calcext:value-type="float">
            <text:p>369.316366097772</text:p>
          </table:table-cell>
          <table:table-cell table:formula="of:=SIN(200*PI()*[.A817])" office:value-type="float" office:value="0.809016994375317" calcext:value-type="float">
            <text:p>0.809016994375317</text:p>
          </table:table-cell>
        </table:table-row>
        <table:table-row table:style-name="ro1">
          <table:table-cell office:value-type="float" office:value="0.081600000000001" calcext:value-type="float">
            <text:p>0.081600000000001</text:p>
          </table:table-cell>
          <table:table-cell office:value-type="float" office:value="-0.00000098823602456037" calcext:value-type="float">
            <text:p>-9.8823602456037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307" calcext:value-type="float">
            <text:p>-31.405590430307</text:p>
          </table:table-cell>
          <table:table-cell office:value-type="float" office:value="0" calcext:value-type="float">
            <text:p>0</text:p>
          </table:table-cell>
          <table:table-cell table:formula="of:=[.F817]+(1-0.5)*0.0001*[.E817]+0.5*0.0001*[.E818]" office:value-type="float" office:value="-0.0000000000014299672557172" calcext:value-type="float">
            <text:p>-1.4299672557172E-12</text:p>
          </table:table-cell>
          <table:table-cell table:formula="of:=[.G817]+0.0001*[.F817]+(0.5-0.25)*0.0001^2*[.E817]+0.25*0.0001^2*[.E818]" office:value-type="float" office:value="-31.4055904302302" calcext:value-type="float">
            <text:p>-31.4055904302302</text:p>
          </table:table-cell>
          <table:table-cell table:formula="of:=[.H817]+1/2*([.A818]-[.A817])*([.E818]+[.E817])" office:value-type="float" office:value="-0.000000000000975886038645513" calcext:value-type="float">
            <text:p>-9.75886038645513E-13</text:p>
          </table:table-cell>
          <table:table-cell table:formula="of:=[.I817]+1/2*([.A818]-[.A817])*([.H818]+[.H817])" office:value-type="float" office:value="-31.4055904302302" calcext:value-type="float">
            <text:p>-31.4055904302302</text:p>
          </table:table-cell>
          <table:table-cell table:formula="of:=200*PI()*COS(200*PI()*[.A818])" office:value-type="float" office:value="336.669904540181" calcext:value-type="float">
            <text:p>336.669904540181</text:p>
          </table:table-cell>
          <table:table-cell table:formula="of:=SIN(200*PI()*[.A818])" office:value-type="float" office:value="0.844327925502354" calcext:value-type="float">
            <text:p>0.844327925502354</text:p>
          </table:table-cell>
        </table:table-row>
        <table:table-row table:style-name="ro1">
          <table:table-cell office:value-type="float" office:value="0.081700000000001" calcext:value-type="float">
            <text:p>0.081700000000001</text:p>
          </table:table-cell>
          <table:table-cell office:value-type="float" office:value="0.00000025616714082504" calcext:value-type="float">
            <text:p>2.5616714082504E-07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307" calcext:value-type="float">
            <text:p>-31.405590430307</text:p>
          </table:table-cell>
          <table:table-cell office:value-type="float" office:value="0" calcext:value-type="float">
            <text:p>0</text:p>
          </table:table-cell>
          <table:table-cell table:formula="of:=[.F818]+(1-0.5)*0.0001*[.E818]+0.5*0.0001*[.E819]" office:value-type="float" office:value="-0.0000000000014299672557172" calcext:value-type="float">
            <text:p>-1.4299672557172E-12</text:p>
          </table:table-cell>
          <table:table-cell table:formula="of:=[.G818]+0.0001*[.F818]+(0.5-0.25)*0.0001^2*[.E818]+0.25*0.0001^2*[.E819]" office:value-type="float" office:value="-31.4055904302302" calcext:value-type="float">
            <text:p>-31.4055904302302</text:p>
          </table:table-cell>
          <table:table-cell table:formula="of:=[.H818]+1/2*([.A819]-[.A818])*([.E819]+[.E818])" office:value-type="float" office:value="-0.000000000000975886038645513" calcext:value-type="float">
            <text:p>-9.75886038645513E-13</text:p>
          </table:table-cell>
          <table:table-cell table:formula="of:=[.I818]+1/2*([.A819]-[.A818])*([.H819]+[.H818])" office:value-type="float" office:value="-31.4055904302302" calcext:value-type="float">
            <text:p>-31.4055904302302</text:p>
          </table:table-cell>
          <table:table-cell table:formula="of:=200*PI()*COS(200*PI()*[.A819])" office:value-type="float" office:value="302.694760679218" calcext:value-type="float">
            <text:p>302.694760679218</text:p>
          </table:table-cell>
          <table:table-cell table:formula="of:=SIN(200*PI()*[.A819])" office:value-type="float" office:value="0.876306680044169" calcext:value-type="float">
            <text:p>0.876306680044169</text:p>
          </table:table-cell>
        </table:table-row>
        <table:table-row table:style-name="ro1">
          <table:table-cell office:value-type="float" office:value="0.081800000000001" calcext:value-type="float">
            <text:p>0.081800000000001</text:p>
          </table:table-cell>
          <table:table-cell office:value-type="float" office:value="-0.0000009451837286099" calcext:value-type="float">
            <text:p>-9.451837286099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307" calcext:value-type="float">
            <text:p>-31.405590430307</text:p>
          </table:table-cell>
          <table:table-cell office:value-type="float" office:value="0" calcext:value-type="float">
            <text:p>0</text:p>
          </table:table-cell>
          <table:table-cell table:formula="of:=[.F819]+(1-0.5)*0.0001*[.E819]+0.5*0.0001*[.E820]" office:value-type="float" office:value="-0.0000000000014299672557172" calcext:value-type="float">
            <text:p>-1.4299672557172E-12</text:p>
          </table:table-cell>
          <table:table-cell table:formula="of:=[.G819]+0.0001*[.F819]+(0.5-0.25)*0.0001^2*[.E819]+0.25*0.0001^2*[.E820]" office:value-type="float" office:value="-31.4055904302302" calcext:value-type="float">
            <text:p>-31.4055904302302</text:p>
          </table:table-cell>
          <table:table-cell table:formula="of:=[.H819]+1/2*([.A820]-[.A819])*([.E820]+[.E819])" office:value-type="float" office:value="-0.000000000000975886038645513" calcext:value-type="float">
            <text:p>-9.75886038645513E-13</text:p>
          </table:table-cell>
          <table:table-cell table:formula="of:=[.I819]+1/2*([.A820]-[.A819])*([.H820]+[.H819])" office:value-type="float" office:value="-31.4055904302302" calcext:value-type="float">
            <text:p>-31.4055904302302</text:p>
          </table:table-cell>
          <table:table-cell table:formula="of:=200*PI()*COS(200*PI()*[.A820])" office:value-type="float" office:value="267.525018885937" calcext:value-type="float">
            <text:p>267.525018885937</text:p>
          </table:table-cell>
          <table:table-cell table:formula="of:=SIN(200*PI()*[.A820])" office:value-type="float" office:value="0.904827052466291" calcext:value-type="float">
            <text:p>0.904827052466291</text:p>
          </table:table-cell>
        </table:table-row>
        <table:table-row table:style-name="ro1">
          <table:table-cell office:value-type="float" office:value="0.081900000000001" calcext:value-type="float">
            <text:p>0.081900000000001</text:p>
          </table:table-cell>
          <table:table-cell office:value-type="float" office:value="0.00000021311484487456" calcext:value-type="float">
            <text:p>2.1311484487456E-07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308" calcext:value-type="float">
            <text:p>-31.405590430308</text:p>
          </table:table-cell>
          <table:table-cell office:value-type="float" office:value="0" calcext:value-type="float">
            <text:p>0</text:p>
          </table:table-cell>
          <table:table-cell table:formula="of:=[.F820]+(1-0.5)*0.0001*[.E820]+0.5*0.0001*[.E821]" office:value-type="float" office:value="-0.0000000000014299672557172" calcext:value-type="float">
            <text:p>-1.4299672557172E-12</text:p>
          </table:table-cell>
          <table:table-cell table:formula="of:=[.G820]+0.0001*[.F820]+(0.5-0.25)*0.0001^2*[.E820]+0.25*0.0001^2*[.E821]" office:value-type="float" office:value="-31.4055904302302" calcext:value-type="float">
            <text:p>-31.4055904302302</text:p>
          </table:table-cell>
          <table:table-cell table:formula="of:=[.H820]+1/2*([.A821]-[.A820])*([.E821]+[.E820])" office:value-type="float" office:value="-0.000000000000975886038645513" calcext:value-type="float">
            <text:p>-9.75886038645513E-13</text:p>
          </table:table-cell>
          <table:table-cell table:formula="of:=[.I820]+1/2*([.A821]-[.A820])*([.H821]+[.H820])" office:value-type="float" office:value="-31.4055904302302" calcext:value-type="float">
            <text:p>-31.4055904302302</text:p>
          </table:table-cell>
          <table:table-cell table:formula="of:=200*PI()*COS(200*PI()*[.A821])" office:value-type="float" office:value="231.299478063676" calcext:value-type="float">
            <text:p>231.299478063676</text:p>
          </table:table-cell>
          <table:table-cell table:formula="of:=SIN(200*PI()*[.A821])" office:value-type="float" office:value="0.929776485888482" calcext:value-type="float">
            <text:p>0.929776485888482</text:p>
          </table:table-cell>
        </table:table-row>
        <table:table-row table:style-name="ro1">
          <table:table-cell office:value-type="float" office:value="0.082000000000001" calcext:value-type="float">
            <text:p>0.082000000000001</text:p>
          </table:table-cell>
          <table:table-cell office:value-type="float" office:value="-0.00000090213143265943" calcext:value-type="float">
            <text:p>-9.0213143265943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308" calcext:value-type="float">
            <text:p>-31.405590430308</text:p>
          </table:table-cell>
          <table:table-cell office:value-type="float" office:value="0" calcext:value-type="float">
            <text:p>0</text:p>
          </table:table-cell>
          <table:table-cell table:formula="of:=[.F821]+(1-0.5)*0.0001*[.E821]+0.5*0.0001*[.E822]" office:value-type="float" office:value="-0.0000000000014299672557172" calcext:value-type="float">
            <text:p>-1.4299672557172E-12</text:p>
          </table:table-cell>
          <table:table-cell table:formula="of:=[.G821]+0.0001*[.F821]+(0.5-0.25)*0.0001^2*[.E821]+0.25*0.0001^2*[.E822]" office:value-type="float" office:value="-31.4055904302302" calcext:value-type="float">
            <text:p>-31.4055904302302</text:p>
          </table:table-cell>
          <table:table-cell table:formula="of:=[.H821]+1/2*([.A822]-[.A821])*([.E822]+[.E821])" office:value-type="float" office:value="-0.000000000000975886038645513" calcext:value-type="float">
            <text:p>-9.75886038645513E-13</text:p>
          </table:table-cell>
          <table:table-cell table:formula="of:=[.I821]+1/2*([.A822]-[.A821])*([.H822]+[.H821])" office:value-type="float" office:value="-31.4055904302302" calcext:value-type="float">
            <text:p>-31.4055904302302</text:p>
          </table:table-cell>
          <table:table-cell table:formula="of:=200*PI()*COS(200*PI()*[.A822])" office:value-type="float" office:value="194.16110387217" calcext:value-type="float">
            <text:p>194.16110387217</text:p>
          </table:table-cell>
          <table:table-cell table:formula="of:=SIN(200*PI()*[.A822])" office:value-type="float" office:value="0.951056516295348" calcext:value-type="float">
            <text:p>0.951056516295348</text:p>
          </table:table-cell>
        </table:table-row>
        <table:table-row table:style-name="ro1">
          <table:table-cell office:value-type="float" office:value="0.082100000000001" calcext:value-type="float">
            <text:p>0.082100000000001</text:p>
          </table:table-cell>
          <table:table-cell office:value-type="float" office:value="0.00000017006254892409" calcext:value-type="float">
            <text:p>1.7006254892409E-07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308" calcext:value-type="float">
            <text:p>-31.405590430308</text:p>
          </table:table-cell>
          <table:table-cell office:value-type="float" office:value="0" calcext:value-type="float">
            <text:p>0</text:p>
          </table:table-cell>
          <table:table-cell table:formula="of:=[.F822]+(1-0.5)*0.0001*[.E822]+0.5*0.0001*[.E823]" office:value-type="float" office:value="-0.0000000000014299672557172" calcext:value-type="float">
            <text:p>-1.4299672557172E-12</text:p>
          </table:table-cell>
          <table:table-cell table:formula="of:=[.G822]+0.0001*[.F822]+(0.5-0.25)*0.0001^2*[.E822]+0.25*0.0001^2*[.E823]" office:value-type="float" office:value="-31.4055904302302" calcext:value-type="float">
            <text:p>-31.4055904302302</text:p>
          </table:table-cell>
          <table:table-cell table:formula="of:=[.H822]+1/2*([.A823]-[.A822])*([.E823]+[.E822])" office:value-type="float" office:value="-0.000000000000975886038645513" calcext:value-type="float">
            <text:p>-9.75886038645513E-13</text:p>
          </table:table-cell>
          <table:table-cell table:formula="of:=[.I822]+1/2*([.A823]-[.A822])*([.H823]+[.H822])" office:value-type="float" office:value="-31.4055904302302" calcext:value-type="float">
            <text:p>-31.4055904302302</text:p>
          </table:table-cell>
          <table:table-cell table:formula="of:=200*PI()*COS(200*PI()*[.A823])" office:value-type="float" office:value="156.256464507451" calcext:value-type="float">
            <text:p>156.256464507451</text:p>
          </table:table-cell>
          <table:table-cell table:formula="of:=SIN(200*PI()*[.A823])" office:value-type="float" office:value="0.968583161128789" calcext:value-type="float">
            <text:p>0.968583161128789</text:p>
          </table:table-cell>
        </table:table-row>
        <table:table-row table:style-name="ro1">
          <table:table-cell office:value-type="float" office:value="0.082200000000001" calcext:value-type="float">
            <text:p>0.082200000000001</text:p>
          </table:table-cell>
          <table:table-cell office:value-type="float" office:value="-0.00000085907913670897" calcext:value-type="float">
            <text:p>-8.5907913670897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308" calcext:value-type="float">
            <text:p>-31.405590430308</text:p>
          </table:table-cell>
          <table:table-cell office:value-type="float" office:value="0" calcext:value-type="float">
            <text:p>0</text:p>
          </table:table-cell>
          <table:table-cell table:formula="of:=[.F823]+(1-0.5)*0.0001*[.E823]+0.5*0.0001*[.E824]" office:value-type="float" office:value="-0.0000000000014299672557172" calcext:value-type="float">
            <text:p>-1.4299672557172E-12</text:p>
          </table:table-cell>
          <table:table-cell table:formula="of:=[.G823]+0.0001*[.F823]+(0.5-0.25)*0.0001^2*[.E823]+0.25*0.0001^2*[.E824]" office:value-type="float" office:value="-31.4055904302302" calcext:value-type="float">
            <text:p>-31.4055904302302</text:p>
          </table:table-cell>
          <table:table-cell table:formula="of:=[.H823]+1/2*([.A824]-[.A823])*([.E824]+[.E823])" office:value-type="float" office:value="-0.000000000000975886038645513" calcext:value-type="float">
            <text:p>-9.75886038645513E-13</text:p>
          </table:table-cell>
          <table:table-cell table:formula="of:=[.I823]+1/2*([.A824]-[.A823])*([.H824]+[.H823])" office:value-type="float" office:value="-31.4055904302302" calcext:value-type="float">
            <text:p>-31.4055904302302</text:p>
          </table:table-cell>
          <table:table-cell table:formula="of:=200*PI()*COS(200*PI()*[.A824])" office:value-type="float" office:value="117.735152264109" calcext:value-type="float">
            <text:p>117.735152264109</text:p>
          </table:table-cell>
          <table:table-cell table:formula="of:=SIN(200*PI()*[.A824])" office:value-type="float" office:value="0.982287250728808" calcext:value-type="float">
            <text:p>0.982287250728808</text:p>
          </table:table-cell>
        </table:table-row>
        <table:table-row table:style-name="ro1">
          <table:table-cell office:value-type="float" office:value="0.082300000000001" calcext:value-type="float">
            <text:p>0.082300000000001</text:p>
          </table:table-cell>
          <table:table-cell office:value-type="float" office:value="0.00000012701025297366" calcext:value-type="float">
            <text:p>1.2701025297366E-07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308" calcext:value-type="float">
            <text:p>-31.405590430308</text:p>
          </table:table-cell>
          <table:table-cell office:value-type="float" office:value="0" calcext:value-type="float">
            <text:p>0</text:p>
          </table:table-cell>
          <table:table-cell table:formula="of:=[.F824]+(1-0.5)*0.0001*[.E824]+0.5*0.0001*[.E825]" office:value-type="float" office:value="-0.0000000000014299672557172" calcext:value-type="float">
            <text:p>-1.4299672557172E-12</text:p>
          </table:table-cell>
          <table:table-cell table:formula="of:=[.G824]+0.0001*[.F824]+(0.5-0.25)*0.0001^2*[.E824]+0.25*0.0001^2*[.E825]" office:value-type="float" office:value="-31.4055904302302" calcext:value-type="float">
            <text:p>-31.4055904302302</text:p>
          </table:table-cell>
          <table:table-cell table:formula="of:=[.H824]+1/2*([.A825]-[.A824])*([.E825]+[.E824])" office:value-type="float" office:value="-0.000000000000975886038645513" calcext:value-type="float">
            <text:p>-9.75886038645513E-13</text:p>
          </table:table-cell>
          <table:table-cell table:formula="of:=[.I824]+1/2*([.A825]-[.A824])*([.H825]+[.H824])" office:value-type="float" office:value="-31.4055904302302" calcext:value-type="float">
            <text:p>-31.4055904302302</text:p>
          </table:table-cell>
          <table:table-cell table:formula="of:=200*PI()*COS(200*PI()*[.A825])" office:value-type="float" office:value="78.7491931628599" calcext:value-type="float">
            <text:p>78.7491931628599</text:p>
          </table:table-cell>
          <table:table-cell table:formula="of:=SIN(200*PI()*[.A825])" office:value-type="float" office:value="0.992114701314557" calcext:value-type="float">
            <text:p>0.992114701314557</text:p>
          </table:table-cell>
        </table:table-row>
        <table:table-row table:style-name="ro1">
          <table:table-cell office:value-type="float" office:value="0.082400000000001" calcext:value-type="float">
            <text:p>0.082400000000001</text:p>
          </table:table-cell>
          <table:table-cell office:value-type="float" office:value="-0.00000081602684075856" calcext:value-type="float">
            <text:p>-8.1602684075856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308" calcext:value-type="float">
            <text:p>-31.405590430308</text:p>
          </table:table-cell>
          <table:table-cell office:value-type="float" office:value="0" calcext:value-type="float">
            <text:p>0</text:p>
          </table:table-cell>
          <table:table-cell table:formula="of:=[.F825]+(1-0.5)*0.0001*[.E825]+0.5*0.0001*[.E826]" office:value-type="float" office:value="-0.0000000000014299672557172" calcext:value-type="float">
            <text:p>-1.4299672557172E-12</text:p>
          </table:table-cell>
          <table:table-cell table:formula="of:=[.G825]+0.0001*[.F825]+(0.5-0.25)*0.0001^2*[.E825]+0.25*0.0001^2*[.E826]" office:value-type="float" office:value="-31.4055904302302" calcext:value-type="float">
            <text:p>-31.4055904302302</text:p>
          </table:table-cell>
          <table:table-cell table:formula="of:=[.H825]+1/2*([.A826]-[.A825])*([.E826]+[.E825])" office:value-type="float" office:value="-0.000000000000975886038645513" calcext:value-type="float">
            <text:p>-9.75886038645513E-13</text:p>
          </table:table-cell>
          <table:table-cell table:formula="of:=[.I825]+1/2*([.A826]-[.A825])*([.H826]+[.H825])" office:value-type="float" office:value="-31.4055904302302" calcext:value-type="float">
            <text:p>-31.4055904302302</text:p>
          </table:table-cell>
          <table:table-cell table:formula="of:=200*PI()*COS(200*PI()*[.A826])" office:value-type="float" office:value="39.4524469732811" calcext:value-type="float">
            <text:p>39.4524469732811</text:p>
          </table:table-cell>
          <table:table-cell table:formula="of:=SIN(200*PI()*[.A826])" office:value-type="float" office:value="0.998026728428311" calcext:value-type="float">
            <text:p>0.998026728428311</text:p>
          </table:table-cell>
        </table:table-row>
        <table:table-row table:style-name="ro1">
          <table:table-cell office:value-type="float" office:value="0.082500000000001" calcext:value-type="float">
            <text:p>0.082500000000001</text:p>
          </table:table-cell>
          <table:table-cell office:value-type="float" office:value="0.000000083957957023262" calcext:value-type="float">
            <text:p>8.3957957023262E-08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309" calcext:value-type="float">
            <text:p>-31.405590430309</text:p>
          </table:table-cell>
          <table:table-cell office:value-type="float" office:value="0" calcext:value-type="float">
            <text:p>0</text:p>
          </table:table-cell>
          <table:table-cell table:formula="of:=[.F826]+(1-0.5)*0.0001*[.E826]+0.5*0.0001*[.E827]" office:value-type="float" office:value="-0.0000000000014299672557172" calcext:value-type="float">
            <text:p>-1.4299672557172E-12</text:p>
          </table:table-cell>
          <table:table-cell table:formula="of:=[.G826]+0.0001*[.F826]+(0.5-0.25)*0.0001^2*[.E826]+0.25*0.0001^2*[.E827]" office:value-type="float" office:value="-31.4055904302302" calcext:value-type="float">
            <text:p>-31.4055904302302</text:p>
          </table:table-cell>
          <table:table-cell table:formula="of:=[.H826]+1/2*([.A827]-[.A826])*([.E827]+[.E826])" office:value-type="float" office:value="-0.000000000000975886038645513" calcext:value-type="float">
            <text:p>-9.75886038645513E-13</text:p>
          </table:table-cell>
          <table:table-cell table:formula="of:=[.I826]+1/2*([.A827]-[.A826])*([.H827]+[.H826])" office:value-type="float" office:value="-31.4055904302302" calcext:value-type="float">
            <text:p>-31.4055904302302</text:p>
          </table:table-cell>
          <table:table-cell table:formula="of:=200*PI()*COS(200*PI()*[.A827])" office:value-type="float" office:value="-0.00000000039718447455465" calcext:value-type="float">
            <text:p>-3.9718447455465E-10</text:p>
          </table:table-cell>
          <table:table-cell table:formula="of:=SIN(200*PI()*[.A8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2600000000001" calcext:value-type="float">
            <text:p>0.082600000000001</text:p>
          </table:table-cell>
          <table:table-cell office:value-type="float" office:value="-0.00000077297454480817" calcext:value-type="float">
            <text:p>-7.7297454480817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309" calcext:value-type="float">
            <text:p>-31.405590430309</text:p>
          </table:table-cell>
          <table:table-cell office:value-type="float" office:value="0" calcext:value-type="float">
            <text:p>0</text:p>
          </table:table-cell>
          <table:table-cell table:formula="of:=[.F827]+(1-0.5)*0.0001*[.E827]+0.5*0.0001*[.E828]" office:value-type="float" office:value="-0.0000000000014299672557172" calcext:value-type="float">
            <text:p>-1.4299672557172E-12</text:p>
          </table:table-cell>
          <table:table-cell table:formula="of:=[.G827]+0.0001*[.F827]+(0.5-0.25)*0.0001^2*[.E827]+0.25*0.0001^2*[.E828]" office:value-type="float" office:value="-31.4055904302302" calcext:value-type="float">
            <text:p>-31.4055904302302</text:p>
          </table:table-cell>
          <table:table-cell table:formula="of:=[.H827]+1/2*([.A828]-[.A827])*([.E828]+[.E827])" office:value-type="float" office:value="-0.000000000000975886038645513" calcext:value-type="float">
            <text:p>-9.75886038645513E-13</text:p>
          </table:table-cell>
          <table:table-cell table:formula="of:=[.I827]+1/2*([.A828]-[.A827])*([.H828]+[.H827])" office:value-type="float" office:value="-31.4055904302302" calcext:value-type="float">
            <text:p>-31.4055904302302</text:p>
          </table:table-cell>
          <table:table-cell table:formula="of:=200*PI()*COS(200*PI()*[.A828])" office:value-type="float" office:value="-39.4524469740739" calcext:value-type="float">
            <text:p>-39.4524469740739</text:p>
          </table:table-cell>
          <table:table-cell table:formula="of:=SIN(200*PI()*[.A828])" office:value-type="float" office:value="0.998026728428232" calcext:value-type="float">
            <text:p>0.998026728428232</text:p>
          </table:table-cell>
        </table:table-row>
        <table:table-row table:style-name="ro1">
          <table:table-cell office:value-type="float" office:value="0.082700000000001" calcext:value-type="float">
            <text:p>0.082700000000001</text:p>
          </table:table-cell>
          <table:table-cell office:value-type="float" office:value="0.000000040905661072869" calcext:value-type="float">
            <text:p>4.0905661072869E-08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309" calcext:value-type="float">
            <text:p>-31.405590430309</text:p>
          </table:table-cell>
          <table:table-cell office:value-type="float" office:value="0" calcext:value-type="float">
            <text:p>0</text:p>
          </table:table-cell>
          <table:table-cell table:formula="of:=[.F828]+(1-0.5)*0.0001*[.E828]+0.5*0.0001*[.E829]" office:value-type="float" office:value="-0.0000000000014299672557172" calcext:value-type="float">
            <text:p>-1.4299672557172E-12</text:p>
          </table:table-cell>
          <table:table-cell table:formula="of:=[.G828]+0.0001*[.F828]+(0.5-0.25)*0.0001^2*[.E828]+0.25*0.0001^2*[.E829]" office:value-type="float" office:value="-31.4055904302302" calcext:value-type="float">
            <text:p>-31.4055904302302</text:p>
          </table:table-cell>
          <table:table-cell table:formula="of:=[.H828]+1/2*([.A829]-[.A828])*([.E829]+[.E828])" office:value-type="float" office:value="-0.000000000000975886038645513" calcext:value-type="float">
            <text:p>-9.75886038645513E-13</text:p>
          </table:table-cell>
          <table:table-cell table:formula="of:=[.I828]+1/2*([.A829]-[.A828])*([.H829]+[.H828])" office:value-type="float" office:value="-31.4055904302302" calcext:value-type="float">
            <text:p>-31.4055904302302</text:p>
          </table:table-cell>
          <table:table-cell table:formula="of:=200*PI()*COS(200*PI()*[.A829])" office:value-type="float" office:value="-78.749193163648" calcext:value-type="float">
            <text:p>-78.749193163648</text:p>
          </table:table-cell>
          <table:table-cell table:formula="of:=SIN(200*PI()*[.A829])" office:value-type="float" office:value="0.992114701314399" calcext:value-type="float">
            <text:p>0.992114701314399</text:p>
          </table:table-cell>
        </table:table-row>
        <table:table-row table:style-name="ro1">
          <table:table-cell office:value-type="float" office:value="0.082800000000001" calcext:value-type="float">
            <text:p>0.082800000000001</text:p>
          </table:table-cell>
          <table:table-cell office:value-type="float" office:value="-0.00000072992224885777" calcext:value-type="float">
            <text:p>-7.2992224885777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309" calcext:value-type="float">
            <text:p>-31.405590430309</text:p>
          </table:table-cell>
          <table:table-cell office:value-type="float" office:value="0" calcext:value-type="float">
            <text:p>0</text:p>
          </table:table-cell>
          <table:table-cell table:formula="of:=[.F829]+(1-0.5)*0.0001*[.E829]+0.5*0.0001*[.E830]" office:value-type="float" office:value="-0.0000000000014299672557172" calcext:value-type="float">
            <text:p>-1.4299672557172E-12</text:p>
          </table:table-cell>
          <table:table-cell table:formula="of:=[.G829]+0.0001*[.F829]+(0.5-0.25)*0.0001^2*[.E829]+0.25*0.0001^2*[.E830]" office:value-type="float" office:value="-31.4055904302302" calcext:value-type="float">
            <text:p>-31.4055904302302</text:p>
          </table:table-cell>
          <table:table-cell table:formula="of:=[.H829]+1/2*([.A830]-[.A829])*([.E830]+[.E829])" office:value-type="float" office:value="-0.000000000000975886038645513" calcext:value-type="float">
            <text:p>-9.75886038645513E-13</text:p>
          </table:table-cell>
          <table:table-cell table:formula="of:=[.I829]+1/2*([.A830]-[.A829])*([.H830]+[.H829])" office:value-type="float" office:value="-31.4055904302302" calcext:value-type="float">
            <text:p>-31.4055904302302</text:p>
          </table:table-cell>
          <table:table-cell table:formula="of:=200*PI()*COS(200*PI()*[.A830])" office:value-type="float" office:value="-117.735152264894" calcext:value-type="float">
            <text:p>-117.735152264894</text:p>
          </table:table-cell>
          <table:table-cell table:formula="of:=SIN(200*PI()*[.A830])" office:value-type="float" office:value="0.98228725072857" calcext:value-type="float">
            <text:p>0.98228725072857</text:p>
          </table:table-cell>
        </table:table-row>
        <table:table-row table:style-name="ro1">
          <table:table-cell office:value-type="float" office:value="0.082900000000001" calcext:value-type="float">
            <text:p>0.082900000000001</text:p>
          </table:table-cell>
          <table:table-cell office:value-type="float" office:value="-0.0000000021466348775235" calcext:value-type="float">
            <text:p>-2.1466348775235E-09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31" calcext:value-type="float">
            <text:p>-31.40559043031</text:p>
          </table:table-cell>
          <table:table-cell office:value-type="float" office:value="0" calcext:value-type="float">
            <text:p>0</text:p>
          </table:table-cell>
          <table:table-cell table:formula="of:=[.F830]+(1-0.5)*0.0001*[.E830]+0.5*0.0001*[.E831]" office:value-type="float" office:value="-0.0000000000014299672557172" calcext:value-type="float">
            <text:p>-1.4299672557172E-12</text:p>
          </table:table-cell>
          <table:table-cell table:formula="of:=[.G830]+0.0001*[.F830]+(0.5-0.25)*0.0001^2*[.E830]+0.25*0.0001^2*[.E831]" office:value-type="float" office:value="-31.4055904302302" calcext:value-type="float">
            <text:p>-31.4055904302302</text:p>
          </table:table-cell>
          <table:table-cell table:formula="of:=[.H830]+1/2*([.A831]-[.A830])*([.E831]+[.E830])" office:value-type="float" office:value="-0.000000000000975886038645513" calcext:value-type="float">
            <text:p>-9.75886038645513E-13</text:p>
          </table:table-cell>
          <table:table-cell table:formula="of:=[.I830]+1/2*([.A831]-[.A830])*([.H831]+[.H830])" office:value-type="float" office:value="-31.4055904302302" calcext:value-type="float">
            <text:p>-31.4055904302302</text:p>
          </table:table-cell>
          <table:table-cell table:formula="of:=200*PI()*COS(200*PI()*[.A831])" office:value-type="float" office:value="-156.25646450822" calcext:value-type="float">
            <text:p>-156.25646450822</text:p>
          </table:table-cell>
          <table:table-cell table:formula="of:=SIN(200*PI()*[.A831])" office:value-type="float" office:value="0.968583161128474" calcext:value-type="float">
            <text:p>0.968583161128474</text:p>
          </table:table-cell>
        </table:table-row>
        <table:table-row table:style-name="ro1">
          <table:table-cell office:value-type="float" office:value="0.083000000000001" calcext:value-type="float">
            <text:p>0.083000000000001</text:p>
          </table:table-cell>
          <table:table-cell office:value-type="float" office:value="-0.00000068686995290738" calcext:value-type="float">
            <text:p>-6.8686995290738E-07</text:p>
          </table:table-cell>
          <table:table-cell office:value-type="float" office:value="-0.0000000021843807587629" calcext:value-type="float">
            <text:p>-2.1843807587629E-09</text:p>
          </table:table-cell>
          <table:table-cell office:value-type="float" office:value="-31.40559043031" calcext:value-type="float">
            <text:p>-31.40559043031</text:p>
          </table:table-cell>
          <table:table-cell office:value-type="float" office:value="0" calcext:value-type="float">
            <text:p>0</text:p>
          </table:table-cell>
          <table:table-cell table:formula="of:=[.F831]+(1-0.5)*0.0001*[.E831]+0.5*0.0001*[.E832]" office:value-type="float" office:value="-0.0000000000014299672557172" calcext:value-type="float">
            <text:p>-1.4299672557172E-12</text:p>
          </table:table-cell>
          <table:table-cell table:formula="of:=[.G831]+0.0001*[.F831]+(0.5-0.25)*0.0001^2*[.E831]+0.25*0.0001^2*[.E832]" office:value-type="float" office:value="-31.4055904302302" calcext:value-type="float">
            <text:p>-31.4055904302302</text:p>
          </table:table-cell>
          <table:table-cell table:formula="of:=[.H831]+1/2*([.A832]-[.A831])*([.E832]+[.E831])" office:value-type="float" office:value="-0.000000000000975886038645513" calcext:value-type="float">
            <text:p>-9.75886038645513E-13</text:p>
          </table:table-cell>
          <table:table-cell table:formula="of:=[.I831]+1/2*([.A832]-[.A831])*([.H832]+[.H831])" office:value-type="float" office:value="-31.4055904302302" calcext:value-type="float">
            <text:p>-31.4055904302302</text:p>
          </table:table-cell>
          <table:table-cell table:formula="of:=200*PI()*COS(200*PI()*[.A832])" office:value-type="float" office:value="-194.161103872925" calcext:value-type="float">
            <text:p>-194.161103872925</text:p>
          </table:table-cell>
          <table:table-cell table:formula="of:=SIN(200*PI()*[.A832])" office:value-type="float" office:value="0.951056516294958" calcext:value-type="float">
            <text:p>0.951056516294958</text:p>
          </table:table-cell>
        </table:table-row>
        <table:table-row table:style-name="ro1">
          <table:table-cell office:value-type="float" office:value="0.083100000000001" calcext:value-type="float">
            <text:p>0.083100000000001</text:p>
          </table:table-cell>
          <table:table-cell office:value-type="float" office:value="0.0000013758865406923" calcext:value-type="float">
            <text:p>1.3758865406923E-06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31" calcext:value-type="float">
            <text:p>-31.40559043031</text:p>
          </table:table-cell>
          <table:table-cell office:value-type="float" office:value="0" calcext:value-type="float">
            <text:p>0</text:p>
          </table:table-cell>
          <table:table-cell table:formula="of:=[.F832]+(1-0.5)*0.0001*[.E832]+0.5*0.0001*[.E833]" office:value-type="float" office:value="-0.0000000000014299672557172" calcext:value-type="float">
            <text:p>-1.4299672557172E-12</text:p>
          </table:table-cell>
          <table:table-cell table:formula="of:=[.G832]+0.0001*[.F832]+(0.5-0.25)*0.0001^2*[.E832]+0.25*0.0001^2*[.E833]" office:value-type="float" office:value="-31.4055904302302" calcext:value-type="float">
            <text:p>-31.4055904302302</text:p>
          </table:table-cell>
          <table:table-cell table:formula="of:=[.H832]+1/2*([.A833]-[.A832])*([.E833]+[.E832])" office:value-type="float" office:value="-0.000000000000975886038645513" calcext:value-type="float">
            <text:p>-9.75886038645513E-13</text:p>
          </table:table-cell>
          <table:table-cell table:formula="of:=[.I832]+1/2*([.A833]-[.A832])*([.H833]+[.H832])" office:value-type="float" office:value="-31.4055904302302" calcext:value-type="float">
            <text:p>-31.4055904302302</text:p>
          </table:table-cell>
          <table:table-cell table:formula="of:=200*PI()*COS(200*PI()*[.A833])" office:value-type="float" office:value="-231.299478064411" calcext:value-type="float">
            <text:p>-231.299478064411</text:p>
          </table:table-cell>
          <table:table-cell table:formula="of:=SIN(200*PI()*[.A833])" office:value-type="float" office:value="0.929776485888019" calcext:value-type="float">
            <text:p>0.929776485888019</text:p>
          </table:table-cell>
        </table:table-row>
        <table:table-row table:style-name="ro1">
          <table:table-cell office:value-type="float" office:value="0.083200000000001" calcext:value-type="float">
            <text:p>0.083200000000001</text:p>
          </table:table-cell>
          <table:table-cell office:value-type="float" office:value="-0.00000064381765695699" calcext:value-type="float">
            <text:p>-6.4381765695699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31" calcext:value-type="float">
            <text:p>-31.40559043031</text:p>
          </table:table-cell>
          <table:table-cell office:value-type="float" office:value="0" calcext:value-type="float">
            <text:p>0</text:p>
          </table:table-cell>
          <table:table-cell table:formula="of:=[.F833]+(1-0.5)*0.0001*[.E833]+0.5*0.0001*[.E834]" office:value-type="float" office:value="-0.0000000000014299672557172" calcext:value-type="float">
            <text:p>-1.4299672557172E-12</text:p>
          </table:table-cell>
          <table:table-cell table:formula="of:=[.G833]+0.0001*[.F833]+(0.5-0.25)*0.0001^2*[.E833]+0.25*0.0001^2*[.E834]" office:value-type="float" office:value="-31.4055904302302" calcext:value-type="float">
            <text:p>-31.4055904302302</text:p>
          </table:table-cell>
          <table:table-cell table:formula="of:=[.H833]+1/2*([.A834]-[.A833])*([.E834]+[.E833])" office:value-type="float" office:value="-0.000000000000975886038645513" calcext:value-type="float">
            <text:p>-9.75886038645513E-13</text:p>
          </table:table-cell>
          <table:table-cell table:formula="of:=[.I833]+1/2*([.A834]-[.A833])*([.H834]+[.H833])" office:value-type="float" office:value="-31.4055904302302" calcext:value-type="float">
            <text:p>-31.4055904302302</text:p>
          </table:table-cell>
          <table:table-cell table:formula="of:=200*PI()*COS(200*PI()*[.A834])" office:value-type="float" office:value="-267.52501888666" calcext:value-type="float">
            <text:p>-267.52501888666</text:p>
          </table:table-cell>
          <table:table-cell table:formula="of:=SIN(200*PI()*[.A834])" office:value-type="float" office:value="0.90482705246575" calcext:value-type="float">
            <text:p>0.90482705246575</text:p>
          </table:table-cell>
        </table:table-row>
        <table:table-row table:style-name="ro1">
          <table:table-cell office:value-type="float" office:value="0.083300000000001" calcext:value-type="float">
            <text:p>0.083300000000001</text:p>
          </table:table-cell>
          <table:table-cell office:value-type="float" office:value="0.0000013328342447419" calcext:value-type="float">
            <text:p>1.3328342447419E-06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31" calcext:value-type="float">
            <text:p>-31.40559043031</text:p>
          </table:table-cell>
          <table:table-cell office:value-type="float" office:value="0" calcext:value-type="float">
            <text:p>0</text:p>
          </table:table-cell>
          <table:table-cell table:formula="of:=[.F834]+(1-0.5)*0.0001*[.E834]+0.5*0.0001*[.E835]" office:value-type="float" office:value="-0.0000000000014299672557172" calcext:value-type="float">
            <text:p>-1.4299672557172E-12</text:p>
          </table:table-cell>
          <table:table-cell table:formula="of:=[.G834]+0.0001*[.F834]+(0.5-0.25)*0.0001^2*[.E834]+0.25*0.0001^2*[.E835]" office:value-type="float" office:value="-31.4055904302302" calcext:value-type="float">
            <text:p>-31.4055904302302</text:p>
          </table:table-cell>
          <table:table-cell table:formula="of:=[.H834]+1/2*([.A835]-[.A834])*([.E835]+[.E834])" office:value-type="float" office:value="-0.000000000000975886038645513" calcext:value-type="float">
            <text:p>-9.75886038645513E-13</text:p>
          </table:table-cell>
          <table:table-cell table:formula="of:=[.I834]+1/2*([.A835]-[.A834])*([.H835]+[.H834])" office:value-type="float" office:value="-31.4055904302302" calcext:value-type="float">
            <text:p>-31.4055904302302</text:p>
          </table:table-cell>
          <table:table-cell table:formula="of:=200*PI()*COS(200*PI()*[.A835])" office:value-type="float" office:value="-302.694760679918" calcext:value-type="float">
            <text:p>-302.694760679918</text:p>
          </table:table-cell>
          <table:table-cell table:formula="of:=SIN(200*PI()*[.A835])" office:value-type="float" office:value="0.876306680043557" calcext:value-type="float">
            <text:p>0.876306680043557</text:p>
          </table:table-cell>
        </table:table-row>
        <table:table-row table:style-name="ro1">
          <table:table-cell office:value-type="float" office:value="0.083400000000001" calcext:value-type="float">
            <text:p>0.083400000000001</text:p>
          </table:table-cell>
          <table:table-cell office:value-type="float" office:value="-0.00000060076536100659" calcext:value-type="float">
            <text:p>-6.0076536100659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311" calcext:value-type="float">
            <text:p>-31.405590430311</text:p>
          </table:table-cell>
          <table:table-cell office:value-type="float" office:value="0" calcext:value-type="float">
            <text:p>0</text:p>
          </table:table-cell>
          <table:table-cell table:formula="of:=[.F835]+(1-0.5)*0.0001*[.E835]+0.5*0.0001*[.E836]" office:value-type="float" office:value="-0.0000000000014299672557172" calcext:value-type="float">
            <text:p>-1.4299672557172E-12</text:p>
          </table:table-cell>
          <table:table-cell table:formula="of:=[.G835]+0.0001*[.F835]+(0.5-0.25)*0.0001^2*[.E835]+0.25*0.0001^2*[.E836]" office:value-type="float" office:value="-31.4055904302302" calcext:value-type="float">
            <text:p>-31.4055904302302</text:p>
          </table:table-cell>
          <table:table-cell table:formula="of:=[.H835]+1/2*([.A836]-[.A835])*([.E836]+[.E835])" office:value-type="float" office:value="-0.000000000000975886038645513" calcext:value-type="float">
            <text:p>-9.75886038645513E-13</text:p>
          </table:table-cell>
          <table:table-cell table:formula="of:=[.I835]+1/2*([.A836]-[.A835])*([.H836]+[.H835])" office:value-type="float" office:value="-31.4055904302302" calcext:value-type="float">
            <text:p>-31.4055904302302</text:p>
          </table:table-cell>
          <table:table-cell table:formula="of:=200*PI()*COS(200*PI()*[.A836])" office:value-type="float" office:value="-336.669904540852" calcext:value-type="float">
            <text:p>-336.669904540852</text:p>
          </table:table-cell>
          <table:table-cell table:formula="of:=SIN(200*PI()*[.A836])" office:value-type="float" office:value="0.844327925501676" calcext:value-type="float">
            <text:p>0.844327925501676</text:p>
          </table:table-cell>
        </table:table-row>
        <table:table-row table:style-name="ro1">
          <table:table-cell office:value-type="float" office:value="0.083500000000001" calcext:value-type="float">
            <text:p>0.083500000000001</text:p>
          </table:table-cell>
          <table:table-cell office:value-type="float" office:value="0.0000012897819487915" calcext:value-type="float">
            <text:p>1.2897819487915E-06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311" calcext:value-type="float">
            <text:p>-31.405590430311</text:p>
          </table:table-cell>
          <table:table-cell office:value-type="float" office:value="0" calcext:value-type="float">
            <text:p>0</text:p>
          </table:table-cell>
          <table:table-cell table:formula="of:=[.F836]+(1-0.5)*0.0001*[.E836]+0.5*0.0001*[.E837]" office:value-type="float" office:value="-0.0000000000014299672557172" calcext:value-type="float">
            <text:p>-1.4299672557172E-12</text:p>
          </table:table-cell>
          <table:table-cell table:formula="of:=[.G836]+0.0001*[.F836]+(0.5-0.25)*0.0001^2*[.E836]+0.25*0.0001^2*[.E837]" office:value-type="float" office:value="-31.4055904302302" calcext:value-type="float">
            <text:p>-31.4055904302302</text:p>
          </table:table-cell>
          <table:table-cell table:formula="of:=[.H836]+1/2*([.A837]-[.A836])*([.E837]+[.E836])" office:value-type="float" office:value="-0.000000000000975886038645513" calcext:value-type="float">
            <text:p>-9.75886038645513E-13</text:p>
          </table:table-cell>
          <table:table-cell table:formula="of:=[.I836]+1/2*([.A837]-[.A836])*([.H837]+[.H836])" office:value-type="float" office:value="-31.4055904302302" calcext:value-type="float">
            <text:p>-31.4055904302302</text:p>
          </table:table-cell>
          <table:table-cell table:formula="of:=200*PI()*COS(200*PI()*[.A837])" office:value-type="float" office:value="-369.316366098411" calcext:value-type="float">
            <text:p>-369.316366098411</text:p>
          </table:table-cell>
          <table:table-cell table:formula="of:=SIN(200*PI()*[.A837])" office:value-type="float" office:value="0.809016994374578" calcext:value-type="float">
            <text:p>0.809016994374578</text:p>
          </table:table-cell>
        </table:table-row>
        <table:table-row table:style-name="ro1">
          <table:table-cell office:value-type="float" office:value="0.083600000000001" calcext:value-type="float">
            <text:p>0.083600000000001</text:p>
          </table:table-cell>
          <table:table-cell office:value-type="float" office:value="-0.0000005577130650562" calcext:value-type="float">
            <text:p>-5.577130650562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311" calcext:value-type="float">
            <text:p>-31.405590430311</text:p>
          </table:table-cell>
          <table:table-cell office:value-type="float" office:value="0" calcext:value-type="float">
            <text:p>0</text:p>
          </table:table-cell>
          <table:table-cell table:formula="of:=[.F837]+(1-0.5)*0.0001*[.E837]+0.5*0.0001*[.E838]" office:value-type="float" office:value="-0.0000000000014299672557172" calcext:value-type="float">
            <text:p>-1.4299672557172E-12</text:p>
          </table:table-cell>
          <table:table-cell table:formula="of:=[.G837]+0.0001*[.F837]+(0.5-0.25)*0.0001^2*[.E837]+0.25*0.0001^2*[.E838]" office:value-type="float" office:value="-31.4055904302302" calcext:value-type="float">
            <text:p>-31.4055904302302</text:p>
          </table:table-cell>
          <table:table-cell table:formula="of:=[.H837]+1/2*([.A838]-[.A837])*([.E838]+[.E837])" office:value-type="float" office:value="-0.000000000000975886038645513" calcext:value-type="float">
            <text:p>-9.75886038645513E-13</text:p>
          </table:table-cell>
          <table:table-cell table:formula="of:=[.I837]+1/2*([.A838]-[.A837])*([.H838]+[.H837])" office:value-type="float" office:value="-31.4055904302302" calcext:value-type="float">
            <text:p>-31.4055904302302</text:p>
          </table:table-cell>
          <table:table-cell table:formula="of:=200*PI()*COS(200*PI()*[.A838])" office:value-type="float" office:value="-400.505304683582" calcext:value-type="float">
            <text:p>-400.505304683582</text:p>
          </table:table-cell>
          <table:table-cell table:formula="of:=SIN(200*PI()*[.A838])" office:value-type="float" office:value="0.770513242775387" calcext:value-type="float">
            <text:p>0.770513242775387</text:p>
          </table:table-cell>
        </table:table-row>
        <table:table-row table:style-name="ro1">
          <table:table-cell office:value-type="float" office:value="0.083700000000001" calcext:value-type="float">
            <text:p>0.083700000000001</text:p>
          </table:table-cell>
          <table:table-cell office:value-type="float" office:value="0.0000012467296528411" calcext:value-type="float">
            <text:p>1.2467296528411E-06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311" calcext:value-type="float">
            <text:p>-31.405590430311</text:p>
          </table:table-cell>
          <table:table-cell office:value-type="float" office:value="0" calcext:value-type="float">
            <text:p>0</text:p>
          </table:table-cell>
          <table:table-cell table:formula="of:=[.F838]+(1-0.5)*0.0001*[.E838]+0.5*0.0001*[.E839]" office:value-type="float" office:value="-0.0000000000014299672557172" calcext:value-type="float">
            <text:p>-1.4299672557172E-12</text:p>
          </table:table-cell>
          <table:table-cell table:formula="of:=[.G838]+0.0001*[.F838]+(0.5-0.25)*0.0001^2*[.E838]+0.25*0.0001^2*[.E839]" office:value-type="float" office:value="-31.4055904302302" calcext:value-type="float">
            <text:p>-31.4055904302302</text:p>
          </table:table-cell>
          <table:table-cell table:formula="of:=[.H838]+1/2*([.A839]-[.A838])*([.E839]+[.E838])" office:value-type="float" office:value="-0.000000000000975886038645513" calcext:value-type="float">
            <text:p>-9.75886038645513E-13</text:p>
          </table:table-cell>
          <table:table-cell table:formula="of:=[.I838]+1/2*([.A839]-[.A838])*([.H839]+[.H838])" office:value-type="float" office:value="-31.4055904302302" calcext:value-type="float">
            <text:p>-31.4055904302302</text:p>
          </table:table-cell>
          <table:table-cell table:formula="of:=200*PI()*COS(200*PI()*[.A839])" office:value-type="float" office:value="-430.113631804635" calcext:value-type="float">
            <text:p>-430.113631804635</text:p>
          </table:table-cell>
          <table:table-cell table:formula="of:=SIN(200*PI()*[.A839])" office:value-type="float" office:value="0.728968627420977" calcext:value-type="float">
            <text:p>0.728968627420977</text:p>
          </table:table-cell>
        </table:table-row>
        <table:table-row table:style-name="ro1">
          <table:table-cell office:value-type="float" office:value="0.083800000000001" calcext:value-type="float">
            <text:p>0.083800000000001</text:p>
          </table:table-cell>
          <table:table-cell office:value-type="float" office:value="-0.00000051466076910581" calcext:value-type="float">
            <text:p>-5.1466076910581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311" calcext:value-type="float">
            <text:p>-31.405590430311</text:p>
          </table:table-cell>
          <table:table-cell office:value-type="float" office:value="0" calcext:value-type="float">
            <text:p>0</text:p>
          </table:table-cell>
          <table:table-cell table:formula="of:=[.F839]+(1-0.5)*0.0001*[.E839]+0.5*0.0001*[.E840]" office:value-type="float" office:value="-0.0000000000014299672557172" calcext:value-type="float">
            <text:p>-1.4299672557172E-12</text:p>
          </table:table-cell>
          <table:table-cell table:formula="of:=[.G839]+0.0001*[.F839]+(0.5-0.25)*0.0001^2*[.E839]+0.25*0.0001^2*[.E840]" office:value-type="float" office:value="-31.4055904302302" calcext:value-type="float">
            <text:p>-31.4055904302302</text:p>
          </table:table-cell>
          <table:table-cell table:formula="of:=[.H839]+1/2*([.A840]-[.A839])*([.E840]+[.E839])" office:value-type="float" office:value="-0.000000000000975886038645513" calcext:value-type="float">
            <text:p>-9.75886038645513E-13</text:p>
          </table:table-cell>
          <table:table-cell table:formula="of:=[.I839]+1/2*([.A840]-[.A839])*([.H840]+[.H839])" office:value-type="float" office:value="-31.4055904302302" calcext:value-type="float">
            <text:p>-31.4055904302302</text:p>
          </table:table-cell>
          <table:table-cell table:formula="of:=200*PI()*COS(200*PI()*[.A840])" office:value-type="float" office:value="-458.024496921183" calcext:value-type="float">
            <text:p>-458.024496921183</text:p>
          </table:table-cell>
          <table:table-cell table:formula="of:=SIN(200*PI()*[.A840])" office:value-type="float" office:value="0.684547105928223" calcext:value-type="float">
            <text:p>0.684547105928223</text:p>
          </table:table-cell>
        </table:table-row>
        <table:table-row table:style-name="ro1">
          <table:table-cell office:value-type="float" office:value="0.083900000000001" calcext:value-type="float">
            <text:p>0.083900000000001</text:p>
          </table:table-cell>
          <table:table-cell office:value-type="float" office:value="0.0000012036773568907" calcext:value-type="float">
            <text:p>1.2036773568907E-06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312" calcext:value-type="float">
            <text:p>-31.405590430312</text:p>
          </table:table-cell>
          <table:table-cell office:value-type="float" office:value="0" calcext:value-type="float">
            <text:p>0</text:p>
          </table:table-cell>
          <table:table-cell table:formula="of:=[.F840]+(1-0.5)*0.0001*[.E840]+0.5*0.0001*[.E841]" office:value-type="float" office:value="-0.0000000000014299672557172" calcext:value-type="float">
            <text:p>-1.4299672557172E-12</text:p>
          </table:table-cell>
          <table:table-cell table:formula="of:=[.G840]+0.0001*[.F840]+(0.5-0.25)*0.0001^2*[.E840]+0.25*0.0001^2*[.E841]" office:value-type="float" office:value="-31.4055904302302" calcext:value-type="float">
            <text:p>-31.4055904302302</text:p>
          </table:table-cell>
          <table:table-cell table:formula="of:=[.H840]+1/2*([.A841]-[.A840])*([.E841]+[.E840])" office:value-type="float" office:value="-0.000000000000975886038645513" calcext:value-type="float">
            <text:p>-9.75886038645513E-13</text:p>
          </table:table-cell>
          <table:table-cell table:formula="of:=[.I840]+1/2*([.A841]-[.A840])*([.H841]+[.H840])" office:value-type="float" office:value="-31.4055904302302" calcext:value-type="float">
            <text:p>-31.4055904302302</text:p>
          </table:table-cell>
          <table:table-cell table:formula="of:=200*PI()*COS(200*PI()*[.A841])" office:value-type="float" office:value="-484.127748599865" calcext:value-type="float">
            <text:p>-484.127748599865</text:p>
          </table:table-cell>
          <table:table-cell table:formula="of:=SIN(200*PI()*[.A841])" office:value-type="float" office:value="0.637423989748206" calcext:value-type="float">
            <text:p>0.637423989748206</text:p>
          </table:table-cell>
        </table:table-row>
        <table:table-row table:style-name="ro1">
          <table:table-cell office:value-type="float" office:value="0.084000000000001" calcext:value-type="float">
            <text:p>0.084000000000001</text:p>
          </table:table-cell>
          <table:table-cell office:value-type="float" office:value="-0.0000004716084731554" calcext:value-type="float">
            <text:p>-4.716084731554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312" calcext:value-type="float">
            <text:p>-31.405590430312</text:p>
          </table:table-cell>
          <table:table-cell office:value-type="float" office:value="0" calcext:value-type="float">
            <text:p>0</text:p>
          </table:table-cell>
          <table:table-cell table:formula="of:=[.F841]+(1-0.5)*0.0001*[.E841]+0.5*0.0001*[.E842]" office:value-type="float" office:value="-0.0000000000014299672557172" calcext:value-type="float">
            <text:p>-1.4299672557172E-12</text:p>
          </table:table-cell>
          <table:table-cell table:formula="of:=[.G841]+0.0001*[.F841]+(0.5-0.25)*0.0001^2*[.E841]+0.25*0.0001^2*[.E842]" office:value-type="float" office:value="-31.4055904302302" calcext:value-type="float">
            <text:p>-31.4055904302302</text:p>
          </table:table-cell>
          <table:table-cell table:formula="of:=[.H841]+1/2*([.A842]-[.A841])*([.E842]+[.E841])" office:value-type="float" office:value="-0.000000000000975886038645513" calcext:value-type="float">
            <text:p>-9.75886038645513E-13</text:p>
          </table:table-cell>
          <table:table-cell table:formula="of:=[.I841]+1/2*([.A842]-[.A841])*([.H842]+[.H841])" office:value-type="float" office:value="-31.4055904302302" calcext:value-type="float">
            <text:p>-31.4055904302302</text:p>
          </table:table-cell>
          <table:table-cell table:formula="of:=200*PI()*COS(200*PI()*[.A842])" office:value-type="float" office:value="-508.320369231759" calcext:value-type="float">
            <text:p>-508.320369231759</text:p>
          </table:table-cell>
          <table:table-cell table:formula="of:=SIN(200*PI()*[.A842])" office:value-type="float" office:value="0.587785252291963" calcext:value-type="float">
            <text:p>0.587785252291963</text:p>
          </table:table-cell>
        </table:table-row>
        <table:table-row table:style-name="ro1">
          <table:table-cell office:value-type="float" office:value="0.084100000000001" calcext:value-type="float">
            <text:p>0.084100000000001</text:p>
          </table:table-cell>
          <table:table-cell office:value-type="float" office:value="0.0000011606250609403" calcext:value-type="float">
            <text:p>1.1606250609403E-06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312" calcext:value-type="float">
            <text:p>-31.405590430312</text:p>
          </table:table-cell>
          <table:table-cell office:value-type="float" office:value="0" calcext:value-type="float">
            <text:p>0</text:p>
          </table:table-cell>
          <table:table-cell table:formula="of:=[.F842]+(1-0.5)*0.0001*[.E842]+0.5*0.0001*[.E843]" office:value-type="float" office:value="-0.0000000000014299672557172" calcext:value-type="float">
            <text:p>-1.4299672557172E-12</text:p>
          </table:table-cell>
          <table:table-cell table:formula="of:=[.G842]+0.0001*[.F842]+(0.5-0.25)*0.0001^2*[.E842]+0.25*0.0001^2*[.E843]" office:value-type="float" office:value="-31.4055904302302" calcext:value-type="float">
            <text:p>-31.4055904302302</text:p>
          </table:table-cell>
          <table:table-cell table:formula="of:=[.H842]+1/2*([.A843]-[.A842])*([.E843]+[.E842])" office:value-type="float" office:value="-0.000000000000975886038645513" calcext:value-type="float">
            <text:p>-9.75886038645513E-13</text:p>
          </table:table-cell>
          <table:table-cell table:formula="of:=[.I842]+1/2*([.A843]-[.A842])*([.H843]+[.H842])" office:value-type="float" office:value="-31.4055904302302" calcext:value-type="float">
            <text:p>-31.4055904302302</text:p>
          </table:table-cell>
          <table:table-cell table:formula="of:=200*PI()*COS(200*PI()*[.A843])" office:value-type="float" office:value="-530.506881595781" calcext:value-type="float">
            <text:p>-530.506881595781</text:p>
          </table:table-cell>
          <table:table-cell table:formula="of:=SIN(200*PI()*[.A843])" office:value-type="float" office:value="0.535826794978462" calcext:value-type="float">
            <text:p>0.535826794978462</text:p>
          </table:table-cell>
        </table:table-row>
        <table:table-row table:style-name="ro1">
          <table:table-cell office:value-type="float" office:value="0.084200000000001" calcext:value-type="float">
            <text:p>0.084200000000001</text:p>
          </table:table-cell>
          <table:table-cell office:value-type="float" office:value="-0.00000042855617720497" calcext:value-type="float">
            <text:p>-4.2855617720497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312" calcext:value-type="float">
            <text:p>-31.405590430312</text:p>
          </table:table-cell>
          <table:table-cell office:value-type="float" office:value="0" calcext:value-type="float">
            <text:p>0</text:p>
          </table:table-cell>
          <table:table-cell table:formula="of:=[.F843]+(1-0.5)*0.0001*[.E843]+0.5*0.0001*[.E844]" office:value-type="float" office:value="-0.0000000000014299672557172" calcext:value-type="float">
            <text:p>-1.4299672557172E-12</text:p>
          </table:table-cell>
          <table:table-cell table:formula="of:=[.G843]+0.0001*[.F843]+(0.5-0.25)*0.0001^2*[.E843]+0.25*0.0001^2*[.E844]" office:value-type="float" office:value="-31.4055904302302" calcext:value-type="float">
            <text:p>-31.4055904302302</text:p>
          </table:table-cell>
          <table:table-cell table:formula="of:=[.H843]+1/2*([.A844]-[.A843])*([.E844]+[.E843])" office:value-type="float" office:value="-0.000000000000975886038645513" calcext:value-type="float">
            <text:p>-9.75886038645513E-13</text:p>
          </table:table-cell>
          <table:table-cell table:formula="of:=[.I843]+1/2*([.A844]-[.A843])*([.H844]+[.H843])" office:value-type="float" office:value="-31.4055904302302" calcext:value-type="float">
            <text:p>-31.4055904302302</text:p>
          </table:table-cell>
          <table:table-cell table:formula="of:=200*PI()*COS(200*PI()*[.A844])" office:value-type="float" office:value="-550.599725663685" calcext:value-type="float">
            <text:p>-550.599725663685</text:p>
          </table:table-cell>
          <table:table-cell table:formula="of:=SIN(200*PI()*[.A844])" office:value-type="float" office:value="0.481753674101157" calcext:value-type="float">
            <text:p>0.481753674101157</text:p>
          </table:table-cell>
        </table:table-row>
        <table:table-row table:style-name="ro1">
          <table:table-cell office:value-type="float" office:value="0.084300000000001" calcext:value-type="float">
            <text:p>0.084300000000001</text:p>
          </table:table-cell>
          <table:table-cell office:value-type="float" office:value="0.0000011175727649898" calcext:value-type="float">
            <text:p>1.1175727649898E-06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312" calcext:value-type="float">
            <text:p>-31.405590430312</text:p>
          </table:table-cell>
          <table:table-cell office:value-type="float" office:value="0" calcext:value-type="float">
            <text:p>0</text:p>
          </table:table-cell>
          <table:table-cell table:formula="of:=[.F844]+(1-0.5)*0.0001*[.E844]+0.5*0.0001*[.E845]" office:value-type="float" office:value="-0.0000000000014299672557172" calcext:value-type="float">
            <text:p>-1.4299672557172E-12</text:p>
          </table:table-cell>
          <table:table-cell table:formula="of:=[.G844]+0.0001*[.F844]+(0.5-0.25)*0.0001^2*[.E844]+0.25*0.0001^2*[.E845]" office:value-type="float" office:value="-31.4055904302302" calcext:value-type="float">
            <text:p>-31.4055904302302</text:p>
          </table:table-cell>
          <table:table-cell table:formula="of:=[.H844]+1/2*([.A845]-[.A844])*([.E845]+[.E844])" office:value-type="float" office:value="-0.000000000000975886038645513" calcext:value-type="float">
            <text:p>-9.75886038645513E-13</text:p>
          </table:table-cell>
          <table:table-cell table:formula="of:=[.I844]+1/2*([.A845]-[.A844])*([.H845]+[.H844])" office:value-type="float" office:value="-31.4055904302302" calcext:value-type="float">
            <text:p>-31.4055904302302</text:p>
          </table:table-cell>
          <table:table-cell table:formula="of:=200*PI()*COS(200*PI()*[.A845])" office:value-type="float" office:value="-568.519604159482" calcext:value-type="float">
            <text:p>-568.519604159482</text:p>
          </table:table-cell>
          <table:table-cell table:formula="of:=SIN(200*PI()*[.A845])" office:value-type="float" office:value="0.425779291564494" calcext:value-type="float">
            <text:p>0.425779291564494</text:p>
          </table:table-cell>
        </table:table-row>
        <table:table-row table:style-name="ro1">
          <table:table-cell office:value-type="float" office:value="0.084400000000001" calcext:value-type="float">
            <text:p>0.084400000000001</text:p>
          </table:table-cell>
          <table:table-cell office:value-type="float" office:value="-0.00000038550388125452" calcext:value-type="float">
            <text:p>-3.8550388125452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312" calcext:value-type="float">
            <text:p>-31.405590430312</text:p>
          </table:table-cell>
          <table:table-cell office:value-type="float" office:value="0" calcext:value-type="float">
            <text:p>0</text:p>
          </table:table-cell>
          <table:table-cell table:formula="of:=[.F845]+(1-0.5)*0.0001*[.E845]+0.5*0.0001*[.E846]" office:value-type="float" office:value="-0.0000000000014299672557172" calcext:value-type="float">
            <text:p>-1.4299672557172E-12</text:p>
          </table:table-cell>
          <table:table-cell table:formula="of:=[.G845]+0.0001*[.F845]+(0.5-0.25)*0.0001^2*[.E845]+0.25*0.0001^2*[.E846]" office:value-type="float" office:value="-31.4055904302302" calcext:value-type="float">
            <text:p>-31.4055904302302</text:p>
          </table:table-cell>
          <table:table-cell table:formula="of:=[.H845]+1/2*([.A846]-[.A845])*([.E846]+[.E845])" office:value-type="float" office:value="-0.000000000000975886038645513" calcext:value-type="float">
            <text:p>-9.75886038645513E-13</text:p>
          </table:table-cell>
          <table:table-cell table:formula="of:=[.I845]+1/2*([.A846]-[.A845])*([.H846]+[.H845])" office:value-type="float" office:value="-31.4055904302302" calcext:value-type="float">
            <text:p>-31.4055904302302</text:p>
          </table:table-cell>
          <table:table-cell table:formula="of:=200*PI()*COS(200*PI()*[.A846])" office:value-type="float" office:value="-584.195795509558" calcext:value-type="float">
            <text:p>-584.195795509558</text:p>
          </table:table-cell>
          <table:table-cell table:formula="of:=SIN(200*PI()*[.A846])" office:value-type="float" office:value="0.368124552684093" calcext:value-type="float">
            <text:p>0.368124552684093</text:p>
          </table:table-cell>
        </table:table-row>
        <table:table-row table:style-name="ro1">
          <table:table-cell office:value-type="float" office:value="0.084500000000001" calcext:value-type="float">
            <text:p>0.084500000000001</text:p>
          </table:table-cell>
          <table:table-cell office:value-type="float" office:value="0.0000010745204690394" calcext:value-type="float">
            <text:p>1.0745204690394E-06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313" calcext:value-type="float">
            <text:p>-31.405590430313</text:p>
          </table:table-cell>
          <table:table-cell office:value-type="float" office:value="0" calcext:value-type="float">
            <text:p>0</text:p>
          </table:table-cell>
          <table:table-cell table:formula="of:=[.F846]+(1-0.5)*0.0001*[.E846]+0.5*0.0001*[.E847]" office:value-type="float" office:value="-0.0000000000014299672557172" calcext:value-type="float">
            <text:p>-1.4299672557172E-12</text:p>
          </table:table-cell>
          <table:table-cell table:formula="of:=[.G846]+0.0001*[.F846]+(0.5-0.25)*0.0001^2*[.E846]+0.25*0.0001^2*[.E847]" office:value-type="float" office:value="-31.4055904302302" calcext:value-type="float">
            <text:p>-31.4055904302302</text:p>
          </table:table-cell>
          <table:table-cell table:formula="of:=[.H846]+1/2*([.A847]-[.A846])*([.E847]+[.E846])" office:value-type="float" office:value="-0.000000000000975886038645513" calcext:value-type="float">
            <text:p>-9.75886038645513E-13</text:p>
          </table:table-cell>
          <table:table-cell table:formula="of:=[.I846]+1/2*([.A847]-[.A846])*([.H847]+[.H846])" office:value-type="float" office:value="-31.4055904302302" calcext:value-type="float">
            <text:p>-31.4055904302302</text:p>
          </table:table-cell>
          <table:table-cell table:formula="of:=200*PI()*COS(200*PI()*[.A847])" office:value-type="float" office:value="-597.566432948434" calcext:value-type="float">
            <text:p>-597.566432948434</text:p>
          </table:table-cell>
          <table:table-cell table:formula="of:=SIN(200*PI()*[.A847])" office:value-type="float" office:value="0.309016994374346" calcext:value-type="float">
            <text:p>0.309016994374346</text:p>
          </table:table-cell>
        </table:table-row>
        <table:table-row table:style-name="ro1">
          <table:table-cell office:value-type="float" office:value="0.084600000000001" calcext:value-type="float">
            <text:p>0.084600000000001</text:p>
          </table:table-cell>
          <table:table-cell office:value-type="float" office:value="-0.0000003424515853041" calcext:value-type="float">
            <text:p>-3.424515853041E-07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313" calcext:value-type="float">
            <text:p>-31.405590430313</text:p>
          </table:table-cell>
          <table:table-cell office:value-type="float" office:value="0" calcext:value-type="float">
            <text:p>0</text:p>
          </table:table-cell>
          <table:table-cell table:formula="of:=[.F847]+(1-0.5)*0.0001*[.E847]+0.5*0.0001*[.E848]" office:value-type="float" office:value="-0.0000000000014299672557172" calcext:value-type="float">
            <text:p>-1.4299672557172E-12</text:p>
          </table:table-cell>
          <table:table-cell table:formula="of:=[.G847]+0.0001*[.F847]+(0.5-0.25)*0.0001^2*[.E847]+0.25*0.0001^2*[.E848]" office:value-type="float" office:value="-31.4055904302302" calcext:value-type="float">
            <text:p>-31.4055904302302</text:p>
          </table:table-cell>
          <table:table-cell table:formula="of:=[.H847]+1/2*([.A848]-[.A847])*([.E848]+[.E847])" office:value-type="float" office:value="-0.000000000000975886038645513" calcext:value-type="float">
            <text:p>-9.75886038645513E-13</text:p>
          </table:table-cell>
          <table:table-cell table:formula="of:=[.I847]+1/2*([.A848]-[.A847])*([.H848]+[.H847])" office:value-type="float" office:value="-31.4055904302302" calcext:value-type="float">
            <text:p>-31.4055904302302</text:p>
          </table:table-cell>
          <table:table-cell table:formula="of:=200*PI()*COS(200*PI()*[.A848])" office:value-type="float" office:value="-608.578748678597" calcext:value-type="float">
            <text:p>-608.578748678597</text:p>
          </table:table-cell>
          <table:table-cell table:formula="of:=SIN(200*PI()*[.A848])" office:value-type="float" office:value="0.248689887164239" calcext:value-type="float">
            <text:p>0.248689887164239</text:p>
          </table:table-cell>
        </table:table-row>
        <table:table-row table:style-name="ro1">
          <table:table-cell office:value-type="float" office:value="0.084700000000001" calcext:value-type="float">
            <text:p>0.084700000000001</text:p>
          </table:table-cell>
          <table:table-cell office:value-type="float" office:value="0.000001031468173089" calcext:value-type="float">
            <text:p>1.031468173089E-06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313" calcext:value-type="float">
            <text:p>-31.405590430313</text:p>
          </table:table-cell>
          <table:table-cell office:value-type="float" office:value="0" calcext:value-type="float">
            <text:p>0</text:p>
          </table:table-cell>
          <table:table-cell table:formula="of:=[.F848]+(1-0.5)*0.0001*[.E848]+0.5*0.0001*[.E849]" office:value-type="float" office:value="-0.0000000000014299672557172" calcext:value-type="float">
            <text:p>-1.4299672557172E-12</text:p>
          </table:table-cell>
          <table:table-cell table:formula="of:=[.G848]+0.0001*[.F848]+(0.5-0.25)*0.0001^2*[.E848]+0.25*0.0001^2*[.E849]" office:value-type="float" office:value="-31.4055904302302" calcext:value-type="float">
            <text:p>-31.4055904302302</text:p>
          </table:table-cell>
          <table:table-cell table:formula="of:=[.H848]+1/2*([.A849]-[.A848])*([.E849]+[.E848])" office:value-type="float" office:value="-0.000000000000975886038645513" calcext:value-type="float">
            <text:p>-9.75886038645513E-13</text:p>
          </table:table-cell>
          <table:table-cell table:formula="of:=[.I848]+1/2*([.A849]-[.A848])*([.H849]+[.H848])" office:value-type="float" office:value="-31.4055904302302" calcext:value-type="float">
            <text:p>-31.4055904302302</text:p>
          </table:table-cell>
          <table:table-cell table:formula="of:=200*PI()*COS(200*PI()*[.A849])" office:value-type="float" office:value="-617.189282120908" calcext:value-type="float">
            <text:p>-617.189282120908</text:p>
          </table:table-cell>
          <table:table-cell table:formula="of:=SIN(200*PI()*[.A849])" office:value-type="float" office:value="0.187381314585097" calcext:value-type="float">
            <text:p>0.187381314585097</text:p>
          </table:table-cell>
        </table:table-row>
        <table:table-row table:style-name="ro1">
          <table:table-cell office:value-type="float" office:value="0.084800000000001" calcext:value-type="float">
            <text:p>0.084800000000001</text:p>
          </table:table-cell>
          <table:table-cell office:value-type="float" office:value="-0.00000029939928935368" calcext:value-type="float">
            <text:p>-2.9939928935368E-07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313" calcext:value-type="float">
            <text:p>-31.405590430313</text:p>
          </table:table-cell>
          <table:table-cell office:value-type="float" office:value="0" calcext:value-type="float">
            <text:p>0</text:p>
          </table:table-cell>
          <table:table-cell table:formula="of:=[.F849]+(1-0.5)*0.0001*[.E849]+0.5*0.0001*[.E850]" office:value-type="float" office:value="-0.0000000000014299672557172" calcext:value-type="float">
            <text:p>-1.4299672557172E-12</text:p>
          </table:table-cell>
          <table:table-cell table:formula="of:=[.G849]+0.0001*[.F849]+(0.5-0.25)*0.0001^2*[.E849]+0.25*0.0001^2*[.E850]" office:value-type="float" office:value="-31.4055904302302" calcext:value-type="float">
            <text:p>-31.4055904302302</text:p>
          </table:table-cell>
          <table:table-cell table:formula="of:=[.H849]+1/2*([.A850]-[.A849])*([.E850]+[.E849])" office:value-type="float" office:value="-0.000000000000975886038645513" calcext:value-type="float">
            <text:p>-9.75886038645513E-13</text:p>
          </table:table-cell>
          <table:table-cell table:formula="of:=[.I849]+1/2*([.A850]-[.A849])*([.H850]+[.H849])" office:value-type="float" office:value="-31.4055904302302" calcext:value-type="float">
            <text:p>-31.4055904302302</text:p>
          </table:table-cell>
          <table:table-cell table:formula="of:=200*PI()*COS(200*PI()*[.A850])" office:value-type="float" office:value="-623.364051433649" calcext:value-type="float">
            <text:p>-623.364051433649</text:p>
          </table:table-cell>
          <table:table-cell table:formula="of:=SIN(200*PI()*[.A850])" office:value-type="float" office:value="0.125333233563675" calcext:value-type="float">
            <text:p>0.125333233563675</text:p>
          </table:table-cell>
        </table:table-row>
        <table:table-row table:style-name="ro1">
          <table:table-cell office:value-type="float" office:value="0.084900000000001" calcext:value-type="float">
            <text:p>0.084900000000001</text:p>
          </table:table-cell>
          <table:table-cell office:value-type="float" office:value="0.00000098841587713857" calcext:value-type="float">
            <text:p>9.8841587713857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313" calcext:value-type="float">
            <text:p>-31.405590430313</text:p>
          </table:table-cell>
          <table:table-cell office:value-type="float" office:value="0" calcext:value-type="float">
            <text:p>0</text:p>
          </table:table-cell>
          <table:table-cell table:formula="of:=[.F850]+(1-0.5)*0.0001*[.E850]+0.5*0.0001*[.E851]" office:value-type="float" office:value="-0.0000000000014299672557172" calcext:value-type="float">
            <text:p>-1.4299672557172E-12</text:p>
          </table:table-cell>
          <table:table-cell table:formula="of:=[.G850]+0.0001*[.F850]+(0.5-0.25)*0.0001^2*[.E850]+0.25*0.0001^2*[.E851]" office:value-type="float" office:value="-31.4055904302302" calcext:value-type="float">
            <text:p>-31.4055904302302</text:p>
          </table:table-cell>
          <table:table-cell table:formula="of:=[.H850]+1/2*([.A851]-[.A850])*([.E851]+[.E850])" office:value-type="float" office:value="-0.000000000000975886038645513" calcext:value-type="float">
            <text:p>-9.75886038645513E-13</text:p>
          </table:table-cell>
          <table:table-cell table:formula="of:=[.I850]+1/2*([.A851]-[.A850])*([.H851]+[.H850])" office:value-type="float" office:value="-31.4055904302302" calcext:value-type="float">
            <text:p>-31.4055904302302</text:p>
          </table:table-cell>
          <table:table-cell table:formula="of:=200*PI()*COS(200*PI()*[.A851])" office:value-type="float" office:value="-627.078687623328" calcext:value-type="float">
            <text:p>-627.078687623328</text:p>
          </table:table-cell>
          <table:table-cell table:formula="of:=SIN(200*PI()*[.A851])" office:value-type="float" office:value="0.062790519528684" calcext:value-type="float">
            <text:p>0.062790519528684</text:p>
          </table:table-cell>
        </table:table-row>
        <table:table-row table:style-name="ro1">
          <table:table-cell office:value-type="float" office:value="0.085000000000001" calcext:value-type="float">
            <text:p>0.085000000000001</text:p>
          </table:table-cell>
          <table:table-cell office:value-type="float" office:value="-0.00000025634699340327" calcext:value-type="float">
            <text:p>-2.5634699340327E-07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313" calcext:value-type="float">
            <text:p>-31.405590430313</text:p>
          </table:table-cell>
          <table:table-cell office:value-type="float" office:value="0" calcext:value-type="float">
            <text:p>0</text:p>
          </table:table-cell>
          <table:table-cell table:formula="of:=[.F851]+(1-0.5)*0.0001*[.E851]+0.5*0.0001*[.E852]" office:value-type="float" office:value="-0.0000000000014299672557172" calcext:value-type="float">
            <text:p>-1.4299672557172E-12</text:p>
          </table:table-cell>
          <table:table-cell table:formula="of:=[.G851]+0.0001*[.F851]+(0.5-0.25)*0.0001^2*[.E851]+0.25*0.0001^2*[.E852]" office:value-type="float" office:value="-31.4055904302302" calcext:value-type="float">
            <text:p>-31.4055904302302</text:p>
          </table:table-cell>
          <table:table-cell table:formula="of:=[.H851]+1/2*([.A852]-[.A851])*([.E852]+[.E851])" office:value-type="float" office:value="-0.000000000000975886038645513" calcext:value-type="float">
            <text:p>-9.75886038645513E-13</text:p>
          </table:table-cell>
          <table:table-cell table:formula="of:=[.I851]+1/2*([.A852]-[.A851])*([.H852]+[.H851])" office:value-type="float" office:value="-31.4055904302302" calcext:value-type="float">
            <text:p>-31.4055904302302</text:p>
          </table:table-cell>
          <table:table-cell table:formula="of:=200*PI()*COS(200*PI()*[.A852])" office:value-type="float" office:value="-628.318530717959" calcext:value-type="float">
            <text:p>-628.318530717959</text:p>
          </table:table-cell>
          <table:table-cell table:formula="of:=SIN(200*PI()*[.A852])" office:value-type="float" office:value="-0.000000000000633853848946739" calcext:value-type="float">
            <text:p>-6.33853848946739E-13</text:p>
          </table:table-cell>
        </table:table-row>
        <table:table-row table:style-name="ro1">
          <table:table-cell office:value-type="float" office:value="0.085100000000001" calcext:value-type="float">
            <text:p>0.085100000000001</text:p>
          </table:table-cell>
          <table:table-cell office:value-type="float" office:value="0.00000094536358118816" calcext:value-type="float">
            <text:p>9.4536358118816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314" calcext:value-type="float">
            <text:p>-31.405590430314</text:p>
          </table:table-cell>
          <table:table-cell office:value-type="float" office:value="0" calcext:value-type="float">
            <text:p>0</text:p>
          </table:table-cell>
          <table:table-cell table:formula="of:=[.F852]+(1-0.5)*0.0001*[.E852]+0.5*0.0001*[.E853]" office:value-type="float" office:value="-0.0000000000014299672557172" calcext:value-type="float">
            <text:p>-1.4299672557172E-12</text:p>
          </table:table-cell>
          <table:table-cell table:formula="of:=[.G852]+0.0001*[.F852]+(0.5-0.25)*0.0001^2*[.E852]+0.25*0.0001^2*[.E853]" office:value-type="float" office:value="-31.4055904302302" calcext:value-type="float">
            <text:p>-31.4055904302302</text:p>
          </table:table-cell>
          <table:table-cell table:formula="of:=[.H852]+1/2*([.A853]-[.A852])*([.E853]+[.E852])" office:value-type="float" office:value="-0.000000000000975886038645513" calcext:value-type="float">
            <text:p>-9.75886038645513E-13</text:p>
          </table:table-cell>
          <table:table-cell table:formula="of:=[.I852]+1/2*([.A853]-[.A852])*([.H853]+[.H852])" office:value-type="float" office:value="-31.4055904302302" calcext:value-type="float">
            <text:p>-31.4055904302302</text:p>
          </table:table-cell>
          <table:table-cell table:formula="of:=200*PI()*COS(200*PI()*[.A853])" office:value-type="float" office:value="-627.078687623278" calcext:value-type="float">
            <text:p>-627.078687623278</text:p>
          </table:table-cell>
          <table:table-cell table:formula="of:=SIN(200*PI()*[.A853])" office:value-type="float" office:value="-0.0627905195299492" calcext:value-type="float">
            <text:p>-0.062790519529949</text:p>
          </table:table-cell>
        </table:table-row>
        <table:table-row table:style-name="ro1">
          <table:table-cell office:value-type="float" office:value="0.085200000000001" calcext:value-type="float">
            <text:p>0.085200000000001</text:p>
          </table:table-cell>
          <table:table-cell office:value-type="float" office:value="-0.00000021329469745285" calcext:value-type="float">
            <text:p>-2.1329469745285E-07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314" calcext:value-type="float">
            <text:p>-31.405590430314</text:p>
          </table:table-cell>
          <table:table-cell office:value-type="float" office:value="0" calcext:value-type="float">
            <text:p>0</text:p>
          </table:table-cell>
          <table:table-cell table:formula="of:=[.F853]+(1-0.5)*0.0001*[.E853]+0.5*0.0001*[.E854]" office:value-type="float" office:value="-0.0000000000014299672557172" calcext:value-type="float">
            <text:p>-1.4299672557172E-12</text:p>
          </table:table-cell>
          <table:table-cell table:formula="of:=[.G853]+0.0001*[.F853]+(0.5-0.25)*0.0001^2*[.E853]+0.25*0.0001^2*[.E854]" office:value-type="float" office:value="-31.4055904302302" calcext:value-type="float">
            <text:p>-31.4055904302302</text:p>
          </table:table-cell>
          <table:table-cell table:formula="of:=[.H853]+1/2*([.A854]-[.A853])*([.E854]+[.E853])" office:value-type="float" office:value="-0.000000000000975886038645513" calcext:value-type="float">
            <text:p>-9.75886038645513E-13</text:p>
          </table:table-cell>
          <table:table-cell table:formula="of:=[.I853]+1/2*([.A854]-[.A853])*([.H854]+[.H853])" office:value-type="float" office:value="-31.4055904302302" calcext:value-type="float">
            <text:p>-31.4055904302302</text:p>
          </table:table-cell>
          <table:table-cell table:formula="of:=200*PI()*COS(200*PI()*[.A854])" office:value-type="float" office:value="-623.364051433549" calcext:value-type="float">
            <text:p>-623.364051433549</text:p>
          </table:table-cell>
          <table:table-cell table:formula="of:=SIN(200*PI()*[.A854])" office:value-type="float" office:value="-0.125333233564932" calcext:value-type="float">
            <text:p>-0.125333233564932</text:p>
          </table:table-cell>
        </table:table-row>
        <table:table-row table:style-name="ro1">
          <table:table-cell office:value-type="float" office:value="0.085300000000001" calcext:value-type="float">
            <text:p>0.085300000000001</text:p>
          </table:table-cell>
          <table:table-cell office:value-type="float" office:value="0.00000090231128523774" calcext:value-type="float">
            <text:p>9.0231128523774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314" calcext:value-type="float">
            <text:p>-31.405590430314</text:p>
          </table:table-cell>
          <table:table-cell office:value-type="float" office:value="0" calcext:value-type="float">
            <text:p>0</text:p>
          </table:table-cell>
          <table:table-cell table:formula="of:=[.F854]+(1-0.5)*0.0001*[.E854]+0.5*0.0001*[.E855]" office:value-type="float" office:value="-0.0000000000014299672557172" calcext:value-type="float">
            <text:p>-1.4299672557172E-12</text:p>
          </table:table-cell>
          <table:table-cell table:formula="of:=[.G854]+0.0001*[.F854]+(0.5-0.25)*0.0001^2*[.E854]+0.25*0.0001^2*[.E855]" office:value-type="float" office:value="-31.4055904302302" calcext:value-type="float">
            <text:p>-31.4055904302302</text:p>
          </table:table-cell>
          <table:table-cell table:formula="of:=[.H854]+1/2*([.A855]-[.A854])*([.E855]+[.E854])" office:value-type="float" office:value="-0.000000000000975886038645513" calcext:value-type="float">
            <text:p>-9.75886038645513E-13</text:p>
          </table:table-cell>
          <table:table-cell table:formula="of:=[.I854]+1/2*([.A855]-[.A854])*([.H855]+[.H854])" office:value-type="float" office:value="-31.4055904302302" calcext:value-type="float">
            <text:p>-31.4055904302302</text:p>
          </table:table-cell>
          <table:table-cell table:formula="of:=200*PI()*COS(200*PI()*[.A855])" office:value-type="float" office:value="-617.189282120759" calcext:value-type="float">
            <text:p>-617.189282120759</text:p>
          </table:table-cell>
          <table:table-cell table:formula="of:=SIN(200*PI()*[.A855])" office:value-type="float" office:value="-0.187381314586343" calcext:value-type="float">
            <text:p>-0.187381314586343</text:p>
          </table:table-cell>
        </table:table-row>
        <table:table-row table:style-name="ro1">
          <table:table-cell office:value-type="float" office:value="0.085400000000001" calcext:value-type="float">
            <text:p>0.085400000000001</text:p>
          </table:table-cell>
          <table:table-cell office:value-type="float" office:value="-0.00000017024240150242" calcext:value-type="float">
            <text:p>-1.7024240150242E-07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314" calcext:value-type="float">
            <text:p>-31.405590430314</text:p>
          </table:table-cell>
          <table:table-cell office:value-type="float" office:value="0" calcext:value-type="float">
            <text:p>0</text:p>
          </table:table-cell>
          <table:table-cell table:formula="of:=[.F855]+(1-0.5)*0.0001*[.E855]+0.5*0.0001*[.E856]" office:value-type="float" office:value="-0.0000000000014299672557172" calcext:value-type="float">
            <text:p>-1.4299672557172E-12</text:p>
          </table:table-cell>
          <table:table-cell table:formula="of:=[.G855]+0.0001*[.F855]+(0.5-0.25)*0.0001^2*[.E855]+0.25*0.0001^2*[.E856]" office:value-type="float" office:value="-31.4055904302302" calcext:value-type="float">
            <text:p>-31.4055904302302</text:p>
          </table:table-cell>
          <table:table-cell table:formula="of:=[.H855]+1/2*([.A856]-[.A855])*([.E856]+[.E855])" office:value-type="float" office:value="-0.000000000000975886038645513" calcext:value-type="float">
            <text:p>-9.75886038645513E-13</text:p>
          </table:table-cell>
          <table:table-cell table:formula="of:=[.I855]+1/2*([.A856]-[.A855])*([.H856]+[.H855])" office:value-type="float" office:value="-31.4055904302302" calcext:value-type="float">
            <text:p>-31.4055904302302</text:p>
          </table:table-cell>
          <table:table-cell table:formula="of:=200*PI()*COS(200*PI()*[.A856])" office:value-type="float" office:value="-608.578748678398" calcext:value-type="float">
            <text:p>-608.578748678398</text:p>
          </table:table-cell>
          <table:table-cell table:formula="of:=SIN(200*PI()*[.A856])" office:value-type="float" office:value="-0.248689887165467" calcext:value-type="float">
            <text:p>-0.248689887165467</text:p>
          </table:table-cell>
        </table:table-row>
        <table:table-row table:style-name="ro1">
          <table:table-cell office:value-type="float" office:value="0.085500000000001" calcext:value-type="float">
            <text:p>0.085500000000001</text:p>
          </table:table-cell>
          <table:table-cell office:value-type="float" office:value="0.00000085925898928731" calcext:value-type="float">
            <text:p>8.5925898928731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314" calcext:value-type="float">
            <text:p>-31.405590430314</text:p>
          </table:table-cell>
          <table:table-cell office:value-type="float" office:value="0" calcext:value-type="float">
            <text:p>0</text:p>
          </table:table-cell>
          <table:table-cell table:formula="of:=[.F856]+(1-0.5)*0.0001*[.E856]+0.5*0.0001*[.E857]" office:value-type="float" office:value="-0.0000000000014299672557172" calcext:value-type="float">
            <text:p>-1.4299672557172E-12</text:p>
          </table:table-cell>
          <table:table-cell table:formula="of:=[.G856]+0.0001*[.F856]+(0.5-0.25)*0.0001^2*[.E856]+0.25*0.0001^2*[.E857]" office:value-type="float" office:value="-31.4055904302302" calcext:value-type="float">
            <text:p>-31.4055904302302</text:p>
          </table:table-cell>
          <table:table-cell table:formula="of:=[.H856]+1/2*([.A857]-[.A856])*([.E857]+[.E856])" office:value-type="float" office:value="-0.000000000000975886038645513" calcext:value-type="float">
            <text:p>-9.75886038645513E-13</text:p>
          </table:table-cell>
          <table:table-cell table:formula="of:=[.I856]+1/2*([.A857]-[.A856])*([.H857]+[.H856])" office:value-type="float" office:value="-31.4055904302302" calcext:value-type="float">
            <text:p>-31.4055904302302</text:p>
          </table:table-cell>
          <table:table-cell table:formula="of:=200*PI()*COS(200*PI()*[.A857])" office:value-type="float" office:value="-597.566432948188" calcext:value-type="float">
            <text:p>-597.566432948188</text:p>
          </table:table-cell>
          <table:table-cell table:formula="of:=SIN(200*PI()*[.A857])" office:value-type="float" office:value="-0.309016994375552" calcext:value-type="float">
            <text:p>-0.309016994375552</text:p>
          </table:table-cell>
        </table:table-row>
        <table:table-row table:style-name="ro1">
          <table:table-cell office:value-type="float" office:value="0.085600000000001" calcext:value-type="float">
            <text:p>0.085600000000001</text:p>
          </table:table-cell>
          <table:table-cell office:value-type="float" office:value="-0.00000012719010555199" calcext:value-type="float">
            <text:p>-1.2719010555199E-07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314" calcext:value-type="float">
            <text:p>-31.405590430314</text:p>
          </table:table-cell>
          <table:table-cell office:value-type="float" office:value="0" calcext:value-type="float">
            <text:p>0</text:p>
          </table:table-cell>
          <table:table-cell table:formula="of:=[.F857]+(1-0.5)*0.0001*[.E857]+0.5*0.0001*[.E858]" office:value-type="float" office:value="-0.0000000000014299672557172" calcext:value-type="float">
            <text:p>-1.4299672557172E-12</text:p>
          </table:table-cell>
          <table:table-cell table:formula="of:=[.G857]+0.0001*[.F857]+(0.5-0.25)*0.0001^2*[.E857]+0.25*0.0001^2*[.E858]" office:value-type="float" office:value="-31.4055904302302" calcext:value-type="float">
            <text:p>-31.4055904302302</text:p>
          </table:table-cell>
          <table:table-cell table:formula="of:=[.H857]+1/2*([.A858]-[.A857])*([.E858]+[.E857])" office:value-type="float" office:value="-0.000000000000975886038645513" calcext:value-type="float">
            <text:p>-9.75886038645513E-13</text:p>
          </table:table-cell>
          <table:table-cell table:formula="of:=[.I857]+1/2*([.A858]-[.A857])*([.H858]+[.H857])" office:value-type="float" office:value="-31.4055904302302" calcext:value-type="float">
            <text:p>-31.4055904302302</text:p>
          </table:table-cell>
          <table:table-cell table:formula="of:=200*PI()*COS(200*PI()*[.A858])" office:value-type="float" office:value="-584.195795509267" calcext:value-type="float">
            <text:p>-584.195795509267</text:p>
          </table:table-cell>
          <table:table-cell table:formula="of:=SIN(200*PI()*[.A858])" office:value-type="float" office:value="-0.368124552685265" calcext:value-type="float">
            <text:p>-0.368124552685265</text:p>
          </table:table-cell>
        </table:table-row>
        <table:table-row table:style-name="ro1">
          <table:table-cell office:value-type="float" office:value="0.085700000000001" calcext:value-type="float">
            <text:p>0.085700000000001</text:p>
          </table:table-cell>
          <table:table-cell office:value-type="float" office:value="0.00000081620669333688" calcext:value-type="float">
            <text:p>8.1620669333688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314" calcext:value-type="float">
            <text:p>-31.405590430314</text:p>
          </table:table-cell>
          <table:table-cell office:value-type="float" office:value="0" calcext:value-type="float">
            <text:p>0</text:p>
          </table:table-cell>
          <table:table-cell table:formula="of:=[.F858]+(1-0.5)*0.0001*[.E858]+0.5*0.0001*[.E859]" office:value-type="float" office:value="-0.0000000000014299672557172" calcext:value-type="float">
            <text:p>-1.4299672557172E-12</text:p>
          </table:table-cell>
          <table:table-cell table:formula="of:=[.G858]+0.0001*[.F858]+(0.5-0.25)*0.0001^2*[.E858]+0.25*0.0001^2*[.E859]" office:value-type="float" office:value="-31.4055904302302" calcext:value-type="float">
            <text:p>-31.4055904302302</text:p>
          </table:table-cell>
          <table:table-cell table:formula="of:=[.H858]+1/2*([.A859]-[.A858])*([.E859]+[.E858])" office:value-type="float" office:value="-0.000000000000975886038645513" calcext:value-type="float">
            <text:p>-9.75886038645513E-13</text:p>
          </table:table-cell>
          <table:table-cell table:formula="of:=[.I858]+1/2*([.A859]-[.A858])*([.H859]+[.H858])" office:value-type="float" office:value="-31.4055904302302" calcext:value-type="float">
            <text:p>-31.4055904302302</text:p>
          </table:table-cell>
          <table:table-cell table:formula="of:=200*PI()*COS(200*PI()*[.A859])" office:value-type="float" office:value="-568.519604159141" calcext:value-type="float">
            <text:p>-568.519604159141</text:p>
          </table:table-cell>
          <table:table-cell table:formula="of:=SIN(200*PI()*[.A859])" office:value-type="float" office:value="-0.425779291565647" calcext:value-type="float">
            <text:p>-0.425779291565647</text:p>
          </table:table-cell>
        </table:table-row>
        <table:table-row table:style-name="ro1">
          <table:table-cell office:value-type="float" office:value="0.085800000000001" calcext:value-type="float">
            <text:p>0.085800000000001</text:p>
          </table:table-cell>
          <table:table-cell office:value-type="float" office:value="-0.000000084137809601561" calcext:value-type="float">
            <text:p>-8.4137809601561E-08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314" calcext:value-type="float">
            <text:p>-31.405590430314</text:p>
          </table:table-cell>
          <table:table-cell office:value-type="float" office:value="0" calcext:value-type="float">
            <text:p>0</text:p>
          </table:table-cell>
          <table:table-cell table:formula="of:=[.F859]+(1-0.5)*0.0001*[.E859]+0.5*0.0001*[.E860]" office:value-type="float" office:value="-0.0000000000014299672557172" calcext:value-type="float">
            <text:p>-1.4299672557172E-12</text:p>
          </table:table-cell>
          <table:table-cell table:formula="of:=[.G859]+0.0001*[.F859]+(0.5-0.25)*0.0001^2*[.E859]+0.25*0.0001^2*[.E860]" office:value-type="float" office:value="-31.4055904302302" calcext:value-type="float">
            <text:p>-31.4055904302302</text:p>
          </table:table-cell>
          <table:table-cell table:formula="of:=[.H859]+1/2*([.A860]-[.A859])*([.E860]+[.E859])" office:value-type="float" office:value="-0.000000000000975886038645513" calcext:value-type="float">
            <text:p>-9.75886038645513E-13</text:p>
          </table:table-cell>
          <table:table-cell table:formula="of:=[.I859]+1/2*([.A860]-[.A859])*([.H860]+[.H859])" office:value-type="float" office:value="-31.4055904302302" calcext:value-type="float">
            <text:p>-31.4055904302302</text:p>
          </table:table-cell>
          <table:table-cell table:formula="of:=200*PI()*COS(200*PI()*[.A860])" office:value-type="float" office:value="-550.599725663302" calcext:value-type="float">
            <text:p>-550.599725663302</text:p>
          </table:table-cell>
          <table:table-cell table:formula="of:=SIN(200*PI()*[.A860])" office:value-type="float" office:value="-0.481753674102268" calcext:value-type="float">
            <text:p>-0.481753674102268</text:p>
          </table:table-cell>
        </table:table-row>
        <table:table-row table:style-name="ro1">
          <table:table-cell office:value-type="float" office:value="0.085900000000001" calcext:value-type="float">
            <text:p>0.085900000000001</text:p>
          </table:table-cell>
          <table:table-cell office:value-type="float" office:value="0.00000077315439738644" calcext:value-type="float">
            <text:p>7.7315439738644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315" calcext:value-type="float">
            <text:p>-31.405590430315</text:p>
          </table:table-cell>
          <table:table-cell office:value-type="float" office:value="0" calcext:value-type="float">
            <text:p>0</text:p>
          </table:table-cell>
          <table:table-cell table:formula="of:=[.F860]+(1-0.5)*0.0001*[.E860]+0.5*0.0001*[.E861]" office:value-type="float" office:value="-0.0000000000014299672557172" calcext:value-type="float">
            <text:p>-1.4299672557172E-12</text:p>
          </table:table-cell>
          <table:table-cell table:formula="of:=[.G860]+0.0001*[.F860]+(0.5-0.25)*0.0001^2*[.E860]+0.25*0.0001^2*[.E861]" office:value-type="float" office:value="-31.4055904302302" calcext:value-type="float">
            <text:p>-31.4055904302302</text:p>
          </table:table-cell>
          <table:table-cell table:formula="of:=[.H860]+1/2*([.A861]-[.A860])*([.E861]+[.E860])" office:value-type="float" office:value="-0.000000000000975886038645513" calcext:value-type="float">
            <text:p>-9.75886038645513E-13</text:p>
          </table:table-cell>
          <table:table-cell table:formula="of:=[.I860]+1/2*([.A861]-[.A860])*([.H861]+[.H860])" office:value-type="float" office:value="-31.4055904302302" calcext:value-type="float">
            <text:p>-31.4055904302302</text:p>
          </table:table-cell>
          <table:table-cell table:formula="of:=200*PI()*COS(200*PI()*[.A861])" office:value-type="float" office:value="-530.506881595355" calcext:value-type="float">
            <text:p>-530.506881595355</text:p>
          </table:table-cell>
          <table:table-cell table:formula="of:=SIN(200*PI()*[.A861])" office:value-type="float" office:value="-0.535826794979532" calcext:value-type="float">
            <text:p>-0.535826794979532</text:p>
          </table:table-cell>
        </table:table-row>
        <table:table-row table:style-name="ro1">
          <table:table-cell office:value-type="float" office:value="0.086000000000001" calcext:value-type="float">
            <text:p>0.086000000000001</text:p>
          </table:table-cell>
          <table:table-cell office:value-type="float" office:value="-0.000000041085513651128" calcext:value-type="float">
            <text:p>-4.1085513651128E-08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315" calcext:value-type="float">
            <text:p>-31.405590430315</text:p>
          </table:table-cell>
          <table:table-cell office:value-type="float" office:value="0" calcext:value-type="float">
            <text:p>0</text:p>
          </table:table-cell>
          <table:table-cell table:formula="of:=[.F861]+(1-0.5)*0.0001*[.E861]+0.5*0.0001*[.E862]" office:value-type="float" office:value="-0.0000000000014299672557172" calcext:value-type="float">
            <text:p>-1.4299672557172E-12</text:p>
          </table:table-cell>
          <table:table-cell table:formula="of:=[.G861]+0.0001*[.F861]+(0.5-0.25)*0.0001^2*[.E861]+0.25*0.0001^2*[.E862]" office:value-type="float" office:value="-31.4055904302302" calcext:value-type="float">
            <text:p>-31.4055904302302</text:p>
          </table:table-cell>
          <table:table-cell table:formula="of:=[.H861]+1/2*([.A862]-[.A861])*([.E862]+[.E861])" office:value-type="float" office:value="-0.000000000000975886038645513" calcext:value-type="float">
            <text:p>-9.75886038645513E-13</text:p>
          </table:table-cell>
          <table:table-cell table:formula="of:=[.I861]+1/2*([.A862]-[.A861])*([.H862]+[.H861])" office:value-type="float" office:value="-31.4055904302302" calcext:value-type="float">
            <text:p>-31.4055904302302</text:p>
          </table:table-cell>
          <table:table-cell table:formula="of:=200*PI()*COS(200*PI()*[.A862])" office:value-type="float" office:value="-508.320369231293" calcext:value-type="float">
            <text:p>-508.320369231293</text:p>
          </table:table-cell>
          <table:table-cell table:formula="of:=SIN(200*PI()*[.A862])" office:value-type="float" office:value="-0.587785252292983" calcext:value-type="float">
            <text:p>-0.587785252292983</text:p>
          </table:table-cell>
        </table:table-row>
        <table:table-row table:style-name="ro1">
          <table:table-cell office:value-type="float" office:value="0.086100000000001" calcext:value-type="float">
            <text:p>0.086100000000001</text:p>
          </table:table-cell>
          <table:table-cell office:value-type="float" office:value="0.00000073010210143601" calcext:value-type="float">
            <text:p>7.3010210143601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315" calcext:value-type="float">
            <text:p>-31.405590430315</text:p>
          </table:table-cell>
          <table:table-cell office:value-type="float" office:value="0" calcext:value-type="float">
            <text:p>0</text:p>
          </table:table-cell>
          <table:table-cell table:formula="of:=[.F862]+(1-0.5)*0.0001*[.E862]+0.5*0.0001*[.E863]" office:value-type="float" office:value="-0.0000000000014299672557172" calcext:value-type="float">
            <text:p>-1.4299672557172E-12</text:p>
          </table:table-cell>
          <table:table-cell table:formula="of:=[.G862]+0.0001*[.F862]+(0.5-0.25)*0.0001^2*[.E862]+0.25*0.0001^2*[.E863]" office:value-type="float" office:value="-31.4055904302302" calcext:value-type="float">
            <text:p>-31.4055904302302</text:p>
          </table:table-cell>
          <table:table-cell table:formula="of:=[.H862]+1/2*([.A863]-[.A862])*([.E863]+[.E862])" office:value-type="float" office:value="-0.000000000000975886038645513" calcext:value-type="float">
            <text:p>-9.75886038645513E-13</text:p>
          </table:table-cell>
          <table:table-cell table:formula="of:=[.I862]+1/2*([.A863]-[.A862])*([.H863]+[.H862])" office:value-type="float" office:value="-31.4055904302302" calcext:value-type="float">
            <text:p>-31.4055904302302</text:p>
          </table:table-cell>
          <table:table-cell table:formula="of:=200*PI()*COS(200*PI()*[.A863])" office:value-type="float" office:value="-484.12774859936" calcext:value-type="float">
            <text:p>-484.12774859936</text:p>
          </table:table-cell>
          <table:table-cell table:formula="of:=SIN(200*PI()*[.A863])" office:value-type="float" office:value="-0.637423989749178" calcext:value-type="float">
            <text:p>-0.637423989749178</text:p>
          </table:table-cell>
        </table:table-row>
        <table:table-row table:style-name="ro1">
          <table:table-cell office:value-type="float" office:value="0.086200000000001" calcext:value-type="float">
            <text:p>0.086200000000001</text:p>
          </table:table-cell>
          <table:table-cell office:value-type="float" office:value="0.0000000019667822992992" calcext:value-type="float">
            <text:p>1.9667822992992E-09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315" calcext:value-type="float">
            <text:p>-31.405590430315</text:p>
          </table:table-cell>
          <table:table-cell office:value-type="float" office:value="0" calcext:value-type="float">
            <text:p>0</text:p>
          </table:table-cell>
          <table:table-cell table:formula="of:=[.F863]+(1-0.5)*0.0001*[.E863]+0.5*0.0001*[.E864]" office:value-type="float" office:value="-0.0000000000014299672557172" calcext:value-type="float">
            <text:p>-1.4299672557172E-12</text:p>
          </table:table-cell>
          <table:table-cell table:formula="of:=[.G863]+0.0001*[.F863]+(0.5-0.25)*0.0001^2*[.E863]+0.25*0.0001^2*[.E864]" office:value-type="float" office:value="-31.4055904302302" calcext:value-type="float">
            <text:p>-31.4055904302302</text:p>
          </table:table-cell>
          <table:table-cell table:formula="of:=[.H863]+1/2*([.A864]-[.A863])*([.E864]+[.E863])" office:value-type="float" office:value="-0.000000000000975886038645513" calcext:value-type="float">
            <text:p>-9.75886038645513E-13</text:p>
          </table:table-cell>
          <table:table-cell table:formula="of:=[.I863]+1/2*([.A864]-[.A863])*([.H864]+[.H863])" office:value-type="float" office:value="-31.4055904302302" calcext:value-type="float">
            <text:p>-31.4055904302302</text:p>
          </table:table-cell>
          <table:table-cell table:formula="of:=200*PI()*COS(200*PI()*[.A864])" office:value-type="float" office:value="-458.024496920635" calcext:value-type="float">
            <text:p>-458.024496920635</text:p>
          </table:table-cell>
          <table:table-cell table:formula="of:=SIN(200*PI()*[.A864])" office:value-type="float" office:value="-0.684547105929153" calcext:value-type="float">
            <text:p>-0.684547105929153</text:p>
          </table:table-cell>
        </table:table-row>
        <table:table-row table:style-name="ro1">
          <table:table-cell office:value-type="float" office:value="0.086300000000001" calcext:value-type="float">
            <text:p>0.086300000000001</text:p>
          </table:table-cell>
          <table:table-cell office:value-type="float" office:value="0.00000068704980548558" calcext:value-type="float">
            <text:p>6.8704980548558E-07</text:p>
          </table:table-cell>
          <table:table-cell office:value-type="float" office:value="-0.0000000010130615521575" calcext:value-type="float">
            <text:p>-1.0130615521575E-09</text:p>
          </table:table-cell>
          <table:table-cell office:value-type="float" office:value="-31.405590430315" calcext:value-type="float">
            <text:p>-31.405590430315</text:p>
          </table:table-cell>
          <table:table-cell office:value-type="float" office:value="0" calcext:value-type="float">
            <text:p>0</text:p>
          </table:table-cell>
          <table:table-cell table:formula="of:=[.F864]+(1-0.5)*0.0001*[.E864]+0.5*0.0001*[.E865]" office:value-type="float" office:value="-0.0000000000014299672557172" calcext:value-type="float">
            <text:p>-1.4299672557172E-12</text:p>
          </table:table-cell>
          <table:table-cell table:formula="of:=[.G864]+0.0001*[.F864]+(0.5-0.25)*0.0001^2*[.E864]+0.25*0.0001^2*[.E865]" office:value-type="float" office:value="-31.4055904302302" calcext:value-type="float">
            <text:p>-31.4055904302302</text:p>
          </table:table-cell>
          <table:table-cell table:formula="of:=[.H864]+1/2*([.A865]-[.A864])*([.E865]+[.E864])" office:value-type="float" office:value="-0.000000000000975886038645513" calcext:value-type="float">
            <text:p>-9.75886038645513E-13</text:p>
          </table:table-cell>
          <table:table-cell table:formula="of:=[.I864]+1/2*([.A865]-[.A864])*([.H865]+[.H864])" office:value-type="float" office:value="-31.4055904302302" calcext:value-type="float">
            <text:p>-31.4055904302302</text:p>
          </table:table-cell>
          <table:table-cell table:formula="of:=200*PI()*COS(200*PI()*[.A865])" office:value-type="float" office:value="-430.113631804055" calcext:value-type="float">
            <text:p>-430.113631804055</text:p>
          </table:table-cell>
          <table:table-cell table:formula="of:=SIN(200*PI()*[.A865])" office:value-type="float" office:value="-0.728968627421845" calcext:value-type="float">
            <text:p>-0.728968627421845</text:p>
          </table:table-cell>
        </table:table-row>
        <table:table-row table:style-name="ro1">
          <table:table-cell office:value-type="float" office:value="0.086400000000001" calcext:value-type="float">
            <text:p>0.086400000000001</text:p>
          </table:table-cell>
          <table:table-cell office:value-type="float" office:value="-0.0000013760663932705" calcext:value-type="float">
            <text:p>-1.3760663932705E-06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315" calcext:value-type="float">
            <text:p>-31.405590430315</text:p>
          </table:table-cell>
          <table:table-cell office:value-type="float" office:value="0" calcext:value-type="float">
            <text:p>0</text:p>
          </table:table-cell>
          <table:table-cell table:formula="of:=[.F865]+(1-0.5)*0.0001*[.E865]+0.5*0.0001*[.E866]" office:value-type="float" office:value="-0.0000000000014299672557172" calcext:value-type="float">
            <text:p>-1.4299672557172E-12</text:p>
          </table:table-cell>
          <table:table-cell table:formula="of:=[.G865]+0.0001*[.F865]+(0.5-0.25)*0.0001^2*[.E865]+0.25*0.0001^2*[.E866]" office:value-type="float" office:value="-31.4055904302302" calcext:value-type="float">
            <text:p>-31.4055904302302</text:p>
          </table:table-cell>
          <table:table-cell table:formula="of:=[.H865]+1/2*([.A866]-[.A865])*([.E866]+[.E865])" office:value-type="float" office:value="-0.000000000000975886038645513" calcext:value-type="float">
            <text:p>-9.75886038645513E-13</text:p>
          </table:table-cell>
          <table:table-cell table:formula="of:=[.I865]+1/2*([.A866]-[.A865])*([.H866]+[.H865])" office:value-type="float" office:value="-31.4055904302302" calcext:value-type="float">
            <text:p>-31.4055904302302</text:p>
          </table:table-cell>
          <table:table-cell table:formula="of:=200*PI()*COS(200*PI()*[.A866])" office:value-type="float" office:value="-400.505304682971" calcext:value-type="float">
            <text:p>-400.505304682971</text:p>
          </table:table-cell>
          <table:table-cell table:formula="of:=SIN(200*PI()*[.A866])" office:value-type="float" office:value="-0.77051324277619" calcext:value-type="float">
            <text:p>-0.77051324277619</text:p>
          </table:table-cell>
        </table:table-row>
        <table:table-row table:style-name="ro1">
          <table:table-cell office:value-type="float" office:value="0.086500000000001" calcext:value-type="float">
            <text:p>0.086500000000001</text:p>
          </table:table-cell>
          <table:table-cell office:value-type="float" office:value="0.00000064399750953515" calcext:value-type="float">
            <text:p>6.4399750953515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315" calcext:value-type="float">
            <text:p>-31.405590430315</text:p>
          </table:table-cell>
          <table:table-cell office:value-type="float" office:value="0" calcext:value-type="float">
            <text:p>0</text:p>
          </table:table-cell>
          <table:table-cell table:formula="of:=[.F866]+(1-0.5)*0.0001*[.E866]+0.5*0.0001*[.E867]" office:value-type="float" office:value="-0.0000000000014299672557172" calcext:value-type="float">
            <text:p>-1.4299672557172E-12</text:p>
          </table:table-cell>
          <table:table-cell table:formula="of:=[.G866]+0.0001*[.F866]+(0.5-0.25)*0.0001^2*[.E866]+0.25*0.0001^2*[.E867]" office:value-type="float" office:value="-31.4055904302302" calcext:value-type="float">
            <text:p>-31.4055904302302</text:p>
          </table:table-cell>
          <table:table-cell table:formula="of:=[.H866]+1/2*([.A867]-[.A866])*([.E867]+[.E866])" office:value-type="float" office:value="-0.000000000000975886038645513" calcext:value-type="float">
            <text:p>-9.75886038645513E-13</text:p>
          </table:table-cell>
          <table:table-cell table:formula="of:=[.I866]+1/2*([.A867]-[.A866])*([.H867]+[.H866])" office:value-type="float" office:value="-31.4055904302302" calcext:value-type="float">
            <text:p>-31.4055904302302</text:p>
          </table:table-cell>
          <table:table-cell table:formula="of:=200*PI()*COS(200*PI()*[.A867])" office:value-type="float" office:value="-369.31636609777" calcext:value-type="float">
            <text:p>-369.31636609777</text:p>
          </table:table-cell>
          <table:table-cell table:formula="of:=SIN(200*PI()*[.A867])" office:value-type="float" office:value="-0.809016994375319" calcext:value-type="float">
            <text:p>-0.809016994375319</text:p>
          </table:table-cell>
        </table:table-row>
        <table:table-row table:style-name="ro1">
          <table:table-cell office:value-type="float" office:value="0.086600000000001" calcext:value-type="float">
            <text:p>0.086600000000001</text:p>
          </table:table-cell>
          <table:table-cell office:value-type="float" office:value="-0.00000133301409732" calcext:value-type="float">
            <text:p>-1.33301409732E-06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315" calcext:value-type="float">
            <text:p>-31.405590430315</text:p>
          </table:table-cell>
          <table:table-cell office:value-type="float" office:value="0" calcext:value-type="float">
            <text:p>0</text:p>
          </table:table-cell>
          <table:table-cell table:formula="of:=[.F867]+(1-0.5)*0.0001*[.E867]+0.5*0.0001*[.E868]" office:value-type="float" office:value="-0.0000000000014299672557172" calcext:value-type="float">
            <text:p>-1.4299672557172E-12</text:p>
          </table:table-cell>
          <table:table-cell table:formula="of:=[.G867]+0.0001*[.F867]+(0.5-0.25)*0.0001^2*[.E867]+0.25*0.0001^2*[.E868]" office:value-type="float" office:value="-31.4055904302302" calcext:value-type="float">
            <text:p>-31.4055904302302</text:p>
          </table:table-cell>
          <table:table-cell table:formula="of:=[.H867]+1/2*([.A868]-[.A867])*([.E868]+[.E867])" office:value-type="float" office:value="-0.000000000000975886038645513" calcext:value-type="float">
            <text:p>-9.75886038645513E-13</text:p>
          </table:table-cell>
          <table:table-cell table:formula="of:=[.I867]+1/2*([.A868]-[.A867])*([.H868]+[.H867])" office:value-type="float" office:value="-31.4055904302302" calcext:value-type="float">
            <text:p>-31.4055904302302</text:p>
          </table:table-cell>
          <table:table-cell table:formula="of:=200*PI()*COS(200*PI()*[.A868])" office:value-type="float" office:value="-336.669904540179" calcext:value-type="float">
            <text:p>-336.669904540179</text:p>
          </table:table-cell>
          <table:table-cell table:formula="of:=SIN(200*PI()*[.A868])" office:value-type="float" office:value="-0.844327925502356" calcext:value-type="float">
            <text:p>-0.844327925502356</text:p>
          </table:table-cell>
        </table:table-row>
        <table:table-row table:style-name="ro1">
          <table:table-cell office:value-type="float" office:value="0.086700000000001" calcext:value-type="float">
            <text:p>0.086700000000001</text:p>
          </table:table-cell>
          <table:table-cell office:value-type="float" office:value="0.00000060094521358472" calcext:value-type="float">
            <text:p>6.0094521358472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315" calcext:value-type="float">
            <text:p>-31.405590430315</text:p>
          </table:table-cell>
          <table:table-cell office:value-type="float" office:value="0" calcext:value-type="float">
            <text:p>0</text:p>
          </table:table-cell>
          <table:table-cell table:formula="of:=[.F868]+(1-0.5)*0.0001*[.E868]+0.5*0.0001*[.E869]" office:value-type="float" office:value="-0.0000000000014299672557172" calcext:value-type="float">
            <text:p>-1.4299672557172E-12</text:p>
          </table:table-cell>
          <table:table-cell table:formula="of:=[.G868]+0.0001*[.F868]+(0.5-0.25)*0.0001^2*[.E868]+0.25*0.0001^2*[.E869]" office:value-type="float" office:value="-31.4055904302302" calcext:value-type="float">
            <text:p>-31.4055904302302</text:p>
          </table:table-cell>
          <table:table-cell table:formula="of:=[.H868]+1/2*([.A869]-[.A868])*([.E869]+[.E868])" office:value-type="float" office:value="-0.000000000000975886038645513" calcext:value-type="float">
            <text:p>-9.75886038645513E-13</text:p>
          </table:table-cell>
          <table:table-cell table:formula="of:=[.I868]+1/2*([.A869]-[.A868])*([.H869]+[.H868])" office:value-type="float" office:value="-31.4055904302302" calcext:value-type="float">
            <text:p>-31.4055904302302</text:p>
          </table:table-cell>
          <table:table-cell table:formula="of:=200*PI()*COS(200*PI()*[.A869])" office:value-type="float" office:value="-302.694760679217" calcext:value-type="float">
            <text:p>-302.694760679217</text:p>
          </table:table-cell>
          <table:table-cell table:formula="of:=SIN(200*PI()*[.A869])" office:value-type="float" office:value="-0.876306680044171" calcext:value-type="float">
            <text:p>-0.876306680044171</text:p>
          </table:table-cell>
        </table:table-row>
        <table:table-row table:style-name="ro1">
          <table:table-cell office:value-type="float" office:value="0.086800000000001" calcext:value-type="float">
            <text:p>0.086800000000001</text:p>
          </table:table-cell>
          <table:table-cell office:value-type="float" office:value="-0.0000012899618013696" calcext:value-type="float">
            <text:p>-1.2899618013696E-06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316" calcext:value-type="float">
            <text:p>-31.405590430316</text:p>
          </table:table-cell>
          <table:table-cell office:value-type="float" office:value="0" calcext:value-type="float">
            <text:p>0</text:p>
          </table:table-cell>
          <table:table-cell table:formula="of:=[.F869]+(1-0.5)*0.0001*[.E869]+0.5*0.0001*[.E870]" office:value-type="float" office:value="-0.0000000000014299672557172" calcext:value-type="float">
            <text:p>-1.4299672557172E-12</text:p>
          </table:table-cell>
          <table:table-cell table:formula="of:=[.G869]+0.0001*[.F869]+(0.5-0.25)*0.0001^2*[.E869]+0.25*0.0001^2*[.E870]" office:value-type="float" office:value="-31.4055904302302" calcext:value-type="float">
            <text:p>-31.4055904302302</text:p>
          </table:table-cell>
          <table:table-cell table:formula="of:=[.H869]+1/2*([.A870]-[.A869])*([.E870]+[.E869])" office:value-type="float" office:value="-0.000000000000975886038645513" calcext:value-type="float">
            <text:p>-9.75886038645513E-13</text:p>
          </table:table-cell>
          <table:table-cell table:formula="of:=[.I869]+1/2*([.A870]-[.A869])*([.H870]+[.H869])" office:value-type="float" office:value="-31.4055904302302" calcext:value-type="float">
            <text:p>-31.4055904302302</text:p>
          </table:table-cell>
          <table:table-cell table:formula="of:=200*PI()*COS(200*PI()*[.A870])" office:value-type="float" office:value="-267.525018885943" calcext:value-type="float">
            <text:p>-267.525018885943</text:p>
          </table:table-cell>
          <table:table-cell table:formula="of:=SIN(200*PI()*[.A870])" office:value-type="float" office:value="-0.904827052466287" calcext:value-type="float">
            <text:p>-0.904827052466287</text:p>
          </table:table-cell>
        </table:table-row>
        <table:table-row table:style-name="ro1">
          <table:table-cell office:value-type="float" office:value="0.086900000000001" calcext:value-type="float">
            <text:p>0.086900000000001</text:p>
          </table:table-cell>
          <table:table-cell office:value-type="float" office:value="0.0000005578929176343" calcext:value-type="float">
            <text:p>5.578929176343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316" calcext:value-type="float">
            <text:p>-31.405590430316</text:p>
          </table:table-cell>
          <table:table-cell office:value-type="float" office:value="0" calcext:value-type="float">
            <text:p>0</text:p>
          </table:table-cell>
          <table:table-cell table:formula="of:=[.F870]+(1-0.5)*0.0001*[.E870]+0.5*0.0001*[.E871]" office:value-type="float" office:value="-0.0000000000014299672557172" calcext:value-type="float">
            <text:p>-1.4299672557172E-12</text:p>
          </table:table-cell>
          <table:table-cell table:formula="of:=[.G870]+0.0001*[.F870]+(0.5-0.25)*0.0001^2*[.E870]+0.25*0.0001^2*[.E871]" office:value-type="float" office:value="-31.4055904302302" calcext:value-type="float">
            <text:p>-31.4055904302302</text:p>
          </table:table-cell>
          <table:table-cell table:formula="of:=[.H870]+1/2*([.A871]-[.A870])*([.E871]+[.E870])" office:value-type="float" office:value="-0.000000000000975886038645513" calcext:value-type="float">
            <text:p>-9.75886038645513E-13</text:p>
          </table:table-cell>
          <table:table-cell table:formula="of:=[.I870]+1/2*([.A871]-[.A870])*([.H871]+[.H870])" office:value-type="float" office:value="-31.4055904302302" calcext:value-type="float">
            <text:p>-31.4055904302302</text:p>
          </table:table-cell>
          <table:table-cell table:formula="of:=200*PI()*COS(200*PI()*[.A871])" office:value-type="float" office:value="-231.299478063674" calcext:value-type="float">
            <text:p>-231.299478063674</text:p>
          </table:table-cell>
          <table:table-cell table:formula="of:=SIN(200*PI()*[.A871])" office:value-type="float" office:value="-0.929776485888483" calcext:value-type="float">
            <text:p>-0.929776485888483</text:p>
          </table:table-cell>
        </table:table-row>
        <table:table-row table:style-name="ro1">
          <table:table-cell office:value-type="float" office:value="0.087000000000001" calcext:value-type="float">
            <text:p>0.087000000000001</text:p>
          </table:table-cell>
          <table:table-cell office:value-type="float" office:value="-0.0000012469095054192" calcext:value-type="float">
            <text:p>-1.2469095054192E-06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316" calcext:value-type="float">
            <text:p>-31.405590430316</text:p>
          </table:table-cell>
          <table:table-cell office:value-type="float" office:value="0" calcext:value-type="float">
            <text:p>0</text:p>
          </table:table-cell>
          <table:table-cell table:formula="of:=[.F871]+(1-0.5)*0.0001*[.E871]+0.5*0.0001*[.E872]" office:value-type="float" office:value="-0.0000000000014299672557172" calcext:value-type="float">
            <text:p>-1.4299672557172E-12</text:p>
          </table:table-cell>
          <table:table-cell table:formula="of:=[.G871]+0.0001*[.F871]+(0.5-0.25)*0.0001^2*[.E871]+0.25*0.0001^2*[.E872]" office:value-type="float" office:value="-31.4055904302302" calcext:value-type="float">
            <text:p>-31.4055904302302</text:p>
          </table:table-cell>
          <table:table-cell table:formula="of:=[.H871]+1/2*([.A872]-[.A871])*([.E872]+[.E871])" office:value-type="float" office:value="-0.000000000000975886038645513" calcext:value-type="float">
            <text:p>-9.75886038645513E-13</text:p>
          </table:table-cell>
          <table:table-cell table:formula="of:=[.I871]+1/2*([.A872]-[.A871])*([.H872]+[.H871])" office:value-type="float" office:value="-31.4055904302302" calcext:value-type="float">
            <text:p>-31.4055904302302</text:p>
          </table:table-cell>
          <table:table-cell table:formula="of:=200*PI()*COS(200*PI()*[.A872])" office:value-type="float" office:value="-194.161103872168" calcext:value-type="float">
            <text:p>-194.161103872168</text:p>
          </table:table-cell>
          <table:table-cell table:formula="of:=SIN(200*PI()*[.A872])" office:value-type="float" office:value="-0.951056516295349" calcext:value-type="float">
            <text:p>-0.951056516295349</text:p>
          </table:table-cell>
        </table:table-row>
        <table:table-row table:style-name="ro1">
          <table:table-cell office:value-type="float" office:value="0.087100000000001" calcext:value-type="float">
            <text:p>0.087100000000001</text:p>
          </table:table-cell>
          <table:table-cell office:value-type="float" office:value="0.00000051484062168388" calcext:value-type="float">
            <text:p>5.1484062168388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316" calcext:value-type="float">
            <text:p>-31.405590430316</text:p>
          </table:table-cell>
          <table:table-cell office:value-type="float" office:value="0" calcext:value-type="float">
            <text:p>0</text:p>
          </table:table-cell>
          <table:table-cell table:formula="of:=[.F872]+(1-0.5)*0.0001*[.E872]+0.5*0.0001*[.E873]" office:value-type="float" office:value="-0.0000000000014299672557172" calcext:value-type="float">
            <text:p>-1.4299672557172E-12</text:p>
          </table:table-cell>
          <table:table-cell table:formula="of:=[.G872]+0.0001*[.F872]+(0.5-0.25)*0.0001^2*[.E872]+0.25*0.0001^2*[.E873]" office:value-type="float" office:value="-31.4055904302302" calcext:value-type="float">
            <text:p>-31.4055904302302</text:p>
          </table:table-cell>
          <table:table-cell table:formula="of:=[.H872]+1/2*([.A873]-[.A872])*([.E873]+[.E872])" office:value-type="float" office:value="-0.000000000000975886038645513" calcext:value-type="float">
            <text:p>-9.75886038645513E-13</text:p>
          </table:table-cell>
          <table:table-cell table:formula="of:=[.I872]+1/2*([.A873]-[.A872])*([.H873]+[.H872])" office:value-type="float" office:value="-31.4055904302302" calcext:value-type="float">
            <text:p>-31.4055904302302</text:p>
          </table:table-cell>
          <table:table-cell table:formula="of:=200*PI()*COS(200*PI()*[.A873])" office:value-type="float" office:value="-156.256464507449" calcext:value-type="float">
            <text:p>-156.256464507449</text:p>
          </table:table-cell>
          <table:table-cell table:formula="of:=SIN(200*PI()*[.A873])" office:value-type="float" office:value="-0.96858316112879" calcext:value-type="float">
            <text:p>-0.96858316112879</text:p>
          </table:table-cell>
        </table:table-row>
        <table:table-row table:style-name="ro1">
          <table:table-cell office:value-type="float" office:value="0.087200000000001" calcext:value-type="float">
            <text:p>0.087200000000001</text:p>
          </table:table-cell>
          <table:table-cell office:value-type="float" office:value="-0.0000012038572094688" calcext:value-type="float">
            <text:p>-1.2038572094688E-06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316" calcext:value-type="float">
            <text:p>-31.405590430316</text:p>
          </table:table-cell>
          <table:table-cell office:value-type="float" office:value="0" calcext:value-type="float">
            <text:p>0</text:p>
          </table:table-cell>
          <table:table-cell table:formula="of:=[.F873]+(1-0.5)*0.0001*[.E873]+0.5*0.0001*[.E874]" office:value-type="float" office:value="-0.0000000000014299672557172" calcext:value-type="float">
            <text:p>-1.4299672557172E-12</text:p>
          </table:table-cell>
          <table:table-cell table:formula="of:=[.G873]+0.0001*[.F873]+(0.5-0.25)*0.0001^2*[.E873]+0.25*0.0001^2*[.E874]" office:value-type="float" office:value="-31.4055904302302" calcext:value-type="float">
            <text:p>-31.4055904302302</text:p>
          </table:table-cell>
          <table:table-cell table:formula="of:=[.H873]+1/2*([.A874]-[.A873])*([.E874]+[.E873])" office:value-type="float" office:value="-0.000000000000975886038645513" calcext:value-type="float">
            <text:p>-9.75886038645513E-13</text:p>
          </table:table-cell>
          <table:table-cell table:formula="of:=[.I873]+1/2*([.A874]-[.A873])*([.H874]+[.H873])" office:value-type="float" office:value="-31.4055904302302" calcext:value-type="float">
            <text:p>-31.4055904302302</text:p>
          </table:table-cell>
          <table:table-cell table:formula="of:=200*PI()*COS(200*PI()*[.A874])" office:value-type="float" office:value="-117.735152264107" calcext:value-type="float">
            <text:p>-117.735152264107</text:p>
          </table:table-cell>
          <table:table-cell table:formula="of:=SIN(200*PI()*[.A874])" office:value-type="float" office:value="-0.982287250728809" calcext:value-type="float">
            <text:p>-0.982287250728809</text:p>
          </table:table-cell>
        </table:table-row>
        <table:table-row table:style-name="ro1">
          <table:table-cell office:value-type="float" office:value="0.087300000000001" calcext:value-type="float">
            <text:p>0.087300000000001</text:p>
          </table:table-cell>
          <table:table-cell office:value-type="float" office:value="0.00000047178832573344" calcext:value-type="float">
            <text:p>4.7178832573344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316" calcext:value-type="float">
            <text:p>-31.405590430316</text:p>
          </table:table-cell>
          <table:table-cell office:value-type="float" office:value="0" calcext:value-type="float">
            <text:p>0</text:p>
          </table:table-cell>
          <table:table-cell table:formula="of:=[.F874]+(1-0.5)*0.0001*[.E874]+0.5*0.0001*[.E875]" office:value-type="float" office:value="-0.0000000000014299672557172" calcext:value-type="float">
            <text:p>-1.4299672557172E-12</text:p>
          </table:table-cell>
          <table:table-cell table:formula="of:=[.G874]+0.0001*[.F874]+(0.5-0.25)*0.0001^2*[.E874]+0.25*0.0001^2*[.E875]" office:value-type="float" office:value="-31.4055904302302" calcext:value-type="float">
            <text:p>-31.4055904302302</text:p>
          </table:table-cell>
          <table:table-cell table:formula="of:=[.H874]+1/2*([.A875]-[.A874])*([.E875]+[.E874])" office:value-type="float" office:value="-0.000000000000975886038645513" calcext:value-type="float">
            <text:p>-9.75886038645513E-13</text:p>
          </table:table-cell>
          <table:table-cell table:formula="of:=[.I874]+1/2*([.A875]-[.A874])*([.H875]+[.H874])" office:value-type="float" office:value="-31.4055904302302" calcext:value-type="float">
            <text:p>-31.4055904302302</text:p>
          </table:table-cell>
          <table:table-cell table:formula="of:=200*PI()*COS(200*PI()*[.A875])" office:value-type="float" office:value="-78.7491931628622" calcext:value-type="float">
            <text:p>-78.7491931628622</text:p>
          </table:table-cell>
          <table:table-cell table:formula="of:=SIN(200*PI()*[.A875])" office:value-type="float" office:value="-0.992114701314557" calcext:value-type="float">
            <text:p>-0.992114701314557</text:p>
          </table:table-cell>
        </table:table-row>
        <table:table-row table:style-name="ro1">
          <table:table-cell office:value-type="float" office:value="0.087400000000001" calcext:value-type="float">
            <text:p>0.087400000000001</text:p>
          </table:table-cell>
          <table:table-cell office:value-type="float" office:value="-0.0000011608049135183" calcext:value-type="float">
            <text:p>-1.1608049135183E-06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316" calcext:value-type="float">
            <text:p>-31.405590430316</text:p>
          </table:table-cell>
          <table:table-cell office:value-type="float" office:value="0" calcext:value-type="float">
            <text:p>0</text:p>
          </table:table-cell>
          <table:table-cell table:formula="of:=[.F875]+(1-0.5)*0.0001*[.E875]+0.5*0.0001*[.E876]" office:value-type="float" office:value="-0.0000000000014299672557172" calcext:value-type="float">
            <text:p>-1.4299672557172E-12</text:p>
          </table:table-cell>
          <table:table-cell table:formula="of:=[.G875]+0.0001*[.F875]+(0.5-0.25)*0.0001^2*[.E875]+0.25*0.0001^2*[.E876]" office:value-type="float" office:value="-31.4055904302302" calcext:value-type="float">
            <text:p>-31.4055904302302</text:p>
          </table:table-cell>
          <table:table-cell table:formula="of:=[.H875]+1/2*([.A876]-[.A875])*([.E876]+[.E875])" office:value-type="float" office:value="-0.000000000000975886038645513" calcext:value-type="float">
            <text:p>-9.75886038645513E-13</text:p>
          </table:table-cell>
          <table:table-cell table:formula="of:=[.I875]+1/2*([.A876]-[.A875])*([.H876]+[.H875])" office:value-type="float" office:value="-31.4055904302302" calcext:value-type="float">
            <text:p>-31.4055904302302</text:p>
          </table:table-cell>
          <table:table-cell table:formula="of:=200*PI()*COS(200*PI()*[.A876])" office:value-type="float" office:value="-39.4524469732789" calcext:value-type="float">
            <text:p>-39.4524469732789</text:p>
          </table:table-cell>
          <table:table-cell table:formula="of:=SIN(200*PI()*[.A876])" office:value-type="float" office:value="-0.998026728428311" calcext:value-type="float">
            <text:p>-0.998026728428311</text:p>
          </table:table-cell>
        </table:table-row>
        <table:table-row table:style-name="ro1">
          <table:table-cell office:value-type="float" office:value="0.087500000000001" calcext:value-type="float">
            <text:p>0.087500000000001</text:p>
          </table:table-cell>
          <table:table-cell office:value-type="float" office:value="0.00000042873602978301" calcext:value-type="float">
            <text:p>4.2873602978301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316" calcext:value-type="float">
            <text:p>-31.405590430316</text:p>
          </table:table-cell>
          <table:table-cell office:value-type="float" office:value="0" calcext:value-type="float">
            <text:p>0</text:p>
          </table:table-cell>
          <table:table-cell table:formula="of:=[.F876]+(1-0.5)*0.0001*[.E876]+0.5*0.0001*[.E877]" office:value-type="float" office:value="-0.0000000000014299672557172" calcext:value-type="float">
            <text:p>-1.4299672557172E-12</text:p>
          </table:table-cell>
          <table:table-cell table:formula="of:=[.G876]+0.0001*[.F876]+(0.5-0.25)*0.0001^2*[.E876]+0.25*0.0001^2*[.E877]" office:value-type="float" office:value="-31.4055904302302" calcext:value-type="float">
            <text:p>-31.4055904302302</text:p>
          </table:table-cell>
          <table:table-cell table:formula="of:=[.H876]+1/2*([.A877]-[.A876])*([.E877]+[.E876])" office:value-type="float" office:value="-0.000000000000975886038645513" calcext:value-type="float">
            <text:p>-9.75886038645513E-13</text:p>
          </table:table-cell>
          <table:table-cell table:formula="of:=[.I876]+1/2*([.A877]-[.A876])*([.H877]+[.H876])" office:value-type="float" office:value="-31.4055904302302" calcext:value-type="float">
            <text:p>-31.4055904302302</text:p>
          </table:table-cell>
          <table:table-cell table:formula="of:=200*PI()*COS(200*PI()*[.A877])" office:value-type="float" office:value="0.000000000399339763565626" calcext:value-type="float">
            <text:p>3.99339763565626E-10</text:p>
          </table:table-cell>
          <table:table-cell table:formula="of:=SIN(200*PI()*[.A87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87600000000001" calcext:value-type="float">
            <text:p>0.087600000000001</text:p>
          </table:table-cell>
          <table:table-cell office:value-type="float" office:value="-0.0000011177526175679" calcext:value-type="float">
            <text:p>-1.1177526175679E-06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317" calcext:value-type="float">
            <text:p>-31.405590430317</text:p>
          </table:table-cell>
          <table:table-cell office:value-type="float" office:value="0" calcext:value-type="float">
            <text:p>0</text:p>
          </table:table-cell>
          <table:table-cell table:formula="of:=[.F877]+(1-0.5)*0.0001*[.E877]+0.5*0.0001*[.E878]" office:value-type="float" office:value="-0.0000000000014299672557172" calcext:value-type="float">
            <text:p>-1.4299672557172E-12</text:p>
          </table:table-cell>
          <table:table-cell table:formula="of:=[.G877]+0.0001*[.F877]+(0.5-0.25)*0.0001^2*[.E877]+0.25*0.0001^2*[.E878]" office:value-type="float" office:value="-31.4055904302302" calcext:value-type="float">
            <text:p>-31.4055904302302</text:p>
          </table:table-cell>
          <table:table-cell table:formula="of:=[.H877]+1/2*([.A878]-[.A877])*([.E878]+[.E877])" office:value-type="float" office:value="-0.000000000000975886038645513" calcext:value-type="float">
            <text:p>-9.75886038645513E-13</text:p>
          </table:table-cell>
          <table:table-cell table:formula="of:=[.I877]+1/2*([.A878]-[.A877])*([.H878]+[.H877])" office:value-type="float" office:value="-31.4055904302302" calcext:value-type="float">
            <text:p>-31.4055904302302</text:p>
          </table:table-cell>
          <table:table-cell table:formula="of:=200*PI()*COS(200*PI()*[.A878])" office:value-type="float" office:value="39.4524469740716" calcext:value-type="float">
            <text:p>39.4524469740716</text:p>
          </table:table-cell>
          <table:table-cell table:formula="of:=SIN(200*PI()*[.A878])" office:value-type="float" office:value="-0.998026728428232" calcext:value-type="float">
            <text:p>-0.998026728428232</text:p>
          </table:table-cell>
        </table:table-row>
        <table:table-row table:style-name="ro1">
          <table:table-cell office:value-type="float" office:value="0.087700000000001" calcext:value-type="float">
            <text:p>0.087700000000001</text:p>
          </table:table-cell>
          <table:table-cell office:value-type="float" office:value="0.00000038568373383258" calcext:value-type="float">
            <text:p>3.8568373383258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317" calcext:value-type="float">
            <text:p>-31.405590430317</text:p>
          </table:table-cell>
          <table:table-cell office:value-type="float" office:value="0" calcext:value-type="float">
            <text:p>0</text:p>
          </table:table-cell>
          <table:table-cell table:formula="of:=[.F878]+(1-0.5)*0.0001*[.E878]+0.5*0.0001*[.E879]" office:value-type="float" office:value="-0.0000000000014299672557172" calcext:value-type="float">
            <text:p>-1.4299672557172E-12</text:p>
          </table:table-cell>
          <table:table-cell table:formula="of:=[.G878]+0.0001*[.F878]+(0.5-0.25)*0.0001^2*[.E878]+0.25*0.0001^2*[.E879]" office:value-type="float" office:value="-31.4055904302302" calcext:value-type="float">
            <text:p>-31.4055904302302</text:p>
          </table:table-cell>
          <table:table-cell table:formula="of:=[.H878]+1/2*([.A879]-[.A878])*([.E879]+[.E878])" office:value-type="float" office:value="-0.000000000000975886038645513" calcext:value-type="float">
            <text:p>-9.75886038645513E-13</text:p>
          </table:table-cell>
          <table:table-cell table:formula="of:=[.I878]+1/2*([.A879]-[.A878])*([.H879]+[.H878])" office:value-type="float" office:value="-31.4055904302302" calcext:value-type="float">
            <text:p>-31.4055904302302</text:p>
          </table:table-cell>
          <table:table-cell table:formula="of:=200*PI()*COS(200*PI()*[.A879])" office:value-type="float" office:value="78.7491931636501" calcext:value-type="float">
            <text:p>78.7491931636501</text:p>
          </table:table-cell>
          <table:table-cell table:formula="of:=SIN(200*PI()*[.A879])" office:value-type="float" office:value="-0.992114701314398" calcext:value-type="float">
            <text:p>-0.992114701314398</text:p>
          </table:table-cell>
        </table:table-row>
        <table:table-row table:style-name="ro1">
          <table:table-cell office:value-type="float" office:value="0.087800000000001" calcext:value-type="float">
            <text:p>0.087800000000001</text:p>
          </table:table-cell>
          <table:table-cell office:value-type="float" office:value="-0.0000010747003216175" calcext:value-type="float">
            <text:p>-1.0747003216175E-06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317" calcext:value-type="float">
            <text:p>-31.405590430317</text:p>
          </table:table-cell>
          <table:table-cell office:value-type="float" office:value="0" calcext:value-type="float">
            <text:p>0</text:p>
          </table:table-cell>
          <table:table-cell table:formula="of:=[.F879]+(1-0.5)*0.0001*[.E879]+0.5*0.0001*[.E880]" office:value-type="float" office:value="-0.0000000000014299672557172" calcext:value-type="float">
            <text:p>-1.4299672557172E-12</text:p>
          </table:table-cell>
          <table:table-cell table:formula="of:=[.G879]+0.0001*[.F879]+(0.5-0.25)*0.0001^2*[.E879]+0.25*0.0001^2*[.E880]" office:value-type="float" office:value="-31.4055904302302" calcext:value-type="float">
            <text:p>-31.4055904302302</text:p>
          </table:table-cell>
          <table:table-cell table:formula="of:=[.H879]+1/2*([.A880]-[.A879])*([.E880]+[.E879])" office:value-type="float" office:value="-0.000000000000975886038645513" calcext:value-type="float">
            <text:p>-9.75886038645513E-13</text:p>
          </table:table-cell>
          <table:table-cell table:formula="of:=[.I879]+1/2*([.A880]-[.A879])*([.H880]+[.H879])" office:value-type="float" office:value="-31.4055904302302" calcext:value-type="float">
            <text:p>-31.4055904302302</text:p>
          </table:table-cell>
          <table:table-cell table:formula="of:=200*PI()*COS(200*PI()*[.A880])" office:value-type="float" office:value="117.735152264892" calcext:value-type="float">
            <text:p>117.735152264892</text:p>
          </table:table-cell>
          <table:table-cell table:formula="of:=SIN(200*PI()*[.A880])" office:value-type="float" office:value="-0.98228725072857" calcext:value-type="float">
            <text:p>-0.98228725072857</text:p>
          </table:table-cell>
        </table:table-row>
        <table:table-row table:style-name="ro1">
          <table:table-cell office:value-type="float" office:value="0.087900000000001" calcext:value-type="float">
            <text:p>0.087900000000001</text:p>
          </table:table-cell>
          <table:table-cell office:value-type="float" office:value="0.00000034263143788216" calcext:value-type="float">
            <text:p>3.4263143788216E-07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317" calcext:value-type="float">
            <text:p>-31.405590430317</text:p>
          </table:table-cell>
          <table:table-cell office:value-type="float" office:value="0" calcext:value-type="float">
            <text:p>0</text:p>
          </table:table-cell>
          <table:table-cell table:formula="of:=[.F880]+(1-0.5)*0.0001*[.E880]+0.5*0.0001*[.E881]" office:value-type="float" office:value="-0.0000000000014299672557172" calcext:value-type="float">
            <text:p>-1.4299672557172E-12</text:p>
          </table:table-cell>
          <table:table-cell table:formula="of:=[.G880]+0.0001*[.F880]+(0.5-0.25)*0.0001^2*[.E880]+0.25*0.0001^2*[.E881]" office:value-type="float" office:value="-31.4055904302302" calcext:value-type="float">
            <text:p>-31.4055904302302</text:p>
          </table:table-cell>
          <table:table-cell table:formula="of:=[.H880]+1/2*([.A881]-[.A880])*([.E881]+[.E880])" office:value-type="float" office:value="-0.000000000000975886038645513" calcext:value-type="float">
            <text:p>-9.75886038645513E-13</text:p>
          </table:table-cell>
          <table:table-cell table:formula="of:=[.I880]+1/2*([.A881]-[.A880])*([.H881]+[.H880])" office:value-type="float" office:value="-31.4055904302302" calcext:value-type="float">
            <text:p>-31.4055904302302</text:p>
          </table:table-cell>
          <table:table-cell table:formula="of:=200*PI()*COS(200*PI()*[.A881])" office:value-type="float" office:value="156.256464508222" calcext:value-type="float">
            <text:p>156.256464508222</text:p>
          </table:table-cell>
          <table:table-cell table:formula="of:=SIN(200*PI()*[.A881])" office:value-type="float" office:value="-0.968583161128473" calcext:value-type="float">
            <text:p>-0.968583161128473</text:p>
          </table:table-cell>
        </table:table-row>
        <table:table-row table:style-name="ro1">
          <table:table-cell office:value-type="float" office:value="0.088000000000001" calcext:value-type="float">
            <text:p>0.088000000000001</text:p>
          </table:table-cell>
          <table:table-cell office:value-type="float" office:value="-0.0000010316480256671" calcext:value-type="float">
            <text:p>-1.0316480256671E-06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317" calcext:value-type="float">
            <text:p>-31.405590430317</text:p>
          </table:table-cell>
          <table:table-cell office:value-type="float" office:value="0" calcext:value-type="float">
            <text:p>0</text:p>
          </table:table-cell>
          <table:table-cell table:formula="of:=[.F881]+(1-0.5)*0.0001*[.E881]+0.5*0.0001*[.E882]" office:value-type="float" office:value="-0.0000000000014299672557172" calcext:value-type="float">
            <text:p>-1.4299672557172E-12</text:p>
          </table:table-cell>
          <table:table-cell table:formula="of:=[.G881]+0.0001*[.F881]+(0.5-0.25)*0.0001^2*[.E881]+0.25*0.0001^2*[.E882]" office:value-type="float" office:value="-31.4055904302302" calcext:value-type="float">
            <text:p>-31.4055904302302</text:p>
          </table:table-cell>
          <table:table-cell table:formula="of:=[.H881]+1/2*([.A882]-[.A881])*([.E882]+[.E881])" office:value-type="float" office:value="-0.000000000000975886038645513" calcext:value-type="float">
            <text:p>-9.75886038645513E-13</text:p>
          </table:table-cell>
          <table:table-cell table:formula="of:=[.I881]+1/2*([.A882]-[.A881])*([.H882]+[.H881])" office:value-type="float" office:value="-31.4055904302302" calcext:value-type="float">
            <text:p>-31.4055904302302</text:p>
          </table:table-cell>
          <table:table-cell table:formula="of:=200*PI()*COS(200*PI()*[.A882])" office:value-type="float" office:value="194.161103872923" calcext:value-type="float">
            <text:p>194.161103872923</text:p>
          </table:table-cell>
          <table:table-cell table:formula="of:=SIN(200*PI()*[.A882])" office:value-type="float" office:value="-0.951056516294959" calcext:value-type="float">
            <text:p>-0.951056516294959</text:p>
          </table:table-cell>
        </table:table-row>
        <table:table-row table:style-name="ro1">
          <table:table-cell office:value-type="float" office:value="0.088100000000001" calcext:value-type="float">
            <text:p>0.088100000000001</text:p>
          </table:table-cell>
          <table:table-cell office:value-type="float" office:value="0.00000029957914193176" calcext:value-type="float">
            <text:p>2.9957914193176E-07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317" calcext:value-type="float">
            <text:p>-31.405590430317</text:p>
          </table:table-cell>
          <table:table-cell office:value-type="float" office:value="0" calcext:value-type="float">
            <text:p>0</text:p>
          </table:table-cell>
          <table:table-cell table:formula="of:=[.F882]+(1-0.5)*0.0001*[.E882]+0.5*0.0001*[.E883]" office:value-type="float" office:value="-0.0000000000014299672557172" calcext:value-type="float">
            <text:p>-1.4299672557172E-12</text:p>
          </table:table-cell>
          <table:table-cell table:formula="of:=[.G882]+0.0001*[.F882]+(0.5-0.25)*0.0001^2*[.E882]+0.25*0.0001^2*[.E883]" office:value-type="float" office:value="-31.4055904302302" calcext:value-type="float">
            <text:p>-31.4055904302302</text:p>
          </table:table-cell>
          <table:table-cell table:formula="of:=[.H882]+1/2*([.A883]-[.A882])*([.E883]+[.E882])" office:value-type="float" office:value="-0.000000000000975886038645513" calcext:value-type="float">
            <text:p>-9.75886038645513E-13</text:p>
          </table:table-cell>
          <table:table-cell table:formula="of:=[.I882]+1/2*([.A883]-[.A882])*([.H883]+[.H882])" office:value-type="float" office:value="-31.4055904302302" calcext:value-type="float">
            <text:p>-31.4055904302302</text:p>
          </table:table-cell>
          <table:table-cell table:formula="of:=200*PI()*COS(200*PI()*[.A883])" office:value-type="float" office:value="231.299478064413" calcext:value-type="float">
            <text:p>231.299478064413</text:p>
          </table:table-cell>
          <table:table-cell table:formula="of:=SIN(200*PI()*[.A883])" office:value-type="float" office:value="-0.929776485888018" calcext:value-type="float">
            <text:p>-0.929776485888018</text:p>
          </table:table-cell>
        </table:table-row>
        <table:table-row table:style-name="ro1">
          <table:table-cell office:value-type="float" office:value="0.088200000000001" calcext:value-type="float">
            <text:p>0.088200000000001</text:p>
          </table:table-cell>
          <table:table-cell office:value-type="float" office:value="-0.00000098859572971667" calcext:value-type="float">
            <text:p>-9.8859572971667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318" calcext:value-type="float">
            <text:p>-31.405590430318</text:p>
          </table:table-cell>
          <table:table-cell office:value-type="float" office:value="0" calcext:value-type="float">
            <text:p>0</text:p>
          </table:table-cell>
          <table:table-cell table:formula="of:=[.F883]+(1-0.5)*0.0001*[.E883]+0.5*0.0001*[.E884]" office:value-type="float" office:value="-0.0000000000014299672557172" calcext:value-type="float">
            <text:p>-1.4299672557172E-12</text:p>
          </table:table-cell>
          <table:table-cell table:formula="of:=[.G883]+0.0001*[.F883]+(0.5-0.25)*0.0001^2*[.E883]+0.25*0.0001^2*[.E884]" office:value-type="float" office:value="-31.4055904302302" calcext:value-type="float">
            <text:p>-31.4055904302302</text:p>
          </table:table-cell>
          <table:table-cell table:formula="of:=[.H883]+1/2*([.A884]-[.A883])*([.E884]+[.E883])" office:value-type="float" office:value="-0.000000000000975886038645513" calcext:value-type="float">
            <text:p>-9.75886038645513E-13</text:p>
          </table:table-cell>
          <table:table-cell table:formula="of:=[.I883]+1/2*([.A884]-[.A883])*([.H884]+[.H883])" office:value-type="float" office:value="-31.4055904302302" calcext:value-type="float">
            <text:p>-31.4055904302302</text:p>
          </table:table-cell>
          <table:table-cell table:formula="of:=200*PI()*COS(200*PI()*[.A884])" office:value-type="float" office:value="267.525018886662" calcext:value-type="float">
            <text:p>267.525018886662</text:p>
          </table:table-cell>
          <table:table-cell table:formula="of:=SIN(200*PI()*[.A884])" office:value-type="float" office:value="-0.904827052465748" calcext:value-type="float">
            <text:p>-0.904827052465748</text:p>
          </table:table-cell>
        </table:table-row>
        <table:table-row table:style-name="ro1">
          <table:table-cell office:value-type="float" office:value="0.088300000000002" calcext:value-type="float">
            <text:p>0.088300000000002</text:p>
          </table:table-cell>
          <table:table-cell office:value-type="float" office:value="0.00000025652684598137" calcext:value-type="float">
            <text:p>2.5652684598137E-07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318" calcext:value-type="float">
            <text:p>-31.405590430318</text:p>
          </table:table-cell>
          <table:table-cell office:value-type="float" office:value="0" calcext:value-type="float">
            <text:p>0</text:p>
          </table:table-cell>
          <table:table-cell table:formula="of:=[.F884]+(1-0.5)*0.0001*[.E884]+0.5*0.0001*[.E885]" office:value-type="float" office:value="-0.0000000000014299672557172" calcext:value-type="float">
            <text:p>-1.4299672557172E-12</text:p>
          </table:table-cell>
          <table:table-cell table:formula="of:=[.G884]+0.0001*[.F884]+(0.5-0.25)*0.0001^2*[.E884]+0.25*0.0001^2*[.E885]" office:value-type="float" office:value="-31.4055904302302" calcext:value-type="float">
            <text:p>-31.4055904302302</text:p>
          </table:table-cell>
          <table:table-cell table:formula="of:=[.H884]+1/2*([.A885]-[.A884])*([.E885]+[.E884])" office:value-type="float" office:value="-0.000000000000975886038645513" calcext:value-type="float">
            <text:p>-9.75886038645513E-13</text:p>
          </table:table-cell>
          <table:table-cell table:formula="of:=[.I884]+1/2*([.A885]-[.A884])*([.H885]+[.H884])" office:value-type="float" office:value="-31.4055904302302" calcext:value-type="float">
            <text:p>-31.4055904302302</text:p>
          </table:table-cell>
          <table:table-cell table:formula="of:=200*PI()*COS(200*PI()*[.A885])" office:value-type="float" office:value="302.694760680261" calcext:value-type="float">
            <text:p>302.694760680261</text:p>
          </table:table-cell>
          <table:table-cell table:formula="of:=SIN(200*PI()*[.A885])" office:value-type="float" office:value="-0.876306680043257" calcext:value-type="float">
            <text:p>-0.876306680043257</text:p>
          </table:table-cell>
        </table:table-row>
        <table:table-row table:style-name="ro1">
          <table:table-cell office:value-type="float" office:value="0.088400000000002" calcext:value-type="float">
            <text:p>0.088400000000002</text:p>
          </table:table-cell>
          <table:table-cell office:value-type="float" office:value="-0.00000094554343376627" calcext:value-type="float">
            <text:p>-9.4554343376627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318" calcext:value-type="float">
            <text:p>-31.405590430318</text:p>
          </table:table-cell>
          <table:table-cell office:value-type="float" office:value="0" calcext:value-type="float">
            <text:p>0</text:p>
          </table:table-cell>
          <table:table-cell table:formula="of:=[.F885]+(1-0.5)*0.0001*[.E885]+0.5*0.0001*[.E886]" office:value-type="float" office:value="-0.0000000000014299672557172" calcext:value-type="float">
            <text:p>-1.4299672557172E-12</text:p>
          </table:table-cell>
          <table:table-cell table:formula="of:=[.G885]+0.0001*[.F885]+(0.5-0.25)*0.0001^2*[.E885]+0.25*0.0001^2*[.E886]" office:value-type="float" office:value="-31.4055904302302" calcext:value-type="float">
            <text:p>-31.4055904302302</text:p>
          </table:table-cell>
          <table:table-cell table:formula="of:=[.H885]+1/2*([.A886]-[.A885])*([.E886]+[.E885])" office:value-type="float" office:value="-0.000000000000975886038645513" calcext:value-type="float">
            <text:p>-9.75886038645513E-13</text:p>
          </table:table-cell>
          <table:table-cell table:formula="of:=[.I885]+1/2*([.A886]-[.A885])*([.H886]+[.H885])" office:value-type="float" office:value="-31.4055904302302" calcext:value-type="float">
            <text:p>-31.4055904302302</text:p>
          </table:table-cell>
          <table:table-cell table:formula="of:=200*PI()*COS(200*PI()*[.A886])" office:value-type="float" office:value="336.669904541185" calcext:value-type="float">
            <text:p>336.669904541185</text:p>
          </table:table-cell>
          <table:table-cell table:formula="of:=SIN(200*PI()*[.A886])" office:value-type="float" office:value="-0.844327925501339" calcext:value-type="float">
            <text:p>-0.844327925501339</text:p>
          </table:table-cell>
        </table:table-row>
        <table:table-row table:style-name="ro1">
          <table:table-cell office:value-type="float" office:value="0.088500000000002" calcext:value-type="float">
            <text:p>0.088500000000002</text:p>
          </table:table-cell>
          <table:table-cell office:value-type="float" office:value="0.00000021347455003098" calcext:value-type="float">
            <text:p>2.1347455003098E-07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318" calcext:value-type="float">
            <text:p>-31.405590430318</text:p>
          </table:table-cell>
          <table:table-cell office:value-type="float" office:value="0" calcext:value-type="float">
            <text:p>0</text:p>
          </table:table-cell>
          <table:table-cell table:formula="of:=[.F886]+(1-0.5)*0.0001*[.E886]+0.5*0.0001*[.E887]" office:value-type="float" office:value="-0.0000000000014299672557172" calcext:value-type="float">
            <text:p>-1.4299672557172E-12</text:p>
          </table:table-cell>
          <table:table-cell table:formula="of:=[.G886]+0.0001*[.F886]+(0.5-0.25)*0.0001^2*[.E886]+0.25*0.0001^2*[.E887]" office:value-type="float" office:value="-31.4055904302302" calcext:value-type="float">
            <text:p>-31.4055904302302</text:p>
          </table:table-cell>
          <table:table-cell table:formula="of:=[.H886]+1/2*([.A887]-[.A886])*([.E887]+[.E886])" office:value-type="float" office:value="-0.000000000000975886038645513" calcext:value-type="float">
            <text:p>-9.75886038645513E-13</text:p>
          </table:table-cell>
          <table:table-cell table:formula="of:=[.I886]+1/2*([.A887]-[.A886])*([.H887]+[.H886])" office:value-type="float" office:value="-31.4055904302302" calcext:value-type="float">
            <text:p>-31.4055904302302</text:p>
          </table:table-cell>
          <table:table-cell table:formula="of:=200*PI()*COS(200*PI()*[.A887])" office:value-type="float" office:value="369.316366098734" calcext:value-type="float">
            <text:p>369.316366098734</text:p>
          </table:table-cell>
          <table:table-cell table:formula="of:=SIN(200*PI()*[.A887])" office:value-type="float" office:value="-0.809016994374204" calcext:value-type="float">
            <text:p>-0.809016994374204</text:p>
          </table:table-cell>
        </table:table-row>
        <table:table-row table:style-name="ro1">
          <table:table-cell office:value-type="float" office:value="0.088600000000002" calcext:value-type="float">
            <text:p>0.088600000000002</text:p>
          </table:table-cell>
          <table:table-cell office:value-type="float" office:value="-0.00000090249113781588" calcext:value-type="float">
            <text:p>-9.0249113781588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318" calcext:value-type="float">
            <text:p>-31.405590430318</text:p>
          </table:table-cell>
          <table:table-cell office:value-type="float" office:value="0" calcext:value-type="float">
            <text:p>0</text:p>
          </table:table-cell>
          <table:table-cell table:formula="of:=[.F887]+(1-0.5)*0.0001*[.E887]+0.5*0.0001*[.E888]" office:value-type="float" office:value="-0.0000000000014299672557172" calcext:value-type="float">
            <text:p>-1.4299672557172E-12</text:p>
          </table:table-cell>
          <table:table-cell table:formula="of:=[.G887]+0.0001*[.F887]+(0.5-0.25)*0.0001^2*[.E887]+0.25*0.0001^2*[.E888]" office:value-type="float" office:value="-31.4055904302302" calcext:value-type="float">
            <text:p>-31.4055904302302</text:p>
          </table:table-cell>
          <table:table-cell table:formula="of:=[.H887]+1/2*([.A888]-[.A887])*([.E888]+[.E887])" office:value-type="float" office:value="-0.000000000000975886038645513" calcext:value-type="float">
            <text:p>-9.75886038645513E-13</text:p>
          </table:table-cell>
          <table:table-cell table:formula="of:=[.I887]+1/2*([.A888]-[.A887])*([.H888]+[.H887])" office:value-type="float" office:value="-31.4055904302302" calcext:value-type="float">
            <text:p>-31.4055904302302</text:p>
          </table:table-cell>
          <table:table-cell table:formula="of:=200*PI()*COS(200*PI()*[.A888])" office:value-type="float" office:value="400.505304683886" calcext:value-type="float">
            <text:p>400.505304683886</text:p>
          </table:table-cell>
          <table:table-cell table:formula="of:=SIN(200*PI()*[.A888])" office:value-type="float" office:value="-0.770513242774986" calcext:value-type="float">
            <text:p>-0.770513242774986</text:p>
          </table:table-cell>
        </table:table-row>
        <table:table-row table:style-name="ro1">
          <table:table-cell office:value-type="float" office:value="0.088700000000002" calcext:value-type="float">
            <text:p>0.088700000000002</text:p>
          </table:table-cell>
          <table:table-cell office:value-type="float" office:value="0.00000017042225408058" calcext:value-type="float">
            <text:p>1.7042225408058E-07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318" calcext:value-type="float">
            <text:p>-31.405590430318</text:p>
          </table:table-cell>
          <table:table-cell office:value-type="float" office:value="0" calcext:value-type="float">
            <text:p>0</text:p>
          </table:table-cell>
          <table:table-cell table:formula="of:=[.F888]+(1-0.5)*0.0001*[.E888]+0.5*0.0001*[.E889]" office:value-type="float" office:value="-0.0000000000014299672557172" calcext:value-type="float">
            <text:p>-1.4299672557172E-12</text:p>
          </table:table-cell>
          <table:table-cell table:formula="of:=[.G888]+0.0001*[.F888]+(0.5-0.25)*0.0001^2*[.E888]+0.25*0.0001^2*[.E889]" office:value-type="float" office:value="-31.4055904302302" calcext:value-type="float">
            <text:p>-31.4055904302302</text:p>
          </table:table-cell>
          <table:table-cell table:formula="of:=[.H888]+1/2*([.A889]-[.A888])*([.E889]+[.E888])" office:value-type="float" office:value="-0.000000000000975886038645513" calcext:value-type="float">
            <text:p>-9.75886038645513E-13</text:p>
          </table:table-cell>
          <table:table-cell table:formula="of:=[.I888]+1/2*([.A889]-[.A888])*([.H889]+[.H888])" office:value-type="float" office:value="-31.4055904302302" calcext:value-type="float">
            <text:p>-31.4055904302302</text:p>
          </table:table-cell>
          <table:table-cell table:formula="of:=200*PI()*COS(200*PI()*[.A889])" office:value-type="float" office:value="430.113631804923" calcext:value-type="float">
            <text:p>430.113631804923</text:p>
          </table:table-cell>
          <table:table-cell table:formula="of:=SIN(200*PI()*[.A889])" office:value-type="float" office:value="-0.728968627420546" calcext:value-type="float">
            <text:p>-0.728968627420546</text:p>
          </table:table-cell>
        </table:table-row>
        <table:table-row table:style-name="ro1">
          <table:table-cell office:value-type="float" office:value="0.088800000000002" calcext:value-type="float">
            <text:p>0.088800000000002</text:p>
          </table:table-cell>
          <table:table-cell office:value-type="float" office:value="-0.00000085943884186547" calcext:value-type="float">
            <text:p>-8.5943884186547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319" calcext:value-type="float">
            <text:p>-31.405590430319</text:p>
          </table:table-cell>
          <table:table-cell office:value-type="float" office:value="0" calcext:value-type="float">
            <text:p>0</text:p>
          </table:table-cell>
          <table:table-cell table:formula="of:=[.F889]+(1-0.5)*0.0001*[.E889]+0.5*0.0001*[.E890]" office:value-type="float" office:value="-0.0000000000014299672557172" calcext:value-type="float">
            <text:p>-1.4299672557172E-12</text:p>
          </table:table-cell>
          <table:table-cell table:formula="of:=[.G889]+0.0001*[.F889]+(0.5-0.25)*0.0001^2*[.E889]+0.25*0.0001^2*[.E890]" office:value-type="float" office:value="-31.4055904302302" calcext:value-type="float">
            <text:p>-31.4055904302302</text:p>
          </table:table-cell>
          <table:table-cell table:formula="of:=[.H889]+1/2*([.A890]-[.A889])*([.E890]+[.E889])" office:value-type="float" office:value="-0.000000000000975886038645513" calcext:value-type="float">
            <text:p>-9.75886038645513E-13</text:p>
          </table:table-cell>
          <table:table-cell table:formula="of:=[.I889]+1/2*([.A890]-[.A889])*([.H890]+[.H889])" office:value-type="float" office:value="-31.4055904302302" calcext:value-type="float">
            <text:p>-31.4055904302302</text:p>
          </table:table-cell>
          <table:table-cell table:formula="of:=200*PI()*COS(200*PI()*[.A890])" office:value-type="float" office:value="458.02449692145" calcext:value-type="float">
            <text:p>458.02449692145</text:p>
          </table:table-cell>
          <table:table-cell table:formula="of:=SIN(200*PI()*[.A890])" office:value-type="float" office:value="-0.68454710592777" calcext:value-type="float">
            <text:p>-0.68454710592777</text:p>
          </table:table-cell>
        </table:table-row>
        <table:table-row table:style-name="ro1">
          <table:table-cell office:value-type="float" office:value="0.088900000000002" calcext:value-type="float">
            <text:p>0.088900000000002</text:p>
          </table:table-cell>
          <table:table-cell office:value-type="float" office:value="0.00000012736995813016" calcext:value-type="float">
            <text:p>1.2736995813016E-07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319" calcext:value-type="float">
            <text:p>-31.405590430319</text:p>
          </table:table-cell>
          <table:table-cell office:value-type="float" office:value="0" calcext:value-type="float">
            <text:p>0</text:p>
          </table:table-cell>
          <table:table-cell table:formula="of:=[.F890]+(1-0.5)*0.0001*[.E890]+0.5*0.0001*[.E891]" office:value-type="float" office:value="-0.0000000000014299672557172" calcext:value-type="float">
            <text:p>-1.4299672557172E-12</text:p>
          </table:table-cell>
          <table:table-cell table:formula="of:=[.G890]+0.0001*[.F890]+(0.5-0.25)*0.0001^2*[.E890]+0.25*0.0001^2*[.E891]" office:value-type="float" office:value="-31.4055904302302" calcext:value-type="float">
            <text:p>-31.4055904302302</text:p>
          </table:table-cell>
          <table:table-cell table:formula="of:=[.H890]+1/2*([.A891]-[.A890])*([.E891]+[.E890])" office:value-type="float" office:value="-0.000000000000975886038645513" calcext:value-type="float">
            <text:p>-9.75886038645513E-13</text:p>
          </table:table-cell>
          <table:table-cell table:formula="of:=[.I890]+1/2*([.A891]-[.A890])*([.H891]+[.H890])" office:value-type="float" office:value="-31.4055904302302" calcext:value-type="float">
            <text:p>-31.4055904302302</text:p>
          </table:table-cell>
          <table:table-cell table:formula="of:=200*PI()*COS(200*PI()*[.A891])" office:value-type="float" office:value="484.12774860012" calcext:value-type="float">
            <text:p>484.12774860012</text:p>
          </table:table-cell>
          <table:table-cell table:formula="of:=SIN(200*PI()*[.A891])" office:value-type="float" office:value="-0.637423989747717" calcext:value-type="float">
            <text:p>-0.637423989747717</text:p>
          </table:table-cell>
        </table:table-row>
        <table:table-row table:style-name="ro1">
          <table:table-cell office:value-type="float" office:value="0.089000000000002" calcext:value-type="float">
            <text:p>0.089000000000002</text:p>
          </table:table-cell>
          <table:table-cell office:value-type="float" office:value="-0.00000081638654591505" calcext:value-type="float">
            <text:p>-8.1638654591505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319" calcext:value-type="float">
            <text:p>-31.405590430319</text:p>
          </table:table-cell>
          <table:table-cell office:value-type="float" office:value="0" calcext:value-type="float">
            <text:p>0</text:p>
          </table:table-cell>
          <table:table-cell table:formula="of:=[.F891]+(1-0.5)*0.0001*[.E891]+0.5*0.0001*[.E892]" office:value-type="float" office:value="-0.0000000000014299672557172" calcext:value-type="float">
            <text:p>-1.4299672557172E-12</text:p>
          </table:table-cell>
          <table:table-cell table:formula="of:=[.G891]+0.0001*[.F891]+(0.5-0.25)*0.0001^2*[.E891]+0.25*0.0001^2*[.E892]" office:value-type="float" office:value="-31.4055904302302" calcext:value-type="float">
            <text:p>-31.4055904302302</text:p>
          </table:table-cell>
          <table:table-cell table:formula="of:=[.H891]+1/2*([.A892]-[.A891])*([.E892]+[.E891])" office:value-type="float" office:value="-0.000000000000975886038645513" calcext:value-type="float">
            <text:p>-9.75886038645513E-13</text:p>
          </table:table-cell>
          <table:table-cell table:formula="of:=[.I891]+1/2*([.A892]-[.A891])*([.H892]+[.H891])" office:value-type="float" office:value="-31.4055904302302" calcext:value-type="float">
            <text:p>-31.4055904302302</text:p>
          </table:table-cell>
          <table:table-cell table:formula="of:=200*PI()*COS(200*PI()*[.A892])" office:value-type="float" office:value="508.320369231991" calcext:value-type="float">
            <text:p>508.320369231991</text:p>
          </table:table-cell>
          <table:table-cell table:formula="of:=SIN(200*PI()*[.A892])" office:value-type="float" office:value="-0.587785252291454" calcext:value-type="float">
            <text:p>-0.587785252291454</text:p>
          </table:table-cell>
        </table:table-row>
        <table:table-row table:style-name="ro1">
          <table:table-cell office:value-type="float" office:value="0.089100000000002" calcext:value-type="float">
            <text:p>0.089100000000002</text:p>
          </table:table-cell>
          <table:table-cell office:value-type="float" office:value="0.000000084317662179745" calcext:value-type="float">
            <text:p>8.4317662179745E-08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319" calcext:value-type="float">
            <text:p>-31.405590430319</text:p>
          </table:table-cell>
          <table:table-cell office:value-type="float" office:value="0" calcext:value-type="float">
            <text:p>0</text:p>
          </table:table-cell>
          <table:table-cell table:formula="of:=[.F892]+(1-0.5)*0.0001*[.E892]+0.5*0.0001*[.E893]" office:value-type="float" office:value="-0.0000000000014299672557172" calcext:value-type="float">
            <text:p>-1.4299672557172E-12</text:p>
          </table:table-cell>
          <table:table-cell table:formula="of:=[.G892]+0.0001*[.F892]+(0.5-0.25)*0.0001^2*[.E892]+0.25*0.0001^2*[.E893]" office:value-type="float" office:value="-31.4055904302302" calcext:value-type="float">
            <text:p>-31.4055904302302</text:p>
          </table:table-cell>
          <table:table-cell table:formula="of:=[.H892]+1/2*([.A893]-[.A892])*([.E893]+[.E892])" office:value-type="float" office:value="-0.000000000000975886038645513" calcext:value-type="float">
            <text:p>-9.75886038645513E-13</text:p>
          </table:table-cell>
          <table:table-cell table:formula="of:=[.I892]+1/2*([.A893]-[.A892])*([.H893]+[.H892])" office:value-type="float" office:value="-31.4055904302302" calcext:value-type="float">
            <text:p>-31.4055904302302</text:p>
          </table:table-cell>
          <table:table-cell table:formula="of:=200*PI()*COS(200*PI()*[.A893])" office:value-type="float" office:value="530.506881595993" calcext:value-type="float">
            <text:p>530.506881595993</text:p>
          </table:table-cell>
          <table:table-cell table:formula="of:=SIN(200*PI()*[.A893])" office:value-type="float" office:value="-0.535826794977931" calcext:value-type="float">
            <text:p>-0.535826794977931</text:p>
          </table:table-cell>
        </table:table-row>
        <table:table-row table:style-name="ro1">
          <table:table-cell office:value-type="float" office:value="0.089200000000002" calcext:value-type="float">
            <text:p>0.089200000000002</text:p>
          </table:table-cell>
          <table:table-cell office:value-type="float" office:value="-0.00000077333424996465" calcext:value-type="float">
            <text:p>-7.7333424996465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319" calcext:value-type="float">
            <text:p>-31.405590430319</text:p>
          </table:table-cell>
          <table:table-cell office:value-type="float" office:value="0" calcext:value-type="float">
            <text:p>0</text:p>
          </table:table-cell>
          <table:table-cell table:formula="of:=[.F893]+(1-0.5)*0.0001*[.E893]+0.5*0.0001*[.E894]" office:value-type="float" office:value="-0.0000000000014299672557172" calcext:value-type="float">
            <text:p>-1.4299672557172E-12</text:p>
          </table:table-cell>
          <table:table-cell table:formula="of:=[.G893]+0.0001*[.F893]+(0.5-0.25)*0.0001^2*[.E893]+0.25*0.0001^2*[.E894]" office:value-type="float" office:value="-31.4055904302302" calcext:value-type="float">
            <text:p>-31.4055904302302</text:p>
          </table:table-cell>
          <table:table-cell table:formula="of:=[.H893]+1/2*([.A894]-[.A893])*([.E894]+[.E893])" office:value-type="float" office:value="-0.000000000000975886038645513" calcext:value-type="float">
            <text:p>-9.75886038645513E-13</text:p>
          </table:table-cell>
          <table:table-cell table:formula="of:=[.I893]+1/2*([.A894]-[.A893])*([.H894]+[.H893])" office:value-type="float" office:value="-31.4055904302302" calcext:value-type="float">
            <text:p>-31.4055904302302</text:p>
          </table:table-cell>
          <table:table-cell table:formula="of:=200*PI()*COS(200*PI()*[.A894])" office:value-type="float" office:value="550.599725663876" calcext:value-type="float">
            <text:p>550.599725663876</text:p>
          </table:table-cell>
          <table:table-cell table:formula="of:=SIN(200*PI()*[.A894])" office:value-type="float" office:value="-0.481753674100606" calcext:value-type="float">
            <text:p>-0.481753674100606</text:p>
          </table:table-cell>
        </table:table-row>
        <table:table-row table:style-name="ro1">
          <table:table-cell office:value-type="float" office:value="0.089300000000002" calcext:value-type="float">
            <text:p>0.089300000000002</text:p>
          </table:table-cell>
          <table:table-cell office:value-type="float" office:value="0.000000041265366229352" calcext:value-type="float">
            <text:p>4.1265366229352E-08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32" calcext:value-type="float">
            <text:p>-31.40559043032</text:p>
          </table:table-cell>
          <table:table-cell office:value-type="float" office:value="0" calcext:value-type="float">
            <text:p>0</text:p>
          </table:table-cell>
          <table:table-cell table:formula="of:=[.F894]+(1-0.5)*0.0001*[.E894]+0.5*0.0001*[.E895]" office:value-type="float" office:value="-0.0000000000014299672557172" calcext:value-type="float">
            <text:p>-1.4299672557172E-12</text:p>
          </table:table-cell>
          <table:table-cell table:formula="of:=[.G894]+0.0001*[.F894]+(0.5-0.25)*0.0001^2*[.E894]+0.25*0.0001^2*[.E895]" office:value-type="float" office:value="-31.4055904302302" calcext:value-type="float">
            <text:p>-31.4055904302302</text:p>
          </table:table-cell>
          <table:table-cell table:formula="of:=[.H894]+1/2*([.A895]-[.A894])*([.E895]+[.E894])" office:value-type="float" office:value="-0.000000000000975886038645513" calcext:value-type="float">
            <text:p>-9.75886038645513E-13</text:p>
          </table:table-cell>
          <table:table-cell table:formula="of:=[.I894]+1/2*([.A895]-[.A894])*([.H895]+[.H894])" office:value-type="float" office:value="-31.4055904302302" calcext:value-type="float">
            <text:p>-31.4055904302302</text:p>
          </table:table-cell>
          <table:table-cell table:formula="of:=200*PI()*COS(200*PI()*[.A895])" office:value-type="float" office:value="568.519604159648" calcext:value-type="float">
            <text:p>568.519604159648</text:p>
          </table:table-cell>
          <table:table-cell table:formula="of:=SIN(200*PI()*[.A895])" office:value-type="float" office:value="-0.425779291563931" calcext:value-type="float">
            <text:p>-0.425779291563931</text:p>
          </table:table-cell>
        </table:table-row>
        <table:table-row table:style-name="ro1">
          <table:table-cell office:value-type="float" office:value="0.089400000000002" calcext:value-type="float">
            <text:p>0.089400000000002</text:p>
          </table:table-cell>
          <table:table-cell office:value-type="float" office:value="-0.00000073028195401426" calcext:value-type="float">
            <text:p>-7.3028195401426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32" calcext:value-type="float">
            <text:p>-31.40559043032</text:p>
          </table:table-cell>
          <table:table-cell office:value-type="float" office:value="0" calcext:value-type="float">
            <text:p>0</text:p>
          </table:table-cell>
          <table:table-cell table:formula="of:=[.F895]+(1-0.5)*0.0001*[.E895]+0.5*0.0001*[.E896]" office:value-type="float" office:value="-0.0000000000014299672557172" calcext:value-type="float">
            <text:p>-1.4299672557172E-12</text:p>
          </table:table-cell>
          <table:table-cell table:formula="of:=[.G895]+0.0001*[.F895]+(0.5-0.25)*0.0001^2*[.E895]+0.25*0.0001^2*[.E896]" office:value-type="float" office:value="-31.4055904302302" calcext:value-type="float">
            <text:p>-31.4055904302302</text:p>
          </table:table-cell>
          <table:table-cell table:formula="of:=[.H895]+1/2*([.A896]-[.A895])*([.E896]+[.E895])" office:value-type="float" office:value="-0.000000000000975886038645513" calcext:value-type="float">
            <text:p>-9.75886038645513E-13</text:p>
          </table:table-cell>
          <table:table-cell table:formula="of:=[.I895]+1/2*([.A896]-[.A895])*([.H896]+[.H895])" office:value-type="float" office:value="-31.4055904302302" calcext:value-type="float">
            <text:p>-31.4055904302302</text:p>
          </table:table-cell>
          <table:table-cell table:formula="of:=200*PI()*COS(200*PI()*[.A896])" office:value-type="float" office:value="584.195795509704" calcext:value-type="float">
            <text:p>584.195795509704</text:p>
          </table:table-cell>
          <table:table-cell table:formula="of:=SIN(200*PI()*[.A896])" office:value-type="float" office:value="-0.368124552683509" calcext:value-type="float">
            <text:p>-0.368124552683509</text:p>
          </table:table-cell>
        </table:table-row>
        <table:table-row table:style-name="ro1">
          <table:table-cell office:value-type="float" office:value="0.089500000000002" calcext:value-type="float">
            <text:p>0.089500000000002</text:p>
          </table:table-cell>
          <table:table-cell office:value-type="float" office:value="-0.0000000017869297210411" calcext:value-type="float">
            <text:p>-1.7869297210411E-09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32" calcext:value-type="float">
            <text:p>-31.40559043032</text:p>
          </table:table-cell>
          <table:table-cell office:value-type="float" office:value="0" calcext:value-type="float">
            <text:p>0</text:p>
          </table:table-cell>
          <table:table-cell table:formula="of:=[.F896]+(1-0.5)*0.0001*[.E896]+0.5*0.0001*[.E897]" office:value-type="float" office:value="-0.0000000000014299672557172" calcext:value-type="float">
            <text:p>-1.4299672557172E-12</text:p>
          </table:table-cell>
          <table:table-cell table:formula="of:=[.G896]+0.0001*[.F896]+(0.5-0.25)*0.0001^2*[.E896]+0.25*0.0001^2*[.E897]" office:value-type="float" office:value="-31.4055904302302" calcext:value-type="float">
            <text:p>-31.4055904302302</text:p>
          </table:table-cell>
          <table:table-cell table:formula="of:=[.H896]+1/2*([.A897]-[.A896])*([.E897]+[.E896])" office:value-type="float" office:value="-0.000000000000975886038645513" calcext:value-type="float">
            <text:p>-9.75886038645513E-13</text:p>
          </table:table-cell>
          <table:table-cell table:formula="of:=[.I896]+1/2*([.A897]-[.A896])*([.H897]+[.H896])" office:value-type="float" office:value="-31.4055904302302" calcext:value-type="float">
            <text:p>-31.4055904302302</text:p>
          </table:table-cell>
          <table:table-cell table:formula="of:=200*PI()*COS(200*PI()*[.A897])" office:value-type="float" office:value="597.566432948556" calcext:value-type="float">
            <text:p>597.566432948556</text:p>
          </table:table-cell>
          <table:table-cell table:formula="of:=SIN(200*PI()*[.A897])" office:value-type="float" office:value="-0.309016994373748" calcext:value-type="float">
            <text:p>-0.309016994373748</text:p>
          </table:table-cell>
        </table:table-row>
        <table:table-row table:style-name="ro1">
          <table:table-cell office:value-type="float" office:value="0.089600000000002" calcext:value-type="float">
            <text:p>0.089600000000002</text:p>
          </table:table-cell>
          <table:table-cell office:value-type="float" office:value="-0.00000068722965806386" calcext:value-type="float">
            <text:p>-6.8722965806386E-07</text:p>
          </table:table-cell>
          <table:table-cell office:value-type="float" office:value="-0.0000000021843807587629" calcext:value-type="float">
            <text:p>-2.1843807587629E-09</text:p>
          </table:table-cell>
          <table:table-cell office:value-type="float" office:value="-31.40559043032" calcext:value-type="float">
            <text:p>-31.40559043032</text:p>
          </table:table-cell>
          <table:table-cell office:value-type="float" office:value="0" calcext:value-type="float">
            <text:p>0</text:p>
          </table:table-cell>
          <table:table-cell table:formula="of:=[.F897]+(1-0.5)*0.0001*[.E897]+0.5*0.0001*[.E898]" office:value-type="float" office:value="-0.0000000000014299672557172" calcext:value-type="float">
            <text:p>-1.4299672557172E-12</text:p>
          </table:table-cell>
          <table:table-cell table:formula="of:=[.G897]+0.0001*[.F897]+(0.5-0.25)*0.0001^2*[.E897]+0.25*0.0001^2*[.E898]" office:value-type="float" office:value="-31.4055904302302" calcext:value-type="float">
            <text:p>-31.4055904302302</text:p>
          </table:table-cell>
          <table:table-cell table:formula="of:=[.H897]+1/2*([.A898]-[.A897])*([.E898]+[.E897])" office:value-type="float" office:value="-0.000000000000975886038645513" calcext:value-type="float">
            <text:p>-9.75886038645513E-13</text:p>
          </table:table-cell>
          <table:table-cell table:formula="of:=[.I897]+1/2*([.A898]-[.A897])*([.H898]+[.H897])" office:value-type="float" office:value="-31.4055904302302" calcext:value-type="float">
            <text:p>-31.4055904302302</text:p>
          </table:table-cell>
          <table:table-cell table:formula="of:=200*PI()*COS(200*PI()*[.A898])" office:value-type="float" office:value="608.578748678695" calcext:value-type="float">
            <text:p>608.578748678695</text:p>
          </table:table-cell>
          <table:table-cell table:formula="of:=SIN(200*PI()*[.A898])" office:value-type="float" office:value="-0.24868988716363" calcext:value-type="float">
            <text:p>-0.24868988716363</text:p>
          </table:table-cell>
        </table:table-row>
        <table:table-row table:style-name="ro1">
          <table:table-cell office:value-type="float" office:value="0.089700000000002" calcext:value-type="float">
            <text:p>0.089700000000002</text:p>
          </table:table-cell>
          <table:table-cell office:value-type="float" office:value="0.0000013762462458488" calcext:value-type="float">
            <text:p>1.3762462458488E-06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321" calcext:value-type="float">
            <text:p>-31.405590430321</text:p>
          </table:table-cell>
          <table:table-cell office:value-type="float" office:value="0" calcext:value-type="float">
            <text:p>0</text:p>
          </table:table-cell>
          <table:table-cell table:formula="of:=[.F898]+(1-0.5)*0.0001*[.E898]+0.5*0.0001*[.E899]" office:value-type="float" office:value="-0.0000000000014299672557172" calcext:value-type="float">
            <text:p>-1.4299672557172E-12</text:p>
          </table:table-cell>
          <table:table-cell table:formula="of:=[.G898]+0.0001*[.F898]+(0.5-0.25)*0.0001^2*[.E898]+0.25*0.0001^2*[.E899]" office:value-type="float" office:value="-31.4055904302302" calcext:value-type="float">
            <text:p>-31.4055904302302</text:p>
          </table:table-cell>
          <table:table-cell table:formula="of:=[.H898]+1/2*([.A899]-[.A898])*([.E899]+[.E898])" office:value-type="float" office:value="-0.000000000000975886038645513" calcext:value-type="float">
            <text:p>-9.75886038645513E-13</text:p>
          </table:table-cell>
          <table:table-cell table:formula="of:=[.I898]+1/2*([.A899]-[.A898])*([.H899]+[.H898])" office:value-type="float" office:value="-31.4055904302302" calcext:value-type="float">
            <text:p>-31.4055904302302</text:p>
          </table:table-cell>
          <table:table-cell table:formula="of:=200*PI()*COS(200*PI()*[.A899])" office:value-type="float" office:value="617.189282120981" calcext:value-type="float">
            <text:p>617.189282120981</text:p>
          </table:table-cell>
          <table:table-cell table:formula="of:=SIN(200*PI()*[.A899])" office:value-type="float" office:value="-0.187381314584487" calcext:value-type="float">
            <text:p>-0.187381314584487</text:p>
          </table:table-cell>
        </table:table-row>
        <table:table-row table:style-name="ro1">
          <table:table-cell office:value-type="float" office:value="0.089800000000002" calcext:value-type="float">
            <text:p>0.089800000000002</text:p>
          </table:table-cell>
          <table:table-cell office:value-type="float" office:value="-0.00000064417736211347" calcext:value-type="float">
            <text:p>-6.4417736211347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321" calcext:value-type="float">
            <text:p>-31.405590430321</text:p>
          </table:table-cell>
          <table:table-cell office:value-type="float" office:value="0" calcext:value-type="float">
            <text:p>0</text:p>
          </table:table-cell>
          <table:table-cell table:formula="of:=[.F899]+(1-0.5)*0.0001*[.E899]+0.5*0.0001*[.E900]" office:value-type="float" office:value="-0.0000000000014299672557172" calcext:value-type="float">
            <text:p>-1.4299672557172E-12</text:p>
          </table:table-cell>
          <table:table-cell table:formula="of:=[.G899]+0.0001*[.F899]+(0.5-0.25)*0.0001^2*[.E899]+0.25*0.0001^2*[.E900]" office:value-type="float" office:value="-31.4055904302302" calcext:value-type="float">
            <text:p>-31.4055904302302</text:p>
          </table:table-cell>
          <table:table-cell table:formula="of:=[.H899]+1/2*([.A900]-[.A899])*([.E900]+[.E899])" office:value-type="float" office:value="-0.000000000000975886038645513" calcext:value-type="float">
            <text:p>-9.75886038645513E-13</text:p>
          </table:table-cell>
          <table:table-cell table:formula="of:=[.I899]+1/2*([.A900]-[.A899])*([.H900]+[.H899])" office:value-type="float" office:value="-31.4055904302302" calcext:value-type="float">
            <text:p>-31.4055904302302</text:p>
          </table:table-cell>
          <table:table-cell table:formula="of:=200*PI()*COS(200*PI()*[.A900])" office:value-type="float" office:value="623.364051433698" calcext:value-type="float">
            <text:p>623.364051433698</text:p>
          </table:table-cell>
          <table:table-cell table:formula="of:=SIN(200*PI()*[.A900])" office:value-type="float" office:value="-0.125333233563058" calcext:value-type="float">
            <text:p>-0.125333233563058</text:p>
          </table:table-cell>
        </table:table-row>
        <table:table-row table:style-name="ro1">
          <table:table-cell office:value-type="float" office:value="0.089900000000002" calcext:value-type="float">
            <text:p>0.089900000000002</text:p>
          </table:table-cell>
          <table:table-cell office:value-type="float" office:value="0.0000013331939498984" calcext:value-type="float">
            <text:p>1.3331939498984E-06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321" calcext:value-type="float">
            <text:p>-31.405590430321</text:p>
          </table:table-cell>
          <table:table-cell office:value-type="float" office:value="0" calcext:value-type="float">
            <text:p>0</text:p>
          </table:table-cell>
          <table:table-cell table:formula="of:=[.F900]+(1-0.5)*0.0001*[.E900]+0.5*0.0001*[.E901]" office:value-type="float" office:value="-0.0000000000014299672557172" calcext:value-type="float">
            <text:p>-1.4299672557172E-12</text:p>
          </table:table-cell>
          <table:table-cell table:formula="of:=[.G900]+0.0001*[.F900]+(0.5-0.25)*0.0001^2*[.E900]+0.25*0.0001^2*[.E901]" office:value-type="float" office:value="-31.4055904302302" calcext:value-type="float">
            <text:p>-31.4055904302302</text:p>
          </table:table-cell>
          <table:table-cell table:formula="of:=[.H900]+1/2*([.A901]-[.A900])*([.E901]+[.E900])" office:value-type="float" office:value="-0.000000000000975886038645513" calcext:value-type="float">
            <text:p>-9.75886038645513E-13</text:p>
          </table:table-cell>
          <table:table-cell table:formula="of:=[.I900]+1/2*([.A901]-[.A900])*([.H901]+[.H900])" office:value-type="float" office:value="-31.4055904302302" calcext:value-type="float">
            <text:p>-31.4055904302302</text:p>
          </table:table-cell>
          <table:table-cell table:formula="of:=200*PI()*COS(200*PI()*[.A901])" office:value-type="float" office:value="627.078687623352" calcext:value-type="float">
            <text:p>627.078687623352</text:p>
          </table:table-cell>
          <table:table-cell table:formula="of:=SIN(200*PI()*[.A901])" office:value-type="float" office:value="-0.0627905195280565" calcext:value-type="float">
            <text:p>-0.062790519528057</text:p>
          </table:table-cell>
        </table:table-row>
        <table:table-row table:style-name="ro1">
          <table:table-cell office:value-type="float" office:value="0.090000000000002" calcext:value-type="float">
            <text:p>0.090000000000002</text:p>
          </table:table-cell>
          <table:table-cell office:value-type="float" office:value="-0.00000060112506616308" calcext:value-type="float">
            <text:p>-6.0112506616308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321" calcext:value-type="float">
            <text:p>-31.405590430321</text:p>
          </table:table-cell>
          <table:table-cell office:value-type="float" office:value="0" calcext:value-type="float">
            <text:p>0</text:p>
          </table:table-cell>
          <table:table-cell table:formula="of:=[.F901]+(1-0.5)*0.0001*[.E901]+0.5*0.0001*[.E902]" office:value-type="float" office:value="-0.0000000000014299672557172" calcext:value-type="float">
            <text:p>-1.4299672557172E-12</text:p>
          </table:table-cell>
          <table:table-cell table:formula="of:=[.G901]+0.0001*[.F901]+(0.5-0.25)*0.0001^2*[.E901]+0.25*0.0001^2*[.E902]" office:value-type="float" office:value="-31.4055904302302" calcext:value-type="float">
            <text:p>-31.4055904302302</text:p>
          </table:table-cell>
          <table:table-cell table:formula="of:=[.H901]+1/2*([.A902]-[.A901])*([.E902]+[.E901])" office:value-type="float" office:value="-0.000000000000975886038645513" calcext:value-type="float">
            <text:p>-9.75886038645513E-13</text:p>
          </table:table-cell>
          <table:table-cell table:formula="of:=[.I901]+1/2*([.A902]-[.A901])*([.H902]+[.H901])" office:value-type="float" office:value="-31.4055904302302" calcext:value-type="float">
            <text:p>-31.4055904302302</text:p>
          </table:table-cell>
          <table:table-cell table:formula="of:=200*PI()*COS(200*PI()*[.A902])" office:value-type="float" office:value="628.318530717959" calcext:value-type="float">
            <text:p>628.318530717959</text:p>
          </table:table-cell>
          <table:table-cell table:formula="of:=SIN(200*PI()*[.A902])" office:value-type="float" office:value="0.00000000000126256170541451" calcext:value-type="float">
            <text:p>1.26256170541451E-12</text:p>
          </table:table-cell>
        </table:table-row>
        <table:table-row table:style-name="ro1">
          <table:table-cell office:value-type="float" office:value="0.090100000000002" calcext:value-type="float">
            <text:p>0.090100000000002</text:p>
          </table:table-cell>
          <table:table-cell office:value-type="float" office:value="0.000001290141653948" calcext:value-type="float">
            <text:p>1.290141653948E-06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321" calcext:value-type="float">
            <text:p>-31.405590430321</text:p>
          </table:table-cell>
          <table:table-cell office:value-type="float" office:value="0" calcext:value-type="float">
            <text:p>0</text:p>
          </table:table-cell>
          <table:table-cell table:formula="of:=[.F902]+(1-0.5)*0.0001*[.E902]+0.5*0.0001*[.E903]" office:value-type="float" office:value="-0.0000000000014299672557172" calcext:value-type="float">
            <text:p>-1.4299672557172E-12</text:p>
          </table:table-cell>
          <table:table-cell table:formula="of:=[.G902]+0.0001*[.F902]+(0.5-0.25)*0.0001^2*[.E902]+0.25*0.0001^2*[.E903]" office:value-type="float" office:value="-31.4055904302302" calcext:value-type="float">
            <text:p>-31.4055904302302</text:p>
          </table:table-cell>
          <table:table-cell table:formula="of:=[.H902]+1/2*([.A903]-[.A902])*([.E903]+[.E902])" office:value-type="float" office:value="-0.000000000000975886038645513" calcext:value-type="float">
            <text:p>-9.75886038645513E-13</text:p>
          </table:table-cell>
          <table:table-cell table:formula="of:=[.I902]+1/2*([.A903]-[.A902])*([.H903]+[.H902])" office:value-type="float" office:value="-31.4055904302302" calcext:value-type="float">
            <text:p>-31.4055904302302</text:p>
          </table:table-cell>
          <table:table-cell table:formula="of:=200*PI()*COS(200*PI()*[.A903])" office:value-type="float" office:value="627.078687623253" calcext:value-type="float">
            <text:p>627.078687623253</text:p>
          </table:table-cell>
          <table:table-cell table:formula="of:=SIN(200*PI()*[.A903])" office:value-type="float" office:value="0.0627905195305766" calcext:value-type="float">
            <text:p>0.062790519530577</text:p>
          </table:table-cell>
        </table:table-row>
        <table:table-row table:style-name="ro1">
          <table:table-cell office:value-type="float" office:value="0.090200000000002" calcext:value-type="float">
            <text:p>0.090200000000002</text:p>
          </table:table-cell>
          <table:table-cell office:value-type="float" office:value="-0.00000055807277021268" calcext:value-type="float">
            <text:p>-5.5807277021268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322" calcext:value-type="float">
            <text:p>-31.405590430322</text:p>
          </table:table-cell>
          <table:table-cell office:value-type="float" office:value="0" calcext:value-type="float">
            <text:p>0</text:p>
          </table:table-cell>
          <table:table-cell table:formula="of:=[.F903]+(1-0.5)*0.0001*[.E903]+0.5*0.0001*[.E904]" office:value-type="float" office:value="-0.0000000000014299672557172" calcext:value-type="float">
            <text:p>-1.4299672557172E-12</text:p>
          </table:table-cell>
          <table:table-cell table:formula="of:=[.G903]+0.0001*[.F903]+(0.5-0.25)*0.0001^2*[.E903]+0.25*0.0001^2*[.E904]" office:value-type="float" office:value="-31.4055904302302" calcext:value-type="float">
            <text:p>-31.4055904302302</text:p>
          </table:table-cell>
          <table:table-cell table:formula="of:=[.H903]+1/2*([.A904]-[.A903])*([.E904]+[.E903])" office:value-type="float" office:value="-0.000000000000975886038645513" calcext:value-type="float">
            <text:p>-9.75886038645513E-13</text:p>
          </table:table-cell>
          <table:table-cell table:formula="of:=[.I903]+1/2*([.A904]-[.A903])*([.H904]+[.H903])" office:value-type="float" office:value="-31.4055904302302" calcext:value-type="float">
            <text:p>-31.4055904302302</text:p>
          </table:table-cell>
          <table:table-cell table:formula="of:=200*PI()*COS(200*PI()*[.A904])" office:value-type="float" office:value="623.3640514335" calcext:value-type="float">
            <text:p>623.3640514335</text:p>
          </table:table-cell>
          <table:table-cell table:formula="of:=SIN(200*PI()*[.A904])" office:value-type="float" office:value="0.125333233565549" calcext:value-type="float">
            <text:p>0.125333233565549</text:p>
          </table:table-cell>
        </table:table-row>
        <table:table-row table:style-name="ro1">
          <table:table-cell office:value-type="float" office:value="0.090300000000002" calcext:value-type="float">
            <text:p>0.090300000000002</text:p>
          </table:table-cell>
          <table:table-cell office:value-type="float" office:value="0.0000012470893579976" calcext:value-type="float">
            <text:p>1.2470893579976E-06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322" calcext:value-type="float">
            <text:p>-31.405590430322</text:p>
          </table:table-cell>
          <table:table-cell office:value-type="float" office:value="0" calcext:value-type="float">
            <text:p>0</text:p>
          </table:table-cell>
          <table:table-cell table:formula="of:=[.F904]+(1-0.5)*0.0001*[.E904]+0.5*0.0001*[.E905]" office:value-type="float" office:value="-0.0000000000014299672557172" calcext:value-type="float">
            <text:p>-1.4299672557172E-12</text:p>
          </table:table-cell>
          <table:table-cell table:formula="of:=[.G904]+0.0001*[.F904]+(0.5-0.25)*0.0001^2*[.E904]+0.25*0.0001^2*[.E905]" office:value-type="float" office:value="-31.4055904302302" calcext:value-type="float">
            <text:p>-31.4055904302302</text:p>
          </table:table-cell>
          <table:table-cell table:formula="of:=[.H904]+1/2*([.A905]-[.A904])*([.E905]+[.E904])" office:value-type="float" office:value="-0.000000000000975886038645513" calcext:value-type="float">
            <text:p>-9.75886038645513E-13</text:p>
          </table:table-cell>
          <table:table-cell table:formula="of:=[.I904]+1/2*([.A905]-[.A904])*([.H905]+[.H904])" office:value-type="float" office:value="-31.4055904302302" calcext:value-type="float">
            <text:p>-31.4055904302302</text:p>
          </table:table-cell>
          <table:table-cell table:formula="of:=200*PI()*COS(200*PI()*[.A905])" office:value-type="float" office:value="617.189282120685" calcext:value-type="float">
            <text:p>617.189282120685</text:p>
          </table:table-cell>
          <table:table-cell table:formula="of:=SIN(200*PI()*[.A905])" office:value-type="float" office:value="0.18738131458696" calcext:value-type="float">
            <text:p>0.18738131458696</text:p>
          </table:table-cell>
        </table:table-row>
        <table:table-row table:style-name="ro1">
          <table:table-cell office:value-type="float" office:value="0.090400000000002" calcext:value-type="float">
            <text:p>0.090400000000002</text:p>
          </table:table-cell>
          <table:table-cell office:value-type="float" office:value="-0.00000051502047426229" calcext:value-type="float">
            <text:p>-5.1502047426229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322" calcext:value-type="float">
            <text:p>-31.405590430322</text:p>
          </table:table-cell>
          <table:table-cell office:value-type="float" office:value="0" calcext:value-type="float">
            <text:p>0</text:p>
          </table:table-cell>
          <table:table-cell table:formula="of:=[.F905]+(1-0.5)*0.0001*[.E905]+0.5*0.0001*[.E906]" office:value-type="float" office:value="-0.0000000000014299672557172" calcext:value-type="float">
            <text:p>-1.4299672557172E-12</text:p>
          </table:table-cell>
          <table:table-cell table:formula="of:=[.G905]+0.0001*[.F905]+(0.5-0.25)*0.0001^2*[.E905]+0.25*0.0001^2*[.E906]" office:value-type="float" office:value="-31.4055904302302" calcext:value-type="float">
            <text:p>-31.4055904302302</text:p>
          </table:table-cell>
          <table:table-cell table:formula="of:=[.H905]+1/2*([.A906]-[.A905])*([.E906]+[.E905])" office:value-type="float" office:value="-0.000000000000975886038645513" calcext:value-type="float">
            <text:p>-9.75886038645513E-13</text:p>
          </table:table-cell>
          <table:table-cell table:formula="of:=[.I905]+1/2*([.A906]-[.A905])*([.H906]+[.H905])" office:value-type="float" office:value="-31.4055904302302" calcext:value-type="float">
            <text:p>-31.4055904302302</text:p>
          </table:table-cell>
          <table:table-cell table:formula="of:=200*PI()*COS(200*PI()*[.A906])" office:value-type="float" office:value="608.5787486783" calcext:value-type="float">
            <text:p>608.5787486783</text:p>
          </table:table-cell>
          <table:table-cell table:formula="of:=SIN(200*PI()*[.A906])" office:value-type="float" office:value="0.248689887166076" calcext:value-type="float">
            <text:p>0.248689887166076</text:p>
          </table:table-cell>
        </table:table-row>
        <table:table-row table:style-name="ro1">
          <table:table-cell office:value-type="float" office:value="0.090500000000002" calcext:value-type="float">
            <text:p>0.090500000000002</text:p>
          </table:table-cell>
          <table:table-cell office:value-type="float" office:value="0.0000012040370620472" calcext:value-type="float">
            <text:p>1.2040370620472E-06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322" calcext:value-type="float">
            <text:p>-31.405590430322</text:p>
          </table:table-cell>
          <table:table-cell office:value-type="float" office:value="0" calcext:value-type="float">
            <text:p>0</text:p>
          </table:table-cell>
          <table:table-cell table:formula="of:=[.F906]+(1-0.5)*0.0001*[.E906]+0.5*0.0001*[.E907]" office:value-type="float" office:value="-0.0000000000014299672557172" calcext:value-type="float">
            <text:p>-1.4299672557172E-12</text:p>
          </table:table-cell>
          <table:table-cell table:formula="of:=[.G906]+0.0001*[.F906]+(0.5-0.25)*0.0001^2*[.E906]+0.25*0.0001^2*[.E907]" office:value-type="float" office:value="-31.4055904302302" calcext:value-type="float">
            <text:p>-31.4055904302302</text:p>
          </table:table-cell>
          <table:table-cell table:formula="of:=[.H906]+1/2*([.A907]-[.A906])*([.E907]+[.E906])" office:value-type="float" office:value="-0.000000000000975886038645513" calcext:value-type="float">
            <text:p>-9.75886038645513E-13</text:p>
          </table:table-cell>
          <table:table-cell table:formula="of:=[.I906]+1/2*([.A907]-[.A906])*([.H907]+[.H906])" office:value-type="float" office:value="-31.4055904302302" calcext:value-type="float">
            <text:p>-31.4055904302302</text:p>
          </table:table-cell>
          <table:table-cell table:formula="of:=200*PI()*COS(200*PI()*[.A907])" office:value-type="float" office:value="597.566432948066" calcext:value-type="float">
            <text:p>597.566432948066</text:p>
          </table:table-cell>
          <table:table-cell table:formula="of:=SIN(200*PI()*[.A907])" office:value-type="float" office:value="0.30901699437615" calcext:value-type="float">
            <text:p>0.30901699437615</text:p>
          </table:table-cell>
        </table:table-row>
        <table:table-row table:style-name="ro1">
          <table:table-cell office:value-type="float" office:value="0.090600000000002" calcext:value-type="float">
            <text:p>0.090600000000002</text:p>
          </table:table-cell>
          <table:table-cell office:value-type="float" office:value="-0.00000047196817831188" calcext:value-type="float">
            <text:p>-4.7196817831188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322" calcext:value-type="float">
            <text:p>-31.405590430322</text:p>
          </table:table-cell>
          <table:table-cell office:value-type="float" office:value="0" calcext:value-type="float">
            <text:p>0</text:p>
          </table:table-cell>
          <table:table-cell table:formula="of:=[.F907]+(1-0.5)*0.0001*[.E907]+0.5*0.0001*[.E908]" office:value-type="float" office:value="-0.0000000000014299672557172" calcext:value-type="float">
            <text:p>-1.4299672557172E-12</text:p>
          </table:table-cell>
          <table:table-cell table:formula="of:=[.G907]+0.0001*[.F907]+(0.5-0.25)*0.0001^2*[.E907]+0.25*0.0001^2*[.E908]" office:value-type="float" office:value="-31.4055904302302" calcext:value-type="float">
            <text:p>-31.4055904302302</text:p>
          </table:table-cell>
          <table:table-cell table:formula="of:=[.H907]+1/2*([.A908]-[.A907])*([.E908]+[.E907])" office:value-type="float" office:value="-0.000000000000975886038645513" calcext:value-type="float">
            <text:p>-9.75886038645513E-13</text:p>
          </table:table-cell>
          <table:table-cell table:formula="of:=[.I907]+1/2*([.A908]-[.A907])*([.H908]+[.H907])" office:value-type="float" office:value="-31.4055904302302" calcext:value-type="float">
            <text:p>-31.4055904302302</text:p>
          </table:table-cell>
          <table:table-cell table:formula="of:=200*PI()*COS(200*PI()*[.A908])" office:value-type="float" office:value="584.19579550912" calcext:value-type="float">
            <text:p>584.19579550912</text:p>
          </table:table-cell>
          <table:table-cell table:formula="of:=SIN(200*PI()*[.A908])" office:value-type="float" office:value="0.368124552685856" calcext:value-type="float">
            <text:p>0.368124552685856</text:p>
          </table:table-cell>
        </table:table-row>
        <table:table-row table:style-name="ro1">
          <table:table-cell office:value-type="float" office:value="0.090700000000002" calcext:value-type="float">
            <text:p>0.090700000000002</text:p>
          </table:table-cell>
          <table:table-cell office:value-type="float" office:value="0.0000011609847660968" calcext:value-type="float">
            <text:p>1.1609847660968E-06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322" calcext:value-type="float">
            <text:p>-31.405590430322</text:p>
          </table:table-cell>
          <table:table-cell office:value-type="float" office:value="0" calcext:value-type="float">
            <text:p>0</text:p>
          </table:table-cell>
          <table:table-cell table:formula="of:=[.F908]+(1-0.5)*0.0001*[.E908]+0.5*0.0001*[.E909]" office:value-type="float" office:value="-0.0000000000014299672557172" calcext:value-type="float">
            <text:p>-1.4299672557172E-12</text:p>
          </table:table-cell>
          <table:table-cell table:formula="of:=[.G908]+0.0001*[.F908]+(0.5-0.25)*0.0001^2*[.E908]+0.25*0.0001^2*[.E909]" office:value-type="float" office:value="-31.4055904302302" calcext:value-type="float">
            <text:p>-31.4055904302302</text:p>
          </table:table-cell>
          <table:table-cell table:formula="of:=[.H908]+1/2*([.A909]-[.A908])*([.E909]+[.E908])" office:value-type="float" office:value="-0.000000000000975886038645513" calcext:value-type="float">
            <text:p>-9.75886038645513E-13</text:p>
          </table:table-cell>
          <table:table-cell table:formula="of:=[.I908]+1/2*([.A909]-[.A908])*([.H909]+[.H908])" office:value-type="float" office:value="-31.4055904302302" calcext:value-type="float">
            <text:p>-31.4055904302302</text:p>
          </table:table-cell>
          <table:table-cell table:formula="of:=200*PI()*COS(200*PI()*[.A909])" office:value-type="float" office:value="568.519604158975" calcext:value-type="float">
            <text:p>568.519604158975</text:p>
          </table:table-cell>
          <table:table-cell table:formula="of:=SIN(200*PI()*[.A909])" office:value-type="float" office:value="0.42577929156621" calcext:value-type="float">
            <text:p>0.42577929156621</text:p>
          </table:table-cell>
        </table:table-row>
        <table:table-row table:style-name="ro1">
          <table:table-cell office:value-type="float" office:value="0.090800000000002" calcext:value-type="float">
            <text:p>0.090800000000002</text:p>
          </table:table-cell>
          <table:table-cell office:value-type="float" office:value="-0.00000042891588236145" calcext:value-type="float">
            <text:p>-4.2891588236145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323" calcext:value-type="float">
            <text:p>-31.405590430323</text:p>
          </table:table-cell>
          <table:table-cell office:value-type="float" office:value="0" calcext:value-type="float">
            <text:p>0</text:p>
          </table:table-cell>
          <table:table-cell table:formula="of:=[.F909]+(1-0.5)*0.0001*[.E909]+0.5*0.0001*[.E910]" office:value-type="float" office:value="-0.0000000000014299672557172" calcext:value-type="float">
            <text:p>-1.4299672557172E-12</text:p>
          </table:table-cell>
          <table:table-cell table:formula="of:=[.G909]+0.0001*[.F909]+(0.5-0.25)*0.0001^2*[.E909]+0.25*0.0001^2*[.E910]" office:value-type="float" office:value="-31.4055904302302" calcext:value-type="float">
            <text:p>-31.4055904302302</text:p>
          </table:table-cell>
          <table:table-cell table:formula="of:=[.H909]+1/2*([.A910]-[.A909])*([.E910]+[.E909])" office:value-type="float" office:value="-0.000000000000975886038645513" calcext:value-type="float">
            <text:p>-9.75886038645513E-13</text:p>
          </table:table-cell>
          <table:table-cell table:formula="of:=[.I909]+1/2*([.A910]-[.A909])*([.H910]+[.H909])" office:value-type="float" office:value="-31.4055904302302" calcext:value-type="float">
            <text:p>-31.4055904302302</text:p>
          </table:table-cell>
          <table:table-cell table:formula="of:=200*PI()*COS(200*PI()*[.A910])" office:value-type="float" office:value="550.599725663111" calcext:value-type="float">
            <text:p>550.599725663111</text:p>
          </table:table-cell>
          <table:table-cell table:formula="of:=SIN(200*PI()*[.A910])" office:value-type="float" office:value="0.481753674102819" calcext:value-type="float">
            <text:p>0.481753674102819</text:p>
          </table:table-cell>
        </table:table-row>
        <table:table-row table:style-name="ro1">
          <table:table-cell office:value-type="float" office:value="0.090900000000002" calcext:value-type="float">
            <text:p>0.090900000000002</text:p>
          </table:table-cell>
          <table:table-cell office:value-type="float" office:value="0.0000011179324701463" calcext:value-type="float">
            <text:p>1.1179324701463E-06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323" calcext:value-type="float">
            <text:p>-31.405590430323</text:p>
          </table:table-cell>
          <table:table-cell office:value-type="float" office:value="0" calcext:value-type="float">
            <text:p>0</text:p>
          </table:table-cell>
          <table:table-cell table:formula="of:=[.F910]+(1-0.5)*0.0001*[.E910]+0.5*0.0001*[.E911]" office:value-type="float" office:value="-0.0000000000014299672557172" calcext:value-type="float">
            <text:p>-1.4299672557172E-12</text:p>
          </table:table-cell>
          <table:table-cell table:formula="of:=[.G910]+0.0001*[.F910]+(0.5-0.25)*0.0001^2*[.E910]+0.25*0.0001^2*[.E911]" office:value-type="float" office:value="-31.4055904302302" calcext:value-type="float">
            <text:p>-31.4055904302302</text:p>
          </table:table-cell>
          <table:table-cell table:formula="of:=[.H910]+1/2*([.A911]-[.A910])*([.E911]+[.E910])" office:value-type="float" office:value="-0.000000000000975886038645513" calcext:value-type="float">
            <text:p>-9.75886038645513E-13</text:p>
          </table:table-cell>
          <table:table-cell table:formula="of:=[.I910]+1/2*([.A911]-[.A910])*([.H911]+[.H910])" office:value-type="float" office:value="-31.4055904302302" calcext:value-type="float">
            <text:p>-31.4055904302302</text:p>
          </table:table-cell>
          <table:table-cell table:formula="of:=200*PI()*COS(200*PI()*[.A911])" office:value-type="float" office:value="530.506881595143" calcext:value-type="float">
            <text:p>530.506881595143</text:p>
          </table:table-cell>
          <table:table-cell table:formula="of:=SIN(200*PI()*[.A911])" office:value-type="float" office:value="0.535826794980063" calcext:value-type="float">
            <text:p>0.535826794980063</text:p>
          </table:table-cell>
        </table:table-row>
        <table:table-row table:style-name="ro1">
          <table:table-cell office:value-type="float" office:value="0.091000000000002" calcext:value-type="float">
            <text:p>0.091000000000002</text:p>
          </table:table-cell>
          <table:table-cell office:value-type="float" office:value="-0.000000385863586411" calcext:value-type="float">
            <text:p>-3.85863586411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323" calcext:value-type="float">
            <text:p>-31.405590430323</text:p>
          </table:table-cell>
          <table:table-cell office:value-type="float" office:value="0" calcext:value-type="float">
            <text:p>0</text:p>
          </table:table-cell>
          <table:table-cell table:formula="of:=[.F911]+(1-0.5)*0.0001*[.E911]+0.5*0.0001*[.E912]" office:value-type="float" office:value="-0.0000000000014299672557172" calcext:value-type="float">
            <text:p>-1.4299672557172E-12</text:p>
          </table:table-cell>
          <table:table-cell table:formula="of:=[.G911]+0.0001*[.F911]+(0.5-0.25)*0.0001^2*[.E911]+0.25*0.0001^2*[.E912]" office:value-type="float" office:value="-31.4055904302302" calcext:value-type="float">
            <text:p>-31.4055904302302</text:p>
          </table:table-cell>
          <table:table-cell table:formula="of:=[.H911]+1/2*([.A912]-[.A911])*([.E912]+[.E911])" office:value-type="float" office:value="-0.000000000000975886038645513" calcext:value-type="float">
            <text:p>-9.75886038645513E-13</text:p>
          </table:table-cell>
          <table:table-cell table:formula="of:=[.I911]+1/2*([.A912]-[.A911])*([.H912]+[.H911])" office:value-type="float" office:value="-31.4055904302302" calcext:value-type="float">
            <text:p>-31.4055904302302</text:p>
          </table:table-cell>
          <table:table-cell table:formula="of:=200*PI()*COS(200*PI()*[.A912])" office:value-type="float" office:value="508.320369231058" calcext:value-type="float">
            <text:p>508.320369231058</text:p>
          </table:table-cell>
          <table:table-cell table:formula="of:=SIN(200*PI()*[.A912])" office:value-type="float" office:value="0.587785252293497" calcext:value-type="float">
            <text:p>0.587785252293497</text:p>
          </table:table-cell>
        </table:table-row>
        <table:table-row table:style-name="ro1">
          <table:table-cell office:value-type="float" office:value="0.091100000000002" calcext:value-type="float">
            <text:p>0.091100000000002</text:p>
          </table:table-cell>
          <table:table-cell office:value-type="float" office:value="0.0000010748801741959" calcext:value-type="float">
            <text:p>1.0748801741959E-06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323" calcext:value-type="float">
            <text:p>-31.405590430323</text:p>
          </table:table-cell>
          <table:table-cell office:value-type="float" office:value="0" calcext:value-type="float">
            <text:p>0</text:p>
          </table:table-cell>
          <table:table-cell table:formula="of:=[.F912]+(1-0.5)*0.0001*[.E912]+0.5*0.0001*[.E913]" office:value-type="float" office:value="-0.0000000000014299672557172" calcext:value-type="float">
            <text:p>-1.4299672557172E-12</text:p>
          </table:table-cell>
          <table:table-cell table:formula="of:=[.G912]+0.0001*[.F912]+(0.5-0.25)*0.0001^2*[.E912]+0.25*0.0001^2*[.E913]" office:value-type="float" office:value="-31.4055904302302" calcext:value-type="float">
            <text:p>-31.4055904302302</text:p>
          </table:table-cell>
          <table:table-cell table:formula="of:=[.H912]+1/2*([.A913]-[.A912])*([.E913]+[.E912])" office:value-type="float" office:value="-0.000000000000975886038645513" calcext:value-type="float">
            <text:p>-9.75886038645513E-13</text:p>
          </table:table-cell>
          <table:table-cell table:formula="of:=[.I912]+1/2*([.A913]-[.A912])*([.H913]+[.H912])" office:value-type="float" office:value="-31.4055904302302" calcext:value-type="float">
            <text:p>-31.4055904302302</text:p>
          </table:table-cell>
          <table:table-cell table:formula="of:=200*PI()*COS(200*PI()*[.A913])" office:value-type="float" office:value="484.127748599108" calcext:value-type="float">
            <text:p>484.127748599108</text:p>
          </table:table-cell>
          <table:table-cell table:formula="of:=SIN(200*PI()*[.A913])" office:value-type="float" office:value="0.637423989749662" calcext:value-type="float">
            <text:p>0.637423989749662</text:p>
          </table:table-cell>
        </table:table-row>
        <table:table-row table:style-name="ro1">
          <table:table-cell office:value-type="float" office:value="0.091200000000002" calcext:value-type="float">
            <text:p>0.091200000000002</text:p>
          </table:table-cell>
          <table:table-cell office:value-type="float" office:value="-0.00000034281129046058" calcext:value-type="float">
            <text:p>-3.4281129046058E-07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323" calcext:value-type="float">
            <text:p>-31.405590430323</text:p>
          </table:table-cell>
          <table:table-cell office:value-type="float" office:value="0" calcext:value-type="float">
            <text:p>0</text:p>
          </table:table-cell>
          <table:table-cell table:formula="of:=[.F913]+(1-0.5)*0.0001*[.E913]+0.5*0.0001*[.E914]" office:value-type="float" office:value="-0.0000000000014299672557172" calcext:value-type="float">
            <text:p>-1.4299672557172E-12</text:p>
          </table:table-cell>
          <table:table-cell table:formula="of:=[.G913]+0.0001*[.F913]+(0.5-0.25)*0.0001^2*[.E913]+0.25*0.0001^2*[.E914]" office:value-type="float" office:value="-31.4055904302302" calcext:value-type="float">
            <text:p>-31.4055904302302</text:p>
          </table:table-cell>
          <table:table-cell table:formula="of:=[.H913]+1/2*([.A914]-[.A913])*([.E914]+[.E913])" office:value-type="float" office:value="-0.000000000000975886038645513" calcext:value-type="float">
            <text:p>-9.75886038645513E-13</text:p>
          </table:table-cell>
          <table:table-cell table:formula="of:=[.I913]+1/2*([.A914]-[.A913])*([.H914]+[.H913])" office:value-type="float" office:value="-31.4055904302302" calcext:value-type="float">
            <text:p>-31.4055904302302</text:p>
          </table:table-cell>
          <table:table-cell table:formula="of:=200*PI()*COS(200*PI()*[.A914])" office:value-type="float" office:value="458.024496920367" calcext:value-type="float">
            <text:p>458.024496920367</text:p>
          </table:table-cell>
          <table:table-cell table:formula="of:=SIN(200*PI()*[.A914])" office:value-type="float" office:value="0.684547105929606" calcext:value-type="float">
            <text:p>0.684547105929606</text:p>
          </table:table-cell>
        </table:table-row>
        <table:table-row table:style-name="ro1">
          <table:table-cell office:value-type="float" office:value="0.091300000000002" calcext:value-type="float">
            <text:p>0.091300000000002</text:p>
          </table:table-cell>
          <table:table-cell office:value-type="float" office:value="0.0000010318278782455" calcext:value-type="float">
            <text:p>1.0318278782455E-06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323" calcext:value-type="float">
            <text:p>-31.405590430323</text:p>
          </table:table-cell>
          <table:table-cell office:value-type="float" office:value="0" calcext:value-type="float">
            <text:p>0</text:p>
          </table:table-cell>
          <table:table-cell table:formula="of:=[.F914]+(1-0.5)*0.0001*[.E914]+0.5*0.0001*[.E915]" office:value-type="float" office:value="-0.0000000000014299672557172" calcext:value-type="float">
            <text:p>-1.4299672557172E-12</text:p>
          </table:table-cell>
          <table:table-cell table:formula="of:=[.G914]+0.0001*[.F914]+(0.5-0.25)*0.0001^2*[.E914]+0.25*0.0001^2*[.E915]" office:value-type="float" office:value="-31.4055904302302" calcext:value-type="float">
            <text:p>-31.4055904302302</text:p>
          </table:table-cell>
          <table:table-cell table:formula="of:=[.H914]+1/2*([.A915]-[.A914])*([.E915]+[.E914])" office:value-type="float" office:value="-0.000000000000975886038645513" calcext:value-type="float">
            <text:p>-9.75886038645513E-13</text:p>
          </table:table-cell>
          <table:table-cell table:formula="of:=[.I914]+1/2*([.A915]-[.A914])*([.H915]+[.H914])" office:value-type="float" office:value="-31.4055904302302" calcext:value-type="float">
            <text:p>-31.4055904302302</text:p>
          </table:table-cell>
          <table:table-cell table:formula="of:=200*PI()*COS(200*PI()*[.A915])" office:value-type="float" office:value="430.113631803767" calcext:value-type="float">
            <text:p>430.113631803767</text:p>
          </table:table-cell>
          <table:table-cell table:formula="of:=SIN(200*PI()*[.A915])" office:value-type="float" office:value="0.728968627422275" calcext:value-type="float">
            <text:p>0.728968627422275</text:p>
          </table:table-cell>
        </table:table-row>
        <table:table-row table:style-name="ro1">
          <table:table-cell office:value-type="float" office:value="0.091400000000002" calcext:value-type="float">
            <text:p>0.091400000000002</text:p>
          </table:table-cell>
          <table:table-cell office:value-type="float" office:value="-0.00000029975899451016" calcext:value-type="float">
            <text:p>-2.9975899451016E-07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324" calcext:value-type="float">
            <text:p>-31.405590430324</text:p>
          </table:table-cell>
          <table:table-cell office:value-type="float" office:value="0" calcext:value-type="float">
            <text:p>0</text:p>
          </table:table-cell>
          <table:table-cell table:formula="of:=[.F915]+(1-0.5)*0.0001*[.E915]+0.5*0.0001*[.E916]" office:value-type="float" office:value="-0.0000000000014299672557172" calcext:value-type="float">
            <text:p>-1.4299672557172E-12</text:p>
          </table:table-cell>
          <table:table-cell table:formula="of:=[.G915]+0.0001*[.F915]+(0.5-0.25)*0.0001^2*[.E915]+0.25*0.0001^2*[.E916]" office:value-type="float" office:value="-31.4055904302302" calcext:value-type="float">
            <text:p>-31.4055904302302</text:p>
          </table:table-cell>
          <table:table-cell table:formula="of:=[.H915]+1/2*([.A916]-[.A915])*([.E916]+[.E915])" office:value-type="float" office:value="-0.000000000000975886038645513" calcext:value-type="float">
            <text:p>-9.75886038645513E-13</text:p>
          </table:table-cell>
          <table:table-cell table:formula="of:=[.I915]+1/2*([.A916]-[.A915])*([.H916]+[.H915])" office:value-type="float" office:value="-31.4055904302302" calcext:value-type="float">
            <text:p>-31.4055904302302</text:p>
          </table:table-cell>
          <table:table-cell table:formula="of:=200*PI()*COS(200*PI()*[.A916])" office:value-type="float" office:value="400.505304682664" calcext:value-type="float">
            <text:p>400.505304682664</text:p>
          </table:table-cell>
          <table:table-cell table:formula="of:=SIN(200*PI()*[.A916])" office:value-type="float" office:value="0.770513242776595" calcext:value-type="float">
            <text:p>0.770513242776595</text:p>
          </table:table-cell>
        </table:table-row>
        <table:table-row table:style-name="ro1">
          <table:table-cell office:value-type="float" office:value="0.091500000000002" calcext:value-type="float">
            <text:p>0.091500000000002</text:p>
          </table:table-cell>
          <table:table-cell office:value-type="float" office:value="0.00000098877558229505" calcext:value-type="float">
            <text:p>9.8877558229505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324" calcext:value-type="float">
            <text:p>-31.405590430324</text:p>
          </table:table-cell>
          <table:table-cell office:value-type="float" office:value="0" calcext:value-type="float">
            <text:p>0</text:p>
          </table:table-cell>
          <table:table-cell table:formula="of:=[.F916]+(1-0.5)*0.0001*[.E916]+0.5*0.0001*[.E917]" office:value-type="float" office:value="-0.0000000000014299672557172" calcext:value-type="float">
            <text:p>-1.4299672557172E-12</text:p>
          </table:table-cell>
          <table:table-cell table:formula="of:=[.G916]+0.0001*[.F916]+(0.5-0.25)*0.0001^2*[.E916]+0.25*0.0001^2*[.E917]" office:value-type="float" office:value="-31.4055904302302" calcext:value-type="float">
            <text:p>-31.4055904302302</text:p>
          </table:table-cell>
          <table:table-cell table:formula="of:=[.H916]+1/2*([.A917]-[.A916])*([.E917]+[.E916])" office:value-type="float" office:value="-0.000000000000975886038645513" calcext:value-type="float">
            <text:p>-9.75886038645513E-13</text:p>
          </table:table-cell>
          <table:table-cell table:formula="of:=[.I916]+1/2*([.A917]-[.A916])*([.H917]+[.H916])" office:value-type="float" office:value="-31.4055904302302" calcext:value-type="float">
            <text:p>-31.4055904302302</text:p>
          </table:table-cell>
          <table:table-cell table:formula="of:=200*PI()*COS(200*PI()*[.A917])" office:value-type="float" office:value="369.31636609745" calcext:value-type="float">
            <text:p>369.31636609745</text:p>
          </table:table-cell>
          <table:table-cell table:formula="of:=SIN(200*PI()*[.A917])" office:value-type="float" office:value="0.809016994375689" calcext:value-type="float">
            <text:p>0.809016994375689</text:p>
          </table:table-cell>
        </table:table-row>
        <table:table-row table:style-name="ro1">
          <table:table-cell office:value-type="float" office:value="0.091600000000002" calcext:value-type="float">
            <text:p>0.091600000000002</text:p>
          </table:table-cell>
          <table:table-cell office:value-type="float" office:value="-0.00000025670669855975" calcext:value-type="float">
            <text:p>-2.5670669855975E-07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324" calcext:value-type="float">
            <text:p>-31.405590430324</text:p>
          </table:table-cell>
          <table:table-cell office:value-type="float" office:value="0" calcext:value-type="float">
            <text:p>0</text:p>
          </table:table-cell>
          <table:table-cell table:formula="of:=[.F917]+(1-0.5)*0.0001*[.E917]+0.5*0.0001*[.E918]" office:value-type="float" office:value="-0.0000000000014299672557172" calcext:value-type="float">
            <text:p>-1.4299672557172E-12</text:p>
          </table:table-cell>
          <table:table-cell table:formula="of:=[.G917]+0.0001*[.F917]+(0.5-0.25)*0.0001^2*[.E917]+0.25*0.0001^2*[.E918]" office:value-type="float" office:value="-31.4055904302302" calcext:value-type="float">
            <text:p>-31.4055904302302</text:p>
          </table:table-cell>
          <table:table-cell table:formula="of:=[.H917]+1/2*([.A918]-[.A917])*([.E918]+[.E917])" office:value-type="float" office:value="-0.000000000000975886038645513" calcext:value-type="float">
            <text:p>-9.75886038645513E-13</text:p>
          </table:table-cell>
          <table:table-cell table:formula="of:=[.I917]+1/2*([.A918]-[.A917])*([.H918]+[.H917])" office:value-type="float" office:value="-31.4055904302302" calcext:value-type="float">
            <text:p>-31.4055904302302</text:p>
          </table:table-cell>
          <table:table-cell table:formula="of:=200*PI()*COS(200*PI()*[.A918])" office:value-type="float" office:value="336.669904539845" calcext:value-type="float">
            <text:p>336.669904539845</text:p>
          </table:table-cell>
          <table:table-cell table:formula="of:=SIN(200*PI()*[.A918])" office:value-type="float" office:value="0.844327925502692" calcext:value-type="float">
            <text:p>0.844327925502692</text:p>
          </table:table-cell>
        </table:table-row>
        <table:table-row table:style-name="ro1">
          <table:table-cell office:value-type="float" office:value="0.091700000000002" calcext:value-type="float">
            <text:p>0.091700000000002</text:p>
          </table:table-cell>
          <table:table-cell office:value-type="float" office:value="0.00000094572328634464" calcext:value-type="float">
            <text:p>9.4572328634464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324" calcext:value-type="float">
            <text:p>-31.405590430324</text:p>
          </table:table-cell>
          <table:table-cell office:value-type="float" office:value="0" calcext:value-type="float">
            <text:p>0</text:p>
          </table:table-cell>
          <table:table-cell table:formula="of:=[.F918]+(1-0.5)*0.0001*[.E918]+0.5*0.0001*[.E919]" office:value-type="float" office:value="-0.0000000000014299672557172" calcext:value-type="float">
            <text:p>-1.4299672557172E-12</text:p>
          </table:table-cell>
          <table:table-cell table:formula="of:=[.G918]+0.0001*[.F918]+(0.5-0.25)*0.0001^2*[.E918]+0.25*0.0001^2*[.E919]" office:value-type="float" office:value="-31.4055904302302" calcext:value-type="float">
            <text:p>-31.4055904302302</text:p>
          </table:table-cell>
          <table:table-cell table:formula="of:=[.H918]+1/2*([.A919]-[.A918])*([.E919]+[.E918])" office:value-type="float" office:value="-0.000000000000975886038645513" calcext:value-type="float">
            <text:p>-9.75886038645513E-13</text:p>
          </table:table-cell>
          <table:table-cell table:formula="of:=[.I918]+1/2*([.A919]-[.A918])*([.H919]+[.H918])" office:value-type="float" office:value="-31.4055904302302" calcext:value-type="float">
            <text:p>-31.4055904302302</text:p>
          </table:table-cell>
          <table:table-cell table:formula="of:=200*PI()*COS(200*PI()*[.A919])" office:value-type="float" office:value="302.694760678874" calcext:value-type="float">
            <text:p>302.694760678874</text:p>
          </table:table-cell>
          <table:table-cell table:formula="of:=SIN(200*PI()*[.A919])" office:value-type="float" office:value="0.876306680044471" calcext:value-type="float">
            <text:p>0.876306680044471</text:p>
          </table:table-cell>
        </table:table-row>
        <table:table-row table:style-name="ro1">
          <table:table-cell office:value-type="float" office:value="0.091800000000002" calcext:value-type="float">
            <text:p>0.091800000000002</text:p>
          </table:table-cell>
          <table:table-cell office:value-type="float" office:value="-0.00000021365440260933" calcext:value-type="float">
            <text:p>-2.1365440260933E-07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324" calcext:value-type="float">
            <text:p>-31.405590430324</text:p>
          </table:table-cell>
          <table:table-cell office:value-type="float" office:value="0" calcext:value-type="float">
            <text:p>0</text:p>
          </table:table-cell>
          <table:table-cell table:formula="of:=[.F919]+(1-0.5)*0.0001*[.E919]+0.5*0.0001*[.E920]" office:value-type="float" office:value="-0.0000000000014299672557172" calcext:value-type="float">
            <text:p>-1.4299672557172E-12</text:p>
          </table:table-cell>
          <table:table-cell table:formula="of:=[.G919]+0.0001*[.F919]+(0.5-0.25)*0.0001^2*[.E919]+0.25*0.0001^2*[.E920]" office:value-type="float" office:value="-31.4055904302302" calcext:value-type="float">
            <text:p>-31.4055904302302</text:p>
          </table:table-cell>
          <table:table-cell table:formula="of:=[.H919]+1/2*([.A920]-[.A919])*([.E920]+[.E919])" office:value-type="float" office:value="-0.000000000000975886038645513" calcext:value-type="float">
            <text:p>-9.75886038645513E-13</text:p>
          </table:table-cell>
          <table:table-cell table:formula="of:=[.I919]+1/2*([.A920]-[.A919])*([.H920]+[.H919])" office:value-type="float" office:value="-31.4055904302302" calcext:value-type="float">
            <text:p>-31.4055904302302</text:p>
          </table:table-cell>
          <table:table-cell table:formula="of:=200*PI()*COS(200*PI()*[.A920])" office:value-type="float" office:value="267.525018885582" calcext:value-type="float">
            <text:p>267.525018885582</text:p>
          </table:table-cell>
          <table:table-cell table:formula="of:=SIN(200*PI()*[.A920])" office:value-type="float" office:value="0.904827052466557" calcext:value-type="float">
            <text:p>0.904827052466557</text:p>
          </table:table-cell>
        </table:table-row>
        <table:table-row table:style-name="ro1">
          <table:table-cell office:value-type="float" office:value="0.091900000000002" calcext:value-type="float">
            <text:p>0.091900000000002</text:p>
          </table:table-cell>
          <table:table-cell office:value-type="float" office:value="0.00000090267099039422" calcext:value-type="float">
            <text:p>9.0267099039422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324" calcext:value-type="float">
            <text:p>-31.405590430324</text:p>
          </table:table-cell>
          <table:table-cell office:value-type="float" office:value="0" calcext:value-type="float">
            <text:p>0</text:p>
          </table:table-cell>
          <table:table-cell table:formula="of:=[.F920]+(1-0.5)*0.0001*[.E920]+0.5*0.0001*[.E921]" office:value-type="float" office:value="-0.0000000000014299672557172" calcext:value-type="float">
            <text:p>-1.4299672557172E-12</text:p>
          </table:table-cell>
          <table:table-cell table:formula="of:=[.G920]+0.0001*[.F920]+(0.5-0.25)*0.0001^2*[.E920]+0.25*0.0001^2*[.E921]" office:value-type="float" office:value="-31.4055904302302" calcext:value-type="float">
            <text:p>-31.4055904302302</text:p>
          </table:table-cell>
          <table:table-cell table:formula="of:=[.H920]+1/2*([.A921]-[.A920])*([.E921]+[.E920])" office:value-type="float" office:value="-0.000000000000975886038645513" calcext:value-type="float">
            <text:p>-9.75886038645513E-13</text:p>
          </table:table-cell>
          <table:table-cell table:formula="of:=[.I920]+1/2*([.A921]-[.A920])*([.H921]+[.H920])" office:value-type="float" office:value="-31.4055904302302" calcext:value-type="float">
            <text:p>-31.4055904302302</text:p>
          </table:table-cell>
          <table:table-cell table:formula="of:=200*PI()*COS(200*PI()*[.A921])" office:value-type="float" office:value="231.299478063307" calcext:value-type="float">
            <text:p>231.299478063307</text:p>
          </table:table-cell>
          <table:table-cell table:formula="of:=SIN(200*PI()*[.A921])" office:value-type="float" office:value="0.929776485888715" calcext:value-type="float">
            <text:p>0.929776485888715</text:p>
          </table:table-cell>
        </table:table-row>
        <table:table-row table:style-name="ro1">
          <table:table-cell office:value-type="float" office:value="0.092000000000002" calcext:value-type="float">
            <text:p>0.092000000000002</text:p>
          </table:table-cell>
          <table:table-cell office:value-type="float" office:value="-0.00000017060210665891" calcext:value-type="float">
            <text:p>-1.7060210665891E-07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325" calcext:value-type="float">
            <text:p>-31.405590430325</text:p>
          </table:table-cell>
          <table:table-cell office:value-type="float" office:value="0" calcext:value-type="float">
            <text:p>0</text:p>
          </table:table-cell>
          <table:table-cell table:formula="of:=[.F921]+(1-0.5)*0.0001*[.E921]+0.5*0.0001*[.E922]" office:value-type="float" office:value="-0.0000000000014299672557172" calcext:value-type="float">
            <text:p>-1.4299672557172E-12</text:p>
          </table:table-cell>
          <table:table-cell table:formula="of:=[.G921]+0.0001*[.F921]+(0.5-0.25)*0.0001^2*[.E921]+0.25*0.0001^2*[.E922]" office:value-type="float" office:value="-31.4055904302302" calcext:value-type="float">
            <text:p>-31.4055904302302</text:p>
          </table:table-cell>
          <table:table-cell table:formula="of:=[.H921]+1/2*([.A922]-[.A921])*([.E922]+[.E921])" office:value-type="float" office:value="-0.000000000000975886038645513" calcext:value-type="float">
            <text:p>-9.75886038645513E-13</text:p>
          </table:table-cell>
          <table:table-cell table:formula="of:=[.I921]+1/2*([.A922]-[.A921])*([.H922]+[.H921])" office:value-type="float" office:value="-31.4055904302302" calcext:value-type="float">
            <text:p>-31.4055904302302</text:p>
          </table:table-cell>
          <table:table-cell table:formula="of:=200*PI()*COS(200*PI()*[.A922])" office:value-type="float" office:value="194.161103871792" calcext:value-type="float">
            <text:p>194.161103871792</text:p>
          </table:table-cell>
          <table:table-cell table:formula="of:=SIN(200*PI()*[.A922])" office:value-type="float" office:value="0.951056516295544" calcext:value-type="float">
            <text:p>0.951056516295544</text:p>
          </table:table-cell>
        </table:table-row>
        <table:table-row table:style-name="ro1">
          <table:table-cell office:value-type="float" office:value="0.092100000000002" calcext:value-type="float">
            <text:p>0.092100000000002</text:p>
          </table:table-cell>
          <table:table-cell office:value-type="float" office:value="0.0000008596186944438" calcext:value-type="float">
            <text:p>8.596186944438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325" calcext:value-type="float">
            <text:p>-31.405590430325</text:p>
          </table:table-cell>
          <table:table-cell office:value-type="float" office:value="0" calcext:value-type="float">
            <text:p>0</text:p>
          </table:table-cell>
          <table:table-cell table:formula="of:=[.F922]+(1-0.5)*0.0001*[.E922]+0.5*0.0001*[.E923]" office:value-type="float" office:value="-0.0000000000014299672557172" calcext:value-type="float">
            <text:p>-1.4299672557172E-12</text:p>
          </table:table-cell>
          <table:table-cell table:formula="of:=[.G922]+0.0001*[.F922]+(0.5-0.25)*0.0001^2*[.E922]+0.25*0.0001^2*[.E923]" office:value-type="float" office:value="-31.4055904302302" calcext:value-type="float">
            <text:p>-31.4055904302302</text:p>
          </table:table-cell>
          <table:table-cell table:formula="of:=[.H922]+1/2*([.A923]-[.A922])*([.E923]+[.E922])" office:value-type="float" office:value="-0.000000000000975886038645513" calcext:value-type="float">
            <text:p>-9.75886038645513E-13</text:p>
          </table:table-cell>
          <table:table-cell table:formula="of:=[.I922]+1/2*([.A923]-[.A922])*([.H923]+[.H922])" office:value-type="float" office:value="-31.4055904302302" calcext:value-type="float">
            <text:p>-31.4055904302302</text:p>
          </table:table-cell>
          <table:table-cell table:formula="of:=200*PI()*COS(200*PI()*[.A923])" office:value-type="float" office:value="156.256464507066" calcext:value-type="float">
            <text:p>156.256464507066</text:p>
          </table:table-cell>
          <table:table-cell table:formula="of:=SIN(200*PI()*[.A923])" office:value-type="float" office:value="0.968583161128946" calcext:value-type="float">
            <text:p>0.968583161128946</text:p>
          </table:table-cell>
        </table:table-row>
        <table:table-row table:style-name="ro1">
          <table:table-cell office:value-type="float" office:value="0.092200000000002" calcext:value-type="float">
            <text:p>0.092200000000002</text:p>
          </table:table-cell>
          <table:table-cell office:value-type="float" office:value="-0.00000012754981070849" calcext:value-type="float">
            <text:p>-1.2754981070849E-07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325" calcext:value-type="float">
            <text:p>-31.405590430325</text:p>
          </table:table-cell>
          <table:table-cell office:value-type="float" office:value="0" calcext:value-type="float">
            <text:p>0</text:p>
          </table:table-cell>
          <table:table-cell table:formula="of:=[.F923]+(1-0.5)*0.0001*[.E923]+0.5*0.0001*[.E924]" office:value-type="float" office:value="-0.0000000000014299672557172" calcext:value-type="float">
            <text:p>-1.4299672557172E-12</text:p>
          </table:table-cell>
          <table:table-cell table:formula="of:=[.G923]+0.0001*[.F923]+(0.5-0.25)*0.0001^2*[.E923]+0.25*0.0001^2*[.E924]" office:value-type="float" office:value="-31.4055904302302" calcext:value-type="float">
            <text:p>-31.4055904302302</text:p>
          </table:table-cell>
          <table:table-cell table:formula="of:=[.H923]+1/2*([.A924]-[.A923])*([.E924]+[.E923])" office:value-type="float" office:value="-0.000000000000975886038645513" calcext:value-type="float">
            <text:p>-9.75886038645513E-13</text:p>
          </table:table-cell>
          <table:table-cell table:formula="of:=[.I923]+1/2*([.A924]-[.A923])*([.H924]+[.H923])" office:value-type="float" office:value="-31.4055904302302" calcext:value-type="float">
            <text:p>-31.4055904302302</text:p>
          </table:table-cell>
          <table:table-cell table:formula="of:=200*PI()*COS(200*PI()*[.A924])" office:value-type="float" office:value="117.735152263723" calcext:value-type="float">
            <text:p>117.735152263723</text:p>
          </table:table-cell>
          <table:table-cell table:formula="of:=SIN(200*PI()*[.A924])" office:value-type="float" office:value="0.982287250728925" calcext:value-type="float">
            <text:p>0.982287250728925</text:p>
          </table:table-cell>
        </table:table-row>
        <table:table-row table:style-name="ro1">
          <table:table-cell office:value-type="float" office:value="0.092300000000002" calcext:value-type="float">
            <text:p>0.092300000000002</text:p>
          </table:table-cell>
          <table:table-cell office:value-type="float" office:value="0.00000081656639849338" calcext:value-type="float">
            <text:p>8.1656639849338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325" calcext:value-type="float">
            <text:p>-31.405590430325</text:p>
          </table:table-cell>
          <table:table-cell office:value-type="float" office:value="0" calcext:value-type="float">
            <text:p>0</text:p>
          </table:table-cell>
          <table:table-cell table:formula="of:=[.F924]+(1-0.5)*0.0001*[.E924]+0.5*0.0001*[.E925]" office:value-type="float" office:value="-0.0000000000014299672557172" calcext:value-type="float">
            <text:p>-1.4299672557172E-12</text:p>
          </table:table-cell>
          <table:table-cell table:formula="of:=[.G924]+0.0001*[.F924]+(0.5-0.25)*0.0001^2*[.E924]+0.25*0.0001^2*[.E925]" office:value-type="float" office:value="-31.4055904302302" calcext:value-type="float">
            <text:p>-31.4055904302302</text:p>
          </table:table-cell>
          <table:table-cell table:formula="of:=[.H924]+1/2*([.A925]-[.A924])*([.E925]+[.E924])" office:value-type="float" office:value="-0.000000000000975886038645513" calcext:value-type="float">
            <text:p>-9.75886038645513E-13</text:p>
          </table:table-cell>
          <table:table-cell table:formula="of:=[.I924]+1/2*([.A925]-[.A924])*([.H925]+[.H924])" office:value-type="float" office:value="-31.4055904302302" calcext:value-type="float">
            <text:p>-31.4055904302302</text:p>
          </table:table-cell>
          <table:table-cell table:formula="of:=200*PI()*COS(200*PI()*[.A925])" office:value-type="float" office:value="78.7491931624703" calcext:value-type="float">
            <text:p>78.7491931624703</text:p>
          </table:table-cell>
          <table:table-cell table:formula="of:=SIN(200*PI()*[.A925])" office:value-type="float" office:value="0.992114701314635" calcext:value-type="float">
            <text:p>0.992114701314635</text:p>
          </table:table-cell>
        </table:table-row>
        <table:table-row table:style-name="ro1">
          <table:table-cell office:value-type="float" office:value="0.092400000000002" calcext:value-type="float">
            <text:p>0.092400000000002</text:p>
          </table:table-cell>
          <table:table-cell office:value-type="float" office:value="-0.000000084497514758064" calcext:value-type="float">
            <text:p>-8.4497514758064E-08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325" calcext:value-type="float">
            <text:p>-31.405590430325</text:p>
          </table:table-cell>
          <table:table-cell office:value-type="float" office:value="0" calcext:value-type="float">
            <text:p>0</text:p>
          </table:table-cell>
          <table:table-cell table:formula="of:=[.F925]+(1-0.5)*0.0001*[.E925]+0.5*0.0001*[.E926]" office:value-type="float" office:value="-0.0000000000014299672557172" calcext:value-type="float">
            <text:p>-1.4299672557172E-12</text:p>
          </table:table-cell>
          <table:table-cell table:formula="of:=[.G925]+0.0001*[.F925]+(0.5-0.25)*0.0001^2*[.E925]+0.25*0.0001^2*[.E926]" office:value-type="float" office:value="-31.4055904302302" calcext:value-type="float">
            <text:p>-31.4055904302302</text:p>
          </table:table-cell>
          <table:table-cell table:formula="of:=[.H925]+1/2*([.A926]-[.A925])*([.E926]+[.E925])" office:value-type="float" office:value="-0.000000000000975886038645513" calcext:value-type="float">
            <text:p>-9.75886038645513E-13</text:p>
          </table:table-cell>
          <table:table-cell table:formula="of:=[.I925]+1/2*([.A926]-[.A925])*([.H926]+[.H925])" office:value-type="float" office:value="-31.4055904302302" calcext:value-type="float">
            <text:p>-31.4055904302302</text:p>
          </table:table-cell>
          <table:table-cell table:formula="of:=200*PI()*COS(200*PI()*[.A926])" office:value-type="float" office:value="39.4524469728847" calcext:value-type="float">
            <text:p>39.4524469728847</text:p>
          </table:table-cell>
          <table:table-cell table:formula="of:=SIN(200*PI()*[.A926])" office:value-type="float" office:value="0.998026728428351" calcext:value-type="float">
            <text:p>0.998026728428351</text:p>
          </table:table-cell>
        </table:table-row>
        <table:table-row table:style-name="ro1">
          <table:table-cell office:value-type="float" office:value="0.092500000000002" calcext:value-type="float">
            <text:p>0.092500000000002</text:p>
          </table:table-cell>
          <table:table-cell office:value-type="float" office:value="0.00000077351410254295" calcext:value-type="float">
            <text:p>7.7351410254295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325" calcext:value-type="float">
            <text:p>-31.405590430325</text:p>
          </table:table-cell>
          <table:table-cell office:value-type="float" office:value="0" calcext:value-type="float">
            <text:p>0</text:p>
          </table:table-cell>
          <table:table-cell table:formula="of:=[.F926]+(1-0.5)*0.0001*[.E926]+0.5*0.0001*[.E927]" office:value-type="float" office:value="-0.0000000000014299672557172" calcext:value-type="float">
            <text:p>-1.4299672557172E-12</text:p>
          </table:table-cell>
          <table:table-cell table:formula="of:=[.G926]+0.0001*[.F926]+(0.5-0.25)*0.0001^2*[.E926]+0.25*0.0001^2*[.E927]" office:value-type="float" office:value="-31.4055904302302" calcext:value-type="float">
            <text:p>-31.4055904302302</text:p>
          </table:table-cell>
          <table:table-cell table:formula="of:=[.H926]+1/2*([.A927]-[.A926])*([.E927]+[.E926])" office:value-type="float" office:value="-0.000000000000975886038645513" calcext:value-type="float">
            <text:p>-9.75886038645513E-13</text:p>
          </table:table-cell>
          <table:table-cell table:formula="of:=[.I926]+1/2*([.A927]-[.A926])*([.H927]+[.H926])" office:value-type="float" office:value="-31.4055904302302" calcext:value-type="float">
            <text:p>-31.4055904302302</text:p>
          </table:table-cell>
          <table:table-cell table:formula="of:=200*PI()*COS(200*PI()*[.A927])" office:value-type="float" office:value="-0.000000000794368560192295" calcext:value-type="float">
            <text:p>-7.94368560192295E-10</text:p>
          </table:table-cell>
          <table:table-cell table:formula="of:=SIN(200*PI()*[.A9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2600000000002" calcext:value-type="float">
            <text:p>0.092600000000002</text:p>
          </table:table-cell>
          <table:table-cell office:value-type="float" office:value="-0.00000004144521880763" calcext:value-type="float">
            <text:p>-4.144521880763E-08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325" calcext:value-type="float">
            <text:p>-31.405590430325</text:p>
          </table:table-cell>
          <table:table-cell office:value-type="float" office:value="0" calcext:value-type="float">
            <text:p>0</text:p>
          </table:table-cell>
          <table:table-cell table:formula="of:=[.F927]+(1-0.5)*0.0001*[.E927]+0.5*0.0001*[.E928]" office:value-type="float" office:value="-0.0000000000014299672557172" calcext:value-type="float">
            <text:p>-1.4299672557172E-12</text:p>
          </table:table-cell>
          <table:table-cell table:formula="of:=[.G927]+0.0001*[.F927]+(0.5-0.25)*0.0001^2*[.E927]+0.25*0.0001^2*[.E928]" office:value-type="float" office:value="-31.4055904302302" calcext:value-type="float">
            <text:p>-31.4055904302302</text:p>
          </table:table-cell>
          <table:table-cell table:formula="of:=[.H927]+1/2*([.A928]-[.A927])*([.E928]+[.E927])" office:value-type="float" office:value="-0.000000000000975886038645513" calcext:value-type="float">
            <text:p>-9.75886038645513E-13</text:p>
          </table:table-cell>
          <table:table-cell table:formula="of:=[.I927]+1/2*([.A928]-[.A927])*([.H928]+[.H927])" office:value-type="float" office:value="-31.4055904302302" calcext:value-type="float">
            <text:p>-31.4055904302302</text:p>
          </table:table-cell>
          <table:table-cell table:formula="of:=200*PI()*COS(200*PI()*[.A928])" office:value-type="float" office:value="-39.4524469744703" calcext:value-type="float">
            <text:p>-39.4524469744703</text:p>
          </table:table-cell>
          <table:table-cell table:formula="of:=SIN(200*PI()*[.A928])" office:value-type="float" office:value="0.998026728428192" calcext:value-type="float">
            <text:p>0.998026728428192</text:p>
          </table:table-cell>
        </table:table-row>
        <table:table-row table:style-name="ro1">
          <table:table-cell office:value-type="float" office:value="0.092700000000002" calcext:value-type="float">
            <text:p>0.092700000000002</text:p>
          </table:table-cell>
          <table:table-cell office:value-type="float" office:value="0.00000073046180659251" calcext:value-type="float">
            <text:p>7.3046180659251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325" calcext:value-type="float">
            <text:p>-31.405590430325</text:p>
          </table:table-cell>
          <table:table-cell office:value-type="float" office:value="0" calcext:value-type="float">
            <text:p>0</text:p>
          </table:table-cell>
          <table:table-cell table:formula="of:=[.F928]+(1-0.5)*0.0001*[.E928]+0.5*0.0001*[.E929]" office:value-type="float" office:value="-0.0000000000014299672557172" calcext:value-type="float">
            <text:p>-1.4299672557172E-12</text:p>
          </table:table-cell>
          <table:table-cell table:formula="of:=[.G928]+0.0001*[.F928]+(0.5-0.25)*0.0001^2*[.E928]+0.25*0.0001^2*[.E929]" office:value-type="float" office:value="-31.4055904302302" calcext:value-type="float">
            <text:p>-31.4055904302302</text:p>
          </table:table-cell>
          <table:table-cell table:formula="of:=[.H928]+1/2*([.A929]-[.A928])*([.E929]+[.E928])" office:value-type="float" office:value="-0.000000000000975886038645513" calcext:value-type="float">
            <text:p>-9.75886038645513E-13</text:p>
          </table:table-cell>
          <table:table-cell table:formula="of:=[.I928]+1/2*([.A929]-[.A928])*([.H929]+[.H928])" office:value-type="float" office:value="-31.4055904302302" calcext:value-type="float">
            <text:p>-31.4055904302302</text:p>
          </table:table-cell>
          <table:table-cell table:formula="of:=200*PI()*COS(200*PI()*[.A929])" office:value-type="float" office:value="-78.7491931640376" calcext:value-type="float">
            <text:p>-78.7491931640376</text:p>
          </table:table-cell>
          <table:table-cell table:formula="of:=SIN(200*PI()*[.A929])" office:value-type="float" office:value="0.99211470131432" calcext:value-type="float">
            <text:p>0.99211470131432</text:p>
          </table:table-cell>
        </table:table-row>
        <table:table-row table:style-name="ro1">
          <table:table-cell office:value-type="float" office:value="0.092800000000002" calcext:value-type="float">
            <text:p>0.092800000000002</text:p>
          </table:table-cell>
          <table:table-cell office:value-type="float" office:value="0.0000000016070771428033" calcext:value-type="float">
            <text:p>1.6070771428033E-09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325" calcext:value-type="float">
            <text:p>-31.405590430325</text:p>
          </table:table-cell>
          <table:table-cell office:value-type="float" office:value="0" calcext:value-type="float">
            <text:p>0</text:p>
          </table:table-cell>
          <table:table-cell table:formula="of:=[.F929]+(1-0.5)*0.0001*[.E929]+0.5*0.0001*[.E930]" office:value-type="float" office:value="-0.0000000000014299672557172" calcext:value-type="float">
            <text:p>-1.4299672557172E-12</text:p>
          </table:table-cell>
          <table:table-cell table:formula="of:=[.G929]+0.0001*[.F929]+(0.5-0.25)*0.0001^2*[.E929]+0.25*0.0001^2*[.E930]" office:value-type="float" office:value="-31.4055904302302" calcext:value-type="float">
            <text:p>-31.4055904302302</text:p>
          </table:table-cell>
          <table:table-cell table:formula="of:=[.H929]+1/2*([.A930]-[.A929])*([.E930]+[.E929])" office:value-type="float" office:value="-0.000000000000975886038645513" calcext:value-type="float">
            <text:p>-9.75886038645513E-13</text:p>
          </table:table-cell>
          <table:table-cell table:formula="of:=[.I929]+1/2*([.A930]-[.A929])*([.H930]+[.H929])" office:value-type="float" office:value="-31.4055904302302" calcext:value-type="float">
            <text:p>-31.4055904302302</text:p>
          </table:table-cell>
          <table:table-cell table:formula="of:=200*PI()*COS(200*PI()*[.A930])" office:value-type="float" office:value="-117.73515226528" calcext:value-type="float">
            <text:p>-117.73515226528</text:p>
          </table:table-cell>
          <table:table-cell table:formula="of:=SIN(200*PI()*[.A930])" office:value-type="float" office:value="0.982287250728453" calcext:value-type="float">
            <text:p>0.982287250728453</text:p>
          </table:table-cell>
        </table:table-row>
        <table:table-row table:style-name="ro1">
          <table:table-cell office:value-type="float" office:value="0.092900000000002" calcext:value-type="float">
            <text:p>0.092900000000002</text:p>
          </table:table-cell>
          <table:table-cell office:value-type="float" office:value="0.00000068740951064209" calcext:value-type="float">
            <text:p>6.8740951064209E-07</text:p>
          </table:table-cell>
          <table:table-cell office:value-type="float" office:value="-0.0000000010130615521575" calcext:value-type="float">
            <text:p>-1.0130615521575E-09</text:p>
          </table:table-cell>
          <table:table-cell office:value-type="float" office:value="-31.405590430326" calcext:value-type="float">
            <text:p>-31.405590430326</text:p>
          </table:table-cell>
          <table:table-cell office:value-type="float" office:value="0" calcext:value-type="float">
            <text:p>0</text:p>
          </table:table-cell>
          <table:table-cell table:formula="of:=[.F930]+(1-0.5)*0.0001*[.E930]+0.5*0.0001*[.E931]" office:value-type="float" office:value="-0.0000000000014299672557172" calcext:value-type="float">
            <text:p>-1.4299672557172E-12</text:p>
          </table:table-cell>
          <table:table-cell table:formula="of:=[.G930]+0.0001*[.F930]+(0.5-0.25)*0.0001^2*[.E930]+0.25*0.0001^2*[.E931]" office:value-type="float" office:value="-31.4055904302302" calcext:value-type="float">
            <text:p>-31.4055904302302</text:p>
          </table:table-cell>
          <table:table-cell table:formula="of:=[.H930]+1/2*([.A931]-[.A930])*([.E931]+[.E930])" office:value-type="float" office:value="-0.000000000000975886038645513" calcext:value-type="float">
            <text:p>-9.75886038645513E-13</text:p>
          </table:table-cell>
          <table:table-cell table:formula="of:=[.I930]+1/2*([.A931]-[.A930])*([.H931]+[.H930])" office:value-type="float" office:value="-31.4055904302302" calcext:value-type="float">
            <text:p>-31.4055904302302</text:p>
          </table:table-cell>
          <table:table-cell table:formula="of:=200*PI()*COS(200*PI()*[.A931])" office:value-type="float" office:value="-156.256464508605" calcext:value-type="float">
            <text:p>-156.256464508605</text:p>
          </table:table-cell>
          <table:table-cell table:formula="of:=SIN(200*PI()*[.A931])" office:value-type="float" office:value="0.968583161128317" calcext:value-type="float">
            <text:p>0.968583161128317</text:p>
          </table:table-cell>
        </table:table-row>
        <table:table-row table:style-name="ro1">
          <table:table-cell office:value-type="float" office:value="0.093000000000002" calcext:value-type="float">
            <text:p>0.093000000000002</text:p>
          </table:table-cell>
          <table:table-cell office:value-type="float" office:value="-0.000001376426098427" calcext:value-type="float">
            <text:p>-1.376426098427E-06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326" calcext:value-type="float">
            <text:p>-31.405590430326</text:p>
          </table:table-cell>
          <table:table-cell office:value-type="float" office:value="0" calcext:value-type="float">
            <text:p>0</text:p>
          </table:table-cell>
          <table:table-cell table:formula="of:=[.F931]+(1-0.5)*0.0001*[.E931]+0.5*0.0001*[.E932]" office:value-type="float" office:value="-0.0000000000014299672557172" calcext:value-type="float">
            <text:p>-1.4299672557172E-12</text:p>
          </table:table-cell>
          <table:table-cell table:formula="of:=[.G931]+0.0001*[.F931]+(0.5-0.25)*0.0001^2*[.E931]+0.25*0.0001^2*[.E932]" office:value-type="float" office:value="-31.4055904302302" calcext:value-type="float">
            <text:p>-31.4055904302302</text:p>
          </table:table-cell>
          <table:table-cell table:formula="of:=[.H931]+1/2*([.A932]-[.A931])*([.E932]+[.E931])" office:value-type="float" office:value="-0.000000000000975886038645513" calcext:value-type="float">
            <text:p>-9.75886038645513E-13</text:p>
          </table:table-cell>
          <table:table-cell table:formula="of:=[.I931]+1/2*([.A932]-[.A931])*([.H932]+[.H931])" office:value-type="float" office:value="-31.4055904302302" calcext:value-type="float">
            <text:p>-31.4055904302302</text:p>
          </table:table-cell>
          <table:table-cell table:formula="of:=200*PI()*COS(200*PI()*[.A932])" office:value-type="float" office:value="-194.161103873303" calcext:value-type="float">
            <text:p>-194.161103873303</text:p>
          </table:table-cell>
          <table:table-cell table:formula="of:=SIN(200*PI()*[.A932])" office:value-type="float" office:value="0.951056516294762" calcext:value-type="float">
            <text:p>0.951056516294762</text:p>
          </table:table-cell>
        </table:table-row>
        <table:table-row table:style-name="ro1">
          <table:table-cell office:value-type="float" office:value="0.093100000000002" calcext:value-type="float">
            <text:p>0.093100000000002</text:p>
          </table:table-cell>
          <table:table-cell office:value-type="float" office:value="0.00000064435721469169" calcext:value-type="float">
            <text:p>6.4435721469169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326" calcext:value-type="float">
            <text:p>-31.405590430326</text:p>
          </table:table-cell>
          <table:table-cell office:value-type="float" office:value="0" calcext:value-type="float">
            <text:p>0</text:p>
          </table:table-cell>
          <table:table-cell table:formula="of:=[.F932]+(1-0.5)*0.0001*[.E932]+0.5*0.0001*[.E933]" office:value-type="float" office:value="-0.0000000000014299672557172" calcext:value-type="float">
            <text:p>-1.4299672557172E-12</text:p>
          </table:table-cell>
          <table:table-cell table:formula="of:=[.G932]+0.0001*[.F932]+(0.5-0.25)*0.0001^2*[.E932]+0.25*0.0001^2*[.E933]" office:value-type="float" office:value="-31.4055904302302" calcext:value-type="float">
            <text:p>-31.4055904302302</text:p>
          </table:table-cell>
          <table:table-cell table:formula="of:=[.H932]+1/2*([.A933]-[.A932])*([.E933]+[.E932])" office:value-type="float" office:value="-0.000000000000975886038645513" calcext:value-type="float">
            <text:p>-9.75886038645513E-13</text:p>
          </table:table-cell>
          <table:table-cell table:formula="of:=[.I932]+1/2*([.A933]-[.A932])*([.H933]+[.H932])" office:value-type="float" office:value="-31.4055904302302" calcext:value-type="float">
            <text:p>-31.4055904302302</text:p>
          </table:table-cell>
          <table:table-cell table:formula="of:=200*PI()*COS(200*PI()*[.A933])" office:value-type="float" office:value="-231.299478064776" calcext:value-type="float">
            <text:p>-231.299478064776</text:p>
          </table:table-cell>
          <table:table-cell table:formula="of:=SIN(200*PI()*[.A933])" office:value-type="float" office:value="0.929776485887789" calcext:value-type="float">
            <text:p>0.929776485887789</text:p>
          </table:table-cell>
        </table:table-row>
        <table:table-row table:style-name="ro1">
          <table:table-cell office:value-type="float" office:value="0.093200000000002" calcext:value-type="float">
            <text:p>0.093200000000002</text:p>
          </table:table-cell>
          <table:table-cell office:value-type="float" office:value="-0.0000013333738024766" calcext:value-type="float">
            <text:p>-1.3333738024766E-06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326" calcext:value-type="float">
            <text:p>-31.405590430326</text:p>
          </table:table-cell>
          <table:table-cell office:value-type="float" office:value="0" calcext:value-type="float">
            <text:p>0</text:p>
          </table:table-cell>
          <table:table-cell table:formula="of:=[.F933]+(1-0.5)*0.0001*[.E933]+0.5*0.0001*[.E934]" office:value-type="float" office:value="-0.0000000000014299672557172" calcext:value-type="float">
            <text:p>-1.4299672557172E-12</text:p>
          </table:table-cell>
          <table:table-cell table:formula="of:=[.G933]+0.0001*[.F933]+(0.5-0.25)*0.0001^2*[.E933]+0.25*0.0001^2*[.E934]" office:value-type="float" office:value="-31.4055904302302" calcext:value-type="float">
            <text:p>-31.4055904302302</text:p>
          </table:table-cell>
          <table:table-cell table:formula="of:=[.H933]+1/2*([.A934]-[.A933])*([.E934]+[.E933])" office:value-type="float" office:value="-0.000000000000975886038645513" calcext:value-type="float">
            <text:p>-9.75886038645513E-13</text:p>
          </table:table-cell>
          <table:table-cell table:formula="of:=[.I933]+1/2*([.A934]-[.A933])*([.H934]+[.H933])" office:value-type="float" office:value="-31.4055904302302" calcext:value-type="float">
            <text:p>-31.4055904302302</text:p>
          </table:table-cell>
          <table:table-cell table:formula="of:=200*PI()*COS(200*PI()*[.A934])" office:value-type="float" office:value="-267.525018887015" calcext:value-type="float">
            <text:p>-267.525018887015</text:p>
          </table:table-cell>
          <table:table-cell table:formula="of:=SIN(200*PI()*[.A934])" office:value-type="float" office:value="0.904827052465484" calcext:value-type="float">
            <text:p>0.904827052465484</text:p>
          </table:table-cell>
        </table:table-row>
        <table:table-row table:style-name="ro1">
          <table:table-cell office:value-type="float" office:value="0.093300000000002" calcext:value-type="float">
            <text:p>0.093300000000002</text:p>
          </table:table-cell>
          <table:table-cell office:value-type="float" office:value="0.00000060130491874129" calcext:value-type="float">
            <text:p>6.0130491874129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326" calcext:value-type="float">
            <text:p>-31.405590430326</text:p>
          </table:table-cell>
          <table:table-cell office:value-type="float" office:value="0" calcext:value-type="float">
            <text:p>0</text:p>
          </table:table-cell>
          <table:table-cell table:formula="of:=[.F934]+(1-0.5)*0.0001*[.E934]+0.5*0.0001*[.E935]" office:value-type="float" office:value="-0.0000000000014299672557172" calcext:value-type="float">
            <text:p>-1.4299672557172E-12</text:p>
          </table:table-cell>
          <table:table-cell table:formula="of:=[.G934]+0.0001*[.F934]+(0.5-0.25)*0.0001^2*[.E934]+0.25*0.0001^2*[.E935]" office:value-type="float" office:value="-31.4055904302302" calcext:value-type="float">
            <text:p>-31.4055904302302</text:p>
          </table:table-cell>
          <table:table-cell table:formula="of:=[.H934]+1/2*([.A935]-[.A934])*([.E935]+[.E934])" office:value-type="float" office:value="-0.000000000000975886038645513" calcext:value-type="float">
            <text:p>-9.75886038645513E-13</text:p>
          </table:table-cell>
          <table:table-cell table:formula="of:=[.I934]+1/2*([.A935]-[.A934])*([.H935]+[.H934])" office:value-type="float" office:value="-31.4055904302302" calcext:value-type="float">
            <text:p>-31.4055904302302</text:p>
          </table:table-cell>
          <table:table-cell table:formula="of:=200*PI()*COS(200*PI()*[.A935])" office:value-type="float" office:value="-302.694760680263" calcext:value-type="float">
            <text:p>-302.694760680263</text:p>
          </table:table-cell>
          <table:table-cell table:formula="of:=SIN(200*PI()*[.A935])" office:value-type="float" office:value="0.876306680043256" calcext:value-type="float">
            <text:p>0.876306680043256</text:p>
          </table:table-cell>
        </table:table-row>
        <table:table-row table:style-name="ro1">
          <table:table-cell office:value-type="float" office:value="0.093400000000002" calcext:value-type="float">
            <text:p>0.093400000000002</text:p>
          </table:table-cell>
          <table:table-cell office:value-type="float" office:value="-0.0000012903215065262" calcext:value-type="float">
            <text:p>-1.2903215065262E-06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326" calcext:value-type="float">
            <text:p>-31.405590430326</text:p>
          </table:table-cell>
          <table:table-cell office:value-type="float" office:value="0" calcext:value-type="float">
            <text:p>0</text:p>
          </table:table-cell>
          <table:table-cell table:formula="of:=[.F935]+(1-0.5)*0.0001*[.E935]+0.5*0.0001*[.E936]" office:value-type="float" office:value="-0.0000000000014299672557172" calcext:value-type="float">
            <text:p>-1.4299672557172E-12</text:p>
          </table:table-cell>
          <table:table-cell table:formula="of:=[.G935]+0.0001*[.F935]+(0.5-0.25)*0.0001^2*[.E935]+0.25*0.0001^2*[.E936]" office:value-type="float" office:value="-31.4055904302302" calcext:value-type="float">
            <text:p>-31.4055904302302</text:p>
          </table:table-cell>
          <table:table-cell table:formula="of:=[.H935]+1/2*([.A936]-[.A935])*([.E936]+[.E935])" office:value-type="float" office:value="-0.000000000000975886038645513" calcext:value-type="float">
            <text:p>-9.75886038645513E-13</text:p>
          </table:table-cell>
          <table:table-cell table:formula="of:=[.I935]+1/2*([.A936]-[.A935])*([.H936]+[.H935])" office:value-type="float" office:value="-31.4055904302302" calcext:value-type="float">
            <text:p>-31.4055904302302</text:p>
          </table:table-cell>
          <table:table-cell table:formula="of:=200*PI()*COS(200*PI()*[.A936])" office:value-type="float" office:value="-336.669904541187" calcext:value-type="float">
            <text:p>-336.669904541187</text:p>
          </table:table-cell>
          <table:table-cell table:formula="of:=SIN(200*PI()*[.A936])" office:value-type="float" office:value="0.844327925501337" calcext:value-type="float">
            <text:p>0.844327925501337</text:p>
          </table:table-cell>
        </table:table-row>
        <table:table-row table:style-name="ro1">
          <table:table-cell office:value-type="float" office:value="0.093500000000002" calcext:value-type="float">
            <text:p>0.093500000000002</text:p>
          </table:table-cell>
          <table:table-cell office:value-type="float" office:value="0.00000055825262279089" calcext:value-type="float">
            <text:p>5.5825262279089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326" calcext:value-type="float">
            <text:p>-31.405590430326</text:p>
          </table:table-cell>
          <table:table-cell office:value-type="float" office:value="0" calcext:value-type="float">
            <text:p>0</text:p>
          </table:table-cell>
          <table:table-cell table:formula="of:=[.F936]+(1-0.5)*0.0001*[.E936]+0.5*0.0001*[.E937]" office:value-type="float" office:value="-0.0000000000014299672557172" calcext:value-type="float">
            <text:p>-1.4299672557172E-12</text:p>
          </table:table-cell>
          <table:table-cell table:formula="of:=[.G936]+0.0001*[.F936]+(0.5-0.25)*0.0001^2*[.E936]+0.25*0.0001^2*[.E937]" office:value-type="float" office:value="-31.4055904302302" calcext:value-type="float">
            <text:p>-31.4055904302302</text:p>
          </table:table-cell>
          <table:table-cell table:formula="of:=[.H936]+1/2*([.A937]-[.A936])*([.E937]+[.E936])" office:value-type="float" office:value="-0.000000000000975886038645513" calcext:value-type="float">
            <text:p>-9.75886038645513E-13</text:p>
          </table:table-cell>
          <table:table-cell table:formula="of:=[.I936]+1/2*([.A937]-[.A936])*([.H937]+[.H936])" office:value-type="float" office:value="-31.4055904302302" calcext:value-type="float">
            <text:p>-31.4055904302302</text:p>
          </table:table-cell>
          <table:table-cell table:formula="of:=200*PI()*COS(200*PI()*[.A937])" office:value-type="float" office:value="-369.316366098736" calcext:value-type="float">
            <text:p>-369.316366098736</text:p>
          </table:table-cell>
          <table:table-cell table:formula="of:=SIN(200*PI()*[.A937])" office:value-type="float" office:value="0.809016994374202" calcext:value-type="float">
            <text:p>0.809016994374202</text:p>
          </table:table-cell>
        </table:table-row>
        <table:table-row table:style-name="ro1">
          <table:table-cell office:value-type="float" office:value="0.093600000000002" calcext:value-type="float">
            <text:p>0.093600000000002</text:p>
          </table:table-cell>
          <table:table-cell office:value-type="float" office:value="-0.0000012472692105758" calcext:value-type="float">
            <text:p>-1.2472692105758E-06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326" calcext:value-type="float">
            <text:p>-31.405590430326</text:p>
          </table:table-cell>
          <table:table-cell office:value-type="float" office:value="0" calcext:value-type="float">
            <text:p>0</text:p>
          </table:table-cell>
          <table:table-cell table:formula="of:=[.F937]+(1-0.5)*0.0001*[.E937]+0.5*0.0001*[.E938]" office:value-type="float" office:value="-0.0000000000014299672557172" calcext:value-type="float">
            <text:p>-1.4299672557172E-12</text:p>
          </table:table-cell>
          <table:table-cell table:formula="of:=[.G937]+0.0001*[.F937]+(0.5-0.25)*0.0001^2*[.E937]+0.25*0.0001^2*[.E938]" office:value-type="float" office:value="-31.4055904302302" calcext:value-type="float">
            <text:p>-31.4055904302302</text:p>
          </table:table-cell>
          <table:table-cell table:formula="of:=[.H937]+1/2*([.A938]-[.A937])*([.E938]+[.E937])" office:value-type="float" office:value="-0.000000000000975886038645513" calcext:value-type="float">
            <text:p>-9.75886038645513E-13</text:p>
          </table:table-cell>
          <table:table-cell table:formula="of:=[.I937]+1/2*([.A938]-[.A937])*([.H938]+[.H937])" office:value-type="float" office:value="-31.4055904302302" calcext:value-type="float">
            <text:p>-31.4055904302302</text:p>
          </table:table-cell>
          <table:table-cell table:formula="of:=200*PI()*COS(200*PI()*[.A938])" office:value-type="float" office:value="-400.505304683884" calcext:value-type="float">
            <text:p>-400.505304683884</text:p>
          </table:table-cell>
          <table:table-cell table:formula="of:=SIN(200*PI()*[.A938])" office:value-type="float" office:value="0.770513242774988" calcext:value-type="float">
            <text:p>0.770513242774988</text:p>
          </table:table-cell>
        </table:table-row>
        <table:table-row table:style-name="ro1">
          <table:table-cell office:value-type="float" office:value="0.093700000000002" calcext:value-type="float">
            <text:p>0.093700000000002</text:p>
          </table:table-cell>
          <table:table-cell office:value-type="float" office:value="0.0000005152003268405" calcext:value-type="float">
            <text:p>5.152003268405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326" calcext:value-type="float">
            <text:p>-31.405590430326</text:p>
          </table:table-cell>
          <table:table-cell office:value-type="float" office:value="0" calcext:value-type="float">
            <text:p>0</text:p>
          </table:table-cell>
          <table:table-cell table:formula="of:=[.F938]+(1-0.5)*0.0001*[.E938]+0.5*0.0001*[.E939]" office:value-type="float" office:value="-0.0000000000014299672557172" calcext:value-type="float">
            <text:p>-1.4299672557172E-12</text:p>
          </table:table-cell>
          <table:table-cell table:formula="of:=[.G938]+0.0001*[.F938]+(0.5-0.25)*0.0001^2*[.E938]+0.25*0.0001^2*[.E939]" office:value-type="float" office:value="-31.4055904302302" calcext:value-type="float">
            <text:p>-31.4055904302302</text:p>
          </table:table-cell>
          <table:table-cell table:formula="of:=[.H938]+1/2*([.A939]-[.A938])*([.E939]+[.E938])" office:value-type="float" office:value="-0.000000000000975886038645513" calcext:value-type="float">
            <text:p>-9.75886038645513E-13</text:p>
          </table:table-cell>
          <table:table-cell table:formula="of:=[.I938]+1/2*([.A939]-[.A938])*([.H939]+[.H938])" office:value-type="float" office:value="-31.4055904302302" calcext:value-type="float">
            <text:p>-31.4055904302302</text:p>
          </table:table-cell>
          <table:table-cell table:formula="of:=200*PI()*COS(200*PI()*[.A939])" office:value-type="float" office:value="-430.113631804922" calcext:value-type="float">
            <text:p>-430.113631804922</text:p>
          </table:table-cell>
          <table:table-cell table:formula="of:=SIN(200*PI()*[.A939])" office:value-type="float" office:value="0.728968627420549" calcext:value-type="float">
            <text:p>0.728968627420549</text:p>
          </table:table-cell>
        </table:table-row>
        <table:table-row table:style-name="ro1">
          <table:table-cell office:value-type="float" office:value="0.093800000000002" calcext:value-type="float">
            <text:p>0.093800000000002</text:p>
          </table:table-cell>
          <table:table-cell office:value-type="float" office:value="-0.0000012042169146254" calcext:value-type="float">
            <text:p>-1.2042169146254E-06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327" calcext:value-type="float">
            <text:p>-31.405590430327</text:p>
          </table:table-cell>
          <table:table-cell office:value-type="float" office:value="0" calcext:value-type="float">
            <text:p>0</text:p>
          </table:table-cell>
          <table:table-cell table:formula="of:=[.F939]+(1-0.5)*0.0001*[.E939]+0.5*0.0001*[.E940]" office:value-type="float" office:value="-0.0000000000014299672557172" calcext:value-type="float">
            <text:p>-1.4299672557172E-12</text:p>
          </table:table-cell>
          <table:table-cell table:formula="of:=[.G939]+0.0001*[.F939]+(0.5-0.25)*0.0001^2*[.E939]+0.25*0.0001^2*[.E940]" office:value-type="float" office:value="-31.4055904302302" calcext:value-type="float">
            <text:p>-31.4055904302302</text:p>
          </table:table-cell>
          <table:table-cell table:formula="of:=[.H939]+1/2*([.A940]-[.A939])*([.E940]+[.E939])" office:value-type="float" office:value="-0.000000000000975886038645513" calcext:value-type="float">
            <text:p>-9.75886038645513E-13</text:p>
          </table:table-cell>
          <table:table-cell table:formula="of:=[.I939]+1/2*([.A940]-[.A939])*([.H940]+[.H939])" office:value-type="float" office:value="-31.4055904302302" calcext:value-type="float">
            <text:p>-31.4055904302302</text:p>
          </table:table-cell>
          <table:table-cell table:formula="of:=200*PI()*COS(200*PI()*[.A940])" office:value-type="float" office:value="-458.024496921452" calcext:value-type="float">
            <text:p>-458.024496921452</text:p>
          </table:table-cell>
          <table:table-cell table:formula="of:=SIN(200*PI()*[.A940])" office:value-type="float" office:value="0.684547105927768" calcext:value-type="float">
            <text:p>0.684547105927768</text:p>
          </table:table-cell>
        </table:table-row>
        <table:table-row table:style-name="ro1">
          <table:table-cell office:value-type="float" office:value="0.093900000000002" calcext:value-type="float">
            <text:p>0.093900000000002</text:p>
          </table:table-cell>
          <table:table-cell office:value-type="float" office:value="0.00000047214803089011" calcext:value-type="float">
            <text:p>4.7214803089011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327" calcext:value-type="float">
            <text:p>-31.405590430327</text:p>
          </table:table-cell>
          <table:table-cell office:value-type="float" office:value="0" calcext:value-type="float">
            <text:p>0</text:p>
          </table:table-cell>
          <table:table-cell table:formula="of:=[.F940]+(1-0.5)*0.0001*[.E940]+0.5*0.0001*[.E941]" office:value-type="float" office:value="-0.0000000000014299672557172" calcext:value-type="float">
            <text:p>-1.4299672557172E-12</text:p>
          </table:table-cell>
          <table:table-cell table:formula="of:=[.G940]+0.0001*[.F940]+(0.5-0.25)*0.0001^2*[.E940]+0.25*0.0001^2*[.E941]" office:value-type="float" office:value="-31.4055904302302" calcext:value-type="float">
            <text:p>-31.4055904302302</text:p>
          </table:table-cell>
          <table:table-cell table:formula="of:=[.H940]+1/2*([.A941]-[.A940])*([.E941]+[.E940])" office:value-type="float" office:value="-0.000000000000975886038645513" calcext:value-type="float">
            <text:p>-9.75886038645513E-13</text:p>
          </table:table-cell>
          <table:table-cell table:formula="of:=[.I940]+1/2*([.A941]-[.A940])*([.H941]+[.H940])" office:value-type="float" office:value="-31.4055904302302" calcext:value-type="float">
            <text:p>-31.4055904302302</text:p>
          </table:table-cell>
          <table:table-cell table:formula="of:=200*PI()*COS(200*PI()*[.A941])" office:value-type="float" office:value="-484.127748600121" calcext:value-type="float">
            <text:p>-484.127748600121</text:p>
          </table:table-cell>
          <table:table-cell table:formula="of:=SIN(200*PI()*[.A941])" office:value-type="float" office:value="0.637423989747714" calcext:value-type="float">
            <text:p>0.637423989747714</text:p>
          </table:table-cell>
        </table:table-row>
        <table:table-row table:style-name="ro1">
          <table:table-cell office:value-type="float" office:value="0.094000000000002" calcext:value-type="float">
            <text:p>0.094000000000002</text:p>
          </table:table-cell>
          <table:table-cell office:value-type="float" office:value="-0.000001161164618675" calcext:value-type="float">
            <text:p>-1.161164618675E-06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327" calcext:value-type="float">
            <text:p>-31.405590430327</text:p>
          </table:table-cell>
          <table:table-cell office:value-type="float" office:value="0" calcext:value-type="float">
            <text:p>0</text:p>
          </table:table-cell>
          <table:table-cell table:formula="of:=[.F941]+(1-0.5)*0.0001*[.E941]+0.5*0.0001*[.E942]" office:value-type="float" office:value="-0.0000000000014299672557172" calcext:value-type="float">
            <text:p>-1.4299672557172E-12</text:p>
          </table:table-cell>
          <table:table-cell table:formula="of:=[.G941]+0.0001*[.F941]+(0.5-0.25)*0.0001^2*[.E941]+0.25*0.0001^2*[.E942]" office:value-type="float" office:value="-31.4055904302302" calcext:value-type="float">
            <text:p>-31.4055904302302</text:p>
          </table:table-cell>
          <table:table-cell table:formula="of:=[.H941]+1/2*([.A942]-[.A941])*([.E942]+[.E941])" office:value-type="float" office:value="-0.000000000000975886038645513" calcext:value-type="float">
            <text:p>-9.75886038645513E-13</text:p>
          </table:table-cell>
          <table:table-cell table:formula="of:=[.I941]+1/2*([.A942]-[.A941])*([.H942]+[.H941])" office:value-type="float" office:value="-31.4055904302302" calcext:value-type="float">
            <text:p>-31.4055904302302</text:p>
          </table:table-cell>
          <table:table-cell table:formula="of:=200*PI()*COS(200*PI()*[.A942])" office:value-type="float" office:value="-508.320369231992" calcext:value-type="float">
            <text:p>-508.320369231992</text:p>
          </table:table-cell>
          <table:table-cell table:formula="of:=SIN(200*PI()*[.A942])" office:value-type="float" office:value="0.587785252291452" calcext:value-type="float">
            <text:p>0.587785252291452</text:p>
          </table:table-cell>
        </table:table-row>
        <table:table-row table:style-name="ro1">
          <table:table-cell office:value-type="float" office:value="0.094100000000002" calcext:value-type="float">
            <text:p>0.094100000000002</text:p>
          </table:table-cell>
          <table:table-cell office:value-type="float" office:value="0.00000042909573493972" calcext:value-type="float">
            <text:p>4.2909573493972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327" calcext:value-type="float">
            <text:p>-31.405590430327</text:p>
          </table:table-cell>
          <table:table-cell office:value-type="float" office:value="0" calcext:value-type="float">
            <text:p>0</text:p>
          </table:table-cell>
          <table:table-cell table:formula="of:=[.F942]+(1-0.5)*0.0001*[.E942]+0.5*0.0001*[.E943]" office:value-type="float" office:value="-0.0000000000014299672557172" calcext:value-type="float">
            <text:p>-1.4299672557172E-12</text:p>
          </table:table-cell>
          <table:table-cell table:formula="of:=[.G942]+0.0001*[.F942]+(0.5-0.25)*0.0001^2*[.E942]+0.25*0.0001^2*[.E943]" office:value-type="float" office:value="-31.4055904302302" calcext:value-type="float">
            <text:p>-31.4055904302302</text:p>
          </table:table-cell>
          <table:table-cell table:formula="of:=[.H942]+1/2*([.A943]-[.A942])*([.E943]+[.E942])" office:value-type="float" office:value="-0.000000000000975886038645513" calcext:value-type="float">
            <text:p>-9.75886038645513E-13</text:p>
          </table:table-cell>
          <table:table-cell table:formula="of:=[.I942]+1/2*([.A943]-[.A942])*([.H943]+[.H942])" office:value-type="float" office:value="-31.4055904302302" calcext:value-type="float">
            <text:p>-31.4055904302302</text:p>
          </table:table-cell>
          <table:table-cell table:formula="of:=200*PI()*COS(200*PI()*[.A943])" office:value-type="float" office:value="-530.506881595992" calcext:value-type="float">
            <text:p>-530.506881595992</text:p>
          </table:table-cell>
          <table:table-cell table:formula="of:=SIN(200*PI()*[.A943])" office:value-type="float" office:value="0.535826794977934" calcext:value-type="float">
            <text:p>0.535826794977934</text:p>
          </table:table-cell>
        </table:table-row>
        <table:table-row table:style-name="ro1">
          <table:table-cell office:value-type="float" office:value="0.094200000000002" calcext:value-type="float">
            <text:p>0.094200000000002</text:p>
          </table:table-cell>
          <table:table-cell office:value-type="float" office:value="-0.0000011181123227246" calcext:value-type="float">
            <text:p>-1.1181123227246E-06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327" calcext:value-type="float">
            <text:p>-31.405590430327</text:p>
          </table:table-cell>
          <table:table-cell office:value-type="float" office:value="0" calcext:value-type="float">
            <text:p>0</text:p>
          </table:table-cell>
          <table:table-cell table:formula="of:=[.F943]+(1-0.5)*0.0001*[.E943]+0.5*0.0001*[.E944]" office:value-type="float" office:value="-0.0000000000014299672557172" calcext:value-type="float">
            <text:p>-1.4299672557172E-12</text:p>
          </table:table-cell>
          <table:table-cell table:formula="of:=[.G943]+0.0001*[.F943]+(0.5-0.25)*0.0001^2*[.E943]+0.25*0.0001^2*[.E944]" office:value-type="float" office:value="-31.4055904302302" calcext:value-type="float">
            <text:p>-31.4055904302302</text:p>
          </table:table-cell>
          <table:table-cell table:formula="of:=[.H943]+1/2*([.A944]-[.A943])*([.E944]+[.E943])" office:value-type="float" office:value="-0.000000000000975886038645513" calcext:value-type="float">
            <text:p>-9.75886038645513E-13</text:p>
          </table:table-cell>
          <table:table-cell table:formula="of:=[.I943]+1/2*([.A944]-[.A943])*([.H944]+[.H943])" office:value-type="float" office:value="-31.4055904302302" calcext:value-type="float">
            <text:p>-31.4055904302302</text:p>
          </table:table-cell>
          <table:table-cell table:formula="of:=200*PI()*COS(200*PI()*[.A944])" office:value-type="float" office:value="-550.599725663875" calcext:value-type="float">
            <text:p>-550.599725663875</text:p>
          </table:table-cell>
          <table:table-cell table:formula="of:=SIN(200*PI()*[.A944])" office:value-type="float" office:value="0.48175367410061" calcext:value-type="float">
            <text:p>0.48175367410061</text:p>
          </table:table-cell>
        </table:table-row>
        <table:table-row table:style-name="ro1">
          <table:table-cell office:value-type="float" office:value="0.094300000000002" calcext:value-type="float">
            <text:p>0.094300000000002</text:p>
          </table:table-cell>
          <table:table-cell office:value-type="float" office:value="0.00000038604343898932" calcext:value-type="float">
            <text:p>3.8604343898932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327" calcext:value-type="float">
            <text:p>-31.405590430327</text:p>
          </table:table-cell>
          <table:table-cell office:value-type="float" office:value="0" calcext:value-type="float">
            <text:p>0</text:p>
          </table:table-cell>
          <table:table-cell table:formula="of:=[.F944]+(1-0.5)*0.0001*[.E944]+0.5*0.0001*[.E945]" office:value-type="float" office:value="-0.0000000000014299672557172" calcext:value-type="float">
            <text:p>-1.4299672557172E-12</text:p>
          </table:table-cell>
          <table:table-cell table:formula="of:=[.G944]+0.0001*[.F944]+(0.5-0.25)*0.0001^2*[.E944]+0.25*0.0001^2*[.E945]" office:value-type="float" office:value="-31.4055904302302" calcext:value-type="float">
            <text:p>-31.4055904302302</text:p>
          </table:table-cell>
          <table:table-cell table:formula="of:=[.H944]+1/2*([.A945]-[.A944])*([.E945]+[.E944])" office:value-type="float" office:value="-0.000000000000975886038645513" calcext:value-type="float">
            <text:p>-9.75886038645513E-13</text:p>
          </table:table-cell>
          <table:table-cell table:formula="of:=[.I944]+1/2*([.A945]-[.A944])*([.H945]+[.H944])" office:value-type="float" office:value="-31.4055904302302" calcext:value-type="float">
            <text:p>-31.4055904302302</text:p>
          </table:table-cell>
          <table:table-cell table:formula="of:=200*PI()*COS(200*PI()*[.A945])" office:value-type="float" office:value="-568.519604159649" calcext:value-type="float">
            <text:p>-568.519604159649</text:p>
          </table:table-cell>
          <table:table-cell table:formula="of:=SIN(200*PI()*[.A945])" office:value-type="float" office:value="0.425779291563928" calcext:value-type="float">
            <text:p>0.425779291563928</text:p>
          </table:table-cell>
        </table:table-row>
        <table:table-row table:style-name="ro1">
          <table:table-cell office:value-type="float" office:value="0.094400000000002" calcext:value-type="float">
            <text:p>0.094400000000002</text:p>
          </table:table-cell>
          <table:table-cell office:value-type="float" office:value="-0.0000010750600267742" calcext:value-type="float">
            <text:p>-1.0750600267742E-06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327" calcext:value-type="float">
            <text:p>-31.405590430327</text:p>
          </table:table-cell>
          <table:table-cell office:value-type="float" office:value="0" calcext:value-type="float">
            <text:p>0</text:p>
          </table:table-cell>
          <table:table-cell table:formula="of:=[.F945]+(1-0.5)*0.0001*[.E945]+0.5*0.0001*[.E946]" office:value-type="float" office:value="-0.0000000000014299672557172" calcext:value-type="float">
            <text:p>-1.4299672557172E-12</text:p>
          </table:table-cell>
          <table:table-cell table:formula="of:=[.G945]+0.0001*[.F945]+(0.5-0.25)*0.0001^2*[.E945]+0.25*0.0001^2*[.E946]" office:value-type="float" office:value="-31.4055904302302" calcext:value-type="float">
            <text:p>-31.4055904302302</text:p>
          </table:table-cell>
          <table:table-cell table:formula="of:=[.H945]+1/2*([.A946]-[.A945])*([.E946]+[.E945])" office:value-type="float" office:value="-0.000000000000975886038645513" calcext:value-type="float">
            <text:p>-9.75886038645513E-13</text:p>
          </table:table-cell>
          <table:table-cell table:formula="of:=[.I945]+1/2*([.A946]-[.A945])*([.H946]+[.H945])" office:value-type="float" office:value="-31.4055904302302" calcext:value-type="float">
            <text:p>-31.4055904302302</text:p>
          </table:table-cell>
          <table:table-cell table:formula="of:=200*PI()*COS(200*PI()*[.A946])" office:value-type="float" office:value="-584.195795509705" calcext:value-type="float">
            <text:p>-584.195795509705</text:p>
          </table:table-cell>
          <table:table-cell table:formula="of:=SIN(200*PI()*[.A946])" office:value-type="float" office:value="0.368124552683505" calcext:value-type="float">
            <text:p>0.368124552683505</text:p>
          </table:table-cell>
        </table:table-row>
        <table:table-row table:style-name="ro1">
          <table:table-cell office:value-type="float" office:value="0.094500000000002" calcext:value-type="float">
            <text:p>0.094500000000002</text:p>
          </table:table-cell>
          <table:table-cell office:value-type="float" office:value="0.00000034299114303892" calcext:value-type="float">
            <text:p>3.4299114303892E-07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328" calcext:value-type="float">
            <text:p>-31.405590430328</text:p>
          </table:table-cell>
          <table:table-cell office:value-type="float" office:value="0" calcext:value-type="float">
            <text:p>0</text:p>
          </table:table-cell>
          <table:table-cell table:formula="of:=[.F946]+(1-0.5)*0.0001*[.E946]+0.5*0.0001*[.E947]" office:value-type="float" office:value="-0.0000000000014299672557172" calcext:value-type="float">
            <text:p>-1.4299672557172E-12</text:p>
          </table:table-cell>
          <table:table-cell table:formula="of:=[.G946]+0.0001*[.F946]+(0.5-0.25)*0.0001^2*[.E946]+0.25*0.0001^2*[.E947]" office:value-type="float" office:value="-31.4055904302302" calcext:value-type="float">
            <text:p>-31.4055904302302</text:p>
          </table:table-cell>
          <table:table-cell table:formula="of:=[.H946]+1/2*([.A947]-[.A946])*([.E947]+[.E946])" office:value-type="float" office:value="-0.000000000000975886038645513" calcext:value-type="float">
            <text:p>-9.75886038645513E-13</text:p>
          </table:table-cell>
          <table:table-cell table:formula="of:=[.I946]+1/2*([.A947]-[.A946])*([.H947]+[.H946])" office:value-type="float" office:value="-31.4055904302302" calcext:value-type="float">
            <text:p>-31.4055904302302</text:p>
          </table:table-cell>
          <table:table-cell table:formula="of:=200*PI()*COS(200*PI()*[.A947])" office:value-type="float" office:value="-597.566432948557" calcext:value-type="float">
            <text:p>-597.566432948557</text:p>
          </table:table-cell>
          <table:table-cell table:formula="of:=SIN(200*PI()*[.A947])" office:value-type="float" office:value="0.309016994373745" calcext:value-type="float">
            <text:p>0.309016994373745</text:p>
          </table:table-cell>
        </table:table-row>
        <table:table-row table:style-name="ro1">
          <table:table-cell office:value-type="float" office:value="0.094600000000002" calcext:value-type="float">
            <text:p>0.094600000000002</text:p>
          </table:table-cell>
          <table:table-cell office:value-type="float" office:value="-0.0000010320077308238" calcext:value-type="float">
            <text:p>-1.0320077308238E-06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328" calcext:value-type="float">
            <text:p>-31.405590430328</text:p>
          </table:table-cell>
          <table:table-cell office:value-type="float" office:value="0" calcext:value-type="float">
            <text:p>0</text:p>
          </table:table-cell>
          <table:table-cell table:formula="of:=[.F947]+(1-0.5)*0.0001*[.E947]+0.5*0.0001*[.E948]" office:value-type="float" office:value="-0.0000000000014299672557172" calcext:value-type="float">
            <text:p>-1.4299672557172E-12</text:p>
          </table:table-cell>
          <table:table-cell table:formula="of:=[.G947]+0.0001*[.F947]+(0.5-0.25)*0.0001^2*[.E947]+0.25*0.0001^2*[.E948]" office:value-type="float" office:value="-31.4055904302302" calcext:value-type="float">
            <text:p>-31.4055904302302</text:p>
          </table:table-cell>
          <table:table-cell table:formula="of:=[.H947]+1/2*([.A948]-[.A947])*([.E948]+[.E947])" office:value-type="float" office:value="-0.000000000000975886038645513" calcext:value-type="float">
            <text:p>-9.75886038645513E-13</text:p>
          </table:table-cell>
          <table:table-cell table:formula="of:=[.I947]+1/2*([.A948]-[.A947])*([.H948]+[.H947])" office:value-type="float" office:value="-31.4055904302302" calcext:value-type="float">
            <text:p>-31.4055904302302</text:p>
          </table:table-cell>
          <table:table-cell table:formula="of:=200*PI()*COS(200*PI()*[.A948])" office:value-type="float" office:value="-608.578748678694" calcext:value-type="float">
            <text:p>-608.578748678694</text:p>
          </table:table-cell>
          <table:table-cell table:formula="of:=SIN(200*PI()*[.A948])" office:value-type="float" office:value="0.248689887163634" calcext:value-type="float">
            <text:p>0.248689887163634</text:p>
          </table:table-cell>
        </table:table-row>
        <table:table-row table:style-name="ro1">
          <table:table-cell office:value-type="float" office:value="0.094700000000002" calcext:value-type="float">
            <text:p>0.094700000000002</text:p>
          </table:table-cell>
          <table:table-cell office:value-type="float" office:value="0.0000002999388470885" calcext:value-type="float">
            <text:p>2.999388470885E-07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328" calcext:value-type="float">
            <text:p>-31.405590430328</text:p>
          </table:table-cell>
          <table:table-cell office:value-type="float" office:value="0" calcext:value-type="float">
            <text:p>0</text:p>
          </table:table-cell>
          <table:table-cell table:formula="of:=[.F948]+(1-0.5)*0.0001*[.E948]+0.5*0.0001*[.E949]" office:value-type="float" office:value="-0.0000000000014299672557172" calcext:value-type="float">
            <text:p>-1.4299672557172E-12</text:p>
          </table:table-cell>
          <table:table-cell table:formula="of:=[.G948]+0.0001*[.F948]+(0.5-0.25)*0.0001^2*[.E948]+0.25*0.0001^2*[.E949]" office:value-type="float" office:value="-31.4055904302302" calcext:value-type="float">
            <text:p>-31.4055904302302</text:p>
          </table:table-cell>
          <table:table-cell table:formula="of:=[.H948]+1/2*([.A949]-[.A948])*([.E949]+[.E948])" office:value-type="float" office:value="-0.000000000000975886038645513" calcext:value-type="float">
            <text:p>-9.75886038645513E-13</text:p>
          </table:table-cell>
          <table:table-cell table:formula="of:=[.I948]+1/2*([.A949]-[.A948])*([.H949]+[.H948])" office:value-type="float" office:value="-31.4055904302302" calcext:value-type="float">
            <text:p>-31.4055904302302</text:p>
          </table:table-cell>
          <table:table-cell table:formula="of:=200*PI()*COS(200*PI()*[.A949])" office:value-type="float" office:value="-617.189282120981" calcext:value-type="float">
            <text:p>-617.189282120981</text:p>
          </table:table-cell>
          <table:table-cell table:formula="of:=SIN(200*PI()*[.A949])" office:value-type="float" office:value="0.187381314584484" calcext:value-type="float">
            <text:p>0.187381314584484</text:p>
          </table:table-cell>
        </table:table-row>
        <table:table-row table:style-name="ro1">
          <table:table-cell office:value-type="float" office:value="0.094800000000002" calcext:value-type="float">
            <text:p>0.094800000000002</text:p>
          </table:table-cell>
          <table:table-cell office:value-type="float" office:value="-0.00000098895543487339" calcext:value-type="float">
            <text:p>-9.8895543487339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328" calcext:value-type="float">
            <text:p>-31.405590430328</text:p>
          </table:table-cell>
          <table:table-cell office:value-type="float" office:value="0" calcext:value-type="float">
            <text:p>0</text:p>
          </table:table-cell>
          <table:table-cell table:formula="of:=[.F949]+(1-0.5)*0.0001*[.E949]+0.5*0.0001*[.E950]" office:value-type="float" office:value="-0.0000000000014299672557172" calcext:value-type="float">
            <text:p>-1.4299672557172E-12</text:p>
          </table:table-cell>
          <table:table-cell table:formula="of:=[.G949]+0.0001*[.F949]+(0.5-0.25)*0.0001^2*[.E949]+0.25*0.0001^2*[.E950]" office:value-type="float" office:value="-31.4055904302302" calcext:value-type="float">
            <text:p>-31.4055904302302</text:p>
          </table:table-cell>
          <table:table-cell table:formula="of:=[.H949]+1/2*([.A950]-[.A949])*([.E950]+[.E949])" office:value-type="float" office:value="-0.000000000000975886038645513" calcext:value-type="float">
            <text:p>-9.75886038645513E-13</text:p>
          </table:table-cell>
          <table:table-cell table:formula="of:=[.I949]+1/2*([.A950]-[.A949])*([.H950]+[.H949])" office:value-type="float" office:value="-31.4055904302302" calcext:value-type="float">
            <text:p>-31.4055904302302</text:p>
          </table:table-cell>
          <table:table-cell table:formula="of:=200*PI()*COS(200*PI()*[.A950])" office:value-type="float" office:value="-623.364051433698" calcext:value-type="float">
            <text:p>-623.364051433698</text:p>
          </table:table-cell>
          <table:table-cell table:formula="of:=SIN(200*PI()*[.A950])" office:value-type="float" office:value="0.125333233563055" calcext:value-type="float">
            <text:p>0.125333233563055</text:p>
          </table:table-cell>
        </table:table-row>
        <table:table-row table:style-name="ro1">
          <table:table-cell office:value-type="float" office:value="0.094900000000002" calcext:value-type="float">
            <text:p>0.094900000000002</text:p>
          </table:table-cell>
          <table:table-cell office:value-type="float" office:value="0.00000025688655113808" calcext:value-type="float">
            <text:p>2.5688655113808E-07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328" calcext:value-type="float">
            <text:p>-31.405590430328</text:p>
          </table:table-cell>
          <table:table-cell office:value-type="float" office:value="0" calcext:value-type="float">
            <text:p>0</text:p>
          </table:table-cell>
          <table:table-cell table:formula="of:=[.F950]+(1-0.5)*0.0001*[.E950]+0.5*0.0001*[.E951]" office:value-type="float" office:value="-0.0000000000014299672557172" calcext:value-type="float">
            <text:p>-1.4299672557172E-12</text:p>
          </table:table-cell>
          <table:table-cell table:formula="of:=[.G950]+0.0001*[.F950]+(0.5-0.25)*0.0001^2*[.E950]+0.25*0.0001^2*[.E951]" office:value-type="float" office:value="-31.4055904302302" calcext:value-type="float">
            <text:p>-31.4055904302302</text:p>
          </table:table-cell>
          <table:table-cell table:formula="of:=[.H950]+1/2*([.A951]-[.A950])*([.E951]+[.E950])" office:value-type="float" office:value="-0.000000000000975886038645513" calcext:value-type="float">
            <text:p>-9.75886038645513E-13</text:p>
          </table:table-cell>
          <table:table-cell table:formula="of:=[.I950]+1/2*([.A951]-[.A950])*([.H951]+[.H950])" office:value-type="float" office:value="-31.4055904302302" calcext:value-type="float">
            <text:p>-31.4055904302302</text:p>
          </table:table-cell>
          <table:table-cell table:formula="of:=200*PI()*COS(200*PI()*[.A951])" office:value-type="float" office:value="-627.078687623353" calcext:value-type="float">
            <text:p>-627.078687623353</text:p>
          </table:table-cell>
          <table:table-cell table:formula="of:=SIN(200*PI()*[.A951])" office:value-type="float" office:value="0.0627905195280531" calcext:value-type="float">
            <text:p>0.062790519528053</text:p>
          </table:table-cell>
        </table:table-row>
        <table:table-row table:style-name="ro1">
          <table:table-cell office:value-type="float" office:value="0.095000000000002" calcext:value-type="float">
            <text:p>0.095000000000002</text:p>
          </table:table-cell>
          <table:table-cell office:value-type="float" office:value="-0.00000094590313892298" calcext:value-type="float">
            <text:p>-9.4590313892298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328" calcext:value-type="float">
            <text:p>-31.405590430328</text:p>
          </table:table-cell>
          <table:table-cell office:value-type="float" office:value="0" calcext:value-type="float">
            <text:p>0</text:p>
          </table:table-cell>
          <table:table-cell table:formula="of:=[.F951]+(1-0.5)*0.0001*[.E951]+0.5*0.0001*[.E952]" office:value-type="float" office:value="-0.0000000000014299672557172" calcext:value-type="float">
            <text:p>-1.4299672557172E-12</text:p>
          </table:table-cell>
          <table:table-cell table:formula="of:=[.G951]+0.0001*[.F951]+(0.5-0.25)*0.0001^2*[.E951]+0.25*0.0001^2*[.E952]" office:value-type="float" office:value="-31.4055904302302" calcext:value-type="float">
            <text:p>-31.4055904302302</text:p>
          </table:table-cell>
          <table:table-cell table:formula="of:=[.H951]+1/2*([.A952]-[.A951])*([.E952]+[.E951])" office:value-type="float" office:value="-0.000000000000975886038645513" calcext:value-type="float">
            <text:p>-9.75886038645513E-13</text:p>
          </table:table-cell>
          <table:table-cell table:formula="of:=[.I951]+1/2*([.A952]-[.A951])*([.H952]+[.H951])" office:value-type="float" office:value="-31.4055904302302" calcext:value-type="float">
            <text:p>-31.4055904302302</text:p>
          </table:table-cell>
          <table:table-cell table:formula="of:=200*PI()*COS(200*PI()*[.A952])" office:value-type="float" office:value="-628.318530717959" calcext:value-type="float">
            <text:p>-628.318530717959</text:p>
          </table:table-cell>
          <table:table-cell table:formula="of:=SIN(200*PI()*[.A952])" office:value-type="float" office:value="-0.0000000000012659919544134" calcext:value-type="float">
            <text:p>-1.2659919544134E-12</text:p>
          </table:table-cell>
        </table:table-row>
        <table:table-row table:style-name="ro1">
          <table:table-cell office:value-type="float" office:value="0.095100000000002" calcext:value-type="float">
            <text:p>0.095100000000002</text:p>
          </table:table-cell>
          <table:table-cell office:value-type="float" office:value="0.00000021383425518768" calcext:value-type="float">
            <text:p>2.1383425518768E-07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329" calcext:value-type="float">
            <text:p>-31.405590430329</text:p>
          </table:table-cell>
          <table:table-cell office:value-type="float" office:value="0" calcext:value-type="float">
            <text:p>0</text:p>
          </table:table-cell>
          <table:table-cell table:formula="of:=[.F952]+(1-0.5)*0.0001*[.E952]+0.5*0.0001*[.E953]" office:value-type="float" office:value="-0.0000000000014299672557172" calcext:value-type="float">
            <text:p>-1.4299672557172E-12</text:p>
          </table:table-cell>
          <table:table-cell table:formula="of:=[.G952]+0.0001*[.F952]+(0.5-0.25)*0.0001^2*[.E952]+0.25*0.0001^2*[.E953]" office:value-type="float" office:value="-31.4055904302302" calcext:value-type="float">
            <text:p>-31.4055904302302</text:p>
          </table:table-cell>
          <table:table-cell table:formula="of:=[.H952]+1/2*([.A953]-[.A952])*([.E953]+[.E952])" office:value-type="float" office:value="-0.000000000000975886038645513" calcext:value-type="float">
            <text:p>-9.75886038645513E-13</text:p>
          </table:table-cell>
          <table:table-cell table:formula="of:=[.I952]+1/2*([.A953]-[.A952])*([.H953]+[.H952])" office:value-type="float" office:value="-31.4055904302302" calcext:value-type="float">
            <text:p>-31.4055904302302</text:p>
          </table:table-cell>
          <table:table-cell table:formula="of:=200*PI()*COS(200*PI()*[.A953])" office:value-type="float" office:value="-627.078687623253" calcext:value-type="float">
            <text:p>-627.078687623253</text:p>
          </table:table-cell>
          <table:table-cell table:formula="of:=SIN(200*PI()*[.A953])" office:value-type="float" office:value="-0.0627905195305659" calcext:value-type="float">
            <text:p>-0.062790519530566</text:p>
          </table:table-cell>
        </table:table-row>
        <table:table-row table:style-name="ro1">
          <table:table-cell office:value-type="float" office:value="0.095200000000002" calcext:value-type="float">
            <text:p>0.095200000000002</text:p>
          </table:table-cell>
          <table:table-cell office:value-type="float" office:value="-0.00000090285084297259" calcext:value-type="float">
            <text:p>-9.0285084297259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329" calcext:value-type="float">
            <text:p>-31.405590430329</text:p>
          </table:table-cell>
          <table:table-cell office:value-type="float" office:value="0" calcext:value-type="float">
            <text:p>0</text:p>
          </table:table-cell>
          <table:table-cell table:formula="of:=[.F953]+(1-0.5)*0.0001*[.E953]+0.5*0.0001*[.E954]" office:value-type="float" office:value="-0.0000000000014299672557172" calcext:value-type="float">
            <text:p>-1.4299672557172E-12</text:p>
          </table:table-cell>
          <table:table-cell table:formula="of:=[.G953]+0.0001*[.F953]+(0.5-0.25)*0.0001^2*[.E953]+0.25*0.0001^2*[.E954]" office:value-type="float" office:value="-31.4055904302302" calcext:value-type="float">
            <text:p>-31.4055904302302</text:p>
          </table:table-cell>
          <table:table-cell table:formula="of:=[.H953]+1/2*([.A954]-[.A953])*([.E954]+[.E953])" office:value-type="float" office:value="-0.000000000000975886038645513" calcext:value-type="float">
            <text:p>-9.75886038645513E-13</text:p>
          </table:table-cell>
          <table:table-cell table:formula="of:=[.I953]+1/2*([.A954]-[.A953])*([.H954]+[.H953])" office:value-type="float" office:value="-31.4055904302302" calcext:value-type="float">
            <text:p>-31.4055904302302</text:p>
          </table:table-cell>
          <table:table-cell table:formula="of:=200*PI()*COS(200*PI()*[.A954])" office:value-type="float" office:value="-623.3640514335" calcext:value-type="float">
            <text:p>-623.3640514335</text:p>
          </table:table-cell>
          <table:table-cell table:formula="of:=SIN(200*PI()*[.A954])" office:value-type="float" office:value="-0.125333233565552" calcext:value-type="float">
            <text:p>-0.125333233565552</text:p>
          </table:table-cell>
        </table:table-row>
        <table:table-row table:style-name="ro1">
          <table:table-cell office:value-type="float" office:value="0.095300000000002" calcext:value-type="float">
            <text:p>0.095300000000002</text:p>
          </table:table-cell>
          <table:table-cell office:value-type="float" office:value="0.00000017078195923729" calcext:value-type="float">
            <text:p>1.7078195923729E-07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329" calcext:value-type="float">
            <text:p>-31.405590430329</text:p>
          </table:table-cell>
          <table:table-cell office:value-type="float" office:value="0" calcext:value-type="float">
            <text:p>0</text:p>
          </table:table-cell>
          <table:table-cell table:formula="of:=[.F954]+(1-0.5)*0.0001*[.E954]+0.5*0.0001*[.E955]" office:value-type="float" office:value="-0.0000000000014299672557172" calcext:value-type="float">
            <text:p>-1.4299672557172E-12</text:p>
          </table:table-cell>
          <table:table-cell table:formula="of:=[.G954]+0.0001*[.F954]+(0.5-0.25)*0.0001^2*[.E954]+0.25*0.0001^2*[.E955]" office:value-type="float" office:value="-31.4055904302302" calcext:value-type="float">
            <text:p>-31.4055904302302</text:p>
          </table:table-cell>
          <table:table-cell table:formula="of:=[.H954]+1/2*([.A955]-[.A954])*([.E955]+[.E954])" office:value-type="float" office:value="-0.000000000000975886038645513" calcext:value-type="float">
            <text:p>-9.75886038645513E-13</text:p>
          </table:table-cell>
          <table:table-cell table:formula="of:=[.I954]+1/2*([.A955]-[.A954])*([.H955]+[.H954])" office:value-type="float" office:value="-31.4055904302302" calcext:value-type="float">
            <text:p>-31.4055904302302</text:p>
          </table:table-cell>
          <table:table-cell table:formula="of:=200*PI()*COS(200*PI()*[.A955])" office:value-type="float" office:value="-617.189282120684" calcext:value-type="float">
            <text:p>-617.189282120684</text:p>
          </table:table-cell>
          <table:table-cell table:formula="of:=SIN(200*PI()*[.A955])" office:value-type="float" office:value="-0.187381314586964" calcext:value-type="float">
            <text:p>-0.187381314586964</text:p>
          </table:table-cell>
        </table:table-row>
        <table:table-row table:style-name="ro1">
          <table:table-cell office:value-type="float" office:value="0.095400000000002" calcext:value-type="float">
            <text:p>0.095400000000002</text:p>
          </table:table-cell>
          <table:table-cell office:value-type="float" office:value="-0.00000085979854702218" calcext:value-type="float">
            <text:p>-8.5979854702218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329" calcext:value-type="float">
            <text:p>-31.405590430329</text:p>
          </table:table-cell>
          <table:table-cell office:value-type="float" office:value="0" calcext:value-type="float">
            <text:p>0</text:p>
          </table:table-cell>
          <table:table-cell table:formula="of:=[.F955]+(1-0.5)*0.0001*[.E955]+0.5*0.0001*[.E956]" office:value-type="float" office:value="-0.0000000000014299672557172" calcext:value-type="float">
            <text:p>-1.4299672557172E-12</text:p>
          </table:table-cell>
          <table:table-cell table:formula="of:=[.G955]+0.0001*[.F955]+(0.5-0.25)*0.0001^2*[.E955]+0.25*0.0001^2*[.E956]" office:value-type="float" office:value="-31.4055904302302" calcext:value-type="float">
            <text:p>-31.4055904302302</text:p>
          </table:table-cell>
          <table:table-cell table:formula="of:=[.H955]+1/2*([.A956]-[.A955])*([.E956]+[.E955])" office:value-type="float" office:value="-0.000000000000975886038645513" calcext:value-type="float">
            <text:p>-9.75886038645513E-13</text:p>
          </table:table-cell>
          <table:table-cell table:formula="of:=[.I955]+1/2*([.A956]-[.A955])*([.H956]+[.H955])" office:value-type="float" office:value="-31.4055904302302" calcext:value-type="float">
            <text:p>-31.4055904302302</text:p>
          </table:table-cell>
          <table:table-cell table:formula="of:=200*PI()*COS(200*PI()*[.A956])" office:value-type="float" office:value="-608.5787486783" calcext:value-type="float">
            <text:p>-608.5787486783</text:p>
          </table:table-cell>
          <table:table-cell table:formula="of:=SIN(200*PI()*[.A956])" office:value-type="float" office:value="-0.24868988716608" calcext:value-type="float">
            <text:p>-0.24868988716608</text:p>
          </table:table-cell>
        </table:table-row>
        <table:table-row table:style-name="ro1">
          <table:table-cell office:value-type="float" office:value="0.095500000000002" calcext:value-type="float">
            <text:p>0.095500000000002</text:p>
          </table:table-cell>
          <table:table-cell office:value-type="float" office:value="0.00000012772966328687" calcext:value-type="float">
            <text:p>1.2772966328687E-07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329" calcext:value-type="float">
            <text:p>-31.405590430329</text:p>
          </table:table-cell>
          <table:table-cell office:value-type="float" office:value="0" calcext:value-type="float">
            <text:p>0</text:p>
          </table:table-cell>
          <table:table-cell table:formula="of:=[.F956]+(1-0.5)*0.0001*[.E956]+0.5*0.0001*[.E957]" office:value-type="float" office:value="-0.0000000000014299672557172" calcext:value-type="float">
            <text:p>-1.4299672557172E-12</text:p>
          </table:table-cell>
          <table:table-cell table:formula="of:=[.G956]+0.0001*[.F956]+(0.5-0.25)*0.0001^2*[.E956]+0.25*0.0001^2*[.E957]" office:value-type="float" office:value="-31.4055904302302" calcext:value-type="float">
            <text:p>-31.4055904302302</text:p>
          </table:table-cell>
          <table:table-cell table:formula="of:=[.H956]+1/2*([.A957]-[.A956])*([.E957]+[.E956])" office:value-type="float" office:value="-0.000000000000975886038645513" calcext:value-type="float">
            <text:p>-9.75886038645513E-13</text:p>
          </table:table-cell>
          <table:table-cell table:formula="of:=[.I956]+1/2*([.A957]-[.A956])*([.H957]+[.H956])" office:value-type="float" office:value="-31.4055904302302" calcext:value-type="float">
            <text:p>-31.4055904302302</text:p>
          </table:table-cell>
          <table:table-cell table:formula="of:=200*PI()*COS(200*PI()*[.A957])" office:value-type="float" office:value="-597.566432948065" calcext:value-type="float">
            <text:p>-597.566432948065</text:p>
          </table:table-cell>
          <table:table-cell table:formula="of:=SIN(200*PI()*[.A957])" office:value-type="float" office:value="-0.309016994376153" calcext:value-type="float">
            <text:p>-0.309016994376153</text:p>
          </table:table-cell>
        </table:table-row>
        <table:table-row table:style-name="ro1">
          <table:table-cell office:value-type="float" office:value="0.095600000000002" calcext:value-type="float">
            <text:p>0.095600000000002</text:p>
          </table:table-cell>
          <table:table-cell office:value-type="float" office:value="-0.00000081674625107176" calcext:value-type="float">
            <text:p>-8.1674625107176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33" calcext:value-type="float">
            <text:p>-31.40559043033</text:p>
          </table:table-cell>
          <table:table-cell office:value-type="float" office:value="0" calcext:value-type="float">
            <text:p>0</text:p>
          </table:table-cell>
          <table:table-cell table:formula="of:=[.F957]+(1-0.5)*0.0001*[.E957]+0.5*0.0001*[.E958]" office:value-type="float" office:value="-0.0000000000014299672557172" calcext:value-type="float">
            <text:p>-1.4299672557172E-12</text:p>
          </table:table-cell>
          <table:table-cell table:formula="of:=[.G957]+0.0001*[.F957]+(0.5-0.25)*0.0001^2*[.E957]+0.25*0.0001^2*[.E958]" office:value-type="float" office:value="-31.4055904302302" calcext:value-type="float">
            <text:p>-31.4055904302302</text:p>
          </table:table-cell>
          <table:table-cell table:formula="of:=[.H957]+1/2*([.A958]-[.A957])*([.E958]+[.E957])" office:value-type="float" office:value="-0.000000000000975886038645513" calcext:value-type="float">
            <text:p>-9.75886038645513E-13</text:p>
          </table:table-cell>
          <table:table-cell table:formula="of:=[.I957]+1/2*([.A958]-[.A957])*([.H958]+[.H957])" office:value-type="float" office:value="-31.4055904302302" calcext:value-type="float">
            <text:p>-31.4055904302302</text:p>
          </table:table-cell>
          <table:table-cell table:formula="of:=200*PI()*COS(200*PI()*[.A958])" office:value-type="float" office:value="-584.195795509122" calcext:value-type="float">
            <text:p>-584.195795509122</text:p>
          </table:table-cell>
          <table:table-cell table:formula="of:=SIN(200*PI()*[.A958])" office:value-type="float" office:value="-0.368124552685846" calcext:value-type="float">
            <text:p>-0.368124552685846</text:p>
          </table:table-cell>
        </table:table-row>
        <table:table-row table:style-name="ro1">
          <table:table-cell office:value-type="float" office:value="0.095700000000002" calcext:value-type="float">
            <text:p>0.095700000000002</text:p>
          </table:table-cell>
          <table:table-cell office:value-type="float" office:value="0.000000084677367336451" calcext:value-type="float">
            <text:p>8.4677367336451E-08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33" calcext:value-type="float">
            <text:p>-31.40559043033</text:p>
          </table:table-cell>
          <table:table-cell office:value-type="float" office:value="0" calcext:value-type="float">
            <text:p>0</text:p>
          </table:table-cell>
          <table:table-cell table:formula="of:=[.F958]+(1-0.5)*0.0001*[.E958]+0.5*0.0001*[.E959]" office:value-type="float" office:value="-0.0000000000014299672557172" calcext:value-type="float">
            <text:p>-1.4299672557172E-12</text:p>
          </table:table-cell>
          <table:table-cell table:formula="of:=[.G958]+0.0001*[.F958]+(0.5-0.25)*0.0001^2*[.E958]+0.25*0.0001^2*[.E959]" office:value-type="float" office:value="-31.4055904302302" calcext:value-type="float">
            <text:p>-31.4055904302302</text:p>
          </table:table-cell>
          <table:table-cell table:formula="of:=[.H958]+1/2*([.A959]-[.A958])*([.E959]+[.E958])" office:value-type="float" office:value="-0.000000000000975886038645513" calcext:value-type="float">
            <text:p>-9.75886038645513E-13</text:p>
          </table:table-cell>
          <table:table-cell table:formula="of:=[.I958]+1/2*([.A959]-[.A958])*([.H959]+[.H958])" office:value-type="float" office:value="-31.4055904302302" calcext:value-type="float">
            <text:p>-31.4055904302302</text:p>
          </table:table-cell>
          <table:table-cell table:formula="of:=200*PI()*COS(200*PI()*[.A959])" office:value-type="float" office:value="-568.519604158974" calcext:value-type="float">
            <text:p>-568.519604158974</text:p>
          </table:table-cell>
          <table:table-cell table:formula="of:=SIN(200*PI()*[.A959])" office:value-type="float" office:value="-0.425779291566213" calcext:value-type="float">
            <text:p>-0.425779291566213</text:p>
          </table:table-cell>
        </table:table-row>
        <table:table-row table:style-name="ro1">
          <table:table-cell office:value-type="float" office:value="0.095800000000002" calcext:value-type="float">
            <text:p>0.095800000000002</text:p>
          </table:table-cell>
          <table:table-cell office:value-type="float" office:value="-0.00000077369395512135" calcext:value-type="float">
            <text:p>-7.7369395512135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33" calcext:value-type="float">
            <text:p>-31.40559043033</text:p>
          </table:table-cell>
          <table:table-cell office:value-type="float" office:value="0" calcext:value-type="float">
            <text:p>0</text:p>
          </table:table-cell>
          <table:table-cell table:formula="of:=[.F959]+(1-0.5)*0.0001*[.E959]+0.5*0.0001*[.E960]" office:value-type="float" office:value="-0.0000000000014299672557172" calcext:value-type="float">
            <text:p>-1.4299672557172E-12</text:p>
          </table:table-cell>
          <table:table-cell table:formula="of:=[.G959]+0.0001*[.F959]+(0.5-0.25)*0.0001^2*[.E959]+0.25*0.0001^2*[.E960]" office:value-type="float" office:value="-31.4055904302302" calcext:value-type="float">
            <text:p>-31.4055904302302</text:p>
          </table:table-cell>
          <table:table-cell table:formula="of:=[.H959]+1/2*([.A960]-[.A959])*([.E960]+[.E959])" office:value-type="float" office:value="-0.000000000000975886038645513" calcext:value-type="float">
            <text:p>-9.75886038645513E-13</text:p>
          </table:table-cell>
          <table:table-cell table:formula="of:=[.I959]+1/2*([.A960]-[.A959])*([.H960]+[.H959])" office:value-type="float" office:value="-31.4055904302302" calcext:value-type="float">
            <text:p>-31.4055904302302</text:p>
          </table:table-cell>
          <table:table-cell table:formula="of:=200*PI()*COS(200*PI()*[.A960])" office:value-type="float" office:value="-550.59972566311" calcext:value-type="float">
            <text:p>-550.59972566311</text:p>
          </table:table-cell>
          <table:table-cell table:formula="of:=SIN(200*PI()*[.A960])" office:value-type="float" office:value="-0.481753674102822" calcext:value-type="float">
            <text:p>-0.481753674102822</text:p>
          </table:table-cell>
        </table:table-row>
        <table:table-row table:style-name="ro1">
          <table:table-cell office:value-type="float" office:value="0.095900000000002" calcext:value-type="float">
            <text:p>0.095900000000002</text:p>
          </table:table-cell>
          <table:table-cell office:value-type="float" office:value="0.000000041625071386058" calcext:value-type="float">
            <text:p>4.1625071386058E-08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33" calcext:value-type="float">
            <text:p>-31.40559043033</text:p>
          </table:table-cell>
          <table:table-cell office:value-type="float" office:value="0" calcext:value-type="float">
            <text:p>0</text:p>
          </table:table-cell>
          <table:table-cell table:formula="of:=[.F960]+(1-0.5)*0.0001*[.E960]+0.5*0.0001*[.E961]" office:value-type="float" office:value="-0.0000000000014299672557172" calcext:value-type="float">
            <text:p>-1.4299672557172E-12</text:p>
          </table:table-cell>
          <table:table-cell table:formula="of:=[.G960]+0.0001*[.F960]+(0.5-0.25)*0.0001^2*[.E960]+0.25*0.0001^2*[.E961]" office:value-type="float" office:value="-31.4055904302302" calcext:value-type="float">
            <text:p>-31.4055904302302</text:p>
          </table:table-cell>
          <table:table-cell table:formula="of:=[.H960]+1/2*([.A961]-[.A960])*([.E961]+[.E960])" office:value-type="float" office:value="-0.000000000000975886038645513" calcext:value-type="float">
            <text:p>-9.75886038645513E-13</text:p>
          </table:table-cell>
          <table:table-cell table:formula="of:=[.I960]+1/2*([.A961]-[.A960])*([.H961]+[.H960])" office:value-type="float" office:value="-31.4055904302302" calcext:value-type="float">
            <text:p>-31.4055904302302</text:p>
          </table:table-cell>
          <table:table-cell table:formula="of:=200*PI()*COS(200*PI()*[.A961])" office:value-type="float" office:value="-530.506881595142" calcext:value-type="float">
            <text:p>-530.506881595142</text:p>
          </table:table-cell>
          <table:table-cell table:formula="of:=SIN(200*PI()*[.A961])" office:value-type="float" office:value="-0.535826794980066" calcext:value-type="float">
            <text:p>-0.535826794980066</text:p>
          </table:table-cell>
        </table:table-row>
        <table:table-row table:style-name="ro1">
          <table:table-cell office:value-type="float" office:value="0.096000000000002" calcext:value-type="float">
            <text:p>0.096000000000002</text:p>
          </table:table-cell>
          <table:table-cell office:value-type="float" office:value="-0.00000073064165917096" calcext:value-type="float">
            <text:p>-7.3064165917096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33" calcext:value-type="float">
            <text:p>-31.40559043033</text:p>
          </table:table-cell>
          <table:table-cell office:value-type="float" office:value="0" calcext:value-type="float">
            <text:p>0</text:p>
          </table:table-cell>
          <table:table-cell table:formula="of:=[.F961]+(1-0.5)*0.0001*[.E961]+0.5*0.0001*[.E962]" office:value-type="float" office:value="-0.0000000000014299672557172" calcext:value-type="float">
            <text:p>-1.4299672557172E-12</text:p>
          </table:table-cell>
          <table:table-cell table:formula="of:=[.G961]+0.0001*[.F961]+(0.5-0.25)*0.0001^2*[.E961]+0.25*0.0001^2*[.E962]" office:value-type="float" office:value="-31.4055904302302" calcext:value-type="float">
            <text:p>-31.4055904302302</text:p>
          </table:table-cell>
          <table:table-cell table:formula="of:=[.H961]+1/2*([.A962]-[.A961])*([.E962]+[.E961])" office:value-type="float" office:value="-0.000000000000975886038645513" calcext:value-type="float">
            <text:p>-9.75886038645513E-13</text:p>
          </table:table-cell>
          <table:table-cell table:formula="of:=[.I961]+1/2*([.A962]-[.A961])*([.H962]+[.H961])" office:value-type="float" office:value="-31.4055904302302" calcext:value-type="float">
            <text:p>-31.4055904302302</text:p>
          </table:table-cell>
          <table:table-cell table:formula="of:=200*PI()*COS(200*PI()*[.A962])" office:value-type="float" office:value="-508.320369231057" calcext:value-type="float">
            <text:p>-508.320369231057</text:p>
          </table:table-cell>
          <table:table-cell table:formula="of:=SIN(200*PI()*[.A962])" office:value-type="float" office:value="-0.5877852522935" calcext:value-type="float">
            <text:p>-0.5877852522935</text:p>
          </table:table-cell>
        </table:table-row>
        <table:table-row table:style-name="ro1">
          <table:table-cell office:value-type="float" office:value="0.096100000000002" calcext:value-type="float">
            <text:p>0.096100000000002</text:p>
          </table:table-cell>
          <table:table-cell office:value-type="float" office:value="-0.000000001427224564335" calcext:value-type="float">
            <text:p>-1.427224564335E-09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331" calcext:value-type="float">
            <text:p>-31.405590430331</text:p>
          </table:table-cell>
          <table:table-cell office:value-type="float" office:value="0" calcext:value-type="float">
            <text:p>0</text:p>
          </table:table-cell>
          <table:table-cell table:formula="of:=[.F962]+(1-0.5)*0.0001*[.E962]+0.5*0.0001*[.E963]" office:value-type="float" office:value="-0.0000000000014299672557172" calcext:value-type="float">
            <text:p>-1.4299672557172E-12</text:p>
          </table:table-cell>
          <table:table-cell table:formula="of:=[.G962]+0.0001*[.F962]+(0.5-0.25)*0.0001^2*[.E962]+0.25*0.0001^2*[.E963]" office:value-type="float" office:value="-31.4055904302302" calcext:value-type="float">
            <text:p>-31.4055904302302</text:p>
          </table:table-cell>
          <table:table-cell table:formula="of:=[.H962]+1/2*([.A963]-[.A962])*([.E963]+[.E962])" office:value-type="float" office:value="-0.000000000000975886038645513" calcext:value-type="float">
            <text:p>-9.75886038645513E-13</text:p>
          </table:table-cell>
          <table:table-cell table:formula="of:=[.I962]+1/2*([.A963]-[.A962])*([.H963]+[.H962])" office:value-type="float" office:value="-31.4055904302302" calcext:value-type="float">
            <text:p>-31.4055904302302</text:p>
          </table:table-cell>
          <table:table-cell table:formula="of:=200*PI()*COS(200*PI()*[.A963])" office:value-type="float" office:value="-484.12774859911" calcext:value-type="float">
            <text:p>-484.12774859911</text:p>
          </table:table-cell>
          <table:table-cell table:formula="of:=SIN(200*PI()*[.A963])" office:value-type="float" office:value="-0.637423989749659" calcext:value-type="float">
            <text:p>-0.637423989749659</text:p>
          </table:table-cell>
        </table:table-row>
        <table:table-row table:style-name="ro1">
          <table:table-cell office:value-type="float" office:value="0.096200000000002" calcext:value-type="float">
            <text:p>0.096200000000002</text:p>
          </table:table-cell>
          <table:table-cell office:value-type="float" office:value="-0.00000068758936322057" calcext:value-type="float">
            <text:p>-6.8758936322057E-07</text:p>
          </table:table-cell>
          <table:table-cell office:value-type="float" office:value="-0.0000000021843807587629" calcext:value-type="float">
            <text:p>-2.1843807587629E-09</text:p>
          </table:table-cell>
          <table:table-cell office:value-type="float" office:value="-31.405590430331" calcext:value-type="float">
            <text:p>-31.405590430331</text:p>
          </table:table-cell>
          <table:table-cell office:value-type="float" office:value="0" calcext:value-type="float">
            <text:p>0</text:p>
          </table:table-cell>
          <table:table-cell table:formula="of:=[.F963]+(1-0.5)*0.0001*[.E963]+0.5*0.0001*[.E964]" office:value-type="float" office:value="-0.0000000000014299672557172" calcext:value-type="float">
            <text:p>-1.4299672557172E-12</text:p>
          </table:table-cell>
          <table:table-cell table:formula="of:=[.G963]+0.0001*[.F963]+(0.5-0.25)*0.0001^2*[.E963]+0.25*0.0001^2*[.E964]" office:value-type="float" office:value="-31.4055904302302" calcext:value-type="float">
            <text:p>-31.4055904302302</text:p>
          </table:table-cell>
          <table:table-cell table:formula="of:=[.H963]+1/2*([.A964]-[.A963])*([.E964]+[.E963])" office:value-type="float" office:value="-0.000000000000975886038645513" calcext:value-type="float">
            <text:p>-9.75886038645513E-13</text:p>
          </table:table-cell>
          <table:table-cell table:formula="of:=[.I963]+1/2*([.A964]-[.A963])*([.H964]+[.H963])" office:value-type="float" office:value="-31.4055904302302" calcext:value-type="float">
            <text:p>-31.4055904302302</text:p>
          </table:table-cell>
          <table:table-cell table:formula="of:=200*PI()*COS(200*PI()*[.A964])" office:value-type="float" office:value="-458.024496920366" calcext:value-type="float">
            <text:p>-458.024496920366</text:p>
          </table:table-cell>
          <table:table-cell table:formula="of:=SIN(200*PI()*[.A964])" office:value-type="float" office:value="-0.684547105929608" calcext:value-type="float">
            <text:p>-0.684547105929608</text:p>
          </table:table-cell>
        </table:table-row>
        <table:table-row table:style-name="ro1">
          <table:table-cell office:value-type="float" office:value="0.096300000000002" calcext:value-type="float">
            <text:p>0.096300000000002</text:p>
          </table:table-cell>
          <table:table-cell office:value-type="float" office:value="0.0000013766059510055" calcext:value-type="float">
            <text:p>1.3766059510055E-06</text:p>
          </table:table-cell>
          <table:table-cell office:value-type="float" office:value="-0.0000000021499299293737" calcext:value-type="float">
            <text:p>-2.1499299293737E-09</text:p>
          </table:table-cell>
          <table:table-cell office:value-type="float" office:value="-31.405590430331" calcext:value-type="float">
            <text:p>-31.405590430331</text:p>
          </table:table-cell>
          <table:table-cell office:value-type="float" office:value="0" calcext:value-type="float">
            <text:p>0</text:p>
          </table:table-cell>
          <table:table-cell table:formula="of:=[.F964]+(1-0.5)*0.0001*[.E964]+0.5*0.0001*[.E965]" office:value-type="float" office:value="-0.0000000000014299672557172" calcext:value-type="float">
            <text:p>-1.4299672557172E-12</text:p>
          </table:table-cell>
          <table:table-cell table:formula="of:=[.G964]+0.0001*[.F964]+(0.5-0.25)*0.0001^2*[.E964]+0.25*0.0001^2*[.E965]" office:value-type="float" office:value="-31.4055904302302" calcext:value-type="float">
            <text:p>-31.4055904302302</text:p>
          </table:table-cell>
          <table:table-cell table:formula="of:=[.H964]+1/2*([.A965]-[.A964])*([.E965]+[.E964])" office:value-type="float" office:value="-0.000000000000975886038645513" calcext:value-type="float">
            <text:p>-9.75886038645513E-13</text:p>
          </table:table-cell>
          <table:table-cell table:formula="of:=[.I964]+1/2*([.A965]-[.A964])*([.H965]+[.H964])" office:value-type="float" office:value="-31.4055904302302" calcext:value-type="float">
            <text:p>-31.4055904302302</text:p>
          </table:table-cell>
          <table:table-cell table:formula="of:=200*PI()*COS(200*PI()*[.A965])" office:value-type="float" office:value="-430.113631803765" calcext:value-type="float">
            <text:p>-430.113631803765</text:p>
          </table:table-cell>
          <table:table-cell table:formula="of:=SIN(200*PI()*[.A965])" office:value-type="float" office:value="-0.728968627422277" calcext:value-type="float">
            <text:p>-0.728968627422277</text:p>
          </table:table-cell>
        </table:table-row>
        <table:table-row table:style-name="ro1">
          <table:table-cell office:value-type="float" office:value="0.096400000000002" calcext:value-type="float">
            <text:p>0.096400000000002</text:p>
          </table:table-cell>
          <table:table-cell office:value-type="float" office:value="-0.00000064453706727018" calcext:value-type="float">
            <text:p>-6.4453706727018E-07</text:p>
          </table:table-cell>
          <table:table-cell office:value-type="float" office:value="-0.0000000021133264851869" calcext:value-type="float">
            <text:p>-2.1133264851869E-09</text:p>
          </table:table-cell>
          <table:table-cell office:value-type="float" office:value="-31.405590430331" calcext:value-type="float">
            <text:p>-31.405590430331</text:p>
          </table:table-cell>
          <table:table-cell office:value-type="float" office:value="0" calcext:value-type="float">
            <text:p>0</text:p>
          </table:table-cell>
          <table:table-cell table:formula="of:=[.F965]+(1-0.5)*0.0001*[.E965]+0.5*0.0001*[.E966]" office:value-type="float" office:value="-0.0000000000014299672557172" calcext:value-type="float">
            <text:p>-1.4299672557172E-12</text:p>
          </table:table-cell>
          <table:table-cell table:formula="of:=[.G965]+0.0001*[.F965]+(0.5-0.25)*0.0001^2*[.E965]+0.25*0.0001^2*[.E966]" office:value-type="float" office:value="-31.4055904302302" calcext:value-type="float">
            <text:p>-31.4055904302302</text:p>
          </table:table-cell>
          <table:table-cell table:formula="of:=[.H965]+1/2*([.A966]-[.A965])*([.E966]+[.E965])" office:value-type="float" office:value="-0.000000000000975886038645513" calcext:value-type="float">
            <text:p>-9.75886038645513E-13</text:p>
          </table:table-cell>
          <table:table-cell table:formula="of:=[.I965]+1/2*([.A966]-[.A965])*([.H966]+[.H965])" office:value-type="float" office:value="-31.4055904302302" calcext:value-type="float">
            <text:p>-31.4055904302302</text:p>
          </table:table-cell>
          <table:table-cell table:formula="of:=200*PI()*COS(200*PI()*[.A966])" office:value-type="float" office:value="-400.505304682665" calcext:value-type="float">
            <text:p>-400.505304682665</text:p>
          </table:table-cell>
          <table:table-cell table:formula="of:=SIN(200*PI()*[.A966])" office:value-type="float" office:value="-0.770513242776593" calcext:value-type="float">
            <text:p>-0.770513242776593</text:p>
          </table:table-cell>
        </table:table-row>
        <table:table-row table:style-name="ro1">
          <table:table-cell office:value-type="float" office:value="0.096500000000002" calcext:value-type="float">
            <text:p>0.096500000000002</text:p>
          </table:table-cell>
          <table:table-cell office:value-type="float" office:value="0.0000013335536550551" calcext:value-type="float">
            <text:p>1.3335536550551E-06</text:p>
          </table:table-cell>
          <table:table-cell office:value-type="float" office:value="-0.0000000020788756557977" calcext:value-type="float">
            <text:p>-2.0788756557977E-09</text:p>
          </table:table-cell>
          <table:table-cell office:value-type="float" office:value="-31.405590430331" calcext:value-type="float">
            <text:p>-31.405590430331</text:p>
          </table:table-cell>
          <table:table-cell office:value-type="float" office:value="0" calcext:value-type="float">
            <text:p>0</text:p>
          </table:table-cell>
          <table:table-cell table:formula="of:=[.F966]+(1-0.5)*0.0001*[.E966]+0.5*0.0001*[.E967]" office:value-type="float" office:value="-0.0000000000014299672557172" calcext:value-type="float">
            <text:p>-1.4299672557172E-12</text:p>
          </table:table-cell>
          <table:table-cell table:formula="of:=[.G966]+0.0001*[.F966]+(0.5-0.25)*0.0001^2*[.E966]+0.25*0.0001^2*[.E967]" office:value-type="float" office:value="-31.4055904302302" calcext:value-type="float">
            <text:p>-31.4055904302302</text:p>
          </table:table-cell>
          <table:table-cell table:formula="of:=[.H966]+1/2*([.A967]-[.A966])*([.E967]+[.E966])" office:value-type="float" office:value="-0.000000000000975886038645513" calcext:value-type="float">
            <text:p>-9.75886038645513E-13</text:p>
          </table:table-cell>
          <table:table-cell table:formula="of:=[.I966]+1/2*([.A967]-[.A966])*([.H967]+[.H966])" office:value-type="float" office:value="-31.4055904302302" calcext:value-type="float">
            <text:p>-31.4055904302302</text:p>
          </table:table-cell>
          <table:table-cell table:formula="of:=200*PI()*COS(200*PI()*[.A967])" office:value-type="float" office:value="-369.316366097452" calcext:value-type="float">
            <text:p>-369.316366097452</text:p>
          </table:table-cell>
          <table:table-cell table:formula="of:=SIN(200*PI()*[.A967])" office:value-type="float" office:value="-0.809016994375686" calcext:value-type="float">
            <text:p>-0.809016994375686</text:p>
          </table:table-cell>
        </table:table-row>
        <table:table-row table:style-name="ro1">
          <table:table-cell office:value-type="float" office:value="0.096600000000002" calcext:value-type="float">
            <text:p>0.096600000000002</text:p>
          </table:table-cell>
          <table:table-cell office:value-type="float" office:value="-0.00000060148477131978" calcext:value-type="float">
            <text:p>-6.0148477131978E-07</text:p>
          </table:table-cell>
          <table:table-cell office:value-type="float" office:value="-0.0000000020422722116109" calcext:value-type="float">
            <text:p>-2.0422722116109E-09</text:p>
          </table:table-cell>
          <table:table-cell office:value-type="float" office:value="-31.405590430332" calcext:value-type="float">
            <text:p>-31.405590430332</text:p>
          </table:table-cell>
          <table:table-cell office:value-type="float" office:value="0" calcext:value-type="float">
            <text:p>0</text:p>
          </table:table-cell>
          <table:table-cell table:formula="of:=[.F967]+(1-0.5)*0.0001*[.E967]+0.5*0.0001*[.E968]" office:value-type="float" office:value="-0.0000000000014299672557172" calcext:value-type="float">
            <text:p>-1.4299672557172E-12</text:p>
          </table:table-cell>
          <table:table-cell table:formula="of:=[.G967]+0.0001*[.F967]+(0.5-0.25)*0.0001^2*[.E967]+0.25*0.0001^2*[.E968]" office:value-type="float" office:value="-31.4055904302302" calcext:value-type="float">
            <text:p>-31.4055904302302</text:p>
          </table:table-cell>
          <table:table-cell table:formula="of:=[.H967]+1/2*([.A968]-[.A967])*([.E968]+[.E967])" office:value-type="float" office:value="-0.000000000000975886038645513" calcext:value-type="float">
            <text:p>-9.75886038645513E-13</text:p>
          </table:table-cell>
          <table:table-cell table:formula="of:=[.I967]+1/2*([.A968]-[.A967])*([.H968]+[.H967])" office:value-type="float" office:value="-31.4055904302302" calcext:value-type="float">
            <text:p>-31.4055904302302</text:p>
          </table:table-cell>
          <table:table-cell table:formula="of:=200*PI()*COS(200*PI()*[.A968])" office:value-type="float" office:value="-336.669904539847" calcext:value-type="float">
            <text:p>-336.669904539847</text:p>
          </table:table-cell>
          <table:table-cell table:formula="of:=SIN(200*PI()*[.A968])" office:value-type="float" office:value="-0.84432792550269" calcext:value-type="float">
            <text:p>-0.84432792550269</text:p>
          </table:table-cell>
        </table:table-row>
        <table:table-row table:style-name="ro1">
          <table:table-cell office:value-type="float" office:value="0.096700000000002" calcext:value-type="float">
            <text:p>0.096700000000002</text:p>
          </table:table-cell>
          <table:table-cell office:value-type="float" office:value="0.0000012905013591047" calcext:value-type="float">
            <text:p>1.2905013591047E-06</text:p>
          </table:table-cell>
          <table:table-cell office:value-type="float" office:value="-0.0000000020078213822217" calcext:value-type="float">
            <text:p>-2.0078213822217E-09</text:p>
          </table:table-cell>
          <table:table-cell office:value-type="float" office:value="-31.405590430332" calcext:value-type="float">
            <text:p>-31.405590430332</text:p>
          </table:table-cell>
          <table:table-cell office:value-type="float" office:value="0" calcext:value-type="float">
            <text:p>0</text:p>
          </table:table-cell>
          <table:table-cell table:formula="of:=[.F968]+(1-0.5)*0.0001*[.E968]+0.5*0.0001*[.E969]" office:value-type="float" office:value="-0.0000000000014299672557172" calcext:value-type="float">
            <text:p>-1.4299672557172E-12</text:p>
          </table:table-cell>
          <table:table-cell table:formula="of:=[.G968]+0.0001*[.F968]+(0.5-0.25)*0.0001^2*[.E968]+0.25*0.0001^2*[.E969]" office:value-type="float" office:value="-31.4055904302302" calcext:value-type="float">
            <text:p>-31.4055904302302</text:p>
          </table:table-cell>
          <table:table-cell table:formula="of:=[.H968]+1/2*([.A969]-[.A968])*([.E969]+[.E968])" office:value-type="float" office:value="-0.000000000000975886038645513" calcext:value-type="float">
            <text:p>-9.75886038645513E-13</text:p>
          </table:table-cell>
          <table:table-cell table:formula="of:=[.I968]+1/2*([.A969]-[.A968])*([.H969]+[.H968])" office:value-type="float" office:value="-31.4055904302302" calcext:value-type="float">
            <text:p>-31.4055904302302</text:p>
          </table:table-cell>
          <table:table-cell table:formula="of:=200*PI()*COS(200*PI()*[.A969])" office:value-type="float" office:value="-302.694760678872" calcext:value-type="float">
            <text:p>-302.694760678872</text:p>
          </table:table-cell>
          <table:table-cell table:formula="of:=SIN(200*PI()*[.A969])" office:value-type="float" office:value="-0.876306680044472" calcext:value-type="float">
            <text:p>-0.876306680044472</text:p>
          </table:table-cell>
        </table:table-row>
        <table:table-row table:style-name="ro1">
          <table:table-cell office:value-type="float" office:value="0.096800000000002" calcext:value-type="float">
            <text:p>0.096800000000002</text:p>
          </table:table-cell>
          <table:table-cell office:value-type="float" office:value="-0.00000055843247536939" calcext:value-type="float">
            <text:p>-5.5843247536939E-07</text:p>
          </table:table-cell>
          <table:table-cell office:value-type="float" office:value="-0.0000000019712179380349" calcext:value-type="float">
            <text:p>-1.9712179380349E-09</text:p>
          </table:table-cell>
          <table:table-cell office:value-type="float" office:value="-31.405590430332" calcext:value-type="float">
            <text:p>-31.405590430332</text:p>
          </table:table-cell>
          <table:table-cell office:value-type="float" office:value="0" calcext:value-type="float">
            <text:p>0</text:p>
          </table:table-cell>
          <table:table-cell table:formula="of:=[.F969]+(1-0.5)*0.0001*[.E969]+0.5*0.0001*[.E970]" office:value-type="float" office:value="-0.0000000000014299672557172" calcext:value-type="float">
            <text:p>-1.4299672557172E-12</text:p>
          </table:table-cell>
          <table:table-cell table:formula="of:=[.G969]+0.0001*[.F969]+(0.5-0.25)*0.0001^2*[.E969]+0.25*0.0001^2*[.E970]" office:value-type="float" office:value="-31.4055904302302" calcext:value-type="float">
            <text:p>-31.4055904302302</text:p>
          </table:table-cell>
          <table:table-cell table:formula="of:=[.H969]+1/2*([.A970]-[.A969])*([.E970]+[.E969])" office:value-type="float" office:value="-0.000000000000975886038645513" calcext:value-type="float">
            <text:p>-9.75886038645513E-13</text:p>
          </table:table-cell>
          <table:table-cell table:formula="of:=[.I969]+1/2*([.A970]-[.A969])*([.H970]+[.H969])" office:value-type="float" office:value="-31.4055904302302" calcext:value-type="float">
            <text:p>-31.4055904302302</text:p>
          </table:table-cell>
          <table:table-cell table:formula="of:=200*PI()*COS(200*PI()*[.A970])" office:value-type="float" office:value="-267.525018885584" calcext:value-type="float">
            <text:p>-267.525018885584</text:p>
          </table:table-cell>
          <table:table-cell table:formula="of:=SIN(200*PI()*[.A970])" office:value-type="float" office:value="-0.904827052466556" calcext:value-type="float">
            <text:p>-0.904827052466556</text:p>
          </table:table-cell>
        </table:table-row>
        <table:table-row table:style-name="ro1">
          <table:table-cell office:value-type="float" office:value="0.096900000000002" calcext:value-type="float">
            <text:p>0.096900000000002</text:p>
          </table:table-cell>
          <table:table-cell office:value-type="float" office:value="0.0000012474490631543" calcext:value-type="float">
            <text:p>1.2474490631543E-06</text:p>
          </table:table-cell>
          <table:table-cell office:value-type="float" office:value="-0.0000000019367671086457" calcext:value-type="float">
            <text:p>-1.9367671086457E-09</text:p>
          </table:table-cell>
          <table:table-cell office:value-type="float" office:value="-31.405590430332" calcext:value-type="float">
            <text:p>-31.405590430332</text:p>
          </table:table-cell>
          <table:table-cell office:value-type="float" office:value="0" calcext:value-type="float">
            <text:p>0</text:p>
          </table:table-cell>
          <table:table-cell table:formula="of:=[.F970]+(1-0.5)*0.0001*[.E970]+0.5*0.0001*[.E971]" office:value-type="float" office:value="-0.0000000000014299672557172" calcext:value-type="float">
            <text:p>-1.4299672557172E-12</text:p>
          </table:table-cell>
          <table:table-cell table:formula="of:=[.G970]+0.0001*[.F970]+(0.5-0.25)*0.0001^2*[.E970]+0.25*0.0001^2*[.E971]" office:value-type="float" office:value="-31.4055904302302" calcext:value-type="float">
            <text:p>-31.4055904302302</text:p>
          </table:table-cell>
          <table:table-cell table:formula="of:=[.H970]+1/2*([.A971]-[.A970])*([.E971]+[.E970])" office:value-type="float" office:value="-0.000000000000975886038645513" calcext:value-type="float">
            <text:p>-9.75886038645513E-13</text:p>
          </table:table-cell>
          <table:table-cell table:formula="of:=[.I970]+1/2*([.A971]-[.A970])*([.H971]+[.H970])" office:value-type="float" office:value="-31.4055904302302" calcext:value-type="float">
            <text:p>-31.4055904302302</text:p>
          </table:table-cell>
          <table:table-cell table:formula="of:=200*PI()*COS(200*PI()*[.A971])" office:value-type="float" office:value="-231.299478063305" calcext:value-type="float">
            <text:p>-231.299478063305</text:p>
          </table:table-cell>
          <table:table-cell table:formula="of:=SIN(200*PI()*[.A971])" office:value-type="float" office:value="-0.929776485888716" calcext:value-type="float">
            <text:p>-0.929776485888716</text:p>
          </table:table-cell>
        </table:table-row>
        <table:table-row table:style-name="ro1">
          <table:table-cell office:value-type="float" office:value="0.097000000000002" calcext:value-type="float">
            <text:p>0.097000000000002</text:p>
          </table:table-cell>
          <table:table-cell office:value-type="float" office:value="-0.000000515380179419" calcext:value-type="float">
            <text:p>-5.15380179419E-07</text:p>
          </table:table-cell>
          <table:table-cell office:value-type="float" office:value="-0.0000000019001636644589" calcext:value-type="float">
            <text:p>-1.9001636644589E-09</text:p>
          </table:table-cell>
          <table:table-cell office:value-type="float" office:value="-31.405590430332" calcext:value-type="float">
            <text:p>-31.405590430332</text:p>
          </table:table-cell>
          <table:table-cell office:value-type="float" office:value="0" calcext:value-type="float">
            <text:p>0</text:p>
          </table:table-cell>
          <table:table-cell table:formula="of:=[.F971]+(1-0.5)*0.0001*[.E971]+0.5*0.0001*[.E972]" office:value-type="float" office:value="-0.0000000000014299672557172" calcext:value-type="float">
            <text:p>-1.4299672557172E-12</text:p>
          </table:table-cell>
          <table:table-cell table:formula="of:=[.G971]+0.0001*[.F971]+(0.5-0.25)*0.0001^2*[.E971]+0.25*0.0001^2*[.E972]" office:value-type="float" office:value="-31.4055904302302" calcext:value-type="float">
            <text:p>-31.4055904302302</text:p>
          </table:table-cell>
          <table:table-cell table:formula="of:=[.H971]+1/2*([.A972]-[.A971])*([.E972]+[.E971])" office:value-type="float" office:value="-0.000000000000975886038645513" calcext:value-type="float">
            <text:p>-9.75886038645513E-13</text:p>
          </table:table-cell>
          <table:table-cell table:formula="of:=[.I971]+1/2*([.A972]-[.A971])*([.H972]+[.H971])" office:value-type="float" office:value="-31.4055904302302" calcext:value-type="float">
            <text:p>-31.4055904302302</text:p>
          </table:table-cell>
          <table:table-cell table:formula="of:=200*PI()*COS(200*PI()*[.A972])" office:value-type="float" office:value="-194.161103871794" calcext:value-type="float">
            <text:p>-194.161103871794</text:p>
          </table:table-cell>
          <table:table-cell table:formula="of:=SIN(200*PI()*[.A972])" office:value-type="float" office:value="-0.951056516295543" calcext:value-type="float">
            <text:p>-0.951056516295543</text:p>
          </table:table-cell>
        </table:table-row>
        <table:table-row table:style-name="ro1">
          <table:table-cell office:value-type="float" office:value="0.097100000000002" calcext:value-type="float">
            <text:p>0.097100000000002</text:p>
          </table:table-cell>
          <table:table-cell office:value-type="float" office:value="0.0000012043967672039" calcext:value-type="float">
            <text:p>1.2043967672039E-06</text:p>
          </table:table-cell>
          <table:table-cell office:value-type="float" office:value="-0.0000000018657128350696" calcext:value-type="float">
            <text:p>-1.8657128350696E-09</text:p>
          </table:table-cell>
          <table:table-cell office:value-type="float" office:value="-31.405590430333" calcext:value-type="float">
            <text:p>-31.405590430333</text:p>
          </table:table-cell>
          <table:table-cell office:value-type="float" office:value="0" calcext:value-type="float">
            <text:p>0</text:p>
          </table:table-cell>
          <table:table-cell table:formula="of:=[.F972]+(1-0.5)*0.0001*[.E972]+0.5*0.0001*[.E973]" office:value-type="float" office:value="-0.0000000000014299672557172" calcext:value-type="float">
            <text:p>-1.4299672557172E-12</text:p>
          </table:table-cell>
          <table:table-cell table:formula="of:=[.G972]+0.0001*[.F972]+(0.5-0.25)*0.0001^2*[.E972]+0.25*0.0001^2*[.E973]" office:value-type="float" office:value="-31.4055904302302" calcext:value-type="float">
            <text:p>-31.4055904302302</text:p>
          </table:table-cell>
          <table:table-cell table:formula="of:=[.H972]+1/2*([.A973]-[.A972])*([.E973]+[.E972])" office:value-type="float" office:value="-0.000000000000975886038645513" calcext:value-type="float">
            <text:p>-9.75886038645513E-13</text:p>
          </table:table-cell>
          <table:table-cell table:formula="of:=[.I972]+1/2*([.A973]-[.A972])*([.H973]+[.H972])" office:value-type="float" office:value="-31.4055904302302" calcext:value-type="float">
            <text:p>-31.4055904302302</text:p>
          </table:table-cell>
          <table:table-cell table:formula="of:=200*PI()*COS(200*PI()*[.A973])" office:value-type="float" office:value="-156.256464507068" calcext:value-type="float">
            <text:p>-156.256464507068</text:p>
          </table:table-cell>
          <table:table-cell table:formula="of:=SIN(200*PI()*[.A973])" office:value-type="float" office:value="-0.968583161128945" calcext:value-type="float">
            <text:p>-0.968583161128945</text:p>
          </table:table-cell>
        </table:table-row>
        <table:table-row table:style-name="ro1">
          <table:table-cell office:value-type="float" office:value="0.097200000000002" calcext:value-type="float">
            <text:p>0.097200000000002</text:p>
          </table:table-cell>
          <table:table-cell office:value-type="float" office:value="-0.0000004723278834686" calcext:value-type="float">
            <text:p>-4.723278834686E-07</text:p>
          </table:table-cell>
          <table:table-cell office:value-type="float" office:value="-0.0000000018291093908829" calcext:value-type="float">
            <text:p>-1.8291093908829E-09</text:p>
          </table:table-cell>
          <table:table-cell office:value-type="float" office:value="-31.405590430333" calcext:value-type="float">
            <text:p>-31.405590430333</text:p>
          </table:table-cell>
          <table:table-cell office:value-type="float" office:value="0" calcext:value-type="float">
            <text:p>0</text:p>
          </table:table-cell>
          <table:table-cell table:formula="of:=[.F973]+(1-0.5)*0.0001*[.E973]+0.5*0.0001*[.E974]" office:value-type="float" office:value="-0.0000000000014299672557172" calcext:value-type="float">
            <text:p>-1.4299672557172E-12</text:p>
          </table:table-cell>
          <table:table-cell table:formula="of:=[.G973]+0.0001*[.F973]+(0.5-0.25)*0.0001^2*[.E973]+0.25*0.0001^2*[.E974]" office:value-type="float" office:value="-31.4055904302302" calcext:value-type="float">
            <text:p>-31.4055904302302</text:p>
          </table:table-cell>
          <table:table-cell table:formula="of:=[.H973]+1/2*([.A974]-[.A973])*([.E974]+[.E973])" office:value-type="float" office:value="-0.000000000000975886038645513" calcext:value-type="float">
            <text:p>-9.75886038645513E-13</text:p>
          </table:table-cell>
          <table:table-cell table:formula="of:=[.I973]+1/2*([.A974]-[.A973])*([.H974]+[.H973])" office:value-type="float" office:value="-31.4055904302302" calcext:value-type="float">
            <text:p>-31.4055904302302</text:p>
          </table:table-cell>
          <table:table-cell table:formula="of:=200*PI()*COS(200*PI()*[.A974])" office:value-type="float" office:value="-117.735152263726" calcext:value-type="float">
            <text:p>-117.735152263726</text:p>
          </table:table-cell>
          <table:table-cell table:formula="of:=SIN(200*PI()*[.A974])" office:value-type="float" office:value="-0.982287250728924" calcext:value-type="float">
            <text:p>-0.982287250728924</text:p>
          </table:table-cell>
        </table:table-row>
        <table:table-row table:style-name="ro1">
          <table:table-cell office:value-type="float" office:value="0.097300000000002" calcext:value-type="float">
            <text:p>0.097300000000002</text:p>
          </table:table-cell>
          <table:table-cell office:value-type="float" office:value="0.0000011613444712535" calcext:value-type="float">
            <text:p>1.1613444712535E-06</text:p>
          </table:table-cell>
          <table:table-cell office:value-type="float" office:value="-0.0000000017946585614936" calcext:value-type="float">
            <text:p>-1.7946585614936E-09</text:p>
          </table:table-cell>
          <table:table-cell office:value-type="float" office:value="-31.405590430333" calcext:value-type="float">
            <text:p>-31.405590430333</text:p>
          </table:table-cell>
          <table:table-cell office:value-type="float" office:value="0" calcext:value-type="float">
            <text:p>0</text:p>
          </table:table-cell>
          <table:table-cell table:formula="of:=[.F974]+(1-0.5)*0.0001*[.E974]+0.5*0.0001*[.E975]" office:value-type="float" office:value="-0.0000000000014299672557172" calcext:value-type="float">
            <text:p>-1.4299672557172E-12</text:p>
          </table:table-cell>
          <table:table-cell table:formula="of:=[.G974]+0.0001*[.F974]+(0.5-0.25)*0.0001^2*[.E974]+0.25*0.0001^2*[.E975]" office:value-type="float" office:value="-31.4055904302302" calcext:value-type="float">
            <text:p>-31.4055904302302</text:p>
          </table:table-cell>
          <table:table-cell table:formula="of:=[.H974]+1/2*([.A975]-[.A974])*([.E975]+[.E974])" office:value-type="float" office:value="-0.000000000000975886038645513" calcext:value-type="float">
            <text:p>-9.75886038645513E-13</text:p>
          </table:table-cell>
          <table:table-cell table:formula="of:=[.I974]+1/2*([.A975]-[.A974])*([.H975]+[.H974])" office:value-type="float" office:value="-31.4055904302302" calcext:value-type="float">
            <text:p>-31.4055904302302</text:p>
          </table:table-cell>
          <table:table-cell table:formula="of:=200*PI()*COS(200*PI()*[.A975])" office:value-type="float" office:value="-78.7491931624681" calcext:value-type="float">
            <text:p>-78.7491931624681</text:p>
          </table:table-cell>
          <table:table-cell table:formula="of:=SIN(200*PI()*[.A975])" office:value-type="float" office:value="-0.992114701314636" calcext:value-type="float">
            <text:p>-0.992114701314636</text:p>
          </table:table-cell>
        </table:table-row>
        <table:table-row table:style-name="ro1">
          <table:table-cell office:value-type="float" office:value="0.097400000000002" calcext:value-type="float">
            <text:p>0.097400000000002</text:p>
          </table:table-cell>
          <table:table-cell office:value-type="float" office:value="-0.00000042927558751821" calcext:value-type="float">
            <text:p>-4.2927558751821E-07</text:p>
          </table:table-cell>
          <table:table-cell office:value-type="float" office:value="-0.0000000017580551173069" calcext:value-type="float">
            <text:p>-1.7580551173069E-09</text:p>
          </table:table-cell>
          <table:table-cell office:value-type="float" office:value="-31.405590430333" calcext:value-type="float">
            <text:p>-31.405590430333</text:p>
          </table:table-cell>
          <table:table-cell office:value-type="float" office:value="0" calcext:value-type="float">
            <text:p>0</text:p>
          </table:table-cell>
          <table:table-cell table:formula="of:=[.F975]+(1-0.5)*0.0001*[.E975]+0.5*0.0001*[.E976]" office:value-type="float" office:value="-0.0000000000014299672557172" calcext:value-type="float">
            <text:p>-1.4299672557172E-12</text:p>
          </table:table-cell>
          <table:table-cell table:formula="of:=[.G975]+0.0001*[.F975]+(0.5-0.25)*0.0001^2*[.E975]+0.25*0.0001^2*[.E976]" office:value-type="float" office:value="-31.4055904302302" calcext:value-type="float">
            <text:p>-31.4055904302302</text:p>
          </table:table-cell>
          <table:table-cell table:formula="of:=[.H975]+1/2*([.A976]-[.A975])*([.E976]+[.E975])" office:value-type="float" office:value="-0.000000000000975886038645513" calcext:value-type="float">
            <text:p>-9.75886038645513E-13</text:p>
          </table:table-cell>
          <table:table-cell table:formula="of:=[.I975]+1/2*([.A976]-[.A975])*([.H976]+[.H975])" office:value-type="float" office:value="-31.4055904302302" calcext:value-type="float">
            <text:p>-31.4055904302302</text:p>
          </table:table-cell>
          <table:table-cell table:formula="of:=200*PI()*COS(200*PI()*[.A976])" office:value-type="float" office:value="-39.4524469728825" calcext:value-type="float">
            <text:p>-39.4524469728825</text:p>
          </table:table-cell>
          <table:table-cell table:formula="of:=SIN(200*PI()*[.A976])" office:value-type="float" office:value="-0.998026728428351" calcext:value-type="float">
            <text:p>-0.998026728428351</text:p>
          </table:table-cell>
        </table:table-row>
        <table:table-row table:style-name="ro1">
          <table:table-cell office:value-type="float" office:value="0.097500000000002" calcext:value-type="float">
            <text:p>0.097500000000002</text:p>
          </table:table-cell>
          <table:table-cell office:value-type="float" office:value="0.0000011182921753031" calcext:value-type="float">
            <text:p>1.1182921753031E-06</text:p>
          </table:table-cell>
          <table:table-cell office:value-type="float" office:value="-0.0000000017236042879176" calcext:value-type="float">
            <text:p>-1.7236042879176E-09</text:p>
          </table:table-cell>
          <table:table-cell office:value-type="float" office:value="-31.405590430333" calcext:value-type="float">
            <text:p>-31.405590430333</text:p>
          </table:table-cell>
          <table:table-cell office:value-type="float" office:value="0" calcext:value-type="float">
            <text:p>0</text:p>
          </table:table-cell>
          <table:table-cell table:formula="of:=[.F976]+(1-0.5)*0.0001*[.E976]+0.5*0.0001*[.E977]" office:value-type="float" office:value="-0.0000000000014299672557172" calcext:value-type="float">
            <text:p>-1.4299672557172E-12</text:p>
          </table:table-cell>
          <table:table-cell table:formula="of:=[.G976]+0.0001*[.F976]+(0.5-0.25)*0.0001^2*[.E976]+0.25*0.0001^2*[.E977]" office:value-type="float" office:value="-31.4055904302302" calcext:value-type="float">
            <text:p>-31.4055904302302</text:p>
          </table:table-cell>
          <table:table-cell table:formula="of:=[.H976]+1/2*([.A977]-[.A976])*([.E977]+[.E976])" office:value-type="float" office:value="-0.000000000000975886038645513" calcext:value-type="float">
            <text:p>-9.75886038645513E-13</text:p>
          </table:table-cell>
          <table:table-cell table:formula="of:=[.I976]+1/2*([.A977]-[.A976])*([.H977]+[.H976])" office:value-type="float" office:value="-31.4055904302302" calcext:value-type="float">
            <text:p>-31.4055904302302</text:p>
          </table:table-cell>
          <table:table-cell table:formula="of:=200*PI()*COS(200*PI()*[.A977])" office:value-type="float" office:value="0.000000000792059377525821" calcext:value-type="float">
            <text:p>7.92059377525821E-10</text:p>
          </table:table-cell>
          <table:table-cell table:formula="of:=SIN(200*PI()*[.A97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97600000000002" calcext:value-type="float">
            <text:p>0.097600000000002</text:p>
          </table:table-cell>
          <table:table-cell office:value-type="float" office:value="-0.00000038622329156782" calcext:value-type="float">
            <text:p>-3.8622329156782E-07</text:p>
          </table:table-cell>
          <table:table-cell office:value-type="float" office:value="-0.0000000016870008437309" calcext:value-type="float">
            <text:p>-1.6870008437309E-09</text:p>
          </table:table-cell>
          <table:table-cell office:value-type="float" office:value="-31.405590430334" calcext:value-type="float">
            <text:p>-31.405590430334</text:p>
          </table:table-cell>
          <table:table-cell office:value-type="float" office:value="0" calcext:value-type="float">
            <text:p>0</text:p>
          </table:table-cell>
          <table:table-cell table:formula="of:=[.F977]+(1-0.5)*0.0001*[.E977]+0.5*0.0001*[.E978]" office:value-type="float" office:value="-0.0000000000014299672557172" calcext:value-type="float">
            <text:p>-1.4299672557172E-12</text:p>
          </table:table-cell>
          <table:table-cell table:formula="of:=[.G977]+0.0001*[.F977]+(0.5-0.25)*0.0001^2*[.E977]+0.25*0.0001^2*[.E978]" office:value-type="float" office:value="-31.4055904302302" calcext:value-type="float">
            <text:p>-31.4055904302302</text:p>
          </table:table-cell>
          <table:table-cell table:formula="of:=[.H977]+1/2*([.A978]-[.A977])*([.E978]+[.E977])" office:value-type="float" office:value="-0.000000000000975886038645513" calcext:value-type="float">
            <text:p>-9.75886038645513E-13</text:p>
          </table:table-cell>
          <table:table-cell table:formula="of:=[.I977]+1/2*([.A978]-[.A977])*([.H978]+[.H977])" office:value-type="float" office:value="-31.4055904302302" calcext:value-type="float">
            <text:p>-31.4055904302302</text:p>
          </table:table-cell>
          <table:table-cell table:formula="of:=200*PI()*COS(200*PI()*[.A978])" office:value-type="float" office:value="39.4524469744635" calcext:value-type="float">
            <text:p>39.4524469744635</text:p>
          </table:table-cell>
          <table:table-cell table:formula="of:=SIN(200*PI()*[.A978])" office:value-type="float" office:value="-0.998026728428193" calcext:value-type="float">
            <text:p>-0.998026728428193</text:p>
          </table:table-cell>
        </table:table-row>
        <table:table-row table:style-name="ro1">
          <table:table-cell office:value-type="float" office:value="0.097700000000002" calcext:value-type="float">
            <text:p>0.097700000000002</text:p>
          </table:table-cell>
          <table:table-cell office:value-type="float" office:value="0.0000010752398793527" calcext:value-type="float">
            <text:p>1.0752398793527E-06</text:p>
          </table:table-cell>
          <table:table-cell office:value-type="float" office:value="-0.0000000016525500143416" calcext:value-type="float">
            <text:p>-1.6525500143416E-09</text:p>
          </table:table-cell>
          <table:table-cell office:value-type="float" office:value="-31.405590430334" calcext:value-type="float">
            <text:p>-31.405590430334</text:p>
          </table:table-cell>
          <table:table-cell office:value-type="float" office:value="0" calcext:value-type="float">
            <text:p>0</text:p>
          </table:table-cell>
          <table:table-cell table:formula="of:=[.F978]+(1-0.5)*0.0001*[.E978]+0.5*0.0001*[.E979]" office:value-type="float" office:value="-0.0000000000014299672557172" calcext:value-type="float">
            <text:p>-1.4299672557172E-12</text:p>
          </table:table-cell>
          <table:table-cell table:formula="of:=[.G978]+0.0001*[.F978]+(0.5-0.25)*0.0001^2*[.E978]+0.25*0.0001^2*[.E979]" office:value-type="float" office:value="-31.4055904302302" calcext:value-type="float">
            <text:p>-31.4055904302302</text:p>
          </table:table-cell>
          <table:table-cell table:formula="of:=[.H978]+1/2*([.A979]-[.A978])*([.E979]+[.E978])" office:value-type="float" office:value="-0.000000000000975886038645513" calcext:value-type="float">
            <text:p>-9.75886038645513E-13</text:p>
          </table:table-cell>
          <table:table-cell table:formula="of:=[.I978]+1/2*([.A979]-[.A978])*([.H979]+[.H978])" office:value-type="float" office:value="-31.4055904302302" calcext:value-type="float">
            <text:p>-31.4055904302302</text:p>
          </table:table-cell>
          <table:table-cell table:formula="of:=200*PI()*COS(200*PI()*[.A979])" office:value-type="float" office:value="78.7491931640398" calcext:value-type="float">
            <text:p>78.7491931640398</text:p>
          </table:table-cell>
          <table:table-cell table:formula="of:=SIN(200*PI()*[.A979])" office:value-type="float" office:value="-0.99211470131432" calcext:value-type="float">
            <text:p>-0.99211470131432</text:p>
          </table:table-cell>
        </table:table-row>
        <table:table-row table:style-name="ro1">
          <table:table-cell office:value-type="float" office:value="0.097800000000002" calcext:value-type="float">
            <text:p>0.097800000000002</text:p>
          </table:table-cell>
          <table:table-cell office:value-type="float" office:value="-0.00000034317099561743" calcext:value-type="float">
            <text:p>-3.4317099561743E-07</text:p>
          </table:table-cell>
          <table:table-cell office:value-type="float" office:value="-0.0000000016159465701548" calcext:value-type="float">
            <text:p>-1.6159465701548E-09</text:p>
          </table:table-cell>
          <table:table-cell office:value-type="float" office:value="-31.405590430334" calcext:value-type="float">
            <text:p>-31.405590430334</text:p>
          </table:table-cell>
          <table:table-cell office:value-type="float" office:value="0" calcext:value-type="float">
            <text:p>0</text:p>
          </table:table-cell>
          <table:table-cell table:formula="of:=[.F979]+(1-0.5)*0.0001*[.E979]+0.5*0.0001*[.E980]" office:value-type="float" office:value="-0.0000000000014299672557172" calcext:value-type="float">
            <text:p>-1.4299672557172E-12</text:p>
          </table:table-cell>
          <table:table-cell table:formula="of:=[.G979]+0.0001*[.F979]+(0.5-0.25)*0.0001^2*[.E979]+0.25*0.0001^2*[.E980]" office:value-type="float" office:value="-31.4055904302302" calcext:value-type="float">
            <text:p>-31.4055904302302</text:p>
          </table:table-cell>
          <table:table-cell table:formula="of:=[.H979]+1/2*([.A980]-[.A979])*([.E980]+[.E979])" office:value-type="float" office:value="-0.000000000000975886038645513" calcext:value-type="float">
            <text:p>-9.75886038645513E-13</text:p>
          </table:table-cell>
          <table:table-cell table:formula="of:=[.I979]+1/2*([.A980]-[.A979])*([.H980]+[.H979])" office:value-type="float" office:value="-31.4055904302302" calcext:value-type="float">
            <text:p>-31.4055904302302</text:p>
          </table:table-cell>
          <table:table-cell table:formula="of:=200*PI()*COS(200*PI()*[.A980])" office:value-type="float" office:value="117.735152265282" calcext:value-type="float">
            <text:p>117.735152265282</text:p>
          </table:table-cell>
          <table:table-cell table:formula="of:=SIN(200*PI()*[.A980])" office:value-type="float" office:value="-0.982287250728452" calcext:value-type="float">
            <text:p>-0.982287250728452</text:p>
          </table:table-cell>
        </table:table-row>
        <table:table-row table:style-name="ro1">
          <table:table-cell office:value-type="float" office:value="0.097900000000002" calcext:value-type="float">
            <text:p>0.097900000000002</text:p>
          </table:table-cell>
          <table:table-cell office:value-type="float" office:value="0.0000010321875834023" calcext:value-type="float">
            <text:p>1.0321875834023E-06</text:p>
          </table:table-cell>
          <table:table-cell office:value-type="float" office:value="-0.0000000015814957407656" calcext:value-type="float">
            <text:p>-1.5814957407656E-09</text:p>
          </table:table-cell>
          <table:table-cell office:value-type="float" office:value="-31.405590430334" calcext:value-type="float">
            <text:p>-31.405590430334</text:p>
          </table:table-cell>
          <table:table-cell office:value-type="float" office:value="0" calcext:value-type="float">
            <text:p>0</text:p>
          </table:table-cell>
          <table:table-cell table:formula="of:=[.F980]+(1-0.5)*0.0001*[.E980]+0.5*0.0001*[.E981]" office:value-type="float" office:value="-0.0000000000014299672557172" calcext:value-type="float">
            <text:p>-1.4299672557172E-12</text:p>
          </table:table-cell>
          <table:table-cell table:formula="of:=[.G980]+0.0001*[.F980]+(0.5-0.25)*0.0001^2*[.E980]+0.25*0.0001^2*[.E981]" office:value-type="float" office:value="-31.4055904302302" calcext:value-type="float">
            <text:p>-31.4055904302302</text:p>
          </table:table-cell>
          <table:table-cell table:formula="of:=[.H980]+1/2*([.A981]-[.A980])*([.E981]+[.E980])" office:value-type="float" office:value="-0.000000000000975886038645513" calcext:value-type="float">
            <text:p>-9.75886038645513E-13</text:p>
          </table:table-cell>
          <table:table-cell table:formula="of:=[.I980]+1/2*([.A981]-[.A980])*([.H981]+[.H980])" office:value-type="float" office:value="-31.4055904302302" calcext:value-type="float">
            <text:p>-31.4055904302302</text:p>
          </table:table-cell>
          <table:table-cell table:formula="of:=200*PI()*COS(200*PI()*[.A981])" office:value-type="float" office:value="156.256464508607" calcext:value-type="float">
            <text:p>156.256464508607</text:p>
          </table:table-cell>
          <table:table-cell table:formula="of:=SIN(200*PI()*[.A981])" office:value-type="float" office:value="-0.968583161128316" calcext:value-type="float">
            <text:p>-0.968583161128316</text:p>
          </table:table-cell>
        </table:table-row>
        <table:table-row table:style-name="ro1">
          <table:table-cell office:value-type="float" office:value="0.098000000000002" calcext:value-type="float">
            <text:p>0.098000000000002</text:p>
          </table:table-cell>
          <table:table-cell office:value-type="float" office:value="-0.00000030011869966703" calcext:value-type="float">
            <text:p>-3.0011869966703E-07</text:p>
          </table:table-cell>
          <table:table-cell office:value-type="float" office:value="-0.0000000015448922965788" calcext:value-type="float">
            <text:p>-1.5448922965788E-09</text:p>
          </table:table-cell>
          <table:table-cell office:value-type="float" office:value="-31.405590430334" calcext:value-type="float">
            <text:p>-31.405590430334</text:p>
          </table:table-cell>
          <table:table-cell office:value-type="float" office:value="0" calcext:value-type="float">
            <text:p>0</text:p>
          </table:table-cell>
          <table:table-cell table:formula="of:=[.F981]+(1-0.5)*0.0001*[.E981]+0.5*0.0001*[.E982]" office:value-type="float" office:value="-0.0000000000014299672557172" calcext:value-type="float">
            <text:p>-1.4299672557172E-12</text:p>
          </table:table-cell>
          <table:table-cell table:formula="of:=[.G981]+0.0001*[.F981]+(0.5-0.25)*0.0001^2*[.E981]+0.25*0.0001^2*[.E982]" office:value-type="float" office:value="-31.4055904302302" calcext:value-type="float">
            <text:p>-31.4055904302302</text:p>
          </table:table-cell>
          <table:table-cell table:formula="of:=[.H981]+1/2*([.A982]-[.A981])*([.E982]+[.E981])" office:value-type="float" office:value="-0.000000000000975886038645513" calcext:value-type="float">
            <text:p>-9.75886038645513E-13</text:p>
          </table:table-cell>
          <table:table-cell table:formula="of:=[.I981]+1/2*([.A982]-[.A981])*([.H982]+[.H981])" office:value-type="float" office:value="-31.4055904302302" calcext:value-type="float">
            <text:p>-31.4055904302302</text:p>
          </table:table-cell>
          <table:table-cell table:formula="of:=200*PI()*COS(200*PI()*[.A982])" office:value-type="float" office:value="194.161103873297" calcext:value-type="float">
            <text:p>194.161103873297</text:p>
          </table:table-cell>
          <table:table-cell table:formula="of:=SIN(200*PI()*[.A982])" office:value-type="float" office:value="-0.951056516294766" calcext:value-type="float">
            <text:p>-0.951056516294766</text:p>
          </table:table-cell>
        </table:table-row>
        <table:table-row table:style-name="ro1">
          <table:table-cell office:value-type="float" office:value="0.098100000000002" calcext:value-type="float">
            <text:p>0.098100000000002</text:p>
          </table:table-cell>
          <table:table-cell office:value-type="float" office:value="0.00000098913528745194" calcext:value-type="float">
            <text:p>9.8913528745194E-07</text:p>
          </table:table-cell>
          <table:table-cell office:value-type="float" office:value="-0.0000000015104414671896" calcext:value-type="float">
            <text:p>-1.5104414671896E-09</text:p>
          </table:table-cell>
          <table:table-cell office:value-type="float" office:value="-31.405590430334" calcext:value-type="float">
            <text:p>-31.405590430334</text:p>
          </table:table-cell>
          <table:table-cell office:value-type="float" office:value="0" calcext:value-type="float">
            <text:p>0</text:p>
          </table:table-cell>
          <table:table-cell table:formula="of:=[.F982]+(1-0.5)*0.0001*[.E982]+0.5*0.0001*[.E983]" office:value-type="float" office:value="-0.0000000000014299672557172" calcext:value-type="float">
            <text:p>-1.4299672557172E-12</text:p>
          </table:table-cell>
          <table:table-cell table:formula="of:=[.G982]+0.0001*[.F982]+(0.5-0.25)*0.0001^2*[.E982]+0.25*0.0001^2*[.E983]" office:value-type="float" office:value="-31.4055904302302" calcext:value-type="float">
            <text:p>-31.4055904302302</text:p>
          </table:table-cell>
          <table:table-cell table:formula="of:=[.H982]+1/2*([.A983]-[.A982])*([.E983]+[.E982])" office:value-type="float" office:value="-0.000000000000975886038645513" calcext:value-type="float">
            <text:p>-9.75886038645513E-13</text:p>
          </table:table-cell>
          <table:table-cell table:formula="of:=[.I982]+1/2*([.A983]-[.A982])*([.H983]+[.H982])" office:value-type="float" office:value="-31.4055904302302" calcext:value-type="float">
            <text:p>-31.4055904302302</text:p>
          </table:table-cell>
          <table:table-cell table:formula="of:=200*PI()*COS(200*PI()*[.A983])" office:value-type="float" office:value="231.299478064778" calcext:value-type="float">
            <text:p>231.299478064778</text:p>
          </table:table-cell>
          <table:table-cell table:formula="of:=SIN(200*PI()*[.A983])" office:value-type="float" office:value="-0.929776485887788" calcext:value-type="float">
            <text:p>-0.929776485887788</text:p>
          </table:table-cell>
        </table:table-row>
        <table:table-row table:style-name="ro1">
          <table:table-cell office:value-type="float" office:value="0.098200000000002" calcext:value-type="float">
            <text:p>0.098200000000002</text:p>
          </table:table-cell>
          <table:table-cell office:value-type="float" office:value="-0.00000025706640371664" calcext:value-type="float">
            <text:p>-2.5706640371664E-07</text:p>
          </table:table-cell>
          <table:table-cell office:value-type="float" office:value="-0.0000000014738380230028" calcext:value-type="float">
            <text:p>-1.4738380230028E-09</text:p>
          </table:table-cell>
          <table:table-cell office:value-type="float" office:value="-31.405590430334" calcext:value-type="float">
            <text:p>-31.405590430334</text:p>
          </table:table-cell>
          <table:table-cell office:value-type="float" office:value="0" calcext:value-type="float">
            <text:p>0</text:p>
          </table:table-cell>
          <table:table-cell table:formula="of:=[.F983]+(1-0.5)*0.0001*[.E983]+0.5*0.0001*[.E984]" office:value-type="float" office:value="-0.0000000000014299672557172" calcext:value-type="float">
            <text:p>-1.4299672557172E-12</text:p>
          </table:table-cell>
          <table:table-cell table:formula="of:=[.G983]+0.0001*[.F983]+(0.5-0.25)*0.0001^2*[.E983]+0.25*0.0001^2*[.E984]" office:value-type="float" office:value="-31.4055904302302" calcext:value-type="float">
            <text:p>-31.4055904302302</text:p>
          </table:table-cell>
          <table:table-cell table:formula="of:=[.H983]+1/2*([.A984]-[.A983])*([.E984]+[.E983])" office:value-type="float" office:value="-0.000000000000975886038645513" calcext:value-type="float">
            <text:p>-9.75886038645513E-13</text:p>
          </table:table-cell>
          <table:table-cell table:formula="of:=[.I983]+1/2*([.A984]-[.A983])*([.H984]+[.H983])" office:value-type="float" office:value="-31.4055904302302" calcext:value-type="float">
            <text:p>-31.4055904302302</text:p>
          </table:table-cell>
          <table:table-cell table:formula="of:=200*PI()*COS(200*PI()*[.A984])" office:value-type="float" office:value="267.525018887017" calcext:value-type="float">
            <text:p>267.525018887017</text:p>
          </table:table-cell>
          <table:table-cell table:formula="of:=SIN(200*PI()*[.A984])" office:value-type="float" office:value="-0.904827052465482" calcext:value-type="float">
            <text:p>-0.904827052465482</text:p>
          </table:table-cell>
        </table:table-row>
        <table:table-row table:style-name="ro1">
          <table:table-cell office:value-type="float" office:value="0.098300000000002" calcext:value-type="float">
            <text:p>0.098300000000002</text:p>
          </table:table-cell>
          <table:table-cell office:value-type="float" office:value="0.00000094608299150154" calcext:value-type="float">
            <text:p>9.4608299150154E-07</text:p>
          </table:table-cell>
          <table:table-cell office:value-type="float" office:value="-0.0000000014393871936136" calcext:value-type="float">
            <text:p>-1.4393871936136E-09</text:p>
          </table:table-cell>
          <table:table-cell office:value-type="float" office:value="-31.405590430335" calcext:value-type="float">
            <text:p>-31.405590430335</text:p>
          </table:table-cell>
          <table:table-cell office:value-type="float" office:value="0" calcext:value-type="float">
            <text:p>0</text:p>
          </table:table-cell>
          <table:table-cell table:formula="of:=[.F984]+(1-0.5)*0.0001*[.E984]+0.5*0.0001*[.E985]" office:value-type="float" office:value="-0.0000000000014299672557172" calcext:value-type="float">
            <text:p>-1.4299672557172E-12</text:p>
          </table:table-cell>
          <table:table-cell table:formula="of:=[.G984]+0.0001*[.F984]+(0.5-0.25)*0.0001^2*[.E984]+0.25*0.0001^2*[.E985]" office:value-type="float" office:value="-31.4055904302302" calcext:value-type="float">
            <text:p>-31.4055904302302</text:p>
          </table:table-cell>
          <table:table-cell table:formula="of:=[.H984]+1/2*([.A985]-[.A984])*([.E985]+[.E984])" office:value-type="float" office:value="-0.000000000000975886038645513" calcext:value-type="float">
            <text:p>-9.75886038645513E-13</text:p>
          </table:table-cell>
          <table:table-cell table:formula="of:=[.I984]+1/2*([.A985]-[.A984])*([.H985]+[.H984])" office:value-type="float" office:value="-31.4055904302302" calcext:value-type="float">
            <text:p>-31.4055904302302</text:p>
          </table:table-cell>
          <table:table-cell table:formula="of:=200*PI()*COS(200*PI()*[.A985])" office:value-type="float" office:value="302.694760680264" calcext:value-type="float">
            <text:p>302.694760680264</text:p>
          </table:table-cell>
          <table:table-cell table:formula="of:=SIN(200*PI()*[.A985])" office:value-type="float" office:value="-0.876306680043254" calcext:value-type="float">
            <text:p>-0.876306680043254</text:p>
          </table:table-cell>
        </table:table-row>
        <table:table-row table:style-name="ro1">
          <table:table-cell office:value-type="float" office:value="0.098400000000002" calcext:value-type="float">
            <text:p>0.098400000000002</text:p>
          </table:table-cell>
          <table:table-cell office:value-type="float" office:value="-0.00000021401410776625" calcext:value-type="float">
            <text:p>-2.1401410776625E-07</text:p>
          </table:table-cell>
          <table:table-cell office:value-type="float" office:value="-0.0000000014027837494268" calcext:value-type="float">
            <text:p>-1.4027837494268E-09</text:p>
          </table:table-cell>
          <table:table-cell office:value-type="float" office:value="-31.405590430335" calcext:value-type="float">
            <text:p>-31.405590430335</text:p>
          </table:table-cell>
          <table:table-cell office:value-type="float" office:value="0" calcext:value-type="float">
            <text:p>0</text:p>
          </table:table-cell>
          <table:table-cell table:formula="of:=[.F985]+(1-0.5)*0.0001*[.E985]+0.5*0.0001*[.E986]" office:value-type="float" office:value="-0.0000000000014299672557172" calcext:value-type="float">
            <text:p>-1.4299672557172E-12</text:p>
          </table:table-cell>
          <table:table-cell table:formula="of:=[.G985]+0.0001*[.F985]+(0.5-0.25)*0.0001^2*[.E985]+0.25*0.0001^2*[.E986]" office:value-type="float" office:value="-31.4055904302302" calcext:value-type="float">
            <text:p>-31.4055904302302</text:p>
          </table:table-cell>
          <table:table-cell table:formula="of:=[.H985]+1/2*([.A986]-[.A985])*([.E986]+[.E985])" office:value-type="float" office:value="-0.000000000000975886038645513" calcext:value-type="float">
            <text:p>-9.75886038645513E-13</text:p>
          </table:table-cell>
          <table:table-cell table:formula="of:=[.I985]+1/2*([.A986]-[.A985])*([.H986]+[.H985])" office:value-type="float" office:value="-31.4055904302302" calcext:value-type="float">
            <text:p>-31.4055904302302</text:p>
          </table:table-cell>
          <table:table-cell table:formula="of:=200*PI()*COS(200*PI()*[.A986])" office:value-type="float" office:value="336.669904541189" calcext:value-type="float">
            <text:p>336.669904541189</text:p>
          </table:table-cell>
          <table:table-cell table:formula="of:=SIN(200*PI()*[.A986])" office:value-type="float" office:value="-0.844327925501336" calcext:value-type="float">
            <text:p>-0.844327925501336</text:p>
          </table:table-cell>
        </table:table-row>
        <table:table-row table:style-name="ro1">
          <table:table-cell office:value-type="float" office:value="0.098500000000002" calcext:value-type="float">
            <text:p>0.098500000000002</text:p>
          </table:table-cell>
          <table:table-cell office:value-type="float" office:value="0.00000090303069555115" calcext:value-type="float">
            <text:p>9.0303069555115E-07</text:p>
          </table:table-cell>
          <table:table-cell office:value-type="float" office:value="-0.0000000013683329200376" calcext:value-type="float">
            <text:p>-1.3683329200376E-09</text:p>
          </table:table-cell>
          <table:table-cell office:value-type="float" office:value="-31.405590430335" calcext:value-type="float">
            <text:p>-31.405590430335</text:p>
          </table:table-cell>
          <table:table-cell office:value-type="float" office:value="0" calcext:value-type="float">
            <text:p>0</text:p>
          </table:table-cell>
          <table:table-cell table:formula="of:=[.F986]+(1-0.5)*0.0001*[.E986]+0.5*0.0001*[.E987]" office:value-type="float" office:value="-0.0000000000014299672557172" calcext:value-type="float">
            <text:p>-1.4299672557172E-12</text:p>
          </table:table-cell>
          <table:table-cell table:formula="of:=[.G986]+0.0001*[.F986]+(0.5-0.25)*0.0001^2*[.E986]+0.25*0.0001^2*[.E987]" office:value-type="float" office:value="-31.4055904302302" calcext:value-type="float">
            <text:p>-31.4055904302302</text:p>
          </table:table-cell>
          <table:table-cell table:formula="of:=[.H986]+1/2*([.A987]-[.A986])*([.E987]+[.E986])" office:value-type="float" office:value="-0.000000000000975886038645513" calcext:value-type="float">
            <text:p>-9.75886038645513E-13</text:p>
          </table:table-cell>
          <table:table-cell table:formula="of:=[.I986]+1/2*([.A987]-[.A986])*([.H987]+[.H986])" office:value-type="float" office:value="-31.4055904302302" calcext:value-type="float">
            <text:p>-31.4055904302302</text:p>
          </table:table-cell>
          <table:table-cell table:formula="of:=200*PI()*COS(200*PI()*[.A987])" office:value-type="float" office:value="369.31636609873" calcext:value-type="float">
            <text:p>369.31636609873</text:p>
          </table:table-cell>
          <table:table-cell table:formula="of:=SIN(200*PI()*[.A987])" office:value-type="float" office:value="-0.809016994374209" calcext:value-type="float">
            <text:p>-0.809016994374209</text:p>
          </table:table-cell>
        </table:table-row>
        <table:table-row table:style-name="ro1">
          <table:table-cell office:value-type="float" office:value="0.098600000000002" calcext:value-type="float">
            <text:p>0.098600000000002</text:p>
          </table:table-cell>
          <table:table-cell office:value-type="float" office:value="-0.00000017096181181585" calcext:value-type="float">
            <text:p>-1.7096181181585E-07</text:p>
          </table:table-cell>
          <table:table-cell office:value-type="float" office:value="-0.0000000013317294758508" calcext:value-type="float">
            <text:p>-1.3317294758508E-09</text:p>
          </table:table-cell>
          <table:table-cell office:value-type="float" office:value="-31.405590430335" calcext:value-type="float">
            <text:p>-31.405590430335</text:p>
          </table:table-cell>
          <table:table-cell office:value-type="float" office:value="0" calcext:value-type="float">
            <text:p>0</text:p>
          </table:table-cell>
          <table:table-cell table:formula="of:=[.F987]+(1-0.5)*0.0001*[.E987]+0.5*0.0001*[.E988]" office:value-type="float" office:value="-0.0000000000014299672557172" calcext:value-type="float">
            <text:p>-1.4299672557172E-12</text:p>
          </table:table-cell>
          <table:table-cell table:formula="of:=[.G987]+0.0001*[.F987]+(0.5-0.25)*0.0001^2*[.E987]+0.25*0.0001^2*[.E988]" office:value-type="float" office:value="-31.4055904302302" calcext:value-type="float">
            <text:p>-31.4055904302302</text:p>
          </table:table-cell>
          <table:table-cell table:formula="of:=[.H987]+1/2*([.A988]-[.A987])*([.E988]+[.E987])" office:value-type="float" office:value="-0.000000000000975886038645513" calcext:value-type="float">
            <text:p>-9.75886038645513E-13</text:p>
          </table:table-cell>
          <table:table-cell table:formula="of:=[.I987]+1/2*([.A988]-[.A987])*([.H988]+[.H987])" office:value-type="float" office:value="-31.4055904302302" calcext:value-type="float">
            <text:p>-31.4055904302302</text:p>
          </table:table-cell>
          <table:table-cell table:formula="of:=200*PI()*COS(200*PI()*[.A988])" office:value-type="float" office:value="400.505304683886" calcext:value-type="float">
            <text:p>400.505304683886</text:p>
          </table:table-cell>
          <table:table-cell table:formula="of:=SIN(200*PI()*[.A988])" office:value-type="float" office:value="-0.770513242774986" calcext:value-type="float">
            <text:p>-0.770513242774986</text:p>
          </table:table-cell>
        </table:table-row>
        <table:table-row table:style-name="ro1">
          <table:table-cell office:value-type="float" office:value="0.098700000000002" calcext:value-type="float">
            <text:p>0.098700000000002</text:p>
          </table:table-cell>
          <table:table-cell office:value-type="float" office:value="0.00000085997839960076" calcext:value-type="float">
            <text:p>8.5997839960076E-07</text:p>
          </table:table-cell>
          <table:table-cell office:value-type="float" office:value="-0.0000000012972786464616" calcext:value-type="float">
            <text:p>-1.2972786464616E-09</text:p>
          </table:table-cell>
          <table:table-cell office:value-type="float" office:value="-31.405590430335" calcext:value-type="float">
            <text:p>-31.405590430335</text:p>
          </table:table-cell>
          <table:table-cell office:value-type="float" office:value="0" calcext:value-type="float">
            <text:p>0</text:p>
          </table:table-cell>
          <table:table-cell table:formula="of:=[.F988]+(1-0.5)*0.0001*[.E988]+0.5*0.0001*[.E989]" office:value-type="float" office:value="-0.0000000000014299672557172" calcext:value-type="float">
            <text:p>-1.4299672557172E-12</text:p>
          </table:table-cell>
          <table:table-cell table:formula="of:=[.G988]+0.0001*[.F988]+(0.5-0.25)*0.0001^2*[.E988]+0.25*0.0001^2*[.E989]" office:value-type="float" office:value="-31.4055904302302" calcext:value-type="float">
            <text:p>-31.4055904302302</text:p>
          </table:table-cell>
          <table:table-cell table:formula="of:=[.H988]+1/2*([.A989]-[.A988])*([.E989]+[.E988])" office:value-type="float" office:value="-0.000000000000975886038645513" calcext:value-type="float">
            <text:p>-9.75886038645513E-13</text:p>
          </table:table-cell>
          <table:table-cell table:formula="of:=[.I988]+1/2*([.A989]-[.A988])*([.H989]+[.H988])" office:value-type="float" office:value="-31.4055904302302" calcext:value-type="float">
            <text:p>-31.4055904302302</text:p>
          </table:table-cell>
          <table:table-cell table:formula="of:=200*PI()*COS(200*PI()*[.A989])" office:value-type="float" office:value="430.113631804923" calcext:value-type="float">
            <text:p>430.113631804923</text:p>
          </table:table-cell>
          <table:table-cell table:formula="of:=SIN(200*PI()*[.A989])" office:value-type="float" office:value="-0.728968627420547" calcext:value-type="float">
            <text:p>-0.728968627420547</text:p>
          </table:table-cell>
        </table:table-row>
        <table:table-row table:style-name="ro1">
          <table:table-cell office:value-type="float" office:value="0.098800000000002" calcext:value-type="float">
            <text:p>0.098800000000002</text:p>
          </table:table-cell>
          <table:table-cell office:value-type="float" office:value="-0.00000012790951586546" calcext:value-type="float">
            <text:p>-1.2790951586546E-07</text:p>
          </table:table-cell>
          <table:table-cell office:value-type="float" office:value="-0.0000000012606752022748" calcext:value-type="float">
            <text:p>-1.2606752022748E-09</text:p>
          </table:table-cell>
          <table:table-cell office:value-type="float" office:value="-31.405590430335" calcext:value-type="float">
            <text:p>-31.405590430335</text:p>
          </table:table-cell>
          <table:table-cell office:value-type="float" office:value="0" calcext:value-type="float">
            <text:p>0</text:p>
          </table:table-cell>
          <table:table-cell table:formula="of:=[.F989]+(1-0.5)*0.0001*[.E989]+0.5*0.0001*[.E990]" office:value-type="float" office:value="-0.0000000000014299672557172" calcext:value-type="float">
            <text:p>-1.4299672557172E-12</text:p>
          </table:table-cell>
          <table:table-cell table:formula="of:=[.G989]+0.0001*[.F989]+(0.5-0.25)*0.0001^2*[.E989]+0.25*0.0001^2*[.E990]" office:value-type="float" office:value="-31.4055904302302" calcext:value-type="float">
            <text:p>-31.4055904302302</text:p>
          </table:table-cell>
          <table:table-cell table:formula="of:=[.H989]+1/2*([.A990]-[.A989])*([.E990]+[.E989])" office:value-type="float" office:value="-0.000000000000975886038645513" calcext:value-type="float">
            <text:p>-9.75886038645513E-13</text:p>
          </table:table-cell>
          <table:table-cell table:formula="of:=[.I989]+1/2*([.A990]-[.A989])*([.H990]+[.H989])" office:value-type="float" office:value="-31.4055904302302" calcext:value-type="float">
            <text:p>-31.4055904302302</text:p>
          </table:table-cell>
          <table:table-cell table:formula="of:=200*PI()*COS(200*PI()*[.A990])" office:value-type="float" office:value="458.024496921453" calcext:value-type="float">
            <text:p>458.024496921453</text:p>
          </table:table-cell>
          <table:table-cell table:formula="of:=SIN(200*PI()*[.A990])" office:value-type="float" office:value="-0.684547105927765" calcext:value-type="float">
            <text:p>-0.684547105927765</text:p>
          </table:table-cell>
        </table:table-row>
        <table:table-row table:style-name="ro1">
          <table:table-cell office:value-type="float" office:value="0.098900000000002" calcext:value-type="float">
            <text:p>0.098900000000002</text:p>
          </table:table-cell>
          <table:table-cell office:value-type="float" office:value="0.00000081692610365036" calcext:value-type="float">
            <text:p>8.1692610365036E-07</text:p>
          </table:table-cell>
          <table:table-cell office:value-type="float" office:value="-0.0000000012262243728856" calcext:value-type="float">
            <text:p>-1.2262243728856E-09</text:p>
          </table:table-cell>
          <table:table-cell office:value-type="float" office:value="-31.405590430335" calcext:value-type="float">
            <text:p>-31.405590430335</text:p>
          </table:table-cell>
          <table:table-cell office:value-type="float" office:value="0" calcext:value-type="float">
            <text:p>0</text:p>
          </table:table-cell>
          <table:table-cell table:formula="of:=[.F990]+(1-0.5)*0.0001*[.E990]+0.5*0.0001*[.E991]" office:value-type="float" office:value="-0.0000000000014299672557172" calcext:value-type="float">
            <text:p>-1.4299672557172E-12</text:p>
          </table:table-cell>
          <table:table-cell table:formula="of:=[.G990]+0.0001*[.F990]+(0.5-0.25)*0.0001^2*[.E990]+0.25*0.0001^2*[.E991]" office:value-type="float" office:value="-31.4055904302302" calcext:value-type="float">
            <text:p>-31.4055904302302</text:p>
          </table:table-cell>
          <table:table-cell table:formula="of:=[.H990]+1/2*([.A991]-[.A990])*([.E991]+[.E990])" office:value-type="float" office:value="-0.000000000000975886038645513" calcext:value-type="float">
            <text:p>-9.75886038645513E-13</text:p>
          </table:table-cell>
          <table:table-cell table:formula="of:=[.I990]+1/2*([.A991]-[.A990])*([.H991]+[.H990])" office:value-type="float" office:value="-31.4055904302302" calcext:value-type="float">
            <text:p>-31.4055904302302</text:p>
          </table:table-cell>
          <table:table-cell table:formula="of:=200*PI()*COS(200*PI()*[.A991])" office:value-type="float" office:value="484.127748600119" calcext:value-type="float">
            <text:p>484.127748600119</text:p>
          </table:table-cell>
          <table:table-cell table:formula="of:=SIN(200*PI()*[.A991])" office:value-type="float" office:value="-0.637423989747717" calcext:value-type="float">
            <text:p>-0.637423989747717</text:p>
          </table:table-cell>
        </table:table-row>
        <table:table-row table:style-name="ro1">
          <table:table-cell office:value-type="float" office:value="0.099000000000002" calcext:value-type="float">
            <text:p>0.099000000000002</text:p>
          </table:table-cell>
          <table:table-cell office:value-type="float" office:value="-0.000000084857219915068" calcext:value-type="float">
            <text:p>-8.4857219915068E-08</text:p>
          </table:table-cell>
          <table:table-cell office:value-type="float" office:value="-0.0000000011896209286988" calcext:value-type="float">
            <text:p>-1.1896209286988E-09</text:p>
          </table:table-cell>
          <table:table-cell office:value-type="float" office:value="-31.405590430336" calcext:value-type="float">
            <text:p>-31.405590430336</text:p>
          </table:table-cell>
          <table:table-cell office:value-type="float" office:value="0" calcext:value-type="float">
            <text:p>0</text:p>
          </table:table-cell>
          <table:table-cell table:formula="of:=[.F991]+(1-0.5)*0.0001*[.E991]+0.5*0.0001*[.E992]" office:value-type="float" office:value="-0.0000000000014299672557172" calcext:value-type="float">
            <text:p>-1.4299672557172E-12</text:p>
          </table:table-cell>
          <table:table-cell table:formula="of:=[.G991]+0.0001*[.F991]+(0.5-0.25)*0.0001^2*[.E991]+0.25*0.0001^2*[.E992]" office:value-type="float" office:value="-31.4055904302302" calcext:value-type="float">
            <text:p>-31.4055904302302</text:p>
          </table:table-cell>
          <table:table-cell table:formula="of:=[.H991]+1/2*([.A992]-[.A991])*([.E992]+[.E991])" office:value-type="float" office:value="-0.000000000000975886038645513" calcext:value-type="float">
            <text:p>-9.75886038645513E-13</text:p>
          </table:table-cell>
          <table:table-cell table:formula="of:=[.I991]+1/2*([.A992]-[.A991])*([.H992]+[.H991])" office:value-type="float" office:value="-31.4055904302302" calcext:value-type="float">
            <text:p>-31.4055904302302</text:p>
          </table:table-cell>
          <table:table-cell table:formula="of:=200*PI()*COS(200*PI()*[.A992])" office:value-type="float" office:value="508.320369231991" calcext:value-type="float">
            <text:p>508.320369231991</text:p>
          </table:table-cell>
          <table:table-cell table:formula="of:=SIN(200*PI()*[.A992])" office:value-type="float" office:value="-0.587785252291455" calcext:value-type="float">
            <text:p>-0.587785252291455</text:p>
          </table:table-cell>
        </table:table-row>
        <table:table-row table:style-name="ro1">
          <table:table-cell office:value-type="float" office:value="0.099100000000002" calcext:value-type="float">
            <text:p>0.099100000000002</text:p>
          </table:table-cell>
          <table:table-cell office:value-type="float" office:value="0.00000077387380769997" calcext:value-type="float">
            <text:p>7.7387380769997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336" calcext:value-type="float">
            <text:p>-31.405590430336</text:p>
          </table:table-cell>
          <table:table-cell office:value-type="float" office:value="0" calcext:value-type="float">
            <text:p>0</text:p>
          </table:table-cell>
          <table:table-cell table:formula="of:=[.F992]+(1-0.5)*0.0001*[.E992]+0.5*0.0001*[.E993]" office:value-type="float" office:value="-0.0000000000014299672557172" calcext:value-type="float">
            <text:p>-1.4299672557172E-12</text:p>
          </table:table-cell>
          <table:table-cell table:formula="of:=[.G992]+0.0001*[.F992]+(0.5-0.25)*0.0001^2*[.E992]+0.25*0.0001^2*[.E993]" office:value-type="float" office:value="-31.4055904302302" calcext:value-type="float">
            <text:p>-31.4055904302302</text:p>
          </table:table-cell>
          <table:table-cell table:formula="of:=[.H992]+1/2*([.A993]-[.A992])*([.E993]+[.E992])" office:value-type="float" office:value="-0.000000000000975886038645513" calcext:value-type="float">
            <text:p>-9.75886038645513E-13</text:p>
          </table:table-cell>
          <table:table-cell table:formula="of:=[.I992]+1/2*([.A993]-[.A992])*([.H993]+[.H992])" office:value-type="float" office:value="-31.4055904302302" calcext:value-type="float">
            <text:p>-31.4055904302302</text:p>
          </table:table-cell>
          <table:table-cell table:formula="of:=200*PI()*COS(200*PI()*[.A993])" office:value-type="float" office:value="530.506881595993" calcext:value-type="float">
            <text:p>530.506881595993</text:p>
          </table:table-cell>
          <table:table-cell table:formula="of:=SIN(200*PI()*[.A993])" office:value-type="float" office:value="-0.535826794977931" calcext:value-type="float">
            <text:p>-0.535826794977931</text:p>
          </table:table-cell>
        </table:table-row>
        <table:table-row table:style-name="ro1">
          <table:table-cell office:value-type="float" office:value="0.099200000000002" calcext:value-type="float">
            <text:p>0.099200000000002</text:p>
          </table:table-cell>
          <table:table-cell office:value-type="float" office:value="-0.000000041804923964675" calcext:value-type="float">
            <text:p>-4.1804923964675E-08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336" calcext:value-type="float">
            <text:p>-31.405590430336</text:p>
          </table:table-cell>
          <table:table-cell office:value-type="float" office:value="0" calcext:value-type="float">
            <text:p>0</text:p>
          </table:table-cell>
          <table:table-cell table:formula="of:=[.F993]+(1-0.5)*0.0001*[.E993]+0.5*0.0001*[.E994]" office:value-type="float" office:value="-0.0000000000014299672557172" calcext:value-type="float">
            <text:p>-1.4299672557172E-12</text:p>
          </table:table-cell>
          <table:table-cell table:formula="of:=[.G993]+0.0001*[.F993]+(0.5-0.25)*0.0001^2*[.E993]+0.25*0.0001^2*[.E994]" office:value-type="float" office:value="-31.4055904302302" calcext:value-type="float">
            <text:p>-31.4055904302302</text:p>
          </table:table-cell>
          <table:table-cell table:formula="of:=[.H993]+1/2*([.A994]-[.A993])*([.E994]+[.E993])" office:value-type="float" office:value="-0.000000000000975886038645513" calcext:value-type="float">
            <text:p>-9.75886038645513E-13</text:p>
          </table:table-cell>
          <table:table-cell table:formula="of:=[.I993]+1/2*([.A994]-[.A993])*([.H994]+[.H993])" office:value-type="float" office:value="-31.4055904302302" calcext:value-type="float">
            <text:p>-31.4055904302302</text:p>
          </table:table-cell>
          <table:table-cell table:formula="of:=200*PI()*COS(200*PI()*[.A994])" office:value-type="float" office:value="550.599725663876" calcext:value-type="float">
            <text:p>550.599725663876</text:p>
          </table:table-cell>
          <table:table-cell table:formula="of:=SIN(200*PI()*[.A994])" office:value-type="float" office:value="-0.481753674100607" calcext:value-type="float">
            <text:p>-0.481753674100607</text:p>
          </table:table-cell>
        </table:table-row>
        <table:table-row table:style-name="ro1">
          <table:table-cell office:value-type="float" office:value="0.099300000000002" calcext:value-type="float">
            <text:p>0.099300000000002</text:p>
          </table:table-cell>
          <table:table-cell office:value-type="float" office:value="0.00000073082151174958" calcext:value-type="float">
            <text:p>7.3082151174958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336" calcext:value-type="float">
            <text:p>-31.405590430336</text:p>
          </table:table-cell>
          <table:table-cell office:value-type="float" office:value="0" calcext:value-type="float">
            <text:p>0</text:p>
          </table:table-cell>
          <table:table-cell table:formula="of:=[.F994]+(1-0.5)*0.0001*[.E994]+0.5*0.0001*[.E995]" office:value-type="float" office:value="-0.0000000000014299672557172" calcext:value-type="float">
            <text:p>-1.4299672557172E-12</text:p>
          </table:table-cell>
          <table:table-cell table:formula="of:=[.G994]+0.0001*[.F994]+(0.5-0.25)*0.0001^2*[.E994]+0.25*0.0001^2*[.E995]" office:value-type="float" office:value="-31.4055904302302" calcext:value-type="float">
            <text:p>-31.4055904302302</text:p>
          </table:table-cell>
          <table:table-cell table:formula="of:=[.H994]+1/2*([.A995]-[.A994])*([.E995]+[.E994])" office:value-type="float" office:value="-0.000000000000975886038645513" calcext:value-type="float">
            <text:p>-9.75886038645513E-13</text:p>
          </table:table-cell>
          <table:table-cell table:formula="of:=[.I994]+1/2*([.A995]-[.A994])*([.H995]+[.H994])" office:value-type="float" office:value="-31.4055904302302" calcext:value-type="float">
            <text:p>-31.4055904302302</text:p>
          </table:table-cell>
          <table:table-cell table:formula="of:=200*PI()*COS(200*PI()*[.A995])" office:value-type="float" office:value="568.519604159648" calcext:value-type="float">
            <text:p>568.519604159648</text:p>
          </table:table-cell>
          <table:table-cell table:formula="of:=SIN(200*PI()*[.A995])" office:value-type="float" office:value="-0.425779291563931" calcext:value-type="float">
            <text:p>-0.425779291563931</text:p>
          </table:table-cell>
        </table:table-row>
        <table:table-row table:style-name="ro1">
          <table:table-cell office:value-type="float" office:value="0.099400000000002" calcext:value-type="float">
            <text:p>0.099400000000002</text:p>
          </table:table-cell>
          <table:table-cell office:value-type="float" office:value="0.0000000012473719857177" calcext:value-type="float">
            <text:p>1.2473719857177E-09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336" calcext:value-type="float">
            <text:p>-31.405590430336</text:p>
          </table:table-cell>
          <table:table-cell office:value-type="float" office:value="0" calcext:value-type="float">
            <text:p>0</text:p>
          </table:table-cell>
          <table:table-cell table:formula="of:=[.F995]+(1-0.5)*0.0001*[.E995]+0.5*0.0001*[.E996]" office:value-type="float" office:value="-0.0000000000014299672557172" calcext:value-type="float">
            <text:p>-1.4299672557172E-12</text:p>
          </table:table-cell>
          <table:table-cell table:formula="of:=[.G995]+0.0001*[.F995]+(0.5-0.25)*0.0001^2*[.E995]+0.25*0.0001^2*[.E996]" office:value-type="float" office:value="-31.4055904302302" calcext:value-type="float">
            <text:p>-31.4055904302302</text:p>
          </table:table-cell>
          <table:table-cell table:formula="of:=[.H995]+1/2*([.A996]-[.A995])*([.E996]+[.E995])" office:value-type="float" office:value="-0.000000000000975886038645513" calcext:value-type="float">
            <text:p>-9.75886038645513E-13</text:p>
          </table:table-cell>
          <table:table-cell table:formula="of:=[.I995]+1/2*([.A996]-[.A995])*([.H996]+[.H995])" office:value-type="float" office:value="-31.4055904302302" calcext:value-type="float">
            <text:p>-31.4055904302302</text:p>
          </table:table-cell>
          <table:table-cell table:formula="of:=200*PI()*COS(200*PI()*[.A996])" office:value-type="float" office:value="584.195795509705" calcext:value-type="float">
            <text:p>584.195795509705</text:p>
          </table:table-cell>
          <table:table-cell table:formula="of:=SIN(200*PI()*[.A996])" office:value-type="float" office:value="-0.368124552683502" calcext:value-type="float">
            <text:p>-0.368124552683502</text:p>
          </table:table-cell>
        </table:table-row>
        <table:table-row table:style-name="ro1">
          <table:table-cell office:value-type="float" office:value="0.099500000000002" calcext:value-type="float">
            <text:p>0.099500000000002</text:p>
          </table:table-cell>
          <table:table-cell office:value-type="float" office:value="0.00000068776921579919" calcext:value-type="float">
            <text:p>6.8776921579919E-07</text:p>
          </table:table-cell>
          <table:table-cell office:value-type="float" office:value="-0.0000000010130615521575" calcext:value-type="float">
            <text:p>-1.0130615521575E-09</text:p>
          </table:table-cell>
          <table:table-cell office:value-type="float" office:value="-31.405590430336" calcext:value-type="float">
            <text:p>-31.405590430336</text:p>
          </table:table-cell>
          <table:table-cell office:value-type="float" office:value="0" calcext:value-type="float">
            <text:p>0</text:p>
          </table:table-cell>
          <table:table-cell table:formula="of:=[.F996]+(1-0.5)*0.0001*[.E996]+0.5*0.0001*[.E997]" office:value-type="float" office:value="-0.0000000000014299672557172" calcext:value-type="float">
            <text:p>-1.4299672557172E-12</text:p>
          </table:table-cell>
          <table:table-cell table:formula="of:=[.G996]+0.0001*[.F996]+(0.5-0.25)*0.0001^2*[.E996]+0.25*0.0001^2*[.E997]" office:value-type="float" office:value="-31.4055904302302" calcext:value-type="float">
            <text:p>-31.4055904302302</text:p>
          </table:table-cell>
          <table:table-cell table:formula="of:=[.H996]+1/2*([.A997]-[.A996])*([.E997]+[.E996])" office:value-type="float" office:value="-0.000000000000975886038645513" calcext:value-type="float">
            <text:p>-9.75886038645513E-13</text:p>
          </table:table-cell>
          <table:table-cell table:formula="of:=[.I996]+1/2*([.A997]-[.A996])*([.H997]+[.H996])" office:value-type="float" office:value="-31.4055904302302" calcext:value-type="float">
            <text:p>-31.4055904302302</text:p>
          </table:table-cell>
          <table:table-cell table:formula="of:=200*PI()*COS(200*PI()*[.A997])" office:value-type="float" office:value="597.566432948556" calcext:value-type="float">
            <text:p>597.566432948556</text:p>
          </table:table-cell>
          <table:table-cell table:formula="of:=SIN(200*PI()*[.A997])" office:value-type="float" office:value="-0.309016994373749" calcext:value-type="float">
            <text:p>-0.309016994373749</text:p>
          </table:table-cell>
        </table:table-row>
        <table:table-row table:style-name="ro1">
          <table:table-cell office:value-type="float" office:value="0.099600000000002" calcext:value-type="float">
            <text:p>0.099600000000002</text:p>
          </table:table-cell>
          <table:table-cell office:value-type="float" office:value="-0.0000013767858035841" calcext:value-type="float">
            <text:p>-1.3767858035841E-06</text:p>
          </table:table-cell>
          <table:table-cell office:value-type="float" office:value="-0.0000000010475123815468" calcext:value-type="float">
            <text:p>-1.0475123815468E-09</text:p>
          </table:table-cell>
          <table:table-cell office:value-type="float" office:value="-31.405590430336" calcext:value-type="float">
            <text:p>-31.405590430336</text:p>
          </table:table-cell>
          <table:table-cell office:value-type="float" office:value="0" calcext:value-type="float">
            <text:p>0</text:p>
          </table:table-cell>
          <table:table-cell table:formula="of:=[.F997]+(1-0.5)*0.0001*[.E997]+0.5*0.0001*[.E998]" office:value-type="float" office:value="-0.0000000000014299672557172" calcext:value-type="float">
            <text:p>-1.4299672557172E-12</text:p>
          </table:table-cell>
          <table:table-cell table:formula="of:=[.G997]+0.0001*[.F997]+(0.5-0.25)*0.0001^2*[.E997]+0.25*0.0001^2*[.E998]" office:value-type="float" office:value="-31.4055904302302" calcext:value-type="float">
            <text:p>-31.4055904302302</text:p>
          </table:table-cell>
          <table:table-cell table:formula="of:=[.H997]+1/2*([.A998]-[.A997])*([.E998]+[.E997])" office:value-type="float" office:value="-0.000000000000975886038645513" calcext:value-type="float">
            <text:p>-9.75886038645513E-13</text:p>
          </table:table-cell>
          <table:table-cell table:formula="of:=[.I997]+1/2*([.A998]-[.A997])*([.H998]+[.H997])" office:value-type="float" office:value="-31.4055904302302" calcext:value-type="float">
            <text:p>-31.4055904302302</text:p>
          </table:table-cell>
          <table:table-cell table:formula="of:=200*PI()*COS(200*PI()*[.A998])" office:value-type="float" office:value="608.578748678695" calcext:value-type="float">
            <text:p>608.578748678695</text:p>
          </table:table-cell>
          <table:table-cell table:formula="of:=SIN(200*PI()*[.A998])" office:value-type="float" office:value="-0.248689887163631" calcext:value-type="float">
            <text:p>-0.248689887163631</text:p>
          </table:table-cell>
        </table:table-row>
        <table:table-row table:style-name="ro1">
          <table:table-cell office:value-type="float" office:value="0.099700000000002" calcext:value-type="float">
            <text:p>0.099700000000002</text:p>
          </table:table-cell>
          <table:table-cell office:value-type="float" office:value="0.00000064471691984879" calcext:value-type="float">
            <text:p>6.4471691984879E-07</text:p>
          </table:table-cell>
          <table:table-cell office:value-type="float" office:value="-0.0000000010841158257335" calcext:value-type="float">
            <text:p>-1.0841158257335E-09</text:p>
          </table:table-cell>
          <table:table-cell office:value-type="float" office:value="-31.405590430336" calcext:value-type="float">
            <text:p>-31.405590430336</text:p>
          </table:table-cell>
          <table:table-cell office:value-type="float" office:value="0" calcext:value-type="float">
            <text:p>0</text:p>
          </table:table-cell>
          <table:table-cell table:formula="of:=[.F998]+(1-0.5)*0.0001*[.E998]+0.5*0.0001*[.E999]" office:value-type="float" office:value="-0.0000000000014299672557172" calcext:value-type="float">
            <text:p>-1.4299672557172E-12</text:p>
          </table:table-cell>
          <table:table-cell table:formula="of:=[.G998]+0.0001*[.F998]+(0.5-0.25)*0.0001^2*[.E998]+0.25*0.0001^2*[.E999]" office:value-type="float" office:value="-31.4055904302302" calcext:value-type="float">
            <text:p>-31.4055904302302</text:p>
          </table:table-cell>
          <table:table-cell table:formula="of:=[.H998]+1/2*([.A999]-[.A998])*([.E999]+[.E998])" office:value-type="float" office:value="-0.000000000000975886038645513" calcext:value-type="float">
            <text:p>-9.75886038645513E-13</text:p>
          </table:table-cell>
          <table:table-cell table:formula="of:=[.I998]+1/2*([.A999]-[.A998])*([.H999]+[.H998])" office:value-type="float" office:value="-31.4055904302302" calcext:value-type="float">
            <text:p>-31.4055904302302</text:p>
          </table:table-cell>
          <table:table-cell table:formula="of:=200*PI()*COS(200*PI()*[.A999])" office:value-type="float" office:value="617.189282120981" calcext:value-type="float">
            <text:p>617.189282120981</text:p>
          </table:table-cell>
          <table:table-cell table:formula="of:=SIN(200*PI()*[.A999])" office:value-type="float" office:value="-0.187381314584487" calcext:value-type="float">
            <text:p>-0.187381314584487</text:p>
          </table:table-cell>
        </table:table-row>
        <table:table-row table:style-name="ro1">
          <table:table-cell office:value-type="float" office:value="0.099800000000002" calcext:value-type="float">
            <text:p>0.099800000000002</text:p>
          </table:table-cell>
          <table:table-cell office:value-type="float" office:value="-0.0000013337335076337" calcext:value-type="float">
            <text:p>-1.3337335076337E-06</text:p>
          </table:table-cell>
          <table:table-cell office:value-type="float" office:value="-0.0000000011185666551228" calcext:value-type="float">
            <text:p>-1.1185666551228E-09</text:p>
          </table:table-cell>
          <table:table-cell office:value-type="float" office:value="-31.405590430336" calcext:value-type="float">
            <text:p>-31.405590430336</text:p>
          </table:table-cell>
          <table:table-cell office:value-type="float" office:value="0" calcext:value-type="float">
            <text:p>0</text:p>
          </table:table-cell>
          <table:table-cell table:formula="of:=[.F999]+(1-0.5)*0.0001*[.E999]+0.5*0.0001*[.E1000]" office:value-type="float" office:value="-0.0000000000014299672557172" calcext:value-type="float">
            <text:p>-1.4299672557172E-12</text:p>
          </table:table-cell>
          <table:table-cell table:formula="of:=[.G999]+0.0001*[.F999]+(0.5-0.25)*0.0001^2*[.E999]+0.25*0.0001^2*[.E1000]" office:value-type="float" office:value="-31.4055904302302" calcext:value-type="float">
            <text:p>-31.4055904302302</text:p>
          </table:table-cell>
          <table:table-cell table:formula="of:=[.H999]+1/2*([.A1000]-[.A999])*([.E1000]+[.E999])" office:value-type="float" office:value="-0.000000000000975886038645513" calcext:value-type="float">
            <text:p>-9.75886038645513E-13</text:p>
          </table:table-cell>
          <table:table-cell table:formula="of:=[.I999]+1/2*([.A1000]-[.A999])*([.H1000]+[.H999])" office:value-type="float" office:value="-31.4055904302302" calcext:value-type="float">
            <text:p>-31.4055904302302</text:p>
          </table:table-cell>
          <table:table-cell table:formula="of:=200*PI()*COS(200*PI()*[.A1000])" office:value-type="float" office:value="623.364051433699" calcext:value-type="float">
            <text:p>623.364051433699</text:p>
          </table:table-cell>
          <table:table-cell table:formula="of:=SIN(200*PI()*[.A1000])" office:value-type="float" office:value="-0.125333233563051" calcext:value-type="float">
            <text:p>-0.125333233563051</text:p>
          </table:table-cell>
        </table:table-row>
        <table:table-row table:style-name="ro1">
          <table:table-cell office:value-type="float" office:value="0.099900000000002" calcext:value-type="float">
            <text:p>0.099900000000002</text:p>
          </table:table-cell>
          <table:table-cell office:value-type="float" office:value="0.0000006016646238984" calcext:value-type="float">
            <text:p>6.016646238984E-07</text:p>
          </table:table-cell>
          <table:table-cell office:value-type="float" office:value="-0.0000000011551700993095" calcext:value-type="float">
            <text:p>-1.1551700993095E-09</text:p>
          </table:table-cell>
          <table:table-cell office:value-type="float" office:value="-31.405590430337" calcext:value-type="float">
            <text:p>-31.405590430337</text:p>
          </table:table-cell>
          <table:table-cell office:value-type="float" office:value="0" calcext:value-type="float">
            <text:p>0</text:p>
          </table:table-cell>
          <table:table-cell table:formula="of:=[.F1000]+(1-0.5)*0.0001*[.E1000]+0.5*0.0001*[.E1001]" office:value-type="float" office:value="-0.0000000000014299672557172" calcext:value-type="float">
            <text:p>-1.4299672557172E-12</text:p>
          </table:table-cell>
          <table:table-cell table:formula="of:=[.G1000]+0.0001*[.F1000]+(0.5-0.25)*0.0001^2*[.E1000]+0.25*0.0001^2*[.E1001]" office:value-type="float" office:value="-31.4055904302302" calcext:value-type="float">
            <text:p>-31.4055904302302</text:p>
          </table:table-cell>
          <table:table-cell table:formula="of:=[.H1000]+1/2*([.A1001]-[.A1000])*([.E1001]+[.E1000])" office:value-type="float" office:value="-0.000000000000975886038645513" calcext:value-type="float">
            <text:p>-9.75886038645513E-13</text:p>
          </table:table-cell>
          <table:table-cell table:formula="of:=[.I1000]+1/2*([.A1001]-[.A1000])*([.H1001]+[.H1000])" office:value-type="float" office:value="-31.4055904302302" calcext:value-type="float">
            <text:p>-31.4055904302302</text:p>
          </table:table-cell>
          <table:table-cell table:formula="of:=200*PI()*COS(200*PI()*[.A1001])" office:value-type="float" office:value="627.078687623352" calcext:value-type="float">
            <text:p>627.078687623352</text:p>
          </table:table-cell>
          <table:table-cell table:formula="of:=SIN(200*PI()*[.A1001])" office:value-type="float" office:value="-0.0627905195280567" calcext:value-type="float">
            <text:p>-0.06279051952805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0012906812125536" calcext:value-type="float">
            <text:p>-1.2906812125536E-06</text:p>
          </table:table-cell>
          <table:table-cell office:value-type="float" office:value="-0.0000000011896209287417" calcext:value-type="float">
            <text:p>-1.1896209287417E-09</text:p>
          </table:table-cell>
          <table:table-cell office:value-type="float" office:value="-31.405590430337" calcext:value-type="float">
            <text:p>-31.405590430337</text:p>
          </table:table-cell>
          <table:table-cell office:value-type="float" office:value="0" calcext:value-type="float">
            <text:p>0</text:p>
          </table:table-cell>
          <table:table-cell table:formula="of:=[.F1001]+(1-0.5)*0.0001*[.E1001]+0.5*0.0001*[.E1002]" office:value-type="float" office:value="-0.0000000000014299672557172" calcext:value-type="float">
            <text:p>-1.4299672557172E-12</text:p>
          </table:table-cell>
          <table:table-cell table:formula="of:=[.G1001]+0.0001*[.F1001]+(0.5-0.25)*0.0001^2*[.E1001]+0.25*0.0001^2*[.E1002]" office:value-type="float" office:value="-31.4055904302302" calcext:value-type="float">
            <text:p>-31.4055904302302</text:p>
          </table:table-cell>
          <table:table-cell table:formula="of:=[.H1001]+1/2*([.A1002]-[.A1001])*([.E1002]+[.E1001])" office:value-type="float" office:value="-0.000000000000975886038645513" calcext:value-type="float">
            <text:p>-9.75886038645513E-13</text:p>
          </table:table-cell>
          <table:table-cell table:formula="of:=[.I1001]+1/2*([.A1002]-[.A1001])*([.H1002]+[.H1001])" office:value-type="float" office:value="-31.4055904302302" calcext:value-type="float">
            <text:p>-31.4055904302302</text:p>
          </table:table-cell>
          <table:table-cell table:formula="of:=200*PI()*COS(200*PI()*[.A1002])" office:value-type="float" office:value="628.318530717959" calcext:value-type="float">
            <text:p>628.318530717959</text:p>
          </table:table-cell>
          <table:table-cell table:formula="of:=SIN(200*PI()*[.A1002])" office:value-type="float" office:value="4.6561337593063E-015" calcext:value-type="float">
            <text:p>4.6561337593063E-15</text:p>
          </table:table-cell>
        </table:table-row>
      </table:table>
      <table:named-expressions>
        <table:named-range table:name="u_1" table:base-cell-address="$preset_accel_test_out.$I$3" table:cell-range-address="$preset_accel_test_out.$I$3"/>
        <table:named-range table:name="v_1" table:base-cell-address="$preset_accel_test_out.$H$3" table:cell-range-address="$preset_accel_test_out.$H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16T04:47:20.825987488</dc:date>
    <meta:editing-duration>PT3H14M13S</meta:editing-duration>
    <meta:editing-cycles>11</meta:editing-cycles>
    <meta:document-statistic meta:table-count="1" meta:cell-count="11022" meta:object-count="0"/>
  </office:meta>
</office:document-meta>
</file>